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3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_2" table:style-name="ta1">
        <table:shapes>
          <draw:frame draw:z-index="0" draw:style-name="gr1" svg:width="18.546cm" svg:height="14.6cm" svg:x="6.353cm" svg:y="1.119cm">
            <draw:object draw:notify-on-update-of-ranges="Sheet1_2.A3:Sheet1_2.A3002 Sheet1_2.B1:Sheet1_2.B2 Sheet1_2.B3:Sheet1_2.B30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office:value-type="string">
            <text:p>time (us)</text:p>
          </table:table-cell>
        </table:table-row>
        <table:table-row table:style-name="ro2">
          <table:table-cell table:style-name="ce1" office:value-type="string">
            <text:p>8,0</text:p>
          </table:table-cell>
          <table:table-cell table:style-name="ce1" office:value-type="string">
            <text:p>5,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.9999933">
            <text:p>7,9999933</text:p>
          </table:table-cell>
          <table:table-cell office:value-type="float" office:value="5.00628">
            <text:p>5,00628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float" office:value="7.999974">
            <text:p>7,999974</text:p>
          </table:table-cell>
          <table:table-cell office:value-type="float" office:value="5.01256">
            <text:p>5,01256</text:p>
          </table:table-cell>
          <table:table-cell office:value-type="float" office:value="20000">
            <text:p>20000</text:p>
          </table:table-cell>
        </table:table-row>
        <table:table-row table:style-name="ro2">
          <table:table-cell office:value-type="float" office:value="7.999941">
            <text:p>7,999941</text:p>
          </table:table-cell>
          <table:table-cell office:value-type="float" office:value="5.01884">
            <text:p>5,01884</text:p>
          </table:table-cell>
          <table:table-cell office:value-type="float" office:value="30000">
            <text:p>30000</text:p>
          </table:table-cell>
        </table:table-row>
        <table:table-row table:style-name="ro2">
          <table:table-cell office:value-type="float" office:value="7.999895">
            <text:p>7,999895</text:p>
          </table:table-cell>
          <table:table-cell office:value-type="float" office:value="5.02512">
            <text:p>5,02512</text:p>
          </table:table-cell>
          <table:table-cell office:value-type="float" office:value="40000">
            <text:p>40000</text:p>
          </table:table-cell>
        </table:table-row>
        <table:table-row table:style-name="ro2">
          <table:table-cell office:value-type="float" office:value="7.999836">
            <text:p>7,999836</text:p>
          </table:table-cell>
          <table:table-cell office:value-type="float" office:value="5.0313993">
            <text:p>5,0313993</text:p>
          </table:table-cell>
          <table:table-cell office:value-type="float" office:value="50000">
            <text:p>50000</text:p>
          </table:table-cell>
        </table:table-row>
        <table:table-row table:style-name="ro2">
          <table:table-cell office:value-type="float" office:value="7.9997635">
            <text:p>7,9997635</text:p>
          </table:table-cell>
          <table:table-cell office:value-type="float" office:value="5.037679">
            <text:p>5,037679</text:p>
          </table:table-cell>
          <table:table-cell office:value-type="float" office:value="60000">
            <text:p>60000</text:p>
          </table:table-cell>
        </table:table-row>
        <table:table-row table:style-name="ro2">
          <table:table-cell office:value-type="float" office:value="7.9996777">
            <text:p>7,9996777</text:p>
          </table:table-cell>
          <table:table-cell office:value-type="float" office:value="5.0439587">
            <text:p>5,0439587</text:p>
          </table:table-cell>
          <table:table-cell office:value-type="float" office:value="70000">
            <text:p>70000</text:p>
          </table:table-cell>
        </table:table-row>
        <table:table-row table:style-name="ro2">
          <table:table-cell office:value-type="float" office:value="7.9995794">
            <text:p>7,9995794</text:p>
          </table:table-cell>
          <table:table-cell office:value-type="float" office:value="5.0502377">
            <text:p>5,0502377</text:p>
          </table:table-cell>
          <table:table-cell office:value-type="float" office:value="80000">
            <text:p>80000</text:p>
          </table:table-cell>
        </table:table-row>
        <table:table-row table:style-name="ro2">
          <table:table-cell office:value-type="float" office:value="7.999468">
            <text:p>7,999468</text:p>
          </table:table-cell>
          <table:table-cell office:value-type="float" office:value="5.0565166">
            <text:p>5,0565166</text:p>
          </table:table-cell>
          <table:table-cell office:value-type="float" office:value="90000">
            <text:p>90000</text:p>
          </table:table-cell>
        </table:table-row>
        <table:table-row table:style-name="ro2">
          <table:table-cell office:value-type="float" office:value="7.999343">
            <text:p>7,999343</text:p>
          </table:table-cell>
          <table:table-cell office:value-type="float" office:value="5.0627956">
            <text:p>5,0627956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float" office:value="7.9992046">
            <text:p>7,9992046</text:p>
          </table:table-cell>
          <table:table-cell office:value-type="float" office:value="5.0690737">
            <text:p>5,0690737</text:p>
          </table:table-cell>
          <table:table-cell office:value-type="float" office:value="110000">
            <text:p>110000</text:p>
          </table:table-cell>
        </table:table-row>
        <table:table-row table:style-name="ro2">
          <table:table-cell office:value-type="float" office:value="7.9990535">
            <text:p>7,9990535</text:p>
          </table:table-cell>
          <table:table-cell office:value-type="float" office:value="5.075352">
            <text:p>5,075352</text:p>
          </table:table-cell>
          <table:table-cell office:value-type="float" office:value="120000">
            <text:p>120000</text:p>
          </table:table-cell>
        </table:table-row>
        <table:table-row table:style-name="ro2">
          <table:table-cell office:value-type="float" office:value="7.998889">
            <text:p>7,998889</text:p>
          </table:table-cell>
          <table:table-cell office:value-type="float" office:value="5.0816298">
            <text:p>5,0816298</text:p>
          </table:table-cell>
          <table:table-cell office:value-type="float" office:value="130000">
            <text:p>130000</text:p>
          </table:table-cell>
        </table:table-row>
        <table:table-row table:style-name="ro2">
          <table:table-cell office:value-type="float" office:value="7.9987116">
            <text:p>7,9987116</text:p>
          </table:table-cell>
          <table:table-cell office:value-type="float" office:value="5.0879073">
            <text:p>5,0879073</text:p>
          </table:table-cell>
          <table:table-cell office:value-type="float" office:value="140000">
            <text:p>140000</text:p>
          </table:table-cell>
        </table:table-row>
        <table:table-row table:style-name="ro2">
          <table:table-cell office:value-type="float" office:value="7.9985213">
            <text:p>7,9985213</text:p>
          </table:table-cell>
          <table:table-cell office:value-type="float" office:value="5.0941844">
            <text:p>5,0941844</text:p>
          </table:table-cell>
          <table:table-cell office:value-type="float" office:value="150000">
            <text:p>150000</text:p>
          </table:table-cell>
        </table:table-row>
        <table:table-row table:style-name="ro2">
          <table:table-cell office:value-type="float" office:value="7.9983177">
            <text:p>7,9983177</text:p>
          </table:table-cell>
          <table:table-cell office:value-type="float" office:value="5.100461">
            <text:p>5,100461</text:p>
          </table:table-cell>
          <table:table-cell office:value-type="float" office:value="160000">
            <text:p>160000</text:p>
          </table:table-cell>
        </table:table-row>
        <table:table-row table:style-name="ro2">
          <table:table-cell office:value-type="float" office:value="7.9981008">
            <text:p>7,9981008</text:p>
          </table:table-cell>
          <table:table-cell office:value-type="float" office:value="5.1067376">
            <text:p>5,1067376</text:p>
          </table:table-cell>
          <table:table-cell office:value-type="float" office:value="170000">
            <text:p>170000</text:p>
          </table:table-cell>
        </table:table-row>
        <table:table-row table:style-name="ro2">
          <table:table-cell office:value-type="float" office:value="7.9978704">
            <text:p>7,9978704</text:p>
          </table:table-cell>
          <table:table-cell office:value-type="float" office:value="5.1130133">
            <text:p>5,1130133</text:p>
          </table:table-cell>
          <table:table-cell office:value-type="float" office:value="180000">
            <text:p>180000</text:p>
          </table:table-cell>
        </table:table-row>
        <table:table-row table:style-name="ro2">
          <table:table-cell office:value-type="float" office:value="7.9976273">
            <text:p>7,9976273</text:p>
          </table:table-cell>
          <table:table-cell office:value-type="float" office:value="5.1192884">
            <text:p>5,1192884</text:p>
          </table:table-cell>
          <table:table-cell office:value-type="float" office:value="190000">
            <text:p>190000</text:p>
          </table:table-cell>
        </table:table-row>
        <table:table-row table:style-name="ro2">
          <table:table-cell office:value-type="float" office:value="7.997371">
            <text:p>7,997371</text:p>
          </table:table-cell>
          <table:table-cell office:value-type="float" office:value="5.125563">
            <text:p>5,125563</text:p>
          </table:table-cell>
          <table:table-cell office:value-type="float" office:value="200000">
            <text:p>200000</text:p>
          </table:table-cell>
        </table:table-row>
        <table:table-row table:style-name="ro2">
          <table:table-cell office:value-type="float" office:value="7.997102">
            <text:p>7,997102</text:p>
          </table:table-cell>
          <table:table-cell office:value-type="float" office:value="5.1318374">
            <text:p>5,1318374</text:p>
          </table:table-cell>
          <table:table-cell office:value-type="float" office:value="210000">
            <text:p>210000</text:p>
          </table:table-cell>
        </table:table-row>
        <table:table-row table:style-name="ro2">
          <table:table-cell office:value-type="float" office:value="7.9968195">
            <text:p>7,9968195</text:p>
          </table:table-cell>
          <table:table-cell office:value-type="float" office:value="5.138111">
            <text:p>5,138111</text:p>
          </table:table-cell>
          <table:table-cell office:value-type="float" office:value="220000">
            <text:p>220000</text:p>
          </table:table-cell>
        </table:table-row>
        <table:table-row table:style-name="ro2">
          <table:table-cell office:value-type="float" office:value="7.9965234">
            <text:p>7,9965234</text:p>
          </table:table-cell>
          <table:table-cell office:value-type="float" office:value="5.1443844">
            <text:p>5,1443844</text:p>
          </table:table-cell>
          <table:table-cell office:value-type="float" office:value="230000">
            <text:p>230000</text:p>
          </table:table-cell>
        </table:table-row>
        <table:table-row table:style-name="ro2">
          <table:table-cell office:value-type="float" office:value="7.996215">
            <text:p>7,996215</text:p>
          </table:table-cell>
          <table:table-cell office:value-type="float" office:value="5.1506567">
            <text:p>5,1506567</text:p>
          </table:table-cell>
          <table:table-cell office:value-type="float" office:value="240000">
            <text:p>240000</text:p>
          </table:table-cell>
        </table:table-row>
        <table:table-row table:style-name="ro2">
          <table:table-cell office:value-type="float" office:value="7.9958925">
            <text:p>7,9958925</text:p>
          </table:table-cell>
          <table:table-cell office:value-type="float" office:value="5.1569285">
            <text:p>5,1569285</text:p>
          </table:table-cell>
          <table:table-cell office:value-type="float" office:value="250000">
            <text:p>250000</text:p>
          </table:table-cell>
        </table:table-row>
        <table:table-row table:style-name="ro2">
          <table:table-cell office:value-type="float" office:value="7.995558">
            <text:p>7,995558</text:p>
          </table:table-cell>
          <table:table-cell office:value-type="float" office:value="5.1631994">
            <text:p>5,1631994</text:p>
          </table:table-cell>
          <table:table-cell office:value-type="float" office:value="260000">
            <text:p>260000</text:p>
          </table:table-cell>
        </table:table-row>
        <table:table-row table:style-name="ro2">
          <table:table-cell office:value-type="float" office:value="7.9952097">
            <text:p>7,9952097</text:p>
          </table:table-cell>
          <table:table-cell office:value-type="float" office:value="5.16947">
            <text:p>5,16947</text:p>
          </table:table-cell>
          <table:table-cell office:value-type="float" office:value="270000">
            <text:p>270000</text:p>
          </table:table-cell>
        </table:table-row>
        <table:table-row table:style-name="ro2">
          <table:table-cell office:value-type="float" office:value="7.9948483">
            <text:p>7,9948483</text:p>
          </table:table-cell>
          <table:table-cell office:value-type="float" office:value="5.1757393">
            <text:p>5,1757393</text:p>
          </table:table-cell>
          <table:table-cell office:value-type="float" office:value="280000">
            <text:p>280000</text:p>
          </table:table-cell>
        </table:table-row>
        <table:table-row table:style-name="ro2">
          <table:table-cell office:value-type="float" office:value="7.9944735">
            <text:p>7,9944735</text:p>
          </table:table-cell>
          <table:table-cell office:value-type="float" office:value="5.1820083">
            <text:p>5,1820083</text:p>
          </table:table-cell>
          <table:table-cell office:value-type="float" office:value="290000">
            <text:p>290000</text:p>
          </table:table-cell>
        </table:table-row>
        <table:table-row table:style-name="ro2">
          <table:table-cell office:value-type="float" office:value="7.9940863">
            <text:p>7,9940863</text:p>
          </table:table-cell>
          <table:table-cell office:value-type="float" office:value="5.1882763">
            <text:p>5,1882763</text:p>
          </table:table-cell>
          <table:table-cell office:value-type="float" office:value="300000">
            <text:p>300000</text:p>
          </table:table-cell>
        </table:table-row>
        <table:table-row table:style-name="ro2">
          <table:table-cell office:value-type="float" office:value="7.9936857">
            <text:p>7,9936857</text:p>
          </table:table-cell>
          <table:table-cell office:value-type="float" office:value="5.1945434">
            <text:p>5,1945434</text:p>
          </table:table-cell>
          <table:table-cell office:value-type="float" office:value="310000">
            <text:p>310000</text:p>
          </table:table-cell>
        </table:table-row>
        <table:table-row table:style-name="ro2">
          <table:table-cell office:value-type="float" office:value="7.993272">
            <text:p>7,993272</text:p>
          </table:table-cell>
          <table:table-cell office:value-type="float" office:value="5.20081">
            <text:p>5,20081</text:p>
          </table:table-cell>
          <table:table-cell office:value-type="float" office:value="320000">
            <text:p>320000</text:p>
          </table:table-cell>
        </table:table-row>
        <table:table-row table:style-name="ro2">
          <table:table-cell office:value-type="float" office:value="7.9928446">
            <text:p>7,9928446</text:p>
          </table:table-cell>
          <table:table-cell office:value-type="float" office:value="5.207075">
            <text:p>5,207075</text:p>
          </table:table-cell>
          <table:table-cell office:value-type="float" office:value="330000">
            <text:p>330000</text:p>
          </table:table-cell>
        </table:table-row>
        <table:table-row table:style-name="ro2">
          <table:table-cell office:value-type="float" office:value="7.992405">
            <text:p>7,992405</text:p>
          </table:table-cell>
          <table:table-cell office:value-type="float" office:value="5.21334">
            <text:p>5,21334</text:p>
          </table:table-cell>
          <table:table-cell office:value-type="float" office:value="340000">
            <text:p>340000</text:p>
          </table:table-cell>
        </table:table-row>
        <table:table-row table:style-name="ro2">
          <table:table-cell office:value-type="float" office:value="7.9919515">
            <text:p>7,9919515</text:p>
          </table:table-cell>
          <table:table-cell office:value-type="float" office:value="5.2196035">
            <text:p>5,2196035</text:p>
          </table:table-cell>
          <table:table-cell office:value-type="float" office:value="350000">
            <text:p>350000</text:p>
          </table:table-cell>
        </table:table-row>
        <table:table-row table:style-name="ro2">
          <table:table-cell office:value-type="float" office:value="7.9914856">
            <text:p>7,9914856</text:p>
          </table:table-cell>
          <table:table-cell office:value-type="float" office:value="5.2258663">
            <text:p>5,2258663</text:p>
          </table:table-cell>
          <table:table-cell office:value-type="float" office:value="360000">
            <text:p>360000</text:p>
          </table:table-cell>
        </table:table-row>
        <table:table-row table:style-name="ro2">
          <table:table-cell office:value-type="float" office:value="7.991006">
            <text:p>7,991006</text:p>
          </table:table-cell>
          <table:table-cell office:value-type="float" office:value="5.2321277">
            <text:p>5,2321277</text:p>
          </table:table-cell>
          <table:table-cell office:value-type="float" office:value="370000">
            <text:p>370000</text:p>
          </table:table-cell>
        </table:table-row>
        <table:table-row table:style-name="ro2">
          <table:table-cell office:value-type="float" office:value="7.990514">
            <text:p>7,990514</text:p>
          </table:table-cell>
          <table:table-cell office:value-type="float" office:value="5.2383885">
            <text:p>5,2383885</text:p>
          </table:table-cell>
          <table:table-cell office:value-type="float" office:value="380000">
            <text:p>380000</text:p>
          </table:table-cell>
        </table:table-row>
        <table:table-row table:style-name="ro2">
          <table:table-cell office:value-type="float" office:value="7.990008">
            <text:p>7,990008</text:p>
          </table:table-cell>
          <table:table-cell office:value-type="float" office:value="5.244648">
            <text:p>5,244648</text:p>
          </table:table-cell>
          <table:table-cell office:value-type="float" office:value="390000">
            <text:p>390000</text:p>
          </table:table-cell>
        </table:table-row>
        <table:table-row table:style-name="ro2">
          <table:table-cell office:value-type="float" office:value="7.9894896">
            <text:p>7,9894896</text:p>
          </table:table-cell>
          <table:table-cell office:value-type="float" office:value="5.2509065">
            <text:p>5,2509065</text:p>
          </table:table-cell>
          <table:table-cell office:value-type="float" office:value="400000">
            <text:p>400000</text:p>
          </table:table-cell>
        </table:table-row>
        <table:table-row table:style-name="ro2">
          <table:table-cell office:value-type="float" office:value="7.9889574">
            <text:p>7,9889574</text:p>
          </table:table-cell>
          <table:table-cell office:value-type="float" office:value="5.257164">
            <text:p>5,257164</text:p>
          </table:table-cell>
          <table:table-cell office:value-type="float" office:value="410000">
            <text:p>410000</text:p>
          </table:table-cell>
        </table:table-row>
        <table:table-row table:style-name="ro2">
          <table:table-cell office:value-type="float" office:value="7.9884124">
            <text:p>7,9884124</text:p>
          </table:table-cell>
          <table:table-cell office:value-type="float" office:value="5.26342">
            <text:p>5,26342</text:p>
          </table:table-cell>
          <table:table-cell office:value-type="float" office:value="420000">
            <text:p>420000</text:p>
          </table:table-cell>
        </table:table-row>
        <table:table-row table:style-name="ro2">
          <table:table-cell office:value-type="float" office:value="7.9878545">
            <text:p>7,9878545</text:p>
          </table:table-cell>
          <table:table-cell office:value-type="float" office:value="5.2696753">
            <text:p>5,2696753</text:p>
          </table:table-cell>
          <table:table-cell office:value-type="float" office:value="430000">
            <text:p>430000</text:p>
          </table:table-cell>
        </table:table-row>
        <table:table-row table:style-name="ro2">
          <table:table-cell office:value-type="float" office:value="7.9872837">
            <text:p>7,9872837</text:p>
          </table:table-cell>
          <table:table-cell office:value-type="float" office:value="5.2759295">
            <text:p>5,2759295</text:p>
          </table:table-cell>
          <table:table-cell office:value-type="float" office:value="440000">
            <text:p>440000</text:p>
          </table:table-cell>
        </table:table-row>
        <table:table-row table:style-name="ro2">
          <table:table-cell office:value-type="float" office:value="7.9866996">
            <text:p>7,9866996</text:p>
          </table:table-cell>
          <table:table-cell office:value-type="float" office:value="5.282182">
            <text:p>5,282182</text:p>
          </table:table-cell>
          <table:table-cell office:value-type="float" office:value="450000">
            <text:p>450000</text:p>
          </table:table-cell>
        </table:table-row>
        <table:table-row table:style-name="ro2">
          <table:table-cell office:value-type="float" office:value="7.986102">
            <text:p>7,986102</text:p>
          </table:table-cell>
          <table:table-cell office:value-type="float" office:value="5.2884336">
            <text:p>5,2884336</text:p>
          </table:table-cell>
          <table:table-cell office:value-type="float" office:value="460000">
            <text:p>460000</text:p>
          </table:table-cell>
        </table:table-row>
        <table:table-row table:style-name="ro2">
          <table:table-cell office:value-type="float" office:value="7.9854918">
            <text:p>7,9854918</text:p>
          </table:table-cell>
          <table:table-cell office:value-type="float" office:value="5.294684">
            <text:p>5,294684</text:p>
          </table:table-cell>
          <table:table-cell office:value-type="float" office:value="470000">
            <text:p>470000</text:p>
          </table:table-cell>
        </table:table-row>
        <table:table-row table:style-name="ro2">
          <table:table-cell office:value-type="float" office:value="7.9848685">
            <text:p>7,9848685</text:p>
          </table:table-cell>
          <table:table-cell office:value-type="float" office:value="5.300933">
            <text:p>5,300933</text:p>
          </table:table-cell>
          <table:table-cell office:value-type="float" office:value="480000">
            <text:p>480000</text:p>
          </table:table-cell>
        </table:table-row>
        <table:table-row table:style-name="ro2">
          <table:table-cell office:value-type="float" office:value="7.984232">
            <text:p>7,984232</text:p>
          </table:table-cell>
          <table:table-cell office:value-type="float" office:value="5.307181">
            <text:p>5,307181</text:p>
          </table:table-cell>
          <table:table-cell office:value-type="float" office:value="490000">
            <text:p>490000</text:p>
          </table:table-cell>
        </table:table-row>
        <table:table-row table:style-name="ro2">
          <table:table-cell office:value-type="float" office:value="7.9835825">
            <text:p>7,9835825</text:p>
          </table:table-cell>
          <table:table-cell office:value-type="float" office:value="5.313427">
            <text:p>5,313427</text:p>
          </table:table-cell>
          <table:table-cell office:value-type="float" office:value="500000">
            <text:p>500000</text:p>
          </table:table-cell>
        </table:table-row>
        <table:table-row table:style-name="ro2">
          <table:table-cell office:value-type="float" office:value="7.9829197">
            <text:p>7,9829197</text:p>
          </table:table-cell>
          <table:table-cell office:value-type="float" office:value="5.319672">
            <text:p>5,319672</text:p>
          </table:table-cell>
          <table:table-cell office:value-type="float" office:value="510000">
            <text:p>510000</text:p>
          </table:table-cell>
        </table:table-row>
        <table:table-row table:style-name="ro2">
          <table:table-cell office:value-type="float" office:value="7.982244">
            <text:p>7,982244</text:p>
          </table:table-cell>
          <table:table-cell office:value-type="float" office:value="5.3259153">
            <text:p>5,3259153</text:p>
          </table:table-cell>
          <table:table-cell office:value-type="float" office:value="520000">
            <text:p>520000</text:p>
          </table:table-cell>
        </table:table-row>
        <table:table-row table:style-name="ro2">
          <table:table-cell office:value-type="float" office:value="7.981555">
            <text:p>7,981555</text:p>
          </table:table-cell>
          <table:table-cell office:value-type="float" office:value="5.3321576">
            <text:p>5,3321576</text:p>
          </table:table-cell>
          <table:table-cell office:value-type="float" office:value="530000">
            <text:p>530000</text:p>
          </table:table-cell>
        </table:table-row>
        <table:table-row table:style-name="ro2">
          <table:table-cell office:value-type="float" office:value="7.980853">
            <text:p>7,980853</text:p>
          </table:table-cell>
          <table:table-cell office:value-type="float" office:value="5.3383985">
            <text:p>5,3383985</text:p>
          </table:table-cell>
          <table:table-cell office:value-type="float" office:value="540000">
            <text:p>540000</text:p>
          </table:table-cell>
        </table:table-row>
        <table:table-row table:style-name="ro2">
          <table:table-cell office:value-type="float" office:value="7.9801383">
            <text:p>7,9801383</text:p>
          </table:table-cell>
          <table:table-cell office:value-type="float" office:value="5.3446374">
            <text:p>5,3446374</text:p>
          </table:table-cell>
          <table:table-cell office:value-type="float" office:value="550000">
            <text:p>550000</text:p>
          </table:table-cell>
        </table:table-row>
        <table:table-row table:style-name="ro2">
          <table:table-cell office:value-type="float" office:value="7.97941">
            <text:p>7,97941</text:p>
          </table:table-cell>
          <table:table-cell office:value-type="float" office:value="5.350875">
            <text:p>5,350875</text:p>
          </table:table-cell>
          <table:table-cell office:value-type="float" office:value="560000">
            <text:p>560000</text:p>
          </table:table-cell>
        </table:table-row>
        <table:table-row table:style-name="ro2">
          <table:table-cell office:value-type="float" office:value="7.978669">
            <text:p>7,978669</text:p>
          </table:table-cell>
          <table:table-cell office:value-type="float" office:value="5.357111">
            <text:p>5,357111</text:p>
          </table:table-cell>
          <table:table-cell office:value-type="float" office:value="570000">
            <text:p>570000</text:p>
          </table:table-cell>
        </table:table-row>
        <table:table-row table:style-name="ro2">
          <table:table-cell office:value-type="float" office:value="7.9779153">
            <text:p>7,9779153</text:p>
          </table:table-cell>
          <table:table-cell office:value-type="float" office:value="5.3633456">
            <text:p>5,3633456</text:p>
          </table:table-cell>
          <table:table-cell office:value-type="float" office:value="580000">
            <text:p>580000</text:p>
          </table:table-cell>
        </table:table-row>
        <table:table-row table:style-name="ro2">
          <table:table-cell office:value-type="float" office:value="7.977148">
            <text:p>7,977148</text:p>
          </table:table-cell>
          <table:table-cell office:value-type="float" office:value="5.369579">
            <text:p>5,369579</text:p>
          </table:table-cell>
          <table:table-cell office:value-type="float" office:value="590000">
            <text:p>590000</text:p>
          </table:table-cell>
        </table:table-row>
        <table:table-row table:style-name="ro2">
          <table:table-cell office:value-type="float" office:value="7.976368">
            <text:p>7,976368</text:p>
          </table:table-cell>
          <table:table-cell office:value-type="float" office:value="5.37581">
            <text:p>5,37581</text:p>
          </table:table-cell>
          <table:table-cell office:value-type="float" office:value="600000">
            <text:p>600000</text:p>
          </table:table-cell>
        </table:table-row>
        <table:table-row table:style-name="ro2">
          <table:table-cell office:value-type="float" office:value="7.975575">
            <text:p>7,975575</text:p>
          </table:table-cell>
          <table:table-cell office:value-type="float" office:value="5.38204">
            <text:p>5,38204</text:p>
          </table:table-cell>
          <table:table-cell office:value-type="float" office:value="610000">
            <text:p>610000</text:p>
          </table:table-cell>
        </table:table-row>
        <table:table-row table:style-name="ro2">
          <table:table-cell office:value-type="float" office:value="7.9747686">
            <text:p>7,9747686</text:p>
          </table:table-cell>
          <table:table-cell office:value-type="float" office:value="5.388268">
            <text:p>5,388268</text:p>
          </table:table-cell>
          <table:table-cell office:value-type="float" office:value="620000">
            <text:p>620000</text:p>
          </table:table-cell>
        </table:table-row>
        <table:table-row table:style-name="ro2">
          <table:table-cell office:value-type="float" office:value="7.9739494">
            <text:p>7,9739494</text:p>
          </table:table-cell>
          <table:table-cell office:value-type="float" office:value="5.394494">
            <text:p>5,394494</text:p>
          </table:table-cell>
          <table:table-cell office:value-type="float" office:value="630000">
            <text:p>630000</text:p>
          </table:table-cell>
        </table:table-row>
        <table:table-row table:style-name="ro2">
          <table:table-cell office:value-type="float" office:value="7.973117">
            <text:p>7,973117</text:p>
          </table:table-cell>
          <table:table-cell office:value-type="float" office:value="5.4007187">
            <text:p>5,4007187</text:p>
          </table:table-cell>
          <table:table-cell office:value-type="float" office:value="640000">
            <text:p>640000</text:p>
          </table:table-cell>
        </table:table-row>
        <table:table-row table:style-name="ro2">
          <table:table-cell office:value-type="float" office:value="7.972272">
            <text:p>7,972272</text:p>
          </table:table-cell>
          <table:table-cell office:value-type="float" office:value="5.4069414">
            <text:p>5,4069414</text:p>
          </table:table-cell>
          <table:table-cell office:value-type="float" office:value="650000">
            <text:p>650000</text:p>
          </table:table-cell>
        </table:table-row>
        <table:table-row table:style-name="ro2">
          <table:table-cell office:value-type="float" office:value="7.971413">
            <text:p>7,971413</text:p>
          </table:table-cell>
          <table:table-cell office:value-type="float" office:value="5.4131627">
            <text:p>5,4131627</text:p>
          </table:table-cell>
          <table:table-cell office:value-type="float" office:value="660000">
            <text:p>660000</text:p>
          </table:table-cell>
        </table:table-row>
        <table:table-row table:style-name="ro2">
          <table:table-cell office:value-type="float" office:value="7.970542">
            <text:p>7,970542</text:p>
          </table:table-cell>
          <table:table-cell office:value-type="float" office:value="5.419382">
            <text:p>5,419382</text:p>
          </table:table-cell>
          <table:table-cell office:value-type="float" office:value="670000">
            <text:p>670000</text:p>
          </table:table-cell>
        </table:table-row>
        <table:table-row table:style-name="ro2">
          <table:table-cell office:value-type="float" office:value="7.9696574">
            <text:p>7,9696574</text:p>
          </table:table-cell>
          <table:table-cell office:value-type="float" office:value="5.425599">
            <text:p>5,425599</text:p>
          </table:table-cell>
          <table:table-cell office:value-type="float" office:value="680000">
            <text:p>680000</text:p>
          </table:table-cell>
        </table:table-row>
        <table:table-row table:style-name="ro2">
          <table:table-cell office:value-type="float" office:value="7.96876">
            <text:p>7,96876</text:p>
          </table:table-cell>
          <table:table-cell office:value-type="float" office:value="5.4318147">
            <text:p>5,4318147</text:p>
          </table:table-cell>
          <table:table-cell office:value-type="float" office:value="690000">
            <text:p>690000</text:p>
          </table:table-cell>
        </table:table-row>
        <table:table-row table:style-name="ro2">
          <table:table-cell office:value-type="float" office:value="7.9678497">
            <text:p>7,9678497</text:p>
          </table:table-cell>
          <table:table-cell office:value-type="float" office:value="5.4380283">
            <text:p>5,4380283</text:p>
          </table:table-cell>
          <table:table-cell office:value-type="float" office:value="700000">
            <text:p>700000</text:p>
          </table:table-cell>
        </table:table-row>
        <table:table-row table:style-name="ro2">
          <table:table-cell office:value-type="float" office:value="7.966926">
            <text:p>7,966926</text:p>
          </table:table-cell>
          <table:table-cell office:value-type="float" office:value="5.44424">
            <text:p>5,44424</text:p>
          </table:table-cell>
          <table:table-cell office:value-type="float" office:value="710000">
            <text:p>710000</text:p>
          </table:table-cell>
        </table:table-row>
        <table:table-row table:style-name="ro2">
          <table:table-cell office:value-type="float" office:value="7.9659896">
            <text:p>7,9659896</text:p>
          </table:table-cell>
          <table:table-cell office:value-type="float" office:value="5.45045">
            <text:p>5,45045</text:p>
          </table:table-cell>
          <table:table-cell office:value-type="float" office:value="720000">
            <text:p>720000</text:p>
          </table:table-cell>
        </table:table-row>
        <table:table-row table:style-name="ro2">
          <table:table-cell office:value-type="float" office:value="7.96504">
            <text:p>7,96504</text:p>
          </table:table-cell>
          <table:table-cell office:value-type="float" office:value="5.456658">
            <text:p>5,456658</text:p>
          </table:table-cell>
          <table:table-cell office:value-type="float" office:value="730000">
            <text:p>730000</text:p>
          </table:table-cell>
        </table:table-row>
        <table:table-row table:style-name="ro2">
          <table:table-cell office:value-type="float" office:value="7.964078">
            <text:p>7,964078</text:p>
          </table:table-cell>
          <table:table-cell office:value-type="float" office:value="5.4628634">
            <text:p>5,4628634</text:p>
          </table:table-cell>
          <table:table-cell office:value-type="float" office:value="740000">
            <text:p>740000</text:p>
          </table:table-cell>
        </table:table-row>
        <table:table-row table:style-name="ro2">
          <table:table-cell office:value-type="float" office:value="7.9631023">
            <text:p>7,9631023</text:p>
          </table:table-cell>
          <table:table-cell office:value-type="float" office:value="5.4690676">
            <text:p>5,4690676</text:p>
          </table:table-cell>
          <table:table-cell office:value-type="float" office:value="750000">
            <text:p>750000</text:p>
          </table:table-cell>
        </table:table-row>
        <table:table-row table:style-name="ro2">
          <table:table-cell office:value-type="float" office:value="7.962114">
            <text:p>7,962114</text:p>
          </table:table-cell>
          <table:table-cell office:value-type="float" office:value="5.4752693">
            <text:p>5,4752693</text:p>
          </table:table-cell>
          <table:table-cell office:value-type="float" office:value="760000">
            <text:p>760000</text:p>
          </table:table-cell>
        </table:table-row>
        <table:table-row table:style-name="ro2">
          <table:table-cell office:value-type="float" office:value="7.9611125">
            <text:p>7,9611125</text:p>
          </table:table-cell>
          <table:table-cell office:value-type="float" office:value="5.4814687">
            <text:p>5,4814687</text:p>
          </table:table-cell>
          <table:table-cell office:value-type="float" office:value="770000">
            <text:p>770000</text:p>
          </table:table-cell>
        </table:table-row>
        <table:table-row table:style-name="ro2">
          <table:table-cell office:value-type="float" office:value="7.9600983">
            <text:p>7,9600983</text:p>
          </table:table-cell>
          <table:table-cell office:value-type="float" office:value="5.487666">
            <text:p>5,487666</text:p>
          </table:table-cell>
          <table:table-cell office:value-type="float" office:value="780000">
            <text:p>780000</text:p>
          </table:table-cell>
        </table:table-row>
        <table:table-row table:style-name="ro2">
          <table:table-cell office:value-type="float" office:value="7.959071">
            <text:p>7,959071</text:p>
          </table:table-cell>
          <table:table-cell office:value-type="float" office:value="5.4938617">
            <text:p>5,4938617</text:p>
          </table:table-cell>
          <table:table-cell office:value-type="float" office:value="790000">
            <text:p>790000</text:p>
          </table:table-cell>
        </table:table-row>
        <table:table-row table:style-name="ro2">
          <table:table-cell office:value-type="float" office:value="7.9580307">
            <text:p>7,9580307</text:p>
          </table:table-cell>
          <table:table-cell office:value-type="float" office:value="5.500055">
            <text:p>5,500055</text:p>
          </table:table-cell>
          <table:table-cell office:value-type="float" office:value="800000">
            <text:p>800000</text:p>
          </table:table-cell>
        </table:table-row>
        <table:table-row table:style-name="ro2">
          <table:table-cell office:value-type="float" office:value="7.9569774">
            <text:p>7,9569774</text:p>
          </table:table-cell>
          <table:table-cell office:value-type="float" office:value="5.506246">
            <text:p>5,506246</text:p>
          </table:table-cell>
          <table:table-cell office:value-type="float" office:value="810000">
            <text:p>810000</text:p>
          </table:table-cell>
        </table:table-row>
        <table:table-row table:style-name="ro2">
          <table:table-cell office:value-type="float" office:value="7.955911">
            <text:p>7,955911</text:p>
          </table:table-cell>
          <table:table-cell office:value-type="float" office:value="5.512435">
            <text:p>5,512435</text:p>
          </table:table-cell>
          <table:table-cell office:value-type="float" office:value="820000">
            <text:p>820000</text:p>
          </table:table-cell>
        </table:table-row>
        <table:table-row table:style-name="ro2">
          <table:table-cell office:value-type="float" office:value="7.954832">
            <text:p>7,954832</text:p>
          </table:table-cell>
          <table:table-cell office:value-type="float" office:value="5.5186214">
            <text:p>5,5186214</text:p>
          </table:table-cell>
          <table:table-cell office:value-type="float" office:value="830000">
            <text:p>830000</text:p>
          </table:table-cell>
        </table:table-row>
        <table:table-row table:style-name="ro2">
          <table:table-cell office:value-type="float" office:value="7.9537396">
            <text:p>7,9537396</text:p>
          </table:table-cell>
          <table:table-cell office:value-type="float" office:value="5.524806">
            <text:p>5,524806</text:p>
          </table:table-cell>
          <table:table-cell office:value-type="float" office:value="840000">
            <text:p>840000</text:p>
          </table:table-cell>
        </table:table-row>
        <table:table-row table:style-name="ro2">
          <table:table-cell office:value-type="float" office:value="7.952635">
            <text:p>7,952635</text:p>
          </table:table-cell>
          <table:table-cell office:value-type="float" office:value="5.5309877">
            <text:p>5,5309877</text:p>
          </table:table-cell>
          <table:table-cell office:value-type="float" office:value="850000">
            <text:p>850000</text:p>
          </table:table-cell>
        </table:table-row>
        <table:table-row table:style-name="ro2">
          <table:table-cell office:value-type="float" office:value="7.9515166">
            <text:p>7,9515166</text:p>
          </table:table-cell>
          <table:table-cell office:value-type="float" office:value="5.5371675">
            <text:p>5,5371675</text:p>
          </table:table-cell>
          <table:table-cell office:value-type="float" office:value="860000">
            <text:p>860000</text:p>
          </table:table-cell>
        </table:table-row>
        <table:table-row table:style-name="ro2">
          <table:table-cell office:value-type="float" office:value="7.950386">
            <text:p>7,950386</text:p>
          </table:table-cell>
          <table:table-cell office:value-type="float" office:value="5.5433445">
            <text:p>5,5433445</text:p>
          </table:table-cell>
          <table:table-cell office:value-type="float" office:value="870000">
            <text:p>870000</text:p>
          </table:table-cell>
        </table:table-row>
        <table:table-row table:style-name="ro2">
          <table:table-cell office:value-type="float" office:value="7.9492416">
            <text:p>7,9492416</text:p>
          </table:table-cell>
          <table:table-cell office:value-type="float" office:value="5.5495195">
            <text:p>5,5495195</text:p>
          </table:table-cell>
          <table:table-cell office:value-type="float" office:value="880000">
            <text:p>880000</text:p>
          </table:table-cell>
        </table:table-row>
        <table:table-row table:style-name="ro2">
          <table:table-cell office:value-type="float" office:value="7.948085">
            <text:p>7,948085</text:p>
          </table:table-cell>
          <table:table-cell office:value-type="float" office:value="5.555692">
            <text:p>5,555692</text:p>
          </table:table-cell>
          <table:table-cell office:value-type="float" office:value="890000">
            <text:p>890000</text:p>
          </table:table-cell>
        </table:table-row>
        <table:table-row table:style-name="ro2">
          <table:table-cell office:value-type="float" office:value="7.9469156">
            <text:p>7,9469156</text:p>
          </table:table-cell>
          <table:table-cell office:value-type="float" office:value="5.5618625">
            <text:p>5,5618625</text:p>
          </table:table-cell>
          <table:table-cell office:value-type="float" office:value="900000">
            <text:p>900000</text:p>
          </table:table-cell>
        </table:table-row>
        <table:table-row table:style-name="ro2">
          <table:table-cell office:value-type="float" office:value="7.945733">
            <text:p>7,945733</text:p>
          </table:table-cell>
          <table:table-cell office:value-type="float" office:value="5.56803">
            <text:p>5,56803</text:p>
          </table:table-cell>
          <table:table-cell office:value-type="float" office:value="910000">
            <text:p>910000</text:p>
          </table:table-cell>
        </table:table-row>
        <table:table-row table:style-name="ro2">
          <table:table-cell office:value-type="float" office:value="7.944537">
            <text:p>7,944537</text:p>
          </table:table-cell>
          <table:table-cell office:value-type="float" office:value="5.574195">
            <text:p>5,574195</text:p>
          </table:table-cell>
          <table:table-cell office:value-type="float" office:value="920000">
            <text:p>920000</text:p>
          </table:table-cell>
        </table:table-row>
        <table:table-row table:style-name="ro2">
          <table:table-cell office:value-type="float" office:value="7.943329">
            <text:p>7,943329</text:p>
          </table:table-cell>
          <table:table-cell office:value-type="float" office:value="5.5803576">
            <text:p>5,5803576</text:p>
          </table:table-cell>
          <table:table-cell office:value-type="float" office:value="930000">
            <text:p>930000</text:p>
          </table:table-cell>
        </table:table-row>
        <table:table-row table:style-name="ro2">
          <table:table-cell office:value-type="float" office:value="7.9421077">
            <text:p>7,9421077</text:p>
          </table:table-cell>
          <table:table-cell office:value-type="float" office:value="5.586518">
            <text:p>5,586518</text:p>
          </table:table-cell>
          <table:table-cell office:value-type="float" office:value="940000">
            <text:p>940000</text:p>
          </table:table-cell>
        </table:table-row>
        <table:table-row table:style-name="ro2">
          <table:table-cell office:value-type="float" office:value="7.940873">
            <text:p>7,940873</text:p>
          </table:table-cell>
          <table:table-cell office:value-type="float" office:value="5.592675">
            <text:p>5,592675</text:p>
          </table:table-cell>
          <table:table-cell office:value-type="float" office:value="950000">
            <text:p>950000</text:p>
          </table:table-cell>
        </table:table-row>
        <table:table-row table:style-name="ro2">
          <table:table-cell office:value-type="float" office:value="7.939626">
            <text:p>7,939626</text:p>
          </table:table-cell>
          <table:table-cell office:value-type="float" office:value="5.59883">
            <text:p>5,59883</text:p>
          </table:table-cell>
          <table:table-cell office:value-type="float" office:value="960000">
            <text:p>960000</text:p>
          </table:table-cell>
        </table:table-row>
        <table:table-row table:style-name="ro2">
          <table:table-cell office:value-type="float" office:value="7.938366">
            <text:p>7,938366</text:p>
          </table:table-cell>
          <table:table-cell office:value-type="float" office:value="5.6049824">
            <text:p>5,6049824</text:p>
          </table:table-cell>
          <table:table-cell office:value-type="float" office:value="970000">
            <text:p>970000</text:p>
          </table:table-cell>
        </table:table-row>
        <table:table-row table:style-name="ro2">
          <table:table-cell office:value-type="float" office:value="7.9370937">
            <text:p>7,9370937</text:p>
          </table:table-cell>
          <table:table-cell office:value-type="float" office:value="5.611132">
            <text:p>5,611132</text:p>
          </table:table-cell>
          <table:table-cell office:value-type="float" office:value="980000">
            <text:p>980000</text:p>
          </table:table-cell>
        </table:table-row>
        <table:table-row table:style-name="ro2">
          <table:table-cell office:value-type="float" office:value="7.9358077">
            <text:p>7,9358077</text:p>
          </table:table-cell>
          <table:table-cell office:value-type="float" office:value="5.617279">
            <text:p>5,617279</text:p>
          </table:table-cell>
          <table:table-cell office:value-type="float" office:value="990000">
            <text:p>990000</text:p>
          </table:table-cell>
        </table:table-row>
        <table:table-row table:style-name="ro2">
          <table:table-cell office:value-type="float" office:value="7.9345093">
            <text:p>7,9345093</text:p>
          </table:table-cell>
          <table:table-cell office:value-type="float" office:value="5.6234236">
            <text:p>5,6234236</text:p>
          </table:table-cell>
          <table:table-cell office:value-type="float" office:value="1000000">
            <text:p>1000000</text:p>
          </table:table-cell>
        </table:table-row>
        <table:table-row table:style-name="ro2">
          <table:table-cell office:value-type="float" office:value="7.9331975">
            <text:p>7,9331975</text:p>
          </table:table-cell>
          <table:table-cell office:value-type="float" office:value="5.6295652">
            <text:p>5,6295652</text:p>
          </table:table-cell>
          <table:table-cell office:value-type="float" office:value="1010000">
            <text:p>1010000</text:p>
          </table:table-cell>
        </table:table-row>
        <table:table-row table:style-name="ro2">
          <table:table-cell office:value-type="float" office:value="7.9318733">
            <text:p>7,9318733</text:p>
          </table:table-cell>
          <table:table-cell office:value-type="float" office:value="5.635704">
            <text:p>5,635704</text:p>
          </table:table-cell>
          <table:table-cell office:value-type="float" office:value="1020000">
            <text:p>1020000</text:p>
          </table:table-cell>
        </table:table-row>
        <table:table-row table:style-name="ro2">
          <table:table-cell office:value-type="float" office:value="7.9305363">
            <text:p>7,9305363</text:p>
          </table:table-cell>
          <table:table-cell office:value-type="float" office:value="5.64184">
            <text:p>5,64184</text:p>
          </table:table-cell>
          <table:table-cell office:value-type="float" office:value="1030000">
            <text:p>1030000</text:p>
          </table:table-cell>
        </table:table-row>
        <table:table-row table:style-name="ro2">
          <table:table-cell office:value-type="float" office:value="7.929186">
            <text:p>7,929186</text:p>
          </table:table-cell>
          <table:table-cell office:value-type="float" office:value="5.647973">
            <text:p>5,647973</text:p>
          </table:table-cell>
          <table:table-cell office:value-type="float" office:value="1040000">
            <text:p>1040000</text:p>
          </table:table-cell>
        </table:table-row>
        <table:table-row table:style-name="ro2">
          <table:table-cell office:value-type="float" office:value="7.927823">
            <text:p>7,927823</text:p>
          </table:table-cell>
          <table:table-cell office:value-type="float" office:value="5.6541033">
            <text:p>5,6541033</text:p>
          </table:table-cell>
          <table:table-cell office:value-type="float" office:value="1050000">
            <text:p>1050000</text:p>
          </table:table-cell>
        </table:table-row>
        <table:table-row table:style-name="ro2">
          <table:table-cell office:value-type="float" office:value="7.926448">
            <text:p>7,926448</text:p>
          </table:table-cell>
          <table:table-cell office:value-type="float" office:value="5.6602306">
            <text:p>5,6602306</text:p>
          </table:table-cell>
          <table:table-cell office:value-type="float" office:value="1060000">
            <text:p>1060000</text:p>
          </table:table-cell>
        </table:table-row>
        <table:table-row table:style-name="ro2">
          <table:table-cell office:value-type="float" office:value="7.9250593">
            <text:p>7,9250593</text:p>
          </table:table-cell>
          <table:table-cell office:value-type="float" office:value="5.666355">
            <text:p>5,666355</text:p>
          </table:table-cell>
          <table:table-cell office:value-type="float" office:value="1070000">
            <text:p>1070000</text:p>
          </table:table-cell>
        </table:table-row>
        <table:table-row table:style-name="ro2">
          <table:table-cell office:value-type="float" office:value="7.9236574">
            <text:p>7,9236574</text:p>
          </table:table-cell>
          <table:table-cell office:value-type="float" office:value="5.6724772">
            <text:p>5,6724772</text:p>
          </table:table-cell>
          <table:table-cell office:value-type="float" office:value="1080000">
            <text:p>1080000</text:p>
          </table:table-cell>
        </table:table-row>
        <table:table-row table:style-name="ro2">
          <table:table-cell office:value-type="float" office:value="7.9222436">
            <text:p>7,9222436</text:p>
          </table:table-cell>
          <table:table-cell office:value-type="float" office:value="5.6785955">
            <text:p>5,6785955</text:p>
          </table:table-cell>
          <table:table-cell office:value-type="float" office:value="1090000">
            <text:p>1090000</text:p>
          </table:table-cell>
        </table:table-row>
        <table:table-row table:style-name="ro2">
          <table:table-cell office:value-type="float" office:value="7.9208164">
            <text:p>7,9208164</text:p>
          </table:table-cell>
          <table:table-cell office:value-type="float" office:value="5.6847115">
            <text:p>5,6847115</text:p>
          </table:table-cell>
          <table:table-cell office:value-type="float" office:value="1100000">
            <text:p>1100000</text:p>
          </table:table-cell>
        </table:table-row>
        <table:table-row table:style-name="ro2">
          <table:table-cell office:value-type="float" office:value="7.919377">
            <text:p>7,919377</text:p>
          </table:table-cell>
          <table:table-cell office:value-type="float" office:value="5.6908245">
            <text:p>5,6908245</text:p>
          </table:table-cell>
          <table:table-cell office:value-type="float" office:value="1110000">
            <text:p>1110000</text:p>
          </table:table-cell>
        </table:table-row>
        <table:table-row table:style-name="ro2">
          <table:table-cell office:value-type="float" office:value="7.9179244">
            <text:p>7,9179244</text:p>
          </table:table-cell>
          <table:table-cell office:value-type="float" office:value="5.6969337">
            <text:p>5,6969337</text:p>
          </table:table-cell>
          <table:table-cell office:value-type="float" office:value="1120000">
            <text:p>1120000</text:p>
          </table:table-cell>
        </table:table-row>
        <table:table-row table:style-name="ro2">
          <table:table-cell office:value-type="float" office:value="7.916459">
            <text:p>7,916459</text:p>
          </table:table-cell>
          <table:table-cell office:value-type="float" office:value="5.7030406">
            <text:p>5,7030406</text:p>
          </table:table-cell>
          <table:table-cell office:value-type="float" office:value="1130000">
            <text:p>1130000</text:p>
          </table:table-cell>
        </table:table-row>
        <table:table-row table:style-name="ro2">
          <table:table-cell office:value-type="float" office:value="7.914981">
            <text:p>7,914981</text:p>
          </table:table-cell>
          <table:table-cell office:value-type="float" office:value="5.709144">
            <text:p>5,709144</text:p>
          </table:table-cell>
          <table:table-cell office:value-type="float" office:value="1140000">
            <text:p>1140000</text:p>
          </table:table-cell>
        </table:table-row>
        <table:table-row table:style-name="ro2">
          <table:table-cell office:value-type="float" office:value="7.9134903">
            <text:p>7,9134903</text:p>
          </table:table-cell>
          <table:table-cell office:value-type="float" office:value="5.715245">
            <text:p>5,715245</text:p>
          </table:table-cell>
          <table:table-cell office:value-type="float" office:value="1150000">
            <text:p>1150000</text:p>
          </table:table-cell>
        </table:table-row>
        <table:table-row table:style-name="ro2">
          <table:table-cell office:value-type="float" office:value="7.9119864">
            <text:p>7,9119864</text:p>
          </table:table-cell>
          <table:table-cell office:value-type="float" office:value="5.721342">
            <text:p>5,721342</text:p>
          </table:table-cell>
          <table:table-cell office:value-type="float" office:value="1160000">
            <text:p>1160000</text:p>
          </table:table-cell>
        </table:table-row>
        <table:table-row table:style-name="ro2">
          <table:table-cell office:value-type="float" office:value="7.91047">
            <text:p>7,91047</text:p>
          </table:table-cell>
          <table:table-cell office:value-type="float" office:value="5.727436">
            <text:p>5,727436</text:p>
          </table:table-cell>
          <table:table-cell office:value-type="float" office:value="1170000">
            <text:p>1170000</text:p>
          </table:table-cell>
        </table:table-row>
        <table:table-row table:style-name="ro2">
          <table:table-cell office:value-type="float" office:value="7.9089413">
            <text:p>7,9089413</text:p>
          </table:table-cell>
          <table:table-cell office:value-type="float" office:value="5.733527">
            <text:p>5,733527</text:p>
          </table:table-cell>
          <table:table-cell office:value-type="float" office:value="1180000">
            <text:p>1180000</text:p>
          </table:table-cell>
        </table:table-row>
        <table:table-row table:style-name="ro2">
          <table:table-cell office:value-type="float" office:value="7.907399">
            <text:p>7,907399</text:p>
          </table:table-cell>
          <table:table-cell office:value-type="float" office:value="5.739615">
            <text:p>5,739615</text:p>
          </table:table-cell>
          <table:table-cell office:value-type="float" office:value="1190000">
            <text:p>1190000</text:p>
          </table:table-cell>
        </table:table-row>
        <table:table-row table:style-name="ro2">
          <table:table-cell office:value-type="float" office:value="7.9058447">
            <text:p>7,9058447</text:p>
          </table:table-cell>
          <table:table-cell office:value-type="float" office:value="5.7456994">
            <text:p>5,7456994</text:p>
          </table:table-cell>
          <table:table-cell office:value-type="float" office:value="1200000">
            <text:p>1200000</text:p>
          </table:table-cell>
        </table:table-row>
        <table:table-row table:style-name="ro2">
          <table:table-cell office:value-type="float" office:value="7.904277">
            <text:p>7,904277</text:p>
          </table:table-cell>
          <table:table-cell office:value-type="float" office:value="5.7517805">
            <text:p>5,7517805</text:p>
          </table:table-cell>
          <table:table-cell office:value-type="float" office:value="1210000">
            <text:p>1210000</text:p>
          </table:table-cell>
        </table:table-row>
        <table:table-row table:style-name="ro2">
          <table:table-cell office:value-type="float" office:value="7.902697">
            <text:p>7,902697</text:p>
          </table:table-cell>
          <table:table-cell office:value-type="float" office:value="5.7578588">
            <text:p>5,7578588</text:p>
          </table:table-cell>
          <table:table-cell office:value-type="float" office:value="1220000">
            <text:p>1220000</text:p>
          </table:table-cell>
        </table:table-row>
        <table:table-row table:style-name="ro2">
          <table:table-cell office:value-type="float" office:value="7.901104">
            <text:p>7,901104</text:p>
          </table:table-cell>
          <table:table-cell office:value-type="float" office:value="5.763933">
            <text:p>5,763933</text:p>
          </table:table-cell>
          <table:table-cell office:value-type="float" office:value="1230000">
            <text:p>1230000</text:p>
          </table:table-cell>
        </table:table-row>
        <table:table-row table:style-name="ro2">
          <table:table-cell office:value-type="float" office:value="7.899499">
            <text:p>7,899499</text:p>
          </table:table-cell>
          <table:table-cell office:value-type="float" office:value="5.7700047">
            <text:p>5,7700047</text:p>
          </table:table-cell>
          <table:table-cell office:value-type="float" office:value="1240000">
            <text:p>1240000</text:p>
          </table:table-cell>
        </table:table-row>
        <table:table-row table:style-name="ro2">
          <table:table-cell office:value-type="float" office:value="7.8978806">
            <text:p>7,8978806</text:p>
          </table:table-cell>
          <table:table-cell office:value-type="float" office:value="5.7760725">
            <text:p>5,7760725</text:p>
          </table:table-cell>
          <table:table-cell office:value-type="float" office:value="1250000">
            <text:p>1250000</text:p>
          </table:table-cell>
        </table:table-row>
        <table:table-row table:style-name="ro2">
          <table:table-cell office:value-type="float" office:value="7.89625">
            <text:p>7,89625</text:p>
          </table:table-cell>
          <table:table-cell office:value-type="float" office:value="5.782137">
            <text:p>5,782137</text:p>
          </table:table-cell>
          <table:table-cell office:value-type="float" office:value="1260000">
            <text:p>1260000</text:p>
          </table:table-cell>
        </table:table-row>
        <table:table-row table:style-name="ro2">
          <table:table-cell office:value-type="float" office:value="7.894606">
            <text:p>7,894606</text:p>
          </table:table-cell>
          <table:table-cell office:value-type="float" office:value="5.7881985">
            <text:p>5,7881985</text:p>
          </table:table-cell>
          <table:table-cell office:value-type="float" office:value="1270000">
            <text:p>1270000</text:p>
          </table:table-cell>
        </table:table-row>
        <table:table-row table:style-name="ro2">
          <table:table-cell office:value-type="float" office:value="7.8929496">
            <text:p>7,8929496</text:p>
          </table:table-cell>
          <table:table-cell office:value-type="float" office:value="5.7942557">
            <text:p>5,7942557</text:p>
          </table:table-cell>
          <table:table-cell office:value-type="float" office:value="1280000">
            <text:p>1280000</text:p>
          </table:table-cell>
        </table:table-row>
        <table:table-row table:style-name="ro2">
          <table:table-cell office:value-type="float" office:value="7.8912807">
            <text:p>7,8912807</text:p>
          </table:table-cell>
          <table:table-cell office:value-type="float" office:value="5.80031">
            <text:p>5,80031</text:p>
          </table:table-cell>
          <table:table-cell office:value-type="float" office:value="1290000">
            <text:p>1290000</text:p>
          </table:table-cell>
        </table:table-row>
        <table:table-row table:style-name="ro2">
          <table:table-cell office:value-type="float" office:value="7.889599">
            <text:p>7,889599</text:p>
          </table:table-cell>
          <table:table-cell office:value-type="float" office:value="5.8063607">
            <text:p>5,8063607</text:p>
          </table:table-cell>
          <table:table-cell office:value-type="float" office:value="1300000">
            <text:p>1300000</text:p>
          </table:table-cell>
        </table:table-row>
        <table:table-row table:style-name="ro2">
          <table:table-cell office:value-type="float" office:value="7.8879046">
            <text:p>7,8879046</text:p>
          </table:table-cell>
          <table:table-cell office:value-type="float" office:value="5.812408">
            <text:p>5,812408</text:p>
          </table:table-cell>
          <table:table-cell office:value-type="float" office:value="1310000">
            <text:p>1310000</text:p>
          </table:table-cell>
        </table:table-row>
        <table:table-row table:style-name="ro2">
          <table:table-cell office:value-type="float" office:value="7.886198">
            <text:p>7,886198</text:p>
          </table:table-cell>
          <table:table-cell office:value-type="float" office:value="5.8184514">
            <text:p>5,8184514</text:p>
          </table:table-cell>
          <table:table-cell office:value-type="float" office:value="1320000">
            <text:p>1320000</text:p>
          </table:table-cell>
        </table:table-row>
        <table:table-row table:style-name="ro2">
          <table:table-cell office:value-type="float" office:value="7.884478">
            <text:p>7,884478</text:p>
          </table:table-cell>
          <table:table-cell office:value-type="float" office:value="5.8244915">
            <text:p>5,8244915</text:p>
          </table:table-cell>
          <table:table-cell office:value-type="float" office:value="1330000">
            <text:p>1330000</text:p>
          </table:table-cell>
        </table:table-row>
        <table:table-row table:style-name="ro2">
          <table:table-cell office:value-type="float" office:value="7.8827457">
            <text:p>7,8827457</text:p>
          </table:table-cell>
          <table:table-cell office:value-type="float" office:value="5.830528">
            <text:p>5,830528</text:p>
          </table:table-cell>
          <table:table-cell office:value-type="float" office:value="1340000">
            <text:p>1340000</text:p>
          </table:table-cell>
        </table:table-row>
        <table:table-row table:style-name="ro2">
          <table:table-cell office:value-type="float" office:value="7.881001">
            <text:p>7,881001</text:p>
          </table:table-cell>
          <table:table-cell office:value-type="float" office:value="5.8365602">
            <text:p>5,8365602</text:p>
          </table:table-cell>
          <table:table-cell office:value-type="float" office:value="1350000">
            <text:p>1350000</text:p>
          </table:table-cell>
        </table:table-row>
        <table:table-row table:style-name="ro2">
          <table:table-cell office:value-type="float" office:value="7.879244">
            <text:p>7,879244</text:p>
          </table:table-cell>
          <table:table-cell office:value-type="float" office:value="5.8425894">
            <text:p>5,8425894</text:p>
          </table:table-cell>
          <table:table-cell office:value-type="float" office:value="1360000">
            <text:p>1360000</text:p>
          </table:table-cell>
        </table:table-row>
        <table:table-row table:style-name="ro2">
          <table:table-cell office:value-type="float" office:value="7.8774734">
            <text:p>7,8774734</text:p>
          </table:table-cell>
          <table:table-cell office:value-type="float" office:value="5.8486147">
            <text:p>5,8486147</text:p>
          </table:table-cell>
          <table:table-cell office:value-type="float" office:value="1370000">
            <text:p>1370000</text:p>
          </table:table-cell>
        </table:table-row>
        <table:table-row table:style-name="ro2">
          <table:table-cell office:value-type="float" office:value="7.8756905">
            <text:p>7,8756905</text:p>
          </table:table-cell>
          <table:table-cell office:value-type="float" office:value="5.854636">
            <text:p>5,854636</text:p>
          </table:table-cell>
          <table:table-cell office:value-type="float" office:value="1380000">
            <text:p>1380000</text:p>
          </table:table-cell>
        </table:table-row>
        <table:table-row table:style-name="ro2">
          <table:table-cell office:value-type="float" office:value="7.873895">
            <text:p>7,873895</text:p>
          </table:table-cell>
          <table:table-cell office:value-type="float" office:value="5.8606544">
            <text:p>5,8606544</text:p>
          </table:table-cell>
          <table:table-cell office:value-type="float" office:value="1390000">
            <text:p>1390000</text:p>
          </table:table-cell>
        </table:table-row>
        <table:table-row table:style-name="ro2">
          <table:table-cell office:value-type="float" office:value="7.8720875">
            <text:p>7,8720875</text:p>
          </table:table-cell>
          <table:table-cell office:value-type="float" office:value="5.8666687">
            <text:p>5,8666687</text:p>
          </table:table-cell>
          <table:table-cell office:value-type="float" office:value="1400000">
            <text:p>1400000</text:p>
          </table:table-cell>
        </table:table-row>
        <table:table-row table:style-name="ro2">
          <table:table-cell office:value-type="float" office:value="7.870267">
            <text:p>7,870267</text:p>
          </table:table-cell>
          <table:table-cell office:value-type="float" office:value="5.8726788">
            <text:p>5,8726788</text:p>
          </table:table-cell>
          <table:table-cell office:value-type="float" office:value="1410000">
            <text:p>1410000</text:p>
          </table:table-cell>
        </table:table-row>
        <table:table-row table:style-name="ro2">
          <table:table-cell office:value-type="float" office:value="7.868434">
            <text:p>7,868434</text:p>
          </table:table-cell>
          <table:table-cell office:value-type="float" office:value="5.8786855">
            <text:p>5,8786855</text:p>
          </table:table-cell>
          <table:table-cell office:value-type="float" office:value="1420000">
            <text:p>1420000</text:p>
          </table:table-cell>
        </table:table-row>
        <table:table-row table:style-name="ro2">
          <table:table-cell office:value-type="float" office:value="7.866588">
            <text:p>7,866588</text:p>
          </table:table-cell>
          <table:table-cell office:value-type="float" office:value="5.884688">
            <text:p>5,884688</text:p>
          </table:table-cell>
          <table:table-cell office:value-type="float" office:value="1430000">
            <text:p>1430000</text:p>
          </table:table-cell>
        </table:table-row>
        <table:table-row table:style-name="ro2">
          <table:table-cell office:value-type="float" office:value="7.86473">
            <text:p>7,86473</text:p>
          </table:table-cell>
          <table:table-cell office:value-type="float" office:value="5.890687">
            <text:p>5,890687</text:p>
          </table:table-cell>
          <table:table-cell office:value-type="float" office:value="1440000">
            <text:p>1440000</text:p>
          </table:table-cell>
        </table:table-row>
        <table:table-row table:style-name="ro2">
          <table:table-cell office:value-type="float" office:value="7.862859">
            <text:p>7,862859</text:p>
          </table:table-cell>
          <table:table-cell office:value-type="float" office:value="5.896682">
            <text:p>5,896682</text:p>
          </table:table-cell>
          <table:table-cell office:value-type="float" office:value="1450000">
            <text:p>1450000</text:p>
          </table:table-cell>
        </table:table-row>
        <table:table-row table:style-name="ro2">
          <table:table-cell office:value-type="float" office:value="7.8609757">
            <text:p>7,8609757</text:p>
          </table:table-cell>
          <table:table-cell office:value-type="float" office:value="5.902673">
            <text:p>5,902673</text:p>
          </table:table-cell>
          <table:table-cell office:value-type="float" office:value="1460000">
            <text:p>1460000</text:p>
          </table:table-cell>
        </table:table-row>
        <table:table-row table:style-name="ro2">
          <table:table-cell office:value-type="float" office:value="7.85908">
            <text:p>7,85908</text:p>
          </table:table-cell>
          <table:table-cell office:value-type="float" office:value="5.9086595">
            <text:p>5,9086595</text:p>
          </table:table-cell>
          <table:table-cell office:value-type="float" office:value="1470000">
            <text:p>1470000</text:p>
          </table:table-cell>
        </table:table-row>
        <table:table-row table:style-name="ro2">
          <table:table-cell office:value-type="float" office:value="7.8571715">
            <text:p>7,8571715</text:p>
          </table:table-cell>
          <table:table-cell office:value-type="float" office:value="5.9146423">
            <text:p>5,9146423</text:p>
          </table:table-cell>
          <table:table-cell office:value-type="float" office:value="1480000">
            <text:p>1480000</text:p>
          </table:table-cell>
        </table:table-row>
        <table:table-row table:style-name="ro2">
          <table:table-cell office:value-type="float" office:value="7.8552504">
            <text:p>7,8552504</text:p>
          </table:table-cell>
          <table:table-cell office:value-type="float" office:value="5.9206214">
            <text:p>5,9206214</text:p>
          </table:table-cell>
          <table:table-cell office:value-type="float" office:value="1490000">
            <text:p>1490000</text:p>
          </table:table-cell>
        </table:table-row>
        <table:table-row table:style-name="ro2">
          <table:table-cell office:value-type="float" office:value="7.8533173">
            <text:p>7,8533173</text:p>
          </table:table-cell>
          <table:table-cell office:value-type="float" office:value="5.9265966">
            <text:p>5,9265966</text:p>
          </table:table-cell>
          <table:table-cell office:value-type="float" office:value="1500000">
            <text:p>1500000</text:p>
          </table:table-cell>
        </table:table-row>
        <table:table-row table:style-name="ro2">
          <table:table-cell office:value-type="float" office:value="7.8513713">
            <text:p>7,8513713</text:p>
          </table:table-cell>
          <table:table-cell office:value-type="float" office:value="5.9325676">
            <text:p>5,9325676</text:p>
          </table:table-cell>
          <table:table-cell office:value-type="float" office:value="1510000">
            <text:p>1510000</text:p>
          </table:table-cell>
        </table:table-row>
        <table:table-row table:style-name="ro2">
          <table:table-cell office:value-type="float" office:value="7.849413">
            <text:p>7,849413</text:p>
          </table:table-cell>
          <table:table-cell office:value-type="float" office:value="5.9385343">
            <text:p>5,9385343</text:p>
          </table:table-cell>
          <table:table-cell office:value-type="float" office:value="1520000">
            <text:p>1520000</text:p>
          </table:table-cell>
        </table:table-row>
        <table:table-row table:style-name="ro2">
          <table:table-cell office:value-type="float" office:value="7.8474417">
            <text:p>7,8474417</text:p>
          </table:table-cell>
          <table:table-cell office:value-type="float" office:value="5.944497">
            <text:p>5,944497</text:p>
          </table:table-cell>
          <table:table-cell office:value-type="float" office:value="1530000">
            <text:p>1530000</text:p>
          </table:table-cell>
        </table:table-row>
        <table:table-row table:style-name="ro2">
          <table:table-cell office:value-type="float" office:value="7.8454585">
            <text:p>7,8454585</text:p>
          </table:table-cell>
          <table:table-cell office:value-type="float" office:value="5.9504557">
            <text:p>5,9504557</text:p>
          </table:table-cell>
          <table:table-cell office:value-type="float" office:value="1540000">
            <text:p>1540000</text:p>
          </table:table-cell>
        </table:table-row>
        <table:table-row table:style-name="ro2">
          <table:table-cell office:value-type="float" office:value="7.843463">
            <text:p>7,843463</text:p>
          </table:table-cell>
          <table:table-cell office:value-type="float" office:value="5.95641">
            <text:p>5,95641</text:p>
          </table:table-cell>
          <table:table-cell office:value-type="float" office:value="1550000">
            <text:p>1550000</text:p>
          </table:table-cell>
        </table:table-row>
        <table:table-row table:style-name="ro2">
          <table:table-cell office:value-type="float" office:value="7.8414545">
            <text:p>7,8414545</text:p>
          </table:table-cell>
          <table:table-cell office:value-type="float" office:value="5.9623604">
            <text:p>5,9623604</text:p>
          </table:table-cell>
          <table:table-cell office:value-type="float" office:value="1560000">
            <text:p>1560000</text:p>
          </table:table-cell>
        </table:table-row>
        <table:table-row table:style-name="ro2">
          <table:table-cell office:value-type="float" office:value="7.8394337">
            <text:p>7,8394337</text:p>
          </table:table-cell>
          <table:table-cell office:value-type="float" office:value="5.968306">
            <text:p>5,968306</text:p>
          </table:table-cell>
          <table:table-cell office:value-type="float" office:value="1570000">
            <text:p>1570000</text:p>
          </table:table-cell>
        </table:table-row>
        <table:table-row table:style-name="ro2">
          <table:table-cell office:value-type="float" office:value="7.8374004">
            <text:p>7,8374004</text:p>
          </table:table-cell>
          <table:table-cell office:value-type="float" office:value="5.974248">
            <text:p>5,974248</text:p>
          </table:table-cell>
          <table:table-cell office:value-type="float" office:value="1580000">
            <text:p>1580000</text:p>
          </table:table-cell>
        </table:table-row>
        <table:table-row table:style-name="ro2">
          <table:table-cell office:value-type="float" office:value="7.835355">
            <text:p>7,835355</text:p>
          </table:table-cell>
          <table:table-cell office:value-type="float" office:value="5.9801855">
            <text:p>5,9801855</text:p>
          </table:table-cell>
          <table:table-cell office:value-type="float" office:value="1590000">
            <text:p>1590000</text:p>
          </table:table-cell>
        </table:table-row>
        <table:table-row table:style-name="ro2">
          <table:table-cell office:value-type="float" office:value="7.833297">
            <text:p>7,833297</text:p>
          </table:table-cell>
          <table:table-cell office:value-type="float" office:value="5.986119">
            <text:p>5,986119</text:p>
          </table:table-cell>
          <table:table-cell office:value-type="float" office:value="1600000">
            <text:p>1600000</text:p>
          </table:table-cell>
        </table:table-row>
        <table:table-row table:style-name="ro2">
          <table:table-cell office:value-type="float" office:value="7.8312263">
            <text:p>7,8312263</text:p>
          </table:table-cell>
          <table:table-cell office:value-type="float" office:value="5.9920473">
            <text:p>5,9920473</text:p>
          </table:table-cell>
          <table:table-cell office:value-type="float" office:value="1610000">
            <text:p>1610000</text:p>
          </table:table-cell>
        </table:table-row>
        <table:table-row table:style-name="ro2">
          <table:table-cell office:value-type="float" office:value="7.8291435">
            <text:p>7,8291435</text:p>
          </table:table-cell>
          <table:table-cell office:value-type="float" office:value="5.997972">
            <text:p>5,997972</text:p>
          </table:table-cell>
          <table:table-cell office:value-type="float" office:value="1620000">
            <text:p>1620000</text:p>
          </table:table-cell>
        </table:table-row>
        <table:table-row table:style-name="ro2">
          <table:table-cell office:value-type="float" office:value="7.827048">
            <text:p>7,827048</text:p>
          </table:table-cell>
          <table:table-cell office:value-type="float" office:value="6.003892">
            <text:p>6,003892</text:p>
          </table:table-cell>
          <table:table-cell office:value-type="float" office:value="1630000">
            <text:p>1630000</text:p>
          </table:table-cell>
        </table:table-row>
        <table:table-row table:style-name="ro2">
          <table:table-cell office:value-type="float" office:value="7.8249407">
            <text:p>7,8249407</text:p>
          </table:table-cell>
          <table:table-cell office:value-type="float" office:value="6.0098076">
            <text:p>6,0098076</text:p>
          </table:table-cell>
          <table:table-cell office:value-type="float" office:value="1640000">
            <text:p>1640000</text:p>
          </table:table-cell>
        </table:table-row>
        <table:table-row table:style-name="ro2">
          <table:table-cell office:value-type="float" office:value="7.82282">
            <text:p>7,82282</text:p>
          </table:table-cell>
          <table:table-cell office:value-type="float" office:value="6.0157194">
            <text:p>6,0157194</text:p>
          </table:table-cell>
          <table:table-cell office:value-type="float" office:value="1650000">
            <text:p>1650000</text:p>
          </table:table-cell>
        </table:table-row>
        <table:table-row table:style-name="ro2">
          <table:table-cell office:value-type="float" office:value="7.820688">
            <text:p>7,820688</text:p>
          </table:table-cell>
          <table:table-cell office:value-type="float" office:value="6.021626">
            <text:p>6,021626</text:p>
          </table:table-cell>
          <table:table-cell office:value-type="float" office:value="1660000">
            <text:p>1660000</text:p>
          </table:table-cell>
        </table:table-row>
        <table:table-row table:style-name="ro2">
          <table:table-cell office:value-type="float" office:value="7.818543">
            <text:p>7,818543</text:p>
          </table:table-cell>
          <table:table-cell office:value-type="float" office:value="6.027529">
            <text:p>6,027529</text:p>
          </table:table-cell>
          <table:table-cell office:value-type="float" office:value="1670000">
            <text:p>1670000</text:p>
          </table:table-cell>
        </table:table-row>
        <table:table-row table:style-name="ro2">
          <table:table-cell office:value-type="float" office:value="7.816386">
            <text:p>7,816386</text:p>
          </table:table-cell>
          <table:table-cell office:value-type="float" office:value="6.0334263">
            <text:p>6,0334263</text:p>
          </table:table-cell>
          <table:table-cell office:value-type="float" office:value="1680000">
            <text:p>1680000</text:p>
          </table:table-cell>
        </table:table-row>
        <table:table-row table:style-name="ro2">
          <table:table-cell office:value-type="float" office:value="7.8142166">
            <text:p>7,8142166</text:p>
          </table:table-cell>
          <table:table-cell office:value-type="float" office:value="6.03932">
            <text:p>6,03932</text:p>
          </table:table-cell>
          <table:table-cell office:value-type="float" office:value="1690000">
            <text:p>1690000</text:p>
          </table:table-cell>
        </table:table-row>
        <table:table-row table:style-name="ro2">
          <table:table-cell office:value-type="float" office:value="7.8120346">
            <text:p>7,8120346</text:p>
          </table:table-cell>
          <table:table-cell office:value-type="float" office:value="6.0452085">
            <text:p>6,0452085</text:p>
          </table:table-cell>
          <table:table-cell office:value-type="float" office:value="1700000">
            <text:p>1700000</text:p>
          </table:table-cell>
        </table:table-row>
        <table:table-row table:style-name="ro2">
          <table:table-cell office:value-type="float" office:value="7.80984">
            <text:p>7,80984</text:p>
          </table:table-cell>
          <table:table-cell office:value-type="float" office:value="6.051093">
            <text:p>6,051093</text:p>
          </table:table-cell>
          <table:table-cell office:value-type="float" office:value="1710000">
            <text:p>1710000</text:p>
          </table:table-cell>
        </table:table-row>
        <table:table-row table:style-name="ro2">
          <table:table-cell office:value-type="float" office:value="7.8076344">
            <text:p>7,8076344</text:p>
          </table:table-cell>
          <table:table-cell office:value-type="float" office:value="6.0569725">
            <text:p>6,0569725</text:p>
          </table:table-cell>
          <table:table-cell office:value-type="float" office:value="1720000">
            <text:p>1720000</text:p>
          </table:table-cell>
        </table:table-row>
        <table:table-row table:style-name="ro2">
          <table:table-cell office:value-type="float" office:value="7.805415">
            <text:p>7,805415</text:p>
          </table:table-cell>
          <table:table-cell office:value-type="float" office:value="6.0628476">
            <text:p>6,0628476</text:p>
          </table:table-cell>
          <table:table-cell office:value-type="float" office:value="1730000">
            <text:p>1730000</text:p>
          </table:table-cell>
        </table:table-row>
        <table:table-row table:style-name="ro2">
          <table:table-cell office:value-type="float" office:value="7.8031845">
            <text:p>7,8031845</text:p>
          </table:table-cell>
          <table:table-cell office:value-type="float" office:value="6.068718">
            <text:p>6,068718</text:p>
          </table:table-cell>
          <table:table-cell office:value-type="float" office:value="1740000">
            <text:p>1740000</text:p>
          </table:table-cell>
        </table:table-row>
        <table:table-row table:style-name="ro2">
          <table:table-cell office:value-type="float" office:value="7.800941">
            <text:p>7,800941</text:p>
          </table:table-cell>
          <table:table-cell office:value-type="float" office:value="6.0745835">
            <text:p>6,0745835</text:p>
          </table:table-cell>
          <table:table-cell office:value-type="float" office:value="1750000">
            <text:p>1750000</text:p>
          </table:table-cell>
        </table:table-row>
        <table:table-row table:style-name="ro2">
          <table:table-cell office:value-type="float" office:value="7.798685">
            <text:p>7,798685</text:p>
          </table:table-cell>
          <table:table-cell office:value-type="float" office:value="6.0804443">
            <text:p>6,0804443</text:p>
          </table:table-cell>
          <table:table-cell office:value-type="float" office:value="1760000">
            <text:p>1760000</text:p>
          </table:table-cell>
        </table:table-row>
        <table:table-row table:style-name="ro2">
          <table:table-cell office:value-type="float" office:value="7.796417">
            <text:p>7,796417</text:p>
          </table:table-cell>
          <table:table-cell office:value-type="float" office:value="6.086301">
            <text:p>6,086301</text:p>
          </table:table-cell>
          <table:table-cell office:value-type="float" office:value="1770000">
            <text:p>1770000</text:p>
          </table:table-cell>
        </table:table-row>
        <table:table-row table:style-name="ro2">
          <table:table-cell office:value-type="float" office:value="7.7941375">
            <text:p>7,7941375</text:p>
          </table:table-cell>
          <table:table-cell office:value-type="float" office:value="6.092152">
            <text:p>6,092152</text:p>
          </table:table-cell>
          <table:table-cell office:value-type="float" office:value="1780000">
            <text:p>1780000</text:p>
          </table:table-cell>
        </table:table-row>
        <table:table-row table:style-name="ro2">
          <table:table-cell office:value-type="float" office:value="7.7918453">
            <text:p>7,7918453</text:p>
          </table:table-cell>
          <table:table-cell office:value-type="float" office:value="6.0979986">
            <text:p>6,0979986</text:p>
          </table:table-cell>
          <table:table-cell office:value-type="float" office:value="1790000">
            <text:p>1790000</text:p>
          </table:table-cell>
        </table:table-row>
        <table:table-row table:style-name="ro2">
          <table:table-cell office:value-type="float" office:value="7.7895403">
            <text:p>7,7895403</text:p>
          </table:table-cell>
          <table:table-cell office:value-type="float" office:value="6.103841">
            <text:p>6,103841</text:p>
          </table:table-cell>
          <table:table-cell office:value-type="float" office:value="1800000">
            <text:p>1800000</text:p>
          </table:table-cell>
        </table:table-row>
        <table:table-row table:style-name="ro2">
          <table:table-cell office:value-type="float" office:value="7.787224">
            <text:p>7,787224</text:p>
          </table:table-cell>
          <table:table-cell office:value-type="float" office:value="6.1096773">
            <text:p>6,1096773</text:p>
          </table:table-cell>
          <table:table-cell office:value-type="float" office:value="1810000">
            <text:p>1810000</text:p>
          </table:table-cell>
        </table:table-row>
        <table:table-row table:style-name="ro2">
          <table:table-cell office:value-type="float" office:value="7.784895">
            <text:p>7,784895</text:p>
          </table:table-cell>
          <table:table-cell office:value-type="float" office:value="6.11551">
            <text:p>6,11551</text:p>
          </table:table-cell>
          <table:table-cell office:value-type="float" office:value="1820000">
            <text:p>1820000</text:p>
          </table:table-cell>
        </table:table-row>
        <table:table-row table:style-name="ro2">
          <table:table-cell office:value-type="float" office:value="7.782553">
            <text:p>7,782553</text:p>
          </table:table-cell>
          <table:table-cell office:value-type="float" office:value="6.121337">
            <text:p>6,121337</text:p>
          </table:table-cell>
          <table:table-cell office:value-type="float" office:value="1830000">
            <text:p>1830000</text:p>
          </table:table-cell>
        </table:table-row>
        <table:table-row table:style-name="ro2">
          <table:table-cell table:style-name="ce1" office:value-type="string">
            <text:p>7,7802</text:p>
          </table:table-cell>
          <table:table-cell office:value-type="float" office:value="6.127159">
            <text:p>6,127159</text:p>
          </table:table-cell>
          <table:table-cell office:value-type="float" office:value="1840000">
            <text:p>1840000</text:p>
          </table:table-cell>
        </table:table-row>
        <table:table-row table:style-name="ro2">
          <table:table-cell office:value-type="float" office:value="7.7778344">
            <text:p>7,7778344</text:p>
          </table:table-cell>
          <table:table-cell office:value-type="float" office:value="6.1329765">
            <text:p>6,1329765</text:p>
          </table:table-cell>
          <table:table-cell office:value-type="float" office:value="1850000">
            <text:p>1850000</text:p>
          </table:table-cell>
        </table:table-row>
        <table:table-row table:style-name="ro2">
          <table:table-cell office:value-type="float" office:value="7.7754564">
            <text:p>7,7754564</text:p>
          </table:table-cell>
          <table:table-cell office:value-type="float" office:value="6.138789">
            <text:p>6,138789</text:p>
          </table:table-cell>
          <table:table-cell office:value-type="float" office:value="1860000">
            <text:p>1860000</text:p>
          </table:table-cell>
        </table:table-row>
        <table:table-row table:style-name="ro2">
          <table:table-cell office:value-type="float" office:value="7.7730665">
            <text:p>7,7730665</text:p>
          </table:table-cell>
          <table:table-cell office:value-type="float" office:value="6.1445966">
            <text:p>6,1445966</text:p>
          </table:table-cell>
          <table:table-cell office:value-type="float" office:value="1870000">
            <text:p>1870000</text:p>
          </table:table-cell>
        </table:table-row>
        <table:table-row table:style-name="ro2">
          <table:table-cell office:value-type="float" office:value="7.770664">
            <text:p>7,770664</text:p>
          </table:table-cell>
          <table:table-cell office:value-type="float" office:value="6.150399">
            <text:p>6,150399</text:p>
          </table:table-cell>
          <table:table-cell office:value-type="float" office:value="1880000">
            <text:p>1880000</text:p>
          </table:table-cell>
        </table:table-row>
        <table:table-row table:style-name="ro2">
          <table:table-cell office:value-type="float" office:value="7.7682505">
            <text:p>7,7682505</text:p>
          </table:table-cell>
          <table:table-cell office:value-type="float" office:value="6.1561966">
            <text:p>6,1561966</text:p>
          </table:table-cell>
          <table:table-cell office:value-type="float" office:value="1890000">
            <text:p>1890000</text:p>
          </table:table-cell>
        </table:table-row>
        <table:table-row table:style-name="ro2">
          <table:table-cell office:value-type="float" office:value="7.765824">
            <text:p>7,765824</text:p>
          </table:table-cell>
          <table:table-cell office:value-type="float" office:value="6.1619887">
            <text:p>6,1619887</text:p>
          </table:table-cell>
          <table:table-cell office:value-type="float" office:value="1900000">
            <text:p>1900000</text:p>
          </table:table-cell>
        </table:table-row>
        <table:table-row table:style-name="ro2">
          <table:table-cell office:value-type="float" office:value="7.7633853">
            <text:p>7,7633853</text:p>
          </table:table-cell>
          <table:table-cell office:value-type="float" office:value="6.167776">
            <text:p>6,167776</text:p>
          </table:table-cell>
          <table:table-cell office:value-type="float" office:value="1910000">
            <text:p>1910000</text:p>
          </table:table-cell>
        </table:table-row>
        <table:table-row table:style-name="ro2">
          <table:table-cell office:value-type="float" office:value="7.760935">
            <text:p>7,760935</text:p>
          </table:table-cell>
          <table:table-cell office:value-type="float" office:value="6.173558">
            <text:p>6,173558</text:p>
          </table:table-cell>
          <table:table-cell office:value-type="float" office:value="1920000">
            <text:p>1920000</text:p>
          </table:table-cell>
        </table:table-row>
        <table:table-row table:style-name="ro2">
          <table:table-cell office:value-type="float" office:value="7.758472">
            <text:p>7,758472</text:p>
          </table:table-cell>
          <table:table-cell office:value-type="float" office:value="6.179335">
            <text:p>6,179335</text:p>
          </table:table-cell>
          <table:table-cell office:value-type="float" office:value="1930000">
            <text:p>1930000</text:p>
          </table:table-cell>
        </table:table-row>
        <table:table-row table:style-name="ro2">
          <table:table-cell office:value-type="float" office:value="7.755997">
            <text:p>7,755997</text:p>
          </table:table-cell>
          <table:table-cell office:value-type="float" office:value="6.185107">
            <text:p>6,185107</text:p>
          </table:table-cell>
          <table:table-cell office:value-type="float" office:value="1940000">
            <text:p>1940000</text:p>
          </table:table-cell>
        </table:table-row>
        <table:table-row table:style-name="ro2">
          <table:table-cell office:value-type="float" office:value="7.7535105">
            <text:p>7,7535105</text:p>
          </table:table-cell>
          <table:table-cell office:value-type="float" office:value="6.1908736">
            <text:p>6,1908736</text:p>
          </table:table-cell>
          <table:table-cell office:value-type="float" office:value="1950000">
            <text:p>1950000</text:p>
          </table:table-cell>
        </table:table-row>
        <table:table-row table:style-name="ro2">
          <table:table-cell office:value-type="float" office:value="7.751012">
            <text:p>7,751012</text:p>
          </table:table-cell>
          <table:table-cell office:value-type="float" office:value="6.1966352">
            <text:p>6,1966352</text:p>
          </table:table-cell>
          <table:table-cell office:value-type="float" office:value="1960000">
            <text:p>1960000</text:p>
          </table:table-cell>
        </table:table-row>
        <table:table-row table:style-name="ro2">
          <table:table-cell office:value-type="float" office:value="7.748501">
            <text:p>7,748501</text:p>
          </table:table-cell>
          <table:table-cell office:value-type="float" office:value="6.202391">
            <text:p>6,202391</text:p>
          </table:table-cell>
          <table:table-cell office:value-type="float" office:value="1970000">
            <text:p>1970000</text:p>
          </table:table-cell>
        </table:table-row>
        <table:table-row table:style-name="ro2">
          <table:table-cell office:value-type="float" office:value="7.7459774">
            <text:p>7,7459774</text:p>
          </table:table-cell>
          <table:table-cell office:value-type="float" office:value="6.2081423">
            <text:p>6,2081423</text:p>
          </table:table-cell>
          <table:table-cell office:value-type="float" office:value="1980000">
            <text:p>1980000</text:p>
          </table:table-cell>
        </table:table-row>
        <table:table-row table:style-name="ro2">
          <table:table-cell office:value-type="float" office:value="7.7434425">
            <text:p>7,7434425</text:p>
          </table:table-cell>
          <table:table-cell office:value-type="float" office:value="6.2138877">
            <text:p>6,2138877</text:p>
          </table:table-cell>
          <table:table-cell office:value-type="float" office:value="1990000">
            <text:p>1990000</text:p>
          </table:table-cell>
        </table:table-row>
        <table:table-row table:style-name="ro2">
          <table:table-cell office:value-type="float" office:value="7.7408953">
            <text:p>7,7408953</text:p>
          </table:table-cell>
          <table:table-cell office:value-type="float" office:value="6.219628">
            <text:p>6,219628</text:p>
          </table:table-cell>
          <table:table-cell office:value-type="float" office:value="2000000">
            <text:p>2000000</text:p>
          </table:table-cell>
        </table:table-row>
        <table:table-row table:style-name="ro2">
          <table:table-cell office:value-type="float" office:value="7.7383366">
            <text:p>7,7383366</text:p>
          </table:table-cell>
          <table:table-cell office:value-type="float" office:value="6.225363">
            <text:p>6,225363</text:p>
          </table:table-cell>
          <table:table-cell office:value-type="float" office:value="2010000">
            <text:p>2010000</text:p>
          </table:table-cell>
        </table:table-row>
        <table:table-row table:style-name="ro2">
          <table:table-cell office:value-type="float" office:value="7.7357655">
            <text:p>7,7357655</text:p>
          </table:table-cell>
          <table:table-cell office:value-type="float" office:value="6.2310925">
            <text:p>6,2310925</text:p>
          </table:table-cell>
          <table:table-cell office:value-type="float" office:value="2020000">
            <text:p>2020000</text:p>
          </table:table-cell>
        </table:table-row>
        <table:table-row table:style-name="ro2">
          <table:table-cell office:value-type="float" office:value="7.733182">
            <text:p>7,733182</text:p>
          </table:table-cell>
          <table:table-cell office:value-type="float" office:value="6.2368164">
            <text:p>6,2368164</text:p>
          </table:table-cell>
          <table:table-cell office:value-type="float" office:value="2030000">
            <text:p>2030000</text:p>
          </table:table-cell>
        </table:table-row>
        <table:table-row table:style-name="ro2">
          <table:table-cell office:value-type="float" office:value="7.730587">
            <text:p>7,730587</text:p>
          </table:table-cell>
          <table:table-cell office:value-type="float" office:value="6.2425356">
            <text:p>6,2425356</text:p>
          </table:table-cell>
          <table:table-cell office:value-type="float" office:value="2040000">
            <text:p>2040000</text:p>
          </table:table-cell>
        </table:table-row>
        <table:table-row table:style-name="ro2">
          <table:table-cell office:value-type="float" office:value="7.72798">
            <text:p>7,72798</text:p>
          </table:table-cell>
          <table:table-cell office:value-type="float" office:value="6.2482486">
            <text:p>6,2482486</text:p>
          </table:table-cell>
          <table:table-cell office:value-type="float" office:value="2050000">
            <text:p>2050000</text:p>
          </table:table-cell>
        </table:table-row>
        <table:table-row table:style-name="ro2">
          <table:table-cell office:value-type="float" office:value="7.725361">
            <text:p>7,725361</text:p>
          </table:table-cell>
          <table:table-cell office:value-type="float" office:value="6.253957">
            <text:p>6,253957</text:p>
          </table:table-cell>
          <table:table-cell office:value-type="float" office:value="2060000">
            <text:p>2060000</text:p>
          </table:table-cell>
        </table:table-row>
        <table:table-row table:style-name="ro2">
          <table:table-cell office:value-type="float" office:value="7.72273">
            <text:p>7,72273</text:p>
          </table:table-cell>
          <table:table-cell office:value-type="float" office:value="6.259659">
            <text:p>6,259659</text:p>
          </table:table-cell>
          <table:table-cell office:value-type="float" office:value="2070000">
            <text:p>2070000</text:p>
          </table:table-cell>
        </table:table-row>
        <table:table-row table:style-name="ro2">
          <table:table-cell office:value-type="float" office:value="7.720087">
            <text:p>7,720087</text:p>
          </table:table-cell>
          <table:table-cell office:value-type="float" office:value="6.2653556">
            <text:p>6,2653556</text:p>
          </table:table-cell>
          <table:table-cell office:value-type="float" office:value="2080000">
            <text:p>2080000</text:p>
          </table:table-cell>
        </table:table-row>
        <table:table-row table:style-name="ro2">
          <table:table-cell office:value-type="float" office:value="7.7174325">
            <text:p>7,7174325</text:p>
          </table:table-cell>
          <table:table-cell office:value-type="float" office:value="6.2710466">
            <text:p>6,2710466</text:p>
          </table:table-cell>
          <table:table-cell office:value-type="float" office:value="2090000">
            <text:p>2090000</text:p>
          </table:table-cell>
        </table:table-row>
        <table:table-row table:style-name="ro2">
          <table:table-cell office:value-type="float" office:value="7.7147655">
            <text:p>7,7147655</text:p>
          </table:table-cell>
          <table:table-cell office:value-type="float" office:value="6.2767324">
            <text:p>6,2767324</text:p>
          </table:table-cell>
          <table:table-cell office:value-type="float" office:value="2100000">
            <text:p>2100000</text:p>
          </table:table-cell>
        </table:table-row>
        <table:table-row table:style-name="ro2">
          <table:table-cell office:value-type="float" office:value="7.7120876">
            <text:p>7,7120876</text:p>
          </table:table-cell>
          <table:table-cell office:value-type="float" office:value="6.2824125">
            <text:p>6,2824125</text:p>
          </table:table-cell>
          <table:table-cell office:value-type="float" office:value="2110000">
            <text:p>2110000</text:p>
          </table:table-cell>
        </table:table-row>
        <table:table-row table:style-name="ro2">
          <table:table-cell office:value-type="float" office:value="7.709397">
            <text:p>7,709397</text:p>
          </table:table-cell>
          <table:table-cell office:value-type="float" office:value="6.2880874">
            <text:p>6,2880874</text:p>
          </table:table-cell>
          <table:table-cell office:value-type="float" office:value="2120000">
            <text:p>2120000</text:p>
          </table:table-cell>
        </table:table-row>
        <table:table-row table:style-name="ro2">
          <table:table-cell office:value-type="float" office:value="7.7066946">
            <text:p>7,7066946</text:p>
          </table:table-cell>
          <table:table-cell office:value-type="float" office:value="6.293756">
            <text:p>6,293756</text:p>
          </table:table-cell>
          <table:table-cell office:value-type="float" office:value="2130000">
            <text:p>2130000</text:p>
          </table:table-cell>
        </table:table-row>
        <table:table-row table:style-name="ro2">
          <table:table-cell office:value-type="float" office:value="7.7039804">
            <text:p>7,7039804</text:p>
          </table:table-cell>
          <table:table-cell office:value-type="float" office:value="6.2994194">
            <text:p>6,2994194</text:p>
          </table:table-cell>
          <table:table-cell office:value-type="float" office:value="2140000">
            <text:p>2140000</text:p>
          </table:table-cell>
        </table:table-row>
        <table:table-row table:style-name="ro2">
          <table:table-cell office:value-type="float" office:value="7.7012544">
            <text:p>7,7012544</text:p>
          </table:table-cell>
          <table:table-cell office:value-type="float" office:value="6.3050766">
            <text:p>6,3050766</text:p>
          </table:table-cell>
          <table:table-cell office:value-type="float" office:value="2150000">
            <text:p>2150000</text:p>
          </table:table-cell>
        </table:table-row>
        <table:table-row table:style-name="ro2">
          <table:table-cell office:value-type="float" office:value="7.6985164">
            <text:p>7,6985164</text:p>
          </table:table-cell>
          <table:table-cell office:value-type="float" office:value="6.3107285">
            <text:p>6,3107285</text:p>
          </table:table-cell>
          <table:table-cell office:value-type="float" office:value="2160000">
            <text:p>2160000</text:p>
          </table:table-cell>
        </table:table-row>
        <table:table-row table:style-name="ro2">
          <table:table-cell office:value-type="float" office:value="7.6957664">
            <text:p>7,6957664</text:p>
          </table:table-cell>
          <table:table-cell office:value-type="float" office:value="6.316375">
            <text:p>6,316375</text:p>
          </table:table-cell>
          <table:table-cell office:value-type="float" office:value="2170000">
            <text:p>2170000</text:p>
          </table:table-cell>
        </table:table-row>
        <table:table-row table:style-name="ro2">
          <table:table-cell office:value-type="float" office:value="7.6930056">
            <text:p>7,6930056</text:p>
          </table:table-cell>
          <table:table-cell office:value-type="float" office:value="6.322015">
            <text:p>6,322015</text:p>
          </table:table-cell>
          <table:table-cell office:value-type="float" office:value="2180000">
            <text:p>2180000</text:p>
          </table:table-cell>
        </table:table-row>
        <table:table-row table:style-name="ro2">
          <table:table-cell office:value-type="float" office:value="7.690232">
            <text:p>7,690232</text:p>
          </table:table-cell>
          <table:table-cell office:value-type="float" office:value="6.327649">
            <text:p>6,327649</text:p>
          </table:table-cell>
          <table:table-cell office:value-type="float" office:value="2190000">
            <text:p>2190000</text:p>
          </table:table-cell>
        </table:table-row>
        <table:table-row table:style-name="ro2">
          <table:table-cell office:value-type="float" office:value="7.6874466">
            <text:p>7,6874466</text:p>
          </table:table-cell>
          <table:table-cell office:value-type="float" office:value="6.3332777">
            <text:p>6,3332777</text:p>
          </table:table-cell>
          <table:table-cell office:value-type="float" office:value="2200000">
            <text:p>2200000</text:p>
          </table:table-cell>
        </table:table-row>
        <table:table-row table:style-name="ro2">
          <table:table-cell office:value-type="float" office:value="7.68465">
            <text:p>7,68465</text:p>
          </table:table-cell>
          <table:table-cell office:value-type="float" office:value="6.3389006">
            <text:p>6,3389006</text:p>
          </table:table-cell>
          <table:table-cell office:value-type="float" office:value="2210000">
            <text:p>2210000</text:p>
          </table:table-cell>
        </table:table-row>
        <table:table-row table:style-name="ro2">
          <table:table-cell office:value-type="float" office:value="7.681841">
            <text:p>7,681841</text:p>
          </table:table-cell>
          <table:table-cell office:value-type="float" office:value="6.3445177">
            <text:p>6,3445177</text:p>
          </table:table-cell>
          <table:table-cell office:value-type="float" office:value="2220000">
            <text:p>2220000</text:p>
          </table:table-cell>
        </table:table-row>
        <table:table-row table:style-name="ro2">
          <table:table-cell office:value-type="float" office:value="7.679021">
            <text:p>7,679021</text:p>
          </table:table-cell>
          <table:table-cell office:value-type="float" office:value="6.3501287">
            <text:p>6,3501287</text:p>
          </table:table-cell>
          <table:table-cell office:value-type="float" office:value="2230000">
            <text:p>2230000</text:p>
          </table:table-cell>
        </table:table-row>
        <table:table-row table:style-name="ro2">
          <table:table-cell office:value-type="float" office:value="7.6761885">
            <text:p>7,6761885</text:p>
          </table:table-cell>
          <table:table-cell office:value-type="float" office:value="6.355734">
            <text:p>6,355734</text:p>
          </table:table-cell>
          <table:table-cell office:value-type="float" office:value="2240000">
            <text:p>2240000</text:p>
          </table:table-cell>
        </table:table-row>
        <table:table-row table:style-name="ro2">
          <table:table-cell office:value-type="float" office:value="7.6733446">
            <text:p>7,6733446</text:p>
          </table:table-cell>
          <table:table-cell office:value-type="float" office:value="6.361333">
            <text:p>6,361333</text:p>
          </table:table-cell>
          <table:table-cell office:value-type="float" office:value="2250000">
            <text:p>2250000</text:p>
          </table:table-cell>
        </table:table-row>
        <table:table-row table:style-name="ro2">
          <table:table-cell office:value-type="float" office:value="7.6704893">
            <text:p>7,6704893</text:p>
          </table:table-cell>
          <table:table-cell office:value-type="float" office:value="6.366926">
            <text:p>6,366926</text:p>
          </table:table-cell>
          <table:table-cell office:value-type="float" office:value="2260000">
            <text:p>2260000</text:p>
          </table:table-cell>
        </table:table-row>
        <table:table-row table:style-name="ro2">
          <table:table-cell office:value-type="float" office:value="7.6676216">
            <text:p>7,6676216</text:p>
          </table:table-cell>
          <table:table-cell office:value-type="float" office:value="6.3725133">
            <text:p>6,3725133</text:p>
          </table:table-cell>
          <table:table-cell office:value-type="float" office:value="2270000">
            <text:p>2270000</text:p>
          </table:table-cell>
        </table:table-row>
        <table:table-row table:style-name="ro2">
          <table:table-cell office:value-type="float" office:value="7.664743">
            <text:p>7,664743</text:p>
          </table:table-cell>
          <table:table-cell office:value-type="float" office:value="6.3780947">
            <text:p>6,3780947</text:p>
          </table:table-cell>
          <table:table-cell office:value-type="float" office:value="2280000">
            <text:p>2280000</text:p>
          </table:table-cell>
        </table:table-row>
        <table:table-row table:style-name="ro2">
          <table:table-cell office:value-type="float" office:value="7.6618524">
            <text:p>7,6618524</text:p>
          </table:table-cell>
          <table:table-cell office:value-type="float" office:value="6.38367">
            <text:p>6,38367</text:p>
          </table:table-cell>
          <table:table-cell office:value-type="float" office:value="2290000">
            <text:p>2290000</text:p>
          </table:table-cell>
        </table:table-row>
        <table:table-row table:style-name="ro2">
          <table:table-cell office:value-type="float" office:value="7.65895">
            <text:p>7,65895</text:p>
          </table:table-cell>
          <table:table-cell office:value-type="float" office:value="6.389239">
            <text:p>6,389239</text:p>
          </table:table-cell>
          <table:table-cell office:value-type="float" office:value="2300000">
            <text:p>2300000</text:p>
          </table:table-cell>
        </table:table-row>
        <table:table-row table:style-name="ro2">
          <table:table-cell office:value-type="float" office:value="7.6560364">
            <text:p>7,6560364</text:p>
          </table:table-cell>
          <table:table-cell office:value-type="float" office:value="6.394802">
            <text:p>6,394802</text:p>
          </table:table-cell>
          <table:table-cell office:value-type="float" office:value="2310000">
            <text:p>2310000</text:p>
          </table:table-cell>
        </table:table-row>
        <table:table-row table:style-name="ro2">
          <table:table-cell office:value-type="float" office:value="7.6531105">
            <text:p>7,6531105</text:p>
          </table:table-cell>
          <table:table-cell office:value-type="float" office:value="6.4003587">
            <text:p>6,4003587</text:p>
          </table:table-cell>
          <table:table-cell office:value-type="float" office:value="2320000">
            <text:p>2320000</text:p>
          </table:table-cell>
        </table:table-row>
        <table:table-row table:style-name="ro2">
          <table:table-cell office:value-type="float" office:value="7.650173">
            <text:p>7,650173</text:p>
          </table:table-cell>
          <table:table-cell office:value-type="float" office:value="6.4059095">
            <text:p>6,4059095</text:p>
          </table:table-cell>
          <table:table-cell office:value-type="float" office:value="2330000">
            <text:p>2330000</text:p>
          </table:table-cell>
        </table:table-row>
        <table:table-row table:style-name="ro2">
          <table:table-cell office:value-type="float" office:value="7.6472244">
            <text:p>7,6472244</text:p>
          </table:table-cell>
          <table:table-cell office:value-type="float" office:value="6.411454">
            <text:p>6,411454</text:p>
          </table:table-cell>
          <table:table-cell office:value-type="float" office:value="2340000">
            <text:p>2340000</text:p>
          </table:table-cell>
        </table:table-row>
        <table:table-row table:style-name="ro2">
          <table:table-cell office:value-type="float" office:value="7.644264">
            <text:p>7,644264</text:p>
          </table:table-cell>
          <table:table-cell office:value-type="float" office:value="6.4169927">
            <text:p>6,4169927</text:p>
          </table:table-cell>
          <table:table-cell office:value-type="float" office:value="2350000">
            <text:p>2350000</text:p>
          </table:table-cell>
        </table:table-row>
        <table:table-row table:style-name="ro2">
          <table:table-cell office:value-type="float" office:value="7.6412916">
            <text:p>7,6412916</text:p>
          </table:table-cell>
          <table:table-cell office:value-type="float" office:value="6.4225245">
            <text:p>6,4225245</text:p>
          </table:table-cell>
          <table:table-cell office:value-type="float" office:value="2360000">
            <text:p>2360000</text:p>
          </table:table-cell>
        </table:table-row>
        <table:table-row table:style-name="ro2">
          <table:table-cell office:value-type="float" office:value="7.6383085">
            <text:p>7,6383085</text:p>
          </table:table-cell>
          <table:table-cell office:value-type="float" office:value="6.428051">
            <text:p>6,428051</text:p>
          </table:table-cell>
          <table:table-cell office:value-type="float" office:value="2370000">
            <text:p>2370000</text:p>
          </table:table-cell>
        </table:table-row>
        <table:table-row table:style-name="ro2">
          <table:table-cell office:value-type="float" office:value="7.635313">
            <text:p>7,635313</text:p>
          </table:table-cell>
          <table:table-cell office:value-type="float" office:value="6.4335704">
            <text:p>6,4335704</text:p>
          </table:table-cell>
          <table:table-cell office:value-type="float" office:value="2380000">
            <text:p>2380000</text:p>
          </table:table-cell>
        </table:table-row>
        <table:table-row table:style-name="ro2">
          <table:table-cell office:value-type="float" office:value="7.632306">
            <text:p>7,632306</text:p>
          </table:table-cell>
          <table:table-cell office:value-type="float" office:value="6.439084">
            <text:p>6,439084</text:p>
          </table:table-cell>
          <table:table-cell office:value-type="float" office:value="2390000">
            <text:p>2390000</text:p>
          </table:table-cell>
        </table:table-row>
        <table:table-row table:style-name="ro2">
          <table:table-cell office:value-type="float" office:value="7.629288">
            <text:p>7,629288</text:p>
          </table:table-cell>
          <table:table-cell office:value-type="float" office:value="6.444591">
            <text:p>6,444591</text:p>
          </table:table-cell>
          <table:table-cell office:value-type="float" office:value="2400000">
            <text:p>2400000</text:p>
          </table:table-cell>
        </table:table-row>
        <table:table-row table:style-name="ro2">
          <table:table-cell office:value-type="float" office:value="7.6262584">
            <text:p>7,6262584</text:p>
          </table:table-cell>
          <table:table-cell office:value-type="float" office:value="6.450092">
            <text:p>6,450092</text:p>
          </table:table-cell>
          <table:table-cell office:value-type="float" office:value="2410000">
            <text:p>2410000</text:p>
          </table:table-cell>
        </table:table-row>
        <table:table-row table:style-name="ro2">
          <table:table-cell office:value-type="float" office:value="7.623217">
            <text:p>7,623217</text:p>
          </table:table-cell>
          <table:table-cell office:value-type="float" office:value="6.4555864">
            <text:p>6,4555864</text:p>
          </table:table-cell>
          <table:table-cell office:value-type="float" office:value="2420000">
            <text:p>2420000</text:p>
          </table:table-cell>
        </table:table-row>
        <table:table-row table:style-name="ro2">
          <table:table-cell office:value-type="float" office:value="7.6201644">
            <text:p>7,6201644</text:p>
          </table:table-cell>
          <table:table-cell office:value-type="float" office:value="6.461075">
            <text:p>6,461075</text:p>
          </table:table-cell>
          <table:table-cell office:value-type="float" office:value="2430000">
            <text:p>2430000</text:p>
          </table:table-cell>
        </table:table-row>
        <table:table-row table:style-name="ro2">
          <table:table-cell office:value-type="float" office:value="7.6171002">
            <text:p>7,6171002</text:p>
          </table:table-cell>
          <table:table-cell office:value-type="float" office:value="6.466556">
            <text:p>6,466556</text:p>
          </table:table-cell>
          <table:table-cell office:value-type="float" office:value="2440000">
            <text:p>2440000</text:p>
          </table:table-cell>
        </table:table-row>
        <table:table-row table:style-name="ro2">
          <table:table-cell office:value-type="float" office:value="7.614024">
            <text:p>7,614024</text:p>
          </table:table-cell>
          <table:table-cell office:value-type="float" office:value="6.4720316">
            <text:p>6,4720316</text:p>
          </table:table-cell>
          <table:table-cell office:value-type="float" office:value="2450000">
            <text:p>2450000</text:p>
          </table:table-cell>
        </table:table-row>
        <table:table-row table:style-name="ro2">
          <table:table-cell office:value-type="float" office:value="7.610937">
            <text:p>7,610937</text:p>
          </table:table-cell>
          <table:table-cell table:style-name="ce1" office:value-type="string">
            <text:p>6,4775</text:p>
          </table:table-cell>
          <table:table-cell office:value-type="float" office:value="2460000">
            <text:p>2460000</text:p>
          </table:table-cell>
        </table:table-row>
        <table:table-row table:style-name="ro2">
          <table:table-cell office:value-type="float" office:value="7.6078386">
            <text:p>7,6078386</text:p>
          </table:table-cell>
          <table:table-cell office:value-type="float" office:value="6.4829626">
            <text:p>6,4829626</text:p>
          </table:table-cell>
          <table:table-cell office:value-type="float" office:value="2470000">
            <text:p>2470000</text:p>
          </table:table-cell>
        </table:table-row>
        <table:table-row table:style-name="ro2">
          <table:table-cell office:value-type="float" office:value="7.6047287">
            <text:p>7,6047287</text:p>
          </table:table-cell>
          <table:table-cell office:value-type="float" office:value="6.4884186">
            <text:p>6,4884186</text:p>
          </table:table-cell>
          <table:table-cell office:value-type="float" office:value="2480000">
            <text:p>2480000</text:p>
          </table:table-cell>
        </table:table-row>
        <table:table-row table:style-name="ro2">
          <table:table-cell office:value-type="float" office:value="7.6016073">
            <text:p>7,6016073</text:p>
          </table:table-cell>
          <table:table-cell office:value-type="float" office:value="6.493868">
            <text:p>6,493868</text:p>
          </table:table-cell>
          <table:table-cell office:value-type="float" office:value="2490000">
            <text:p>2490000</text:p>
          </table:table-cell>
        </table:table-row>
        <table:table-row table:style-name="ro2">
          <table:table-cell office:value-type="float" office:value="7.5984745">
            <text:p>7,5984745</text:p>
          </table:table-cell>
          <table:table-cell office:value-type="float" office:value="6.4993105">
            <text:p>6,4993105</text:p>
          </table:table-cell>
          <table:table-cell office:value-type="float" office:value="2500000">
            <text:p>2500000</text:p>
          </table:table-cell>
        </table:table-row>
        <table:table-row table:style-name="ro2">
          <table:table-cell office:value-type="float" office:value="7.59533">
            <text:p>7,59533</text:p>
          </table:table-cell>
          <table:table-cell office:value-type="float" office:value="6.5047464">
            <text:p>6,5047464</text:p>
          </table:table-cell>
          <table:table-cell office:value-type="float" office:value="2510000">
            <text:p>2510000</text:p>
          </table:table-cell>
        </table:table-row>
        <table:table-row table:style-name="ro2">
          <table:table-cell office:value-type="float" office:value="7.5921745">
            <text:p>7,5921745</text:p>
          </table:table-cell>
          <table:table-cell office:value-type="float" office:value="6.510176">
            <text:p>6,510176</text:p>
          </table:table-cell>
          <table:table-cell office:value-type="float" office:value="2520000">
            <text:p>2520000</text:p>
          </table:table-cell>
        </table:table-row>
        <table:table-row table:style-name="ro2">
          <table:table-cell office:value-type="float" office:value="7.5890074">
            <text:p>7,5890074</text:p>
          </table:table-cell>
          <table:table-cell office:value-type="float" office:value="6.5155993">
            <text:p>6,5155993</text:p>
          </table:table-cell>
          <table:table-cell office:value-type="float" office:value="2530000">
            <text:p>2530000</text:p>
          </table:table-cell>
        </table:table-row>
        <table:table-row table:style-name="ro2">
          <table:table-cell office:value-type="float" office:value="7.585829">
            <text:p>7,585829</text:p>
          </table:table-cell>
          <table:table-cell office:value-type="float" office:value="6.521015">
            <text:p>6,521015</text:p>
          </table:table-cell>
          <table:table-cell office:value-type="float" office:value="2540000">
            <text:p>2540000</text:p>
          </table:table-cell>
        </table:table-row>
        <table:table-row table:style-name="ro2">
          <table:table-cell office:value-type="float" office:value="7.5826397">
            <text:p>7,5826397</text:p>
          </table:table-cell>
          <table:table-cell office:value-type="float" office:value="6.5264254">
            <text:p>6,5264254</text:p>
          </table:table-cell>
          <table:table-cell office:value-type="float" office:value="2550000">
            <text:p>2550000</text:p>
          </table:table-cell>
        </table:table-row>
        <table:table-row table:style-name="ro2">
          <table:table-cell office:value-type="float" office:value="7.579438">
            <text:p>7,579438</text:p>
          </table:table-cell>
          <table:table-cell office:value-type="float" office:value="6.531828">
            <text:p>6,531828</text:p>
          </table:table-cell>
          <table:table-cell office:value-type="float" office:value="2560000">
            <text:p>2560000</text:p>
          </table:table-cell>
        </table:table-row>
        <table:table-row table:style-name="ro2">
          <table:table-cell office:value-type="float" office:value="7.576226">
            <text:p>7,576226</text:p>
          </table:table-cell>
          <table:table-cell office:value-type="float" office:value="6.5372243">
            <text:p>6,5372243</text:p>
          </table:table-cell>
          <table:table-cell office:value-type="float" office:value="2570000">
            <text:p>2570000</text:p>
          </table:table-cell>
        </table:table-row>
        <table:table-row table:style-name="ro2">
          <table:table-cell office:value-type="float" office:value="7.573003">
            <text:p>7,573003</text:p>
          </table:table-cell>
          <table:table-cell office:value-type="float" office:value="6.542614">
            <text:p>6,542614</text:p>
          </table:table-cell>
          <table:table-cell office:value-type="float" office:value="2580000">
            <text:p>2580000</text:p>
          </table:table-cell>
        </table:table-row>
        <table:table-row table:style-name="ro2">
          <table:table-cell office:value-type="float" office:value="7.569768">
            <text:p>7,569768</text:p>
          </table:table-cell>
          <table:table-cell office:value-type="float" office:value="6.5479965">
            <text:p>6,5479965</text:p>
          </table:table-cell>
          <table:table-cell office:value-type="float" office:value="2590000">
            <text:p>2590000</text:p>
          </table:table-cell>
        </table:table-row>
        <table:table-row table:style-name="ro2">
          <table:table-cell office:value-type="float" office:value="7.5665216">
            <text:p>7,5665216</text:p>
          </table:table-cell>
          <table:table-cell office:value-type="float" office:value="6.553373">
            <text:p>6,553373</text:p>
          </table:table-cell>
          <table:table-cell office:value-type="float" office:value="2600000">
            <text:p>2600000</text:p>
          </table:table-cell>
        </table:table-row>
        <table:table-row table:style-name="ro2">
          <table:table-cell office:value-type="float" office:value="7.5632644">
            <text:p>7,5632644</text:p>
          </table:table-cell>
          <table:table-cell office:value-type="float" office:value="6.5587416">
            <text:p>6,5587416</text:p>
          </table:table-cell>
          <table:table-cell office:value-type="float" office:value="2610000">
            <text:p>2610000</text:p>
          </table:table-cell>
        </table:table-row>
        <table:table-row table:style-name="ro2">
          <table:table-cell office:value-type="float" office:value="7.5599957">
            <text:p>7,5599957</text:p>
          </table:table-cell>
          <table:table-cell office:value-type="float" office:value="6.564104">
            <text:p>6,564104</text:p>
          </table:table-cell>
          <table:table-cell office:value-type="float" office:value="2620000">
            <text:p>2620000</text:p>
          </table:table-cell>
        </table:table-row>
        <table:table-row table:style-name="ro2">
          <table:table-cell office:value-type="float" office:value="7.556716">
            <text:p>7,556716</text:p>
          </table:table-cell>
          <table:table-cell office:value-type="float" office:value="6.56946">
            <text:p>6,56946</text:p>
          </table:table-cell>
          <table:table-cell office:value-type="float" office:value="2630000">
            <text:p>2630000</text:p>
          </table:table-cell>
        </table:table-row>
        <table:table-row table:style-name="ro2">
          <table:table-cell office:value-type="float" office:value="7.553425">
            <text:p>7,553425</text:p>
          </table:table-cell>
          <table:table-cell office:value-type="float" office:value="6.574808">
            <text:p>6,574808</text:p>
          </table:table-cell>
          <table:table-cell office:value-type="float" office:value="2640000">
            <text:p>2640000</text:p>
          </table:table-cell>
        </table:table-row>
        <table:table-row table:style-name="ro2">
          <table:table-cell office:value-type="float" office:value="7.5501227">
            <text:p>7,5501227</text:p>
          </table:table-cell>
          <table:table-cell office:value-type="float" office:value="6.58015">
            <text:p>6,58015</text:p>
          </table:table-cell>
          <table:table-cell office:value-type="float" office:value="2650000">
            <text:p>2650000</text:p>
          </table:table-cell>
        </table:table-row>
        <table:table-row table:style-name="ro2">
          <table:table-cell office:value-type="float" office:value="7.546809">
            <text:p>7,546809</text:p>
          </table:table-cell>
          <table:table-cell office:value-type="float" office:value="6.585485">
            <text:p>6,585485</text:p>
          </table:table-cell>
          <table:table-cell office:value-type="float" office:value="2660000">
            <text:p>2660000</text:p>
          </table:table-cell>
        </table:table-row>
        <table:table-row table:style-name="ro2">
          <table:table-cell office:value-type="float" office:value="7.5434847">
            <text:p>7,5434847</text:p>
          </table:table-cell>
          <table:table-cell office:value-type="float" office:value="6.5908127">
            <text:p>6,5908127</text:p>
          </table:table-cell>
          <table:table-cell office:value-type="float" office:value="2670000">
            <text:p>2670000</text:p>
          </table:table-cell>
        </table:table-row>
        <table:table-row table:style-name="ro2">
          <table:table-cell office:value-type="float" office:value="7.540149">
            <text:p>7,540149</text:p>
          </table:table-cell>
          <table:table-cell office:value-type="float" office:value="6.596133">
            <text:p>6,596133</text:p>
          </table:table-cell>
          <table:table-cell office:value-type="float" office:value="2680000">
            <text:p>2680000</text:p>
          </table:table-cell>
        </table:table-row>
        <table:table-row table:style-name="ro2">
          <table:table-cell office:value-type="float" office:value="7.5368023">
            <text:p>7,5368023</text:p>
          </table:table-cell>
          <table:table-cell office:value-type="float" office:value="6.601447">
            <text:p>6,601447</text:p>
          </table:table-cell>
          <table:table-cell office:value-type="float" office:value="2690000">
            <text:p>2690000</text:p>
          </table:table-cell>
        </table:table-row>
        <table:table-row table:style-name="ro2">
          <table:table-cell office:value-type="float" office:value="7.5334444">
            <text:p>7,5334444</text:p>
          </table:table-cell>
          <table:table-cell office:value-type="float" office:value="6.6067543">
            <text:p>6,6067543</text:p>
          </table:table-cell>
          <table:table-cell office:value-type="float" office:value="2700000">
            <text:p>2700000</text:p>
          </table:table-cell>
        </table:table-row>
        <table:table-row table:style-name="ro2">
          <table:table-cell office:value-type="float" office:value="7.530075">
            <text:p>7,530075</text:p>
          </table:table-cell>
          <table:table-cell office:value-type="float" office:value="6.612054">
            <text:p>6,612054</text:p>
          </table:table-cell>
          <table:table-cell office:value-type="float" office:value="2710000">
            <text:p>2710000</text:p>
          </table:table-cell>
        </table:table-row>
        <table:table-row table:style-name="ro2">
          <table:table-cell office:value-type="float" office:value="7.5266953">
            <text:p>7,5266953</text:p>
          </table:table-cell>
          <table:table-cell office:value-type="float" office:value="6.617347">
            <text:p>6,617347</text:p>
          </table:table-cell>
          <table:table-cell office:value-type="float" office:value="2720000">
            <text:p>2720000</text:p>
          </table:table-cell>
        </table:table-row>
        <table:table-row table:style-name="ro2">
          <table:table-cell office:value-type="float" office:value="7.523304">
            <text:p>7,523304</text:p>
          </table:table-cell>
          <table:table-cell office:value-type="float" office:value="6.6226325">
            <text:p>6,6226325</text:p>
          </table:table-cell>
          <table:table-cell office:value-type="float" office:value="2730000">
            <text:p>2730000</text:p>
          </table:table-cell>
        </table:table-row>
        <table:table-row table:style-name="ro2">
          <table:table-cell office:value-type="float" office:value="7.519902">
            <text:p>7,519902</text:p>
          </table:table-cell>
          <table:table-cell office:value-type="float" office:value="6.627911">
            <text:p>6,627911</text:p>
          </table:table-cell>
          <table:table-cell office:value-type="float" office:value="2740000">
            <text:p>2740000</text:p>
          </table:table-cell>
        </table:table-row>
        <table:table-row table:style-name="ro2">
          <table:table-cell office:value-type="float" office:value="7.516489">
            <text:p>7,516489</text:p>
          </table:table-cell>
          <table:table-cell office:value-type="float" office:value="6.6331825">
            <text:p>6,6331825</text:p>
          </table:table-cell>
          <table:table-cell office:value-type="float" office:value="2750000">
            <text:p>2750000</text:p>
          </table:table-cell>
        </table:table-row>
        <table:table-row table:style-name="ro2">
          <table:table-cell office:value-type="float" office:value="7.5130644">
            <text:p>7,5130644</text:p>
          </table:table-cell>
          <table:table-cell office:value-type="float" office:value="6.638447">
            <text:p>6,638447</text:p>
          </table:table-cell>
          <table:table-cell office:value-type="float" office:value="2760000">
            <text:p>2760000</text:p>
          </table:table-cell>
        </table:table-row>
        <table:table-row table:style-name="ro2">
          <table:table-cell office:value-type="float" office:value="7.5096292">
            <text:p>7,5096292</text:p>
          </table:table-cell>
          <table:table-cell office:value-type="float" office:value="6.643704">
            <text:p>6,643704</text:p>
          </table:table-cell>
          <table:table-cell office:value-type="float" office:value="2770000">
            <text:p>2770000</text:p>
          </table:table-cell>
        </table:table-row>
        <table:table-row table:style-name="ro2">
          <table:table-cell office:value-type="float" office:value="7.5061827">
            <text:p>7,5061827</text:p>
          </table:table-cell>
          <table:table-cell office:value-type="float" office:value="6.6489534">
            <text:p>6,6489534</text:p>
          </table:table-cell>
          <table:table-cell office:value-type="float" office:value="2780000">
            <text:p>2780000</text:p>
          </table:table-cell>
        </table:table-row>
        <table:table-row table:style-name="ro2">
          <table:table-cell office:value-type="float" office:value="7.5027256">
            <text:p>7,5027256</text:p>
          </table:table-cell>
          <table:table-cell office:value-type="float" office:value="6.6541963">
            <text:p>6,6541963</text:p>
          </table:table-cell>
          <table:table-cell office:value-type="float" office:value="2790000">
            <text:p>2790000</text:p>
          </table:table-cell>
        </table:table-row>
        <table:table-row table:style-name="ro2">
          <table:table-cell office:value-type="float" office:value="7.499257">
            <text:p>7,499257</text:p>
          </table:table-cell>
          <table:table-cell office:value-type="float" office:value="6.6594315">
            <text:p>6,6594315</text:p>
          </table:table-cell>
          <table:table-cell office:value-type="float" office:value="2800000">
            <text:p>2800000</text:p>
          </table:table-cell>
        </table:table-row>
        <table:table-row table:style-name="ro2">
          <table:table-cell office:value-type="float" office:value="7.495778">
            <text:p>7,495778</text:p>
          </table:table-cell>
          <table:table-cell office:value-type="float" office:value="6.66466">
            <text:p>6,66466</text:p>
          </table:table-cell>
          <table:table-cell office:value-type="float" office:value="2810000">
            <text:p>2810000</text:p>
          </table:table-cell>
        </table:table-row>
        <table:table-row table:style-name="ro2">
          <table:table-cell office:value-type="float" office:value="7.4922876">
            <text:p>7,4922876</text:p>
          </table:table-cell>
          <table:table-cell office:value-type="float" office:value="6.669881">
            <text:p>6,669881</text:p>
          </table:table-cell>
          <table:table-cell office:value-type="float" office:value="2820000">
            <text:p>2820000</text:p>
          </table:table-cell>
        </table:table-row>
        <table:table-row table:style-name="ro2">
          <table:table-cell office:value-type="float" office:value="7.4887867">
            <text:p>7,4887867</text:p>
          </table:table-cell>
          <table:table-cell office:value-type="float" office:value="6.675094">
            <text:p>6,675094</text:p>
          </table:table-cell>
          <table:table-cell office:value-type="float" office:value="2830000">
            <text:p>2830000</text:p>
          </table:table-cell>
        </table:table-row>
        <table:table-row table:style-name="ro2">
          <table:table-cell office:value-type="float" office:value="7.485275">
            <text:p>7,485275</text:p>
          </table:table-cell>
          <table:table-cell office:value-type="float" office:value="6.6803007">
            <text:p>6,6803007</text:p>
          </table:table-cell>
          <table:table-cell office:value-type="float" office:value="2840000">
            <text:p>2840000</text:p>
          </table:table-cell>
        </table:table-row>
        <table:table-row table:style-name="ro2">
          <table:table-cell office:value-type="float" office:value="7.481752">
            <text:p>7,481752</text:p>
          </table:table-cell>
          <table:table-cell office:value-type="float" office:value="6.685499">
            <text:p>6,685499</text:p>
          </table:table-cell>
          <table:table-cell office:value-type="float" office:value="2850000">
            <text:p>2850000</text:p>
          </table:table-cell>
        </table:table-row>
        <table:table-row table:style-name="ro2">
          <table:table-cell office:value-type="float" office:value="7.478218">
            <text:p>7,478218</text:p>
          </table:table-cell>
          <table:table-cell office:value-type="float" office:value="6.6906905">
            <text:p>6,6906905</text:p>
          </table:table-cell>
          <table:table-cell office:value-type="float" office:value="2860000">
            <text:p>2860000</text:p>
          </table:table-cell>
        </table:table-row>
        <table:table-row table:style-name="ro2">
          <table:table-cell office:value-type="float" office:value="7.4746733">
            <text:p>7,4746733</text:p>
          </table:table-cell>
          <table:table-cell office:value-type="float" office:value="6.6958747">
            <text:p>6,6958747</text:p>
          </table:table-cell>
          <table:table-cell office:value-type="float" office:value="2870000">
            <text:p>2870000</text:p>
          </table:table-cell>
        </table:table-row>
        <table:table-row table:style-name="ro2">
          <table:table-cell office:value-type="float" office:value="7.471118">
            <text:p>7,471118</text:p>
          </table:table-cell>
          <table:table-cell office:value-type="float" office:value="6.701051">
            <text:p>6,701051</text:p>
          </table:table-cell>
          <table:table-cell office:value-type="float" office:value="2880000">
            <text:p>2880000</text:p>
          </table:table-cell>
        </table:table-row>
        <table:table-row table:style-name="ro2">
          <table:table-cell office:value-type="float" office:value="7.4675517">
            <text:p>7,4675517</text:p>
          </table:table-cell>
          <table:table-cell office:value-type="float" office:value="6.7062206">
            <text:p>6,7062206</text:p>
          </table:table-cell>
          <table:table-cell office:value-type="float" office:value="2890000">
            <text:p>2890000</text:p>
          </table:table-cell>
        </table:table-row>
        <table:table-row table:style-name="ro2">
          <table:table-cell office:value-type="float" office:value="7.463975">
            <text:p>7,463975</text:p>
          </table:table-cell>
          <table:table-cell office:value-type="float" office:value="6.711382">
            <text:p>6,711382</text:p>
          </table:table-cell>
          <table:table-cell office:value-type="float" office:value="2900000">
            <text:p>2900000</text:p>
          </table:table-cell>
        </table:table-row>
        <table:table-row table:style-name="ro2">
          <table:table-cell office:value-type="float" office:value="7.4603868">
            <text:p>7,4603868</text:p>
          </table:table-cell>
          <table:table-cell office:value-type="float" office:value="6.7165365">
            <text:p>6,7165365</text:p>
          </table:table-cell>
          <table:table-cell office:value-type="float" office:value="2910000">
            <text:p>2910000</text:p>
          </table:table-cell>
        </table:table-row>
        <table:table-row table:style-name="ro2">
          <table:table-cell office:value-type="float" office:value="7.456788">
            <text:p>7,456788</text:p>
          </table:table-cell>
          <table:table-cell office:value-type="float" office:value="6.7216825">
            <text:p>6,7216825</text:p>
          </table:table-cell>
          <table:table-cell office:value-type="float" office:value="2920000">
            <text:p>2920000</text:p>
          </table:table-cell>
        </table:table-row>
        <table:table-row table:style-name="ro2">
          <table:table-cell office:value-type="float" office:value="7.4531784">
            <text:p>7,4531784</text:p>
          </table:table-cell>
          <table:table-cell office:value-type="float" office:value="6.726822">
            <text:p>6,726822</text:p>
          </table:table-cell>
          <table:table-cell office:value-type="float" office:value="2930000">
            <text:p>2930000</text:p>
          </table:table-cell>
        </table:table-row>
        <table:table-row table:style-name="ro2">
          <table:table-cell office:value-type="float" office:value="7.4495583">
            <text:p>7,4495583</text:p>
          </table:table-cell>
          <table:table-cell office:value-type="float" office:value="6.7319536">
            <text:p>6,7319536</text:p>
          </table:table-cell>
          <table:table-cell office:value-type="float" office:value="2940000">
            <text:p>2940000</text:p>
          </table:table-cell>
        </table:table-row>
        <table:table-row table:style-name="ro2">
          <table:table-cell office:value-type="float" office:value="7.4459276">
            <text:p>7,4459276</text:p>
          </table:table-cell>
          <table:table-cell office:value-type="float" office:value="6.7370777">
            <text:p>6,7370777</text:p>
          </table:table-cell>
          <table:table-cell office:value-type="float" office:value="2950000">
            <text:p>2950000</text:p>
          </table:table-cell>
        </table:table-row>
        <table:table-row table:style-name="ro2">
          <table:table-cell office:value-type="float" office:value="7.442286">
            <text:p>7,442286</text:p>
          </table:table-cell>
          <table:table-cell office:value-type="float" office:value="6.7421937">
            <text:p>6,7421937</text:p>
          </table:table-cell>
          <table:table-cell office:value-type="float" office:value="2960000">
            <text:p>2960000</text:p>
          </table:table-cell>
        </table:table-row>
        <table:table-row table:style-name="ro2">
          <table:table-cell office:value-type="float" office:value="7.4386334">
            <text:p>7,4386334</text:p>
          </table:table-cell>
          <table:table-cell office:value-type="float" office:value="6.7473025">
            <text:p>6,7473025</text:p>
          </table:table-cell>
          <table:table-cell office:value-type="float" office:value="2970000">
            <text:p>2970000</text:p>
          </table:table-cell>
        </table:table-row>
        <table:table-row table:style-name="ro2">
          <table:table-cell office:value-type="float" office:value="7.434971">
            <text:p>7,434971</text:p>
          </table:table-cell>
          <table:table-cell office:value-type="float" office:value="6.7524033">
            <text:p>6,7524033</text:p>
          </table:table-cell>
          <table:table-cell office:value-type="float" office:value="2980000">
            <text:p>2980000</text:p>
          </table:table-cell>
        </table:table-row>
        <table:table-row table:style-name="ro2">
          <table:table-cell office:value-type="float" office:value="7.431297">
            <text:p>7,431297</text:p>
          </table:table-cell>
          <table:table-cell office:value-type="float" office:value="6.757497">
            <text:p>6,757497</text:p>
          </table:table-cell>
          <table:table-cell office:value-type="float" office:value="2990000">
            <text:p>2990000</text:p>
          </table:table-cell>
        </table:table-row>
        <table:table-row table:style-name="ro2">
          <table:table-cell office:value-type="float" office:value="7.4276123">
            <text:p>7,4276123</text:p>
          </table:table-cell>
          <table:table-cell office:value-type="float" office:value="6.762583">
            <text:p>6,762583</text:p>
          </table:table-cell>
          <table:table-cell office:value-type="float" office:value="3000000">
            <text:p>3000000</text:p>
          </table:table-cell>
        </table:table-row>
        <table:table-row table:style-name="ro2">
          <table:table-cell office:value-type="float" office:value="7.423918">
            <text:p>7,423918</text:p>
          </table:table-cell>
          <table:table-cell office:value-type="float" office:value="6.7676606">
            <text:p>6,7676606</text:p>
          </table:table-cell>
          <table:table-cell office:value-type="float" office:value="3010000">
            <text:p>3010000</text:p>
          </table:table-cell>
        </table:table-row>
        <table:table-row table:style-name="ro2">
          <table:table-cell office:value-type="float" office:value="7.420212">
            <text:p>7,420212</text:p>
          </table:table-cell>
          <table:table-cell office:value-type="float" office:value="6.772731">
            <text:p>6,772731</text:p>
          </table:table-cell>
          <table:table-cell office:value-type="float" office:value="3020000">
            <text:p>3020000</text:p>
          </table:table-cell>
        </table:table-row>
        <table:table-row table:style-name="ro2">
          <table:table-cell office:value-type="float" office:value="7.4164953">
            <text:p>7,4164953</text:p>
          </table:table-cell>
          <table:table-cell office:value-type="float" office:value="6.777793">
            <text:p>6,777793</text:p>
          </table:table-cell>
          <table:table-cell office:value-type="float" office:value="3030000">
            <text:p>3030000</text:p>
          </table:table-cell>
        </table:table-row>
        <table:table-row table:style-name="ro2">
          <table:table-cell office:value-type="float" office:value="7.412769">
            <text:p>7,412769</text:p>
          </table:table-cell>
          <table:table-cell office:value-type="float" office:value="6.7828474">
            <text:p>6,7828474</text:p>
          </table:table-cell>
          <table:table-cell office:value-type="float" office:value="3040000">
            <text:p>3040000</text:p>
          </table:table-cell>
        </table:table-row>
        <table:table-row table:style-name="ro2">
          <table:table-cell office:value-type="float" office:value="7.409032">
            <text:p>7,409032</text:p>
          </table:table-cell>
          <table:table-cell office:value-type="float" office:value="6.7878942">
            <text:p>6,7878942</text:p>
          </table:table-cell>
          <table:table-cell office:value-type="float" office:value="3050000">
            <text:p>3050000</text:p>
          </table:table-cell>
        </table:table-row>
        <table:table-row table:style-name="ro2">
          <table:table-cell office:value-type="float" office:value="7.405284">
            <text:p>7,405284</text:p>
          </table:table-cell>
          <table:table-cell office:value-type="float" office:value="6.7929335">
            <text:p>6,7929335</text:p>
          </table:table-cell>
          <table:table-cell office:value-type="float" office:value="3060000">
            <text:p>3060000</text:p>
          </table:table-cell>
        </table:table-row>
        <table:table-row table:style-name="ro2">
          <table:table-cell office:value-type="float" office:value="7.401525">
            <text:p>7,401525</text:p>
          </table:table-cell>
          <table:table-cell office:value-type="float" office:value="6.797965">
            <text:p>6,797965</text:p>
          </table:table-cell>
          <table:table-cell office:value-type="float" office:value="3070000">
            <text:p>3070000</text:p>
          </table:table-cell>
        </table:table-row>
        <table:table-row table:style-name="ro2">
          <table:table-cell office:value-type="float" office:value="7.397756">
            <text:p>7,397756</text:p>
          </table:table-cell>
          <table:table-cell office:value-type="float" office:value="6.802988">
            <text:p>6,802988</text:p>
          </table:table-cell>
          <table:table-cell office:value-type="float" office:value="3080000">
            <text:p>3080000</text:p>
          </table:table-cell>
        </table:table-row>
        <table:table-row table:style-name="ro2">
          <table:table-cell office:value-type="float" office:value="7.3939767">
            <text:p>7,3939767</text:p>
          </table:table-cell>
          <table:table-cell office:value-type="float" office:value="6.8080034">
            <text:p>6,8080034</text:p>
          </table:table-cell>
          <table:table-cell office:value-type="float" office:value="3090000">
            <text:p>3090000</text:p>
          </table:table-cell>
        </table:table-row>
        <table:table-row table:style-name="ro2">
          <table:table-cell office:value-type="float" office:value="7.3901863">
            <text:p>7,3901863</text:p>
          </table:table-cell>
          <table:table-cell office:value-type="float" office:value="6.8130107">
            <text:p>6,8130107</text:p>
          </table:table-cell>
          <table:table-cell office:value-type="float" office:value="3100000">
            <text:p>3100000</text:p>
          </table:table-cell>
        </table:table-row>
        <table:table-row table:style-name="ro2">
          <table:table-cell office:value-type="float" office:value="7.386386">
            <text:p>7,386386</text:p>
          </table:table-cell>
          <table:table-cell office:value-type="float" office:value="6.8180103">
            <text:p>6,8180103</text:p>
          </table:table-cell>
          <table:table-cell office:value-type="float" office:value="3110000">
            <text:p>3110000</text:p>
          </table:table-cell>
        </table:table-row>
        <table:table-row table:style-name="ro2">
          <table:table-cell office:value-type="float" office:value="7.382575">
            <text:p>7,382575</text:p>
          </table:table-cell>
          <table:table-cell office:value-type="float" office:value="6.823002">
            <text:p>6,823002</text:p>
          </table:table-cell>
          <table:table-cell office:value-type="float" office:value="3120000">
            <text:p>3120000</text:p>
          </table:table-cell>
        </table:table-row>
        <table:table-row table:style-name="ro2">
          <table:table-cell office:value-type="float" office:value="7.3787537">
            <text:p>7,3787537</text:p>
          </table:table-cell>
          <table:table-cell office:value-type="float" office:value="6.8279853">
            <text:p>6,8279853</text:p>
          </table:table-cell>
          <table:table-cell office:value-type="float" office:value="3130000">
            <text:p>3130000</text:p>
          </table:table-cell>
        </table:table-row>
        <table:table-row table:style-name="ro2">
          <table:table-cell office:value-type="float" office:value="7.374922">
            <text:p>7,374922</text:p>
          </table:table-cell>
          <table:table-cell office:value-type="float" office:value="6.832961">
            <text:p>6,832961</text:p>
          </table:table-cell>
          <table:table-cell office:value-type="float" office:value="3140000">
            <text:p>3140000</text:p>
          </table:table-cell>
        </table:table-row>
        <table:table-row table:style-name="ro2">
          <table:table-cell office:value-type="float" office:value="7.37108">
            <text:p>7,37108</text:p>
          </table:table-cell>
          <table:table-cell office:value-type="float" office:value="6.8379283">
            <text:p>6,8379283</text:p>
          </table:table-cell>
          <table:table-cell office:value-type="float" office:value="3150000">
            <text:p>3150000</text:p>
          </table:table-cell>
        </table:table-row>
        <table:table-row table:style-name="ro2">
          <table:table-cell office:value-type="float" office:value="7.367227">
            <text:p>7,367227</text:p>
          </table:table-cell>
          <table:table-cell office:value-type="float" office:value="6.842888">
            <text:p>6,842888</text:p>
          </table:table-cell>
          <table:table-cell office:value-type="float" office:value="3160000">
            <text:p>3160000</text:p>
          </table:table-cell>
        </table:table-row>
        <table:table-row table:style-name="ro2">
          <table:table-cell office:value-type="float" office:value="7.363364">
            <text:p>7,363364</text:p>
          </table:table-cell>
          <table:table-cell office:value-type="float" office:value="6.8478394">
            <text:p>6,8478394</text:p>
          </table:table-cell>
          <table:table-cell office:value-type="float" office:value="3170000">
            <text:p>3170000</text:p>
          </table:table-cell>
        </table:table-row>
        <table:table-row table:style-name="ro2">
          <table:table-cell office:value-type="float" office:value="7.359491">
            <text:p>7,359491</text:p>
          </table:table-cell>
          <table:table-cell office:value-type="float" office:value="6.8527822">
            <text:p>6,8527822</text:p>
          </table:table-cell>
          <table:table-cell office:value-type="float" office:value="3180000">
            <text:p>3180000</text:p>
          </table:table-cell>
        </table:table-row>
        <table:table-row table:style-name="ro2">
          <table:table-cell office:value-type="float" office:value="7.355607">
            <text:p>7,355607</text:p>
          </table:table-cell>
          <table:table-cell office:value-type="float" office:value="6.8577175">
            <text:p>6,8577175</text:p>
          </table:table-cell>
          <table:table-cell office:value-type="float" office:value="3190000">
            <text:p>3190000</text:p>
          </table:table-cell>
        </table:table-row>
        <table:table-row table:style-name="ro2">
          <table:table-cell office:value-type="float" office:value="7.351713">
            <text:p>7,351713</text:p>
          </table:table-cell>
          <table:table-cell office:value-type="float" office:value="6.862644">
            <text:p>6,862644</text:p>
          </table:table-cell>
          <table:table-cell office:value-type="float" office:value="3200000">
            <text:p>3200000</text:p>
          </table:table-cell>
        </table:table-row>
        <table:table-row table:style-name="ro2">
          <table:table-cell office:value-type="float" office:value="7.347809">
            <text:p>7,347809</text:p>
          </table:table-cell>
          <table:table-cell office:value-type="float" office:value="6.8675632">
            <text:p>6,8675632</text:p>
          </table:table-cell>
          <table:table-cell office:value-type="float" office:value="3210000">
            <text:p>3210000</text:p>
          </table:table-cell>
        </table:table-row>
        <table:table-row table:style-name="ro2">
          <table:table-cell office:value-type="float" office:value="7.3438945">
            <text:p>7,3438945</text:p>
          </table:table-cell>
          <table:table-cell office:value-type="float" office:value="6.8724737">
            <text:p>6,8724737</text:p>
          </table:table-cell>
          <table:table-cell office:value-type="float" office:value="3220000">
            <text:p>3220000</text:p>
          </table:table-cell>
        </table:table-row>
        <table:table-row table:style-name="ro2">
          <table:table-cell office:value-type="float" office:value="7.3399696">
            <text:p>7,3399696</text:p>
          </table:table-cell>
          <table:table-cell office:value-type="float" office:value="6.8773766">
            <text:p>6,8773766</text:p>
          </table:table-cell>
          <table:table-cell office:value-type="float" office:value="3230000">
            <text:p>3230000</text:p>
          </table:table-cell>
        </table:table-row>
        <table:table-row table:style-name="ro2">
          <table:table-cell office:value-type="float" office:value="7.336035">
            <text:p>7,336035</text:p>
          </table:table-cell>
          <table:table-cell office:value-type="float" office:value="6.882271">
            <text:p>6,882271</text:p>
          </table:table-cell>
          <table:table-cell office:value-type="float" office:value="3240000">
            <text:p>3240000</text:p>
          </table:table-cell>
        </table:table-row>
        <table:table-row table:style-name="ro2">
          <table:table-cell office:value-type="float" office:value="7.3320894">
            <text:p>7,3320894</text:p>
          </table:table-cell>
          <table:table-cell office:value-type="float" office:value="6.8871565">
            <text:p>6,8871565</text:p>
          </table:table-cell>
          <table:table-cell office:value-type="float" office:value="3250000">
            <text:p>3250000</text:p>
          </table:table-cell>
        </table:table-row>
        <table:table-row table:style-name="ro2">
          <table:table-cell office:value-type="float" office:value="7.3281336">
            <text:p>7,3281336</text:p>
          </table:table-cell>
          <table:table-cell office:value-type="float" office:value="6.8920345">
            <text:p>6,8920345</text:p>
          </table:table-cell>
          <table:table-cell office:value-type="float" office:value="3260000">
            <text:p>3260000</text:p>
          </table:table-cell>
        </table:table-row>
        <table:table-row table:style-name="ro2">
          <table:table-cell office:value-type="float" office:value="7.324168">
            <text:p>7,324168</text:p>
          </table:table-cell>
          <table:table-cell office:value-type="float" office:value="6.8969035">
            <text:p>6,8969035</text:p>
          </table:table-cell>
          <table:table-cell office:value-type="float" office:value="3270000">
            <text:p>3270000</text:p>
          </table:table-cell>
        </table:table-row>
        <table:table-row table:style-name="ro2">
          <table:table-cell office:value-type="float" office:value="7.320192">
            <text:p>7,320192</text:p>
          </table:table-cell>
          <table:table-cell office:value-type="float" office:value="6.901765">
            <text:p>6,901765</text:p>
          </table:table-cell>
          <table:table-cell office:value-type="float" office:value="3280000">
            <text:p>3280000</text:p>
          </table:table-cell>
        </table:table-row>
        <table:table-row table:style-name="ro2">
          <table:table-cell office:value-type="float" office:value="7.316206">
            <text:p>7,316206</text:p>
          </table:table-cell>
          <table:table-cell office:value-type="float" office:value="6.9066176">
            <text:p>6,9066176</text:p>
          </table:table-cell>
          <table:table-cell office:value-type="float" office:value="3290000">
            <text:p>3290000</text:p>
          </table:table-cell>
        </table:table-row>
        <table:table-row table:style-name="ro2">
          <table:table-cell office:value-type="float" office:value="7.3122096">
            <text:p>7,3122096</text:p>
          </table:table-cell>
          <table:table-cell office:value-type="float" office:value="6.911462">
            <text:p>6,911462</text:p>
          </table:table-cell>
          <table:table-cell office:value-type="float" office:value="3300000">
            <text:p>3300000</text:p>
          </table:table-cell>
        </table:table-row>
        <table:table-row table:style-name="ro2">
          <table:table-cell office:value-type="float" office:value="7.308203">
            <text:p>7,308203</text:p>
          </table:table-cell>
          <table:table-cell office:value-type="float" office:value="6.916298">
            <text:p>6,916298</text:p>
          </table:table-cell>
          <table:table-cell office:value-type="float" office:value="3310000">
            <text:p>3310000</text:p>
          </table:table-cell>
        </table:table-row>
        <table:table-row table:style-name="ro2">
          <table:table-cell office:value-type="float" office:value="7.304187">
            <text:p>7,304187</text:p>
          </table:table-cell>
          <table:table-cell office:value-type="float" office:value="6.9211254">
            <text:p>6,9211254</text:p>
          </table:table-cell>
          <table:table-cell office:value-type="float" office:value="3320000">
            <text:p>3320000</text:p>
          </table:table-cell>
        </table:table-row>
        <table:table-row table:style-name="ro2">
          <table:table-cell office:value-type="float" office:value="7.3001604">
            <text:p>7,3001604</text:p>
          </table:table-cell>
          <table:table-cell office:value-type="float" office:value="6.925945">
            <text:p>6,925945</text:p>
          </table:table-cell>
          <table:table-cell office:value-type="float" office:value="3330000">
            <text:p>3330000</text:p>
          </table:table-cell>
        </table:table-row>
        <table:table-row table:style-name="ro2">
          <table:table-cell office:value-type="float" office:value="7.2961235">
            <text:p>7,2961235</text:p>
          </table:table-cell>
          <table:table-cell office:value-type="float" office:value="6.9307556">
            <text:p>6,9307556</text:p>
          </table:table-cell>
          <table:table-cell office:value-type="float" office:value="3340000">
            <text:p>3340000</text:p>
          </table:table-cell>
        </table:table-row>
        <table:table-row table:style-name="ro2">
          <table:table-cell office:value-type="float" office:value="7.2920766">
            <text:p>7,2920766</text:p>
          </table:table-cell>
          <table:table-cell office:value-type="float" office:value="6.935558">
            <text:p>6,935558</text:p>
          </table:table-cell>
          <table:table-cell office:value-type="float" office:value="3350000">
            <text:p>3350000</text:p>
          </table:table-cell>
        </table:table-row>
        <table:table-row table:style-name="ro2">
          <table:table-cell office:value-type="float" office:value="7.28802">
            <text:p>7,28802</text:p>
          </table:table-cell>
          <table:table-cell office:value-type="float" office:value="6.940352">
            <text:p>6,940352</text:p>
          </table:table-cell>
          <table:table-cell office:value-type="float" office:value="3360000">
            <text:p>3360000</text:p>
          </table:table-cell>
        </table:table-row>
        <table:table-row table:style-name="ro2">
          <table:table-cell office:value-type="float" office:value="7.2839527">
            <text:p>7,2839527</text:p>
          </table:table-cell>
          <table:table-cell office:value-type="float" office:value="6.945137">
            <text:p>6,945137</text:p>
          </table:table-cell>
          <table:table-cell office:value-type="float" office:value="3370000">
            <text:p>3370000</text:p>
          </table:table-cell>
        </table:table-row>
        <table:table-row table:style-name="ro2">
          <table:table-cell office:value-type="float" office:value="7.279876">
            <text:p>7,279876</text:p>
          </table:table-cell>
          <table:table-cell office:value-type="float" office:value="6.949914">
            <text:p>6,949914</text:p>
          </table:table-cell>
          <table:table-cell office:value-type="float" office:value="3380000">
            <text:p>3380000</text:p>
          </table:table-cell>
        </table:table-row>
        <table:table-row table:style-name="ro2">
          <table:table-cell office:value-type="float" office:value="7.2757893">
            <text:p>7,2757893</text:p>
          </table:table-cell>
          <table:table-cell office:value-type="float" office:value="6.9546824">
            <text:p>6,9546824</text:p>
          </table:table-cell>
          <table:table-cell office:value-type="float" office:value="3390000">
            <text:p>3390000</text:p>
          </table:table-cell>
        </table:table-row>
        <table:table-row table:style-name="ro2">
          <table:table-cell office:value-type="float" office:value="7.2716928">
            <text:p>7,2716928</text:p>
          </table:table-cell>
          <table:table-cell office:value-type="float" office:value="6.959442">
            <text:p>6,959442</text:p>
          </table:table-cell>
          <table:table-cell office:value-type="float" office:value="3400000">
            <text:p>3400000</text:p>
          </table:table-cell>
        </table:table-row>
        <table:table-row table:style-name="ro2">
          <table:table-cell office:value-type="float" office:value="7.2675858">
            <text:p>7,2675858</text:p>
          </table:table-cell>
          <table:table-cell office:value-type="float" office:value="6.964193">
            <text:p>6,964193</text:p>
          </table:table-cell>
          <table:table-cell office:value-type="float" office:value="3410000">
            <text:p>3410000</text:p>
          </table:table-cell>
        </table:table-row>
        <table:table-row table:style-name="ro2">
          <table:table-cell office:value-type="float" office:value="7.263469">
            <text:p>7,263469</text:p>
          </table:table-cell>
          <table:table-cell office:value-type="float" office:value="6.9689355">
            <text:p>6,9689355</text:p>
          </table:table-cell>
          <table:table-cell office:value-type="float" office:value="3420000">
            <text:p>3420000</text:p>
          </table:table-cell>
        </table:table-row>
        <table:table-row table:style-name="ro2">
          <table:table-cell office:value-type="float" office:value="7.2593427">
            <text:p>7,2593427</text:p>
          </table:table-cell>
          <table:table-cell office:value-type="float" office:value="6.973669">
            <text:p>6,973669</text:p>
          </table:table-cell>
          <table:table-cell office:value-type="float" office:value="3430000">
            <text:p>3430000</text:p>
          </table:table-cell>
        </table:table-row>
        <table:table-row table:style-name="ro2">
          <table:table-cell office:value-type="float" office:value="7.255206">
            <text:p>7,255206</text:p>
          </table:table-cell>
          <table:table-cell office:value-type="float" office:value="6.9783945">
            <text:p>6,9783945</text:p>
          </table:table-cell>
          <table:table-cell office:value-type="float" office:value="3440000">
            <text:p>3440000</text:p>
          </table:table-cell>
        </table:table-row>
        <table:table-row table:style-name="ro2">
          <table:table-cell office:value-type="float" office:value="7.2510595">
            <text:p>7,2510595</text:p>
          </table:table-cell>
          <table:table-cell office:value-type="float" office:value="6.9831114">
            <text:p>6,9831114</text:p>
          </table:table-cell>
          <table:table-cell office:value-type="float" office:value="3450000">
            <text:p>3450000</text:p>
          </table:table-cell>
        </table:table-row>
        <table:table-row table:style-name="ro2">
          <table:table-cell office:value-type="float" office:value="7.2469034">
            <text:p>7,2469034</text:p>
          </table:table-cell>
          <table:table-cell office:value-type="float" office:value="6.987819">
            <text:p>6,987819</text:p>
          </table:table-cell>
          <table:table-cell office:value-type="float" office:value="3460000">
            <text:p>3460000</text:p>
          </table:table-cell>
        </table:table-row>
        <table:table-row table:style-name="ro2">
          <table:table-cell office:value-type="float" office:value="7.242738">
            <text:p>7,242738</text:p>
          </table:table-cell>
          <table:table-cell office:value-type="float" office:value="6.9925184">
            <text:p>6,9925184</text:p>
          </table:table-cell>
          <table:table-cell office:value-type="float" office:value="3470000">
            <text:p>3470000</text:p>
          </table:table-cell>
        </table:table-row>
        <table:table-row table:style-name="ro2">
          <table:table-cell office:value-type="float" office:value="7.2385616">
            <text:p>7,2385616</text:p>
          </table:table-cell>
          <table:table-cell office:value-type="float" office:value="6.9972086">
            <text:p>6,9972086</text:p>
          </table:table-cell>
          <table:table-cell office:value-type="float" office:value="3480000">
            <text:p>3480000</text:p>
          </table:table-cell>
        </table:table-row>
        <table:table-row table:style-name="ro2">
          <table:table-cell office:value-type="float" office:value="7.234376">
            <text:p>7,234376</text:p>
          </table:table-cell>
          <table:table-cell office:value-type="float" office:value="7.00189">
            <text:p>7,00189</text:p>
          </table:table-cell>
          <table:table-cell office:value-type="float" office:value="3490000">
            <text:p>3490000</text:p>
          </table:table-cell>
        </table:table-row>
        <table:table-row table:style-name="ro2">
          <table:table-cell office:value-type="float" office:value="7.2301803">
            <text:p>7,2301803</text:p>
          </table:table-cell>
          <table:table-cell office:value-type="float" office:value="7.006563">
            <text:p>7,006563</text:p>
          </table:table-cell>
          <table:table-cell office:value-type="float" office:value="3500000">
            <text:p>3500000</text:p>
          </table:table-cell>
        </table:table-row>
        <table:table-row table:style-name="ro2">
          <table:table-cell office:value-type="float" office:value="7.225975">
            <text:p>7,225975</text:p>
          </table:table-cell>
          <table:table-cell office:value-type="float" office:value="7.011227">
            <text:p>7,011227</text:p>
          </table:table-cell>
          <table:table-cell office:value-type="float" office:value="3510000">
            <text:p>3510000</text:p>
          </table:table-cell>
        </table:table-row>
        <table:table-row table:style-name="ro2">
          <table:table-cell office:value-type="float" office:value="7.22176">
            <text:p>7,22176</text:p>
          </table:table-cell>
          <table:table-cell office:value-type="float" office:value="7.0158825">
            <text:p>7,0158825</text:p>
          </table:table-cell>
          <table:table-cell office:value-type="float" office:value="3520000">
            <text:p>3520000</text:p>
          </table:table-cell>
        </table:table-row>
        <table:table-row table:style-name="ro2">
          <table:table-cell office:value-type="float" office:value="7.217535">
            <text:p>7,217535</text:p>
          </table:table-cell>
          <table:table-cell office:value-type="float" office:value="7.0205293">
            <text:p>7,0205293</text:p>
          </table:table-cell>
          <table:table-cell office:value-type="float" office:value="3530000">
            <text:p>3530000</text:p>
          </table:table-cell>
        </table:table-row>
        <table:table-row table:style-name="ro2">
          <table:table-cell office:value-type="float" office:value="7.2133007">
            <text:p>7,2133007</text:p>
          </table:table-cell>
          <table:table-cell office:value-type="float" office:value="7.0251665">
            <text:p>7,0251665</text:p>
          </table:table-cell>
          <table:table-cell office:value-type="float" office:value="3540000">
            <text:p>3540000</text:p>
          </table:table-cell>
        </table:table-row>
        <table:table-row table:style-name="ro2">
          <table:table-cell office:value-type="float" office:value="7.209057">
            <text:p>7,209057</text:p>
          </table:table-cell>
          <table:table-cell office:value-type="float" office:value="7.029795">
            <text:p>7,029795</text:p>
          </table:table-cell>
          <table:table-cell office:value-type="float" office:value="3550000">
            <text:p>3550000</text:p>
          </table:table-cell>
        </table:table-row>
        <table:table-row table:style-name="ro2">
          <table:table-cell office:value-type="float" office:value="7.2048025">
            <text:p>7,2048025</text:p>
          </table:table-cell>
          <table:table-cell office:value-type="float" office:value="7.0344152">
            <text:p>7,0344152</text:p>
          </table:table-cell>
          <table:table-cell office:value-type="float" office:value="3560000">
            <text:p>3560000</text:p>
          </table:table-cell>
        </table:table-row>
        <table:table-row table:style-name="ro2">
          <table:table-cell office:value-type="float" office:value="7.200539">
            <text:p>7,200539</text:p>
          </table:table-cell>
          <table:table-cell office:value-type="float" office:value="7.0390263">
            <text:p>7,0390263</text:p>
          </table:table-cell>
          <table:table-cell office:value-type="float" office:value="3570000">
            <text:p>3570000</text:p>
          </table:table-cell>
        </table:table-row>
        <table:table-row table:style-name="ro2">
          <table:table-cell office:value-type="float" office:value="7.196266">
            <text:p>7,196266</text:p>
          </table:table-cell>
          <table:table-cell office:value-type="float" office:value="7.043628">
            <text:p>7,043628</text:p>
          </table:table-cell>
          <table:table-cell office:value-type="float" office:value="3580000">
            <text:p>3580000</text:p>
          </table:table-cell>
        </table:table-row>
        <table:table-row table:style-name="ro2">
          <table:table-cell office:value-type="float" office:value="7.191983">
            <text:p>7,191983</text:p>
          </table:table-cell>
          <table:table-cell office:value-type="float" office:value="7.048221">
            <text:p>7,048221</text:p>
          </table:table-cell>
          <table:table-cell office:value-type="float" office:value="3590000">
            <text:p>3590000</text:p>
          </table:table-cell>
        </table:table-row>
        <table:table-row table:style-name="ro2">
          <table:table-cell office:value-type="float" office:value="7.1876907">
            <text:p>7,1876907</text:p>
          </table:table-cell>
          <table:table-cell office:value-type="float" office:value="7.052805">
            <text:p>7,052805</text:p>
          </table:table-cell>
          <table:table-cell office:value-type="float" office:value="3600000">
            <text:p>3600000</text:p>
          </table:table-cell>
        </table:table-row>
        <table:table-row table:style-name="ro2">
          <table:table-cell office:value-type="float" office:value="7.1833887">
            <text:p>7,1833887</text:p>
          </table:table-cell>
          <table:table-cell office:value-type="float" office:value="7.05738">
            <text:p>7,05738</text:p>
          </table:table-cell>
          <table:table-cell office:value-type="float" office:value="3610000">
            <text:p>3610000</text:p>
          </table:table-cell>
        </table:table-row>
        <table:table-row table:style-name="ro2">
          <table:table-cell office:value-type="float" office:value="7.179077">
            <text:p>7,179077</text:p>
          </table:table-cell>
          <table:table-cell office:value-type="float" office:value="7.0619464">
            <text:p>7,0619464</text:p>
          </table:table-cell>
          <table:table-cell office:value-type="float" office:value="3620000">
            <text:p>3620000</text:p>
          </table:table-cell>
        </table:table-row>
        <table:table-row table:style-name="ro2">
          <table:table-cell office:value-type="float" office:value="7.174756">
            <text:p>7,174756</text:p>
          </table:table-cell>
          <table:table-cell office:value-type="float" office:value="7.0665035">
            <text:p>7,0665035</text:p>
          </table:table-cell>
          <table:table-cell office:value-type="float" office:value="3630000">
            <text:p>3630000</text:p>
          </table:table-cell>
        </table:table-row>
        <table:table-row table:style-name="ro2">
          <table:table-cell office:value-type="float" office:value="7.1704254">
            <text:p>7,1704254</text:p>
          </table:table-cell>
          <table:table-cell office:value-type="float" office:value="7.071051">
            <text:p>7,071051</text:p>
          </table:table-cell>
          <table:table-cell office:value-type="float" office:value="3640000">
            <text:p>3640000</text:p>
          </table:table-cell>
        </table:table-row>
        <table:table-row table:style-name="ro2">
          <table:table-cell office:value-type="float" office:value="7.1660852">
            <text:p>7,1660852</text:p>
          </table:table-cell>
          <table:table-cell office:value-type="float" office:value="7.07559">
            <text:p>7,07559</text:p>
          </table:table-cell>
          <table:table-cell office:value-type="float" office:value="3650000">
            <text:p>3650000</text:p>
          </table:table-cell>
        </table:table-row>
        <table:table-row table:style-name="ro2">
          <table:table-cell office:value-type="float" office:value="7.1617355">
            <text:p>7,1617355</text:p>
          </table:table-cell>
          <table:table-cell office:value-type="float" office:value="7.08012">
            <text:p>7,08012</text:p>
          </table:table-cell>
          <table:table-cell office:value-type="float" office:value="3660000">
            <text:p>3660000</text:p>
          </table:table-cell>
        </table:table-row>
        <table:table-row table:style-name="ro2">
          <table:table-cell office:value-type="float" office:value="7.1573763">
            <text:p>7,1573763</text:p>
          </table:table-cell>
          <table:table-cell office:value-type="float" office:value="7.0846405">
            <text:p>7,0846405</text:p>
          </table:table-cell>
          <table:table-cell office:value-type="float" office:value="3670000">
            <text:p>3670000</text:p>
          </table:table-cell>
        </table:table-row>
        <table:table-row table:style-name="ro2">
          <table:table-cell office:value-type="float" office:value="7.153008">
            <text:p>7,153008</text:p>
          </table:table-cell>
          <table:table-cell office:value-type="float" office:value="7.0891523">
            <text:p>7,0891523</text:p>
          </table:table-cell>
          <table:table-cell office:value-type="float" office:value="3680000">
            <text:p>3680000</text:p>
          </table:table-cell>
        </table:table-row>
        <table:table-row table:style-name="ro2">
          <table:table-cell office:value-type="float" office:value="7.14863">
            <text:p>7,14863</text:p>
          </table:table-cell>
          <table:table-cell office:value-type="float" office:value="7.0936546">
            <text:p>7,0936546</text:p>
          </table:table-cell>
          <table:table-cell office:value-type="float" office:value="3690000">
            <text:p>3690000</text:p>
          </table:table-cell>
        </table:table-row>
        <table:table-row table:style-name="ro2">
          <table:table-cell office:value-type="float" office:value="7.1442423">
            <text:p>7,1442423</text:p>
          </table:table-cell>
          <table:table-cell office:value-type="float" office:value="7.098148">
            <text:p>7,098148</text:p>
          </table:table-cell>
          <table:table-cell office:value-type="float" office:value="3700000">
            <text:p>3700000</text:p>
          </table:table-cell>
        </table:table-row>
        <table:table-row table:style-name="ro2">
          <table:table-cell office:value-type="float" office:value="7.139846">
            <text:p>7,139846</text:p>
          </table:table-cell>
          <table:table-cell office:value-type="float" office:value="7.1026316">
            <text:p>7,1026316</text:p>
          </table:table-cell>
          <table:table-cell office:value-type="float" office:value="3710000">
            <text:p>3710000</text:p>
          </table:table-cell>
        </table:table-row>
        <table:table-row table:style-name="ro2">
          <table:table-cell office:value-type="float" office:value="7.1354394">
            <text:p>7,1354394</text:p>
          </table:table-cell>
          <table:table-cell office:value-type="float" office:value="7.1071067">
            <text:p>7,1071067</text:p>
          </table:table-cell>
          <table:table-cell office:value-type="float" office:value="3720000">
            <text:p>3720000</text:p>
          </table:table-cell>
        </table:table-row>
        <table:table-row table:style-name="ro2">
          <table:table-cell office:value-type="float" office:value="7.131024">
            <text:p>7,131024</text:p>
          </table:table-cell>
          <table:table-cell office:value-type="float" office:value="7.1115723">
            <text:p>7,1115723</text:p>
          </table:table-cell>
          <table:table-cell office:value-type="float" office:value="3730000">
            <text:p>3730000</text:p>
          </table:table-cell>
        </table:table-row>
        <table:table-row table:style-name="ro2">
          <table:table-cell office:value-type="float" office:value="7.1265993">
            <text:p>7,1265993</text:p>
          </table:table-cell>
          <table:table-cell office:value-type="float" office:value="7.116029">
            <text:p>7,116029</text:p>
          </table:table-cell>
          <table:table-cell office:value-type="float" office:value="3740000">
            <text:p>3740000</text:p>
          </table:table-cell>
        </table:table-row>
        <table:table-row table:style-name="ro2">
          <table:table-cell office:value-type="float" office:value="7.1221647">
            <text:p>7,1221647</text:p>
          </table:table-cell>
          <table:table-cell office:value-type="float" office:value="7.120476">
            <text:p>7,120476</text:p>
          </table:table-cell>
          <table:table-cell office:value-type="float" office:value="3750000">
            <text:p>3750000</text:p>
          </table:table-cell>
        </table:table-row>
        <table:table-row table:style-name="ro2">
          <table:table-cell office:value-type="float" office:value="7.1177216">
            <text:p>7,1177216</text:p>
          </table:table-cell>
          <table:table-cell office:value-type="float" office:value="7.124913">
            <text:p>7,124913</text:p>
          </table:table-cell>
          <table:table-cell office:value-type="float" office:value="3760000">
            <text:p>3760000</text:p>
          </table:table-cell>
        </table:table-row>
        <table:table-row table:style-name="ro2">
          <table:table-cell office:value-type="float" office:value="7.1132684">
            <text:p>7,1132684</text:p>
          </table:table-cell>
          <table:table-cell office:value-type="float" office:value="7.1293416">
            <text:p>7,1293416</text:p>
          </table:table-cell>
          <table:table-cell office:value-type="float" office:value="3770000">
            <text:p>3770000</text:p>
          </table:table-cell>
        </table:table-row>
        <table:table-row table:style-name="ro2">
          <table:table-cell office:value-type="float" office:value="7.1088066">
            <text:p>7,1088066</text:p>
          </table:table-cell>
          <table:table-cell office:value-type="float" office:value="7.1337605">
            <text:p>7,1337605</text:p>
          </table:table-cell>
          <table:table-cell office:value-type="float" office:value="3780000">
            <text:p>3780000</text:p>
          </table:table-cell>
        </table:table-row>
        <table:table-row table:style-name="ro2">
          <table:table-cell office:value-type="float" office:value="7.104335">
            <text:p>7,104335</text:p>
          </table:table-cell>
          <table:table-cell office:value-type="float" office:value="7.1381707">
            <text:p>7,1381707</text:p>
          </table:table-cell>
          <table:table-cell office:value-type="float" office:value="3790000">
            <text:p>3790000</text:p>
          </table:table-cell>
        </table:table-row>
        <table:table-row table:style-name="ro2">
          <table:table-cell office:value-type="float" office:value="7.0998545">
            <text:p>7,0998545</text:p>
          </table:table-cell>
          <table:table-cell office:value-type="float" office:value="7.142571">
            <text:p>7,142571</text:p>
          </table:table-cell>
          <table:table-cell office:value-type="float" office:value="3800000">
            <text:p>3800000</text:p>
          </table:table-cell>
        </table:table-row>
        <table:table-row table:style-name="ro2">
          <table:table-cell office:value-type="float" office:value="7.095365">
            <text:p>7,095365</text:p>
          </table:table-cell>
          <table:table-cell office:value-type="float" office:value="7.146962">
            <text:p>7,146962</text:p>
          </table:table-cell>
          <table:table-cell office:value-type="float" office:value="3810000">
            <text:p>3810000</text:p>
          </table:table-cell>
        </table:table-row>
        <table:table-row table:style-name="ro2">
          <table:table-cell office:value-type="float" office:value="7.090866">
            <text:p>7,090866</text:p>
          </table:table-cell>
          <table:table-cell office:value-type="float" office:value="7.1513433">
            <text:p>7,1513433</text:p>
          </table:table-cell>
          <table:table-cell office:value-type="float" office:value="3820000">
            <text:p>3820000</text:p>
          </table:table-cell>
        </table:table-row>
        <table:table-row table:style-name="ro2">
          <table:table-cell office:value-type="float" office:value="7.086358">
            <text:p>7,086358</text:p>
          </table:table-cell>
          <table:table-cell office:value-type="float" office:value="7.155716">
            <text:p>7,155716</text:p>
          </table:table-cell>
          <table:table-cell office:value-type="float" office:value="3830000">
            <text:p>3830000</text:p>
          </table:table-cell>
        </table:table-row>
        <table:table-row table:style-name="ro2">
          <table:table-cell office:value-type="float" office:value="7.081841">
            <text:p>7,081841</text:p>
          </table:table-cell>
          <table:table-cell office:value-type="float" office:value="7.1600785">
            <text:p>7,1600785</text:p>
          </table:table-cell>
          <table:table-cell office:value-type="float" office:value="3840000">
            <text:p>3840000</text:p>
          </table:table-cell>
        </table:table-row>
        <table:table-row table:style-name="ro2">
          <table:table-cell office:value-type="float" office:value="7.0773144">
            <text:p>7,0773144</text:p>
          </table:table-cell>
          <table:table-cell office:value-type="float" office:value="7.1644316">
            <text:p>7,1644316</text:p>
          </table:table-cell>
          <table:table-cell office:value-type="float" office:value="3850000">
            <text:p>3850000</text:p>
          </table:table-cell>
        </table:table-row>
        <table:table-row table:style-name="ro2">
          <table:table-cell office:value-type="float" office:value="7.072779">
            <text:p>7,072779</text:p>
          </table:table-cell>
          <table:table-cell office:value-type="float" office:value="7.1687756">
            <text:p>7,1687756</text:p>
          </table:table-cell>
          <table:table-cell office:value-type="float" office:value="3860000">
            <text:p>3860000</text:p>
          </table:table-cell>
        </table:table-row>
        <table:table-row table:style-name="ro2">
          <table:table-cell office:value-type="float" office:value="7.0682344">
            <text:p>7,0682344</text:p>
          </table:table-cell>
          <table:table-cell office:value-type="float" office:value="7.1731095">
            <text:p>7,1731095</text:p>
          </table:table-cell>
          <table:table-cell office:value-type="float" office:value="3870000">
            <text:p>3870000</text:p>
          </table:table-cell>
        </table:table-row>
        <table:table-row table:style-name="ro2">
          <table:table-cell office:value-type="float" office:value="7.0636806">
            <text:p>7,0636806</text:p>
          </table:table-cell>
          <table:table-cell office:value-type="float" office:value="7.1774344">
            <text:p>7,1774344</text:p>
          </table:table-cell>
          <table:table-cell office:value-type="float" office:value="3880000">
            <text:p>3880000</text:p>
          </table:table-cell>
        </table:table-row>
        <table:table-row table:style-name="ro2">
          <table:table-cell office:value-type="float" office:value="7.0591183">
            <text:p>7,0591183</text:p>
          </table:table-cell>
          <table:table-cell office:value-type="float" office:value="7.18175">
            <text:p>7,18175</text:p>
          </table:table-cell>
          <table:table-cell office:value-type="float" office:value="3890000">
            <text:p>3890000</text:p>
          </table:table-cell>
        </table:table-row>
        <table:table-row table:style-name="ro2">
          <table:table-cell office:value-type="float" office:value="7.054547">
            <text:p>7,054547</text:p>
          </table:table-cell>
          <table:table-cell office:value-type="float" office:value="7.186055">
            <text:p>7,186055</text:p>
          </table:table-cell>
          <table:table-cell office:value-type="float" office:value="3900000">
            <text:p>3900000</text:p>
          </table:table-cell>
        </table:table-row>
        <table:table-row table:style-name="ro2">
          <table:table-cell office:value-type="float" office:value="7.0499663">
            <text:p>7,0499663</text:p>
          </table:table-cell>
          <table:table-cell office:value-type="float" office:value="7.1903515">
            <text:p>7,1903515</text:p>
          </table:table-cell>
          <table:table-cell office:value-type="float" office:value="3910000">
            <text:p>3910000</text:p>
          </table:table-cell>
        </table:table-row>
        <table:table-row table:style-name="ro2">
          <table:table-cell office:value-type="float" office:value="7.0453763">
            <text:p>7,0453763</text:p>
          </table:table-cell>
          <table:table-cell office:value-type="float" office:value="7.194638">
            <text:p>7,194638</text:p>
          </table:table-cell>
          <table:table-cell office:value-type="float" office:value="3920000">
            <text:p>3920000</text:p>
          </table:table-cell>
        </table:table-row>
        <table:table-row table:style-name="ro2">
          <table:table-cell office:value-type="float" office:value="7.040778">
            <text:p>7,040778</text:p>
          </table:table-cell>
          <table:table-cell office:value-type="float" office:value="7.1989145">
            <text:p>7,1989145</text:p>
          </table:table-cell>
          <table:table-cell office:value-type="float" office:value="3930000">
            <text:p>3930000</text:p>
          </table:table-cell>
        </table:table-row>
        <table:table-row table:style-name="ro2">
          <table:table-cell office:value-type="float" office:value="7.0361705">
            <text:p>7,0361705</text:p>
          </table:table-cell>
          <table:table-cell office:value-type="float" office:value="7.2031817">
            <text:p>7,2031817</text:p>
          </table:table-cell>
          <table:table-cell office:value-type="float" office:value="3940000">
            <text:p>3940000</text:p>
          </table:table-cell>
        </table:table-row>
        <table:table-row table:style-name="ro2">
          <table:table-cell office:value-type="float" office:value="7.031554">
            <text:p>7,031554</text:p>
          </table:table-cell>
          <table:table-cell office:value-type="float" office:value="7.2074394">
            <text:p>7,2074394</text:p>
          </table:table-cell>
          <table:table-cell office:value-type="float" office:value="3950000">
            <text:p>3950000</text:p>
          </table:table-cell>
        </table:table-row>
        <table:table-row table:style-name="ro2">
          <table:table-cell office:value-type="float" office:value="7.0269284">
            <text:p>7,0269284</text:p>
          </table:table-cell>
          <table:table-cell office:value-type="float" office:value="7.211687">
            <text:p>7,211687</text:p>
          </table:table-cell>
          <table:table-cell office:value-type="float" office:value="3960000">
            <text:p>3960000</text:p>
          </table:table-cell>
        </table:table-row>
        <table:table-row table:style-name="ro2">
          <table:table-cell office:value-type="float" office:value="7.0222945">
            <text:p>7,0222945</text:p>
          </table:table-cell>
          <table:table-cell office:value-type="float" office:value="7.215925">
            <text:p>7,215925</text:p>
          </table:table-cell>
          <table:table-cell office:value-type="float" office:value="3970000">
            <text:p>3970000</text:p>
          </table:table-cell>
        </table:table-row>
        <table:table-row table:style-name="ro2">
          <table:table-cell office:value-type="float" office:value="7.017651">
            <text:p>7,017651</text:p>
          </table:table-cell>
          <table:table-cell office:value-type="float" office:value="7.220154">
            <text:p>7,220154</text:p>
          </table:table-cell>
          <table:table-cell office:value-type="float" office:value="3980000">
            <text:p>3980000</text:p>
          </table:table-cell>
        </table:table-row>
        <table:table-row table:style-name="ro2">
          <table:table-cell office:value-type="float" office:value="7.0129995">
            <text:p>7,0129995</text:p>
          </table:table-cell>
          <table:table-cell office:value-type="float" office:value="7.224373">
            <text:p>7,224373</text:p>
          </table:table-cell>
          <table:table-cell office:value-type="float" office:value="3990000">
            <text:p>3990000</text:p>
          </table:table-cell>
        </table:table-row>
        <table:table-row table:style-name="ro2">
          <table:table-cell office:value-type="float" office:value="7.0083385">
            <text:p>7,0083385</text:p>
          </table:table-cell>
          <table:table-cell office:value-type="float" office:value="7.2285814">
            <text:p>7,2285814</text:p>
          </table:table-cell>
          <table:table-cell office:value-type="float" office:value="4000000">
            <text:p>4000000</text:p>
          </table:table-cell>
        </table:table-row>
        <table:table-row table:style-name="ro2">
          <table:table-cell office:value-type="float" office:value="7.003669">
            <text:p>7,003669</text:p>
          </table:table-cell>
          <table:table-cell office:value-type="float" office:value="7.232781">
            <text:p>7,232781</text:p>
          </table:table-cell>
          <table:table-cell office:value-type="float" office:value="4010000">
            <text:p>4010000</text:p>
          </table:table-cell>
        </table:table-row>
        <table:table-row table:style-name="ro2">
          <table:table-cell office:value-type="float" office:value="6.9989905">
            <text:p>6,9989905</text:p>
          </table:table-cell>
          <table:table-cell office:value-type="float" office:value="7.2369704">
            <text:p>7,2369704</text:p>
          </table:table-cell>
          <table:table-cell office:value-type="float" office:value="4020000">
            <text:p>4020000</text:p>
          </table:table-cell>
        </table:table-row>
        <table:table-row table:style-name="ro2">
          <table:table-cell office:value-type="float" office:value="6.9943037">
            <text:p>6,9943037</text:p>
          </table:table-cell>
          <table:table-cell office:value-type="float" office:value="7.24115">
            <text:p>7,24115</text:p>
          </table:table-cell>
          <table:table-cell office:value-type="float" office:value="4030000">
            <text:p>4030000</text:p>
          </table:table-cell>
        </table:table-row>
        <table:table-row table:style-name="ro2">
          <table:table-cell office:value-type="float" office:value="6.989608">
            <text:p>6,989608</text:p>
          </table:table-cell>
          <table:table-cell office:value-type="float" office:value="7.24532">
            <text:p>7,24532</text:p>
          </table:table-cell>
          <table:table-cell office:value-type="float" office:value="4040000">
            <text:p>4040000</text:p>
          </table:table-cell>
        </table:table-row>
        <table:table-row table:style-name="ro2">
          <table:table-cell office:value-type="float" office:value="6.984903">
            <text:p>6,984903</text:p>
          </table:table-cell>
          <table:table-cell office:value-type="float" office:value="7.24948">
            <text:p>7,24948</text:p>
          </table:table-cell>
          <table:table-cell office:value-type="float" office:value="4050000">
            <text:p>4050000</text:p>
          </table:table-cell>
        </table:table-row>
        <table:table-row table:style-name="ro2">
          <table:table-cell office:value-type="float" office:value="6.98019">
            <text:p>6,98019</text:p>
          </table:table-cell>
          <table:table-cell office:value-type="float" office:value="7.2536297">
            <text:p>7,2536297</text:p>
          </table:table-cell>
          <table:table-cell office:value-type="float" office:value="4060000">
            <text:p>4060000</text:p>
          </table:table-cell>
        </table:table-row>
        <table:table-row table:style-name="ro2">
          <table:table-cell office:value-type="float" office:value="6.9754677">
            <text:p>6,9754677</text:p>
          </table:table-cell>
          <table:table-cell office:value-type="float" office:value="7.25777">
            <text:p>7,25777</text:p>
          </table:table-cell>
          <table:table-cell office:value-type="float" office:value="4070000">
            <text:p>4070000</text:p>
          </table:table-cell>
        </table:table-row>
        <table:table-row table:style-name="ro2">
          <table:table-cell office:value-type="float" office:value="6.9707375">
            <text:p>6,9707375</text:p>
          </table:table-cell>
          <table:table-cell office:value-type="float" office:value="7.261901">
            <text:p>7,261901</text:p>
          </table:table-cell>
          <table:table-cell office:value-type="float" office:value="4080000">
            <text:p>4080000</text:p>
          </table:table-cell>
        </table:table-row>
        <table:table-row table:style-name="ro2">
          <table:table-cell office:value-type="float" office:value="6.965998">
            <text:p>6,965998</text:p>
          </table:table-cell>
          <table:table-cell office:value-type="float" office:value="7.266021">
            <text:p>7,266021</text:p>
          </table:table-cell>
          <table:table-cell office:value-type="float" office:value="4090000">
            <text:p>4090000</text:p>
          </table:table-cell>
        </table:table-row>
        <table:table-row table:style-name="ro2">
          <table:table-cell office:value-type="float" office:value="6.9612503">
            <text:p>6,9612503</text:p>
          </table:table-cell>
          <table:table-cell office:value-type="float" office:value="7.2701316">
            <text:p>7,2701316</text:p>
          </table:table-cell>
          <table:table-cell office:value-type="float" office:value="4100000">
            <text:p>4100000</text:p>
          </table:table-cell>
        </table:table-row>
        <table:table-row table:style-name="ro2">
          <table:table-cell office:value-type="float" office:value="6.956494">
            <text:p>6,956494</text:p>
          </table:table-cell>
          <table:table-cell office:value-type="float" office:value="7.274232">
            <text:p>7,274232</text:p>
          </table:table-cell>
          <table:table-cell office:value-type="float" office:value="4110000">
            <text:p>4110000</text:p>
          </table:table-cell>
        </table:table-row>
        <table:table-row table:style-name="ro2">
          <table:table-cell office:value-type="float" office:value="6.951729">
            <text:p>6,951729</text:p>
          </table:table-cell>
          <table:table-cell office:value-type="float" office:value="7.278323">
            <text:p>7,278323</text:p>
          </table:table-cell>
          <table:table-cell office:value-type="float" office:value="4120000">
            <text:p>4120000</text:p>
          </table:table-cell>
        </table:table-row>
        <table:table-row table:style-name="ro2">
          <table:table-cell office:value-type="float" office:value="6.946955">
            <text:p>6,946955</text:p>
          </table:table-cell>
          <table:table-cell office:value-type="float" office:value="7.2824035">
            <text:p>7,2824035</text:p>
          </table:table-cell>
          <table:table-cell office:value-type="float" office:value="4130000">
            <text:p>4130000</text:p>
          </table:table-cell>
        </table:table-row>
        <table:table-row table:style-name="ro2">
          <table:table-cell office:value-type="float" office:value="6.942173">
            <text:p>6,942173</text:p>
          </table:table-cell>
          <table:table-cell office:value-type="float" office:value="7.286474">
            <text:p>7,286474</text:p>
          </table:table-cell>
          <table:table-cell office:value-type="float" office:value="4140000">
            <text:p>4140000</text:p>
          </table:table-cell>
        </table:table-row>
        <table:table-row table:style-name="ro2">
          <table:table-cell office:value-type="float" office:value="6.9373827">
            <text:p>6,9373827</text:p>
          </table:table-cell>
          <table:table-cell office:value-type="float" office:value="7.2905345">
            <text:p>7,2905345</text:p>
          </table:table-cell>
          <table:table-cell office:value-type="float" office:value="4150000">
            <text:p>4150000</text:p>
          </table:table-cell>
        </table:table-row>
        <table:table-row table:style-name="ro2">
          <table:table-cell office:value-type="float" office:value="6.9325833">
            <text:p>6,9325833</text:p>
          </table:table-cell>
          <table:table-cell office:value-type="float" office:value="7.294585">
            <text:p>7,294585</text:p>
          </table:table-cell>
          <table:table-cell office:value-type="float" office:value="4160000">
            <text:p>4160000</text:p>
          </table:table-cell>
        </table:table-row>
        <table:table-row table:style-name="ro2">
          <table:table-cell office:value-type="float" office:value="6.927776">
            <text:p>6,927776</text:p>
          </table:table-cell>
          <table:table-cell office:value-type="float" office:value="7.2986255">
            <text:p>7,2986255</text:p>
          </table:table-cell>
          <table:table-cell office:value-type="float" office:value="4170000">
            <text:p>4170000</text:p>
          </table:table-cell>
        </table:table-row>
        <table:table-row table:style-name="ro2">
          <table:table-cell office:value-type="float" office:value="6.92296">
            <text:p>6,92296</text:p>
          </table:table-cell>
          <table:table-cell office:value-type="float" office:value="7.302656">
            <text:p>7,302656</text:p>
          </table:table-cell>
          <table:table-cell office:value-type="float" office:value="4180000">
            <text:p>4180000</text:p>
          </table:table-cell>
        </table:table-row>
        <table:table-row table:style-name="ro2">
          <table:table-cell office:value-type="float" office:value="6.9181356">
            <text:p>6,9181356</text:p>
          </table:table-cell>
          <table:table-cell office:value-type="float" office:value="7.3066764">
            <text:p>7,3066764</text:p>
          </table:table-cell>
          <table:table-cell office:value-type="float" office:value="4190000">
            <text:p>4190000</text:p>
          </table:table-cell>
        </table:table-row>
        <table:table-row table:style-name="ro2">
          <table:table-cell office:value-type="float" office:value="6.9133024">
            <text:p>6,9133024</text:p>
          </table:table-cell>
          <table:table-cell office:value-type="float" office:value="7.310687">
            <text:p>7,310687</text:p>
          </table:table-cell>
          <table:table-cell office:value-type="float" office:value="4200000">
            <text:p>4200000</text:p>
          </table:table-cell>
        </table:table-row>
        <table:table-row table:style-name="ro2">
          <table:table-cell office:value-type="float" office:value="6.9084616">
            <text:p>6,9084616</text:p>
          </table:table-cell>
          <table:table-cell office:value-type="float" office:value="7.314687">
            <text:p>7,314687</text:p>
          </table:table-cell>
          <table:table-cell office:value-type="float" office:value="4210000">
            <text:p>4210000</text:p>
          </table:table-cell>
        </table:table-row>
        <table:table-row table:style-name="ro2">
          <table:table-cell office:value-type="float" office:value="6.903612">
            <text:p>6,903612</text:p>
          </table:table-cell>
          <table:table-cell office:value-type="float" office:value="7.318677">
            <text:p>7,318677</text:p>
          </table:table-cell>
          <table:table-cell office:value-type="float" office:value="4220000">
            <text:p>4220000</text:p>
          </table:table-cell>
        </table:table-row>
        <table:table-row table:style-name="ro2">
          <table:table-cell office:value-type="float" office:value="6.898754">
            <text:p>6,898754</text:p>
          </table:table-cell>
          <table:table-cell office:value-type="float" office:value="7.3226566">
            <text:p>7,3226566</text:p>
          </table:table-cell>
          <table:table-cell office:value-type="float" office:value="4230000">
            <text:p>4230000</text:p>
          </table:table-cell>
        </table:table-row>
        <table:table-row table:style-name="ro2">
          <table:table-cell office:value-type="float" office:value="6.8938875">
            <text:p>6,8938875</text:p>
          </table:table-cell>
          <table:table-cell office:value-type="float" office:value="7.3266263">
            <text:p>7,3266263</text:p>
          </table:table-cell>
          <table:table-cell office:value-type="float" office:value="4240000">
            <text:p>4240000</text:p>
          </table:table-cell>
        </table:table-row>
        <table:table-row table:style-name="ro2">
          <table:table-cell office:value-type="float" office:value="6.8890133">
            <text:p>6,8890133</text:p>
          </table:table-cell>
          <table:table-cell office:value-type="float" office:value="7.3305855">
            <text:p>7,3305855</text:p>
          </table:table-cell>
          <table:table-cell office:value-type="float" office:value="4250000">
            <text:p>4250000</text:p>
          </table:table-cell>
        </table:table-row>
        <table:table-row table:style-name="ro2">
          <table:table-cell office:value-type="float" office:value="6.8841305">
            <text:p>6,8841305</text:p>
          </table:table-cell>
          <table:table-cell office:value-type="float" office:value="7.3345346">
            <text:p>7,3345346</text:p>
          </table:table-cell>
          <table:table-cell office:value-type="float" office:value="4260000">
            <text:p>4260000</text:p>
          </table:table-cell>
        </table:table-row>
        <table:table-row table:style-name="ro2">
          <table:table-cell office:value-type="float" office:value="6.879239">
            <text:p>6,879239</text:p>
          </table:table-cell>
          <table:table-cell office:value-type="float" office:value="7.338474">
            <text:p>7,338474</text:p>
          </table:table-cell>
          <table:table-cell office:value-type="float" office:value="4270000">
            <text:p>4270000</text:p>
          </table:table-cell>
        </table:table-row>
        <table:table-row table:style-name="ro2">
          <table:table-cell office:value-type="float" office:value="6.87434">
            <text:p>6,87434</text:p>
          </table:table-cell>
          <table:table-cell office:value-type="float" office:value="7.3424025">
            <text:p>7,3424025</text:p>
          </table:table-cell>
          <table:table-cell office:value-type="float" office:value="4280000">
            <text:p>4280000</text:p>
          </table:table-cell>
        </table:table-row>
        <table:table-row table:style-name="ro2">
          <table:table-cell office:value-type="float" office:value="6.8694324">
            <text:p>6,8694324</text:p>
          </table:table-cell>
          <table:table-cell office:value-type="float" office:value="7.346321">
            <text:p>7,346321</text:p>
          </table:table-cell>
          <table:table-cell office:value-type="float" office:value="4290000">
            <text:p>4290000</text:p>
          </table:table-cell>
        </table:table-row>
        <table:table-row table:style-name="ro2">
          <table:table-cell office:value-type="float" office:value="6.8645167">
            <text:p>6,8645167</text:p>
          </table:table-cell>
          <table:table-cell office:value-type="float" office:value="7.3502293">
            <text:p>7,3502293</text:p>
          </table:table-cell>
          <table:table-cell office:value-type="float" office:value="4300000">
            <text:p>4300000</text:p>
          </table:table-cell>
        </table:table-row>
        <table:table-row table:style-name="ro2">
          <table:table-cell office:value-type="float" office:value="6.8595924">
            <text:p>6,8595924</text:p>
          </table:table-cell>
          <table:table-cell office:value-type="float" office:value="7.3541274">
            <text:p>7,3541274</text:p>
          </table:table-cell>
          <table:table-cell office:value-type="float" office:value="4310000">
            <text:p>4310000</text:p>
          </table:table-cell>
        </table:table-row>
        <table:table-row table:style-name="ro2">
          <table:table-cell office:value-type="float" office:value="6.8546605">
            <text:p>6,8546605</text:p>
          </table:table-cell>
          <table:table-cell office:value-type="float" office:value="7.358015">
            <text:p>7,358015</text:p>
          </table:table-cell>
          <table:table-cell office:value-type="float" office:value="4320000">
            <text:p>4320000</text:p>
          </table:table-cell>
        </table:table-row>
        <table:table-row table:style-name="ro2">
          <table:table-cell office:value-type="float" office:value="6.8497205">
            <text:p>6,8497205</text:p>
          </table:table-cell>
          <table:table-cell office:value-type="float" office:value="7.361892">
            <text:p>7,361892</text:p>
          </table:table-cell>
          <table:table-cell office:value-type="float" office:value="4330000">
            <text:p>4330000</text:p>
          </table:table-cell>
        </table:table-row>
        <table:table-row table:style-name="ro2">
          <table:table-cell office:value-type="float" office:value="6.8447723">
            <text:p>6,8447723</text:p>
          </table:table-cell>
          <table:table-cell office:value-type="float" office:value="7.365759">
            <text:p>7,365759</text:p>
          </table:table-cell>
          <table:table-cell office:value-type="float" office:value="4340000">
            <text:p>4340000</text:p>
          </table:table-cell>
        </table:table-row>
        <table:table-row table:style-name="ro2">
          <table:table-cell office:value-type="float" office:value="6.839816">
            <text:p>6,839816</text:p>
          </table:table-cell>
          <table:table-cell office:value-type="float" office:value="7.3696156">
            <text:p>7,3696156</text:p>
          </table:table-cell>
          <table:table-cell office:value-type="float" office:value="4350000">
            <text:p>4350000</text:p>
          </table:table-cell>
        </table:table-row>
        <table:table-row table:style-name="ro2">
          <table:table-cell office:value-type="float" office:value="6.8348513">
            <text:p>6,8348513</text:p>
          </table:table-cell>
          <table:table-cell office:value-type="float" office:value="7.3734617">
            <text:p>7,3734617</text:p>
          </table:table-cell>
          <table:table-cell office:value-type="float" office:value="4360000">
            <text:p>4360000</text:p>
          </table:table-cell>
        </table:table-row>
        <table:table-row table:style-name="ro2">
          <table:table-cell office:value-type="float" office:value="6.829879">
            <text:p>6,829879</text:p>
          </table:table-cell>
          <table:table-cell office:value-type="float" office:value="7.3772974">
            <text:p>7,3772974</text:p>
          </table:table-cell>
          <table:table-cell office:value-type="float" office:value="4370000">
            <text:p>4370000</text:p>
          </table:table-cell>
        </table:table-row>
        <table:table-row table:style-name="ro2">
          <table:table-cell office:value-type="float" office:value="6.8248987">
            <text:p>6,8248987</text:p>
          </table:table-cell>
          <table:table-cell office:value-type="float" office:value="7.3811226">
            <text:p>7,3811226</text:p>
          </table:table-cell>
          <table:table-cell office:value-type="float" office:value="4380000">
            <text:p>4380000</text:p>
          </table:table-cell>
        </table:table-row>
        <table:table-row table:style-name="ro2">
          <table:table-cell office:value-type="float" office:value="6.81991">
            <text:p>6,81991</text:p>
          </table:table-cell>
          <table:table-cell office:value-type="float" office:value="7.384938">
            <text:p>7,384938</text:p>
          </table:table-cell>
          <table:table-cell office:value-type="float" office:value="4390000">
            <text:p>4390000</text:p>
          </table:table-cell>
        </table:table-row>
        <table:table-row table:style-name="ro2">
          <table:table-cell office:value-type="float" office:value="6.8149137">
            <text:p>6,8149137</text:p>
          </table:table-cell>
          <table:table-cell office:value-type="float" office:value="7.388742">
            <text:p>7,388742</text:p>
          </table:table-cell>
          <table:table-cell office:value-type="float" office:value="4400000">
            <text:p>4400000</text:p>
          </table:table-cell>
        </table:table-row>
        <table:table-row table:style-name="ro2">
          <table:table-cell office:value-type="float" office:value="6.809909">
            <text:p>6,809909</text:p>
          </table:table-cell>
          <table:table-cell office:value-type="float" office:value="7.392536">
            <text:p>7,392536</text:p>
          </table:table-cell>
          <table:table-cell office:value-type="float" office:value="4410000">
            <text:p>4410000</text:p>
          </table:table-cell>
        </table:table-row>
        <table:table-row table:style-name="ro2">
          <table:table-cell office:value-type="float" office:value="6.804897">
            <text:p>6,804897</text:p>
          </table:table-cell>
          <table:table-cell office:value-type="float" office:value="7.3963194">
            <text:p>7,3963194</text:p>
          </table:table-cell>
          <table:table-cell office:value-type="float" office:value="4420000">
            <text:p>4420000</text:p>
          </table:table-cell>
        </table:table-row>
        <table:table-row table:style-name="ro2">
          <table:table-cell office:value-type="float" office:value="6.799876">
            <text:p>6,799876</text:p>
          </table:table-cell>
          <table:table-cell office:value-type="float" office:value="7.4000926">
            <text:p>7,4000926</text:p>
          </table:table-cell>
          <table:table-cell office:value-type="float" office:value="4430000">
            <text:p>4430000</text:p>
          </table:table-cell>
        </table:table-row>
        <table:table-row table:style-name="ro2">
          <table:table-cell office:value-type="float" office:value="6.7948484">
            <text:p>6,7948484</text:p>
          </table:table-cell>
          <table:table-cell office:value-type="float" office:value="7.4038553">
            <text:p>7,4038553</text:p>
          </table:table-cell>
          <table:table-cell office:value-type="float" office:value="4440000">
            <text:p>4440000</text:p>
          </table:table-cell>
        </table:table-row>
        <table:table-row table:style-name="ro2">
          <table:table-cell office:value-type="float" office:value="6.789812">
            <text:p>6,789812</text:p>
          </table:table-cell>
          <table:table-cell office:value-type="float" office:value="7.407607">
            <text:p>7,407607</text:p>
          </table:table-cell>
          <table:table-cell office:value-type="float" office:value="4450000">
            <text:p>4450000</text:p>
          </table:table-cell>
        </table:table-row>
        <table:table-row table:style-name="ro2">
          <table:table-cell office:value-type="float" office:value="6.7847686">
            <text:p>6,7847686</text:p>
          </table:table-cell>
          <table:table-cell office:value-type="float" office:value="7.4113483">
            <text:p>7,4113483</text:p>
          </table:table-cell>
          <table:table-cell office:value-type="float" office:value="4460000">
            <text:p>4460000</text:p>
          </table:table-cell>
        </table:table-row>
        <table:table-row table:style-name="ro2">
          <table:table-cell office:value-type="float" office:value="6.779717">
            <text:p>6,779717</text:p>
          </table:table-cell>
          <table:table-cell office:value-type="float" office:value="7.415079">
            <text:p>7,415079</text:p>
          </table:table-cell>
          <table:table-cell office:value-type="float" office:value="4470000">
            <text:p>4470000</text:p>
          </table:table-cell>
        </table:table-row>
        <table:table-row table:style-name="ro2">
          <table:table-cell office:value-type="float" office:value="6.7746572">
            <text:p>6,7746572</text:p>
          </table:table-cell>
          <table:table-cell office:value-type="float" office:value="7.4187994">
            <text:p>7,4187994</text:p>
          </table:table-cell>
          <table:table-cell office:value-type="float" office:value="4480000">
            <text:p>4480000</text:p>
          </table:table-cell>
        </table:table-row>
        <table:table-row table:style-name="ro2">
          <table:table-cell office:value-type="float" office:value="6.7695904">
            <text:p>6,7695904</text:p>
          </table:table-cell>
          <table:table-cell office:value-type="float" office:value="7.422509">
            <text:p>7,422509</text:p>
          </table:table-cell>
          <table:table-cell office:value-type="float" office:value="4490000">
            <text:p>4490000</text:p>
          </table:table-cell>
        </table:table-row>
        <table:table-row table:style-name="ro2">
          <table:table-cell office:value-type="float" office:value="6.7645154">
            <text:p>6,7645154</text:p>
          </table:table-cell>
          <table:table-cell office:value-type="float" office:value="7.426208">
            <text:p>7,426208</text:p>
          </table:table-cell>
          <table:table-cell office:value-type="float" office:value="4500000">
            <text:p>4500000</text:p>
          </table:table-cell>
        </table:table-row>
        <table:table-row table:style-name="ro2">
          <table:table-cell office:value-type="float" office:value="6.7594323">
            <text:p>6,7594323</text:p>
          </table:table-cell>
          <table:table-cell office:value-type="float" office:value="7.4298964">
            <text:p>7,4298964</text:p>
          </table:table-cell>
          <table:table-cell office:value-type="float" office:value="4510000">
            <text:p>4510000</text:p>
          </table:table-cell>
        </table:table-row>
        <table:table-row table:style-name="ro2">
          <table:table-cell office:value-type="float" office:value="6.754342">
            <text:p>6,754342</text:p>
          </table:table-cell>
          <table:table-cell office:value-type="float" office:value="7.433574">
            <text:p>7,433574</text:p>
          </table:table-cell>
          <table:table-cell office:value-type="float" office:value="4520000">
            <text:p>4520000</text:p>
          </table:table-cell>
        </table:table-row>
        <table:table-row table:style-name="ro2">
          <table:table-cell office:value-type="float" office:value="6.7492437">
            <text:p>6,7492437</text:p>
          </table:table-cell>
          <table:table-cell office:value-type="float" office:value="7.4372416">
            <text:p>7,4372416</text:p>
          </table:table-cell>
          <table:table-cell office:value-type="float" office:value="4530000">
            <text:p>4530000</text:p>
          </table:table-cell>
        </table:table-row>
        <table:table-row table:style-name="ro2">
          <table:table-cell office:value-type="float" office:value="6.744138">
            <text:p>6,744138</text:p>
          </table:table-cell>
          <table:table-cell office:value-type="float" office:value="7.440898">
            <text:p>7,440898</text:p>
          </table:table-cell>
          <table:table-cell office:value-type="float" office:value="4540000">
            <text:p>4540000</text:p>
          </table:table-cell>
        </table:table-row>
        <table:table-row table:style-name="ro2">
          <table:table-cell office:value-type="float" office:value="6.7390246">
            <text:p>6,7390246</text:p>
          </table:table-cell>
          <table:table-cell office:value-type="float" office:value="7.4445434">
            <text:p>7,4445434</text:p>
          </table:table-cell>
          <table:table-cell office:value-type="float" office:value="4550000">
            <text:p>4550000</text:p>
          </table:table-cell>
        </table:table-row>
        <table:table-row table:style-name="ro2">
          <table:table-cell office:value-type="float" office:value="6.733904">
            <text:p>6,733904</text:p>
          </table:table-cell>
          <table:table-cell office:value-type="float" office:value="7.4481783">
            <text:p>7,4481783</text:p>
          </table:table-cell>
          <table:table-cell office:value-type="float" office:value="4560000">
            <text:p>4560000</text:p>
          </table:table-cell>
        </table:table-row>
        <table:table-row table:style-name="ro2">
          <table:table-cell office:value-type="float" office:value="6.728775">
            <text:p>6,728775</text:p>
          </table:table-cell>
          <table:table-cell office:value-type="float" office:value="7.4518027">
            <text:p>7,4518027</text:p>
          </table:table-cell>
          <table:table-cell office:value-type="float" office:value="4570000">
            <text:p>4570000</text:p>
          </table:table-cell>
        </table:table-row>
        <table:table-row table:style-name="ro2">
          <table:table-cell office:value-type="float" office:value="6.7236385">
            <text:p>6,7236385</text:p>
          </table:table-cell>
          <table:table-cell office:value-type="float" office:value="7.455416">
            <text:p>7,455416</text:p>
          </table:table-cell>
          <table:table-cell office:value-type="float" office:value="4580000">
            <text:p>4580000</text:p>
          </table:table-cell>
        </table:table-row>
        <table:table-row table:style-name="ro2">
          <table:table-cell office:value-type="float" office:value="6.7184954">
            <text:p>6,7184954</text:p>
          </table:table-cell>
          <table:table-cell office:value-type="float" office:value="7.4590187">
            <text:p>7,4590187</text:p>
          </table:table-cell>
          <table:table-cell office:value-type="float" office:value="4590000">
            <text:p>4590000</text:p>
          </table:table-cell>
        </table:table-row>
        <table:table-row table:style-name="ro2">
          <table:table-cell office:value-type="float" office:value="6.7133436">
            <text:p>6,7133436</text:p>
          </table:table-cell>
          <table:table-cell office:value-type="float" office:value="7.462611">
            <text:p>7,462611</text:p>
          </table:table-cell>
          <table:table-cell office:value-type="float" office:value="4600000">
            <text:p>4600000</text:p>
          </table:table-cell>
        </table:table-row>
        <table:table-row table:style-name="ro2">
          <table:table-cell office:value-type="float" office:value="6.7081847">
            <text:p>6,7081847</text:p>
          </table:table-cell>
          <table:table-cell office:value-type="float" office:value="7.4661922">
            <text:p>7,4661922</text:p>
          </table:table-cell>
          <table:table-cell office:value-type="float" office:value="4610000">
            <text:p>4610000</text:p>
          </table:table-cell>
        </table:table-row>
        <table:table-row table:style-name="ro2">
          <table:table-cell office:value-type="float" office:value="6.7030187">
            <text:p>6,7030187</text:p>
          </table:table-cell>
          <table:table-cell office:value-type="float" office:value="7.469763">
            <text:p>7,469763</text:p>
          </table:table-cell>
          <table:table-cell office:value-type="float" office:value="4620000">
            <text:p>4620000</text:p>
          </table:table-cell>
        </table:table-row>
        <table:table-row table:style-name="ro2">
          <table:table-cell office:value-type="float" office:value="6.697845">
            <text:p>6,697845</text:p>
          </table:table-cell>
          <table:table-cell office:value-type="float" office:value="7.473322">
            <text:p>7,473322</text:p>
          </table:table-cell>
          <table:table-cell office:value-type="float" office:value="4630000">
            <text:p>4630000</text:p>
          </table:table-cell>
        </table:table-row>
        <table:table-row table:style-name="ro2">
          <table:table-cell office:value-type="float" office:value="6.6926637">
            <text:p>6,6926637</text:p>
          </table:table-cell>
          <table:table-cell office:value-type="float" office:value="7.476871">
            <text:p>7,476871</text:p>
          </table:table-cell>
          <table:table-cell office:value-type="float" office:value="4640000">
            <text:p>4640000</text:p>
          </table:table-cell>
        </table:table-row>
        <table:table-row table:style-name="ro2">
          <table:table-cell office:value-type="float" office:value="6.687475">
            <text:p>6,687475</text:p>
          </table:table-cell>
          <table:table-cell office:value-type="float" office:value="7.4804087">
            <text:p>7,4804087</text:p>
          </table:table-cell>
          <table:table-cell office:value-type="float" office:value="4650000">
            <text:p>4650000</text:p>
          </table:table-cell>
        </table:table-row>
        <table:table-row table:style-name="ro2">
          <table:table-cell office:value-type="float" office:value="6.682279">
            <text:p>6,682279</text:p>
          </table:table-cell>
          <table:table-cell office:value-type="float" office:value="7.483936">
            <text:p>7,483936</text:p>
          </table:table-cell>
          <table:table-cell office:value-type="float" office:value="4660000">
            <text:p>4660000</text:p>
          </table:table-cell>
        </table:table-row>
        <table:table-row table:style-name="ro2">
          <table:table-cell office:value-type="float" office:value="6.6770754">
            <text:p>6,6770754</text:p>
          </table:table-cell>
          <table:table-cell office:value-type="float" office:value="7.487452">
            <text:p>7,487452</text:p>
          </table:table-cell>
          <table:table-cell office:value-type="float" office:value="4670000">
            <text:p>4670000</text:p>
          </table:table-cell>
        </table:table-row>
        <table:table-row table:style-name="ro2">
          <table:table-cell office:value-type="float" office:value="6.671865">
            <text:p>6,671865</text:p>
          </table:table-cell>
          <table:table-cell office:value-type="float" office:value="7.4909573">
            <text:p>7,4909573</text:p>
          </table:table-cell>
          <table:table-cell office:value-type="float" office:value="4680000">
            <text:p>4680000</text:p>
          </table:table-cell>
        </table:table-row>
        <table:table-row table:style-name="ro2">
          <table:table-cell office:value-type="float" office:value="6.666647">
            <text:p>6,666647</text:p>
          </table:table-cell>
          <table:table-cell office:value-type="float" office:value="7.4944515">
            <text:p>7,4944515</text:p>
          </table:table-cell>
          <table:table-cell office:value-type="float" office:value="4690000">
            <text:p>4690000</text:p>
          </table:table-cell>
        </table:table-row>
        <table:table-row table:style-name="ro2">
          <table:table-cell office:value-type="float" office:value="6.6614213">
            <text:p>6,6614213</text:p>
          </table:table-cell>
          <table:table-cell office:value-type="float" office:value="7.4979353">
            <text:p>7,4979353</text:p>
          </table:table-cell>
          <table:table-cell office:value-type="float" office:value="4700000">
            <text:p>4700000</text:p>
          </table:table-cell>
        </table:table-row>
        <table:table-row table:style-name="ro2">
          <table:table-cell office:value-type="float" office:value="6.656189">
            <text:p>6,656189</text:p>
          </table:table-cell>
          <table:table-cell office:value-type="float" office:value="7.5014076">
            <text:p>7,5014076</text:p>
          </table:table-cell>
          <table:table-cell office:value-type="float" office:value="4710000">
            <text:p>4710000</text:p>
          </table:table-cell>
        </table:table-row>
        <table:table-row table:style-name="ro2">
          <table:table-cell office:value-type="float" office:value="6.6509485">
            <text:p>6,6509485</text:p>
          </table:table-cell>
          <table:table-cell office:value-type="float" office:value="7.504869">
            <text:p>7,504869</text:p>
          </table:table-cell>
          <table:table-cell office:value-type="float" office:value="4720000">
            <text:p>4720000</text:p>
          </table:table-cell>
        </table:table-row>
        <table:table-row table:style-name="ro2">
          <table:table-cell office:value-type="float" office:value="6.6457014">
            <text:p>6,6457014</text:p>
          </table:table-cell>
          <table:table-cell office:value-type="float" office:value="7.5083194">
            <text:p>7,5083194</text:p>
          </table:table-cell>
          <table:table-cell office:value-type="float" office:value="4730000">
            <text:p>4730000</text:p>
          </table:table-cell>
        </table:table-row>
        <table:table-row table:style-name="ro2">
          <table:table-cell office:value-type="float" office:value="6.640447">
            <text:p>6,640447</text:p>
          </table:table-cell>
          <table:table-cell office:value-type="float" office:value="7.511759">
            <text:p>7,511759</text:p>
          </table:table-cell>
          <table:table-cell office:value-type="float" office:value="4740000">
            <text:p>4740000</text:p>
          </table:table-cell>
        </table:table-row>
        <table:table-row table:style-name="ro2">
          <table:table-cell office:value-type="float" office:value="6.6351857">
            <text:p>6,6351857</text:p>
          </table:table-cell>
          <table:table-cell office:value-type="float" office:value="7.5151873">
            <text:p>7,5151873</text:p>
          </table:table-cell>
          <table:table-cell office:value-type="float" office:value="4750000">
            <text:p>4750000</text:p>
          </table:table-cell>
        </table:table-row>
        <table:table-row table:style-name="ro2">
          <table:table-cell office:value-type="float" office:value="6.629917">
            <text:p>6,629917</text:p>
          </table:table-cell>
          <table:table-cell office:value-type="float" office:value="7.5186048">
            <text:p>7,5186048</text:p>
          </table:table-cell>
          <table:table-cell office:value-type="float" office:value="4760000">
            <text:p>4760000</text:p>
          </table:table-cell>
        </table:table-row>
        <table:table-row table:style-name="ro2">
          <table:table-cell office:value-type="float" office:value="6.624641">
            <text:p>6,624641</text:p>
          </table:table-cell>
          <table:table-cell office:value-type="float" office:value="7.5220113">
            <text:p>7,5220113</text:p>
          </table:table-cell>
          <table:table-cell office:value-type="float" office:value="4770000">
            <text:p>4770000</text:p>
          </table:table-cell>
        </table:table-row>
        <table:table-row table:style-name="ro2">
          <table:table-cell office:value-type="float" office:value="6.619358">
            <text:p>6,619358</text:p>
          </table:table-cell>
          <table:table-cell office:value-type="float" office:value="7.525407">
            <text:p>7,525407</text:p>
          </table:table-cell>
          <table:table-cell office:value-type="float" office:value="4780000">
            <text:p>4780000</text:p>
          </table:table-cell>
        </table:table-row>
        <table:table-row table:style-name="ro2">
          <table:table-cell office:value-type="float" office:value="6.614068">
            <text:p>6,614068</text:p>
          </table:table-cell>
          <table:table-cell office:value-type="float" office:value="7.5287914">
            <text:p>7,5287914</text:p>
          </table:table-cell>
          <table:table-cell office:value-type="float" office:value="4790000">
            <text:p>4790000</text:p>
          </table:table-cell>
        </table:table-row>
        <table:table-row table:style-name="ro2">
          <table:table-cell office:value-type="float" office:value="6.608771">
            <text:p>6,608771</text:p>
          </table:table-cell>
          <table:table-cell office:value-type="float" office:value="7.5321646">
            <text:p>7,5321646</text:p>
          </table:table-cell>
          <table:table-cell office:value-type="float" office:value="4800000">
            <text:p>4800000</text:p>
          </table:table-cell>
        </table:table-row>
        <table:table-row table:style-name="ro2">
          <table:table-cell office:value-type="float" office:value="6.603467">
            <text:p>6,603467</text:p>
          </table:table-cell>
          <table:table-cell office:value-type="float" office:value="7.5355263">
            <text:p>7,5355263</text:p>
          </table:table-cell>
          <table:table-cell office:value-type="float" office:value="4810000">
            <text:p>4810000</text:p>
          </table:table-cell>
        </table:table-row>
        <table:table-row table:style-name="ro2">
          <table:table-cell office:value-type="float" office:value="6.5981555">
            <text:p>6,5981555</text:p>
          </table:table-cell>
          <table:table-cell office:value-type="float" office:value="7.5388775">
            <text:p>7,5388775</text:p>
          </table:table-cell>
          <table:table-cell office:value-type="float" office:value="4820000">
            <text:p>4820000</text:p>
          </table:table-cell>
        </table:table-row>
        <table:table-row table:style-name="ro2">
          <table:table-cell office:value-type="float" office:value="6.5928373">
            <text:p>6,5928373</text:p>
          </table:table-cell>
          <table:table-cell office:value-type="float" office:value="7.5422173">
            <text:p>7,5422173</text:p>
          </table:table-cell>
          <table:table-cell office:value-type="float" office:value="4830000">
            <text:p>4830000</text:p>
          </table:table-cell>
        </table:table-row>
        <table:table-row table:style-name="ro2">
          <table:table-cell office:value-type="float" office:value="6.587512">
            <text:p>6,587512</text:p>
          </table:table-cell>
          <table:table-cell office:value-type="float" office:value="7.545546">
            <text:p>7,545546</text:p>
          </table:table-cell>
          <table:table-cell office:value-type="float" office:value="4840000">
            <text:p>4840000</text:p>
          </table:table-cell>
        </table:table-row>
        <table:table-row table:style-name="ro2">
          <table:table-cell office:value-type="float" office:value="6.58218">
            <text:p>6,58218</text:p>
          </table:table-cell>
          <table:table-cell office:value-type="float" office:value="7.548864">
            <text:p>7,548864</text:p>
          </table:table-cell>
          <table:table-cell office:value-type="float" office:value="4850000">
            <text:p>4850000</text:p>
          </table:table-cell>
        </table:table-row>
        <table:table-row table:style-name="ro2">
          <table:table-cell office:value-type="float" office:value="6.576841">
            <text:p>6,576841</text:p>
          </table:table-cell>
          <table:table-cell office:value-type="float" office:value="7.5521703">
            <text:p>7,5521703</text:p>
          </table:table-cell>
          <table:table-cell office:value-type="float" office:value="4860000">
            <text:p>4860000</text:p>
          </table:table-cell>
        </table:table-row>
        <table:table-row table:style-name="ro2">
          <table:table-cell office:value-type="float" office:value="6.571495">
            <text:p>6,571495</text:p>
          </table:table-cell>
          <table:table-cell office:value-type="float" office:value="7.5554657">
            <text:p>7,5554657</text:p>
          </table:table-cell>
          <table:table-cell office:value-type="float" office:value="4870000">
            <text:p>4870000</text:p>
          </table:table-cell>
        </table:table-row>
        <table:table-row table:style-name="ro2">
          <table:table-cell office:value-type="float" office:value="6.566142">
            <text:p>6,566142</text:p>
          </table:table-cell>
          <table:table-cell office:value-type="float" office:value="7.558749">
            <text:p>7,558749</text:p>
          </table:table-cell>
          <table:table-cell office:value-type="float" office:value="4880000">
            <text:p>4880000</text:p>
          </table:table-cell>
        </table:table-row>
        <table:table-row table:style-name="ro2">
          <table:table-cell office:value-type="float" office:value="6.5607824">
            <text:p>6,5607824</text:p>
          </table:table-cell>
          <table:table-cell office:value-type="float" office:value="7.562022">
            <text:p>7,562022</text:p>
          </table:table-cell>
          <table:table-cell office:value-type="float" office:value="4890000">
            <text:p>4890000</text:p>
          </table:table-cell>
        </table:table-row>
        <table:table-row table:style-name="ro2">
          <table:table-cell office:value-type="float" office:value="6.555416">
            <text:p>6,555416</text:p>
          </table:table-cell>
          <table:table-cell office:value-type="float" office:value="7.565284">
            <text:p>7,565284</text:p>
          </table:table-cell>
          <table:table-cell office:value-type="float" office:value="4900000">
            <text:p>4900000</text:p>
          </table:table-cell>
        </table:table-row>
        <table:table-row table:style-name="ro2">
          <table:table-cell office:value-type="float" office:value="6.550042">
            <text:p>6,550042</text:p>
          </table:table-cell>
          <table:table-cell office:value-type="float" office:value="7.5685344">
            <text:p>7,5685344</text:p>
          </table:table-cell>
          <table:table-cell office:value-type="float" office:value="4910000">
            <text:p>4910000</text:p>
          </table:table-cell>
        </table:table-row>
        <table:table-row table:style-name="ro2">
          <table:table-cell office:value-type="float" office:value="6.544662">
            <text:p>6,544662</text:p>
          </table:table-cell>
          <table:table-cell office:value-type="float" office:value="7.5717735">
            <text:p>7,5717735</text:p>
          </table:table-cell>
          <table:table-cell office:value-type="float" office:value="4920000">
            <text:p>4920000</text:p>
          </table:table-cell>
        </table:table-row>
        <table:table-row table:style-name="ro2">
          <table:table-cell office:value-type="float" office:value="6.539275">
            <text:p>6,539275</text:p>
          </table:table-cell>
          <table:table-cell office:value-type="float" office:value="7.5750012">
            <text:p>7,5750012</text:p>
          </table:table-cell>
          <table:table-cell office:value-type="float" office:value="4930000">
            <text:p>4930000</text:p>
          </table:table-cell>
        </table:table-row>
        <table:table-row table:style-name="ro2">
          <table:table-cell office:value-type="float" office:value="6.533881">
            <text:p>6,533881</text:p>
          </table:table-cell>
          <table:table-cell office:value-type="float" office:value="7.578218">
            <text:p>7,578218</text:p>
          </table:table-cell>
          <table:table-cell office:value-type="float" office:value="4940000">
            <text:p>4940000</text:p>
          </table:table-cell>
        </table:table-row>
        <table:table-row table:style-name="ro2">
          <table:table-cell office:value-type="float" office:value="6.528481">
            <text:p>6,528481</text:p>
          </table:table-cell>
          <table:table-cell office:value-type="float" office:value="7.5814233">
            <text:p>7,5814233</text:p>
          </table:table-cell>
          <table:table-cell office:value-type="float" office:value="4950000">
            <text:p>4950000</text:p>
          </table:table-cell>
        </table:table-row>
        <table:table-row table:style-name="ro2">
          <table:table-cell office:value-type="float" office:value="6.523074">
            <text:p>6,523074</text:p>
          </table:table-cell>
          <table:table-cell office:value-type="float" office:value="7.584617">
            <text:p>7,584617</text:p>
          </table:table-cell>
          <table:table-cell office:value-type="float" office:value="4960000">
            <text:p>4960000</text:p>
          </table:table-cell>
        </table:table-row>
        <table:table-row table:style-name="ro2">
          <table:table-cell office:value-type="float" office:value="6.51766">
            <text:p>6,51766</text:p>
          </table:table-cell>
          <table:table-cell table:style-name="ce1" office:value-type="string">
            <text:p>7,5878</text:p>
          </table:table-cell>
          <table:table-cell office:value-type="float" office:value="4970000">
            <text:p>4970000</text:p>
          </table:table-cell>
        </table:table-row>
        <table:table-row table:style-name="ro2">
          <table:table-cell office:value-type="float" office:value="6.5122395">
            <text:p>6,5122395</text:p>
          </table:table-cell>
          <table:table-cell office:value-type="float" office:value="7.590971">
            <text:p>7,590971</text:p>
          </table:table-cell>
          <table:table-cell office:value-type="float" office:value="4980000">
            <text:p>4980000</text:p>
          </table:table-cell>
        </table:table-row>
        <table:table-row table:style-name="ro2">
          <table:table-cell office:value-type="float" office:value="6.5068126">
            <text:p>6,5068126</text:p>
          </table:table-cell>
          <table:table-cell office:value-type="float" office:value="7.5941315">
            <text:p>7,5941315</text:p>
          </table:table-cell>
          <table:table-cell office:value-type="float" office:value="4990000">
            <text:p>4990000</text:p>
          </table:table-cell>
        </table:table-row>
        <table:table-row table:style-name="ro2">
          <table:table-cell office:value-type="float" office:value="6.501379">
            <text:p>6,501379</text:p>
          </table:table-cell>
          <table:table-cell office:value-type="float" office:value="7.5972795">
            <text:p>7,5972795</text:p>
          </table:table-cell>
          <table:table-cell office:value-type="float" office:value="5000000">
            <text:p>5000000</text:p>
          </table:table-cell>
        </table:table-row>
        <table:table-row table:style-name="ro2">
          <table:table-cell office:value-type="float" office:value="6.495939">
            <text:p>6,495939</text:p>
          </table:table-cell>
          <table:table-cell office:value-type="float" office:value="7.600417">
            <text:p>7,600417</text:p>
          </table:table-cell>
          <table:table-cell office:value-type="float" office:value="5010000">
            <text:p>5010000</text:p>
          </table:table-cell>
        </table:table-row>
        <table:table-row table:style-name="ro2">
          <table:table-cell office:value-type="float" office:value="6.490492">
            <text:p>6,490492</text:p>
          </table:table-cell>
          <table:table-cell office:value-type="float" office:value="7.6035423">
            <text:p>7,6035423</text:p>
          </table:table-cell>
          <table:table-cell office:value-type="float" office:value="5020000">
            <text:p>5020000</text:p>
          </table:table-cell>
        </table:table-row>
        <table:table-row table:style-name="ro2">
          <table:table-cell office:value-type="float" office:value="6.4850388">
            <text:p>6,4850388</text:p>
          </table:table-cell>
          <table:table-cell office:value-type="float" office:value="7.606657">
            <text:p>7,606657</text:p>
          </table:table-cell>
          <table:table-cell office:value-type="float" office:value="5030000">
            <text:p>5030000</text:p>
          </table:table-cell>
        </table:table-row>
        <table:table-row table:style-name="ro2">
          <table:table-cell office:value-type="float" office:value="6.4795785">
            <text:p>6,4795785</text:p>
          </table:table-cell>
          <table:table-cell office:value-type="float" office:value="7.6097603">
            <text:p>7,6097603</text:p>
          </table:table-cell>
          <table:table-cell office:value-type="float" office:value="5040000">
            <text:p>5040000</text:p>
          </table:table-cell>
        </table:table-row>
        <table:table-row table:style-name="ro2">
          <table:table-cell office:value-type="float" office:value="6.4741125">
            <text:p>6,4741125</text:p>
          </table:table-cell>
          <table:table-cell office:value-type="float" office:value="7.6128516">
            <text:p>7,6128516</text:p>
          </table:table-cell>
          <table:table-cell office:value-type="float" office:value="5050000">
            <text:p>5050000</text:p>
          </table:table-cell>
        </table:table-row>
        <table:table-row table:style-name="ro2">
          <table:table-cell office:value-type="float" office:value="6.4686394">
            <text:p>6,4686394</text:p>
          </table:table-cell>
          <table:table-cell office:value-type="float" office:value="7.6159315">
            <text:p>7,6159315</text:p>
          </table:table-cell>
          <table:table-cell office:value-type="float" office:value="5060000">
            <text:p>5060000</text:p>
          </table:table-cell>
        </table:table-row>
        <table:table-row table:style-name="ro2">
          <table:table-cell office:value-type="float" office:value="6.4631605">
            <text:p>6,4631605</text:p>
          </table:table-cell>
          <table:table-cell office:value-type="float" office:value="7.6190004">
            <text:p>7,6190004</text:p>
          </table:table-cell>
          <table:table-cell office:value-type="float" office:value="5070000">
            <text:p>5070000</text:p>
          </table:table-cell>
        </table:table-row>
        <table:table-row table:style-name="ro2">
          <table:table-cell office:value-type="float" office:value="6.4576745">
            <text:p>6,4576745</text:p>
          </table:table-cell>
          <table:table-cell office:value-type="float" office:value="7.622057">
            <text:p>7,622057</text:p>
          </table:table-cell>
          <table:table-cell office:value-type="float" office:value="5080000">
            <text:p>5080000</text:p>
          </table:table-cell>
        </table:table-row>
        <table:table-row table:style-name="ro2">
          <table:table-cell office:value-type="float" office:value="6.452183">
            <text:p>6,452183</text:p>
          </table:table-cell>
          <table:table-cell office:value-type="float" office:value="7.625103">
            <text:p>7,625103</text:p>
          </table:table-cell>
          <table:table-cell office:value-type="float" office:value="5090000">
            <text:p>5090000</text:p>
          </table:table-cell>
        </table:table-row>
        <table:table-row table:style-name="ro2">
          <table:table-cell office:value-type="float" office:value="6.4466844">
            <text:p>6,4466844</text:p>
          </table:table-cell>
          <table:table-cell office:value-type="float" office:value="7.628137">
            <text:p>7,628137</text:p>
          </table:table-cell>
          <table:table-cell office:value-type="float" office:value="5100000">
            <text:p>5100000</text:p>
          </table:table-cell>
        </table:table-row>
        <table:table-row table:style-name="ro2">
          <table:table-cell office:value-type="float" office:value="6.4411793">
            <text:p>6,4411793</text:p>
          </table:table-cell>
          <table:table-cell office:value-type="float" office:value="7.63116">
            <text:p>7,63116</text:p>
          </table:table-cell>
          <table:table-cell office:value-type="float" office:value="5110000">
            <text:p>5110000</text:p>
          </table:table-cell>
        </table:table-row>
        <table:table-row table:style-name="ro2">
          <table:table-cell office:value-type="float" office:value="6.4356685">
            <text:p>6,4356685</text:p>
          </table:table-cell>
          <table:table-cell office:value-type="float" office:value="7.6341705">
            <text:p>7,6341705</text:p>
          </table:table-cell>
          <table:table-cell office:value-type="float" office:value="5120000">
            <text:p>5120000</text:p>
          </table:table-cell>
        </table:table-row>
        <table:table-row table:style-name="ro2">
          <table:table-cell office:value-type="float" office:value="6.430151">
            <text:p>6,430151</text:p>
          </table:table-cell>
          <table:table-cell office:value-type="float" office:value="7.6371703">
            <text:p>7,6371703</text:p>
          </table:table-cell>
          <table:table-cell office:value-type="float" office:value="5130000">
            <text:p>5130000</text:p>
          </table:table-cell>
        </table:table-row>
        <table:table-row table:style-name="ro2">
          <table:table-cell office:value-type="float" office:value="6.4246273">
            <text:p>6,4246273</text:p>
          </table:table-cell>
          <table:table-cell office:value-type="float" office:value="7.6401587">
            <text:p>7,6401587</text:p>
          </table:table-cell>
          <table:table-cell office:value-type="float" office:value="5140000">
            <text:p>5140000</text:p>
          </table:table-cell>
        </table:table-row>
        <table:table-row table:style-name="ro2">
          <table:table-cell office:value-type="float" office:value="6.419098">
            <text:p>6,419098</text:p>
          </table:table-cell>
          <table:table-cell office:value-type="float" office:value="7.643135">
            <text:p>7,643135</text:p>
          </table:table-cell>
          <table:table-cell office:value-type="float" office:value="5150000">
            <text:p>5150000</text:p>
          </table:table-cell>
        </table:table-row>
        <table:table-row table:style-name="ro2">
          <table:table-cell office:value-type="float" office:value="6.413562">
            <text:p>6,413562</text:p>
          </table:table-cell>
          <table:table-cell office:value-type="float" office:value="7.6460996">
            <text:p>7,6460996</text:p>
          </table:table-cell>
          <table:table-cell office:value-type="float" office:value="5160000">
            <text:p>5160000</text:p>
          </table:table-cell>
        </table:table-row>
        <table:table-row table:style-name="ro2">
          <table:table-cell office:value-type="float" office:value="6.408019">
            <text:p>6,408019</text:p>
          </table:table-cell>
          <table:table-cell office:value-type="float" office:value="7.649053">
            <text:p>7,649053</text:p>
          </table:table-cell>
          <table:table-cell office:value-type="float" office:value="5170000">
            <text:p>5170000</text:p>
          </table:table-cell>
        </table:table-row>
        <table:table-row table:style-name="ro2">
          <table:table-cell office:value-type="float" office:value="6.4024706">
            <text:p>6,4024706</text:p>
          </table:table-cell>
          <table:table-cell office:value-type="float" office:value="7.6519947">
            <text:p>7,6519947</text:p>
          </table:table-cell>
          <table:table-cell office:value-type="float" office:value="5180000">
            <text:p>5180000</text:p>
          </table:table-cell>
        </table:table-row>
        <table:table-row table:style-name="ro2">
          <table:table-cell office:value-type="float" office:value="6.3969164">
            <text:p>6,3969164</text:p>
          </table:table-cell>
          <table:table-cell office:value-type="float" office:value="7.6549244">
            <text:p>7,6549244</text:p>
          </table:table-cell>
          <table:table-cell office:value-type="float" office:value="5190000">
            <text:p>5190000</text:p>
          </table:table-cell>
        </table:table-row>
        <table:table-row table:style-name="ro2">
          <table:table-cell office:value-type="float" office:value="6.3913555">
            <text:p>6,3913555</text:p>
          </table:table-cell>
          <table:table-cell office:value-type="float" office:value="7.657843">
            <text:p>7,657843</text:p>
          </table:table-cell>
          <table:table-cell office:value-type="float" office:value="5200000">
            <text:p>5200000</text:p>
          </table:table-cell>
        </table:table-row>
        <table:table-row table:style-name="ro2">
          <table:table-cell office:value-type="float" office:value="6.385789">
            <text:p>6,385789</text:p>
          </table:table-cell>
          <table:table-cell office:value-type="float" office:value="7.6607494">
            <text:p>7,6607494</text:p>
          </table:table-cell>
          <table:table-cell office:value-type="float" office:value="5210000">
            <text:p>5210000</text:p>
          </table:table-cell>
        </table:table-row>
        <table:table-row table:style-name="ro2">
          <table:table-cell office:value-type="float" office:value="6.380216">
            <text:p>6,380216</text:p>
          </table:table-cell>
          <table:table-cell office:value-type="float" office:value="7.663645">
            <text:p>7,663645</text:p>
          </table:table-cell>
          <table:table-cell office:value-type="float" office:value="5220000">
            <text:p>5220000</text:p>
          </table:table-cell>
        </table:table-row>
        <table:table-row table:style-name="ro2">
          <table:table-cell office:value-type="float" office:value="6.374637">
            <text:p>6,374637</text:p>
          </table:table-cell>
          <table:table-cell office:value-type="float" office:value="7.666528">
            <text:p>7,666528</text:p>
          </table:table-cell>
          <table:table-cell office:value-type="float" office:value="5230000">
            <text:p>5230000</text:p>
          </table:table-cell>
        </table:table-row>
        <table:table-row table:style-name="ro2">
          <table:table-cell office:value-type="float" office:value="6.369052">
            <text:p>6,369052</text:p>
          </table:table-cell>
          <table:table-cell table:style-name="ce1" office:value-type="string">
            <text:p>7,6694</text:p>
          </table:table-cell>
          <table:table-cell office:value-type="float" office:value="5240000">
            <text:p>5240000</text:p>
          </table:table-cell>
        </table:table-row>
        <table:table-row table:style-name="ro2">
          <table:table-cell office:value-type="float" office:value="6.363461">
            <text:p>6,363461</text:p>
          </table:table-cell>
          <table:table-cell office:value-type="float" office:value="7.6722603">
            <text:p>7,6722603</text:p>
          </table:table-cell>
          <table:table-cell office:value-type="float" office:value="5250000">
            <text:p>5250000</text:p>
          </table:table-cell>
        </table:table-row>
        <table:table-row table:style-name="ro2">
          <table:table-cell office:value-type="float" office:value="6.3578644">
            <text:p>6,3578644</text:p>
          </table:table-cell>
          <table:table-cell office:value-type="float" office:value="7.6751084">
            <text:p>7,6751084</text:p>
          </table:table-cell>
          <table:table-cell office:value-type="float" office:value="5260000">
            <text:p>5260000</text:p>
          </table:table-cell>
        </table:table-row>
        <table:table-row table:style-name="ro2">
          <table:table-cell office:value-type="float" office:value="6.3522615">
            <text:p>6,3522615</text:p>
          </table:table-cell>
          <table:table-cell office:value-type="float" office:value="7.677945">
            <text:p>7,677945</text:p>
          </table:table-cell>
          <table:table-cell office:value-type="float" office:value="5270000">
            <text:p>5270000</text:p>
          </table:table-cell>
        </table:table-row>
        <table:table-row table:style-name="ro2">
          <table:table-cell office:value-type="float" office:value="6.3466525">
            <text:p>6,3466525</text:p>
          </table:table-cell>
          <table:table-cell office:value-type="float" office:value="7.68077">
            <text:p>7,68077</text:p>
          </table:table-cell>
          <table:table-cell office:value-type="float" office:value="5280000">
            <text:p>5280000</text:p>
          </table:table-cell>
        </table:table-row>
        <table:table-row table:style-name="ro2">
          <table:table-cell office:value-type="float" office:value="6.3410378">
            <text:p>6,3410378</text:p>
          </table:table-cell>
          <table:table-cell office:value-type="float" office:value="7.683583">
            <text:p>7,683583</text:p>
          </table:table-cell>
          <table:table-cell office:value-type="float" office:value="5290000">
            <text:p>5290000</text:p>
          </table:table-cell>
        </table:table-row>
        <table:table-row table:style-name="ro2">
          <table:table-cell office:value-type="float" office:value="6.3354173">
            <text:p>6,3354173</text:p>
          </table:table-cell>
          <table:table-cell office:value-type="float" office:value="7.686384">
            <text:p>7,686384</text:p>
          </table:table-cell>
          <table:table-cell office:value-type="float" office:value="5300000">
            <text:p>5300000</text:p>
          </table:table-cell>
        </table:table-row>
        <table:table-row table:style-name="ro2">
          <table:table-cell office:value-type="float" office:value="6.329791">
            <text:p>6,329791</text:p>
          </table:table-cell>
          <table:table-cell office:value-type="float" office:value="7.6891737">
            <text:p>7,6891737</text:p>
          </table:table-cell>
          <table:table-cell office:value-type="float" office:value="5310000">
            <text:p>5310000</text:p>
          </table:table-cell>
        </table:table-row>
        <table:table-row table:style-name="ro2">
          <table:table-cell office:value-type="float" office:value="6.3241587">
            <text:p>6,3241587</text:p>
          </table:table-cell>
          <table:table-cell office:value-type="float" office:value="7.6919518">
            <text:p>7,6919518</text:p>
          </table:table-cell>
          <table:table-cell office:value-type="float" office:value="5320000">
            <text:p>5320000</text:p>
          </table:table-cell>
        </table:table-row>
        <table:table-row table:style-name="ro2">
          <table:table-cell office:value-type="float" office:value="6.3185205">
            <text:p>6,3185205</text:p>
          </table:table-cell>
          <table:table-cell office:value-type="float" office:value="7.694718">
            <text:p>7,694718</text:p>
          </table:table-cell>
          <table:table-cell office:value-type="float" office:value="5330000">
            <text:p>5330000</text:p>
          </table:table-cell>
        </table:table-row>
        <table:table-row table:style-name="ro2">
          <table:table-cell office:value-type="float" office:value="6.3128767">
            <text:p>6,3128767</text:p>
          </table:table-cell>
          <table:table-cell office:value-type="float" office:value="7.6974716">
            <text:p>7,6974716</text:p>
          </table:table-cell>
          <table:table-cell office:value-type="float" office:value="5340000">
            <text:p>5340000</text:p>
          </table:table-cell>
        </table:table-row>
        <table:table-row table:style-name="ro2">
          <table:table-cell office:value-type="float" office:value="6.307227">
            <text:p>6,307227</text:p>
          </table:table-cell>
          <table:table-cell office:value-type="float" office:value="7.7002144">
            <text:p>7,7002144</text:p>
          </table:table-cell>
          <table:table-cell office:value-type="float" office:value="5350000">
            <text:p>5350000</text:p>
          </table:table-cell>
        </table:table-row>
        <table:table-row table:style-name="ro2">
          <table:table-cell office:value-type="float" office:value="6.301572">
            <text:p>6,301572</text:p>
          </table:table-cell>
          <table:table-cell office:value-type="float" office:value="7.7029448">
            <text:p>7,7029448</text:p>
          </table:table-cell>
          <table:table-cell office:value-type="float" office:value="5360000">
            <text:p>5360000</text:p>
          </table:table-cell>
        </table:table-row>
        <table:table-row table:style-name="ro2">
          <table:table-cell office:value-type="float" office:value="6.295911">
            <text:p>6,295911</text:p>
          </table:table-cell>
          <table:table-cell office:value-type="float" office:value="7.7056637">
            <text:p>7,7056637</text:p>
          </table:table-cell>
          <table:table-cell office:value-type="float" office:value="5370000">
            <text:p>5370000</text:p>
          </table:table-cell>
        </table:table-row>
        <table:table-row table:style-name="ro2">
          <table:table-cell office:value-type="float" office:value="6.290244">
            <text:p>6,290244</text:p>
          </table:table-cell>
          <table:table-cell office:value-type="float" office:value="7.70837">
            <text:p>7,70837</text:p>
          </table:table-cell>
          <table:table-cell office:value-type="float" office:value="5380000">
            <text:p>5380000</text:p>
          </table:table-cell>
        </table:table-row>
        <table:table-row table:style-name="ro2">
          <table:table-cell office:value-type="float" office:value="6.284572">
            <text:p>6,284572</text:p>
          </table:table-cell>
          <table:table-cell office:value-type="float" office:value="7.7110653">
            <text:p>7,7110653</text:p>
          </table:table-cell>
          <table:table-cell office:value-type="float" office:value="5390000">
            <text:p>5390000</text:p>
          </table:table-cell>
        </table:table-row>
        <table:table-row table:style-name="ro2">
          <table:table-cell office:value-type="float" office:value="6.2788944">
            <text:p>6,2788944</text:p>
          </table:table-cell>
          <table:table-cell office:value-type="float" office:value="7.713748">
            <text:p>7,713748</text:p>
          </table:table-cell>
          <table:table-cell office:value-type="float" office:value="5400000">
            <text:p>5400000</text:p>
          </table:table-cell>
        </table:table-row>
        <table:table-row table:style-name="ro2">
          <table:table-cell office:value-type="float" office:value="6.2732105">
            <text:p>6,2732105</text:p>
          </table:table-cell>
          <table:table-cell office:value-type="float" office:value="7.716419">
            <text:p>7,716419</text:p>
          </table:table-cell>
          <table:table-cell office:value-type="float" office:value="5410000">
            <text:p>5410000</text:p>
          </table:table-cell>
        </table:table-row>
        <table:table-row table:style-name="ro2">
          <table:table-cell office:value-type="float" office:value="6.2675214">
            <text:p>6,2675214</text:p>
          </table:table-cell>
          <table:table-cell office:value-type="float" office:value="7.719079">
            <text:p>7,719079</text:p>
          </table:table-cell>
          <table:table-cell office:value-type="float" office:value="5420000">
            <text:p>5420000</text:p>
          </table:table-cell>
        </table:table-row>
        <table:table-row table:style-name="ro2">
          <table:table-cell office:value-type="float" office:value="6.2618265">
            <text:p>6,2618265</text:p>
          </table:table-cell>
          <table:table-cell office:value-type="float" office:value="7.7217264">
            <text:p>7,7217264</text:p>
          </table:table-cell>
          <table:table-cell office:value-type="float" office:value="5430000">
            <text:p>5430000</text:p>
          </table:table-cell>
        </table:table-row>
        <table:table-row table:style-name="ro2">
          <table:table-cell office:value-type="float" office:value="6.2561264">
            <text:p>6,2561264</text:p>
          </table:table-cell>
          <table:table-cell office:value-type="float" office:value="7.7243614">
            <text:p>7,7243614</text:p>
          </table:table-cell>
          <table:table-cell office:value-type="float" office:value="5440000">
            <text:p>5440000</text:p>
          </table:table-cell>
        </table:table-row>
        <table:table-row table:style-name="ro2">
          <table:table-cell office:value-type="float" office:value="6.2504206">
            <text:p>6,2504206</text:p>
          </table:table-cell>
          <table:table-cell office:value-type="float" office:value="7.726985">
            <text:p>7,726985</text:p>
          </table:table-cell>
          <table:table-cell office:value-type="float" office:value="5450000">
            <text:p>5450000</text:p>
          </table:table-cell>
        </table:table-row>
        <table:table-row table:style-name="ro2">
          <table:table-cell office:value-type="float" office:value="6.2447095">
            <text:p>6,2447095</text:p>
          </table:table-cell>
          <table:table-cell office:value-type="float" office:value="7.7295966">
            <text:p>7,7295966</text:p>
          </table:table-cell>
          <table:table-cell office:value-type="float" office:value="5460000">
            <text:p>5460000</text:p>
          </table:table-cell>
        </table:table-row>
        <table:table-row table:style-name="ro2">
          <table:table-cell office:value-type="float" office:value="6.2389927">
            <text:p>6,2389927</text:p>
          </table:table-cell>
          <table:table-cell office:value-type="float" office:value="7.7321963">
            <text:p>7,7321963</text:p>
          </table:table-cell>
          <table:table-cell office:value-type="float" office:value="5470000">
            <text:p>5470000</text:p>
          </table:table-cell>
        </table:table-row>
        <table:table-row table:style-name="ro2">
          <table:table-cell office:value-type="float" office:value="6.2332706">
            <text:p>6,2332706</text:p>
          </table:table-cell>
          <table:table-cell office:value-type="float" office:value="7.734784">
            <text:p>7,734784</text:p>
          </table:table-cell>
          <table:table-cell office:value-type="float" office:value="5480000">
            <text:p>5480000</text:p>
          </table:table-cell>
        </table:table-row>
        <table:table-row table:style-name="ro2">
          <table:table-cell office:value-type="float" office:value="6.227543">
            <text:p>6,227543</text:p>
          </table:table-cell>
          <table:table-cell office:value-type="float" office:value="7.73736">
            <text:p>7,73736</text:p>
          </table:table-cell>
          <table:table-cell office:value-type="float" office:value="5490000">
            <text:p>5490000</text:p>
          </table:table-cell>
        </table:table-row>
        <table:table-row table:style-name="ro2">
          <table:table-cell office:value-type="float" office:value="6.2218103">
            <text:p>6,2218103</text:p>
          </table:table-cell>
          <table:table-cell office:value-type="float" office:value="7.7399235">
            <text:p>7,7399235</text:p>
          </table:table-cell>
          <table:table-cell office:value-type="float" office:value="5500000">
            <text:p>5500000</text:p>
          </table:table-cell>
        </table:table-row>
        <table:table-row table:style-name="ro2">
          <table:table-cell office:value-type="float" office:value="6.216072">
            <text:p>6,216072</text:p>
          </table:table-cell>
          <table:table-cell office:value-type="float" office:value="7.742475">
            <text:p>7,742475</text:p>
          </table:table-cell>
          <table:table-cell office:value-type="float" office:value="5510000">
            <text:p>5510000</text:p>
          </table:table-cell>
        </table:table-row>
        <table:table-row table:style-name="ro2">
          <table:table-cell office:value-type="float" office:value="6.2103286">
            <text:p>6,2103286</text:p>
          </table:table-cell>
          <table:table-cell office:value-type="float" office:value="7.7450147">
            <text:p>7,7450147</text:p>
          </table:table-cell>
          <table:table-cell office:value-type="float" office:value="5520000">
            <text:p>5520000</text:p>
          </table:table-cell>
        </table:table-row>
        <table:table-row table:style-name="ro2">
          <table:table-cell office:value-type="float" office:value="6.2045794">
            <text:p>6,2045794</text:p>
          </table:table-cell>
          <table:table-cell office:value-type="float" office:value="7.7475424">
            <text:p>7,7475424</text:p>
          </table:table-cell>
          <table:table-cell office:value-type="float" office:value="5530000">
            <text:p>5530000</text:p>
          </table:table-cell>
        </table:table-row>
        <table:table-row table:style-name="ro2">
          <table:table-cell office:value-type="float" office:value="6.1988254">
            <text:p>6,1988254</text:p>
          </table:table-cell>
          <table:table-cell office:value-type="float" office:value="7.7500577">
            <text:p>7,7500577</text:p>
          </table:table-cell>
          <table:table-cell office:value-type="float" office:value="5540000">
            <text:p>5540000</text:p>
          </table:table-cell>
        </table:table-row>
        <table:table-row table:style-name="ro2">
          <table:table-cell office:value-type="float" office:value="6.1930656">
            <text:p>6,1930656</text:p>
          </table:table-cell>
          <table:table-cell office:value-type="float" office:value="7.7525616">
            <text:p>7,7525616</text:p>
          </table:table-cell>
          <table:table-cell office:value-type="float" office:value="5550000">
            <text:p>5550000</text:p>
          </table:table-cell>
        </table:table-row>
        <table:table-row table:style-name="ro2">
          <table:table-cell office:value-type="float" office:value="6.187301">
            <text:p>6,187301</text:p>
          </table:table-cell>
          <table:table-cell office:value-type="float" office:value="7.7550526">
            <text:p>7,7550526</text:p>
          </table:table-cell>
          <table:table-cell office:value-type="float" office:value="5560000">
            <text:p>5560000</text:p>
          </table:table-cell>
        </table:table-row>
        <table:table-row table:style-name="ro2">
          <table:table-cell office:value-type="float" office:value="6.1815314">
            <text:p>6,1815314</text:p>
          </table:table-cell>
          <table:table-cell office:value-type="float" office:value="7.757532">
            <text:p>7,757532</text:p>
          </table:table-cell>
          <table:table-cell office:value-type="float" office:value="5570000">
            <text:p>5570000</text:p>
          </table:table-cell>
        </table:table-row>
        <table:table-row table:style-name="ro2">
          <table:table-cell office:value-type="float" office:value="6.1757565">
            <text:p>6,1757565</text:p>
          </table:table-cell>
          <table:table-cell office:value-type="float" office:value="7.7599993">
            <text:p>7,7599993</text:p>
          </table:table-cell>
          <table:table-cell office:value-type="float" office:value="5580000">
            <text:p>5580000</text:p>
          </table:table-cell>
        </table:table-row>
        <table:table-row table:style-name="ro2">
          <table:table-cell office:value-type="float" office:value="6.169976">
            <text:p>6,169976</text:p>
          </table:table-cell>
          <table:table-cell office:value-type="float" office:value="7.7624545">
            <text:p>7,7624545</text:p>
          </table:table-cell>
          <table:table-cell office:value-type="float" office:value="5590000">
            <text:p>5590000</text:p>
          </table:table-cell>
        </table:table-row>
        <table:table-row table:style-name="ro2">
          <table:table-cell office:value-type="float" office:value="6.164191">
            <text:p>6,164191</text:p>
          </table:table-cell>
          <table:table-cell office:value-type="float" office:value="7.764898">
            <text:p>7,764898</text:p>
          </table:table-cell>
          <table:table-cell office:value-type="float" office:value="5600000">
            <text:p>5600000</text:p>
          </table:table-cell>
        </table:table-row>
        <table:table-row table:style-name="ro2">
          <table:table-cell office:value-type="float" office:value="6.1584005">
            <text:p>6,1584005</text:p>
          </table:table-cell>
          <table:table-cell office:value-type="float" office:value="7.7673287">
            <text:p>7,7673287</text:p>
          </table:table-cell>
          <table:table-cell office:value-type="float" office:value="5610000">
            <text:p>5610000</text:p>
          </table:table-cell>
        </table:table-row>
        <table:table-row table:style-name="ro2">
          <table:table-cell office:value-type="float" office:value="6.152605">
            <text:p>6,152605</text:p>
          </table:table-cell>
          <table:table-cell office:value-type="float" office:value="7.7697477">
            <text:p>7,7697477</text:p>
          </table:table-cell>
          <table:table-cell office:value-type="float" office:value="5620000">
            <text:p>5620000</text:p>
          </table:table-cell>
        </table:table-row>
        <table:table-row table:style-name="ro2">
          <table:table-cell office:value-type="float" office:value="6.146805">
            <text:p>6,146805</text:p>
          </table:table-cell>
          <table:table-cell office:value-type="float" office:value="7.7721543">
            <text:p>7,7721543</text:p>
          </table:table-cell>
          <table:table-cell office:value-type="float" office:value="5630000">
            <text:p>5630000</text:p>
          </table:table-cell>
        </table:table-row>
        <table:table-row table:style-name="ro2">
          <table:table-cell office:value-type="float" office:value="6.140999">
            <text:p>6,140999</text:p>
          </table:table-cell>
          <table:table-cell office:value-type="float" office:value="7.774549">
            <text:p>7,774549</text:p>
          </table:table-cell>
          <table:table-cell office:value-type="float" office:value="5640000">
            <text:p>5640000</text:p>
          </table:table-cell>
        </table:table-row>
        <table:table-row table:style-name="ro2">
          <table:table-cell office:value-type="float" office:value="6.1351886">
            <text:p>6,1351886</text:p>
          </table:table-cell>
          <table:table-cell office:value-type="float" office:value="7.7769313">
            <text:p>7,7769313</text:p>
          </table:table-cell>
          <table:table-cell office:value-type="float" office:value="5650000">
            <text:p>5650000</text:p>
          </table:table-cell>
        </table:table-row>
        <table:table-row table:style-name="ro2">
          <table:table-cell office:value-type="float" office:value="6.129373">
            <text:p>6,129373</text:p>
          </table:table-cell>
          <table:table-cell office:value-type="float" office:value="7.7793016">
            <text:p>7,7793016</text:p>
          </table:table-cell>
          <table:table-cell office:value-type="float" office:value="5660000">
            <text:p>5660000</text:p>
          </table:table-cell>
        </table:table-row>
        <table:table-row table:style-name="ro2">
          <table:table-cell office:value-type="float" office:value="6.1235523">
            <text:p>6,1235523</text:p>
          </table:table-cell>
          <table:table-cell office:value-type="float" office:value="7.7816596">
            <text:p>7,7816596</text:p>
          </table:table-cell>
          <table:table-cell office:value-type="float" office:value="5670000">
            <text:p>5670000</text:p>
          </table:table-cell>
        </table:table-row>
        <table:table-row table:style-name="ro2">
          <table:table-cell office:value-type="float" office:value="6.117727">
            <text:p>6,117727</text:p>
          </table:table-cell>
          <table:table-cell office:value-type="float" office:value="7.784005">
            <text:p>7,784005</text:p>
          </table:table-cell>
          <table:table-cell office:value-type="float" office:value="5680000">
            <text:p>5680000</text:p>
          </table:table-cell>
        </table:table-row>
        <table:table-row table:style-name="ro2">
          <table:table-cell office:value-type="float" office:value="6.1118965">
            <text:p>6,1118965</text:p>
          </table:table-cell>
          <table:table-cell office:value-type="float" office:value="7.7863393">
            <text:p>7,7863393</text:p>
          </table:table-cell>
          <table:table-cell office:value-type="float" office:value="5690000">
            <text:p>5690000</text:p>
          </table:table-cell>
        </table:table-row>
        <table:table-row table:style-name="ro2">
          <table:table-cell office:value-type="float" office:value="6.106062">
            <text:p>6,106062</text:p>
          </table:table-cell>
          <table:table-cell office:value-type="float" office:value="7.7886605">
            <text:p>7,7886605</text:p>
          </table:table-cell>
          <table:table-cell office:value-type="float" office:value="5700000">
            <text:p>5700000</text:p>
          </table:table-cell>
        </table:table-row>
        <table:table-row table:style-name="ro2">
          <table:table-cell office:value-type="float" office:value="6.1002216">
            <text:p>6,1002216</text:p>
          </table:table-cell>
          <table:table-cell office:value-type="float" office:value="7.79097">
            <text:p>7,79097</text:p>
          </table:table-cell>
          <table:table-cell office:value-type="float" office:value="5710000">
            <text:p>5710000</text:p>
          </table:table-cell>
        </table:table-row>
        <table:table-row table:style-name="ro2">
          <table:table-cell office:value-type="float" office:value="6.0943766">
            <text:p>6,0943766</text:p>
          </table:table-cell>
          <table:table-cell office:value-type="float" office:value="7.793267">
            <text:p>7,793267</text:p>
          </table:table-cell>
          <table:table-cell office:value-type="float" office:value="5720000">
            <text:p>5720000</text:p>
          </table:table-cell>
        </table:table-row>
        <table:table-row table:style-name="ro2">
          <table:table-cell office:value-type="float" office:value="6.0885267">
            <text:p>6,0885267</text:p>
          </table:table-cell>
          <table:table-cell office:value-type="float" office:value="7.795552">
            <text:p>7,795552</text:p>
          </table:table-cell>
          <table:table-cell office:value-type="float" office:value="5730000">
            <text:p>5730000</text:p>
          </table:table-cell>
        </table:table-row>
        <table:table-row table:style-name="ro2">
          <table:table-cell office:value-type="float" office:value="6.0826726">
            <text:p>6,0826726</text:p>
          </table:table-cell>
          <table:table-cell office:value-type="float" office:value="7.797824">
            <text:p>7,797824</text:p>
          </table:table-cell>
          <table:table-cell office:value-type="float" office:value="5740000">
            <text:p>5740000</text:p>
          </table:table-cell>
        </table:table-row>
        <table:table-row table:style-name="ro2">
          <table:table-cell office:value-type="float" office:value="6.0768137">
            <text:p>6,0768137</text:p>
          </table:table-cell>
          <table:table-cell office:value-type="float" office:value="7.800084">
            <text:p>7,800084</text:p>
          </table:table-cell>
          <table:table-cell office:value-type="float" office:value="5750000">
            <text:p>5750000</text:p>
          </table:table-cell>
        </table:table-row>
        <table:table-row table:style-name="ro2">
          <table:table-cell office:value-type="float" office:value="6.0709496">
            <text:p>6,0709496</text:p>
          </table:table-cell>
          <table:table-cell office:value-type="float" office:value="7.8023324">
            <text:p>7,8023324</text:p>
          </table:table-cell>
          <table:table-cell office:value-type="float" office:value="5760000">
            <text:p>5760000</text:p>
          </table:table-cell>
        </table:table-row>
        <table:table-row table:style-name="ro2">
          <table:table-cell office:value-type="float" office:value="6.065081">
            <text:p>6,065081</text:p>
          </table:table-cell>
          <table:table-cell office:value-type="float" office:value="7.8045683">
            <text:p>7,8045683</text:p>
          </table:table-cell>
          <table:table-cell office:value-type="float" office:value="5770000">
            <text:p>5770000</text:p>
          </table:table-cell>
        </table:table-row>
        <table:table-row table:style-name="ro2">
          <table:table-cell office:value-type="float" office:value="6.059208">
            <text:p>6,059208</text:p>
          </table:table-cell>
          <table:table-cell office:value-type="float" office:value="7.8067913">
            <text:p>7,8067913</text:p>
          </table:table-cell>
          <table:table-cell office:value-type="float" office:value="5780000">
            <text:p>5780000</text:p>
          </table:table-cell>
        </table:table-row>
        <table:table-row table:style-name="ro2">
          <table:table-cell office:value-type="float" office:value="6.0533304">
            <text:p>6,0533304</text:p>
          </table:table-cell>
          <table:table-cell office:value-type="float" office:value="7.809003">
            <text:p>7,809003</text:p>
          </table:table-cell>
          <table:table-cell office:value-type="float" office:value="5790000">
            <text:p>5790000</text:p>
          </table:table-cell>
        </table:table-row>
        <table:table-row table:style-name="ro2">
          <table:table-cell office:value-type="float" office:value="6.047447">
            <text:p>6,047447</text:p>
          </table:table-cell>
          <table:table-cell office:value-type="float" office:value="7.8112016">
            <text:p>7,8112016</text:p>
          </table:table-cell>
          <table:table-cell office:value-type="float" office:value="5800000">
            <text:p>5800000</text:p>
          </table:table-cell>
        </table:table-row>
        <table:table-row table:style-name="ro2">
          <table:table-cell office:value-type="float" office:value="6.04156">
            <text:p>6,04156</text:p>
          </table:table-cell>
          <table:table-cell office:value-type="float" office:value="7.813388">
            <text:p>7,813388</text:p>
          </table:table-cell>
          <table:table-cell office:value-type="float" office:value="5810000">
            <text:p>5810000</text:p>
          </table:table-cell>
        </table:table-row>
        <table:table-row table:style-name="ro2">
          <table:table-cell office:value-type="float" office:value="6.035669">
            <text:p>6,035669</text:p>
          </table:table-cell>
          <table:table-cell office:value-type="float" office:value="7.8155622">
            <text:p>7,8155622</text:p>
          </table:table-cell>
          <table:table-cell office:value-type="float" office:value="5820000">
            <text:p>5820000</text:p>
          </table:table-cell>
        </table:table-row>
        <table:table-row table:style-name="ro2">
          <table:table-cell office:value-type="float" office:value="6.0297728">
            <text:p>6,0297728</text:p>
          </table:table-cell>
          <table:table-cell office:value-type="float" office:value="7.8177238">
            <text:p>7,8177238</text:p>
          </table:table-cell>
          <table:table-cell office:value-type="float" office:value="5830000">
            <text:p>5830000</text:p>
          </table:table-cell>
        </table:table-row>
        <table:table-row table:style-name="ro2">
          <table:table-cell office:value-type="float" office:value="6.023872">
            <text:p>6,023872</text:p>
          </table:table-cell>
          <table:table-cell office:value-type="float" office:value="7.8198733">
            <text:p>7,8198733</text:p>
          </table:table-cell>
          <table:table-cell office:value-type="float" office:value="5840000">
            <text:p>5840000</text:p>
          </table:table-cell>
        </table:table-row>
        <table:table-row table:style-name="ro2">
          <table:table-cell office:value-type="float" office:value="6.0179667">
            <text:p>6,0179667</text:p>
          </table:table-cell>
          <table:table-cell office:value-type="float" office:value="7.8220105">
            <text:p>7,8220105</text:p>
          </table:table-cell>
          <table:table-cell office:value-type="float" office:value="5850000">
            <text:p>5850000</text:p>
          </table:table-cell>
        </table:table-row>
        <table:table-row table:style-name="ro2">
          <table:table-cell office:value-type="float" office:value="6.0120573">
            <text:p>6,0120573</text:p>
          </table:table-cell>
          <table:table-cell office:value-type="float" office:value="7.8241353">
            <text:p>7,8241353</text:p>
          </table:table-cell>
          <table:table-cell office:value-type="float" office:value="5860000">
            <text:p>5860000</text:p>
          </table:table-cell>
        </table:table-row>
        <table:table-row table:style-name="ro2">
          <table:table-cell office:value-type="float" office:value="6.006143">
            <text:p>6,006143</text:p>
          </table:table-cell>
          <table:table-cell office:value-type="float" office:value="7.8262477">
            <text:p>7,8262477</text:p>
          </table:table-cell>
          <table:table-cell office:value-type="float" office:value="5870000">
            <text:p>5870000</text:p>
          </table:table-cell>
        </table:table-row>
        <table:table-row table:style-name="ro2">
          <table:table-cell office:value-type="float" office:value="6.0002246">
            <text:p>6,0002246</text:p>
          </table:table-cell>
          <table:table-cell office:value-type="float" office:value="7.8283477">
            <text:p>7,8283477</text:p>
          </table:table-cell>
          <table:table-cell office:value-type="float" office:value="5880000">
            <text:p>5880000</text:p>
          </table:table-cell>
        </table:table-row>
        <table:table-row table:style-name="ro2">
          <table:table-cell office:value-type="float" office:value="5.994302">
            <text:p>5,994302</text:p>
          </table:table-cell>
          <table:table-cell office:value-type="float" office:value="7.8304353">
            <text:p>7,8304353</text:p>
          </table:table-cell>
          <table:table-cell office:value-type="float" office:value="5890000">
            <text:p>5890000</text:p>
          </table:table-cell>
        </table:table-row>
        <table:table-row table:style-name="ro2">
          <table:table-cell office:value-type="float" office:value="5.9883747">
            <text:p>5,9883747</text:p>
          </table:table-cell>
          <table:table-cell office:value-type="float" office:value="7.8325105">
            <text:p>7,8325105</text:p>
          </table:table-cell>
          <table:table-cell office:value-type="float" office:value="5900000">
            <text:p>5900000</text:p>
          </table:table-cell>
        </table:table-row>
        <table:table-row table:style-name="ro2">
          <table:table-cell office:value-type="float" office:value="5.982443">
            <text:p>5,982443</text:p>
          </table:table-cell>
          <table:table-cell office:value-type="float" office:value="7.8345733">
            <text:p>7,8345733</text:p>
          </table:table-cell>
          <table:table-cell office:value-type="float" office:value="5910000">
            <text:p>5910000</text:p>
          </table:table-cell>
        </table:table-row>
        <table:table-row table:style-name="ro2">
          <table:table-cell office:value-type="float" office:value="5.976507">
            <text:p>5,976507</text:p>
          </table:table-cell>
          <table:table-cell office:value-type="float" office:value="7.8366237">
            <text:p>7,8366237</text:p>
          </table:table-cell>
          <table:table-cell office:value-type="float" office:value="5920000">
            <text:p>5920000</text:p>
          </table:table-cell>
        </table:table-row>
        <table:table-row table:style-name="ro2">
          <table:table-cell office:value-type="float" office:value="5.9705667">
            <text:p>5,9705667</text:p>
          </table:table-cell>
          <table:table-cell office:value-type="float" office:value="7.8386617">
            <text:p>7,8386617</text:p>
          </table:table-cell>
          <table:table-cell office:value-type="float" office:value="5930000">
            <text:p>5930000</text:p>
          </table:table-cell>
        </table:table-row>
        <table:table-row table:style-name="ro2">
          <table:table-cell office:value-type="float" office:value="5.9646225">
            <text:p>5,9646225</text:p>
          </table:table-cell>
          <table:table-cell office:value-type="float" office:value="7.8406873">
            <text:p>7,8406873</text:p>
          </table:table-cell>
          <table:table-cell office:value-type="float" office:value="5940000">
            <text:p>5940000</text:p>
          </table:table-cell>
        </table:table-row>
        <table:table-row table:style-name="ro2">
          <table:table-cell office:value-type="float" office:value="5.958674">
            <text:p>5,958674</text:p>
          </table:table-cell>
          <table:table-cell table:style-name="ce1" office:value-type="string">
            <text:p>7,8427</text:p>
          </table:table-cell>
          <table:table-cell office:value-type="float" office:value="5950000">
            <text:p>5950000</text:p>
          </table:table-cell>
        </table:table-row>
        <table:table-row table:style-name="ro2">
          <table:table-cell office:value-type="float" office:value="5.952721">
            <text:p>5,952721</text:p>
          </table:table-cell>
          <table:table-cell office:value-type="float" office:value="7.844701">
            <text:p>7,844701</text:p>
          </table:table-cell>
          <table:table-cell office:value-type="float" office:value="5960000">
            <text:p>5960000</text:p>
          </table:table-cell>
        </table:table-row>
        <table:table-row table:style-name="ro2">
          <table:table-cell office:value-type="float" office:value="5.946764">
            <text:p>5,946764</text:p>
          </table:table-cell>
          <table:table-cell office:value-type="float" office:value="7.8466887">
            <text:p>7,8466887</text:p>
          </table:table-cell>
          <table:table-cell office:value-type="float" office:value="5970000">
            <text:p>5970000</text:p>
          </table:table-cell>
        </table:table-row>
        <table:table-row table:style-name="ro2">
          <table:table-cell office:value-type="float" office:value="5.940803">
            <text:p>5,940803</text:p>
          </table:table-cell>
          <table:table-cell office:value-type="float" office:value="7.8486643">
            <text:p>7,8486643</text:p>
          </table:table-cell>
          <table:table-cell office:value-type="float" office:value="5980000">
            <text:p>5980000</text:p>
          </table:table-cell>
        </table:table-row>
        <table:table-row table:style-name="ro2">
          <table:table-cell office:value-type="float" office:value="5.934838">
            <text:p>5,934838</text:p>
          </table:table-cell>
          <table:table-cell office:value-type="float" office:value="7.850628">
            <text:p>7,850628</text:p>
          </table:table-cell>
          <table:table-cell office:value-type="float" office:value="5990000">
            <text:p>5990000</text:p>
          </table:table-cell>
        </table:table-row>
        <table:table-row table:style-name="ro2">
          <table:table-cell office:value-type="float" office:value="5.9288683">
            <text:p>5,9288683</text:p>
          </table:table-cell>
          <table:table-cell office:value-type="float" office:value="7.852578">
            <text:p>7,852578</text:p>
          </table:table-cell>
          <table:table-cell office:value-type="float" office:value="6000000">
            <text:p>6000000</text:p>
          </table:table-cell>
        </table:table-row>
        <table:table-row table:style-name="ro2">
          <table:table-cell office:value-type="float" office:value="5.922895">
            <text:p>5,922895</text:p>
          </table:table-cell>
          <table:table-cell office:value-type="float" office:value="7.8545165">
            <text:p>7,8545165</text:p>
          </table:table-cell>
          <table:table-cell office:value-type="float" office:value="6010000">
            <text:p>6010000</text:p>
          </table:table-cell>
        </table:table-row>
        <table:table-row table:style-name="ro2">
          <table:table-cell office:value-type="float" office:value="5.916918">
            <text:p>5,916918</text:p>
          </table:table-cell>
          <table:table-cell office:value-type="float" office:value="7.8564425">
            <text:p>7,8564425</text:p>
          </table:table-cell>
          <table:table-cell office:value-type="float" office:value="6020000">
            <text:p>6020000</text:p>
          </table:table-cell>
        </table:table-row>
        <table:table-row table:style-name="ro2">
          <table:table-cell office:value-type="float" office:value="5.9109364">
            <text:p>5,9109364</text:p>
          </table:table-cell>
          <table:table-cell office:value-type="float" office:value="7.8583555">
            <text:p>7,8583555</text:p>
          </table:table-cell>
          <table:table-cell office:value-type="float" office:value="6030000">
            <text:p>6030000</text:p>
          </table:table-cell>
        </table:table-row>
        <table:table-row table:style-name="ro2">
          <table:table-cell office:value-type="float" office:value="5.9049506">
            <text:p>5,9049506</text:p>
          </table:table-cell>
          <table:table-cell office:value-type="float" office:value="7.860256">
            <text:p>7,860256</text:p>
          </table:table-cell>
          <table:table-cell office:value-type="float" office:value="6040000">
            <text:p>6040000</text:p>
          </table:table-cell>
        </table:table-row>
        <table:table-row table:style-name="ro2">
          <table:table-cell office:value-type="float" office:value="5.898961">
            <text:p>5,898961</text:p>
          </table:table-cell>
          <table:table-cell office:value-type="float" office:value="7.862144">
            <text:p>7,862144</text:p>
          </table:table-cell>
          <table:table-cell office:value-type="float" office:value="6050000">
            <text:p>6050000</text:p>
          </table:table-cell>
        </table:table-row>
        <table:table-row table:style-name="ro2">
          <table:table-cell office:value-type="float" office:value="5.8929677">
            <text:p>5,8929677</text:p>
          </table:table-cell>
          <table:table-cell office:value-type="float" office:value="7.8640194">
            <text:p>7,8640194</text:p>
          </table:table-cell>
          <table:table-cell office:value-type="float" office:value="6060000">
            <text:p>6060000</text:p>
          </table:table-cell>
        </table:table-row>
        <table:table-row table:style-name="ro2">
          <table:table-cell office:value-type="float" office:value="5.8869705">
            <text:p>5,8869705</text:p>
          </table:table-cell>
          <table:table-cell office:value-type="float" office:value="7.865883">
            <text:p>7,865883</text:p>
          </table:table-cell>
          <table:table-cell office:value-type="float" office:value="6070000">
            <text:p>6070000</text:p>
          </table:table-cell>
        </table:table-row>
        <table:table-row table:style-name="ro2">
          <table:table-cell office:value-type="float" office:value="5.880969">
            <text:p>5,880969</text:p>
          </table:table-cell>
          <table:table-cell office:value-type="float" office:value="7.867733">
            <text:p>7,867733</text:p>
          </table:table-cell>
          <table:table-cell office:value-type="float" office:value="6080000">
            <text:p>6080000</text:p>
          </table:table-cell>
        </table:table-row>
        <table:table-row table:style-name="ro2">
          <table:table-cell office:value-type="float" office:value="5.874964">
            <text:p>5,874964</text:p>
          </table:table-cell>
          <table:table-cell office:value-type="float" office:value="7.8695707">
            <text:p>7,8695707</text:p>
          </table:table-cell>
          <table:table-cell office:value-type="float" office:value="6090000">
            <text:p>6090000</text:p>
          </table:table-cell>
        </table:table-row>
        <table:table-row table:style-name="ro2">
          <table:table-cell office:value-type="float" office:value="5.8689556">
            <text:p>5,8689556</text:p>
          </table:table-cell>
          <table:table-cell office:value-type="float" office:value="7.871396">
            <text:p>7,871396</text:p>
          </table:table-cell>
          <table:table-cell office:value-type="float" office:value="6100000">
            <text:p>6100000</text:p>
          </table:table-cell>
        </table:table-row>
        <table:table-row table:style-name="ro2">
          <table:table-cell office:value-type="float" office:value="5.8629427">
            <text:p>5,8629427</text:p>
          </table:table-cell>
          <table:table-cell office:value-type="float" office:value="7.873209">
            <text:p>7,873209</text:p>
          </table:table-cell>
          <table:table-cell office:value-type="float" office:value="6110000">
            <text:p>6110000</text:p>
          </table:table-cell>
        </table:table-row>
        <table:table-row table:style-name="ro2">
          <table:table-cell office:value-type="float" office:value="5.8569264">
            <text:p>5,8569264</text:p>
          </table:table-cell>
          <table:table-cell office:value-type="float" office:value="7.875009">
            <text:p>7,875009</text:p>
          </table:table-cell>
          <table:table-cell office:value-type="float" office:value="6120000">
            <text:p>6120000</text:p>
          </table:table-cell>
        </table:table-row>
        <table:table-row table:style-name="ro2">
          <table:table-cell office:value-type="float" office:value="5.850906">
            <text:p>5,850906</text:p>
          </table:table-cell>
          <table:table-cell office:value-type="float" office:value="7.8767967">
            <text:p>7,8767967</text:p>
          </table:table-cell>
          <table:table-cell office:value-type="float" office:value="6130000">
            <text:p>6130000</text:p>
          </table:table-cell>
        </table:table-row>
        <table:table-row table:style-name="ro2">
          <table:table-cell office:value-type="float" office:value="5.844882">
            <text:p>5,844882</text:p>
          </table:table-cell>
          <table:table-cell office:value-type="float" office:value="7.8785715">
            <text:p>7,8785715</text:p>
          </table:table-cell>
          <table:table-cell office:value-type="float" office:value="6140000">
            <text:p>6140000</text:p>
          </table:table-cell>
        </table:table-row>
        <table:table-row table:style-name="ro2">
          <table:table-cell office:value-type="float" office:value="5.8388543">
            <text:p>5,8388543</text:p>
          </table:table-cell>
          <table:table-cell office:value-type="float" office:value="7.880334">
            <text:p>7,880334</text:p>
          </table:table-cell>
          <table:table-cell office:value-type="float" office:value="6150000">
            <text:p>6150000</text:p>
          </table:table-cell>
        </table:table-row>
        <table:table-row table:style-name="ro2">
          <table:table-cell office:value-type="float" office:value="5.832823">
            <text:p>5,832823</text:p>
          </table:table-cell>
          <table:table-cell office:value-type="float" office:value="7.882084">
            <text:p>7,882084</text:p>
          </table:table-cell>
          <table:table-cell office:value-type="float" office:value="6160000">
            <text:p>6160000</text:p>
          </table:table-cell>
        </table:table-row>
        <table:table-row table:style-name="ro2">
          <table:table-cell office:value-type="float" office:value="5.826788">
            <text:p>5,826788</text:p>
          </table:table-cell>
          <table:table-cell office:value-type="float" office:value="7.8838205">
            <text:p>7,8838205</text:p>
          </table:table-cell>
          <table:table-cell office:value-type="float" office:value="6170000">
            <text:p>6170000</text:p>
          </table:table-cell>
        </table:table-row>
        <table:table-row table:style-name="ro2">
          <table:table-cell office:value-type="float" office:value="5.8207493">
            <text:p>5,8207493</text:p>
          </table:table-cell>
          <table:table-cell office:value-type="float" office:value="7.885545">
            <text:p>7,885545</text:p>
          </table:table-cell>
          <table:table-cell office:value-type="float" office:value="6180000">
            <text:p>6180000</text:p>
          </table:table-cell>
        </table:table-row>
        <table:table-row table:style-name="ro2">
          <table:table-cell office:value-type="float" office:value="5.814707">
            <text:p>5,814707</text:p>
          </table:table-cell>
          <table:table-cell office:value-type="float" office:value="7.8872566">
            <text:p>7,8872566</text:p>
          </table:table-cell>
          <table:table-cell office:value-type="float" office:value="6190000">
            <text:p>6190000</text:p>
          </table:table-cell>
        </table:table-row>
        <table:table-row table:style-name="ro2">
          <table:table-cell office:value-type="float" office:value="5.8086615">
            <text:p>5,8086615</text:p>
          </table:table-cell>
          <table:table-cell office:value-type="float" office:value="7.888956">
            <text:p>7,888956</text:p>
          </table:table-cell>
          <table:table-cell office:value-type="float" office:value="6200000">
            <text:p>6200000</text:p>
          </table:table-cell>
        </table:table-row>
        <table:table-row table:style-name="ro2">
          <table:table-cell office:value-type="float" office:value="5.8026123">
            <text:p>5,8026123</text:p>
          </table:table-cell>
          <table:table-cell office:value-type="float" office:value="7.890642">
            <text:p>7,890642</text:p>
          </table:table-cell>
          <table:table-cell office:value-type="float" office:value="6210000">
            <text:p>6210000</text:p>
          </table:table-cell>
        </table:table-row>
        <table:table-row table:style-name="ro2">
          <table:table-cell office:value-type="float" office:value="5.7965593">
            <text:p>5,7965593</text:p>
          </table:table-cell>
          <table:table-cell office:value-type="float" office:value="7.8923163">
            <text:p>7,8923163</text:p>
          </table:table-cell>
          <table:table-cell office:value-type="float" office:value="6220000">
            <text:p>6220000</text:p>
          </table:table-cell>
        </table:table-row>
        <table:table-row table:style-name="ro2">
          <table:table-cell office:value-type="float" office:value="5.790503">
            <text:p>5,790503</text:p>
          </table:table-cell>
          <table:table-cell office:value-type="float" office:value="7.893977">
            <text:p>7,893977</text:p>
          </table:table-cell>
          <table:table-cell office:value-type="float" office:value="6230000">
            <text:p>6230000</text:p>
          </table:table-cell>
        </table:table-row>
        <table:table-row table:style-name="ro2">
          <table:table-cell office:value-type="float" office:value="5.7844434">
            <text:p>5,7844434</text:p>
          </table:table-cell>
          <table:table-cell office:value-type="float" office:value="7.895626">
            <text:p>7,895626</text:p>
          </table:table-cell>
          <table:table-cell office:value-type="float" office:value="6240000">
            <text:p>6240000</text:p>
          </table:table-cell>
        </table:table-row>
        <table:table-row table:style-name="ro2">
          <table:table-cell office:value-type="float" office:value="5.77838">
            <text:p>5,77838</text:p>
          </table:table-cell>
          <table:table-cell office:value-type="float" office:value="7.8972616">
            <text:p>7,8972616</text:p>
          </table:table-cell>
          <table:table-cell office:value-type="float" office:value="6250000">
            <text:p>6250000</text:p>
          </table:table-cell>
        </table:table-row>
        <table:table-row table:style-name="ro2">
          <table:table-cell office:value-type="float" office:value="5.772313">
            <text:p>5,772313</text:p>
          </table:table-cell>
          <table:table-cell office:value-type="float" office:value="7.898885">
            <text:p>7,898885</text:p>
          </table:table-cell>
          <table:table-cell office:value-type="float" office:value="6260000">
            <text:p>6260000</text:p>
          </table:table-cell>
        </table:table-row>
        <table:table-row table:style-name="ro2">
          <table:table-cell office:value-type="float" office:value="5.766243">
            <text:p>5,766243</text:p>
          </table:table-cell>
          <table:table-cell office:value-type="float" office:value="7.900495">
            <text:p>7,900495</text:p>
          </table:table-cell>
          <table:table-cell office:value-type="float" office:value="6270000">
            <text:p>6270000</text:p>
          </table:table-cell>
        </table:table-row>
        <table:table-row table:style-name="ro2">
          <table:table-cell office:value-type="float" office:value="5.76017">
            <text:p>5,76017</text:p>
          </table:table-cell>
          <table:table-cell office:value-type="float" office:value="7.9020925">
            <text:p>7,9020925</text:p>
          </table:table-cell>
          <table:table-cell office:value-type="float" office:value="6280000">
            <text:p>6280000</text:p>
          </table:table-cell>
        </table:table-row>
        <table:table-row table:style-name="ro2">
          <table:table-cell office:value-type="float" office:value="5.754093">
            <text:p>5,754093</text:p>
          </table:table-cell>
          <table:table-cell office:value-type="float" office:value="7.9036775">
            <text:p>7,9036775</text:p>
          </table:table-cell>
          <table:table-cell office:value-type="float" office:value="6290000">
            <text:p>6290000</text:p>
          </table:table-cell>
        </table:table-row>
        <table:table-row table:style-name="ro2">
          <table:table-cell office:value-type="float" office:value="5.7480135">
            <text:p>5,7480135</text:p>
          </table:table-cell>
          <table:table-cell office:value-type="float" office:value="7.9052496">
            <text:p>7,9052496</text:p>
          </table:table-cell>
          <table:table-cell office:value-type="float" office:value="6300000">
            <text:p>6300000</text:p>
          </table:table-cell>
        </table:table-row>
        <table:table-row table:style-name="ro2">
          <table:table-cell office:value-type="float" office:value="5.74193">
            <text:p>5,74193</text:p>
          </table:table-cell>
          <table:table-cell office:value-type="float" office:value="7.906809">
            <text:p>7,906809</text:p>
          </table:table-cell>
          <table:table-cell office:value-type="float" office:value="6310000">
            <text:p>6310000</text:p>
          </table:table-cell>
        </table:table-row>
        <table:table-row table:style-name="ro2">
          <table:table-cell office:value-type="float" office:value="5.735843">
            <text:p>5,735843</text:p>
          </table:table-cell>
          <table:table-cell office:value-type="float" office:value="7.908356">
            <text:p>7,908356</text:p>
          </table:table-cell>
          <table:table-cell office:value-type="float" office:value="6320000">
            <text:p>6320000</text:p>
          </table:table-cell>
        </table:table-row>
        <table:table-row table:style-name="ro2">
          <table:table-cell office:value-type="float" office:value="5.7297535">
            <text:p>5,7297535</text:p>
          </table:table-cell>
          <table:table-cell office:value-type="float" office:value="7.90989">
            <text:p>7,90989</text:p>
          </table:table-cell>
          <table:table-cell office:value-type="float" office:value="6330000">
            <text:p>6330000</text:p>
          </table:table-cell>
        </table:table-row>
        <table:table-row table:style-name="ro2">
          <table:table-cell office:value-type="float" office:value="5.7236605">
            <text:p>5,7236605</text:p>
          </table:table-cell>
          <table:table-cell office:value-type="float" office:value="7.9114113">
            <text:p>7,9114113</text:p>
          </table:table-cell>
          <table:table-cell office:value-type="float" office:value="6340000">
            <text:p>6340000</text:p>
          </table:table-cell>
        </table:table-row>
        <table:table-row table:style-name="ro2">
          <table:table-cell office:value-type="float" office:value="5.7175646">
            <text:p>5,7175646</text:p>
          </table:table-cell>
          <table:table-cell office:value-type="float" office:value="7.91292">
            <text:p>7,91292</text:p>
          </table:table-cell>
          <table:table-cell office:value-type="float" office:value="6350000">
            <text:p>6350000</text:p>
          </table:table-cell>
        </table:table-row>
        <table:table-row table:style-name="ro2">
          <table:table-cell office:value-type="float" office:value="5.7114654">
            <text:p>5,7114654</text:p>
          </table:table-cell>
          <table:table-cell office:value-type="float" office:value="7.9144154">
            <text:p>7,9144154</text:p>
          </table:table-cell>
          <table:table-cell office:value-type="float" office:value="6360000">
            <text:p>6360000</text:p>
          </table:table-cell>
        </table:table-row>
        <table:table-row table:style-name="ro2">
          <table:table-cell office:value-type="float" office:value="5.705363">
            <text:p>5,705363</text:p>
          </table:table-cell>
          <table:table-cell office:value-type="float" office:value="7.9158983">
            <text:p>7,9158983</text:p>
          </table:table-cell>
          <table:table-cell office:value-type="float" office:value="6370000">
            <text:p>6370000</text:p>
          </table:table-cell>
        </table:table-row>
        <table:table-row table:style-name="ro2">
          <table:table-cell office:value-type="float" office:value="5.6992574">
            <text:p>5,6992574</text:p>
          </table:table-cell>
          <table:table-cell office:value-type="float" office:value="7.9173684">
            <text:p>7,9173684</text:p>
          </table:table-cell>
          <table:table-cell office:value-type="float" office:value="6380000">
            <text:p>6380000</text:p>
          </table:table-cell>
        </table:table-row>
        <table:table-row table:style-name="ro2">
          <table:table-cell office:value-type="float" office:value="5.6931486">
            <text:p>5,6931486</text:p>
          </table:table-cell>
          <table:table-cell office:value-type="float" office:value="7.918826">
            <text:p>7,918826</text:p>
          </table:table-cell>
          <table:table-cell office:value-type="float" office:value="6390000">
            <text:p>6390000</text:p>
          </table:table-cell>
        </table:table-row>
        <table:table-row table:style-name="ro2">
          <table:table-cell office:value-type="float" office:value="5.687037">
            <text:p>5,687037</text:p>
          </table:table-cell>
          <table:table-cell office:value-type="float" office:value="7.920271">
            <text:p>7,920271</text:p>
          </table:table-cell>
          <table:table-cell office:value-type="float" office:value="6400000">
            <text:p>6400000</text:p>
          </table:table-cell>
        </table:table-row>
        <table:table-row table:style-name="ro2">
          <table:table-cell office:value-type="float" office:value="5.6809225">
            <text:p>5,6809225</text:p>
          </table:table-cell>
          <table:table-cell office:value-type="float" office:value="7.9217024">
            <text:p>7,9217024</text:p>
          </table:table-cell>
          <table:table-cell office:value-type="float" office:value="6410000">
            <text:p>6410000</text:p>
          </table:table-cell>
        </table:table-row>
        <table:table-row table:style-name="ro2">
          <table:table-cell office:value-type="float" office:value="5.674805">
            <text:p>5,674805</text:p>
          </table:table-cell>
          <table:table-cell office:value-type="float" office:value="7.9231215">
            <text:p>7,9231215</text:p>
          </table:table-cell>
          <table:table-cell office:value-type="float" office:value="6420000">
            <text:p>6420000</text:p>
          </table:table-cell>
        </table:table-row>
        <table:table-row table:style-name="ro2">
          <table:table-cell office:value-type="float" office:value="5.6686845">
            <text:p>5,6686845</text:p>
          </table:table-cell>
          <table:table-cell office:value-type="float" office:value="7.924527">
            <text:p>7,924527</text:p>
          </table:table-cell>
          <table:table-cell office:value-type="float" office:value="6430000">
            <text:p>6430000</text:p>
          </table:table-cell>
        </table:table-row>
        <table:table-row table:style-name="ro2">
          <table:table-cell office:value-type="float" office:value="5.662561">
            <text:p>5,662561</text:p>
          </table:table-cell>
          <table:table-cell office:value-type="float" office:value="7.9259205">
            <text:p>7,9259205</text:p>
          </table:table-cell>
          <table:table-cell office:value-type="float" office:value="6440000">
            <text:p>6440000</text:p>
          </table:table-cell>
        </table:table-row>
        <table:table-row table:style-name="ro2">
          <table:table-cell office:value-type="float" office:value="5.6564345">
            <text:p>5,6564345</text:p>
          </table:table-cell>
          <table:table-cell office:value-type="float" office:value="7.9273014">
            <text:p>7,9273014</text:p>
          </table:table-cell>
          <table:table-cell office:value-type="float" office:value="6450000">
            <text:p>6450000</text:p>
          </table:table-cell>
        </table:table-row>
        <table:table-row table:style-name="ro2">
          <table:table-cell office:value-type="float" office:value="5.6503053">
            <text:p>5,6503053</text:p>
          </table:table-cell>
          <table:table-cell office:value-type="float" office:value="7.928669">
            <text:p>7,928669</text:p>
          </table:table-cell>
          <table:table-cell office:value-type="float" office:value="6460000">
            <text:p>6460000</text:p>
          </table:table-cell>
        </table:table-row>
        <table:table-row table:style-name="ro2">
          <table:table-cell office:value-type="float" office:value="5.644173">
            <text:p>5,644173</text:p>
          </table:table-cell>
          <table:table-cell office:value-type="float" office:value="7.930024">
            <text:p>7,930024</text:p>
          </table:table-cell>
          <table:table-cell office:value-type="float" office:value="6470000">
            <text:p>6470000</text:p>
          </table:table-cell>
        </table:table-row>
        <table:table-row table:style-name="ro2">
          <table:table-cell office:value-type="float" office:value="5.638038">
            <text:p>5,638038</text:p>
          </table:table-cell>
          <table:table-cell office:value-type="float" office:value="7.931366">
            <text:p>7,931366</text:p>
          </table:table-cell>
          <table:table-cell office:value-type="float" office:value="6480000">
            <text:p>6480000</text:p>
          </table:table-cell>
        </table:table-row>
        <table:table-row table:style-name="ro2">
          <table:table-cell office:value-type="float" office:value="5.631901">
            <text:p>5,631901</text:p>
          </table:table-cell>
          <table:table-cell office:value-type="float" office:value="7.9326954">
            <text:p>7,9326954</text:p>
          </table:table-cell>
          <table:table-cell office:value-type="float" office:value="6490000">
            <text:p>6490000</text:p>
          </table:table-cell>
        </table:table-row>
        <table:table-row table:style-name="ro2">
          <table:table-cell office:value-type="float" office:value="5.62576">
            <text:p>5,62576</text:p>
          </table:table-cell>
          <table:table-cell office:value-type="float" office:value="7.9340115">
            <text:p>7,9340115</text:p>
          </table:table-cell>
          <table:table-cell office:value-type="float" office:value="6500000">
            <text:p>6500000</text:p>
          </table:table-cell>
        </table:table-row>
        <table:table-row table:style-name="ro2">
          <table:table-cell office:value-type="float" office:value="5.619617">
            <text:p>5,619617</text:p>
          </table:table-cell>
          <table:table-cell office:value-type="float" office:value="7.935315">
            <text:p>7,935315</text:p>
          </table:table-cell>
          <table:table-cell office:value-type="float" office:value="6510000">
            <text:p>6510000</text:p>
          </table:table-cell>
        </table:table-row>
        <table:table-row table:style-name="ro2">
          <table:table-cell office:value-type="float" office:value="5.613471">
            <text:p>5,613471</text:p>
          </table:table-cell>
          <table:table-cell office:value-type="float" office:value="7.936606">
            <text:p>7,936606</text:p>
          </table:table-cell>
          <table:table-cell office:value-type="float" office:value="6520000">
            <text:p>6520000</text:p>
          </table:table-cell>
        </table:table-row>
        <table:table-row table:style-name="ro2">
          <table:table-cell office:value-type="float" office:value="5.607322">
            <text:p>5,607322</text:p>
          </table:table-cell>
          <table:table-cell office:value-type="float" office:value="7.9378834">
            <text:p>7,9378834</text:p>
          </table:table-cell>
          <table:table-cell office:value-type="float" office:value="6530000">
            <text:p>6530000</text:p>
          </table:table-cell>
        </table:table-row>
        <table:table-row table:style-name="ro2">
          <table:table-cell office:value-type="float" office:value="5.601171">
            <text:p>5,601171</text:p>
          </table:table-cell>
          <table:table-cell office:value-type="float" office:value="7.9391484">
            <text:p>7,9391484</text:p>
          </table:table-cell>
          <table:table-cell office:value-type="float" office:value="6540000">
            <text:p>6540000</text:p>
          </table:table-cell>
        </table:table-row>
        <table:table-row table:style-name="ro2">
          <table:table-cell office:value-type="float" office:value="5.595017">
            <text:p>5,595017</text:p>
          </table:table-cell>
          <table:table-cell table:style-name="ce1" office:value-type="string">
            <text:p>7,9404</text:p>
          </table:table-cell>
          <table:table-cell office:value-type="float" office:value="6550000">
            <text:p>6550000</text:p>
          </table:table-cell>
        </table:table-row>
        <table:table-row table:style-name="ro2">
          <table:table-cell office:value-type="float" office:value="5.5888605">
            <text:p>5,5888605</text:p>
          </table:table-cell>
          <table:table-cell office:value-type="float" office:value="7.94164">
            <text:p>7,94164</text:p>
          </table:table-cell>
          <table:table-cell office:value-type="float" office:value="6560000">
            <text:p>6560000</text:p>
          </table:table-cell>
        </table:table-row>
        <table:table-row table:style-name="ro2">
          <table:table-cell office:value-type="float" office:value="5.5827017">
            <text:p>5,5827017</text:p>
          </table:table-cell>
          <table:table-cell office:value-type="float" office:value="7.942866">
            <text:p>7,942866</text:p>
          </table:table-cell>
          <table:table-cell office:value-type="float" office:value="6570000">
            <text:p>6570000</text:p>
          </table:table-cell>
        </table:table-row>
        <table:table-row table:style-name="ro2">
          <table:table-cell office:value-type="float" office:value="5.5765395">
            <text:p>5,5765395</text:p>
          </table:table-cell>
          <table:table-cell office:value-type="float" office:value="7.9440794">
            <text:p>7,9440794</text:p>
          </table:table-cell>
          <table:table-cell office:value-type="float" office:value="6580000">
            <text:p>6580000</text:p>
          </table:table-cell>
        </table:table-row>
        <table:table-row table:style-name="ro2">
          <table:table-cell office:value-type="float" office:value="5.5703754">
            <text:p>5,5703754</text:p>
          </table:table-cell>
          <table:table-cell office:value-type="float" office:value="7.9452796">
            <text:p>7,9452796</text:p>
          </table:table-cell>
          <table:table-cell office:value-type="float" office:value="6590000">
            <text:p>6590000</text:p>
          </table:table-cell>
        </table:table-row>
        <table:table-row table:style-name="ro2">
          <table:table-cell office:value-type="float" office:value="5.564209">
            <text:p>5,564209</text:p>
          </table:table-cell>
          <table:table-cell office:value-type="float" office:value="7.946467">
            <text:p>7,946467</text:p>
          </table:table-cell>
          <table:table-cell office:value-type="float" office:value="6600000">
            <text:p>6600000</text:p>
          </table:table-cell>
        </table:table-row>
        <table:table-row table:style-name="ro2">
          <table:table-cell office:value-type="float" office:value="5.5580397">
            <text:p>5,5580397</text:p>
          </table:table-cell>
          <table:table-cell office:value-type="float" office:value="7.9476414">
            <text:p>7,9476414</text:p>
          </table:table-cell>
          <table:table-cell office:value-type="float" office:value="6610000">
            <text:p>6610000</text:p>
          </table:table-cell>
        </table:table-row>
        <table:table-row table:style-name="ro2">
          <table:table-cell office:value-type="float" office:value="5.551868">
            <text:p>5,551868</text:p>
          </table:table-cell>
          <table:table-cell office:value-type="float" office:value="7.9488034">
            <text:p>7,9488034</text:p>
          </table:table-cell>
          <table:table-cell office:value-type="float" office:value="6620000">
            <text:p>6620000</text:p>
          </table:table-cell>
        </table:table-row>
        <table:table-row table:style-name="ro2">
          <table:table-cell office:value-type="float" office:value="5.5456944">
            <text:p>5,5456944</text:p>
          </table:table-cell>
          <table:table-cell office:value-type="float" office:value="7.949952">
            <text:p>7,949952</text:p>
          </table:table-cell>
          <table:table-cell office:value-type="float" office:value="6630000">
            <text:p>6630000</text:p>
          </table:table-cell>
        </table:table-row>
        <table:table-row table:style-name="ro2">
          <table:table-cell office:value-type="float" office:value="5.539518">
            <text:p>5,539518</text:p>
          </table:table-cell>
          <table:table-cell office:value-type="float" office:value="7.951088">
            <text:p>7,951088</text:p>
          </table:table-cell>
          <table:table-cell office:value-type="float" office:value="6640000">
            <text:p>6640000</text:p>
          </table:table-cell>
        </table:table-row>
        <table:table-row table:style-name="ro2">
          <table:table-cell office:value-type="float" office:value="5.5333385">
            <text:p>5,5333385</text:p>
          </table:table-cell>
          <table:table-cell office:value-type="float" office:value="7.9522114">
            <text:p>7,9522114</text:p>
          </table:table-cell>
          <table:table-cell office:value-type="float" office:value="6650000">
            <text:p>6650000</text:p>
          </table:table-cell>
        </table:table-row>
        <table:table-row table:style-name="ro2">
          <table:table-cell office:value-type="float" office:value="5.527158">
            <text:p>5,527158</text:p>
          </table:table-cell>
          <table:table-cell office:value-type="float" office:value="7.953321">
            <text:p>7,953321</text:p>
          </table:table-cell>
          <table:table-cell office:value-type="float" office:value="6660000">
            <text:p>6660000</text:p>
          </table:table-cell>
        </table:table-row>
        <table:table-row table:style-name="ro2">
          <table:table-cell office:value-type="float" office:value="5.520974">
            <text:p>5,520974</text:p>
          </table:table-cell>
          <table:table-cell office:value-type="float" office:value="7.954418">
            <text:p>7,954418</text:p>
          </table:table-cell>
          <table:table-cell office:value-type="float" office:value="6670000">
            <text:p>6670000</text:p>
          </table:table-cell>
        </table:table-row>
        <table:table-row table:style-name="ro2">
          <table:table-cell office:value-type="float" office:value="5.5147886">
            <text:p>5,5147886</text:p>
          </table:table-cell>
          <table:table-cell office:value-type="float" office:value="7.955502">
            <text:p>7,955502</text:p>
          </table:table-cell>
          <table:table-cell office:value-type="float" office:value="6680000">
            <text:p>6680000</text:p>
          </table:table-cell>
        </table:table-row>
        <table:table-row table:style-name="ro2">
          <table:table-cell office:value-type="float" office:value="5.5086007">
            <text:p>5,5086007</text:p>
          </table:table-cell>
          <table:table-cell office:value-type="float" office:value="7.9565735">
            <text:p>7,9565735</text:p>
          </table:table-cell>
          <table:table-cell office:value-type="float" office:value="6690000">
            <text:p>6690000</text:p>
          </table:table-cell>
        </table:table-row>
        <table:table-row table:style-name="ro2">
          <table:table-cell office:value-type="float" office:value="5.5024104">
            <text:p>5,5024104</text:p>
          </table:table-cell>
          <table:table-cell office:value-type="float" office:value="7.9576316">
            <text:p>7,9576316</text:p>
          </table:table-cell>
          <table:table-cell office:value-type="float" office:value="6700000">
            <text:p>6700000</text:p>
          </table:table-cell>
        </table:table-row>
        <table:table-row table:style-name="ro2">
          <table:table-cell office:value-type="float" office:value="5.496218">
            <text:p>5,496218</text:p>
          </table:table-cell>
          <table:table-cell office:value-type="float" office:value="7.9586763">
            <text:p>7,9586763</text:p>
          </table:table-cell>
          <table:table-cell office:value-type="float" office:value="6710000">
            <text:p>6710000</text:p>
          </table:table-cell>
        </table:table-row>
        <table:table-row table:style-name="ro2">
          <table:table-cell office:value-type="float" office:value="5.490023">
            <text:p>5,490023</text:p>
          </table:table-cell>
          <table:table-cell office:value-type="float" office:value="7.959709">
            <text:p>7,959709</text:p>
          </table:table-cell>
          <table:table-cell office:value-type="float" office:value="6720000">
            <text:p>6720000</text:p>
          </table:table-cell>
        </table:table-row>
        <table:table-row table:style-name="ro2">
          <table:table-cell office:value-type="float" office:value="5.4838266">
            <text:p>5,4838266</text:p>
          </table:table-cell>
          <table:table-cell office:value-type="float" office:value="7.9607286">
            <text:p>7,9607286</text:p>
          </table:table-cell>
          <table:table-cell office:value-type="float" office:value="6730000">
            <text:p>6730000</text:p>
          </table:table-cell>
        </table:table-row>
        <table:table-row table:style-name="ro2">
          <table:table-cell office:value-type="float" office:value="5.4776278">
            <text:p>5,4776278</text:p>
          </table:table-cell>
          <table:table-cell office:value-type="float" office:value="7.961735">
            <text:p>7,961735</text:p>
          </table:table-cell>
          <table:table-cell office:value-type="float" office:value="6740000">
            <text:p>6740000</text:p>
          </table:table-cell>
        </table:table-row>
        <table:table-row table:style-name="ro2">
          <table:table-cell office:value-type="float" office:value="5.471427">
            <text:p>5,471427</text:p>
          </table:table-cell>
          <table:table-cell office:value-type="float" office:value="7.9627275">
            <text:p>7,9627275</text:p>
          </table:table-cell>
          <table:table-cell office:value-type="float" office:value="6750000">
            <text:p>6750000</text:p>
          </table:table-cell>
        </table:table-row>
        <table:table-row table:style-name="ro2">
          <table:table-cell office:value-type="float" office:value="5.465224">
            <text:p>5,465224</text:p>
          </table:table-cell>
          <table:table-cell office:value-type="float" office:value="7.9637084">
            <text:p>7,9637084</text:p>
          </table:table-cell>
          <table:table-cell office:value-type="float" office:value="6760000">
            <text:p>6760000</text:p>
          </table:table-cell>
        </table:table-row>
        <table:table-row table:style-name="ro2">
          <table:table-cell office:value-type="float" office:value="5.459019">
            <text:p>5,459019</text:p>
          </table:table-cell>
          <table:table-cell office:value-type="float" office:value="7.964676">
            <text:p>7,964676</text:p>
          </table:table-cell>
          <table:table-cell office:value-type="float" office:value="6770000">
            <text:p>6770000</text:p>
          </table:table-cell>
        </table:table-row>
        <table:table-row table:style-name="ro2">
          <table:table-cell office:value-type="float" office:value="5.4528117">
            <text:p>5,4528117</text:p>
          </table:table-cell>
          <table:table-cell office:value-type="float" office:value="7.96563">
            <text:p>7,96563</text:p>
          </table:table-cell>
          <table:table-cell office:value-type="float" office:value="6780000">
            <text:p>6780000</text:p>
          </table:table-cell>
        </table:table-row>
        <table:table-row table:style-name="ro2">
          <table:table-cell office:value-type="float" office:value="5.446603">
            <text:p>5,446603</text:p>
          </table:table-cell>
          <table:table-cell office:value-type="float" office:value="7.9665713">
            <text:p>7,9665713</text:p>
          </table:table-cell>
          <table:table-cell office:value-type="float" office:value="6790000">
            <text:p>6790000</text:p>
          </table:table-cell>
        </table:table-row>
        <table:table-row table:style-name="ro2">
          <table:table-cell office:value-type="float" office:value="5.4403915">
            <text:p>5,4403915</text:p>
          </table:table-cell>
          <table:table-cell office:value-type="float" office:value="7.9674997">
            <text:p>7,9674997</text:p>
          </table:table-cell>
          <table:table-cell office:value-type="float" office:value="6800000">
            <text:p>6800000</text:p>
          </table:table-cell>
        </table:table-row>
        <table:table-row table:style-name="ro2">
          <table:table-cell office:value-type="float" office:value="5.434179">
            <text:p>5,434179</text:p>
          </table:table-cell>
          <table:table-cell office:value-type="float" office:value="7.9684153">
            <text:p>7,9684153</text:p>
          </table:table-cell>
          <table:table-cell office:value-type="float" office:value="6810000">
            <text:p>6810000</text:p>
          </table:table-cell>
        </table:table-row>
        <table:table-row table:style-name="ro2">
          <table:table-cell office:value-type="float" office:value="5.427964">
            <text:p>5,427964</text:p>
          </table:table-cell>
          <table:table-cell office:value-type="float" office:value="7.9693174">
            <text:p>7,9693174</text:p>
          </table:table-cell>
          <table:table-cell office:value-type="float" office:value="6820000">
            <text:p>6820000</text:p>
          </table:table-cell>
        </table:table-row>
        <table:table-row table:style-name="ro2">
          <table:table-cell office:value-type="float" office:value="5.421747">
            <text:p>5,421747</text:p>
          </table:table-cell>
          <table:table-cell office:value-type="float" office:value="7.970207">
            <text:p>7,970207</text:p>
          </table:table-cell>
          <table:table-cell office:value-type="float" office:value="6830000">
            <text:p>6830000</text:p>
          </table:table-cell>
        </table:table-row>
        <table:table-row table:style-name="ro2">
          <table:table-cell office:value-type="float" office:value="5.415529">
            <text:p>5,415529</text:p>
          </table:table-cell>
          <table:table-cell office:value-type="float" office:value="7.971083">
            <text:p>7,971083</text:p>
          </table:table-cell>
          <table:table-cell office:value-type="float" office:value="6840000">
            <text:p>6840000</text:p>
          </table:table-cell>
        </table:table-row>
        <table:table-row table:style-name="ro2">
          <table:table-cell office:value-type="float" office:value="5.4093084">
            <text:p>5,4093084</text:p>
          </table:table-cell>
          <table:table-cell office:value-type="float" office:value="7.9719467">
            <text:p>7,9719467</text:p>
          </table:table-cell>
          <table:table-cell office:value-type="float" office:value="6850000">
            <text:p>6850000</text:p>
          </table:table-cell>
        </table:table-row>
        <table:table-row table:style-name="ro2">
          <table:table-cell office:value-type="float" office:value="5.403086">
            <text:p>5,403086</text:p>
          </table:table-cell>
          <table:table-cell office:value-type="float" office:value="7.972797">
            <text:p>7,972797</text:p>
          </table:table-cell>
          <table:table-cell office:value-type="float" office:value="6860000">
            <text:p>6860000</text:p>
          </table:table-cell>
        </table:table-row>
        <table:table-row table:style-name="ro2">
          <table:table-cell office:value-type="float" office:value="5.396862">
            <text:p>5,396862</text:p>
          </table:table-cell>
          <table:table-cell office:value-type="float" office:value="7.9736342">
            <text:p>7,9736342</text:p>
          </table:table-cell>
          <table:table-cell office:value-type="float" office:value="6870000">
            <text:p>6870000</text:p>
          </table:table-cell>
        </table:table-row>
        <table:table-row table:style-name="ro2">
          <table:table-cell office:value-type="float" office:value="5.3906364">
            <text:p>5,3906364</text:p>
          </table:table-cell>
          <table:table-cell office:value-type="float" office:value="7.9744587">
            <text:p>7,9744587</text:p>
          </table:table-cell>
          <table:table-cell office:value-type="float" office:value="6880000">
            <text:p>6880000</text:p>
          </table:table-cell>
        </table:table-row>
        <table:table-row table:style-name="ro2">
          <table:table-cell office:value-type="float" office:value="5.3844094">
            <text:p>5,3844094</text:p>
          </table:table-cell>
          <table:table-cell office:value-type="float" office:value="7.97527">
            <text:p>7,97527</text:p>
          </table:table-cell>
          <table:table-cell office:value-type="float" office:value="6890000">
            <text:p>6890000</text:p>
          </table:table-cell>
        </table:table-row>
        <table:table-row table:style-name="ro2">
          <table:table-cell office:value-type="float" office:value="5.3781805">
            <text:p>5,3781805</text:p>
          </table:table-cell>
          <table:table-cell office:value-type="float" office:value="7.976068">
            <text:p>7,976068</text:p>
          </table:table-cell>
          <table:table-cell office:value-type="float" office:value="6900000">
            <text:p>6900000</text:p>
          </table:table-cell>
        </table:table-row>
        <table:table-row table:style-name="ro2">
          <table:table-cell office:value-type="float" office:value="5.371949">
            <text:p>5,371949</text:p>
          </table:table-cell>
          <table:table-cell office:value-type="float" office:value="7.9768534">
            <text:p>7,9768534</text:p>
          </table:table-cell>
          <table:table-cell office:value-type="float" office:value="6910000">
            <text:p>6910000</text:p>
          </table:table-cell>
        </table:table-row>
        <table:table-row table:style-name="ro2">
          <table:table-cell office:value-type="float" office:value="5.365717">
            <text:p>5,365717</text:p>
          </table:table-cell>
          <table:table-cell office:value-type="float" office:value="7.977625">
            <text:p>7,977625</text:p>
          </table:table-cell>
          <table:table-cell office:value-type="float" office:value="6920000">
            <text:p>6920000</text:p>
          </table:table-cell>
        </table:table-row>
        <table:table-row table:style-name="ro2">
          <table:table-cell office:value-type="float" office:value="5.3594832">
            <text:p>5,3594832</text:p>
          </table:table-cell>
          <table:table-cell office:value-type="float" office:value="7.978384">
            <text:p>7,978384</text:p>
          </table:table-cell>
          <table:table-cell office:value-type="float" office:value="6930000">
            <text:p>6930000</text:p>
          </table:table-cell>
        </table:table-row>
        <table:table-row table:style-name="ro2">
          <table:table-cell office:value-type="float" office:value="5.3532476">
            <text:p>5,3532476</text:p>
          </table:table-cell>
          <table:table-cell office:value-type="float" office:value="7.97913">
            <text:p>7,97913</text:p>
          </table:table-cell>
          <table:table-cell office:value-type="float" office:value="6940000">
            <text:p>6940000</text:p>
          </table:table-cell>
        </table:table-row>
        <table:table-row table:style-name="ro2">
          <table:table-cell office:value-type="float" office:value="5.3470106">
            <text:p>5,3470106</text:p>
          </table:table-cell>
          <table:table-cell office:value-type="float" office:value="7.979863">
            <text:p>7,979863</text:p>
          </table:table-cell>
          <table:table-cell office:value-type="float" office:value="6950000">
            <text:p>6950000</text:p>
          </table:table-cell>
        </table:table-row>
        <table:table-row table:style-name="ro2">
          <table:table-cell office:value-type="float" office:value="5.340772">
            <text:p>5,340772</text:p>
          </table:table-cell>
          <table:table-cell office:value-type="float" office:value="7.980583">
            <text:p>7,980583</text:p>
          </table:table-cell>
          <table:table-cell office:value-type="float" office:value="6960000">
            <text:p>6960000</text:p>
          </table:table-cell>
        </table:table-row>
        <table:table-row table:style-name="ro2">
          <table:table-cell office:value-type="float" office:value="5.334532">
            <text:p>5,334532</text:p>
          </table:table-cell>
          <table:table-cell office:value-type="float" office:value="7.98129">
            <text:p>7,98129</text:p>
          </table:table-cell>
          <table:table-cell office:value-type="float" office:value="6970000">
            <text:p>6970000</text:p>
          </table:table-cell>
        </table:table-row>
        <table:table-row table:style-name="ro2">
          <table:table-cell office:value-type="float" office:value="5.32829">
            <text:p>5,32829</text:p>
          </table:table-cell>
          <table:table-cell office:value-type="float" office:value="7.981983">
            <text:p>7,981983</text:p>
          </table:table-cell>
          <table:table-cell office:value-type="float" office:value="6980000">
            <text:p>6980000</text:p>
          </table:table-cell>
        </table:table-row>
        <table:table-row table:style-name="ro2">
          <table:table-cell office:value-type="float" office:value="5.322047">
            <text:p>5,322047</text:p>
          </table:table-cell>
          <table:table-cell office:value-type="float" office:value="7.982664">
            <text:p>7,982664</text:p>
          </table:table-cell>
          <table:table-cell office:value-type="float" office:value="6990000">
            <text:p>6990000</text:p>
          </table:table-cell>
        </table:table-row>
        <table:table-row table:style-name="ro2">
          <table:table-cell office:value-type="float" office:value="5.3158026">
            <text:p>5,3158026</text:p>
          </table:table-cell>
          <table:table-cell office:value-type="float" office:value="7.9833317">
            <text:p>7,9833317</text:p>
          </table:table-cell>
          <table:table-cell office:value-type="float" office:value="7000000">
            <text:p>7000000</text:p>
          </table:table-cell>
        </table:table-row>
        <table:table-row table:style-name="ro2">
          <table:table-cell office:value-type="float" office:value="5.309557">
            <text:p>5,309557</text:p>
          </table:table-cell>
          <table:table-cell office:value-type="float" office:value="7.9839864">
            <text:p>7,9839864</text:p>
          </table:table-cell>
          <table:table-cell office:value-type="float" office:value="7010000">
            <text:p>7010000</text:p>
          </table:table-cell>
        </table:table-row>
        <table:table-row table:style-name="ro2">
          <table:table-cell office:value-type="float" office:value="5.30331">
            <text:p>5,30331</text:p>
          </table:table-cell>
          <table:table-cell office:value-type="float" office:value="7.9846277">
            <text:p>7,9846277</text:p>
          </table:table-cell>
          <table:table-cell office:value-type="float" office:value="7020000">
            <text:p>7020000</text:p>
          </table:table-cell>
        </table:table-row>
        <table:table-row table:style-name="ro2">
          <table:table-cell office:value-type="float" office:value="5.2970614">
            <text:p>5,2970614</text:p>
          </table:table-cell>
          <table:table-cell office:value-type="float" office:value="7.985256">
            <text:p>7,985256</text:p>
          </table:table-cell>
          <table:table-cell office:value-type="float" office:value="7030000">
            <text:p>7030000</text:p>
          </table:table-cell>
        </table:table-row>
        <table:table-row table:style-name="ro2">
          <table:table-cell office:value-type="float" office:value="5.2908115">
            <text:p>5,2908115</text:p>
          </table:table-cell>
          <table:table-cell office:value-type="float" office:value="7.9858713">
            <text:p>7,9858713</text:p>
          </table:table-cell>
          <table:table-cell office:value-type="float" office:value="7040000">
            <text:p>7040000</text:p>
          </table:table-cell>
        </table:table-row>
        <table:table-row table:style-name="ro2">
          <table:table-cell office:value-type="float" office:value="5.28456">
            <text:p>5,28456</text:p>
          </table:table-cell>
          <table:table-cell office:value-type="float" office:value="7.986474">
            <text:p>7,986474</text:p>
          </table:table-cell>
          <table:table-cell office:value-type="float" office:value="7050000">
            <text:p>7050000</text:p>
          </table:table-cell>
        </table:table-row>
        <table:table-row table:style-name="ro2">
          <table:table-cell office:value-type="float" office:value="5.2783084">
            <text:p>5,2783084</text:p>
          </table:table-cell>
          <table:table-cell office:value-type="float" office:value="7.987063">
            <text:p>7,987063</text:p>
          </table:table-cell>
          <table:table-cell office:value-type="float" office:value="7060000">
            <text:p>7060000</text:p>
          </table:table-cell>
        </table:table-row>
        <table:table-row table:style-name="ro2">
          <table:table-cell office:value-type="float" office:value="5.2720547">
            <text:p>5,2720547</text:p>
          </table:table-cell>
          <table:table-cell office:value-type="float" office:value="7.987639">
            <text:p>7,987639</text:p>
          </table:table-cell>
          <table:table-cell office:value-type="float" office:value="7070000">
            <text:p>7070000</text:p>
          </table:table-cell>
        </table:table-row>
        <table:table-row table:style-name="ro2">
          <table:table-cell table:style-name="ce1" office:value-type="string">
            <text:p>5,2658</text:p>
          </table:table-cell>
          <table:table-cell office:value-type="float" office:value="7.988202">
            <text:p>7,988202</text:p>
          </table:table-cell>
          <table:table-cell office:value-type="float" office:value="7080000">
            <text:p>7080000</text:p>
          </table:table-cell>
        </table:table-row>
        <table:table-row table:style-name="ro2">
          <table:table-cell office:value-type="float" office:value="5.2595444">
            <text:p>5,2595444</text:p>
          </table:table-cell>
          <table:table-cell office:value-type="float" office:value="7.9887514">
            <text:p>7,9887514</text:p>
          </table:table-cell>
          <table:table-cell office:value-type="float" office:value="7090000">
            <text:p>7090000</text:p>
          </table:table-cell>
        </table:table-row>
        <table:table-row table:style-name="ro2">
          <table:table-cell office:value-type="float" office:value="5.2532873">
            <text:p>5,2532873</text:p>
          </table:table-cell>
          <table:table-cell office:value-type="float" office:value="7.9892883">
            <text:p>7,9892883</text:p>
          </table:table-cell>
          <table:table-cell office:value-type="float" office:value="7100000">
            <text:p>7100000</text:p>
          </table:table-cell>
        </table:table-row>
        <table:table-row table:style-name="ro2">
          <table:table-cell office:value-type="float" office:value="5.247029">
            <text:p>5,247029</text:p>
          </table:table-cell>
          <table:table-cell office:value-type="float" office:value="7.989812">
            <text:p>7,989812</text:p>
          </table:table-cell>
          <table:table-cell office:value-type="float" office:value="7110000">
            <text:p>7110000</text:p>
          </table:table-cell>
        </table:table-row>
        <table:table-row table:style-name="ro2">
          <table:table-cell office:value-type="float" office:value="5.24077">
            <text:p>5,24077</text:p>
          </table:table-cell>
          <table:table-cell office:value-type="float" office:value="7.990323">
            <text:p>7,990323</text:p>
          </table:table-cell>
          <table:table-cell office:value-type="float" office:value="7120000">
            <text:p>7120000</text:p>
          </table:table-cell>
        </table:table-row>
        <table:table-row table:style-name="ro2">
          <table:table-cell office:value-type="float" office:value="5.2345095">
            <text:p>5,2345095</text:p>
          </table:table-cell>
          <table:table-cell office:value-type="float" office:value="7.99082">
            <text:p>7,99082</text:p>
          </table:table-cell>
          <table:table-cell office:value-type="float" office:value="7130000">
            <text:p>7130000</text:p>
          </table:table-cell>
        </table:table-row>
        <table:table-row table:style-name="ro2">
          <table:table-cell office:value-type="float" office:value="5.228248">
            <text:p>5,228248</text:p>
          </table:table-cell>
          <table:table-cell office:value-type="float" office:value="7.9913044">
            <text:p>7,9913044</text:p>
          </table:table-cell>
          <table:table-cell office:value-type="float" office:value="7140000">
            <text:p>7140000</text:p>
          </table:table-cell>
        </table:table-row>
        <table:table-row table:style-name="ro2">
          <table:table-cell office:value-type="float" office:value="5.221986">
            <text:p>5,221986</text:p>
          </table:table-cell>
          <table:table-cell office:value-type="float" office:value="7.9917755">
            <text:p>7,9917755</text:p>
          </table:table-cell>
          <table:table-cell office:value-type="float" office:value="7150000">
            <text:p>7150000</text:p>
          </table:table-cell>
        </table:table-row>
        <table:table-row table:style-name="ro2">
          <table:table-cell office:value-type="float" office:value="5.2157226">
            <text:p>5,2157226</text:p>
          </table:table-cell>
          <table:table-cell office:value-type="float" office:value="7.992234">
            <text:p>7,992234</text:p>
          </table:table-cell>
          <table:table-cell office:value-type="float" office:value="7160000">
            <text:p>7160000</text:p>
          </table:table-cell>
        </table:table-row>
        <table:table-row table:style-name="ro2">
          <table:table-cell office:value-type="float" office:value="5.2094584">
            <text:p>5,2094584</text:p>
          </table:table-cell>
          <table:table-cell office:value-type="float" office:value="7.992679">
            <text:p>7,992679</text:p>
          </table:table-cell>
          <table:table-cell office:value-type="float" office:value="7170000">
            <text:p>7170000</text:p>
          </table:table-cell>
        </table:table-row>
        <table:table-row table:style-name="ro2">
          <table:table-cell office:value-type="float" office:value="5.203193">
            <text:p>5,203193</text:p>
          </table:table-cell>
          <table:table-cell office:value-type="float" office:value="7.9931107">
            <text:p>7,9931107</text:p>
          </table:table-cell>
          <table:table-cell office:value-type="float" office:value="7180000">
            <text:p>7180000</text:p>
          </table:table-cell>
        </table:table-row>
        <table:table-row table:style-name="ro2">
          <table:table-cell office:value-type="float" office:value="5.196927">
            <text:p>5,196927</text:p>
          </table:table-cell>
          <table:table-cell office:value-type="float" office:value="7.9935293">
            <text:p>7,9935293</text:p>
          </table:table-cell>
          <table:table-cell office:value-type="float" office:value="7190000">
            <text:p>7190000</text:p>
          </table:table-cell>
        </table:table-row>
        <table:table-row table:style-name="ro2">
          <table:table-cell office:value-type="float" office:value="5.1906605">
            <text:p>5,1906605</text:p>
          </table:table-cell>
          <table:table-cell office:value-type="float" office:value="7.9939356">
            <text:p>7,9939356</text:p>
          </table:table-cell>
          <table:table-cell office:value-type="float" office:value="7200000">
            <text:p>7200000</text:p>
          </table:table-cell>
        </table:table-row>
        <table:table-row table:style-name="ro2">
          <table:table-cell office:value-type="float" office:value="5.184393">
            <text:p>5,184393</text:p>
          </table:table-cell>
          <table:table-cell office:value-type="float" office:value="7.9943275">
            <text:p>7,9943275</text:p>
          </table:table-cell>
          <table:table-cell office:value-type="float" office:value="7210000">
            <text:p>7210000</text:p>
          </table:table-cell>
        </table:table-row>
        <table:table-row table:style-name="ro2">
          <table:table-cell office:value-type="float" office:value="5.1781244">
            <text:p>5,1781244</text:p>
          </table:table-cell>
          <table:table-cell office:value-type="float" office:value="7.994707">
            <text:p>7,994707</text:p>
          </table:table-cell>
          <table:table-cell office:value-type="float" office:value="7220000">
            <text:p>7220000</text:p>
          </table:table-cell>
        </table:table-row>
        <table:table-row table:style-name="ro2">
          <table:table-cell office:value-type="float" office:value="5.171855">
            <text:p>5,171855</text:p>
          </table:table-cell>
          <table:table-cell office:value-type="float" office:value="7.995074">
            <text:p>7,995074</text:p>
          </table:table-cell>
          <table:table-cell office:value-type="float" office:value="7230000">
            <text:p>7230000</text:p>
          </table:table-cell>
        </table:table-row>
        <table:table-row table:style-name="ro2">
          <table:table-cell office:value-type="float" office:value="5.1655846">
            <text:p>5,1655846</text:p>
          </table:table-cell>
          <table:table-cell office:value-type="float" office:value="7.995427">
            <text:p>7,995427</text:p>
          </table:table-cell>
          <table:table-cell office:value-type="float" office:value="7240000">
            <text:p>7240000</text:p>
          </table:table-cell>
        </table:table-row>
        <table:table-row table:style-name="ro2">
          <table:table-cell office:value-type="float" office:value="5.159314">
            <text:p>5,159314</text:p>
          </table:table-cell>
          <table:table-cell office:value-type="float" office:value="7.9957666">
            <text:p>7,9957666</text:p>
          </table:table-cell>
          <table:table-cell office:value-type="float" office:value="7250000">
            <text:p>7250000</text:p>
          </table:table-cell>
        </table:table-row>
        <table:table-row table:style-name="ro2">
          <table:table-cell office:value-type="float" office:value="5.1530423">
            <text:p>5,1530423</text:p>
          </table:table-cell>
          <table:table-cell office:value-type="float" office:value="7.9960938">
            <text:p>7,9960938</text:p>
          </table:table-cell>
          <table:table-cell office:value-type="float" office:value="7260000">
            <text:p>7260000</text:p>
          </table:table-cell>
        </table:table-row>
        <table:table-row table:style-name="ro2">
          <table:table-cell office:value-type="float" office:value="5.1467705">
            <text:p>5,1467705</text:p>
          </table:table-cell>
          <table:table-cell office:value-type="float" office:value="7.9964075">
            <text:p>7,9964075</text:p>
          </table:table-cell>
          <table:table-cell office:value-type="float" office:value="7270000">
            <text:p>7270000</text:p>
          </table:table-cell>
        </table:table-row>
        <table:table-row table:style-name="ro2">
          <table:table-cell office:value-type="float" office:value="5.1404977">
            <text:p>5,1404977</text:p>
          </table:table-cell>
          <table:table-cell office:value-type="float" office:value="7.996708">
            <text:p>7,996708</text:p>
          </table:table-cell>
          <table:table-cell office:value-type="float" office:value="7280000">
            <text:p>7280000</text:p>
          </table:table-cell>
        </table:table-row>
        <table:table-row table:style-name="ro2">
          <table:table-cell office:value-type="float" office:value="5.1342244">
            <text:p>5,1342244</text:p>
          </table:table-cell>
          <table:table-cell office:value-type="float" office:value="7.996996">
            <text:p>7,996996</text:p>
          </table:table-cell>
          <table:table-cell office:value-type="float" office:value="7290000">
            <text:p>7290000</text:p>
          </table:table-cell>
        </table:table-row>
        <table:table-row table:style-name="ro2">
          <table:table-cell office:value-type="float" office:value="5.12795">
            <text:p>5,12795</text:p>
          </table:table-cell>
          <table:table-cell office:value-type="float" office:value="7.99727">
            <text:p>7,99727</text:p>
          </table:table-cell>
          <table:table-cell office:value-type="float" office:value="7300000">
            <text:p>7300000</text:p>
          </table:table-cell>
        </table:table-row>
        <table:table-row table:style-name="ro2">
          <table:table-cell office:value-type="float" office:value="5.1216755">
            <text:p>5,1216755</text:p>
          </table:table-cell>
          <table:table-cell office:value-type="float" office:value="7.9975314">
            <text:p>7,9975314</text:p>
          </table:table-cell>
          <table:table-cell office:value-type="float" office:value="7310000">
            <text:p>7310000</text:p>
          </table:table-cell>
        </table:table-row>
        <table:table-row table:style-name="ro2">
          <table:table-cell office:value-type="float" office:value="5.1154003">
            <text:p>5,1154003</text:p>
          </table:table-cell>
          <table:table-cell office:value-type="float" office:value="7.99778">
            <text:p>7,99778</text:p>
          </table:table-cell>
          <table:table-cell office:value-type="float" office:value="7320000">
            <text:p>7320000</text:p>
          </table:table-cell>
        </table:table-row>
        <table:table-row table:style-name="ro2">
          <table:table-cell office:value-type="float" office:value="5.1091247">
            <text:p>5,1091247</text:p>
          </table:table-cell>
          <table:table-cell office:value-type="float" office:value="7.9980145">
            <text:p>7,9980145</text:p>
          </table:table-cell>
          <table:table-cell office:value-type="float" office:value="7330000">
            <text:p>7330000</text:p>
          </table:table-cell>
        </table:table-row>
        <table:table-row table:style-name="ro2">
          <table:table-cell office:value-type="float" office:value="5.102849">
            <text:p>5,102849</text:p>
          </table:table-cell>
          <table:table-cell office:value-type="float" office:value="7.9982367">
            <text:p>7,9982367</text:p>
          </table:table-cell>
          <table:table-cell office:value-type="float" office:value="7340000">
            <text:p>7340000</text:p>
          </table:table-cell>
        </table:table-row>
        <table:table-row table:style-name="ro2">
          <table:table-cell office:value-type="float" office:value="5.0965724">
            <text:p>5,0965724</text:p>
          </table:table-cell>
          <table:table-cell office:value-type="float" office:value="7.9984455">
            <text:p>7,9984455</text:p>
          </table:table-cell>
          <table:table-cell office:value-type="float" office:value="7350000">
            <text:p>7350000</text:p>
          </table:table-cell>
        </table:table-row>
        <table:table-row table:style-name="ro2">
          <table:table-cell office:value-type="float" office:value="5.0902953">
            <text:p>5,0902953</text:p>
          </table:table-cell>
          <table:table-cell office:value-type="float" office:value="7.998641">
            <text:p>7,998641</text:p>
          </table:table-cell>
          <table:table-cell office:value-type="float" office:value="7360000">
            <text:p>7360000</text:p>
          </table:table-cell>
        </table:table-row>
        <table:table-row table:style-name="ro2">
          <table:table-cell office:value-type="float" office:value="5.0840178">
            <text:p>5,0840178</text:p>
          </table:table-cell>
          <table:table-cell office:value-type="float" office:value="7.998823">
            <text:p>7,998823</text:p>
          </table:table-cell>
          <table:table-cell office:value-type="float" office:value="7370000">
            <text:p>7370000</text:p>
          </table:table-cell>
        </table:table-row>
        <table:table-row table:style-name="ro2">
          <table:table-cell office:value-type="float" office:value="5.07774">
            <text:p>5,07774</text:p>
          </table:table-cell>
          <table:table-cell office:value-type="float" office:value="7.9989924">
            <text:p>7,9989924</text:p>
          </table:table-cell>
          <table:table-cell office:value-type="float" office:value="7380000">
            <text:p>7380000</text:p>
          </table:table-cell>
        </table:table-row>
        <table:table-row table:style-name="ro2">
          <table:table-cell office:value-type="float" office:value="5.071462">
            <text:p>5,071462</text:p>
          </table:table-cell>
          <table:table-cell office:value-type="float" office:value="7.9991484">
            <text:p>7,9991484</text:p>
          </table:table-cell>
          <table:table-cell office:value-type="float" office:value="7390000">
            <text:p>7390000</text:p>
          </table:table-cell>
        </table:table-row>
        <table:table-row table:style-name="ro2">
          <table:table-cell office:value-type="float" office:value="5.0651836">
            <text:p>5,0651836</text:p>
          </table:table-cell>
          <table:table-cell office:value-type="float" office:value="7.9992914">
            <text:p>7,9992914</text:p>
          </table:table-cell>
          <table:table-cell office:value-type="float" office:value="7400000">
            <text:p>7400000</text:p>
          </table:table-cell>
        </table:table-row>
        <table:table-row table:style-name="ro2">
          <table:table-cell office:value-type="float" office:value="5.058905">
            <text:p>5,058905</text:p>
          </table:table-cell>
          <table:table-cell office:value-type="float" office:value="7.9994216">
            <text:p>7,9994216</text:p>
          </table:table-cell>
          <table:table-cell office:value-type="float" office:value="7410000">
            <text:p>7410000</text:p>
          </table:table-cell>
        </table:table-row>
        <table:table-row table:style-name="ro2">
          <table:table-cell office:value-type="float" office:value="5.0526266">
            <text:p>5,0526266</text:p>
          </table:table-cell>
          <table:table-cell office:value-type="float" office:value="7.9995384">
            <text:p>7,9995384</text:p>
          </table:table-cell>
          <table:table-cell office:value-type="float" office:value="7420000">
            <text:p>7420000</text:p>
          </table:table-cell>
        </table:table-row>
        <table:table-row table:style-name="ro2">
          <table:table-cell office:value-type="float" office:value="5.046347">
            <text:p>5,046347</text:p>
          </table:table-cell>
          <table:table-cell office:value-type="float" office:value="7.999642">
            <text:p>7,999642</text:p>
          </table:table-cell>
          <table:table-cell office:value-type="float" office:value="7430000">
            <text:p>7430000</text:p>
          </table:table-cell>
        </table:table-row>
        <table:table-row table:style-name="ro2">
          <table:table-cell office:value-type="float" office:value="5.0400677">
            <text:p>5,0400677</text:p>
          </table:table-cell>
          <table:table-cell office:value-type="float" office:value="7.9997325">
            <text:p>7,9997325</text:p>
          </table:table-cell>
          <table:table-cell office:value-type="float" office:value="7440000">
            <text:p>7440000</text:p>
          </table:table-cell>
        </table:table-row>
        <table:table-row table:style-name="ro2">
          <table:table-cell office:value-type="float" office:value="5.033788">
            <text:p>5,033788</text:p>
          </table:table-cell>
          <table:table-cell office:value-type="float" office:value="7.9998097">
            <text:p>7,9998097</text:p>
          </table:table-cell>
          <table:table-cell office:value-type="float" office:value="7450000">
            <text:p>7450000</text:p>
          </table:table-cell>
        </table:table-row>
        <table:table-row table:style-name="ro2">
          <table:table-cell office:value-type="float" office:value="5.0275087">
            <text:p>5,0275087</text:p>
          </table:table-cell>
          <table:table-cell office:value-type="float" office:value="7.999874">
            <text:p>7,999874</text:p>
          </table:table-cell>
          <table:table-cell office:value-type="float" office:value="7460000">
            <text:p>7460000</text:p>
          </table:table-cell>
        </table:table-row>
        <table:table-row table:style-name="ro2">
          <table:table-cell office:value-type="float" office:value="5.021229">
            <text:p>5,021229</text:p>
          </table:table-cell>
          <table:table-cell office:value-type="float" office:value="7.9999247">
            <text:p>7,9999247</text:p>
          </table:table-cell>
          <table:table-cell office:value-type="float" office:value="7470000">
            <text:p>7470000</text:p>
          </table:table-cell>
        </table:table-row>
        <table:table-row table:style-name="ro2">
          <table:table-cell office:value-type="float" office:value="5.014949">
            <text:p>5,014949</text:p>
          </table:table-cell>
          <table:table-cell office:value-type="float" office:value="7.999963">
            <text:p>7,999963</text:p>
          </table:table-cell>
          <table:table-cell office:value-type="float" office:value="7480000">
            <text:p>7480000</text:p>
          </table:table-cell>
        </table:table-row>
        <table:table-row table:style-name="ro2">
          <table:table-cell office:value-type="float" office:value="5.008669">
            <text:p>5,008669</text:p>
          </table:table-cell>
          <table:table-cell office:value-type="float" office:value="7.9999876">
            <text:p>7,9999876</text:p>
          </table:table-cell>
          <table:table-cell office:value-type="float" office:value="7490000">
            <text:p>7490000</text:p>
          </table:table-cell>
        </table:table-row>
        <table:table-row table:style-name="ro2">
          <table:table-cell office:value-type="float" office:value="5.002389">
            <text:p>5,002389</text:p>
          </table:table-cell>
          <table:table-cell office:value-type="float" office:value="7.999999">
            <text:p>7,999999</text:p>
          </table:table-cell>
          <table:table-cell office:value-type="float" office:value="7500000">
            <text:p>7500000</text:p>
          </table:table-cell>
        </table:table-row>
        <table:table-row table:style-name="ro2">
          <table:table-cell office:value-type="float" office:value="4.996109">
            <text:p>4,996109</text:p>
          </table:table-cell>
          <table:table-cell office:value-type="float" office:value="7.9999976">
            <text:p>7,9999976</text:p>
          </table:table-cell>
          <table:table-cell office:value-type="float" office:value="7510000">
            <text:p>7510000</text:p>
          </table:table-cell>
        </table:table-row>
        <table:table-row table:style-name="ro2">
          <table:table-cell office:value-type="float" office:value="4.989829">
            <text:p>4,989829</text:p>
          </table:table-cell>
          <table:table-cell office:value-type="float" office:value="7.999983">
            <text:p>7,999983</text:p>
          </table:table-cell>
          <table:table-cell office:value-type="float" office:value="7520000">
            <text:p>7520000</text:p>
          </table:table-cell>
        </table:table-row>
        <table:table-row table:style-name="ro2">
          <table:table-cell office:value-type="float" office:value="4.983549">
            <text:p>4,983549</text:p>
          </table:table-cell>
          <table:table-cell office:value-type="float" office:value="7.999955">
            <text:p>7,999955</text:p>
          </table:table-cell>
          <table:table-cell office:value-type="float" office:value="7530000">
            <text:p>7530000</text:p>
          </table:table-cell>
        </table:table-row>
        <table:table-row table:style-name="ro2">
          <table:table-cell office:value-type="float" office:value="4.977269">
            <text:p>4,977269</text:p>
          </table:table-cell>
          <table:table-cell office:value-type="float" office:value="7.9999137">
            <text:p>7,9999137</text:p>
          </table:table-cell>
          <table:table-cell office:value-type="float" office:value="7540000">
            <text:p>7540000</text:p>
          </table:table-cell>
        </table:table-row>
        <table:table-row table:style-name="ro2">
          <table:table-cell office:value-type="float" office:value="4.9709897">
            <text:p>4,9709897</text:p>
          </table:table-cell>
          <table:table-cell office:value-type="float" office:value="7.99986">
            <text:p>7,99986</text:p>
          </table:table-cell>
          <table:table-cell office:value-type="float" office:value="7550000">
            <text:p>7550000</text:p>
          </table:table-cell>
        </table:table-row>
        <table:table-row table:style-name="ro2">
          <table:table-cell office:value-type="float" office:value="4.9647098">
            <text:p>4,9647098</text:p>
          </table:table-cell>
          <table:table-cell office:value-type="float" office:value="7.999792">
            <text:p>7,999792</text:p>
          </table:table-cell>
          <table:table-cell office:value-type="float" office:value="7560000">
            <text:p>7560000</text:p>
          </table:table-cell>
        </table:table-row>
        <table:table-row table:style-name="ro2">
          <table:table-cell office:value-type="float" office:value="4.9584303">
            <text:p>4,9584303</text:p>
          </table:table-cell>
          <table:table-cell office:value-type="float" office:value="7.999712">
            <text:p>7,999712</text:p>
          </table:table-cell>
          <table:table-cell office:value-type="float" office:value="7570000">
            <text:p>7570000</text:p>
          </table:table-cell>
        </table:table-row>
        <table:table-row table:style-name="ro2">
          <table:table-cell office:value-type="float" office:value="4.952151">
            <text:p>4,952151</text:p>
          </table:table-cell>
          <table:table-cell office:value-type="float" office:value="7.9996185">
            <text:p>7,9996185</text:p>
          </table:table-cell>
          <table:table-cell office:value-type="float" office:value="7580000">
            <text:p>7580000</text:p>
          </table:table-cell>
        </table:table-row>
        <table:table-row table:style-name="ro2">
          <table:table-cell office:value-type="float" office:value="4.945872">
            <text:p>4,945872</text:p>
          </table:table-cell>
          <table:table-cell office:value-type="float" office:value="7.9995117">
            <text:p>7,9995117</text:p>
          </table:table-cell>
          <table:table-cell office:value-type="float" office:value="7590000">
            <text:p>7590000</text:p>
          </table:table-cell>
        </table:table-row>
        <table:table-row table:style-name="ro2">
          <table:table-cell office:value-type="float" office:value="4.9395933">
            <text:p>4,9395933</text:p>
          </table:table-cell>
          <table:table-cell office:value-type="float" office:value="7.9993916">
            <text:p>7,9993916</text:p>
          </table:table-cell>
          <table:table-cell office:value-type="float" office:value="7600000">
            <text:p>7600000</text:p>
          </table:table-cell>
        </table:table-row>
        <table:table-row table:style-name="ro2">
          <table:table-cell office:value-type="float" office:value="4.9333143">
            <text:p>4,9333143</text:p>
          </table:table-cell>
          <table:table-cell office:value-type="float" office:value="7.999259">
            <text:p>7,999259</text:p>
          </table:table-cell>
          <table:table-cell office:value-type="float" office:value="7610000">
            <text:p>7610000</text:p>
          </table:table-cell>
        </table:table-row>
        <table:table-row table:style-name="ro2">
          <table:table-cell office:value-type="float" office:value="4.9270363">
            <text:p>4,9270363</text:p>
          </table:table-cell>
          <table:table-cell office:value-type="float" office:value="7.9991126">
            <text:p>7,9991126</text:p>
          </table:table-cell>
          <table:table-cell office:value-type="float" office:value="7620000">
            <text:p>7620000</text:p>
          </table:table-cell>
        </table:table-row>
        <table:table-row table:style-name="ro2">
          <table:table-cell office:value-type="float" office:value="4.9207582">
            <text:p>4,9207582</text:p>
          </table:table-cell>
          <table:table-cell office:value-type="float" office:value="7.9989533">
            <text:p>7,9989533</text:p>
          </table:table-cell>
          <table:table-cell office:value-type="float" office:value="7630000">
            <text:p>7630000</text:p>
          </table:table-cell>
        </table:table-row>
        <table:table-row table:style-name="ro2">
          <table:table-cell office:value-type="float" office:value="4.9144807">
            <text:p>4,9144807</text:p>
          </table:table-cell>
          <table:table-cell office:value-type="float" office:value="7.9987807">
            <text:p>7,9987807</text:p>
          </table:table-cell>
          <table:table-cell office:value-type="float" office:value="7640000">
            <text:p>7640000</text:p>
          </table:table-cell>
        </table:table-row>
        <table:table-row table:style-name="ro2">
          <table:table-cell office:value-type="float" office:value="4.908203">
            <text:p>4,908203</text:p>
          </table:table-cell>
          <table:table-cell office:value-type="float" office:value="7.998595">
            <text:p>7,998595</text:p>
          </table:table-cell>
          <table:table-cell office:value-type="float" office:value="7650000">
            <text:p>7650000</text:p>
          </table:table-cell>
        </table:table-row>
        <table:table-row table:style-name="ro2">
          <table:table-cell office:value-type="float" office:value="4.9019265">
            <text:p>4,9019265</text:p>
          </table:table-cell>
          <table:table-cell office:value-type="float" office:value="7.998397">
            <text:p>7,998397</text:p>
          </table:table-cell>
          <table:table-cell office:value-type="float" office:value="7660000">
            <text:p>7660000</text:p>
          </table:table-cell>
        </table:table-row>
        <table:table-row table:style-name="ro2">
          <table:table-cell office:value-type="float" office:value="4.89565">
            <text:p>4,89565</text:p>
          </table:table-cell>
          <table:table-cell office:value-type="float" office:value="7.9981847">
            <text:p>7,9981847</text:p>
          </table:table-cell>
          <table:table-cell office:value-type="float" office:value="7670000">
            <text:p>7670000</text:p>
          </table:table-cell>
        </table:table-row>
        <table:table-row table:style-name="ro2">
          <table:table-cell office:value-type="float" office:value="4.8893743">
            <text:p>4,8893743</text:p>
          </table:table-cell>
          <table:table-cell office:value-type="float" office:value="7.9979596">
            <text:p>7,9979596</text:p>
          </table:table-cell>
          <table:table-cell office:value-type="float" office:value="7680000">
            <text:p>7680000</text:p>
          </table:table-cell>
        </table:table-row>
        <table:table-row table:style-name="ro2">
          <table:table-cell office:value-type="float" office:value="4.8830986">
            <text:p>4,8830986</text:p>
          </table:table-cell>
          <table:table-cell office:value-type="float" office:value="7.9977217">
            <text:p>7,9977217</text:p>
          </table:table-cell>
          <table:table-cell office:value-type="float" office:value="7690000">
            <text:p>7690000</text:p>
          </table:table-cell>
        </table:table-row>
        <table:table-row table:style-name="ro2">
          <table:table-cell office:value-type="float" office:value="4.8768234">
            <text:p>4,8768234</text:p>
          </table:table-cell>
          <table:table-cell office:value-type="float" office:value="7.99747">
            <text:p>7,99747</text:p>
          </table:table-cell>
          <table:table-cell office:value-type="float" office:value="7700000">
            <text:p>7700000</text:p>
          </table:table-cell>
        </table:table-row>
        <table:table-row table:style-name="ro2">
          <table:table-cell office:value-type="float" office:value="4.870549">
            <text:p>4,870549</text:p>
          </table:table-cell>
          <table:table-cell office:value-type="float" office:value="7.9972057">
            <text:p>7,9972057</text:p>
          </table:table-cell>
          <table:table-cell office:value-type="float" office:value="7710000">
            <text:p>7710000</text:p>
          </table:table-cell>
        </table:table-row>
        <table:table-row table:style-name="ro2">
          <table:table-cell office:value-type="float" office:value="4.8642755">
            <text:p>4,8642755</text:p>
          </table:table-cell>
          <table:table-cell office:value-type="float" office:value="7.996928">
            <text:p>7,996928</text:p>
          </table:table-cell>
          <table:table-cell office:value-type="float" office:value="7720000">
            <text:p>7720000</text:p>
          </table:table-cell>
        </table:table-row>
        <table:table-row table:style-name="ro2">
          <table:table-cell office:value-type="float" office:value="4.858002">
            <text:p>4,858002</text:p>
          </table:table-cell>
          <table:table-cell office:value-type="float" office:value="7.9966373">
            <text:p>7,9966373</text:p>
          </table:table-cell>
          <table:table-cell office:value-type="float" office:value="7730000">
            <text:p>7730000</text:p>
          </table:table-cell>
        </table:table-row>
        <table:table-row table:style-name="ro2">
          <table:table-cell office:value-type="float" office:value="4.8517294">
            <text:p>4,8517294</text:p>
          </table:table-cell>
          <table:table-cell office:value-type="float" office:value="7.996334">
            <text:p>7,996334</text:p>
          </table:table-cell>
          <table:table-cell office:value-type="float" office:value="7740000">
            <text:p>7740000</text:p>
          </table:table-cell>
        </table:table-row>
        <table:table-row table:style-name="ro2">
          <table:table-cell office:value-type="float" office:value="4.8454576">
            <text:p>4,8454576</text:p>
          </table:table-cell>
          <table:table-cell office:value-type="float" office:value="7.9960165">
            <text:p>7,9960165</text:p>
          </table:table-cell>
          <table:table-cell office:value-type="float" office:value="7750000">
            <text:p>7750000</text:p>
          </table:table-cell>
        </table:table-row>
        <table:table-row table:style-name="ro2">
          <table:table-cell office:value-type="float" office:value="4.8391857">
            <text:p>4,8391857</text:p>
          </table:table-cell>
          <table:table-cell office:value-type="float" office:value="7.9956865">
            <text:p>7,9956865</text:p>
          </table:table-cell>
          <table:table-cell office:value-type="float" office:value="7760000">
            <text:p>7760000</text:p>
          </table:table-cell>
        </table:table-row>
        <table:table-row table:style-name="ro2">
          <table:table-cell office:value-type="float" office:value="4.8329153">
            <text:p>4,8329153</text:p>
          </table:table-cell>
          <table:table-cell office:value-type="float" office:value="7.995343">
            <text:p>7,995343</text:p>
          </table:table-cell>
          <table:table-cell office:value-type="float" office:value="7770000">
            <text:p>7770000</text:p>
          </table:table-cell>
        </table:table-row>
        <table:table-row table:style-name="ro2">
          <table:table-cell office:value-type="float" office:value="4.8266454">
            <text:p>4,8266454</text:p>
          </table:table-cell>
          <table:table-cell office:value-type="float" office:value="7.994987">
            <text:p>7,994987</text:p>
          </table:table-cell>
          <table:table-cell office:value-type="float" office:value="7780000">
            <text:p>7780000</text:p>
          </table:table-cell>
        </table:table-row>
        <table:table-row table:style-name="ro2">
          <table:table-cell office:value-type="float" office:value="4.8203764">
            <text:p>4,8203764</text:p>
          </table:table-cell>
          <table:table-cell office:value-type="float" office:value="7.9946175">
            <text:p>7,9946175</text:p>
          </table:table-cell>
          <table:table-cell office:value-type="float" office:value="7790000">
            <text:p>7790000</text:p>
          </table:table-cell>
        </table:table-row>
        <table:table-row table:style-name="ro2">
          <table:table-cell office:value-type="float" office:value="4.8141084">
            <text:p>4,8141084</text:p>
          </table:table-cell>
          <table:table-cell office:value-type="float" office:value="7.994235">
            <text:p>7,994235</text:p>
          </table:table-cell>
          <table:table-cell office:value-type="float" office:value="7800000">
            <text:p>7800000</text:p>
          </table:table-cell>
        </table:table-row>
        <table:table-row table:style-name="ro2">
          <table:table-cell office:value-type="float" office:value="4.807841">
            <text:p>4,807841</text:p>
          </table:table-cell>
          <table:table-cell office:value-type="float" office:value="7.9938393">
            <text:p>7,9938393</text:p>
          </table:table-cell>
          <table:table-cell office:value-type="float" office:value="7810000">
            <text:p>7810000</text:p>
          </table:table-cell>
        </table:table-row>
        <table:table-row table:style-name="ro2">
          <table:table-cell office:value-type="float" office:value="4.801574">
            <text:p>4,801574</text:p>
          </table:table-cell>
          <table:table-cell office:value-type="float" office:value="7.9934306">
            <text:p>7,9934306</text:p>
          </table:table-cell>
          <table:table-cell office:value-type="float" office:value="7820000">
            <text:p>7820000</text:p>
          </table:table-cell>
        </table:table-row>
        <table:table-row table:style-name="ro2">
          <table:table-cell office:value-type="float" office:value="4.795308">
            <text:p>4,795308</text:p>
          </table:table-cell>
          <table:table-cell office:value-type="float" office:value="7.9930086">
            <text:p>7,9930086</text:p>
          </table:table-cell>
          <table:table-cell office:value-type="float" office:value="7830000">
            <text:p>7830000</text:p>
          </table:table-cell>
        </table:table-row>
        <table:table-row table:style-name="ro2">
          <table:table-cell office:value-type="float" office:value="4.789043">
            <text:p>4,789043</text:p>
          </table:table-cell>
          <table:table-cell office:value-type="float" office:value="7.9925737">
            <text:p>7,9925737</text:p>
          </table:table-cell>
          <table:table-cell office:value-type="float" office:value="7840000">
            <text:p>7840000</text:p>
          </table:table-cell>
        </table:table-row>
        <table:table-row table:style-name="ro2">
          <table:table-cell office:value-type="float" office:value="4.782779">
            <text:p>4,782779</text:p>
          </table:table-cell>
          <table:table-cell office:value-type="float" office:value="7.9921255">
            <text:p>7,9921255</text:p>
          </table:table-cell>
          <table:table-cell office:value-type="float" office:value="7850000">
            <text:p>7850000</text:p>
          </table:table-cell>
        </table:table-row>
        <table:table-row table:style-name="ro2">
          <table:table-cell office:value-type="float" office:value="4.7765164">
            <text:p>4,7765164</text:p>
          </table:table-cell>
          <table:table-cell office:value-type="float" office:value="7.991664">
            <text:p>7,991664</text:p>
          </table:table-cell>
          <table:table-cell office:value-type="float" office:value="7860000">
            <text:p>7860000</text:p>
          </table:table-cell>
        </table:table-row>
        <table:table-row table:style-name="ro2">
          <table:table-cell office:value-type="float" office:value="4.770254">
            <text:p>4,770254</text:p>
          </table:table-cell>
          <table:table-cell office:value-type="float" office:value="7.99119">
            <text:p>7,99119</text:p>
          </table:table-cell>
          <table:table-cell office:value-type="float" office:value="7870000">
            <text:p>7870000</text:p>
          </table:table-cell>
        </table:table-row>
        <table:table-row table:style-name="ro2">
          <table:table-cell office:value-type="float" office:value="4.7639933">
            <text:p>4,7639933</text:p>
          </table:table-cell>
          <table:table-cell office:value-type="float" office:value="7.9907026">
            <text:p>7,9907026</text:p>
          </table:table-cell>
          <table:table-cell office:value-type="float" office:value="7880000">
            <text:p>7880000</text:p>
          </table:table-cell>
        </table:table-row>
        <table:table-row table:style-name="ro2">
          <table:table-cell office:value-type="float" office:value="4.757733">
            <text:p>4,757733</text:p>
          </table:table-cell>
          <table:table-cell office:value-type="float" office:value="7.990202">
            <text:p>7,990202</text:p>
          </table:table-cell>
          <table:table-cell office:value-type="float" office:value="7890000">
            <text:p>7890000</text:p>
          </table:table-cell>
        </table:table-row>
        <table:table-row table:style-name="ro2">
          <table:table-cell office:value-type="float" office:value="4.751474">
            <text:p>4,751474</text:p>
          </table:table-cell>
          <table:table-cell office:value-type="float" office:value="7.989688">
            <text:p>7,989688</text:p>
          </table:table-cell>
          <table:table-cell office:value-type="float" office:value="7900000">
            <text:p>7900000</text:p>
          </table:table-cell>
        </table:table-row>
        <table:table-row table:style-name="ro2">
          <table:table-cell office:value-type="float" office:value="4.7452164">
            <text:p>4,7452164</text:p>
          </table:table-cell>
          <table:table-cell office:value-type="float" office:value="7.9891615">
            <text:p>7,9891615</text:p>
          </table:table-cell>
          <table:table-cell office:value-type="float" office:value="7910000">
            <text:p>7910000</text:p>
          </table:table-cell>
        </table:table-row>
        <table:table-row table:style-name="ro2">
          <table:table-cell office:value-type="float" office:value="4.7389593">
            <text:p>4,7389593</text:p>
          </table:table-cell>
          <table:table-cell office:value-type="float" office:value="7.988621">
            <text:p>7,988621</text:p>
          </table:table-cell>
          <table:table-cell office:value-type="float" office:value="7920000">
            <text:p>7920000</text:p>
          </table:table-cell>
        </table:table-row>
        <table:table-row table:style-name="ro2">
          <table:table-cell office:value-type="float" office:value="4.732704">
            <text:p>4,732704</text:p>
          </table:table-cell>
          <table:table-cell office:value-type="float" office:value="7.9880686">
            <text:p>7,9880686</text:p>
          </table:table-cell>
          <table:table-cell office:value-type="float" office:value="7930000">
            <text:p>7930000</text:p>
          </table:table-cell>
        </table:table-row>
        <table:table-row table:style-name="ro2">
          <table:table-cell office:value-type="float" office:value="4.7264495">
            <text:p>4,7264495</text:p>
          </table:table-cell>
          <table:table-cell office:value-type="float" office:value="7.987502">
            <text:p>7,987502</text:p>
          </table:table-cell>
          <table:table-cell office:value-type="float" office:value="7940000">
            <text:p>7940000</text:p>
          </table:table-cell>
        </table:table-row>
        <table:table-row table:style-name="ro2">
          <table:table-cell office:value-type="float" office:value="4.7201962">
            <text:p>4,7201962</text:p>
          </table:table-cell>
          <table:table-cell office:value-type="float" office:value="7.986923">
            <text:p>7,986923</text:p>
          </table:table-cell>
          <table:table-cell office:value-type="float" office:value="7950000">
            <text:p>7950000</text:p>
          </table:table-cell>
        </table:table-row>
        <table:table-row table:style-name="ro2">
          <table:table-cell office:value-type="float" office:value="4.713944">
            <text:p>4,713944</text:p>
          </table:table-cell>
          <table:table-cell office:value-type="float" office:value="7.986331">
            <text:p>7,986331</text:p>
          </table:table-cell>
          <table:table-cell office:value-type="float" office:value="7960000">
            <text:p>7960000</text:p>
          </table:table-cell>
        </table:table-row>
        <table:table-row table:style-name="ro2">
          <table:table-cell office:value-type="float" office:value="4.7076936">
            <text:p>4,7076936</text:p>
          </table:table-cell>
          <table:table-cell office:value-type="float" office:value="7.9857254">
            <text:p>7,9857254</text:p>
          </table:table-cell>
          <table:table-cell office:value-type="float" office:value="7970000">
            <text:p>7970000</text:p>
          </table:table-cell>
        </table:table-row>
        <table:table-row table:style-name="ro2">
          <table:table-cell office:value-type="float" office:value="4.701444">
            <text:p>4,701444</text:p>
          </table:table-cell>
          <table:table-cell office:value-type="float" office:value="7.9851074">
            <text:p>7,9851074</text:p>
          </table:table-cell>
          <table:table-cell office:value-type="float" office:value="7980000">
            <text:p>7980000</text:p>
          </table:table-cell>
        </table:table-row>
        <table:table-row table:style-name="ro2">
          <table:table-cell office:value-type="float" office:value="4.6951957">
            <text:p>4,6951957</text:p>
          </table:table-cell>
          <table:table-cell office:value-type="float" office:value="7.9844756">
            <text:p>7,9844756</text:p>
          </table:table-cell>
          <table:table-cell office:value-type="float" office:value="7990000">
            <text:p>7990000</text:p>
          </table:table-cell>
        </table:table-row>
        <table:table-row table:style-name="ro2">
          <table:table-cell office:value-type="float" office:value="4.688949">
            <text:p>4,688949</text:p>
          </table:table-cell>
          <table:table-cell office:value-type="float" office:value="7.983831">
            <text:p>7,983831</text:p>
          </table:table-cell>
          <table:table-cell office:value-type="float" office:value="8000000">
            <text:p>8000000</text:p>
          </table:table-cell>
        </table:table-row>
        <table:table-row table:style-name="ro2">
          <table:table-cell office:value-type="float" office:value="4.6827035">
            <text:p>4,6827035</text:p>
          </table:table-cell>
          <table:table-cell office:value-type="float" office:value="7.9831734">
            <text:p>7,9831734</text:p>
          </table:table-cell>
          <table:table-cell office:value-type="float" office:value="8010000">
            <text:p>8010000</text:p>
          </table:table-cell>
        </table:table-row>
        <table:table-row table:style-name="ro2">
          <table:table-cell office:value-type="float" office:value="4.6764593">
            <text:p>4,6764593</text:p>
          </table:table-cell>
          <table:table-cell office:value-type="float" office:value="7.9825025">
            <text:p>7,9825025</text:p>
          </table:table-cell>
          <table:table-cell office:value-type="float" office:value="8020000">
            <text:p>8020000</text:p>
          </table:table-cell>
        </table:table-row>
        <table:table-row table:style-name="ro2">
          <table:table-cell office:value-type="float" office:value="4.6702166">
            <text:p>4,6702166</text:p>
          </table:table-cell>
          <table:table-cell office:value-type="float" office:value="7.9818187">
            <text:p>7,9818187</text:p>
          </table:table-cell>
          <table:table-cell office:value-type="float" office:value="8030000">
            <text:p>8030000</text:p>
          </table:table-cell>
        </table:table-row>
        <table:table-row table:style-name="ro2">
          <table:table-cell office:value-type="float" office:value="4.6639757">
            <text:p>4,6639757</text:p>
          </table:table-cell>
          <table:table-cell office:value-type="float" office:value="7.981122">
            <text:p>7,981122</text:p>
          </table:table-cell>
          <table:table-cell office:value-type="float" office:value="8040000">
            <text:p>8040000</text:p>
          </table:table-cell>
        </table:table-row>
        <table:table-row table:style-name="ro2">
          <table:table-cell office:value-type="float" office:value="4.657736">
            <text:p>4,657736</text:p>
          </table:table-cell>
          <table:table-cell office:value-type="float" office:value="7.980412">
            <text:p>7,980412</text:p>
          </table:table-cell>
          <table:table-cell office:value-type="float" office:value="8050000">
            <text:p>8050000</text:p>
          </table:table-cell>
        </table:table-row>
        <table:table-row table:style-name="ro2">
          <table:table-cell office:value-type="float" office:value="4.651498">
            <text:p>4,651498</text:p>
          </table:table-cell>
          <table:table-cell office:value-type="float" office:value="7.9796886">
            <text:p>7,9796886</text:p>
          </table:table-cell>
          <table:table-cell office:value-type="float" office:value="8060000">
            <text:p>8060000</text:p>
          </table:table-cell>
        </table:table-row>
        <table:table-row table:style-name="ro2">
          <table:table-cell office:value-type="float" office:value="4.645261">
            <text:p>4,645261</text:p>
          </table:table-cell>
          <table:table-cell office:value-type="float" office:value="7.978953">
            <text:p>7,978953</text:p>
          </table:table-cell>
          <table:table-cell office:value-type="float" office:value="8070000">
            <text:p>8070000</text:p>
          </table:table-cell>
        </table:table-row>
        <table:table-row table:style-name="ro2">
          <table:table-cell office:value-type="float" office:value="4.6390257">
            <text:p>4,6390257</text:p>
          </table:table-cell>
          <table:table-cell office:value-type="float" office:value="7.978204">
            <text:p>7,978204</text:p>
          </table:table-cell>
          <table:table-cell office:value-type="float" office:value="8080000">
            <text:p>8080000</text:p>
          </table:table-cell>
        </table:table-row>
        <table:table-row table:style-name="ro2">
          <table:table-cell office:value-type="float" office:value="4.632792">
            <text:p>4,632792</text:p>
          </table:table-cell>
          <table:table-cell office:value-type="float" office:value="7.977442">
            <text:p>7,977442</text:p>
          </table:table-cell>
          <table:table-cell office:value-type="float" office:value="8090000">
            <text:p>8090000</text:p>
          </table:table-cell>
        </table:table-row>
        <table:table-row table:style-name="ro2">
          <table:table-cell office:value-type="float" office:value="4.62656">
            <text:p>4,62656</text:p>
          </table:table-cell>
          <table:table-cell office:value-type="float" office:value="7.9766665">
            <text:p>7,9766665</text:p>
          </table:table-cell>
          <table:table-cell office:value-type="float" office:value="8100000">
            <text:p>8100000</text:p>
          </table:table-cell>
        </table:table-row>
        <table:table-row table:style-name="ro2">
          <table:table-cell office:value-type="float" office:value="4.62033">
            <text:p>4,62033</text:p>
          </table:table-cell>
          <table:table-cell office:value-type="float" office:value="7.9758782">
            <text:p>7,9758782</text:p>
          </table:table-cell>
          <table:table-cell office:value-type="float" office:value="8110000">
            <text:p>8110000</text:p>
          </table:table-cell>
        </table:table-row>
        <table:table-row table:style-name="ro2">
          <table:table-cell office:value-type="float" office:value="4.6141014">
            <text:p>4,6141014</text:p>
          </table:table-cell>
          <table:table-cell office:value-type="float" office:value="7.9750767">
            <text:p>7,9750767</text:p>
          </table:table-cell>
          <table:table-cell office:value-type="float" office:value="8120000">
            <text:p>8120000</text:p>
          </table:table-cell>
        </table:table-row>
        <table:table-row table:style-name="ro2">
          <table:table-cell office:value-type="float" office:value="4.6078744">
            <text:p>4,6078744</text:p>
          </table:table-cell>
          <table:table-cell office:value-type="float" office:value="7.974262">
            <text:p>7,974262</text:p>
          </table:table-cell>
          <table:table-cell office:value-type="float" office:value="8130000">
            <text:p>8130000</text:p>
          </table:table-cell>
        </table:table-row>
        <table:table-row table:style-name="ro2">
          <table:table-cell office:value-type="float" office:value="4.6016493">
            <text:p>4,6016493</text:p>
          </table:table-cell>
          <table:table-cell office:value-type="float" office:value="7.9734354">
            <text:p>7,9734354</text:p>
          </table:table-cell>
          <table:table-cell office:value-type="float" office:value="8140000">
            <text:p>8140000</text:p>
          </table:table-cell>
        </table:table-row>
        <table:table-row table:style-name="ro2">
          <table:table-cell office:value-type="float" office:value="4.5954256">
            <text:p>4,5954256</text:p>
          </table:table-cell>
          <table:table-cell office:value-type="float" office:value="7.9725947">
            <text:p>7,9725947</text:p>
          </table:table-cell>
          <table:table-cell office:value-type="float" office:value="8150000">
            <text:p>8150000</text:p>
          </table:table-cell>
        </table:table-row>
        <table:table-row table:style-name="ro2">
          <table:table-cell office:value-type="float" office:value="4.5892034">
            <text:p>4,5892034</text:p>
          </table:table-cell>
          <table:table-cell office:value-type="float" office:value="7.971741">
            <text:p>7,971741</text:p>
          </table:table-cell>
          <table:table-cell office:value-type="float" office:value="8160000">
            <text:p>8160000</text:p>
          </table:table-cell>
        </table:table-row>
        <table:table-row table:style-name="ro2">
          <table:table-cell office:value-type="float" office:value="4.5829835">
            <text:p>4,5829835</text:p>
          </table:table-cell>
          <table:table-cell office:value-type="float" office:value="7.970875">
            <text:p>7,970875</text:p>
          </table:table-cell>
          <table:table-cell office:value-type="float" office:value="8170000">
            <text:p>8170000</text:p>
          </table:table-cell>
        </table:table-row>
        <table:table-row table:style-name="ro2">
          <table:table-cell office:value-type="float" office:value="4.5767655">
            <text:p>4,5767655</text:p>
          </table:table-cell>
          <table:table-cell office:value-type="float" office:value="7.9699955">
            <text:p>7,9699955</text:p>
          </table:table-cell>
          <table:table-cell office:value-type="float" office:value="8180000">
            <text:p>8180000</text:p>
          </table:table-cell>
        </table:table-row>
        <table:table-row table:style-name="ro2">
          <table:table-cell office:value-type="float" office:value="4.5705495">
            <text:p>4,5705495</text:p>
          </table:table-cell>
          <table:table-cell office:value-type="float" office:value="7.969103">
            <text:p>7,969103</text:p>
          </table:table-cell>
          <table:table-cell office:value-type="float" office:value="8190000">
            <text:p>8190000</text:p>
          </table:table-cell>
        </table:table-row>
        <table:table-row table:style-name="ro2">
          <table:table-cell office:value-type="float" office:value="4.564335">
            <text:p>4,564335</text:p>
          </table:table-cell>
          <table:table-cell office:value-type="float" office:value="7.9681973">
            <text:p>7,9681973</text:p>
          </table:table-cell>
          <table:table-cell office:value-type="float" office:value="8200000">
            <text:p>8200000</text:p>
          </table:table-cell>
        </table:table-row>
        <table:table-row table:style-name="ro2">
          <table:table-cell office:value-type="float" office:value="4.5581226">
            <text:p>4,5581226</text:p>
          </table:table-cell>
          <table:table-cell office:value-type="float" office:value="7.967279">
            <text:p>7,967279</text:p>
          </table:table-cell>
          <table:table-cell office:value-type="float" office:value="8210000">
            <text:p>8210000</text:p>
          </table:table-cell>
        </table:table-row>
        <table:table-row table:style-name="ro2">
          <table:table-cell office:value-type="float" office:value="4.551912">
            <text:p>4,551912</text:p>
          </table:table-cell>
          <table:table-cell office:value-type="float" office:value="7.9663477">
            <text:p>7,9663477</text:p>
          </table:table-cell>
          <table:table-cell office:value-type="float" office:value="8220000">
            <text:p>8220000</text:p>
          </table:table-cell>
        </table:table-row>
        <table:table-row table:style-name="ro2">
          <table:table-cell office:value-type="float" office:value="4.5457034">
            <text:p>4,5457034</text:p>
          </table:table-cell>
          <table:table-cell office:value-type="float" office:value="7.9654026">
            <text:p>7,9654026</text:p>
          </table:table-cell>
          <table:table-cell office:value-type="float" office:value="8230000">
            <text:p>8230000</text:p>
          </table:table-cell>
        </table:table-row>
        <table:table-row table:style-name="ro2">
          <table:table-cell office:value-type="float" office:value="4.539497">
            <text:p>4,539497</text:p>
          </table:table-cell>
          <table:table-cell office:value-type="float" office:value="7.9644456">
            <text:p>7,9644456</text:p>
          </table:table-cell>
          <table:table-cell office:value-type="float" office:value="8240000">
            <text:p>8240000</text:p>
          </table:table-cell>
        </table:table-row>
        <table:table-row table:style-name="ro2">
          <table:table-cell office:value-type="float" office:value="4.5332923">
            <text:p>4,5332923</text:p>
          </table:table-cell>
          <table:table-cell office:value-type="float" office:value="7.963475">
            <text:p>7,963475</text:p>
          </table:table-cell>
          <table:table-cell office:value-type="float" office:value="8250000">
            <text:p>8250000</text:p>
          </table:table-cell>
        </table:table-row>
        <table:table-row table:style-name="ro2">
          <table:table-cell office:value-type="float" office:value="4.52709">
            <text:p>4,52709</text:p>
          </table:table-cell>
          <table:table-cell office:value-type="float" office:value="7.9624915">
            <text:p>7,9624915</text:p>
          </table:table-cell>
          <table:table-cell office:value-type="float" office:value="8260000">
            <text:p>8260000</text:p>
          </table:table-cell>
        </table:table-row>
        <table:table-row table:style-name="ro2">
          <table:table-cell office:value-type="float" office:value="4.5208893">
            <text:p>4,5208893</text:p>
          </table:table-cell>
          <table:table-cell office:value-type="float" office:value="7.9614954">
            <text:p>7,9614954</text:p>
          </table:table-cell>
          <table:table-cell office:value-type="float" office:value="8270000">
            <text:p>8270000</text:p>
          </table:table-cell>
        </table:table-row>
        <table:table-row table:style-name="ro2">
          <table:table-cell office:value-type="float" office:value="4.5146914">
            <text:p>4,5146914</text:p>
          </table:table-cell>
          <table:table-cell office:value-type="float" office:value="7.9604855">
            <text:p>7,9604855</text:p>
          </table:table-cell>
          <table:table-cell office:value-type="float" office:value="8280000">
            <text:p>8280000</text:p>
          </table:table-cell>
        </table:table-row>
        <table:table-row table:style-name="ro2">
          <table:table-cell office:value-type="float" office:value="4.508495">
            <text:p>4,508495</text:p>
          </table:table-cell>
          <table:table-cell office:value-type="float" office:value="7.959463">
            <text:p>7,959463</text:p>
          </table:table-cell>
          <table:table-cell office:value-type="float" office:value="8290000">
            <text:p>8290000</text:p>
          </table:table-cell>
        </table:table-row>
        <table:table-row table:style-name="ro2">
          <table:table-cell office:value-type="float" office:value="4.5023007">
            <text:p>4,5023007</text:p>
          </table:table-cell>
          <table:table-cell office:value-type="float" office:value="7.958428">
            <text:p>7,958428</text:p>
          </table:table-cell>
          <table:table-cell office:value-type="float" office:value="8300000">
            <text:p>8300000</text:p>
          </table:table-cell>
        </table:table-row>
        <table:table-row table:style-name="ro2">
          <table:table-cell office:value-type="float" office:value="4.496109">
            <text:p>4,496109</text:p>
          </table:table-cell>
          <table:table-cell office:value-type="float" office:value="7.9573793">
            <text:p>7,9573793</text:p>
          </table:table-cell>
          <table:table-cell office:value-type="float" office:value="8310000">
            <text:p>8310000</text:p>
          </table:table-cell>
        </table:table-row>
        <table:table-row table:style-name="ro2">
          <table:table-cell office:value-type="float" office:value="4.489919">
            <text:p>4,489919</text:p>
          </table:table-cell>
          <table:table-cell office:value-type="float" office:value="7.9563184">
            <text:p>7,9563184</text:p>
          </table:table-cell>
          <table:table-cell office:value-type="float" office:value="8320000">
            <text:p>8320000</text:p>
          </table:table-cell>
        </table:table-row>
        <table:table-row table:style-name="ro2">
          <table:table-cell office:value-type="float" office:value="4.4837317">
            <text:p>4,4837317</text:p>
          </table:table-cell>
          <table:table-cell office:value-type="float" office:value="7.955244">
            <text:p>7,955244</text:p>
          </table:table-cell>
          <table:table-cell office:value-type="float" office:value="8330000">
            <text:p>8330000</text:p>
          </table:table-cell>
        </table:table-row>
        <table:table-row table:style-name="ro2">
          <table:table-cell office:value-type="float" office:value="4.4775467">
            <text:p>4,4775467</text:p>
          </table:table-cell>
          <table:table-cell office:value-type="float" office:value="7.954157">
            <text:p>7,954157</text:p>
          </table:table-cell>
          <table:table-cell office:value-type="float" office:value="8340000">
            <text:p>8340000</text:p>
          </table:table-cell>
        </table:table-row>
        <table:table-row table:style-name="ro2">
          <table:table-cell office:value-type="float" office:value="4.4713635">
            <text:p>4,4713635</text:p>
          </table:table-cell>
          <table:table-cell office:value-type="float" office:value="7.953057">
            <text:p>7,953057</text:p>
          </table:table-cell>
          <table:table-cell office:value-type="float" office:value="8350000">
            <text:p>8350000</text:p>
          </table:table-cell>
        </table:table-row>
        <table:table-row table:style-name="ro2">
          <table:table-cell office:value-type="float" office:value="4.4651833">
            <text:p>4,4651833</text:p>
          </table:table-cell>
          <table:table-cell office:value-type="float" office:value="7.9519434">
            <text:p>7,9519434</text:p>
          </table:table-cell>
          <table:table-cell office:value-type="float" office:value="8360000">
            <text:p>8360000</text:p>
          </table:table-cell>
        </table:table-row>
        <table:table-row table:style-name="ro2">
          <table:table-cell office:value-type="float" office:value="4.459005">
            <text:p>4,459005</text:p>
          </table:table-cell>
          <table:table-cell office:value-type="float" office:value="7.9508176">
            <text:p>7,9508176</text:p>
          </table:table-cell>
          <table:table-cell office:value-type="float" office:value="8370000">
            <text:p>8370000</text:p>
          </table:table-cell>
        </table:table-row>
        <table:table-row table:style-name="ro2">
          <table:table-cell office:value-type="float" office:value="4.452829">
            <text:p>4,452829</text:p>
          </table:table-cell>
          <table:table-cell office:value-type="float" office:value="7.9496784">
            <text:p>7,9496784</text:p>
          </table:table-cell>
          <table:table-cell office:value-type="float" office:value="8380000">
            <text:p>8380000</text:p>
          </table:table-cell>
        </table:table-row>
        <table:table-row table:style-name="ro2">
          <table:table-cell office:value-type="float" office:value="4.4466558">
            <text:p>4,4466558</text:p>
          </table:table-cell>
          <table:table-cell office:value-type="float" office:value="7.948527">
            <text:p>7,948527</text:p>
          </table:table-cell>
          <table:table-cell office:value-type="float" office:value="8390000">
            <text:p>8390000</text:p>
          </table:table-cell>
        </table:table-row>
        <table:table-row table:style-name="ro2">
          <table:table-cell office:value-type="float" office:value="4.4404845">
            <text:p>4,4404845</text:p>
          </table:table-cell>
          <table:table-cell office:value-type="float" office:value="7.947362">
            <text:p>7,947362</text:p>
          </table:table-cell>
          <table:table-cell office:value-type="float" office:value="8400000">
            <text:p>8400000</text:p>
          </table:table-cell>
        </table:table-row>
        <table:table-row table:style-name="ro2">
          <table:table-cell office:value-type="float" office:value="4.434316">
            <text:p>4,434316</text:p>
          </table:table-cell>
          <table:table-cell office:value-type="float" office:value="7.946184">
            <text:p>7,946184</text:p>
          </table:table-cell>
          <table:table-cell office:value-type="float" office:value="8410000">
            <text:p>8410000</text:p>
          </table:table-cell>
        </table:table-row>
        <table:table-row table:style-name="ro2">
          <table:table-cell office:value-type="float" office:value="4.4281497">
            <text:p>4,4281497</text:p>
          </table:table-cell>
          <table:table-cell office:value-type="float" office:value="7.9449935">
            <text:p>7,9449935</text:p>
          </table:table-cell>
          <table:table-cell office:value-type="float" office:value="8420000">
            <text:p>8420000</text:p>
          </table:table-cell>
        </table:table-row>
        <table:table-row table:style-name="ro2">
          <table:table-cell office:value-type="float" office:value="4.421986">
            <text:p>4,421986</text:p>
          </table:table-cell>
          <table:table-cell office:value-type="float" office:value="7.94379">
            <text:p>7,94379</text:p>
          </table:table-cell>
          <table:table-cell office:value-type="float" office:value="8430000">
            <text:p>8430000</text:p>
          </table:table-cell>
        </table:table-row>
        <table:table-row table:style-name="ro2">
          <table:table-cell office:value-type="float" office:value="4.415825">
            <text:p>4,415825</text:p>
          </table:table-cell>
          <table:table-cell office:value-type="float" office:value="7.9425735">
            <text:p>7,9425735</text:p>
          </table:table-cell>
          <table:table-cell office:value-type="float" office:value="8440000">
            <text:p>8440000</text:p>
          </table:table-cell>
        </table:table-row>
        <table:table-row table:style-name="ro2">
          <table:table-cell office:value-type="float" office:value="4.4096665">
            <text:p>4,4096665</text:p>
          </table:table-cell>
          <table:table-cell office:value-type="float" office:value="7.9413443">
            <text:p>7,9413443</text:p>
          </table:table-cell>
          <table:table-cell office:value-type="float" office:value="8450000">
            <text:p>8450000</text:p>
          </table:table-cell>
        </table:table-row>
        <table:table-row table:style-name="ro2">
          <table:table-cell office:value-type="float" office:value="4.403511">
            <text:p>4,403511</text:p>
          </table:table-cell>
          <table:table-cell office:value-type="float" office:value="7.940102">
            <text:p>7,940102</text:p>
          </table:table-cell>
          <table:table-cell office:value-type="float" office:value="8460000">
            <text:p>8460000</text:p>
          </table:table-cell>
        </table:table-row>
        <table:table-row table:style-name="ro2">
          <table:table-cell office:value-type="float" office:value="4.3973575">
            <text:p>4,3973575</text:p>
          </table:table-cell>
          <table:table-cell office:value-type="float" office:value="7.938847">
            <text:p>7,938847</text:p>
          </table:table-cell>
          <table:table-cell office:value-type="float" office:value="8470000">
            <text:p>8470000</text:p>
          </table:table-cell>
        </table:table-row>
        <table:table-row table:style-name="ro2">
          <table:table-cell office:value-type="float" office:value="4.3912067">
            <text:p>4,3912067</text:p>
          </table:table-cell>
          <table:table-cell office:value-type="float" office:value="7.937579">
            <text:p>7,937579</text:p>
          </table:table-cell>
          <table:table-cell office:value-type="float" office:value="8480000">
            <text:p>8480000</text:p>
          </table:table-cell>
        </table:table-row>
        <table:table-row table:style-name="ro2">
          <table:table-cell office:value-type="float" office:value="4.385059">
            <text:p>4,385059</text:p>
          </table:table-cell>
          <table:table-cell office:value-type="float" office:value="7.9362984">
            <text:p>7,9362984</text:p>
          </table:table-cell>
          <table:table-cell office:value-type="float" office:value="8490000">
            <text:p>8490000</text:p>
          </table:table-cell>
        </table:table-row>
        <table:table-row table:style-name="ro2">
          <table:table-cell office:value-type="float" office:value="4.3789134">
            <text:p>4,3789134</text:p>
          </table:table-cell>
          <table:table-cell office:value-type="float" office:value="7.935004">
            <text:p>7,935004</text:p>
          </table:table-cell>
          <table:table-cell office:value-type="float" office:value="8500000">
            <text:p>8500000</text:p>
          </table:table-cell>
        </table:table-row>
        <table:table-row table:style-name="ro2">
          <table:table-cell office:value-type="float" office:value="4.372771">
            <text:p>4,372771</text:p>
          </table:table-cell>
          <table:table-cell office:value-type="float" office:value="7.9336977">
            <text:p>7,9336977</text:p>
          </table:table-cell>
          <table:table-cell office:value-type="float" office:value="8510000">
            <text:p>8510000</text:p>
          </table:table-cell>
        </table:table-row>
        <table:table-row table:style-name="ro2">
          <table:table-cell office:value-type="float" office:value="4.366631">
            <text:p>4,366631</text:p>
          </table:table-cell>
          <table:table-cell office:value-type="float" office:value="7.932379">
            <text:p>7,932379</text:p>
          </table:table-cell>
          <table:table-cell office:value-type="float" office:value="8520000">
            <text:p>8520000</text:p>
          </table:table-cell>
        </table:table-row>
        <table:table-row table:style-name="ro2">
          <table:table-cell office:value-type="float" office:value="4.360494">
            <text:p>4,360494</text:p>
          </table:table-cell>
          <table:table-cell office:value-type="float" office:value="7.9310465">
            <text:p>7,9310465</text:p>
          </table:table-cell>
          <table:table-cell office:value-type="float" office:value="8530000">
            <text:p>8530000</text:p>
          </table:table-cell>
        </table:table-row>
        <table:table-row table:style-name="ro2">
          <table:table-cell office:value-type="float" office:value="4.35436">
            <text:p>4,35436</text:p>
          </table:table-cell>
          <table:table-cell office:value-type="float" office:value="7.929701">
            <text:p>7,929701</text:p>
          </table:table-cell>
          <table:table-cell office:value-type="float" office:value="8540000">
            <text:p>8540000</text:p>
          </table:table-cell>
        </table:table-row>
        <table:table-row table:style-name="ro2">
          <table:table-cell office:value-type="float" office:value="4.3482285">
            <text:p>4,3482285</text:p>
          </table:table-cell>
          <table:table-cell office:value-type="float" office:value="7.9283433">
            <text:p>7,9283433</text:p>
          </table:table-cell>
          <table:table-cell office:value-type="float" office:value="8550000">
            <text:p>8550000</text:p>
          </table:table-cell>
        </table:table-row>
        <table:table-row table:style-name="ro2">
          <table:table-cell office:value-type="float" office:value="4.3420997">
            <text:p>4,3420997</text:p>
          </table:table-cell>
          <table:table-cell office:value-type="float" office:value="7.9269724">
            <text:p>7,9269724</text:p>
          </table:table-cell>
          <table:table-cell office:value-type="float" office:value="8560000">
            <text:p>8560000</text:p>
          </table:table-cell>
        </table:table-row>
        <table:table-row table:style-name="ro2">
          <table:table-cell office:value-type="float" office:value="4.335974">
            <text:p>4,335974</text:p>
          </table:table-cell>
          <table:table-cell office:value-type="float" office:value="7.9255886">
            <text:p>7,9255886</text:p>
          </table:table-cell>
          <table:table-cell office:value-type="float" office:value="8570000">
            <text:p>8570000</text:p>
          </table:table-cell>
        </table:table-row>
        <table:table-row table:style-name="ro2">
          <table:table-cell office:value-type="float" office:value="4.329851">
            <text:p>4,329851</text:p>
          </table:table-cell>
          <table:table-cell office:value-type="float" office:value="7.9241924">
            <text:p>7,9241924</text:p>
          </table:table-cell>
          <table:table-cell office:value-type="float" office:value="8580000">
            <text:p>8580000</text:p>
          </table:table-cell>
        </table:table-row>
        <table:table-row table:style-name="ro2">
          <table:table-cell office:value-type="float" office:value="4.3237314">
            <text:p>4,3237314</text:p>
          </table:table-cell>
          <table:table-cell office:value-type="float" office:value="7.922783">
            <text:p>7,922783</text:p>
          </table:table-cell>
          <table:table-cell office:value-type="float" office:value="8590000">
            <text:p>8590000</text:p>
          </table:table-cell>
        </table:table-row>
        <table:table-row table:style-name="ro2">
          <table:table-cell office:value-type="float" office:value="4.3176146">
            <text:p>4,3176146</text:p>
          </table:table-cell>
          <table:table-cell office:value-type="float" office:value="7.921361">
            <text:p>7,921361</text:p>
          </table:table-cell>
          <table:table-cell office:value-type="float" office:value="8600000">
            <text:p>8600000</text:p>
          </table:table-cell>
        </table:table-row>
        <table:table-row table:style-name="ro2">
          <table:table-cell office:value-type="float" office:value="4.3115005">
            <text:p>4,3115005</text:p>
          </table:table-cell>
          <table:table-cell office:value-type="float" office:value="7.919926">
            <text:p>7,919926</text:p>
          </table:table-cell>
          <table:table-cell office:value-type="float" office:value="8610000">
            <text:p>8610000</text:p>
          </table:table-cell>
        </table:table-row>
        <table:table-row table:style-name="ro2">
          <table:table-cell office:value-type="float" office:value="4.30539">
            <text:p>4,30539</text:p>
          </table:table-cell>
          <table:table-cell office:value-type="float" office:value="7.9184785">
            <text:p>7,9184785</text:p>
          </table:table-cell>
          <table:table-cell office:value-type="float" office:value="8620000">
            <text:p>8620000</text:p>
          </table:table-cell>
        </table:table-row>
        <table:table-row table:style-name="ro2">
          <table:table-cell office:value-type="float" office:value="4.299282">
            <text:p>4,299282</text:p>
          </table:table-cell>
          <table:table-cell office:value-type="float" office:value="7.917018">
            <text:p>7,917018</text:p>
          </table:table-cell>
          <table:table-cell office:value-type="float" office:value="8630000">
            <text:p>8630000</text:p>
          </table:table-cell>
        </table:table-row>
        <table:table-row table:style-name="ro2">
          <table:table-cell office:value-type="float" office:value="4.2931776">
            <text:p>4,2931776</text:p>
          </table:table-cell>
          <table:table-cell office:value-type="float" office:value="7.915545">
            <text:p>7,915545</text:p>
          </table:table-cell>
          <table:table-cell office:value-type="float" office:value="8640000">
            <text:p>8640000</text:p>
          </table:table-cell>
        </table:table-row>
        <table:table-row table:style-name="ro2">
          <table:table-cell office:value-type="float" office:value="4.287076">
            <text:p>4,287076</text:p>
          </table:table-cell>
          <table:table-cell office:value-type="float" office:value="7.9140587">
            <text:p>7,9140587</text:p>
          </table:table-cell>
          <table:table-cell office:value-type="float" office:value="8650000">
            <text:p>8650000</text:p>
          </table:table-cell>
        </table:table-row>
        <table:table-row table:style-name="ro2">
          <table:table-cell office:value-type="float" office:value="4.2809772">
            <text:p>4,2809772</text:p>
          </table:table-cell>
          <table:table-cell office:value-type="float" office:value="7.9125605">
            <text:p>7,9125605</text:p>
          </table:table-cell>
          <table:table-cell office:value-type="float" office:value="8660000">
            <text:p>8660000</text:p>
          </table:table-cell>
        </table:table-row>
        <table:table-row table:style-name="ro2">
          <table:table-cell office:value-type="float" office:value="4.274882">
            <text:p>4,274882</text:p>
          </table:table-cell>
          <table:table-cell office:value-type="float" office:value="7.911049">
            <text:p>7,911049</text:p>
          </table:table-cell>
          <table:table-cell office:value-type="float" office:value="8670000">
            <text:p>8670000</text:p>
          </table:table-cell>
        </table:table-row>
        <table:table-row table:style-name="ro2">
          <table:table-cell office:value-type="float" office:value="4.2687893">
            <text:p>4,2687893</text:p>
          </table:table-cell>
          <table:table-cell office:value-type="float" office:value="7.909524">
            <text:p>7,909524</text:p>
          </table:table-cell>
          <table:table-cell office:value-type="float" office:value="8680000">
            <text:p>8680000</text:p>
          </table:table-cell>
        </table:table-row>
        <table:table-row table:style-name="ro2">
          <table:table-cell office:value-type="float" office:value="4.2627006">
            <text:p>4,2627006</text:p>
          </table:table-cell>
          <table:table-cell office:value-type="float" office:value="7.907987">
            <text:p>7,907987</text:p>
          </table:table-cell>
          <table:table-cell office:value-type="float" office:value="8690000">
            <text:p>8690000</text:p>
          </table:table-cell>
        </table:table-row>
        <table:table-row table:style-name="ro2">
          <table:table-cell office:value-type="float" office:value="4.2566147">
            <text:p>4,2566147</text:p>
          </table:table-cell>
          <table:table-cell office:value-type="float" office:value="7.9064374">
            <text:p>7,9064374</text:p>
          </table:table-cell>
          <table:table-cell office:value-type="float" office:value="8700000">
            <text:p>8700000</text:p>
          </table:table-cell>
        </table:table-row>
        <table:table-row table:style-name="ro2">
          <table:table-cell office:value-type="float" office:value="4.250532">
            <text:p>4,250532</text:p>
          </table:table-cell>
          <table:table-cell office:value-type="float" office:value="7.904875">
            <text:p>7,904875</text:p>
          </table:table-cell>
          <table:table-cell office:value-type="float" office:value="8710000">
            <text:p>8710000</text:p>
          </table:table-cell>
        </table:table-row>
        <table:table-row table:style-name="ro2">
          <table:table-cell office:value-type="float" office:value="4.244453">
            <text:p>4,244453</text:p>
          </table:table-cell>
          <table:table-cell table:style-name="ce1" office:value-type="string">
            <text:p>7,9033</text:p>
          </table:table-cell>
          <table:table-cell office:value-type="float" office:value="8720000">
            <text:p>8720000</text:p>
          </table:table-cell>
        </table:table-row>
        <table:table-row table:style-name="ro2">
          <table:table-cell office:value-type="float" office:value="4.238377">
            <text:p>4,238377</text:p>
          </table:table-cell>
          <table:table-cell office:value-type="float" office:value="7.9017115">
            <text:p>7,9017115</text:p>
          </table:table-cell>
          <table:table-cell office:value-type="float" office:value="8730000">
            <text:p>8730000</text:p>
          </table:table-cell>
        </table:table-row>
        <table:table-row table:style-name="ro2">
          <table:table-cell office:value-type="float" office:value="4.2323046">
            <text:p>4,2323046</text:p>
          </table:table-cell>
          <table:table-cell office:value-type="float" office:value="7.900111">
            <text:p>7,900111</text:p>
          </table:table-cell>
          <table:table-cell office:value-type="float" office:value="8740000">
            <text:p>8740000</text:p>
          </table:table-cell>
        </table:table-row>
        <table:table-row table:style-name="ro2">
          <table:table-cell office:value-type="float" office:value="4.2262354">
            <text:p>4,2262354</text:p>
          </table:table-cell>
          <table:table-cell office:value-type="float" office:value="7.8984976">
            <text:p>7,8984976</text:p>
          </table:table-cell>
          <table:table-cell office:value-type="float" office:value="8750000">
            <text:p>8750000</text:p>
          </table:table-cell>
        </table:table-row>
        <table:table-row table:style-name="ro2">
          <table:table-cell office:value-type="float" office:value="4.2201695">
            <text:p>4,2201695</text:p>
          </table:table-cell>
          <table:table-cell office:value-type="float" office:value="7.8968716">
            <text:p>7,8968716</text:p>
          </table:table-cell>
          <table:table-cell office:value-type="float" office:value="8760000">
            <text:p>8760000</text:p>
          </table:table-cell>
        </table:table-row>
        <table:table-row table:style-name="ro2">
          <table:table-cell office:value-type="float" office:value="4.214107">
            <text:p>4,214107</text:p>
          </table:table-cell>
          <table:table-cell office:value-type="float" office:value="7.8952327">
            <text:p>7,8952327</text:p>
          </table:table-cell>
          <table:table-cell office:value-type="float" office:value="8770000">
            <text:p>8770000</text:p>
          </table:table-cell>
        </table:table-row>
        <table:table-row table:style-name="ro2">
          <table:table-cell office:value-type="float" office:value="4.2080483">
            <text:p>4,2080483</text:p>
          </table:table-cell>
          <table:table-cell office:value-type="float" office:value="7.8935814">
            <text:p>7,8935814</text:p>
          </table:table-cell>
          <table:table-cell office:value-type="float" office:value="8780000">
            <text:p>8780000</text:p>
          </table:table-cell>
        </table:table-row>
        <table:table-row table:style-name="ro2">
          <table:table-cell office:value-type="float" office:value="4.201993">
            <text:p>4,201993</text:p>
          </table:table-cell>
          <table:table-cell office:value-type="float" office:value="7.891917">
            <text:p>7,891917</text:p>
          </table:table-cell>
          <table:table-cell office:value-type="float" office:value="8790000">
            <text:p>8790000</text:p>
          </table:table-cell>
        </table:table-row>
        <table:table-row table:style-name="ro2">
          <table:table-cell office:value-type="float" office:value="4.195941">
            <text:p>4,195941</text:p>
          </table:table-cell>
          <table:table-cell office:value-type="float" office:value="7.89024">
            <text:p>7,89024</text:p>
          </table:table-cell>
          <table:table-cell office:value-type="float" office:value="8800000">
            <text:p>8800000</text:p>
          </table:table-cell>
        </table:table-row>
        <table:table-row table:style-name="ro2">
          <table:table-cell office:value-type="float" office:value="4.189892">
            <text:p>4,189892</text:p>
          </table:table-cell>
          <table:table-cell office:value-type="float" office:value="7.8885508">
            <text:p>7,8885508</text:p>
          </table:table-cell>
          <table:table-cell office:value-type="float" office:value="8810000">
            <text:p>8810000</text:p>
          </table:table-cell>
        </table:table-row>
        <table:table-row table:style-name="ro2">
          <table:table-cell office:value-type="float" office:value="4.1838474">
            <text:p>4,1838474</text:p>
          </table:table-cell>
          <table:table-cell office:value-type="float" office:value="7.8868484">
            <text:p>7,8868484</text:p>
          </table:table-cell>
          <table:table-cell office:value-type="float" office:value="8820000">
            <text:p>8820000</text:p>
          </table:table-cell>
        </table:table-row>
        <table:table-row table:style-name="ro2">
          <table:table-cell office:value-type="float" office:value="4.177806">
            <text:p>4,177806</text:p>
          </table:table-cell>
          <table:table-cell office:value-type="float" office:value="7.8851337">
            <text:p>7,8851337</text:p>
          </table:table-cell>
          <table:table-cell office:value-type="float" office:value="8830000">
            <text:p>8830000</text:p>
          </table:table-cell>
        </table:table-row>
        <table:table-row table:style-name="ro2">
          <table:table-cell office:value-type="float" office:value="4.171768">
            <text:p>4,171768</text:p>
          </table:table-cell>
          <table:table-cell office:value-type="float" office:value="7.8834066">
            <text:p>7,8834066</text:p>
          </table:table-cell>
          <table:table-cell office:value-type="float" office:value="8840000">
            <text:p>8840000</text:p>
          </table:table-cell>
        </table:table-row>
        <table:table-row table:style-name="ro2">
          <table:table-cell office:value-type="float" office:value="4.1657343">
            <text:p>4,1657343</text:p>
          </table:table-cell>
          <table:table-cell office:value-type="float" office:value="7.881666">
            <text:p>7,881666</text:p>
          </table:table-cell>
          <table:table-cell office:value-type="float" office:value="8850000">
            <text:p>8850000</text:p>
          </table:table-cell>
        </table:table-row>
        <table:table-row table:style-name="ro2">
          <table:table-cell office:value-type="float" office:value="4.1597037">
            <text:p>4,1597037</text:p>
          </table:table-cell>
          <table:table-cell office:value-type="float" office:value="7.8799133">
            <text:p>7,8799133</text:p>
          </table:table-cell>
          <table:table-cell office:value-type="float" office:value="8860000">
            <text:p>8860000</text:p>
          </table:table-cell>
        </table:table-row>
        <table:table-row table:style-name="ro2">
          <table:table-cell office:value-type="float" office:value="4.153677">
            <text:p>4,153677</text:p>
          </table:table-cell>
          <table:table-cell office:value-type="float" office:value="7.878148">
            <text:p>7,878148</text:p>
          </table:table-cell>
          <table:table-cell office:value-type="float" office:value="8870000">
            <text:p>8870000</text:p>
          </table:table-cell>
        </table:table-row>
        <table:table-row table:style-name="ro2">
          <table:table-cell office:value-type="float" office:value="4.1476536">
            <text:p>4,1476536</text:p>
          </table:table-cell>
          <table:table-cell office:value-type="float" office:value="7.8763704">
            <text:p>7,8763704</text:p>
          </table:table-cell>
          <table:table-cell office:value-type="float" office:value="8880000">
            <text:p>8880000</text:p>
          </table:table-cell>
        </table:table-row>
        <table:table-row table:style-name="ro2">
          <table:table-cell office:value-type="float" office:value="4.1416345">
            <text:p>4,1416345</text:p>
          </table:table-cell>
          <table:table-cell office:value-type="float" office:value="7.8745794">
            <text:p>7,8745794</text:p>
          </table:table-cell>
          <table:table-cell office:value-type="float" office:value="8890000">
            <text:p>8890000</text:p>
          </table:table-cell>
        </table:table-row>
        <table:table-row table:style-name="ro2">
          <table:table-cell office:value-type="float" office:value="4.135619">
            <text:p>4,135619</text:p>
          </table:table-cell>
          <table:table-cell office:value-type="float" office:value="7.8727765">
            <text:p>7,8727765</text:p>
          </table:table-cell>
          <table:table-cell office:value-type="float" office:value="8900000">
            <text:p>8900000</text:p>
          </table:table-cell>
        </table:table-row>
        <table:table-row table:style-name="ro2">
          <table:table-cell office:value-type="float" office:value="4.129607">
            <text:p>4,129607</text:p>
          </table:table-cell>
          <table:table-cell office:value-type="float" office:value="7.870961">
            <text:p>7,870961</text:p>
          </table:table-cell>
          <table:table-cell office:value-type="float" office:value="8910000">
            <text:p>8910000</text:p>
          </table:table-cell>
        </table:table-row>
        <table:table-row table:style-name="ro2">
          <table:table-cell office:value-type="float" office:value="4.123599">
            <text:p>4,123599</text:p>
          </table:table-cell>
          <table:table-cell office:value-type="float" office:value="7.8691325">
            <text:p>7,8691325</text:p>
          </table:table-cell>
          <table:table-cell office:value-type="float" office:value="8920000">
            <text:p>8920000</text:p>
          </table:table-cell>
        </table:table-row>
        <table:table-row table:style-name="ro2">
          <table:table-cell office:value-type="float" office:value="4.117595">
            <text:p>4,117595</text:p>
          </table:table-cell>
          <table:table-cell office:value-type="float" office:value="7.8672915">
            <text:p>7,8672915</text:p>
          </table:table-cell>
          <table:table-cell office:value-type="float" office:value="8930000">
            <text:p>8930000</text:p>
          </table:table-cell>
        </table:table-row>
        <table:table-row table:style-name="ro2">
          <table:table-cell office:value-type="float" office:value="4.1115947">
            <text:p>4,1115947</text:p>
          </table:table-cell>
          <table:table-cell office:value-type="float" office:value="7.8654385">
            <text:p>7,8654385</text:p>
          </table:table-cell>
          <table:table-cell office:value-type="float" office:value="8940000">
            <text:p>8940000</text:p>
          </table:table-cell>
        </table:table-row>
        <table:table-row table:style-name="ro2">
          <table:table-cell office:value-type="float" office:value="4.1055984">
            <text:p>4,1055984</text:p>
          </table:table-cell>
          <table:table-cell office:value-type="float" office:value="7.863572">
            <text:p>7,863572</text:p>
          </table:table-cell>
          <table:table-cell office:value-type="float" office:value="8950000">
            <text:p>8950000</text:p>
          </table:table-cell>
        </table:table-row>
        <table:table-row table:style-name="ro2">
          <table:table-cell office:value-type="float" office:value="4.099606">
            <text:p>4,099606</text:p>
          </table:table-cell>
          <table:table-cell office:value-type="float" office:value="7.8616934">
            <text:p>7,8616934</text:p>
          </table:table-cell>
          <table:table-cell office:value-type="float" office:value="8960000">
            <text:p>8960000</text:p>
          </table:table-cell>
        </table:table-row>
        <table:table-row table:style-name="ro2">
          <table:table-cell office:value-type="float" office:value="4.0936174">
            <text:p>4,0936174</text:p>
          </table:table-cell>
          <table:table-cell office:value-type="float" office:value="7.8598022">
            <text:p>7,8598022</text:p>
          </table:table-cell>
          <table:table-cell office:value-type="float" office:value="8970000">
            <text:p>8970000</text:p>
          </table:table-cell>
        </table:table-row>
        <table:table-row table:style-name="ro2">
          <table:table-cell office:value-type="float" office:value="4.087633">
            <text:p>4,087633</text:p>
          </table:table-cell>
          <table:table-cell office:value-type="float" office:value="7.8578987">
            <text:p>7,8578987</text:p>
          </table:table-cell>
          <table:table-cell office:value-type="float" office:value="8980000">
            <text:p>8980000</text:p>
          </table:table-cell>
        </table:table-row>
        <table:table-row table:style-name="ro2">
          <table:table-cell office:value-type="float" office:value="4.0816526">
            <text:p>4,0816526</text:p>
          </table:table-cell>
          <table:table-cell office:value-type="float" office:value="7.855983">
            <text:p>7,855983</text:p>
          </table:table-cell>
          <table:table-cell office:value-type="float" office:value="8990000">
            <text:p>8990000</text:p>
          </table:table-cell>
        </table:table-row>
        <table:table-row table:style-name="ro2">
          <table:table-cell office:value-type="float" office:value="4.075676">
            <text:p>4,075676</text:p>
          </table:table-cell>
          <table:table-cell office:value-type="float" office:value="7.8540545">
            <text:p>7,8540545</text:p>
          </table:table-cell>
          <table:table-cell office:value-type="float" office:value="9000000">
            <text:p>9000000</text:p>
          </table:table-cell>
        </table:table-row>
        <table:table-row table:style-name="ro2">
          <table:table-cell office:value-type="float" office:value="4.069703">
            <text:p>4,069703</text:p>
          </table:table-cell>
          <table:table-cell office:value-type="float" office:value="7.852113">
            <text:p>7,852113</text:p>
          </table:table-cell>
          <table:table-cell office:value-type="float" office:value="9010000">
            <text:p>9010000</text:p>
          </table:table-cell>
        </table:table-row>
        <table:table-row table:style-name="ro2">
          <table:table-cell office:value-type="float" office:value="4.063735">
            <text:p>4,063735</text:p>
          </table:table-cell>
          <table:table-cell office:value-type="float" office:value="7.850159">
            <text:p>7,850159</text:p>
          </table:table-cell>
          <table:table-cell office:value-type="float" office:value="9020000">
            <text:p>9020000</text:p>
          </table:table-cell>
        </table:table-row>
        <table:table-row table:style-name="ro2">
          <table:table-cell office:value-type="float" office:value="4.0577707">
            <text:p>4,0577707</text:p>
          </table:table-cell>
          <table:table-cell office:value-type="float" office:value="7.848193">
            <text:p>7,848193</text:p>
          </table:table-cell>
          <table:table-cell office:value-type="float" office:value="9030000">
            <text:p>9030000</text:p>
          </table:table-cell>
        </table:table-row>
        <table:table-row table:style-name="ro2">
          <table:table-cell office:value-type="float" office:value="4.0518107">
            <text:p>4,0518107</text:p>
          </table:table-cell>
          <table:table-cell office:value-type="float" office:value="7.8462143">
            <text:p>7,8462143</text:p>
          </table:table-cell>
          <table:table-cell office:value-type="float" office:value="9040000">
            <text:p>9040000</text:p>
          </table:table-cell>
        </table:table-row>
        <table:table-row table:style-name="ro2">
          <table:table-cell office:value-type="float" office:value="4.0458546">
            <text:p>4,0458546</text:p>
          </table:table-cell>
          <table:table-cell office:value-type="float" office:value="7.8442235">
            <text:p>7,8442235</text:p>
          </table:table-cell>
          <table:table-cell office:value-type="float" office:value="9050000">
            <text:p>9050000</text:p>
          </table:table-cell>
        </table:table-row>
        <table:table-row table:style-name="ro2">
          <table:table-cell office:value-type="float" office:value="4.0399027">
            <text:p>4,0399027</text:p>
          </table:table-cell>
          <table:table-cell office:value-type="float" office:value="7.84222">
            <text:p>7,84222</text:p>
          </table:table-cell>
          <table:table-cell office:value-type="float" office:value="9060000">
            <text:p>9060000</text:p>
          </table:table-cell>
        </table:table-row>
        <table:table-row table:style-name="ro2">
          <table:table-cell office:value-type="float" office:value="4.033955">
            <text:p>4,033955</text:p>
          </table:table-cell>
          <table:table-cell office:value-type="float" office:value="7.840204">
            <text:p>7,840204</text:p>
          </table:table-cell>
          <table:table-cell office:value-type="float" office:value="9070000">
            <text:p>9070000</text:p>
          </table:table-cell>
        </table:table-row>
        <table:table-row table:style-name="ro2">
          <table:table-cell office:value-type="float" office:value="4.028012">
            <text:p>4,028012</text:p>
          </table:table-cell>
          <table:table-cell office:value-type="float" office:value="7.8381753">
            <text:p>7,8381753</text:p>
          </table:table-cell>
          <table:table-cell office:value-type="float" office:value="9080000">
            <text:p>9080000</text:p>
          </table:table-cell>
        </table:table-row>
        <table:table-row table:style-name="ro2">
          <table:table-cell office:value-type="float" office:value="4.022073">
            <text:p>4,022073</text:p>
          </table:table-cell>
          <table:table-cell office:value-type="float" office:value="7.8361344">
            <text:p>7,8361344</text:p>
          </table:table-cell>
          <table:table-cell office:value-type="float" office:value="9090000">
            <text:p>9090000</text:p>
          </table:table-cell>
        </table:table-row>
        <table:table-row table:style-name="ro2">
          <table:table-cell office:value-type="float" office:value="4.016138">
            <text:p>4,016138</text:p>
          </table:table-cell>
          <table:table-cell office:value-type="float" office:value="7.834081">
            <text:p>7,834081</text:p>
          </table:table-cell>
          <table:table-cell office:value-type="float" office:value="9100000">
            <text:p>9100000</text:p>
          </table:table-cell>
        </table:table-row>
        <table:table-row table:style-name="ro2">
          <table:table-cell office:value-type="float" office:value="4.0102077">
            <text:p>4,0102077</text:p>
          </table:table-cell>
          <table:table-cell office:value-type="float" office:value="7.8320155">
            <text:p>7,8320155</text:p>
          </table:table-cell>
          <table:table-cell office:value-type="float" office:value="9110000">
            <text:p>9110000</text:p>
          </table:table-cell>
        </table:table-row>
        <table:table-row table:style-name="ro2">
          <table:table-cell office:value-type="float" office:value="4.004281">
            <text:p>4,004281</text:p>
          </table:table-cell>
          <table:table-cell office:value-type="float" office:value="7.829937">
            <text:p>7,829937</text:p>
          </table:table-cell>
          <table:table-cell office:value-type="float" office:value="9120000">
            <text:p>9120000</text:p>
          </table:table-cell>
        </table:table-row>
        <table:table-row table:style-name="ro2">
          <table:table-cell office:value-type="float" office:value="3.9983597">
            <text:p>3,9983597</text:p>
          </table:table-cell>
          <table:table-cell office:value-type="float" office:value="7.8278465">
            <text:p>7,8278465</text:p>
          </table:table-cell>
          <table:table-cell office:value-type="float" office:value="9130000">
            <text:p>9130000</text:p>
          </table:table-cell>
        </table:table-row>
        <table:table-row table:style-name="ro2">
          <table:table-cell office:value-type="float" office:value="3.992442">
            <text:p>3,992442</text:p>
          </table:table-cell>
          <table:table-cell office:value-type="float" office:value="7.8257437">
            <text:p>7,8257437</text:p>
          </table:table-cell>
          <table:table-cell office:value-type="float" office:value="9140000">
            <text:p>9140000</text:p>
          </table:table-cell>
        </table:table-row>
        <table:table-row table:style-name="ro2">
          <table:table-cell office:value-type="float" office:value="3.9865289">
            <text:p>3,9865289</text:p>
          </table:table-cell>
          <table:table-cell office:value-type="float" office:value="7.8236284">
            <text:p>7,8236284</text:p>
          </table:table-cell>
          <table:table-cell office:value-type="float" office:value="9150000">
            <text:p>9150000</text:p>
          </table:table-cell>
        </table:table-row>
        <table:table-row table:style-name="ro2">
          <table:table-cell office:value-type="float" office:value="3.9806204">
            <text:p>3,9806204</text:p>
          </table:table-cell>
          <table:table-cell office:value-type="float" office:value="7.821501">
            <text:p>7,821501</text:p>
          </table:table-cell>
          <table:table-cell office:value-type="float" office:value="9160000">
            <text:p>9160000</text:p>
          </table:table-cell>
        </table:table-row>
        <table:table-row table:style-name="ro2">
          <table:table-cell office:value-type="float" office:value="3.9747162">
            <text:p>3,9747162</text:p>
          </table:table-cell>
          <table:table-cell office:value-type="float" office:value="7.8193603">
            <text:p>7,8193603</text:p>
          </table:table-cell>
          <table:table-cell office:value-type="float" office:value="9170000">
            <text:p>9170000</text:p>
          </table:table-cell>
        </table:table-row>
        <table:table-row table:style-name="ro2">
          <table:table-cell office:value-type="float" office:value="3.9688168">
            <text:p>3,9688168</text:p>
          </table:table-cell>
          <table:table-cell office:value-type="float" office:value="7.8172083">
            <text:p>7,8172083</text:p>
          </table:table-cell>
          <table:table-cell office:value-type="float" office:value="9180000">
            <text:p>9180000</text:p>
          </table:table-cell>
        </table:table-row>
        <table:table-row table:style-name="ro2">
          <table:table-cell office:value-type="float" office:value="3.9629216">
            <text:p>3,9629216</text:p>
          </table:table-cell>
          <table:table-cell office:value-type="float" office:value="7.8150434">
            <text:p>7,8150434</text:p>
          </table:table-cell>
          <table:table-cell office:value-type="float" office:value="9190000">
            <text:p>9190000</text:p>
          </table:table-cell>
        </table:table-row>
        <table:table-row table:style-name="ro2">
          <table:table-cell office:value-type="float" office:value="3.9570308">
            <text:p>3,9570308</text:p>
          </table:table-cell>
          <table:table-cell office:value-type="float" office:value="7.812866">
            <text:p>7,812866</text:p>
          </table:table-cell>
          <table:table-cell office:value-type="float" office:value="9200000">
            <text:p>9200000</text:p>
          </table:table-cell>
        </table:table-row>
        <table:table-row table:style-name="ro2">
          <table:table-cell office:value-type="float" office:value="3.951145">
            <text:p>3,951145</text:p>
          </table:table-cell>
          <table:table-cell office:value-type="float" office:value="7.8106766">
            <text:p>7,8106766</text:p>
          </table:table-cell>
          <table:table-cell office:value-type="float" office:value="9210000">
            <text:p>9210000</text:p>
          </table:table-cell>
        </table:table-row>
        <table:table-row table:style-name="ro2">
          <table:table-cell office:value-type="float" office:value="3.9452636">
            <text:p>3,9452636</text:p>
          </table:table-cell>
          <table:table-cell office:value-type="float" office:value="7.808475">
            <text:p>7,808475</text:p>
          </table:table-cell>
          <table:table-cell office:value-type="float" office:value="9220000">
            <text:p>9220000</text:p>
          </table:table-cell>
        </table:table-row>
        <table:table-row table:style-name="ro2">
          <table:table-cell office:value-type="float" office:value="3.9393868">
            <text:p>3,9393868</text:p>
          </table:table-cell>
          <table:table-cell office:value-type="float" office:value="7.806261">
            <text:p>7,806261</text:p>
          </table:table-cell>
          <table:table-cell office:value-type="float" office:value="9230000">
            <text:p>9230000</text:p>
          </table:table-cell>
        </table:table-row>
        <table:table-row table:style-name="ro2">
          <table:table-cell office:value-type="float" office:value="3.9335148">
            <text:p>3,9335148</text:p>
          </table:table-cell>
          <table:table-cell office:value-type="float" office:value="7.804034">
            <text:p>7,804034</text:p>
          </table:table-cell>
          <table:table-cell office:value-type="float" office:value="9240000">
            <text:p>9240000</text:p>
          </table:table-cell>
        </table:table-row>
        <table:table-row table:style-name="ro2">
          <table:table-cell office:value-type="float" office:value="3.9276476">
            <text:p>3,9276476</text:p>
          </table:table-cell>
          <table:table-cell office:value-type="float" office:value="7.801796">
            <text:p>7,801796</text:p>
          </table:table-cell>
          <table:table-cell office:value-type="float" office:value="9250000">
            <text:p>9250000</text:p>
          </table:table-cell>
        </table:table-row>
        <table:table-row table:style-name="ro2">
          <table:table-cell office:value-type="float" office:value="3.9217849">
            <text:p>3,9217849</text:p>
          </table:table-cell>
          <table:table-cell office:value-type="float" office:value="7.799545">
            <text:p>7,799545</text:p>
          </table:table-cell>
          <table:table-cell office:value-type="float" office:value="9260000">
            <text:p>9260000</text:p>
          </table:table-cell>
        </table:table-row>
        <table:table-row table:style-name="ro2">
          <table:table-cell office:value-type="float" office:value="3.9159265">
            <text:p>3,9159265</text:p>
          </table:table-cell>
          <table:table-cell office:value-type="float" office:value="7.7972817">
            <text:p>7,7972817</text:p>
          </table:table-cell>
          <table:table-cell office:value-type="float" office:value="9270000">
            <text:p>9270000</text:p>
          </table:table-cell>
        </table:table-row>
        <table:table-row table:style-name="ro2">
          <table:table-cell office:value-type="float" office:value="3.9100733">
            <text:p>3,9100733</text:p>
          </table:table-cell>
          <table:table-cell office:value-type="float" office:value="7.7950063">
            <text:p>7,7950063</text:p>
          </table:table-cell>
          <table:table-cell office:value-type="float" office:value="9280000">
            <text:p>9280000</text:p>
          </table:table-cell>
        </table:table-row>
        <table:table-row table:style-name="ro2">
          <table:table-cell office:value-type="float" office:value="3.9042249">
            <text:p>3,9042249</text:p>
          </table:table-cell>
          <table:table-cell office:value-type="float" office:value="7.7927184">
            <text:p>7,7927184</text:p>
          </table:table-cell>
          <table:table-cell office:value-type="float" office:value="9290000">
            <text:p>9290000</text:p>
          </table:table-cell>
        </table:table-row>
        <table:table-row table:style-name="ro2">
          <table:table-cell office:value-type="float" office:value="3.8983812">
            <text:p>3,8983812</text:p>
          </table:table-cell>
          <table:table-cell office:value-type="float" office:value="7.7904186">
            <text:p>7,7904186</text:p>
          </table:table-cell>
          <table:table-cell office:value-type="float" office:value="9300000">
            <text:p>9300000</text:p>
          </table:table-cell>
        </table:table-row>
        <table:table-row table:style-name="ro2">
          <table:table-cell office:value-type="float" office:value="3.8925424">
            <text:p>3,8925424</text:p>
          </table:table-cell>
          <table:table-cell office:value-type="float" office:value="7.7881064">
            <text:p>7,7881064</text:p>
          </table:table-cell>
          <table:table-cell office:value-type="float" office:value="9310000">
            <text:p>9310000</text:p>
          </table:table-cell>
        </table:table-row>
        <table:table-row table:style-name="ro2">
          <table:table-cell office:value-type="float" office:value="3.8867085">
            <text:p>3,8867085</text:p>
          </table:table-cell>
          <table:table-cell office:value-type="float" office:value="7.785782">
            <text:p>7,785782</text:p>
          </table:table-cell>
          <table:table-cell office:value-type="float" office:value="9320000">
            <text:p>9320000</text:p>
          </table:table-cell>
        </table:table-row>
        <table:table-row table:style-name="ro2">
          <table:table-cell office:value-type="float" office:value="3.880879">
            <text:p>3,880879</text:p>
          </table:table-cell>
          <table:table-cell office:value-type="float" office:value="7.7834454">
            <text:p>7,7834454</text:p>
          </table:table-cell>
          <table:table-cell office:value-type="float" office:value="9330000">
            <text:p>9330000</text:p>
          </table:table-cell>
        </table:table-row>
        <table:table-row table:style-name="ro2">
          <table:table-cell office:value-type="float" office:value="3.8750548">
            <text:p>3,8750548</text:p>
          </table:table-cell>
          <table:table-cell office:value-type="float" office:value="7.7810965">
            <text:p>7,7810965</text:p>
          </table:table-cell>
          <table:table-cell office:value-type="float" office:value="9340000">
            <text:p>9340000</text:p>
          </table:table-cell>
        </table:table-row>
        <table:table-row table:style-name="ro2">
          <table:table-cell office:value-type="float" office:value="3.8692355">
            <text:p>3,8692355</text:p>
          </table:table-cell>
          <table:table-cell office:value-type="float" office:value="7.7787356">
            <text:p>7,7787356</text:p>
          </table:table-cell>
          <table:table-cell office:value-type="float" office:value="9350000">
            <text:p>9350000</text:p>
          </table:table-cell>
        </table:table-row>
        <table:table-row table:style-name="ro2">
          <table:table-cell office:value-type="float" office:value="3.8634214">
            <text:p>3,8634214</text:p>
          </table:table-cell>
          <table:table-cell office:value-type="float" office:value="7.7763624">
            <text:p>7,7763624</text:p>
          </table:table-cell>
          <table:table-cell office:value-type="float" office:value="9360000">
            <text:p>9360000</text:p>
          </table:table-cell>
        </table:table-row>
        <table:table-row table:style-name="ro2">
          <table:table-cell office:value-type="float" office:value="3.8576121">
            <text:p>3,8576121</text:p>
          </table:table-cell>
          <table:table-cell office:value-type="float" office:value="7.7739773">
            <text:p>7,7739773</text:p>
          </table:table-cell>
          <table:table-cell office:value-type="float" office:value="9370000">
            <text:p>9370000</text:p>
          </table:table-cell>
        </table:table-row>
        <table:table-row table:style-name="ro2">
          <table:table-cell office:value-type="float" office:value="3.8518076">
            <text:p>3,8518076</text:p>
          </table:table-cell>
          <table:table-cell office:value-type="float" office:value="7.7715797">
            <text:p>7,7715797</text:p>
          </table:table-cell>
          <table:table-cell office:value-type="float" office:value="9380000">
            <text:p>9380000</text:p>
          </table:table-cell>
        </table:table-row>
        <table:table-row table:style-name="ro2">
          <table:table-cell office:value-type="float" office:value="3.8460083">
            <text:p>3,8460083</text:p>
          </table:table-cell>
          <table:table-cell office:value-type="float" office:value="7.7691703">
            <text:p>7,7691703</text:p>
          </table:table-cell>
          <table:table-cell office:value-type="float" office:value="9390000">
            <text:p>9390000</text:p>
          </table:table-cell>
        </table:table-row>
        <table:table-row table:style-name="ro2">
          <table:table-cell office:value-type="float" office:value="3.8402138">
            <text:p>3,8402138</text:p>
          </table:table-cell>
          <table:table-cell office:value-type="float" office:value="7.7667484">
            <text:p>7,7667484</text:p>
          </table:table-cell>
          <table:table-cell office:value-type="float" office:value="9400000">
            <text:p>9400000</text:p>
          </table:table-cell>
        </table:table-row>
        <table:table-row table:style-name="ro2">
          <table:table-cell office:value-type="float" office:value="3.8344247">
            <text:p>3,8344247</text:p>
          </table:table-cell>
          <table:table-cell office:value-type="float" office:value="7.7643147">
            <text:p>7,7643147</text:p>
          </table:table-cell>
          <table:table-cell office:value-type="float" office:value="9410000">
            <text:p>9410000</text:p>
          </table:table-cell>
        </table:table-row>
        <table:table-row table:style-name="ro2">
          <table:table-cell office:value-type="float" office:value="3.828641">
            <text:p>3,828641</text:p>
          </table:table-cell>
          <table:table-cell office:value-type="float" office:value="7.7618685">
            <text:p>7,7618685</text:p>
          </table:table-cell>
          <table:table-cell office:value-type="float" office:value="9420000">
            <text:p>9420000</text:p>
          </table:table-cell>
        </table:table-row>
        <table:table-row table:style-name="ro2">
          <table:table-cell office:value-type="float" office:value="3.822862">
            <text:p>3,822862</text:p>
          </table:table-cell>
          <table:table-cell office:value-type="float" office:value="7.7594104">
            <text:p>7,7594104</text:p>
          </table:table-cell>
          <table:table-cell office:value-type="float" office:value="9430000">
            <text:p>9430000</text:p>
          </table:table-cell>
        </table:table-row>
        <table:table-row table:style-name="ro2">
          <table:table-cell office:value-type="float" office:value="3.8170881">
            <text:p>3,8170881</text:p>
          </table:table-cell>
          <table:table-cell office:value-type="float" office:value="7.75694">
            <text:p>7,75694</text:p>
          </table:table-cell>
          <table:table-cell office:value-type="float" office:value="9440000">
            <text:p>9440000</text:p>
          </table:table-cell>
        </table:table-row>
        <table:table-row table:style-name="ro2">
          <table:table-cell office:value-type="float" office:value="3.8113196">
            <text:p>3,8113196</text:p>
          </table:table-cell>
          <table:table-cell office:value-type="float" office:value="7.754458">
            <text:p>7,754458</text:p>
          </table:table-cell>
          <table:table-cell office:value-type="float" office:value="9450000">
            <text:p>9450000</text:p>
          </table:table-cell>
        </table:table-row>
        <table:table-row table:style-name="ro2">
          <table:table-cell office:value-type="float" office:value="3.8055563">
            <text:p>3,8055563</text:p>
          </table:table-cell>
          <table:table-cell office:value-type="float" office:value="7.7519636">
            <text:p>7,7519636</text:p>
          </table:table-cell>
          <table:table-cell office:value-type="float" office:value="9460000">
            <text:p>9460000</text:p>
          </table:table-cell>
        </table:table-row>
        <table:table-row table:style-name="ro2">
          <table:table-cell office:value-type="float" office:value="3.7997978">
            <text:p>3,7997978</text:p>
          </table:table-cell>
          <table:table-cell office:value-type="float" office:value="7.7494574">
            <text:p>7,7494574</text:p>
          </table:table-cell>
          <table:table-cell office:value-type="float" office:value="9470000">
            <text:p>9470000</text:p>
          </table:table-cell>
        </table:table-row>
        <table:table-row table:style-name="ro2">
          <table:table-cell office:value-type="float" office:value="3.794045">
            <text:p>3,794045</text:p>
          </table:table-cell>
          <table:table-cell office:value-type="float" office:value="7.7469387">
            <text:p>7,7469387</text:p>
          </table:table-cell>
          <table:table-cell office:value-type="float" office:value="9480000">
            <text:p>9480000</text:p>
          </table:table-cell>
        </table:table-row>
        <table:table-row table:style-name="ro2">
          <table:table-cell office:value-type="float" office:value="3.7882974">
            <text:p>3,7882974</text:p>
          </table:table-cell>
          <table:table-cell office:value-type="float" office:value="7.7444086">
            <text:p>7,7444086</text:p>
          </table:table-cell>
          <table:table-cell office:value-type="float" office:value="9490000">
            <text:p>9490000</text:p>
          </table:table-cell>
        </table:table-row>
        <table:table-row table:style-name="ro2">
          <table:table-cell office:value-type="float" office:value="3.782555">
            <text:p>3,782555</text:p>
          </table:table-cell>
          <table:table-cell office:value-type="float" office:value="7.741866">
            <text:p>7,741866</text:p>
          </table:table-cell>
          <table:table-cell office:value-type="float" office:value="9500000">
            <text:p>9500000</text:p>
          </table:table-cell>
        </table:table-row>
        <table:table-row table:style-name="ro2">
          <table:table-cell office:value-type="float" office:value="3.7768183">
            <text:p>3,7768183</text:p>
          </table:table-cell>
          <table:table-cell office:value-type="float" office:value="7.739311">
            <text:p>7,739311</text:p>
          </table:table-cell>
          <table:table-cell office:value-type="float" office:value="9510000">
            <text:p>9510000</text:p>
          </table:table-cell>
        </table:table-row>
        <table:table-row table:style-name="ro2">
          <table:table-cell office:value-type="float" office:value="3.7710867">
            <text:p>3,7710867</text:p>
          </table:table-cell>
          <table:table-cell office:value-type="float" office:value="7.736745">
            <text:p>7,736745</text:p>
          </table:table-cell>
          <table:table-cell office:value-type="float" office:value="9520000">
            <text:p>9520000</text:p>
          </table:table-cell>
        </table:table-row>
        <table:table-row table:style-name="ro2">
          <table:table-cell office:value-type="float" office:value="3.76536">
            <text:p>3,76536</text:p>
          </table:table-cell>
          <table:table-cell office:value-type="float" office:value="7.734166">
            <text:p>7,734166</text:p>
          </table:table-cell>
          <table:table-cell office:value-type="float" office:value="9530000">
            <text:p>9530000</text:p>
          </table:table-cell>
        </table:table-row>
        <table:table-row table:style-name="ro2">
          <table:table-cell office:value-type="float" office:value="3.759639">
            <text:p>3,759639</text:p>
          </table:table-cell>
          <table:table-cell office:value-type="float" office:value="7.7315755">
            <text:p>7,7315755</text:p>
          </table:table-cell>
          <table:table-cell office:value-type="float" office:value="9540000">
            <text:p>9540000</text:p>
          </table:table-cell>
        </table:table-row>
        <table:table-row table:style-name="ro2">
          <table:table-cell office:value-type="float" office:value="3.753924">
            <text:p>3,753924</text:p>
          </table:table-cell>
          <table:table-cell office:value-type="float" office:value="7.7289734">
            <text:p>7,7289734</text:p>
          </table:table-cell>
          <table:table-cell office:value-type="float" office:value="9550000">
            <text:p>9550000</text:p>
          </table:table-cell>
        </table:table-row>
        <table:table-row table:style-name="ro2">
          <table:table-cell office:value-type="float" office:value="3.7482135">
            <text:p>3,7482135</text:p>
          </table:table-cell>
          <table:table-cell office:value-type="float" office:value="7.7263584">
            <text:p>7,7263584</text:p>
          </table:table-cell>
          <table:table-cell office:value-type="float" office:value="9560000">
            <text:p>9560000</text:p>
          </table:table-cell>
        </table:table-row>
        <table:table-row table:style-name="ro2">
          <table:table-cell office:value-type="float" office:value="3.7425091">
            <text:p>3,7425091</text:p>
          </table:table-cell>
          <table:table-cell office:value-type="float" office:value="7.723732">
            <text:p>7,723732</text:p>
          </table:table-cell>
          <table:table-cell office:value-type="float" office:value="9570000">
            <text:p>9570000</text:p>
          </table:table-cell>
        </table:table-row>
        <table:table-row table:style-name="ro2">
          <table:table-cell office:value-type="float" office:value="3.7368102">
            <text:p>3,7368102</text:p>
          </table:table-cell>
          <table:table-cell office:value-type="float" office:value="7.721094">
            <text:p>7,721094</text:p>
          </table:table-cell>
          <table:table-cell office:value-type="float" office:value="9580000">
            <text:p>9580000</text:p>
          </table:table-cell>
        </table:table-row>
        <table:table-row table:style-name="ro2">
          <table:table-cell office:value-type="float" office:value="3.731117">
            <text:p>3,731117</text:p>
          </table:table-cell>
          <table:table-cell office:value-type="float" office:value="7.718444">
            <text:p>7,718444</text:p>
          </table:table-cell>
          <table:table-cell office:value-type="float" office:value="9590000">
            <text:p>9590000</text:p>
          </table:table-cell>
        </table:table-row>
        <table:table-row table:style-name="ro2">
          <table:table-cell office:value-type="float" office:value="3.725429">
            <text:p>3,725429</text:p>
          </table:table-cell>
          <table:table-cell office:value-type="float" office:value="7.715781">
            <text:p>7,715781</text:p>
          </table:table-cell>
          <table:table-cell office:value-type="float" office:value="9600000">
            <text:p>9600000</text:p>
          </table:table-cell>
        </table:table-row>
        <table:table-row table:style-name="ro2">
          <table:table-cell office:value-type="float" office:value="3.719747">
            <text:p>3,719747</text:p>
          </table:table-cell>
          <table:table-cell office:value-type="float" office:value="7.7131076">
            <text:p>7,7131076</text:p>
          </table:table-cell>
          <table:table-cell office:value-type="float" office:value="9610000">
            <text:p>9610000</text:p>
          </table:table-cell>
        </table:table-row>
        <table:table-row table:style-name="ro2">
          <table:table-cell office:value-type="float" office:value="3.7140703">
            <text:p>3,7140703</text:p>
          </table:table-cell>
          <table:table-cell office:value-type="float" office:value="7.7104216">
            <text:p>7,7104216</text:p>
          </table:table-cell>
          <table:table-cell office:value-type="float" office:value="9620000">
            <text:p>9620000</text:p>
          </table:table-cell>
        </table:table-row>
        <table:table-row table:style-name="ro2">
          <table:table-cell office:value-type="float" office:value="3.7083995">
            <text:p>3,7083995</text:p>
          </table:table-cell>
          <table:table-cell office:value-type="float" office:value="7.7077236">
            <text:p>7,7077236</text:p>
          </table:table-cell>
          <table:table-cell office:value-type="float" office:value="9630000">
            <text:p>9630000</text:p>
          </table:table-cell>
        </table:table-row>
        <table:table-row table:style-name="ro2">
          <table:table-cell office:value-type="float" office:value="3.7027342">
            <text:p>3,7027342</text:p>
          </table:table-cell>
          <table:table-cell office:value-type="float" office:value="7.705014">
            <text:p>7,705014</text:p>
          </table:table-cell>
          <table:table-cell office:value-type="float" office:value="9640000">
            <text:p>9640000</text:p>
          </table:table-cell>
        </table:table-row>
        <table:table-row table:style-name="ro2">
          <table:table-cell office:value-type="float" office:value="3.6970747">
            <text:p>3,6970747</text:p>
          </table:table-cell>
          <table:table-cell office:value-type="float" office:value="7.7022924">
            <text:p>7,7022924</text:p>
          </table:table-cell>
          <table:table-cell office:value-type="float" office:value="9650000">
            <text:p>9650000</text:p>
          </table:table-cell>
        </table:table-row>
        <table:table-row table:style-name="ro2">
          <table:table-cell office:value-type="float" office:value="3.6914208">
            <text:p>3,6914208</text:p>
          </table:table-cell>
          <table:table-cell office:value-type="float" office:value="7.699559">
            <text:p>7,699559</text:p>
          </table:table-cell>
          <table:table-cell office:value-type="float" office:value="9660000">
            <text:p>9660000</text:p>
          </table:table-cell>
        </table:table-row>
        <table:table-row table:style-name="ro2">
          <table:table-cell office:value-type="float" office:value="3.6857724">
            <text:p>3,6857724</text:p>
          </table:table-cell>
          <table:table-cell office:value-type="float" office:value="7.696814">
            <text:p>7,696814</text:p>
          </table:table-cell>
          <table:table-cell office:value-type="float" office:value="9670000">
            <text:p>9670000</text:p>
          </table:table-cell>
        </table:table-row>
        <table:table-row table:style-name="ro2">
          <table:table-cell office:value-type="float" office:value="3.6801302">
            <text:p>3,6801302</text:p>
          </table:table-cell>
          <table:table-cell office:value-type="float" office:value="7.694057">
            <text:p>7,694057</text:p>
          </table:table-cell>
          <table:table-cell office:value-type="float" office:value="9680000">
            <text:p>9680000</text:p>
          </table:table-cell>
        </table:table-row>
        <table:table-row table:style-name="ro2">
          <table:table-cell office:value-type="float" office:value="3.6744928">
            <text:p>3,6744928</text:p>
          </table:table-cell>
          <table:table-cell office:value-type="float" office:value="7.691288">
            <text:p>7,691288</text:p>
          </table:table-cell>
          <table:table-cell office:value-type="float" office:value="9690000">
            <text:p>9690000</text:p>
          </table:table-cell>
        </table:table-row>
        <table:table-row table:style-name="ro2">
          <table:table-cell office:value-type="float" office:value="3.668862">
            <text:p>3,668862</text:p>
          </table:table-cell>
          <table:table-cell office:value-type="float" office:value="7.688507">
            <text:p>7,688507</text:p>
          </table:table-cell>
          <table:table-cell office:value-type="float" office:value="9700000">
            <text:p>9700000</text:p>
          </table:table-cell>
        </table:table-row>
        <table:table-row table:style-name="ro2">
          <table:table-cell office:value-type="float" office:value="3.663237">
            <text:p>3,663237</text:p>
          </table:table-cell>
          <table:table-cell office:value-type="float" office:value="7.6857147">
            <text:p>7,6857147</text:p>
          </table:table-cell>
          <table:table-cell office:value-type="float" office:value="9710000">
            <text:p>9710000</text:p>
          </table:table-cell>
        </table:table-row>
        <table:table-row table:style-name="ro2">
          <table:table-cell office:value-type="float" office:value="3.657618">
            <text:p>3,657618</text:p>
          </table:table-cell>
          <table:table-cell office:value-type="float" office:value="7.682911">
            <text:p>7,682911</text:p>
          </table:table-cell>
          <table:table-cell office:value-type="float" office:value="9720000">
            <text:p>9720000</text:p>
          </table:table-cell>
        </table:table-row>
        <table:table-row table:style-name="ro2">
          <table:table-cell office:value-type="float" office:value="3.6520047">
            <text:p>3,6520047</text:p>
          </table:table-cell>
          <table:table-cell office:value-type="float" office:value="7.6800947">
            <text:p>7,6800947</text:p>
          </table:table-cell>
          <table:table-cell office:value-type="float" office:value="9730000">
            <text:p>9730000</text:p>
          </table:table-cell>
        </table:table-row>
        <table:table-row table:style-name="ro2">
          <table:table-cell office:value-type="float" office:value="3.6463976">
            <text:p>3,6463976</text:p>
          </table:table-cell>
          <table:table-cell office:value-type="float" office:value="7.677267">
            <text:p>7,677267</text:p>
          </table:table-cell>
          <table:table-cell office:value-type="float" office:value="9740000">
            <text:p>9740000</text:p>
          </table:table-cell>
        </table:table-row>
        <table:table-row table:style-name="ro2">
          <table:table-cell office:value-type="float" office:value="3.6407962">
            <text:p>3,6407962</text:p>
          </table:table-cell>
          <table:table-cell office:value-type="float" office:value="7.674428">
            <text:p>7,674428</text:p>
          </table:table-cell>
          <table:table-cell office:value-type="float" office:value="9750000">
            <text:p>9750000</text:p>
          </table:table-cell>
        </table:table-row>
        <table:table-row table:style-name="ro2">
          <table:table-cell office:value-type="float" office:value="3.6352005">
            <text:p>3,6352005</text:p>
          </table:table-cell>
          <table:table-cell office:value-type="float" office:value="7.6715765">
            <text:p>7,6715765</text:p>
          </table:table-cell>
          <table:table-cell office:value-type="float" office:value="9760000">
            <text:p>9760000</text:p>
          </table:table-cell>
        </table:table-row>
        <table:table-row table:style-name="ro2">
          <table:table-cell office:value-type="float" office:value="3.629611">
            <text:p>3,629611</text:p>
          </table:table-cell>
          <table:table-cell office:value-type="float" office:value="7.668714">
            <text:p>7,668714</text:p>
          </table:table-cell>
          <table:table-cell office:value-type="float" office:value="9770000">
            <text:p>9770000</text:p>
          </table:table-cell>
        </table:table-row>
        <table:table-row table:style-name="ro2">
          <table:table-cell office:value-type="float" office:value="3.6240277">
            <text:p>3,6240277</text:p>
          </table:table-cell>
          <table:table-cell office:value-type="float" office:value="7.665839">
            <text:p>7,665839</text:p>
          </table:table-cell>
          <table:table-cell office:value-type="float" office:value="9780000">
            <text:p>9780000</text:p>
          </table:table-cell>
        </table:table-row>
        <table:table-row table:style-name="ro2">
          <table:table-cell office:value-type="float" office:value="3.6184502">
            <text:p>3,6184502</text:p>
          </table:table-cell>
          <table:table-cell office:value-type="float" office:value="7.6629534">
            <text:p>7,6629534</text:p>
          </table:table-cell>
          <table:table-cell office:value-type="float" office:value="9790000">
            <text:p>9790000</text:p>
          </table:table-cell>
        </table:table-row>
        <table:table-row table:style-name="ro2">
          <table:table-cell office:value-type="float" office:value="3.6128788">
            <text:p>3,6128788</text:p>
          </table:table-cell>
          <table:table-cell office:value-type="float" office:value="7.660055">
            <text:p>7,660055</text:p>
          </table:table-cell>
          <table:table-cell office:value-type="float" office:value="9800000">
            <text:p>9800000</text:p>
          </table:table-cell>
        </table:table-row>
        <table:table-row table:style-name="ro2">
          <table:table-cell office:value-type="float" office:value="3.6073136">
            <text:p>3,6073136</text:p>
          </table:table-cell>
          <table:table-cell office:value-type="float" office:value="7.657146">
            <text:p>7,657146</text:p>
          </table:table-cell>
          <table:table-cell office:value-type="float" office:value="9810000">
            <text:p>9810000</text:p>
          </table:table-cell>
        </table:table-row>
        <table:table-row table:style-name="ro2">
          <table:table-cell office:value-type="float" office:value="3.6017537">
            <text:p>3,6017537</text:p>
          </table:table-cell>
          <table:table-cell office:value-type="float" office:value="7.6542244">
            <text:p>7,6542244</text:p>
          </table:table-cell>
          <table:table-cell office:value-type="float" office:value="9820000">
            <text:p>9820000</text:p>
          </table:table-cell>
        </table:table-row>
        <table:table-row table:style-name="ro2">
          <table:table-cell office:value-type="float" office:value="3.5962007">
            <text:p>3,5962007</text:p>
          </table:table-cell>
          <table:table-cell office:value-type="float" office:value="7.651292">
            <text:p>7,651292</text:p>
          </table:table-cell>
          <table:table-cell office:value-type="float" office:value="9830000">
            <text:p>9830000</text:p>
          </table:table-cell>
        </table:table-row>
        <table:table-row table:style-name="ro2">
          <table:table-cell office:value-type="float" office:value="3.590654">
            <text:p>3,590654</text:p>
          </table:table-cell>
          <table:table-cell office:value-type="float" office:value="7.6483474">
            <text:p>7,6483474</text:p>
          </table:table-cell>
          <table:table-cell office:value-type="float" office:value="9840000">
            <text:p>9840000</text:p>
          </table:table-cell>
        </table:table-row>
        <table:table-row table:style-name="ro2">
          <table:table-cell office:value-type="float" office:value="3.585113">
            <text:p>3,585113</text:p>
          </table:table-cell>
          <table:table-cell office:value-type="float" office:value="7.6453915">
            <text:p>7,6453915</text:p>
          </table:table-cell>
          <table:table-cell office:value-type="float" office:value="9850000">
            <text:p>9850000</text:p>
          </table:table-cell>
        </table:table-row>
        <table:table-row table:style-name="ro2">
          <table:table-cell office:value-type="float" office:value="3.5795784">
            <text:p>3,5795784</text:p>
          </table:table-cell>
          <table:table-cell office:value-type="float" office:value="7.6424236">
            <text:p>7,6424236</text:p>
          </table:table-cell>
          <table:table-cell office:value-type="float" office:value="9860000">
            <text:p>9860000</text:p>
          </table:table-cell>
        </table:table-row>
        <table:table-row table:style-name="ro2">
          <table:table-cell office:value-type="float" office:value="3.5740502">
            <text:p>3,5740502</text:p>
          </table:table-cell>
          <table:table-cell office:value-type="float" office:value="7.6394444">
            <text:p>7,6394444</text:p>
          </table:table-cell>
          <table:table-cell office:value-type="float" office:value="9870000">
            <text:p>9870000</text:p>
          </table:table-cell>
        </table:table-row>
        <table:table-row table:style-name="ro2">
          <table:table-cell office:value-type="float" office:value="3.5685282">
            <text:p>3,5685282</text:p>
          </table:table-cell>
          <table:table-cell office:value-type="float" office:value="7.6364536">
            <text:p>7,6364536</text:p>
          </table:table-cell>
          <table:table-cell office:value-type="float" office:value="9880000">
            <text:p>9880000</text:p>
          </table:table-cell>
        </table:table-row>
        <table:table-row table:style-name="ro2">
          <table:table-cell office:value-type="float" office:value="3.5630124">
            <text:p>3,5630124</text:p>
          </table:table-cell>
          <table:table-cell office:value-type="float" office:value="7.6334515">
            <text:p>7,6334515</text:p>
          </table:table-cell>
          <table:table-cell office:value-type="float" office:value="9890000">
            <text:p>9890000</text:p>
          </table:table-cell>
        </table:table-row>
        <table:table-row table:style-name="ro2">
          <table:table-cell office:value-type="float" office:value="3.5575027">
            <text:p>3,5575027</text:p>
          </table:table-cell>
          <table:table-cell office:value-type="float" office:value="7.630438">
            <text:p>7,630438</text:p>
          </table:table-cell>
          <table:table-cell office:value-type="float" office:value="9900000">
            <text:p>9900000</text:p>
          </table:table-cell>
        </table:table-row>
        <table:table-row table:style-name="ro2">
          <table:table-cell office:value-type="float" office:value="3.5519996">
            <text:p>3,5519996</text:p>
          </table:table-cell>
          <table:table-cell office:value-type="float" office:value="7.6274123">
            <text:p>7,6274123</text:p>
          </table:table-cell>
          <table:table-cell office:value-type="float" office:value="9910000">
            <text:p>9910000</text:p>
          </table:table-cell>
        </table:table-row>
        <table:table-row table:style-name="ro2">
          <table:table-cell office:value-type="float" office:value="3.5465028">
            <text:p>3,5465028</text:p>
          </table:table-cell>
          <table:table-cell office:value-type="float" office:value="7.6243753">
            <text:p>7,6243753</text:p>
          </table:table-cell>
          <table:table-cell office:value-type="float" office:value="9920000">
            <text:p>9920000</text:p>
          </table:table-cell>
        </table:table-row>
        <table:table-row table:style-name="ro2">
          <table:table-cell office:value-type="float" office:value="3.5410125">
            <text:p>3,5410125</text:p>
          </table:table-cell>
          <table:table-cell office:value-type="float" office:value="7.621327">
            <text:p>7,621327</text:p>
          </table:table-cell>
          <table:table-cell office:value-type="float" office:value="9930000">
            <text:p>9930000</text:p>
          </table:table-cell>
        </table:table-row>
        <table:table-row table:style-name="ro2">
          <table:table-cell office:value-type="float" office:value="3.5355284">
            <text:p>3,5355284</text:p>
          </table:table-cell>
          <table:table-cell office:value-type="float" office:value="7.618267">
            <text:p>7,618267</text:p>
          </table:table-cell>
          <table:table-cell office:value-type="float" office:value="9940000">
            <text:p>9940000</text:p>
          </table:table-cell>
        </table:table-row>
        <table:table-row table:style-name="ro2">
          <table:table-cell office:value-type="float" office:value="3.5300503">
            <text:p>3,5300503</text:p>
          </table:table-cell>
          <table:table-cell office:value-type="float" office:value="7.6151953">
            <text:p>7,6151953</text:p>
          </table:table-cell>
          <table:table-cell office:value-type="float" office:value="9950000">
            <text:p>9950000</text:p>
          </table:table-cell>
        </table:table-row>
        <table:table-row table:style-name="ro2">
          <table:table-cell office:value-type="float" office:value="3.524579">
            <text:p>3,524579</text:p>
          </table:table-cell>
          <table:table-cell office:value-type="float" office:value="7.612113">
            <text:p>7,612113</text:p>
          </table:table-cell>
          <table:table-cell office:value-type="float" office:value="9960000">
            <text:p>9960000</text:p>
          </table:table-cell>
        </table:table-row>
        <table:table-row table:style-name="ro2">
          <table:table-cell office:value-type="float" office:value="3.5191143">
            <text:p>3,5191143</text:p>
          </table:table-cell>
          <table:table-cell office:value-type="float" office:value="7.6090183">
            <text:p>7,6090183</text:p>
          </table:table-cell>
          <table:table-cell office:value-type="float" office:value="9970000">
            <text:p>9970000</text:p>
          </table:table-cell>
        </table:table-row>
        <table:table-row table:style-name="ro2">
          <table:table-cell office:value-type="float" office:value="3.513656">
            <text:p>3,513656</text:p>
          </table:table-cell>
          <table:table-cell office:value-type="float" office:value="7.6059127">
            <text:p>7,6059127</text:p>
          </table:table-cell>
          <table:table-cell office:value-type="float" office:value="9980000">
            <text:p>9980000</text:p>
          </table:table-cell>
        </table:table-row>
        <table:table-row table:style-name="ro2">
          <table:table-cell office:value-type="float" office:value="3.5082042">
            <text:p>3,5082042</text:p>
          </table:table-cell>
          <table:table-cell office:value-type="float" office:value="7.6027956">
            <text:p>7,6027956</text:p>
          </table:table-cell>
          <table:table-cell office:value-type="float" office:value="9990000">
            <text:p>9990000</text:p>
          </table:table-cell>
        </table:table-row>
        <table:table-row table:style-name="ro2">
          <table:table-cell office:value-type="float" office:value="3.502759">
            <text:p>3,502759</text:p>
          </table:table-cell>
          <table:table-cell office:value-type="float" office:value="7.5996675">
            <text:p>7,5996675</text:p>
          </table:table-cell>
          <table:table-cell office:value-type="float" office:value="10000000">
            <text:p>10000000</text:p>
          </table:table-cell>
        </table:table-row>
        <table:table-row table:style-name="ro2">
          <table:table-cell office:value-type="float" office:value="3.4973202">
            <text:p>3,4973202</text:p>
          </table:table-cell>
          <table:table-cell office:value-type="float" office:value="7.596527">
            <text:p>7,596527</text:p>
          </table:table-cell>
          <table:table-cell office:value-type="float" office:value="10010000">
            <text:p>10010000</text:p>
          </table:table-cell>
        </table:table-row>
        <table:table-row table:style-name="ro2">
          <table:table-cell office:value-type="float" office:value="3.4918883">
            <text:p>3,4918883</text:p>
          </table:table-cell>
          <table:table-cell office:value-type="float" office:value="7.593376">
            <text:p>7,593376</text:p>
          </table:table-cell>
          <table:table-cell office:value-type="float" office:value="10020000">
            <text:p>10020000</text:p>
          </table:table-cell>
        </table:table-row>
        <table:table-row table:style-name="ro2">
          <table:table-cell office:value-type="float" office:value="3.4864628">
            <text:p>3,4864628</text:p>
          </table:table-cell>
          <table:table-cell office:value-type="float" office:value="7.5902133">
            <text:p>7,5902133</text:p>
          </table:table-cell>
          <table:table-cell office:value-type="float" office:value="10030000">
            <text:p>10030000</text:p>
          </table:table-cell>
        </table:table-row>
        <table:table-row table:style-name="ro2">
          <table:table-cell office:value-type="float" office:value="3.481044">
            <text:p>3,481044</text:p>
          </table:table-cell>
          <table:table-cell office:value-type="float" office:value="7.5870395">
            <text:p>7,5870395</text:p>
          </table:table-cell>
          <table:table-cell office:value-type="float" office:value="10040000">
            <text:p>10040000</text:p>
          </table:table-cell>
        </table:table-row>
        <table:table-row table:style-name="ro2">
          <table:table-cell office:value-type="float" office:value="3.475632">
            <text:p>3,475632</text:p>
          </table:table-cell>
          <table:table-cell office:value-type="float" office:value="7.5838537">
            <text:p>7,5838537</text:p>
          </table:table-cell>
          <table:table-cell office:value-type="float" office:value="10050000">
            <text:p>10050000</text:p>
          </table:table-cell>
        </table:table-row>
        <table:table-row table:style-name="ro2">
          <table:table-cell office:value-type="float" office:value="3.4702263">
            <text:p>3,4702263</text:p>
          </table:table-cell>
          <table:table-cell office:value-type="float" office:value="7.5806575">
            <text:p>7,5806575</text:p>
          </table:table-cell>
          <table:table-cell office:value-type="float" office:value="10060000">
            <text:p>10060000</text:p>
          </table:table-cell>
        </table:table-row>
        <table:table-row table:style-name="ro2">
          <table:table-cell office:value-type="float" office:value="3.4648275">
            <text:p>3,4648275</text:p>
          </table:table-cell>
          <table:table-cell office:value-type="float" office:value="7.5774493">
            <text:p>7,5774493</text:p>
          </table:table-cell>
          <table:table-cell office:value-type="float" office:value="10070000">
            <text:p>10070000</text:p>
          </table:table-cell>
        </table:table-row>
        <table:table-row table:style-name="ro2">
          <table:table-cell office:value-type="float" office:value="3.459435">
            <text:p>3,459435</text:p>
          </table:table-cell>
          <table:table-cell office:value-type="float" office:value="7.57423">
            <text:p>7,57423</text:p>
          </table:table-cell>
          <table:table-cell office:value-type="float" office:value="10080000">
            <text:p>10080000</text:p>
          </table:table-cell>
        </table:table-row>
        <table:table-row table:style-name="ro2">
          <table:table-cell office:value-type="float" office:value="3.4540496">
            <text:p>3,4540496</text:p>
          </table:table-cell>
          <table:table-cell office:value-type="float" office:value="7.570999">
            <text:p>7,570999</text:p>
          </table:table-cell>
          <table:table-cell office:value-type="float" office:value="10090000">
            <text:p>10090000</text:p>
          </table:table-cell>
        </table:table-row>
        <table:table-row table:style-name="ro2">
          <table:table-cell office:value-type="float" office:value="3.448671">
            <text:p>3,448671</text:p>
          </table:table-cell>
          <table:table-cell office:value-type="float" office:value="7.5677576">
            <text:p>7,5677576</text:p>
          </table:table-cell>
          <table:table-cell office:value-type="float" office:value="10100000">
            <text:p>10100000</text:p>
          </table:table-cell>
        </table:table-row>
        <table:table-row table:style-name="ro2">
          <table:table-cell office:value-type="float" office:value="3.4432995">
            <text:p>3,4432995</text:p>
          </table:table-cell>
          <table:table-cell office:value-type="float" office:value="7.5645046">
            <text:p>7,5645046</text:p>
          </table:table-cell>
          <table:table-cell office:value-type="float" office:value="10110000">
            <text:p>10110000</text:p>
          </table:table-cell>
        </table:table-row>
        <table:table-row table:style-name="ro2">
          <table:table-cell office:value-type="float" office:value="3.4379346">
            <text:p>3,4379346</text:p>
          </table:table-cell>
          <table:table-cell office:value-type="float" office:value="7.56124">
            <text:p>7,56124</text:p>
          </table:table-cell>
          <table:table-cell office:value-type="float" office:value="10120000">
            <text:p>10120000</text:p>
          </table:table-cell>
        </table:table-row>
        <table:table-row table:style-name="ro2">
          <table:table-cell office:value-type="float" office:value="3.4325764">
            <text:p>3,4325764</text:p>
          </table:table-cell>
          <table:table-cell office:value-type="float" office:value="7.557965">
            <text:p>7,557965</text:p>
          </table:table-cell>
          <table:table-cell office:value-type="float" office:value="10130000">
            <text:p>10130000</text:p>
          </table:table-cell>
        </table:table-row>
        <table:table-row table:style-name="ro2">
          <table:table-cell office:value-type="float" office:value="3.427225">
            <text:p>3,427225</text:p>
          </table:table-cell>
          <table:table-cell office:value-type="float" office:value="7.554678">
            <text:p>7,554678</text:p>
          </table:table-cell>
          <table:table-cell office:value-type="float" office:value="10140000">
            <text:p>10140000</text:p>
          </table:table-cell>
        </table:table-row>
        <table:table-row table:style-name="ro2">
          <table:table-cell office:value-type="float" office:value="3.421881">
            <text:p>3,421881</text:p>
          </table:table-cell>
          <table:table-cell office:value-type="float" office:value="7.55138">
            <text:p>7,55138</text:p>
          </table:table-cell>
          <table:table-cell office:value-type="float" office:value="10150000">
            <text:p>10150000</text:p>
          </table:table-cell>
        </table:table-row>
        <table:table-row table:style-name="ro2">
          <table:table-cell office:value-type="float" office:value="3.4165435">
            <text:p>3,4165435</text:p>
          </table:table-cell>
          <table:table-cell office:value-type="float" office:value="7.548071">
            <text:p>7,548071</text:p>
          </table:table-cell>
          <table:table-cell office:value-type="float" office:value="10160000">
            <text:p>10160000</text:p>
          </table:table-cell>
        </table:table-row>
        <table:table-row table:style-name="ro2">
          <table:table-cell office:value-type="float" office:value="3.4112132">
            <text:p>3,4112132</text:p>
          </table:table-cell>
          <table:table-cell office:value-type="float" office:value="7.5447507">
            <text:p>7,5447507</text:p>
          </table:table-cell>
          <table:table-cell office:value-type="float" office:value="10170000">
            <text:p>10170000</text:p>
          </table:table-cell>
        </table:table-row>
        <table:table-row table:style-name="ro2">
          <table:table-cell office:value-type="float" office:value="3.4058897">
            <text:p>3,4058897</text:p>
          </table:table-cell>
          <table:table-cell office:value-type="float" office:value="7.541419">
            <text:p>7,541419</text:p>
          </table:table-cell>
          <table:table-cell office:value-type="float" office:value="10180000">
            <text:p>10180000</text:p>
          </table:table-cell>
        </table:table-row>
        <table:table-row table:style-name="ro2">
          <table:table-cell office:value-type="float" office:value="3.4005733">
            <text:p>3,4005733</text:p>
          </table:table-cell>
          <table:table-cell office:value-type="float" office:value="7.538077">
            <text:p>7,538077</text:p>
          </table:table-cell>
          <table:table-cell office:value-type="float" office:value="10190000">
            <text:p>10190000</text:p>
          </table:table-cell>
        </table:table-row>
        <table:table-row table:style-name="ro2">
          <table:table-cell office:value-type="float" office:value="3.3952637">
            <text:p>3,3952637</text:p>
          </table:table-cell>
          <table:table-cell office:value-type="float" office:value="7.5347233">
            <text:p>7,5347233</text:p>
          </table:table-cell>
          <table:table-cell office:value-type="float" office:value="10200000">
            <text:p>10200000</text:p>
          </table:table-cell>
        </table:table-row>
        <table:table-row table:style-name="ro2">
          <table:table-cell office:value-type="float" office:value="3.3899605">
            <text:p>3,3899605</text:p>
          </table:table-cell>
          <table:table-cell office:value-type="float" office:value="7.531358">
            <text:p>7,531358</text:p>
          </table:table-cell>
          <table:table-cell office:value-type="float" office:value="10210000">
            <text:p>10210000</text:p>
          </table:table-cell>
        </table:table-row>
        <table:table-row table:style-name="ro2">
          <table:table-cell office:value-type="float" office:value="3.3846653">
            <text:p>3,3846653</text:p>
          </table:table-cell>
          <table:table-cell office:value-type="float" office:value="7.527982">
            <text:p>7,527982</text:p>
          </table:table-cell>
          <table:table-cell office:value-type="float" office:value="10220000">
            <text:p>10220000</text:p>
          </table:table-cell>
        </table:table-row>
        <table:table-row table:style-name="ro2">
          <table:table-cell office:value-type="float" office:value="3.379377">
            <text:p>3,379377</text:p>
          </table:table-cell>
          <table:table-cell office:value-type="float" office:value="7.5245953">
            <text:p>7,5245953</text:p>
          </table:table-cell>
          <table:table-cell office:value-type="float" office:value="10230000">
            <text:p>10230000</text:p>
          </table:table-cell>
        </table:table-row>
        <table:table-row table:style-name="ro2">
          <table:table-cell office:value-type="float" office:value="3.3740957">
            <text:p>3,3740957</text:p>
          </table:table-cell>
          <table:table-cell office:value-type="float" office:value="7.5211973">
            <text:p>7,5211973</text:p>
          </table:table-cell>
          <table:table-cell office:value-type="float" office:value="10240000">
            <text:p>10240000</text:p>
          </table:table-cell>
        </table:table-row>
        <table:table-row table:style-name="ro2">
          <table:table-cell office:value-type="float" office:value="3.3688216">
            <text:p>3,3688216</text:p>
          </table:table-cell>
          <table:table-cell office:value-type="float" office:value="7.517788">
            <text:p>7,517788</text:p>
          </table:table-cell>
          <table:table-cell office:value-type="float" office:value="10250000">
            <text:p>10250000</text:p>
          </table:table-cell>
        </table:table-row>
        <table:table-row table:style-name="ro2">
          <table:table-cell office:value-type="float" office:value="3.3635547">
            <text:p>3,3635547</text:p>
          </table:table-cell>
          <table:table-cell office:value-type="float" office:value="7.514368">
            <text:p>7,514368</text:p>
          </table:table-cell>
          <table:table-cell office:value-type="float" office:value="10260000">
            <text:p>10260000</text:p>
          </table:table-cell>
        </table:table-row>
        <table:table-row table:style-name="ro2">
          <table:table-cell office:value-type="float" office:value="3.358295">
            <text:p>3,358295</text:p>
          </table:table-cell>
          <table:table-cell office:value-type="float" office:value="7.5109367">
            <text:p>7,5109367</text:p>
          </table:table-cell>
          <table:table-cell office:value-type="float" office:value="10270000">
            <text:p>10270000</text:p>
          </table:table-cell>
        </table:table-row>
        <table:table-row table:style-name="ro2">
          <table:table-cell office:value-type="float" office:value="3.3530424">
            <text:p>3,3530424</text:p>
          </table:table-cell>
          <table:table-cell office:value-type="float" office:value="7.507495">
            <text:p>7,507495</text:p>
          </table:table-cell>
          <table:table-cell office:value-type="float" office:value="10280000">
            <text:p>10280000</text:p>
          </table:table-cell>
        </table:table-row>
        <table:table-row table:style-name="ro2">
          <table:table-cell office:value-type="float" office:value="3.347797">
            <text:p>3,347797</text:p>
          </table:table-cell>
          <table:table-cell office:value-type="float" office:value="7.5040417">
            <text:p>7,5040417</text:p>
          </table:table-cell>
          <table:table-cell office:value-type="float" office:value="10290000">
            <text:p>10290000</text:p>
          </table:table-cell>
        </table:table-row>
        <table:table-row table:style-name="ro2">
          <table:table-cell office:value-type="float" office:value="3.3425589">
            <text:p>3,3425589</text:p>
          </table:table-cell>
          <table:table-cell office:value-type="float" office:value="7.500578">
            <text:p>7,500578</text:p>
          </table:table-cell>
          <table:table-cell office:value-type="float" office:value="10300000">
            <text:p>10300000</text:p>
          </table:table-cell>
        </table:table-row>
        <table:table-row table:style-name="ro2">
          <table:table-cell office:value-type="float" office:value="3.337328">
            <text:p>3,337328</text:p>
          </table:table-cell>
          <table:table-cell office:value-type="float" office:value="7.4971027">
            <text:p>7,4971027</text:p>
          </table:table-cell>
          <table:table-cell office:value-type="float" office:value="10310000">
            <text:p>10310000</text:p>
          </table:table-cell>
        </table:table-row>
        <table:table-row table:style-name="ro2">
          <table:table-cell office:value-type="float" office:value="3.3321044">
            <text:p>3,3321044</text:p>
          </table:table-cell>
          <table:table-cell office:value-type="float" office:value="7.4936166">
            <text:p>7,4936166</text:p>
          </table:table-cell>
          <table:table-cell office:value-type="float" office:value="10320000">
            <text:p>10320000</text:p>
          </table:table-cell>
        </table:table-row>
        <table:table-row table:style-name="ro2">
          <table:table-cell office:value-type="float" office:value="3.326888">
            <text:p>3,326888</text:p>
          </table:table-cell>
          <table:table-cell office:value-type="float" office:value="7.49012">
            <text:p>7,49012</text:p>
          </table:table-cell>
          <table:table-cell office:value-type="float" office:value="10330000">
            <text:p>10330000</text:p>
          </table:table-cell>
        </table:table-row>
        <table:table-row table:style-name="ro2">
          <table:table-cell office:value-type="float" office:value="3.3216786">
            <text:p>3,3216786</text:p>
          </table:table-cell>
          <table:table-cell office:value-type="float" office:value="7.4866114">
            <text:p>7,4866114</text:p>
          </table:table-cell>
          <table:table-cell office:value-type="float" office:value="10340000">
            <text:p>10340000</text:p>
          </table:table-cell>
        </table:table-row>
        <table:table-row table:style-name="ro2">
          <table:table-cell office:value-type="float" office:value="3.316477">
            <text:p>3,316477</text:p>
          </table:table-cell>
          <table:table-cell office:value-type="float" office:value="7.483093">
            <text:p>7,483093</text:p>
          </table:table-cell>
          <table:table-cell office:value-type="float" office:value="10350000">
            <text:p>10350000</text:p>
          </table:table-cell>
        </table:table-row>
        <table:table-row table:style-name="ro2">
          <table:table-cell office:value-type="float" office:value="3.3112829">
            <text:p>3,3112829</text:p>
          </table:table-cell>
          <table:table-cell office:value-type="float" office:value="7.479563">
            <text:p>7,479563</text:p>
          </table:table-cell>
          <table:table-cell office:value-type="float" office:value="10360000">
            <text:p>10360000</text:p>
          </table:table-cell>
        </table:table-row>
        <table:table-row table:style-name="ro2">
          <table:table-cell office:value-type="float" office:value="3.306096">
            <text:p>3,306096</text:p>
          </table:table-cell>
          <table:table-cell office:value-type="float" office:value="7.4760227">
            <text:p>7,4760227</text:p>
          </table:table-cell>
          <table:table-cell office:value-type="float" office:value="10370000">
            <text:p>10370000</text:p>
          </table:table-cell>
        </table:table-row>
        <table:table-row table:style-name="ro2">
          <table:table-cell office:value-type="float" office:value="3.3009167">
            <text:p>3,3009167</text:p>
          </table:table-cell>
          <table:table-cell office:value-type="float" office:value="7.472471">
            <text:p>7,472471</text:p>
          </table:table-cell>
          <table:table-cell office:value-type="float" office:value="10380000">
            <text:p>10380000</text:p>
          </table:table-cell>
        </table:table-row>
        <table:table-row table:style-name="ro2">
          <table:table-cell office:value-type="float" office:value="3.295745">
            <text:p>3,295745</text:p>
          </table:table-cell>
          <table:table-cell office:value-type="float" office:value="7.4689093">
            <text:p>7,4689093</text:p>
          </table:table-cell>
          <table:table-cell office:value-type="float" office:value="10390000">
            <text:p>10390000</text:p>
          </table:table-cell>
        </table:table-row>
        <table:table-row table:style-name="ro2">
          <table:table-cell office:value-type="float" office:value="3.2905803">
            <text:p>3,2905803</text:p>
          </table:table-cell>
          <table:table-cell office:value-type="float" office:value="7.465337">
            <text:p>7,465337</text:p>
          </table:table-cell>
          <table:table-cell office:value-type="float" office:value="10400000">
            <text:p>10400000</text:p>
          </table:table-cell>
        </table:table-row>
        <table:table-row table:style-name="ro2">
          <table:table-cell office:value-type="float" office:value="3.2854233">
            <text:p>3,2854233</text:p>
          </table:table-cell>
          <table:table-cell office:value-type="float" office:value="7.461753">
            <text:p>7,461753</text:p>
          </table:table-cell>
          <table:table-cell office:value-type="float" office:value="10410000">
            <text:p>10410000</text:p>
          </table:table-cell>
        </table:table-row>
        <table:table-row table:style-name="ro2">
          <table:table-cell office:value-type="float" office:value="3.280274">
            <text:p>3,280274</text:p>
          </table:table-cell>
          <table:table-cell office:value-type="float" office:value="7.4581585">
            <text:p>7,4581585</text:p>
          </table:table-cell>
          <table:table-cell office:value-type="float" office:value="10420000">
            <text:p>10420000</text:p>
          </table:table-cell>
        </table:table-row>
        <table:table-row table:style-name="ro2">
          <table:table-cell office:value-type="float" office:value="3.2751317">
            <text:p>3,2751317</text:p>
          </table:table-cell>
          <table:table-cell office:value-type="float" office:value="7.4545527">
            <text:p>7,4545527</text:p>
          </table:table-cell>
          <table:table-cell office:value-type="float" office:value="10430000">
            <text:p>10430000</text:p>
          </table:table-cell>
        </table:table-row>
        <table:table-row table:style-name="ro2">
          <table:table-cell office:value-type="float" office:value="3.2699976">
            <text:p>3,2699976</text:p>
          </table:table-cell>
          <table:table-cell office:value-type="float" office:value="7.450937">
            <text:p>7,450937</text:p>
          </table:table-cell>
          <table:table-cell office:value-type="float" office:value="10440000">
            <text:p>10440000</text:p>
          </table:table-cell>
        </table:table-row>
        <table:table-row table:style-name="ro2">
          <table:table-cell office:value-type="float" office:value="3.2648706">
            <text:p>3,2648706</text:p>
          </table:table-cell>
          <table:table-cell office:value-type="float" office:value="7.44731">
            <text:p>7,44731</text:p>
          </table:table-cell>
          <table:table-cell office:value-type="float" office:value="10450000">
            <text:p>10450000</text:p>
          </table:table-cell>
        </table:table-row>
        <table:table-row table:style-name="ro2">
          <table:table-cell office:value-type="float" office:value="3.2597516">
            <text:p>3,2597516</text:p>
          </table:table-cell>
          <table:table-cell office:value-type="float" office:value="7.443672">
            <text:p>7,443672</text:p>
          </table:table-cell>
          <table:table-cell office:value-type="float" office:value="10460000">
            <text:p>10460000</text:p>
          </table:table-cell>
        </table:table-row>
        <table:table-row table:style-name="ro2">
          <table:table-cell office:value-type="float" office:value="3.2546394">
            <text:p>3,2546394</text:p>
          </table:table-cell>
          <table:table-cell office:value-type="float" office:value="7.440024">
            <text:p>7,440024</text:p>
          </table:table-cell>
          <table:table-cell office:value-type="float" office:value="10470000">
            <text:p>10470000</text:p>
          </table:table-cell>
        </table:table-row>
        <table:table-row table:style-name="ro2">
          <table:table-cell office:value-type="float" office:value="3.2495356">
            <text:p>3,2495356</text:p>
          </table:table-cell>
          <table:table-cell office:value-type="float" office:value="7.436365">
            <text:p>7,436365</text:p>
          </table:table-cell>
          <table:table-cell office:value-type="float" office:value="10480000">
            <text:p>10480000</text:p>
          </table:table-cell>
        </table:table-row>
        <table:table-row table:style-name="ro2">
          <table:table-cell office:value-type="float" office:value="3.2444394">
            <text:p>3,2444394</text:p>
          </table:table-cell>
          <table:table-cell office:value-type="float" office:value="7.4326954">
            <text:p>7,4326954</text:p>
          </table:table-cell>
          <table:table-cell office:value-type="float" office:value="10490000">
            <text:p>10490000</text:p>
          </table:table-cell>
        </table:table-row>
        <table:table-row table:style-name="ro2">
          <table:table-cell office:value-type="float" office:value="3.2393506">
            <text:p>3,2393506</text:p>
          </table:table-cell>
          <table:table-cell office:value-type="float" office:value="7.429015">
            <text:p>7,429015</text:p>
          </table:table-cell>
          <table:table-cell office:value-type="float" office:value="10500000">
            <text:p>10500000</text:p>
          </table:table-cell>
        </table:table-row>
        <table:table-row table:style-name="ro2">
          <table:table-cell office:value-type="float" office:value="3.2342699">
            <text:p>3,2342699</text:p>
          </table:table-cell>
          <table:table-cell office:value-type="float" office:value="7.4253244">
            <text:p>7,4253244</text:p>
          </table:table-cell>
          <table:table-cell office:value-type="float" office:value="10510000">
            <text:p>10510000</text:p>
          </table:table-cell>
        </table:table-row>
        <table:table-row table:style-name="ro2">
          <table:table-cell office:value-type="float" office:value="3.2291968">
            <text:p>3,2291968</text:p>
          </table:table-cell>
          <table:table-cell office:value-type="float" office:value="7.4216223">
            <text:p>7,4216223</text:p>
          </table:table-cell>
          <table:table-cell office:value-type="float" office:value="10520000">
            <text:p>10520000</text:p>
          </table:table-cell>
        </table:table-row>
        <table:table-row table:style-name="ro2">
          <table:table-cell office:value-type="float" office:value="3.2241313">
            <text:p>3,2241313</text:p>
          </table:table-cell>
          <table:table-cell office:value-type="float" office:value="7.4179106">
            <text:p>7,4179106</text:p>
          </table:table-cell>
          <table:table-cell office:value-type="float" office:value="10530000">
            <text:p>10530000</text:p>
          </table:table-cell>
        </table:table-row>
        <table:table-row table:style-name="ro2">
          <table:table-cell office:value-type="float" office:value="3.2190738">
            <text:p>3,2190738</text:p>
          </table:table-cell>
          <table:table-cell office:value-type="float" office:value="7.4141874">
            <text:p>7,4141874</text:p>
          </table:table-cell>
          <table:table-cell office:value-type="float" office:value="10540000">
            <text:p>10540000</text:p>
          </table:table-cell>
        </table:table-row>
        <table:table-row table:style-name="ro2">
          <table:table-cell office:value-type="float" office:value="3.214024">
            <text:p>3,214024</text:p>
          </table:table-cell>
          <table:table-cell office:value-type="float" office:value="7.4104543">
            <text:p>7,4104543</text:p>
          </table:table-cell>
          <table:table-cell office:value-type="float" office:value="10550000">
            <text:p>10550000</text:p>
          </table:table-cell>
        </table:table-row>
        <table:table-row table:style-name="ro2">
          <table:table-cell office:value-type="float" office:value="3.208982">
            <text:p>3,208982</text:p>
          </table:table-cell>
          <table:table-cell office:value-type="float" office:value="7.4067106">
            <text:p>7,4067106</text:p>
          </table:table-cell>
          <table:table-cell office:value-type="float" office:value="10560000">
            <text:p>10560000</text:p>
          </table:table-cell>
        </table:table-row>
        <table:table-row table:style-name="ro2">
          <table:table-cell office:value-type="float" office:value="3.203948">
            <text:p>3,203948</text:p>
          </table:table-cell>
          <table:table-cell office:value-type="float" office:value="7.402956">
            <text:p>7,402956</text:p>
          </table:table-cell>
          <table:table-cell office:value-type="float" office:value="10570000">
            <text:p>10570000</text:p>
          </table:table-cell>
        </table:table-row>
        <table:table-row table:style-name="ro2">
          <table:table-cell office:value-type="float" office:value="3.198922">
            <text:p>3,198922</text:p>
          </table:table-cell>
          <table:table-cell office:value-type="float" office:value="7.399191">
            <text:p>7,399191</text:p>
          </table:table-cell>
          <table:table-cell office:value-type="float" office:value="10580000">
            <text:p>10580000</text:p>
          </table:table-cell>
        </table:table-row>
        <table:table-row table:style-name="ro2">
          <table:table-cell office:value-type="float" office:value="3.1939037">
            <text:p>3,1939037</text:p>
          </table:table-cell>
          <table:table-cell office:value-type="float" office:value="7.3954153">
            <text:p>7,3954153</text:p>
          </table:table-cell>
          <table:table-cell office:value-type="float" office:value="10590000">
            <text:p>10590000</text:p>
          </table:table-cell>
        </table:table-row>
        <table:table-row table:style-name="ro2">
          <table:table-cell office:value-type="float" office:value="3.1888926">
            <text:p>3,1888926</text:p>
          </table:table-cell>
          <table:table-cell office:value-type="float" office:value="7.391629">
            <text:p>7,391629</text:p>
          </table:table-cell>
          <table:table-cell office:value-type="float" office:value="10600000">
            <text:p>10600000</text:p>
          </table:table-cell>
        </table:table-row>
        <table:table-row table:style-name="ro2">
          <table:table-cell office:value-type="float" office:value="3.1838903">
            <text:p>3,1838903</text:p>
          </table:table-cell>
          <table:table-cell office:value-type="float" office:value="7.3878326">
            <text:p>7,3878326</text:p>
          </table:table-cell>
          <table:table-cell office:value-type="float" office:value="10610000">
            <text:p>10610000</text:p>
          </table:table-cell>
        </table:table-row>
        <table:table-row table:style-name="ro2">
          <table:table-cell office:value-type="float" office:value="3.1788955">
            <text:p>3,1788955</text:p>
          </table:table-cell>
          <table:table-cell office:value-type="float" office:value="7.3840256">
            <text:p>7,3840256</text:p>
          </table:table-cell>
          <table:table-cell office:value-type="float" office:value="10620000">
            <text:p>10620000</text:p>
          </table:table-cell>
        </table:table-row>
        <table:table-row table:style-name="ro2">
          <table:table-cell office:value-type="float" office:value="3.1739092">
            <text:p>3,1739092</text:p>
          </table:table-cell>
          <table:table-cell office:value-type="float" office:value="7.3802085">
            <text:p>7,3802085</text:p>
          </table:table-cell>
          <table:table-cell office:value-type="float" office:value="10630000">
            <text:p>10630000</text:p>
          </table:table-cell>
        </table:table-row>
        <table:table-row table:style-name="ro2">
          <table:table-cell office:value-type="float" office:value="3.1689305">
            <text:p>3,1689305</text:p>
          </table:table-cell>
          <table:table-cell office:value-type="float" office:value="7.376381">
            <text:p>7,376381</text:p>
          </table:table-cell>
          <table:table-cell office:value-type="float" office:value="10640000">
            <text:p>10640000</text:p>
          </table:table-cell>
        </table:table-row>
        <table:table-row table:style-name="ro2">
          <table:table-cell office:value-type="float" office:value="3.1639602">
            <text:p>3,1639602</text:p>
          </table:table-cell>
          <table:table-cell office:value-type="float" office:value="7.3725424">
            <text:p>7,3725424</text:p>
          </table:table-cell>
          <table:table-cell office:value-type="float" office:value="10650000">
            <text:p>10650000</text:p>
          </table:table-cell>
        </table:table-row>
        <table:table-row table:style-name="ro2">
          <table:table-cell office:value-type="float" office:value="3.1589978">
            <text:p>3,1589978</text:p>
          </table:table-cell>
          <table:table-cell office:value-type="float" office:value="7.368694">
            <text:p>7,368694</text:p>
          </table:table-cell>
          <table:table-cell office:value-type="float" office:value="10660000">
            <text:p>10660000</text:p>
          </table:table-cell>
        </table:table-row>
        <table:table-row table:style-name="ro2">
          <table:table-cell office:value-type="float" office:value="3.1540432">
            <text:p>3,1540432</text:p>
          </table:table-cell>
          <table:table-cell office:value-type="float" office:value="7.364835">
            <text:p>7,364835</text:p>
          </table:table-cell>
          <table:table-cell office:value-type="float" office:value="10670000">
            <text:p>10670000</text:p>
          </table:table-cell>
        </table:table-row>
        <table:table-row table:style-name="ro2">
          <table:table-cell office:value-type="float" office:value="3.149097">
            <text:p>3,149097</text:p>
          </table:table-cell>
          <table:table-cell office:value-type="float" office:value="7.3609657">
            <text:p>7,3609657</text:p>
          </table:table-cell>
          <table:table-cell office:value-type="float" office:value="10680000">
            <text:p>10680000</text:p>
          </table:table-cell>
        </table:table-row>
        <table:table-row table:style-name="ro2">
          <table:table-cell office:value-type="float" office:value="3.1441588">
            <text:p>3,1441588</text:p>
          </table:table-cell>
          <table:table-cell office:value-type="float" office:value="7.3570857">
            <text:p>7,3570857</text:p>
          </table:table-cell>
          <table:table-cell office:value-type="float" office:value="10690000">
            <text:p>10690000</text:p>
          </table:table-cell>
        </table:table-row>
        <table:table-row table:style-name="ro2">
          <table:table-cell office:value-type="float" office:value="3.1392288">
            <text:p>3,1392288</text:p>
          </table:table-cell>
          <table:table-cell office:value-type="float" office:value="7.353196">
            <text:p>7,353196</text:p>
          </table:table-cell>
          <table:table-cell office:value-type="float" office:value="10700000">
            <text:p>10700000</text:p>
          </table:table-cell>
        </table:table-row>
        <table:table-row table:style-name="ro2">
          <table:table-cell office:value-type="float" office:value="3.134307">
            <text:p>3,134307</text:p>
          </table:table-cell>
          <table:table-cell office:value-type="float" office:value="7.3492956">
            <text:p>7,3492956</text:p>
          </table:table-cell>
          <table:table-cell office:value-type="float" office:value="10710000">
            <text:p>10710000</text:p>
          </table:table-cell>
        </table:table-row>
        <table:table-row table:style-name="ro2">
          <table:table-cell office:value-type="float" office:value="3.129393">
            <text:p>3,129393</text:p>
          </table:table-cell>
          <table:table-cell office:value-type="float" office:value="7.3453846">
            <text:p>7,3453846</text:p>
          </table:table-cell>
          <table:table-cell office:value-type="float" office:value="10720000">
            <text:p>10720000</text:p>
          </table:table-cell>
        </table:table-row>
        <table:table-row table:style-name="ro2">
          <table:table-cell office:value-type="float" office:value="3.1244874">
            <text:p>3,1244874</text:p>
          </table:table-cell>
          <table:table-cell office:value-type="float" office:value="7.341464">
            <text:p>7,341464</text:p>
          </table:table-cell>
          <table:table-cell office:value-type="float" office:value="10730000">
            <text:p>10730000</text:p>
          </table:table-cell>
        </table:table-row>
        <table:table-row table:style-name="ro2">
          <table:table-cell office:value-type="float" office:value="3.1195903">
            <text:p>3,1195903</text:p>
          </table:table-cell>
          <table:table-cell office:value-type="float" office:value="7.337533">
            <text:p>7,337533</text:p>
          </table:table-cell>
          <table:table-cell office:value-type="float" office:value="10740000">
            <text:p>10740000</text:p>
          </table:table-cell>
        </table:table-row>
        <table:table-row table:style-name="ro2">
          <table:table-cell office:value-type="float" office:value="3.1147013">
            <text:p>3,1147013</text:p>
          </table:table-cell>
          <table:table-cell office:value-type="float" office:value="7.3335915">
            <text:p>7,3335915</text:p>
          </table:table-cell>
          <table:table-cell office:value-type="float" office:value="10750000">
            <text:p>10750000</text:p>
          </table:table-cell>
        </table:table-row>
        <table:table-row table:style-name="ro2">
          <table:table-cell office:value-type="float" office:value="3.1098204">
            <text:p>3,1098204</text:p>
          </table:table-cell>
          <table:table-cell office:value-type="float" office:value="7.3296394">
            <text:p>7,3296394</text:p>
          </table:table-cell>
          <table:table-cell office:value-type="float" office:value="10760000">
            <text:p>10760000</text:p>
          </table:table-cell>
        </table:table-row>
        <table:table-row table:style-name="ro2">
          <table:table-cell office:value-type="float" office:value="3.1049478">
            <text:p>3,1049478</text:p>
          </table:table-cell>
          <table:table-cell office:value-type="float" office:value="7.325678">
            <text:p>7,325678</text:p>
          </table:table-cell>
          <table:table-cell office:value-type="float" office:value="10770000">
            <text:p>10770000</text:p>
          </table:table-cell>
        </table:table-row>
        <table:table-row table:style-name="ro2">
          <table:table-cell office:value-type="float" office:value="3.1000838">
            <text:p>3,1000838</text:p>
          </table:table-cell>
          <table:table-cell office:value-type="float" office:value="7.321706">
            <text:p>7,321706</text:p>
          </table:table-cell>
          <table:table-cell office:value-type="float" office:value="10780000">
            <text:p>10780000</text:p>
          </table:table-cell>
        </table:table-row>
        <table:table-row table:style-name="ro2">
          <table:table-cell office:value-type="float" office:value="3.0952277">
            <text:p>3,0952277</text:p>
          </table:table-cell>
          <table:table-cell office:value-type="float" office:value="7.3177238">
            <text:p>7,3177238</text:p>
          </table:table-cell>
          <table:table-cell office:value-type="float" office:value="10790000">
            <text:p>10790000</text:p>
          </table:table-cell>
        </table:table-row>
        <table:table-row table:style-name="ro2">
          <table:table-cell office:value-type="float" office:value="3.0903802">
            <text:p>3,0903802</text:p>
          </table:table-cell>
          <table:table-cell office:value-type="float" office:value="7.313731">
            <text:p>7,313731</text:p>
          </table:table-cell>
          <table:table-cell office:value-type="float" office:value="10800000">
            <text:p>10800000</text:p>
          </table:table-cell>
        </table:table-row>
        <table:table-row table:style-name="ro2">
          <table:table-cell office:value-type="float" office:value="3.0855403">
            <text:p>3,0855403</text:p>
          </table:table-cell>
          <table:table-cell office:value-type="float" office:value="7.3097286">
            <text:p>7,3097286</text:p>
          </table:table-cell>
          <table:table-cell office:value-type="float" office:value="10810000">
            <text:p>10810000</text:p>
          </table:table-cell>
        </table:table-row>
        <table:table-row table:style-name="ro2">
          <table:table-cell office:value-type="float" office:value="3.0807097">
            <text:p>3,0807097</text:p>
          </table:table-cell>
          <table:table-cell office:value-type="float" office:value="7.3057156">
            <text:p>7,3057156</text:p>
          </table:table-cell>
          <table:table-cell office:value-type="float" office:value="10820000">
            <text:p>10820000</text:p>
          </table:table-cell>
        </table:table-row>
        <table:table-row table:style-name="ro2">
          <table:table-cell office:value-type="float" office:value="3.0758872">
            <text:p>3,0758872</text:p>
          </table:table-cell>
          <table:table-cell office:value-type="float" office:value="7.301693">
            <text:p>7,301693</text:p>
          </table:table-cell>
          <table:table-cell office:value-type="float" office:value="10830000">
            <text:p>10830000</text:p>
          </table:table-cell>
        </table:table-row>
        <table:table-row table:style-name="ro2">
          <table:table-cell office:value-type="float" office:value="3.0710733">
            <text:p>3,0710733</text:p>
          </table:table-cell>
          <table:table-cell office:value-type="float" office:value="7.29766">
            <text:p>7,29766</text:p>
          </table:table-cell>
          <table:table-cell office:value-type="float" office:value="10840000">
            <text:p>10840000</text:p>
          </table:table-cell>
        </table:table-row>
        <table:table-row table:style-name="ro2">
          <table:table-cell office:value-type="float" office:value="3.066268">
            <text:p>3,066268</text:p>
          </table:table-cell>
          <table:table-cell office:value-type="float" office:value="7.2936172">
            <text:p>7,2936172</text:p>
          </table:table-cell>
          <table:table-cell office:value-type="float" office:value="10850000">
            <text:p>10850000</text:p>
          </table:table-cell>
        </table:table-row>
        <table:table-row table:style-name="ro2">
          <table:table-cell office:value-type="float" office:value="3.0614707">
            <text:p>3,0614707</text:p>
          </table:table-cell>
          <table:table-cell office:value-type="float" office:value="7.289564">
            <text:p>7,289564</text:p>
          </table:table-cell>
          <table:table-cell office:value-type="float" office:value="10860000">
            <text:p>10860000</text:p>
          </table:table-cell>
        </table:table-row>
        <table:table-row table:style-name="ro2">
          <table:table-cell office:value-type="float" office:value="3.0566823">
            <text:p>3,0566823</text:p>
          </table:table-cell>
          <table:table-cell office:value-type="float" office:value="7.2855015">
            <text:p>7,2855015</text:p>
          </table:table-cell>
          <table:table-cell office:value-type="float" office:value="10870000">
            <text:p>10870000</text:p>
          </table:table-cell>
        </table:table-row>
        <table:table-row table:style-name="ro2">
          <table:table-cell office:value-type="float" office:value="3.0519023">
            <text:p>3,0519023</text:p>
          </table:table-cell>
          <table:table-cell office:value-type="float" office:value="7.2814283">
            <text:p>7,2814283</text:p>
          </table:table-cell>
          <table:table-cell office:value-type="float" office:value="10880000">
            <text:p>10880000</text:p>
          </table:table-cell>
        </table:table-row>
        <table:table-row table:style-name="ro2">
          <table:table-cell office:value-type="float" office:value="3.0471308">
            <text:p>3,0471308</text:p>
          </table:table-cell>
          <table:table-cell office:value-type="float" office:value="7.277345">
            <text:p>7,277345</text:p>
          </table:table-cell>
          <table:table-cell office:value-type="float" office:value="10890000">
            <text:p>10890000</text:p>
          </table:table-cell>
        </table:table-row>
        <table:table-row table:style-name="ro2">
          <table:table-cell office:value-type="float" office:value="3.042368">
            <text:p>3,042368</text:p>
          </table:table-cell>
          <table:table-cell office:value-type="float" office:value="7.2732525">
            <text:p>7,2732525</text:p>
          </table:table-cell>
          <table:table-cell office:value-type="float" office:value="10900000">
            <text:p>10900000</text:p>
          </table:table-cell>
        </table:table-row>
        <table:table-row table:style-name="ro2">
          <table:table-cell office:value-type="float" office:value="3.0376136">
            <text:p>3,0376136</text:p>
          </table:table-cell>
          <table:table-cell office:value-type="float" office:value="7.26915">
            <text:p>7,26915</text:p>
          </table:table-cell>
          <table:table-cell office:value-type="float" office:value="10910000">
            <text:p>10910000</text:p>
          </table:table-cell>
        </table:table-row>
        <table:table-row table:style-name="ro2">
          <table:table-cell office:value-type="float" office:value="3.032868">
            <text:p>3,032868</text:p>
          </table:table-cell>
          <table:table-cell office:value-type="float" office:value="7.2650366">
            <text:p>7,2650366</text:p>
          </table:table-cell>
          <table:table-cell office:value-type="float" office:value="10920000">
            <text:p>10920000</text:p>
          </table:table-cell>
        </table:table-row>
        <table:table-row table:style-name="ro2">
          <table:table-cell office:value-type="float" office:value="3.0281308">
            <text:p>3,0281308</text:p>
          </table:table-cell>
          <table:table-cell office:value-type="float" office:value="7.260914">
            <text:p>7,260914</text:p>
          </table:table-cell>
          <table:table-cell office:value-type="float" office:value="10930000">
            <text:p>10930000</text:p>
          </table:table-cell>
        </table:table-row>
        <table:table-row table:style-name="ro2">
          <table:table-cell office:value-type="float" office:value="3.0234017">
            <text:p>3,0234017</text:p>
          </table:table-cell>
          <table:table-cell office:value-type="float" office:value="7.2567806">
            <text:p>7,2567806</text:p>
          </table:table-cell>
          <table:table-cell office:value-type="float" office:value="10940000">
            <text:p>10940000</text:p>
          </table:table-cell>
        </table:table-row>
        <table:table-row table:style-name="ro2">
          <table:table-cell office:value-type="float" office:value="3.018682">
            <text:p>3,018682</text:p>
          </table:table-cell>
          <table:table-cell office:value-type="float" office:value="7.252638">
            <text:p>7,252638</text:p>
          </table:table-cell>
          <table:table-cell office:value-type="float" office:value="10950000">
            <text:p>10950000</text:p>
          </table:table-cell>
        </table:table-row>
        <table:table-row table:style-name="ro2">
          <table:table-cell office:value-type="float" office:value="3.0139706">
            <text:p>3,0139706</text:p>
          </table:table-cell>
          <table:table-cell office:value-type="float" office:value="7.2484856">
            <text:p>7,2484856</text:p>
          </table:table-cell>
          <table:table-cell office:value-type="float" office:value="10960000">
            <text:p>10960000</text:p>
          </table:table-cell>
        </table:table-row>
        <table:table-row table:style-name="ro2">
          <table:table-cell office:value-type="float" office:value="3.0092683">
            <text:p>3,0092683</text:p>
          </table:table-cell>
          <table:table-cell office:value-type="float" office:value="7.2443233">
            <text:p>7,2443233</text:p>
          </table:table-cell>
          <table:table-cell office:value-type="float" office:value="10970000">
            <text:p>10970000</text:p>
          </table:table-cell>
        </table:table-row>
        <table:table-row table:style-name="ro2">
          <table:table-cell office:value-type="float" office:value="3.0045745">
            <text:p>3,0045745</text:p>
          </table:table-cell>
          <table:table-cell office:value-type="float" office:value="7.2401514">
            <text:p>7,2401514</text:p>
          </table:table-cell>
          <table:table-cell office:value-type="float" office:value="10980000">
            <text:p>10980000</text:p>
          </table:table-cell>
        </table:table-row>
        <table:table-row table:style-name="ro2">
          <table:table-cell office:value-type="float" office:value="2.9998896">
            <text:p>2,9998896</text:p>
          </table:table-cell>
          <table:table-cell office:value-type="float" office:value="7.235969">
            <text:p>7,235969</text:p>
          </table:table-cell>
          <table:table-cell office:value-type="float" office:value="10990000">
            <text:p>10990000</text:p>
          </table:table-cell>
        </table:table-row>
        <table:table-row table:style-name="ro2">
          <table:table-cell office:value-type="float" office:value="2.9952135">
            <text:p>2,9952135</text:p>
          </table:table-cell>
          <table:table-cell office:value-type="float" office:value="7.231777">
            <text:p>7,231777</text:p>
          </table:table-cell>
          <table:table-cell office:value-type="float" office:value="11000000">
            <text:p>11000000</text:p>
          </table:table-cell>
        </table:table-row>
        <table:table-row table:style-name="ro2">
          <table:table-cell office:value-type="float" office:value="2.990546">
            <text:p>2,990546</text:p>
          </table:table-cell>
          <table:table-cell office:value-type="float" office:value="7.2275763">
            <text:p>7,2275763</text:p>
          </table:table-cell>
          <table:table-cell office:value-type="float" office:value="11010000">
            <text:p>11010000</text:p>
          </table:table-cell>
        </table:table-row>
        <table:table-row table:style-name="ro2">
          <table:table-cell office:value-type="float" office:value="2.9858875">
            <text:p>2,9858875</text:p>
          </table:table-cell>
          <table:table-cell office:value-type="float" office:value="7.223365">
            <text:p>7,223365</text:p>
          </table:table-cell>
          <table:table-cell office:value-type="float" office:value="11020000">
            <text:p>11020000</text:p>
          </table:table-cell>
        </table:table-row>
        <table:table-row table:style-name="ro2">
          <table:table-cell office:value-type="float" office:value="2.9812374">
            <text:p>2,9812374</text:p>
          </table:table-cell>
          <table:table-cell office:value-type="float" office:value="7.219144">
            <text:p>7,219144</text:p>
          </table:table-cell>
          <table:table-cell office:value-type="float" office:value="11030000">
            <text:p>11030000</text:p>
          </table:table-cell>
        </table:table-row>
        <table:table-row table:style-name="ro2">
          <table:table-cell office:value-type="float" office:value="2.9765966">
            <text:p>2,9765966</text:p>
          </table:table-cell>
          <table:table-cell office:value-type="float" office:value="7.214913">
            <text:p>7,214913</text:p>
          </table:table-cell>
          <table:table-cell office:value-type="float" office:value="11040000">
            <text:p>11040000</text:p>
          </table:table-cell>
        </table:table-row>
        <table:table-row table:style-name="ro2">
          <table:table-cell office:value-type="float" office:value="2.9719646">
            <text:p>2,9719646</text:p>
          </table:table-cell>
          <table:table-cell office:value-type="float" office:value="7.2106724">
            <text:p>7,2106724</text:p>
          </table:table-cell>
          <table:table-cell office:value-type="float" office:value="11050000">
            <text:p>11050000</text:p>
          </table:table-cell>
        </table:table-row>
        <table:table-row table:style-name="ro2">
          <table:table-cell office:value-type="float" office:value="2.9673414">
            <text:p>2,9673414</text:p>
          </table:table-cell>
          <table:table-cell office:value-type="float" office:value="7.206422">
            <text:p>7,206422</text:p>
          </table:table-cell>
          <table:table-cell office:value-type="float" office:value="11060000">
            <text:p>11060000</text:p>
          </table:table-cell>
        </table:table-row>
        <table:table-row table:style-name="ro2">
          <table:table-cell office:value-type="float" office:value="2.9627266">
            <text:p>2,9627266</text:p>
          </table:table-cell>
          <table:table-cell office:value-type="float" office:value="7.202162">
            <text:p>7,202162</text:p>
          </table:table-cell>
          <table:table-cell office:value-type="float" office:value="11070000">
            <text:p>11070000</text:p>
          </table:table-cell>
        </table:table-row>
        <table:table-row table:style-name="ro2">
          <table:table-cell office:value-type="float" office:value="2.9581213">
            <text:p>2,9581213</text:p>
          </table:table-cell>
          <table:table-cell office:value-type="float" office:value="7.197892">
            <text:p>7,197892</text:p>
          </table:table-cell>
          <table:table-cell office:value-type="float" office:value="11080000">
            <text:p>11080000</text:p>
          </table:table-cell>
        </table:table-row>
        <table:table-row table:style-name="ro2">
          <table:table-cell office:value-type="float" office:value="2.9535248">
            <text:p>2,9535248</text:p>
          </table:table-cell>
          <table:table-cell office:value-type="float" office:value="7.193613">
            <text:p>7,193613</text:p>
          </table:table-cell>
          <table:table-cell office:value-type="float" office:value="11090000">
            <text:p>11090000</text:p>
          </table:table-cell>
        </table:table-row>
        <table:table-row table:style-name="ro2">
          <table:table-cell office:value-type="float" office:value="2.9489374">
            <text:p>2,9489374</text:p>
          </table:table-cell>
          <table:table-cell office:value-type="float" office:value="7.1893244">
            <text:p>7,1893244</text:p>
          </table:table-cell>
          <table:table-cell office:value-type="float" office:value="11100000">
            <text:p>11100000</text:p>
          </table:table-cell>
        </table:table-row>
        <table:table-row table:style-name="ro2">
          <table:table-cell office:value-type="float" office:value="2.9443588">
            <text:p>2,9443588</text:p>
          </table:table-cell>
          <table:table-cell office:value-type="float" office:value="7.185026">
            <text:p>7,185026</text:p>
          </table:table-cell>
          <table:table-cell office:value-type="float" office:value="11110000">
            <text:p>11110000</text:p>
          </table:table-cell>
        </table:table-row>
        <table:table-row table:style-name="ro2">
          <table:table-cell office:value-type="float" office:value="2.9397895">
            <text:p>2,9397895</text:p>
          </table:table-cell>
          <table:table-cell office:value-type="float" office:value="7.1807184">
            <text:p>7,1807184</text:p>
          </table:table-cell>
          <table:table-cell office:value-type="float" office:value="11120000">
            <text:p>11120000</text:p>
          </table:table-cell>
        </table:table-row>
        <table:table-row table:style-name="ro2">
          <table:table-cell office:value-type="float" office:value="2.935229">
            <text:p>2,935229</text:p>
          </table:table-cell>
          <table:table-cell office:value-type="float" office:value="7.176401">
            <text:p>7,176401</text:p>
          </table:table-cell>
          <table:table-cell office:value-type="float" office:value="11130000">
            <text:p>11130000</text:p>
          </table:table-cell>
        </table:table-row>
        <table:table-row table:style-name="ro2">
          <table:table-cell office:value-type="float" office:value="2.9306777">
            <text:p>2,9306777</text:p>
          </table:table-cell>
          <table:table-cell office:value-type="float" office:value="7.172074">
            <text:p>7,172074</text:p>
          </table:table-cell>
          <table:table-cell office:value-type="float" office:value="11140000">
            <text:p>11140000</text:p>
          </table:table-cell>
        </table:table-row>
        <table:table-row table:style-name="ro2">
          <table:table-cell office:value-type="float" office:value="2.9261355">
            <text:p>2,9261355</text:p>
          </table:table-cell>
          <table:table-cell office:value-type="float" office:value="7.1677375">
            <text:p>7,1677375</text:p>
          </table:table-cell>
          <table:table-cell office:value-type="float" office:value="11150000">
            <text:p>11150000</text:p>
          </table:table-cell>
        </table:table-row>
        <table:table-row table:style-name="ro2">
          <table:table-cell office:value-type="float" office:value="2.9216022">
            <text:p>2,9216022</text:p>
          </table:table-cell>
          <table:table-cell office:value-type="float" office:value="7.1633916">
            <text:p>7,1633916</text:p>
          </table:table-cell>
          <table:table-cell office:value-type="float" office:value="11160000">
            <text:p>11160000</text:p>
          </table:table-cell>
        </table:table-row>
        <table:table-row table:style-name="ro2">
          <table:table-cell office:value-type="float" office:value="2.9170783">
            <text:p>2,9170783</text:p>
          </table:table-cell>
          <table:table-cell office:value-type="float" office:value="7.1590357">
            <text:p>7,1590357</text:p>
          </table:table-cell>
          <table:table-cell office:value-type="float" office:value="11170000">
            <text:p>11170000</text:p>
          </table:table-cell>
        </table:table-row>
        <table:table-row table:style-name="ro2">
          <table:table-cell office:value-type="float" office:value="2.912563">
            <text:p>2,912563</text:p>
          </table:table-cell>
          <table:table-cell office:value-type="float" office:value="7.154671">
            <text:p>7,154671</text:p>
          </table:table-cell>
          <table:table-cell office:value-type="float" office:value="11180000">
            <text:p>11180000</text:p>
          </table:table-cell>
        </table:table-row>
        <table:table-row table:style-name="ro2">
          <table:table-cell office:value-type="float" office:value="2.9080575">
            <text:p>2,9080575</text:p>
          </table:table-cell>
          <table:table-cell office:value-type="float" office:value="7.1502967">
            <text:p>7,1502967</text:p>
          </table:table-cell>
          <table:table-cell office:value-type="float" office:value="11190000">
            <text:p>11190000</text:p>
          </table:table-cell>
        </table:table-row>
        <table:table-row table:style-name="ro2">
          <table:table-cell office:value-type="float" office:value="2.9035602">
            <text:p>2,9035602</text:p>
          </table:table-cell>
          <table:table-cell office:value-type="float" office:value="7.145912">
            <text:p>7,145912</text:p>
          </table:table-cell>
          <table:table-cell office:value-type="float" office:value="11200000">
            <text:p>11200000</text:p>
          </table:table-cell>
        </table:table-row>
        <table:table-row table:style-name="ro2">
          <table:table-cell office:value-type="float" office:value="2.8990726">
            <text:p>2,8990726</text:p>
          </table:table-cell>
          <table:table-cell office:value-type="float" office:value="7.141519">
            <text:p>7,141519</text:p>
          </table:table-cell>
          <table:table-cell office:value-type="float" office:value="11210000">
            <text:p>11210000</text:p>
          </table:table-cell>
        </table:table-row>
        <table:table-row table:style-name="ro2">
          <table:table-cell office:value-type="float" office:value="2.8945942">
            <text:p>2,8945942</text:p>
          </table:table-cell>
          <table:table-cell office:value-type="float" office:value="7.1371164">
            <text:p>7,1371164</text:p>
          </table:table-cell>
          <table:table-cell office:value-type="float" office:value="11220000">
            <text:p>11220000</text:p>
          </table:table-cell>
        </table:table-row>
        <table:table-row table:style-name="ro2">
          <table:table-cell office:value-type="float" office:value="2.8901253">
            <text:p>2,8901253</text:p>
          </table:table-cell>
          <table:table-cell office:value-type="float" office:value="7.1327047">
            <text:p>7,1327047</text:p>
          </table:table-cell>
          <table:table-cell office:value-type="float" office:value="11230000">
            <text:p>11230000</text:p>
          </table:table-cell>
        </table:table-row>
        <table:table-row table:style-name="ro2">
          <table:table-cell office:value-type="float" office:value="2.8856657">
            <text:p>2,8856657</text:p>
          </table:table-cell>
          <table:table-cell office:value-type="float" office:value="7.1282835">
            <text:p>7,1282835</text:p>
          </table:table-cell>
          <table:table-cell office:value-type="float" office:value="11240000">
            <text:p>11240000</text:p>
          </table:table-cell>
        </table:table-row>
        <table:table-row table:style-name="ro2">
          <table:table-cell office:value-type="float" office:value="2.881215">
            <text:p>2,881215</text:p>
          </table:table-cell>
          <table:table-cell office:value-type="float" office:value="7.1238527">
            <text:p>7,1238527</text:p>
          </table:table-cell>
          <table:table-cell office:value-type="float" office:value="11250000">
            <text:p>11250000</text:p>
          </table:table-cell>
        </table:table-row>
        <table:table-row table:style-name="ro2">
          <table:table-cell office:value-type="float" office:value="2.8767738">
            <text:p>2,8767738</text:p>
          </table:table-cell>
          <table:table-cell office:value-type="float" office:value="7.1194124">
            <text:p>7,1194124</text:p>
          </table:table-cell>
          <table:table-cell office:value-type="float" office:value="11260000">
            <text:p>11260000</text:p>
          </table:table-cell>
        </table:table-row>
        <table:table-row table:style-name="ro2">
          <table:table-cell office:value-type="float" office:value="2.8723419">
            <text:p>2,8723419</text:p>
          </table:table-cell>
          <table:table-cell office:value-type="float" office:value="7.1149635">
            <text:p>7,1149635</text:p>
          </table:table-cell>
          <table:table-cell office:value-type="float" office:value="11270000">
            <text:p>11270000</text:p>
          </table:table-cell>
        </table:table-row>
        <table:table-row table:style-name="ro2">
          <table:table-cell office:value-type="float" office:value="2.8679192">
            <text:p>2,8679192</text:p>
          </table:table-cell>
          <table:table-cell office:value-type="float" office:value="7.110505">
            <text:p>7,110505</text:p>
          </table:table-cell>
          <table:table-cell office:value-type="float" office:value="11280000">
            <text:p>11280000</text:p>
          </table:table-cell>
        </table:table-row>
        <table:table-row table:style-name="ro2">
          <table:table-cell office:value-type="float" office:value="2.8635058">
            <text:p>2,8635058</text:p>
          </table:table-cell>
          <table:table-cell office:value-type="float" office:value="7.106037">
            <text:p>7,106037</text:p>
          </table:table-cell>
          <table:table-cell office:value-type="float" office:value="11290000">
            <text:p>11290000</text:p>
          </table:table-cell>
        </table:table-row>
        <table:table-row table:style-name="ro2">
          <table:table-cell office:value-type="float" office:value="2.859102">
            <text:p>2,859102</text:p>
          </table:table-cell>
          <table:table-cell office:value-type="float" office:value="7.1015606">
            <text:p>7,1015606</text:p>
          </table:table-cell>
          <table:table-cell office:value-type="float" office:value="11300000">
            <text:p>11300000</text:p>
          </table:table-cell>
        </table:table-row>
        <table:table-row table:style-name="ro2">
          <table:table-cell office:value-type="float" office:value="2.8547075">
            <text:p>2,8547075</text:p>
          </table:table-cell>
          <table:table-cell office:value-type="float" office:value="7.0970745">
            <text:p>7,0970745</text:p>
          </table:table-cell>
          <table:table-cell office:value-type="float" office:value="11310000">
            <text:p>11310000</text:p>
          </table:table-cell>
        </table:table-row>
        <table:table-row table:style-name="ro2">
          <table:table-cell office:value-type="float" office:value="2.8503222">
            <text:p>2,8503222</text:p>
          </table:table-cell>
          <table:table-cell office:value-type="float" office:value="7.092579">
            <text:p>7,092579</text:p>
          </table:table-cell>
          <table:table-cell office:value-type="float" office:value="11320000">
            <text:p>11320000</text:p>
          </table:table-cell>
        </table:table-row>
        <table:table-row table:style-name="ro2">
          <table:table-cell office:value-type="float" office:value="2.8459463">
            <text:p>2,8459463</text:p>
          </table:table-cell>
          <table:table-cell office:value-type="float" office:value="7.0880737">
            <text:p>7,0880737</text:p>
          </table:table-cell>
          <table:table-cell office:value-type="float" office:value="11330000">
            <text:p>11330000</text:p>
          </table:table-cell>
        </table:table-row>
        <table:table-row table:style-name="ro2">
          <table:table-cell office:value-type="float" office:value="2.84158">
            <text:p>2,84158</text:p>
          </table:table-cell>
          <table:table-cell office:value-type="float" office:value="7.08356">
            <text:p>7,08356</text:p>
          </table:table-cell>
          <table:table-cell office:value-type="float" office:value="11340000">
            <text:p>11340000</text:p>
          </table:table-cell>
        </table:table-row>
        <table:table-row table:style-name="ro2">
          <table:table-cell office:value-type="float" office:value="2.837223">
            <text:p>2,837223</text:p>
          </table:table-cell>
          <table:table-cell office:value-type="float" office:value="7.079037">
            <text:p>7,079037</text:p>
          </table:table-cell>
          <table:table-cell office:value-type="float" office:value="11350000">
            <text:p>11350000</text:p>
          </table:table-cell>
        </table:table-row>
        <table:table-row table:style-name="ro2">
          <table:table-cell office:value-type="float" office:value="2.8328757">
            <text:p>2,8328757</text:p>
          </table:table-cell>
          <table:table-cell office:value-type="float" office:value="7.0745053">
            <text:p>7,0745053</text:p>
          </table:table-cell>
          <table:table-cell office:value-type="float" office:value="11360000">
            <text:p>11360000</text:p>
          </table:table-cell>
        </table:table-row>
        <table:table-row table:style-name="ro2">
          <table:table-cell office:value-type="float" office:value="2.828538">
            <text:p>2,828538</text:p>
          </table:table-cell>
          <table:table-cell office:value-type="float" office:value="7.0699644">
            <text:p>7,0699644</text:p>
          </table:table-cell>
          <table:table-cell office:value-type="float" office:value="11370000">
            <text:p>11370000</text:p>
          </table:table-cell>
        </table:table-row>
        <table:table-row table:style-name="ro2">
          <table:table-cell office:value-type="float" office:value="2.8242097">
            <text:p>2,8242097</text:p>
          </table:table-cell>
          <table:table-cell office:value-type="float" office:value="7.0654144">
            <text:p>7,0654144</text:p>
          </table:table-cell>
          <table:table-cell office:value-type="float" office:value="11380000">
            <text:p>11380000</text:p>
          </table:table-cell>
        </table:table-row>
        <table:table-row table:style-name="ro2">
          <table:table-cell office:value-type="float" office:value="2.8198907">
            <text:p>2,8198907</text:p>
          </table:table-cell>
          <table:table-cell office:value-type="float" office:value="7.060855">
            <text:p>7,060855</text:p>
          </table:table-cell>
          <table:table-cell office:value-type="float" office:value="11390000">
            <text:p>11390000</text:p>
          </table:table-cell>
        </table:table-row>
        <table:table-row table:style-name="ro2">
          <table:table-cell office:value-type="float" office:value="2.8155813">
            <text:p>2,8155813</text:p>
          </table:table-cell>
          <table:table-cell office:value-type="float" office:value="7.056287">
            <text:p>7,056287</text:p>
          </table:table-cell>
          <table:table-cell office:value-type="float" office:value="11400000">
            <text:p>11400000</text:p>
          </table:table-cell>
        </table:table-row>
        <table:table-row table:style-name="ro2">
          <table:table-cell office:value-type="float" office:value="2.811282">
            <text:p>2,811282</text:p>
          </table:table-cell>
          <table:table-cell office:value-type="float" office:value="7.0517097">
            <text:p>7,0517097</text:p>
          </table:table-cell>
          <table:table-cell office:value-type="float" office:value="11410000">
            <text:p>11410000</text:p>
          </table:table-cell>
        </table:table-row>
        <table:table-row table:style-name="ro2">
          <table:table-cell office:value-type="float" office:value="2.8069918">
            <text:p>2,8069918</text:p>
          </table:table-cell>
          <table:table-cell office:value-type="float" office:value="7.047124">
            <text:p>7,047124</text:p>
          </table:table-cell>
          <table:table-cell office:value-type="float" office:value="11420000">
            <text:p>11420000</text:p>
          </table:table-cell>
        </table:table-row>
        <table:table-row table:style-name="ro2">
          <table:table-cell office:value-type="float" office:value="2.8027112">
            <text:p>2,8027112</text:p>
          </table:table-cell>
          <table:table-cell office:value-type="float" office:value="7.042528">
            <text:p>7,042528</text:p>
          </table:table-cell>
          <table:table-cell office:value-type="float" office:value="11430000">
            <text:p>11430000</text:p>
          </table:table-cell>
        </table:table-row>
        <table:table-row table:style-name="ro2">
          <table:table-cell office:value-type="float" office:value="2.7984405">
            <text:p>2,7984405</text:p>
          </table:table-cell>
          <table:table-cell office:value-type="float" office:value="7.0379243">
            <text:p>7,0379243</text:p>
          </table:table-cell>
          <table:table-cell office:value-type="float" office:value="11440000">
            <text:p>11440000</text:p>
          </table:table-cell>
        </table:table-row>
        <table:table-row table:style-name="ro2">
          <table:table-cell office:value-type="float" office:value="2.7941792">
            <text:p>2,7941792</text:p>
          </table:table-cell>
          <table:table-cell office:value-type="float" office:value="7.0333114">
            <text:p>7,0333114</text:p>
          </table:table-cell>
          <table:table-cell office:value-type="float" office:value="11450000">
            <text:p>11450000</text:p>
          </table:table-cell>
        </table:table-row>
        <table:table-row table:style-name="ro2">
          <table:table-cell office:value-type="float" office:value="2.7899272">
            <text:p>2,7899272</text:p>
          </table:table-cell>
          <table:table-cell office:value-type="float" office:value="7.028689">
            <text:p>7,028689</text:p>
          </table:table-cell>
          <table:table-cell office:value-type="float" office:value="11460000">
            <text:p>11460000</text:p>
          </table:table-cell>
        </table:table-row>
        <table:table-row table:style-name="ro2">
          <table:table-cell office:value-type="float" office:value="2.7856853">
            <text:p>2,7856853</text:p>
          </table:table-cell>
          <table:table-cell office:value-type="float" office:value="7.0240583">
            <text:p>7,0240583</text:p>
          </table:table-cell>
          <table:table-cell office:value-type="float" office:value="11470000">
            <text:p>11470000</text:p>
          </table:table-cell>
        </table:table-row>
        <table:table-row table:style-name="ro2">
          <table:table-cell office:value-type="float" office:value="2.7814534">
            <text:p>2,7814534</text:p>
          </table:table-cell>
          <table:table-cell office:value-type="float" office:value="7.0194182">
            <text:p>7,0194182</text:p>
          </table:table-cell>
          <table:table-cell office:value-type="float" office:value="11480000">
            <text:p>11480000</text:p>
          </table:table-cell>
        </table:table-row>
        <table:table-row table:style-name="ro2">
          <table:table-cell office:value-type="float" office:value="2.7772307">
            <text:p>2,7772307</text:p>
          </table:table-cell>
          <table:table-cell office:value-type="float" office:value="7.0147696">
            <text:p>7,0147696</text:p>
          </table:table-cell>
          <table:table-cell office:value-type="float" office:value="11490000">
            <text:p>11490000</text:p>
          </table:table-cell>
        </table:table-row>
        <table:table-row table:style-name="ro2">
          <table:table-cell office:value-type="float" office:value="2.7730181">
            <text:p>2,7730181</text:p>
          </table:table-cell>
          <table:table-cell office:value-type="float" office:value="7.010113">
            <text:p>7,010113</text:p>
          </table:table-cell>
          <table:table-cell office:value-type="float" office:value="11500000">
            <text:p>11500000</text:p>
          </table:table-cell>
        </table:table-row>
        <table:table-row table:style-name="ro2">
          <table:table-cell office:value-type="float" office:value="2.7688153">
            <text:p>2,7688153</text:p>
          </table:table-cell>
          <table:table-cell office:value-type="float" office:value="7.0054464">
            <text:p>7,0054464</text:p>
          </table:table-cell>
          <table:table-cell office:value-type="float" office:value="11510000">
            <text:p>11510000</text:p>
          </table:table-cell>
        </table:table-row>
        <table:table-row table:style-name="ro2">
          <table:table-cell office:value-type="float" office:value="2.7646222">
            <text:p>2,7646222</text:p>
          </table:table-cell>
          <table:table-cell office:value-type="float" office:value="7.0007715">
            <text:p>7,0007715</text:p>
          </table:table-cell>
          <table:table-cell office:value-type="float" office:value="11520000">
            <text:p>11520000</text:p>
          </table:table-cell>
        </table:table-row>
        <table:table-row table:style-name="ro2">
          <table:table-cell office:value-type="float" office:value="2.760439">
            <text:p>2,760439</text:p>
          </table:table-cell>
          <table:table-cell office:value-type="float" office:value="6.9960876">
            <text:p>6,9960876</text:p>
          </table:table-cell>
          <table:table-cell office:value-type="float" office:value="11530000">
            <text:p>11530000</text:p>
          </table:table-cell>
        </table:table-row>
        <table:table-row table:style-name="ro2">
          <table:table-cell office:value-type="float" office:value="2.7562652">
            <text:p>2,7562652</text:p>
          </table:table-cell>
          <table:table-cell office:value-type="float" office:value="6.991395">
            <text:p>6,991395</text:p>
          </table:table-cell>
          <table:table-cell office:value-type="float" office:value="11540000">
            <text:p>11540000</text:p>
          </table:table-cell>
        </table:table-row>
        <table:table-row table:style-name="ro2">
          <table:table-cell office:value-type="float" office:value="2.7521017">
            <text:p>2,7521017</text:p>
          </table:table-cell>
          <table:table-cell office:value-type="float" office:value="6.986694">
            <text:p>6,986694</text:p>
          </table:table-cell>
          <table:table-cell office:value-type="float" office:value="11550000">
            <text:p>11550000</text:p>
          </table:table-cell>
        </table:table-row>
        <table:table-row table:style-name="ro2">
          <table:table-cell office:value-type="float" office:value="2.7479477">
            <text:p>2,7479477</text:p>
          </table:table-cell>
          <table:table-cell office:value-type="float" office:value="6.981984">
            <text:p>6,981984</text:p>
          </table:table-cell>
          <table:table-cell office:value-type="float" office:value="11560000">
            <text:p>11560000</text:p>
          </table:table-cell>
        </table:table-row>
        <table:table-row table:style-name="ro2">
          <table:table-cell office:value-type="float" office:value="2.7438037">
            <text:p>2,7438037</text:p>
          </table:table-cell>
          <table:table-cell office:value-type="float" office:value="6.9772654">
            <text:p>6,9772654</text:p>
          </table:table-cell>
          <table:table-cell office:value-type="float" office:value="11570000">
            <text:p>11570000</text:p>
          </table:table-cell>
        </table:table-row>
        <table:table-row table:style-name="ro2">
          <table:table-cell office:value-type="float" office:value="2.7396696">
            <text:p>2,7396696</text:p>
          </table:table-cell>
          <table:table-cell office:value-type="float" office:value="6.972538">
            <text:p>6,972538</text:p>
          </table:table-cell>
          <table:table-cell office:value-type="float" office:value="11580000">
            <text:p>11580000</text:p>
          </table:table-cell>
        </table:table-row>
        <table:table-row table:style-name="ro2">
          <table:table-cell office:value-type="float" office:value="2.7355452">
            <text:p>2,7355452</text:p>
          </table:table-cell>
          <table:table-cell office:value-type="float" office:value="6.967802">
            <text:p>6,967802</text:p>
          </table:table-cell>
          <table:table-cell office:value-type="float" office:value="11590000">
            <text:p>11590000</text:p>
          </table:table-cell>
        </table:table-row>
        <table:table-row table:style-name="ro2">
          <table:table-cell office:value-type="float" office:value="2.7314308">
            <text:p>2,7314308</text:p>
          </table:table-cell>
          <table:table-cell office:value-type="float" office:value="6.963057">
            <text:p>6,963057</text:p>
          </table:table-cell>
          <table:table-cell office:value-type="float" office:value="11600000">
            <text:p>11600000</text:p>
          </table:table-cell>
        </table:table-row>
        <table:table-row table:style-name="ro2">
          <table:table-cell office:value-type="float" office:value="2.7273264">
            <text:p>2,7273264</text:p>
          </table:table-cell>
          <table:table-cell office:value-type="float" office:value="6.958304">
            <text:p>6,958304</text:p>
          </table:table-cell>
          <table:table-cell office:value-type="float" office:value="11610000">
            <text:p>11610000</text:p>
          </table:table-cell>
        </table:table-row>
        <table:table-row table:style-name="ro2">
          <table:table-cell office:value-type="float" office:value="2.723232">
            <text:p>2,723232</text:p>
          </table:table-cell>
          <table:table-cell office:value-type="float" office:value="6.9535427">
            <text:p>6,9535427</text:p>
          </table:table-cell>
          <table:table-cell office:value-type="float" office:value="11620000">
            <text:p>11620000</text:p>
          </table:table-cell>
        </table:table-row>
        <table:table-row table:style-name="ro2">
          <table:table-cell office:value-type="float" office:value="2.7191477">
            <text:p>2,7191477</text:p>
          </table:table-cell>
          <table:table-cell office:value-type="float" office:value="6.948772">
            <text:p>6,948772</text:p>
          </table:table-cell>
          <table:table-cell office:value-type="float" office:value="11630000">
            <text:p>11630000</text:p>
          </table:table-cell>
        </table:table-row>
        <table:table-row table:style-name="ro2">
          <table:table-cell office:value-type="float" office:value="2.715073">
            <text:p>2,715073</text:p>
          </table:table-cell>
          <table:table-cell office:value-type="float" office:value="6.943993">
            <text:p>6,943993</text:p>
          </table:table-cell>
          <table:table-cell office:value-type="float" office:value="11640000">
            <text:p>11640000</text:p>
          </table:table-cell>
        </table:table-row>
        <table:table-row table:style-name="ro2">
          <table:table-cell office:value-type="float" office:value="2.711009">
            <text:p>2,711009</text:p>
          </table:table-cell>
          <table:table-cell office:value-type="float" office:value="6.939206">
            <text:p>6,939206</text:p>
          </table:table-cell>
          <table:table-cell office:value-type="float" office:value="11650000">
            <text:p>11650000</text:p>
          </table:table-cell>
        </table:table-row>
        <table:table-row table:style-name="ro2">
          <table:table-cell office:value-type="float" office:value="2.7069545">
            <text:p>2,7069545</text:p>
          </table:table-cell>
          <table:table-cell office:value-type="float" office:value="6.93441">
            <text:p>6,93441</text:p>
          </table:table-cell>
          <table:table-cell office:value-type="float" office:value="11660000">
            <text:p>11660000</text:p>
          </table:table-cell>
        </table:table-row>
        <table:table-row table:style-name="ro2">
          <table:table-cell office:value-type="float" office:value="2.7029102">
            <text:p>2,7029102</text:p>
          </table:table-cell>
          <table:table-cell office:value-type="float" office:value="6.929606">
            <text:p>6,929606</text:p>
          </table:table-cell>
          <table:table-cell office:value-type="float" office:value="11670000">
            <text:p>11670000</text:p>
          </table:table-cell>
        </table:table-row>
        <table:table-row table:style-name="ro2">
          <table:table-cell office:value-type="float" office:value="2.698876">
            <text:p>2,698876</text:p>
          </table:table-cell>
          <table:table-cell office:value-type="float" office:value="6.9247932">
            <text:p>6,9247932</text:p>
          </table:table-cell>
          <table:table-cell office:value-type="float" office:value="11680000">
            <text:p>11680000</text:p>
          </table:table-cell>
        </table:table-row>
        <table:table-row table:style-name="ro2">
          <table:table-cell office:value-type="float" office:value="2.6948519">
            <text:p>2,6948519</text:p>
          </table:table-cell>
          <table:table-cell office:value-type="float" office:value="6.919972">
            <text:p>6,919972</text:p>
          </table:table-cell>
          <table:table-cell office:value-type="float" office:value="11690000">
            <text:p>11690000</text:p>
          </table:table-cell>
        </table:table-row>
        <table:table-row table:style-name="ro2">
          <table:table-cell office:value-type="float" office:value="2.6908379">
            <text:p>2,6908379</text:p>
          </table:table-cell>
          <table:table-cell office:value-type="float" office:value="6.915142">
            <text:p>6,915142</text:p>
          </table:table-cell>
          <table:table-cell office:value-type="float" office:value="11700000">
            <text:p>11700000</text:p>
          </table:table-cell>
        </table:table-row>
        <table:table-row table:style-name="ro2">
          <table:table-cell office:value-type="float" office:value="2.6868339">
            <text:p>2,6868339</text:p>
          </table:table-cell>
          <table:table-cell office:value-type="float" office:value="6.910304">
            <text:p>6,910304</text:p>
          </table:table-cell>
          <table:table-cell office:value-type="float" office:value="11710000">
            <text:p>11710000</text:p>
          </table:table-cell>
        </table:table-row>
        <table:table-row table:style-name="ro2">
          <table:table-cell office:value-type="float" office:value="2.6828396">
            <text:p>2,6828396</text:p>
          </table:table-cell>
          <table:table-cell office:value-type="float" office:value="6.9054575">
            <text:p>6,9054575</text:p>
          </table:table-cell>
          <table:table-cell office:value-type="float" office:value="11720000">
            <text:p>11720000</text:p>
          </table:table-cell>
        </table:table-row>
        <table:table-row table:style-name="ro2">
          <table:table-cell office:value-type="float" office:value="2.678856">
            <text:p>2,678856</text:p>
          </table:table-cell>
          <table:table-cell office:value-type="float" office:value="6.9006023">
            <text:p>6,9006023</text:p>
          </table:table-cell>
          <table:table-cell office:value-type="float" office:value="11730000">
            <text:p>11730000</text:p>
          </table:table-cell>
        </table:table-row>
        <table:table-row table:style-name="ro2">
          <table:table-cell office:value-type="float" office:value="2.6748824">
            <text:p>2,6748824</text:p>
          </table:table-cell>
          <table:table-cell office:value-type="float" office:value="6.8957396">
            <text:p>6,8957396</text:p>
          </table:table-cell>
          <table:table-cell office:value-type="float" office:value="11740000">
            <text:p>11740000</text:p>
          </table:table-cell>
        </table:table-row>
        <table:table-row table:style-name="ro2">
          <table:table-cell office:value-type="float" office:value="2.6709192">
            <text:p>2,6709192</text:p>
          </table:table-cell>
          <table:table-cell office:value-type="float" office:value="6.890868">
            <text:p>6,890868</text:p>
          </table:table-cell>
          <table:table-cell office:value-type="float" office:value="11750000">
            <text:p>11750000</text:p>
          </table:table-cell>
        </table:table-row>
        <table:table-row table:style-name="ro2">
          <table:table-cell office:value-type="float" office:value="2.6669662">
            <text:p>2,6669662</text:p>
          </table:table-cell>
          <table:table-cell office:value-type="float" office:value="6.8859887">
            <text:p>6,8859887</text:p>
          </table:table-cell>
          <table:table-cell office:value-type="float" office:value="11760000">
            <text:p>11760000</text:p>
          </table:table-cell>
        </table:table-row>
        <table:table-row table:style-name="ro2">
          <table:table-cell office:value-type="float" office:value="2.6630232">
            <text:p>2,6630232</text:p>
          </table:table-cell>
          <table:table-cell office:value-type="float" office:value="6.8811007">
            <text:p>6,8811007</text:p>
          </table:table-cell>
          <table:table-cell office:value-type="float" office:value="11770000">
            <text:p>11770000</text:p>
          </table:table-cell>
        </table:table-row>
        <table:table-row table:style-name="ro2">
          <table:table-cell office:value-type="float" office:value="2.6590905">
            <text:p>2,6590905</text:p>
          </table:table-cell>
          <table:table-cell office:value-type="float" office:value="6.8762045">
            <text:p>6,8762045</text:p>
          </table:table-cell>
          <table:table-cell office:value-type="float" office:value="11780000">
            <text:p>11780000</text:p>
          </table:table-cell>
        </table:table-row>
        <table:table-row table:style-name="ro2">
          <table:table-cell office:value-type="float" office:value="2.6551683">
            <text:p>2,6551683</text:p>
          </table:table-cell>
          <table:table-cell table:style-name="ce1" office:value-type="string">
            <text:p>6,8713</text:p>
          </table:table-cell>
          <table:table-cell office:value-type="float" office:value="11790000">
            <text:p>11790000</text:p>
          </table:table-cell>
        </table:table-row>
        <table:table-row table:style-name="ro2">
          <table:table-cell office:value-type="float" office:value="2.6512563">
            <text:p>2,6512563</text:p>
          </table:table-cell>
          <table:table-cell office:value-type="float" office:value="6.8663874">
            <text:p>6,8663874</text:p>
          </table:table-cell>
          <table:table-cell office:value-type="float" office:value="11800000">
            <text:p>11800000</text:p>
          </table:table-cell>
        </table:table-row>
        <table:table-row table:style-name="ro2">
          <table:table-cell office:value-type="float" office:value="2.6473544">
            <text:p>2,6473544</text:p>
          </table:table-cell>
          <table:table-cell office:value-type="float" office:value="6.861467">
            <text:p>6,861467</text:p>
          </table:table-cell>
          <table:table-cell office:value-type="float" office:value="11810000">
            <text:p>11810000</text:p>
          </table:table-cell>
        </table:table-row>
        <table:table-row table:style-name="ro2">
          <table:table-cell office:value-type="float" office:value="2.6434631">
            <text:p>2,6434631</text:p>
          </table:table-cell>
          <table:table-cell office:value-type="float" office:value="6.856538">
            <text:p>6,856538</text:p>
          </table:table-cell>
          <table:table-cell office:value-type="float" office:value="11820000">
            <text:p>11820000</text:p>
          </table:table-cell>
        </table:table-row>
        <table:table-row table:style-name="ro2">
          <table:table-cell office:value-type="float" office:value="2.639582">
            <text:p>2,639582</text:p>
          </table:table-cell>
          <table:table-cell office:value-type="float" office:value="6.8516006">
            <text:p>6,8516006</text:p>
          </table:table-cell>
          <table:table-cell office:value-type="float" office:value="11830000">
            <text:p>11830000</text:p>
          </table:table-cell>
        </table:table-row>
        <table:table-row table:style-name="ro2">
          <table:table-cell office:value-type="float" office:value="2.635711">
            <text:p>2,635711</text:p>
          </table:table-cell>
          <table:table-cell office:value-type="float" office:value="6.846656">
            <text:p>6,846656</text:p>
          </table:table-cell>
          <table:table-cell office:value-type="float" office:value="11840000">
            <text:p>11840000</text:p>
          </table:table-cell>
        </table:table-row>
        <table:table-row table:style-name="ro2">
          <table:table-cell office:value-type="float" office:value="2.6318502">
            <text:p>2,6318502</text:p>
          </table:table-cell>
          <table:table-cell office:value-type="float" office:value="6.841702">
            <text:p>6,841702</text:p>
          </table:table-cell>
          <table:table-cell office:value-type="float" office:value="11850000">
            <text:p>11850000</text:p>
          </table:table-cell>
        </table:table-row>
        <table:table-row table:style-name="ro2">
          <table:table-cell table:style-name="ce1" office:value-type="string">
            <text:p>2,628</text:p>
          </table:table-cell>
          <table:table-cell office:value-type="float" office:value="6.8367405">
            <text:p>6,8367405</text:p>
          </table:table-cell>
          <table:table-cell office:value-type="float" office:value="11860000">
            <text:p>11860000</text:p>
          </table:table-cell>
        </table:table-row>
        <table:table-row table:style-name="ro2">
          <table:table-cell office:value-type="float" office:value="2.6241603">
            <text:p>2,6241603</text:p>
          </table:table-cell>
          <table:table-cell office:value-type="float" office:value="6.831771">
            <text:p>6,831771</text:p>
          </table:table-cell>
          <table:table-cell office:value-type="float" office:value="11870000">
            <text:p>11870000</text:p>
          </table:table-cell>
        </table:table-row>
        <table:table-row table:style-name="ro2">
          <table:table-cell office:value-type="float" office:value="2.620331">
            <text:p>2,620331</text:p>
          </table:table-cell>
          <table:table-cell office:value-type="float" office:value="6.8267937">
            <text:p>6,8267937</text:p>
          </table:table-cell>
          <table:table-cell office:value-type="float" office:value="11880000">
            <text:p>11880000</text:p>
          </table:table-cell>
        </table:table-row>
        <table:table-row table:style-name="ro2">
          <table:table-cell office:value-type="float" office:value="2.6165123">
            <text:p>2,6165123</text:p>
          </table:table-cell>
          <table:table-cell office:value-type="float" office:value="6.8218083">
            <text:p>6,8218083</text:p>
          </table:table-cell>
          <table:table-cell office:value-type="float" office:value="11890000">
            <text:p>11890000</text:p>
          </table:table-cell>
        </table:table-row>
        <table:table-row table:style-name="ro2">
          <table:table-cell office:value-type="float" office:value="2.6127038">
            <text:p>2,6127038</text:p>
          </table:table-cell>
          <table:table-cell office:value-type="float" office:value="6.816815">
            <text:p>6,816815</text:p>
          </table:table-cell>
          <table:table-cell office:value-type="float" office:value="11900000">
            <text:p>11900000</text:p>
          </table:table-cell>
        </table:table-row>
        <table:table-row table:style-name="ro2">
          <table:table-cell office:value-type="float" office:value="2.608906">
            <text:p>2,608906</text:p>
          </table:table-cell>
          <table:table-cell office:value-type="float" office:value="6.811814">
            <text:p>6,811814</text:p>
          </table:table-cell>
          <table:table-cell office:value-type="float" office:value="11910000">
            <text:p>11910000</text:p>
          </table:table-cell>
        </table:table-row>
        <table:table-row table:style-name="ro2">
          <table:table-cell office:value-type="float" office:value="2.6051185">
            <text:p>2,6051185</text:p>
          </table:table-cell>
          <table:table-cell office:value-type="float" office:value="6.8068047">
            <text:p>6,8068047</text:p>
          </table:table-cell>
          <table:table-cell office:value-type="float" office:value="11920000">
            <text:p>11920000</text:p>
          </table:table-cell>
        </table:table-row>
        <table:table-row table:style-name="ro2">
          <table:table-cell office:value-type="float" office:value="2.6013415">
            <text:p>2,6013415</text:p>
          </table:table-cell>
          <table:table-cell office:value-type="float" office:value="6.8017874">
            <text:p>6,8017874</text:p>
          </table:table-cell>
          <table:table-cell office:value-type="float" office:value="11930000">
            <text:p>11930000</text:p>
          </table:table-cell>
        </table:table-row>
        <table:table-row table:style-name="ro2">
          <table:table-cell office:value-type="float" office:value="2.5975752">
            <text:p>2,5975752</text:p>
          </table:table-cell>
          <table:table-cell office:value-type="float" office:value="6.796762">
            <text:p>6,796762</text:p>
          </table:table-cell>
          <table:table-cell office:value-type="float" office:value="11940000">
            <text:p>11940000</text:p>
          </table:table-cell>
        </table:table-row>
        <table:table-row table:style-name="ro2">
          <table:table-cell office:value-type="float" office:value="2.5938191">
            <text:p>2,5938191</text:p>
          </table:table-cell>
          <table:table-cell office:value-type="float" office:value="6.791729">
            <text:p>6,791729</text:p>
          </table:table-cell>
          <table:table-cell office:value-type="float" office:value="11950000">
            <text:p>11950000</text:p>
          </table:table-cell>
        </table:table-row>
        <table:table-row table:style-name="ro2">
          <table:table-cell office:value-type="float" office:value="2.5900738">
            <text:p>2,5900738</text:p>
          </table:table-cell>
          <table:table-cell office:value-type="float" office:value="6.7866883">
            <text:p>6,7866883</text:p>
          </table:table-cell>
          <table:table-cell office:value-type="float" office:value="11960000">
            <text:p>11960000</text:p>
          </table:table-cell>
        </table:table-row>
        <table:table-row table:style-name="ro2">
          <table:table-cell office:value-type="float" office:value="2.586339">
            <text:p>2,586339</text:p>
          </table:table-cell>
          <table:table-cell office:value-type="float" office:value="6.78164">
            <text:p>6,78164</text:p>
          </table:table-cell>
          <table:table-cell office:value-type="float" office:value="11970000">
            <text:p>11970000</text:p>
          </table:table-cell>
        </table:table-row>
        <table:table-row table:style-name="ro2">
          <table:table-cell office:value-type="float" office:value="2.5826147">
            <text:p>2,5826147</text:p>
          </table:table-cell>
          <table:table-cell office:value-type="float" office:value="6.776583">
            <text:p>6,776583</text:p>
          </table:table-cell>
          <table:table-cell office:value-type="float" office:value="11980000">
            <text:p>11980000</text:p>
          </table:table-cell>
        </table:table-row>
        <table:table-row table:style-name="ro2">
          <table:table-cell office:value-type="float" office:value="2.5789006">
            <text:p>2,5789006</text:p>
          </table:table-cell>
          <table:table-cell office:value-type="float" office:value="6.7715187">
            <text:p>6,7715187</text:p>
          </table:table-cell>
          <table:table-cell office:value-type="float" office:value="11990000">
            <text:p>11990000</text:p>
          </table:table-cell>
        </table:table-row>
        <table:table-row table:style-name="ro2">
          <table:table-cell office:value-type="float" office:value="2.5751977">
            <text:p>2,5751977</text:p>
          </table:table-cell>
          <table:table-cell office:value-type="float" office:value="6.7664466">
            <text:p>6,7664466</text:p>
          </table:table-cell>
          <table:table-cell office:value-type="float" office:value="12000000">
            <text:p>12000000</text:p>
          </table:table-cell>
        </table:table-row>
        <table:table-row table:style-name="ro2">
          <table:table-cell office:value-type="float" office:value="2.571505">
            <text:p>2,571505</text:p>
          </table:table-cell>
          <table:table-cell office:value-type="float" office:value="6.761367">
            <text:p>6,761367</text:p>
          </table:table-cell>
          <table:table-cell office:value-type="float" office:value="12010000">
            <text:p>12010000</text:p>
          </table:table-cell>
        </table:table-row>
        <table:table-row table:style-name="ro2">
          <table:table-cell office:value-type="float" office:value="2.5678234">
            <text:p>2,5678234</text:p>
          </table:table-cell>
          <table:table-cell office:value-type="float" office:value="6.7562795">
            <text:p>6,7562795</text:p>
          </table:table-cell>
          <table:table-cell office:value-type="float" office:value="12020000">
            <text:p>12020000</text:p>
          </table:table-cell>
        </table:table-row>
        <table:table-row table:style-name="ro2">
          <table:table-cell office:value-type="float" office:value="2.5641522">
            <text:p>2,5641522</text:p>
          </table:table-cell>
          <table:table-cell office:value-type="float" office:value="6.751184">
            <text:p>6,751184</text:p>
          </table:table-cell>
          <table:table-cell office:value-type="float" office:value="12030000">
            <text:p>12030000</text:p>
          </table:table-cell>
        </table:table-row>
        <table:table-row table:style-name="ro2">
          <table:table-cell office:value-type="float" office:value="2.5604918">
            <text:p>2,5604918</text:p>
          </table:table-cell>
          <table:table-cell office:value-type="float" office:value="6.7460814">
            <text:p>6,7460814</text:p>
          </table:table-cell>
          <table:table-cell office:value-type="float" office:value="12040000">
            <text:p>12040000</text:p>
          </table:table-cell>
        </table:table-row>
        <table:table-row table:style-name="ro2">
          <table:table-cell office:value-type="float" office:value="2.556842">
            <text:p>2,556842</text:p>
          </table:table-cell>
          <table:table-cell office:value-type="float" office:value="6.7409706">
            <text:p>6,7409706</text:p>
          </table:table-cell>
          <table:table-cell office:value-type="float" office:value="12050000">
            <text:p>12050000</text:p>
          </table:table-cell>
        </table:table-row>
        <table:table-row table:style-name="ro2">
          <table:table-cell office:value-type="float" office:value="2.553203">
            <text:p>2,553203</text:p>
          </table:table-cell>
          <table:table-cell office:value-type="float" office:value="6.7358527">
            <text:p>6,7358527</text:p>
          </table:table-cell>
          <table:table-cell office:value-type="float" office:value="12060000">
            <text:p>12060000</text:p>
          </table:table-cell>
        </table:table-row>
        <table:table-row table:style-name="ro2">
          <table:table-cell office:value-type="float" office:value="2.5495749">
            <text:p>2,5495749</text:p>
          </table:table-cell>
          <table:table-cell office:value-type="float" office:value="6.730727">
            <text:p>6,730727</text:p>
          </table:table-cell>
          <table:table-cell office:value-type="float" office:value="12070000">
            <text:p>12070000</text:p>
          </table:table-cell>
        </table:table-row>
        <table:table-row table:style-name="ro2">
          <table:table-cell office:value-type="float" office:value="2.545957">
            <text:p>2,545957</text:p>
          </table:table-cell>
          <table:table-cell office:value-type="float" office:value="6.7255936">
            <text:p>6,7255936</text:p>
          </table:table-cell>
          <table:table-cell office:value-type="float" office:value="12080000">
            <text:p>12080000</text:p>
          </table:table-cell>
        </table:table-row>
        <table:table-row table:style-name="ro2">
          <table:table-cell office:value-type="float" office:value="2.5423503">
            <text:p>2,5423503</text:p>
          </table:table-cell>
          <table:table-cell office:value-type="float" office:value="6.720453">
            <text:p>6,720453</text:p>
          </table:table-cell>
          <table:table-cell office:value-type="float" office:value="12090000">
            <text:p>12090000</text:p>
          </table:table-cell>
        </table:table-row>
        <table:table-row table:style-name="ro2">
          <table:table-cell office:value-type="float" office:value="2.5387542">
            <text:p>2,5387542</text:p>
          </table:table-cell>
          <table:table-cell office:value-type="float" office:value="6.7153044">
            <text:p>6,7153044</text:p>
          </table:table-cell>
          <table:table-cell office:value-type="float" office:value="12100000">
            <text:p>12100000</text:p>
          </table:table-cell>
        </table:table-row>
        <table:table-row table:style-name="ro2">
          <table:table-cell office:value-type="float" office:value="2.5351691">
            <text:p>2,5351691</text:p>
          </table:table-cell>
          <table:table-cell office:value-type="float" office:value="6.710149">
            <text:p>6,710149</text:p>
          </table:table-cell>
          <table:table-cell office:value-type="float" office:value="12110000">
            <text:p>12110000</text:p>
          </table:table-cell>
        </table:table-row>
        <table:table-row table:style-name="ro2">
          <table:table-cell office:value-type="float" office:value="2.5315943">
            <text:p>2,5315943</text:p>
          </table:table-cell>
          <table:table-cell office:value-type="float" office:value="6.7049847">
            <text:p>6,7049847</text:p>
          </table:table-cell>
          <table:table-cell office:value-type="float" office:value="12120000">
            <text:p>12120000</text:p>
          </table:table-cell>
        </table:table-row>
        <table:table-row table:style-name="ro2">
          <table:table-cell office:value-type="float" office:value="2.5280304">
            <text:p>2,5280304</text:p>
          </table:table-cell>
          <table:table-cell office:value-type="float" office:value="6.699814">
            <text:p>6,699814</text:p>
          </table:table-cell>
          <table:table-cell office:value-type="float" office:value="12130000">
            <text:p>12130000</text:p>
          </table:table-cell>
        </table:table-row>
        <table:table-row table:style-name="ro2">
          <table:table-cell office:value-type="float" office:value="2.5244775">
            <text:p>2,5244775</text:p>
          </table:table-cell>
          <table:table-cell office:value-type="float" office:value="6.6946354">
            <text:p>6,6946354</text:p>
          </table:table-cell>
          <table:table-cell office:value-type="float" office:value="12140000">
            <text:p>12140000</text:p>
          </table:table-cell>
        </table:table-row>
        <table:table-row table:style-name="ro2">
          <table:table-cell office:value-type="float" office:value="2.5209355">
            <text:p>2,5209355</text:p>
          </table:table-cell>
          <table:table-cell office:value-type="float" office:value="6.6894493">
            <text:p>6,6894493</text:p>
          </table:table-cell>
          <table:table-cell office:value-type="float" office:value="12150000">
            <text:p>12150000</text:p>
          </table:table-cell>
        </table:table-row>
        <table:table-row table:style-name="ro2">
          <table:table-cell office:value-type="float" office:value="2.5174046">
            <text:p>2,5174046</text:p>
          </table:table-cell>
          <table:table-cell office:value-type="float" office:value="6.6842566">
            <text:p>6,6842566</text:p>
          </table:table-cell>
          <table:table-cell office:value-type="float" office:value="12160000">
            <text:p>12160000</text:p>
          </table:table-cell>
        </table:table-row>
        <table:table-row table:style-name="ro2">
          <table:table-cell office:value-type="float" office:value="2.5138843">
            <text:p>2,5138843</text:p>
          </table:table-cell>
          <table:table-cell office:value-type="float" office:value="6.679056">
            <text:p>6,679056</text:p>
          </table:table-cell>
          <table:table-cell office:value-type="float" office:value="12170000">
            <text:p>12170000</text:p>
          </table:table-cell>
        </table:table-row>
        <table:table-row table:style-name="ro2">
          <table:table-cell office:value-type="float" office:value="2.5103748">
            <text:p>2,5103748</text:p>
          </table:table-cell>
          <table:table-cell office:value-type="float" office:value="6.673848">
            <text:p>6,673848</text:p>
          </table:table-cell>
          <table:table-cell office:value-type="float" office:value="12180000">
            <text:p>12180000</text:p>
          </table:table-cell>
        </table:table-row>
        <table:table-row table:style-name="ro2">
          <table:table-cell office:value-type="float" office:value="2.5068765">
            <text:p>2,5068765</text:p>
          </table:table-cell>
          <table:table-cell office:value-type="float" office:value="6.6686325">
            <text:p>6,6686325</text:p>
          </table:table-cell>
          <table:table-cell office:value-type="float" office:value="12190000">
            <text:p>12190000</text:p>
          </table:table-cell>
        </table:table-row>
        <table:table-row table:style-name="ro2">
          <table:table-cell office:value-type="float" office:value="2.503389">
            <text:p>2,503389</text:p>
          </table:table-cell>
          <table:table-cell office:value-type="float" office:value="6.66341">
            <text:p>6,66341</text:p>
          </table:table-cell>
          <table:table-cell office:value-type="float" office:value="12200000">
            <text:p>12200000</text:p>
          </table:table-cell>
        </table:table-row>
        <table:table-row table:style-name="ro2">
          <table:table-cell office:value-type="float" office:value="2.4999125">
            <text:p>2,4999125</text:p>
          </table:table-cell>
          <table:table-cell office:value-type="float" office:value="6.65818">
            <text:p>6,65818</text:p>
          </table:table-cell>
          <table:table-cell office:value-type="float" office:value="12210000">
            <text:p>12210000</text:p>
          </table:table-cell>
        </table:table-row>
        <table:table-row table:style-name="ro2">
          <table:table-cell office:value-type="float" office:value="2.4964468">
            <text:p>2,4964468</text:p>
          </table:table-cell>
          <table:table-cell office:value-type="float" office:value="6.652943">
            <text:p>6,652943</text:p>
          </table:table-cell>
          <table:table-cell office:value-type="float" office:value="12220000">
            <text:p>12220000</text:p>
          </table:table-cell>
        </table:table-row>
        <table:table-row table:style-name="ro2">
          <table:table-cell office:value-type="float" office:value="2.4929922">
            <text:p>2,4929922</text:p>
          </table:table-cell>
          <table:table-cell office:value-type="float" office:value="6.647699">
            <text:p>6,647699</text:p>
          </table:table-cell>
          <table:table-cell office:value-type="float" office:value="12230000">
            <text:p>12230000</text:p>
          </table:table-cell>
        </table:table-row>
        <table:table-row table:style-name="ro2">
          <table:table-cell office:value-type="float" office:value="2.4895487">
            <text:p>2,4895487</text:p>
          </table:table-cell>
          <table:table-cell office:value-type="float" office:value="6.6424475">
            <text:p>6,6424475</text:p>
          </table:table-cell>
          <table:table-cell office:value-type="float" office:value="12240000">
            <text:p>12240000</text:p>
          </table:table-cell>
        </table:table-row>
        <table:table-row table:style-name="ro2">
          <table:table-cell office:value-type="float" office:value="2.4861155">
            <text:p>2,4861155</text:p>
          </table:table-cell>
          <table:table-cell office:value-type="float" office:value="6.637188">
            <text:p>6,637188</text:p>
          </table:table-cell>
          <table:table-cell office:value-type="float" office:value="12250000">
            <text:p>12250000</text:p>
          </table:table-cell>
        </table:table-row>
        <table:table-row table:style-name="ro2">
          <table:table-cell office:value-type="float" office:value="2.4826937">
            <text:p>2,4826937</text:p>
          </table:table-cell>
          <table:table-cell office:value-type="float" office:value="6.631922">
            <text:p>6,631922</text:p>
          </table:table-cell>
          <table:table-cell office:value-type="float" office:value="12260000">
            <text:p>12260000</text:p>
          </table:table-cell>
        </table:table-row>
        <table:table-row table:style-name="ro2">
          <table:table-cell office:value-type="float" office:value="2.4792833">
            <text:p>2,4792833</text:p>
          </table:table-cell>
          <table:table-cell office:value-type="float" office:value="6.626649">
            <text:p>6,626649</text:p>
          </table:table-cell>
          <table:table-cell office:value-type="float" office:value="12270000">
            <text:p>12270000</text:p>
          </table:table-cell>
        </table:table-row>
        <table:table-row table:style-name="ro2">
          <table:table-cell office:value-type="float" office:value="2.4758835">
            <text:p>2,4758835</text:p>
          </table:table-cell>
          <table:table-cell office:value-type="float" office:value="6.6213684">
            <text:p>6,6213684</text:p>
          </table:table-cell>
          <table:table-cell office:value-type="float" office:value="12280000">
            <text:p>12280000</text:p>
          </table:table-cell>
        </table:table-row>
        <table:table-row table:style-name="ro2">
          <table:table-cell office:value-type="float" office:value="2.472495">
            <text:p>2,472495</text:p>
          </table:table-cell>
          <table:table-cell office:value-type="float" office:value="6.616081">
            <text:p>6,616081</text:p>
          </table:table-cell>
          <table:table-cell office:value-type="float" office:value="12290000">
            <text:p>12290000</text:p>
          </table:table-cell>
        </table:table-row>
        <table:table-row table:style-name="ro2">
          <table:table-cell office:value-type="float" office:value="2.4691176">
            <text:p>2,4691176</text:p>
          </table:table-cell>
          <table:table-cell office:value-type="float" office:value="6.610787">
            <text:p>6,610787</text:p>
          </table:table-cell>
          <table:table-cell office:value-type="float" office:value="12300000">
            <text:p>12300000</text:p>
          </table:table-cell>
        </table:table-row>
        <table:table-row table:style-name="ro2">
          <table:table-cell office:value-type="float" office:value="2.4657512">
            <text:p>2,4657512</text:p>
          </table:table-cell>
          <table:table-cell office:value-type="float" office:value="6.6054854">
            <text:p>6,6054854</text:p>
          </table:table-cell>
          <table:table-cell office:value-type="float" office:value="12310000">
            <text:p>12310000</text:p>
          </table:table-cell>
        </table:table-row>
        <table:table-row table:style-name="ro2">
          <table:table-cell office:value-type="float" office:value="2.4623961">
            <text:p>2,4623961</text:p>
          </table:table-cell>
          <table:table-cell office:value-type="float" office:value="6.600177">
            <text:p>6,600177</text:p>
          </table:table-cell>
          <table:table-cell office:value-type="float" office:value="12320000">
            <text:p>12320000</text:p>
          </table:table-cell>
        </table:table-row>
        <table:table-row table:style-name="ro2">
          <table:table-cell office:value-type="float" office:value="2.459052">
            <text:p>2,459052</text:p>
          </table:table-cell>
          <table:table-cell office:value-type="float" office:value="6.5948615">
            <text:p>6,5948615</text:p>
          </table:table-cell>
          <table:table-cell office:value-type="float" office:value="12330000">
            <text:p>12330000</text:p>
          </table:table-cell>
        </table:table-row>
        <table:table-row table:style-name="ro2">
          <table:table-cell office:value-type="float" office:value="2.455719">
            <text:p>2,455719</text:p>
          </table:table-cell>
          <table:table-cell office:value-type="float" office:value="6.589539">
            <text:p>6,589539</text:p>
          </table:table-cell>
          <table:table-cell office:value-type="float" office:value="12340000">
            <text:p>12340000</text:p>
          </table:table-cell>
        </table:table-row>
        <table:table-row table:style-name="ro2">
          <table:table-cell office:value-type="float" office:value="2.4523973">
            <text:p>2,4523973</text:p>
          </table:table-cell>
          <table:table-cell office:value-type="float" office:value="6.5842094">
            <text:p>6,5842094</text:p>
          </table:table-cell>
          <table:table-cell office:value-type="float" office:value="12350000">
            <text:p>12350000</text:p>
          </table:table-cell>
        </table:table-row>
        <table:table-row table:style-name="ro2">
          <table:table-cell office:value-type="float" office:value="2.4490867">
            <text:p>2,4490867</text:p>
          </table:table-cell>
          <table:table-cell office:value-type="float" office:value="6.578873">
            <text:p>6,578873</text:p>
          </table:table-cell>
          <table:table-cell office:value-type="float" office:value="12360000">
            <text:p>12360000</text:p>
          </table:table-cell>
        </table:table-row>
        <table:table-row table:style-name="ro2">
          <table:table-cell office:value-type="float" office:value="2.445787">
            <text:p>2,445787</text:p>
          </table:table-cell>
          <table:table-cell office:value-type="float" office:value="6.57353">
            <text:p>6,57353</text:p>
          </table:table-cell>
          <table:table-cell office:value-type="float" office:value="12370000">
            <text:p>12370000</text:p>
          </table:table-cell>
        </table:table-row>
        <table:table-row table:style-name="ro2">
          <table:table-cell office:value-type="float" office:value="2.4424982">
            <text:p>2,4424982</text:p>
          </table:table-cell>
          <table:table-cell office:value-type="float" office:value="6.568179">
            <text:p>6,568179</text:p>
          </table:table-cell>
          <table:table-cell office:value-type="float" office:value="12380000">
            <text:p>12380000</text:p>
          </table:table-cell>
        </table:table-row>
        <table:table-row table:style-name="ro2">
          <table:table-cell office:value-type="float" office:value="2.4392211">
            <text:p>2,4392211</text:p>
          </table:table-cell>
          <table:table-cell office:value-type="float" office:value="6.562822">
            <text:p>6,562822</text:p>
          </table:table-cell>
          <table:table-cell office:value-type="float" office:value="12390000">
            <text:p>12390000</text:p>
          </table:table-cell>
        </table:table-row>
        <table:table-row table:style-name="ro2">
          <table:table-cell office:value-type="float" office:value="2.4359553">
            <text:p>2,4359553</text:p>
          </table:table-cell>
          <table:table-cell office:value-type="float" office:value="6.557458">
            <text:p>6,557458</text:p>
          </table:table-cell>
          <table:table-cell office:value-type="float" office:value="12400000">
            <text:p>12400000</text:p>
          </table:table-cell>
        </table:table-row>
        <table:table-row table:style-name="ro2">
          <table:table-cell office:value-type="float" office:value="2.4327006">
            <text:p>2,4327006</text:p>
          </table:table-cell>
          <table:table-cell office:value-type="float" office:value="6.5520873">
            <text:p>6,5520873</text:p>
          </table:table-cell>
          <table:table-cell office:value-type="float" office:value="12410000">
            <text:p>12410000</text:p>
          </table:table-cell>
        </table:table-row>
        <table:table-row table:style-name="ro2">
          <table:table-cell office:value-type="float" office:value="2.4294574">
            <text:p>2,4294574</text:p>
          </table:table-cell>
          <table:table-cell office:value-type="float" office:value="6.5467095">
            <text:p>6,5467095</text:p>
          </table:table-cell>
          <table:table-cell office:value-type="float" office:value="12420000">
            <text:p>12420000</text:p>
          </table:table-cell>
        </table:table-row>
        <table:table-row table:style-name="ro2">
          <table:table-cell office:value-type="float" office:value="2.4262254">
            <text:p>2,4262254</text:p>
          </table:table-cell>
          <table:table-cell office:value-type="float" office:value="6.5413256">
            <text:p>6,5413256</text:p>
          </table:table-cell>
          <table:table-cell office:value-type="float" office:value="12430000">
            <text:p>12430000</text:p>
          </table:table-cell>
        </table:table-row>
        <table:table-row table:style-name="ro2">
          <table:table-cell office:value-type="float" office:value="2.4230044">
            <text:p>2,4230044</text:p>
          </table:table-cell>
          <table:table-cell office:value-type="float" office:value="6.5359344">
            <text:p>6,5359344</text:p>
          </table:table-cell>
          <table:table-cell office:value-type="float" office:value="12440000">
            <text:p>12440000</text:p>
          </table:table-cell>
        </table:table-row>
        <table:table-row table:style-name="ro2">
          <table:table-cell office:value-type="float" office:value="2.4197948">
            <text:p>2,4197948</text:p>
          </table:table-cell>
          <table:table-cell office:value-type="float" office:value="6.5305367">
            <text:p>6,5305367</text:p>
          </table:table-cell>
          <table:table-cell office:value-type="float" office:value="12450000">
            <text:p>12450000</text:p>
          </table:table-cell>
        </table:table-row>
        <table:table-row table:style-name="ro2">
          <table:table-cell office:value-type="float" office:value="2.4165967">
            <text:p>2,4165967</text:p>
          </table:table-cell>
          <table:table-cell office:value-type="float" office:value="6.525132">
            <text:p>6,525132</text:p>
          </table:table-cell>
          <table:table-cell office:value-type="float" office:value="12460000">
            <text:p>12460000</text:p>
          </table:table-cell>
        </table:table-row>
        <table:table-row table:style-name="ro2">
          <table:table-cell office:value-type="float" office:value="2.4134097">
            <text:p>2,4134097</text:p>
          </table:table-cell>
          <table:table-cell office:value-type="float" office:value="6.5197206">
            <text:p>6,5197206</text:p>
          </table:table-cell>
          <table:table-cell office:value-type="float" office:value="12470000">
            <text:p>12470000</text:p>
          </table:table-cell>
        </table:table-row>
        <table:table-row table:style-name="ro2">
          <table:table-cell office:value-type="float" office:value="2.4102342">
            <text:p>2,4102342</text:p>
          </table:table-cell>
          <table:table-cell office:value-type="float" office:value="6.5143027">
            <text:p>6,5143027</text:p>
          </table:table-cell>
          <table:table-cell office:value-type="float" office:value="12480000">
            <text:p>12480000</text:p>
          </table:table-cell>
        </table:table-row>
        <table:table-row table:style-name="ro2">
          <table:table-cell office:value-type="float" office:value="2.40707">
            <text:p>2,40707</text:p>
          </table:table-cell>
          <table:table-cell office:value-type="float" office:value="6.508878">
            <text:p>6,508878</text:p>
          </table:table-cell>
          <table:table-cell office:value-type="float" office:value="12490000">
            <text:p>12490000</text:p>
          </table:table-cell>
        </table:table-row>
        <table:table-row table:style-name="ro2">
          <table:table-cell office:value-type="float" office:value="2.403917">
            <text:p>2,403917</text:p>
          </table:table-cell>
          <table:table-cell office:value-type="float" office:value="6.503447">
            <text:p>6,503447</text:p>
          </table:table-cell>
          <table:table-cell office:value-type="float" office:value="12500000">
            <text:p>12500000</text:p>
          </table:table-cell>
        </table:table-row>
        <table:table-row table:style-name="ro2">
          <table:table-cell office:value-type="float" office:value="2.4007752">
            <text:p>2,4007752</text:p>
          </table:table-cell>
          <table:table-cell office:value-type="float" office:value="6.4980087">
            <text:p>6,4980087</text:p>
          </table:table-cell>
          <table:table-cell office:value-type="float" office:value="12510000">
            <text:p>12510000</text:p>
          </table:table-cell>
        </table:table-row>
        <table:table-row table:style-name="ro2">
          <table:table-cell office:value-type="float" office:value="2.3976452">
            <text:p>2,3976452</text:p>
          </table:table-cell>
          <table:table-cell office:value-type="float" office:value="6.4925647">
            <text:p>6,4925647</text:p>
          </table:table-cell>
          <table:table-cell office:value-type="float" office:value="12520000">
            <text:p>12520000</text:p>
          </table:table-cell>
        </table:table-row>
        <table:table-row table:style-name="ro2">
          <table:table-cell office:value-type="float" office:value="2.3945265">
            <text:p>2,3945265</text:p>
          </table:table-cell>
          <table:table-cell office:value-type="float" office:value="6.487114">
            <text:p>6,487114</text:p>
          </table:table-cell>
          <table:table-cell office:value-type="float" office:value="12530000">
            <text:p>12530000</text:p>
          </table:table-cell>
        </table:table-row>
        <table:table-row table:style-name="ro2">
          <table:table-cell office:value-type="float" office:value="2.391419">
            <text:p>2,391419</text:p>
          </table:table-cell>
          <table:table-cell office:value-type="float" office:value="6.481656">
            <text:p>6,481656</text:p>
          </table:table-cell>
          <table:table-cell office:value-type="float" office:value="12540000">
            <text:p>12540000</text:p>
          </table:table-cell>
        </table:table-row>
        <table:table-row table:style-name="ro2">
          <table:table-cell office:value-type="float" office:value="2.3883233">
            <text:p>2,3883233</text:p>
          </table:table-cell>
          <table:table-cell office:value-type="float" office:value="6.4761925">
            <text:p>6,4761925</text:p>
          </table:table-cell>
          <table:table-cell office:value-type="float" office:value="12550000">
            <text:p>12550000</text:p>
          </table:table-cell>
        </table:table-row>
        <table:table-row table:style-name="ro2">
          <table:table-cell office:value-type="float" office:value="2.385239">
            <text:p>2,385239</text:p>
          </table:table-cell>
          <table:table-cell office:value-type="float" office:value="6.470722">
            <text:p>6,470722</text:p>
          </table:table-cell>
          <table:table-cell office:value-type="float" office:value="12560000">
            <text:p>12560000</text:p>
          </table:table-cell>
        </table:table-row>
        <table:table-row table:style-name="ro2">
          <table:table-cell office:value-type="float" office:value="2.382166">
            <text:p>2,382166</text:p>
          </table:table-cell>
          <table:table-cell office:value-type="float" office:value="6.4652452">
            <text:p>6,4652452</text:p>
          </table:table-cell>
          <table:table-cell office:value-type="float" office:value="12570000">
            <text:p>12570000</text:p>
          </table:table-cell>
        </table:table-row>
        <table:table-row table:style-name="ro2">
          <table:table-cell office:value-type="float" office:value="2.3791044">
            <text:p>2,3791044</text:p>
          </table:table-cell>
          <table:table-cell office:value-type="float" office:value="6.4597626">
            <text:p>6,4597626</text:p>
          </table:table-cell>
          <table:table-cell office:value-type="float" office:value="12580000">
            <text:p>12580000</text:p>
          </table:table-cell>
        </table:table-row>
        <table:table-row table:style-name="ro2">
          <table:table-cell office:value-type="float" office:value="2.3760545">
            <text:p>2,3760545</text:p>
          </table:table-cell>
          <table:table-cell office:value-type="float" office:value="6.4542727">
            <text:p>6,4542727</text:p>
          </table:table-cell>
          <table:table-cell office:value-type="float" office:value="12590000">
            <text:p>12590000</text:p>
          </table:table-cell>
        </table:table-row>
        <table:table-row table:style-name="ro2">
          <table:table-cell office:value-type="float" office:value="2.3730159">
            <text:p>2,3730159</text:p>
          </table:table-cell>
          <table:table-cell office:value-type="float" office:value="6.448777">
            <text:p>6,448777</text:p>
          </table:table-cell>
          <table:table-cell office:value-type="float" office:value="12600000">
            <text:p>12600000</text:p>
          </table:table-cell>
        </table:table-row>
        <table:table-row table:style-name="ro2">
          <table:table-cell office:value-type="float" office:value="2.369989">
            <text:p>2,369989</text:p>
          </table:table-cell>
          <table:table-cell office:value-type="float" office:value="6.4432745">
            <text:p>6,4432745</text:p>
          </table:table-cell>
          <table:table-cell office:value-type="float" office:value="12610000">
            <text:p>12610000</text:p>
          </table:table-cell>
        </table:table-row>
        <table:table-row table:style-name="ro2">
          <table:table-cell office:value-type="float" office:value="2.3669734">
            <text:p>2,3669734</text:p>
          </table:table-cell>
          <table:table-cell office:value-type="float" office:value="6.437766">
            <text:p>6,437766</text:p>
          </table:table-cell>
          <table:table-cell office:value-type="float" office:value="12620000">
            <text:p>12620000</text:p>
          </table:table-cell>
        </table:table-row>
        <table:table-row table:style-name="ro2">
          <table:table-cell office:value-type="float" office:value="2.3639696">
            <text:p>2,3639696</text:p>
          </table:table-cell>
          <table:table-cell office:value-type="float" office:value="6.432251">
            <text:p>6,432251</text:p>
          </table:table-cell>
          <table:table-cell office:value-type="float" office:value="12630000">
            <text:p>12630000</text:p>
          </table:table-cell>
        </table:table-row>
        <table:table-row table:style-name="ro2">
          <table:table-cell office:value-type="float" office:value="2.360977">
            <text:p>2,360977</text:p>
          </table:table-cell>
          <table:table-cell office:value-type="float" office:value="6.426729">
            <text:p>6,426729</text:p>
          </table:table-cell>
          <table:table-cell office:value-type="float" office:value="12640000">
            <text:p>12640000</text:p>
          </table:table-cell>
        </table:table-row>
        <table:table-row table:style-name="ro2">
          <table:table-cell office:value-type="float" office:value="2.357996">
            <text:p>2,357996</text:p>
          </table:table-cell>
          <table:table-cell office:value-type="float" office:value="6.4212017">
            <text:p>6,4212017</text:p>
          </table:table-cell>
          <table:table-cell office:value-type="float" office:value="12650000">
            <text:p>12650000</text:p>
          </table:table-cell>
        </table:table-row>
        <table:table-row table:style-name="ro2">
          <table:table-cell office:value-type="float" office:value="2.3550267">
            <text:p>2,3550267</text:p>
          </table:table-cell>
          <table:table-cell office:value-type="float" office:value="6.4156685">
            <text:p>6,4156685</text:p>
          </table:table-cell>
          <table:table-cell office:value-type="float" office:value="12660000">
            <text:p>12660000</text:p>
          </table:table-cell>
        </table:table-row>
        <table:table-row table:style-name="ro2">
          <table:table-cell office:value-type="float" office:value="2.3520691">
            <text:p>2,3520691</text:p>
          </table:table-cell>
          <table:table-cell office:value-type="float" office:value="6.4101286">
            <text:p>6,4101286</text:p>
          </table:table-cell>
          <table:table-cell office:value-type="float" office:value="12670000">
            <text:p>12670000</text:p>
          </table:table-cell>
        </table:table-row>
        <table:table-row table:style-name="ro2">
          <table:table-cell office:value-type="float" office:value="2.349123">
            <text:p>2,349123</text:p>
          </table:table-cell>
          <table:table-cell office:value-type="float" office:value="6.4045825">
            <text:p>6,4045825</text:p>
          </table:table-cell>
          <table:table-cell office:value-type="float" office:value="12680000">
            <text:p>12680000</text:p>
          </table:table-cell>
        </table:table-row>
        <table:table-row table:style-name="ro2">
          <table:table-cell office:value-type="float" office:value="2.3461885">
            <text:p>2,3461885</text:p>
          </table:table-cell>
          <table:table-cell office:value-type="float" office:value="6.39903">
            <text:p>6,39903</text:p>
          </table:table-cell>
          <table:table-cell office:value-type="float" office:value="12690000">
            <text:p>12690000</text:p>
          </table:table-cell>
        </table:table-row>
        <table:table-row table:style-name="ro2">
          <table:table-cell office:value-type="float" office:value="2.343266">
            <text:p>2,343266</text:p>
          </table:table-cell>
          <table:table-cell office:value-type="float" office:value="6.3934717">
            <text:p>6,3934717</text:p>
          </table:table-cell>
          <table:table-cell office:value-type="float" office:value="12700000">
            <text:p>12700000</text:p>
          </table:table-cell>
        </table:table-row>
        <table:table-row table:style-name="ro2">
          <table:table-cell office:value-type="float" office:value="2.340355">
            <text:p>2,340355</text:p>
          </table:table-cell>
          <table:table-cell office:value-type="float" office:value="6.3879075">
            <text:p>6,3879075</text:p>
          </table:table-cell>
          <table:table-cell office:value-type="float" office:value="12710000">
            <text:p>12710000</text:p>
          </table:table-cell>
        </table:table-row>
        <table:table-row table:style-name="ro2">
          <table:table-cell office:value-type="float" office:value="2.3374553">
            <text:p>2,3374553</text:p>
          </table:table-cell>
          <table:table-cell office:value-type="float" office:value="6.3823366">
            <text:p>6,3823366</text:p>
          </table:table-cell>
          <table:table-cell office:value-type="float" office:value="12720000">
            <text:p>12720000</text:p>
          </table:table-cell>
        </table:table-row>
        <table:table-row table:style-name="ro2">
          <table:table-cell office:value-type="float" office:value="2.3345673">
            <text:p>2,3345673</text:p>
          </table:table-cell>
          <table:table-cell office:value-type="float" office:value="6.3767605">
            <text:p>6,3767605</text:p>
          </table:table-cell>
          <table:table-cell office:value-type="float" office:value="12730000">
            <text:p>12730000</text:p>
          </table:table-cell>
        </table:table-row>
        <table:table-row table:style-name="ro2">
          <table:table-cell office:value-type="float" office:value="2.3316913">
            <text:p>2,3316913</text:p>
          </table:table-cell>
          <table:table-cell office:value-type="float" office:value="6.3711777">
            <text:p>6,3711777</text:p>
          </table:table-cell>
          <table:table-cell office:value-type="float" office:value="12740000">
            <text:p>12740000</text:p>
          </table:table-cell>
        </table:table-row>
        <table:table-row table:style-name="ro2">
          <table:table-cell office:value-type="float" office:value="2.328827">
            <text:p>2,328827</text:p>
          </table:table-cell>
          <table:table-cell office:value-type="float" office:value="6.365589">
            <text:p>6,365589</text:p>
          </table:table-cell>
          <table:table-cell office:value-type="float" office:value="12750000">
            <text:p>12750000</text:p>
          </table:table-cell>
        </table:table-row>
        <table:table-row table:style-name="ro2">
          <table:table-cell office:value-type="float" office:value="2.325974">
            <text:p>2,325974</text:p>
          </table:table-cell>
          <table:table-cell office:value-type="float" office:value="6.3599944">
            <text:p>6,3599944</text:p>
          </table:table-cell>
          <table:table-cell office:value-type="float" office:value="12760000">
            <text:p>12760000</text:p>
          </table:table-cell>
        </table:table-row>
        <table:table-row table:style-name="ro2">
          <table:table-cell office:value-type="float" office:value="2.3231328">
            <text:p>2,3231328</text:p>
          </table:table-cell>
          <table:table-cell office:value-type="float" office:value="6.3543935">
            <text:p>6,3543935</text:p>
          </table:table-cell>
          <table:table-cell office:value-type="float" office:value="12770000">
            <text:p>12770000</text:p>
          </table:table-cell>
        </table:table-row>
        <table:table-row table:style-name="ro2">
          <table:table-cell office:value-type="float" office:value="2.3203034">
            <text:p>2,3203034</text:p>
          </table:table-cell>
          <table:table-cell office:value-type="float" office:value="6.348787">
            <text:p>6,348787</text:p>
          </table:table-cell>
          <table:table-cell office:value-type="float" office:value="12780000">
            <text:p>12780000</text:p>
          </table:table-cell>
        </table:table-row>
        <table:table-row table:style-name="ro2">
          <table:table-cell office:value-type="float" office:value="2.3174858">
            <text:p>2,3174858</text:p>
          </table:table-cell>
          <table:table-cell office:value-type="float" office:value="6.3431745">
            <text:p>6,3431745</text:p>
          </table:table-cell>
          <table:table-cell office:value-type="float" office:value="12790000">
            <text:p>12790000</text:p>
          </table:table-cell>
        </table:table-row>
        <table:table-row table:style-name="ro2">
          <table:table-cell office:value-type="float" office:value="2.31468">
            <text:p>2,31468</text:p>
          </table:table-cell>
          <table:table-cell office:value-type="float" office:value="6.337556">
            <text:p>6,337556</text:p>
          </table:table-cell>
          <table:table-cell office:value-type="float" office:value="12800000">
            <text:p>12800000</text:p>
          </table:table-cell>
        </table:table-row>
        <table:table-row table:style-name="ro2">
          <table:table-cell office:value-type="float" office:value="2.311886">
            <text:p>2,311886</text:p>
          </table:table-cell>
          <table:table-cell office:value-type="float" office:value="6.331932">
            <text:p>6,331932</text:p>
          </table:table-cell>
          <table:table-cell office:value-type="float" office:value="12810000">
            <text:p>12810000</text:p>
          </table:table-cell>
        </table:table-row>
        <table:table-row table:style-name="ro2">
          <table:table-cell office:value-type="float" office:value="2.3091037">
            <text:p>2,3091037</text:p>
          </table:table-cell>
          <table:table-cell office:value-type="float" office:value="6.326302">
            <text:p>6,326302</text:p>
          </table:table-cell>
          <table:table-cell office:value-type="float" office:value="12820000">
            <text:p>12820000</text:p>
          </table:table-cell>
        </table:table-row>
        <table:table-row table:style-name="ro2">
          <table:table-cell office:value-type="float" office:value="2.306333">
            <text:p>2,306333</text:p>
          </table:table-cell>
          <table:table-cell office:value-type="float" office:value="6.3206663">
            <text:p>6,3206663</text:p>
          </table:table-cell>
          <table:table-cell office:value-type="float" office:value="12830000">
            <text:p>12830000</text:p>
          </table:table-cell>
        </table:table-row>
        <table:table-row table:style-name="ro2">
          <table:table-cell office:value-type="float" office:value="2.3035746">
            <text:p>2,3035746</text:p>
          </table:table-cell>
          <table:table-cell office:value-type="float" office:value="6.3150244">
            <text:p>6,3150244</text:p>
          </table:table-cell>
          <table:table-cell office:value-type="float" office:value="12840000">
            <text:p>12840000</text:p>
          </table:table-cell>
        </table:table-row>
        <table:table-row table:style-name="ro2">
          <table:table-cell office:value-type="float" office:value="2.3008275">
            <text:p>2,3008275</text:p>
          </table:table-cell>
          <table:table-cell office:value-type="float" office:value="6.309377">
            <text:p>6,309377</text:p>
          </table:table-cell>
          <table:table-cell office:value-type="float" office:value="12850000">
            <text:p>12850000</text:p>
          </table:table-cell>
        </table:table-row>
        <table:table-row table:style-name="ro2">
          <table:table-cell office:value-type="float" office:value="2.2980926">
            <text:p>2,2980926</text:p>
          </table:table-cell>
          <table:table-cell office:value-type="float" office:value="6.3037243">
            <text:p>6,3037243</text:p>
          </table:table-cell>
          <table:table-cell office:value-type="float" office:value="12860000">
            <text:p>12860000</text:p>
          </table:table-cell>
        </table:table-row>
        <table:table-row table:style-name="ro2">
          <table:table-cell office:value-type="float" office:value="2.2953696">
            <text:p>2,2953696</text:p>
          </table:table-cell>
          <table:table-cell office:value-type="float" office:value="6.298065">
            <text:p>6,298065</text:p>
          </table:table-cell>
          <table:table-cell office:value-type="float" office:value="12870000">
            <text:p>12870000</text:p>
          </table:table-cell>
        </table:table-row>
        <table:table-row table:style-name="ro2">
          <table:table-cell office:value-type="float" office:value="2.292658">
            <text:p>2,292658</text:p>
          </table:table-cell>
          <table:table-cell office:value-type="float" office:value="6.292401">
            <text:p>6,292401</text:p>
          </table:table-cell>
          <table:table-cell office:value-type="float" office:value="12880000">
            <text:p>12880000</text:p>
          </table:table-cell>
        </table:table-row>
        <table:table-row table:style-name="ro2">
          <table:table-cell office:value-type="float" office:value="2.2899587">
            <text:p>2,2899587</text:p>
          </table:table-cell>
          <table:table-cell office:value-type="float" office:value="6.286731">
            <text:p>6,286731</text:p>
          </table:table-cell>
          <table:table-cell office:value-type="float" office:value="12890000">
            <text:p>12890000</text:p>
          </table:table-cell>
        </table:table-row>
        <table:table-row table:style-name="ro2">
          <table:table-cell office:value-type="float" office:value="2.2872708">
            <text:p>2,2872708</text:p>
          </table:table-cell>
          <table:table-cell office:value-type="float" office:value="6.2810545">
            <text:p>6,2810545</text:p>
          </table:table-cell>
          <table:table-cell office:value-type="float" office:value="12900000">
            <text:p>12900000</text:p>
          </table:table-cell>
        </table:table-row>
        <table:table-row table:style-name="ro2">
          <table:table-cell office:value-type="float" office:value="2.284595">
            <text:p>2,284595</text:p>
          </table:table-cell>
          <table:table-cell office:value-type="float" office:value="6.275373">
            <text:p>6,275373</text:p>
          </table:table-cell>
          <table:table-cell office:value-type="float" office:value="12910000">
            <text:p>12910000</text:p>
          </table:table-cell>
        </table:table-row>
        <table:table-row table:style-name="ro2">
          <table:table-cell office:value-type="float" office:value="2.2819314">
            <text:p>2,2819314</text:p>
          </table:table-cell>
          <table:table-cell office:value-type="float" office:value="6.2696857">
            <text:p>6,2696857</text:p>
          </table:table-cell>
          <table:table-cell office:value-type="float" office:value="12920000">
            <text:p>12920000</text:p>
          </table:table-cell>
        </table:table-row>
        <table:table-row table:style-name="ro2">
          <table:table-cell office:value-type="float" office:value="2.2792795">
            <text:p>2,2792795</text:p>
          </table:table-cell>
          <table:table-cell office:value-type="float" office:value="6.2639933">
            <text:p>6,2639933</text:p>
          </table:table-cell>
          <table:table-cell office:value-type="float" office:value="12930000">
            <text:p>12930000</text:p>
          </table:table-cell>
        </table:table-row>
        <table:table-row table:style-name="ro2">
          <table:table-cell office:value-type="float" office:value="2.2766395">
            <text:p>2,2766395</text:p>
          </table:table-cell>
          <table:table-cell office:value-type="float" office:value="6.258295">
            <text:p>6,258295</text:p>
          </table:table-cell>
          <table:table-cell office:value-type="float" office:value="12940000">
            <text:p>12940000</text:p>
          </table:table-cell>
        </table:table-row>
        <table:table-row table:style-name="ro2">
          <table:table-cell office:value-type="float" office:value="2.2740114">
            <text:p>2,2740114</text:p>
          </table:table-cell>
          <table:table-cell office:value-type="float" office:value="6.2525916">
            <text:p>6,2525916</text:p>
          </table:table-cell>
          <table:table-cell office:value-type="float" office:value="12950000">
            <text:p>12950000</text:p>
          </table:table-cell>
        </table:table-row>
        <table:table-row table:style-name="ro2">
          <table:table-cell office:value-type="float" office:value="2.2713952">
            <text:p>2,2713952</text:p>
          </table:table-cell>
          <table:table-cell office:value-type="float" office:value="6.2468824">
            <text:p>6,2468824</text:p>
          </table:table-cell>
          <table:table-cell office:value-type="float" office:value="12960000">
            <text:p>12960000</text:p>
          </table:table-cell>
        </table:table-row>
        <table:table-row table:style-name="ro2">
          <table:table-cell office:value-type="float" office:value="2.2687912">
            <text:p>2,2687912</text:p>
          </table:table-cell>
          <table:table-cell office:value-type="float" office:value="6.241168">
            <text:p>6,241168</text:p>
          </table:table-cell>
          <table:table-cell office:value-type="float" office:value="12970000">
            <text:p>12970000</text:p>
          </table:table-cell>
        </table:table-row>
        <table:table-row table:style-name="ro2">
          <table:table-cell office:value-type="float" office:value="2.266199">
            <text:p>2,266199</text:p>
          </table:table-cell>
          <table:table-cell office:value-type="float" office:value="6.235448">
            <text:p>6,235448</text:p>
          </table:table-cell>
          <table:table-cell office:value-type="float" office:value="12980000">
            <text:p>12980000</text:p>
          </table:table-cell>
        </table:table-row>
        <table:table-row table:style-name="ro2">
          <table:table-cell office:value-type="float" office:value="2.2636187">
            <text:p>2,2636187</text:p>
          </table:table-cell>
          <table:table-cell office:value-type="float" office:value="6.2297225">
            <text:p>6,2297225</text:p>
          </table:table-cell>
          <table:table-cell office:value-type="float" office:value="12990000">
            <text:p>12990000</text:p>
          </table:table-cell>
        </table:table-row>
        <table:table-row table:style-name="ro2">
          <table:table-cell office:value-type="float" office:value="2.2610507">
            <text:p>2,2610507</text:p>
          </table:table-cell>
          <table:table-cell office:value-type="float" office:value="6.223992">
            <text:p>6,223992</text:p>
          </table:table-cell>
          <table:table-cell office:value-type="float" office:value="13000000">
            <text:p>13000000</text:p>
          </table:table-cell>
        </table:table-row>
        <table:table-row table:style-name="ro2">
          <table:table-cell office:value-type="float" office:value="2.2584944">
            <text:p>2,2584944</text:p>
          </table:table-cell>
          <table:table-cell office:value-type="float" office:value="6.2182555">
            <text:p>6,2182555</text:p>
          </table:table-cell>
          <table:table-cell office:value-type="float" office:value="13010000">
            <text:p>13010000</text:p>
          </table:table-cell>
        </table:table-row>
        <table:table-row table:style-name="ro2">
          <table:table-cell office:value-type="float" office:value="2.2559502">
            <text:p>2,2559502</text:p>
          </table:table-cell>
          <table:table-cell office:value-type="float" office:value="6.212514">
            <text:p>6,212514</text:p>
          </table:table-cell>
          <table:table-cell office:value-type="float" office:value="13020000">
            <text:p>13020000</text:p>
          </table:table-cell>
        </table:table-row>
        <table:table-row table:style-name="ro2">
          <table:table-cell office:value-type="float" office:value="2.2534177">
            <text:p>2,2534177</text:p>
          </table:table-cell>
          <table:table-cell office:value-type="float" office:value="6.2067666">
            <text:p>6,2067666</text:p>
          </table:table-cell>
          <table:table-cell office:value-type="float" office:value="13030000">
            <text:p>13030000</text:p>
          </table:table-cell>
        </table:table-row>
        <table:table-row table:style-name="ro2">
          <table:table-cell office:value-type="float" office:value="2.2508976">
            <text:p>2,2508976</text:p>
          </table:table-cell>
          <table:table-cell office:value-type="float" office:value="6.2010145">
            <text:p>6,2010145</text:p>
          </table:table-cell>
          <table:table-cell office:value-type="float" office:value="13040000">
            <text:p>13040000</text:p>
          </table:table-cell>
        </table:table-row>
        <table:table-row table:style-name="ro2">
          <table:table-cell office:value-type="float" office:value="2.2483895">
            <text:p>2,2483895</text:p>
          </table:table-cell>
          <table:table-cell office:value-type="float" office:value="6.195257">
            <text:p>6,195257</text:p>
          </table:table-cell>
          <table:table-cell office:value-type="float" office:value="13050000">
            <text:p>13050000</text:p>
          </table:table-cell>
        </table:table-row>
        <table:table-row table:style-name="ro2">
          <table:table-cell office:value-type="float" office:value="2.2458935">
            <text:p>2,2458935</text:p>
          </table:table-cell>
          <table:table-cell office:value-type="float" office:value="6.1894946">
            <text:p>6,1894946</text:p>
          </table:table-cell>
          <table:table-cell office:value-type="float" office:value="13060000">
            <text:p>13060000</text:p>
          </table:table-cell>
        </table:table-row>
        <table:table-row table:style-name="ro2">
          <table:table-cell office:value-type="float" office:value="2.2434096">
            <text:p>2,2434096</text:p>
          </table:table-cell>
          <table:table-cell office:value-type="float" office:value="6.183727">
            <text:p>6,183727</text:p>
          </table:table-cell>
          <table:table-cell office:value-type="float" office:value="13070000">
            <text:p>13070000</text:p>
          </table:table-cell>
        </table:table-row>
        <table:table-row table:style-name="ro2">
          <table:table-cell office:value-type="float" office:value="2.2409377">
            <text:p>2,2409377</text:p>
          </table:table-cell>
          <table:table-cell office:value-type="float" office:value="6.1779537">
            <text:p>6,1779537</text:p>
          </table:table-cell>
          <table:table-cell office:value-type="float" office:value="13080000">
            <text:p>13080000</text:p>
          </table:table-cell>
        </table:table-row>
        <table:table-row table:style-name="ro2">
          <table:table-cell office:value-type="float" office:value="2.238478">
            <text:p>2,238478</text:p>
          </table:table-cell>
          <table:table-cell office:value-type="float" office:value="6.1721754">
            <text:p>6,1721754</text:p>
          </table:table-cell>
          <table:table-cell office:value-type="float" office:value="13090000">
            <text:p>13090000</text:p>
          </table:table-cell>
        </table:table-row>
        <table:table-row table:style-name="ro2">
          <table:table-cell office:value-type="float" office:value="2.2360303">
            <text:p>2,2360303</text:p>
          </table:table-cell>
          <table:table-cell office:value-type="float" office:value="6.1663923">
            <text:p>6,1663923</text:p>
          </table:table-cell>
          <table:table-cell office:value-type="float" office:value="13100000">
            <text:p>13100000</text:p>
          </table:table-cell>
        </table:table-row>
        <table:table-row table:style-name="ro2">
          <table:table-cell office:value-type="float" office:value="2.2335947">
            <text:p>2,2335947</text:p>
          </table:table-cell>
          <table:table-cell office:value-type="float" office:value="6.160604">
            <text:p>6,160604</text:p>
          </table:table-cell>
          <table:table-cell office:value-type="float" office:value="13110000">
            <text:p>13110000</text:p>
          </table:table-cell>
        </table:table-row>
        <table:table-row table:style-name="ro2">
          <table:table-cell office:value-type="float" office:value="2.2311711">
            <text:p>2,2311711</text:p>
          </table:table-cell>
          <table:table-cell office:value-type="float" office:value="6.1548104">
            <text:p>6,1548104</text:p>
          </table:table-cell>
          <table:table-cell office:value-type="float" office:value="13120000">
            <text:p>13120000</text:p>
          </table:table-cell>
        </table:table-row>
        <table:table-row table:style-name="ro2">
          <table:table-cell office:value-type="float" office:value="2.2287598">
            <text:p>2,2287598</text:p>
          </table:table-cell>
          <table:table-cell office:value-type="float" office:value="6.149012">
            <text:p>6,149012</text:p>
          </table:table-cell>
          <table:table-cell office:value-type="float" office:value="13130000">
            <text:p>13130000</text:p>
          </table:table-cell>
        </table:table-row>
        <table:table-row table:style-name="ro2">
          <table:table-cell office:value-type="float" office:value="2.2263608">
            <text:p>2,2263608</text:p>
          </table:table-cell>
          <table:table-cell office:value-type="float" office:value="6.1432085">
            <text:p>6,1432085</text:p>
          </table:table-cell>
          <table:table-cell office:value-type="float" office:value="13140000">
            <text:p>13140000</text:p>
          </table:table-cell>
        </table:table-row>
        <table:table-row table:style-name="ro2">
          <table:table-cell office:value-type="float" office:value="2.2239738">
            <text:p>2,2239738</text:p>
          </table:table-cell>
          <table:table-cell office:value-type="float" office:value="6.1373997">
            <text:p>6,1373997</text:p>
          </table:table-cell>
          <table:table-cell office:value-type="float" office:value="13150000">
            <text:p>13150000</text:p>
          </table:table-cell>
        </table:table-row>
        <table:table-row table:style-name="ro2">
          <table:table-cell office:value-type="float" office:value="2.2215986">
            <text:p>2,2215986</text:p>
          </table:table-cell>
          <table:table-cell office:value-type="float" office:value="6.1315856">
            <text:p>6,1315856</text:p>
          </table:table-cell>
          <table:table-cell office:value-type="float" office:value="13160000">
            <text:p>13160000</text:p>
          </table:table-cell>
        </table:table-row>
        <table:table-row table:style-name="ro2">
          <table:table-cell office:value-type="float" office:value="2.219236">
            <text:p>2,219236</text:p>
          </table:table-cell>
          <table:table-cell office:value-type="float" office:value="6.1257668">
            <text:p>6,1257668</text:p>
          </table:table-cell>
          <table:table-cell office:value-type="float" office:value="13170000">
            <text:p>13170000</text:p>
          </table:table-cell>
        </table:table-row>
        <table:table-row table:style-name="ro2">
          <table:table-cell office:value-type="float" office:value="2.2168853">
            <text:p>2,2168853</text:p>
          </table:table-cell>
          <table:table-cell office:value-type="float" office:value="6.1199436">
            <text:p>6,1199436</text:p>
          </table:table-cell>
          <table:table-cell office:value-type="float" office:value="13180000">
            <text:p>13180000</text:p>
          </table:table-cell>
        </table:table-row>
        <table:table-row table:style-name="ro2">
          <table:table-cell office:value-type="float" office:value="2.2145472">
            <text:p>2,2145472</text:p>
          </table:table-cell>
          <table:table-cell office:value-type="float" office:value="6.1141148">
            <text:p>6,1141148</text:p>
          </table:table-cell>
          <table:table-cell office:value-type="float" office:value="13190000">
            <text:p>13190000</text:p>
          </table:table-cell>
        </table:table-row>
        <table:table-row table:style-name="ro2">
          <table:table-cell office:value-type="float" office:value="2.2122211">
            <text:p>2,2122211</text:p>
          </table:table-cell>
          <table:table-cell office:value-type="float" office:value="6.108282">
            <text:p>6,108282</text:p>
          </table:table-cell>
          <table:table-cell office:value-type="float" office:value="13200000">
            <text:p>13200000</text:p>
          </table:table-cell>
        </table:table-row>
        <table:table-row table:style-name="ro2">
          <table:table-cell office:value-type="float" office:value="2.209907">
            <text:p>2,209907</text:p>
          </table:table-cell>
          <table:table-cell office:value-type="float" office:value="6.1024437">
            <text:p>6,1024437</text:p>
          </table:table-cell>
          <table:table-cell office:value-type="float" office:value="13210000">
            <text:p>13210000</text:p>
          </table:table-cell>
        </table:table-row>
        <table:table-row table:style-name="ro2">
          <table:table-cell office:value-type="float" office:value="2.2076054">
            <text:p>2,2076054</text:p>
          </table:table-cell>
          <table:table-cell office:value-type="float" office:value="6.0966005">
            <text:p>6,0966005</text:p>
          </table:table-cell>
          <table:table-cell office:value-type="float" office:value="13220000">
            <text:p>13220000</text:p>
          </table:table-cell>
        </table:table-row>
        <table:table-row table:style-name="ro2">
          <table:table-cell office:value-type="float" office:value="2.205316">
            <text:p>2,205316</text:p>
          </table:table-cell>
          <table:table-cell office:value-type="float" office:value="6.090753">
            <text:p>6,090753</text:p>
          </table:table-cell>
          <table:table-cell office:value-type="float" office:value="13230000">
            <text:p>13230000</text:p>
          </table:table-cell>
        </table:table-row>
        <table:table-row table:style-name="ro2">
          <table:table-cell office:value-type="float" office:value="2.203039">
            <text:p>2,203039</text:p>
          </table:table-cell>
          <table:table-cell office:value-type="float" office:value="6.0849004">
            <text:p>6,0849004</text:p>
          </table:table-cell>
          <table:table-cell office:value-type="float" office:value="13240000">
            <text:p>13240000</text:p>
          </table:table-cell>
        </table:table-row>
        <table:table-row table:style-name="ro2">
          <table:table-cell office:value-type="float" office:value="2.2007742">
            <text:p>2,2007742</text:p>
          </table:table-cell>
          <table:table-cell office:value-type="float" office:value="6.0790434">
            <text:p>6,0790434</text:p>
          </table:table-cell>
          <table:table-cell office:value-type="float" office:value="13250000">
            <text:p>13250000</text:p>
          </table:table-cell>
        </table:table-row>
        <table:table-row table:style-name="ro2">
          <table:table-cell office:value-type="float" office:value="2.1985214">
            <text:p>2,1985214</text:p>
          </table:table-cell>
          <table:table-cell office:value-type="float" office:value="6.073181">
            <text:p>6,073181</text:p>
          </table:table-cell>
          <table:table-cell office:value-type="float" office:value="13260000">
            <text:p>13260000</text:p>
          </table:table-cell>
        </table:table-row>
        <table:table-row table:style-name="ro2">
          <table:table-cell office:value-type="float" office:value="2.196281">
            <text:p>2,196281</text:p>
          </table:table-cell>
          <table:table-cell office:value-type="float" office:value="6.067314">
            <text:p>6,067314</text:p>
          </table:table-cell>
          <table:table-cell office:value-type="float" office:value="13270000">
            <text:p>13270000</text:p>
          </table:table-cell>
        </table:table-row>
        <table:table-row table:style-name="ro2">
          <table:table-cell office:value-type="float" office:value="2.194053">
            <text:p>2,194053</text:p>
          </table:table-cell>
          <table:table-cell office:value-type="float" office:value="6.061443">
            <text:p>6,061443</text:p>
          </table:table-cell>
          <table:table-cell office:value-type="float" office:value="13280000">
            <text:p>13280000</text:p>
          </table:table-cell>
        </table:table-row>
        <table:table-row table:style-name="ro2">
          <table:table-cell office:value-type="float" office:value="2.1918368">
            <text:p>2,1918368</text:p>
          </table:table-cell>
          <table:table-cell office:value-type="float" office:value="6.0555663">
            <text:p>6,0555663</text:p>
          </table:table-cell>
          <table:table-cell office:value-type="float" office:value="13290000">
            <text:p>13290000</text:p>
          </table:table-cell>
        </table:table-row>
        <table:table-row table:style-name="ro2">
          <table:table-cell office:value-type="float" office:value="2.1896334">
            <text:p>2,1896334</text:p>
          </table:table-cell>
          <table:table-cell office:value-type="float" office:value="6.0496855">
            <text:p>6,0496855</text:p>
          </table:table-cell>
          <table:table-cell office:value-type="float" office:value="13300000">
            <text:p>13300000</text:p>
          </table:table-cell>
        </table:table-row>
        <table:table-row table:style-name="ro2">
          <table:table-cell office:value-type="float" office:value="2.1874423">
            <text:p>2,1874423</text:p>
          </table:table-cell>
          <table:table-cell office:value-type="float" office:value="6.0438004">
            <text:p>6,0438004</text:p>
          </table:table-cell>
          <table:table-cell office:value-type="float" office:value="13310000">
            <text:p>13310000</text:p>
          </table:table-cell>
        </table:table-row>
        <table:table-row table:style-name="ro2">
          <table:table-cell office:value-type="float" office:value="2.1852634">
            <text:p>2,1852634</text:p>
          </table:table-cell>
          <table:table-cell office:value-type="float" office:value="6.0379105">
            <text:p>6,0379105</text:p>
          </table:table-cell>
          <table:table-cell office:value-type="float" office:value="13320000">
            <text:p>13320000</text:p>
          </table:table-cell>
        </table:table-row>
        <table:table-row table:style-name="ro2">
          <table:table-cell office:value-type="float" office:value="2.183097">
            <text:p>2,183097</text:p>
          </table:table-cell>
          <table:table-cell office:value-type="float" office:value="6.032016">
            <text:p>6,032016</text:p>
          </table:table-cell>
          <table:table-cell office:value-type="float" office:value="13330000">
            <text:p>13330000</text:p>
          </table:table-cell>
        </table:table-row>
        <table:table-row table:style-name="ro2">
          <table:table-cell office:value-type="float" office:value="2.1809428">
            <text:p>2,1809428</text:p>
          </table:table-cell>
          <table:table-cell office:value-type="float" office:value="6.0261173">
            <text:p>6,0261173</text:p>
          </table:table-cell>
          <table:table-cell office:value-type="float" office:value="13340000">
            <text:p>13340000</text:p>
          </table:table-cell>
        </table:table-row>
        <table:table-row table:style-name="ro2">
          <table:table-cell office:value-type="float" office:value="2.1788008">
            <text:p>2,1788008</text:p>
          </table:table-cell>
          <table:table-cell office:value-type="float" office:value="6.0202136">
            <text:p>6,0202136</text:p>
          </table:table-cell>
          <table:table-cell office:value-type="float" office:value="13350000">
            <text:p>13350000</text:p>
          </table:table-cell>
        </table:table-row>
        <table:table-row table:style-name="ro2">
          <table:table-cell office:value-type="float" office:value="2.1766715">
            <text:p>2,1766715</text:p>
          </table:table-cell>
          <table:table-cell office:value-type="float" office:value="6.014306">
            <text:p>6,014306</text:p>
          </table:table-cell>
          <table:table-cell office:value-type="float" office:value="13360000">
            <text:p>13360000</text:p>
          </table:table-cell>
        </table:table-row>
        <table:table-row table:style-name="ro2">
          <table:table-cell office:value-type="float" office:value="2.1745543">
            <text:p>2,1745543</text:p>
          </table:table-cell>
          <table:table-cell office:value-type="float" office:value="6.0083933">
            <text:p>6,0083933</text:p>
          </table:table-cell>
          <table:table-cell office:value-type="float" office:value="13370000">
            <text:p>13370000</text:p>
          </table:table-cell>
        </table:table-row>
        <table:table-row table:style-name="ro2">
          <table:table-cell office:value-type="float" office:value="2.1724498">
            <text:p>2,1724498</text:p>
          </table:table-cell>
          <table:table-cell office:value-type="float" office:value="6.0024767">
            <text:p>6,0024767</text:p>
          </table:table-cell>
          <table:table-cell office:value-type="float" office:value="13380000">
            <text:p>13380000</text:p>
          </table:table-cell>
        </table:table-row>
        <table:table-row table:style-name="ro2">
          <table:table-cell office:value-type="float" office:value="2.1703575">
            <text:p>2,1703575</text:p>
          </table:table-cell>
          <table:table-cell office:value-type="float" office:value="5.9965553">
            <text:p>5,9965553</text:p>
          </table:table-cell>
          <table:table-cell office:value-type="float" office:value="13390000">
            <text:p>13390000</text:p>
          </table:table-cell>
        </table:table-row>
        <table:table-row table:style-name="ro2">
          <table:table-cell office:value-type="float" office:value="2.1682775">
            <text:p>2,1682775</text:p>
          </table:table-cell>
          <table:table-cell office:value-type="float" office:value="5.99063">
            <text:p>5,99063</text:p>
          </table:table-cell>
          <table:table-cell office:value-type="float" office:value="13400000">
            <text:p>13400000</text:p>
          </table:table-cell>
        </table:table-row>
        <table:table-row table:style-name="ro2">
          <table:table-cell office:value-type="float" office:value="2.1662102">
            <text:p>2,1662102</text:p>
          </table:table-cell>
          <table:table-cell table:style-name="ce1" office:value-type="string">
            <text:p>5,9847</text:p>
          </table:table-cell>
          <table:table-cell office:value-type="float" office:value="13410000">
            <text:p>13410000</text:p>
          </table:table-cell>
        </table:table-row>
        <table:table-row table:style-name="ro2">
          <table:table-cell office:value-type="float" office:value="2.164155">
            <text:p>2,164155</text:p>
          </table:table-cell>
          <table:table-cell office:value-type="float" office:value="5.978766">
            <text:p>5,978766</text:p>
          </table:table-cell>
          <table:table-cell office:value-type="float" office:value="13420000">
            <text:p>13420000</text:p>
          </table:table-cell>
        </table:table-row>
        <table:table-row table:style-name="ro2">
          <table:table-cell office:value-type="float" office:value="2.162112">
            <text:p>2,162112</text:p>
          </table:table-cell>
          <table:table-cell office:value-type="float" office:value="5.972827">
            <text:p>5,972827</text:p>
          </table:table-cell>
          <table:table-cell office:value-type="float" office:value="13430000">
            <text:p>13430000</text:p>
          </table:table-cell>
        </table:table-row>
        <table:table-row table:style-name="ro2">
          <table:table-cell office:value-type="float" office:value="2.1600819">
            <text:p>2,1600819</text:p>
          </table:table-cell>
          <table:table-cell office:value-type="float" office:value="5.966884">
            <text:p>5,966884</text:p>
          </table:table-cell>
          <table:table-cell office:value-type="float" office:value="13440000">
            <text:p>13440000</text:p>
          </table:table-cell>
        </table:table-row>
        <table:table-row table:style-name="ro2">
          <table:table-cell office:value-type="float" office:value="2.1580641">
            <text:p>2,1580641</text:p>
          </table:table-cell>
          <table:table-cell office:value-type="float" office:value="5.9609375">
            <text:p>5,9609375</text:p>
          </table:table-cell>
          <table:table-cell office:value-type="float" office:value="13450000">
            <text:p>13450000</text:p>
          </table:table-cell>
        </table:table-row>
        <table:table-row table:style-name="ro2">
          <table:table-cell office:value-type="float" office:value="2.1560588">
            <text:p>2,1560588</text:p>
          </table:table-cell>
          <table:table-cell office:value-type="float" office:value="5.954986">
            <text:p>5,954986</text:p>
          </table:table-cell>
          <table:table-cell office:value-type="float" office:value="13460000">
            <text:p>13460000</text:p>
          </table:table-cell>
        </table:table-row>
        <table:table-row table:style-name="ro2">
          <table:table-cell office:value-type="float" office:value="2.1540658">
            <text:p>2,1540658</text:p>
          </table:table-cell>
          <table:table-cell office:value-type="float" office:value="5.949031">
            <text:p>5,949031</text:p>
          </table:table-cell>
          <table:table-cell office:value-type="float" office:value="13470000">
            <text:p>13470000</text:p>
          </table:table-cell>
        </table:table-row>
        <table:table-row table:style-name="ro2">
          <table:table-cell office:value-type="float" office:value="2.1520855">
            <text:p>2,1520855</text:p>
          </table:table-cell>
          <table:table-cell office:value-type="float" office:value="5.9430714">
            <text:p>5,9430714</text:p>
          </table:table-cell>
          <table:table-cell office:value-type="float" office:value="13480000">
            <text:p>13480000</text:p>
          </table:table-cell>
        </table:table-row>
        <table:table-row table:style-name="ro2">
          <table:table-cell office:value-type="float" office:value="2.1501176">
            <text:p>2,1501176</text:p>
          </table:table-cell>
          <table:table-cell office:value-type="float" office:value="5.9371076">
            <text:p>5,9371076</text:p>
          </table:table-cell>
          <table:table-cell office:value-type="float" office:value="13490000">
            <text:p>13490000</text:p>
          </table:table-cell>
        </table:table-row>
        <table:table-row table:style-name="ro2">
          <table:table-cell office:value-type="float" office:value="2.1481621">
            <text:p>2,1481621</text:p>
          </table:table-cell>
          <table:table-cell office:value-type="float" office:value="5.93114">
            <text:p>5,93114</text:p>
          </table:table-cell>
          <table:table-cell office:value-type="float" office:value="13500000">
            <text:p>13500000</text:p>
          </table:table-cell>
        </table:table-row>
        <table:table-row table:style-name="ro2">
          <table:table-cell office:value-type="float" office:value="2.1462193">
            <text:p>2,1462193</text:p>
          </table:table-cell>
          <table:table-cell office:value-type="float" office:value="5.925168">
            <text:p>5,925168</text:p>
          </table:table-cell>
          <table:table-cell office:value-type="float" office:value="13510000">
            <text:p>13510000</text:p>
          </table:table-cell>
        </table:table-row>
        <table:table-row table:style-name="ro2">
          <table:table-cell office:value-type="float" office:value="2.144289">
            <text:p>2,144289</text:p>
          </table:table-cell>
          <table:table-cell office:value-type="float" office:value="5.9191923">
            <text:p>5,9191923</text:p>
          </table:table-cell>
          <table:table-cell office:value-type="float" office:value="13520000">
            <text:p>13520000</text:p>
          </table:table-cell>
        </table:table-row>
        <table:table-row table:style-name="ro2">
          <table:table-cell office:value-type="float" office:value="2.142371">
            <text:p>2,142371</text:p>
          </table:table-cell>
          <table:table-cell office:value-type="float" office:value="5.9132123">
            <text:p>5,9132123</text:p>
          </table:table-cell>
          <table:table-cell office:value-type="float" office:value="13530000">
            <text:p>13530000</text:p>
          </table:table-cell>
        </table:table-row>
        <table:table-row table:style-name="ro2">
          <table:table-cell office:value-type="float" office:value="2.1404657">
            <text:p>2,1404657</text:p>
          </table:table-cell>
          <table:table-cell office:value-type="float" office:value="5.9072285">
            <text:p>5,9072285</text:p>
          </table:table-cell>
          <table:table-cell office:value-type="float" office:value="13540000">
            <text:p>13540000</text:p>
          </table:table-cell>
        </table:table-row>
        <table:table-row table:style-name="ro2">
          <table:table-cell office:value-type="float" office:value="2.1385727">
            <text:p>2,1385727</text:p>
          </table:table-cell>
          <table:table-cell office:value-type="float" office:value="5.9012403">
            <text:p>5,9012403</text:p>
          </table:table-cell>
          <table:table-cell office:value-type="float" office:value="13550000">
            <text:p>13550000</text:p>
          </table:table-cell>
        </table:table-row>
        <table:table-row table:style-name="ro2">
          <table:table-cell office:value-type="float" office:value="2.136692">
            <text:p>2,136692</text:p>
          </table:table-cell>
          <table:table-cell office:value-type="float" office:value="5.895248">
            <text:p>5,895248</text:p>
          </table:table-cell>
          <table:table-cell office:value-type="float" office:value="13560000">
            <text:p>13560000</text:p>
          </table:table-cell>
        </table:table-row>
        <table:table-row table:style-name="ro2">
          <table:table-cell office:value-type="float" office:value="2.1348245">
            <text:p>2,1348245</text:p>
          </table:table-cell>
          <table:table-cell office:value-type="float" office:value="5.889252">
            <text:p>5,889252</text:p>
          </table:table-cell>
          <table:table-cell office:value-type="float" office:value="13570000">
            <text:p>13570000</text:p>
          </table:table-cell>
        </table:table-row>
        <table:table-row table:style-name="ro2">
          <table:table-cell office:value-type="float" office:value="2.1329694">
            <text:p>2,1329694</text:p>
          </table:table-cell>
          <table:table-cell office:value-type="float" office:value="5.883252">
            <text:p>5,883252</text:p>
          </table:table-cell>
          <table:table-cell office:value-type="float" office:value="13580000">
            <text:p>13580000</text:p>
          </table:table-cell>
        </table:table-row>
        <table:table-row table:style-name="ro2">
          <table:table-cell office:value-type="float" office:value="2.1311266">
            <text:p>2,1311266</text:p>
          </table:table-cell>
          <table:table-cell office:value-type="float" office:value="5.877249">
            <text:p>5,877249</text:p>
          </table:table-cell>
          <table:table-cell office:value-type="float" office:value="13590000">
            <text:p>13590000</text:p>
          </table:table-cell>
        </table:table-row>
        <table:table-row table:style-name="ro2">
          <table:table-cell office:value-type="float" office:value="2.1292965">
            <text:p>2,1292965</text:p>
          </table:table-cell>
          <table:table-cell office:value-type="float" office:value="5.8712416">
            <text:p>5,8712416</text:p>
          </table:table-cell>
          <table:table-cell office:value-type="float" office:value="13600000">
            <text:p>13600000</text:p>
          </table:table-cell>
        </table:table-row>
        <table:table-row table:style-name="ro2">
          <table:table-cell office:value-type="float" office:value="2.127479">
            <text:p>2,127479</text:p>
          </table:table-cell>
          <table:table-cell office:value-type="float" office:value="5.8652306">
            <text:p>5,8652306</text:p>
          </table:table-cell>
          <table:table-cell office:value-type="float" office:value="13610000">
            <text:p>13610000</text:p>
          </table:table-cell>
        </table:table-row>
        <table:table-row table:style-name="ro2">
          <table:table-cell office:value-type="float" office:value="2.1256742">
            <text:p>2,1256742</text:p>
          </table:table-cell>
          <table:table-cell office:value-type="float" office:value="5.8592153">
            <text:p>5,8592153</text:p>
          </table:table-cell>
          <table:table-cell office:value-type="float" office:value="13620000">
            <text:p>13620000</text:p>
          </table:table-cell>
        </table:table-row>
        <table:table-row table:style-name="ro2">
          <table:table-cell office:value-type="float" office:value="2.1238818">
            <text:p>2,1238818</text:p>
          </table:table-cell>
          <table:table-cell office:value-type="float" office:value="5.8531966">
            <text:p>5,8531966</text:p>
          </table:table-cell>
          <table:table-cell office:value-type="float" office:value="13630000">
            <text:p>13630000</text:p>
          </table:table-cell>
        </table:table-row>
        <table:table-row table:style-name="ro2">
          <table:table-cell office:value-type="float" office:value="2.1221023">
            <text:p>2,1221023</text:p>
          </table:table-cell>
          <table:table-cell office:value-type="float" office:value="5.847174">
            <text:p>5,847174</text:p>
          </table:table-cell>
          <table:table-cell office:value-type="float" office:value="13640000">
            <text:p>13640000</text:p>
          </table:table-cell>
        </table:table-row>
        <table:table-row table:style-name="ro2">
          <table:table-cell office:value-type="float" office:value="2.120335">
            <text:p>2,120335</text:p>
          </table:table-cell>
          <table:table-cell office:value-type="float" office:value="5.841148">
            <text:p>5,841148</text:p>
          </table:table-cell>
          <table:table-cell office:value-type="float" office:value="13650000">
            <text:p>13650000</text:p>
          </table:table-cell>
        </table:table-row>
        <table:table-row table:style-name="ro2">
          <table:table-cell office:value-type="float" office:value="2.1185806">
            <text:p>2,1185806</text:p>
          </table:table-cell>
          <table:table-cell office:value-type="float" office:value="5.8351183">
            <text:p>5,8351183</text:p>
          </table:table-cell>
          <table:table-cell office:value-type="float" office:value="13660000">
            <text:p>13660000</text:p>
          </table:table-cell>
        </table:table-row>
        <table:table-row table:style-name="ro2">
          <table:table-cell office:value-type="float" office:value="2.116839">
            <text:p>2,116839</text:p>
          </table:table-cell>
          <table:table-cell office:value-type="float" office:value="5.8290844">
            <text:p>5,8290844</text:p>
          </table:table-cell>
          <table:table-cell office:value-type="float" office:value="13670000">
            <text:p>13670000</text:p>
          </table:table-cell>
        </table:table-row>
        <table:table-row table:style-name="ro2">
          <table:table-cell office:value-type="float" office:value="2.1151094">
            <text:p>2,1151094</text:p>
          </table:table-cell>
          <table:table-cell office:value-type="float" office:value="5.823047">
            <text:p>5,823047</text:p>
          </table:table-cell>
          <table:table-cell office:value-type="float" office:value="13680000">
            <text:p>13680000</text:p>
          </table:table-cell>
        </table:table-row>
        <table:table-row table:style-name="ro2">
          <table:table-cell office:value-type="float" office:value="2.1133928">
            <text:p>2,1133928</text:p>
          </table:table-cell>
          <table:table-cell office:value-type="float" office:value="5.817006">
            <text:p>5,817006</text:p>
          </table:table-cell>
          <table:table-cell office:value-type="float" office:value="13690000">
            <text:p>13690000</text:p>
          </table:table-cell>
        </table:table-row>
        <table:table-row table:style-name="ro2">
          <table:table-cell office:value-type="float" office:value="2.1116889">
            <text:p>2,1116889</text:p>
          </table:table-cell>
          <table:table-cell office:value-type="float" office:value="5.8109617">
            <text:p>5,8109617</text:p>
          </table:table-cell>
          <table:table-cell office:value-type="float" office:value="13700000">
            <text:p>13700000</text:p>
          </table:table-cell>
        </table:table-row>
        <table:table-row table:style-name="ro2">
          <table:table-cell office:value-type="float" office:value="2.1099975">
            <text:p>2,1099975</text:p>
          </table:table-cell>
          <table:table-cell office:value-type="float" office:value="5.8049135">
            <text:p>5,8049135</text:p>
          </table:table-cell>
          <table:table-cell office:value-type="float" office:value="13710000">
            <text:p>13710000</text:p>
          </table:table-cell>
        </table:table-row>
        <table:table-row table:style-name="ro2">
          <table:table-cell office:value-type="float" office:value="2.1083188">
            <text:p>2,1083188</text:p>
          </table:table-cell>
          <table:table-cell office:value-type="float" office:value="5.798862">
            <text:p>5,798862</text:p>
          </table:table-cell>
          <table:table-cell office:value-type="float" office:value="13720000">
            <text:p>13720000</text:p>
          </table:table-cell>
        </table:table-row>
        <table:table-row table:style-name="ro2">
          <table:table-cell office:value-type="float" office:value="2.106653">
            <text:p>2,106653</text:p>
          </table:table-cell>
          <table:table-cell office:value-type="float" office:value="5.792807">
            <text:p>5,792807</text:p>
          </table:table-cell>
          <table:table-cell office:value-type="float" office:value="13730000">
            <text:p>13730000</text:p>
          </table:table-cell>
        </table:table-row>
        <table:table-row table:style-name="ro2">
          <table:table-cell office:value-type="float" office:value="2.1049998">
            <text:p>2,1049998</text:p>
          </table:table-cell>
          <table:table-cell office:value-type="float" office:value="5.786749">
            <text:p>5,786749</text:p>
          </table:table-cell>
          <table:table-cell office:value-type="float" office:value="13740000">
            <text:p>13740000</text:p>
          </table:table-cell>
        </table:table-row>
        <table:table-row table:style-name="ro2">
          <table:table-cell office:value-type="float" office:value="2.1033592">
            <text:p>2,1033592</text:p>
          </table:table-cell>
          <table:table-cell office:value-type="float" office:value="5.780687">
            <text:p>5,780687</text:p>
          </table:table-cell>
          <table:table-cell office:value-type="float" office:value="13750000">
            <text:p>13750000</text:p>
          </table:table-cell>
        </table:table-row>
        <table:table-row table:style-name="ro2">
          <table:table-cell office:value-type="float" office:value="2.1017313">
            <text:p>2,1017313</text:p>
          </table:table-cell>
          <table:table-cell office:value-type="float" office:value="5.7746215">
            <text:p>5,7746215</text:p>
          </table:table-cell>
          <table:table-cell office:value-type="float" office:value="13760000">
            <text:p>13760000</text:p>
          </table:table-cell>
        </table:table-row>
        <table:table-row table:style-name="ro2">
          <table:table-cell office:value-type="float" office:value="2.1001163">
            <text:p>2,1001163</text:p>
          </table:table-cell>
          <table:table-cell office:value-type="float" office:value="5.768553">
            <text:p>5,768553</text:p>
          </table:table-cell>
          <table:table-cell office:value-type="float" office:value="13770000">
            <text:p>13770000</text:p>
          </table:table-cell>
        </table:table-row>
        <table:table-row table:style-name="ro2">
          <table:table-cell office:value-type="float" office:value="2.0985136">
            <text:p>2,0985136</text:p>
          </table:table-cell>
          <table:table-cell office:value-type="float" office:value="5.7624807">
            <text:p>5,7624807</text:p>
          </table:table-cell>
          <table:table-cell office:value-type="float" office:value="13780000">
            <text:p>13780000</text:p>
          </table:table-cell>
        </table:table-row>
        <table:table-row table:style-name="ro2">
          <table:table-cell office:value-type="float" office:value="2.0969238">
            <text:p>2,0969238</text:p>
          </table:table-cell>
          <table:table-cell office:value-type="float" office:value="5.7564054">
            <text:p>5,7564054</text:p>
          </table:table-cell>
          <table:table-cell office:value-type="float" office:value="13790000">
            <text:p>13790000</text:p>
          </table:table-cell>
        </table:table-row>
        <table:table-row table:style-name="ro2">
          <table:table-cell office:value-type="float" office:value="2.095347">
            <text:p>2,095347</text:p>
          </table:table-cell>
          <table:table-cell office:value-type="float" office:value="5.7503266">
            <text:p>5,7503266</text:p>
          </table:table-cell>
          <table:table-cell office:value-type="float" office:value="13800000">
            <text:p>13800000</text:p>
          </table:table-cell>
        </table:table-row>
        <table:table-row table:style-name="ro2">
          <table:table-cell office:value-type="float" office:value="2.0937824">
            <text:p>2,0937824</text:p>
          </table:table-cell>
          <table:table-cell office:value-type="float" office:value="5.7442446">
            <text:p>5,7442446</text:p>
          </table:table-cell>
          <table:table-cell office:value-type="float" office:value="13810000">
            <text:p>13810000</text:p>
          </table:table-cell>
        </table:table-row>
        <table:table-row table:style-name="ro2">
          <table:table-cell office:value-type="float" office:value="2.0922308">
            <text:p>2,0922308</text:p>
          </table:table-cell>
          <table:table-cell office:value-type="float" office:value="5.7381587">
            <text:p>5,7381587</text:p>
          </table:table-cell>
          <table:table-cell office:value-type="float" office:value="13820000">
            <text:p>13820000</text:p>
          </table:table-cell>
        </table:table-row>
        <table:table-row table:style-name="ro2">
          <table:table-cell office:value-type="float" office:value="2.090692">
            <text:p>2,090692</text:p>
          </table:table-cell>
          <table:table-cell office:value-type="float" office:value="5.7320704">
            <text:p>5,7320704</text:p>
          </table:table-cell>
          <table:table-cell office:value-type="float" office:value="13830000">
            <text:p>13830000</text:p>
          </table:table-cell>
        </table:table-row>
        <table:table-row table:style-name="ro2">
          <table:table-cell office:value-type="float" office:value="2.089166">
            <text:p>2,089166</text:p>
          </table:table-cell>
          <table:table-cell office:value-type="float" office:value="5.725979">
            <text:p>5,725979</text:p>
          </table:table-cell>
          <table:table-cell office:value-type="float" office:value="13840000">
            <text:p>13840000</text:p>
          </table:table-cell>
        </table:table-row>
        <table:table-row table:style-name="ro2">
          <table:table-cell office:value-type="float" office:value="2.0876527">
            <text:p>2,0876527</text:p>
          </table:table-cell>
          <table:table-cell office:value-type="float" office:value="5.719884">
            <text:p>5,719884</text:p>
          </table:table-cell>
          <table:table-cell office:value-type="float" office:value="13850000">
            <text:p>13850000</text:p>
          </table:table-cell>
        </table:table-row>
        <table:table-row table:style-name="ro2">
          <table:table-cell office:value-type="float" office:value="2.086152">
            <text:p>2,086152</text:p>
          </table:table-cell>
          <table:table-cell office:value-type="float" office:value="5.7137856">
            <text:p>5,7137856</text:p>
          </table:table-cell>
          <table:table-cell office:value-type="float" office:value="13860000">
            <text:p>13860000</text:p>
          </table:table-cell>
        </table:table-row>
        <table:table-row table:style-name="ro2">
          <table:table-cell office:value-type="float" office:value="2.0846643">
            <text:p>2,0846643</text:p>
          </table:table-cell>
          <table:table-cell office:value-type="float" office:value="5.7076845">
            <text:p>5,7076845</text:p>
          </table:table-cell>
          <table:table-cell office:value-type="float" office:value="13870000">
            <text:p>13870000</text:p>
          </table:table-cell>
        </table:table-row>
        <table:table-row table:style-name="ro2">
          <table:table-cell office:value-type="float" office:value="2.0831892">
            <text:p>2,0831892</text:p>
          </table:table-cell>
          <table:table-cell office:value-type="float" office:value="5.70158">
            <text:p>5,70158</text:p>
          </table:table-cell>
          <table:table-cell office:value-type="float" office:value="13880000">
            <text:p>13880000</text:p>
          </table:table-cell>
        </table:table-row>
        <table:table-row table:style-name="ro2">
          <table:table-cell office:value-type="float" office:value="2.081727">
            <text:p>2,081727</text:p>
          </table:table-cell>
          <table:table-cell office:value-type="float" office:value="5.6954727">
            <text:p>5,6954727</text:p>
          </table:table-cell>
          <table:table-cell office:value-type="float" office:value="13890000">
            <text:p>13890000</text:p>
          </table:table-cell>
        </table:table-row>
        <table:table-row table:style-name="ro2">
          <table:table-cell office:value-type="float" office:value="2.0802777">
            <text:p>2,0802777</text:p>
          </table:table-cell>
          <table:table-cell office:value-type="float" office:value="5.6893625">
            <text:p>5,6893625</text:p>
          </table:table-cell>
          <table:table-cell office:value-type="float" office:value="13900000">
            <text:p>13900000</text:p>
          </table:table-cell>
        </table:table-row>
        <table:table-row table:style-name="ro2">
          <table:table-cell office:value-type="float" office:value="2.0788407">
            <text:p>2,0788407</text:p>
          </table:table-cell>
          <table:table-cell office:value-type="float" office:value="5.683249">
            <text:p>5,683249</text:p>
          </table:table-cell>
          <table:table-cell office:value-type="float" office:value="13910000">
            <text:p>13910000</text:p>
          </table:table-cell>
        </table:table-row>
        <table:table-row table:style-name="ro2">
          <table:table-cell office:value-type="float" office:value="2.077417">
            <text:p>2,077417</text:p>
          </table:table-cell>
          <table:table-cell office:value-type="float" office:value="5.6771326">
            <text:p>5,6771326</text:p>
          </table:table-cell>
          <table:table-cell office:value-type="float" office:value="13920000">
            <text:p>13920000</text:p>
          </table:table-cell>
        </table:table-row>
        <table:table-row table:style-name="ro2">
          <table:table-cell office:value-type="float" office:value="2.076006">
            <text:p>2,076006</text:p>
          </table:table-cell>
          <table:table-cell office:value-type="float" office:value="5.6710134">
            <text:p>5,6710134</text:p>
          </table:table-cell>
          <table:table-cell office:value-type="float" office:value="13930000">
            <text:p>13930000</text:p>
          </table:table-cell>
        </table:table-row>
        <table:table-row table:style-name="ro2">
          <table:table-cell office:value-type="float" office:value="2.0746078">
            <text:p>2,0746078</text:p>
          </table:table-cell>
          <table:table-cell office:value-type="float" office:value="5.6648912">
            <text:p>5,6648912</text:p>
          </table:table-cell>
          <table:table-cell office:value-type="float" office:value="13940000">
            <text:p>13940000</text:p>
          </table:table-cell>
        </table:table-row>
        <table:table-row table:style-name="ro2">
          <table:table-cell office:value-type="float" office:value="2.0732222">
            <text:p>2,0732222</text:p>
          </table:table-cell>
          <table:table-cell office:value-type="float" office:value="5.6587653">
            <text:p>5,6587653</text:p>
          </table:table-cell>
          <table:table-cell office:value-type="float" office:value="13950000">
            <text:p>13950000</text:p>
          </table:table-cell>
        </table:table-row>
        <table:table-row table:style-name="ro2">
          <table:table-cell office:value-type="float" office:value="2.0718496">
            <text:p>2,0718496</text:p>
          </table:table-cell>
          <table:table-cell office:value-type="float" office:value="5.652637">
            <text:p>5,652637</text:p>
          </table:table-cell>
          <table:table-cell office:value-type="float" office:value="13960000">
            <text:p>13960000</text:p>
          </table:table-cell>
        </table:table-row>
        <table:table-row table:style-name="ro2">
          <table:table-cell office:value-type="float" office:value="2.07049">
            <text:p>2,07049</text:p>
          </table:table-cell>
          <table:table-cell office:value-type="float" office:value="5.6465063">
            <text:p>5,6465063</text:p>
          </table:table-cell>
          <table:table-cell office:value-type="float" office:value="13970000">
            <text:p>13970000</text:p>
          </table:table-cell>
        </table:table-row>
        <table:table-row table:style-name="ro2">
          <table:table-cell office:value-type="float" office:value="2.0691428">
            <text:p>2,0691428</text:p>
          </table:table-cell>
          <table:table-cell office:value-type="float" office:value="5.6403723">
            <text:p>5,6403723</text:p>
          </table:table-cell>
          <table:table-cell office:value-type="float" office:value="13980000">
            <text:p>13980000</text:p>
          </table:table-cell>
        </table:table-row>
        <table:table-row table:style-name="ro2">
          <table:table-cell office:value-type="float" office:value="2.0678086">
            <text:p>2,0678086</text:p>
          </table:table-cell>
          <table:table-cell office:value-type="float" office:value="5.634236">
            <text:p>5,634236</text:p>
          </table:table-cell>
          <table:table-cell office:value-type="float" office:value="13990000">
            <text:p>13990000</text:p>
          </table:table-cell>
        </table:table-row>
        <table:table-row table:style-name="ro2">
          <table:table-cell office:value-type="float" office:value="2.0664878">
            <text:p>2,0664878</text:p>
          </table:table-cell>
          <table:table-cell office:value-type="float" office:value="5.6280966">
            <text:p>5,6280966</text:p>
          </table:table-cell>
          <table:table-cell office:value-type="float" office:value="14000000">
            <text:p>14000000</text:p>
          </table:table-cell>
        </table:table-row>
        <table:table-row table:style-name="ro2">
          <table:table-cell office:value-type="float" office:value="2.0651793">
            <text:p>2,0651793</text:p>
          </table:table-cell>
          <table:table-cell office:value-type="float" office:value="5.621954">
            <text:p>5,621954</text:p>
          </table:table-cell>
          <table:table-cell office:value-type="float" office:value="14010000">
            <text:p>14010000</text:p>
          </table:table-cell>
        </table:table-row>
        <table:table-row table:style-name="ro2">
          <table:table-cell office:value-type="float" office:value="2.0638838">
            <text:p>2,0638838</text:p>
          </table:table-cell>
          <table:table-cell office:value-type="float" office:value="5.6158094">
            <text:p>5,6158094</text:p>
          </table:table-cell>
          <table:table-cell office:value-type="float" office:value="14020000">
            <text:p>14020000</text:p>
          </table:table-cell>
        </table:table-row>
        <table:table-row table:style-name="ro2">
          <table:table-cell office:value-type="float" office:value="2.062601">
            <text:p>2,062601</text:p>
          </table:table-cell>
          <table:table-cell office:value-type="float" office:value="5.6096616">
            <text:p>5,6096616</text:p>
          </table:table-cell>
          <table:table-cell office:value-type="float" office:value="14030000">
            <text:p>14030000</text:p>
          </table:table-cell>
        </table:table-row>
        <table:table-row table:style-name="ro2">
          <table:table-cell office:value-type="float" office:value="2.0613313">
            <text:p>2,0613313</text:p>
          </table:table-cell>
          <table:table-cell office:value-type="float" office:value="5.6035113">
            <text:p>5,6035113</text:p>
          </table:table-cell>
          <table:table-cell office:value-type="float" office:value="14040000">
            <text:p>14040000</text:p>
          </table:table-cell>
        </table:table-row>
        <table:table-row table:style-name="ro2">
          <table:table-cell office:value-type="float" office:value="2.0600743">
            <text:p>2,0600743</text:p>
          </table:table-cell>
          <table:table-cell office:value-type="float" office:value="5.5973587">
            <text:p>5,5973587</text:p>
          </table:table-cell>
          <table:table-cell office:value-type="float" office:value="14050000">
            <text:p>14050000</text:p>
          </table:table-cell>
        </table:table-row>
        <table:table-row table:style-name="ro2">
          <table:table-cell office:value-type="float" office:value="2.0588303">
            <text:p>2,0588303</text:p>
          </table:table-cell>
          <table:table-cell office:value-type="float" office:value="5.591203">
            <text:p>5,591203</text:p>
          </table:table-cell>
          <table:table-cell office:value-type="float" office:value="14060000">
            <text:p>14060000</text:p>
          </table:table-cell>
        </table:table-row>
        <table:table-row table:style-name="ro2">
          <table:table-cell office:value-type="float" office:value="2.057599">
            <text:p>2,057599</text:p>
          </table:table-cell>
          <table:table-cell office:value-type="float" office:value="5.585045">
            <text:p>5,585045</text:p>
          </table:table-cell>
          <table:table-cell office:value-type="float" office:value="14070000">
            <text:p>14070000</text:p>
          </table:table-cell>
        </table:table-row>
        <table:table-row table:style-name="ro2">
          <table:table-cell office:value-type="float" office:value="2.056381">
            <text:p>2,056381</text:p>
          </table:table-cell>
          <table:table-cell office:value-type="float" office:value="5.5788836">
            <text:p>5,5788836</text:p>
          </table:table-cell>
          <table:table-cell office:value-type="float" office:value="14080000">
            <text:p>14080000</text:p>
          </table:table-cell>
        </table:table-row>
        <table:table-row table:style-name="ro2">
          <table:table-cell office:value-type="float" office:value="2.0551755">
            <text:p>2,0551755</text:p>
          </table:table-cell>
          <table:table-cell office:value-type="float" office:value="5.5727205">
            <text:p>5,5727205</text:p>
          </table:table-cell>
          <table:table-cell office:value-type="float" office:value="14090000">
            <text:p>14090000</text:p>
          </table:table-cell>
        </table:table-row>
        <table:table-row table:style-name="ro2">
          <table:table-cell office:value-type="float" office:value="2.053983">
            <text:p>2,053983</text:p>
          </table:table-cell>
          <table:table-cell office:value-type="float" office:value="5.566555">
            <text:p>5,566555</text:p>
          </table:table-cell>
          <table:table-cell office:value-type="float" office:value="14100000">
            <text:p>14100000</text:p>
          </table:table-cell>
        </table:table-row>
        <table:table-row table:style-name="ro2">
          <table:table-cell office:value-type="float" office:value="2.0528035">
            <text:p>2,0528035</text:p>
          </table:table-cell>
          <table:table-cell office:value-type="float" office:value="5.5603867">
            <text:p>5,5603867</text:p>
          </table:table-cell>
          <table:table-cell office:value-type="float" office:value="14110000">
            <text:p>14110000</text:p>
          </table:table-cell>
        </table:table-row>
        <table:table-row table:style-name="ro2">
          <table:table-cell office:value-type="float" office:value="2.051637">
            <text:p>2,051637</text:p>
          </table:table-cell>
          <table:table-cell office:value-type="float" office:value="5.554216">
            <text:p>5,554216</text:p>
          </table:table-cell>
          <table:table-cell office:value-type="float" office:value="14120000">
            <text:p>14120000</text:p>
          </table:table-cell>
        </table:table-row>
        <table:table-row table:style-name="ro2">
          <table:table-cell office:value-type="float" office:value="2.0504832">
            <text:p>2,0504832</text:p>
          </table:table-cell>
          <table:table-cell office:value-type="float" office:value="5.548043">
            <text:p>5,548043</text:p>
          </table:table-cell>
          <table:table-cell office:value-type="float" office:value="14130000">
            <text:p>14130000</text:p>
          </table:table-cell>
        </table:table-row>
        <table:table-row table:style-name="ro2">
          <table:table-cell office:value-type="float" office:value="2.0493424">
            <text:p>2,0493424</text:p>
          </table:table-cell>
          <table:table-cell office:value-type="float" office:value="5.5418673">
            <text:p>5,5418673</text:p>
          </table:table-cell>
          <table:table-cell office:value-type="float" office:value="14140000">
            <text:p>14140000</text:p>
          </table:table-cell>
        </table:table-row>
        <table:table-row table:style-name="ro2">
          <table:table-cell office:value-type="float" office:value="2.0482147">
            <text:p>2,0482147</text:p>
          </table:table-cell>
          <table:table-cell office:value-type="float" office:value="5.5356894">
            <text:p>5,5356894</text:p>
          </table:table-cell>
          <table:table-cell office:value-type="float" office:value="14150000">
            <text:p>14150000</text:p>
          </table:table-cell>
        </table:table-row>
        <table:table-row table:style-name="ro2">
          <table:table-cell office:value-type="float" office:value="2.0470998">
            <text:p>2,0470998</text:p>
          </table:table-cell>
          <table:table-cell office:value-type="float" office:value="5.5295095">
            <text:p>5,5295095</text:p>
          </table:table-cell>
          <table:table-cell office:value-type="float" office:value="14160000">
            <text:p>14160000</text:p>
          </table:table-cell>
        </table:table-row>
        <table:table-row table:style-name="ro2">
          <table:table-cell office:value-type="float" office:value="2.0459976">
            <text:p>2,0459976</text:p>
          </table:table-cell>
          <table:table-cell office:value-type="float" office:value="5.523327">
            <text:p>5,523327</text:p>
          </table:table-cell>
          <table:table-cell office:value-type="float" office:value="14170000">
            <text:p>14170000</text:p>
          </table:table-cell>
        </table:table-row>
        <table:table-row table:style-name="ro2">
          <table:table-cell office:value-type="float" office:value="2.0449088">
            <text:p>2,0449088</text:p>
          </table:table-cell>
          <table:table-cell office:value-type="float" office:value="5.5171423">
            <text:p>5,5171423</text:p>
          </table:table-cell>
          <table:table-cell office:value-type="float" office:value="14180000">
            <text:p>14180000</text:p>
          </table:table-cell>
        </table:table-row>
        <table:table-row table:style-name="ro2">
          <table:table-cell office:value-type="float" office:value="2.0438328">
            <text:p>2,0438328</text:p>
          </table:table-cell>
          <table:table-cell office:value-type="float" office:value="5.510955">
            <text:p>5,510955</text:p>
          </table:table-cell>
          <table:table-cell office:value-type="float" office:value="14190000">
            <text:p>14190000</text:p>
          </table:table-cell>
        </table:table-row>
        <table:table-row table:style-name="ro2">
          <table:table-cell office:value-type="float" office:value="2.0427697">
            <text:p>2,0427697</text:p>
          </table:table-cell>
          <table:table-cell office:value-type="float" office:value="5.5047655">
            <text:p>5,5047655</text:p>
          </table:table-cell>
          <table:table-cell office:value-type="float" office:value="14200000">
            <text:p>14200000</text:p>
          </table:table-cell>
        </table:table-row>
        <table:table-row table:style-name="ro2">
          <table:table-cell office:value-type="float" office:value="2.0417194">
            <text:p>2,0417194</text:p>
          </table:table-cell>
          <table:table-cell office:value-type="float" office:value="5.498574">
            <text:p>5,498574</text:p>
          </table:table-cell>
          <table:table-cell office:value-type="float" office:value="14210000">
            <text:p>14210000</text:p>
          </table:table-cell>
        </table:table-row>
        <table:table-row table:style-name="ro2">
          <table:table-cell office:value-type="float" office:value="2.040682">
            <text:p>2,040682</text:p>
          </table:table-cell>
          <table:table-cell office:value-type="float" office:value="5.4923797">
            <text:p>5,4923797</text:p>
          </table:table-cell>
          <table:table-cell office:value-type="float" office:value="14220000">
            <text:p>14220000</text:p>
          </table:table-cell>
        </table:table-row>
        <table:table-row table:style-name="ro2">
          <table:table-cell office:value-type="float" office:value="2.0396578">
            <text:p>2,0396578</text:p>
          </table:table-cell>
          <table:table-cell office:value-type="float" office:value="5.486184">
            <text:p>5,486184</text:p>
          </table:table-cell>
          <table:table-cell office:value-type="float" office:value="14230000">
            <text:p>14230000</text:p>
          </table:table-cell>
        </table:table-row>
        <table:table-row table:style-name="ro2">
          <table:table-cell office:value-type="float" office:value="2.0386467">
            <text:p>2,0386467</text:p>
          </table:table-cell>
          <table:table-cell office:value-type="float" office:value="5.479986">
            <text:p>5,479986</text:p>
          </table:table-cell>
          <table:table-cell office:value-type="float" office:value="14240000">
            <text:p>14240000</text:p>
          </table:table-cell>
        </table:table-row>
        <table:table-row table:style-name="ro2">
          <table:table-cell office:value-type="float" office:value="2.0376484">
            <text:p>2,0376484</text:p>
          </table:table-cell>
          <table:table-cell office:value-type="float" office:value="5.473786">
            <text:p>5,473786</text:p>
          </table:table-cell>
          <table:table-cell office:value-type="float" office:value="14250000">
            <text:p>14250000</text:p>
          </table:table-cell>
        </table:table-row>
        <table:table-row table:style-name="ro2">
          <table:table-cell office:value-type="float" office:value="2.036663">
            <text:p>2,036663</text:p>
          </table:table-cell>
          <table:table-cell office:value-type="float" office:value="5.4675837">
            <text:p>5,4675837</text:p>
          </table:table-cell>
          <table:table-cell office:value-type="float" office:value="14260000">
            <text:p>14260000</text:p>
          </table:table-cell>
        </table:table-row>
        <table:table-row table:style-name="ro2">
          <table:table-cell office:value-type="float" office:value="2.0356908">
            <text:p>2,0356908</text:p>
          </table:table-cell>
          <table:table-cell office:value-type="float" office:value="5.4613795">
            <text:p>5,4613795</text:p>
          </table:table-cell>
          <table:table-cell office:value-type="float" office:value="14270000">
            <text:p>14270000</text:p>
          </table:table-cell>
        </table:table-row>
        <table:table-row table:style-name="ro2">
          <table:table-cell office:value-type="float" office:value="2.0347316">
            <text:p>2,0347316</text:p>
          </table:table-cell>
          <table:table-cell office:value-type="float" office:value="5.4551735">
            <text:p>5,4551735</text:p>
          </table:table-cell>
          <table:table-cell office:value-type="float" office:value="14280000">
            <text:p>14280000</text:p>
          </table:table-cell>
        </table:table-row>
        <table:table-row table:style-name="ro2">
          <table:table-cell office:value-type="float" office:value="2.033785">
            <text:p>2,033785</text:p>
          </table:table-cell>
          <table:table-cell office:value-type="float" office:value="5.448965">
            <text:p>5,448965</text:p>
          </table:table-cell>
          <table:table-cell office:value-type="float" office:value="14290000">
            <text:p>14290000</text:p>
          </table:table-cell>
        </table:table-row>
        <table:table-row table:style-name="ro2">
          <table:table-cell office:value-type="float" office:value="2.032852">
            <text:p>2,032852</text:p>
          </table:table-cell>
          <table:table-cell office:value-type="float" office:value="5.4427547">
            <text:p>5,4427547</text:p>
          </table:table-cell>
          <table:table-cell office:value-type="float" office:value="14300000">
            <text:p>14300000</text:p>
          </table:table-cell>
        </table:table-row>
        <table:table-row table:style-name="ro2">
          <table:table-cell office:value-type="float" office:value="2.0319314">
            <text:p>2,0319314</text:p>
          </table:table-cell>
          <table:table-cell office:value-type="float" office:value="5.4365425">
            <text:p>5,4365425</text:p>
          </table:table-cell>
          <table:table-cell office:value-type="float" office:value="14310000">
            <text:p>14310000</text:p>
          </table:table-cell>
        </table:table-row>
        <table:table-row table:style-name="ro2">
          <table:table-cell office:value-type="float" office:value="2.0310242">
            <text:p>2,0310242</text:p>
          </table:table-cell>
          <table:table-cell office:value-type="float" office:value="5.430329">
            <text:p>5,430329</text:p>
          </table:table-cell>
          <table:table-cell office:value-type="float" office:value="14320000">
            <text:p>14320000</text:p>
          </table:table-cell>
        </table:table-row>
        <table:table-row table:style-name="ro2">
          <table:table-cell office:value-type="float" office:value="2.03013">
            <text:p>2,03013</text:p>
          </table:table-cell>
          <table:table-cell office:value-type="float" office:value="5.424113">
            <text:p>5,424113</text:p>
          </table:table-cell>
          <table:table-cell office:value-type="float" office:value="14330000">
            <text:p>14330000</text:p>
          </table:table-cell>
        </table:table-row>
        <table:table-row table:style-name="ro2">
          <table:table-cell office:value-type="float" office:value="2.0292487">
            <text:p>2,0292487</text:p>
          </table:table-cell>
          <table:table-cell office:value-type="float" office:value="5.4178944">
            <text:p>5,4178944</text:p>
          </table:table-cell>
          <table:table-cell office:value-type="float" office:value="14340000">
            <text:p>14340000</text:p>
          </table:table-cell>
        </table:table-row>
        <table:table-row table:style-name="ro2">
          <table:table-cell office:value-type="float" office:value="2.0283804">
            <text:p>2,0283804</text:p>
          </table:table-cell>
          <table:table-cell office:value-type="float" office:value="5.4116745">
            <text:p>5,4116745</text:p>
          </table:table-cell>
          <table:table-cell office:value-type="float" office:value="14350000">
            <text:p>14350000</text:p>
          </table:table-cell>
        </table:table-row>
        <table:table-row table:style-name="ro2">
          <table:table-cell office:value-type="float" office:value="2.027525">
            <text:p>2,027525</text:p>
          </table:table-cell>
          <table:table-cell office:value-type="float" office:value="5.405453">
            <text:p>5,405453</text:p>
          </table:table-cell>
          <table:table-cell office:value-type="float" office:value="14360000">
            <text:p>14360000</text:p>
          </table:table-cell>
        </table:table-row>
        <table:table-row table:style-name="ro2">
          <table:table-cell office:value-type="float" office:value="2.0266829">
            <text:p>2,0266829</text:p>
          </table:table-cell>
          <table:table-cell office:value-type="float" office:value="5.39923">
            <text:p>5,39923</text:p>
          </table:table-cell>
          <table:table-cell office:value-type="float" office:value="14370000">
            <text:p>14370000</text:p>
          </table:table-cell>
        </table:table-row>
        <table:table-row table:style-name="ro2">
          <table:table-cell office:value-type="float" office:value="2.0258536">
            <text:p>2,0258536</text:p>
          </table:table-cell>
          <table:table-cell office:value-type="float" office:value="5.393005">
            <text:p>5,393005</text:p>
          </table:table-cell>
          <table:table-cell office:value-type="float" office:value="14380000">
            <text:p>14380000</text:p>
          </table:table-cell>
        </table:table-row>
        <table:table-row table:style-name="ro2">
          <table:table-cell office:value-type="float" office:value="2.0250373">
            <text:p>2,0250373</text:p>
          </table:table-cell>
          <table:table-cell office:value-type="float" office:value="5.3867784">
            <text:p>5,3867784</text:p>
          </table:table-cell>
          <table:table-cell office:value-type="float" office:value="14390000">
            <text:p>14390000</text:p>
          </table:table-cell>
        </table:table-row>
        <table:table-row table:style-name="ro2">
          <table:table-cell office:value-type="float" office:value="2.0242343">
            <text:p>2,0242343</text:p>
          </table:table-cell>
          <table:table-cell office:value-type="float" office:value="5.38055">
            <text:p>5,38055</text:p>
          </table:table-cell>
          <table:table-cell office:value-type="float" office:value="14400000">
            <text:p>14400000</text:p>
          </table:table-cell>
        </table:table-row>
        <table:table-row table:style-name="ro2">
          <table:table-cell office:value-type="float" office:value="2.0234442">
            <text:p>2,0234442</text:p>
          </table:table-cell>
          <table:table-cell office:value-type="float" office:value="5.37432">
            <text:p>5,37432</text:p>
          </table:table-cell>
          <table:table-cell office:value-type="float" office:value="14410000">
            <text:p>14410000</text:p>
          </table:table-cell>
        </table:table-row>
        <table:table-row table:style-name="ro2">
          <table:table-cell office:value-type="float" office:value="2.0226672">
            <text:p>2,0226672</text:p>
          </table:table-cell>
          <table:table-cell office:value-type="float" office:value="5.3680882">
            <text:p>5,3680882</text:p>
          </table:table-cell>
          <table:table-cell office:value-type="float" office:value="14420000">
            <text:p>14420000</text:p>
          </table:table-cell>
        </table:table-row>
        <table:table-row table:style-name="ro2">
          <table:table-cell office:value-type="float" office:value="2.021903">
            <text:p>2,021903</text:p>
          </table:table-cell>
          <table:table-cell office:value-type="float" office:value="5.361855">
            <text:p>5,361855</text:p>
          </table:table-cell>
          <table:table-cell office:value-type="float" office:value="14430000">
            <text:p>14430000</text:p>
          </table:table-cell>
        </table:table-row>
        <table:table-row table:style-name="ro2">
          <table:table-cell office:value-type="float" office:value="2.021152">
            <text:p>2,021152</text:p>
          </table:table-cell>
          <table:table-cell office:value-type="float" office:value="5.35562">
            <text:p>5,35562</text:p>
          </table:table-cell>
          <table:table-cell office:value-type="float" office:value="14440000">
            <text:p>14440000</text:p>
          </table:table-cell>
        </table:table-row>
        <table:table-row table:style-name="ro2">
          <table:table-cell office:value-type="float" office:value="2.0204144">
            <text:p>2,0204144</text:p>
          </table:table-cell>
          <table:table-cell office:value-type="float" office:value="5.3493834">
            <text:p>5,3493834</text:p>
          </table:table-cell>
          <table:table-cell office:value-type="float" office:value="14450000">
            <text:p>14450000</text:p>
          </table:table-cell>
        </table:table-row>
        <table:table-row table:style-name="ro2">
          <table:table-cell office:value-type="float" office:value="2.0196893">
            <text:p>2,0196893</text:p>
          </table:table-cell>
          <table:table-cell office:value-type="float" office:value="5.3431454">
            <text:p>5,3431454</text:p>
          </table:table-cell>
          <table:table-cell office:value-type="float" office:value="14460000">
            <text:p>14460000</text:p>
          </table:table-cell>
        </table:table-row>
        <table:table-row table:style-name="ro2">
          <table:table-cell office:value-type="float" office:value="2.0189776">
            <text:p>2,0189776</text:p>
          </table:table-cell>
          <table:table-cell office:value-type="float" office:value="5.3369055">
            <text:p>5,3369055</text:p>
          </table:table-cell>
          <table:table-cell office:value-type="float" office:value="14470000">
            <text:p>14470000</text:p>
          </table:table-cell>
        </table:table-row>
        <table:table-row table:style-name="ro2">
          <table:table-cell office:value-type="float" office:value="2.0182788">
            <text:p>2,0182788</text:p>
          </table:table-cell>
          <table:table-cell office:value-type="float" office:value="5.3306646">
            <text:p>5,3306646</text:p>
          </table:table-cell>
          <table:table-cell office:value-type="float" office:value="14480000">
            <text:p>14480000</text:p>
          </table:table-cell>
        </table:table-row>
        <table:table-row table:style-name="ro2">
          <table:table-cell office:value-type="float" office:value="2.0175931">
            <text:p>2,0175931</text:p>
          </table:table-cell>
          <table:table-cell office:value-type="float" office:value="5.324422">
            <text:p>5,324422</text:p>
          </table:table-cell>
          <table:table-cell office:value-type="float" office:value="14490000">
            <text:p>14490000</text:p>
          </table:table-cell>
        </table:table-row>
        <table:table-row table:style-name="ro2">
          <table:table-cell office:value-type="float" office:value="2.0169206">
            <text:p>2,0169206</text:p>
          </table:table-cell>
          <table:table-cell office:value-type="float" office:value="5.318178">
            <text:p>5,318178</text:p>
          </table:table-cell>
          <table:table-cell office:value-type="float" office:value="14500000">
            <text:p>14500000</text:p>
          </table:table-cell>
        </table:table-row>
        <table:table-row table:style-name="ro2">
          <table:table-cell office:value-type="float" office:value="2.016261">
            <text:p>2,016261</text:p>
          </table:table-cell>
          <table:table-cell office:value-type="float" office:value="5.311933">
            <text:p>5,311933</text:p>
          </table:table-cell>
          <table:table-cell office:value-type="float" office:value="14510000">
            <text:p>14510000</text:p>
          </table:table-cell>
        </table:table-row>
        <table:table-row table:style-name="ro2">
          <table:table-cell office:value-type="float" office:value="2.0156147">
            <text:p>2,0156147</text:p>
          </table:table-cell>
          <table:table-cell office:value-type="float" office:value="5.3056865">
            <text:p>5,3056865</text:p>
          </table:table-cell>
          <table:table-cell office:value-type="float" office:value="14520000">
            <text:p>14520000</text:p>
          </table:table-cell>
        </table:table-row>
        <table:table-row table:style-name="ro2">
          <table:table-cell office:value-type="float" office:value="2.0149813">
            <text:p>2,0149813</text:p>
          </table:table-cell>
          <table:table-cell office:value-type="float" office:value="5.2994385">
            <text:p>5,2994385</text:p>
          </table:table-cell>
          <table:table-cell office:value-type="float" office:value="14530000">
            <text:p>14530000</text:p>
          </table:table-cell>
        </table:table-row>
        <table:table-row table:style-name="ro2">
          <table:table-cell office:value-type="float" office:value="2.0143611">
            <text:p>2,0143611</text:p>
          </table:table-cell>
          <table:table-cell office:value-type="float" office:value="5.293189">
            <text:p>5,293189</text:p>
          </table:table-cell>
          <table:table-cell office:value-type="float" office:value="14540000">
            <text:p>14540000</text:p>
          </table:table-cell>
        </table:table-row>
        <table:table-row table:style-name="ro2">
          <table:table-cell office:value-type="float" office:value="2.013754">
            <text:p>2,013754</text:p>
          </table:table-cell>
          <table:table-cell office:value-type="float" office:value="5.2869387">
            <text:p>5,2869387</text:p>
          </table:table-cell>
          <table:table-cell office:value-type="float" office:value="14550000">
            <text:p>14550000</text:p>
          </table:table-cell>
        </table:table-row>
        <table:table-row table:style-name="ro2">
          <table:table-cell office:value-type="float" office:value="2.0131598">
            <text:p>2,0131598</text:p>
          </table:table-cell>
          <table:table-cell office:value-type="float" office:value="5.280687">
            <text:p>5,280687</text:p>
          </table:table-cell>
          <table:table-cell office:value-type="float" office:value="14560000">
            <text:p>14560000</text:p>
          </table:table-cell>
        </table:table-row>
        <table:table-row table:style-name="ro2">
          <table:table-cell office:value-type="float" office:value="2.0125787">
            <text:p>2,0125787</text:p>
          </table:table-cell>
          <table:table-cell office:value-type="float" office:value="5.274434">
            <text:p>5,274434</text:p>
          </table:table-cell>
          <table:table-cell office:value-type="float" office:value="14570000">
            <text:p>14570000</text:p>
          </table:table-cell>
        </table:table-row>
        <table:table-row table:style-name="ro2">
          <table:table-cell office:value-type="float" office:value="2.0120108">
            <text:p>2,0120108</text:p>
          </table:table-cell>
          <table:table-cell office:value-type="float" office:value="5.26818">
            <text:p>5,26818</text:p>
          </table:table-cell>
          <table:table-cell office:value-type="float" office:value="14580000">
            <text:p>14580000</text:p>
          </table:table-cell>
        </table:table-row>
        <table:table-row table:style-name="ro2">
          <table:table-cell office:value-type="float" office:value="2.011456">
            <text:p>2,011456</text:p>
          </table:table-cell>
          <table:table-cell office:value-type="float" office:value="5.2619243">
            <text:p>5,2619243</text:p>
          </table:table-cell>
          <table:table-cell office:value-type="float" office:value="14590000">
            <text:p>14590000</text:p>
          </table:table-cell>
        </table:table-row>
        <table:table-row table:style-name="ro2">
          <table:table-cell office:value-type="float" office:value="2.010914">
            <text:p>2,010914</text:p>
          </table:table-cell>
          <table:table-cell office:value-type="float" office:value="5.255667">
            <text:p>5,255667</text:p>
          </table:table-cell>
          <table:table-cell office:value-type="float" office:value="14600000">
            <text:p>14600000</text:p>
          </table:table-cell>
        </table:table-row>
        <table:table-row table:style-name="ro2">
          <table:table-cell office:value-type="float" office:value="2.0103855">
            <text:p>2,0103855</text:p>
          </table:table-cell>
          <table:table-cell office:value-type="float" office:value="5.2494097">
            <text:p>5,2494097</text:p>
          </table:table-cell>
          <table:table-cell office:value-type="float" office:value="14610000">
            <text:p>14610000</text:p>
          </table:table-cell>
        </table:table-row>
        <table:table-row table:style-name="ro2">
          <table:table-cell office:value-type="float" office:value="2.00987">
            <text:p>2,00987</text:p>
          </table:table-cell>
          <table:table-cell office:value-type="float" office:value="5.2431507">
            <text:p>5,2431507</text:p>
          </table:table-cell>
          <table:table-cell office:value-type="float" office:value="14620000">
            <text:p>14620000</text:p>
          </table:table-cell>
        </table:table-row>
        <table:table-row table:style-name="ro2">
          <table:table-cell office:value-type="float" office:value="2.0093675">
            <text:p>2,0093675</text:p>
          </table:table-cell>
          <table:table-cell office:value-type="float" office:value="5.236891">
            <text:p>5,236891</text:p>
          </table:table-cell>
          <table:table-cell office:value-type="float" office:value="14630000">
            <text:p>14630000</text:p>
          </table:table-cell>
        </table:table-row>
        <table:table-row table:style-name="ro2">
          <table:table-cell office:value-type="float" office:value="2.0088782">
            <text:p>2,0088782</text:p>
          </table:table-cell>
          <table:table-cell office:value-type="float" office:value="5.23063">
            <text:p>5,23063</text:p>
          </table:table-cell>
          <table:table-cell office:value-type="float" office:value="14640000">
            <text:p>14640000</text:p>
          </table:table-cell>
        </table:table-row>
        <table:table-row table:style-name="ro2">
          <table:table-cell office:value-type="float" office:value="2.0084019">
            <text:p>2,0084019</text:p>
          </table:table-cell>
          <table:table-cell office:value-type="float" office:value="5.224368">
            <text:p>5,224368</text:p>
          </table:table-cell>
          <table:table-cell office:value-type="float" office:value="14650000">
            <text:p>14650000</text:p>
          </table:table-cell>
        </table:table-row>
        <table:table-row table:style-name="ro2">
          <table:table-cell office:value-type="float" office:value="2.0079389">
            <text:p>2,0079389</text:p>
          </table:table-cell>
          <table:table-cell office:value-type="float" office:value="5.2181053">
            <text:p>5,2181053</text:p>
          </table:table-cell>
          <table:table-cell office:value-type="float" office:value="14660000">
            <text:p>14660000</text:p>
          </table:table-cell>
        </table:table-row>
        <table:table-row table:style-name="ro2">
          <table:table-cell office:value-type="float" office:value="2.007489">
            <text:p>2,007489</text:p>
          </table:table-cell>
          <table:table-cell office:value-type="float" office:value="5.2118416">
            <text:p>5,2118416</text:p>
          </table:table-cell>
          <table:table-cell office:value-type="float" office:value="14670000">
            <text:p>14670000</text:p>
          </table:table-cell>
        </table:table-row>
        <table:table-row table:style-name="ro2">
          <table:table-cell office:value-type="float" office:value="2.007052">
            <text:p>2,007052</text:p>
          </table:table-cell>
          <table:table-cell office:value-type="float" office:value="5.205577">
            <text:p>5,205577</text:p>
          </table:table-cell>
          <table:table-cell office:value-type="float" office:value="14680000">
            <text:p>14680000</text:p>
          </table:table-cell>
        </table:table-row>
        <table:table-row table:style-name="ro2">
          <table:table-cell office:value-type="float" office:value="2.006628">
            <text:p>2,006628</text:p>
          </table:table-cell>
          <table:table-cell office:value-type="float" office:value="5.1993113">
            <text:p>5,1993113</text:p>
          </table:table-cell>
          <table:table-cell office:value-type="float" office:value="14690000">
            <text:p>14690000</text:p>
          </table:table-cell>
        </table:table-row>
        <table:table-row table:style-name="ro2">
          <table:table-cell office:value-type="float" office:value="2.0062175">
            <text:p>2,0062175</text:p>
          </table:table-cell>
          <table:table-cell office:value-type="float" office:value="5.1930447">
            <text:p>5,1930447</text:p>
          </table:table-cell>
          <table:table-cell office:value-type="float" office:value="14700000">
            <text:p>14700000</text:p>
          </table:table-cell>
        </table:table-row>
        <table:table-row table:style-name="ro2">
          <table:table-cell office:value-type="float" office:value="2.0058198">
            <text:p>2,0058198</text:p>
          </table:table-cell>
          <table:table-cell office:value-type="float" office:value="5.186777">
            <text:p>5,186777</text:p>
          </table:table-cell>
          <table:table-cell office:value-type="float" office:value="14710000">
            <text:p>14710000</text:p>
          </table:table-cell>
        </table:table-row>
        <table:table-row table:style-name="ro2">
          <table:table-cell office:value-type="float" office:value="2.0054355">
            <text:p>2,0054355</text:p>
          </table:table-cell>
          <table:table-cell office:value-type="float" office:value="5.180509">
            <text:p>5,180509</text:p>
          </table:table-cell>
          <table:table-cell office:value-type="float" office:value="14720000">
            <text:p>14720000</text:p>
          </table:table-cell>
        </table:table-row>
        <table:table-row table:style-name="ro2">
          <table:table-cell office:value-type="float" office:value="2.0050642">
            <text:p>2,0050642</text:p>
          </table:table-cell>
          <table:table-cell office:value-type="float" office:value="5.17424">
            <text:p>5,17424</text:p>
          </table:table-cell>
          <table:table-cell office:value-type="float" office:value="14730000">
            <text:p>14730000</text:p>
          </table:table-cell>
        </table:table-row>
        <table:table-row table:style-name="ro2">
          <table:table-cell office:value-type="float" office:value="2.004706">
            <text:p>2,004706</text:p>
          </table:table-cell>
          <table:table-cell office:value-type="float" office:value="5.1679697">
            <text:p>5,1679697</text:p>
          </table:table-cell>
          <table:table-cell office:value-type="float" office:value="14740000">
            <text:p>14740000</text:p>
          </table:table-cell>
        </table:table-row>
        <table:table-row table:style-name="ro2">
          <table:table-cell office:value-type="float" office:value="2.004361">
            <text:p>2,004361</text:p>
          </table:table-cell>
          <table:table-cell office:value-type="float" office:value="5.1616993">
            <text:p>5,1616993</text:p>
          </table:table-cell>
          <table:table-cell office:value-type="float" office:value="14750000">
            <text:p>14750000</text:p>
          </table:table-cell>
        </table:table-row>
        <table:table-row table:style-name="ro2">
          <table:table-cell office:value-type="float" office:value="2.004029">
            <text:p>2,004029</text:p>
          </table:table-cell>
          <table:table-cell office:value-type="float" office:value="5.155428">
            <text:p>5,155428</text:p>
          </table:table-cell>
          <table:table-cell office:value-type="float" office:value="14760000">
            <text:p>14760000</text:p>
          </table:table-cell>
        </table:table-row>
        <table:table-row table:style-name="ro2">
          <table:table-cell office:value-type="float" office:value="2.0037103">
            <text:p>2,0037103</text:p>
          </table:table-cell>
          <table:table-cell office:value-type="float" office:value="5.149156">
            <text:p>5,149156</text:p>
          </table:table-cell>
          <table:table-cell office:value-type="float" office:value="14770000">
            <text:p>14770000</text:p>
          </table:table-cell>
        </table:table-row>
        <table:table-row table:style-name="ro2">
          <table:table-cell office:value-type="float" office:value="2.0034046">
            <text:p>2,0034046</text:p>
          </table:table-cell>
          <table:table-cell office:value-type="float" office:value="5.142884">
            <text:p>5,142884</text:p>
          </table:table-cell>
          <table:table-cell office:value-type="float" office:value="14780000">
            <text:p>14780000</text:p>
          </table:table-cell>
        </table:table-row>
        <table:table-row table:style-name="ro2">
          <table:table-cell office:value-type="float" office:value="2.003112">
            <text:p>2,003112</text:p>
          </table:table-cell>
          <table:table-cell office:value-type="float" office:value="5.1366105">
            <text:p>5,1366105</text:p>
          </table:table-cell>
          <table:table-cell office:value-type="float" office:value="14790000">
            <text:p>14790000</text:p>
          </table:table-cell>
        </table:table-row>
        <table:table-row table:style-name="ro2">
          <table:table-cell office:value-type="float" office:value="2.0028327">
            <text:p>2,0028327</text:p>
          </table:table-cell>
          <table:table-cell office:value-type="float" office:value="5.1303368">
            <text:p>5,1303368</text:p>
          </table:table-cell>
          <table:table-cell office:value-type="float" office:value="14800000">
            <text:p>14800000</text:p>
          </table:table-cell>
        </table:table-row>
        <table:table-row table:style-name="ro2">
          <table:table-cell office:value-type="float" office:value="2.0025663">
            <text:p>2,0025663</text:p>
          </table:table-cell>
          <table:table-cell office:value-type="float" office:value="5.1240625">
            <text:p>5,1240625</text:p>
          </table:table-cell>
          <table:table-cell office:value-type="float" office:value="14810000">
            <text:p>14810000</text:p>
          </table:table-cell>
        </table:table-row>
        <table:table-row table:style-name="ro2">
          <table:table-cell office:value-type="float" office:value="2.0023131">
            <text:p>2,0023131</text:p>
          </table:table-cell>
          <table:table-cell office:value-type="float" office:value="5.117788">
            <text:p>5,117788</text:p>
          </table:table-cell>
          <table:table-cell office:value-type="float" office:value="14820000">
            <text:p>14820000</text:p>
          </table:table-cell>
        </table:table-row>
        <table:table-row table:style-name="ro2">
          <table:table-cell office:value-type="float" office:value="2.0020733">
            <text:p>2,0020733</text:p>
          </table:table-cell>
          <table:table-cell office:value-type="float" office:value="5.1115127">
            <text:p>5,1115127</text:p>
          </table:table-cell>
          <table:table-cell office:value-type="float" office:value="14830000">
            <text:p>14830000</text:p>
          </table:table-cell>
        </table:table-row>
        <table:table-row table:style-name="ro2">
          <table:table-cell office:value-type="float" office:value="2.0018463">
            <text:p>2,0018463</text:p>
          </table:table-cell>
          <table:table-cell office:value-type="float" office:value="5.1052365">
            <text:p>5,1052365</text:p>
          </table:table-cell>
          <table:table-cell office:value-type="float" office:value="14840000">
            <text:p>14840000</text:p>
          </table:table-cell>
        </table:table-row>
        <table:table-row table:style-name="ro2">
          <table:table-cell office:value-type="float" office:value="2.0016327">
            <text:p>2,0016327</text:p>
          </table:table-cell>
          <table:table-cell office:value-type="float" office:value="5.0989604">
            <text:p>5,0989604</text:p>
          </table:table-cell>
          <table:table-cell office:value-type="float" office:value="14850000">
            <text:p>14850000</text:p>
          </table:table-cell>
        </table:table-row>
        <table:table-row table:style-name="ro2">
          <table:table-cell office:value-type="float" office:value="2.0014322">
            <text:p>2,0014322</text:p>
          </table:table-cell>
          <table:table-cell office:value-type="float" office:value="5.092684">
            <text:p>5,092684</text:p>
          </table:table-cell>
          <table:table-cell office:value-type="float" office:value="14860000">
            <text:p>14860000</text:p>
          </table:table-cell>
        </table:table-row>
        <table:table-row table:style-name="ro2">
          <table:table-cell office:value-type="float" office:value="2.0012445">
            <text:p>2,0012445</text:p>
          </table:table-cell>
          <table:table-cell office:value-type="float" office:value="5.0864058">
            <text:p>5,0864058</text:p>
          </table:table-cell>
          <table:table-cell office:value-type="float" office:value="14870000">
            <text:p>14870000</text:p>
          </table:table-cell>
        </table:table-row>
        <table:table-row table:style-name="ro2">
          <table:table-cell office:value-type="float" office:value="2.0010703">
            <text:p>2,0010703</text:p>
          </table:table-cell>
          <table:table-cell office:value-type="float" office:value="5.080128">
            <text:p>5,080128</text:p>
          </table:table-cell>
          <table:table-cell office:value-type="float" office:value="14880000">
            <text:p>14880000</text:p>
          </table:table-cell>
        </table:table-row>
        <table:table-row table:style-name="ro2">
          <table:table-cell office:value-type="float" office:value="2.000909">
            <text:p>2,000909</text:p>
          </table:table-cell>
          <table:table-cell office:value-type="float" office:value="5.07385">
            <text:p>5,07385</text:p>
          </table:table-cell>
          <table:table-cell office:value-type="float" office:value="14890000">
            <text:p>14890000</text:p>
          </table:table-cell>
        </table:table-row>
        <table:table-row table:style-name="ro2">
          <table:table-cell office:value-type="float" office:value="2.000761">
            <text:p>2,000761</text:p>
          </table:table-cell>
          <table:table-cell office:value-type="float" office:value="5.067572">
            <text:p>5,067572</text:p>
          </table:table-cell>
          <table:table-cell office:value-type="float" office:value="14900000">
            <text:p>14900000</text:p>
          </table:table-cell>
        </table:table-row>
        <table:table-row table:style-name="ro2">
          <table:table-cell office:value-type="float" office:value="2.000626">
            <text:p>2,000626</text:p>
          </table:table-cell>
          <table:table-cell office:value-type="float" office:value="5.0612936">
            <text:p>5,0612936</text:p>
          </table:table-cell>
          <table:table-cell office:value-type="float" office:value="14910000">
            <text:p>14910000</text:p>
          </table:table-cell>
        </table:table-row>
        <table:table-row table:style-name="ro2">
          <table:table-cell office:value-type="float" office:value="2.0005045">
            <text:p>2,0005045</text:p>
          </table:table-cell>
          <table:table-cell office:value-type="float" office:value="5.0550146">
            <text:p>5,0550146</text:p>
          </table:table-cell>
          <table:table-cell office:value-type="float" office:value="14920000">
            <text:p>14920000</text:p>
          </table:table-cell>
        </table:table-row>
        <table:table-row table:style-name="ro2">
          <table:table-cell office:value-type="float" office:value="2.0003958">
            <text:p>2,0003958</text:p>
          </table:table-cell>
          <table:table-cell office:value-type="float" office:value="5.0487356">
            <text:p>5,0487356</text:p>
          </table:table-cell>
          <table:table-cell office:value-type="float" office:value="14930000">
            <text:p>14930000</text:p>
          </table:table-cell>
        </table:table-row>
        <table:table-row table:style-name="ro2">
          <table:table-cell office:value-type="float" office:value="2.0003004">
            <text:p>2,0003004</text:p>
          </table:table-cell>
          <table:table-cell office:value-type="float" office:value="5.0424566">
            <text:p>5,0424566</text:p>
          </table:table-cell>
          <table:table-cell office:value-type="float" office:value="14940000">
            <text:p>14940000</text:p>
          </table:table-cell>
        </table:table-row>
        <table:table-row table:style-name="ro2">
          <table:table-cell office:value-type="float" office:value="2.0002182">
            <text:p>2,0002182</text:p>
          </table:table-cell>
          <table:table-cell office:value-type="float" office:value="5.036177">
            <text:p>5,036177</text:p>
          </table:table-cell>
          <table:table-cell office:value-type="float" office:value="14950000">
            <text:p>14950000</text:p>
          </table:table-cell>
        </table:table-row>
        <table:table-row table:style-name="ro2">
          <table:table-cell office:value-type="float" office:value="2.000149">
            <text:p>2,000149</text:p>
          </table:table-cell>
          <table:table-cell office:value-type="float" office:value="5.0298977">
            <text:p>5,0298977</text:p>
          </table:table-cell>
          <table:table-cell office:value-type="float" office:value="14960000">
            <text:p>14960000</text:p>
          </table:table-cell>
        </table:table-row>
        <table:table-row table:style-name="ro2">
          <table:table-cell office:value-type="float" office:value="2.000093">
            <text:p>2,000093</text:p>
          </table:table-cell>
          <table:table-cell office:value-type="float" office:value="5.0236177">
            <text:p>5,0236177</text:p>
          </table:table-cell>
          <table:table-cell office:value-type="float" office:value="14970000">
            <text:p>14970000</text:p>
          </table:table-cell>
        </table:table-row>
        <table:table-row table:style-name="ro2">
          <table:table-cell office:value-type="float" office:value="2.00005">
            <text:p>2,00005</text:p>
          </table:table-cell>
          <table:table-cell office:value-type="float" office:value="5.0173383">
            <text:p>5,0173383</text:p>
          </table:table-cell>
          <table:table-cell office:value-type="float" office:value="14980000">
            <text:p>14980000</text:p>
          </table:table-cell>
        </table:table-row>
        <table:table-row table:style-name="ro2">
          <table:table-cell office:value-type="float" office:value="2.0000205">
            <text:p>2,0000205</text:p>
          </table:table-cell>
          <table:table-cell office:value-type="float" office:value="5.0110583">
            <text:p>5,0110583</text:p>
          </table:table-cell>
          <table:table-cell office:value-type="float" office:value="14990000">
            <text:p>14990000</text:p>
          </table:table-cell>
        </table:table-row>
        <table:table-row table:style-name="ro2">
          <table:table-cell office:value-type="float" office:value="2.0000038">
            <text:p>2,0000038</text:p>
          </table:table-cell>
          <table:table-cell office:value-type="float" office:value="5.0047774">
            <text:p>5,0047774</text:p>
          </table:table-cell>
          <table:table-cell office:value-type="float" office:value="15000000">
            <text:p>15000000</text:p>
          </table:table-cell>
        </table:table-row>
        <table:table-row table:style-name="ro2">
          <table:table-cell office:value-type="float" office:value="2.0000005">
            <text:p>2,0000005</text:p>
          </table:table-cell>
          <table:table-cell office:value-type="float" office:value="4.9984975">
            <text:p>4,9984975</text:p>
          </table:table-cell>
          <table:table-cell office:value-type="float" office:value="15010000">
            <text:p>15010000</text:p>
          </table:table-cell>
        </table:table-row>
        <table:table-row table:style-name="ro2">
          <table:table-cell office:value-type="float" office:value="2.00001">
            <text:p>2,00001</text:p>
          </table:table-cell>
          <table:table-cell office:value-type="float" office:value="4.9922175">
            <text:p>4,9922175</text:p>
          </table:table-cell>
          <table:table-cell office:value-type="float" office:value="15020000">
            <text:p>15020000</text:p>
          </table:table-cell>
        </table:table-row>
        <table:table-row table:style-name="ro2">
          <table:table-cell office:value-type="float" office:value="2.000033">
            <text:p>2,000033</text:p>
          </table:table-cell>
          <table:table-cell office:value-type="float" office:value="4.985938">
            <text:p>4,985938</text:p>
          </table:table-cell>
          <table:table-cell office:value-type="float" office:value="15030000">
            <text:p>15030000</text:p>
          </table:table-cell>
        </table:table-row>
        <table:table-row table:style-name="ro2">
          <table:table-cell office:value-type="float" office:value="2.0000691">
            <text:p>2,0000691</text:p>
          </table:table-cell>
          <table:table-cell office:value-type="float" office:value="4.979658">
            <text:p>4,979658</text:p>
          </table:table-cell>
          <table:table-cell office:value-type="float" office:value="15040000">
            <text:p>15040000</text:p>
          </table:table-cell>
        </table:table-row>
        <table:table-row table:style-name="ro2">
          <table:table-cell office:value-type="float" office:value="2.0001183">
            <text:p>2,0001183</text:p>
          </table:table-cell>
          <table:table-cell office:value-type="float" office:value="4.973378">
            <text:p>4,973378</text:p>
          </table:table-cell>
          <table:table-cell office:value-type="float" office:value="15050000">
            <text:p>15050000</text:p>
          </table:table-cell>
        </table:table-row>
        <table:table-row table:style-name="ro2">
          <table:table-cell office:value-type="float" office:value="2.0001805">
            <text:p>2,0001805</text:p>
          </table:table-cell>
          <table:table-cell office:value-type="float" office:value="4.9670987">
            <text:p>4,9670987</text:p>
          </table:table-cell>
          <table:table-cell office:value-type="float" office:value="15060000">
            <text:p>15060000</text:p>
          </table:table-cell>
        </table:table-row>
        <table:table-row table:style-name="ro2">
          <table:table-cell office:value-type="float" office:value="2.0002558">
            <text:p>2,0002558</text:p>
          </table:table-cell>
          <table:table-cell office:value-type="float" office:value="4.9608192">
            <text:p>4,9608192</text:p>
          </table:table-cell>
          <table:table-cell office:value-type="float" office:value="15070000">
            <text:p>15070000</text:p>
          </table:table-cell>
        </table:table-row>
        <table:table-row table:style-name="ro2">
          <table:table-cell office:value-type="float" office:value="2.0003443">
            <text:p>2,0003443</text:p>
          </table:table-cell>
          <table:table-cell office:value-type="float" office:value="4.95454">
            <text:p>4,95454</text:p>
          </table:table-cell>
          <table:table-cell office:value-type="float" office:value="15080000">
            <text:p>15080000</text:p>
          </table:table-cell>
        </table:table-row>
        <table:table-row table:style-name="ro2">
          <table:table-cell office:value-type="float" office:value="2.000446">
            <text:p>2,000446</text:p>
          </table:table-cell>
          <table:table-cell office:value-type="float" office:value="4.948261">
            <text:p>4,948261</text:p>
          </table:table-cell>
          <table:table-cell office:value-type="float" office:value="15090000">
            <text:p>15090000</text:p>
          </table:table-cell>
        </table:table-row>
        <table:table-row table:style-name="ro2">
          <table:table-cell office:value-type="float" office:value="2.0005612">
            <text:p>2,0005612</text:p>
          </table:table-cell>
          <table:table-cell office:value-type="float" office:value="4.941982">
            <text:p>4,941982</text:p>
          </table:table-cell>
          <table:table-cell office:value-type="float" office:value="15100000">
            <text:p>15100000</text:p>
          </table:table-cell>
        </table:table-row>
        <table:table-row table:style-name="ro2">
          <table:table-cell office:value-type="float" office:value="2.000689">
            <text:p>2,000689</text:p>
          </table:table-cell>
          <table:table-cell office:value-type="float" office:value="4.9357033">
            <text:p>4,9357033</text:p>
          </table:table-cell>
          <table:table-cell office:value-type="float" office:value="15110000">
            <text:p>15110000</text:p>
          </table:table-cell>
        </table:table-row>
        <table:table-row table:style-name="ro2">
          <table:table-cell office:value-type="float" office:value="2.0008302">
            <text:p>2,0008302</text:p>
          </table:table-cell>
          <table:table-cell office:value-type="float" office:value="4.929425">
            <text:p>4,929425</text:p>
          </table:table-cell>
          <table:table-cell office:value-type="float" office:value="15120000">
            <text:p>15120000</text:p>
          </table:table-cell>
        </table:table-row>
        <table:table-row table:style-name="ro2">
          <table:table-cell office:value-type="float" office:value="2.0009847">
            <text:p>2,0009847</text:p>
          </table:table-cell>
          <table:table-cell office:value-type="float" office:value="4.9231462">
            <text:p>4,9231462</text:p>
          </table:table-cell>
          <table:table-cell office:value-type="float" office:value="15130000">
            <text:p>15130000</text:p>
          </table:table-cell>
        </table:table-row>
        <table:table-row table:style-name="ro2">
          <table:table-cell office:value-type="float" office:value="2.001152">
            <text:p>2,001152</text:p>
          </table:table-cell>
          <table:table-cell office:value-type="float" office:value="4.916868">
            <text:p>4,916868</text:p>
          </table:table-cell>
          <table:table-cell office:value-type="float" office:value="15140000">
            <text:p>15140000</text:p>
          </table:table-cell>
        </table:table-row>
        <table:table-row table:style-name="ro2">
          <table:table-cell office:value-type="float" office:value="2.0013328">
            <text:p>2,0013328</text:p>
          </table:table-cell>
          <table:table-cell office:value-type="float" office:value="4.910591">
            <text:p>4,910591</text:p>
          </table:table-cell>
          <table:table-cell office:value-type="float" office:value="15150000">
            <text:p>15150000</text:p>
          </table:table-cell>
        </table:table-row>
        <table:table-row table:style-name="ro2">
          <table:table-cell office:value-type="float" office:value="2.0015264">
            <text:p>2,0015264</text:p>
          </table:table-cell>
          <table:table-cell office:value-type="float" office:value="4.904314">
            <text:p>4,904314</text:p>
          </table:table-cell>
          <table:table-cell office:value-type="float" office:value="15160000">
            <text:p>15160000</text:p>
          </table:table-cell>
        </table:table-row>
        <table:table-row table:style-name="ro2">
          <table:table-cell office:value-type="float" office:value="2.0017333">
            <text:p>2,0017333</text:p>
          </table:table-cell>
          <table:table-cell office:value-type="float" office:value="4.8980374">
            <text:p>4,8980374</text:p>
          </table:table-cell>
          <table:table-cell office:value-type="float" office:value="15170000">
            <text:p>15170000</text:p>
          </table:table-cell>
        </table:table-row>
        <table:table-row table:style-name="ro2">
          <table:table-cell office:value-type="float" office:value="2.0019531">
            <text:p>2,0019531</text:p>
          </table:table-cell>
          <table:table-cell office:value-type="float" office:value="4.8917613">
            <text:p>4,8917613</text:p>
          </table:table-cell>
          <table:table-cell office:value-type="float" office:value="15180000">
            <text:p>15180000</text:p>
          </table:table-cell>
        </table:table-row>
        <table:table-row table:style-name="ro2">
          <table:table-cell office:value-type="float" office:value="2.0021863">
            <text:p>2,0021863</text:p>
          </table:table-cell>
          <table:table-cell office:value-type="float" office:value="4.8854856">
            <text:p>4,8854856</text:p>
          </table:table-cell>
          <table:table-cell office:value-type="float" office:value="15190000">
            <text:p>15190000</text:p>
          </table:table-cell>
        </table:table-row>
        <table:table-row table:style-name="ro2">
          <table:table-cell office:value-type="float" office:value="2.0024326">
            <text:p>2,0024326</text:p>
          </table:table-cell>
          <table:table-cell office:value-type="float" office:value="4.8792105">
            <text:p>4,8792105</text:p>
          </table:table-cell>
          <table:table-cell office:value-type="float" office:value="15200000">
            <text:p>15200000</text:p>
          </table:table-cell>
        </table:table-row>
        <table:table-row table:style-name="ro2">
          <table:table-cell office:value-type="float" office:value="2.002692">
            <text:p>2,002692</text:p>
          </table:table-cell>
          <table:table-cell office:value-type="float" office:value="4.8729362">
            <text:p>4,8729362</text:p>
          </table:table-cell>
          <table:table-cell office:value-type="float" office:value="15210000">
            <text:p>15210000</text:p>
          </table:table-cell>
        </table:table-row>
        <table:table-row table:style-name="ro2">
          <table:table-cell office:value-type="float" office:value="2.0029645">
            <text:p>2,0029645</text:p>
          </table:table-cell>
          <table:table-cell office:value-type="float" office:value="4.866662">
            <text:p>4,866662</text:p>
          </table:table-cell>
          <table:table-cell office:value-type="float" office:value="15220000">
            <text:p>15220000</text:p>
          </table:table-cell>
        </table:table-row>
        <table:table-row table:style-name="ro2">
          <table:table-cell office:value-type="float" office:value="2.0032504">
            <text:p>2,0032504</text:p>
          </table:table-cell>
          <table:table-cell office:value-type="float" office:value="4.8603888">
            <text:p>4,8603888</text:p>
          </table:table-cell>
          <table:table-cell office:value-type="float" office:value="15230000">
            <text:p>15230000</text:p>
          </table:table-cell>
        </table:table-row>
        <table:table-row table:style-name="ro2">
          <table:table-cell office:value-type="float" office:value="2.003549">
            <text:p>2,003549</text:p>
          </table:table-cell>
          <table:table-cell office:value-type="float" office:value="4.854116">
            <text:p>4,854116</text:p>
          </table:table-cell>
          <table:table-cell office:value-type="float" office:value="15240000">
            <text:p>15240000</text:p>
          </table:table-cell>
        </table:table-row>
        <table:table-row table:style-name="ro2">
          <table:table-cell office:value-type="float" office:value="2.0038612">
            <text:p>2,0038612</text:p>
          </table:table-cell>
          <table:table-cell office:value-type="float" office:value="4.8478436">
            <text:p>4,8478436</text:p>
          </table:table-cell>
          <table:table-cell office:value-type="float" office:value="15250000">
            <text:p>15250000</text:p>
          </table:table-cell>
        </table:table-row>
        <table:table-row table:style-name="ro2">
          <table:table-cell office:value-type="float" office:value="2.0041862">
            <text:p>2,0041862</text:p>
          </table:table-cell>
          <table:table-cell office:value-type="float" office:value="4.8415713">
            <text:p>4,8415713</text:p>
          </table:table-cell>
          <table:table-cell office:value-type="float" office:value="15260000">
            <text:p>15260000</text:p>
          </table:table-cell>
        </table:table-row>
        <table:table-row table:style-name="ro2">
          <table:table-cell office:value-type="float" office:value="2.0045242">
            <text:p>2,0045242</text:p>
          </table:table-cell>
          <table:table-cell office:value-type="float" office:value="4.8353004">
            <text:p>4,8353004</text:p>
          </table:table-cell>
          <table:table-cell office:value-type="float" office:value="15270000">
            <text:p>15270000</text:p>
          </table:table-cell>
        </table:table-row>
        <table:table-row table:style-name="ro2">
          <table:table-cell office:value-type="float" office:value="2.0048757">
            <text:p>2,0048757</text:p>
          </table:table-cell>
          <table:table-cell office:value-type="float" office:value="4.8290305">
            <text:p>4,8290305</text:p>
          </table:table-cell>
          <table:table-cell office:value-type="float" office:value="15280000">
            <text:p>15280000</text:p>
          </table:table-cell>
        </table:table-row>
        <table:table-row table:style-name="ro2">
          <table:table-cell office:value-type="float" office:value="2.0052402">
            <text:p>2,0052402</text:p>
          </table:table-cell>
          <table:table-cell office:value-type="float" office:value="4.822761">
            <text:p>4,822761</text:p>
          </table:table-cell>
          <table:table-cell office:value-type="float" office:value="15290000">
            <text:p>15290000</text:p>
          </table:table-cell>
        </table:table-row>
        <table:table-row table:style-name="ro2">
          <table:table-cell office:value-type="float" office:value="2.0056179">
            <text:p>2,0056179</text:p>
          </table:table-cell>
          <table:table-cell office:value-type="float" office:value="4.8164926">
            <text:p>4,8164926</text:p>
          </table:table-cell>
          <table:table-cell office:value-type="float" office:value="15300000">
            <text:p>15300000</text:p>
          </table:table-cell>
        </table:table-row>
        <table:table-row table:style-name="ro2">
          <table:table-cell office:value-type="float" office:value="2.0060086">
            <text:p>2,0060086</text:p>
          </table:table-cell>
          <table:table-cell office:value-type="float" office:value="4.8102245">
            <text:p>4,8102245</text:p>
          </table:table-cell>
          <table:table-cell office:value-type="float" office:value="15310000">
            <text:p>15310000</text:p>
          </table:table-cell>
        </table:table-row>
        <table:table-row table:style-name="ro2">
          <table:table-cell office:value-type="float" office:value="2.0064123">
            <text:p>2,0064123</text:p>
          </table:table-cell>
          <table:table-cell office:value-type="float" office:value="4.803958">
            <text:p>4,803958</text:p>
          </table:table-cell>
          <table:table-cell office:value-type="float" office:value="15320000">
            <text:p>15320000</text:p>
          </table:table-cell>
        </table:table-row>
        <table:table-row table:style-name="ro2">
          <table:table-cell office:value-type="float" office:value="2.0068293">
            <text:p>2,0068293</text:p>
          </table:table-cell>
          <table:table-cell office:value-type="float" office:value="4.797692">
            <text:p>4,797692</text:p>
          </table:table-cell>
          <table:table-cell office:value-type="float" office:value="15330000">
            <text:p>15330000</text:p>
          </table:table-cell>
        </table:table-row>
        <table:table-row table:style-name="ro2">
          <table:table-cell office:value-type="float" office:value="2.0072594">
            <text:p>2,0072594</text:p>
          </table:table-cell>
          <table:table-cell office:value-type="float" office:value="4.7914267">
            <text:p>4,7914267</text:p>
          </table:table-cell>
          <table:table-cell office:value-type="float" office:value="15340000">
            <text:p>15340000</text:p>
          </table:table-cell>
        </table:table-row>
        <table:table-row table:style-name="ro2">
          <table:table-cell office:value-type="float" office:value="2.0077024">
            <text:p>2,0077024</text:p>
          </table:table-cell>
          <table:table-cell office:value-type="float" office:value="4.785162">
            <text:p>4,785162</text:p>
          </table:table-cell>
          <table:table-cell office:value-type="float" office:value="15350000">
            <text:p>15350000</text:p>
          </table:table-cell>
        </table:table-row>
        <table:table-row table:style-name="ro2">
          <table:table-cell office:value-type="float" office:value="2.0081587">
            <text:p>2,0081587</text:p>
          </table:table-cell>
          <table:table-cell office:value-type="float" office:value="4.7788987">
            <text:p>4,7788987</text:p>
          </table:table-cell>
          <table:table-cell office:value-type="float" office:value="15360000">
            <text:p>15360000</text:p>
          </table:table-cell>
        </table:table-row>
        <table:table-row table:style-name="ro2">
          <table:table-cell office:value-type="float" office:value="2.0086281">
            <text:p>2,0086281</text:p>
          </table:table-cell>
          <table:table-cell office:value-type="float" office:value="4.7726364">
            <text:p>4,7726364</text:p>
          </table:table-cell>
          <table:table-cell office:value-type="float" office:value="15370000">
            <text:p>15370000</text:p>
          </table:table-cell>
        </table:table-row>
        <table:table-row table:style-name="ro2">
          <table:table-cell office:value-type="float" office:value="2.0091105">
            <text:p>2,0091105</text:p>
          </table:table-cell>
          <table:table-cell office:value-type="float" office:value="4.766375">
            <text:p>4,766375</text:p>
          </table:table-cell>
          <table:table-cell office:value-type="float" office:value="15380000">
            <text:p>15380000</text:p>
          </table:table-cell>
        </table:table-row>
        <table:table-row table:style-name="ro2">
          <table:table-cell office:value-type="float" office:value="2.0096064">
            <text:p>2,0096064</text:p>
          </table:table-cell>
          <table:table-cell office:value-type="float" office:value="4.760114">
            <text:p>4,760114</text:p>
          </table:table-cell>
          <table:table-cell office:value-type="float" office:value="15390000">
            <text:p>15390000</text:p>
          </table:table-cell>
        </table:table-row>
        <table:table-row table:style-name="ro2">
          <table:table-cell office:value-type="float" office:value="2.010115">
            <text:p>2,010115</text:p>
          </table:table-cell>
          <table:table-cell office:value-type="float" office:value="4.7538548">
            <text:p>4,7538548</text:p>
          </table:table-cell>
          <table:table-cell office:value-type="float" office:value="15400000">
            <text:p>15400000</text:p>
          </table:table-cell>
        </table:table-row>
        <table:table-row table:style-name="ro2">
          <table:table-cell office:value-type="float" office:value="2.0106368">
            <text:p>2,0106368</text:p>
          </table:table-cell>
          <table:table-cell office:value-type="float" office:value="4.7475963">
            <text:p>4,7475963</text:p>
          </table:table-cell>
          <table:table-cell office:value-type="float" office:value="15410000">
            <text:p>15410000</text:p>
          </table:table-cell>
        </table:table-row>
        <table:table-row table:style-name="ro2">
          <table:table-cell office:value-type="float" office:value="2.0111718">
            <text:p>2,0111718</text:p>
          </table:table-cell>
          <table:table-cell office:value-type="float" office:value="4.741339">
            <text:p>4,741339</text:p>
          </table:table-cell>
          <table:table-cell office:value-type="float" office:value="15420000">
            <text:p>15420000</text:p>
          </table:table-cell>
        </table:table-row>
        <table:table-row table:style-name="ro2">
          <table:table-cell office:value-type="float" office:value="2.0117197">
            <text:p>2,0117197</text:p>
          </table:table-cell>
          <table:table-cell office:value-type="float" office:value="4.7350836">
            <text:p>4,7350836</text:p>
          </table:table-cell>
          <table:table-cell office:value-type="float" office:value="15430000">
            <text:p>15430000</text:p>
          </table:table-cell>
        </table:table-row>
        <table:table-row table:style-name="ro2">
          <table:table-cell office:value-type="float" office:value="2.0122807">
            <text:p>2,0122807</text:p>
          </table:table-cell>
          <table:table-cell office:value-type="float" office:value="4.7288284">
            <text:p>4,7288284</text:p>
          </table:table-cell>
          <table:table-cell office:value-type="float" office:value="15440000">
            <text:p>15440000</text:p>
          </table:table-cell>
        </table:table-row>
        <table:table-row table:style-name="ro2">
          <table:table-cell office:value-type="float" office:value="2.012855">
            <text:p>2,012855</text:p>
          </table:table-cell>
          <table:table-cell office:value-type="float" office:value="4.7225747">
            <text:p>4,7225747</text:p>
          </table:table-cell>
          <table:table-cell office:value-type="float" office:value="15450000">
            <text:p>15450000</text:p>
          </table:table-cell>
        </table:table-row>
        <table:table-row table:style-name="ro2">
          <table:table-cell office:value-type="float" office:value="2.0134423">
            <text:p>2,0134423</text:p>
          </table:table-cell>
          <table:table-cell office:value-type="float" office:value="4.7163224">
            <text:p>4,7163224</text:p>
          </table:table-cell>
          <table:table-cell office:value-type="float" office:value="15460000">
            <text:p>15460000</text:p>
          </table:table-cell>
        </table:table-row>
        <table:table-row table:style-name="ro2">
          <table:table-cell office:value-type="float" office:value="2.0140426">
            <text:p>2,0140426</text:p>
          </table:table-cell>
          <table:table-cell office:value-type="float" office:value="4.710071">
            <text:p>4,710071</text:p>
          </table:table-cell>
          <table:table-cell office:value-type="float" office:value="15470000">
            <text:p>15470000</text:p>
          </table:table-cell>
        </table:table-row>
        <table:table-row table:style-name="ro2">
          <table:table-cell office:value-type="float" office:value="2.014656">
            <text:p>2,014656</text:p>
          </table:table-cell>
          <table:table-cell office:value-type="float" office:value="4.703821">
            <text:p>4,703821</text:p>
          </table:table-cell>
          <table:table-cell office:value-type="float" office:value="15480000">
            <text:p>15480000</text:p>
          </table:table-cell>
        </table:table-row>
        <table:table-row table:style-name="ro2">
          <table:table-cell office:value-type="float" office:value="2.0152826">
            <text:p>2,0152826</text:p>
          </table:table-cell>
          <table:table-cell office:value-type="float" office:value="4.6975727">
            <text:p>4,6975727</text:p>
          </table:table-cell>
          <table:table-cell office:value-type="float" office:value="15490000">
            <text:p>15490000</text:p>
          </table:table-cell>
        </table:table-row>
        <table:table-row table:style-name="ro2">
          <table:table-cell office:value-type="float" office:value="2.0159223">
            <text:p>2,0159223</text:p>
          </table:table-cell>
          <table:table-cell office:value-type="float" office:value="4.6913257">
            <text:p>4,6913257</text:p>
          </table:table-cell>
          <table:table-cell office:value-type="float" office:value="15500000">
            <text:p>15500000</text:p>
          </table:table-cell>
        </table:table-row>
        <table:table-row table:style-name="ro2">
          <table:table-cell office:value-type="float" office:value="2.0165749">
            <text:p>2,0165749</text:p>
          </table:table-cell>
          <table:table-cell office:value-type="float" office:value="4.6850796">
            <text:p>4,6850796</text:p>
          </table:table-cell>
          <table:table-cell office:value-type="float" office:value="15510000">
            <text:p>15510000</text:p>
          </table:table-cell>
        </table:table-row>
        <table:table-row table:style-name="ro2">
          <table:table-cell office:value-type="float" office:value="2.0172408">
            <text:p>2,0172408</text:p>
          </table:table-cell>
          <table:table-cell office:value-type="float" office:value="4.6788344">
            <text:p>4,6788344</text:p>
          </table:table-cell>
          <table:table-cell office:value-type="float" office:value="15520000">
            <text:p>15520000</text:p>
          </table:table-cell>
        </table:table-row>
        <table:table-row table:style-name="ro2">
          <table:table-cell office:value-type="float" office:value="2.0179195">
            <text:p>2,0179195</text:p>
          </table:table-cell>
          <table:table-cell office:value-type="float" office:value="4.672591">
            <text:p>4,672591</text:p>
          </table:table-cell>
          <table:table-cell office:value-type="float" office:value="15530000">
            <text:p>15530000</text:p>
          </table:table-cell>
        </table:table-row>
        <table:table-row table:style-name="ro2">
          <table:table-cell office:value-type="float" office:value="2.0186114">
            <text:p>2,0186114</text:p>
          </table:table-cell>
          <table:table-cell office:value-type="float" office:value="4.6663494">
            <text:p>4,6663494</text:p>
          </table:table-cell>
          <table:table-cell office:value-type="float" office:value="15540000">
            <text:p>15540000</text:p>
          </table:table-cell>
        </table:table-row>
        <table:table-row table:style-name="ro2">
          <table:table-cell office:value-type="float" office:value="2.0193167">
            <text:p>2,0193167</text:p>
          </table:table-cell>
          <table:table-cell office:value-type="float" office:value="4.660109">
            <text:p>4,660109</text:p>
          </table:table-cell>
          <table:table-cell office:value-type="float" office:value="15550000">
            <text:p>15550000</text:p>
          </table:table-cell>
        </table:table-row>
        <table:table-row table:style-name="ro2">
          <table:table-cell office:value-type="float" office:value="2.0200346">
            <text:p>2,0200346</text:p>
          </table:table-cell>
          <table:table-cell office:value-type="float" office:value="4.6538706">
            <text:p>4,6538706</text:p>
          </table:table-cell>
          <table:table-cell office:value-type="float" office:value="15560000">
            <text:p>15560000</text:p>
          </table:table-cell>
        </table:table-row>
        <table:table-row table:style-name="ro2">
          <table:table-cell office:value-type="float" office:value="2.0207658">
            <text:p>2,0207658</text:p>
          </table:table-cell>
          <table:table-cell office:value-type="float" office:value="4.647633">
            <text:p>4,647633</text:p>
          </table:table-cell>
          <table:table-cell office:value-type="float" office:value="15570000">
            <text:p>15570000</text:p>
          </table:table-cell>
        </table:table-row>
        <table:table-row table:style-name="ro2">
          <table:table-cell office:value-type="float" office:value="2.0215096">
            <text:p>2,0215096</text:p>
          </table:table-cell>
          <table:table-cell office:value-type="float" office:value="4.6413975">
            <text:p>4,6413975</text:p>
          </table:table-cell>
          <table:table-cell office:value-type="float" office:value="15580000">
            <text:p>15580000</text:p>
          </table:table-cell>
        </table:table-row>
        <table:table-row table:style-name="ro2">
          <table:table-cell office:value-type="float" office:value="2.0222669">
            <text:p>2,0222669</text:p>
          </table:table-cell>
          <table:table-cell office:value-type="float" office:value="4.6351633">
            <text:p>4,6351633</text:p>
          </table:table-cell>
          <table:table-cell office:value-type="float" office:value="15590000">
            <text:p>15590000</text:p>
          </table:table-cell>
        </table:table-row>
        <table:table-row table:style-name="ro2">
          <table:table-cell office:value-type="float" office:value="2.0230372">
            <text:p>2,0230372</text:p>
          </table:table-cell>
          <table:table-cell office:value-type="float" office:value="4.628931">
            <text:p>4,628931</text:p>
          </table:table-cell>
          <table:table-cell office:value-type="float" office:value="15600000">
            <text:p>15600000</text:p>
          </table:table-cell>
        </table:table-row>
        <table:table-row table:style-name="ro2">
          <table:table-cell office:value-type="float" office:value="2.0238204">
            <text:p>2,0238204</text:p>
          </table:table-cell>
          <table:table-cell office:value-type="float" office:value="4.6226997">
            <text:p>4,6226997</text:p>
          </table:table-cell>
          <table:table-cell office:value-type="float" office:value="15610000">
            <text:p>15610000</text:p>
          </table:table-cell>
        </table:table-row>
        <table:table-row table:style-name="ro2">
          <table:table-cell office:value-type="float" office:value="2.0246167">
            <text:p>2,0246167</text:p>
          </table:table-cell>
          <table:table-cell office:value-type="float" office:value="4.616471">
            <text:p>4,616471</text:p>
          </table:table-cell>
          <table:table-cell office:value-type="float" office:value="15620000">
            <text:p>15620000</text:p>
          </table:table-cell>
        </table:table-row>
        <table:table-row table:style-name="ro2">
          <table:table-cell office:value-type="float" office:value="2.0254261">
            <text:p>2,0254261</text:p>
          </table:table-cell>
          <table:table-cell office:value-type="float" office:value="4.610243">
            <text:p>4,610243</text:p>
          </table:table-cell>
          <table:table-cell office:value-type="float" office:value="15630000">
            <text:p>15630000</text:p>
          </table:table-cell>
        </table:table-row>
        <table:table-row table:style-name="ro2">
          <table:table-cell office:value-type="float" office:value="2.0262487">
            <text:p>2,0262487</text:p>
          </table:table-cell>
          <table:table-cell office:value-type="float" office:value="4.6040173">
            <text:p>4,6040173</text:p>
          </table:table-cell>
          <table:table-cell office:value-type="float" office:value="15640000">
            <text:p>15640000</text:p>
          </table:table-cell>
        </table:table-row>
        <table:table-row table:style-name="ro2">
          <table:table-cell office:value-type="float" office:value="2.027084">
            <text:p>2,027084</text:p>
          </table:table-cell>
          <table:table-cell office:value-type="float" office:value="4.5977926">
            <text:p>4,5977926</text:p>
          </table:table-cell>
          <table:table-cell office:value-type="float" office:value="15650000">
            <text:p>15650000</text:p>
          </table:table-cell>
        </table:table-row>
        <table:table-row table:style-name="ro2">
          <table:table-cell office:value-type="float" office:value="2.0279326">
            <text:p>2,0279326</text:p>
          </table:table-cell>
          <table:table-cell office:value-type="float" office:value="4.59157">
            <text:p>4,59157</text:p>
          </table:table-cell>
          <table:table-cell office:value-type="float" office:value="15660000">
            <text:p>15660000</text:p>
          </table:table-cell>
        </table:table-row>
        <table:table-row table:style-name="ro2">
          <table:table-cell office:value-type="float" office:value="2.028794">
            <text:p>2,028794</text:p>
          </table:table-cell>
          <table:table-cell office:value-type="float" office:value="4.5853496">
            <text:p>4,5853496</text:p>
          </table:table-cell>
          <table:table-cell office:value-type="float" office:value="15670000">
            <text:p>15670000</text:p>
          </table:table-cell>
        </table:table-row>
        <table:table-row table:style-name="ro2">
          <table:table-cell office:value-type="float" office:value="2.0296683">
            <text:p>2,0296683</text:p>
          </table:table-cell>
          <table:table-cell office:value-type="float" office:value="4.5791306">
            <text:p>4,5791306</text:p>
          </table:table-cell>
          <table:table-cell office:value-type="float" office:value="15680000">
            <text:p>15680000</text:p>
          </table:table-cell>
        </table:table-row>
        <table:table-row table:style-name="ro2">
          <table:table-cell office:value-type="float" office:value="2.0305562">
            <text:p>2,0305562</text:p>
          </table:table-cell>
          <table:table-cell office:value-type="float" office:value="4.5729136">
            <text:p>4,5729136</text:p>
          </table:table-cell>
          <table:table-cell office:value-type="float" office:value="15690000">
            <text:p>15690000</text:p>
          </table:table-cell>
        </table:table-row>
        <table:table-row table:style-name="ro2">
          <table:table-cell office:value-type="float" office:value="2.0314565">
            <text:p>2,0314565</text:p>
          </table:table-cell>
          <table:table-cell office:value-type="float" office:value="4.5666986">
            <text:p>4,5666986</text:p>
          </table:table-cell>
          <table:table-cell office:value-type="float" office:value="15700000">
            <text:p>15700000</text:p>
          </table:table-cell>
        </table:table-row>
        <table:table-row table:style-name="ro2">
          <table:table-cell office:value-type="float" office:value="2.03237">
            <text:p>2,03237</text:p>
          </table:table-cell>
          <table:table-cell office:value-type="float" office:value="4.560486">
            <text:p>4,560486</text:p>
          </table:table-cell>
          <table:table-cell office:value-type="float" office:value="15710000">
            <text:p>15710000</text:p>
          </table:table-cell>
        </table:table-row>
        <table:table-row table:style-name="ro2">
          <table:table-cell office:value-type="float" office:value="2.0332966">
            <text:p>2,0332966</text:p>
          </table:table-cell>
          <table:table-cell office:value-type="float" office:value="4.5542746">
            <text:p>4,5542746</text:p>
          </table:table-cell>
          <table:table-cell office:value-type="float" office:value="15720000">
            <text:p>15720000</text:p>
          </table:table-cell>
        </table:table-row>
        <table:table-row table:style-name="ro2">
          <table:table-cell office:value-type="float" office:value="2.0342362">
            <text:p>2,0342362</text:p>
          </table:table-cell>
          <table:table-cell office:value-type="float" office:value="4.548065">
            <text:p>4,548065</text:p>
          </table:table-cell>
          <table:table-cell office:value-type="float" office:value="15730000">
            <text:p>15730000</text:p>
          </table:table-cell>
        </table:table-row>
        <table:table-row table:style-name="ro2">
          <table:table-cell office:value-type="float" office:value="2.0351887">
            <text:p>2,0351887</text:p>
          </table:table-cell>
          <table:table-cell office:value-type="float" office:value="4.5418577">
            <text:p>4,5418577</text:p>
          </table:table-cell>
          <table:table-cell office:value-type="float" office:value="15740000">
            <text:p>15740000</text:p>
          </table:table-cell>
        </table:table-row>
        <table:table-row table:style-name="ro2">
          <table:table-cell office:value-type="float" office:value="2.0361543">
            <text:p>2,0361543</text:p>
          </table:table-cell>
          <table:table-cell office:value-type="float" office:value="4.5356526">
            <text:p>4,5356526</text:p>
          </table:table-cell>
          <table:table-cell office:value-type="float" office:value="15750000">
            <text:p>15750000</text:p>
          </table:table-cell>
        </table:table-row>
        <table:table-row table:style-name="ro2">
          <table:table-cell office:value-type="float" office:value="2.0371327">
            <text:p>2,0371327</text:p>
          </table:table-cell>
          <table:table-cell office:value-type="float" office:value="4.5294495">
            <text:p>4,5294495</text:p>
          </table:table-cell>
          <table:table-cell office:value-type="float" office:value="15760000">
            <text:p>15760000</text:p>
          </table:table-cell>
        </table:table-row>
        <table:table-row table:style-name="ro2">
          <table:table-cell office:value-type="float" office:value="2.0381243">
            <text:p>2,0381243</text:p>
          </table:table-cell>
          <table:table-cell office:value-type="float" office:value="4.523248">
            <text:p>4,523248</text:p>
          </table:table-cell>
          <table:table-cell office:value-type="float" office:value="15770000">
            <text:p>15770000</text:p>
          </table:table-cell>
        </table:table-row>
        <table:table-row table:style-name="ro2">
          <table:table-cell office:value-type="float" office:value="2.039129">
            <text:p>2,039129</text:p>
          </table:table-cell>
          <table:table-cell office:value-type="float" office:value="4.5170484">
            <text:p>4,5170484</text:p>
          </table:table-cell>
          <table:table-cell office:value-type="float" office:value="15780000">
            <text:p>15780000</text:p>
          </table:table-cell>
        </table:table-row>
        <table:table-row table:style-name="ro2">
          <table:table-cell office:value-type="float" office:value="2.0401464">
            <text:p>2,0401464</text:p>
          </table:table-cell>
          <table:table-cell office:value-type="float" office:value="4.5108514">
            <text:p>4,5108514</text:p>
          </table:table-cell>
          <table:table-cell office:value-type="float" office:value="15790000">
            <text:p>15790000</text:p>
          </table:table-cell>
        </table:table-row>
        <table:table-row table:style-name="ro2">
          <table:table-cell office:value-type="float" office:value="2.0411768">
            <text:p>2,0411768</text:p>
          </table:table-cell>
          <table:table-cell office:value-type="float" office:value="4.5046563">
            <text:p>4,5046563</text:p>
          </table:table-cell>
          <table:table-cell office:value-type="float" office:value="15800000">
            <text:p>15800000</text:p>
          </table:table-cell>
        </table:table-row>
        <table:table-row table:style-name="ro2">
          <table:table-cell office:value-type="float" office:value="2.04222">
            <text:p>2,04222</text:p>
          </table:table-cell>
          <table:table-cell office:value-type="float" office:value="4.4984636">
            <text:p>4,4984636</text:p>
          </table:table-cell>
          <table:table-cell office:value-type="float" office:value="15810000">
            <text:p>15810000</text:p>
          </table:table-cell>
        </table:table-row>
        <table:table-row table:style-name="ro2">
          <table:table-cell office:value-type="float" office:value="2.0432765">
            <text:p>2,0432765</text:p>
          </table:table-cell>
          <table:table-cell office:value-type="float" office:value="4.4922733">
            <text:p>4,4922733</text:p>
          </table:table-cell>
          <table:table-cell office:value-type="float" office:value="15820000">
            <text:p>15820000</text:p>
          </table:table-cell>
        </table:table-row>
        <table:table-row table:style-name="ro2">
          <table:table-cell office:value-type="float" office:value="2.0443459">
            <text:p>2,0443459</text:p>
          </table:table-cell>
          <table:table-cell office:value-type="float" office:value="4.486085">
            <text:p>4,486085</text:p>
          </table:table-cell>
          <table:table-cell office:value-type="float" office:value="15830000">
            <text:p>15830000</text:p>
          </table:table-cell>
        </table:table-row>
        <table:table-row table:style-name="ro2">
          <table:table-cell office:value-type="float" office:value="2.045428">
            <text:p>2,045428</text:p>
          </table:table-cell>
          <table:table-cell office:value-type="float" office:value="4.4798994">
            <text:p>4,4798994</text:p>
          </table:table-cell>
          <table:table-cell office:value-type="float" office:value="15840000">
            <text:p>15840000</text:p>
          </table:table-cell>
        </table:table-row>
        <table:table-row table:style-name="ro2">
          <table:table-cell office:value-type="float" office:value="2.0465233">
            <text:p>2,0465233</text:p>
          </table:table-cell>
          <table:table-cell office:value-type="float" office:value="4.4737153">
            <text:p>4,4737153</text:p>
          </table:table-cell>
          <table:table-cell office:value-type="float" office:value="15850000">
            <text:p>15850000</text:p>
          </table:table-cell>
        </table:table-row>
        <table:table-row table:style-name="ro2">
          <table:table-cell office:value-type="float" office:value="2.0476313">
            <text:p>2,0476313</text:p>
          </table:table-cell>
          <table:table-cell office:value-type="float" office:value="4.467534">
            <text:p>4,467534</text:p>
          </table:table-cell>
          <table:table-cell office:value-type="float" office:value="15860000">
            <text:p>15860000</text:p>
          </table:table-cell>
        </table:table-row>
        <table:table-row table:style-name="ro2">
          <table:table-cell office:value-type="float" office:value="2.0487525">
            <text:p>2,0487525</text:p>
          </table:table-cell>
          <table:table-cell office:value-type="float" office:value="4.461355">
            <text:p>4,461355</text:p>
          </table:table-cell>
          <table:table-cell office:value-type="float" office:value="15870000">
            <text:p>15870000</text:p>
          </table:table-cell>
        </table:table-row>
        <table:table-row table:style-name="ro2">
          <table:table-cell office:value-type="float" office:value="2.0498867">
            <text:p>2,0498867</text:p>
          </table:table-cell>
          <table:table-cell office:value-type="float" office:value="4.4551783">
            <text:p>4,4551783</text:p>
          </table:table-cell>
          <table:table-cell office:value-type="float" office:value="15880000">
            <text:p>15880000</text:p>
          </table:table-cell>
        </table:table-row>
        <table:table-row table:style-name="ro2">
          <table:table-cell office:value-type="float" office:value="2.0510335">
            <text:p>2,0510335</text:p>
          </table:table-cell>
          <table:table-cell office:value-type="float" office:value="4.449004">
            <text:p>4,449004</text:p>
          </table:table-cell>
          <table:table-cell office:value-type="float" office:value="15890000">
            <text:p>15890000</text:p>
          </table:table-cell>
        </table:table-row>
        <table:table-row table:style-name="ro2">
          <table:table-cell office:value-type="float" office:value="2.0521932">
            <text:p>2,0521932</text:p>
          </table:table-cell>
          <table:table-cell office:value-type="float" office:value="4.442832">
            <text:p>4,442832</text:p>
          </table:table-cell>
          <table:table-cell office:value-type="float" office:value="15900000">
            <text:p>15900000</text:p>
          </table:table-cell>
        </table:table-row>
        <table:table-row table:style-name="ro2">
          <table:table-cell office:value-type="float" office:value="2.0533662">
            <text:p>2,0533662</text:p>
          </table:table-cell>
          <table:table-cell office:value-type="float" office:value="4.4366617">
            <text:p>4,4366617</text:p>
          </table:table-cell>
          <table:table-cell office:value-type="float" office:value="15910000">
            <text:p>15910000</text:p>
          </table:table-cell>
        </table:table-row>
        <table:table-row table:style-name="ro2">
          <table:table-cell office:value-type="float" office:value="2.054552">
            <text:p>2,054552</text:p>
          </table:table-cell>
          <table:table-cell office:value-type="float" office:value="4.430495">
            <text:p>4,430495</text:p>
          </table:table-cell>
          <table:table-cell office:value-type="float" office:value="15920000">
            <text:p>15920000</text:p>
          </table:table-cell>
        </table:table-row>
        <table:table-row table:style-name="ro2">
          <table:table-cell office:value-type="float" office:value="2.0557506">
            <text:p>2,0557506</text:p>
          </table:table-cell>
          <table:table-cell office:value-type="float" office:value="4.4243307">
            <text:p>4,4243307</text:p>
          </table:table-cell>
          <table:table-cell office:value-type="float" office:value="15930000">
            <text:p>15930000</text:p>
          </table:table-cell>
        </table:table-row>
        <table:table-row table:style-name="ro2">
          <table:table-cell office:value-type="float" office:value="2.056962">
            <text:p>2,056962</text:p>
          </table:table-cell>
          <table:table-cell office:value-type="float" office:value="4.4181685">
            <text:p>4,4181685</text:p>
          </table:table-cell>
          <table:table-cell office:value-type="float" office:value="15940000">
            <text:p>15940000</text:p>
          </table:table-cell>
        </table:table-row>
        <table:table-row table:style-name="ro2">
          <table:table-cell office:value-type="float" office:value="2.0581865">
            <text:p>2,0581865</text:p>
          </table:table-cell>
          <table:table-cell office:value-type="float" office:value="4.4120092">
            <text:p>4,4120092</text:p>
          </table:table-cell>
          <table:table-cell office:value-type="float" office:value="15950000">
            <text:p>15950000</text:p>
          </table:table-cell>
        </table:table-row>
        <table:table-row table:style-name="ro2">
          <table:table-cell office:value-type="float" office:value="2.059424">
            <text:p>2,059424</text:p>
          </table:table-cell>
          <table:table-cell office:value-type="float" office:value="4.4058523">
            <text:p>4,4058523</text:p>
          </table:table-cell>
          <table:table-cell office:value-type="float" office:value="15960000">
            <text:p>15960000</text:p>
          </table:table-cell>
        </table:table-row>
        <table:table-row table:style-name="ro2">
          <table:table-cell office:value-type="float" office:value="2.0606742">
            <text:p>2,0606742</text:p>
          </table:table-cell>
          <table:table-cell office:value-type="float" office:value="4.399698">
            <text:p>4,399698</text:p>
          </table:table-cell>
          <table:table-cell office:value-type="float" office:value="15970000">
            <text:p>15970000</text:p>
          </table:table-cell>
        </table:table-row>
        <table:table-row table:style-name="ro2">
          <table:table-cell office:value-type="float" office:value="2.061937">
            <text:p>2,061937</text:p>
          </table:table-cell>
          <table:table-cell office:value-type="float" office:value="4.393546">
            <text:p>4,393546</text:p>
          </table:table-cell>
          <table:table-cell office:value-type="float" office:value="15980000">
            <text:p>15980000</text:p>
          </table:table-cell>
        </table:table-row>
        <table:table-row table:style-name="ro2">
          <table:table-cell office:value-type="float" office:value="2.063213">
            <text:p>2,063213</text:p>
          </table:table-cell>
          <table:table-cell office:value-type="float" office:value="4.3873973">
            <text:p>4,3873973</text:p>
          </table:table-cell>
          <table:table-cell office:value-type="float" office:value="15990000">
            <text:p>15990000</text:p>
          </table:table-cell>
        </table:table-row>
        <table:table-row table:style-name="ro2">
          <table:table-cell office:value-type="float" office:value="2.0645018">
            <text:p>2,0645018</text:p>
          </table:table-cell>
          <table:table-cell office:value-type="float" office:value="4.3812513">
            <text:p>4,3812513</text:p>
          </table:table-cell>
          <table:table-cell office:value-type="float" office:value="16000000">
            <text:p>16000000</text:p>
          </table:table-cell>
        </table:table-row>
        <table:table-row table:style-name="ro2">
          <table:table-cell office:value-type="float" office:value="2.0658035">
            <text:p>2,0658035</text:p>
          </table:table-cell>
          <table:table-cell office:value-type="float" office:value="4.375108">
            <text:p>4,375108</text:p>
          </table:table-cell>
          <table:table-cell office:value-type="float" office:value="16010000">
            <text:p>16010000</text:p>
          </table:table-cell>
        </table:table-row>
        <table:table-row table:style-name="ro2">
          <table:table-cell office:value-type="float" office:value="2.067118">
            <text:p>2,067118</text:p>
          </table:table-cell>
          <table:table-cell office:value-type="float" office:value="4.3689666">
            <text:p>4,3689666</text:p>
          </table:table-cell>
          <table:table-cell office:value-type="float" office:value="16020000">
            <text:p>16020000</text:p>
          </table:table-cell>
        </table:table-row>
        <table:table-row table:style-name="ro2">
          <table:table-cell office:value-type="float" office:value="2.0684452">
            <text:p>2,0684452</text:p>
          </table:table-cell>
          <table:table-cell office:value-type="float" office:value="4.3628287">
            <text:p>4,3628287</text:p>
          </table:table-cell>
          <table:table-cell office:value-type="float" office:value="16030000">
            <text:p>16030000</text:p>
          </table:table-cell>
        </table:table-row>
        <table:table-row table:style-name="ro2">
          <table:table-cell office:value-type="float" office:value="2.0697856">
            <text:p>2,0697856</text:p>
          </table:table-cell>
          <table:table-cell office:value-type="float" office:value="4.356693">
            <text:p>4,356693</text:p>
          </table:table-cell>
          <table:table-cell office:value-type="float" office:value="16040000">
            <text:p>16040000</text:p>
          </table:table-cell>
        </table:table-row>
        <table:table-row table:style-name="ro2">
          <table:table-cell office:value-type="float" office:value="2.0711389">
            <text:p>2,0711389</text:p>
          </table:table-cell>
          <table:table-cell office:value-type="float" office:value="4.35056">
            <text:p>4,35056</text:p>
          </table:table-cell>
          <table:table-cell office:value-type="float" office:value="16050000">
            <text:p>16050000</text:p>
          </table:table-cell>
        </table:table-row>
        <table:table-row table:style-name="ro2">
          <table:table-cell office:value-type="float" office:value="2.0725048">
            <text:p>2,0725048</text:p>
          </table:table-cell>
          <table:table-cell office:value-type="float" office:value="4.3444304">
            <text:p>4,3444304</text:p>
          </table:table-cell>
          <table:table-cell office:value-type="float" office:value="16060000">
            <text:p>16060000</text:p>
          </table:table-cell>
        </table:table-row>
        <table:table-row table:style-name="ro2">
          <table:table-cell office:value-type="float" office:value="2.0738835">
            <text:p>2,0738835</text:p>
          </table:table-cell>
          <table:table-cell office:value-type="float" office:value="4.338304">
            <text:p>4,338304</text:p>
          </table:table-cell>
          <table:table-cell office:value-type="float" office:value="16070000">
            <text:p>16070000</text:p>
          </table:table-cell>
        </table:table-row>
        <table:table-row table:style-name="ro2">
          <table:table-cell office:value-type="float" office:value="2.075275">
            <text:p>2,075275</text:p>
          </table:table-cell>
          <table:table-cell office:value-type="float" office:value="4.33218">
            <text:p>4,33218</text:p>
          </table:table-cell>
          <table:table-cell office:value-type="float" office:value="16080000">
            <text:p>16080000</text:p>
          </table:table-cell>
        </table:table-row>
        <table:table-row table:style-name="ro2">
          <table:table-cell office:value-type="float" office:value="2.0766792">
            <text:p>2,0766792</text:p>
          </table:table-cell>
          <table:table-cell office:value-type="float" office:value="4.3260593">
            <text:p>4,3260593</text:p>
          </table:table-cell>
          <table:table-cell office:value-type="float" office:value="16090000">
            <text:p>16090000</text:p>
          </table:table-cell>
        </table:table-row>
        <table:table-row table:style-name="ro2">
          <table:table-cell office:value-type="float" office:value="2.0780964">
            <text:p>2,0780964</text:p>
          </table:table-cell>
          <table:table-cell office:value-type="float" office:value="4.319941">
            <text:p>4,319941</text:p>
          </table:table-cell>
          <table:table-cell office:value-type="float" office:value="16100000">
            <text:p>16100000</text:p>
          </table:table-cell>
        </table:table-row>
        <table:table-row table:style-name="ro2">
          <table:table-cell office:value-type="float" office:value="2.0795264">
            <text:p>2,0795264</text:p>
          </table:table-cell>
          <table:table-cell office:value-type="float" office:value="4.313826">
            <text:p>4,313826</text:p>
          </table:table-cell>
          <table:table-cell office:value-type="float" office:value="16110000">
            <text:p>16110000</text:p>
          </table:table-cell>
        </table:table-row>
        <table:table-row table:style-name="ro2">
          <table:table-cell office:value-type="float" office:value="2.0809693">
            <text:p>2,0809693</text:p>
          </table:table-cell>
          <table:table-cell office:value-type="float" office:value="4.3077145">
            <text:p>4,3077145</text:p>
          </table:table-cell>
          <table:table-cell office:value-type="float" office:value="16120000">
            <text:p>16120000</text:p>
          </table:table-cell>
        </table:table-row>
        <table:table-row table:style-name="ro2">
          <table:table-cell office:value-type="float" office:value="2.0824249">
            <text:p>2,0824249</text:p>
          </table:table-cell>
          <table:table-cell office:value-type="float" office:value="4.301605">
            <text:p>4,301605</text:p>
          </table:table-cell>
          <table:table-cell office:value-type="float" office:value="16130000">
            <text:p>16130000</text:p>
          </table:table-cell>
        </table:table-row>
        <table:table-row table:style-name="ro2">
          <table:table-cell office:value-type="float" office:value="2.0838933">
            <text:p>2,0838933</text:p>
          </table:table-cell>
          <table:table-cell office:value-type="float" office:value="4.2954993">
            <text:p>4,2954993</text:p>
          </table:table-cell>
          <table:table-cell office:value-type="float" office:value="16140000">
            <text:p>16140000</text:p>
          </table:table-cell>
        </table:table-row>
        <table:table-row table:style-name="ro2">
          <table:table-cell office:value-type="float" office:value="2.0853744">
            <text:p>2,0853744</text:p>
          </table:table-cell>
          <table:table-cell office:value-type="float" office:value="4.289397">
            <text:p>4,289397</text:p>
          </table:table-cell>
          <table:table-cell office:value-type="float" office:value="16150000">
            <text:p>16150000</text:p>
          </table:table-cell>
        </table:table-row>
        <table:table-row table:style-name="ro2">
          <table:table-cell office:value-type="float" office:value="2.0868683">
            <text:p>2,0868683</text:p>
          </table:table-cell>
          <table:table-cell office:value-type="float" office:value="4.283297">
            <text:p>4,283297</text:p>
          </table:table-cell>
          <table:table-cell office:value-type="float" office:value="16160000">
            <text:p>16160000</text:p>
          </table:table-cell>
        </table:table-row>
        <table:table-row table:style-name="ro2">
          <table:table-cell office:value-type="float" office:value="2.0883749">
            <text:p>2,0883749</text:p>
          </table:table-cell>
          <table:table-cell office:value-type="float" office:value="4.2772007">
            <text:p>4,2772007</text:p>
          </table:table-cell>
          <table:table-cell office:value-type="float" office:value="16170000">
            <text:p>16170000</text:p>
          </table:table-cell>
        </table:table-row>
        <table:table-row table:style-name="ro2">
          <table:table-cell office:value-type="float" office:value="2.0898943">
            <text:p>2,0898943</text:p>
          </table:table-cell>
          <table:table-cell office:value-type="float" office:value="4.2711062">
            <text:p>4,2711062</text:p>
          </table:table-cell>
          <table:table-cell office:value-type="float" office:value="16180000">
            <text:p>16180000</text:p>
          </table:table-cell>
        </table:table-row>
        <table:table-row table:style-name="ro2">
          <table:table-cell office:value-type="float" office:value="2.0914266">
            <text:p>2,0914266</text:p>
          </table:table-cell>
          <table:table-cell office:value-type="float" office:value="4.265016">
            <text:p>4,265016</text:p>
          </table:table-cell>
          <table:table-cell office:value-type="float" office:value="16190000">
            <text:p>16190000</text:p>
          </table:table-cell>
        </table:table-row>
        <table:table-row table:style-name="ro2">
          <table:table-cell office:value-type="float" office:value="2.0929716">
            <text:p>2,0929716</text:p>
          </table:table-cell>
          <table:table-cell office:value-type="float" office:value="4.2589293">
            <text:p>4,2589293</text:p>
          </table:table-cell>
          <table:table-cell office:value-type="float" office:value="16200000">
            <text:p>16200000</text:p>
          </table:table-cell>
        </table:table-row>
        <table:table-row table:style-name="ro2">
          <table:table-cell office:value-type="float" office:value="2.0945292">
            <text:p>2,0945292</text:p>
          </table:table-cell>
          <table:table-cell office:value-type="float" office:value="4.252846">
            <text:p>4,252846</text:p>
          </table:table-cell>
          <table:table-cell office:value-type="float" office:value="16210000">
            <text:p>16210000</text:p>
          </table:table-cell>
        </table:table-row>
        <table:table-row table:style-name="ro2">
          <table:table-cell office:value-type="float" office:value="2.0960996">
            <text:p>2,0960996</text:p>
          </table:table-cell>
          <table:table-cell office:value-type="float" office:value="4.246765">
            <text:p>4,246765</text:p>
          </table:table-cell>
          <table:table-cell office:value-type="float" office:value="16220000">
            <text:p>16220000</text:p>
          </table:table-cell>
        </table:table-row>
        <table:table-row table:style-name="ro2">
          <table:table-cell office:value-type="float" office:value="2.097683">
            <text:p>2,097683</text:p>
          </table:table-cell>
          <table:table-cell office:value-type="float" office:value="4.2406883">
            <text:p>4,2406883</text:p>
          </table:table-cell>
          <table:table-cell office:value-type="float" office:value="16230000">
            <text:p>16230000</text:p>
          </table:table-cell>
        </table:table-row>
        <table:table-row table:style-name="ro2">
          <table:table-cell office:value-type="float" office:value="2.0992785">
            <text:p>2,0992785</text:p>
          </table:table-cell>
          <table:table-cell office:value-type="float" office:value="4.2346144">
            <text:p>4,2346144</text:p>
          </table:table-cell>
          <table:table-cell office:value-type="float" office:value="16240000">
            <text:p>16240000</text:p>
          </table:table-cell>
        </table:table-row>
        <table:table-row table:style-name="ro2">
          <table:table-cell office:value-type="float" office:value="2.1008873">
            <text:p>2,1008873</text:p>
          </table:table-cell>
          <table:table-cell office:value-type="float" office:value="4.2285438">
            <text:p>4,2285438</text:p>
          </table:table-cell>
          <table:table-cell office:value-type="float" office:value="16250000">
            <text:p>16250000</text:p>
          </table:table-cell>
        </table:table-row>
        <table:table-row table:style-name="ro2">
          <table:table-cell office:value-type="float" office:value="2.1025083">
            <text:p>2,1025083</text:p>
          </table:table-cell>
          <table:table-cell office:value-type="float" office:value="4.222477">
            <text:p>4,222477</text:p>
          </table:table-cell>
          <table:table-cell office:value-type="float" office:value="16260000">
            <text:p>16260000</text:p>
          </table:table-cell>
        </table:table-row>
        <table:table-row table:style-name="ro2">
          <table:table-cell office:value-type="float" office:value="2.1041422">
            <text:p>2,1041422</text:p>
          </table:table-cell>
          <table:table-cell office:value-type="float" office:value="4.216413">
            <text:p>4,216413</text:p>
          </table:table-cell>
          <table:table-cell office:value-type="float" office:value="16270000">
            <text:p>16270000</text:p>
          </table:table-cell>
        </table:table-row>
        <table:table-row table:style-name="ro2">
          <table:table-cell office:value-type="float" office:value="2.105789">
            <text:p>2,105789</text:p>
          </table:table-cell>
          <table:table-cell office:value-type="float" office:value="4.210353">
            <text:p>4,210353</text:p>
          </table:table-cell>
          <table:table-cell office:value-type="float" office:value="16280000">
            <text:p>16280000</text:p>
          </table:table-cell>
        </table:table-row>
        <table:table-row table:style-name="ro2">
          <table:table-cell office:value-type="float" office:value="2.107448">
            <text:p>2,107448</text:p>
          </table:table-cell>
          <table:table-cell office:value-type="float" office:value="4.204296">
            <text:p>4,204296</text:p>
          </table:table-cell>
          <table:table-cell office:value-type="float" office:value="16290000">
            <text:p>16290000</text:p>
          </table:table-cell>
        </table:table-row>
        <table:table-row table:style-name="ro2">
          <table:table-cell office:value-type="float" office:value="2.1091204">
            <text:p>2,1091204</text:p>
          </table:table-cell>
          <table:table-cell office:value-type="float" office:value="4.1982427">
            <text:p>4,1982427</text:p>
          </table:table-cell>
          <table:table-cell office:value-type="float" office:value="16300000">
            <text:p>16300000</text:p>
          </table:table-cell>
        </table:table-row>
        <table:table-row table:style-name="ro2">
          <table:table-cell office:value-type="float" office:value="2.110805">
            <text:p>2,110805</text:p>
          </table:table-cell>
          <table:table-cell office:value-type="float" office:value="4.1921926">
            <text:p>4,1921926</text:p>
          </table:table-cell>
          <table:table-cell office:value-type="float" office:value="16310000">
            <text:p>16310000</text:p>
          </table:table-cell>
        </table:table-row>
        <table:table-row table:style-name="ro2">
          <table:table-cell office:value-type="float" office:value="2.1125023">
            <text:p>2,1125023</text:p>
          </table:table-cell>
          <table:table-cell office:value-type="float" office:value="4.1861463">
            <text:p>4,1861463</text:p>
          </table:table-cell>
          <table:table-cell office:value-type="float" office:value="16320000">
            <text:p>16320000</text:p>
          </table:table-cell>
        </table:table-row>
        <table:table-row table:style-name="ro2">
          <table:table-cell office:value-type="float" office:value="2.1142125">
            <text:p>2,1142125</text:p>
          </table:table-cell>
          <table:table-cell office:value-type="float" office:value="4.1801033">
            <text:p>4,1801033</text:p>
          </table:table-cell>
          <table:table-cell office:value-type="float" office:value="16330000">
            <text:p>16330000</text:p>
          </table:table-cell>
        </table:table-row>
        <table:table-row table:style-name="ro2">
          <table:table-cell office:value-type="float" office:value="2.115935">
            <text:p>2,115935</text:p>
          </table:table-cell>
          <table:table-cell office:value-type="float" office:value="4.1740646">
            <text:p>4,1740646</text:p>
          </table:table-cell>
          <table:table-cell office:value-type="float" office:value="16340000">
            <text:p>16340000</text:p>
          </table:table-cell>
        </table:table-row>
        <table:table-row table:style-name="ro2">
          <table:table-cell office:value-type="float" office:value="2.1176703">
            <text:p>2,1176703</text:p>
          </table:table-cell>
          <table:table-cell office:value-type="float" office:value="4.168029">
            <text:p>4,168029</text:p>
          </table:table-cell>
          <table:table-cell office:value-type="float" office:value="16350000">
            <text:p>16350000</text:p>
          </table:table-cell>
        </table:table-row>
        <table:table-row table:style-name="ro2">
          <table:table-cell office:value-type="float" office:value="2.1194181">
            <text:p>2,1194181</text:p>
          </table:table-cell>
          <table:table-cell office:value-type="float" office:value="4.1619973">
            <text:p>4,1619973</text:p>
          </table:table-cell>
          <table:table-cell office:value-type="float" office:value="16360000">
            <text:p>16360000</text:p>
          </table:table-cell>
        </table:table-row>
        <table:table-row table:style-name="ro2">
          <table:table-cell office:value-type="float" office:value="2.1211789">
            <text:p>2,1211789</text:p>
          </table:table-cell>
          <table:table-cell office:value-type="float" office:value="4.155969">
            <text:p>4,155969</text:p>
          </table:table-cell>
          <table:table-cell office:value-type="float" office:value="16370000">
            <text:p>16370000</text:p>
          </table:table-cell>
        </table:table-row>
        <table:table-row table:style-name="ro2">
          <table:table-cell office:value-type="float" office:value="2.122952">
            <text:p>2,122952</text:p>
          </table:table-cell>
          <table:table-cell office:value-type="float" office:value="4.149945">
            <text:p>4,149945</text:p>
          </table:table-cell>
          <table:table-cell office:value-type="float" office:value="16380000">
            <text:p>16380000</text:p>
          </table:table-cell>
        </table:table-row>
        <table:table-row table:style-name="ro2">
          <table:table-cell office:value-type="float" office:value="2.1247375">
            <text:p>2,1247375</text:p>
          </table:table-cell>
          <table:table-cell office:value-type="float" office:value="4.1439238">
            <text:p>4,1439238</text:p>
          </table:table-cell>
          <table:table-cell office:value-type="float" office:value="16390000">
            <text:p>16390000</text:p>
          </table:table-cell>
        </table:table-row>
        <table:table-row table:style-name="ro2">
          <table:table-cell office:value-type="float" office:value="2.126536">
            <text:p>2,126536</text:p>
          </table:table-cell>
          <table:table-cell office:value-type="float" office:value="4.137907">
            <text:p>4,137907</text:p>
          </table:table-cell>
          <table:table-cell office:value-type="float" office:value="16400000">
            <text:p>16400000</text:p>
          </table:table-cell>
        </table:table-row>
        <table:table-row table:style-name="ro2">
          <table:table-cell office:value-type="float" office:value="2.128347">
            <text:p>2,128347</text:p>
          </table:table-cell>
          <table:table-cell office:value-type="float" office:value="4.131894">
            <text:p>4,131894</text:p>
          </table:table-cell>
          <table:table-cell office:value-type="float" office:value="16410000">
            <text:p>16410000</text:p>
          </table:table-cell>
        </table:table-row>
        <table:table-row table:style-name="ro2">
          <table:table-cell office:value-type="float" office:value="2.1301703">
            <text:p>2,1301703</text:p>
          </table:table-cell>
          <table:table-cell office:value-type="float" office:value="4.1258845">
            <text:p>4,1258845</text:p>
          </table:table-cell>
          <table:table-cell office:value-type="float" office:value="16420000">
            <text:p>16420000</text:p>
          </table:table-cell>
        </table:table-row>
        <table:table-row table:style-name="ro2">
          <table:table-cell office:value-type="float" office:value="2.1320066">
            <text:p>2,1320066</text:p>
          </table:table-cell>
          <table:table-cell office:value-type="float" office:value="4.119879">
            <text:p>4,119879</text:p>
          </table:table-cell>
          <table:table-cell office:value-type="float" office:value="16430000">
            <text:p>16430000</text:p>
          </table:table-cell>
        </table:table-row>
        <table:table-row table:style-name="ro2">
          <table:table-cell office:value-type="float" office:value="2.1338553">
            <text:p>2,1338553</text:p>
          </table:table-cell>
          <table:table-cell office:value-type="float" office:value="4.1138763">
            <text:p>4,1138763</text:p>
          </table:table-cell>
          <table:table-cell office:value-type="float" office:value="16440000">
            <text:p>16440000</text:p>
          </table:table-cell>
        </table:table-row>
        <table:table-row table:style-name="ro2">
          <table:table-cell office:value-type="float" office:value="2.1357164">
            <text:p>2,1357164</text:p>
          </table:table-cell>
          <table:table-cell office:value-type="float" office:value="4.1078787">
            <text:p>4,1078787</text:p>
          </table:table-cell>
          <table:table-cell office:value-type="float" office:value="16450000">
            <text:p>16450000</text:p>
          </table:table-cell>
        </table:table-row>
        <table:table-row table:style-name="ro2">
          <table:table-cell office:value-type="float" office:value="2.1375904">
            <text:p>2,1375904</text:p>
          </table:table-cell>
          <table:table-cell office:value-type="float" office:value="4.101885">
            <text:p>4,101885</text:p>
          </table:table-cell>
          <table:table-cell office:value-type="float" office:value="16460000">
            <text:p>16460000</text:p>
          </table:table-cell>
        </table:table-row>
        <table:table-row table:style-name="ro2">
          <table:table-cell office:value-type="float" office:value="2.1394768">
            <text:p>2,1394768</text:p>
          </table:table-cell>
          <table:table-cell office:value-type="float" office:value="4.095895">
            <text:p>4,095895</text:p>
          </table:table-cell>
          <table:table-cell office:value-type="float" office:value="16470000">
            <text:p>16470000</text:p>
          </table:table-cell>
        </table:table-row>
        <table:table-row table:style-name="ro2">
          <table:table-cell office:value-type="float" office:value="2.1413755">
            <text:p>2,1413755</text:p>
          </table:table-cell>
          <table:table-cell office:value-type="float" office:value="4.089909">
            <text:p>4,089909</text:p>
          </table:table-cell>
          <table:table-cell office:value-type="float" office:value="16480000">
            <text:p>16480000</text:p>
          </table:table-cell>
        </table:table-row>
        <table:table-row table:style-name="ro2">
          <table:table-cell office:value-type="float" office:value="2.1432867">
            <text:p>2,1432867</text:p>
          </table:table-cell>
          <table:table-cell office:value-type="float" office:value="4.083927">
            <text:p>4,083927</text:p>
          </table:table-cell>
          <table:table-cell office:value-type="float" office:value="16490000">
            <text:p>16490000</text:p>
          </table:table-cell>
        </table:table-row>
        <table:table-row table:style-name="ro2">
          <table:table-cell office:value-type="float" office:value="2.1452107">
            <text:p>2,1452107</text:p>
          </table:table-cell>
          <table:table-cell office:value-type="float" office:value="4.077949">
            <text:p>4,077949</text:p>
          </table:table-cell>
          <table:table-cell office:value-type="float" office:value="16500000">
            <text:p>16500000</text:p>
          </table:table-cell>
        </table:table-row>
        <table:table-row table:style-name="ro2">
          <table:table-cell office:value-type="float" office:value="2.1471472">
            <text:p>2,1471472</text:p>
          </table:table-cell>
          <table:table-cell office:value-type="float" office:value="4.0719748">
            <text:p>4,0719748</text:p>
          </table:table-cell>
          <table:table-cell office:value-type="float" office:value="16510000">
            <text:p>16510000</text:p>
          </table:table-cell>
        </table:table-row>
        <table:table-row table:style-name="ro2">
          <table:table-cell office:value-type="float" office:value="2.149096">
            <text:p>2,149096</text:p>
          </table:table-cell>
          <table:table-cell office:value-type="float" office:value="4.066005">
            <text:p>4,066005</text:p>
          </table:table-cell>
          <table:table-cell office:value-type="float" office:value="16520000">
            <text:p>16520000</text:p>
          </table:table-cell>
        </table:table-row>
        <table:table-row table:style-name="ro2">
          <table:table-cell office:value-type="float" office:value="2.1510572">
            <text:p>2,1510572</text:p>
          </table:table-cell>
          <table:table-cell office:value-type="float" office:value="4.0600395">
            <text:p>4,0600395</text:p>
          </table:table-cell>
          <table:table-cell office:value-type="float" office:value="16530000">
            <text:p>16530000</text:p>
          </table:table-cell>
        </table:table-row>
        <table:table-row table:style-name="ro2">
          <table:table-cell office:value-type="float" office:value="2.1530313">
            <text:p>2,1530313</text:p>
          </table:table-cell>
          <table:table-cell office:value-type="float" office:value="4.0540776">
            <text:p>4,0540776</text:p>
          </table:table-cell>
          <table:table-cell office:value-type="float" office:value="16540000">
            <text:p>16540000</text:p>
          </table:table-cell>
        </table:table-row>
        <table:table-row table:style-name="ro2">
          <table:table-cell office:value-type="float" office:value="2.1550176">
            <text:p>2,1550176</text:p>
          </table:table-cell>
          <table:table-cell office:value-type="float" office:value="4.04812">
            <text:p>4,04812</text:p>
          </table:table-cell>
          <table:table-cell office:value-type="float" office:value="16550000">
            <text:p>16550000</text:p>
          </table:table-cell>
        </table:table-row>
        <table:table-row table:style-name="ro2">
          <table:table-cell office:value-type="float" office:value="2.1570165">
            <text:p>2,1570165</text:p>
          </table:table-cell>
          <table:table-cell office:value-type="float" office:value="4.0421667">
            <text:p>4,0421667</text:p>
          </table:table-cell>
          <table:table-cell office:value-type="float" office:value="16560000">
            <text:p>16560000</text:p>
          </table:table-cell>
        </table:table-row>
        <table:table-row table:style-name="ro2">
          <table:table-cell office:value-type="float" office:value="2.159028">
            <text:p>2,159028</text:p>
          </table:table-cell>
          <table:table-cell office:value-type="float" office:value="4.0362167">
            <text:p>4,0362167</text:p>
          </table:table-cell>
          <table:table-cell office:value-type="float" office:value="16570000">
            <text:p>16570000</text:p>
          </table:table-cell>
        </table:table-row>
        <table:table-row table:style-name="ro2">
          <table:table-cell office:value-type="float" office:value="2.1610518">
            <text:p>2,1610518</text:p>
          </table:table-cell>
          <table:table-cell office:value-type="float" office:value="4.030272">
            <text:p>4,030272</text:p>
          </table:table-cell>
          <table:table-cell office:value-type="float" office:value="16580000">
            <text:p>16580000</text:p>
          </table:table-cell>
        </table:table-row>
        <table:table-row table:style-name="ro2">
          <table:table-cell office:value-type="float" office:value="2.1630878">
            <text:p>2,1630878</text:p>
          </table:table-cell>
          <table:table-cell office:value-type="float" office:value="4.024331">
            <text:p>4,024331</text:p>
          </table:table-cell>
          <table:table-cell office:value-type="float" office:value="16590000">
            <text:p>16590000</text:p>
          </table:table-cell>
        </table:table-row>
        <table:table-row table:style-name="ro2">
          <table:table-cell office:value-type="float" office:value="2.1651363">
            <text:p>2,1651363</text:p>
          </table:table-cell>
          <table:table-cell office:value-type="float" office:value="4.018395">
            <text:p>4,018395</text:p>
          </table:table-cell>
          <table:table-cell office:value-type="float" office:value="16600000">
            <text:p>16600000</text:p>
          </table:table-cell>
        </table:table-row>
        <table:table-row table:style-name="ro2">
          <table:table-cell office:value-type="float" office:value="2.1671975">
            <text:p>2,1671975</text:p>
          </table:table-cell>
          <table:table-cell office:value-type="float" office:value="4.0124626">
            <text:p>4,0124626</text:p>
          </table:table-cell>
          <table:table-cell office:value-type="float" office:value="16610000">
            <text:p>16610000</text:p>
          </table:table-cell>
        </table:table-row>
        <table:table-row table:style-name="ro2">
          <table:table-cell office:value-type="float" office:value="2.1692708">
            <text:p>2,1692708</text:p>
          </table:table-cell>
          <table:table-cell office:value-type="float" office:value="4.006535">
            <text:p>4,006535</text:p>
          </table:table-cell>
          <table:table-cell office:value-type="float" office:value="16620000">
            <text:p>16620000</text:p>
          </table:table-cell>
        </table:table-row>
        <table:table-row table:style-name="ro2">
          <table:table-cell office:value-type="float" office:value="2.1713567">
            <text:p>2,1713567</text:p>
          </table:table-cell>
          <table:table-cell office:value-type="float" office:value="4.000612">
            <text:p>4,000612</text:p>
          </table:table-cell>
          <table:table-cell office:value-type="float" office:value="16630000">
            <text:p>16630000</text:p>
          </table:table-cell>
        </table:table-row>
        <table:table-row table:style-name="ro2">
          <table:table-cell office:value-type="float" office:value="2.1734548">
            <text:p>2,1734548</text:p>
          </table:table-cell>
          <table:table-cell office:value-type="float" office:value="3.9946926">
            <text:p>3,9946926</text:p>
          </table:table-cell>
          <table:table-cell office:value-type="float" office:value="16640000">
            <text:p>16640000</text:p>
          </table:table-cell>
        </table:table-row>
        <table:table-row table:style-name="ro2">
          <table:table-cell office:value-type="float" office:value="2.1755657">
            <text:p>2,1755657</text:p>
          </table:table-cell>
          <table:table-cell office:value-type="float" office:value="3.988778">
            <text:p>3,988778</text:p>
          </table:table-cell>
          <table:table-cell office:value-type="float" office:value="16650000">
            <text:p>16650000</text:p>
          </table:table-cell>
        </table:table-row>
        <table:table-row table:style-name="ro2">
          <table:table-cell office:value-type="float" office:value="2.1776886">
            <text:p>2,1776886</text:p>
          </table:table-cell>
          <table:table-cell office:value-type="float" office:value="3.9828677">
            <text:p>3,9828677</text:p>
          </table:table-cell>
          <table:table-cell office:value-type="float" office:value="16660000">
            <text:p>16660000</text:p>
          </table:table-cell>
        </table:table-row>
        <table:table-row table:style-name="ro2">
          <table:table-cell office:value-type="float" office:value="2.1798239">
            <text:p>2,1798239</text:p>
          </table:table-cell>
          <table:table-cell office:value-type="float" office:value="3.976962">
            <text:p>3,976962</text:p>
          </table:table-cell>
          <table:table-cell office:value-type="float" office:value="16670000">
            <text:p>16670000</text:p>
          </table:table-cell>
        </table:table-row>
        <table:table-row table:style-name="ro2">
          <table:table-cell office:value-type="float" office:value="2.1819715">
            <text:p>2,1819715</text:p>
          </table:table-cell>
          <table:table-cell office:value-type="float" office:value="3.9710608">
            <text:p>3,9710608</text:p>
          </table:table-cell>
          <table:table-cell office:value-type="float" office:value="16680000">
            <text:p>16680000</text:p>
          </table:table-cell>
        </table:table-row>
        <table:table-row table:style-name="ro2">
          <table:table-cell office:value-type="float" office:value="2.1841316">
            <text:p>2,1841316</text:p>
          </table:table-cell>
          <table:table-cell office:value-type="float" office:value="3.965164">
            <text:p>3,965164</text:p>
          </table:table-cell>
          <table:table-cell office:value-type="float" office:value="16690000">
            <text:p>16690000</text:p>
          </table:table-cell>
        </table:table-row>
        <table:table-row table:style-name="ro2">
          <table:table-cell office:value-type="float" office:value="2.1863043">
            <text:p>2,1863043</text:p>
          </table:table-cell>
          <table:table-cell office:value-type="float" office:value="3.959271">
            <text:p>3,959271</text:p>
          </table:table-cell>
          <table:table-cell office:value-type="float" office:value="16700000">
            <text:p>16700000</text:p>
          </table:table-cell>
        </table:table-row>
        <table:table-row table:style-name="ro2">
          <table:table-cell office:value-type="float" office:value="2.188489">
            <text:p>2,188489</text:p>
          </table:table-cell>
          <table:table-cell office:value-type="float" office:value="3.9533834">
            <text:p>3,9533834</text:p>
          </table:table-cell>
          <table:table-cell office:value-type="float" office:value="16710000">
            <text:p>16710000</text:p>
          </table:table-cell>
        </table:table-row>
        <table:table-row table:style-name="ro2">
          <table:table-cell office:value-type="float" office:value="2.1906862">
            <text:p>2,1906862</text:p>
          </table:table-cell>
          <table:table-cell office:value-type="float" office:value="3.9475002">
            <text:p>3,9475002</text:p>
          </table:table-cell>
          <table:table-cell office:value-type="float" office:value="16720000">
            <text:p>16720000</text:p>
          </table:table-cell>
        </table:table-row>
        <table:table-row table:style-name="ro2">
          <table:table-cell office:value-type="float" office:value="2.1928954">
            <text:p>2,1928954</text:p>
          </table:table-cell>
          <table:table-cell office:value-type="float" office:value="3.9416218">
            <text:p>3,9416218</text:p>
          </table:table-cell>
          <table:table-cell office:value-type="float" office:value="16730000">
            <text:p>16730000</text:p>
          </table:table-cell>
        </table:table-row>
        <table:table-row table:style-name="ro2">
          <table:table-cell office:value-type="float" office:value="2.195117">
            <text:p>2,195117</text:p>
          </table:table-cell>
          <table:table-cell office:value-type="float" office:value="3.935748">
            <text:p>3,935748</text:p>
          </table:table-cell>
          <table:table-cell office:value-type="float" office:value="16740000">
            <text:p>16740000</text:p>
          </table:table-cell>
        </table:table-row>
        <table:table-row table:style-name="ro2">
          <table:table-cell office:value-type="float" office:value="2.1973512">
            <text:p>2,1973512</text:p>
          </table:table-cell>
          <table:table-cell office:value-type="float" office:value="3.9298787">
            <text:p>3,9298787</text:p>
          </table:table-cell>
          <table:table-cell office:value-type="float" office:value="16750000">
            <text:p>16750000</text:p>
          </table:table-cell>
        </table:table-row>
        <table:table-row table:style-name="ro2">
          <table:table-cell office:value-type="float" office:value="2.1995974">
            <text:p>2,1995974</text:p>
          </table:table-cell>
          <table:table-cell office:value-type="float" office:value="3.9240143">
            <text:p>3,9240143</text:p>
          </table:table-cell>
          <table:table-cell office:value-type="float" office:value="16760000">
            <text:p>16760000</text:p>
          </table:table-cell>
        </table:table-row>
        <table:table-row table:style-name="ro2">
          <table:table-cell office:value-type="float" office:value="2.201856">
            <text:p>2,201856</text:p>
          </table:table-cell>
          <table:table-cell office:value-type="float" office:value="3.9181547">
            <text:p>3,9181547</text:p>
          </table:table-cell>
          <table:table-cell office:value-type="float" office:value="16770000">
            <text:p>16770000</text:p>
          </table:table-cell>
        </table:table-row>
        <table:table-row table:style-name="ro2">
          <table:table-cell office:value-type="float" office:value="2.2041266">
            <text:p>2,2041266</text:p>
          </table:table-cell>
          <table:table-cell office:value-type="float" office:value="3.9122996">
            <text:p>3,9122996</text:p>
          </table:table-cell>
          <table:table-cell office:value-type="float" office:value="16780000">
            <text:p>16780000</text:p>
          </table:table-cell>
        </table:table-row>
        <table:table-row table:style-name="ro2">
          <table:table-cell office:value-type="float" office:value="2.2064097">
            <text:p>2,2064097</text:p>
          </table:table-cell>
          <table:table-cell office:value-type="float" office:value="3.9064493">
            <text:p>3,9064493</text:p>
          </table:table-cell>
          <table:table-cell office:value-type="float" office:value="16790000">
            <text:p>16790000</text:p>
          </table:table-cell>
        </table:table-row>
        <table:table-row table:style-name="ro2">
          <table:table-cell office:value-type="float" office:value="2.208705">
            <text:p>2,208705</text:p>
          </table:table-cell>
          <table:table-cell office:value-type="float" office:value="3.9006038">
            <text:p>3,9006038</text:p>
          </table:table-cell>
          <table:table-cell office:value-type="float" office:value="16800000">
            <text:p>16800000</text:p>
          </table:table-cell>
        </table:table-row>
        <table:table-row table:style-name="ro2">
          <table:table-cell office:value-type="float" office:value="2.2110124">
            <text:p>2,2110124</text:p>
          </table:table-cell>
          <table:table-cell office:value-type="float" office:value="3.894763">
            <text:p>3,894763</text:p>
          </table:table-cell>
          <table:table-cell office:value-type="float" office:value="16810000">
            <text:p>16810000</text:p>
          </table:table-cell>
        </table:table-row>
        <table:table-row table:style-name="ro2">
          <table:table-cell office:value-type="float" office:value="2.2133322">
            <text:p>2,2133322</text:p>
          </table:table-cell>
          <table:table-cell office:value-type="float" office:value="3.8889275">
            <text:p>3,8889275</text:p>
          </table:table-cell>
          <table:table-cell office:value-type="float" office:value="16820000">
            <text:p>16820000</text:p>
          </table:table-cell>
        </table:table-row>
        <table:table-row table:style-name="ro2">
          <table:table-cell office:value-type="float" office:value="2.2156644">
            <text:p>2,2156644</text:p>
          </table:table-cell>
          <table:table-cell office:value-type="float" office:value="3.8830957">
            <text:p>3,8830957</text:p>
          </table:table-cell>
          <table:table-cell office:value-type="float" office:value="16830000">
            <text:p>16830000</text:p>
          </table:table-cell>
        </table:table-row>
        <table:table-row table:style-name="ro2">
          <table:table-cell office:value-type="float" office:value="2.2180085">
            <text:p>2,2180085</text:p>
          </table:table-cell>
          <table:table-cell office:value-type="float" office:value="3.8772697">
            <text:p>3,8772697</text:p>
          </table:table-cell>
          <table:table-cell office:value-type="float" office:value="16840000">
            <text:p>16840000</text:p>
          </table:table-cell>
        </table:table-row>
        <table:table-row table:style-name="ro2">
          <table:table-cell office:value-type="float" office:value="2.2203648">
            <text:p>2,2203648</text:p>
          </table:table-cell>
          <table:table-cell office:value-type="float" office:value="3.8714485">
            <text:p>3,8714485</text:p>
          </table:table-cell>
          <table:table-cell office:value-type="float" office:value="16850000">
            <text:p>16850000</text:p>
          </table:table-cell>
        </table:table-row>
        <table:table-row table:style-name="ro2">
          <table:table-cell office:value-type="float" office:value="2.2227333">
            <text:p>2,2227333</text:p>
          </table:table-cell>
          <table:table-cell office:value-type="float" office:value="3.8656325">
            <text:p>3,8656325</text:p>
          </table:table-cell>
          <table:table-cell office:value-type="float" office:value="16860000">
            <text:p>16860000</text:p>
          </table:table-cell>
        </table:table-row>
        <table:table-row table:style-name="ro2">
          <table:table-cell office:value-type="float" office:value="2.225114">
            <text:p>2,225114</text:p>
          </table:table-cell>
          <table:table-cell office:value-type="float" office:value="3.8598213">
            <text:p>3,8598213</text:p>
          </table:table-cell>
          <table:table-cell office:value-type="float" office:value="16870000">
            <text:p>16870000</text:p>
          </table:table-cell>
        </table:table-row>
        <table:table-row table:style-name="ro2">
          <table:table-cell office:value-type="float" office:value="2.2275066">
            <text:p>2,2275066</text:p>
          </table:table-cell>
          <table:table-cell office:value-type="float" office:value="3.8540149">
            <text:p>3,8540149</text:p>
          </table:table-cell>
          <table:table-cell office:value-type="float" office:value="16880000">
            <text:p>16880000</text:p>
          </table:table-cell>
        </table:table-row>
        <table:table-row table:style-name="ro2">
          <table:table-cell office:value-type="float" office:value="2.2299118">
            <text:p>2,2299118</text:p>
          </table:table-cell>
          <table:table-cell office:value-type="float" office:value="3.848214">
            <text:p>3,848214</text:p>
          </table:table-cell>
          <table:table-cell office:value-type="float" office:value="16890000">
            <text:p>16890000</text:p>
          </table:table-cell>
        </table:table-row>
        <table:table-row table:style-name="ro2">
          <table:table-cell office:value-type="float" office:value="2.232329">
            <text:p>2,232329</text:p>
          </table:table-cell>
          <table:table-cell office:value-type="float" office:value="3.8424177">
            <text:p>3,8424177</text:p>
          </table:table-cell>
          <table:table-cell office:value-type="float" office:value="16900000">
            <text:p>16900000</text:p>
          </table:table-cell>
        </table:table-row>
        <table:table-row table:style-name="ro2">
          <table:table-cell office:value-type="float" office:value="2.2347581">
            <text:p>2,2347581</text:p>
          </table:table-cell>
          <table:table-cell office:value-type="float" office:value="3.8366265">
            <text:p>3,8366265</text:p>
          </table:table-cell>
          <table:table-cell office:value-type="float" office:value="16910000">
            <text:p>16910000</text:p>
          </table:table-cell>
        </table:table-row>
        <table:table-row table:style-name="ro2">
          <table:table-cell office:value-type="float" office:value="2.2371995">
            <text:p>2,2371995</text:p>
          </table:table-cell>
          <table:table-cell office:value-type="float" office:value="3.8308406">
            <text:p>3,8308406</text:p>
          </table:table-cell>
          <table:table-cell office:value-type="float" office:value="16920000">
            <text:p>16920000</text:p>
          </table:table-cell>
        </table:table-row>
        <table:table-row table:style-name="ro2">
          <table:table-cell office:value-type="float" office:value="2.239653">
            <text:p>2,239653</text:p>
          </table:table-cell>
          <table:table-cell office:value-type="float" office:value="3.82506">
            <text:p>3,82506</text:p>
          </table:table-cell>
          <table:table-cell office:value-type="float" office:value="16930000">
            <text:p>16930000</text:p>
          </table:table-cell>
        </table:table-row>
        <table:table-row table:style-name="ro2">
          <table:table-cell office:value-type="float" office:value="2.2421186">
            <text:p>2,2421186</text:p>
          </table:table-cell>
          <table:table-cell office:value-type="float" office:value="3.819284">
            <text:p>3,819284</text:p>
          </table:table-cell>
          <table:table-cell office:value-type="float" office:value="16940000">
            <text:p>16940000</text:p>
          </table:table-cell>
        </table:table-row>
        <table:table-row table:style-name="ro2">
          <table:table-cell office:value-type="float" office:value="2.2445962">
            <text:p>2,2445962</text:p>
          </table:table-cell>
          <table:table-cell office:value-type="float" office:value="3.8135135">
            <text:p>3,8135135</text:p>
          </table:table-cell>
          <table:table-cell office:value-type="float" office:value="16950000">
            <text:p>16950000</text:p>
          </table:table-cell>
        </table:table-row>
        <table:table-row table:style-name="ro2">
          <table:table-cell office:value-type="float" office:value="2.247086">
            <text:p>2,247086</text:p>
          </table:table-cell>
          <table:table-cell office:value-type="float" office:value="3.8077476">
            <text:p>3,8077476</text:p>
          </table:table-cell>
          <table:table-cell office:value-type="float" office:value="16960000">
            <text:p>16960000</text:p>
          </table:table-cell>
        </table:table-row>
        <table:table-row table:style-name="ro2">
          <table:table-cell office:value-type="float" office:value="2.249588">
            <text:p>2,249588</text:p>
          </table:table-cell>
          <table:table-cell office:value-type="float" office:value="3.8019876">
            <text:p>3,8019876</text:p>
          </table:table-cell>
          <table:table-cell office:value-type="float" office:value="16970000">
            <text:p>16970000</text:p>
          </table:table-cell>
        </table:table-row>
        <table:table-row table:style-name="ro2">
          <table:table-cell office:value-type="float" office:value="2.252102">
            <text:p>2,252102</text:p>
          </table:table-cell>
          <table:table-cell office:value-type="float" office:value="3.7962327">
            <text:p>3,7962327</text:p>
          </table:table-cell>
          <table:table-cell office:value-type="float" office:value="16980000">
            <text:p>16980000</text:p>
          </table:table-cell>
        </table:table-row>
        <table:table-row table:style-name="ro2">
          <table:table-cell office:value-type="float" office:value="2.2546277">
            <text:p>2,2546277</text:p>
          </table:table-cell>
          <table:table-cell office:value-type="float" office:value="3.790483">
            <text:p>3,790483</text:p>
          </table:table-cell>
          <table:table-cell office:value-type="float" office:value="16990000">
            <text:p>16990000</text:p>
          </table:table-cell>
        </table:table-row>
        <table:table-row table:style-name="ro2">
          <table:table-cell office:value-type="float" office:value="2.2571657">
            <text:p>2,2571657</text:p>
          </table:table-cell>
          <table:table-cell office:value-type="float" office:value="3.7847388">
            <text:p>3,7847388</text:p>
          </table:table-cell>
          <table:table-cell office:value-type="float" office:value="17000000">
            <text:p>17000000</text:p>
          </table:table-cell>
        </table:table-row>
        <table:table-row table:style-name="ro2">
          <table:table-cell office:value-type="float" office:value="2.2597156">
            <text:p>2,2597156</text:p>
          </table:table-cell>
          <table:table-cell office:value-type="float" office:value="3.7789998">
            <text:p>3,7789998</text:p>
          </table:table-cell>
          <table:table-cell office:value-type="float" office:value="17010000">
            <text:p>17010000</text:p>
          </table:table-cell>
        </table:table-row>
        <table:table-row table:style-name="ro2">
          <table:table-cell office:value-type="float" office:value="2.2622776">
            <text:p>2,2622776</text:p>
          </table:table-cell>
          <table:table-cell office:value-type="float" office:value="3.7732663">
            <text:p>3,7732663</text:p>
          </table:table-cell>
          <table:table-cell office:value-type="float" office:value="17020000">
            <text:p>17020000</text:p>
          </table:table-cell>
        </table:table-row>
        <table:table-row table:style-name="ro2">
          <table:table-cell office:value-type="float" office:value="2.2648516">
            <text:p>2,2648516</text:p>
          </table:table-cell>
          <table:table-cell office:value-type="float" office:value="3.767538">
            <text:p>3,767538</text:p>
          </table:table-cell>
          <table:table-cell office:value-type="float" office:value="17030000">
            <text:p>17030000</text:p>
          </table:table-cell>
        </table:table-row>
        <table:table-row table:style-name="ro2">
          <table:table-cell office:value-type="float" office:value="2.2674375">
            <text:p>2,2674375</text:p>
          </table:table-cell>
          <table:table-cell office:value-type="float" office:value="3.7618153">
            <text:p>3,7618153</text:p>
          </table:table-cell>
          <table:table-cell office:value-type="float" office:value="17040000">
            <text:p>17040000</text:p>
          </table:table-cell>
        </table:table-row>
        <table:table-row table:style-name="ro2">
          <table:table-cell office:value-type="float" office:value="2.2700353">
            <text:p>2,2700353</text:p>
          </table:table-cell>
          <table:table-cell office:value-type="float" office:value="3.7560978">
            <text:p>3,7560978</text:p>
          </table:table-cell>
          <table:table-cell office:value-type="float" office:value="17050000">
            <text:p>17050000</text:p>
          </table:table-cell>
        </table:table-row>
        <table:table-row table:style-name="ro2">
          <table:table-cell office:value-type="float" office:value="2.272645">
            <text:p>2,272645</text:p>
          </table:table-cell>
          <table:table-cell office:value-type="float" office:value="3.7503858">
            <text:p>3,7503858</text:p>
          </table:table-cell>
          <table:table-cell office:value-type="float" office:value="17060000">
            <text:p>17060000</text:p>
          </table:table-cell>
        </table:table-row>
        <table:table-row table:style-name="ro2">
          <table:table-cell office:value-type="float" office:value="2.275267">
            <text:p>2,275267</text:p>
          </table:table-cell>
          <table:table-cell office:value-type="float" office:value="3.7446795">
            <text:p>3,7446795</text:p>
          </table:table-cell>
          <table:table-cell office:value-type="float" office:value="17070000">
            <text:p>17070000</text:p>
          </table:table-cell>
        </table:table-row>
        <table:table-row table:style-name="ro2">
          <table:table-cell office:value-type="float" office:value="2.2779007">
            <text:p>2,2779007</text:p>
          </table:table-cell>
          <table:table-cell office:value-type="float" office:value="3.7389784">
            <text:p>3,7389784</text:p>
          </table:table-cell>
          <table:table-cell office:value-type="float" office:value="17080000">
            <text:p>17080000</text:p>
          </table:table-cell>
        </table:table-row>
        <table:table-row table:style-name="ro2">
          <table:table-cell office:value-type="float" office:value="2.2805467">
            <text:p>2,2805467</text:p>
          </table:table-cell>
          <table:table-cell office:value-type="float" office:value="3.7332823">
            <text:p>3,7332823</text:p>
          </table:table-cell>
          <table:table-cell office:value-type="float" office:value="17090000">
            <text:p>17090000</text:p>
          </table:table-cell>
        </table:table-row>
        <table:table-row table:style-name="ro2">
          <table:table-cell office:value-type="float" office:value="2.2832043">
            <text:p>2,2832043</text:p>
          </table:table-cell>
          <table:table-cell office:value-type="float" office:value="3.7275925">
            <text:p>3,7275925</text:p>
          </table:table-cell>
          <table:table-cell office:value-type="float" office:value="17100000">
            <text:p>17100000</text:p>
          </table:table-cell>
        </table:table-row>
        <table:table-row table:style-name="ro2">
          <table:table-cell office:value-type="float" office:value="2.285874">
            <text:p>2,285874</text:p>
          </table:table-cell>
          <table:table-cell office:value-type="float" office:value="3.721908">
            <text:p>3,721908</text:p>
          </table:table-cell>
          <table:table-cell office:value-type="float" office:value="17110000">
            <text:p>17110000</text:p>
          </table:table-cell>
        </table:table-row>
        <table:table-row table:style-name="ro2">
          <table:table-cell office:value-type="float" office:value="2.2885551">
            <text:p>2,2885551</text:p>
          </table:table-cell>
          <table:table-cell office:value-type="float" office:value="3.7162294">
            <text:p>3,7162294</text:p>
          </table:table-cell>
          <table:table-cell office:value-type="float" office:value="17120000">
            <text:p>17120000</text:p>
          </table:table-cell>
        </table:table-row>
        <table:table-row table:style-name="ro2">
          <table:table-cell office:value-type="float" office:value="2.2912483">
            <text:p>2,2912483</text:p>
          </table:table-cell>
          <table:table-cell office:value-type="float" office:value="3.7105565">
            <text:p>3,7105565</text:p>
          </table:table-cell>
          <table:table-cell office:value-type="float" office:value="17130000">
            <text:p>17130000</text:p>
          </table:table-cell>
        </table:table-row>
        <table:table-row table:style-name="ro2">
          <table:table-cell office:value-type="float" office:value="2.2939537">
            <text:p>2,2939537</text:p>
          </table:table-cell>
          <table:table-cell office:value-type="float" office:value="3.7048888">
            <text:p>3,7048888</text:p>
          </table:table-cell>
          <table:table-cell office:value-type="float" office:value="17140000">
            <text:p>17140000</text:p>
          </table:table-cell>
        </table:table-row>
        <table:table-row table:style-name="ro2">
          <table:table-cell office:value-type="float" office:value="2.2966704">
            <text:p>2,2966704</text:p>
          </table:table-cell>
          <table:table-cell office:value-type="float" office:value="3.699227">
            <text:p>3,699227</text:p>
          </table:table-cell>
          <table:table-cell office:value-type="float" office:value="17150000">
            <text:p>17150000</text:p>
          </table:table-cell>
        </table:table-row>
        <table:table-row table:style-name="ro2">
          <table:table-cell office:value-type="float" office:value="2.2993994">
            <text:p>2,2993994</text:p>
          </table:table-cell>
          <table:table-cell office:value-type="float" office:value="3.693571">
            <text:p>3,693571</text:p>
          </table:table-cell>
          <table:table-cell office:value-type="float" office:value="17160000">
            <text:p>17160000</text:p>
          </table:table-cell>
        </table:table-row>
        <table:table-row table:style-name="ro2">
          <table:table-cell office:value-type="float" office:value="2.3021402">
            <text:p>2,3021402</text:p>
          </table:table-cell>
          <table:table-cell office:value-type="float" office:value="3.6879208">
            <text:p>3,6879208</text:p>
          </table:table-cell>
          <table:table-cell office:value-type="float" office:value="17170000">
            <text:p>17170000</text:p>
          </table:table-cell>
        </table:table-row>
        <table:table-row table:style-name="ro2">
          <table:table-cell office:value-type="float" office:value="2.3048925">
            <text:p>2,3048925</text:p>
          </table:table-cell>
          <table:table-cell office:value-type="float" office:value="3.6822762">
            <text:p>3,6822762</text:p>
          </table:table-cell>
          <table:table-cell office:value-type="float" office:value="17180000">
            <text:p>17180000</text:p>
          </table:table-cell>
        </table:table-row>
        <table:table-row table:style-name="ro2">
          <table:table-cell office:value-type="float" office:value="2.3076568">
            <text:p>2,3076568</text:p>
          </table:table-cell>
          <table:table-cell office:value-type="float" office:value="3.6766372">
            <text:p>3,6766372</text:p>
          </table:table-cell>
          <table:table-cell office:value-type="float" office:value="17190000">
            <text:p>17190000</text:p>
          </table:table-cell>
        </table:table-row>
        <table:table-row table:style-name="ro2">
          <table:table-cell office:value-type="float" office:value="2.310433">
            <text:p>2,310433</text:p>
          </table:table-cell>
          <table:table-cell office:value-type="float" office:value="3.6710043">
            <text:p>3,6710043</text:p>
          </table:table-cell>
          <table:table-cell office:value-type="float" office:value="17200000">
            <text:p>17200000</text:p>
          </table:table-cell>
        </table:table-row>
        <table:table-row table:style-name="ro2">
          <table:table-cell office:value-type="float" office:value="2.313221">
            <text:p>2,313221</text:p>
          </table:table-cell>
          <table:table-cell office:value-type="float" office:value="3.6653771">
            <text:p>3,6653771</text:p>
          </table:table-cell>
          <table:table-cell office:value-type="float" office:value="17210000">
            <text:p>17210000</text:p>
          </table:table-cell>
        </table:table-row>
        <table:table-row table:style-name="ro2">
          <table:table-cell office:value-type="float" office:value="2.316021">
            <text:p>2,316021</text:p>
          </table:table-cell>
          <table:table-cell office:value-type="float" office:value="3.659755">
            <text:p>3,659755</text:p>
          </table:table-cell>
          <table:table-cell office:value-type="float" office:value="17220000">
            <text:p>17220000</text:p>
          </table:table-cell>
        </table:table-row>
        <table:table-row table:style-name="ro2">
          <table:table-cell office:value-type="float" office:value="2.3188324">
            <text:p>2,3188324</text:p>
          </table:table-cell>
          <table:table-cell office:value-type="float" office:value="3.6541395">
            <text:p>3,6541395</text:p>
          </table:table-cell>
          <table:table-cell office:value-type="float" office:value="17230000">
            <text:p>17230000</text:p>
          </table:table-cell>
        </table:table-row>
        <table:table-row table:style-name="ro2">
          <table:table-cell office:value-type="float" office:value="2.3216555">
            <text:p>2,3216555</text:p>
          </table:table-cell>
          <table:table-cell office:value-type="float" office:value="3.64853">
            <text:p>3,64853</text:p>
          </table:table-cell>
          <table:table-cell office:value-type="float" office:value="17240000">
            <text:p>17240000</text:p>
          </table:table-cell>
        </table:table-row>
        <table:table-row table:style-name="ro2">
          <table:table-cell office:value-type="float" office:value="2.3244905">
            <text:p>2,3244905</text:p>
          </table:table-cell>
          <table:table-cell office:value-type="float" office:value="3.6429265">
            <text:p>3,6429265</text:p>
          </table:table-cell>
          <table:table-cell office:value-type="float" office:value="17250000">
            <text:p>17250000</text:p>
          </table:table-cell>
        </table:table-row>
        <table:table-row table:style-name="ro2">
          <table:table-cell office:value-type="float" office:value="2.3273373">
            <text:p>2,3273373</text:p>
          </table:table-cell>
          <table:table-cell office:value-type="float" office:value="3.6373286">
            <text:p>3,6373286</text:p>
          </table:table-cell>
          <table:table-cell office:value-type="float" office:value="17260000">
            <text:p>17260000</text:p>
          </table:table-cell>
        </table:table-row>
        <table:table-row table:style-name="ro2">
          <table:table-cell office:value-type="float" office:value="2.3301954">
            <text:p>2,3301954</text:p>
          </table:table-cell>
          <table:table-cell office:value-type="float" office:value="3.631737">
            <text:p>3,631737</text:p>
          </table:table-cell>
          <table:table-cell office:value-type="float" office:value="17270000">
            <text:p>17270000</text:p>
          </table:table-cell>
        </table:table-row>
        <table:table-row table:style-name="ro2">
          <table:table-cell office:value-type="float" office:value="2.3330655">
            <text:p>2,3330655</text:p>
          </table:table-cell>
          <table:table-cell office:value-type="float" office:value="3.626151">
            <text:p>3,626151</text:p>
          </table:table-cell>
          <table:table-cell office:value-type="float" office:value="17280000">
            <text:p>17280000</text:p>
          </table:table-cell>
        </table:table-row>
        <table:table-row table:style-name="ro2">
          <table:table-cell office:value-type="float" office:value="2.3359473">
            <text:p>2,3359473</text:p>
          </table:table-cell>
          <table:table-cell office:value-type="float" office:value="3.6205716">
            <text:p>3,6205716</text:p>
          </table:table-cell>
          <table:table-cell office:value-type="float" office:value="17290000">
            <text:p>17290000</text:p>
          </table:table-cell>
        </table:table-row>
        <table:table-row table:style-name="ro2">
          <table:table-cell office:value-type="float" office:value="2.3388405">
            <text:p>2,3388405</text:p>
          </table:table-cell>
          <table:table-cell office:value-type="float" office:value="3.6149979">
            <text:p>3,6149979</text:p>
          </table:table-cell>
          <table:table-cell office:value-type="float" office:value="17300000">
            <text:p>17300000</text:p>
          </table:table-cell>
        </table:table-row>
        <table:table-row table:style-name="ro2">
          <table:table-cell office:value-type="float" office:value="2.3417459">
            <text:p>2,3417459</text:p>
          </table:table-cell>
          <table:table-cell office:value-type="float" office:value="3.6094303">
            <text:p>3,6094303</text:p>
          </table:table-cell>
          <table:table-cell office:value-type="float" office:value="17310000">
            <text:p>17310000</text:p>
          </table:table-cell>
        </table:table-row>
        <table:table-row table:style-name="ro2">
          <table:table-cell office:value-type="float" office:value="2.3446624">
            <text:p>2,3446624</text:p>
          </table:table-cell>
          <table:table-cell office:value-type="float" office:value="3.6038687">
            <text:p>3,6038687</text:p>
          </table:table-cell>
          <table:table-cell office:value-type="float" office:value="17320000">
            <text:p>17320000</text:p>
          </table:table-cell>
        </table:table-row>
        <table:table-row table:style-name="ro2">
          <table:table-cell office:value-type="float" office:value="2.347591">
            <text:p>2,347591</text:p>
          </table:table-cell>
          <table:table-cell office:value-type="float" office:value="3.5983133">
            <text:p>3,5983133</text:p>
          </table:table-cell>
          <table:table-cell office:value-type="float" office:value="17330000">
            <text:p>17330000</text:p>
          </table:table-cell>
        </table:table-row>
        <table:table-row table:style-name="ro2">
          <table:table-cell office:value-type="float" office:value="2.3505306">
            <text:p>2,3505306</text:p>
          </table:table-cell>
          <table:table-cell office:value-type="float" office:value="3.592764">
            <text:p>3,592764</text:p>
          </table:table-cell>
          <table:table-cell office:value-type="float" office:value="17340000">
            <text:p>17340000</text:p>
          </table:table-cell>
        </table:table-row>
        <table:table-row table:style-name="ro2">
          <table:table-cell office:value-type="float" office:value="2.3534827">
            <text:p>2,3534827</text:p>
          </table:table-cell>
          <table:table-cell office:value-type="float" office:value="3.5872202">
            <text:p>3,5872202</text:p>
          </table:table-cell>
          <table:table-cell office:value-type="float" office:value="17350000">
            <text:p>17350000</text:p>
          </table:table-cell>
        </table:table-row>
        <table:table-row table:style-name="ro2">
          <table:table-cell office:value-type="float" office:value="2.3564458">
            <text:p>2,3564458</text:p>
          </table:table-cell>
          <table:table-cell office:value-type="float" office:value="3.5816834">
            <text:p>3,5816834</text:p>
          </table:table-cell>
          <table:table-cell office:value-type="float" office:value="17360000">
            <text:p>17360000</text:p>
          </table:table-cell>
        </table:table-row>
        <table:table-row table:style-name="ro2">
          <table:table-cell office:value-type="float" office:value="2.3594208">
            <text:p>2,3594208</text:p>
          </table:table-cell>
          <table:table-cell office:value-type="float" office:value="3.5761528">
            <text:p>3,5761528</text:p>
          </table:table-cell>
          <table:table-cell office:value-type="float" office:value="17370000">
            <text:p>17370000</text:p>
          </table:table-cell>
        </table:table-row>
        <table:table-row table:style-name="ro2">
          <table:table-cell office:value-type="float" office:value="2.362407">
            <text:p>2,362407</text:p>
          </table:table-cell>
          <table:table-cell office:value-type="float" office:value="3.5706282">
            <text:p>3,5706282</text:p>
          </table:table-cell>
          <table:table-cell office:value-type="float" office:value="17380000">
            <text:p>17380000</text:p>
          </table:table-cell>
        </table:table-row>
        <table:table-row table:style-name="ro2">
          <table:table-cell office:value-type="float" office:value="2.365405">
            <text:p>2,365405</text:p>
          </table:table-cell>
          <table:table-cell office:value-type="float" office:value="3.5651102">
            <text:p>3,5651102</text:p>
          </table:table-cell>
          <table:table-cell office:value-type="float" office:value="17390000">
            <text:p>17390000</text:p>
          </table:table-cell>
        </table:table-row>
        <table:table-row table:style-name="ro2">
          <table:table-cell office:value-type="float" office:value="2.3684144">
            <text:p>2,3684144</text:p>
          </table:table-cell>
          <table:table-cell office:value-type="float" office:value="3.5595982">
            <text:p>3,5595982</text:p>
          </table:table-cell>
          <table:table-cell office:value-type="float" office:value="17400000">
            <text:p>17400000</text:p>
          </table:table-cell>
        </table:table-row>
        <table:table-row table:style-name="ro2">
          <table:table-cell office:value-type="float" office:value="2.3714354">
            <text:p>2,3714354</text:p>
          </table:table-cell>
          <table:table-cell office:value-type="float" office:value="3.5540926">
            <text:p>3,5540926</text:p>
          </table:table-cell>
          <table:table-cell office:value-type="float" office:value="17410000">
            <text:p>17410000</text:p>
          </table:table-cell>
        </table:table-row>
        <table:table-row table:style-name="ro2">
          <table:table-cell office:value-type="float" office:value="2.3744678">
            <text:p>2,3744678</text:p>
          </table:table-cell>
          <table:table-cell office:value-type="float" office:value="3.5485935">
            <text:p>3,5485935</text:p>
          </table:table-cell>
          <table:table-cell office:value-type="float" office:value="17420000">
            <text:p>17420000</text:p>
          </table:table-cell>
        </table:table-row>
        <table:table-row table:style-name="ro2">
          <table:table-cell office:value-type="float" office:value="2.3775117">
            <text:p>2,3775117</text:p>
          </table:table-cell>
          <table:table-cell office:value-type="float" office:value="3.5431004">
            <text:p>3,5431004</text:p>
          </table:table-cell>
          <table:table-cell office:value-type="float" office:value="17430000">
            <text:p>17430000</text:p>
          </table:table-cell>
        </table:table-row>
        <table:table-row table:style-name="ro2">
          <table:table-cell office:value-type="float" office:value="2.3805673">
            <text:p>2,3805673</text:p>
          </table:table-cell>
          <table:table-cell office:value-type="float" office:value="3.537614">
            <text:p>3,537614</text:p>
          </table:table-cell>
          <table:table-cell office:value-type="float" office:value="17440000">
            <text:p>17440000</text:p>
          </table:table-cell>
        </table:table-row>
        <table:table-row table:style-name="ro2">
          <table:table-cell office:value-type="float" office:value="2.3836343">
            <text:p>2,3836343</text:p>
          </table:table-cell>
          <table:table-cell office:value-type="float" office:value="3.532134">
            <text:p>3,532134</text:p>
          </table:table-cell>
          <table:table-cell office:value-type="float" office:value="17450000">
            <text:p>17450000</text:p>
          </table:table-cell>
        </table:table-row>
        <table:table-row table:style-name="ro2">
          <table:table-cell office:value-type="float" office:value="2.3867128">
            <text:p>2,3867128</text:p>
          </table:table-cell>
          <table:table-cell office:value-type="float" office:value="3.5266602">
            <text:p>3,5266602</text:p>
          </table:table-cell>
          <table:table-cell office:value-type="float" office:value="17460000">
            <text:p>17460000</text:p>
          </table:table-cell>
        </table:table-row>
        <table:table-row table:style-name="ro2">
          <table:table-cell office:value-type="float" office:value="2.3898025">
            <text:p>2,3898025</text:p>
          </table:table-cell>
          <table:table-cell office:value-type="float" office:value="3.521193">
            <text:p>3,521193</text:p>
          </table:table-cell>
          <table:table-cell office:value-type="float" office:value="17470000">
            <text:p>17470000</text:p>
          </table:table-cell>
        </table:table-row>
        <table:table-row table:style-name="ro2">
          <table:table-cell office:value-type="float" office:value="2.3929043">
            <text:p>2,3929043</text:p>
          </table:table-cell>
          <table:table-cell office:value-type="float" office:value="3.5157318">
            <text:p>3,5157318</text:p>
          </table:table-cell>
          <table:table-cell office:value-type="float" office:value="17480000">
            <text:p>17480000</text:p>
          </table:table-cell>
        </table:table-row>
        <table:table-row table:style-name="ro2">
          <table:table-cell office:value-type="float" office:value="2.396017">
            <text:p>2,396017</text:p>
          </table:table-cell>
          <table:table-cell office:value-type="float" office:value="3.5102775">
            <text:p>3,5102775</text:p>
          </table:table-cell>
          <table:table-cell office:value-type="float" office:value="17490000">
            <text:p>17490000</text:p>
          </table:table-cell>
        </table:table-row>
        <table:table-row table:style-name="ro2">
          <table:table-cell office:value-type="float" office:value="2.3991413">
            <text:p>2,3991413</text:p>
          </table:table-cell>
          <table:table-cell office:value-type="float" office:value="3.50483">
            <text:p>3,50483</text:p>
          </table:table-cell>
          <table:table-cell office:value-type="float" office:value="17500000">
            <text:p>17500000</text:p>
          </table:table-cell>
        </table:table-row>
        <table:table-row table:style-name="ro2">
          <table:table-cell office:value-type="float" office:value="2.4022768">
            <text:p>2,4022768</text:p>
          </table:table-cell>
          <table:table-cell office:value-type="float" office:value="3.4993887">
            <text:p>3,4993887</text:p>
          </table:table-cell>
          <table:table-cell office:value-type="float" office:value="17510000">
            <text:p>17510000</text:p>
          </table:table-cell>
        </table:table-row>
        <table:table-row table:style-name="ro2">
          <table:table-cell office:value-type="float" office:value="2.4054236">
            <text:p>2,4054236</text:p>
          </table:table-cell>
          <table:table-cell office:value-type="float" office:value="3.4939542">
            <text:p>3,4939542</text:p>
          </table:table-cell>
          <table:table-cell office:value-type="float" office:value="17520000">
            <text:p>17520000</text:p>
          </table:table-cell>
        </table:table-row>
        <table:table-row table:style-name="ro2">
          <table:table-cell office:value-type="float" office:value="2.4085822">
            <text:p>2,4085822</text:p>
          </table:table-cell>
          <table:table-cell office:value-type="float" office:value="3.4885263">
            <text:p>3,4885263</text:p>
          </table:table-cell>
          <table:table-cell office:value-type="float" office:value="17530000">
            <text:p>17530000</text:p>
          </table:table-cell>
        </table:table-row>
        <table:table-row table:style-name="ro2">
          <table:table-cell office:value-type="float" office:value="2.4117517">
            <text:p>2,4117517</text:p>
          </table:table-cell>
          <table:table-cell office:value-type="float" office:value="3.4831047">
            <text:p>3,4831047</text:p>
          </table:table-cell>
          <table:table-cell office:value-type="float" office:value="17540000">
            <text:p>17540000</text:p>
          </table:table-cell>
        </table:table-row>
        <table:table-row table:style-name="ro2">
          <table:table-cell office:value-type="float" office:value="2.4149327">
            <text:p>2,4149327</text:p>
          </table:table-cell>
          <table:table-cell office:value-type="float" office:value="3.4776902">
            <text:p>3,4776902</text:p>
          </table:table-cell>
          <table:table-cell office:value-type="float" office:value="17550000">
            <text:p>17550000</text:p>
          </table:table-cell>
        </table:table-row>
        <table:table-row table:style-name="ro2">
          <table:table-cell office:value-type="float" office:value="2.4181252">
            <text:p>2,4181252</text:p>
          </table:table-cell>
          <table:table-cell office:value-type="float" office:value="3.472282">
            <text:p>3,472282</text:p>
          </table:table-cell>
          <table:table-cell office:value-type="float" office:value="17560000">
            <text:p>17560000</text:p>
          </table:table-cell>
        </table:table-row>
        <table:table-row table:style-name="ro2">
          <table:table-cell office:value-type="float" office:value="2.4213288">
            <text:p>2,4213288</text:p>
          </table:table-cell>
          <table:table-cell office:value-type="float" office:value="3.4668808">
            <text:p>3,4668808</text:p>
          </table:table-cell>
          <table:table-cell office:value-type="float" office:value="17570000">
            <text:p>17570000</text:p>
          </table:table-cell>
        </table:table-row>
        <table:table-row table:style-name="ro2">
          <table:table-cell office:value-type="float" office:value="2.4245436">
            <text:p>2,4245436</text:p>
          </table:table-cell>
          <table:table-cell office:value-type="float" office:value="3.461486">
            <text:p>3,461486</text:p>
          </table:table-cell>
          <table:table-cell office:value-type="float" office:value="17580000">
            <text:p>17580000</text:p>
          </table:table-cell>
        </table:table-row>
        <table:table-row table:style-name="ro2">
          <table:table-cell office:value-type="float" office:value="2.42777">
            <text:p>2,42777</text:p>
          </table:table-cell>
          <table:table-cell office:value-type="float" office:value="3.4560983">
            <text:p>3,4560983</text:p>
          </table:table-cell>
          <table:table-cell office:value-type="float" office:value="17590000">
            <text:p>17590000</text:p>
          </table:table-cell>
        </table:table-row>
        <table:table-row table:style-name="ro2">
          <table:table-cell office:value-type="float" office:value="2.4310074">
            <text:p>2,4310074</text:p>
          </table:table-cell>
          <table:table-cell office:value-type="float" office:value="3.4507172">
            <text:p>3,4507172</text:p>
          </table:table-cell>
          <table:table-cell office:value-type="float" office:value="17600000">
            <text:p>17600000</text:p>
          </table:table-cell>
        </table:table-row>
        <table:table-row table:style-name="ro2">
          <table:table-cell office:value-type="float" office:value="2.4342563">
            <text:p>2,4342563</text:p>
          </table:table-cell>
          <table:table-cell office:value-type="float" office:value="3.4453428">
            <text:p>3,4453428</text:p>
          </table:table-cell>
          <table:table-cell office:value-type="float" office:value="17610000">
            <text:p>17610000</text:p>
          </table:table-cell>
        </table:table-row>
        <table:table-row table:style-name="ro2">
          <table:table-cell office:value-type="float" office:value="2.4375167">
            <text:p>2,4375167</text:p>
          </table:table-cell>
          <table:table-cell office:value-type="float" office:value="3.4399748">
            <text:p>3,4399748</text:p>
          </table:table-cell>
          <table:table-cell office:value-type="float" office:value="17620000">
            <text:p>17620000</text:p>
          </table:table-cell>
        </table:table-row>
        <table:table-row table:style-name="ro2">
          <table:table-cell office:value-type="float" office:value="2.4407878">
            <text:p>2,4407878</text:p>
          </table:table-cell>
          <table:table-cell office:value-type="float" office:value="3.4346142">
            <text:p>3,4346142</text:p>
          </table:table-cell>
          <table:table-cell office:value-type="float" office:value="17630000">
            <text:p>17630000</text:p>
          </table:table-cell>
        </table:table-row>
        <table:table-row table:style-name="ro2">
          <table:table-cell office:value-type="float" office:value="2.4440703">
            <text:p>2,4440703</text:p>
          </table:table-cell>
          <table:table-cell office:value-type="float" office:value="3.4292603">
            <text:p>3,4292603</text:p>
          </table:table-cell>
          <table:table-cell office:value-type="float" office:value="17640000">
            <text:p>17640000</text:p>
          </table:table-cell>
        </table:table-row>
        <table:table-row table:style-name="ro2">
          <table:table-cell office:value-type="float" office:value="2.4473639">
            <text:p>2,4473639</text:p>
          </table:table-cell>
          <table:table-cell office:value-type="float" office:value="3.4239135">
            <text:p>3,4239135</text:p>
          </table:table-cell>
          <table:table-cell office:value-type="float" office:value="17650000">
            <text:p>17650000</text:p>
          </table:table-cell>
        </table:table-row>
        <table:table-row table:style-name="ro2">
          <table:table-cell office:value-type="float" office:value="2.4506688">
            <text:p>2,4506688</text:p>
          </table:table-cell>
          <table:table-cell office:value-type="float" office:value="3.4185734">
            <text:p>3,4185734</text:p>
          </table:table-cell>
          <table:table-cell office:value-type="float" office:value="17660000">
            <text:p>17660000</text:p>
          </table:table-cell>
        </table:table-row>
        <table:table-row table:style-name="ro2">
          <table:table-cell office:value-type="float" office:value="2.4539847">
            <text:p>2,4539847</text:p>
          </table:table-cell>
          <table:table-cell office:value-type="float" office:value="3.4132404">
            <text:p>3,4132404</text:p>
          </table:table-cell>
          <table:table-cell office:value-type="float" office:value="17670000">
            <text:p>17670000</text:p>
          </table:table-cell>
        </table:table-row>
        <table:table-row table:style-name="ro2">
          <table:table-cell office:value-type="float" office:value="2.457312">
            <text:p>2,457312</text:p>
          </table:table-cell>
          <table:table-cell office:value-type="float" office:value="3.4079142">
            <text:p>3,4079142</text:p>
          </table:table-cell>
          <table:table-cell office:value-type="float" office:value="17680000">
            <text:p>17680000</text:p>
          </table:table-cell>
        </table:table-row>
        <table:table-row table:style-name="ro2">
          <table:table-cell office:value-type="float" office:value="2.4606502">
            <text:p>2,4606502</text:p>
          </table:table-cell>
          <table:table-cell office:value-type="float" office:value="3.402595">
            <text:p>3,402595</text:p>
          </table:table-cell>
          <table:table-cell office:value-type="float" office:value="17690000">
            <text:p>17690000</text:p>
          </table:table-cell>
        </table:table-row>
        <table:table-row table:style-name="ro2">
          <table:table-cell office:value-type="float" office:value="2.4639997">
            <text:p>2,4639997</text:p>
          </table:table-cell>
          <table:table-cell office:value-type="float" office:value="3.3972828">
            <text:p>3,3972828</text:p>
          </table:table-cell>
          <table:table-cell office:value-type="float" office:value="17700000">
            <text:p>17700000</text:p>
          </table:table-cell>
        </table:table-row>
        <table:table-row table:style-name="ro2">
          <table:table-cell office:value-type="float" office:value="2.4673603">
            <text:p>2,4673603</text:p>
          </table:table-cell>
          <table:table-cell office:value-type="float" office:value="3.3919778">
            <text:p>3,3919778</text:p>
          </table:table-cell>
          <table:table-cell office:value-type="float" office:value="17710000">
            <text:p>17710000</text:p>
          </table:table-cell>
        </table:table-row>
        <table:table-row table:style-name="ro2">
          <table:table-cell office:value-type="float" office:value="2.4707317">
            <text:p>2,4707317</text:p>
          </table:table-cell>
          <table:table-cell office:value-type="float" office:value="3.3866796">
            <text:p>3,3866796</text:p>
          </table:table-cell>
          <table:table-cell office:value-type="float" office:value="17720000">
            <text:p>17720000</text:p>
          </table:table-cell>
        </table:table-row>
        <table:table-row table:style-name="ro2">
          <table:table-cell office:value-type="float" office:value="2.4741147">
            <text:p>2,4741147</text:p>
          </table:table-cell>
          <table:table-cell office:value-type="float" office:value="3.3813887">
            <text:p>3,3813887</text:p>
          </table:table-cell>
          <table:table-cell office:value-type="float" office:value="17730000">
            <text:p>17730000</text:p>
          </table:table-cell>
        </table:table-row>
        <table:table-row table:style-name="ro2">
          <table:table-cell office:value-type="float" office:value="2.4775083">
            <text:p>2,4775083</text:p>
          </table:table-cell>
          <table:table-cell office:value-type="float" office:value="3.3761046">
            <text:p>3,3761046</text:p>
          </table:table-cell>
          <table:table-cell office:value-type="float" office:value="17740000">
            <text:p>17740000</text:p>
          </table:table-cell>
        </table:table-row>
        <table:table-row table:style-name="ro2">
          <table:table-cell office:value-type="float" office:value="2.4809136">
            <text:p>2,4809136</text:p>
          </table:table-cell>
          <table:table-cell office:value-type="float" office:value="3.3708272">
            <text:p>3,3708272</text:p>
          </table:table-cell>
          <table:table-cell office:value-type="float" office:value="17750000">
            <text:p>17750000</text:p>
          </table:table-cell>
        </table:table-row>
        <table:table-row table:style-name="ro2">
          <table:table-cell office:value-type="float" office:value="2.4843295">
            <text:p>2,4843295</text:p>
          </table:table-cell>
          <table:table-cell office:value-type="float" office:value="3.3655577">
            <text:p>3,3655577</text:p>
          </table:table-cell>
          <table:table-cell office:value-type="float" office:value="17760000">
            <text:p>17760000</text:p>
          </table:table-cell>
        </table:table-row>
        <table:table-row table:style-name="ro2">
          <table:table-cell office:value-type="float" office:value="2.4877563">
            <text:p>2,4877563</text:p>
          </table:table-cell>
          <table:table-cell office:value-type="float" office:value="3.3602953">
            <text:p>3,3602953</text:p>
          </table:table-cell>
          <table:table-cell office:value-type="float" office:value="17770000">
            <text:p>17770000</text:p>
          </table:table-cell>
        </table:table-row>
        <table:table-row table:style-name="ro2">
          <table:table-cell office:value-type="float" office:value="2.4911942">
            <text:p>2,4911942</text:p>
          </table:table-cell>
          <table:table-cell office:value-type="float" office:value="3.3550398">
            <text:p>3,3550398</text:p>
          </table:table-cell>
          <table:table-cell office:value-type="float" office:value="17780000">
            <text:p>17780000</text:p>
          </table:table-cell>
        </table:table-row>
        <table:table-row table:style-name="ro2">
          <table:table-cell office:value-type="float" office:value="2.4946432">
            <text:p>2,4946432</text:p>
          </table:table-cell>
          <table:table-cell office:value-type="float" office:value="3.3497915">
            <text:p>3,3497915</text:p>
          </table:table-cell>
          <table:table-cell office:value-type="float" office:value="17790000">
            <text:p>17790000</text:p>
          </table:table-cell>
        </table:table-row>
        <table:table-row table:style-name="ro2">
          <table:table-cell office:value-type="float" office:value="2.4981031">
            <text:p>2,4981031</text:p>
          </table:table-cell>
          <table:table-cell office:value-type="float" office:value="3.3445508">
            <text:p>3,3445508</text:p>
          </table:table-cell>
          <table:table-cell office:value-type="float" office:value="17800000">
            <text:p>17800000</text:p>
          </table:table-cell>
        </table:table-row>
        <table:table-row table:style-name="ro2">
          <table:table-cell office:value-type="float" office:value="2.501574">
            <text:p>2,501574</text:p>
          </table:table-cell>
          <table:table-cell office:value-type="float" office:value="3.3393173">
            <text:p>3,3393173</text:p>
          </table:table-cell>
          <table:table-cell office:value-type="float" office:value="17810000">
            <text:p>17810000</text:p>
          </table:table-cell>
        </table:table-row>
        <table:table-row table:style-name="ro2">
          <table:table-cell office:value-type="float" office:value="2.505056">
            <text:p>2,505056</text:p>
          </table:table-cell>
          <table:table-cell office:value-type="float" office:value="3.334091">
            <text:p>3,334091</text:p>
          </table:table-cell>
          <table:table-cell office:value-type="float" office:value="17820000">
            <text:p>17820000</text:p>
          </table:table-cell>
        </table:table-row>
        <table:table-row table:style-name="ro2">
          <table:table-cell office:value-type="float" office:value="2.5085485">
            <text:p>2,5085485</text:p>
          </table:table-cell>
          <table:table-cell office:value-type="float" office:value="3.3288717">
            <text:p>3,3288717</text:p>
          </table:table-cell>
          <table:table-cell office:value-type="float" office:value="17830000">
            <text:p>17830000</text:p>
          </table:table-cell>
        </table:table-row>
        <table:table-row table:style-name="ro2">
          <table:table-cell office:value-type="float" office:value="2.512052">
            <text:p>2,512052</text:p>
          </table:table-cell>
          <table:table-cell office:value-type="float" office:value="3.3236601">
            <text:p>3,3236601</text:p>
          </table:table-cell>
          <table:table-cell office:value-type="float" office:value="17840000">
            <text:p>17840000</text:p>
          </table:table-cell>
        </table:table-row>
        <table:table-row table:style-name="ro2">
          <table:table-cell office:value-type="float" office:value="2.5155668">
            <text:p>2,5155668</text:p>
          </table:table-cell>
          <table:table-cell office:value-type="float" office:value="3.3184557">
            <text:p>3,3184557</text:p>
          </table:table-cell>
          <table:table-cell office:value-type="float" office:value="17850000">
            <text:p>17850000</text:p>
          </table:table-cell>
        </table:table-row>
        <table:table-row table:style-name="ro2">
          <table:table-cell office:value-type="float" office:value="2.519092">
            <text:p>2,519092</text:p>
          </table:table-cell>
          <table:table-cell office:value-type="float" office:value="3.3132586">
            <text:p>3,3132586</text:p>
          </table:table-cell>
          <table:table-cell office:value-type="float" office:value="17860000">
            <text:p>17860000</text:p>
          </table:table-cell>
        </table:table-row>
        <table:table-row table:style-name="ro2">
          <table:table-cell office:value-type="float" office:value="2.5226283">
            <text:p>2,5226283</text:p>
          </table:table-cell>
          <table:table-cell office:value-type="float" office:value="3.308069">
            <text:p>3,308069</text:p>
          </table:table-cell>
          <table:table-cell office:value-type="float" office:value="17870000">
            <text:p>17870000</text:p>
          </table:table-cell>
        </table:table-row>
        <table:table-row table:style-name="ro2">
          <table:table-cell office:value-type="float" office:value="2.526176">
            <text:p>2,526176</text:p>
          </table:table-cell>
          <table:table-cell office:value-type="float" office:value="3.3028862">
            <text:p>3,3028862</text:p>
          </table:table-cell>
          <table:table-cell office:value-type="float" office:value="17880000">
            <text:p>17880000</text:p>
          </table:table-cell>
        </table:table-row>
        <table:table-row table:style-name="ro2">
          <table:table-cell office:value-type="float" office:value="2.5297341">
            <text:p>2,5297341</text:p>
          </table:table-cell>
          <table:table-cell office:value-type="float" office:value="3.2977116">
            <text:p>3,2977116</text:p>
          </table:table-cell>
          <table:table-cell office:value-type="float" office:value="17890000">
            <text:p>17890000</text:p>
          </table:table-cell>
        </table:table-row>
        <table:table-row table:style-name="ro2">
          <table:table-cell office:value-type="float" office:value="2.5333028">
            <text:p>2,5333028</text:p>
          </table:table-cell>
          <table:table-cell office:value-type="float" office:value="3.2925441">
            <text:p>3,2925441</text:p>
          </table:table-cell>
          <table:table-cell office:value-type="float" office:value="17900000">
            <text:p>17900000</text:p>
          </table:table-cell>
        </table:table-row>
        <table:table-row table:style-name="ro2">
          <table:table-cell office:value-type="float" office:value="2.5368826">
            <text:p>2,5368826</text:p>
          </table:table-cell>
          <table:table-cell office:value-type="float" office:value="3.2873843">
            <text:p>3,2873843</text:p>
          </table:table-cell>
          <table:table-cell office:value-type="float" office:value="17910000">
            <text:p>17910000</text:p>
          </table:table-cell>
        </table:table-row>
        <table:table-row table:style-name="ro2">
          <table:table-cell office:value-type="float" office:value="2.540473">
            <text:p>2,540473</text:p>
          </table:table-cell>
          <table:table-cell office:value-type="float" office:value="3.282232">
            <text:p>3,282232</text:p>
          </table:table-cell>
          <table:table-cell office:value-type="float" office:value="17920000">
            <text:p>17920000</text:p>
          </table:table-cell>
        </table:table-row>
        <table:table-row table:style-name="ro2">
          <table:table-cell office:value-type="float" office:value="2.544074">
            <text:p>2,544074</text:p>
          </table:table-cell>
          <table:table-cell office:value-type="float" office:value="3.2770872">
            <text:p>3,2770872</text:p>
          </table:table-cell>
          <table:table-cell office:value-type="float" office:value="17930000">
            <text:p>17930000</text:p>
          </table:table-cell>
        </table:table-row>
        <table:table-row table:style-name="ro2">
          <table:table-cell office:value-type="float" office:value="2.547686">
            <text:p>2,547686</text:p>
          </table:table-cell>
          <table:table-cell office:value-type="float" office:value="3.27195">
            <text:p>3,27195</text:p>
          </table:table-cell>
          <table:table-cell office:value-type="float" office:value="17940000">
            <text:p>17940000</text:p>
          </table:table-cell>
        </table:table-row>
        <table:table-row table:style-name="ro2">
          <table:table-cell office:value-type="float" office:value="2.5513089">
            <text:p>2,5513089</text:p>
          </table:table-cell>
          <table:table-cell office:value-type="float" office:value="3.2668204">
            <text:p>3,2668204</text:p>
          </table:table-cell>
          <table:table-cell office:value-type="float" office:value="17950000">
            <text:p>17950000</text:p>
          </table:table-cell>
        </table:table-row>
        <table:table-row table:style-name="ro2">
          <table:table-cell office:value-type="float" office:value="2.5549424">
            <text:p>2,5549424</text:p>
          </table:table-cell>
          <table:table-cell office:value-type="float" office:value="3.2616982">
            <text:p>3,2616982</text:p>
          </table:table-cell>
          <table:table-cell office:value-type="float" office:value="17960000">
            <text:p>17960000</text:p>
          </table:table-cell>
        </table:table-row>
        <table:table-row table:style-name="ro2">
          <table:table-cell office:value-type="float" office:value="2.5585866">
            <text:p>2,5585866</text:p>
          </table:table-cell>
          <table:table-cell office:value-type="float" office:value="3.2565837">
            <text:p>3,2565837</text:p>
          </table:table-cell>
          <table:table-cell office:value-type="float" office:value="17970000">
            <text:p>17970000</text:p>
          </table:table-cell>
        </table:table-row>
        <table:table-row table:style-name="ro2">
          <table:table-cell office:value-type="float" office:value="2.5622416">
            <text:p>2,5622416</text:p>
          </table:table-cell>
          <table:table-cell office:value-type="float" office:value="3.2514768">
            <text:p>3,2514768</text:p>
          </table:table-cell>
          <table:table-cell office:value-type="float" office:value="17980000">
            <text:p>17980000</text:p>
          </table:table-cell>
        </table:table-row>
        <table:table-row table:style-name="ro2">
          <table:table-cell office:value-type="float" office:value="2.565907">
            <text:p>2,565907</text:p>
          </table:table-cell>
          <table:table-cell office:value-type="float" office:value="3.246378">
            <text:p>3,246378</text:p>
          </table:table-cell>
          <table:table-cell office:value-type="float" office:value="17990000">
            <text:p>17990000</text:p>
          </table:table-cell>
        </table:table-row>
        <table:table-row table:style-name="ro2">
          <table:table-cell office:value-type="float" office:value="2.5695832">
            <text:p>2,5695832</text:p>
          </table:table-cell>
          <table:table-cell office:value-type="float" office:value="3.2412863">
            <text:p>3,2412863</text:p>
          </table:table-cell>
          <table:table-cell office:value-type="float" office:value="18000000">
            <text:p>18000000</text:p>
          </table:table-cell>
        </table:table-row>
        <table:table-row table:style-name="ro2">
          <table:table-cell office:value-type="float" office:value="2.5732706">
            <text:p>2,5732706</text:p>
          </table:table-cell>
          <table:table-cell office:value-type="float" office:value="3.2362018">
            <text:p>3,2362018</text:p>
          </table:table-cell>
          <table:table-cell office:value-type="float" office:value="18010000">
            <text:p>18010000</text:p>
          </table:table-cell>
        </table:table-row>
        <table:table-row table:style-name="ro2">
          <table:table-cell office:value-type="float" office:value="2.576968">
            <text:p>2,576968</text:p>
          </table:table-cell>
          <table:table-cell office:value-type="float" office:value="3.2311258">
            <text:p>3,2311258</text:p>
          </table:table-cell>
          <table:table-cell office:value-type="float" office:value="18020000">
            <text:p>18020000</text:p>
          </table:table-cell>
        </table:table-row>
        <table:table-row table:style-name="ro2">
          <table:table-cell office:value-type="float" office:value="2.580676">
            <text:p>2,580676</text:p>
          </table:table-cell>
          <table:table-cell office:value-type="float" office:value="3.2260575">
            <text:p>3,2260575</text:p>
          </table:table-cell>
          <table:table-cell office:value-type="float" office:value="18030000">
            <text:p>18030000</text:p>
          </table:table-cell>
        </table:table-row>
        <table:table-row table:style-name="ro2">
          <table:table-cell office:value-type="float" office:value="2.5843947">
            <text:p>2,5843947</text:p>
          </table:table-cell>
          <table:table-cell office:value-type="float" office:value="3.220997">
            <text:p>3,220997</text:p>
          </table:table-cell>
          <table:table-cell office:value-type="float" office:value="18040000">
            <text:p>18040000</text:p>
          </table:table-cell>
        </table:table-row>
        <table:table-row table:style-name="ro2">
          <table:table-cell office:value-type="float" office:value="2.588124">
            <text:p>2,588124</text:p>
          </table:table-cell>
          <table:table-cell office:value-type="float" office:value="3.2159443">
            <text:p>3,2159443</text:p>
          </table:table-cell>
          <table:table-cell office:value-type="float" office:value="18050000">
            <text:p>18050000</text:p>
          </table:table-cell>
        </table:table-row>
        <table:table-row table:style-name="ro2">
          <table:table-cell office:value-type="float" office:value="2.5918639">
            <text:p>2,5918639</text:p>
          </table:table-cell>
          <table:table-cell office:value-type="float" office:value="3.2108996">
            <text:p>3,2108996</text:p>
          </table:table-cell>
          <table:table-cell office:value-type="float" office:value="18060000">
            <text:p>18060000</text:p>
          </table:table-cell>
        </table:table-row>
        <table:table-row table:style-name="ro2">
          <table:table-cell office:value-type="float" office:value="2.5956144">
            <text:p>2,5956144</text:p>
          </table:table-cell>
          <table:table-cell office:value-type="float" office:value="3.2058623">
            <text:p>3,2058623</text:p>
          </table:table-cell>
          <table:table-cell office:value-type="float" office:value="18070000">
            <text:p>18070000</text:p>
          </table:table-cell>
        </table:table-row>
        <table:table-row table:style-name="ro2">
          <table:table-cell office:value-type="float" office:value="2.5993752">
            <text:p>2,5993752</text:p>
          </table:table-cell>
          <table:table-cell office:value-type="float" office:value="3.2008333">
            <text:p>3,2008333</text:p>
          </table:table-cell>
          <table:table-cell office:value-type="float" office:value="18080000">
            <text:p>18080000</text:p>
          </table:table-cell>
        </table:table-row>
        <table:table-row table:style-name="ro2">
          <table:table-cell office:value-type="float" office:value="2.6031468">
            <text:p>2,6031468</text:p>
          </table:table-cell>
          <table:table-cell office:value-type="float" office:value="3.195812">
            <text:p>3,195812</text:p>
          </table:table-cell>
          <table:table-cell office:value-type="float" office:value="18090000">
            <text:p>18090000</text:p>
          </table:table-cell>
        </table:table-row>
        <table:table-row table:style-name="ro2">
          <table:table-cell office:value-type="float" office:value="2.6069288">
            <text:p>2,6069288</text:p>
          </table:table-cell>
          <table:table-cell office:value-type="float" office:value="3.1907985">
            <text:p>3,1907985</text:p>
          </table:table-cell>
          <table:table-cell office:value-type="float" office:value="18100000">
            <text:p>18100000</text:p>
          </table:table-cell>
        </table:table-row>
        <table:table-row table:style-name="ro2">
          <table:table-cell office:value-type="float" office:value="2.6107213">
            <text:p>2,6107213</text:p>
          </table:table-cell>
          <table:table-cell office:value-type="float" office:value="3.185793">
            <text:p>3,185793</text:p>
          </table:table-cell>
          <table:table-cell office:value-type="float" office:value="18110000">
            <text:p>18110000</text:p>
          </table:table-cell>
        </table:table-row>
        <table:table-row table:style-name="ro2">
          <table:table-cell office:value-type="float" office:value="2.6145241">
            <text:p>2,6145241</text:p>
          </table:table-cell>
          <table:table-cell office:value-type="float" office:value="3.1807954">
            <text:p>3,1807954</text:p>
          </table:table-cell>
          <table:table-cell office:value-type="float" office:value="18120000">
            <text:p>18120000</text:p>
          </table:table-cell>
        </table:table-row>
        <table:table-row table:style-name="ro2">
          <table:table-cell office:value-type="float" office:value="2.6183376">
            <text:p>2,6183376</text:p>
          </table:table-cell>
          <table:table-cell office:value-type="float" office:value="3.1758058">
            <text:p>3,1758058</text:p>
          </table:table-cell>
          <table:table-cell office:value-type="float" office:value="18130000">
            <text:p>18130000</text:p>
          </table:table-cell>
        </table:table-row>
        <table:table-row table:style-name="ro2">
          <table:table-cell office:value-type="float" office:value="2.6221619">
            <text:p>2,6221619</text:p>
          </table:table-cell>
          <table:table-cell office:value-type="float" office:value="3.1708238">
            <text:p>3,1708238</text:p>
          </table:table-cell>
          <table:table-cell office:value-type="float" office:value="18140000">
            <text:p>18140000</text:p>
          </table:table-cell>
        </table:table-row>
        <table:table-row table:style-name="ro2">
          <table:table-cell office:value-type="float" office:value="2.625996">
            <text:p>2,625996</text:p>
          </table:table-cell>
          <table:table-cell office:value-type="float" office:value="3.1658502">
            <text:p>3,1658502</text:p>
          </table:table-cell>
          <table:table-cell office:value-type="float" office:value="18150000">
            <text:p>18150000</text:p>
          </table:table-cell>
        </table:table-row>
        <table:table-row table:style-name="ro2">
          <table:table-cell office:value-type="float" office:value="2.6298409">
            <text:p>2,6298409</text:p>
          </table:table-cell>
          <table:table-cell office:value-type="float" office:value="3.1608849">
            <text:p>3,1608849</text:p>
          </table:table-cell>
          <table:table-cell office:value-type="float" office:value="18160000">
            <text:p>18160000</text:p>
          </table:table-cell>
        </table:table-row>
        <table:table-row table:style-name="ro2">
          <table:table-cell office:value-type="float" office:value="2.6336958">
            <text:p>2,6336958</text:p>
          </table:table-cell>
          <table:table-cell office:value-type="float" office:value="3.1559272">
            <text:p>3,1559272</text:p>
          </table:table-cell>
          <table:table-cell office:value-type="float" office:value="18170000">
            <text:p>18170000</text:p>
          </table:table-cell>
        </table:table-row>
        <table:table-row table:style-name="ro2">
          <table:table-cell office:value-type="float" office:value="2.6375613">
            <text:p>2,6375613</text:p>
          </table:table-cell>
          <table:table-cell office:value-type="float" office:value="3.1509778">
            <text:p>3,1509778</text:p>
          </table:table-cell>
          <table:table-cell office:value-type="float" office:value="18180000">
            <text:p>18180000</text:p>
          </table:table-cell>
        </table:table-row>
        <table:table-row table:style-name="ro2">
          <table:table-cell office:value-type="float" office:value="2.641437">
            <text:p>2,641437</text:p>
          </table:table-cell>
          <table:table-cell office:value-type="float" office:value="3.1460366">
            <text:p>3,1460366</text:p>
          </table:table-cell>
          <table:table-cell office:value-type="float" office:value="18190000">
            <text:p>18190000</text:p>
          </table:table-cell>
        </table:table-row>
        <table:table-row table:style-name="ro2">
          <table:table-cell office:value-type="float" office:value="2.645323">
            <text:p>2,645323</text:p>
          </table:table-cell>
          <table:table-cell office:value-type="float" office:value="3.1411035">
            <text:p>3,1411035</text:p>
          </table:table-cell>
          <table:table-cell office:value-type="float" office:value="18200000">
            <text:p>18200000</text:p>
          </table:table-cell>
        </table:table-row>
        <table:table-row table:style-name="ro2">
          <table:table-cell office:value-type="float" office:value="2.6492195">
            <text:p>2,6492195</text:p>
          </table:table-cell>
          <table:table-cell office:value-type="float" office:value="3.1361785">
            <text:p>3,1361785</text:p>
          </table:table-cell>
          <table:table-cell office:value-type="float" office:value="18210000">
            <text:p>18210000</text:p>
          </table:table-cell>
        </table:table-row>
        <table:table-row table:style-name="ro2">
          <table:table-cell office:value-type="float" office:value="2.6531262">
            <text:p>2,6531262</text:p>
          </table:table-cell>
          <table:table-cell office:value-type="float" office:value="3.1312616">
            <text:p>3,1312616</text:p>
          </table:table-cell>
          <table:table-cell office:value-type="float" office:value="18220000">
            <text:p>18220000</text:p>
          </table:table-cell>
        </table:table-row>
        <table:table-row table:style-name="ro2">
          <table:table-cell office:value-type="float" office:value="2.6570432">
            <text:p>2,6570432</text:p>
          </table:table-cell>
          <table:table-cell office:value-type="float" office:value="3.1263528">
            <text:p>3,1263528</text:p>
          </table:table-cell>
          <table:table-cell office:value-type="float" office:value="18230000">
            <text:p>18230000</text:p>
          </table:table-cell>
        </table:table-row>
        <table:table-row table:style-name="ro2">
          <table:table-cell office:value-type="float" office:value="2.6609704">
            <text:p>2,6609704</text:p>
          </table:table-cell>
          <table:table-cell office:value-type="float" office:value="3.1214526">
            <text:p>3,1214526</text:p>
          </table:table-cell>
          <table:table-cell office:value-type="float" office:value="18240000">
            <text:p>18240000</text:p>
          </table:table-cell>
        </table:table-row>
        <table:table-row table:style-name="ro2">
          <table:table-cell office:value-type="float" office:value="2.664908">
            <text:p>2,664908</text:p>
          </table:table-cell>
          <table:table-cell office:value-type="float" office:value="3.1165605">
            <text:p>3,1165605</text:p>
          </table:table-cell>
          <table:table-cell office:value-type="float" office:value="18250000">
            <text:p>18250000</text:p>
          </table:table-cell>
        </table:table-row>
        <table:table-row table:style-name="ro2">
          <table:table-cell office:value-type="float" office:value="2.6688557">
            <text:p>2,6688557</text:p>
          </table:table-cell>
          <table:table-cell office:value-type="float" office:value="3.1116765">
            <text:p>3,1116765</text:p>
          </table:table-cell>
          <table:table-cell office:value-type="float" office:value="18260000">
            <text:p>18260000</text:p>
          </table:table-cell>
        </table:table-row>
        <table:table-row table:style-name="ro2">
          <table:table-cell office:value-type="float" office:value="2.6728141">
            <text:p>2,6728141</text:p>
          </table:table-cell>
          <table:table-cell table:style-name="ce1" office:value-type="string">
            <text:p>3,1068</text:p>
          </table:table-cell>
          <table:table-cell office:value-type="float" office:value="18270000">
            <text:p>18270000</text:p>
          </table:table-cell>
        </table:table-row>
        <table:table-row table:style-name="ro2">
          <table:table-cell office:value-type="float" office:value="2.6767824">
            <text:p>2,6767824</text:p>
          </table:table-cell>
          <table:table-cell office:value-type="float" office:value="3.1019325">
            <text:p>3,1019325</text:p>
          </table:table-cell>
          <table:table-cell office:value-type="float" office:value="18280000">
            <text:p>18280000</text:p>
          </table:table-cell>
        </table:table-row>
        <table:table-row table:style-name="ro2">
          <table:table-cell office:value-type="float" office:value="2.6807606">
            <text:p>2,6807606</text:p>
          </table:table-cell>
          <table:table-cell office:value-type="float" office:value="3.0970736">
            <text:p>3,0970736</text:p>
          </table:table-cell>
          <table:table-cell office:value-type="float" office:value="18290000">
            <text:p>18290000</text:p>
          </table:table-cell>
        </table:table-row>
        <table:table-row table:style-name="ro2">
          <table:table-cell office:value-type="float" office:value="2.6847491">
            <text:p>2,6847491</text:p>
          </table:table-cell>
          <table:table-cell office:value-type="float" office:value="3.092223">
            <text:p>3,092223</text:p>
          </table:table-cell>
          <table:table-cell office:value-type="float" office:value="18300000">
            <text:p>18300000</text:p>
          </table:table-cell>
        </table:table-row>
        <table:table-row table:style-name="ro2">
          <table:table-cell office:value-type="float" office:value="2.688748">
            <text:p>2,688748</text:p>
          </table:table-cell>
          <table:table-cell office:value-type="float" office:value="3.0873806">
            <text:p>3,0873806</text:p>
          </table:table-cell>
          <table:table-cell office:value-type="float" office:value="18310000">
            <text:p>18310000</text:p>
          </table:table-cell>
        </table:table-row>
        <table:table-row table:style-name="ro2">
          <table:table-cell office:value-type="float" office:value="2.6927564">
            <text:p>2,6927564</text:p>
          </table:table-cell>
          <table:table-cell office:value-type="float" office:value="3.0825465">
            <text:p>3,0825465</text:p>
          </table:table-cell>
          <table:table-cell office:value-type="float" office:value="18320000">
            <text:p>18320000</text:p>
          </table:table-cell>
        </table:table-row>
        <table:table-row table:style-name="ro2">
          <table:table-cell office:value-type="float" office:value="2.6967754">
            <text:p>2,6967754</text:p>
          </table:table-cell>
          <table:table-cell office:value-type="float" office:value="3.077721">
            <text:p>3,077721</text:p>
          </table:table-cell>
          <table:table-cell office:value-type="float" office:value="18330000">
            <text:p>18330000</text:p>
          </table:table-cell>
        </table:table-row>
        <table:table-row table:style-name="ro2">
          <table:table-cell office:value-type="float" office:value="2.7008042">
            <text:p>2,7008042</text:p>
          </table:table-cell>
          <table:table-cell office:value-type="float" office:value="3.0729039">
            <text:p>3,0729039</text:p>
          </table:table-cell>
          <table:table-cell office:value-type="float" office:value="18340000">
            <text:p>18340000</text:p>
          </table:table-cell>
        </table:table-row>
        <table:table-row table:style-name="ro2">
          <table:table-cell office:value-type="float" office:value="2.7048435">
            <text:p>2,7048435</text:p>
          </table:table-cell>
          <table:table-cell office:value-type="float" office:value="3.0680952">
            <text:p>3,0680952</text:p>
          </table:table-cell>
          <table:table-cell office:value-type="float" office:value="18350000">
            <text:p>18350000</text:p>
          </table:table-cell>
        </table:table-row>
        <table:table-row table:style-name="ro2">
          <table:table-cell office:value-type="float" office:value="2.7088926">
            <text:p>2,7088926</text:p>
          </table:table-cell>
          <table:table-cell office:value-type="float" office:value="3.063295">
            <text:p>3,063295</text:p>
          </table:table-cell>
          <table:table-cell office:value-type="float" office:value="18360000">
            <text:p>18360000</text:p>
          </table:table-cell>
        </table:table-row>
        <table:table-row table:style-name="ro2">
          <table:table-cell office:value-type="float" office:value="2.7129517">
            <text:p>2,7129517</text:p>
          </table:table-cell>
          <table:table-cell office:value-type="float" office:value="3.0585032">
            <text:p>3,0585032</text:p>
          </table:table-cell>
          <table:table-cell office:value-type="float" office:value="18370000">
            <text:p>18370000</text:p>
          </table:table-cell>
        </table:table-row>
        <table:table-row table:style-name="ro2">
          <table:table-cell office:value-type="float" office:value="2.717021">
            <text:p>2,717021</text:p>
          </table:table-cell>
          <table:table-cell office:value-type="float" office:value="3.0537198">
            <text:p>3,0537198</text:p>
          </table:table-cell>
          <table:table-cell office:value-type="float" office:value="18380000">
            <text:p>18380000</text:p>
          </table:table-cell>
        </table:table-row>
        <table:table-row table:style-name="ro2">
          <table:table-cell table:style-name="ce1" office:value-type="string">
            <text:p>2,7211</text:p>
          </table:table-cell>
          <table:table-cell office:value-type="float" office:value="3.048945">
            <text:p>3,048945</text:p>
          </table:table-cell>
          <table:table-cell office:value-type="float" office:value="18390000">
            <text:p>18390000</text:p>
          </table:table-cell>
        </table:table-row>
        <table:table-row table:style-name="ro2">
          <table:table-cell office:value-type="float" office:value="2.7251897">
            <text:p>2,7251897</text:p>
          </table:table-cell>
          <table:table-cell office:value-type="float" office:value="3.0441785">
            <text:p>3,0441785</text:p>
          </table:table-cell>
          <table:table-cell office:value-type="float" office:value="18400000">
            <text:p>18400000</text:p>
          </table:table-cell>
        </table:table-row>
        <table:table-row table:style-name="ro2">
          <table:table-cell office:value-type="float" office:value="2.7292888">
            <text:p>2,7292888</text:p>
          </table:table-cell>
          <table:table-cell office:value-type="float" office:value="3.0394206">
            <text:p>3,0394206</text:p>
          </table:table-cell>
          <table:table-cell office:value-type="float" office:value="18410000">
            <text:p>18410000</text:p>
          </table:table-cell>
        </table:table-row>
        <table:table-row table:style-name="ro2">
          <table:table-cell office:value-type="float" office:value="2.733398">
            <text:p>2,733398</text:p>
          </table:table-cell>
          <table:table-cell office:value-type="float" office:value="3.0346718">
            <text:p>3,0346718</text:p>
          </table:table-cell>
          <table:table-cell office:value-type="float" office:value="18420000">
            <text:p>18420000</text:p>
          </table:table-cell>
        </table:table-row>
        <table:table-row table:style-name="ro2">
          <table:table-cell office:value-type="float" office:value="2.7375169">
            <text:p>2,7375169</text:p>
          </table:table-cell>
          <table:table-cell office:value-type="float" office:value="3.0299315">
            <text:p>3,0299315</text:p>
          </table:table-cell>
          <table:table-cell office:value-type="float" office:value="18430000">
            <text:p>18430000</text:p>
          </table:table-cell>
        </table:table-row>
        <table:table-row table:style-name="ro2">
          <table:table-cell office:value-type="float" office:value="2.7416458">
            <text:p>2,7416458</text:p>
          </table:table-cell>
          <table:table-cell office:value-type="float" office:value="3.0251997">
            <text:p>3,0251997</text:p>
          </table:table-cell>
          <table:table-cell office:value-type="float" office:value="18440000">
            <text:p>18440000</text:p>
          </table:table-cell>
        </table:table-row>
        <table:table-row table:style-name="ro2">
          <table:table-cell office:value-type="float" office:value="2.7457848">
            <text:p>2,7457848</text:p>
          </table:table-cell>
          <table:table-cell office:value-type="float" office:value="3.0204763">
            <text:p>3,0204763</text:p>
          </table:table-cell>
          <table:table-cell office:value-type="float" office:value="18450000">
            <text:p>18450000</text:p>
          </table:table-cell>
        </table:table-row>
        <table:table-row table:style-name="ro2">
          <table:table-cell office:value-type="float" office:value="2.7499335">
            <text:p>2,7499335</text:p>
          </table:table-cell>
          <table:table-cell office:value-type="float" office:value="3.015762">
            <text:p>3,015762</text:p>
          </table:table-cell>
          <table:table-cell office:value-type="float" office:value="18460000">
            <text:p>18460000</text:p>
          </table:table-cell>
        </table:table-row>
        <table:table-row table:style-name="ro2">
          <table:table-cell office:value-type="float" office:value="2.754092">
            <text:p>2,754092</text:p>
          </table:table-cell>
          <table:table-cell office:value-type="float" office:value="3.0110564">
            <text:p>3,0110564</text:p>
          </table:table-cell>
          <table:table-cell office:value-type="float" office:value="18470000">
            <text:p>18470000</text:p>
          </table:table-cell>
        </table:table-row>
        <table:table-row table:style-name="ro2">
          <table:table-cell office:value-type="float" office:value="2.7582603">
            <text:p>2,7582603</text:p>
          </table:table-cell>
          <table:table-cell office:value-type="float" office:value="3.0063593">
            <text:p>3,0063593</text:p>
          </table:table-cell>
          <table:table-cell office:value-type="float" office:value="18480000">
            <text:p>18480000</text:p>
          </table:table-cell>
        </table:table-row>
        <table:table-row table:style-name="ro2">
          <table:table-cell office:value-type="float" office:value="2.7624388">
            <text:p>2,7624388</text:p>
          </table:table-cell>
          <table:table-cell office:value-type="float" office:value="3.0016708">
            <text:p>3,0016708</text:p>
          </table:table-cell>
          <table:table-cell office:value-type="float" office:value="18490000">
            <text:p>18490000</text:p>
          </table:table-cell>
        </table:table-row>
        <table:table-row table:style-name="ro2">
          <table:table-cell office:value-type="float" office:value="2.7666266">
            <text:p>2,7666266</text:p>
          </table:table-cell>
          <table:table-cell office:value-type="float" office:value="2.9969914">
            <text:p>2,9969914</text:p>
          </table:table-cell>
          <table:table-cell office:value-type="float" office:value="18500000">
            <text:p>18500000</text:p>
          </table:table-cell>
        </table:table-row>
        <table:table-row table:style-name="ro2">
          <table:table-cell office:value-type="float" office:value="2.7708244">
            <text:p>2,7708244</text:p>
          </table:table-cell>
          <table:table-cell office:value-type="float" office:value="2.9923205">
            <text:p>2,9923205</text:p>
          </table:table-cell>
          <table:table-cell office:value-type="float" office:value="18510000">
            <text:p>18510000</text:p>
          </table:table-cell>
        </table:table-row>
        <table:table-row table:style-name="ro2">
          <table:table-cell office:value-type="float" office:value="2.775032">
            <text:p>2,775032</text:p>
          </table:table-cell>
          <table:table-cell office:value-type="float" office:value="2.9876587">
            <text:p>2,9876587</text:p>
          </table:table-cell>
          <table:table-cell office:value-type="float" office:value="18520000">
            <text:p>18520000</text:p>
          </table:table-cell>
        </table:table-row>
        <table:table-row table:style-name="ro2">
          <table:table-cell office:value-type="float" office:value="2.77925">
            <text:p>2,77925</text:p>
          </table:table-cell>
          <table:table-cell office:value-type="float" office:value="2.983005">
            <text:p>2,983005</text:p>
          </table:table-cell>
          <table:table-cell office:value-type="float" office:value="18530000">
            <text:p>18530000</text:p>
          </table:table-cell>
        </table:table-row>
        <table:table-row table:style-name="ro2">
          <table:table-cell office:value-type="float" office:value="2.7834768">
            <text:p>2,7834768</text:p>
          </table:table-cell>
          <table:table-cell office:value-type="float" office:value="2.9783607">
            <text:p>2,9783607</text:p>
          </table:table-cell>
          <table:table-cell office:value-type="float" office:value="18540000">
            <text:p>18540000</text:p>
          </table:table-cell>
        </table:table-row>
        <table:table-row table:style-name="ro2">
          <table:table-cell office:value-type="float" office:value="2.7877135">
            <text:p>2,7877135</text:p>
          </table:table-cell>
          <table:table-cell office:value-type="float" office:value="2.9737253">
            <text:p>2,9737253</text:p>
          </table:table-cell>
          <table:table-cell office:value-type="float" office:value="18550000">
            <text:p>18550000</text:p>
          </table:table-cell>
        </table:table-row>
        <table:table-row table:style-name="ro2">
          <table:table-cell office:value-type="float" office:value="2.7919602">
            <text:p>2,7919602</text:p>
          </table:table-cell>
          <table:table-cell office:value-type="float" office:value="2.9690988">
            <text:p>2,9690988</text:p>
          </table:table-cell>
          <table:table-cell office:value-type="float" office:value="18560000">
            <text:p>18560000</text:p>
          </table:table-cell>
        </table:table-row>
        <table:table-row table:style-name="ro2">
          <table:table-cell office:value-type="float" office:value="2.7962162">
            <text:p>2,7962162</text:p>
          </table:table-cell>
          <table:table-cell office:value-type="float" office:value="2.964481">
            <text:p>2,964481</text:p>
          </table:table-cell>
          <table:table-cell office:value-type="float" office:value="18570000">
            <text:p>18570000</text:p>
          </table:table-cell>
        </table:table-row>
        <table:table-row table:style-name="ro2">
          <table:table-cell office:value-type="float" office:value="2.8004823">
            <text:p>2,8004823</text:p>
          </table:table-cell>
          <table:table-cell office:value-type="float" office:value="2.9598722">
            <text:p>2,9598722</text:p>
          </table:table-cell>
          <table:table-cell office:value-type="float" office:value="18580000">
            <text:p>18580000</text:p>
          </table:table-cell>
        </table:table-row>
        <table:table-row table:style-name="ro2">
          <table:table-cell office:value-type="float" office:value="2.8047576">
            <text:p>2,8047576</text:p>
          </table:table-cell>
          <table:table-cell office:value-type="float" office:value="2.9552724">
            <text:p>2,9552724</text:p>
          </table:table-cell>
          <table:table-cell office:value-type="float" office:value="18590000">
            <text:p>18590000</text:p>
          </table:table-cell>
        </table:table-row>
        <table:table-row table:style-name="ro2">
          <table:table-cell office:value-type="float" office:value="2.8090425">
            <text:p>2,8090425</text:p>
          </table:table-cell>
          <table:table-cell office:value-type="float" office:value="2.9506817">
            <text:p>2,9506817</text:p>
          </table:table-cell>
          <table:table-cell office:value-type="float" office:value="18600000">
            <text:p>18600000</text:p>
          </table:table-cell>
        </table:table-row>
        <table:table-row table:style-name="ro2">
          <table:table-cell office:value-type="float" office:value="2.8133373">
            <text:p>2,8133373</text:p>
          </table:table-cell>
          <table:table-cell office:value-type="float" office:value="2.9460998">
            <text:p>2,9460998</text:p>
          </table:table-cell>
          <table:table-cell office:value-type="float" office:value="18610000">
            <text:p>18610000</text:p>
          </table:table-cell>
        </table:table-row>
        <table:table-row table:style-name="ro2">
          <table:table-cell office:value-type="float" office:value="2.8176415">
            <text:p>2,8176415</text:p>
          </table:table-cell>
          <table:table-cell office:value-type="float" office:value="2.941527">
            <text:p>2,941527</text:p>
          </table:table-cell>
          <table:table-cell office:value-type="float" office:value="18620000">
            <text:p>18620000</text:p>
          </table:table-cell>
        </table:table-row>
        <table:table-row table:style-name="ro2">
          <table:table-cell office:value-type="float" office:value="2.8219554">
            <text:p>2,8219554</text:p>
          </table:table-cell>
          <table:table-cell office:value-type="float" office:value="2.936963">
            <text:p>2,936963</text:p>
          </table:table-cell>
          <table:table-cell office:value-type="float" office:value="18630000">
            <text:p>18630000</text:p>
          </table:table-cell>
        </table:table-row>
        <table:table-row table:style-name="ro2">
          <table:table-cell office:value-type="float" office:value="2.8262787">
            <text:p>2,8262787</text:p>
          </table:table-cell>
          <table:table-cell office:value-type="float" office:value="2.9324083">
            <text:p>2,9324083</text:p>
          </table:table-cell>
          <table:table-cell office:value-type="float" office:value="18640000">
            <text:p>18640000</text:p>
          </table:table-cell>
        </table:table-row>
        <table:table-row table:style-name="ro2">
          <table:table-cell office:value-type="float" office:value="2.8306117">
            <text:p>2,8306117</text:p>
          </table:table-cell>
          <table:table-cell office:value-type="float" office:value="2.9278624">
            <text:p>2,9278624</text:p>
          </table:table-cell>
          <table:table-cell office:value-type="float" office:value="18650000">
            <text:p>18650000</text:p>
          </table:table-cell>
        </table:table-row>
        <table:table-row table:style-name="ro2">
          <table:table-cell office:value-type="float" office:value="2.8349545">
            <text:p>2,8349545</text:p>
          </table:table-cell>
          <table:table-cell office:value-type="float" office:value="2.9233253">
            <text:p>2,9233253</text:p>
          </table:table-cell>
          <table:table-cell office:value-type="float" office:value="18660000">
            <text:p>18660000</text:p>
          </table:table-cell>
        </table:table-row>
        <table:table-row table:style-name="ro2">
          <table:table-cell office:value-type="float" office:value="2.8393064">
            <text:p>2,8393064</text:p>
          </table:table-cell>
          <table:table-cell office:value-type="float" office:value="2.9187977">
            <text:p>2,9187977</text:p>
          </table:table-cell>
          <table:table-cell office:value-type="float" office:value="18670000">
            <text:p>18670000</text:p>
          </table:table-cell>
        </table:table-row>
        <table:table-row table:style-name="ro2">
          <table:table-cell office:value-type="float" office:value="2.8436677">
            <text:p>2,8436677</text:p>
          </table:table-cell>
          <table:table-cell office:value-type="float" office:value="2.9142792">
            <text:p>2,9142792</text:p>
          </table:table-cell>
          <table:table-cell office:value-type="float" office:value="18680000">
            <text:p>18680000</text:p>
          </table:table-cell>
        </table:table-row>
        <table:table-row table:style-name="ro2">
          <table:table-cell office:value-type="float" office:value="2.8480384">
            <text:p>2,8480384</text:p>
          </table:table-cell>
          <table:table-cell office:value-type="float" office:value="2.90977">
            <text:p>2,90977</text:p>
          </table:table-cell>
          <table:table-cell office:value-type="float" office:value="18690000">
            <text:p>18690000</text:p>
          </table:table-cell>
        </table:table-row>
        <table:table-row table:style-name="ro2">
          <table:table-cell office:value-type="float" office:value="2.8524187">
            <text:p>2,8524187</text:p>
          </table:table-cell>
          <table:table-cell office:value-type="float" office:value="2.9052699">
            <text:p>2,9052699</text:p>
          </table:table-cell>
          <table:table-cell office:value-type="float" office:value="18700000">
            <text:p>18700000</text:p>
          </table:table-cell>
        </table:table-row>
        <table:table-row table:style-name="ro2">
          <table:table-cell office:value-type="float" office:value="2.8568084">
            <text:p>2,8568084</text:p>
          </table:table-cell>
          <table:table-cell office:value-type="float" office:value="2.9007788">
            <text:p>2,9007788</text:p>
          </table:table-cell>
          <table:table-cell office:value-type="float" office:value="18710000">
            <text:p>18710000</text:p>
          </table:table-cell>
        </table:table-row>
        <table:table-row table:style-name="ro2">
          <table:table-cell office:value-type="float" office:value="2.8612075">
            <text:p>2,8612075</text:p>
          </table:table-cell>
          <table:table-cell office:value-type="float" office:value="2.896297">
            <text:p>2,896297</text:p>
          </table:table-cell>
          <table:table-cell office:value-type="float" office:value="18720000">
            <text:p>18720000</text:p>
          </table:table-cell>
        </table:table-row>
        <table:table-row table:style-name="ro2">
          <table:table-cell office:value-type="float" office:value="2.8656158">
            <text:p>2,8656158</text:p>
          </table:table-cell>
          <table:table-cell office:value-type="float" office:value="2.8918245">
            <text:p>2,8918245</text:p>
          </table:table-cell>
          <table:table-cell office:value-type="float" office:value="18730000">
            <text:p>18730000</text:p>
          </table:table-cell>
        </table:table-row>
        <table:table-row table:style-name="ro2">
          <table:table-cell office:value-type="float" office:value="2.8700335">
            <text:p>2,8700335</text:p>
          </table:table-cell>
          <table:table-cell office:value-type="float" office:value="2.887361">
            <text:p>2,887361</text:p>
          </table:table-cell>
          <table:table-cell office:value-type="float" office:value="18740000">
            <text:p>18740000</text:p>
          </table:table-cell>
        </table:table-row>
        <table:table-row table:style-name="ro2">
          <table:table-cell office:value-type="float" office:value="2.8744607">
            <text:p>2,8744607</text:p>
          </table:table-cell>
          <table:table-cell office:value-type="float" office:value="2.882907">
            <text:p>2,882907</text:p>
          </table:table-cell>
          <table:table-cell office:value-type="float" office:value="18750000">
            <text:p>18750000</text:p>
          </table:table-cell>
        </table:table-row>
        <table:table-row table:style-name="ro2">
          <table:table-cell office:value-type="float" office:value="2.878897">
            <text:p>2,878897</text:p>
          </table:table-cell>
          <table:table-cell office:value-type="float" office:value="2.8784623">
            <text:p>2,8784623</text:p>
          </table:table-cell>
          <table:table-cell office:value-type="float" office:value="18760000">
            <text:p>18760000</text:p>
          </table:table-cell>
        </table:table-row>
        <table:table-row table:style-name="ro2">
          <table:table-cell office:value-type="float" office:value="2.8833427">
            <text:p>2,8833427</text:p>
          </table:table-cell>
          <table:table-cell office:value-type="float" office:value="2.8740268">
            <text:p>2,8740268</text:p>
          </table:table-cell>
          <table:table-cell office:value-type="float" office:value="18770000">
            <text:p>18770000</text:p>
          </table:table-cell>
        </table:table-row>
        <table:table-row table:style-name="ro2">
          <table:table-cell office:value-type="float" office:value="2.8877976">
            <text:p>2,8877976</text:p>
          </table:table-cell>
          <table:table-cell office:value-type="float" office:value="2.8696005">
            <text:p>2,8696005</text:p>
          </table:table-cell>
          <table:table-cell office:value-type="float" office:value="18780000">
            <text:p>18780000</text:p>
          </table:table-cell>
        </table:table-row>
        <table:table-row table:style-name="ro2">
          <table:table-cell office:value-type="float" office:value="2.8922625">
            <text:p>2,8922625</text:p>
          </table:table-cell>
          <table:table-cell office:value-type="float" office:value="2.8651834">
            <text:p>2,8651834</text:p>
          </table:table-cell>
          <table:table-cell office:value-type="float" office:value="18790000">
            <text:p>18790000</text:p>
          </table:table-cell>
        </table:table-row>
        <table:table-row table:style-name="ro2">
          <table:table-cell office:value-type="float" office:value="2.8967357">
            <text:p>2,8967357</text:p>
          </table:table-cell>
          <table:table-cell office:value-type="float" office:value="2.860776">
            <text:p>2,860776</text:p>
          </table:table-cell>
          <table:table-cell office:value-type="float" office:value="18800000">
            <text:p>18800000</text:p>
          </table:table-cell>
        </table:table-row>
        <table:table-row table:style-name="ro2">
          <table:table-cell office:value-type="float" office:value="2.9012184">
            <text:p>2,9012184</text:p>
          </table:table-cell>
          <table:table-cell office:value-type="float" office:value="2.8563778">
            <text:p>2,8563778</text:p>
          </table:table-cell>
          <table:table-cell office:value-type="float" office:value="18810000">
            <text:p>18810000</text:p>
          </table:table-cell>
        </table:table-row>
        <table:table-row table:style-name="ro2">
          <table:table-cell office:value-type="float" office:value="2.9057105">
            <text:p>2,9057105</text:p>
          </table:table-cell>
          <table:table-cell office:value-type="float" office:value="2.851989">
            <text:p>2,851989</text:p>
          </table:table-cell>
          <table:table-cell office:value-type="float" office:value="18820000">
            <text:p>18820000</text:p>
          </table:table-cell>
        </table:table-row>
        <table:table-row table:style-name="ro2">
          <table:table-cell office:value-type="float" office:value="2.9102113">
            <text:p>2,9102113</text:p>
          </table:table-cell>
          <table:table-cell office:value-type="float" office:value="2.8476098">
            <text:p>2,8476098</text:p>
          </table:table-cell>
          <table:table-cell office:value-type="float" office:value="18830000">
            <text:p>18830000</text:p>
          </table:table-cell>
        </table:table-row>
        <table:table-row table:style-name="ro2">
          <table:table-cell office:value-type="float" office:value="2.9147215">
            <text:p>2,9147215</text:p>
          </table:table-cell>
          <table:table-cell office:value-type="float" office:value="2.8432398">
            <text:p>2,8432398</text:p>
          </table:table-cell>
          <table:table-cell office:value-type="float" office:value="18840000">
            <text:p>18840000</text:p>
          </table:table-cell>
        </table:table-row>
        <table:table-row table:style-name="ro2">
          <table:table-cell office:value-type="float" office:value="2.919241">
            <text:p>2,919241</text:p>
          </table:table-cell>
          <table:table-cell office:value-type="float" office:value="2.8388796">
            <text:p>2,8388796</text:p>
          </table:table-cell>
          <table:table-cell office:value-type="float" office:value="18850000">
            <text:p>18850000</text:p>
          </table:table-cell>
        </table:table-row>
        <table:table-row table:style-name="ro2">
          <table:table-cell office:value-type="float" office:value="2.9237695">
            <text:p>2,9237695</text:p>
          </table:table-cell>
          <table:table-cell office:value-type="float" office:value="2.8345284">
            <text:p>2,8345284</text:p>
          </table:table-cell>
          <table:table-cell office:value-type="float" office:value="18860000">
            <text:p>18860000</text:p>
          </table:table-cell>
        </table:table-row>
        <table:table-row table:style-name="ro2">
          <table:table-cell office:value-type="float" office:value="2.928307">
            <text:p>2,928307</text:p>
          </table:table-cell>
          <table:table-cell office:value-type="float" office:value="2.830187">
            <text:p>2,830187</text:p>
          </table:table-cell>
          <table:table-cell office:value-type="float" office:value="18870000">
            <text:p>18870000</text:p>
          </table:table-cell>
        </table:table-row>
        <table:table-row table:style-name="ro2">
          <table:table-cell office:value-type="float" office:value="2.9328537">
            <text:p>2,9328537</text:p>
          </table:table-cell>
          <table:table-cell office:value-type="float" office:value="2.8258553">
            <text:p>2,8258553</text:p>
          </table:table-cell>
          <table:table-cell office:value-type="float" office:value="18880000">
            <text:p>18880000</text:p>
          </table:table-cell>
        </table:table-row>
        <table:table-row table:style-name="ro2">
          <table:table-cell office:value-type="float" office:value="2.9374094">
            <text:p>2,9374094</text:p>
          </table:table-cell>
          <table:table-cell office:value-type="float" office:value="2.8215327">
            <text:p>2,8215327</text:p>
          </table:table-cell>
          <table:table-cell office:value-type="float" office:value="18890000">
            <text:p>18890000</text:p>
          </table:table-cell>
        </table:table-row>
        <table:table-row table:style-name="ro2">
          <table:table-cell office:value-type="float" office:value="2.9419742">
            <text:p>2,9419742</text:p>
          </table:table-cell>
          <table:table-cell office:value-type="float" office:value="2.8172197">
            <text:p>2,8172197</text:p>
          </table:table-cell>
          <table:table-cell office:value-type="float" office:value="18900000">
            <text:p>18900000</text:p>
          </table:table-cell>
        </table:table-row>
        <table:table-row table:style-name="ro2">
          <table:table-cell office:value-type="float" office:value="2.9465477">
            <text:p>2,9465477</text:p>
          </table:table-cell>
          <table:table-cell office:value-type="float" office:value="2.8129165">
            <text:p>2,8129165</text:p>
          </table:table-cell>
          <table:table-cell office:value-type="float" office:value="18910000">
            <text:p>18910000</text:p>
          </table:table-cell>
        </table:table-row>
        <table:table-row table:style-name="ro2">
          <table:table-cell office:value-type="float" office:value="2.9511306">
            <text:p>2,9511306</text:p>
          </table:table-cell>
          <table:table-cell office:value-type="float" office:value="2.8086228">
            <text:p>2,8086228</text:p>
          </table:table-cell>
          <table:table-cell office:value-type="float" office:value="18920000">
            <text:p>18920000</text:p>
          </table:table-cell>
        </table:table-row>
        <table:table-row table:style-name="ro2">
          <table:table-cell office:value-type="float" office:value="2.9557228">
            <text:p>2,9557228</text:p>
          </table:table-cell>
          <table:table-cell office:value-type="float" office:value="2.8043382">
            <text:p>2,8043382</text:p>
          </table:table-cell>
          <table:table-cell office:value-type="float" office:value="18930000">
            <text:p>18930000</text:p>
          </table:table-cell>
        </table:table-row>
        <table:table-row table:style-name="ro2">
          <table:table-cell office:value-type="float" office:value="2.9603233">
            <text:p>2,9603233</text:p>
          </table:table-cell>
          <table:table-cell office:value-type="float" office:value="2.8000636">
            <text:p>2,8000636</text:p>
          </table:table-cell>
          <table:table-cell office:value-type="float" office:value="18940000">
            <text:p>18940000</text:p>
          </table:table-cell>
        </table:table-row>
        <table:table-row table:style-name="ro2">
          <table:table-cell office:value-type="float" office:value="2.9649332">
            <text:p>2,9649332</text:p>
          </table:table-cell>
          <table:table-cell office:value-type="float" office:value="2.7957988">
            <text:p>2,7957988</text:p>
          </table:table-cell>
          <table:table-cell office:value-type="float" office:value="18950000">
            <text:p>18950000</text:p>
          </table:table-cell>
        </table:table-row>
        <table:table-row table:style-name="ro2">
          <table:table-cell office:value-type="float" office:value="2.9695516">
            <text:p>2,9695516</text:p>
          </table:table-cell>
          <table:table-cell office:value-type="float" office:value="2.7915437">
            <text:p>2,7915437</text:p>
          </table:table-cell>
          <table:table-cell office:value-type="float" office:value="18960000">
            <text:p>18960000</text:p>
          </table:table-cell>
        </table:table-row>
        <table:table-row table:style-name="ro2">
          <table:table-cell office:value-type="float" office:value="2.9741793">
            <text:p>2,9741793</text:p>
          </table:table-cell>
          <table:table-cell office:value-type="float" office:value="2.7872982">
            <text:p>2,7872982</text:p>
          </table:table-cell>
          <table:table-cell office:value-type="float" office:value="18970000">
            <text:p>18970000</text:p>
          </table:table-cell>
        </table:table-row>
        <table:table-row table:style-name="ro2">
          <table:table-cell office:value-type="float" office:value="2.9788156">
            <text:p>2,9788156</text:p>
          </table:table-cell>
          <table:table-cell office:value-type="float" office:value="2.7830622">
            <text:p>2,7830622</text:p>
          </table:table-cell>
          <table:table-cell office:value-type="float" office:value="18980000">
            <text:p>18980000</text:p>
          </table:table-cell>
        </table:table-row>
        <table:table-row table:style-name="ro2">
          <table:table-cell office:value-type="float" office:value="2.9834604">
            <text:p>2,9834604</text:p>
          </table:table-cell>
          <table:table-cell office:value-type="float" office:value="2.778836">
            <text:p>2,778836</text:p>
          </table:table-cell>
          <table:table-cell office:value-type="float" office:value="18990000">
            <text:p>18990000</text:p>
          </table:table-cell>
        </table:table-row>
        <table:table-row table:style-name="ro2">
          <table:table-cell office:value-type="float" office:value="2.9881148">
            <text:p>2,9881148</text:p>
          </table:table-cell>
          <table:table-cell office:value-type="float" office:value="2.7746198">
            <text:p>2,7746198</text:p>
          </table:table-cell>
          <table:table-cell office:value-type="float" office:value="19000000">
            <text:p>19000000</text:p>
          </table:table-cell>
        </table:table-row>
        <table:table-row table:style-name="ro2">
          <table:table-cell office:value-type="float" office:value="2.9927773">
            <text:p>2,9927773</text:p>
          </table:table-cell>
          <table:table-cell office:value-type="float" office:value="2.770413">
            <text:p>2,770413</text:p>
          </table:table-cell>
          <table:table-cell office:value-type="float" office:value="19010000">
            <text:p>19010000</text:p>
          </table:table-cell>
        </table:table-row>
        <table:table-row table:style-name="ro2">
          <table:table-cell office:value-type="float" office:value="2.9974492">
            <text:p>2,9974492</text:p>
          </table:table-cell>
          <table:table-cell office:value-type="float" office:value="2.7662163">
            <text:p>2,7662163</text:p>
          </table:table-cell>
          <table:table-cell office:value-type="float" office:value="19020000">
            <text:p>19020000</text:p>
          </table:table-cell>
        </table:table-row>
        <table:table-row table:style-name="ro2">
          <table:table-cell office:value-type="float" office:value="3.0021296">
            <text:p>3,0021296</text:p>
          </table:table-cell>
          <table:table-cell office:value-type="float" office:value="2.7620292">
            <text:p>2,7620292</text:p>
          </table:table-cell>
          <table:table-cell office:value-type="float" office:value="19030000">
            <text:p>19030000</text:p>
          </table:table-cell>
        </table:table-row>
        <table:table-row table:style-name="ro2">
          <table:table-cell office:value-type="float" office:value="3.0068188">
            <text:p>3,0068188</text:p>
          </table:table-cell>
          <table:table-cell office:value-type="float" office:value="2.7578518">
            <text:p>2,7578518</text:p>
          </table:table-cell>
          <table:table-cell office:value-type="float" office:value="19040000">
            <text:p>19040000</text:p>
          </table:table-cell>
        </table:table-row>
        <table:table-row table:style-name="ro2">
          <table:table-cell office:value-type="float" office:value="3.0115166">
            <text:p>3,0115166</text:p>
          </table:table-cell>
          <table:table-cell office:value-type="float" office:value="2.7536845">
            <text:p>2,7536845</text:p>
          </table:table-cell>
          <table:table-cell office:value-type="float" office:value="19050000">
            <text:p>19050000</text:p>
          </table:table-cell>
        </table:table-row>
        <table:table-row table:style-name="ro2">
          <table:table-cell office:value-type="float" office:value="3.0162237">
            <text:p>3,0162237</text:p>
          </table:table-cell>
          <table:table-cell office:value-type="float" office:value="2.7495263">
            <text:p>2,7495263</text:p>
          </table:table-cell>
          <table:table-cell office:value-type="float" office:value="19060000">
            <text:p>19060000</text:p>
          </table:table-cell>
        </table:table-row>
        <table:table-row table:style-name="ro2">
          <table:table-cell office:value-type="float" office:value="3.0209394">
            <text:p>3,0209394</text:p>
          </table:table-cell>
          <table:table-cell office:value-type="float" office:value="2.7453783">
            <text:p>2,7453783</text:p>
          </table:table-cell>
          <table:table-cell office:value-type="float" office:value="19070000">
            <text:p>19070000</text:p>
          </table:table-cell>
        </table:table-row>
        <table:table-row table:style-name="ro2">
          <table:table-cell office:value-type="float" office:value="3.0256634">
            <text:p>3,0256634</text:p>
          </table:table-cell>
          <table:table-cell office:value-type="float" office:value="2.7412403">
            <text:p>2,7412403</text:p>
          </table:table-cell>
          <table:table-cell office:value-type="float" office:value="19080000">
            <text:p>19080000</text:p>
          </table:table-cell>
        </table:table-row>
        <table:table-row table:style-name="ro2">
          <table:table-cell office:value-type="float" office:value="3.030396">
            <text:p>3,030396</text:p>
          </table:table-cell>
          <table:table-cell office:value-type="float" office:value="2.7371123">
            <text:p>2,7371123</text:p>
          </table:table-cell>
          <table:table-cell office:value-type="float" office:value="19090000">
            <text:p>19090000</text:p>
          </table:table-cell>
        </table:table-row>
        <table:table-row table:style-name="ro2">
          <table:table-cell office:value-type="float" office:value="3.0351372">
            <text:p>3,0351372</text:p>
          </table:table-cell>
          <table:table-cell office:value-type="float" office:value="2.7329943">
            <text:p>2,7329943</text:p>
          </table:table-cell>
          <table:table-cell office:value-type="float" office:value="19100000">
            <text:p>19100000</text:p>
          </table:table-cell>
        </table:table-row>
        <table:table-row table:style-name="ro2">
          <table:table-cell office:value-type="float" office:value="3.039888">
            <text:p>3,039888</text:p>
          </table:table-cell>
          <table:table-cell office:value-type="float" office:value="2.728886">
            <text:p>2,728886</text:p>
          </table:table-cell>
          <table:table-cell office:value-type="float" office:value="19110000">
            <text:p>19110000</text:p>
          </table:table-cell>
        </table:table-row>
        <table:table-row table:style-name="ro2">
          <table:table-cell office:value-type="float" office:value="3.0446463">
            <text:p>3,0446463</text:p>
          </table:table-cell>
          <table:table-cell office:value-type="float" office:value="2.7247877">
            <text:p>2,7247877</text:p>
          </table:table-cell>
          <table:table-cell office:value-type="float" office:value="19120000">
            <text:p>19120000</text:p>
          </table:table-cell>
        </table:table-row>
        <table:table-row table:style-name="ro2">
          <table:table-cell office:value-type="float" office:value="3.0494132">
            <text:p>3,0494132</text:p>
          </table:table-cell>
          <table:table-cell office:value-type="float" office:value="2.7206993">
            <text:p>2,7206993</text:p>
          </table:table-cell>
          <table:table-cell office:value-type="float" office:value="19130000">
            <text:p>19130000</text:p>
          </table:table-cell>
        </table:table-row>
        <table:table-row table:style-name="ro2">
          <table:table-cell office:value-type="float" office:value="3.0541887">
            <text:p>3,0541887</text:p>
          </table:table-cell>
          <table:table-cell office:value-type="float" office:value="2.7166212">
            <text:p>2,7166212</text:p>
          </table:table-cell>
          <table:table-cell office:value-type="float" office:value="19140000">
            <text:p>19140000</text:p>
          </table:table-cell>
        </table:table-row>
        <table:table-row table:style-name="ro2">
          <table:table-cell office:value-type="float" office:value="3.0589728">
            <text:p>3,0589728</text:p>
          </table:table-cell>
          <table:table-cell office:value-type="float" office:value="2.712553">
            <text:p>2,712553</text:p>
          </table:table-cell>
          <table:table-cell office:value-type="float" office:value="19150000">
            <text:p>19150000</text:p>
          </table:table-cell>
        </table:table-row>
        <table:table-row table:style-name="ro2">
          <table:table-cell office:value-type="float" office:value="3.0637655">
            <text:p>3,0637655</text:p>
          </table:table-cell>
          <table:table-cell office:value-type="float" office:value="2.708495">
            <text:p>2,708495</text:p>
          </table:table-cell>
          <table:table-cell office:value-type="float" office:value="19160000">
            <text:p>19160000</text:p>
          </table:table-cell>
        </table:table-row>
        <table:table-row table:style-name="ro2">
          <table:table-cell office:value-type="float" office:value="3.0685666">
            <text:p>3,0685666</text:p>
          </table:table-cell>
          <table:table-cell office:value-type="float" office:value="2.7044468">
            <text:p>2,7044468</text:p>
          </table:table-cell>
          <table:table-cell office:value-type="float" office:value="19170000">
            <text:p>19170000</text:p>
          </table:table-cell>
        </table:table-row>
        <table:table-row table:style-name="ro2">
          <table:table-cell office:value-type="float" office:value="3.0733762">
            <text:p>3,0733762</text:p>
          </table:table-cell>
          <table:table-cell office:value-type="float" office:value="2.7004087">
            <text:p>2,7004087</text:p>
          </table:table-cell>
          <table:table-cell office:value-type="float" office:value="19180000">
            <text:p>19180000</text:p>
          </table:table-cell>
        </table:table-row>
        <table:table-row table:style-name="ro2">
          <table:table-cell office:value-type="float" office:value="3.0781941">
            <text:p>3,0781941</text:p>
          </table:table-cell>
          <table:table-cell office:value-type="float" office:value="2.6963806">
            <text:p>2,6963806</text:p>
          </table:table-cell>
          <table:table-cell office:value-type="float" office:value="19190000">
            <text:p>19190000</text:p>
          </table:table-cell>
        </table:table-row>
        <table:table-row table:style-name="ro2">
          <table:table-cell office:value-type="float" office:value="3.0830204">
            <text:p>3,0830204</text:p>
          </table:table-cell>
          <table:table-cell office:value-type="float" office:value="2.6923628">
            <text:p>2,6923628</text:p>
          </table:table-cell>
          <table:table-cell office:value-type="float" office:value="19200000">
            <text:p>19200000</text:p>
          </table:table-cell>
        </table:table-row>
        <table:table-row table:style-name="ro2">
          <table:table-cell office:value-type="float" office:value="3.0878553">
            <text:p>3,0878553</text:p>
          </table:table-cell>
          <table:table-cell office:value-type="float" office:value="2.688355">
            <text:p>2,688355</text:p>
          </table:table-cell>
          <table:table-cell office:value-type="float" office:value="19210000">
            <text:p>19210000</text:p>
          </table:table-cell>
        </table:table-row>
        <table:table-row table:style-name="ro2">
          <table:table-cell office:value-type="float" office:value="3.0926986">
            <text:p>3,0926986</text:p>
          </table:table-cell>
          <table:table-cell office:value-type="float" office:value="2.6843574">
            <text:p>2,6843574</text:p>
          </table:table-cell>
          <table:table-cell office:value-type="float" office:value="19220000">
            <text:p>19220000</text:p>
          </table:table-cell>
        </table:table-row>
        <table:table-row table:style-name="ro2">
          <table:table-cell office:value-type="float" office:value="3.09755">
            <text:p>3,09755</text:p>
          </table:table-cell>
          <table:table-cell office:value-type="float" office:value="2.6803699">
            <text:p>2,6803699</text:p>
          </table:table-cell>
          <table:table-cell office:value-type="float" office:value="19230000">
            <text:p>19230000</text:p>
          </table:table-cell>
        </table:table-row>
        <table:table-row table:style-name="ro2">
          <table:table-cell office:value-type="float" office:value="3.1024098">
            <text:p>3,1024098</text:p>
          </table:table-cell>
          <table:table-cell office:value-type="float" office:value="2.6763926">
            <text:p>2,6763926</text:p>
          </table:table-cell>
          <table:table-cell office:value-type="float" office:value="19240000">
            <text:p>19240000</text:p>
          </table:table-cell>
        </table:table-row>
        <table:table-row table:style-name="ro2">
          <table:table-cell office:value-type="float" office:value="3.107278">
            <text:p>3,107278</text:p>
          </table:table-cell>
          <table:table-cell office:value-type="float" office:value="2.6724253">
            <text:p>2,6724253</text:p>
          </table:table-cell>
          <table:table-cell office:value-type="float" office:value="19250000">
            <text:p>19250000</text:p>
          </table:table-cell>
        </table:table-row>
        <table:table-row table:style-name="ro2">
          <table:table-cell office:value-type="float" office:value="3.1121545">
            <text:p>3,1121545</text:p>
          </table:table-cell>
          <table:table-cell office:value-type="float" office:value="2.6684685">
            <text:p>2,6684685</text:p>
          </table:table-cell>
          <table:table-cell office:value-type="float" office:value="19260000">
            <text:p>19260000</text:p>
          </table:table-cell>
        </table:table-row>
        <table:table-row table:style-name="ro2">
          <table:table-cell office:value-type="float" office:value="3.1170394">
            <text:p>3,1170394</text:p>
          </table:table-cell>
          <table:table-cell office:value-type="float" office:value="2.6645217">
            <text:p>2,6645217</text:p>
          </table:table-cell>
          <table:table-cell office:value-type="float" office:value="19270000">
            <text:p>19270000</text:p>
          </table:table-cell>
        </table:table-row>
        <table:table-row table:style-name="ro2">
          <table:table-cell office:value-type="float" office:value="3.1219323">
            <text:p>3,1219323</text:p>
          </table:table-cell>
          <table:table-cell office:value-type="float" office:value="2.6605852">
            <text:p>2,6605852</text:p>
          </table:table-cell>
          <table:table-cell office:value-type="float" office:value="19280000">
            <text:p>19280000</text:p>
          </table:table-cell>
        </table:table-row>
        <table:table-row table:style-name="ro2">
          <table:table-cell office:value-type="float" office:value="3.1268334">
            <text:p>3,1268334</text:p>
          </table:table-cell>
          <table:table-cell office:value-type="float" office:value="2.656659">
            <text:p>2,656659</text:p>
          </table:table-cell>
          <table:table-cell office:value-type="float" office:value="19290000">
            <text:p>19290000</text:p>
          </table:table-cell>
        </table:table-row>
        <table:table-row table:style-name="ro2">
          <table:table-cell office:value-type="float" office:value="3.131743">
            <text:p>3,131743</text:p>
          </table:table-cell>
          <table:table-cell office:value-type="float" office:value="2.6527429">
            <text:p>2,6527429</text:p>
          </table:table-cell>
          <table:table-cell office:value-type="float" office:value="19300000">
            <text:p>19300000</text:p>
          </table:table-cell>
        </table:table-row>
        <table:table-row table:style-name="ro2">
          <table:table-cell office:value-type="float" office:value="3.1366606">
            <text:p>3,1366606</text:p>
          </table:table-cell>
          <table:table-cell office:value-type="float" office:value="2.6488373">
            <text:p>2,6488373</text:p>
          </table:table-cell>
          <table:table-cell office:value-type="float" office:value="19310000">
            <text:p>19310000</text:p>
          </table:table-cell>
        </table:table-row>
        <table:table-row table:style-name="ro2">
          <table:table-cell office:value-type="float" office:value="3.1415863">
            <text:p>3,1415863</text:p>
          </table:table-cell>
          <table:table-cell office:value-type="float" office:value="2.6449418">
            <text:p>2,6449418</text:p>
          </table:table-cell>
          <table:table-cell office:value-type="float" office:value="19320000">
            <text:p>19320000</text:p>
          </table:table-cell>
        </table:table-row>
        <table:table-row table:style-name="ro2">
          <table:table-cell office:value-type="float" office:value="3.1465204">
            <text:p>3,1465204</text:p>
          </table:table-cell>
          <table:table-cell office:value-type="float" office:value="2.6410568">
            <text:p>2,6410568</text:p>
          </table:table-cell>
          <table:table-cell office:value-type="float" office:value="19330000">
            <text:p>19330000</text:p>
          </table:table-cell>
        </table:table-row>
        <table:table-row table:style-name="ro2">
          <table:table-cell office:value-type="float" office:value="3.1514626">
            <text:p>3,1514626</text:p>
          </table:table-cell>
          <table:table-cell office:value-type="float" office:value="2.637182">
            <text:p>2,637182</text:p>
          </table:table-cell>
          <table:table-cell office:value-type="float" office:value="19340000">
            <text:p>19340000</text:p>
          </table:table-cell>
        </table:table-row>
        <table:table-row table:style-name="ro2">
          <table:table-cell office:value-type="float" office:value="3.1564126">
            <text:p>3,1564126</text:p>
          </table:table-cell>
          <table:table-cell office:value-type="float" office:value="2.6333177">
            <text:p>2,6333177</text:p>
          </table:table-cell>
          <table:table-cell office:value-type="float" office:value="19350000">
            <text:p>19350000</text:p>
          </table:table-cell>
        </table:table-row>
        <table:table-row table:style-name="ro2">
          <table:table-cell office:value-type="float" office:value="3.161371">
            <text:p>3,161371</text:p>
          </table:table-cell>
          <table:table-cell office:value-type="float" office:value="2.6294634">
            <text:p>2,6294634</text:p>
          </table:table-cell>
          <table:table-cell office:value-type="float" office:value="19360000">
            <text:p>19360000</text:p>
          </table:table-cell>
        </table:table-row>
        <table:table-row table:style-name="ro2">
          <table:table-cell office:value-type="float" office:value="3.1663384">
            <text:p>3,1663384</text:p>
          </table:table-cell>
          <table:table-cell office:value-type="float" office:value="2.625619">
            <text:p>2,625619</text:p>
          </table:table-cell>
          <table:table-cell office:value-type="float" office:value="19370000">
            <text:p>19370000</text:p>
          </table:table-cell>
        </table:table-row>
        <table:table-row table:style-name="ro2">
          <table:table-cell office:value-type="float" office:value="3.1713126">
            <text:p>3,1713126</text:p>
          </table:table-cell>
          <table:table-cell office:value-type="float" office:value="2.6217856">
            <text:p>2,6217856</text:p>
          </table:table-cell>
          <table:table-cell office:value-type="float" office:value="19380000">
            <text:p>19380000</text:p>
          </table:table-cell>
        </table:table-row>
        <table:table-row table:style-name="ro2">
          <table:table-cell office:value-type="float" office:value="3.176295">
            <text:p>3,176295</text:p>
          </table:table-cell>
          <table:table-cell office:value-type="float" office:value="2.617963">
            <text:p>2,617963</text:p>
          </table:table-cell>
          <table:table-cell office:value-type="float" office:value="19390000">
            <text:p>19390000</text:p>
          </table:table-cell>
        </table:table-row>
        <table:table-row table:style-name="ro2">
          <table:table-cell office:value-type="float" office:value="3.1812854">
            <text:p>3,1812854</text:p>
          </table:table-cell>
          <table:table-cell office:value-type="float" office:value="2.6141505">
            <text:p>2,6141505</text:p>
          </table:table-cell>
          <table:table-cell office:value-type="float" office:value="19400000">
            <text:p>19400000</text:p>
          </table:table-cell>
        </table:table-row>
        <table:table-row table:style-name="ro2">
          <table:table-cell office:value-type="float" office:value="3.1862836">
            <text:p>3,1862836</text:p>
          </table:table-cell>
          <table:table-cell office:value-type="float" office:value="2.6103487">
            <text:p>2,6103487</text:p>
          </table:table-cell>
          <table:table-cell office:value-type="float" office:value="19410000">
            <text:p>19410000</text:p>
          </table:table-cell>
        </table:table-row>
        <table:table-row table:style-name="ro2">
          <table:table-cell office:value-type="float" office:value="3.19129">
            <text:p>3,19129</text:p>
          </table:table-cell>
          <table:table-cell office:value-type="float" office:value="2.6065574">
            <text:p>2,6065574</text:p>
          </table:table-cell>
          <table:table-cell office:value-type="float" office:value="19420000">
            <text:p>19420000</text:p>
          </table:table-cell>
        </table:table-row>
        <table:table-row table:style-name="ro2">
          <table:table-cell office:value-type="float" office:value="3.1963043">
            <text:p>3,1963043</text:p>
          </table:table-cell>
          <table:table-cell office:value-type="float" office:value="2.6027765">
            <text:p>2,6027765</text:p>
          </table:table-cell>
          <table:table-cell office:value-type="float" office:value="19430000">
            <text:p>19430000</text:p>
          </table:table-cell>
        </table:table-row>
        <table:table-row table:style-name="ro2">
          <table:table-cell office:value-type="float" office:value="3.2013261">
            <text:p>3,2013261</text:p>
          </table:table-cell>
          <table:table-cell office:value-type="float" office:value="2.599006">
            <text:p>2,599006</text:p>
          </table:table-cell>
          <table:table-cell office:value-type="float" office:value="19440000">
            <text:p>19440000</text:p>
          </table:table-cell>
        </table:table-row>
        <table:table-row table:style-name="ro2">
          <table:table-cell office:value-type="float" office:value="3.2063563">
            <text:p>3,2063563</text:p>
          </table:table-cell>
          <table:table-cell office:value-type="float" office:value="2.595246">
            <text:p>2,595246</text:p>
          </table:table-cell>
          <table:table-cell office:value-type="float" office:value="19450000">
            <text:p>19450000</text:p>
          </table:table-cell>
        </table:table-row>
        <table:table-row table:style-name="ro2">
          <table:table-cell office:value-type="float" office:value="3.211394">
            <text:p>3,211394</text:p>
          </table:table-cell>
          <table:table-cell office:value-type="float" office:value="2.5914967">
            <text:p>2,5914967</text:p>
          </table:table-cell>
          <table:table-cell office:value-type="float" office:value="19460000">
            <text:p>19460000</text:p>
          </table:table-cell>
        </table:table-row>
        <table:table-row table:style-name="ro2">
          <table:table-cell office:value-type="float" office:value="3.2164397">
            <text:p>3,2164397</text:p>
          </table:table-cell>
          <table:table-cell office:value-type="float" office:value="2.5877576">
            <text:p>2,5877576</text:p>
          </table:table-cell>
          <table:table-cell office:value-type="float" office:value="19470000">
            <text:p>19470000</text:p>
          </table:table-cell>
        </table:table-row>
        <table:table-row table:style-name="ro2">
          <table:table-cell office:value-type="float" office:value="3.2214932">
            <text:p>3,2214932</text:p>
          </table:table-cell>
          <table:table-cell office:value-type="float" office:value="2.5840294">
            <text:p>2,5840294</text:p>
          </table:table-cell>
          <table:table-cell office:value-type="float" office:value="19480000">
            <text:p>19480000</text:p>
          </table:table-cell>
        </table:table-row>
        <table:table-row table:style-name="ro2">
          <table:table-cell office:value-type="float" office:value="3.2265544">
            <text:p>3,2265544</text:p>
          </table:table-cell>
          <table:table-cell office:value-type="float" office:value="2.5803118">
            <text:p>2,5803118</text:p>
          </table:table-cell>
          <table:table-cell office:value-type="float" office:value="19490000">
            <text:p>19490000</text:p>
          </table:table-cell>
        </table:table-row>
        <table:table-row table:style-name="ro2">
          <table:table-cell office:value-type="float" office:value="3.2316236">
            <text:p>3,2316236</text:p>
          </table:table-cell>
          <table:table-cell office:value-type="float" office:value="2.5766046">
            <text:p>2,5766046</text:p>
          </table:table-cell>
          <table:table-cell office:value-type="float" office:value="19500000">
            <text:p>19500000</text:p>
          </table:table-cell>
        </table:table-row>
        <table:table-row table:style-name="ro2">
          <table:table-cell office:value-type="float" office:value="3.2367005">
            <text:p>3,2367005</text:p>
          </table:table-cell>
          <table:table-cell office:value-type="float" office:value="2.5729082">
            <text:p>2,5729082</text:p>
          </table:table-cell>
          <table:table-cell office:value-type="float" office:value="19510000">
            <text:p>19510000</text:p>
          </table:table-cell>
        </table:table-row>
        <table:table-row table:style-name="ro2">
          <table:table-cell office:value-type="float" office:value="3.2417848">
            <text:p>3,2417848</text:p>
          </table:table-cell>
          <table:table-cell office:value-type="float" office:value="2.5692225">
            <text:p>2,5692225</text:p>
          </table:table-cell>
          <table:table-cell office:value-type="float" office:value="19520000">
            <text:p>19520000</text:p>
          </table:table-cell>
        </table:table-row>
        <table:table-row table:style-name="ro2">
          <table:table-cell office:value-type="float" office:value="3.2468772">
            <text:p>3,2468772</text:p>
          </table:table-cell>
          <table:table-cell office:value-type="float" office:value="2.5655472">
            <text:p>2,5655472</text:p>
          </table:table-cell>
          <table:table-cell office:value-type="float" office:value="19530000">
            <text:p>19530000</text:p>
          </table:table-cell>
        </table:table-row>
        <table:table-row table:style-name="ro2">
          <table:table-cell office:value-type="float" office:value="3.251977">
            <text:p>3,251977</text:p>
          </table:table-cell>
          <table:table-cell office:value-type="float" office:value="2.5618827">
            <text:p>2,5618827</text:p>
          </table:table-cell>
          <table:table-cell office:value-type="float" office:value="19540000">
            <text:p>19540000</text:p>
          </table:table-cell>
        </table:table-row>
        <table:table-row table:style-name="ro2">
          <table:table-cell office:value-type="float" office:value="3.2570846">
            <text:p>3,2570846</text:p>
          </table:table-cell>
          <table:table-cell office:value-type="float" office:value="2.558229">
            <text:p>2,558229</text:p>
          </table:table-cell>
          <table:table-cell office:value-type="float" office:value="19550000">
            <text:p>19550000</text:p>
          </table:table-cell>
        </table:table-row>
        <table:table-row table:style-name="ro2">
          <table:table-cell office:value-type="float" office:value="3.2621999">
            <text:p>3,2621999</text:p>
          </table:table-cell>
          <table:table-cell office:value-type="float" office:value="2.554586">
            <text:p>2,554586</text:p>
          </table:table-cell>
          <table:table-cell office:value-type="float" office:value="19560000">
            <text:p>19560000</text:p>
          </table:table-cell>
        </table:table-row>
        <table:table-row table:style-name="ro2">
          <table:table-cell office:value-type="float" office:value="3.2673225">
            <text:p>3,2673225</text:p>
          </table:table-cell>
          <table:table-cell office:value-type="float" office:value="2.5509534">
            <text:p>2,5509534</text:p>
          </table:table-cell>
          <table:table-cell office:value-type="float" office:value="19570000">
            <text:p>19570000</text:p>
          </table:table-cell>
        </table:table-row>
        <table:table-row table:style-name="ro2">
          <table:table-cell office:value-type="float" office:value="3.272453">
            <text:p>3,272453</text:p>
          </table:table-cell>
          <table:table-cell office:value-type="float" office:value="2.5473318">
            <text:p>2,5473318</text:p>
          </table:table-cell>
          <table:table-cell office:value-type="float" office:value="19580000">
            <text:p>19580000</text:p>
          </table:table-cell>
        </table:table-row>
        <table:table-row table:style-name="ro2">
          <table:table-cell office:value-type="float" office:value="3.277591">
            <text:p>3,277591</text:p>
          </table:table-cell>
          <table:table-cell office:value-type="float" office:value="2.5437207">
            <text:p>2,5437207</text:p>
          </table:table-cell>
          <table:table-cell office:value-type="float" office:value="19590000">
            <text:p>19590000</text:p>
          </table:table-cell>
        </table:table-row>
        <table:table-row table:style-name="ro2">
          <table:table-cell office:value-type="float" office:value="3.2827365">
            <text:p>3,2827365</text:p>
          </table:table-cell>
          <table:table-cell office:value-type="float" office:value="2.5401206">
            <text:p>2,5401206</text:p>
          </table:table-cell>
          <table:table-cell office:value-type="float" office:value="19600000">
            <text:p>19600000</text:p>
          </table:table-cell>
        </table:table-row>
        <table:table-row table:style-name="ro2">
          <table:table-cell office:value-type="float" office:value="3.2878897">
            <text:p>3,2878897</text:p>
          </table:table-cell>
          <table:table-cell office:value-type="float" office:value="2.5365312">
            <text:p>2,5365312</text:p>
          </table:table-cell>
          <table:table-cell office:value-type="float" office:value="19610000">
            <text:p>19610000</text:p>
          </table:table-cell>
        </table:table-row>
        <table:table-row table:style-name="ro2">
          <table:table-cell office:value-type="float" office:value="3.2930503">
            <text:p>3,2930503</text:p>
          </table:table-cell>
          <table:table-cell office:value-type="float" office:value="2.5329525">
            <text:p>2,5329525</text:p>
          </table:table-cell>
          <table:table-cell office:value-type="float" office:value="19620000">
            <text:p>19620000</text:p>
          </table:table-cell>
        </table:table-row>
        <table:table-row table:style-name="ro2">
          <table:table-cell office:value-type="float" office:value="3.2982194">
            <text:p>3,2982194</text:p>
          </table:table-cell>
          <table:table-cell office:value-type="float" office:value="2.5293841">
            <text:p>2,5293841</text:p>
          </table:table-cell>
          <table:table-cell office:value-type="float" office:value="19630000">
            <text:p>19630000</text:p>
          </table:table-cell>
        </table:table-row>
        <table:table-row table:style-name="ro2">
          <table:table-cell office:value-type="float" office:value="3.303395">
            <text:p>3,303395</text:p>
          </table:table-cell>
          <table:table-cell office:value-type="float" office:value="2.5258272">
            <text:p>2,5258272</text:p>
          </table:table-cell>
          <table:table-cell office:value-type="float" office:value="19640000">
            <text:p>19640000</text:p>
          </table:table-cell>
        </table:table-row>
        <table:table-row table:style-name="ro2">
          <table:table-cell office:value-type="float" office:value="3.308578">
            <text:p>3,308578</text:p>
          </table:table-cell>
          <table:table-cell office:value-type="float" office:value="2.522281">
            <text:p>2,522281</text:p>
          </table:table-cell>
          <table:table-cell office:value-type="float" office:value="19650000">
            <text:p>19650000</text:p>
          </table:table-cell>
        </table:table-row>
        <table:table-row table:style-name="ro2">
          <table:table-cell office:value-type="float" office:value="3.3137681">
            <text:p>3,3137681</text:p>
          </table:table-cell>
          <table:table-cell office:value-type="float" office:value="2.518746">
            <text:p>2,518746</text:p>
          </table:table-cell>
          <table:table-cell office:value-type="float" office:value="19660000">
            <text:p>19660000</text:p>
          </table:table-cell>
        </table:table-row>
        <table:table-row table:style-name="ro2">
          <table:table-cell office:value-type="float" office:value="3.318966">
            <text:p>3,318966</text:p>
          </table:table-cell>
          <table:table-cell office:value-type="float" office:value="2.5152214">
            <text:p>2,5152214</text:p>
          </table:table-cell>
          <table:table-cell office:value-type="float" office:value="19670000">
            <text:p>19670000</text:p>
          </table:table-cell>
        </table:table-row>
        <table:table-row table:style-name="ro2">
          <table:table-cell office:value-type="float" office:value="3.324171">
            <text:p>3,324171</text:p>
          </table:table-cell>
          <table:table-cell office:value-type="float" office:value="2.5117078">
            <text:p>2,5117078</text:p>
          </table:table-cell>
          <table:table-cell office:value-type="float" office:value="19680000">
            <text:p>19680000</text:p>
          </table:table-cell>
        </table:table-row>
        <table:table-row table:style-name="ro2">
          <table:table-cell office:value-type="float" office:value="3.3293834">
            <text:p>3,3293834</text:p>
          </table:table-cell>
          <table:table-cell office:value-type="float" office:value="2.5082054">
            <text:p>2,5082054</text:p>
          </table:table-cell>
          <table:table-cell office:value-type="float" office:value="19690000">
            <text:p>19690000</text:p>
          </table:table-cell>
        </table:table-row>
        <table:table-row table:style-name="ro2">
          <table:table-cell office:value-type="float" office:value="3.3346033">
            <text:p>3,3346033</text:p>
          </table:table-cell>
          <table:table-cell office:value-type="float" office:value="2.5047138">
            <text:p>2,5047138</text:p>
          </table:table-cell>
          <table:table-cell office:value-type="float" office:value="19700000">
            <text:p>19700000</text:p>
          </table:table-cell>
        </table:table-row>
        <table:table-row table:style-name="ro2">
          <table:table-cell office:value-type="float" office:value="3.3398304">
            <text:p>3,3398304</text:p>
          </table:table-cell>
          <table:table-cell office:value-type="float" office:value="2.501233">
            <text:p>2,501233</text:p>
          </table:table-cell>
          <table:table-cell office:value-type="float" office:value="19710000">
            <text:p>19710000</text:p>
          </table:table-cell>
        </table:table-row>
        <table:table-row table:style-name="ro2">
          <table:table-cell office:value-type="float" office:value="3.3450646">
            <text:p>3,3450646</text:p>
          </table:table-cell>
          <table:table-cell office:value-type="float" office:value="2.4977632">
            <text:p>2,4977632</text:p>
          </table:table-cell>
          <table:table-cell office:value-type="float" office:value="19720000">
            <text:p>19720000</text:p>
          </table:table-cell>
        </table:table-row>
        <table:table-row table:style-name="ro2">
          <table:table-cell office:value-type="float" office:value="3.3503063">
            <text:p>3,3503063</text:p>
          </table:table-cell>
          <table:table-cell office:value-type="float" office:value="2.4943042">
            <text:p>2,4943042</text:p>
          </table:table-cell>
          <table:table-cell office:value-type="float" office:value="19730000">
            <text:p>19730000</text:p>
          </table:table-cell>
        </table:table-row>
        <table:table-row table:style-name="ro2">
          <table:table-cell office:value-type="float" office:value="3.355555">
            <text:p>3,355555</text:p>
          </table:table-cell>
          <table:table-cell office:value-type="float" office:value="2.4908566">
            <text:p>2,4908566</text:p>
          </table:table-cell>
          <table:table-cell office:value-type="float" office:value="19740000">
            <text:p>19740000</text:p>
          </table:table-cell>
        </table:table-row>
        <table:table-row table:style-name="ro2">
          <table:table-cell office:value-type="float" office:value="3.360811">
            <text:p>3,360811</text:p>
          </table:table-cell>
          <table:table-cell office:value-type="float" office:value="2.4874196">
            <text:p>2,4874196</text:p>
          </table:table-cell>
          <table:table-cell office:value-type="float" office:value="19750000">
            <text:p>19750000</text:p>
          </table:table-cell>
        </table:table-row>
        <table:table-row table:style-name="ro2">
          <table:table-cell office:value-type="float" office:value="3.3660743">
            <text:p>3,3660743</text:p>
          </table:table-cell>
          <table:table-cell office:value-type="float" office:value="2.483994">
            <text:p>2,483994</text:p>
          </table:table-cell>
          <table:table-cell office:value-type="float" office:value="19760000">
            <text:p>19760000</text:p>
          </table:table-cell>
        </table:table-row>
        <table:table-row table:style-name="ro2">
          <table:table-cell office:value-type="float" office:value="3.3713446">
            <text:p>3,3713446</text:p>
          </table:table-cell>
          <table:table-cell office:value-type="float" office:value="2.4805791">
            <text:p>2,4805791</text:p>
          </table:table-cell>
          <table:table-cell office:value-type="float" office:value="19770000">
            <text:p>19770000</text:p>
          </table:table-cell>
        </table:table-row>
        <table:table-row table:style-name="ro2">
          <table:table-cell office:value-type="float" office:value="3.3766222">
            <text:p>3,3766222</text:p>
          </table:table-cell>
          <table:table-cell office:value-type="float" office:value="2.4771752">
            <text:p>2,4771752</text:p>
          </table:table-cell>
          <table:table-cell office:value-type="float" office:value="19780000">
            <text:p>19780000</text:p>
          </table:table-cell>
        </table:table-row>
        <table:table-row table:style-name="ro2">
          <table:table-cell office:value-type="float" office:value="3.3819067">
            <text:p>3,3819067</text:p>
          </table:table-cell>
          <table:table-cell office:value-type="float" office:value="2.4737825">
            <text:p>2,4737825</text:p>
          </table:table-cell>
          <table:table-cell office:value-type="float" office:value="19790000">
            <text:p>19790000</text:p>
          </table:table-cell>
        </table:table-row>
        <table:table-row table:style-name="ro2">
          <table:table-cell office:value-type="float" office:value="3.3871987">
            <text:p>3,3871987</text:p>
          </table:table-cell>
          <table:table-cell office:value-type="float" office:value="2.470401">
            <text:p>2,470401</text:p>
          </table:table-cell>
          <table:table-cell office:value-type="float" office:value="19800000">
            <text:p>19800000</text:p>
          </table:table-cell>
        </table:table-row>
        <table:table-row table:style-name="ro2">
          <table:table-cell office:value-type="float" office:value="3.3924973">
            <text:p>3,3924973</text:p>
          </table:table-cell>
          <table:table-cell office:value-type="float" office:value="2.4670303">
            <text:p>2,4670303</text:p>
          </table:table-cell>
          <table:table-cell office:value-type="float" office:value="19810000">
            <text:p>19810000</text:p>
          </table:table-cell>
        </table:table-row>
        <table:table-row table:style-name="ro2">
          <table:table-cell office:value-type="float" office:value="3.3978033">
            <text:p>3,3978033</text:p>
          </table:table-cell>
          <table:table-cell office:value-type="float" office:value="2.463671">
            <text:p>2,463671</text:p>
          </table:table-cell>
          <table:table-cell office:value-type="float" office:value="19820000">
            <text:p>19820000</text:p>
          </table:table-cell>
        </table:table-row>
        <table:table-row table:style-name="ro2">
          <table:table-cell office:value-type="float" office:value="3.403116">
            <text:p>3,403116</text:p>
          </table:table-cell>
          <table:table-cell office:value-type="float" office:value="2.4603224">
            <text:p>2,4603224</text:p>
          </table:table-cell>
          <table:table-cell office:value-type="float" office:value="19830000">
            <text:p>19830000</text:p>
          </table:table-cell>
        </table:table-row>
        <table:table-row table:style-name="ro2">
          <table:table-cell office:value-type="float" office:value="3.4084358">
            <text:p>3,4084358</text:p>
          </table:table-cell>
          <table:table-cell office:value-type="float" office:value="2.4569852">
            <text:p>2,4569852</text:p>
          </table:table-cell>
          <table:table-cell office:value-type="float" office:value="19840000">
            <text:p>19840000</text:p>
          </table:table-cell>
        </table:table-row>
        <table:table-row table:style-name="ro2">
          <table:table-cell office:value-type="float" office:value="3.4137626">
            <text:p>3,4137626</text:p>
          </table:table-cell>
          <table:table-cell office:value-type="float" office:value="2.4536593">
            <text:p>2,4536593</text:p>
          </table:table-cell>
          <table:table-cell office:value-type="float" office:value="19850000">
            <text:p>19850000</text:p>
          </table:table-cell>
        </table:table-row>
        <table:table-row table:style-name="ro2">
          <table:table-cell office:value-type="float" office:value="3.4190965">
            <text:p>3,4190965</text:p>
          </table:table-cell>
          <table:table-cell office:value-type="float" office:value="2.4503443">
            <text:p>2,4503443</text:p>
          </table:table-cell>
          <table:table-cell office:value-type="float" office:value="19860000">
            <text:p>19860000</text:p>
          </table:table-cell>
        </table:table-row>
        <table:table-row table:style-name="ro2">
          <table:table-cell office:value-type="float" office:value="3.424437">
            <text:p>3,424437</text:p>
          </table:table-cell>
          <table:table-cell office:value-type="float" office:value="2.4470406">
            <text:p>2,4470406</text:p>
          </table:table-cell>
          <table:table-cell office:value-type="float" office:value="19870000">
            <text:p>19870000</text:p>
          </table:table-cell>
        </table:table-row>
        <table:table-row table:style-name="ro2">
          <table:table-cell office:value-type="float" office:value="3.4297848">
            <text:p>3,4297848</text:p>
          </table:table-cell>
          <table:table-cell office:value-type="float" office:value="2.443748">
            <text:p>2,443748</text:p>
          </table:table-cell>
          <table:table-cell office:value-type="float" office:value="19880000">
            <text:p>19880000</text:p>
          </table:table-cell>
        </table:table-row>
        <table:table-row table:style-name="ro2">
          <table:table-cell office:value-type="float" office:value="3.4351404">
            <text:p>3,4351404</text:p>
          </table:table-cell>
          <table:table-cell office:value-type="float" office:value="2.440466">
            <text:p>2,440466</text:p>
          </table:table-cell>
          <table:table-cell office:value-type="float" office:value="19890000">
            <text:p>19890000</text:p>
          </table:table-cell>
        </table:table-row>
        <table:table-row table:style-name="ro2">
          <table:table-cell office:value-type="float" office:value="3.4405017">
            <text:p>3,4405017</text:p>
          </table:table-cell>
          <table:table-cell office:value-type="float" office:value="2.4371958">
            <text:p>2,4371958</text:p>
          </table:table-cell>
          <table:table-cell office:value-type="float" office:value="19900000">
            <text:p>19900000</text:p>
          </table:table-cell>
        </table:table-row>
        <table:table-row table:style-name="ro2">
          <table:table-cell office:value-type="float" office:value="3.44587">
            <text:p>3,44587</text:p>
          </table:table-cell>
          <table:table-cell office:value-type="float" office:value="2.4339368">
            <text:p>2,4339368</text:p>
          </table:table-cell>
          <table:table-cell office:value-type="float" office:value="19910000">
            <text:p>19910000</text:p>
          </table:table-cell>
        </table:table-row>
        <table:table-row table:style-name="ro2">
          <table:table-cell office:value-type="float" office:value="3.4512448">
            <text:p>3,4512448</text:p>
          </table:table-cell>
          <table:table-cell office:value-type="float" office:value="2.4306893">
            <text:p>2,4306893</text:p>
          </table:table-cell>
          <table:table-cell office:value-type="float" office:value="19920000">
            <text:p>19920000</text:p>
          </table:table-cell>
        </table:table-row>
        <table:table-row table:style-name="ro2">
          <table:table-cell office:value-type="float" office:value="3.4566267">
            <text:p>3,4566267</text:p>
          </table:table-cell>
          <table:table-cell office:value-type="float" office:value="2.427453">
            <text:p>2,427453</text:p>
          </table:table-cell>
          <table:table-cell office:value-type="float" office:value="19930000">
            <text:p>19930000</text:p>
          </table:table-cell>
        </table:table-row>
        <table:table-row table:style-name="ro2">
          <table:table-cell office:value-type="float" office:value="3.4620152">
            <text:p>3,4620152</text:p>
          </table:table-cell>
          <table:table-cell office:value-type="float" office:value="2.4242277">
            <text:p>2,4242277</text:p>
          </table:table-cell>
          <table:table-cell office:value-type="float" office:value="19940000">
            <text:p>19940000</text:p>
          </table:table-cell>
        </table:table-row>
        <table:table-row table:style-name="ro2">
          <table:table-cell office:value-type="float" office:value="3.4674106">
            <text:p>3,4674106</text:p>
          </table:table-cell>
          <table:table-cell office:value-type="float" office:value="2.4210138">
            <text:p>2,4210138</text:p>
          </table:table-cell>
          <table:table-cell office:value-type="float" office:value="19950000">
            <text:p>19950000</text:p>
          </table:table-cell>
        </table:table-row>
        <table:table-row table:style-name="ro2">
          <table:table-cell office:value-type="float" office:value="3.4728124">
            <text:p>3,4728124</text:p>
          </table:table-cell>
          <table:table-cell office:value-type="float" office:value="2.4178114">
            <text:p>2,4178114</text:p>
          </table:table-cell>
          <table:table-cell office:value-type="float" office:value="19960000">
            <text:p>19960000</text:p>
          </table:table-cell>
        </table:table-row>
        <table:table-row table:style-name="ro2">
          <table:table-cell office:value-type="float" office:value="3.4782212">
            <text:p>3,4782212</text:p>
          </table:table-cell>
          <table:table-cell office:value-type="float" office:value="2.4146202">
            <text:p>2,4146202</text:p>
          </table:table-cell>
          <table:table-cell office:value-type="float" office:value="19970000">
            <text:p>19970000</text:p>
          </table:table-cell>
        </table:table-row>
        <table:table-row table:style-name="ro2">
          <table:table-cell office:value-type="float" office:value="3.4836364">
            <text:p>3,4836364</text:p>
          </table:table-cell>
          <table:table-cell office:value-type="float" office:value="2.4114404">
            <text:p>2,4114404</text:p>
          </table:table-cell>
          <table:table-cell office:value-type="float" office:value="19980000">
            <text:p>19980000</text:p>
          </table:table-cell>
        </table:table-row>
        <table:table-row table:style-name="ro2">
          <table:table-cell office:value-type="float" office:value="3.4890585">
            <text:p>3,4890585</text:p>
          </table:table-cell>
          <table:table-cell office:value-type="float" office:value="2.4082718">
            <text:p>2,4082718</text:p>
          </table:table-cell>
          <table:table-cell office:value-type="float" office:value="19990000">
            <text:p>19990000</text:p>
          </table:table-cell>
        </table:table-row>
        <table:table-row table:style-name="ro2">
          <table:table-cell office:value-type="float" office:value="3.494487">
            <text:p>3,494487</text:p>
          </table:table-cell>
          <table:table-cell office:value-type="float" office:value="2.4051144">
            <text:p>2,4051144</text:p>
          </table:table-cell>
          <table:table-cell office:value-type="float" office:value="20000000">
            <text:p>20000000</text:p>
          </table:table-cell>
        </table:table-row>
        <table:table-row table:style-name="ro2">
          <table:table-cell office:value-type="float" office:value="3.4999223">
            <text:p>3,4999223</text:p>
          </table:table-cell>
          <table:table-cell office:value-type="float" office:value="2.4019687">
            <text:p>2,4019687</text:p>
          </table:table-cell>
          <table:table-cell office:value-type="float" office:value="20010000">
            <text:p>20010000</text:p>
          </table:table-cell>
        </table:table-row>
        <table:table-row table:style-name="ro2">
          <table:table-cell office:value-type="float" office:value="3.505364">
            <text:p>3,505364</text:p>
          </table:table-cell>
          <table:table-cell office:value-type="float" office:value="2.3988342">
            <text:p>2,3988342</text:p>
          </table:table-cell>
          <table:table-cell office:value-type="float" office:value="20020000">
            <text:p>20020000</text:p>
          </table:table-cell>
        </table:table-row>
        <table:table-row table:style-name="ro2">
          <table:table-cell office:value-type="float" office:value="3.5108123">
            <text:p>3,5108123</text:p>
          </table:table-cell>
          <table:table-cell office:value-type="float" office:value="2.3957112">
            <text:p>2,3957112</text:p>
          </table:table-cell>
          <table:table-cell office:value-type="float" office:value="20030000">
            <text:p>20030000</text:p>
          </table:table-cell>
        </table:table-row>
        <table:table-row table:style-name="ro2">
          <table:table-cell office:value-type="float" office:value="3.5162673">
            <text:p>3,5162673</text:p>
          </table:table-cell>
          <table:table-cell office:value-type="float" office:value="2.3925996">
            <text:p>2,3925996</text:p>
          </table:table-cell>
          <table:table-cell office:value-type="float" office:value="20040000">
            <text:p>20040000</text:p>
          </table:table-cell>
        </table:table-row>
        <table:table-row table:style-name="ro2">
          <table:table-cell office:value-type="float" office:value="3.5217285">
            <text:p>3,5217285</text:p>
          </table:table-cell>
          <table:table-cell office:value-type="float" office:value="2.3894992">
            <text:p>2,3894992</text:p>
          </table:table-cell>
          <table:table-cell office:value-type="float" office:value="20050000">
            <text:p>20050000</text:p>
          </table:table-cell>
        </table:table-row>
        <table:table-row table:style-name="ro2">
          <table:table-cell office:value-type="float" office:value="3.5271964">
            <text:p>3,5271964</text:p>
          </table:table-cell>
          <table:table-cell office:value-type="float" office:value="2.3864107">
            <text:p>2,3864107</text:p>
          </table:table-cell>
          <table:table-cell office:value-type="float" office:value="20060000">
            <text:p>20060000</text:p>
          </table:table-cell>
        </table:table-row>
        <table:table-row table:style-name="ro2">
          <table:table-cell office:value-type="float" office:value="3.5326707">
            <text:p>3,5326707</text:p>
          </table:table-cell>
          <table:table-cell office:value-type="float" office:value="2.3833332">
            <text:p>2,3833332</text:p>
          </table:table-cell>
          <table:table-cell office:value-type="float" office:value="20070000">
            <text:p>20070000</text:p>
          </table:table-cell>
        </table:table-row>
        <table:table-row table:style-name="ro2">
          <table:table-cell office:value-type="float" office:value="3.5381513">
            <text:p>3,5381513</text:p>
          </table:table-cell>
          <table:table-cell office:value-type="float" office:value="2.3802676">
            <text:p>2,3802676</text:p>
          </table:table-cell>
          <table:table-cell office:value-type="float" office:value="20080000">
            <text:p>20080000</text:p>
          </table:table-cell>
        </table:table-row>
        <table:table-row table:style-name="ro2">
          <table:table-cell office:value-type="float" office:value="3.5436387">
            <text:p>3,5436387</text:p>
          </table:table-cell>
          <table:table-cell office:value-type="float" office:value="2.377213">
            <text:p>2,377213</text:p>
          </table:table-cell>
          <table:table-cell office:value-type="float" office:value="20090000">
            <text:p>20090000</text:p>
          </table:table-cell>
        </table:table-row>
        <table:table-row table:style-name="ro2">
          <table:table-cell office:value-type="float" office:value="3.549132">
            <text:p>3,549132</text:p>
          </table:table-cell>
          <table:table-cell office:value-type="float" office:value="2.37417">
            <text:p>2,37417</text:p>
          </table:table-cell>
          <table:table-cell office:value-type="float" office:value="20100000">
            <text:p>20100000</text:p>
          </table:table-cell>
        </table:table-row>
        <table:table-row table:style-name="ro2">
          <table:table-cell office:value-type="float" office:value="3.554632">
            <text:p>3,554632</text:p>
          </table:table-cell>
          <table:table-cell office:value-type="float" office:value="2.3711388">
            <text:p>2,3711388</text:p>
          </table:table-cell>
          <table:table-cell office:value-type="float" office:value="20110000">
            <text:p>20110000</text:p>
          </table:table-cell>
        </table:table-row>
        <table:table-row table:style-name="ro2">
          <table:table-cell office:value-type="float" office:value="3.5601382">
            <text:p>3,5601382</text:p>
          </table:table-cell>
          <table:table-cell office:value-type="float" office:value="2.3681188">
            <text:p>2,3681188</text:p>
          </table:table-cell>
          <table:table-cell office:value-type="float" office:value="20120000">
            <text:p>20120000</text:p>
          </table:table-cell>
        </table:table-row>
        <table:table-row table:style-name="ro2">
          <table:table-cell office:value-type="float" office:value="3.5656507">
            <text:p>3,5656507</text:p>
          </table:table-cell>
          <table:table-cell office:value-type="float" office:value="2.3651106">
            <text:p>2,3651106</text:p>
          </table:table-cell>
          <table:table-cell office:value-type="float" office:value="20130000">
            <text:p>20130000</text:p>
          </table:table-cell>
        </table:table-row>
        <table:table-row table:style-name="ro2">
          <table:table-cell office:value-type="float" office:value="3.5711694">
            <text:p>3,5711694</text:p>
          </table:table-cell>
          <table:table-cell office:value-type="float" office:value="2.362114">
            <text:p>2,362114</text:p>
          </table:table-cell>
          <table:table-cell office:value-type="float" office:value="20140000">
            <text:p>20140000</text:p>
          </table:table-cell>
        </table:table-row>
        <table:table-row table:style-name="ro2">
          <table:table-cell office:value-type="float" office:value="3.5766957">
            <text:p>3,5766957</text:p>
          </table:table-cell>
          <table:table-cell office:value-type="float" office:value="2.359128">
            <text:p>2,359128</text:p>
          </table:table-cell>
          <table:table-cell office:value-type="float" office:value="20150000">
            <text:p>20150000</text:p>
          </table:table-cell>
        </table:table-row>
        <table:table-row table:style-name="ro2">
          <table:table-cell office:value-type="float" office:value="3.582227">
            <text:p>3,582227</text:p>
          </table:table-cell>
          <table:table-cell office:value-type="float" office:value="2.3561544">
            <text:p>2,3561544</text:p>
          </table:table-cell>
          <table:table-cell office:value-type="float" office:value="20160000">
            <text:p>20160000</text:p>
          </table:table-cell>
        </table:table-row>
        <table:table-row table:style-name="ro2">
          <table:table-cell office:value-type="float" office:value="3.5877645">
            <text:p>3,5877645</text:p>
          </table:table-cell>
          <table:table-cell office:value-type="float" office:value="2.3531923">
            <text:p>2,3531923</text:p>
          </table:table-cell>
          <table:table-cell office:value-type="float" office:value="20170000">
            <text:p>20170000</text:p>
          </table:table-cell>
        </table:table-row>
        <table:table-row table:style-name="ro2">
          <table:table-cell office:value-type="float" office:value="3.5933082">
            <text:p>3,5933082</text:p>
          </table:table-cell>
          <table:table-cell office:value-type="float" office:value="2.3502417">
            <text:p>2,3502417</text:p>
          </table:table-cell>
          <table:table-cell office:value-type="float" office:value="20180000">
            <text:p>20180000</text:p>
          </table:table-cell>
        </table:table-row>
        <table:table-row table:style-name="ro2">
          <table:table-cell office:value-type="float" office:value="3.598858">
            <text:p>3,598858</text:p>
          </table:table-cell>
          <table:table-cell office:value-type="float" office:value="2.347303">
            <text:p>2,347303</text:p>
          </table:table-cell>
          <table:table-cell office:value-type="float" office:value="20190000">
            <text:p>20190000</text:p>
          </table:table-cell>
        </table:table-row>
        <table:table-row table:style-name="ro2">
          <table:table-cell office:value-type="float" office:value="3.604414">
            <text:p>3,604414</text:p>
          </table:table-cell>
          <table:table-cell office:value-type="float" office:value="2.3443758">
            <text:p>2,3443758</text:p>
          </table:table-cell>
          <table:table-cell office:value-type="float" office:value="20200000">
            <text:p>20200000</text:p>
          </table:table-cell>
        </table:table-row>
        <table:table-row table:style-name="ro2">
          <table:table-cell office:value-type="float" office:value="3.6099763">
            <text:p>3,6099763</text:p>
          </table:table-cell>
          <table:table-cell office:value-type="float" office:value="2.3414602">
            <text:p>2,3414602</text:p>
          </table:table-cell>
          <table:table-cell office:value-type="float" office:value="20210000">
            <text:p>20210000</text:p>
          </table:table-cell>
        </table:table-row>
        <table:table-row table:style-name="ro2">
          <table:table-cell office:value-type="float" office:value="3.6155443">
            <text:p>3,6155443</text:p>
          </table:table-cell>
          <table:table-cell office:value-type="float" office:value="2.3385563">
            <text:p>2,3385563</text:p>
          </table:table-cell>
          <table:table-cell office:value-type="float" office:value="20220000">
            <text:p>20220000</text:p>
          </table:table-cell>
        </table:table-row>
        <table:table-row table:style-name="ro2">
          <table:table-cell office:value-type="float" office:value="3.6211185">
            <text:p>3,6211185</text:p>
          </table:table-cell>
          <table:table-cell office:value-type="float" office:value="2.335664">
            <text:p>2,335664</text:p>
          </table:table-cell>
          <table:table-cell office:value-type="float" office:value="20230000">
            <text:p>20230000</text:p>
          </table:table-cell>
        </table:table-row>
        <table:table-row table:style-name="ro2">
          <table:table-cell office:value-type="float" office:value="3.626699">
            <text:p>3,626699</text:p>
          </table:table-cell>
          <table:table-cell office:value-type="float" office:value="2.3327835">
            <text:p>2,3327835</text:p>
          </table:table-cell>
          <table:table-cell office:value-type="float" office:value="20240000">
            <text:p>20240000</text:p>
          </table:table-cell>
        </table:table-row>
        <table:table-row table:style-name="ro2">
          <table:table-cell office:value-type="float" office:value="3.6322854">
            <text:p>3,6322854</text:p>
          </table:table-cell>
          <table:table-cell office:value-type="float" office:value="2.3299146">
            <text:p>2,3299146</text:p>
          </table:table-cell>
          <table:table-cell office:value-type="float" office:value="20250000">
            <text:p>20250000</text:p>
          </table:table-cell>
        </table:table-row>
        <table:table-row table:style-name="ro2">
          <table:table-cell office:value-type="float" office:value="3.6378775">
            <text:p>3,6378775</text:p>
          </table:table-cell>
          <table:table-cell office:value-type="float" office:value="2.3270574">
            <text:p>2,3270574</text:p>
          </table:table-cell>
          <table:table-cell office:value-type="float" office:value="20260000">
            <text:p>20260000</text:p>
          </table:table-cell>
        </table:table-row>
        <table:table-row table:style-name="ro2">
          <table:table-cell office:value-type="float" office:value="3.643476">
            <text:p>3,643476</text:p>
          </table:table-cell>
          <table:table-cell office:value-type="float" office:value="2.3242118">
            <text:p>2,3242118</text:p>
          </table:table-cell>
          <table:table-cell office:value-type="float" office:value="20270000">
            <text:p>20270000</text:p>
          </table:table-cell>
        </table:table-row>
        <table:table-row table:style-name="ro2">
          <table:table-cell office:value-type="float" office:value="3.6490803">
            <text:p>3,6490803</text:p>
          </table:table-cell>
          <table:table-cell office:value-type="float" office:value="2.321378">
            <text:p>2,321378</text:p>
          </table:table-cell>
          <table:table-cell office:value-type="float" office:value="20280000">
            <text:p>20280000</text:p>
          </table:table-cell>
        </table:table-row>
        <table:table-row table:style-name="ro2">
          <table:table-cell office:value-type="float" office:value="3.6546903">
            <text:p>3,6546903</text:p>
          </table:table-cell>
          <table:table-cell office:value-type="float" office:value="2.3185558">
            <text:p>2,3185558</text:p>
          </table:table-cell>
          <table:table-cell office:value-type="float" office:value="20290000">
            <text:p>20290000</text:p>
          </table:table-cell>
        </table:table-row>
        <table:table-row table:style-name="ro2">
          <table:table-cell office:value-type="float" office:value="3.6603065">
            <text:p>3,6603065</text:p>
          </table:table-cell>
          <table:table-cell office:value-type="float" office:value="2.3157458">
            <text:p>2,3157458</text:p>
          </table:table-cell>
          <table:table-cell office:value-type="float" office:value="20300000">
            <text:p>20300000</text:p>
          </table:table-cell>
        </table:table-row>
        <table:table-row table:style-name="ro2">
          <table:table-cell office:value-type="float" office:value="3.6659284">
            <text:p>3,6659284</text:p>
          </table:table-cell>
          <table:table-cell office:value-type="float" office:value="2.3129473">
            <text:p>2,3129473</text:p>
          </table:table-cell>
          <table:table-cell office:value-type="float" office:value="20310000">
            <text:p>20310000</text:p>
          </table:table-cell>
        </table:table-row>
        <table:table-row table:style-name="ro2">
          <table:table-cell office:value-type="float" office:value="3.671556">
            <text:p>3,671556</text:p>
          </table:table-cell>
          <table:table-cell office:value-type="float" office:value="2.3101604">
            <text:p>2,3101604</text:p>
          </table:table-cell>
          <table:table-cell office:value-type="float" office:value="20320000">
            <text:p>20320000</text:p>
          </table:table-cell>
        </table:table-row>
        <table:table-row table:style-name="ro2">
          <table:table-cell office:value-type="float" office:value="3.6771896">
            <text:p>3,6771896</text:p>
          </table:table-cell>
          <table:table-cell office:value-type="float" office:value="2.3073854">
            <text:p>2,3073854</text:p>
          </table:table-cell>
          <table:table-cell office:value-type="float" office:value="20330000">
            <text:p>20330000</text:p>
          </table:table-cell>
        </table:table-row>
        <table:table-row table:style-name="ro2">
          <table:table-cell office:value-type="float" office:value="3.682829">
            <text:p>3,682829</text:p>
          </table:table-cell>
          <table:table-cell office:value-type="float" office:value="2.3046224">
            <text:p>2,3046224</text:p>
          </table:table-cell>
          <table:table-cell office:value-type="float" office:value="20340000">
            <text:p>20340000</text:p>
          </table:table-cell>
        </table:table-row>
        <table:table-row table:style-name="ro2">
          <table:table-cell office:value-type="float" office:value="3.6884742">
            <text:p>3,6884742</text:p>
          </table:table-cell>
          <table:table-cell office:value-type="float" office:value="2.301871">
            <text:p>2,301871</text:p>
          </table:table-cell>
          <table:table-cell office:value-type="float" office:value="20350000">
            <text:p>20350000</text:p>
          </table:table-cell>
        </table:table-row>
        <table:table-row table:style-name="ro2">
          <table:table-cell office:value-type="float" office:value="3.6941252">
            <text:p>3,6941252</text:p>
          </table:table-cell>
          <table:table-cell office:value-type="float" office:value="2.2991316">
            <text:p>2,2991316</text:p>
          </table:table-cell>
          <table:table-cell office:value-type="float" office:value="20360000">
            <text:p>20360000</text:p>
          </table:table-cell>
        </table:table-row>
        <table:table-row table:style-name="ro2">
          <table:table-cell office:value-type="float" office:value="3.6997817">
            <text:p>3,6997817</text:p>
          </table:table-cell>
          <table:table-cell office:value-type="float" office:value="2.296404">
            <text:p>2,296404</text:p>
          </table:table-cell>
          <table:table-cell office:value-type="float" office:value="20370000">
            <text:p>20370000</text:p>
          </table:table-cell>
        </table:table-row>
        <table:table-row table:style-name="ro2">
          <table:table-cell office:value-type="float" office:value="3.705444">
            <text:p>3,705444</text:p>
          </table:table-cell>
          <table:table-cell office:value-type="float" office:value="2.2936878">
            <text:p>2,2936878</text:p>
          </table:table-cell>
          <table:table-cell office:value-type="float" office:value="20380000">
            <text:p>20380000</text:p>
          </table:table-cell>
        </table:table-row>
        <table:table-row table:style-name="ro2">
          <table:table-cell office:value-type="float" office:value="3.711112">
            <text:p>3,711112</text:p>
          </table:table-cell>
          <table:table-cell office:value-type="float" office:value="2.290984">
            <text:p>2,290984</text:p>
          </table:table-cell>
          <table:table-cell office:value-type="float" office:value="20390000">
            <text:p>20390000</text:p>
          </table:table-cell>
        </table:table-row>
        <table:table-row table:style-name="ro2">
          <table:table-cell office:value-type="float" office:value="3.7167857">
            <text:p>3,7167857</text:p>
          </table:table-cell>
          <table:table-cell office:value-type="float" office:value="2.288292">
            <text:p>2,288292</text:p>
          </table:table-cell>
          <table:table-cell office:value-type="float" office:value="20400000">
            <text:p>20400000</text:p>
          </table:table-cell>
        </table:table-row>
        <table:table-row table:style-name="ro2">
          <table:table-cell office:value-type="float" office:value="3.722465">
            <text:p>3,722465</text:p>
          </table:table-cell>
          <table:table-cell office:value-type="float" office:value="2.2856116">
            <text:p>2,2856116</text:p>
          </table:table-cell>
          <table:table-cell office:value-type="float" office:value="20410000">
            <text:p>20410000</text:p>
          </table:table-cell>
        </table:table-row>
        <table:table-row table:style-name="ro2">
          <table:table-cell office:value-type="float" office:value="3.728151">
            <text:p>3,728151</text:p>
          </table:table-cell>
          <table:table-cell office:value-type="float" office:value="2.2829428">
            <text:p>2,2829428</text:p>
          </table:table-cell>
          <table:table-cell office:value-type="float" office:value="20420000">
            <text:p>20420000</text:p>
          </table:table-cell>
        </table:table-row>
        <table:table-row table:style-name="ro2">
          <table:table-cell office:value-type="float" office:value="3.7338414">
            <text:p>3,7338414</text:p>
          </table:table-cell>
          <table:table-cell office:value-type="float" office:value="2.2802863">
            <text:p>2,2802863</text:p>
          </table:table-cell>
          <table:table-cell office:value-type="float" office:value="20430000">
            <text:p>20430000</text:p>
          </table:table-cell>
        </table:table-row>
        <table:table-row table:style-name="ro2">
          <table:table-cell office:value-type="float" office:value="3.7395375">
            <text:p>3,7395375</text:p>
          </table:table-cell>
          <table:table-cell office:value-type="float" office:value="2.2776418">
            <text:p>2,2776418</text:p>
          </table:table-cell>
          <table:table-cell office:value-type="float" office:value="20440000">
            <text:p>20440000</text:p>
          </table:table-cell>
        </table:table-row>
        <table:table-row table:style-name="ro2">
          <table:table-cell office:value-type="float" office:value="3.745239">
            <text:p>3,745239</text:p>
          </table:table-cell>
          <table:table-cell office:value-type="float" office:value="2.2750092">
            <text:p>2,2750092</text:p>
          </table:table-cell>
          <table:table-cell office:value-type="float" office:value="20450000">
            <text:p>20450000</text:p>
          </table:table-cell>
        </table:table-row>
        <table:table-row table:style-name="ro2">
          <table:table-cell office:value-type="float" office:value="3.750946">
            <text:p>3,750946</text:p>
          </table:table-cell>
          <table:table-cell office:value-type="float" office:value="2.2723885">
            <text:p>2,2723885</text:p>
          </table:table-cell>
          <table:table-cell office:value-type="float" office:value="20460000">
            <text:p>20460000</text:p>
          </table:table-cell>
        </table:table-row>
        <table:table-row table:style-name="ro2">
          <table:table-cell office:value-type="float" office:value="3.7566586">
            <text:p>3,7566586</text:p>
          </table:table-cell>
          <table:table-cell office:value-type="float" office:value="2.2697797">
            <text:p>2,2697797</text:p>
          </table:table-cell>
          <table:table-cell office:value-type="float" office:value="20470000">
            <text:p>20470000</text:p>
          </table:table-cell>
        </table:table-row>
        <table:table-row table:style-name="ro2">
          <table:table-cell office:value-type="float" office:value="3.7623763">
            <text:p>3,7623763</text:p>
          </table:table-cell>
          <table:table-cell office:value-type="float" office:value="2.267183">
            <text:p>2,267183</text:p>
          </table:table-cell>
          <table:table-cell office:value-type="float" office:value="20480000">
            <text:p>20480000</text:p>
          </table:table-cell>
        </table:table-row>
        <table:table-row table:style-name="ro2">
          <table:table-cell office:value-type="float" office:value="3.7680998">
            <text:p>3,7680998</text:p>
          </table:table-cell>
          <table:table-cell office:value-type="float" office:value="2.2645984">
            <text:p>2,2645984</text:p>
          </table:table-cell>
          <table:table-cell office:value-type="float" office:value="20490000">
            <text:p>20490000</text:p>
          </table:table-cell>
        </table:table-row>
        <table:table-row table:style-name="ro2">
          <table:table-cell office:value-type="float" office:value="3.7738285">
            <text:p>3,7738285</text:p>
          </table:table-cell>
          <table:table-cell office:value-type="float" office:value="2.2620258">
            <text:p>2,2620258</text:p>
          </table:table-cell>
          <table:table-cell office:value-type="float" office:value="20500000">
            <text:p>20500000</text:p>
          </table:table-cell>
        </table:table-row>
        <table:table-row table:style-name="ro2">
          <table:table-cell office:value-type="float" office:value="3.7795627">
            <text:p>3,7795627</text:p>
          </table:table-cell>
          <table:table-cell office:value-type="float" office:value="2.259465">
            <text:p>2,259465</text:p>
          </table:table-cell>
          <table:table-cell office:value-type="float" office:value="20510000">
            <text:p>20510000</text:p>
          </table:table-cell>
        </table:table-row>
        <table:table-row table:style-name="ro2">
          <table:table-cell office:value-type="float" office:value="3.7853022">
            <text:p>3,7853022</text:p>
          </table:table-cell>
          <table:table-cell office:value-type="float" office:value="2.256916">
            <text:p>2,256916</text:p>
          </table:table-cell>
          <table:table-cell office:value-type="float" office:value="20520000">
            <text:p>20520000</text:p>
          </table:table-cell>
        </table:table-row>
        <table:table-row table:style-name="ro2">
          <table:table-cell office:value-type="float" office:value="3.791047">
            <text:p>3,791047</text:p>
          </table:table-cell>
          <table:table-cell office:value-type="float" office:value="2.2543795">
            <text:p>2,2543795</text:p>
          </table:table-cell>
          <table:table-cell office:value-type="float" office:value="20530000">
            <text:p>20530000</text:p>
          </table:table-cell>
        </table:table-row>
        <table:table-row table:style-name="ro2">
          <table:table-cell office:value-type="float" office:value="3.796797">
            <text:p>3,796797</text:p>
          </table:table-cell>
          <table:table-cell office:value-type="float" office:value="2.2518547">
            <text:p>2,2518547</text:p>
          </table:table-cell>
          <table:table-cell office:value-type="float" office:value="20540000">
            <text:p>20540000</text:p>
          </table:table-cell>
        </table:table-row>
        <table:table-row table:style-name="ro2">
          <table:table-cell office:value-type="float" office:value="3.8025522">
            <text:p>3,8025522</text:p>
          </table:table-cell>
          <table:table-cell office:value-type="float" office:value="2.249342">
            <text:p>2,249342</text:p>
          </table:table-cell>
          <table:table-cell office:value-type="float" office:value="20550000">
            <text:p>20550000</text:p>
          </table:table-cell>
        </table:table-row>
        <table:table-row table:style-name="ro2">
          <table:table-cell office:value-type="float" office:value="3.808313">
            <text:p>3,808313</text:p>
          </table:table-cell>
          <table:table-cell office:value-type="float" office:value="2.2468414">
            <text:p>2,2468414</text:p>
          </table:table-cell>
          <table:table-cell office:value-type="float" office:value="20560000">
            <text:p>20560000</text:p>
          </table:table-cell>
        </table:table-row>
        <table:table-row table:style-name="ro2">
          <table:table-cell office:value-type="float" office:value="3.8140788">
            <text:p>3,8140788</text:p>
          </table:table-cell>
          <table:table-cell office:value-type="float" office:value="2.2443528">
            <text:p>2,2443528</text:p>
          </table:table-cell>
          <table:table-cell office:value-type="float" office:value="20570000">
            <text:p>20570000</text:p>
          </table:table-cell>
        </table:table-row>
        <table:table-row table:style-name="ro2">
          <table:table-cell office:value-type="float" office:value="3.81985">
            <text:p>3,81985</text:p>
          </table:table-cell>
          <table:table-cell office:value-type="float" office:value="2.2418764">
            <text:p>2,2418764</text:p>
          </table:table-cell>
          <table:table-cell office:value-type="float" office:value="20580000">
            <text:p>20580000</text:p>
          </table:table-cell>
        </table:table-row>
        <table:table-row table:style-name="ro2">
          <table:table-cell office:value-type="float" office:value="3.8256261">
            <text:p>3,8256261</text:p>
          </table:table-cell>
          <table:table-cell office:value-type="float" office:value="2.239412">
            <text:p>2,239412</text:p>
          </table:table-cell>
          <table:table-cell office:value-type="float" office:value="20590000">
            <text:p>20590000</text:p>
          </table:table-cell>
        </table:table-row>
        <table:table-row table:style-name="ro2">
          <table:table-cell office:value-type="float" office:value="3.8314075">
            <text:p>3,8314075</text:p>
          </table:table-cell>
          <table:table-cell office:value-type="float" office:value="2.2369597">
            <text:p>2,2369597</text:p>
          </table:table-cell>
          <table:table-cell office:value-type="float" office:value="20600000">
            <text:p>20600000</text:p>
          </table:table-cell>
        </table:table-row>
        <table:table-row table:style-name="ro2">
          <table:table-cell office:value-type="float" office:value="3.837194">
            <text:p>3,837194</text:p>
          </table:table-cell>
          <table:table-cell office:value-type="float" office:value="2.2345195">
            <text:p>2,2345195</text:p>
          </table:table-cell>
          <table:table-cell office:value-type="float" office:value="20610000">
            <text:p>20610000</text:p>
          </table:table-cell>
        </table:table-row>
        <table:table-row table:style-name="ro2">
          <table:table-cell office:value-type="float" office:value="3.8429856">
            <text:p>3,8429856</text:p>
          </table:table-cell>
          <table:table-cell office:value-type="float" office:value="2.2320914">
            <text:p>2,2320914</text:p>
          </table:table-cell>
          <table:table-cell office:value-type="float" office:value="20620000">
            <text:p>20620000</text:p>
          </table:table-cell>
        </table:table-row>
        <table:table-row table:style-name="ro2">
          <table:table-cell office:value-type="float" office:value="3.848782">
            <text:p>3,848782</text:p>
          </table:table-cell>
          <table:table-cell office:value-type="float" office:value="2.2296755">
            <text:p>2,2296755</text:p>
          </table:table-cell>
          <table:table-cell office:value-type="float" office:value="20630000">
            <text:p>20630000</text:p>
          </table:table-cell>
        </table:table-row>
        <table:table-row table:style-name="ro2">
          <table:table-cell office:value-type="float" office:value="3.8545837">
            <text:p>3,8545837</text:p>
          </table:table-cell>
          <table:table-cell office:value-type="float" office:value="2.2272718">
            <text:p>2,2272718</text:p>
          </table:table-cell>
          <table:table-cell office:value-type="float" office:value="20640000">
            <text:p>20640000</text:p>
          </table:table-cell>
        </table:table-row>
        <table:table-row table:style-name="ro2">
          <table:table-cell office:value-type="float" office:value="3.8603904">
            <text:p>3,8603904</text:p>
          </table:table-cell>
          <table:table-cell office:value-type="float" office:value="2.2248802">
            <text:p>2,2248802</text:p>
          </table:table-cell>
          <table:table-cell office:value-type="float" office:value="20650000">
            <text:p>20650000</text:p>
          </table:table-cell>
        </table:table-row>
        <table:table-row table:style-name="ro2">
          <table:table-cell office:value-type="float" office:value="3.866202">
            <text:p>3,866202</text:p>
          </table:table-cell>
          <table:table-cell office:value-type="float" office:value="2.2225008">
            <text:p>2,2225008</text:p>
          </table:table-cell>
          <table:table-cell office:value-type="float" office:value="20660000">
            <text:p>20660000</text:p>
          </table:table-cell>
        </table:table-row>
        <table:table-row table:style-name="ro2">
          <table:table-cell office:value-type="float" office:value="3.8720188">
            <text:p>3,8720188</text:p>
          </table:table-cell>
          <table:table-cell office:value-type="float" office:value="2.2201333">
            <text:p>2,2201333</text:p>
          </table:table-cell>
          <table:table-cell office:value-type="float" office:value="20670000">
            <text:p>20670000</text:p>
          </table:table-cell>
        </table:table-row>
        <table:table-row table:style-name="ro2">
          <table:table-cell office:value-type="float" office:value="3.877842">
            <text:p>3,877842</text:p>
          </table:table-cell>
          <table:table-cell office:value-type="float" office:value="2.2177777">
            <text:p>2,2177777</text:p>
          </table:table-cell>
          <table:table-cell office:value-type="float" office:value="20680000">
            <text:p>20680000</text:p>
          </table:table-cell>
        </table:table-row>
        <table:table-row table:style-name="ro2">
          <table:table-cell office:value-type="float" office:value="3.8836684">
            <text:p>3,8836684</text:p>
          </table:table-cell>
          <table:table-cell office:value-type="float" office:value="2.2154348">
            <text:p>2,2154348</text:p>
          </table:table-cell>
          <table:table-cell office:value-type="float" office:value="20690000">
            <text:p>20690000</text:p>
          </table:table-cell>
        </table:table-row>
        <table:table-row table:style-name="ro2">
          <table:table-cell office:value-type="float" office:value="3.8894997">
            <text:p>3,8894997</text:p>
          </table:table-cell>
          <table:table-cell office:value-type="float" office:value="2.213104">
            <text:p>2,213104</text:p>
          </table:table-cell>
          <table:table-cell office:value-type="float" office:value="20700000">
            <text:p>20700000</text:p>
          </table:table-cell>
        </table:table-row>
        <table:table-row table:style-name="ro2">
          <table:table-cell office:value-type="float" office:value="3.895336">
            <text:p>3,895336</text:p>
          </table:table-cell>
          <table:table-cell office:value-type="float" office:value="2.2107854">
            <text:p>2,2107854</text:p>
          </table:table-cell>
          <table:table-cell office:value-type="float" office:value="20710000">
            <text:p>20710000</text:p>
          </table:table-cell>
        </table:table-row>
        <table:table-row table:style-name="ro2">
          <table:table-cell office:value-type="float" office:value="3.9011772">
            <text:p>3,9011772</text:p>
          </table:table-cell>
          <table:table-cell office:value-type="float" office:value="2.2084792">
            <text:p>2,2084792</text:p>
          </table:table-cell>
          <table:table-cell office:value-type="float" office:value="20720000">
            <text:p>20720000</text:p>
          </table:table-cell>
        </table:table-row>
        <table:table-row table:style-name="ro2">
          <table:table-cell office:value-type="float" office:value="3.907023">
            <text:p>3,907023</text:p>
          </table:table-cell>
          <table:table-cell office:value-type="float" office:value="2.206185">
            <text:p>2,206185</text:p>
          </table:table-cell>
          <table:table-cell office:value-type="float" office:value="20730000">
            <text:p>20730000</text:p>
          </table:table-cell>
        </table:table-row>
        <table:table-row table:style-name="ro2">
          <table:table-cell office:value-type="float" office:value="3.9128737">
            <text:p>3,9128737</text:p>
          </table:table-cell>
          <table:table-cell office:value-type="float" office:value="2.2039032">
            <text:p>2,2039032</text:p>
          </table:table-cell>
          <table:table-cell office:value-type="float" office:value="20740000">
            <text:p>20740000</text:p>
          </table:table-cell>
        </table:table-row>
        <table:table-row table:style-name="ro2">
          <table:table-cell office:value-type="float" office:value="3.9187293">
            <text:p>3,9187293</text:p>
          </table:table-cell>
          <table:table-cell office:value-type="float" office:value="2.201634">
            <text:p>2,201634</text:p>
          </table:table-cell>
          <table:table-cell office:value-type="float" office:value="20750000">
            <text:p>20750000</text:p>
          </table:table-cell>
        </table:table-row>
        <table:table-row table:style-name="ro2">
          <table:table-cell office:value-type="float" office:value="3.9245896">
            <text:p>3,9245896</text:p>
          </table:table-cell>
          <table:table-cell office:value-type="float" office:value="2.1993766">
            <text:p>2,1993766</text:p>
          </table:table-cell>
          <table:table-cell office:value-type="float" office:value="20760000">
            <text:p>20760000</text:p>
          </table:table-cell>
        </table:table-row>
        <table:table-row table:style-name="ro2">
          <table:table-cell office:value-type="float" office:value="3.9304543">
            <text:p>3,9304543</text:p>
          </table:table-cell>
          <table:table-cell office:value-type="float" office:value="2.1971314">
            <text:p>2,1971314</text:p>
          </table:table-cell>
          <table:table-cell office:value-type="float" office:value="20770000">
            <text:p>20770000</text:p>
          </table:table-cell>
        </table:table-row>
        <table:table-row table:style-name="ro2">
          <table:table-cell office:value-type="float" office:value="3.9363241">
            <text:p>3,9363241</text:p>
          </table:table-cell>
          <table:table-cell office:value-type="float" office:value="2.1948986">
            <text:p>2,1948986</text:p>
          </table:table-cell>
          <table:table-cell office:value-type="float" office:value="20780000">
            <text:p>20780000</text:p>
          </table:table-cell>
        </table:table-row>
        <table:table-row table:style-name="ro2">
          <table:table-cell office:value-type="float" office:value="3.9421983">
            <text:p>3,9421983</text:p>
          </table:table-cell>
          <table:table-cell office:value-type="float" office:value="2.1926782">
            <text:p>2,1926782</text:p>
          </table:table-cell>
          <table:table-cell office:value-type="float" office:value="20790000">
            <text:p>20790000</text:p>
          </table:table-cell>
        </table:table-row>
        <table:table-row table:style-name="ro2">
          <table:table-cell office:value-type="float" office:value="3.9480772">
            <text:p>3,9480772</text:p>
          </table:table-cell>
          <table:table-cell office:value-type="float" office:value="2.1904702">
            <text:p>2,1904702</text:p>
          </table:table-cell>
          <table:table-cell office:value-type="float" office:value="20800000">
            <text:p>20800000</text:p>
          </table:table-cell>
        </table:table-row>
        <table:table-row table:style-name="ro2">
          <table:table-cell office:value-type="float" office:value="3.953961">
            <text:p>3,953961</text:p>
          </table:table-cell>
          <table:table-cell office:value-type="float" office:value="2.1882744">
            <text:p>2,1882744</text:p>
          </table:table-cell>
          <table:table-cell office:value-type="float" office:value="20810000">
            <text:p>20810000</text:p>
          </table:table-cell>
        </table:table-row>
        <table:table-row table:style-name="ro2">
          <table:table-cell office:value-type="float" office:value="3.9598489">
            <text:p>3,9598489</text:p>
          </table:table-cell>
          <table:table-cell office:value-type="float" office:value="2.1860905">
            <text:p>2,1860905</text:p>
          </table:table-cell>
          <table:table-cell office:value-type="float" office:value="20820000">
            <text:p>20820000</text:p>
          </table:table-cell>
        </table:table-row>
        <table:table-row table:style-name="ro2">
          <table:table-cell office:value-type="float" office:value="3.9657416">
            <text:p>3,9657416</text:p>
          </table:table-cell>
          <table:table-cell office:value-type="float" office:value="2.1839194">
            <text:p>2,1839194</text:p>
          </table:table-cell>
          <table:table-cell office:value-type="float" office:value="20830000">
            <text:p>20830000</text:p>
          </table:table-cell>
        </table:table-row>
        <table:table-row table:style-name="ro2">
          <table:table-cell office:value-type="float" office:value="3.9716387">
            <text:p>3,9716387</text:p>
          </table:table-cell>
          <table:table-cell office:value-type="float" office:value="2.1817605">
            <text:p>2,1817605</text:p>
          </table:table-cell>
          <table:table-cell office:value-type="float" office:value="20840000">
            <text:p>20840000</text:p>
          </table:table-cell>
        </table:table-row>
        <table:table-row table:style-name="ro2">
          <table:table-cell office:value-type="float" office:value="3.9775405">
            <text:p>3,9775405</text:p>
          </table:table-cell>
          <table:table-cell office:value-type="float" office:value="2.179614">
            <text:p>2,179614</text:p>
          </table:table-cell>
          <table:table-cell office:value-type="float" office:value="20850000">
            <text:p>20850000</text:p>
          </table:table-cell>
        </table:table-row>
        <table:table-row table:style-name="ro2">
          <table:table-cell office:value-type="float" office:value="3.9834466">
            <text:p>3,9834466</text:p>
          </table:table-cell>
          <table:table-cell office:value-type="float" office:value="2.17748">
            <text:p>2,17748</text:p>
          </table:table-cell>
          <table:table-cell office:value-type="float" office:value="20860000">
            <text:p>20860000</text:p>
          </table:table-cell>
        </table:table-row>
        <table:table-row table:style-name="ro2">
          <table:table-cell office:value-type="float" office:value="3.9893575">
            <text:p>3,9893575</text:p>
          </table:table-cell>
          <table:table-cell office:value-type="float" office:value="2.1753583">
            <text:p>2,1753583</text:p>
          </table:table-cell>
          <table:table-cell office:value-type="float" office:value="20870000">
            <text:p>20870000</text:p>
          </table:table-cell>
        </table:table-row>
        <table:table-row table:style-name="ro2">
          <table:table-cell office:value-type="float" office:value="3.9952724">
            <text:p>3,9952724</text:p>
          </table:table-cell>
          <table:table-cell office:value-type="float" office:value="2.1732488">
            <text:p>2,1732488</text:p>
          </table:table-cell>
          <table:table-cell office:value-type="float" office:value="20880000">
            <text:p>20880000</text:p>
          </table:table-cell>
        </table:table-row>
        <table:table-row table:style-name="ro2">
          <table:table-cell office:value-type="float" office:value="4.001192">
            <text:p>4,001192</text:p>
          </table:table-cell>
          <table:table-cell office:value-type="float" office:value="2.1711516">
            <text:p>2,1711516</text:p>
          </table:table-cell>
          <table:table-cell office:value-type="float" office:value="20890000">
            <text:p>20890000</text:p>
          </table:table-cell>
        </table:table-row>
        <table:table-row table:style-name="ro2">
          <table:table-cell office:value-type="float" office:value="4.007116">
            <text:p>4,007116</text:p>
          </table:table-cell>
          <table:table-cell office:value-type="float" office:value="2.1690671">
            <text:p>2,1690671</text:p>
          </table:table-cell>
          <table:table-cell office:value-type="float" office:value="20900000">
            <text:p>20900000</text:p>
          </table:table-cell>
        </table:table-row>
        <table:table-row table:style-name="ro2">
          <table:table-cell office:value-type="float" office:value="4.013044">
            <text:p>4,013044</text:p>
          </table:table-cell>
          <table:table-cell office:value-type="float" office:value="2.1669948">
            <text:p>2,1669948</text:p>
          </table:table-cell>
          <table:table-cell office:value-type="float" office:value="20910000">
            <text:p>20910000</text:p>
          </table:table-cell>
        </table:table-row>
        <table:table-row table:style-name="ro2">
          <table:table-cell office:value-type="float" office:value="4.0189767">
            <text:p>4,0189767</text:p>
          </table:table-cell>
          <table:table-cell office:value-type="float" office:value="2.164935">
            <text:p>2,164935</text:p>
          </table:table-cell>
          <table:table-cell office:value-type="float" office:value="20920000">
            <text:p>20920000</text:p>
          </table:table-cell>
        </table:table-row>
        <table:table-row table:style-name="ro2">
          <table:table-cell office:value-type="float" office:value="4.0249133">
            <text:p>4,0249133</text:p>
          </table:table-cell>
          <table:table-cell office:value-type="float" office:value="2.1628876">
            <text:p>2,1628876</text:p>
          </table:table-cell>
          <table:table-cell office:value-type="float" office:value="20930000">
            <text:p>20930000</text:p>
          </table:table-cell>
        </table:table-row>
        <table:table-row table:style-name="ro2">
          <table:table-cell office:value-type="float" office:value="4.0308557">
            <text:p>4,0308557</text:p>
          </table:table-cell>
          <table:table-cell office:value-type="float" office:value="2.1608522">
            <text:p>2,1608522</text:p>
          </table:table-cell>
          <table:table-cell office:value-type="float" office:value="20940000">
            <text:p>20940000</text:p>
          </table:table-cell>
        </table:table-row>
        <table:table-row table:style-name="ro2">
          <table:table-cell office:value-type="float" office:value="4.0368013">
            <text:p>4,0368013</text:p>
          </table:table-cell>
          <table:table-cell office:value-type="float" office:value="2.15883">
            <text:p>2,15883</text:p>
          </table:table-cell>
          <table:table-cell office:value-type="float" office:value="20950000">
            <text:p>20950000</text:p>
          </table:table-cell>
        </table:table-row>
        <table:table-row table:style-name="ro2">
          <table:table-cell office:value-type="float" office:value="4.042751">
            <text:p>4,042751</text:p>
          </table:table-cell>
          <table:table-cell office:value-type="float" office:value="2.1568198">
            <text:p>2,1568198</text:p>
          </table:table-cell>
          <table:table-cell office:value-type="float" office:value="20960000">
            <text:p>20960000</text:p>
          </table:table-cell>
        </table:table-row>
        <table:table-row table:style-name="ro2">
          <table:table-cell office:value-type="float" office:value="4.0487046">
            <text:p>4,0487046</text:p>
          </table:table-cell>
          <table:table-cell office:value-type="float" office:value="2.154822">
            <text:p>2,154822</text:p>
          </table:table-cell>
          <table:table-cell office:value-type="float" office:value="20970000">
            <text:p>20970000</text:p>
          </table:table-cell>
        </table:table-row>
        <table:table-row table:style-name="ro2">
          <table:table-cell office:value-type="float" office:value="4.054662">
            <text:p>4,054662</text:p>
          </table:table-cell>
          <table:table-cell office:value-type="float" office:value="2.152837">
            <text:p>2,152837</text:p>
          </table:table-cell>
          <table:table-cell office:value-type="float" office:value="20980000">
            <text:p>20980000</text:p>
          </table:table-cell>
        </table:table-row>
        <table:table-row table:style-name="ro2">
          <table:table-cell office:value-type="float" office:value="4.0606246">
            <text:p>4,0606246</text:p>
          </table:table-cell>
          <table:table-cell office:value-type="float" office:value="2.1508644">
            <text:p>2,1508644</text:p>
          </table:table-cell>
          <table:table-cell office:value-type="float" office:value="20990000">
            <text:p>20990000</text:p>
          </table:table-cell>
        </table:table-row>
        <table:table-row table:style-name="ro2">
          <table:table-cell office:value-type="float" office:value="4.066591">
            <text:p>4,066591</text:p>
          </table:table-cell>
          <table:table-cell office:value-type="float" office:value="2.1489043">
            <text:p>2,1489043</text:p>
          </table:table-cell>
          <table:table-cell office:value-type="float" office:value="21000000">
            <text:p>21000000</text:p>
          </table:table-cell>
        </table:table-row>
        <table:table-row table:style-name="ro2">
          <table:table-cell office:value-type="float" office:value="4.072561">
            <text:p>4,072561</text:p>
          </table:table-cell>
          <table:table-cell office:value-type="float" office:value="2.1469567">
            <text:p>2,1469567</text:p>
          </table:table-cell>
          <table:table-cell office:value-type="float" office:value="21010000">
            <text:p>21010000</text:p>
          </table:table-cell>
        </table:table-row>
        <table:table-row table:style-name="ro2">
          <table:table-cell office:value-type="float" office:value="4.078535">
            <text:p>4,078535</text:p>
          </table:table-cell>
          <table:table-cell office:value-type="float" office:value="2.1450214">
            <text:p>2,1450214</text:p>
          </table:table-cell>
          <table:table-cell office:value-type="float" office:value="21020000">
            <text:p>21020000</text:p>
          </table:table-cell>
        </table:table-row>
        <table:table-row table:style-name="ro2">
          <table:table-cell office:value-type="float" office:value="4.0845137">
            <text:p>4,0845137</text:p>
          </table:table-cell>
          <table:table-cell office:value-type="float" office:value="2.1430988">
            <text:p>2,1430988</text:p>
          </table:table-cell>
          <table:table-cell office:value-type="float" office:value="21030000">
            <text:p>21030000</text:p>
          </table:table-cell>
        </table:table-row>
        <table:table-row table:style-name="ro2">
          <table:table-cell office:value-type="float" office:value="4.090496">
            <text:p>4,090496</text:p>
          </table:table-cell>
          <table:table-cell office:value-type="float" office:value="2.1411886">
            <text:p>2,1411886</text:p>
          </table:table-cell>
          <table:table-cell office:value-type="float" office:value="21040000">
            <text:p>21040000</text:p>
          </table:table-cell>
        </table:table-row>
        <table:table-row table:style-name="ro2">
          <table:table-cell office:value-type="float" office:value="4.0964823">
            <text:p>4,0964823</text:p>
          </table:table-cell>
          <table:table-cell office:value-type="float" office:value="2.139291">
            <text:p>2,139291</text:p>
          </table:table-cell>
          <table:table-cell office:value-type="float" office:value="21050000">
            <text:p>21050000</text:p>
          </table:table-cell>
        </table:table-row>
        <table:table-row table:style-name="ro2">
          <table:table-cell office:value-type="float" office:value="4.102473">
            <text:p>4,102473</text:p>
          </table:table-cell>
          <table:table-cell office:value-type="float" office:value="2.1374059">
            <text:p>2,1374059</text:p>
          </table:table-cell>
          <table:table-cell office:value-type="float" office:value="21060000">
            <text:p>21060000</text:p>
          </table:table-cell>
        </table:table-row>
        <table:table-row table:style-name="ro2">
          <table:table-cell office:value-type="float" office:value="4.108467">
            <text:p>4,108467</text:p>
          </table:table-cell>
          <table:table-cell office:value-type="float" office:value="2.1355333">
            <text:p>2,1355333</text:p>
          </table:table-cell>
          <table:table-cell office:value-type="float" office:value="21070000">
            <text:p>21070000</text:p>
          </table:table-cell>
        </table:table-row>
        <table:table-row table:style-name="ro2">
          <table:table-cell office:value-type="float" office:value="4.114465">
            <text:p>4,114465</text:p>
          </table:table-cell>
          <table:table-cell office:value-type="float" office:value="2.1336734">
            <text:p>2,1336734</text:p>
          </table:table-cell>
          <table:table-cell office:value-type="float" office:value="21080000">
            <text:p>21080000</text:p>
          </table:table-cell>
        </table:table-row>
        <table:table-row table:style-name="ro2">
          <table:table-cell office:value-type="float" office:value="4.120467">
            <text:p>4,120467</text:p>
          </table:table-cell>
          <table:table-cell office:value-type="float" office:value="2.131826">
            <text:p>2,131826</text:p>
          </table:table-cell>
          <table:table-cell office:value-type="float" office:value="21090000">
            <text:p>21090000</text:p>
          </table:table-cell>
        </table:table-row>
        <table:table-row table:style-name="ro2">
          <table:table-cell office:value-type="float" office:value="4.1264734">
            <text:p>4,1264734</text:p>
          </table:table-cell>
          <table:table-cell office:value-type="float" office:value="2.129991">
            <text:p>2,129991</text:p>
          </table:table-cell>
          <table:table-cell office:value-type="float" office:value="21100000">
            <text:p>21100000</text:p>
          </table:table-cell>
        </table:table-row>
        <table:table-row table:style-name="ro2">
          <table:table-cell office:value-type="float" office:value="4.132483">
            <text:p>4,132483</text:p>
          </table:table-cell>
          <table:table-cell office:value-type="float" office:value="2.1281688">
            <text:p>2,1281688</text:p>
          </table:table-cell>
          <table:table-cell office:value-type="float" office:value="21110000">
            <text:p>21110000</text:p>
          </table:table-cell>
        </table:table-row>
        <table:table-row table:style-name="ro2">
          <table:table-cell office:value-type="float" office:value="4.1384964">
            <text:p>4,1384964</text:p>
          </table:table-cell>
          <table:table-cell office:value-type="float" office:value="2.1263592">
            <text:p>2,1263592</text:p>
          </table:table-cell>
          <table:table-cell office:value-type="float" office:value="21120000">
            <text:p>21120000</text:p>
          </table:table-cell>
        </table:table-row>
        <table:table-row table:style-name="ro2">
          <table:table-cell office:value-type="float" office:value="4.144514">
            <text:p>4,144514</text:p>
          </table:table-cell>
          <table:table-cell office:value-type="float" office:value="2.124562">
            <text:p>2,124562</text:p>
          </table:table-cell>
          <table:table-cell office:value-type="float" office:value="21130000">
            <text:p>21130000</text:p>
          </table:table-cell>
        </table:table-row>
        <table:table-row table:style-name="ro2">
          <table:table-cell office:value-type="float" office:value="4.150535">
            <text:p>4,150535</text:p>
          </table:table-cell>
          <table:table-cell office:value-type="float" office:value="2.1227775">
            <text:p>2,1227775</text:p>
          </table:table-cell>
          <table:table-cell office:value-type="float" office:value="21140000">
            <text:p>21140000</text:p>
          </table:table-cell>
        </table:table-row>
        <table:table-row table:style-name="ro2">
          <table:table-cell office:value-type="float" office:value="4.15656">
            <text:p>4,15656</text:p>
          </table:table-cell>
          <table:table-cell office:value-type="float" office:value="2.1210058">
            <text:p>2,1210058</text:p>
          </table:table-cell>
          <table:table-cell office:value-type="float" office:value="21150000">
            <text:p>21150000</text:p>
          </table:table-cell>
        </table:table-row>
        <table:table-row table:style-name="ro2">
          <table:table-cell office:value-type="float" office:value="4.162588">
            <text:p>4,162588</text:p>
          </table:table-cell>
          <table:table-cell office:value-type="float" office:value="2.1192465">
            <text:p>2,1192465</text:p>
          </table:table-cell>
          <table:table-cell office:value-type="float" office:value="21160000">
            <text:p>21160000</text:p>
          </table:table-cell>
        </table:table-row>
        <table:table-row table:style-name="ro2">
          <table:table-cell office:value-type="float" office:value="4.16862">
            <text:p>4,16862</text:p>
          </table:table-cell>
          <table:table-cell office:value-type="float" office:value="2.1174998">
            <text:p>2,1174998</text:p>
          </table:table-cell>
          <table:table-cell office:value-type="float" office:value="21170000">
            <text:p>21170000</text:p>
          </table:table-cell>
        </table:table-row>
        <table:table-row table:style-name="ro2">
          <table:table-cell office:value-type="float" office:value="4.174656">
            <text:p>4,174656</text:p>
          </table:table-cell>
          <table:table-cell office:value-type="float" office:value="2.1157658">
            <text:p>2,1157658</text:p>
          </table:table-cell>
          <table:table-cell office:value-type="float" office:value="21180000">
            <text:p>21180000</text:p>
          </table:table-cell>
        </table:table-row>
        <table:table-row table:style-name="ro2">
          <table:table-cell office:value-type="float" office:value="4.1806955">
            <text:p>4,1806955</text:p>
          </table:table-cell>
          <table:table-cell office:value-type="float" office:value="2.1140442">
            <text:p>2,1140442</text:p>
          </table:table-cell>
          <table:table-cell office:value-type="float" office:value="21190000">
            <text:p>21190000</text:p>
          </table:table-cell>
        </table:table-row>
        <table:table-row table:style-name="ro2">
          <table:table-cell office:value-type="float" office:value="4.18674">
            <text:p>4,18674</text:p>
          </table:table-cell>
          <table:table-cell office:value-type="float" office:value="2.1123352">
            <text:p>2,1123352</text:p>
          </table:table-cell>
          <table:table-cell office:value-type="float" office:value="21200000">
            <text:p>21200000</text:p>
          </table:table-cell>
        </table:table-row>
        <table:table-row table:style-name="ro2">
          <table:table-cell office:value-type="float" office:value="4.1927867">
            <text:p>4,1927867</text:p>
          </table:table-cell>
          <table:table-cell office:value-type="float" office:value="2.110639">
            <text:p>2,110639</text:p>
          </table:table-cell>
          <table:table-cell office:value-type="float" office:value="21210000">
            <text:p>21210000</text:p>
          </table:table-cell>
        </table:table-row>
        <table:table-row table:style-name="ro2">
          <table:table-cell office:value-type="float" office:value="4.1988363">
            <text:p>4,1988363</text:p>
          </table:table-cell>
          <table:table-cell office:value-type="float" office:value="2.1089556">
            <text:p>2,1089556</text:p>
          </table:table-cell>
          <table:table-cell office:value-type="float" office:value="21220000">
            <text:p>21220000</text:p>
          </table:table-cell>
        </table:table-row>
        <table:table-row table:style-name="ro2">
          <table:table-cell office:value-type="float" office:value="4.2048903">
            <text:p>4,2048903</text:p>
          </table:table-cell>
          <table:table-cell office:value-type="float" office:value="2.107285">
            <text:p>2,107285</text:p>
          </table:table-cell>
          <table:table-cell office:value-type="float" office:value="21230000">
            <text:p>21230000</text:p>
          </table:table-cell>
        </table:table-row>
        <table:table-row table:style-name="ro2">
          <table:table-cell office:value-type="float" office:value="4.210947">
            <text:p>4,210947</text:p>
          </table:table-cell>
          <table:table-cell office:value-type="float" office:value="2.1056268">
            <text:p>2,1056268</text:p>
          </table:table-cell>
          <table:table-cell office:value-type="float" office:value="21240000">
            <text:p>21240000</text:p>
          </table:table-cell>
        </table:table-row>
        <table:table-row table:style-name="ro2">
          <table:table-cell office:value-type="float" office:value="4.2170076">
            <text:p>4,2170076</text:p>
          </table:table-cell>
          <table:table-cell office:value-type="float" office:value="2.1039815">
            <text:p>2,1039815</text:p>
          </table:table-cell>
          <table:table-cell office:value-type="float" office:value="21250000">
            <text:p>21250000</text:p>
          </table:table-cell>
        </table:table-row>
        <table:table-row table:style-name="ro2">
          <table:table-cell office:value-type="float" office:value="4.223072">
            <text:p>4,223072</text:p>
          </table:table-cell>
          <table:table-cell office:value-type="float" office:value="2.1023488">
            <text:p>2,1023488</text:p>
          </table:table-cell>
          <table:table-cell office:value-type="float" office:value="21260000">
            <text:p>21260000</text:p>
          </table:table-cell>
        </table:table-row>
        <table:table-row table:style-name="ro2">
          <table:table-cell office:value-type="float" office:value="4.2291393">
            <text:p>4,2291393</text:p>
          </table:table-cell>
          <table:table-cell office:value-type="float" office:value="2.1007288">
            <text:p>2,1007288</text:p>
          </table:table-cell>
          <table:table-cell office:value-type="float" office:value="21270000">
            <text:p>21270000</text:p>
          </table:table-cell>
        </table:table-row>
        <table:table-row table:style-name="ro2">
          <table:table-cell office:value-type="float" office:value="4.23521">
            <text:p>4,23521</text:p>
          </table:table-cell>
          <table:table-cell office:value-type="float" office:value="2.0991213">
            <text:p>2,0991213</text:p>
          </table:table-cell>
          <table:table-cell office:value-type="float" office:value="21280000">
            <text:p>21280000</text:p>
          </table:table-cell>
        </table:table-row>
        <table:table-row table:style-name="ro2">
          <table:table-cell office:value-type="float" office:value="4.2412844">
            <text:p>4,2412844</text:p>
          </table:table-cell>
          <table:table-cell office:value-type="float" office:value="2.097527">
            <text:p>2,097527</text:p>
          </table:table-cell>
          <table:table-cell office:value-type="float" office:value="21290000">
            <text:p>21290000</text:p>
          </table:table-cell>
        </table:table-row>
        <table:table-row table:style-name="ro2">
          <table:table-cell office:value-type="float" office:value="4.2473617">
            <text:p>4,2473617</text:p>
          </table:table-cell>
          <table:table-cell office:value-type="float" office:value="2.095945">
            <text:p>2,095945</text:p>
          </table:table-cell>
          <table:table-cell office:value-type="float" office:value="21300000">
            <text:p>21300000</text:p>
          </table:table-cell>
        </table:table-row>
        <table:table-row table:style-name="ro2">
          <table:table-cell office:value-type="float" office:value="4.2534423">
            <text:p>4,2534423</text:p>
          </table:table-cell>
          <table:table-cell office:value-type="float" office:value="2.0943758">
            <text:p>2,0943758</text:p>
          </table:table-cell>
          <table:table-cell office:value-type="float" office:value="21310000">
            <text:p>21310000</text:p>
          </table:table-cell>
        </table:table-row>
        <table:table-row table:style-name="ro2">
          <table:table-cell office:value-type="float" office:value="4.2595263">
            <text:p>4,2595263</text:p>
          </table:table-cell>
          <table:table-cell office:value-type="float" office:value="2.0928195">
            <text:p>2,0928195</text:p>
          </table:table-cell>
          <table:table-cell office:value-type="float" office:value="21320000">
            <text:p>21320000</text:p>
          </table:table-cell>
        </table:table-row>
        <table:table-row table:style-name="ro2">
          <table:table-cell office:value-type="float" office:value="4.2656136">
            <text:p>4,2656136</text:p>
          </table:table-cell>
          <table:table-cell office:value-type="float" office:value="2.0912757">
            <text:p>2,0912757</text:p>
          </table:table-cell>
          <table:table-cell office:value-type="float" office:value="21330000">
            <text:p>21330000</text:p>
          </table:table-cell>
        </table:table-row>
        <table:table-row table:style-name="ro2">
          <table:table-cell office:value-type="float" office:value="4.271704">
            <text:p>4,271704</text:p>
          </table:table-cell>
          <table:table-cell office:value-type="float" office:value="2.0897448">
            <text:p>2,0897448</text:p>
          </table:table-cell>
          <table:table-cell office:value-type="float" office:value="21340000">
            <text:p>21340000</text:p>
          </table:table-cell>
        </table:table-row>
        <table:table-row table:style-name="ro2">
          <table:table-cell office:value-type="float" office:value="4.2777977">
            <text:p>4,2777977</text:p>
          </table:table-cell>
          <table:table-cell office:value-type="float" office:value="2.0882266">
            <text:p>2,0882266</text:p>
          </table:table-cell>
          <table:table-cell office:value-type="float" office:value="21350000">
            <text:p>21350000</text:p>
          </table:table-cell>
        </table:table-row>
        <table:table-row table:style-name="ro2">
          <table:table-cell office:value-type="float" office:value="4.2838945">
            <text:p>4,2838945</text:p>
          </table:table-cell>
          <table:table-cell office:value-type="float" office:value="2.0867212">
            <text:p>2,0867212</text:p>
          </table:table-cell>
          <table:table-cell office:value-type="float" office:value="21360000">
            <text:p>21360000</text:p>
          </table:table-cell>
        </table:table-row>
        <table:table-row table:style-name="ro2">
          <table:table-cell office:value-type="float" office:value="4.2899947">
            <text:p>4,2899947</text:p>
          </table:table-cell>
          <table:table-cell office:value-type="float" office:value="2.0852287">
            <text:p>2,0852287</text:p>
          </table:table-cell>
          <table:table-cell office:value-type="float" office:value="21370000">
            <text:p>21370000</text:p>
          </table:table-cell>
        </table:table-row>
        <table:table-row table:style-name="ro2">
          <table:table-cell office:value-type="float" office:value="4.2960978">
            <text:p>4,2960978</text:p>
          </table:table-cell>
          <table:table-cell office:value-type="float" office:value="2.0837488">
            <text:p>2,0837488</text:p>
          </table:table-cell>
          <table:table-cell office:value-type="float" office:value="21380000">
            <text:p>21380000</text:p>
          </table:table-cell>
        </table:table-row>
        <table:table-row table:style-name="ro2">
          <table:table-cell office:value-type="float" office:value="4.302204">
            <text:p>4,302204</text:p>
          </table:table-cell>
          <table:table-cell office:value-type="float" office:value="2.0822816">
            <text:p>2,0822816</text:p>
          </table:table-cell>
          <table:table-cell office:value-type="float" office:value="21390000">
            <text:p>21390000</text:p>
          </table:table-cell>
        </table:table-row>
        <table:table-row table:style-name="ro2">
          <table:table-cell office:value-type="float" office:value="4.3083134">
            <text:p>4,3083134</text:p>
          </table:table-cell>
          <table:table-cell office:value-type="float" office:value="2.0808272">
            <text:p>2,0808272</text:p>
          </table:table-cell>
          <table:table-cell office:value-type="float" office:value="21400000">
            <text:p>21400000</text:p>
          </table:table-cell>
        </table:table-row>
        <table:table-row table:style-name="ro2">
          <table:table-cell office:value-type="float" office:value="4.3144255">
            <text:p>4,3144255</text:p>
          </table:table-cell>
          <table:table-cell office:value-type="float" office:value="2.0793858">
            <text:p>2,0793858</text:p>
          </table:table-cell>
          <table:table-cell office:value-type="float" office:value="21410000">
            <text:p>21410000</text:p>
          </table:table-cell>
        </table:table-row>
        <table:table-row table:style-name="ro2">
          <table:table-cell office:value-type="float" office:value="4.3205404">
            <text:p>4,3205404</text:p>
          </table:table-cell>
          <table:table-cell office:value-type="float" office:value="2.077957">
            <text:p>2,077957</text:p>
          </table:table-cell>
          <table:table-cell office:value-type="float" office:value="21420000">
            <text:p>21420000</text:p>
          </table:table-cell>
        </table:table-row>
        <table:table-row table:style-name="ro2">
          <table:table-cell office:value-type="float" office:value="4.3266587">
            <text:p>4,3266587</text:p>
          </table:table-cell>
          <table:table-cell office:value-type="float" office:value="2.0765412">
            <text:p>2,0765412</text:p>
          </table:table-cell>
          <table:table-cell office:value-type="float" office:value="21430000">
            <text:p>21430000</text:p>
          </table:table-cell>
        </table:table-row>
        <table:table-row table:style-name="ro2">
          <table:table-cell office:value-type="float" office:value="4.33278">
            <text:p>4,33278</text:p>
          </table:table-cell>
          <table:table-cell office:value-type="float" office:value="2.075138">
            <text:p>2,075138</text:p>
          </table:table-cell>
          <table:table-cell office:value-type="float" office:value="21440000">
            <text:p>21440000</text:p>
          </table:table-cell>
        </table:table-row>
        <table:table-row table:style-name="ro2">
          <table:table-cell office:value-type="float" office:value="4.3389044">
            <text:p>4,3389044</text:p>
          </table:table-cell>
          <table:table-cell office:value-type="float" office:value="2.0737476">
            <text:p>2,0737476</text:p>
          </table:table-cell>
          <table:table-cell office:value-type="float" office:value="21450000">
            <text:p>21450000</text:p>
          </table:table-cell>
        </table:table-row>
        <table:table-row table:style-name="ro2">
          <table:table-cell office:value-type="float" office:value="4.3450313">
            <text:p>4,3450313</text:p>
          </table:table-cell>
          <table:table-cell office:value-type="float" office:value="2.0723703">
            <text:p>2,0723703</text:p>
          </table:table-cell>
          <table:table-cell office:value-type="float" office:value="21460000">
            <text:p>21460000</text:p>
          </table:table-cell>
        </table:table-row>
        <table:table-row table:style-name="ro2">
          <table:table-cell office:value-type="float" office:value="4.351161">
            <text:p>4,351161</text:p>
          </table:table-cell>
          <table:table-cell office:value-type="float" office:value="2.0710056">
            <text:p>2,0710056</text:p>
          </table:table-cell>
          <table:table-cell office:value-type="float" office:value="21470000">
            <text:p>21470000</text:p>
          </table:table-cell>
        </table:table-row>
        <table:table-row table:style-name="ro2">
          <table:table-cell office:value-type="float" office:value="4.3572936">
            <text:p>4,3572936</text:p>
          </table:table-cell>
          <table:table-cell office:value-type="float" office:value="2.0696537">
            <text:p>2,0696537</text:p>
          </table:table-cell>
          <table:table-cell office:value-type="float" office:value="21480000">
            <text:p>21480000</text:p>
          </table:table-cell>
        </table:table-row>
        <table:table-row table:style-name="ro2">
          <table:table-cell office:value-type="float" office:value="4.363429">
            <text:p>4,363429</text:p>
          </table:table-cell>
          <table:table-cell office:value-type="float" office:value="2.0683148">
            <text:p>2,0683148</text:p>
          </table:table-cell>
          <table:table-cell office:value-type="float" office:value="21490000">
            <text:p>21490000</text:p>
          </table:table-cell>
        </table:table-row>
        <table:table-row table:style-name="ro2">
          <table:table-cell office:value-type="float" office:value="4.369568">
            <text:p>4,369568</text:p>
          </table:table-cell>
          <table:table-cell office:value-type="float" office:value="2.0669887">
            <text:p>2,0669887</text:p>
          </table:table-cell>
          <table:table-cell office:value-type="float" office:value="21500000">
            <text:p>21500000</text:p>
          </table:table-cell>
        </table:table-row>
        <table:table-row table:style-name="ro2">
          <table:table-cell office:value-type="float" office:value="4.3757086">
            <text:p>4,3757086</text:p>
          </table:table-cell>
          <table:table-cell office:value-type="float" office:value="2.0656755">
            <text:p>2,0656755</text:p>
          </table:table-cell>
          <table:table-cell office:value-type="float" office:value="21510000">
            <text:p>21510000</text:p>
          </table:table-cell>
        </table:table-row>
        <table:table-row table:style-name="ro2">
          <table:table-cell office:value-type="float" office:value="4.3818526">
            <text:p>4,3818526</text:p>
          </table:table-cell>
          <table:table-cell office:value-type="float" office:value="2.064375">
            <text:p>2,064375</text:p>
          </table:table-cell>
          <table:table-cell office:value-type="float" office:value="21520000">
            <text:p>21520000</text:p>
          </table:table-cell>
        </table:table-row>
        <table:table-row table:style-name="ro2">
          <table:table-cell office:value-type="float" office:value="4.387999">
            <text:p>4,387999</text:p>
          </table:table-cell>
          <table:table-cell office:value-type="float" office:value="2.0630875">
            <text:p>2,0630875</text:p>
          </table:table-cell>
          <table:table-cell office:value-type="float" office:value="21530000">
            <text:p>21530000</text:p>
          </table:table-cell>
        </table:table-row>
        <table:table-row table:style-name="ro2">
          <table:table-cell office:value-type="float" office:value="4.3941483">
            <text:p>4,3941483</text:p>
          </table:table-cell>
          <table:table-cell office:value-type="float" office:value="2.0618129">
            <text:p>2,0618129</text:p>
          </table:table-cell>
          <table:table-cell office:value-type="float" office:value="21540000">
            <text:p>21540000</text:p>
          </table:table-cell>
        </table:table-row>
        <table:table-row table:style-name="ro2">
          <table:table-cell table:style-name="ce1" office:value-type="string">
            <text:p>4,4003</text:p>
          </table:table-cell>
          <table:table-cell office:value-type="float" office:value="2.0605512">
            <text:p>2,0605512</text:p>
          </table:table-cell>
          <table:table-cell office:value-type="float" office:value="21550000">
            <text:p>21550000</text:p>
          </table:table-cell>
        </table:table-row>
        <table:table-row table:style-name="ro2">
          <table:table-cell office:value-type="float" office:value="4.4064546">
            <text:p>4,4064546</text:p>
          </table:table-cell>
          <table:table-cell office:value-type="float" office:value="2.0593023">
            <text:p>2,0593023</text:p>
          </table:table-cell>
          <table:table-cell office:value-type="float" office:value="21560000">
            <text:p>21560000</text:p>
          </table:table-cell>
        </table:table-row>
        <table:table-row table:style-name="ro2">
          <table:table-cell office:value-type="float" office:value="4.412612">
            <text:p>4,412612</text:p>
          </table:table-cell>
          <table:table-cell office:value-type="float" office:value="2.0580661">
            <text:p>2,0580661</text:p>
          </table:table-cell>
          <table:table-cell office:value-type="float" office:value="21570000">
            <text:p>21570000</text:p>
          </table:table-cell>
        </table:table-row>
        <table:table-row table:style-name="ro2">
          <table:table-cell office:value-type="float" office:value="4.4187717">
            <text:p>4,4187717</text:p>
          </table:table-cell>
          <table:table-cell office:value-type="float" office:value="2.056843">
            <text:p>2,056843</text:p>
          </table:table-cell>
          <table:table-cell office:value-type="float" office:value="21580000">
            <text:p>21580000</text:p>
          </table:table-cell>
        </table:table-row>
        <table:table-row table:style-name="ro2">
          <table:table-cell office:value-type="float" office:value="4.424934">
            <text:p>4,424934</text:p>
          </table:table-cell>
          <table:table-cell office:value-type="float" office:value="2.0556328">
            <text:p>2,0556328</text:p>
          </table:table-cell>
          <table:table-cell office:value-type="float" office:value="21590000">
            <text:p>21590000</text:p>
          </table:table-cell>
        </table:table-row>
        <table:table-row table:style-name="ro2">
          <table:table-cell office:value-type="float" office:value="4.4310985">
            <text:p>4,4310985</text:p>
          </table:table-cell>
          <table:table-cell office:value-type="float" office:value="2.0544355">
            <text:p>2,0544355</text:p>
          </table:table-cell>
          <table:table-cell office:value-type="float" office:value="21600000">
            <text:p>21600000</text:p>
          </table:table-cell>
        </table:table-row>
        <table:table-row table:style-name="ro2">
          <table:table-cell office:value-type="float" office:value="4.4372673">
            <text:p>4,4372673</text:p>
          </table:table-cell>
          <table:table-cell office:value-type="float" office:value="2.0532506">
            <text:p>2,0532506</text:p>
          </table:table-cell>
          <table:table-cell office:value-type="float" office:value="21610000">
            <text:p>21610000</text:p>
          </table:table-cell>
        </table:table-row>
        <table:table-row table:style-name="ro2">
          <table:table-cell office:value-type="float" office:value="4.4434366">
            <text:p>4,4434366</text:p>
          </table:table-cell>
          <table:table-cell office:value-type="float" office:value="2.0520792">
            <text:p>2,0520792</text:p>
          </table:table-cell>
          <table:table-cell office:value-type="float" office:value="21620000">
            <text:p>21620000</text:p>
          </table:table-cell>
        </table:table-row>
        <table:table-row table:style-name="ro2">
          <table:table-cell office:value-type="float" office:value="4.449609">
            <text:p>4,449609</text:p>
          </table:table-cell>
          <table:table-cell office:value-type="float" office:value="2.0509205">
            <text:p>2,0509205</text:p>
          </table:table-cell>
          <table:table-cell office:value-type="float" office:value="21630000">
            <text:p>21630000</text:p>
          </table:table-cell>
        </table:table-row>
        <table:table-row table:style-name="ro2">
          <table:table-cell office:value-type="float" office:value="4.4557834">
            <text:p>4,4557834</text:p>
          </table:table-cell>
          <table:table-cell office:value-type="float" office:value="2.049775">
            <text:p>2,049775</text:p>
          </table:table-cell>
          <table:table-cell office:value-type="float" office:value="21640000">
            <text:p>21640000</text:p>
          </table:table-cell>
        </table:table-row>
        <table:table-row table:style-name="ro2">
          <table:table-cell office:value-type="float" office:value="4.4619603">
            <text:p>4,4619603</text:p>
          </table:table-cell>
          <table:table-cell office:value-type="float" office:value="2.0486422">
            <text:p>2,0486422</text:p>
          </table:table-cell>
          <table:table-cell office:value-type="float" office:value="21650000">
            <text:p>21650000</text:p>
          </table:table-cell>
        </table:table-row>
        <table:table-row table:style-name="ro2">
          <table:table-cell office:value-type="float" office:value="4.4681396">
            <text:p>4,4681396</text:p>
          </table:table-cell>
          <table:table-cell office:value-type="float" office:value="2.0475223">
            <text:p>2,0475223</text:p>
          </table:table-cell>
          <table:table-cell office:value-type="float" office:value="21660000">
            <text:p>21660000</text:p>
          </table:table-cell>
        </table:table-row>
        <table:table-row table:style-name="ro2">
          <table:table-cell office:value-type="float" office:value="4.4743214">
            <text:p>4,4743214</text:p>
          </table:table-cell>
          <table:table-cell office:value-type="float" office:value="2.0464153">
            <text:p>2,0464153</text:p>
          </table:table-cell>
          <table:table-cell office:value-type="float" office:value="21670000">
            <text:p>21670000</text:p>
          </table:table-cell>
        </table:table-row>
        <table:table-row table:style-name="ro2">
          <table:table-cell office:value-type="float" office:value="4.4805055">
            <text:p>4,4805055</text:p>
          </table:table-cell>
          <table:table-cell office:value-type="float" office:value="2.0453215">
            <text:p>2,0453215</text:p>
          </table:table-cell>
          <table:table-cell office:value-type="float" office:value="21680000">
            <text:p>21680000</text:p>
          </table:table-cell>
        </table:table-row>
        <table:table-row table:style-name="ro2">
          <table:table-cell office:value-type="float" office:value="4.4866915">
            <text:p>4,4866915</text:p>
          </table:table-cell>
          <table:table-cell office:value-type="float" office:value="2.0442405">
            <text:p>2,0442405</text:p>
          </table:table-cell>
          <table:table-cell office:value-type="float" office:value="21690000">
            <text:p>21690000</text:p>
          </table:table-cell>
        </table:table-row>
        <table:table-row table:style-name="ro2">
          <table:table-cell office:value-type="float" office:value="4.49288">
            <text:p>4,49288</text:p>
          </table:table-cell>
          <table:table-cell office:value-type="float" office:value="2.0431724">
            <text:p>2,0431724</text:p>
          </table:table-cell>
          <table:table-cell office:value-type="float" office:value="21700000">
            <text:p>21700000</text:p>
          </table:table-cell>
        </table:table-row>
        <table:table-row table:style-name="ro2">
          <table:table-cell office:value-type="float" office:value="4.4990706">
            <text:p>4,4990706</text:p>
          </table:table-cell>
          <table:table-cell office:value-type="float" office:value="2.0421174">
            <text:p>2,0421174</text:p>
          </table:table-cell>
          <table:table-cell office:value-type="float" office:value="21710000">
            <text:p>21710000</text:p>
          </table:table-cell>
        </table:table-row>
        <table:table-row table:style-name="ro2">
          <table:table-cell office:value-type="float" office:value="4.5052633">
            <text:p>4,5052633</text:p>
          </table:table-cell>
          <table:table-cell office:value-type="float" office:value="2.0410752">
            <text:p>2,0410752</text:p>
          </table:table-cell>
          <table:table-cell office:value-type="float" office:value="21720000">
            <text:p>21720000</text:p>
          </table:table-cell>
        </table:table-row>
        <table:table-row table:style-name="ro2">
          <table:table-cell office:value-type="float" office:value="4.5114584">
            <text:p>4,5114584</text:p>
          </table:table-cell>
          <table:table-cell office:value-type="float" office:value="2.0400462">
            <text:p>2,0400462</text:p>
          </table:table-cell>
          <table:table-cell office:value-type="float" office:value="21730000">
            <text:p>21730000</text:p>
          </table:table-cell>
        </table:table-row>
        <table:table-row table:style-name="ro2">
          <table:table-cell office:value-type="float" office:value="4.517656">
            <text:p>4,517656</text:p>
          </table:table-cell>
          <table:table-cell office:value-type="float" office:value="2.0390298">
            <text:p>2,0390298</text:p>
          </table:table-cell>
          <table:table-cell office:value-type="float" office:value="21740000">
            <text:p>21740000</text:p>
          </table:table-cell>
        </table:table-row>
        <table:table-row table:style-name="ro2">
          <table:table-cell office:value-type="float" office:value="4.523855">
            <text:p>4,523855</text:p>
          </table:table-cell>
          <table:table-cell office:value-type="float" office:value="2.0380268">
            <text:p>2,0380268</text:p>
          </table:table-cell>
          <table:table-cell office:value-type="float" office:value="21750000">
            <text:p>21750000</text:p>
          </table:table-cell>
        </table:table-row>
        <table:table-row table:style-name="ro2">
          <table:table-cell office:value-type="float" office:value="4.5300565">
            <text:p>4,5300565</text:p>
          </table:table-cell>
          <table:table-cell office:value-type="float" office:value="2.0370364">
            <text:p>2,0370364</text:p>
          </table:table-cell>
          <table:table-cell office:value-type="float" office:value="21760000">
            <text:p>21760000</text:p>
          </table:table-cell>
        </table:table-row>
        <table:table-row table:style-name="ro2">
          <table:table-cell office:value-type="float" office:value="4.5362597">
            <text:p>4,5362597</text:p>
          </table:table-cell>
          <table:table-cell office:value-type="float" office:value="2.0360594">
            <text:p>2,0360594</text:p>
          </table:table-cell>
          <table:table-cell office:value-type="float" office:value="21770000">
            <text:p>21770000</text:p>
          </table:table-cell>
        </table:table-row>
        <table:table-row table:style-name="ro2">
          <table:table-cell office:value-type="float" office:value="4.542465">
            <text:p>4,542465</text:p>
          </table:table-cell>
          <table:table-cell office:value-type="float" office:value="2.035095">
            <text:p>2,035095</text:p>
          </table:table-cell>
          <table:table-cell office:value-type="float" office:value="21780000">
            <text:p>21780000</text:p>
          </table:table-cell>
        </table:table-row>
        <table:table-row table:style-name="ro2">
          <table:table-cell office:value-type="float" office:value="4.5486727">
            <text:p>4,5486727</text:p>
          </table:table-cell>
          <table:table-cell office:value-type="float" office:value="2.0341437">
            <text:p>2,0341437</text:p>
          </table:table-cell>
          <table:table-cell office:value-type="float" office:value="21790000">
            <text:p>21790000</text:p>
          </table:table-cell>
        </table:table-row>
        <table:table-row table:style-name="ro2">
          <table:table-cell office:value-type="float" office:value="4.554882">
            <text:p>4,554882</text:p>
          </table:table-cell>
          <table:table-cell office:value-type="float" office:value="2.0332055">
            <text:p>2,0332055</text:p>
          </table:table-cell>
          <table:table-cell office:value-type="float" office:value="21800000">
            <text:p>21800000</text:p>
          </table:table-cell>
        </table:table-row>
        <table:table-row table:style-name="ro2">
          <table:table-cell office:value-type="float" office:value="4.561094">
            <text:p>4,561094</text:p>
          </table:table-cell>
          <table:table-cell office:value-type="float" office:value="2.0322802">
            <text:p>2,0322802</text:p>
          </table:table-cell>
          <table:table-cell office:value-type="float" office:value="21810000">
            <text:p>21810000</text:p>
          </table:table-cell>
        </table:table-row>
        <table:table-row table:style-name="ro2">
          <table:table-cell office:value-type="float" office:value="4.567307">
            <text:p>4,567307</text:p>
          </table:table-cell>
          <table:table-cell office:value-type="float" office:value="2.0313678">
            <text:p>2,0313678</text:p>
          </table:table-cell>
          <table:table-cell office:value-type="float" office:value="21820000">
            <text:p>21820000</text:p>
          </table:table-cell>
        </table:table-row>
        <table:table-row table:style-name="ro2">
          <table:table-cell office:value-type="float" office:value="4.573522">
            <text:p>4,573522</text:p>
          </table:table-cell>
          <table:table-cell office:value-type="float" office:value="2.0304687">
            <text:p>2,0304687</text:p>
          </table:table-cell>
          <table:table-cell office:value-type="float" office:value="21830000">
            <text:p>21830000</text:p>
          </table:table-cell>
        </table:table-row>
        <table:table-row table:style-name="ro2">
          <table:table-cell office:value-type="float" office:value="4.5797396">
            <text:p>4,5797396</text:p>
          </table:table-cell>
          <table:table-cell office:value-type="float" office:value="2.0295825">
            <text:p>2,0295825</text:p>
          </table:table-cell>
          <table:table-cell office:value-type="float" office:value="21840000">
            <text:p>21840000</text:p>
          </table:table-cell>
        </table:table-row>
        <table:table-row table:style-name="ro2">
          <table:table-cell office:value-type="float" office:value="4.5859585">
            <text:p>4,5859585</text:p>
          </table:table-cell>
          <table:table-cell office:value-type="float" office:value="2.0287092">
            <text:p>2,0287092</text:p>
          </table:table-cell>
          <table:table-cell office:value-type="float" office:value="21850000">
            <text:p>21850000</text:p>
          </table:table-cell>
        </table:table-row>
        <table:table-row table:style-name="ro2">
          <table:table-cell office:value-type="float" office:value="4.592179">
            <text:p>4,592179</text:p>
          </table:table-cell>
          <table:table-cell office:value-type="float" office:value="2.0278487">
            <text:p>2,0278487</text:p>
          </table:table-cell>
          <table:table-cell office:value-type="float" office:value="21860000">
            <text:p>21860000</text:p>
          </table:table-cell>
        </table:table-row>
        <table:table-row table:style-name="ro2">
          <table:table-cell office:value-type="float" office:value="4.598403">
            <text:p>4,598403</text:p>
          </table:table-cell>
          <table:table-cell office:value-type="float" office:value="2.0270016">
            <text:p>2,0270016</text:p>
          </table:table-cell>
          <table:table-cell office:value-type="float" office:value="21870000">
            <text:p>21870000</text:p>
          </table:table-cell>
        </table:table-row>
        <table:table-row table:style-name="ro2">
          <table:table-cell office:value-type="float" office:value="4.604627">
            <text:p>4,604627</text:p>
          </table:table-cell>
          <table:table-cell office:value-type="float" office:value="2.0261674">
            <text:p>2,0261674</text:p>
          </table:table-cell>
          <table:table-cell office:value-type="float" office:value="21880000">
            <text:p>21880000</text:p>
          </table:table-cell>
        </table:table-row>
        <table:table-row table:style-name="ro2">
          <table:table-cell office:value-type="float" office:value="4.610853">
            <text:p>4,610853</text:p>
          </table:table-cell>
          <table:table-cell office:value-type="float" office:value="2.0253463">
            <text:p>2,0253463</text:p>
          </table:table-cell>
          <table:table-cell office:value-type="float" office:value="21890000">
            <text:p>21890000</text:p>
          </table:table-cell>
        </table:table-row>
        <table:table-row table:style-name="ro2">
          <table:table-cell office:value-type="float" office:value="4.617081">
            <text:p>4,617081</text:p>
          </table:table-cell>
          <table:table-cell office:value-type="float" office:value="2.024538">
            <text:p>2,024538</text:p>
          </table:table-cell>
          <table:table-cell office:value-type="float" office:value="21900000">
            <text:p>21900000</text:p>
          </table:table-cell>
        </table:table-row>
        <table:table-row table:style-name="ro2">
          <table:table-cell office:value-type="float" office:value="4.6233106">
            <text:p>4,6233106</text:p>
          </table:table-cell>
          <table:table-cell office:value-type="float" office:value="2.0237432">
            <text:p>2,0237432</text:p>
          </table:table-cell>
          <table:table-cell office:value-type="float" office:value="21910000">
            <text:p>21910000</text:p>
          </table:table-cell>
        </table:table-row>
        <table:table-row table:style-name="ro2">
          <table:table-cell office:value-type="float" office:value="4.6295414">
            <text:p>4,6295414</text:p>
          </table:table-cell>
          <table:table-cell office:value-type="float" office:value="2.0229611">
            <text:p>2,0229611</text:p>
          </table:table-cell>
          <table:table-cell office:value-type="float" office:value="21920000">
            <text:p>21920000</text:p>
          </table:table-cell>
        </table:table-row>
        <table:table-row table:style-name="ro2">
          <table:table-cell office:value-type="float" office:value="4.635774">
            <text:p>4,635774</text:p>
          </table:table-cell>
          <table:table-cell office:value-type="float" office:value="2.0221922">
            <text:p>2,0221922</text:p>
          </table:table-cell>
          <table:table-cell office:value-type="float" office:value="21930000">
            <text:p>21930000</text:p>
          </table:table-cell>
        </table:table-row>
        <table:table-row table:style-name="ro2">
          <table:table-cell office:value-type="float" office:value="4.6420083">
            <text:p>4,6420083</text:p>
          </table:table-cell>
          <table:table-cell office:value-type="float" office:value="2.0214362">
            <text:p>2,0214362</text:p>
          </table:table-cell>
          <table:table-cell office:value-type="float" office:value="21940000">
            <text:p>21940000</text:p>
          </table:table-cell>
        </table:table-row>
        <table:table-row table:style-name="ro2">
          <table:table-cell office:value-type="float" office:value="4.6482444">
            <text:p>4,6482444</text:p>
          </table:table-cell>
          <table:table-cell office:value-type="float" office:value="2.0206933">
            <text:p>2,0206933</text:p>
          </table:table-cell>
          <table:table-cell office:value-type="float" office:value="21950000">
            <text:p>21950000</text:p>
          </table:table-cell>
        </table:table-row>
        <table:table-row table:style-name="ro2">
          <table:table-cell office:value-type="float" office:value="4.654482">
            <text:p>4,654482</text:p>
          </table:table-cell>
          <table:table-cell office:value-type="float" office:value="2.0199635">
            <text:p>2,0199635</text:p>
          </table:table-cell>
          <table:table-cell office:value-type="float" office:value="21960000">
            <text:p>21960000</text:p>
          </table:table-cell>
        </table:table-row>
        <table:table-row table:style-name="ro2">
          <table:table-cell office:value-type="float" office:value="4.660721">
            <text:p>4,660721</text:p>
          </table:table-cell>
          <table:table-cell office:value-type="float" office:value="2.0192468">
            <text:p>2,0192468</text:p>
          </table:table-cell>
          <table:table-cell office:value-type="float" office:value="21970000">
            <text:p>21970000</text:p>
          </table:table-cell>
        </table:table-row>
        <table:table-row table:style-name="ro2">
          <table:table-cell office:value-type="float" office:value="4.666961">
            <text:p>4,666961</text:p>
          </table:table-cell>
          <table:table-cell office:value-type="float" office:value="2.0185432">
            <text:p>2,0185432</text:p>
          </table:table-cell>
          <table:table-cell office:value-type="float" office:value="21980000">
            <text:p>21980000</text:p>
          </table:table-cell>
        </table:table-row>
        <table:table-row table:style-name="ro2">
          <table:table-cell office:value-type="float" office:value="4.673203">
            <text:p>4,673203</text:p>
          </table:table-cell>
          <table:table-cell office:value-type="float" office:value="2.0178523">
            <text:p>2,0178523</text:p>
          </table:table-cell>
          <table:table-cell office:value-type="float" office:value="21990000">
            <text:p>21990000</text:p>
          </table:table-cell>
        </table:table-row>
        <table:table-row table:style-name="ro2">
          <table:table-cell office:value-type="float" office:value="4.679446">
            <text:p>4,679446</text:p>
          </table:table-cell>
          <table:table-cell office:value-type="float" office:value="2.017175">
            <text:p>2,017175</text:p>
          </table:table-cell>
          <table:table-cell office:value-type="float" office:value="22000000">
            <text:p>22000000</text:p>
          </table:table-cell>
        </table:table-row>
        <table:table-row table:style-name="ro2">
          <table:table-cell office:value-type="float" office:value="4.685691">
            <text:p>4,685691</text:p>
          </table:table-cell>
          <table:table-cell office:value-type="float" office:value="2.0165105">
            <text:p>2,0165105</text:p>
          </table:table-cell>
          <table:table-cell office:value-type="float" office:value="22010000">
            <text:p>22010000</text:p>
          </table:table-cell>
        </table:table-row>
        <table:table-row table:style-name="ro2">
          <table:table-cell office:value-type="float" office:value="4.691937">
            <text:p>4,691937</text:p>
          </table:table-cell>
          <table:table-cell office:value-type="float" office:value="2.0158591">
            <text:p>2,0158591</text:p>
          </table:table-cell>
          <table:table-cell office:value-type="float" office:value="22020000">
            <text:p>22020000</text:p>
          </table:table-cell>
        </table:table-row>
        <table:table-row table:style-name="ro2">
          <table:table-cell office:value-type="float" office:value="4.6981845">
            <text:p>4,6981845</text:p>
          </table:table-cell>
          <table:table-cell office:value-type="float" office:value="2.0152206">
            <text:p>2,0152206</text:p>
          </table:table-cell>
          <table:table-cell office:value-type="float" office:value="22030000">
            <text:p>22030000</text:p>
          </table:table-cell>
        </table:table-row>
        <table:table-row table:style-name="ro2">
          <table:table-cell office:value-type="float" office:value="4.704433">
            <text:p>4,704433</text:p>
          </table:table-cell>
          <table:table-cell office:value-type="float" office:value="2.0145955">
            <text:p>2,0145955</text:p>
          </table:table-cell>
          <table:table-cell office:value-type="float" office:value="22040000">
            <text:p>22040000</text:p>
          </table:table-cell>
        </table:table-row>
        <table:table-row table:style-name="ro2">
          <table:table-cell office:value-type="float" office:value="4.710683">
            <text:p>4,710683</text:p>
          </table:table-cell>
          <table:table-cell office:value-type="float" office:value="2.0139832">
            <text:p>2,0139832</text:p>
          </table:table-cell>
          <table:table-cell office:value-type="float" office:value="22050000">
            <text:p>22050000</text:p>
          </table:table-cell>
        </table:table-row>
        <table:table-row table:style-name="ro2">
          <table:table-cell office:value-type="float" office:value="4.716934">
            <text:p>4,716934</text:p>
          </table:table-cell>
          <table:table-cell office:value-type="float" office:value="2.0133843">
            <text:p>2,0133843</text:p>
          </table:table-cell>
          <table:table-cell office:value-type="float" office:value="22060000">
            <text:p>22060000</text:p>
          </table:table-cell>
        </table:table-row>
        <table:table-row table:style-name="ro2">
          <table:table-cell office:value-type="float" office:value="4.723187">
            <text:p>4,723187</text:p>
          </table:table-cell>
          <table:table-cell office:value-type="float" office:value="2.0127983">
            <text:p>2,0127983</text:p>
          </table:table-cell>
          <table:table-cell office:value-type="float" office:value="22070000">
            <text:p>22070000</text:p>
          </table:table-cell>
        </table:table-row>
        <table:table-row table:style-name="ro2">
          <table:table-cell office:value-type="float" office:value="4.7294407">
            <text:p>4,7294407</text:p>
          </table:table-cell>
          <table:table-cell office:value-type="float" office:value="2.0122254">
            <text:p>2,0122254</text:p>
          </table:table-cell>
          <table:table-cell office:value-type="float" office:value="22080000">
            <text:p>22080000</text:p>
          </table:table-cell>
        </table:table-row>
        <table:table-row table:style-name="ro2">
          <table:table-cell office:value-type="float" office:value="4.735696">
            <text:p>4,735696</text:p>
          </table:table-cell>
          <table:table-cell office:value-type="float" office:value="2.0116653">
            <text:p>2,0116653</text:p>
          </table:table-cell>
          <table:table-cell office:value-type="float" office:value="22090000">
            <text:p>22090000</text:p>
          </table:table-cell>
        </table:table-row>
        <table:table-row table:style-name="ro2">
          <table:table-cell office:value-type="float" office:value="4.741952">
            <text:p>4,741952</text:p>
          </table:table-cell>
          <table:table-cell office:value-type="float" office:value="2.011119">
            <text:p>2,011119</text:p>
          </table:table-cell>
          <table:table-cell office:value-type="float" office:value="22100000">
            <text:p>22100000</text:p>
          </table:table-cell>
        </table:table-row>
        <table:table-row table:style-name="ro2">
          <table:table-cell office:value-type="float" office:value="4.748209">
            <text:p>4,748209</text:p>
          </table:table-cell>
          <table:table-cell office:value-type="float" office:value="2.010585">
            <text:p>2,010585</text:p>
          </table:table-cell>
          <table:table-cell office:value-type="float" office:value="22110000">
            <text:p>22110000</text:p>
          </table:table-cell>
        </table:table-row>
        <table:table-row table:style-name="ro2">
          <table:table-cell office:value-type="float" office:value="4.7544675">
            <text:p>4,7544675</text:p>
          </table:table-cell>
          <table:table-cell office:value-type="float" office:value="2.0100646">
            <text:p>2,0100646</text:p>
          </table:table-cell>
          <table:table-cell office:value-type="float" office:value="22120000">
            <text:p>22120000</text:p>
          </table:table-cell>
        </table:table-row>
        <table:table-row table:style-name="ro2">
          <table:table-cell office:value-type="float" office:value="4.7607284">
            <text:p>4,7607284</text:p>
          </table:table-cell>
          <table:table-cell office:value-type="float" office:value="2.009557">
            <text:p>2,009557</text:p>
          </table:table-cell>
          <table:table-cell office:value-type="float" office:value="22130000">
            <text:p>22130000</text:p>
          </table:table-cell>
        </table:table-row>
        <table:table-row table:style-name="ro2">
          <table:table-cell office:value-type="float" office:value="4.7669888">
            <text:p>4,7669888</text:p>
          </table:table-cell>
          <table:table-cell office:value-type="float" office:value="2.0090628">
            <text:p>2,0090628</text:p>
          </table:table-cell>
          <table:table-cell office:value-type="float" office:value="22140000">
            <text:p>22140000</text:p>
          </table:table-cell>
        </table:table-row>
        <table:table-row table:style-name="ro2">
          <table:table-cell office:value-type="float" office:value="4.77325">
            <text:p>4,77325</text:p>
          </table:table-cell>
          <table:table-cell office:value-type="float" office:value="2.0085814">
            <text:p>2,0085814</text:p>
          </table:table-cell>
          <table:table-cell office:value-type="float" office:value="22150000">
            <text:p>22150000</text:p>
          </table:table-cell>
        </table:table-row>
        <table:table-row table:style-name="ro2">
          <table:table-cell office:value-type="float" office:value="4.7795124">
            <text:p>4,7795124</text:p>
          </table:table-cell>
          <table:table-cell office:value-type="float" office:value="2.0081134">
            <text:p>2,0081134</text:p>
          </table:table-cell>
          <table:table-cell office:value-type="float" office:value="22160000">
            <text:p>22160000</text:p>
          </table:table-cell>
        </table:table-row>
        <table:table-row table:style-name="ro2">
          <table:table-cell office:value-type="float" office:value="4.785776">
            <text:p>4,785776</text:p>
          </table:table-cell>
          <table:table-cell office:value-type="float" office:value="2.0076585">
            <text:p>2,0076585</text:p>
          </table:table-cell>
          <table:table-cell office:value-type="float" office:value="22170000">
            <text:p>22170000</text:p>
          </table:table-cell>
        </table:table-row>
        <table:table-row table:style-name="ro2">
          <table:table-cell office:value-type="float" office:value="4.7920403">
            <text:p>4,7920403</text:p>
          </table:table-cell>
          <table:table-cell office:value-type="float" office:value="2.0072165">
            <text:p>2,0072165</text:p>
          </table:table-cell>
          <table:table-cell office:value-type="float" office:value="22180000">
            <text:p>22180000</text:p>
          </table:table-cell>
        </table:table-row>
        <table:table-row table:style-name="ro2">
          <table:table-cell office:value-type="float" office:value="4.7983055">
            <text:p>4,7983055</text:p>
          </table:table-cell>
          <table:table-cell office:value-type="float" office:value="2.0067878">
            <text:p>2,0067878</text:p>
          </table:table-cell>
          <table:table-cell office:value-type="float" office:value="22190000">
            <text:p>22190000</text:p>
          </table:table-cell>
        </table:table-row>
        <table:table-row table:style-name="ro2">
          <table:table-cell office:value-type="float" office:value="4.804572">
            <text:p>4,804572</text:p>
          </table:table-cell>
          <table:table-cell office:value-type="float" office:value="2.0063722">
            <text:p>2,0063722</text:p>
          </table:table-cell>
          <table:table-cell office:value-type="float" office:value="22200000">
            <text:p>22200000</text:p>
          </table:table-cell>
        </table:table-row>
        <table:table-row table:style-name="ro2">
          <table:table-cell office:value-type="float" office:value="4.8108387">
            <text:p>4,8108387</text:p>
          </table:table-cell>
          <table:table-cell office:value-type="float" office:value="2.0059695">
            <text:p>2,0059695</text:p>
          </table:table-cell>
          <table:table-cell office:value-type="float" office:value="22210000">
            <text:p>22210000</text:p>
          </table:table-cell>
        </table:table-row>
        <table:table-row table:style-name="ro2">
          <table:table-cell office:value-type="float" office:value="4.8171067">
            <text:p>4,8171067</text:p>
          </table:table-cell>
          <table:table-cell office:value-type="float" office:value="2.0055802">
            <text:p>2,0055802</text:p>
          </table:table-cell>
          <table:table-cell office:value-type="float" office:value="22220000">
            <text:p>22220000</text:p>
          </table:table-cell>
        </table:table-row>
        <table:table-row table:style-name="ro2">
          <table:table-cell office:value-type="float" office:value="4.823375">
            <text:p>4,823375</text:p>
          </table:table-cell>
          <table:table-cell office:value-type="float" office:value="2.0052037">
            <text:p>2,0052037</text:p>
          </table:table-cell>
          <table:table-cell office:value-type="float" office:value="22230000">
            <text:p>22230000</text:p>
          </table:table-cell>
        </table:table-row>
        <table:table-row table:style-name="ro2">
          <table:table-cell office:value-type="float" office:value="4.8296447">
            <text:p>4,8296447</text:p>
          </table:table-cell>
          <table:table-cell office:value-type="float" office:value="2.0048406">
            <text:p>2,0048406</text:p>
          </table:table-cell>
          <table:table-cell office:value-type="float" office:value="22240000">
            <text:p>22240000</text:p>
          </table:table-cell>
        </table:table-row>
        <table:table-row table:style-name="ro2">
          <table:table-cell office:value-type="float" office:value="4.835915">
            <text:p>4,835915</text:p>
          </table:table-cell>
          <table:table-cell office:value-type="float" office:value="2.0044909">
            <text:p>2,0044909</text:p>
          </table:table-cell>
          <table:table-cell office:value-type="float" office:value="22250000">
            <text:p>22250000</text:p>
          </table:table-cell>
        </table:table-row>
        <table:table-row table:style-name="ro2">
          <table:table-cell office:value-type="float" office:value="4.842186">
            <text:p>4,842186</text:p>
          </table:table-cell>
          <table:table-cell office:value-type="float" office:value="2.0041537">
            <text:p>2,0041537</text:p>
          </table:table-cell>
          <table:table-cell office:value-type="float" office:value="22260000">
            <text:p>22260000</text:p>
          </table:table-cell>
        </table:table-row>
        <table:table-row table:style-name="ro2">
          <table:table-cell office:value-type="float" office:value="4.8484573">
            <text:p>4,8484573</text:p>
          </table:table-cell>
          <table:table-cell office:value-type="float" office:value="2.00383">
            <text:p>2,00383</text:p>
          </table:table-cell>
          <table:table-cell office:value-type="float" office:value="22270000">
            <text:p>22270000</text:p>
          </table:table-cell>
        </table:table-row>
        <table:table-row table:style-name="ro2">
          <table:table-cell office:value-type="float" office:value="4.8547297">
            <text:p>4,8547297</text:p>
          </table:table-cell>
          <table:table-cell office:value-type="float" office:value="2.0035193">
            <text:p>2,0035193</text:p>
          </table:table-cell>
          <table:table-cell office:value-type="float" office:value="22280000">
            <text:p>22280000</text:p>
          </table:table-cell>
        </table:table-row>
        <table:table-row table:style-name="ro2">
          <table:table-cell office:value-type="float" office:value="4.8610024">
            <text:p>4,8610024</text:p>
          </table:table-cell>
          <table:table-cell office:value-type="float" office:value="2.0032218">
            <text:p>2,0032218</text:p>
          </table:table-cell>
          <table:table-cell office:value-type="float" office:value="22290000">
            <text:p>22290000</text:p>
          </table:table-cell>
        </table:table-row>
        <table:table-row table:style-name="ro2">
          <table:table-cell office:value-type="float" office:value="4.867276">
            <text:p>4,867276</text:p>
          </table:table-cell>
          <table:table-cell office:value-type="float" office:value="2.0029373">
            <text:p>2,0029373</text:p>
          </table:table-cell>
          <table:table-cell office:value-type="float" office:value="22300000">
            <text:p>22300000</text:p>
          </table:table-cell>
        </table:table-row>
        <table:table-row table:style-name="ro2">
          <table:table-cell office:value-type="float" office:value="4.8735504">
            <text:p>4,8735504</text:p>
          </table:table-cell>
          <table:table-cell office:value-type="float" office:value="2.002666">
            <text:p>2,002666</text:p>
          </table:table-cell>
          <table:table-cell office:value-type="float" office:value="22310000">
            <text:p>22310000</text:p>
          </table:table-cell>
        </table:table-row>
        <table:table-row table:style-name="ro2">
          <table:table-cell office:value-type="float" office:value="4.879825">
            <text:p>4,879825</text:p>
          </table:table-cell>
          <table:table-cell office:value-type="float" office:value="2.002408">
            <text:p>2,002408</text:p>
          </table:table-cell>
          <table:table-cell office:value-type="float" office:value="22320000">
            <text:p>22320000</text:p>
          </table:table-cell>
        </table:table-row>
        <table:table-row table:style-name="ro2">
          <table:table-cell table:style-name="ce1" office:value-type="string">
            <text:p>4,8861</text:p>
          </table:table-cell>
          <table:table-cell office:value-type="float" office:value="2.002163">
            <text:p>2,002163</text:p>
          </table:table-cell>
          <table:table-cell office:value-type="float" office:value="22330000">
            <text:p>22330000</text:p>
          </table:table-cell>
        </table:table-row>
        <table:table-row table:style-name="ro2">
          <table:table-cell office:value-type="float" office:value="4.892376">
            <text:p>4,892376</text:p>
          </table:table-cell>
          <table:table-cell office:value-type="float" office:value="2.0019312">
            <text:p>2,0019312</text:p>
          </table:table-cell>
          <table:table-cell office:value-type="float" office:value="22340000">
            <text:p>22340000</text:p>
          </table:table-cell>
        </table:table-row>
        <table:table-row table:style-name="ro2">
          <table:table-cell office:value-type="float" office:value="4.898652">
            <text:p>4,898652</text:p>
          </table:table-cell>
          <table:table-cell office:value-type="float" office:value="2.0017123">
            <text:p>2,0017123</text:p>
          </table:table-cell>
          <table:table-cell office:value-type="float" office:value="22350000">
            <text:p>22350000</text:p>
          </table:table-cell>
        </table:table-row>
        <table:table-row table:style-name="ro2">
          <table:table-cell office:value-type="float" office:value="4.904928">
            <text:p>4,904928</text:p>
          </table:table-cell>
          <table:table-cell office:value-type="float" office:value="2.0015068">
            <text:p>2,0015068</text:p>
          </table:table-cell>
          <table:table-cell office:value-type="float" office:value="22360000">
            <text:p>22360000</text:p>
          </table:table-cell>
        </table:table-row>
        <table:table-row table:style-name="ro2">
          <table:table-cell office:value-type="float" office:value="4.9112053">
            <text:p>4,9112053</text:p>
          </table:table-cell>
          <table:table-cell office:value-type="float" office:value="2.0013142">
            <text:p>2,0013142</text:p>
          </table:table-cell>
          <table:table-cell office:value-type="float" office:value="22370000">
            <text:p>22370000</text:p>
          </table:table-cell>
        </table:table-row>
        <table:table-row table:style-name="ro2">
          <table:table-cell office:value-type="float" office:value="4.917483">
            <text:p>4,917483</text:p>
          </table:table-cell>
          <table:table-cell office:value-type="float" office:value="2.001135">
            <text:p>2,001135</text:p>
          </table:table-cell>
          <table:table-cell office:value-type="float" office:value="22380000">
            <text:p>22380000</text:p>
          </table:table-cell>
        </table:table-row>
        <table:table-row table:style-name="ro2">
          <table:table-cell office:value-type="float" office:value="4.9237604">
            <text:p>4,9237604</text:p>
          </table:table-cell>
          <table:table-cell office:value-type="float" office:value="2.000969">
            <text:p>2,000969</text:p>
          </table:table-cell>
          <table:table-cell office:value-type="float" office:value="22390000">
            <text:p>22390000</text:p>
          </table:table-cell>
        </table:table-row>
        <table:table-row table:style-name="ro2">
          <table:table-cell office:value-type="float" office:value="4.93004">
            <text:p>4,93004</text:p>
          </table:table-cell>
          <table:table-cell office:value-type="float" office:value="2.0008159">
            <text:p>2,0008159</text:p>
          </table:table-cell>
          <table:table-cell office:value-type="float" office:value="22400000">
            <text:p>22400000</text:p>
          </table:table-cell>
        </table:table-row>
        <table:table-row table:style-name="ro2">
          <table:table-cell office:value-type="float" office:value="4.9363184">
            <text:p>4,9363184</text:p>
          </table:table-cell>
          <table:table-cell office:value-type="float" office:value="2.000676">
            <text:p>2,000676</text:p>
          </table:table-cell>
          <table:table-cell office:value-type="float" office:value="22410000">
            <text:p>22410000</text:p>
          </table:table-cell>
        </table:table-row>
        <table:table-row table:style-name="ro2">
          <table:table-cell office:value-type="float" office:value="4.942597">
            <text:p>4,942597</text:p>
          </table:table-cell>
          <table:table-cell office:value-type="float" office:value="2.0005493">
            <text:p>2,0005493</text:p>
          </table:table-cell>
          <table:table-cell office:value-type="float" office:value="22420000">
            <text:p>22420000</text:p>
          </table:table-cell>
        </table:table-row>
        <table:table-row table:style-name="ro2">
          <table:table-cell office:value-type="float" office:value="4.948876">
            <text:p>4,948876</text:p>
          </table:table-cell>
          <table:table-cell office:value-type="float" office:value="2.0004356">
            <text:p>2,0004356</text:p>
          </table:table-cell>
          <table:table-cell office:value-type="float" office:value="22430000">
            <text:p>22430000</text:p>
          </table:table-cell>
        </table:table-row>
        <table:table-row table:style-name="ro2">
          <table:table-cell office:value-type="float" office:value="4.9551554">
            <text:p>4,9551554</text:p>
          </table:table-cell>
          <table:table-cell office:value-type="float" office:value="2.0003352">
            <text:p>2,0003352</text:p>
          </table:table-cell>
          <table:table-cell office:value-type="float" office:value="22440000">
            <text:p>22440000</text:p>
          </table:table-cell>
        </table:table-row>
        <table:table-row table:style-name="ro2">
          <table:table-cell office:value-type="float" office:value="4.9614344">
            <text:p>4,9614344</text:p>
          </table:table-cell>
          <table:table-cell office:value-type="float" office:value="2.000248">
            <text:p>2,000248</text:p>
          </table:table-cell>
          <table:table-cell office:value-type="float" office:value="22450000">
            <text:p>22450000</text:p>
          </table:table-cell>
        </table:table-row>
        <table:table-row table:style-name="ro2">
          <table:table-cell office:value-type="float" office:value="4.967714">
            <text:p>4,967714</text:p>
          </table:table-cell>
          <table:table-cell office:value-type="float" office:value="2.0001738">
            <text:p>2,0001738</text:p>
          </table:table-cell>
          <table:table-cell office:value-type="float" office:value="22460000">
            <text:p>22460000</text:p>
          </table:table-cell>
        </table:table-row>
        <table:table-row table:style-name="ro2">
          <table:table-cell office:value-type="float" office:value="4.973994">
            <text:p>4,973994</text:p>
          </table:table-cell>
          <table:table-cell office:value-type="float" office:value="2.0001125">
            <text:p>2,0001125</text:p>
          </table:table-cell>
          <table:table-cell office:value-type="float" office:value="22470000">
            <text:p>22470000</text:p>
          </table:table-cell>
        </table:table-row>
        <table:table-row table:style-name="ro2">
          <table:table-cell office:value-type="float" office:value="4.9802732">
            <text:p>4,9802732</text:p>
          </table:table-cell>
          <table:table-cell office:value-type="float" office:value="2.0000648">
            <text:p>2,0000648</text:p>
          </table:table-cell>
          <table:table-cell office:value-type="float" office:value="22480000">
            <text:p>22480000</text:p>
          </table:table-cell>
        </table:table-row>
        <table:table-row table:style-name="ro2">
          <table:table-cell office:value-type="float" office:value="4.986553">
            <text:p>4,986553</text:p>
          </table:table-cell>
          <table:table-cell office:value-type="float" office:value="2.0000303">
            <text:p>2,0000303</text:p>
          </table:table-cell>
          <table:table-cell office:value-type="float" office:value="22490000">
            <text:p>22490000</text:p>
          </table:table-cell>
        </table:table-row>
        <table:table-row table:style-name="ro2">
          <table:table-cell office:value-type="float" office:value="4.992833">
            <text:p>4,992833</text:p>
          </table:table-cell>
          <table:table-cell office:value-type="float" office:value="2.0000086">
            <text:p>2,0000086</text:p>
          </table:table-cell>
          <table:table-cell office:value-type="float" office:value="22500000">
            <text:p>22500000</text:p>
          </table:table-cell>
        </table:table-row>
        <table:table-row table:style-name="ro2">
          <table:table-cell office:value-type="float" office:value="4.999113">
            <text:p>4,999113</text:p>
          </table:table-cell>
          <table:table-cell office:value-type="float" office:value="2.0000002">
            <text:p>2,0000002</text:p>
          </table:table-cell>
          <table:table-cell office:value-type="float" office:value="22510000">
            <text:p>22510000</text:p>
          </table:table-cell>
        </table:table-row>
        <table:table-row table:style-name="ro2">
          <table:table-cell office:value-type="float" office:value="5.005393">
            <text:p>5,005393</text:p>
          </table:table-cell>
          <table:table-cell office:value-type="float" office:value="2.0000048">
            <text:p>2,0000048</text:p>
          </table:table-cell>
          <table:table-cell office:value-type="float" office:value="22520000">
            <text:p>22520000</text:p>
          </table:table-cell>
        </table:table-row>
        <table:table-row table:style-name="ro2">
          <table:table-cell office:value-type="float" office:value="5.011673">
            <text:p>5,011673</text:p>
          </table:table-cell>
          <table:table-cell office:value-type="float" office:value="2.0000226">
            <text:p>2,0000226</text:p>
          </table:table-cell>
          <table:table-cell office:value-type="float" office:value="22530000">
            <text:p>22530000</text:p>
          </table:table-cell>
        </table:table-row>
        <table:table-row table:style-name="ro2">
          <table:table-cell office:value-type="float" office:value="5.017953">
            <text:p>5,017953</text:p>
          </table:table-cell>
          <table:table-cell office:value-type="float" office:value="2.0000536">
            <text:p>2,0000536</text:p>
          </table:table-cell>
          <table:table-cell office:value-type="float" office:value="22540000">
            <text:p>22540000</text:p>
          </table:table-cell>
        </table:table-row>
        <table:table-row table:style-name="ro2">
          <table:table-cell office:value-type="float" office:value="5.024233">
            <text:p>5,024233</text:p>
          </table:table-cell>
          <table:table-cell office:value-type="float" office:value="2.0000978">
            <text:p>2,0000978</text:p>
          </table:table-cell>
          <table:table-cell office:value-type="float" office:value="22550000">
            <text:p>22550000</text:p>
          </table:table-cell>
        </table:table-row>
        <table:table-row table:style-name="ro2">
          <table:table-cell office:value-type="float" office:value="5.0305123">
            <text:p>5,0305123</text:p>
          </table:table-cell>
          <table:table-cell office:value-type="float" office:value="2.0001552">
            <text:p>2,0001552</text:p>
          </table:table-cell>
          <table:table-cell office:value-type="float" office:value="22560000">
            <text:p>22560000</text:p>
          </table:table-cell>
        </table:table-row>
        <table:table-row table:style-name="ro2">
          <table:table-cell office:value-type="float" office:value="5.036792">
            <text:p>5,036792</text:p>
          </table:table-cell>
          <table:table-cell office:value-type="float" office:value="2.0002255">
            <text:p>2,0002255</text:p>
          </table:table-cell>
          <table:table-cell office:value-type="float" office:value="22570000">
            <text:p>22570000</text:p>
          </table:table-cell>
        </table:table-row>
        <table:table-row table:style-name="ro2">
          <table:table-cell office:value-type="float" office:value="5.0430713">
            <text:p>5,0430713</text:p>
          </table:table-cell>
          <table:table-cell office:value-type="float" office:value="2.0003092">
            <text:p>2,0003092</text:p>
          </table:table-cell>
          <table:table-cell office:value-type="float" office:value="22580000">
            <text:p>22580000</text:p>
          </table:table-cell>
        </table:table-row>
        <table:table-row table:style-name="ro2">
          <table:table-cell office:value-type="float" office:value="5.0493503">
            <text:p>5,0493503</text:p>
          </table:table-cell>
          <table:table-cell office:value-type="float" office:value="2.0004058">
            <text:p>2,0004058</text:p>
          </table:table-cell>
          <table:table-cell office:value-type="float" office:value="22590000">
            <text:p>22590000</text:p>
          </table:table-cell>
        </table:table-row>
        <table:table-row table:style-name="ro2">
          <table:table-cell office:value-type="float" office:value="5.0556293">
            <text:p>5,0556293</text:p>
          </table:table-cell>
          <table:table-cell office:value-type="float" office:value="2.000516">
            <text:p>2,000516</text:p>
          </table:table-cell>
          <table:table-cell office:value-type="float" office:value="22600000">
            <text:p>22600000</text:p>
          </table:table-cell>
        </table:table-row>
        <table:table-row table:style-name="ro2">
          <table:table-cell office:value-type="float" office:value="5.0619082">
            <text:p>5,0619082</text:p>
          </table:table-cell>
          <table:table-cell office:value-type="float" office:value="2.000639">
            <text:p>2,000639</text:p>
          </table:table-cell>
          <table:table-cell office:value-type="float" office:value="22610000">
            <text:p>22610000</text:p>
          </table:table-cell>
        </table:table-row>
        <table:table-row table:style-name="ro2">
          <table:table-cell office:value-type="float" office:value="5.0681868">
            <text:p>5,0681868</text:p>
          </table:table-cell>
          <table:table-cell office:value-type="float" office:value="2.0007749">
            <text:p>2,0007749</text:p>
          </table:table-cell>
          <table:table-cell office:value-type="float" office:value="22620000">
            <text:p>22620000</text:p>
          </table:table-cell>
        </table:table-row>
        <table:table-row table:style-name="ro2">
          <table:table-cell office:value-type="float" office:value="5.074465">
            <text:p>5,074465</text:p>
          </table:table-cell>
          <table:table-cell office:value-type="float" office:value="2.0009243">
            <text:p>2,0009243</text:p>
          </table:table-cell>
          <table:table-cell office:value-type="float" office:value="22630000">
            <text:p>22630000</text:p>
          </table:table-cell>
        </table:table-row>
        <table:table-row table:style-name="ro2">
          <table:table-cell office:value-type="float" office:value="5.080743">
            <text:p>5,080743</text:p>
          </table:table-cell>
          <table:table-cell office:value-type="float" office:value="2.0010867">
            <text:p>2,0010867</text:p>
          </table:table-cell>
          <table:table-cell office:value-type="float" office:value="22640000">
            <text:p>22640000</text:p>
          </table:table-cell>
        </table:table-row>
        <table:table-row table:style-name="ro2">
          <table:table-cell office:value-type="float" office:value="5.08702">
            <text:p>5,08702</text:p>
          </table:table-cell>
          <table:table-cell office:value-type="float" office:value="2.0012624">
            <text:p>2,0012624</text:p>
          </table:table-cell>
          <table:table-cell office:value-type="float" office:value="22650000">
            <text:p>22650000</text:p>
          </table:table-cell>
        </table:table-row>
        <table:table-row table:style-name="ro2">
          <table:table-cell office:value-type="float" office:value="5.093299">
            <text:p>5,093299</text:p>
          </table:table-cell>
          <table:table-cell office:value-type="float" office:value="2.001451">
            <text:p>2,001451</text:p>
          </table:table-cell>
          <table:table-cell office:value-type="float" office:value="22660000">
            <text:p>22660000</text:p>
          </table:table-cell>
        </table:table-row>
        <table:table-row table:style-name="ro2">
          <table:table-cell office:value-type="float" office:value="5.0995755">
            <text:p>5,0995755</text:p>
          </table:table-cell>
          <table:table-cell office:value-type="float" office:value="2.001653">
            <text:p>2,001653</text:p>
          </table:table-cell>
          <table:table-cell office:value-type="float" office:value="22670000">
            <text:p>22670000</text:p>
          </table:table-cell>
        </table:table-row>
        <table:table-row table:style-name="ro2">
          <table:table-cell office:value-type="float" office:value="5.1058517">
            <text:p>5,1058517</text:p>
          </table:table-cell>
          <table:table-cell office:value-type="float" office:value="2.001868">
            <text:p>2,001868</text:p>
          </table:table-cell>
          <table:table-cell office:value-type="float" office:value="22680000">
            <text:p>22680000</text:p>
          </table:table-cell>
        </table:table-row>
        <table:table-row table:style-name="ro2">
          <table:table-cell office:value-type="float" office:value="5.1121273">
            <text:p>5,1121273</text:p>
          </table:table-cell>
          <table:table-cell office:value-type="float" office:value="2.0020962">
            <text:p>2,0020962</text:p>
          </table:table-cell>
          <table:table-cell office:value-type="float" office:value="22690000">
            <text:p>22690000</text:p>
          </table:table-cell>
        </table:table-row>
        <table:table-row table:style-name="ro2">
          <table:table-cell office:value-type="float" office:value="5.118403">
            <text:p>5,118403</text:p>
          </table:table-cell>
          <table:table-cell office:value-type="float" office:value="2.0023375">
            <text:p>2,0023375</text:p>
          </table:table-cell>
          <table:table-cell office:value-type="float" office:value="22700000">
            <text:p>22700000</text:p>
          </table:table-cell>
        </table:table-row>
        <table:table-row table:style-name="ro2">
          <table:table-cell office:value-type="float" office:value="5.1246777">
            <text:p>5,1246777</text:p>
          </table:table-cell>
          <table:table-cell office:value-type="float" office:value="2.0025918">
            <text:p>2,0025918</text:p>
          </table:table-cell>
          <table:table-cell office:value-type="float" office:value="22710000">
            <text:p>22710000</text:p>
          </table:table-cell>
        </table:table-row>
        <table:table-row table:style-name="ro2">
          <table:table-cell office:value-type="float" office:value="5.130952">
            <text:p>5,130952</text:p>
          </table:table-cell>
          <table:table-cell office:value-type="float" office:value="2.0028594">
            <text:p>2,0028594</text:p>
          </table:table-cell>
          <table:table-cell office:value-type="float" office:value="22720000">
            <text:p>22720000</text:p>
          </table:table-cell>
        </table:table-row>
        <table:table-row table:style-name="ro2">
          <table:table-cell office:value-type="float" office:value="5.1372256">
            <text:p>5,1372256</text:p>
          </table:table-cell>
          <table:table-cell office:value-type="float" office:value="2.0031402">
            <text:p>2,0031402</text:p>
          </table:table-cell>
          <table:table-cell office:value-type="float" office:value="22730000">
            <text:p>22730000</text:p>
          </table:table-cell>
        </table:table-row>
        <table:table-row table:style-name="ro2">
          <table:table-cell office:value-type="float" office:value="5.1434984">
            <text:p>5,1434984</text:p>
          </table:table-cell>
          <table:table-cell office:value-type="float" office:value="2.003434">
            <text:p>2,003434</text:p>
          </table:table-cell>
          <table:table-cell office:value-type="float" office:value="22740000">
            <text:p>22740000</text:p>
          </table:table-cell>
        </table:table-row>
        <table:table-row table:style-name="ro2">
          <table:table-cell office:value-type="float" office:value="5.1497707">
            <text:p>5,1497707</text:p>
          </table:table-cell>
          <table:table-cell office:value-type="float" office:value="2.003741">
            <text:p>2,003741</text:p>
          </table:table-cell>
          <table:table-cell office:value-type="float" office:value="22750000">
            <text:p>22750000</text:p>
          </table:table-cell>
        </table:table-row>
        <table:table-row table:style-name="ro2">
          <table:table-cell office:value-type="float" office:value="5.1560426">
            <text:p>5,1560426</text:p>
          </table:table-cell>
          <table:table-cell office:value-type="float" office:value="2.004061">
            <text:p>2,004061</text:p>
          </table:table-cell>
          <table:table-cell office:value-type="float" office:value="22760000">
            <text:p>22760000</text:p>
          </table:table-cell>
        </table:table-row>
        <table:table-row table:style-name="ro2">
          <table:table-cell office:value-type="float" office:value="5.162314">
            <text:p>5,162314</text:p>
          </table:table-cell>
          <table:table-cell office:value-type="float" office:value="2.004394">
            <text:p>2,004394</text:p>
          </table:table-cell>
          <table:table-cell office:value-type="float" office:value="22770000">
            <text:p>22770000</text:p>
          </table:table-cell>
        </table:table-row>
        <table:table-row table:style-name="ro2">
          <table:table-cell office:value-type="float" office:value="5.1685843">
            <text:p>5,1685843</text:p>
          </table:table-cell>
          <table:table-cell office:value-type="float" office:value="2.0047405">
            <text:p>2,0047405</text:p>
          </table:table-cell>
          <table:table-cell office:value-type="float" office:value="22780000">
            <text:p>22780000</text:p>
          </table:table-cell>
        </table:table-row>
        <table:table-row table:style-name="ro2">
          <table:table-cell office:value-type="float" office:value="5.174854">
            <text:p>5,174854</text:p>
          </table:table-cell>
          <table:table-cell table:style-name="ce1" office:value-type="string">
            <text:p>2,0051</text:p>
          </table:table-cell>
          <table:table-cell office:value-type="float" office:value="22790000">
            <text:p>22790000</text:p>
          </table:table-cell>
        </table:table-row>
        <table:table-row table:style-name="ro2">
          <table:table-cell office:value-type="float" office:value="5.181123">
            <text:p>5,181123</text:p>
          </table:table-cell>
          <table:table-cell office:value-type="float" office:value="2.0054727">
            <text:p>2,0054727</text:p>
          </table:table-cell>
          <table:table-cell office:value-type="float" office:value="22800000">
            <text:p>22800000</text:p>
          </table:table-cell>
        </table:table-row>
        <table:table-row table:style-name="ro2">
          <table:table-cell office:value-type="float" office:value="5.187391">
            <text:p>5,187391</text:p>
          </table:table-cell>
          <table:table-cell office:value-type="float" office:value="2.0058584">
            <text:p>2,0058584</text:p>
          </table:table-cell>
          <table:table-cell office:value-type="float" office:value="22810000">
            <text:p>22810000</text:p>
          </table:table-cell>
        </table:table-row>
        <table:table-row table:style-name="ro2">
          <table:table-cell office:value-type="float" office:value="5.193658">
            <text:p>5,193658</text:p>
          </table:table-cell>
          <table:table-cell office:value-type="float" office:value="2.006257">
            <text:p>2,006257</text:p>
          </table:table-cell>
          <table:table-cell office:value-type="float" office:value="22820000">
            <text:p>22820000</text:p>
          </table:table-cell>
        </table:table-row>
        <table:table-row table:style-name="ro2">
          <table:table-cell office:value-type="float" office:value="5.1999245">
            <text:p>5,1999245</text:p>
          </table:table-cell>
          <table:table-cell office:value-type="float" office:value="2.006669">
            <text:p>2,006669</text:p>
          </table:table-cell>
          <table:table-cell office:value-type="float" office:value="22830000">
            <text:p>22830000</text:p>
          </table:table-cell>
        </table:table-row>
        <table:table-row table:style-name="ro2">
          <table:table-cell office:value-type="float" office:value="5.20619">
            <text:p>5,20619</text:p>
          </table:table-cell>
          <table:table-cell office:value-type="float" office:value="2.0070941">
            <text:p>2,0070941</text:p>
          </table:table-cell>
          <table:table-cell office:value-type="float" office:value="22840000">
            <text:p>22840000</text:p>
          </table:table-cell>
        </table:table-row>
        <table:table-row table:style-name="ro2">
          <table:table-cell office:value-type="float" office:value="5.212455">
            <text:p>5,212455</text:p>
          </table:table-cell>
          <table:table-cell office:value-type="float" office:value="2.0075324">
            <text:p>2,0075324</text:p>
          </table:table-cell>
          <table:table-cell office:value-type="float" office:value="22850000">
            <text:p>22850000</text:p>
          </table:table-cell>
        </table:table-row>
        <table:table-row table:style-name="ro2">
          <table:table-cell office:value-type="float" office:value="5.2187185">
            <text:p>5,2187185</text:p>
          </table:table-cell>
          <table:table-cell office:value-type="float" office:value="2.0079834">
            <text:p>2,0079834</text:p>
          </table:table-cell>
          <table:table-cell office:value-type="float" office:value="22860000">
            <text:p>22860000</text:p>
          </table:table-cell>
        </table:table-row>
        <table:table-row table:style-name="ro2">
          <table:table-cell office:value-type="float" office:value="5.2249813">
            <text:p>5,2249813</text:p>
          </table:table-cell>
          <table:table-cell office:value-type="float" office:value="2.0084481">
            <text:p>2,0084481</text:p>
          </table:table-cell>
          <table:table-cell office:value-type="float" office:value="22870000">
            <text:p>22870000</text:p>
          </table:table-cell>
        </table:table-row>
        <table:table-row table:style-name="ro2">
          <table:table-cell office:value-type="float" office:value="5.231243">
            <text:p>5,231243</text:p>
          </table:table-cell>
          <table:table-cell office:value-type="float" office:value="2.0089254">
            <text:p>2,0089254</text:p>
          </table:table-cell>
          <table:table-cell office:value-type="float" office:value="22880000">
            <text:p>22880000</text:p>
          </table:table-cell>
        </table:table-row>
        <table:table-row table:style-name="ro2">
          <table:table-cell office:value-type="float" office:value="5.2375035">
            <text:p>5,2375035</text:p>
          </table:table-cell>
          <table:table-cell office:value-type="float" office:value="2.009416">
            <text:p>2,009416</text:p>
          </table:table-cell>
          <table:table-cell office:value-type="float" office:value="22890000">
            <text:p>22890000</text:p>
          </table:table-cell>
        </table:table-row>
        <table:table-row table:style-name="ro2">
          <table:table-cell office:value-type="float" office:value="5.2437634">
            <text:p>5,2437634</text:p>
          </table:table-cell>
          <table:table-cell office:value-type="float" office:value="2.00992">
            <text:p>2,00992</text:p>
          </table:table-cell>
          <table:table-cell office:value-type="float" office:value="22900000">
            <text:p>22900000</text:p>
          </table:table-cell>
        </table:table-row>
        <table:table-row table:style-name="ro2">
          <table:table-cell office:value-type="float" office:value="5.250022">
            <text:p>5,250022</text:p>
          </table:table-cell>
          <table:table-cell office:value-type="float" office:value="2.0104365">
            <text:p>2,0104365</text:p>
          </table:table-cell>
          <table:table-cell office:value-type="float" office:value="22910000">
            <text:p>22910000</text:p>
          </table:table-cell>
        </table:table-row>
        <table:table-row table:style-name="ro2">
          <table:table-cell office:value-type="float" office:value="5.256281">
            <text:p>5,256281</text:p>
          </table:table-cell>
          <table:table-cell office:value-type="float" office:value="2.0109668">
            <text:p>2,0109668</text:p>
          </table:table-cell>
          <table:table-cell office:value-type="float" office:value="22920000">
            <text:p>22920000</text:p>
          </table:table-cell>
        </table:table-row>
        <table:table-row table:style-name="ro2">
          <table:table-cell office:value-type="float" office:value="5.2625375">
            <text:p>5,2625375</text:p>
          </table:table-cell>
          <table:table-cell office:value-type="float" office:value="2.0115097">
            <text:p>2,0115097</text:p>
          </table:table-cell>
          <table:table-cell office:value-type="float" office:value="22930000">
            <text:p>22930000</text:p>
          </table:table-cell>
        </table:table-row>
        <table:table-row table:style-name="ro2">
          <table:table-cell office:value-type="float" office:value="5.2687926">
            <text:p>5,2687926</text:p>
          </table:table-cell>
          <table:table-cell office:value-type="float" office:value="2.012066">
            <text:p>2,012066</text:p>
          </table:table-cell>
          <table:table-cell office:value-type="float" office:value="22940000">
            <text:p>22940000</text:p>
          </table:table-cell>
        </table:table-row>
        <table:table-row table:style-name="ro2">
          <table:table-cell office:value-type="float" office:value="5.275047">
            <text:p>5,275047</text:p>
          </table:table-cell>
          <table:table-cell office:value-type="float" office:value="2.012635">
            <text:p>2,012635</text:p>
          </table:table-cell>
          <table:table-cell office:value-type="float" office:value="22950000">
            <text:p>22950000</text:p>
          </table:table-cell>
        </table:table-row>
        <table:table-row table:style-name="ro2">
          <table:table-cell office:value-type="float" office:value="5.2812996">
            <text:p>5,2812996</text:p>
          </table:table-cell>
          <table:table-cell office:value-type="float" office:value="2.0132174">
            <text:p>2,0132174</text:p>
          </table:table-cell>
          <table:table-cell office:value-type="float" office:value="22960000">
            <text:p>22960000</text:p>
          </table:table-cell>
        </table:table-row>
        <table:table-row table:style-name="ro2">
          <table:table-cell office:value-type="float" office:value="5.2875514">
            <text:p>5,2875514</text:p>
          </table:table-cell>
          <table:table-cell office:value-type="float" office:value="2.0138128">
            <text:p>2,0138128</text:p>
          </table:table-cell>
          <table:table-cell office:value-type="float" office:value="22970000">
            <text:p>22970000</text:p>
          </table:table-cell>
        </table:table-row>
        <table:table-row table:style-name="ro2">
          <table:table-cell office:value-type="float" office:value="5.293802">
            <text:p>5,293802</text:p>
          </table:table-cell>
          <table:table-cell office:value-type="float" office:value="2.0144212">
            <text:p>2,0144212</text:p>
          </table:table-cell>
          <table:table-cell office:value-type="float" office:value="22980000">
            <text:p>22980000</text:p>
          </table:table-cell>
        </table:table-row>
        <table:table-row table:style-name="ro2">
          <table:table-cell office:value-type="float" office:value="5.3000507">
            <text:p>5,3000507</text:p>
          </table:table-cell>
          <table:table-cell office:value-type="float" office:value="2.0150428">
            <text:p>2,0150428</text:p>
          </table:table-cell>
          <table:table-cell office:value-type="float" office:value="22990000">
            <text:p>22990000</text:p>
          </table:table-cell>
        </table:table-row>
        <table:table-row table:style-name="ro2">
          <table:table-cell office:value-type="float" office:value="5.3062987">
            <text:p>5,3062987</text:p>
          </table:table-cell>
          <table:table-cell office:value-type="float" office:value="2.0156775">
            <text:p>2,0156775</text:p>
          </table:table-cell>
          <table:table-cell office:value-type="float" office:value="23000000">
            <text:p>23000000</text:p>
          </table:table-cell>
        </table:table-row>
        <table:table-row table:style-name="ro2">
          <table:table-cell office:value-type="float" office:value="5.312545">
            <text:p>5,312545</text:p>
          </table:table-cell>
          <table:table-cell office:value-type="float" office:value="2.0163252">
            <text:p>2,0163252</text:p>
          </table:table-cell>
          <table:table-cell office:value-type="float" office:value="23010000">
            <text:p>23010000</text:p>
          </table:table-cell>
        </table:table-row>
        <table:table-row table:style-name="ro2">
          <table:table-cell office:value-type="float" office:value="5.31879">
            <text:p>5,31879</text:p>
          </table:table-cell>
          <table:table-cell office:value-type="float" office:value="2.016986">
            <text:p>2,016986</text:p>
          </table:table-cell>
          <table:table-cell office:value-type="float" office:value="23020000">
            <text:p>23020000</text:p>
          </table:table-cell>
        </table:table-row>
        <table:table-row table:style-name="ro2">
          <table:table-cell office:value-type="float" office:value="5.3250337">
            <text:p>5,3250337</text:p>
          </table:table-cell>
          <table:table-cell office:value-type="float" office:value="2.01766">
            <text:p>2,01766</text:p>
          </table:table-cell>
          <table:table-cell office:value-type="float" office:value="23030000">
            <text:p>23030000</text:p>
          </table:table-cell>
        </table:table-row>
        <table:table-row table:style-name="ro2">
          <table:table-cell office:value-type="float" office:value="5.331276">
            <text:p>5,331276</text:p>
          </table:table-cell>
          <table:table-cell office:value-type="float" office:value="2.0183468">
            <text:p>2,0183468</text:p>
          </table:table-cell>
          <table:table-cell office:value-type="float" office:value="23040000">
            <text:p>23040000</text:p>
          </table:table-cell>
        </table:table-row>
        <table:table-row table:style-name="ro2">
          <table:table-cell office:value-type="float" office:value="5.337517">
            <text:p>5,337517</text:p>
          </table:table-cell>
          <table:table-cell office:value-type="float" office:value="2.0190468">
            <text:p>2,0190468</text:p>
          </table:table-cell>
          <table:table-cell office:value-type="float" office:value="23050000">
            <text:p>23050000</text:p>
          </table:table-cell>
        </table:table-row>
        <table:table-row table:style-name="ro2">
          <table:table-cell office:value-type="float" office:value="5.343756">
            <text:p>5,343756</text:p>
          </table:table-cell>
          <table:table-cell office:value-type="float" office:value="2.01976">
            <text:p>2,01976</text:p>
          </table:table-cell>
          <table:table-cell office:value-type="float" office:value="23060000">
            <text:p>23060000</text:p>
          </table:table-cell>
        </table:table-row>
        <table:table-row table:style-name="ro2">
          <table:table-cell office:value-type="float" office:value="5.349994">
            <text:p>5,349994</text:p>
          </table:table-cell>
          <table:table-cell office:value-type="float" office:value="2.0204859">
            <text:p>2,0204859</text:p>
          </table:table-cell>
          <table:table-cell office:value-type="float" office:value="23070000">
            <text:p>23070000</text:p>
          </table:table-cell>
        </table:table-row>
        <table:table-row table:style-name="ro2">
          <table:table-cell office:value-type="float" office:value="5.3562303">
            <text:p>5,3562303</text:p>
          </table:table-cell>
          <table:table-cell office:value-type="float" office:value="2.021225">
            <text:p>2,021225</text:p>
          </table:table-cell>
          <table:table-cell office:value-type="float" office:value="23080000">
            <text:p>23080000</text:p>
          </table:table-cell>
        </table:table-row>
        <table:table-row table:style-name="ro2">
          <table:table-cell office:value-type="float" office:value="5.362465">
            <text:p>5,362465</text:p>
          </table:table-cell>
          <table:table-cell office:value-type="float" office:value="2.0219774">
            <text:p>2,0219774</text:p>
          </table:table-cell>
          <table:table-cell office:value-type="float" office:value="23090000">
            <text:p>23090000</text:p>
          </table:table-cell>
        </table:table-row>
        <table:table-row table:style-name="ro2">
          <table:table-cell office:value-type="float" office:value="5.368698">
            <text:p>5,368698</text:p>
          </table:table-cell>
          <table:table-cell office:value-type="float" office:value="2.0227427">
            <text:p>2,0227427</text:p>
          </table:table-cell>
          <table:table-cell office:value-type="float" office:value="23100000">
            <text:p>23100000</text:p>
          </table:table-cell>
        </table:table-row>
        <table:table-row table:style-name="ro2">
          <table:table-cell office:value-type="float" office:value="5.37493">
            <text:p>5,37493</text:p>
          </table:table-cell>
          <table:table-cell office:value-type="float" office:value="2.023521">
            <text:p>2,023521</text:p>
          </table:table-cell>
          <table:table-cell office:value-type="float" office:value="23110000">
            <text:p>23110000</text:p>
          </table:table-cell>
        </table:table-row>
        <table:table-row table:style-name="ro2">
          <table:table-cell office:value-type="float" office:value="5.38116">
            <text:p>5,38116</text:p>
          </table:table-cell>
          <table:table-cell office:value-type="float" office:value="2.0243123">
            <text:p>2,0243123</text:p>
          </table:table-cell>
          <table:table-cell office:value-type="float" office:value="23120000">
            <text:p>23120000</text:p>
          </table:table-cell>
        </table:table-row>
        <table:table-row table:style-name="ro2">
          <table:table-cell office:value-type="float" office:value="5.3873878">
            <text:p>5,3873878</text:p>
          </table:table-cell>
          <table:table-cell office:value-type="float" office:value="2.0251167">
            <text:p>2,0251167</text:p>
          </table:table-cell>
          <table:table-cell office:value-type="float" office:value="23130000">
            <text:p>23130000</text:p>
          </table:table-cell>
        </table:table-row>
        <table:table-row table:style-name="ro2">
          <table:table-cell office:value-type="float" office:value="5.3936143">
            <text:p>5,3936143</text:p>
          </table:table-cell>
          <table:table-cell office:value-type="float" office:value="2.0259342">
            <text:p>2,0259342</text:p>
          </table:table-cell>
          <table:table-cell office:value-type="float" office:value="23140000">
            <text:p>23140000</text:p>
          </table:table-cell>
        </table:table-row>
        <table:table-row table:style-name="ro2">
          <table:table-cell office:value-type="float" office:value="5.3998394">
            <text:p>5,3998394</text:p>
          </table:table-cell>
          <table:table-cell office:value-type="float" office:value="2.0267646">
            <text:p>2,0267646</text:p>
          </table:table-cell>
          <table:table-cell office:value-type="float" office:value="23150000">
            <text:p>23150000</text:p>
          </table:table-cell>
        </table:table-row>
        <table:table-row table:style-name="ro2">
          <table:table-cell office:value-type="float" office:value="5.406062">
            <text:p>5,406062</text:p>
          </table:table-cell>
          <table:table-cell office:value-type="float" office:value="2.0276082">
            <text:p>2,0276082</text:p>
          </table:table-cell>
          <table:table-cell office:value-type="float" office:value="23160000">
            <text:p>23160000</text:p>
          </table:table-cell>
        </table:table-row>
        <table:table-row table:style-name="ro2">
          <table:table-cell office:value-type="float" office:value="5.4122834">
            <text:p>5,4122834</text:p>
          </table:table-cell>
          <table:table-cell office:value-type="float" office:value="2.0284648">
            <text:p>2,0284648</text:p>
          </table:table-cell>
          <table:table-cell office:value-type="float" office:value="23170000">
            <text:p>23170000</text:p>
          </table:table-cell>
        </table:table-row>
        <table:table-row table:style-name="ro2">
          <table:table-cell office:value-type="float" office:value="5.418504">
            <text:p>5,418504</text:p>
          </table:table-cell>
          <table:table-cell office:value-type="float" office:value="2.0293345">
            <text:p>2,0293345</text:p>
          </table:table-cell>
          <table:table-cell office:value-type="float" office:value="23180000">
            <text:p>23180000</text:p>
          </table:table-cell>
        </table:table-row>
        <table:table-row table:style-name="ro2">
          <table:table-cell office:value-type="float" office:value="5.4247217">
            <text:p>5,4247217</text:p>
          </table:table-cell>
          <table:table-cell office:value-type="float" office:value="2.0302172">
            <text:p>2,0302172</text:p>
          </table:table-cell>
          <table:table-cell office:value-type="float" office:value="23190000">
            <text:p>23190000</text:p>
          </table:table-cell>
        </table:table-row>
        <table:table-row table:style-name="ro2">
          <table:table-cell office:value-type="float" office:value="5.430938">
            <text:p>5,430938</text:p>
          </table:table-cell>
          <table:table-cell office:value-type="float" office:value="2.0311127">
            <text:p>2,0311127</text:p>
          </table:table-cell>
          <table:table-cell office:value-type="float" office:value="23200000">
            <text:p>23200000</text:p>
          </table:table-cell>
        </table:table-row>
        <table:table-row table:style-name="ro2">
          <table:table-cell office:value-type="float" office:value="5.4371514">
            <text:p>5,4371514</text:p>
          </table:table-cell>
          <table:table-cell office:value-type="float" office:value="2.032021">
            <text:p>2,032021</text:p>
          </table:table-cell>
          <table:table-cell office:value-type="float" office:value="23210000">
            <text:p>23210000</text:p>
          </table:table-cell>
        </table:table-row>
        <table:table-row table:style-name="ro2">
          <table:table-cell office:value-type="float" office:value="5.4433637">
            <text:p>5,4433637</text:p>
          </table:table-cell>
          <table:table-cell office:value-type="float" office:value="2.0329428">
            <text:p>2,0329428</text:p>
          </table:table-cell>
          <table:table-cell office:value-type="float" office:value="23220000">
            <text:p>23220000</text:p>
          </table:table-cell>
        </table:table-row>
        <table:table-row table:style-name="ro2">
          <table:table-cell office:value-type="float" office:value="5.4495735">
            <text:p>5,4495735</text:p>
          </table:table-cell>
          <table:table-cell office:value-type="float" office:value="2.0338774">
            <text:p>2,0338774</text:p>
          </table:table-cell>
          <table:table-cell office:value-type="float" office:value="23230000">
            <text:p>23230000</text:p>
          </table:table-cell>
        </table:table-row>
        <table:table-row table:style-name="ro2">
          <table:table-cell office:value-type="float" office:value="5.4557815">
            <text:p>5,4557815</text:p>
          </table:table-cell>
          <table:table-cell office:value-type="float" office:value="2.0348248">
            <text:p>2,0348248</text:p>
          </table:table-cell>
          <table:table-cell office:value-type="float" office:value="23240000">
            <text:p>23240000</text:p>
          </table:table-cell>
        </table:table-row>
        <table:table-row table:style-name="ro2">
          <table:table-cell office:value-type="float" office:value="5.4619875">
            <text:p>5,4619875</text:p>
          </table:table-cell>
          <table:table-cell office:value-type="float" office:value="2.0357854">
            <text:p>2,0357854</text:p>
          </table:table-cell>
          <table:table-cell office:value-type="float" office:value="23250000">
            <text:p>23250000</text:p>
          </table:table-cell>
        </table:table-row>
        <table:table-row table:style-name="ro2">
          <table:table-cell office:value-type="float" office:value="5.4681916">
            <text:p>5,4681916</text:p>
          </table:table-cell>
          <table:table-cell office:value-type="float" office:value="2.0367591">
            <text:p>2,0367591</text:p>
          </table:table-cell>
          <table:table-cell office:value-type="float" office:value="23260000">
            <text:p>23260000</text:p>
          </table:table-cell>
        </table:table-row>
        <table:table-row table:style-name="ro2">
          <table:table-cell office:value-type="float" office:value="5.474394">
            <text:p>5,474394</text:p>
          </table:table-cell>
          <table:table-cell office:value-type="float" office:value="2.0377457">
            <text:p>2,0377457</text:p>
          </table:table-cell>
          <table:table-cell office:value-type="float" office:value="23270000">
            <text:p>23270000</text:p>
          </table:table-cell>
        </table:table-row>
        <table:table-row table:style-name="ro2">
          <table:table-cell office:value-type="float" office:value="5.4805937">
            <text:p>5,4805937</text:p>
          </table:table-cell>
          <table:table-cell office:value-type="float" office:value="2.0387452">
            <text:p>2,0387452</text:p>
          </table:table-cell>
          <table:table-cell office:value-type="float" office:value="23280000">
            <text:p>23280000</text:p>
          </table:table-cell>
        </table:table-row>
        <table:table-row table:style-name="ro2">
          <table:table-cell office:value-type="float" office:value="5.486791">
            <text:p>5,486791</text:p>
          </table:table-cell>
          <table:table-cell office:value-type="float" office:value="2.0397577">
            <text:p>2,0397577</text:p>
          </table:table-cell>
          <table:table-cell office:value-type="float" office:value="23290000">
            <text:p>23290000</text:p>
          </table:table-cell>
        </table:table-row>
        <table:table-row table:style-name="ro2">
          <table:table-cell office:value-type="float" office:value="5.4929867">
            <text:p>5,4929867</text:p>
          </table:table-cell>
          <table:table-cell office:value-type="float" office:value="2.0407832">
            <text:p>2,0407832</text:p>
          </table:table-cell>
          <table:table-cell office:value-type="float" office:value="23300000">
            <text:p>23300000</text:p>
          </table:table-cell>
        </table:table-row>
        <table:table-row table:style-name="ro2">
          <table:table-cell office:value-type="float" office:value="5.4991803">
            <text:p>5,4991803</text:p>
          </table:table-cell>
          <table:table-cell office:value-type="float" office:value="2.0418217">
            <text:p>2,0418217</text:p>
          </table:table-cell>
          <table:table-cell office:value-type="float" office:value="23310000">
            <text:p>23310000</text:p>
          </table:table-cell>
        </table:table-row>
        <table:table-row table:style-name="ro2">
          <table:table-cell office:value-type="float" office:value="5.5053716">
            <text:p>5,5053716</text:p>
          </table:table-cell>
          <table:table-cell office:value-type="float" office:value="2.0428731">
            <text:p>2,0428731</text:p>
          </table:table-cell>
          <table:table-cell office:value-type="float" office:value="23320000">
            <text:p>23320000</text:p>
          </table:table-cell>
        </table:table-row>
        <table:table-row table:style-name="ro2">
          <table:table-cell office:value-type="float" office:value="5.511561">
            <text:p>5,511561</text:p>
          </table:table-cell>
          <table:table-cell office:value-type="float" office:value="2.0439374">
            <text:p>2,0439374</text:p>
          </table:table-cell>
          <table:table-cell office:value-type="float" office:value="23330000">
            <text:p>23330000</text:p>
          </table:table-cell>
        </table:table-row>
        <table:table-row table:style-name="ro2">
          <table:table-cell office:value-type="float" office:value="5.517748">
            <text:p>5,517748</text:p>
          </table:table-cell>
          <table:table-cell office:value-type="float" office:value="2.0450149">
            <text:p>2,0450149</text:p>
          </table:table-cell>
          <table:table-cell office:value-type="float" office:value="23340000">
            <text:p>23340000</text:p>
          </table:table-cell>
        </table:table-row>
        <table:table-row table:style-name="ro2">
          <table:table-cell office:value-type="float" office:value="5.5239325">
            <text:p>5,5239325</text:p>
          </table:table-cell>
          <table:table-cell office:value-type="float" office:value="2.046105">
            <text:p>2,046105</text:p>
          </table:table-cell>
          <table:table-cell office:value-type="float" office:value="23350000">
            <text:p>23350000</text:p>
          </table:table-cell>
        </table:table-row>
        <table:table-row table:style-name="ro2">
          <table:table-cell office:value-type="float" office:value="5.5301147">
            <text:p>5,5301147</text:p>
          </table:table-cell>
          <table:table-cell office:value-type="float" office:value="2.0472083">
            <text:p>2,0472083</text:p>
          </table:table-cell>
          <table:table-cell office:value-type="float" office:value="23360000">
            <text:p>23360000</text:p>
          </table:table-cell>
        </table:table-row>
        <table:table-row table:style-name="ro2">
          <table:table-cell office:value-type="float" office:value="5.5362945">
            <text:p>5,5362945</text:p>
          </table:table-cell>
          <table:table-cell office:value-type="float" office:value="2.0483246">
            <text:p>2,0483246</text:p>
          </table:table-cell>
          <table:table-cell office:value-type="float" office:value="23370000">
            <text:p>23370000</text:p>
          </table:table-cell>
        </table:table-row>
        <table:table-row table:style-name="ro2">
          <table:table-cell office:value-type="float" office:value="5.542472">
            <text:p>5,542472</text:p>
          </table:table-cell>
          <table:table-cell office:value-type="float" office:value="2.0494537">
            <text:p>2,0494537</text:p>
          </table:table-cell>
          <table:table-cell office:value-type="float" office:value="23380000">
            <text:p>23380000</text:p>
          </table:table-cell>
        </table:table-row>
        <table:table-row table:style-name="ro2">
          <table:table-cell office:value-type="float" office:value="5.5486474">
            <text:p>5,5486474</text:p>
          </table:table-cell>
          <table:table-cell office:value-type="float" office:value="2.0505955">
            <text:p>2,0505955</text:p>
          </table:table-cell>
          <table:table-cell office:value-type="float" office:value="23390000">
            <text:p>23390000</text:p>
          </table:table-cell>
        </table:table-row>
        <table:table-row table:style-name="ro2">
          <table:table-cell office:value-type="float" office:value="5.55482">
            <text:p>5,55482</text:p>
          </table:table-cell>
          <table:table-cell office:value-type="float" office:value="2.0517507">
            <text:p>2,0517507</text:p>
          </table:table-cell>
          <table:table-cell office:value-type="float" office:value="23400000">
            <text:p>23400000</text:p>
          </table:table-cell>
        </table:table-row>
        <table:table-row table:style-name="ro2">
          <table:table-cell office:value-type="float" office:value="5.5609903">
            <text:p>5,5609903</text:p>
          </table:table-cell>
          <table:table-cell office:value-type="float" office:value="2.0529184">
            <text:p>2,0529184</text:p>
          </table:table-cell>
          <table:table-cell office:value-type="float" office:value="23410000">
            <text:p>23410000</text:p>
          </table:table-cell>
        </table:table-row>
        <table:table-row table:style-name="ro2">
          <table:table-cell office:value-type="float" office:value="5.5671587">
            <text:p>5,5671587</text:p>
          </table:table-cell>
          <table:table-cell office:value-type="float" office:value="2.0540993">
            <text:p>2,0540993</text:p>
          </table:table-cell>
          <table:table-cell office:value-type="float" office:value="23420000">
            <text:p>23420000</text:p>
          </table:table-cell>
        </table:table-row>
        <table:table-row table:style-name="ro2">
          <table:table-cell office:value-type="float" office:value="5.5733237">
            <text:p>5,5733237</text:p>
          </table:table-cell>
          <table:table-cell office:value-type="float" office:value="2.055293">
            <text:p>2,055293</text:p>
          </table:table-cell>
          <table:table-cell office:value-type="float" office:value="23430000">
            <text:p>23430000</text:p>
          </table:table-cell>
        </table:table-row>
        <table:table-row table:style-name="ro2">
          <table:table-cell office:value-type="float" office:value="5.5794883">
            <text:p>5,5794883</text:p>
          </table:table-cell>
          <table:table-cell table:style-name="ce1" office:value-type="string">
            <text:p>2,0565</text:p>
          </table:table-cell>
          <table:table-cell office:value-type="float" office:value="23440000">
            <text:p>23440000</text:p>
          </table:table-cell>
        </table:table-row>
        <table:table-row table:style-name="ro2">
          <table:table-cell office:value-type="float" office:value="5.5856485">
            <text:p>5,5856485</text:p>
          </table:table-cell>
          <table:table-cell office:value-type="float" office:value="2.0577192">
            <text:p>2,0577192</text:p>
          </table:table-cell>
          <table:table-cell office:value-type="float" office:value="23450000">
            <text:p>23450000</text:p>
          </table:table-cell>
        </table:table-row>
        <table:table-row table:style-name="ro2">
          <table:table-cell office:value-type="float" office:value="5.5918064">
            <text:p>5,5918064</text:p>
          </table:table-cell>
          <table:table-cell office:value-type="float" office:value="2.0589519">
            <text:p>2,0589519</text:p>
          </table:table-cell>
          <table:table-cell office:value-type="float" office:value="23460000">
            <text:p>23460000</text:p>
          </table:table-cell>
        </table:table-row>
        <table:table-row table:style-name="ro2">
          <table:table-cell office:value-type="float" office:value="5.597962">
            <text:p>5,597962</text:p>
          </table:table-cell>
          <table:table-cell office:value-type="float" office:value="2.0601969">
            <text:p>2,0601969</text:p>
          </table:table-cell>
          <table:table-cell office:value-type="float" office:value="23470000">
            <text:p>23470000</text:p>
          </table:table-cell>
        </table:table-row>
        <table:table-row table:style-name="ro2">
          <table:table-cell office:value-type="float" office:value="5.6041145">
            <text:p>5,6041145</text:p>
          </table:table-cell>
          <table:table-cell office:value-type="float" office:value="2.0614552">
            <text:p>2,0614552</text:p>
          </table:table-cell>
          <table:table-cell office:value-type="float" office:value="23480000">
            <text:p>23480000</text:p>
          </table:table-cell>
        </table:table-row>
        <table:table-row table:style-name="ro2">
          <table:table-cell office:value-type="float" office:value="5.6102643">
            <text:p>5,6102643</text:p>
          </table:table-cell>
          <table:table-cell office:value-type="float" office:value="2.062726">
            <text:p>2,062726</text:p>
          </table:table-cell>
          <table:table-cell office:value-type="float" office:value="23490000">
            <text:p>23490000</text:p>
          </table:table-cell>
        </table:table-row>
        <table:table-row table:style-name="ro2">
          <table:table-cell office:value-type="float" office:value="5.6164117">
            <text:p>5,6164117</text:p>
          </table:table-cell>
          <table:table-cell office:value-type="float" office:value="2.0640101">
            <text:p>2,0640101</text:p>
          </table:table-cell>
          <table:table-cell office:value-type="float" office:value="23500000">
            <text:p>23500000</text:p>
          </table:table-cell>
        </table:table-row>
        <table:table-row table:style-name="ro2">
          <table:table-cell office:value-type="float" office:value="5.622556">
            <text:p>5,622556</text:p>
          </table:table-cell>
          <table:table-cell office:value-type="float" office:value="2.0653067">
            <text:p>2,0653067</text:p>
          </table:table-cell>
          <table:table-cell office:value-type="float" office:value="23510000">
            <text:p>23510000</text:p>
          </table:table-cell>
        </table:table-row>
        <table:table-row table:style-name="ro2">
          <table:table-cell office:value-type="float" office:value="5.6286983">
            <text:p>5,6286983</text:p>
          </table:table-cell>
          <table:table-cell office:value-type="float" office:value="2.0666165">
            <text:p>2,0666165</text:p>
          </table:table-cell>
          <table:table-cell office:value-type="float" office:value="23520000">
            <text:p>23520000</text:p>
          </table:table-cell>
        </table:table-row>
        <table:table-row table:style-name="ro2">
          <table:table-cell office:value-type="float" office:value="5.634837">
            <text:p>5,634837</text:p>
          </table:table-cell>
          <table:table-cell office:value-type="float" office:value="2.0679388">
            <text:p>2,0679388</text:p>
          </table:table-cell>
          <table:table-cell office:value-type="float" office:value="23530000">
            <text:p>23530000</text:p>
          </table:table-cell>
        </table:table-row>
        <table:table-row table:style-name="ro2">
          <table:table-cell office:value-type="float" office:value="5.6409736">
            <text:p>5,6409736</text:p>
          </table:table-cell>
          <table:table-cell office:value-type="float" office:value="2.0692744">
            <text:p>2,0692744</text:p>
          </table:table-cell>
          <table:table-cell office:value-type="float" office:value="23540000">
            <text:p>23540000</text:p>
          </table:table-cell>
        </table:table-row>
        <table:table-row table:style-name="ro2">
          <table:table-cell office:value-type="float" office:value="5.647107">
            <text:p>5,647107</text:p>
          </table:table-cell>
          <table:table-cell office:value-type="float" office:value="2.0706224">
            <text:p>2,0706224</text:p>
          </table:table-cell>
          <table:table-cell office:value-type="float" office:value="23550000">
            <text:p>23550000</text:p>
          </table:table-cell>
        </table:table-row>
        <table:table-row table:style-name="ro2">
          <table:table-cell office:value-type="float" office:value="5.653238">
            <text:p>5,653238</text:p>
          </table:table-cell>
          <table:table-cell office:value-type="float" office:value="2.0719836">
            <text:p>2,0719836</text:p>
          </table:table-cell>
          <table:table-cell office:value-type="float" office:value="23560000">
            <text:p>23560000</text:p>
          </table:table-cell>
        </table:table-row>
        <table:table-row table:style-name="ro2">
          <table:table-cell office:value-type="float" office:value="5.6593657">
            <text:p>5,6593657</text:p>
          </table:table-cell>
          <table:table-cell office:value-type="float" office:value="2.0733573">
            <text:p>2,0733573</text:p>
          </table:table-cell>
          <table:table-cell office:value-type="float" office:value="23570000">
            <text:p>23570000</text:p>
          </table:table-cell>
        </table:table-row>
        <table:table-row table:style-name="ro2">
          <table:table-cell office:value-type="float" office:value="5.6654906">
            <text:p>5,6654906</text:p>
          </table:table-cell>
          <table:table-cell office:value-type="float" office:value="2.074744">
            <text:p>2,074744</text:p>
          </table:table-cell>
          <table:table-cell office:value-type="float" office:value="23580000">
            <text:p>23580000</text:p>
          </table:table-cell>
        </table:table-row>
        <table:table-row table:style-name="ro2">
          <table:table-cell office:value-type="float" office:value="5.6716127">
            <text:p>5,6716127</text:p>
          </table:table-cell>
          <table:table-cell office:value-type="float" office:value="2.0761437">
            <text:p>2,0761437</text:p>
          </table:table-cell>
          <table:table-cell office:value-type="float" office:value="23590000">
            <text:p>23590000</text:p>
          </table:table-cell>
        </table:table-row>
        <table:table-row table:style-name="ro2">
          <table:table-cell office:value-type="float" office:value="5.6777315">
            <text:p>5,6777315</text:p>
          </table:table-cell>
          <table:table-cell office:value-type="float" office:value="2.077556">
            <text:p>2,077556</text:p>
          </table:table-cell>
          <table:table-cell office:value-type="float" office:value="23600000">
            <text:p>23600000</text:p>
          </table:table-cell>
        </table:table-row>
        <table:table-row table:style-name="ro2">
          <table:table-cell office:value-type="float" office:value="5.6838474">
            <text:p>5,6838474</text:p>
          </table:table-cell>
          <table:table-cell office:value-type="float" office:value="2.078981">
            <text:p>2,078981</text:p>
          </table:table-cell>
          <table:table-cell office:value-type="float" office:value="23610000">
            <text:p>23610000</text:p>
          </table:table-cell>
        </table:table-row>
        <table:table-row table:style-name="ro2">
          <table:table-cell office:value-type="float" office:value="5.689961">
            <text:p>5,689961</text:p>
          </table:table-cell>
          <table:table-cell office:value-type="float" office:value="2.0804188">
            <text:p>2,0804188</text:p>
          </table:table-cell>
          <table:table-cell office:value-type="float" office:value="23620000">
            <text:p>23620000</text:p>
          </table:table-cell>
        </table:table-row>
        <table:table-row table:style-name="ro2">
          <table:table-cell office:value-type="float" office:value="5.6960707">
            <text:p>5,6960707</text:p>
          </table:table-cell>
          <table:table-cell office:value-type="float" office:value="2.0818696">
            <text:p>2,0818696</text:p>
          </table:table-cell>
          <table:table-cell office:value-type="float" office:value="23630000">
            <text:p>23630000</text:p>
          </table:table-cell>
        </table:table-row>
        <table:table-row table:style-name="ro2">
          <table:table-cell office:value-type="float" office:value="5.702178">
            <text:p>5,702178</text:p>
          </table:table-cell>
          <table:table-cell office:value-type="float" office:value="2.083333">
            <text:p>2,083333</text:p>
          </table:table-cell>
          <table:table-cell office:value-type="float" office:value="23640000">
            <text:p>23640000</text:p>
          </table:table-cell>
        </table:table-row>
        <table:table-row table:style-name="ro2">
          <table:table-cell office:value-type="float" office:value="5.708282">
            <text:p>5,708282</text:p>
          </table:table-cell>
          <table:table-cell office:value-type="float" office:value="2.0848093">
            <text:p>2,0848093</text:p>
          </table:table-cell>
          <table:table-cell office:value-type="float" office:value="23650000">
            <text:p>23650000</text:p>
          </table:table-cell>
        </table:table-row>
        <table:table-row table:style-name="ro2">
          <table:table-cell office:value-type="float" office:value="5.7143826">
            <text:p>5,7143826</text:p>
          </table:table-cell>
          <table:table-cell office:value-type="float" office:value="2.0862982">
            <text:p>2,0862982</text:p>
          </table:table-cell>
          <table:table-cell office:value-type="float" office:value="23660000">
            <text:p>23660000</text:p>
          </table:table-cell>
        </table:table-row>
        <table:table-row table:style-name="ro2">
          <table:table-cell office:value-type="float" office:value="5.7204804">
            <text:p>5,7204804</text:p>
          </table:table-cell>
          <table:table-cell table:style-name="ce1" office:value-type="string">
            <text:p>2,0878</text:p>
          </table:table-cell>
          <table:table-cell office:value-type="float" office:value="23670000">
            <text:p>23670000</text:p>
          </table:table-cell>
        </table:table-row>
        <table:table-row table:style-name="ro2">
          <table:table-cell office:value-type="float" office:value="5.726575">
            <text:p>5,726575</text:p>
          </table:table-cell>
          <table:table-cell office:value-type="float" office:value="2.0893147">
            <text:p>2,0893147</text:p>
          </table:table-cell>
          <table:table-cell office:value-type="float" office:value="23680000">
            <text:p>23680000</text:p>
          </table:table-cell>
        </table:table-row>
        <table:table-row table:style-name="ro2">
          <table:table-cell office:value-type="float" office:value="5.7326665">
            <text:p>5,7326665</text:p>
          </table:table-cell>
          <table:table-cell office:value-type="float" office:value="2.0908422">
            <text:p>2,0908422</text:p>
          </table:table-cell>
          <table:table-cell office:value-type="float" office:value="23690000">
            <text:p>23690000</text:p>
          </table:table-cell>
        </table:table-row>
        <table:table-row table:style-name="ro2">
          <table:table-cell office:value-type="float" office:value="5.738756">
            <text:p>5,738756</text:p>
          </table:table-cell>
          <table:table-cell office:value-type="float" office:value="2.0923824">
            <text:p>2,0923824</text:p>
          </table:table-cell>
          <table:table-cell office:value-type="float" office:value="23700000">
            <text:p>23700000</text:p>
          </table:table-cell>
        </table:table-row>
        <table:table-row table:style-name="ro2">
          <table:table-cell office:value-type="float" office:value="5.744841">
            <text:p>5,744841</text:p>
          </table:table-cell>
          <table:table-cell office:value-type="float" office:value="2.0939353">
            <text:p>2,0939353</text:p>
          </table:table-cell>
          <table:table-cell office:value-type="float" office:value="23710000">
            <text:p>23710000</text:p>
          </table:table-cell>
        </table:table-row>
        <table:table-row table:style-name="ro2">
          <table:table-cell office:value-type="float" office:value="5.7509227">
            <text:p>5,7509227</text:p>
          </table:table-cell>
          <table:table-cell office:value-type="float" office:value="2.095501">
            <text:p>2,095501</text:p>
          </table:table-cell>
          <table:table-cell office:value-type="float" office:value="23720000">
            <text:p>23720000</text:p>
          </table:table-cell>
        </table:table-row>
        <table:table-row table:style-name="ro2">
          <table:table-cell office:value-type="float" office:value="5.757001">
            <text:p>5,757001</text:p>
          </table:table-cell>
          <table:table-cell office:value-type="float" office:value="2.0970793">
            <text:p>2,0970793</text:p>
          </table:table-cell>
          <table:table-cell office:value-type="float" office:value="23730000">
            <text:p>23730000</text:p>
          </table:table-cell>
        </table:table-row>
        <table:table-row table:style-name="ro2">
          <table:table-cell office:value-type="float" office:value="5.763076">
            <text:p>5,763076</text:p>
          </table:table-cell>
          <table:table-cell office:value-type="float" office:value="2.09867">
            <text:p>2,09867</text:p>
          </table:table-cell>
          <table:table-cell office:value-type="float" office:value="23740000">
            <text:p>23740000</text:p>
          </table:table-cell>
        </table:table-row>
        <table:table-row table:style-name="ro2">
          <table:table-cell office:value-type="float" office:value="5.769148">
            <text:p>5,769148</text:p>
          </table:table-cell>
          <table:table-cell office:value-type="float" office:value="2.1002738">
            <text:p>2,1002738</text:p>
          </table:table-cell>
          <table:table-cell office:value-type="float" office:value="23750000">
            <text:p>23750000</text:p>
          </table:table-cell>
        </table:table-row>
        <table:table-row table:style-name="ro2">
          <table:table-cell office:value-type="float" office:value="5.775216">
            <text:p>5,775216</text:p>
          </table:table-cell>
          <table:table-cell office:value-type="float" office:value="2.1018903">
            <text:p>2,1018903</text:p>
          </table:table-cell>
          <table:table-cell office:value-type="float" office:value="23760000">
            <text:p>23760000</text:p>
          </table:table-cell>
        </table:table-row>
        <table:table-row table:style-name="ro2">
          <table:table-cell office:value-type="float" office:value="5.781281">
            <text:p>5,781281</text:p>
          </table:table-cell>
          <table:table-cell office:value-type="float" office:value="2.1035194">
            <text:p>2,1035194</text:p>
          </table:table-cell>
          <table:table-cell office:value-type="float" office:value="23770000">
            <text:p>23770000</text:p>
          </table:table-cell>
        </table:table-row>
        <table:table-row table:style-name="ro2">
          <table:table-cell office:value-type="float" office:value="5.7873425">
            <text:p>5,7873425</text:p>
          </table:table-cell>
          <table:table-cell office:value-type="float" office:value="2.1051612">
            <text:p>2,1051612</text:p>
          </table:table-cell>
          <table:table-cell office:value-type="float" office:value="23780000">
            <text:p>23780000</text:p>
          </table:table-cell>
        </table:table-row>
        <table:table-row table:style-name="ro2">
          <table:table-cell office:value-type="float" office:value="5.793401">
            <text:p>5,793401</text:p>
          </table:table-cell>
          <table:table-cell office:value-type="float" office:value="2.1068158">
            <text:p>2,1068158</text:p>
          </table:table-cell>
          <table:table-cell office:value-type="float" office:value="23790000">
            <text:p>23790000</text:p>
          </table:table-cell>
        </table:table-row>
        <table:table-row table:style-name="ro2">
          <table:table-cell office:value-type="float" office:value="5.799455">
            <text:p>5,799455</text:p>
          </table:table-cell>
          <table:table-cell office:value-type="float" office:value="2.1084828">
            <text:p>2,1084828</text:p>
          </table:table-cell>
          <table:table-cell office:value-type="float" office:value="23800000">
            <text:p>23800000</text:p>
          </table:table-cell>
        </table:table-row>
        <table:table-row table:style-name="ro2">
          <table:table-cell office:value-type="float" office:value="5.805506">
            <text:p>5,805506</text:p>
          </table:table-cell>
          <table:table-cell office:value-type="float" office:value="2.1101627">
            <text:p>2,1101627</text:p>
          </table:table-cell>
          <table:table-cell office:value-type="float" office:value="23810000">
            <text:p>23810000</text:p>
          </table:table-cell>
        </table:table-row>
        <table:table-row table:style-name="ro2">
          <table:table-cell office:value-type="float" office:value="5.811554">
            <text:p>5,811554</text:p>
          </table:table-cell>
          <table:table-cell office:value-type="float" office:value="2.1118553">
            <text:p>2,1118553</text:p>
          </table:table-cell>
          <table:table-cell office:value-type="float" office:value="23820000">
            <text:p>23820000</text:p>
          </table:table-cell>
        </table:table-row>
        <table:table-row table:style-name="ro2">
          <table:table-cell office:value-type="float" office:value="5.817598">
            <text:p>5,817598</text:p>
          </table:table-cell>
          <table:table-cell office:value-type="float" office:value="2.1135604">
            <text:p>2,1135604</text:p>
          </table:table-cell>
          <table:table-cell office:value-type="float" office:value="23830000">
            <text:p>23830000</text:p>
          </table:table-cell>
        </table:table-row>
        <table:table-row table:style-name="ro2">
          <table:table-cell office:value-type="float" office:value="5.8236384">
            <text:p>5,8236384</text:p>
          </table:table-cell>
          <table:table-cell office:value-type="float" office:value="2.1152782">
            <text:p>2,1152782</text:p>
          </table:table-cell>
          <table:table-cell office:value-type="float" office:value="23840000">
            <text:p>23840000</text:p>
          </table:table-cell>
        </table:table-row>
        <table:table-row table:style-name="ro2">
          <table:table-cell office:value-type="float" office:value="5.829675">
            <text:p>5,829675</text:p>
          </table:table-cell>
          <table:table-cell office:value-type="float" office:value="2.1170087">
            <text:p>2,1170087</text:p>
          </table:table-cell>
          <table:table-cell office:value-type="float" office:value="23850000">
            <text:p>23850000</text:p>
          </table:table-cell>
        </table:table-row>
        <table:table-row table:style-name="ro2">
          <table:table-cell office:value-type="float" office:value="5.8357086">
            <text:p>5,8357086</text:p>
          </table:table-cell>
          <table:table-cell office:value-type="float" office:value="2.1187518">
            <text:p>2,1187518</text:p>
          </table:table-cell>
          <table:table-cell office:value-type="float" office:value="23860000">
            <text:p>23860000</text:p>
          </table:table-cell>
        </table:table-row>
        <table:table-row table:style-name="ro2">
          <table:table-cell office:value-type="float" office:value="5.8417377">
            <text:p>5,8417377</text:p>
          </table:table-cell>
          <table:table-cell office:value-type="float" office:value="2.1205075">
            <text:p>2,1205075</text:p>
          </table:table-cell>
          <table:table-cell office:value-type="float" office:value="23870000">
            <text:p>23870000</text:p>
          </table:table-cell>
        </table:table-row>
        <table:table-row table:style-name="ro2">
          <table:table-cell office:value-type="float" office:value="5.847764">
            <text:p>5,847764</text:p>
          </table:table-cell>
          <table:table-cell office:value-type="float" office:value="2.1222758">
            <text:p>2,1222758</text:p>
          </table:table-cell>
          <table:table-cell office:value-type="float" office:value="23880000">
            <text:p>23880000</text:p>
          </table:table-cell>
        </table:table-row>
        <table:table-row table:style-name="ro2">
          <table:table-cell office:value-type="float" office:value="5.853786">
            <text:p>5,853786</text:p>
          </table:table-cell>
          <table:table-cell office:value-type="float" office:value="2.1240568">
            <text:p>2,1240568</text:p>
          </table:table-cell>
          <table:table-cell office:value-type="float" office:value="23890000">
            <text:p>23890000</text:p>
          </table:table-cell>
        </table:table-row>
        <table:table-row table:style-name="ro2">
          <table:table-cell office:value-type="float" office:value="5.859804">
            <text:p>5,859804</text:p>
          </table:table-cell>
          <table:table-cell office:value-type="float" office:value="2.1258502">
            <text:p>2,1258502</text:p>
          </table:table-cell>
          <table:table-cell office:value-type="float" office:value="23900000">
            <text:p>23900000</text:p>
          </table:table-cell>
        </table:table-row>
        <table:table-row table:style-name="ro2">
          <table:table-cell office:value-type="float" office:value="5.865819">
            <text:p>5,865819</text:p>
          </table:table-cell>
          <table:table-cell office:value-type="float" office:value="2.1276565">
            <text:p>2,1276565</text:p>
          </table:table-cell>
          <table:table-cell office:value-type="float" office:value="23910000">
            <text:p>23910000</text:p>
          </table:table-cell>
        </table:table-row>
        <table:table-row table:style-name="ro2">
          <table:table-cell office:value-type="float" office:value="5.8718295">
            <text:p>5,8718295</text:p>
          </table:table-cell>
          <table:table-cell office:value-type="float" office:value="2.129475">
            <text:p>2,129475</text:p>
          </table:table-cell>
          <table:table-cell office:value-type="float" office:value="23920000">
            <text:p>23920000</text:p>
          </table:table-cell>
        </table:table-row>
        <table:table-row table:style-name="ro2">
          <table:table-cell office:value-type="float" office:value="5.8778367">
            <text:p>5,8778367</text:p>
          </table:table-cell>
          <table:table-cell office:value-type="float" office:value="2.1313064">
            <text:p>2,1313064</text:p>
          </table:table-cell>
          <table:table-cell office:value-type="float" office:value="23930000">
            <text:p>23930000</text:p>
          </table:table-cell>
        </table:table-row>
        <table:table-row table:style-name="ro2">
          <table:table-cell office:value-type="float" office:value="5.88384">
            <text:p>5,88384</text:p>
          </table:table-cell>
          <table:table-cell office:value-type="float" office:value="2.1331503">
            <text:p>2,1331503</text:p>
          </table:table-cell>
          <table:table-cell office:value-type="float" office:value="23940000">
            <text:p>23940000</text:p>
          </table:table-cell>
        </table:table-row>
        <table:table-row table:style-name="ro2">
          <table:table-cell office:value-type="float" office:value="5.889839">
            <text:p>5,889839</text:p>
          </table:table-cell>
          <table:table-cell office:value-type="float" office:value="2.1350067">
            <text:p>2,1350067</text:p>
          </table:table-cell>
          <table:table-cell office:value-type="float" office:value="23950000">
            <text:p>23950000</text:p>
          </table:table-cell>
        </table:table-row>
        <table:table-row table:style-name="ro2">
          <table:table-cell office:value-type="float" office:value="5.8958344">
            <text:p>5,8958344</text:p>
          </table:table-cell>
          <table:table-cell office:value-type="float" office:value="2.1368759">
            <text:p>2,1368759</text:p>
          </table:table-cell>
          <table:table-cell office:value-type="float" office:value="23960000">
            <text:p>23960000</text:p>
          </table:table-cell>
        </table:table-row>
        <table:table-row table:style-name="ro2">
          <table:table-cell office:value-type="float" office:value="5.9018273">
            <text:p>5,9018273</text:p>
          </table:table-cell>
          <table:table-cell office:value-type="float" office:value="2.1387577">
            <text:p>2,1387577</text:p>
          </table:table-cell>
          <table:table-cell office:value-type="float" office:value="23970000">
            <text:p>23970000</text:p>
          </table:table-cell>
        </table:table-row>
        <table:table-row table:style-name="ro2">
          <table:table-cell office:value-type="float" office:value="5.907815">
            <text:p>5,907815</text:p>
          </table:table-cell>
          <table:table-cell office:value-type="float" office:value="2.1406517">
            <text:p>2,1406517</text:p>
          </table:table-cell>
          <table:table-cell office:value-type="float" office:value="23980000">
            <text:p>23980000</text:p>
          </table:table-cell>
        </table:table-row>
        <table:table-row table:style-name="ro2">
          <table:table-cell office:value-type="float" office:value="5.9137983">
            <text:p>5,9137983</text:p>
          </table:table-cell>
          <table:table-cell office:value-type="float" office:value="2.1425583">
            <text:p>2,1425583</text:p>
          </table:table-cell>
          <table:table-cell office:value-type="float" office:value="23990000">
            <text:p>23990000</text:p>
          </table:table-cell>
        </table:table-row>
        <table:table-row table:style-name="ro2">
          <table:table-cell office:value-type="float" office:value="5.919778">
            <text:p>5,919778</text:p>
          </table:table-cell>
          <table:table-cell office:value-type="float" office:value="2.1444776">
            <text:p>2,1444776</text:p>
          </table:table-cell>
          <table:table-cell office:value-type="float" office:value="24000000">
            <text:p>24000000</text:p>
          </table:table-cell>
        </table:table-row>
        <table:table-row table:style-name="ro2">
          <table:table-cell office:value-type="float" office:value="5.9257536">
            <text:p>5,9257536</text:p>
          </table:table-cell>
          <table:table-cell office:value-type="float" office:value="2.146409">
            <text:p>2,146409</text:p>
          </table:table-cell>
          <table:table-cell office:value-type="float" office:value="24010000">
            <text:p>24010000</text:p>
          </table:table-cell>
        </table:table-row>
        <table:table-row table:style-name="ro2">
          <table:table-cell office:value-type="float" office:value="5.931725">
            <text:p>5,931725</text:p>
          </table:table-cell>
          <table:table-cell office:value-type="float" office:value="2.1483533">
            <text:p>2,1483533</text:p>
          </table:table-cell>
          <table:table-cell office:value-type="float" office:value="24020000">
            <text:p>24020000</text:p>
          </table:table-cell>
        </table:table-row>
        <table:table-row table:style-name="ro2">
          <table:table-cell office:value-type="float" office:value="5.937692">
            <text:p>5,937692</text:p>
          </table:table-cell>
          <table:table-cell office:value-type="float" office:value="2.15031">
            <text:p>2,15031</text:p>
          </table:table-cell>
          <table:table-cell office:value-type="float" office:value="24030000">
            <text:p>24030000</text:p>
          </table:table-cell>
        </table:table-row>
        <table:table-row table:style-name="ro2">
          <table:table-cell office:value-type="float" office:value="5.9436555">
            <text:p>5,9436555</text:p>
          </table:table-cell>
          <table:table-cell office:value-type="float" office:value="2.152279">
            <text:p>2,152279</text:p>
          </table:table-cell>
          <table:table-cell office:value-type="float" office:value="24040000">
            <text:p>24040000</text:p>
          </table:table-cell>
        </table:table-row>
        <table:table-row table:style-name="ro2">
          <table:table-cell office:value-type="float" office:value="5.9496145">
            <text:p>5,9496145</text:p>
          </table:table-cell>
          <table:table-cell office:value-type="float" office:value="2.1542606">
            <text:p>2,1542606</text:p>
          </table:table-cell>
          <table:table-cell office:value-type="float" office:value="24050000">
            <text:p>24050000</text:p>
          </table:table-cell>
        </table:table-row>
        <table:table-row table:style-name="ro2">
          <table:table-cell office:value-type="float" office:value="5.9555693">
            <text:p>5,9555693</text:p>
          </table:table-cell>
          <table:table-cell office:value-type="float" office:value="2.1562548">
            <text:p>2,1562548</text:p>
          </table:table-cell>
          <table:table-cell office:value-type="float" office:value="24060000">
            <text:p>24060000</text:p>
          </table:table-cell>
        </table:table-row>
        <table:table-row table:style-name="ro2">
          <table:table-cell office:value-type="float" office:value="5.96152">
            <text:p>5,96152</text:p>
          </table:table-cell>
          <table:table-cell office:value-type="float" office:value="2.1582613">
            <text:p>2,1582613</text:p>
          </table:table-cell>
          <table:table-cell office:value-type="float" office:value="24070000">
            <text:p>24070000</text:p>
          </table:table-cell>
        </table:table-row>
        <table:table-row table:style-name="ro2">
          <table:table-cell office:value-type="float" office:value="5.967467">
            <text:p>5,967467</text:p>
          </table:table-cell>
          <table:table-cell office:value-type="float" office:value="2.1602802">
            <text:p>2,1602802</text:p>
          </table:table-cell>
          <table:table-cell office:value-type="float" office:value="24080000">
            <text:p>24080000</text:p>
          </table:table-cell>
        </table:table-row>
        <table:table-row table:style-name="ro2">
          <table:table-cell office:value-type="float" office:value="5.973409">
            <text:p>5,973409</text:p>
          </table:table-cell>
          <table:table-cell office:value-type="float" office:value="2.1623118">
            <text:p>2,1623118</text:p>
          </table:table-cell>
          <table:table-cell office:value-type="float" office:value="24090000">
            <text:p>24090000</text:p>
          </table:table-cell>
        </table:table-row>
        <table:table-row table:style-name="ro2">
          <table:table-cell office:value-type="float" office:value="5.979347">
            <text:p>5,979347</text:p>
          </table:table-cell>
          <table:table-cell office:value-type="float" office:value="2.1643555">
            <text:p>2,1643555</text:p>
          </table:table-cell>
          <table:table-cell office:value-type="float" office:value="24100000">
            <text:p>24100000</text:p>
          </table:table-cell>
        </table:table-row>
        <table:table-row table:style-name="ro2">
          <table:table-cell office:value-type="float" office:value="5.985281">
            <text:p>5,985281</text:p>
          </table:table-cell>
          <table:table-cell office:value-type="float" office:value="2.1664119">
            <text:p>2,1664119</text:p>
          </table:table-cell>
          <table:table-cell office:value-type="float" office:value="24110000">
            <text:p>24110000</text:p>
          </table:table-cell>
        </table:table-row>
        <table:table-row table:style-name="ro2">
          <table:table-cell office:value-type="float" office:value="5.99121">
            <text:p>5,99121</text:p>
          </table:table-cell>
          <table:table-cell office:value-type="float" office:value="2.1684806">
            <text:p>2,1684806</text:p>
          </table:table-cell>
          <table:table-cell office:value-type="float" office:value="24120000">
            <text:p>24120000</text:p>
          </table:table-cell>
        </table:table-row>
        <table:table-row table:style-name="ro2">
          <table:table-cell office:value-type="float" office:value="5.997135">
            <text:p>5,997135</text:p>
          </table:table-cell>
          <table:table-cell office:value-type="float" office:value="2.1705618">
            <text:p>2,1705618</text:p>
          </table:table-cell>
          <table:table-cell office:value-type="float" office:value="24130000">
            <text:p>24130000</text:p>
          </table:table-cell>
        </table:table-row>
        <table:table-row table:style-name="ro2">
          <table:table-cell office:value-type="float" office:value="6.003056">
            <text:p>6,003056</text:p>
          </table:table-cell>
          <table:table-cell office:value-type="float" office:value="2.172655">
            <text:p>2,172655</text:p>
          </table:table-cell>
          <table:table-cell office:value-type="float" office:value="24140000">
            <text:p>24140000</text:p>
          </table:table-cell>
        </table:table-row>
        <table:table-row table:style-name="ro2">
          <table:table-cell office:value-type="float" office:value="6.008972">
            <text:p>6,008972</text:p>
          </table:table-cell>
          <table:table-cell office:value-type="float" office:value="2.174761">
            <text:p>2,174761</text:p>
          </table:table-cell>
          <table:table-cell office:value-type="float" office:value="24150000">
            <text:p>24150000</text:p>
          </table:table-cell>
        </table:table-row>
        <table:table-row table:style-name="ro2">
          <table:table-cell office:value-type="float" office:value="6.0148845">
            <text:p>6,0148845</text:p>
          </table:table-cell>
          <table:table-cell office:value-type="float" office:value="2.1768794">
            <text:p>2,1768794</text:p>
          </table:table-cell>
          <table:table-cell office:value-type="float" office:value="24160000">
            <text:p>24160000</text:p>
          </table:table-cell>
        </table:table-row>
        <table:table-row table:style-name="ro2">
          <table:table-cell office:value-type="float" office:value="6.020792">
            <text:p>6,020792</text:p>
          </table:table-cell>
          <table:table-cell office:value-type="float" office:value="2.1790102">
            <text:p>2,1790102</text:p>
          </table:table-cell>
          <table:table-cell office:value-type="float" office:value="24170000">
            <text:p>24170000</text:p>
          </table:table-cell>
        </table:table-row>
        <table:table-row table:style-name="ro2">
          <table:table-cell office:value-type="float" office:value="6.026695">
            <text:p>6,026695</text:p>
          </table:table-cell>
          <table:table-cell office:value-type="float" office:value="2.181153">
            <text:p>2,181153</text:p>
          </table:table-cell>
          <table:table-cell office:value-type="float" office:value="24180000">
            <text:p>24180000</text:p>
          </table:table-cell>
        </table:table-row>
        <table:table-row table:style-name="ro2">
          <table:table-cell office:value-type="float" office:value="6.0325933">
            <text:p>6,0325933</text:p>
          </table:table-cell>
          <table:table-cell office:value-type="float" office:value="2.1833084">
            <text:p>2,1833084</text:p>
          </table:table-cell>
          <table:table-cell office:value-type="float" office:value="24190000">
            <text:p>24190000</text:p>
          </table:table-cell>
        </table:table-row>
        <table:table-row table:style-name="ro2">
          <table:table-cell office:value-type="float" office:value="6.0384874">
            <text:p>6,0384874</text:p>
          </table:table-cell>
          <table:table-cell office:value-type="float" office:value="2.1854763">
            <text:p>2,1854763</text:p>
          </table:table-cell>
          <table:table-cell office:value-type="float" office:value="24200000">
            <text:p>24200000</text:p>
          </table:table-cell>
        </table:table-row>
        <table:table-row table:style-name="ro2">
          <table:table-cell office:value-type="float" office:value="6.0443764">
            <text:p>6,0443764</text:p>
          </table:table-cell>
          <table:table-cell office:value-type="float" office:value="2.1876564">
            <text:p>2,1876564</text:p>
          </table:table-cell>
          <table:table-cell office:value-type="float" office:value="24210000">
            <text:p>24210000</text:p>
          </table:table-cell>
        </table:table-row>
        <table:table-row table:style-name="ro2">
          <table:table-cell office:value-type="float" office:value="6.0502615">
            <text:p>6,0502615</text:p>
          </table:table-cell>
          <table:table-cell office:value-type="float" office:value="2.1898484">
            <text:p>2,1898484</text:p>
          </table:table-cell>
          <table:table-cell office:value-type="float" office:value="24220000">
            <text:p>24220000</text:p>
          </table:table-cell>
        </table:table-row>
        <table:table-row table:style-name="ro2">
          <table:table-cell office:value-type="float" office:value="6.056143">
            <text:p>6,056143</text:p>
          </table:table-cell>
          <table:table-cell office:value-type="float" office:value="2.1920538">
            <text:p>2,1920538</text:p>
          </table:table-cell>
          <table:table-cell office:value-type="float" office:value="24230000">
            <text:p>24230000</text:p>
          </table:table-cell>
        </table:table-row>
        <table:table-row table:style-name="ro2">
          <table:table-cell office:value-type="float" office:value="6.0620184">
            <text:p>6,0620184</text:p>
          </table:table-cell>
          <table:table-cell office:value-type="float" office:value="2.1942708">
            <text:p>2,1942708</text:p>
          </table:table-cell>
          <table:table-cell office:value-type="float" office:value="24240000">
            <text:p>24240000</text:p>
          </table:table-cell>
        </table:table-row>
        <table:table-row table:style-name="ro2">
          <table:table-cell office:value-type="float" office:value="6.067889">
            <text:p>6,067889</text:p>
          </table:table-cell>
          <table:table-cell table:style-name="ce1" office:value-type="string">
            <text:p>2,1965</text:p>
          </table:table-cell>
          <table:table-cell office:value-type="float" office:value="24250000">
            <text:p>24250000</text:p>
          </table:table-cell>
        </table:table-row>
        <table:table-row table:style-name="ro2">
          <table:table-cell office:value-type="float" office:value="6.0737557">
            <text:p>6,0737557</text:p>
          </table:table-cell>
          <table:table-cell office:value-type="float" office:value="2.1987417">
            <text:p>2,1987417</text:p>
          </table:table-cell>
          <table:table-cell office:value-type="float" office:value="24260000">
            <text:p>24260000</text:p>
          </table:table-cell>
        </table:table-row>
        <table:table-row table:style-name="ro2">
          <table:table-cell office:value-type="float" office:value="6.0796175">
            <text:p>6,0796175</text:p>
          </table:table-cell>
          <table:table-cell office:value-type="float" office:value="2.2009954">
            <text:p>2,2009954</text:p>
          </table:table-cell>
          <table:table-cell office:value-type="float" office:value="24270000">
            <text:p>24270000</text:p>
          </table:table-cell>
        </table:table-row>
        <table:table-row table:style-name="ro2">
          <table:table-cell office:value-type="float" office:value="6.085474">
            <text:p>6,085474</text:p>
          </table:table-cell>
          <table:table-cell office:value-type="float" office:value="2.2032616">
            <text:p>2,2032616</text:p>
          </table:table-cell>
          <table:table-cell office:value-type="float" office:value="24280000">
            <text:p>24280000</text:p>
          </table:table-cell>
        </table:table-row>
        <table:table-row table:style-name="ro2">
          <table:table-cell office:value-type="float" office:value="6.091326">
            <text:p>6,091326</text:p>
          </table:table-cell>
          <table:table-cell office:value-type="float" office:value="2.20554">
            <text:p>2,20554</text:p>
          </table:table-cell>
          <table:table-cell office:value-type="float" office:value="24290000">
            <text:p>24290000</text:p>
          </table:table-cell>
        </table:table-row>
        <table:table-row table:style-name="ro2">
          <table:table-cell office:value-type="float" office:value="6.0971737">
            <text:p>6,0971737</text:p>
          </table:table-cell>
          <table:table-cell office:value-type="float" office:value="2.2078307">
            <text:p>2,2078307</text:p>
          </table:table-cell>
          <table:table-cell office:value-type="float" office:value="24300000">
            <text:p>24300000</text:p>
          </table:table-cell>
        </table:table-row>
        <table:table-row table:style-name="ro2">
          <table:table-cell office:value-type="float" office:value="6.103016">
            <text:p>6,103016</text:p>
          </table:table-cell>
          <table:table-cell office:value-type="float" office:value="2.2101333">
            <text:p>2,2101333</text:p>
          </table:table-cell>
          <table:table-cell office:value-type="float" office:value="24310000">
            <text:p>24310000</text:p>
          </table:table-cell>
        </table:table-row>
        <table:table-row table:style-name="ro2">
          <table:table-cell office:value-type="float" office:value="6.1088533">
            <text:p>6,1088533</text:p>
          </table:table-cell>
          <table:table-cell office:value-type="float" office:value="2.2124486">
            <text:p>2,2124486</text:p>
          </table:table-cell>
          <table:table-cell office:value-type="float" office:value="24320000">
            <text:p>24320000</text:p>
          </table:table-cell>
        </table:table-row>
        <table:table-row table:style-name="ro2">
          <table:table-cell office:value-type="float" office:value="6.1146865">
            <text:p>6,1146865</text:p>
          </table:table-cell>
          <table:table-cell office:value-type="float" office:value="2.2147758">
            <text:p>2,2147758</text:p>
          </table:table-cell>
          <table:table-cell office:value-type="float" office:value="24330000">
            <text:p>24330000</text:p>
          </table:table-cell>
        </table:table-row>
        <table:table-row table:style-name="ro2">
          <table:table-cell office:value-type="float" office:value="6.1205144">
            <text:p>6,1205144</text:p>
          </table:table-cell>
          <table:table-cell office:value-type="float" office:value="2.2171152">
            <text:p>2,2171152</text:p>
          </table:table-cell>
          <table:table-cell office:value-type="float" office:value="24340000">
            <text:p>24340000</text:p>
          </table:table-cell>
        </table:table-row>
        <table:table-row table:style-name="ro2">
          <table:table-cell office:value-type="float" office:value="6.126337">
            <text:p>6,126337</text:p>
          </table:table-cell>
          <table:table-cell office:value-type="float" office:value="2.219467">
            <text:p>2,219467</text:p>
          </table:table-cell>
          <table:table-cell office:value-type="float" office:value="24350000">
            <text:p>24350000</text:p>
          </table:table-cell>
        </table:table-row>
        <table:table-row table:style-name="ro2">
          <table:table-cell office:value-type="float" office:value="6.1321554">
            <text:p>6,1321554</text:p>
          </table:table-cell>
          <table:table-cell office:value-type="float" office:value="2.2218308">
            <text:p>2,2218308</text:p>
          </table:table-cell>
          <table:table-cell office:value-type="float" office:value="24360000">
            <text:p>24360000</text:p>
          </table:table-cell>
        </table:table-row>
        <table:table-row table:style-name="ro2">
          <table:table-cell office:value-type="float" office:value="6.1379685">
            <text:p>6,1379685</text:p>
          </table:table-cell>
          <table:table-cell office:value-type="float" office:value="2.224207">
            <text:p>2,224207</text:p>
          </table:table-cell>
          <table:table-cell office:value-type="float" office:value="24370000">
            <text:p>24370000</text:p>
          </table:table-cell>
        </table:table-row>
        <table:table-row table:style-name="ro2">
          <table:table-cell office:value-type="float" office:value="6.143777">
            <text:p>6,143777</text:p>
          </table:table-cell>
          <table:table-cell office:value-type="float" office:value="2.226595">
            <text:p>2,226595</text:p>
          </table:table-cell>
          <table:table-cell office:value-type="float" office:value="24380000">
            <text:p>24380000</text:p>
          </table:table-cell>
        </table:table-row>
        <table:table-row table:style-name="ro2">
          <table:table-cell office:value-type="float" office:value="6.1495795">
            <text:p>6,1495795</text:p>
          </table:table-cell>
          <table:table-cell office:value-type="float" office:value="2.2289953">
            <text:p>2,2289953</text:p>
          </table:table-cell>
          <table:table-cell office:value-type="float" office:value="24390000">
            <text:p>24390000</text:p>
          </table:table-cell>
        </table:table-row>
        <table:table-row table:style-name="ro2">
          <table:table-cell office:value-type="float" office:value="6.155378">
            <text:p>6,155378</text:p>
          </table:table-cell>
          <table:table-cell office:value-type="float" office:value="2.2314079">
            <text:p>2,2314079</text:p>
          </table:table-cell>
          <table:table-cell office:value-type="float" office:value="24400000">
            <text:p>24400000</text:p>
          </table:table-cell>
        </table:table-row>
        <table:table-row table:style-name="ro2">
          <table:table-cell office:value-type="float" office:value="6.161171">
            <text:p>6,161171</text:p>
          </table:table-cell>
          <table:table-cell office:value-type="float" office:value="2.2338324">
            <text:p>2,2338324</text:p>
          </table:table-cell>
          <table:table-cell office:value-type="float" office:value="24410000">
            <text:p>24410000</text:p>
          </table:table-cell>
        </table:table-row>
        <table:table-row table:style-name="ro2">
          <table:table-cell office:value-type="float" office:value="6.166959">
            <text:p>6,166959</text:p>
          </table:table-cell>
          <table:table-cell office:value-type="float" office:value="2.2362695">
            <text:p>2,2362695</text:p>
          </table:table-cell>
          <table:table-cell office:value-type="float" office:value="24420000">
            <text:p>24420000</text:p>
          </table:table-cell>
        </table:table-row>
        <table:table-row table:style-name="ro2">
          <table:table-cell office:value-type="float" office:value="6.1727414">
            <text:p>6,1727414</text:p>
          </table:table-cell>
          <table:table-cell office:value-type="float" office:value="2.2387183">
            <text:p>2,2387183</text:p>
          </table:table-cell>
          <table:table-cell office:value-type="float" office:value="24430000">
            <text:p>24430000</text:p>
          </table:table-cell>
        </table:table-row>
        <table:table-row table:style-name="ro2">
          <table:table-cell office:value-type="float" office:value="6.1785192">
            <text:p>6,1785192</text:p>
          </table:table-cell>
          <table:table-cell office:value-type="float" office:value="2.241179">
            <text:p>2,241179</text:p>
          </table:table-cell>
          <table:table-cell office:value-type="float" office:value="24440000">
            <text:p>24440000</text:p>
          </table:table-cell>
        </table:table-row>
        <table:table-row table:style-name="ro2">
          <table:table-cell office:value-type="float" office:value="6.184292">
            <text:p>6,184292</text:p>
          </table:table-cell>
          <table:table-cell office:value-type="float" office:value="2.2436523">
            <text:p>2,2436523</text:p>
          </table:table-cell>
          <table:table-cell office:value-type="float" office:value="24450000">
            <text:p>24450000</text:p>
          </table:table-cell>
        </table:table-row>
        <table:table-row table:style-name="ro2">
          <table:table-cell office:value-type="float" office:value="6.1900587">
            <text:p>6,1900587</text:p>
          </table:table-cell>
          <table:table-cell office:value-type="float" office:value="2.2461374">
            <text:p>2,2461374</text:p>
          </table:table-cell>
          <table:table-cell office:value-type="float" office:value="24460000">
            <text:p>24460000</text:p>
          </table:table-cell>
        </table:table-row>
        <table:table-row table:style-name="ro2">
          <table:table-cell office:value-type="float" office:value="6.195821">
            <text:p>6,195821</text:p>
          </table:table-cell>
          <table:table-cell office:value-type="float" office:value="2.2486346">
            <text:p>2,2486346</text:p>
          </table:table-cell>
          <table:table-cell office:value-type="float" office:value="24470000">
            <text:p>24470000</text:p>
          </table:table-cell>
        </table:table-row>
        <table:table-row table:style-name="ro2">
          <table:table-cell office:value-type="float" office:value="6.201578">
            <text:p>6,201578</text:p>
          </table:table-cell>
          <table:table-cell office:value-type="float" office:value="2.251144">
            <text:p>2,251144</text:p>
          </table:table-cell>
          <table:table-cell office:value-type="float" office:value="24480000">
            <text:p>24480000</text:p>
          </table:table-cell>
        </table:table-row>
        <table:table-row table:style-name="ro2">
          <table:table-cell office:value-type="float" office:value="6.2073307">
            <text:p>6,2073307</text:p>
          </table:table-cell>
          <table:table-cell office:value-type="float" office:value="2.2536657">
            <text:p>2,2536657</text:p>
          </table:table-cell>
          <table:table-cell office:value-type="float" office:value="24490000">
            <text:p>24490000</text:p>
          </table:table-cell>
        </table:table-row>
        <table:table-row table:style-name="ro2">
          <table:table-cell office:value-type="float" office:value="6.213077">
            <text:p>6,213077</text:p>
          </table:table-cell>
          <table:table-cell office:value-type="float" office:value="2.2561991">
            <text:p>2,2561991</text:p>
          </table:table-cell>
          <table:table-cell office:value-type="float" office:value="24500000">
            <text:p>24500000</text:p>
          </table:table-cell>
        </table:table-row>
        <table:table-row table:style-name="ro2">
          <table:table-cell office:value-type="float" office:value="6.218818">
            <text:p>6,218818</text:p>
          </table:table-cell>
          <table:table-cell office:value-type="float" office:value="2.2587442">
            <text:p>2,2587442</text:p>
          </table:table-cell>
          <table:table-cell office:value-type="float" office:value="24510000">
            <text:p>24510000</text:p>
          </table:table-cell>
        </table:table-row>
        <table:table-row table:style-name="ro2">
          <table:table-cell office:value-type="float" office:value="6.2245536">
            <text:p>6,2245536</text:p>
          </table:table-cell>
          <table:table-cell office:value-type="float" office:value="2.2613018">
            <text:p>2,2613018</text:p>
          </table:table-cell>
          <table:table-cell office:value-type="float" office:value="24520000">
            <text:p>24520000</text:p>
          </table:table-cell>
        </table:table-row>
        <table:table-row table:style-name="ro2">
          <table:table-cell office:value-type="float" office:value="6.2302837">
            <text:p>6,2302837</text:p>
          </table:table-cell>
          <table:table-cell office:value-type="float" office:value="2.2638712">
            <text:p>2,2638712</text:p>
          </table:table-cell>
          <table:table-cell office:value-type="float" office:value="24530000">
            <text:p>24530000</text:p>
          </table:table-cell>
        </table:table-row>
        <table:table-row table:style-name="ro2">
          <table:table-cell office:value-type="float" office:value="6.2360086">
            <text:p>6,2360086</text:p>
          </table:table-cell>
          <table:table-cell office:value-type="float" office:value="2.2664523">
            <text:p>2,2664523</text:p>
          </table:table-cell>
          <table:table-cell office:value-type="float" office:value="24540000">
            <text:p>24540000</text:p>
          </table:table-cell>
        </table:table-row>
        <table:table-row table:style-name="ro2">
          <table:table-cell office:value-type="float" office:value="6.2417283">
            <text:p>6,2417283</text:p>
          </table:table-cell>
          <table:table-cell office:value-type="float" office:value="2.2690458">
            <text:p>2,2690458</text:p>
          </table:table-cell>
          <table:table-cell office:value-type="float" office:value="24550000">
            <text:p>24550000</text:p>
          </table:table-cell>
        </table:table-row>
        <table:table-row table:style-name="ro2">
          <table:table-cell office:value-type="float" office:value="6.2474422">
            <text:p>6,2474422</text:p>
          </table:table-cell>
          <table:table-cell office:value-type="float" office:value="2.271651">
            <text:p>2,271651</text:p>
          </table:table-cell>
          <table:table-cell office:value-type="float" office:value="24560000">
            <text:p>24560000</text:p>
          </table:table-cell>
        </table:table-row>
        <table:table-row table:style-name="ro2">
          <table:table-cell office:value-type="float" office:value="6.253151">
            <text:p>6,253151</text:p>
          </table:table-cell>
          <table:table-cell office:value-type="float" office:value="2.2742684">
            <text:p>2,2742684</text:p>
          </table:table-cell>
          <table:table-cell office:value-type="float" office:value="24570000">
            <text:p>24570000</text:p>
          </table:table-cell>
        </table:table-row>
        <table:table-row table:style-name="ro2">
          <table:table-cell office:value-type="float" office:value="6.258854">
            <text:p>6,258854</text:p>
          </table:table-cell>
          <table:table-cell office:value-type="float" office:value="2.2768977">
            <text:p>2,2768977</text:p>
          </table:table-cell>
          <table:table-cell office:value-type="float" office:value="24580000">
            <text:p>24580000</text:p>
          </table:table-cell>
        </table:table-row>
        <table:table-row table:style-name="ro2">
          <table:table-cell office:value-type="float" office:value="6.2645516">
            <text:p>6,2645516</text:p>
          </table:table-cell>
          <table:table-cell office:value-type="float" office:value="2.2795386">
            <text:p>2,2795386</text:p>
          </table:table-cell>
          <table:table-cell office:value-type="float" office:value="24590000">
            <text:p>24590000</text:p>
          </table:table-cell>
        </table:table-row>
        <table:table-row table:style-name="ro2">
          <table:table-cell office:value-type="float" office:value="6.2702436">
            <text:p>6,2702436</text:p>
          </table:table-cell>
          <table:table-cell office:value-type="float" office:value="2.2821918">
            <text:p>2,2821918</text:p>
          </table:table-cell>
          <table:table-cell office:value-type="float" office:value="24600000">
            <text:p>24600000</text:p>
          </table:table-cell>
        </table:table-row>
        <table:table-row table:style-name="ro2">
          <table:table-cell office:value-type="float" office:value="6.27593">
            <text:p>6,27593</text:p>
          </table:table-cell>
          <table:table-cell office:value-type="float" office:value="2.2848568">
            <text:p>2,2848568</text:p>
          </table:table-cell>
          <table:table-cell office:value-type="float" office:value="24610000">
            <text:p>24610000</text:p>
          </table:table-cell>
        </table:table-row>
        <table:table-row table:style-name="ro2">
          <table:table-cell office:value-type="float" office:value="6.2816105">
            <text:p>6,2816105</text:p>
          </table:table-cell>
          <table:table-cell office:value-type="float" office:value="2.2875338">
            <text:p>2,2875338</text:p>
          </table:table-cell>
          <table:table-cell office:value-type="float" office:value="24620000">
            <text:p>24620000</text:p>
          </table:table-cell>
        </table:table-row>
        <table:table-row table:style-name="ro2">
          <table:table-cell office:value-type="float" office:value="6.287286">
            <text:p>6,287286</text:p>
          </table:table-cell>
          <table:table-cell office:value-type="float" office:value="2.2902224">
            <text:p>2,2902224</text:p>
          </table:table-cell>
          <table:table-cell office:value-type="float" office:value="24630000">
            <text:p>24630000</text:p>
          </table:table-cell>
        </table:table-row>
        <table:table-row table:style-name="ro2">
          <table:table-cell office:value-type="float" office:value="6.2929554">
            <text:p>6,2929554</text:p>
          </table:table-cell>
          <table:table-cell office:value-type="float" office:value="2.292923">
            <text:p>2,292923</text:p>
          </table:table-cell>
          <table:table-cell office:value-type="float" office:value="24640000">
            <text:p>24640000</text:p>
          </table:table-cell>
        </table:table-row>
        <table:table-row table:style-name="ro2">
          <table:table-cell office:value-type="float" office:value="6.2986193">
            <text:p>6,2986193</text:p>
          </table:table-cell>
          <table:table-cell office:value-type="float" office:value="2.2956357">
            <text:p>2,2956357</text:p>
          </table:table-cell>
          <table:table-cell office:value-type="float" office:value="24650000">
            <text:p>24650000</text:p>
          </table:table-cell>
        </table:table-row>
        <table:table-row table:style-name="ro2">
          <table:table-cell office:value-type="float" office:value="6.304278">
            <text:p>6,304278</text:p>
          </table:table-cell>
          <table:table-cell office:value-type="float" office:value="2.2983599">
            <text:p>2,2983599</text:p>
          </table:table-cell>
          <table:table-cell office:value-type="float" office:value="24660000">
            <text:p>24660000</text:p>
          </table:table-cell>
        </table:table-row>
        <table:table-row table:style-name="ro2">
          <table:table-cell office:value-type="float" office:value="6.3099303">
            <text:p>6,3099303</text:p>
          </table:table-cell>
          <table:table-cell office:value-type="float" office:value="2.301096">
            <text:p>2,301096</text:p>
          </table:table-cell>
          <table:table-cell office:value-type="float" office:value="24670000">
            <text:p>24670000</text:p>
          </table:table-cell>
        </table:table-row>
        <table:table-row table:style-name="ro2">
          <table:table-cell office:value-type="float" office:value="6.315577">
            <text:p>6,315577</text:p>
          </table:table-cell>
          <table:table-cell office:value-type="float" office:value="2.303844">
            <text:p>2,303844</text:p>
          </table:table-cell>
          <table:table-cell office:value-type="float" office:value="24680000">
            <text:p>24680000</text:p>
          </table:table-cell>
        </table:table-row>
        <table:table-row table:style-name="ro2">
          <table:table-cell office:value-type="float" office:value="6.321218">
            <text:p>6,321218</text:p>
          </table:table-cell>
          <table:table-cell office:value-type="float" office:value="2.306604">
            <text:p>2,306604</text:p>
          </table:table-cell>
          <table:table-cell office:value-type="float" office:value="24690000">
            <text:p>24690000</text:p>
          </table:table-cell>
        </table:table-row>
        <table:table-row table:style-name="ro2">
          <table:table-cell office:value-type="float" office:value="6.3268533">
            <text:p>6,3268533</text:p>
          </table:table-cell>
          <table:table-cell office:value-type="float" office:value="2.3093755">
            <text:p>2,3093755</text:p>
          </table:table-cell>
          <table:table-cell office:value-type="float" office:value="24700000">
            <text:p>24700000</text:p>
          </table:table-cell>
        </table:table-row>
        <table:table-row table:style-name="ro2">
          <table:table-cell office:value-type="float" office:value="6.332483">
            <text:p>6,332483</text:p>
          </table:table-cell>
          <table:table-cell office:value-type="float" office:value="2.3121588">
            <text:p>2,3121588</text:p>
          </table:table-cell>
          <table:table-cell office:value-type="float" office:value="24710000">
            <text:p>24710000</text:p>
          </table:table-cell>
        </table:table-row>
        <table:table-row table:style-name="ro2">
          <table:table-cell office:value-type="float" office:value="6.338106">
            <text:p>6,338106</text:p>
          </table:table-cell>
          <table:table-cell office:value-type="float" office:value="2.314954">
            <text:p>2,314954</text:p>
          </table:table-cell>
          <table:table-cell office:value-type="float" office:value="24720000">
            <text:p>24720000</text:p>
          </table:table-cell>
        </table:table-row>
        <table:table-row table:style-name="ro2">
          <table:table-cell office:value-type="float" office:value="6.3437243">
            <text:p>6,3437243</text:p>
          </table:table-cell>
          <table:table-cell office:value-type="float" office:value="2.3177612">
            <text:p>2,3177612</text:p>
          </table:table-cell>
          <table:table-cell office:value-type="float" office:value="24730000">
            <text:p>24730000</text:p>
          </table:table-cell>
        </table:table-row>
        <table:table-row table:style-name="ro2">
          <table:table-cell office:value-type="float" office:value="6.3493357">
            <text:p>6,3493357</text:p>
          </table:table-cell>
          <table:table-cell office:value-type="float" office:value="2.3205798">
            <text:p>2,3205798</text:p>
          </table:table-cell>
          <table:table-cell office:value-type="float" office:value="24740000">
            <text:p>24740000</text:p>
          </table:table-cell>
        </table:table-row>
        <table:table-row table:style-name="ro2">
          <table:table-cell office:value-type="float" office:value="6.3549433">
            <text:p>6,3549433</text:p>
          </table:table-cell>
          <table:table-cell office:value-type="float" office:value="2.323411">
            <text:p>2,323411</text:p>
          </table:table-cell>
          <table:table-cell office:value-type="float" office:value="24750000">
            <text:p>24750000</text:p>
          </table:table-cell>
        </table:table-row>
        <table:table-row table:style-name="ro2">
          <table:table-cell office:value-type="float" office:value="6.3605433">
            <text:p>6,3605433</text:p>
          </table:table-cell>
          <table:table-cell office:value-type="float" office:value="2.326253">
            <text:p>2,326253</text:p>
          </table:table-cell>
          <table:table-cell office:value-type="float" office:value="24760000">
            <text:p>24760000</text:p>
          </table:table-cell>
        </table:table-row>
        <table:table-row table:style-name="ro2">
          <table:table-cell office:value-type="float" office:value="6.366137">
            <text:p>6,366137</text:p>
          </table:table-cell>
          <table:table-cell office:value-type="float" office:value="2.329107">
            <text:p>2,329107</text:p>
          </table:table-cell>
          <table:table-cell office:value-type="float" office:value="24770000">
            <text:p>24770000</text:p>
          </table:table-cell>
        </table:table-row>
        <table:table-row table:style-name="ro2">
          <table:table-cell office:value-type="float" office:value="6.371725">
            <text:p>6,371725</text:p>
          </table:table-cell>
          <table:table-cell office:value-type="float" office:value="2.3319726">
            <text:p>2,3319726</text:p>
          </table:table-cell>
          <table:table-cell office:value-type="float" office:value="24780000">
            <text:p>24780000</text:p>
          </table:table-cell>
        </table:table-row>
        <table:table-row table:style-name="ro2">
          <table:table-cell office:value-type="float" office:value="6.377307">
            <text:p>6,377307</text:p>
          </table:table-cell>
          <table:table-cell office:value-type="float" office:value="2.3348498">
            <text:p>2,3348498</text:p>
          </table:table-cell>
          <table:table-cell office:value-type="float" office:value="24790000">
            <text:p>24790000</text:p>
          </table:table-cell>
        </table:table-row>
        <table:table-row table:style-name="ro2">
          <table:table-cell office:value-type="float" office:value="6.382883">
            <text:p>6,382883</text:p>
          </table:table-cell>
          <table:table-cell office:value-type="float" office:value="2.337739">
            <text:p>2,337739</text:p>
          </table:table-cell>
          <table:table-cell office:value-type="float" office:value="24800000">
            <text:p>24800000</text:p>
          </table:table-cell>
        </table:table-row>
        <table:table-row table:style-name="ro2">
          <table:table-cell office:value-type="float" office:value="6.388453">
            <text:p>6,388453</text:p>
          </table:table-cell>
          <table:table-cell office:value-type="float" office:value="2.3406396">
            <text:p>2,3406396</text:p>
          </table:table-cell>
          <table:table-cell office:value-type="float" office:value="24810000">
            <text:p>24810000</text:p>
          </table:table-cell>
        </table:table-row>
        <table:table-row table:style-name="ro2">
          <table:table-cell office:value-type="float" office:value="6.3940167">
            <text:p>6,3940167</text:p>
          </table:table-cell>
          <table:table-cell office:value-type="float" office:value="2.3435519">
            <text:p>2,3435519</text:p>
          </table:table-cell>
          <table:table-cell office:value-type="float" office:value="24820000">
            <text:p>24820000</text:p>
          </table:table-cell>
        </table:table-row>
        <table:table-row table:style-name="ro2">
          <table:table-cell office:value-type="float" office:value="6.3995743">
            <text:p>6,3995743</text:p>
          </table:table-cell>
          <table:table-cell office:value-type="float" office:value="2.3464758">
            <text:p>2,3464758</text:p>
          </table:table-cell>
          <table:table-cell office:value-type="float" office:value="24830000">
            <text:p>24830000</text:p>
          </table:table-cell>
        </table:table-row>
        <table:table-row table:style-name="ro2">
          <table:table-cell office:value-type="float" office:value="6.405126">
            <text:p>6,405126</text:p>
          </table:table-cell>
          <table:table-cell office:value-type="float" office:value="2.3494112">
            <text:p>2,3494112</text:p>
          </table:table-cell>
          <table:table-cell office:value-type="float" office:value="24840000">
            <text:p>24840000</text:p>
          </table:table-cell>
        </table:table-row>
        <table:table-row table:style-name="ro2">
          <table:table-cell office:value-type="float" office:value="6.410671">
            <text:p>6,410671</text:p>
          </table:table-cell>
          <table:table-cell office:value-type="float" office:value="2.3523583">
            <text:p>2,3523583</text:p>
          </table:table-cell>
          <table:table-cell office:value-type="float" office:value="24850000">
            <text:p>24850000</text:p>
          </table:table-cell>
        </table:table-row>
        <table:table-row table:style-name="ro2">
          <table:table-cell office:value-type="float" office:value="6.416211">
            <text:p>6,416211</text:p>
          </table:table-cell>
          <table:table-cell office:value-type="float" office:value="2.355317">
            <text:p>2,355317</text:p>
          </table:table-cell>
          <table:table-cell office:value-type="float" office:value="24860000">
            <text:p>24860000</text:p>
          </table:table-cell>
        </table:table-row>
        <table:table-row table:style-name="ro2">
          <table:table-cell office:value-type="float" office:value="6.421744">
            <text:p>6,421744</text:p>
          </table:table-cell>
          <table:table-cell office:value-type="float" office:value="2.3582876">
            <text:p>2,3582876</text:p>
          </table:table-cell>
          <table:table-cell office:value-type="float" office:value="24870000">
            <text:p>24870000</text:p>
          </table:table-cell>
        </table:table-row>
        <table:table-row table:style-name="ro2">
          <table:table-cell office:value-type="float" office:value="6.427271">
            <text:p>6,427271</text:p>
          </table:table-cell>
          <table:table-cell office:value-type="float" office:value="2.3612695">
            <text:p>2,3612695</text:p>
          </table:table-cell>
          <table:table-cell office:value-type="float" office:value="24880000">
            <text:p>24880000</text:p>
          </table:table-cell>
        </table:table-row>
        <table:table-row table:style-name="ro2">
          <table:table-cell office:value-type="float" office:value="6.432791">
            <text:p>6,432791</text:p>
          </table:table-cell>
          <table:table-cell office:value-type="float" office:value="2.364263">
            <text:p>2,364263</text:p>
          </table:table-cell>
          <table:table-cell office:value-type="float" office:value="24890000">
            <text:p>24890000</text:p>
          </table:table-cell>
        </table:table-row>
        <table:table-row table:style-name="ro2">
          <table:table-cell office:value-type="float" office:value="6.4383054">
            <text:p>6,4383054</text:p>
          </table:table-cell>
          <table:table-cell office:value-type="float" office:value="2.367268">
            <text:p>2,367268</text:p>
          </table:table-cell>
          <table:table-cell office:value-type="float" office:value="24900000">
            <text:p>24900000</text:p>
          </table:table-cell>
        </table:table-row>
        <table:table-row table:style-name="ro2">
          <table:table-cell office:value-type="float" office:value="6.4438133">
            <text:p>6,4438133</text:p>
          </table:table-cell>
          <table:table-cell office:value-type="float" office:value="2.3702846">
            <text:p>2,3702846</text:p>
          </table:table-cell>
          <table:table-cell office:value-type="float" office:value="24910000">
            <text:p>24910000</text:p>
          </table:table-cell>
        </table:table-row>
        <table:table-row table:style-name="ro2">
          <table:table-cell office:value-type="float" office:value="6.449315">
            <text:p>6,449315</text:p>
          </table:table-cell>
          <table:table-cell office:value-type="float" office:value="2.373313">
            <text:p>2,373313</text:p>
          </table:table-cell>
          <table:table-cell office:value-type="float" office:value="24920000">
            <text:p>24920000</text:p>
          </table:table-cell>
        </table:table-row>
        <table:table-row table:style-name="ro2">
          <table:table-cell office:value-type="float" office:value="6.4548106">
            <text:p>6,4548106</text:p>
          </table:table-cell>
          <table:table-cell office:value-type="float" office:value="2.3763523">
            <text:p>2,3763523</text:p>
          </table:table-cell>
          <table:table-cell office:value-type="float" office:value="24930000">
            <text:p>24930000</text:p>
          </table:table-cell>
        </table:table-row>
        <table:table-row table:style-name="ro2">
          <table:table-cell office:value-type="float" office:value="6.4602995">
            <text:p>6,4602995</text:p>
          </table:table-cell>
          <table:table-cell office:value-type="float" office:value="2.3794036">
            <text:p>2,3794036</text:p>
          </table:table-cell>
          <table:table-cell office:value-type="float" office:value="24940000">
            <text:p>24940000</text:p>
          </table:table-cell>
        </table:table-row>
        <table:table-row table:style-name="ro2">
          <table:table-cell office:value-type="float" office:value="6.465782">
            <text:p>6,465782</text:p>
          </table:table-cell>
          <table:table-cell office:value-type="float" office:value="2.3824663">
            <text:p>2,3824663</text:p>
          </table:table-cell>
          <table:table-cell office:value-type="float" office:value="24950000">
            <text:p>24950000</text:p>
          </table:table-cell>
        </table:table-row>
        <table:table-row table:style-name="ro2">
          <table:table-cell office:value-type="float" office:value="6.471258">
            <text:p>6,471258</text:p>
          </table:table-cell>
          <table:table-cell office:value-type="float" office:value="2.3855402">
            <text:p>2,3855402</text:p>
          </table:table-cell>
          <table:table-cell office:value-type="float" office:value="24960000">
            <text:p>24960000</text:p>
          </table:table-cell>
        </table:table-row>
        <table:table-row table:style-name="ro2">
          <table:table-cell office:value-type="float" office:value="6.4767275">
            <text:p>6,4767275</text:p>
          </table:table-cell>
          <table:table-cell office:value-type="float" office:value="2.3886259">
            <text:p>2,3886259</text:p>
          </table:table-cell>
          <table:table-cell office:value-type="float" office:value="24970000">
            <text:p>24970000</text:p>
          </table:table-cell>
        </table:table-row>
        <table:table-row table:style-name="ro2">
          <table:table-cell office:value-type="float" office:value="6.482191">
            <text:p>6,482191</text:p>
          </table:table-cell>
          <table:table-cell office:value-type="float" office:value="2.3917227">
            <text:p>2,3917227</text:p>
          </table:table-cell>
          <table:table-cell office:value-type="float" office:value="24980000">
            <text:p>24980000</text:p>
          </table:table-cell>
        </table:table-row>
        <table:table-row table:style-name="ro2">
          <table:table-cell office:value-type="float" office:value="6.4876475">
            <text:p>6,4876475</text:p>
          </table:table-cell>
          <table:table-cell office:value-type="float" office:value="2.3948312">
            <text:p>2,3948312</text:p>
          </table:table-cell>
          <table:table-cell office:value-type="float" office:value="24990000">
            <text:p>24990000</text:p>
          </table:table-cell>
        </table:table-row>
        <table:table-row table:style-name="ro2">
          <table:table-cell office:value-type="float" office:value="6.493098">
            <text:p>6,493098</text:p>
          </table:table-cell>
          <table:table-cell office:value-type="float" office:value="2.397951">
            <text:p>2,397951</text:p>
          </table:table-cell>
          <table:table-cell office:value-type="float" office:value="25000000">
            <text:p>25000000</text:p>
          </table:table-cell>
        </table:table-row>
        <table:table-row table:style-name="ro2">
          <table:table-cell office:value-type="float" office:value="6.498543">
            <text:p>6,498543</text:p>
          </table:table-cell>
          <table:table-cell office:value-type="float" office:value="2.401083">
            <text:p>2,401083</text:p>
          </table:table-cell>
          <table:table-cell office:value-type="float" office:value="25010000">
            <text:p>25010000</text:p>
          </table:table-cell>
        </table:table-row>
        <table:table-row table:style-name="ro2">
          <table:table-cell office:value-type="float" office:value="6.5039797">
            <text:p>6,5039797</text:p>
          </table:table-cell>
          <table:table-cell office:value-type="float" office:value="2.4042256">
            <text:p>2,4042256</text:p>
          </table:table-cell>
          <table:table-cell office:value-type="float" office:value="25020000">
            <text:p>25020000</text:p>
          </table:table-cell>
        </table:table-row>
        <table:table-row table:style-name="ro2">
          <table:table-cell office:value-type="float" office:value="6.50941">
            <text:p>6,50941</text:p>
          </table:table-cell>
          <table:table-cell office:value-type="float" office:value="2.4073794">
            <text:p>2,4073794</text:p>
          </table:table-cell>
          <table:table-cell office:value-type="float" office:value="25030000">
            <text:p>25030000</text:p>
          </table:table-cell>
        </table:table-row>
        <table:table-row table:style-name="ro2">
          <table:table-cell office:value-type="float" office:value="6.514834">
            <text:p>6,514834</text:p>
          </table:table-cell>
          <table:table-cell office:value-type="float" office:value="2.4105449">
            <text:p>2,4105449</text:p>
          </table:table-cell>
          <table:table-cell office:value-type="float" office:value="25040000">
            <text:p>25040000</text:p>
          </table:table-cell>
        </table:table-row>
        <table:table-row table:style-name="ro2">
          <table:table-cell office:value-type="float" office:value="6.5202513">
            <text:p>6,5202513</text:p>
          </table:table-cell>
          <table:table-cell office:value-type="float" office:value="2.4137216">
            <text:p>2,4137216</text:p>
          </table:table-cell>
          <table:table-cell office:value-type="float" office:value="25050000">
            <text:p>25050000</text:p>
          </table:table-cell>
        </table:table-row>
        <table:table-row table:style-name="ro2">
          <table:table-cell office:value-type="float" office:value="6.5256615">
            <text:p>6,5256615</text:p>
          </table:table-cell>
          <table:table-cell office:value-type="float" office:value="2.4169095">
            <text:p>2,4169095</text:p>
          </table:table-cell>
          <table:table-cell office:value-type="float" office:value="25060000">
            <text:p>25060000</text:p>
          </table:table-cell>
        </table:table-row>
        <table:table-row table:style-name="ro2">
          <table:table-cell office:value-type="float" office:value="6.531066">
            <text:p>6,531066</text:p>
          </table:table-cell>
          <table:table-cell office:value-type="float" office:value="2.4201088">
            <text:p>2,4201088</text:p>
          </table:table-cell>
          <table:table-cell office:value-type="float" office:value="25070000">
            <text:p>25070000</text:p>
          </table:table-cell>
        </table:table-row>
        <table:table-row table:style-name="ro2">
          <table:table-cell office:value-type="float" office:value="6.536463">
            <text:p>6,536463</text:p>
          </table:table-cell>
          <table:table-cell office:value-type="float" office:value="2.4233196">
            <text:p>2,4233196</text:p>
          </table:table-cell>
          <table:table-cell office:value-type="float" office:value="25080000">
            <text:p>25080000</text:p>
          </table:table-cell>
        </table:table-row>
        <table:table-row table:style-name="ro2">
          <table:table-cell office:value-type="float" office:value="6.5418534">
            <text:p>6,5418534</text:p>
          </table:table-cell>
          <table:table-cell office:value-type="float" office:value="2.4265416">
            <text:p>2,4265416</text:p>
          </table:table-cell>
          <table:table-cell office:value-type="float" office:value="25090000">
            <text:p>25090000</text:p>
          </table:table-cell>
        </table:table-row>
        <table:table-row table:style-name="ro2">
          <table:table-cell office:value-type="float" office:value="6.547237">
            <text:p>6,547237</text:p>
          </table:table-cell>
          <table:table-cell office:value-type="float" office:value="2.4297748">
            <text:p>2,4297748</text:p>
          </table:table-cell>
          <table:table-cell office:value-type="float" office:value="25100000">
            <text:p>25100000</text:p>
          </table:table-cell>
        </table:table-row>
        <table:table-row table:style-name="ro2">
          <table:table-cell office:value-type="float" office:value="6.5526137">
            <text:p>6,5526137</text:p>
          </table:table-cell>
          <table:table-cell office:value-type="float" office:value="2.4330192">
            <text:p>2,4330192</text:p>
          </table:table-cell>
          <table:table-cell office:value-type="float" office:value="25110000">
            <text:p>25110000</text:p>
          </table:table-cell>
        </table:table-row>
        <table:table-row table:style-name="ro2">
          <table:table-cell office:value-type="float" office:value="6.557984">
            <text:p>6,557984</text:p>
          </table:table-cell>
          <table:table-cell office:value-type="float" office:value="2.436275">
            <text:p>2,436275</text:p>
          </table:table-cell>
          <table:table-cell office:value-type="float" office:value="25120000">
            <text:p>25120000</text:p>
          </table:table-cell>
        </table:table-row>
        <table:table-row table:style-name="ro2">
          <table:table-cell office:value-type="float" office:value="6.563347">
            <text:p>6,563347</text:p>
          </table:table-cell>
          <table:table-cell office:value-type="float" office:value="2.439542">
            <text:p>2,439542</text:p>
          </table:table-cell>
          <table:table-cell office:value-type="float" office:value="25130000">
            <text:p>25130000</text:p>
          </table:table-cell>
        </table:table-row>
        <table:table-row table:style-name="ro2">
          <table:table-cell office:value-type="float" office:value="6.5687037">
            <text:p>6,5687037</text:p>
          </table:table-cell>
          <table:table-cell office:value-type="float" office:value="2.44282">
            <text:p>2,44282</text:p>
          </table:table-cell>
          <table:table-cell office:value-type="float" office:value="25140000">
            <text:p>25140000</text:p>
          </table:table-cell>
        </table:table-row>
        <table:table-row table:style-name="ro2">
          <table:table-cell office:value-type="float" office:value="6.574053">
            <text:p>6,574053</text:p>
          </table:table-cell>
          <table:table-cell office:value-type="float" office:value="2.4461095">
            <text:p>2,4461095</text:p>
          </table:table-cell>
          <table:table-cell office:value-type="float" office:value="25150000">
            <text:p>25150000</text:p>
          </table:table-cell>
        </table:table-row>
        <table:table-row table:style-name="ro2">
          <table:table-cell office:value-type="float" office:value="6.579396">
            <text:p>6,579396</text:p>
          </table:table-cell>
          <table:table-cell office:value-type="float" office:value="2.44941">
            <text:p>2,44941</text:p>
          </table:table-cell>
          <table:table-cell office:value-type="float" office:value="25160000">
            <text:p>25160000</text:p>
          </table:table-cell>
        </table:table-row>
        <table:table-row table:style-name="ro2">
          <table:table-cell office:value-type="float" office:value="6.5847316">
            <text:p>6,5847316</text:p>
          </table:table-cell>
          <table:table-cell office:value-type="float" office:value="2.4527218">
            <text:p>2,4527218</text:p>
          </table:table-cell>
          <table:table-cell office:value-type="float" office:value="25170000">
            <text:p>25170000</text:p>
          </table:table-cell>
        </table:table-row>
        <table:table-row table:style-name="ro2">
          <table:table-cell office:value-type="float" office:value="6.59006">
            <text:p>6,59006</text:p>
          </table:table-cell>
          <table:table-cell office:value-type="float" office:value="2.4560447">
            <text:p>2,4560447</text:p>
          </table:table-cell>
          <table:table-cell office:value-type="float" office:value="25180000">
            <text:p>25180000</text:p>
          </table:table-cell>
        </table:table-row>
        <table:table-row table:style-name="ro2">
          <table:table-cell office:value-type="float" office:value="6.595382">
            <text:p>6,595382</text:p>
          </table:table-cell>
          <table:table-cell office:value-type="float" office:value="2.459379">
            <text:p>2,459379</text:p>
          </table:table-cell>
          <table:table-cell office:value-type="float" office:value="25190000">
            <text:p>25190000</text:p>
          </table:table-cell>
        </table:table-row>
        <table:table-row table:style-name="ro2">
          <table:table-cell office:value-type="float" office:value="6.600697">
            <text:p>6,600697</text:p>
          </table:table-cell>
          <table:table-cell office:value-type="float" office:value="2.462724">
            <text:p>2,462724</text:p>
          </table:table-cell>
          <table:table-cell office:value-type="float" office:value="25200000">
            <text:p>25200000</text:p>
          </table:table-cell>
        </table:table-row>
        <table:table-row table:style-name="ro2">
          <table:table-cell office:value-type="float" office:value="6.6060047">
            <text:p>6,6060047</text:p>
          </table:table-cell>
          <table:table-cell office:value-type="float" office:value="2.4660802">
            <text:p>2,4660802</text:p>
          </table:table-cell>
          <table:table-cell office:value-type="float" office:value="25210000">
            <text:p>25210000</text:p>
          </table:table-cell>
        </table:table-row>
        <table:table-row table:style-name="ro2">
          <table:table-cell office:value-type="float" office:value="6.6113057">
            <text:p>6,6113057</text:p>
          </table:table-cell>
          <table:table-cell office:value-type="float" office:value="2.4694476">
            <text:p>2,4694476</text:p>
          </table:table-cell>
          <table:table-cell office:value-type="float" office:value="25220000">
            <text:p>25220000</text:p>
          </table:table-cell>
        </table:table-row>
        <table:table-row table:style-name="ro2">
          <table:table-cell office:value-type="float" office:value="6.616599">
            <text:p>6,616599</text:p>
          </table:table-cell>
          <table:table-cell office:value-type="float" office:value="2.4728262">
            <text:p>2,4728262</text:p>
          </table:table-cell>
          <table:table-cell office:value-type="float" office:value="25230000">
            <text:p>25230000</text:p>
          </table:table-cell>
        </table:table-row>
        <table:table-row table:style-name="ro2">
          <table:table-cell office:value-type="float" office:value="6.621886">
            <text:p>6,621886</text:p>
          </table:table-cell>
          <table:table-cell office:value-type="float" office:value="2.4762158">
            <text:p>2,4762158</text:p>
          </table:table-cell>
          <table:table-cell office:value-type="float" office:value="25240000">
            <text:p>25240000</text:p>
          </table:table-cell>
        </table:table-row>
        <table:table-row table:style-name="ro2">
          <table:table-cell office:value-type="float" office:value="6.6271653">
            <text:p>6,6271653</text:p>
          </table:table-cell>
          <table:table-cell office:value-type="float" office:value="2.4796166">
            <text:p>2,4796166</text:p>
          </table:table-cell>
          <table:table-cell office:value-type="float" office:value="25250000">
            <text:p>25250000</text:p>
          </table:table-cell>
        </table:table-row>
        <table:table-row table:style-name="ro2">
          <table:table-cell office:value-type="float" office:value="6.6324377">
            <text:p>6,6324377</text:p>
          </table:table-cell>
          <table:table-cell office:value-type="float" office:value="2.4830284">
            <text:p>2,4830284</text:p>
          </table:table-cell>
          <table:table-cell office:value-type="float" office:value="25260000">
            <text:p>25260000</text:p>
          </table:table-cell>
        </table:table-row>
        <table:table-row table:style-name="ro2">
          <table:table-cell office:value-type="float" office:value="6.637703">
            <text:p>6,637703</text:p>
          </table:table-cell>
          <table:table-cell office:value-type="float" office:value="2.486451">
            <text:p>2,486451</text:p>
          </table:table-cell>
          <table:table-cell office:value-type="float" office:value="25270000">
            <text:p>25270000</text:p>
          </table:table-cell>
        </table:table-row>
        <table:table-row table:style-name="ro2">
          <table:table-cell office:value-type="float" office:value="6.6429625">
            <text:p>6,6429625</text:p>
          </table:table-cell>
          <table:table-cell office:value-type="float" office:value="2.4898853">
            <text:p>2,4898853</text:p>
          </table:table-cell>
          <table:table-cell office:value-type="float" office:value="25280000">
            <text:p>25280000</text:p>
          </table:table-cell>
        </table:table-row>
        <table:table-row table:style-name="ro2">
          <table:table-cell office:value-type="float" office:value="6.6482134">
            <text:p>6,6482134</text:p>
          </table:table-cell>
          <table:table-cell office:value-type="float" office:value="2.49333">
            <text:p>2,49333</text:p>
          </table:table-cell>
          <table:table-cell office:value-type="float" office:value="25290000">
            <text:p>25290000</text:p>
          </table:table-cell>
        </table:table-row>
        <table:table-row table:style-name="ro2">
          <table:table-cell office:value-type="float" office:value="6.6534567">
            <text:p>6,6534567</text:p>
          </table:table-cell>
          <table:table-cell office:value-type="float" office:value="2.4967859">
            <text:p>2,4967859</text:p>
          </table:table-cell>
          <table:table-cell office:value-type="float" office:value="25300000">
            <text:p>25300000</text:p>
          </table:table-cell>
        </table:table-row>
        <table:table-row table:style-name="ro2">
          <table:table-cell office:value-type="float" office:value="6.6586933">
            <text:p>6,6586933</text:p>
          </table:table-cell>
          <table:table-cell office:value-type="float" office:value="2.5002525">
            <text:p>2,5002525</text:p>
          </table:table-cell>
          <table:table-cell office:value-type="float" office:value="25310000">
            <text:p>25310000</text:p>
          </table:table-cell>
        </table:table-row>
        <table:table-row table:style-name="ro2">
          <table:table-cell office:value-type="float" office:value="6.6639223">
            <text:p>6,6639223</text:p>
          </table:table-cell>
          <table:table-cell office:value-type="float" office:value="2.5037303">
            <text:p>2,5037303</text:p>
          </table:table-cell>
          <table:table-cell office:value-type="float" office:value="25320000">
            <text:p>25320000</text:p>
          </table:table-cell>
        </table:table-row>
        <table:table-row table:style-name="ro2">
          <table:table-cell office:value-type="float" office:value="6.669144">
            <text:p>6,669144</text:p>
          </table:table-cell>
          <table:table-cell office:value-type="float" office:value="2.5072188">
            <text:p>2,5072188</text:p>
          </table:table-cell>
          <table:table-cell office:value-type="float" office:value="25330000">
            <text:p>25330000</text:p>
          </table:table-cell>
        </table:table-row>
        <table:table-row table:style-name="ro2">
          <table:table-cell office:value-type="float" office:value="6.6743584">
            <text:p>6,6743584</text:p>
          </table:table-cell>
          <table:table-cell office:value-type="float" office:value="2.5107183">
            <text:p>2,5107183</text:p>
          </table:table-cell>
          <table:table-cell office:value-type="float" office:value="25340000">
            <text:p>25340000</text:p>
          </table:table-cell>
        </table:table-row>
        <table:table-row table:style-name="ro2">
          <table:table-cell office:value-type="float" office:value="6.679566">
            <text:p>6,679566</text:p>
          </table:table-cell>
          <table:table-cell office:value-type="float" office:value="2.5142288">
            <text:p>2,5142288</text:p>
          </table:table-cell>
          <table:table-cell office:value-type="float" office:value="25350000">
            <text:p>25350000</text:p>
          </table:table-cell>
        </table:table-row>
        <table:table-row table:style-name="ro2">
          <table:table-cell office:value-type="float" office:value="6.684766">
            <text:p>6,684766</text:p>
          </table:table-cell>
          <table:table-cell office:value-type="float" office:value="2.51775">
            <text:p>2,51775</text:p>
          </table:table-cell>
          <table:table-cell office:value-type="float" office:value="25360000">
            <text:p>25360000</text:p>
          </table:table-cell>
        </table:table-row>
        <table:table-row table:style-name="ro2">
          <table:table-cell office:value-type="float" office:value="6.689958">
            <text:p>6,689958</text:p>
          </table:table-cell>
          <table:table-cell office:value-type="float" office:value="2.5212822">
            <text:p>2,5212822</text:p>
          </table:table-cell>
          <table:table-cell office:value-type="float" office:value="25370000">
            <text:p>25370000</text:p>
          </table:table-cell>
        </table:table-row>
        <table:table-row table:style-name="ro2">
          <table:table-cell office:value-type="float" office:value="6.6951427">
            <text:p>6,6951427</text:p>
          </table:table-cell>
          <table:table-cell office:value-type="float" office:value="2.5248253">
            <text:p>2,5248253</text:p>
          </table:table-cell>
          <table:table-cell office:value-type="float" office:value="25380000">
            <text:p>25380000</text:p>
          </table:table-cell>
        </table:table-row>
        <table:table-row table:style-name="ro2">
          <table:table-cell office:value-type="float" office:value="6.7003207">
            <text:p>6,7003207</text:p>
          </table:table-cell>
          <table:table-cell office:value-type="float" office:value="2.528379">
            <text:p>2,528379</text:p>
          </table:table-cell>
          <table:table-cell office:value-type="float" office:value="25390000">
            <text:p>25390000</text:p>
          </table:table-cell>
        </table:table-row>
        <table:table-row table:style-name="ro2">
          <table:table-cell office:value-type="float" office:value="6.705491">
            <text:p>6,705491</text:p>
          </table:table-cell>
          <table:table-cell office:value-type="float" office:value="2.5319438">
            <text:p>2,5319438</text:p>
          </table:table-cell>
          <table:table-cell office:value-type="float" office:value="25400000">
            <text:p>25400000</text:p>
          </table:table-cell>
        </table:table-row>
        <table:table-row table:style-name="ro2">
          <table:table-cell office:value-type="float" office:value="6.7106533">
            <text:p>6,7106533</text:p>
          </table:table-cell>
          <table:table-cell office:value-type="float" office:value="2.5355196">
            <text:p>2,5355196</text:p>
          </table:table-cell>
          <table:table-cell office:value-type="float" office:value="25410000">
            <text:p>25410000</text:p>
          </table:table-cell>
        </table:table-row>
        <table:table-row table:style-name="ro2">
          <table:table-cell office:value-type="float" office:value="6.715809">
            <text:p>6,715809</text:p>
          </table:table-cell>
          <table:table-cell office:value-type="float" office:value="2.539106">
            <text:p>2,539106</text:p>
          </table:table-cell>
          <table:table-cell office:value-type="float" office:value="25420000">
            <text:p>25420000</text:p>
          </table:table-cell>
        </table:table-row>
        <table:table-row table:style-name="ro2">
          <table:table-cell office:value-type="float" office:value="6.7209563">
            <text:p>6,7209563</text:p>
          </table:table-cell>
          <table:table-cell office:value-type="float" office:value="2.5427027">
            <text:p>2,5427027</text:p>
          </table:table-cell>
          <table:table-cell office:value-type="float" office:value="25430000">
            <text:p>25430000</text:p>
          </table:table-cell>
        </table:table-row>
        <table:table-row table:style-name="ro2">
          <table:table-cell office:value-type="float" office:value="6.726096">
            <text:p>6,726096</text:p>
          </table:table-cell>
          <table:table-cell office:value-type="float" office:value="2.5463107">
            <text:p>2,5463107</text:p>
          </table:table-cell>
          <table:table-cell office:value-type="float" office:value="25440000">
            <text:p>25440000</text:p>
          </table:table-cell>
        </table:table-row>
        <table:table-row table:style-name="ro2">
          <table:table-cell office:value-type="float" office:value="6.731229">
            <text:p>6,731229</text:p>
          </table:table-cell>
          <table:table-cell office:value-type="float" office:value="2.5499294">
            <text:p>2,5499294</text:p>
          </table:table-cell>
          <table:table-cell office:value-type="float" office:value="25450000">
            <text:p>25450000</text:p>
          </table:table-cell>
        </table:table-row>
        <table:table-row table:style-name="ro2">
          <table:table-cell office:value-type="float" office:value="6.736354">
            <text:p>6,736354</text:p>
          </table:table-cell>
          <table:table-cell office:value-type="float" office:value="2.5535588">
            <text:p>2,5535588</text:p>
          </table:table-cell>
          <table:table-cell office:value-type="float" office:value="25460000">
            <text:p>25460000</text:p>
          </table:table-cell>
        </table:table-row>
        <table:table-row table:style-name="ro2">
          <table:table-cell office:value-type="float" office:value="6.7414713">
            <text:p>6,7414713</text:p>
          </table:table-cell>
          <table:table-cell office:value-type="float" office:value="2.557199">
            <text:p>2,557199</text:p>
          </table:table-cell>
          <table:table-cell office:value-type="float" office:value="25470000">
            <text:p>25470000</text:p>
          </table:table-cell>
        </table:table-row>
        <table:table-row table:style-name="ro2">
          <table:table-cell office:value-type="float" office:value="6.746581">
            <text:p>6,746581</text:p>
          </table:table-cell>
          <table:table-cell office:value-type="float" office:value="2.5608497">
            <text:p>2,5608497</text:p>
          </table:table-cell>
          <table:table-cell office:value-type="float" office:value="25480000">
            <text:p>25480000</text:p>
          </table:table-cell>
        </table:table-row>
        <table:table-row table:style-name="ro2">
          <table:table-cell office:value-type="float" office:value="6.751683">
            <text:p>6,751683</text:p>
          </table:table-cell>
          <table:table-cell office:value-type="float" office:value="2.564511">
            <text:p>2,564511</text:p>
          </table:table-cell>
          <table:table-cell office:value-type="float" office:value="25490000">
            <text:p>25490000</text:p>
          </table:table-cell>
        </table:table-row>
        <table:table-row table:style-name="ro2">
          <table:table-cell office:value-type="float" office:value="6.756778">
            <text:p>6,756778</text:p>
          </table:table-cell>
          <table:table-cell office:value-type="float" office:value="2.5681832">
            <text:p>2,5681832</text:p>
          </table:table-cell>
          <table:table-cell office:value-type="float" office:value="25500000">
            <text:p>25500000</text:p>
          </table:table-cell>
        </table:table-row>
        <table:table-row table:style-name="ro2">
          <table:table-cell office:value-type="float" office:value="6.761864">
            <text:p>6,761864</text:p>
          </table:table-cell>
          <table:table-cell office:value-type="float" office:value="2.571866">
            <text:p>2,571866</text:p>
          </table:table-cell>
          <table:table-cell office:value-type="float" office:value="25510000">
            <text:p>25510000</text:p>
          </table:table-cell>
        </table:table-row>
        <table:table-row table:style-name="ro2">
          <table:table-cell office:value-type="float" office:value="6.766943">
            <text:p>6,766943</text:p>
          </table:table-cell>
          <table:table-cell office:value-type="float" office:value="2.5755596">
            <text:p>2,5755596</text:p>
          </table:table-cell>
          <table:table-cell office:value-type="float" office:value="25520000">
            <text:p>25520000</text:p>
          </table:table-cell>
        </table:table-row>
        <table:table-row table:style-name="ro2">
          <table:table-cell office:value-type="float" office:value="6.7720146">
            <text:p>6,7720146</text:p>
          </table:table-cell>
          <table:table-cell office:value-type="float" office:value="2.5792637">
            <text:p>2,5792637</text:p>
          </table:table-cell>
          <table:table-cell office:value-type="float" office:value="25530000">
            <text:p>25530000</text:p>
          </table:table-cell>
        </table:table-row>
        <table:table-row table:style-name="ro2">
          <table:table-cell office:value-type="float" office:value="6.777079">
            <text:p>6,777079</text:p>
          </table:table-cell>
          <table:table-cell office:value-type="float" office:value="2.5829792">
            <text:p>2,5829792</text:p>
          </table:table-cell>
          <table:table-cell office:value-type="float" office:value="25540000">
            <text:p>25540000</text:p>
          </table:table-cell>
        </table:table-row>
        <table:table-row table:style-name="ro2">
          <table:table-cell office:value-type="float" office:value="6.782135">
            <text:p>6,782135</text:p>
          </table:table-cell>
          <table:table-cell office:value-type="float" office:value="2.5867045">
            <text:p>2,5867045</text:p>
          </table:table-cell>
          <table:table-cell office:value-type="float" office:value="25550000">
            <text:p>25550000</text:p>
          </table:table-cell>
        </table:table-row>
        <table:table-row table:style-name="ro2">
          <table:table-cell office:value-type="float" office:value="6.787183">
            <text:p>6,787183</text:p>
          </table:table-cell>
          <table:table-cell office:value-type="float" office:value="2.5904403">
            <text:p>2,5904403</text:p>
          </table:table-cell>
          <table:table-cell office:value-type="float" office:value="25560000">
            <text:p>25560000</text:p>
          </table:table-cell>
        </table:table-row>
        <table:table-row table:style-name="ro2">
          <table:table-cell office:value-type="float" office:value="6.792223">
            <text:p>6,792223</text:p>
          </table:table-cell>
          <table:table-cell office:value-type="float" office:value="2.5941868">
            <text:p>2,5941868</text:p>
          </table:table-cell>
          <table:table-cell office:value-type="float" office:value="25570000">
            <text:p>25570000</text:p>
          </table:table-cell>
        </table:table-row>
        <table:table-row table:style-name="ro2">
          <table:table-cell office:value-type="float" office:value="6.797255">
            <text:p>6,797255</text:p>
          </table:table-cell>
          <table:table-cell office:value-type="float" office:value="2.5979435">
            <text:p>2,5979435</text:p>
          </table:table-cell>
          <table:table-cell office:value-type="float" office:value="25580000">
            <text:p>25580000</text:p>
          </table:table-cell>
        </table:table-row>
        <table:table-row table:style-name="ro2">
          <table:table-cell office:value-type="float" office:value="6.8022795">
            <text:p>6,8022795</text:p>
          </table:table-cell>
          <table:table-cell office:value-type="float" office:value="2.6017113">
            <text:p>2,6017113</text:p>
          </table:table-cell>
          <table:table-cell office:value-type="float" office:value="25590000">
            <text:p>25590000</text:p>
          </table:table-cell>
        </table:table-row>
        <table:table-row table:style-name="ro2">
          <table:table-cell office:value-type="float" office:value="6.807296">
            <text:p>6,807296</text:p>
          </table:table-cell>
          <table:table-cell office:value-type="float" office:value="2.6054893">
            <text:p>2,6054893</text:p>
          </table:table-cell>
          <table:table-cell office:value-type="float" office:value="25600000">
            <text:p>25600000</text:p>
          </table:table-cell>
        </table:table-row>
        <table:table-row table:style-name="ro2">
          <table:table-cell office:value-type="float" office:value="6.8123045">
            <text:p>6,8123045</text:p>
          </table:table-cell>
          <table:table-cell office:value-type="float" office:value="2.6092777">
            <text:p>2,6092777</text:p>
          </table:table-cell>
          <table:table-cell office:value-type="float" office:value="25610000">
            <text:p>25610000</text:p>
          </table:table-cell>
        </table:table-row>
        <table:table-row table:style-name="ro2">
          <table:table-cell office:value-type="float" office:value="6.8173046">
            <text:p>6,8173046</text:p>
          </table:table-cell>
          <table:table-cell office:value-type="float" office:value="2.6130767">
            <text:p>2,6130767</text:p>
          </table:table-cell>
          <table:table-cell office:value-type="float" office:value="25620000">
            <text:p>25620000</text:p>
          </table:table-cell>
        </table:table-row>
        <table:table-row table:style-name="ro2">
          <table:table-cell office:value-type="float" office:value="6.8222976">
            <text:p>6,8222976</text:p>
          </table:table-cell>
          <table:table-cell office:value-type="float" office:value="2.6168861">
            <text:p>2,6168861</text:p>
          </table:table-cell>
          <table:table-cell office:value-type="float" office:value="25630000">
            <text:p>25630000</text:p>
          </table:table-cell>
        </table:table-row>
        <table:table-row table:style-name="ro2">
          <table:table-cell office:value-type="float" office:value="6.827282">
            <text:p>6,827282</text:p>
          </table:table-cell>
          <table:table-cell office:value-type="float" office:value="2.6207058">
            <text:p>2,6207058</text:p>
          </table:table-cell>
          <table:table-cell office:value-type="float" office:value="25640000">
            <text:p>25640000</text:p>
          </table:table-cell>
        </table:table-row>
        <table:table-row table:style-name="ro2">
          <table:table-cell office:value-type="float" office:value="6.8322587">
            <text:p>6,8322587</text:p>
          </table:table-cell>
          <table:table-cell office:value-type="float" office:value="2.624536">
            <text:p>2,624536</text:p>
          </table:table-cell>
          <table:table-cell office:value-type="float" office:value="25650000">
            <text:p>25650000</text:p>
          </table:table-cell>
        </table:table-row>
        <table:table-row table:style-name="ro2">
          <table:table-cell office:value-type="float" office:value="6.837227">
            <text:p>6,837227</text:p>
          </table:table-cell>
          <table:table-cell office:value-type="float" office:value="2.628377">
            <text:p>2,628377</text:p>
          </table:table-cell>
          <table:table-cell office:value-type="float" office:value="25660000">
            <text:p>25660000</text:p>
          </table:table-cell>
        </table:table-row>
        <table:table-row table:style-name="ro2">
          <table:table-cell office:value-type="float" office:value="6.842188">
            <text:p>6,842188</text:p>
          </table:table-cell>
          <table:table-cell office:value-type="float" office:value="2.632228">
            <text:p>2,632228</text:p>
          </table:table-cell>
          <table:table-cell office:value-type="float" office:value="25670000">
            <text:p>25670000</text:p>
          </table:table-cell>
        </table:table-row>
        <table:table-row table:style-name="ro2">
          <table:table-cell office:value-type="float" office:value="6.8471403">
            <text:p>6,8471403</text:p>
          </table:table-cell>
          <table:table-cell office:value-type="float" office:value="2.6360893">
            <text:p>2,6360893</text:p>
          </table:table-cell>
          <table:table-cell office:value-type="float" office:value="25680000">
            <text:p>25680000</text:p>
          </table:table-cell>
        </table:table-row>
        <table:table-row table:style-name="ro2">
          <table:table-cell office:value-type="float" office:value="6.852084">
            <text:p>6,852084</text:p>
          </table:table-cell>
          <table:table-cell office:value-type="float" office:value="2.6399612">
            <text:p>2,6399612</text:p>
          </table:table-cell>
          <table:table-cell office:value-type="float" office:value="25690000">
            <text:p>25690000</text:p>
          </table:table-cell>
        </table:table-row>
        <table:table-row table:style-name="ro2">
          <table:table-cell office:value-type="float" office:value="6.857021">
            <text:p>6,857021</text:p>
          </table:table-cell>
          <table:table-cell office:value-type="float" office:value="2.6438434">
            <text:p>2,6438434</text:p>
          </table:table-cell>
          <table:table-cell office:value-type="float" office:value="25700000">
            <text:p>25700000</text:p>
          </table:table-cell>
        </table:table-row>
        <table:table-row table:style-name="ro2">
          <table:table-cell office:value-type="float" office:value="6.861949">
            <text:p>6,861949</text:p>
          </table:table-cell>
          <table:table-cell office:value-type="float" office:value="2.647736">
            <text:p>2,647736</text:p>
          </table:table-cell>
          <table:table-cell office:value-type="float" office:value="25710000">
            <text:p>25710000</text:p>
          </table:table-cell>
        </table:table-row>
        <table:table-row table:style-name="ro2">
          <table:table-cell office:value-type="float" office:value="6.866869">
            <text:p>6,866869</text:p>
          </table:table-cell>
          <table:table-cell office:value-type="float" office:value="2.6516387">
            <text:p>2,6516387</text:p>
          </table:table-cell>
          <table:table-cell office:value-type="float" office:value="25720000">
            <text:p>25720000</text:p>
          </table:table-cell>
        </table:table-row>
        <table:table-row table:style-name="ro2">
          <table:table-cell office:value-type="float" office:value="6.8717804">
            <text:p>6,8717804</text:p>
          </table:table-cell>
          <table:table-cell office:value-type="float" office:value="2.6555517">
            <text:p>2,6555517</text:p>
          </table:table-cell>
          <table:table-cell office:value-type="float" office:value="25730000">
            <text:p>25730000</text:p>
          </table:table-cell>
        </table:table-row>
        <table:table-row table:style-name="ro2">
          <table:table-cell office:value-type="float" office:value="6.876684">
            <text:p>6,876684</text:p>
          </table:table-cell>
          <table:table-cell office:value-type="float" office:value="2.659475">
            <text:p>2,659475</text:p>
          </table:table-cell>
          <table:table-cell office:value-type="float" office:value="25740000">
            <text:p>25740000</text:p>
          </table:table-cell>
        </table:table-row>
        <table:table-row table:style-name="ro2">
          <table:table-cell office:value-type="float" office:value="6.8815794">
            <text:p>6,8815794</text:p>
          </table:table-cell>
          <table:table-cell office:value-type="float" office:value="2.6634088">
            <text:p>2,6634088</text:p>
          </table:table-cell>
          <table:table-cell office:value-type="float" office:value="25750000">
            <text:p>25750000</text:p>
          </table:table-cell>
        </table:table-row>
        <table:table-row table:style-name="ro2">
          <table:table-cell office:value-type="float" office:value="6.8864665">
            <text:p>6,8864665</text:p>
          </table:table-cell>
          <table:table-cell office:value-type="float" office:value="2.6673527">
            <text:p>2,6673527</text:p>
          </table:table-cell>
          <table:table-cell office:value-type="float" office:value="25760000">
            <text:p>25760000</text:p>
          </table:table-cell>
        </table:table-row>
        <table:table-row table:style-name="ro2">
          <table:table-cell office:value-type="float" office:value="6.8913455">
            <text:p>6,8913455</text:p>
          </table:table-cell>
          <table:table-cell office:value-type="float" office:value="2.6713066">
            <text:p>2,6713066</text:p>
          </table:table-cell>
          <table:table-cell office:value-type="float" office:value="25770000">
            <text:p>25770000</text:p>
          </table:table-cell>
        </table:table-row>
        <table:table-row table:style-name="ro2">
          <table:table-cell office:value-type="float" office:value="6.896216">
            <text:p>6,896216</text:p>
          </table:table-cell>
          <table:table-cell office:value-type="float" office:value="2.675271">
            <text:p>2,675271</text:p>
          </table:table-cell>
          <table:table-cell office:value-type="float" office:value="25780000">
            <text:p>25780000</text:p>
          </table:table-cell>
        </table:table-row>
        <table:table-row table:style-name="ro2">
          <table:table-cell office:value-type="float" office:value="6.901078">
            <text:p>6,901078</text:p>
          </table:table-cell>
          <table:table-cell office:value-type="float" office:value="2.6792455">
            <text:p>2,6792455</text:p>
          </table:table-cell>
          <table:table-cell office:value-type="float" office:value="25790000">
            <text:p>25790000</text:p>
          </table:table-cell>
        </table:table-row>
        <table:table-row table:style-name="ro2">
          <table:table-cell office:value-type="float" office:value="6.9059334">
            <text:p>6,9059334</text:p>
          </table:table-cell>
          <table:table-cell office:value-type="float" office:value="2.683231">
            <text:p>2,683231</text:p>
          </table:table-cell>
          <table:table-cell office:value-type="float" office:value="25800000">
            <text:p>25800000</text:p>
          </table:table-cell>
        </table:table-row>
        <table:table-row table:style-name="ro2">
          <table:table-cell office:value-type="float" office:value="6.910779">
            <text:p>6,910779</text:p>
          </table:table-cell>
          <table:table-cell office:value-type="float" office:value="2.6872258">
            <text:p>2,6872258</text:p>
          </table:table-cell>
          <table:table-cell office:value-type="float" office:value="25810000">
            <text:p>25810000</text:p>
          </table:table-cell>
        </table:table-row>
        <table:table-row table:style-name="ro2">
          <table:table-cell office:value-type="float" office:value="6.915616">
            <text:p>6,915616</text:p>
          </table:table-cell>
          <table:table-cell office:value-type="float" office:value="2.6912308">
            <text:p>2,6912308</text:p>
          </table:table-cell>
          <table:table-cell office:value-type="float" office:value="25820000">
            <text:p>25820000</text:p>
          </table:table-cell>
        </table:table-row>
        <table:table-row table:style-name="ro2">
          <table:table-cell office:value-type="float" office:value="6.9204445">
            <text:p>6,9204445</text:p>
          </table:table-cell>
          <table:table-cell office:value-type="float" office:value="2.6952457">
            <text:p>2,6952457</text:p>
          </table:table-cell>
          <table:table-cell office:value-type="float" office:value="25830000">
            <text:p>25830000</text:p>
          </table:table-cell>
        </table:table-row>
        <table:table-row table:style-name="ro2">
          <table:table-cell office:value-type="float" office:value="6.9252653">
            <text:p>6,9252653</text:p>
          </table:table-cell>
          <table:table-cell office:value-type="float" office:value="2.6992707">
            <text:p>2,6992707</text:p>
          </table:table-cell>
          <table:table-cell office:value-type="float" office:value="25840000">
            <text:p>25840000</text:p>
          </table:table-cell>
        </table:table-row>
        <table:table-row table:style-name="ro2">
          <table:table-cell office:value-type="float" office:value="6.930077">
            <text:p>6,930077</text:p>
          </table:table-cell>
          <table:table-cell office:value-type="float" office:value="2.7033062">
            <text:p>2,7033062</text:p>
          </table:table-cell>
          <table:table-cell office:value-type="float" office:value="25850000">
            <text:p>25850000</text:p>
          </table:table-cell>
        </table:table-row>
        <table:table-row table:style-name="ro2">
          <table:table-cell office:value-type="float" office:value="6.9348803">
            <text:p>6,9348803</text:p>
          </table:table-cell>
          <table:table-cell office:value-type="float" office:value="2.7073514">
            <text:p>2,7073514</text:p>
          </table:table-cell>
          <table:table-cell office:value-type="float" office:value="25860000">
            <text:p>25860000</text:p>
          </table:table-cell>
        </table:table-row>
        <table:table-row table:style-name="ro2">
          <table:table-cell office:value-type="float" office:value="6.9396753">
            <text:p>6,9396753</text:p>
          </table:table-cell>
          <table:table-cell office:value-type="float" office:value="2.7114067">
            <text:p>2,7114067</text:p>
          </table:table-cell>
          <table:table-cell office:value-type="float" office:value="25870000">
            <text:p>25870000</text:p>
          </table:table-cell>
        </table:table-row>
        <table:table-row table:style-name="ro2">
          <table:table-cell office:value-type="float" office:value="6.944462">
            <text:p>6,944462</text:p>
          </table:table-cell>
          <table:table-cell office:value-type="float" office:value="2.7154722">
            <text:p>2,7154722</text:p>
          </table:table-cell>
          <table:table-cell office:value-type="float" office:value="25880000">
            <text:p>25880000</text:p>
          </table:table-cell>
        </table:table-row>
        <table:table-row table:style-name="ro2">
          <table:table-cell office:value-type="float" office:value="6.9492397">
            <text:p>6,9492397</text:p>
          </table:table-cell>
          <table:table-cell office:value-type="float" office:value="2.7195475">
            <text:p>2,7195475</text:p>
          </table:table-cell>
          <table:table-cell office:value-type="float" office:value="25890000">
            <text:p>25890000</text:p>
          </table:table-cell>
        </table:table-row>
        <table:table-row table:style-name="ro2">
          <table:table-cell office:value-type="float" office:value="6.954009">
            <text:p>6,954009</text:p>
          </table:table-cell>
          <table:table-cell office:value-type="float" office:value="2.7236328">
            <text:p>2,7236328</text:p>
          </table:table-cell>
          <table:table-cell office:value-type="float" office:value="25900000">
            <text:p>25900000</text:p>
          </table:table-cell>
        </table:table-row>
        <table:table-row table:style-name="ro2">
          <table:table-cell office:value-type="float" office:value="6.9587703">
            <text:p>6,9587703</text:p>
          </table:table-cell>
          <table:table-cell office:value-type="float" office:value="2.7277281">
            <text:p>2,7277281</text:p>
          </table:table-cell>
          <table:table-cell office:value-type="float" office:value="25910000">
            <text:p>25910000</text:p>
          </table:table-cell>
        </table:table-row>
        <table:table-row table:style-name="ro2">
          <table:table-cell office:value-type="float" office:value="6.9635224">
            <text:p>6,9635224</text:p>
          </table:table-cell>
          <table:table-cell office:value-type="float" office:value="2.7318335">
            <text:p>2,7318335</text:p>
          </table:table-cell>
          <table:table-cell office:value-type="float" office:value="25920000">
            <text:p>25920000</text:p>
          </table:table-cell>
        </table:table-row>
        <table:table-row table:style-name="ro2">
          <table:table-cell office:value-type="float" office:value="6.968266">
            <text:p>6,968266</text:p>
          </table:table-cell>
          <table:table-cell office:value-type="float" office:value="2.7359486">
            <text:p>2,7359486</text:p>
          </table:table-cell>
          <table:table-cell office:value-type="float" office:value="25930000">
            <text:p>25930000</text:p>
          </table:table-cell>
        </table:table-row>
        <table:table-row table:style-name="ro2">
          <table:table-cell office:value-type="float" office:value="6.9730015">
            <text:p>6,9730015</text:p>
          </table:table-cell>
          <table:table-cell office:value-type="float" office:value="2.740074">
            <text:p>2,740074</text:p>
          </table:table-cell>
          <table:table-cell office:value-type="float" office:value="25940000">
            <text:p>25940000</text:p>
          </table:table-cell>
        </table:table-row>
        <table:table-row table:style-name="ro2">
          <table:table-cell office:value-type="float" office:value="6.977728">
            <text:p>6,977728</text:p>
          </table:table-cell>
          <table:table-cell office:value-type="float" office:value="2.7442088">
            <text:p>2,7442088</text:p>
          </table:table-cell>
          <table:table-cell office:value-type="float" office:value="25950000">
            <text:p>25950000</text:p>
          </table:table-cell>
        </table:table-row>
        <table:table-row table:style-name="ro2">
          <table:table-cell office:value-type="float" office:value="6.9824452">
            <text:p>6,9824452</text:p>
          </table:table-cell>
          <table:table-cell office:value-type="float" office:value="2.748354">
            <text:p>2,748354</text:p>
          </table:table-cell>
          <table:table-cell office:value-type="float" office:value="25960000">
            <text:p>25960000</text:p>
          </table:table-cell>
        </table:table-row>
        <table:table-row table:style-name="ro2">
          <table:table-cell office:value-type="float" office:value="6.9871545">
            <text:p>6,9871545</text:p>
          </table:table-cell>
          <table:table-cell office:value-type="float" office:value="2.7525086">
            <text:p>2,7525086</text:p>
          </table:table-cell>
          <table:table-cell office:value-type="float" office:value="25970000">
            <text:p>25970000</text:p>
          </table:table-cell>
        </table:table-row>
        <table:table-row table:style-name="ro2">
          <table:table-cell office:value-type="float" office:value="6.9918547">
            <text:p>6,9918547</text:p>
          </table:table-cell>
          <table:table-cell office:value-type="float" office:value="2.7566733">
            <text:p>2,7566733</text:p>
          </table:table-cell>
          <table:table-cell office:value-type="float" office:value="25980000">
            <text:p>25980000</text:p>
          </table:table-cell>
        </table:table-row>
        <table:table-row table:style-name="ro2">
          <table:table-cell office:value-type="float" office:value="6.9965467">
            <text:p>6,9965467</text:p>
          </table:table-cell>
          <table:table-cell office:value-type="float" office:value="2.760848">
            <text:p>2,760848</text:p>
          </table:table-cell>
          <table:table-cell office:value-type="float" office:value="25990000">
            <text:p>25990000</text:p>
          </table:table-cell>
        </table:table-row>
        <table:table-row table:style-name="ro2">
          <table:table-cell office:value-type="float" office:value="7.0012293">
            <text:p>7,0012293</text:p>
          </table:table-cell>
          <table:table-cell office:value-type="float" office:value="2.7650323">
            <text:p>2,7650323</text:p>
          </table:table-cell>
          <table:table-cell office:value-type="float" office:value="26000000">
            <text:p>26000000</text:p>
          </table:table-cell>
        </table:table-row>
        <table:table-row table:style-name="ro2">
          <table:table-cell office:value-type="float" office:value="7.0059032">
            <text:p>7,0059032</text:p>
          </table:table-cell>
          <table:table-cell office:value-type="float" office:value="2.7692263">
            <text:p>2,7692263</text:p>
          </table:table-cell>
          <table:table-cell office:value-type="float" office:value="26010000">
            <text:p>26010000</text:p>
          </table:table-cell>
        </table:table-row>
        <table:table-row table:style-name="ro2">
          <table:table-cell office:value-type="float" office:value="7.0105686">
            <text:p>7,0105686</text:p>
          </table:table-cell>
          <table:table-cell office:value-type="float" office:value="2.77343">
            <text:p>2,77343</text:p>
          </table:table-cell>
          <table:table-cell office:value-type="float" office:value="26020000">
            <text:p>26020000</text:p>
          </table:table-cell>
        </table:table-row>
        <table:table-row table:style-name="ro2">
          <table:table-cell office:value-type="float" office:value="7.0152254">
            <text:p>7,0152254</text:p>
          </table:table-cell>
          <table:table-cell office:value-type="float" office:value="2.7776437">
            <text:p>2,7776437</text:p>
          </table:table-cell>
          <table:table-cell office:value-type="float" office:value="26030000">
            <text:p>26030000</text:p>
          </table:table-cell>
        </table:table-row>
        <table:table-row table:style-name="ro2">
          <table:table-cell office:value-type="float" office:value="7.0198727">
            <text:p>7,0198727</text:p>
          </table:table-cell>
          <table:table-cell office:value-type="float" office:value="2.781867">
            <text:p>2,781867</text:p>
          </table:table-cell>
          <table:table-cell office:value-type="float" office:value="26040000">
            <text:p>26040000</text:p>
          </table:table-cell>
        </table:table-row>
        <table:table-row table:style-name="ro2">
          <table:table-cell office:value-type="float" office:value="7.024512">
            <text:p>7,024512</text:p>
          </table:table-cell>
          <table:table-cell office:value-type="float" office:value="2.7861001">
            <text:p>2,7861001</text:p>
          </table:table-cell>
          <table:table-cell office:value-type="float" office:value="26050000">
            <text:p>26050000</text:p>
          </table:table-cell>
        </table:table-row>
        <table:table-row table:style-name="ro2">
          <table:table-cell office:value-type="float" office:value="7.029143">
            <text:p>7,029143</text:p>
          </table:table-cell>
          <table:table-cell office:value-type="float" office:value="2.790344">
            <text:p>2,790344</text:p>
          </table:table-cell>
          <table:table-cell office:value-type="float" office:value="26060000">
            <text:p>26060000</text:p>
          </table:table-cell>
        </table:table-row>
        <table:table-row table:style-name="ro2">
          <table:table-cell office:value-type="float" office:value="7.033764">
            <text:p>7,033764</text:p>
          </table:table-cell>
          <table:table-cell office:value-type="float" office:value="2.7945964">
            <text:p>2,7945964</text:p>
          </table:table-cell>
          <table:table-cell office:value-type="float" office:value="26070000">
            <text:p>26070000</text:p>
          </table:table-cell>
        </table:table-row>
        <table:table-row table:style-name="ro2">
          <table:table-cell office:value-type="float" office:value="7.038376">
            <text:p>7,038376</text:p>
          </table:table-cell>
          <table:table-cell office:value-type="float" office:value="2.7988586">
            <text:p>2,7988586</text:p>
          </table:table-cell>
          <table:table-cell office:value-type="float" office:value="26080000">
            <text:p>26080000</text:p>
          </table:table-cell>
        </table:table-row>
        <table:table-row table:style-name="ro2">
          <table:table-cell office:value-type="float" office:value="7.0429792">
            <text:p>7,0429792</text:p>
          </table:table-cell>
          <table:table-cell office:value-type="float" office:value="2.8031301">
            <text:p>2,8031301</text:p>
          </table:table-cell>
          <table:table-cell office:value-type="float" office:value="26090000">
            <text:p>26090000</text:p>
          </table:table-cell>
        </table:table-row>
        <table:table-row table:style-name="ro2">
          <table:table-cell office:value-type="float" office:value="7.047573">
            <text:p>7,047573</text:p>
          </table:table-cell>
          <table:table-cell office:value-type="float" office:value="2.8074117">
            <text:p>2,8074117</text:p>
          </table:table-cell>
          <table:table-cell office:value-type="float" office:value="26100000">
            <text:p>26100000</text:p>
          </table:table-cell>
        </table:table-row>
        <table:table-row table:style-name="ro2">
          <table:table-cell office:value-type="float" office:value="7.0521584">
            <text:p>7,0521584</text:p>
          </table:table-cell>
          <table:table-cell office:value-type="float" office:value="2.8117027">
            <text:p>2,8117027</text:p>
          </table:table-cell>
          <table:table-cell office:value-type="float" office:value="26110000">
            <text:p>26110000</text:p>
          </table:table-cell>
        </table:table-row>
        <table:table-row table:style-name="ro2">
          <table:table-cell office:value-type="float" office:value="7.056735">
            <text:p>7,056735</text:p>
          </table:table-cell>
          <table:table-cell office:value-type="float" office:value="2.8160033">
            <text:p>2,8160033</text:p>
          </table:table-cell>
          <table:table-cell office:value-type="float" office:value="26120000">
            <text:p>26120000</text:p>
          </table:table-cell>
        </table:table-row>
        <table:table-row table:style-name="ro2">
          <table:table-cell office:value-type="float" office:value="7.061302">
            <text:p>7,061302</text:p>
          </table:table-cell>
          <table:table-cell office:value-type="float" office:value="2.8203135">
            <text:p>2,8203135</text:p>
          </table:table-cell>
          <table:table-cell office:value-type="float" office:value="26130000">
            <text:p>26130000</text:p>
          </table:table-cell>
        </table:table-row>
        <table:table-row table:style-name="ro2">
          <table:table-cell office:value-type="float" office:value="7.0658607">
            <text:p>7,0658607</text:p>
          </table:table-cell>
          <table:table-cell office:value-type="float" office:value="2.8246334">
            <text:p>2,8246334</text:p>
          </table:table-cell>
          <table:table-cell office:value-type="float" office:value="26140000">
            <text:p>26140000</text:p>
          </table:table-cell>
        </table:table-row>
        <table:table-row table:style-name="ro2">
          <table:table-cell office:value-type="float" office:value="7.07041">
            <text:p>7,07041</text:p>
          </table:table-cell>
          <table:table-cell office:value-type="float" office:value="2.8289626">
            <text:p>2,8289626</text:p>
          </table:table-cell>
          <table:table-cell office:value-type="float" office:value="26150000">
            <text:p>26150000</text:p>
          </table:table-cell>
        </table:table-row>
        <table:table-row table:style-name="ro2">
          <table:table-cell office:value-type="float" office:value="7.07495">
            <text:p>7,07495</text:p>
          </table:table-cell>
          <table:table-cell office:value-type="float" office:value="2.8333013">
            <text:p>2,8333013</text:p>
          </table:table-cell>
          <table:table-cell office:value-type="float" office:value="26160000">
            <text:p>26160000</text:p>
          </table:table-cell>
        </table:table-row>
        <table:table-row table:style-name="ro2">
          <table:table-cell office:value-type="float" office:value="7.079481">
            <text:p>7,079481</text:p>
          </table:table-cell>
          <table:table-cell office:value-type="float" office:value="2.8376496">
            <text:p>2,8376496</text:p>
          </table:table-cell>
          <table:table-cell office:value-type="float" office:value="26170000">
            <text:p>26170000</text:p>
          </table:table-cell>
        </table:table-row>
        <table:table-row table:style-name="ro2">
          <table:table-cell office:value-type="float" office:value="7.0840025">
            <text:p>7,0840025</text:p>
          </table:table-cell>
          <table:table-cell office:value-type="float" office:value="2.8420072">
            <text:p>2,8420072</text:p>
          </table:table-cell>
          <table:table-cell office:value-type="float" office:value="26180000">
            <text:p>26180000</text:p>
          </table:table-cell>
        </table:table-row>
        <table:table-row table:style-name="ro2">
          <table:table-cell office:value-type="float" office:value="7.0885158">
            <text:p>7,0885158</text:p>
          </table:table-cell>
          <table:table-cell office:value-type="float" office:value="2.8463745">
            <text:p>2,8463745</text:p>
          </table:table-cell>
          <table:table-cell office:value-type="float" office:value="26190000">
            <text:p>26190000</text:p>
          </table:table-cell>
        </table:table-row>
        <table:table-row table:style-name="ro2">
          <table:table-cell office:value-type="float" office:value="7.0930195">
            <text:p>7,0930195</text:p>
          </table:table-cell>
          <table:table-cell office:value-type="float" office:value="2.8507512">
            <text:p>2,8507512</text:p>
          </table:table-cell>
          <table:table-cell office:value-type="float" office:value="26200000">
            <text:p>26200000</text:p>
          </table:table-cell>
        </table:table-row>
        <table:table-row table:style-name="ro2">
          <table:table-cell office:value-type="float" office:value="7.0975137">
            <text:p>7,0975137</text:p>
          </table:table-cell>
          <table:table-cell office:value-type="float" office:value="2.8551373">
            <text:p>2,8551373</text:p>
          </table:table-cell>
          <table:table-cell office:value-type="float" office:value="26210000">
            <text:p>26210000</text:p>
          </table:table-cell>
        </table:table-row>
        <table:table-row table:style-name="ro2">
          <table:table-cell office:value-type="float" office:value="7.101999">
            <text:p>7,101999</text:p>
          </table:table-cell>
          <table:table-cell office:value-type="float" office:value="2.8595326">
            <text:p>2,8595326</text:p>
          </table:table-cell>
          <table:table-cell office:value-type="float" office:value="26220000">
            <text:p>26220000</text:p>
          </table:table-cell>
        </table:table-row>
        <table:table-row table:style-name="ro2">
          <table:table-cell office:value-type="float" office:value="7.106475">
            <text:p>7,106475</text:p>
          </table:table-cell>
          <table:table-cell office:value-type="float" office:value="2.8639376">
            <text:p>2,8639376</text:p>
          </table:table-cell>
          <table:table-cell office:value-type="float" office:value="26230000">
            <text:p>26230000</text:p>
          </table:table-cell>
        </table:table-row>
        <table:table-row table:style-name="ro2">
          <table:table-cell office:value-type="float" office:value="7.110942">
            <text:p>7,110942</text:p>
          </table:table-cell>
          <table:table-cell office:value-type="float" office:value="2.8683517">
            <text:p>2,8683517</text:p>
          </table:table-cell>
          <table:table-cell office:value-type="float" office:value="26240000">
            <text:p>26240000</text:p>
          </table:table-cell>
        </table:table-row>
        <table:table-row table:style-name="ro2">
          <table:table-cell office:value-type="float" office:value="7.1153994">
            <text:p>7,1153994</text:p>
          </table:table-cell>
          <table:table-cell office:value-type="float" office:value="2.8727753">
            <text:p>2,8727753</text:p>
          </table:table-cell>
          <table:table-cell office:value-type="float" office:value="26250000">
            <text:p>26250000</text:p>
          </table:table-cell>
        </table:table-row>
        <table:table-row table:style-name="ro2">
          <table:table-cell office:value-type="float" office:value="7.119848">
            <text:p>7,119848</text:p>
          </table:table-cell>
          <table:table-cell office:value-type="float" office:value="2.877208">
            <text:p>2,877208</text:p>
          </table:table-cell>
          <table:table-cell office:value-type="float" office:value="26260000">
            <text:p>26260000</text:p>
          </table:table-cell>
        </table:table-row>
        <table:table-row table:style-name="ro2">
          <table:table-cell office:value-type="float" office:value="7.1242867">
            <text:p>7,1242867</text:p>
          </table:table-cell>
          <table:table-cell office:value-type="float" office:value="2.8816504">
            <text:p>2,8816504</text:p>
          </table:table-cell>
          <table:table-cell office:value-type="float" office:value="26270000">
            <text:p>26270000</text:p>
          </table:table-cell>
        </table:table-row>
        <table:table-row table:style-name="ro2">
          <table:table-cell office:value-type="float" office:value="7.1287165">
            <text:p>7,1287165</text:p>
          </table:table-cell>
          <table:table-cell office:value-type="float" office:value="2.8861017">
            <text:p>2,8861017</text:p>
          </table:table-cell>
          <table:table-cell office:value-type="float" office:value="26280000">
            <text:p>26280000</text:p>
          </table:table-cell>
        </table:table-row>
        <table:table-row table:style-name="ro2">
          <table:table-cell office:value-type="float" office:value="7.1331367">
            <text:p>7,1331367</text:p>
          </table:table-cell>
          <table:table-cell office:value-type="float" office:value="2.8905625">
            <text:p>2,8905625</text:p>
          </table:table-cell>
          <table:table-cell office:value-type="float" office:value="26290000">
            <text:p>26290000</text:p>
          </table:table-cell>
        </table:table-row>
        <table:table-row table:style-name="ro2">
          <table:table-cell office:value-type="float" office:value="7.137548">
            <text:p>7,137548</text:p>
          </table:table-cell>
          <table:table-cell office:value-type="float" office:value="2.8950324">
            <text:p>2,8950324</text:p>
          </table:table-cell>
          <table:table-cell office:value-type="float" office:value="26300000">
            <text:p>26300000</text:p>
          </table:table-cell>
        </table:table-row>
        <table:table-row table:style-name="ro2">
          <table:table-cell office:value-type="float" office:value="7.1419497">
            <text:p>7,1419497</text:p>
          </table:table-cell>
          <table:table-cell office:value-type="float" office:value="2.8995116">
            <text:p>2,8995116</text:p>
          </table:table-cell>
          <table:table-cell office:value-type="float" office:value="26310000">
            <text:p>26310000</text:p>
          </table:table-cell>
        </table:table-row>
        <table:table-row table:style-name="ro2">
          <table:table-cell office:value-type="float" office:value="7.1463428">
            <text:p>7,1463428</text:p>
          </table:table-cell>
          <table:table-cell office:value-type="float" office:value="2.9040008">
            <text:p>2,9040008</text:p>
          </table:table-cell>
          <table:table-cell office:value-type="float" office:value="26320000">
            <text:p>26320000</text:p>
          </table:table-cell>
        </table:table-row>
        <table:table-row table:style-name="ro2">
          <table:table-cell office:value-type="float" office:value="7.150726">
            <text:p>7,150726</text:p>
          </table:table-cell>
          <table:table-cell office:value-type="float" office:value="2.9084985">
            <text:p>2,9084985</text:p>
          </table:table-cell>
          <table:table-cell office:value-type="float" office:value="26330000">
            <text:p>26330000</text:p>
          </table:table-cell>
        </table:table-row>
        <table:table-row table:style-name="ro2">
          <table:table-cell office:value-type="float" office:value="7.155099">
            <text:p>7,155099</text:p>
          </table:table-cell>
          <table:table-cell office:value-type="float" office:value="2.913005">
            <text:p>2,913005</text:p>
          </table:table-cell>
          <table:table-cell office:value-type="float" office:value="26340000">
            <text:p>26340000</text:p>
          </table:table-cell>
        </table:table-row>
        <table:table-row table:style-name="ro2">
          <table:table-cell office:value-type="float" office:value="7.1594634">
            <text:p>7,1594634</text:p>
          </table:table-cell>
          <table:table-cell office:value-type="float" office:value="2.917521">
            <text:p>2,917521</text:p>
          </table:table-cell>
          <table:table-cell office:value-type="float" office:value="26350000">
            <text:p>26350000</text:p>
          </table:table-cell>
        </table:table-row>
        <table:table-row table:style-name="ro2">
          <table:table-cell office:value-type="float" office:value="7.163818">
            <text:p>7,163818</text:p>
          </table:table-cell>
          <table:table-cell office:value-type="float" office:value="2.922046">
            <text:p>2,922046</text:p>
          </table:table-cell>
          <table:table-cell office:value-type="float" office:value="26360000">
            <text:p>26360000</text:p>
          </table:table-cell>
        </table:table-row>
        <table:table-row table:style-name="ro2">
          <table:table-cell office:value-type="float" office:value="7.168163">
            <text:p>7,168163</text:p>
          </table:table-cell>
          <table:table-cell office:value-type="float" office:value="2.9265802">
            <text:p>2,9265802</text:p>
          </table:table-cell>
          <table:table-cell office:value-type="float" office:value="26370000">
            <text:p>26370000</text:p>
          </table:table-cell>
        </table:table-row>
        <table:table-row table:style-name="ro2">
          <table:table-cell office:value-type="float" office:value="7.1724987">
            <text:p>7,1724987</text:p>
          </table:table-cell>
          <table:table-cell office:value-type="float" office:value="2.9311233">
            <text:p>2,9311233</text:p>
          </table:table-cell>
          <table:table-cell office:value-type="float" office:value="26380000">
            <text:p>26380000</text:p>
          </table:table-cell>
        </table:table-row>
        <table:table-row table:style-name="ro2">
          <table:table-cell office:value-type="float" office:value="7.1768246">
            <text:p>7,1768246</text:p>
          </table:table-cell>
          <table:table-cell office:value-type="float" office:value="2.9356756">
            <text:p>2,9356756</text:p>
          </table:table-cell>
          <table:table-cell office:value-type="float" office:value="26390000">
            <text:p>26390000</text:p>
          </table:table-cell>
        </table:table-row>
        <table:table-row table:style-name="ro2">
          <table:table-cell office:value-type="float" office:value="7.181141">
            <text:p>7,181141</text:p>
          </table:table-cell>
          <table:table-cell office:value-type="float" office:value="2.940237">
            <text:p>2,940237</text:p>
          </table:table-cell>
          <table:table-cell office:value-type="float" office:value="26400000">
            <text:p>26400000</text:p>
          </table:table-cell>
        </table:table-row>
        <table:table-row table:style-name="ro2">
          <table:table-cell office:value-type="float" office:value="7.1854477">
            <text:p>7,1854477</text:p>
          </table:table-cell>
          <table:table-cell office:value-type="float" office:value="2.9448073">
            <text:p>2,9448073</text:p>
          </table:table-cell>
          <table:table-cell office:value-type="float" office:value="26410000">
            <text:p>26410000</text:p>
          </table:table-cell>
        </table:table-row>
        <table:table-row table:style-name="ro2">
          <table:table-cell office:value-type="float" office:value="7.189745">
            <text:p>7,189745</text:p>
          </table:table-cell>
          <table:table-cell office:value-type="float" office:value="2.9493866">
            <text:p>2,9493866</text:p>
          </table:table-cell>
          <table:table-cell office:value-type="float" office:value="26420000">
            <text:p>26420000</text:p>
          </table:table-cell>
        </table:table-row>
        <table:table-row table:style-name="ro2">
          <table:table-cell office:value-type="float" office:value="7.194033">
            <text:p>7,194033</text:p>
          </table:table-cell>
          <table:table-cell office:value-type="float" office:value="2.9539747">
            <text:p>2,9539747</text:p>
          </table:table-cell>
          <table:table-cell office:value-type="float" office:value="26430000">
            <text:p>26430000</text:p>
          </table:table-cell>
        </table:table-row>
        <table:table-row table:style-name="ro2">
          <table:table-cell office:value-type="float" office:value="7.1983113">
            <text:p>7,1983113</text:p>
          </table:table-cell>
          <table:table-cell office:value-type="float" office:value="2.9585721">
            <text:p>2,9585721</text:p>
          </table:table-cell>
          <table:table-cell office:value-type="float" office:value="26440000">
            <text:p>26440000</text:p>
          </table:table-cell>
        </table:table-row>
        <table:table-row table:style-name="ro2">
          <table:table-cell office:value-type="float" office:value="7.2025795">
            <text:p>7,2025795</text:p>
          </table:table-cell>
          <table:table-cell office:value-type="float" office:value="2.9631784">
            <text:p>2,9631784</text:p>
          </table:table-cell>
          <table:table-cell office:value-type="float" office:value="26450000">
            <text:p>26450000</text:p>
          </table:table-cell>
        </table:table-row>
        <table:table-row table:style-name="ro2">
          <table:table-cell office:value-type="float" office:value="7.2068386">
            <text:p>7,2068386</text:p>
          </table:table-cell>
          <table:table-cell office:value-type="float" office:value="2.9677935">
            <text:p>2,9677935</text:p>
          </table:table-cell>
          <table:table-cell office:value-type="float" office:value="26460000">
            <text:p>26460000</text:p>
          </table:table-cell>
        </table:table-row>
        <table:table-row table:style-name="ro2">
          <table:table-cell office:value-type="float" office:value="7.211088">
            <text:p>7,211088</text:p>
          </table:table-cell>
          <table:table-cell office:value-type="float" office:value="2.9724176">
            <text:p>2,9724176</text:p>
          </table:table-cell>
          <table:table-cell office:value-type="float" office:value="26470000">
            <text:p>26470000</text:p>
          </table:table-cell>
        </table:table-row>
        <table:table-row table:style-name="ro2">
          <table:table-cell office:value-type="float" office:value="7.2153273">
            <text:p>7,2153273</text:p>
          </table:table-cell>
          <table:table-cell office:value-type="float" office:value="2.9770505">
            <text:p>2,9770505</text:p>
          </table:table-cell>
          <table:table-cell office:value-type="float" office:value="26480000">
            <text:p>26480000</text:p>
          </table:table-cell>
        </table:table-row>
        <table:table-row table:style-name="ro2">
          <table:table-cell office:value-type="float" office:value="7.2195573">
            <text:p>7,2195573</text:p>
          </table:table-cell>
          <table:table-cell office:value-type="float" office:value="2.9816923">
            <text:p>2,9816923</text:p>
          </table:table-cell>
          <table:table-cell office:value-type="float" office:value="26490000">
            <text:p>26490000</text:p>
          </table:table-cell>
        </table:table-row>
        <table:table-row table:style-name="ro2">
          <table:table-cell office:value-type="float" office:value="7.2237773">
            <text:p>7,2237773</text:p>
          </table:table-cell>
          <table:table-cell office:value-type="float" office:value="2.986343">
            <text:p>2,986343</text:p>
          </table:table-cell>
          <table:table-cell office:value-type="float" office:value="26500000">
            <text:p>26500000</text:p>
          </table:table-cell>
        </table:table-row>
        <table:table-row table:style-name="ro2">
          <table:table-cell office:value-type="float" office:value="7.227988">
            <text:p>7,227988</text:p>
          </table:table-cell>
          <table:table-cell office:value-type="float" office:value="2.9910026">
            <text:p>2,9910026</text:p>
          </table:table-cell>
          <table:table-cell office:value-type="float" office:value="26510000">
            <text:p>26510000</text:p>
          </table:table-cell>
        </table:table-row>
        <table:table-row table:style-name="ro2">
          <table:table-cell office:value-type="float" office:value="7.232188">
            <text:p>7,232188</text:p>
          </table:table-cell>
          <table:table-cell office:value-type="float" office:value="2.9956708">
            <text:p>2,9956708</text:p>
          </table:table-cell>
          <table:table-cell office:value-type="float" office:value="26520000">
            <text:p>26520000</text:p>
          </table:table-cell>
        </table:table-row>
        <table:table-row table:style-name="ro2">
          <table:table-cell office:value-type="float" office:value="7.236379">
            <text:p>7,236379</text:p>
          </table:table-cell>
          <table:table-cell office:value-type="float" office:value="3.0003476">
            <text:p>3,0003476</text:p>
          </table:table-cell>
          <table:table-cell office:value-type="float" office:value="26530000">
            <text:p>26530000</text:p>
          </table:table-cell>
        </table:table-row>
        <table:table-row table:style-name="ro2">
          <table:table-cell office:value-type="float" office:value="7.24056">
            <text:p>7,24056</text:p>
          </table:table-cell>
          <table:table-cell office:value-type="float" office:value="3.0050335">
            <text:p>3,0050335</text:p>
          </table:table-cell>
          <table:table-cell office:value-type="float" office:value="26540000">
            <text:p>26540000</text:p>
          </table:table-cell>
        </table:table-row>
        <table:table-row table:style-name="ro2">
          <table:table-cell office:value-type="float" office:value="7.244731">
            <text:p>7,244731</text:p>
          </table:table-cell>
          <table:table-cell office:value-type="float" office:value="3.0097282">
            <text:p>3,0097282</text:p>
          </table:table-cell>
          <table:table-cell office:value-type="float" office:value="26550000">
            <text:p>26550000</text:p>
          </table:table-cell>
        </table:table-row>
        <table:table-row table:style-name="ro2">
          <table:table-cell office:value-type="float" office:value="7.248893">
            <text:p>7,248893</text:p>
          </table:table-cell>
          <table:table-cell office:value-type="float" office:value="3.0144315">
            <text:p>3,0144315</text:p>
          </table:table-cell>
          <table:table-cell office:value-type="float" office:value="26560000">
            <text:p>26560000</text:p>
          </table:table-cell>
        </table:table-row>
        <table:table-row table:style-name="ro2">
          <table:table-cell office:value-type="float" office:value="7.253044">
            <text:p>7,253044</text:p>
          </table:table-cell>
          <table:table-cell office:value-type="float" office:value="3.0191433">
            <text:p>3,0191433</text:p>
          </table:table-cell>
          <table:table-cell office:value-type="float" office:value="26570000">
            <text:p>26570000</text:p>
          </table:table-cell>
        </table:table-row>
        <table:table-row table:style-name="ro2">
          <table:table-cell office:value-type="float" office:value="7.2571864">
            <text:p>7,2571864</text:p>
          </table:table-cell>
          <table:table-cell office:value-type="float" office:value="3.0238652">
            <text:p>3,0238652</text:p>
          </table:table-cell>
          <table:table-cell office:value-type="float" office:value="26580000">
            <text:p>26580000</text:p>
          </table:table-cell>
        </table:table-row>
        <table:table-row table:style-name="ro2">
          <table:table-cell office:value-type="float" office:value="7.261318">
            <text:p>7,261318</text:p>
          </table:table-cell>
          <table:table-cell office:value-type="float" office:value="3.0285945">
            <text:p>3,0285945</text:p>
          </table:table-cell>
          <table:table-cell office:value-type="float" office:value="26590000">
            <text:p>26590000</text:p>
          </table:table-cell>
        </table:table-row>
        <table:table-row table:style-name="ro2">
          <table:table-cell office:value-type="float" office:value="7.26544">
            <text:p>7,26544</text:p>
          </table:table-cell>
          <table:table-cell office:value-type="float" office:value="3.0333323">
            <text:p>3,0333323</text:p>
          </table:table-cell>
          <table:table-cell office:value-type="float" office:value="26600000">
            <text:p>26600000</text:p>
          </table:table-cell>
        </table:table-row>
        <table:table-row table:style-name="ro2">
          <table:table-cell office:value-type="float" office:value="7.269552">
            <text:p>7,269552</text:p>
          </table:table-cell>
          <table:table-cell office:value-type="float" office:value="3.038079">
            <text:p>3,038079</text:p>
          </table:table-cell>
          <table:table-cell office:value-type="float" office:value="26610000">
            <text:p>26610000</text:p>
          </table:table-cell>
        </table:table-row>
        <table:table-row table:style-name="ro2">
          <table:table-cell office:value-type="float" office:value="7.273654">
            <text:p>7,273654</text:p>
          </table:table-cell>
          <table:table-cell office:value-type="float" office:value="3.0428343">
            <text:p>3,0428343</text:p>
          </table:table-cell>
          <table:table-cell office:value-type="float" office:value="26620000">
            <text:p>26620000</text:p>
          </table:table-cell>
        </table:table-row>
        <table:table-row table:style-name="ro2">
          <table:table-cell office:value-type="float" office:value="7.277746">
            <text:p>7,277746</text:p>
          </table:table-cell>
          <table:table-cell office:value-type="float" office:value="3.0475981">
            <text:p>3,0475981</text:p>
          </table:table-cell>
          <table:table-cell office:value-type="float" office:value="26630000">
            <text:p>26630000</text:p>
          </table:table-cell>
        </table:table-row>
        <table:table-row table:style-name="ro2">
          <table:table-cell office:value-type="float" office:value="7.281828">
            <text:p>7,281828</text:p>
          </table:table-cell>
          <table:table-cell office:value-type="float" office:value="3.0523705">
            <text:p>3,0523705</text:p>
          </table:table-cell>
          <table:table-cell office:value-type="float" office:value="26640000">
            <text:p>26640000</text:p>
          </table:table-cell>
        </table:table-row>
        <table:table-row table:style-name="ro2">
          <table:table-cell table:style-name="ce1" office:value-type="string">
            <text:p>7,2859</text:p>
          </table:table-cell>
          <table:table-cell office:value-type="float" office:value="3.0571513">
            <text:p>3,0571513</text:p>
          </table:table-cell>
          <table:table-cell office:value-type="float" office:value="26650000">
            <text:p>26650000</text:p>
          </table:table-cell>
        </table:table-row>
        <table:table-row table:style-name="ro2">
          <table:table-cell office:value-type="float" office:value="7.289962">
            <text:p>7,289962</text:p>
          </table:table-cell>
          <table:table-cell office:value-type="float" office:value="3.0619407">
            <text:p>3,0619407</text:p>
          </table:table-cell>
          <table:table-cell office:value-type="float" office:value="26660000">
            <text:p>26660000</text:p>
          </table:table-cell>
        </table:table-row>
        <table:table-row table:style-name="ro2">
          <table:table-cell office:value-type="float" office:value="7.294014">
            <text:p>7,294014</text:p>
          </table:table-cell>
          <table:table-cell office:value-type="float" office:value="3.0667386">
            <text:p>3,0667386</text:p>
          </table:table-cell>
          <table:table-cell office:value-type="float" office:value="26670000">
            <text:p>26670000</text:p>
          </table:table-cell>
        </table:table-row>
        <table:table-row table:style-name="ro2">
          <table:table-cell office:value-type="float" office:value="7.2980556">
            <text:p>7,2980556</text:p>
          </table:table-cell>
          <table:table-cell office:value-type="float" office:value="3.071545">
            <text:p>3,071545</text:p>
          </table:table-cell>
          <table:table-cell office:value-type="float" office:value="26680000">
            <text:p>26680000</text:p>
          </table:table-cell>
        </table:table-row>
        <table:table-row table:style-name="ro2">
          <table:table-cell office:value-type="float" office:value="7.302088">
            <text:p>7,302088</text:p>
          </table:table-cell>
          <table:table-cell office:value-type="float" office:value="3.0763595">
            <text:p>3,0763595</text:p>
          </table:table-cell>
          <table:table-cell office:value-type="float" office:value="26690000">
            <text:p>26690000</text:p>
          </table:table-cell>
        </table:table-row>
        <table:table-row table:style-name="ro2">
          <table:table-cell office:value-type="float" office:value="7.3061094">
            <text:p>7,3061094</text:p>
          </table:table-cell>
          <table:table-cell office:value-type="float" office:value="3.0811827">
            <text:p>3,0811827</text:p>
          </table:table-cell>
          <table:table-cell office:value-type="float" office:value="26700000">
            <text:p>26700000</text:p>
          </table:table-cell>
        </table:table-row>
        <table:table-row table:style-name="ro2">
          <table:table-cell office:value-type="float" office:value="7.310121">
            <text:p>7,310121</text:p>
          </table:table-cell>
          <table:table-cell office:value-type="float" office:value="3.0860143">
            <text:p>3,0860143</text:p>
          </table:table-cell>
          <table:table-cell office:value-type="float" office:value="26710000">
            <text:p>26710000</text:p>
          </table:table-cell>
        </table:table-row>
        <table:table-row table:style-name="ro2">
          <table:table-cell office:value-type="float" office:value="7.314122">
            <text:p>7,314122</text:p>
          </table:table-cell>
          <table:table-cell office:value-type="float" office:value="3.0908544">
            <text:p>3,0908544</text:p>
          </table:table-cell>
          <table:table-cell office:value-type="float" office:value="26720000">
            <text:p>26720000</text:p>
          </table:table-cell>
        </table:table-row>
        <table:table-row table:style-name="ro2">
          <table:table-cell office:value-type="float" office:value="7.318114">
            <text:p>7,318114</text:p>
          </table:table-cell>
          <table:table-cell office:value-type="float" office:value="3.0957026">
            <text:p>3,0957026</text:p>
          </table:table-cell>
          <table:table-cell office:value-type="float" office:value="26730000">
            <text:p>26730000</text:p>
          </table:table-cell>
        </table:table-row>
        <table:table-row table:style-name="ro2">
          <table:table-cell office:value-type="float" office:value="7.322095">
            <text:p>7,322095</text:p>
          </table:table-cell>
          <table:table-cell office:value-type="float" office:value="3.1005592">
            <text:p>3,1005592</text:p>
          </table:table-cell>
          <table:table-cell office:value-type="float" office:value="26740000">
            <text:p>26740000</text:p>
          </table:table-cell>
        </table:table-row>
        <table:table-row table:style-name="ro2">
          <table:table-cell office:value-type="float" office:value="7.326066">
            <text:p>7,326066</text:p>
          </table:table-cell>
          <table:table-cell office:value-type="float" office:value="3.1054244">
            <text:p>3,1054244</text:p>
          </table:table-cell>
          <table:table-cell office:value-type="float" office:value="26750000">
            <text:p>26750000</text:p>
          </table:table-cell>
        </table:table-row>
        <table:table-row table:style-name="ro2">
          <table:table-cell office:value-type="float" office:value="7.3300266">
            <text:p>7,3300266</text:p>
          </table:table-cell>
          <table:table-cell office:value-type="float" office:value="3.1102977">
            <text:p>3,1102977</text:p>
          </table:table-cell>
          <table:table-cell office:value-type="float" office:value="26760000">
            <text:p>26760000</text:p>
          </table:table-cell>
        </table:table-row>
        <table:table-row table:style-name="ro2">
          <table:table-cell office:value-type="float" office:value="7.3339777">
            <text:p>7,3339777</text:p>
          </table:table-cell>
          <table:table-cell office:value-type="float" office:value="3.1151793">
            <text:p>3,1151793</text:p>
          </table:table-cell>
          <table:table-cell office:value-type="float" office:value="26770000">
            <text:p>26770000</text:p>
          </table:table-cell>
        </table:table-row>
        <table:table-row table:style-name="ro2">
          <table:table-cell office:value-type="float" office:value="7.3379183">
            <text:p>7,3379183</text:p>
          </table:table-cell>
          <table:table-cell office:value-type="float" office:value="3.1200693">
            <text:p>3,1200693</text:p>
          </table:table-cell>
          <table:table-cell office:value-type="float" office:value="26780000">
            <text:p>26780000</text:p>
          </table:table-cell>
        </table:table-row>
        <table:table-row table:style-name="ro2">
          <table:table-cell office:value-type="float" office:value="7.3418484">
            <text:p>7,3418484</text:p>
          </table:table-cell>
          <table:table-cell office:value-type="float" office:value="3.1249676">
            <text:p>3,1249676</text:p>
          </table:table-cell>
          <table:table-cell office:value-type="float" office:value="26790000">
            <text:p>26790000</text:p>
          </table:table-cell>
        </table:table-row>
        <table:table-row table:style-name="ro2">
          <table:table-cell office:value-type="float" office:value="7.345768">
            <text:p>7,345768</text:p>
          </table:table-cell>
          <table:table-cell office:value-type="float" office:value="3.1298738">
            <text:p>3,1298738</text:p>
          </table:table-cell>
          <table:table-cell office:value-type="float" office:value="26800000">
            <text:p>26800000</text:p>
          </table:table-cell>
        </table:table-row>
        <table:table-row table:style-name="ro2">
          <table:table-cell office:value-type="float" office:value="7.3496776">
            <text:p>7,3496776</text:p>
          </table:table-cell>
          <table:table-cell office:value-type="float" office:value="3.1347883">
            <text:p>3,1347883</text:p>
          </table:table-cell>
          <table:table-cell office:value-type="float" office:value="26810000">
            <text:p>26810000</text:p>
          </table:table-cell>
        </table:table-row>
        <table:table-row table:style-name="ro2">
          <table:table-cell office:value-type="float" office:value="7.353577">
            <text:p>7,353577</text:p>
          </table:table-cell>
          <table:table-cell office:value-type="float" office:value="3.139711">
            <text:p>3,139711</text:p>
          </table:table-cell>
          <table:table-cell office:value-type="float" office:value="26820000">
            <text:p>26820000</text:p>
          </table:table-cell>
        </table:table-row>
        <table:table-row table:style-name="ro2">
          <table:table-cell office:value-type="float" office:value="7.3574657">
            <text:p>7,3574657</text:p>
          </table:table-cell>
          <table:table-cell office:value-type="float" office:value="3.1446419">
            <text:p>3,1446419</text:p>
          </table:table-cell>
          <table:table-cell office:value-type="float" office:value="26830000">
            <text:p>26830000</text:p>
          </table:table-cell>
        </table:table-row>
        <table:table-row table:style-name="ro2">
          <table:table-cell office:value-type="float" office:value="7.361345">
            <text:p>7,361345</text:p>
          </table:table-cell>
          <table:table-cell office:value-type="float" office:value="3.149581">
            <text:p>3,149581</text:p>
          </table:table-cell>
          <table:table-cell office:value-type="float" office:value="26840000">
            <text:p>26840000</text:p>
          </table:table-cell>
        </table:table-row>
        <table:table-row table:style-name="ro2">
          <table:table-cell office:value-type="float" office:value="7.365214">
            <text:p>7,365214</text:p>
          </table:table-cell>
          <table:table-cell office:value-type="float" office:value="3.154529">
            <text:p>3,154529</text:p>
          </table:table-cell>
          <table:table-cell office:value-type="float" office:value="26850000">
            <text:p>26850000</text:p>
          </table:table-cell>
        </table:table-row>
        <table:table-row table:style-name="ro2">
          <table:table-cell office:value-type="float" office:value="7.369072">
            <text:p>7,369072</text:p>
          </table:table-cell>
          <table:table-cell office:value-type="float" office:value="3.1594844">
            <text:p>3,1594844</text:p>
          </table:table-cell>
          <table:table-cell office:value-type="float" office:value="26860000">
            <text:p>26860000</text:p>
          </table:table-cell>
        </table:table-row>
        <table:table-row table:style-name="ro2">
          <table:table-cell office:value-type="float" office:value="7.372919">
            <text:p>7,372919</text:p>
          </table:table-cell>
          <table:table-cell office:value-type="float" office:value="3.1644473">
            <text:p>3,1644473</text:p>
          </table:table-cell>
          <table:table-cell office:value-type="float" office:value="26870000">
            <text:p>26870000</text:p>
          </table:table-cell>
        </table:table-row>
        <table:table-row table:style-name="ro2">
          <table:table-cell office:value-type="float" office:value="7.3767567">
            <text:p>7,3767567</text:p>
          </table:table-cell>
          <table:table-cell office:value-type="float" office:value="3.1694186">
            <text:p>3,1694186</text:p>
          </table:table-cell>
          <table:table-cell office:value-type="float" office:value="26880000">
            <text:p>26880000</text:p>
          </table:table-cell>
        </table:table-row>
        <table:table-row table:style-name="ro2">
          <table:table-cell office:value-type="float" office:value="7.3805833">
            <text:p>7,3805833</text:p>
          </table:table-cell>
          <table:table-cell office:value-type="float" office:value="3.174398">
            <text:p>3,174398</text:p>
          </table:table-cell>
          <table:table-cell office:value-type="float" office:value="26890000">
            <text:p>26890000</text:p>
          </table:table-cell>
        </table:table-row>
        <table:table-row table:style-name="ro2">
          <table:table-cell table:style-name="ce1" office:value-type="string">
            <text:p>7,3844</text:p>
          </table:table-cell>
          <table:table-cell office:value-type="float" office:value="3.1793854">
            <text:p>3,1793854</text:p>
          </table:table-cell>
          <table:table-cell office:value-type="float" office:value="26900000">
            <text:p>26900000</text:p>
          </table:table-cell>
        </table:table-row>
        <table:table-row table:style-name="ro2">
          <table:table-cell office:value-type="float" office:value="7.3882055">
            <text:p>7,3882055</text:p>
          </table:table-cell>
          <table:table-cell office:value-type="float" office:value="3.1843805">
            <text:p>3,1843805</text:p>
          </table:table-cell>
          <table:table-cell office:value-type="float" office:value="26910000">
            <text:p>26910000</text:p>
          </table:table-cell>
        </table:table-row>
        <table:table-row table:style-name="ro2">
          <table:table-cell office:value-type="float" office:value="7.392001">
            <text:p>7,392001</text:p>
          </table:table-cell>
          <table:table-cell office:value-type="float" office:value="3.189384">
            <text:p>3,189384</text:p>
          </table:table-cell>
          <table:table-cell office:value-type="float" office:value="26920000">
            <text:p>26920000</text:p>
          </table:table-cell>
        </table:table-row>
        <table:table-row table:style-name="ro2">
          <table:table-cell office:value-type="float" office:value="7.3957863">
            <text:p>7,3957863</text:p>
          </table:table-cell>
          <table:table-cell office:value-type="float" office:value="3.194395">
            <text:p>3,194395</text:p>
          </table:table-cell>
          <table:table-cell office:value-type="float" office:value="26930000">
            <text:p>26930000</text:p>
          </table:table-cell>
        </table:table-row>
        <table:table-row table:style-name="ro2">
          <table:table-cell office:value-type="float" office:value="7.3995605">
            <text:p>7,3995605</text:p>
          </table:table-cell>
          <table:table-cell office:value-type="float" office:value="3.1994143">
            <text:p>3,1994143</text:p>
          </table:table-cell>
          <table:table-cell office:value-type="float" office:value="26940000">
            <text:p>26940000</text:p>
          </table:table-cell>
        </table:table-row>
        <table:table-row table:style-name="ro2">
          <table:table-cell office:value-type="float" office:value="7.403324">
            <text:p>7,403324</text:p>
          </table:table-cell>
          <table:table-cell office:value-type="float" office:value="3.204441">
            <text:p>3,204441</text:p>
          </table:table-cell>
          <table:table-cell office:value-type="float" office:value="26950000">
            <text:p>26950000</text:p>
          </table:table-cell>
        </table:table-row>
        <table:table-row table:style-name="ro2">
          <table:table-cell office:value-type="float" office:value="7.407078">
            <text:p>7,407078</text:p>
          </table:table-cell>
          <table:table-cell office:value-type="float" office:value="3.209476">
            <text:p>3,209476</text:p>
          </table:table-cell>
          <table:table-cell office:value-type="float" office:value="26960000">
            <text:p>26960000</text:p>
          </table:table-cell>
        </table:table-row>
        <table:table-row table:style-name="ro2">
          <table:table-cell office:value-type="float" office:value="7.4108205">
            <text:p>7,4108205</text:p>
          </table:table-cell>
          <table:table-cell office:value-type="float" office:value="3.2145185">
            <text:p>3,2145185</text:p>
          </table:table-cell>
          <table:table-cell office:value-type="float" office:value="26970000">
            <text:p>26970000</text:p>
          </table:table-cell>
        </table:table-row>
        <table:table-row table:style-name="ro2">
          <table:table-cell office:value-type="float" office:value="7.4145527">
            <text:p>7,4145527</text:p>
          </table:table-cell>
          <table:table-cell office:value-type="float" office:value="3.2195692">
            <text:p>3,2195692</text:p>
          </table:table-cell>
          <table:table-cell office:value-type="float" office:value="26980000">
            <text:p>26980000</text:p>
          </table:table-cell>
        </table:table-row>
        <table:table-row table:style-name="ro2">
          <table:table-cell office:value-type="float" office:value="7.418275">
            <text:p>7,418275</text:p>
          </table:table-cell>
          <table:table-cell office:value-type="float" office:value="3.2246275">
            <text:p>3,2246275</text:p>
          </table:table-cell>
          <table:table-cell office:value-type="float" office:value="26990000">
            <text:p>26990000</text:p>
          </table:table-cell>
        </table:table-row>
        <table:table-row table:style-name="ro2">
          <table:table-cell office:value-type="float" office:value="7.4219856">
            <text:p>7,4219856</text:p>
          </table:table-cell>
          <table:table-cell office:value-type="float" office:value="3.2296937">
            <text:p>3,2296937</text:p>
          </table:table-cell>
          <table:table-cell office:value-type="float" office:value="27000000">
            <text:p>27000000</text:p>
          </table:table-cell>
        </table:table-row>
        <table:table-row table:style-name="ro2">
          <table:table-cell office:value-type="float" office:value="7.4256864">
            <text:p>7,4256864</text:p>
          </table:table-cell>
          <table:table-cell office:value-type="float" office:value="3.2347674">
            <text:p>3,2347674</text:p>
          </table:table-cell>
          <table:table-cell office:value-type="float" office:value="27010000">
            <text:p>27010000</text:p>
          </table:table-cell>
        </table:table-row>
        <table:table-row table:style-name="ro2">
          <table:table-cell office:value-type="float" office:value="7.429376">
            <text:p>7,429376</text:p>
          </table:table-cell>
          <table:table-cell office:value-type="float" office:value="3.239849">
            <text:p>3,239849</text:p>
          </table:table-cell>
          <table:table-cell office:value-type="float" office:value="27020000">
            <text:p>27020000</text:p>
          </table:table-cell>
        </table:table-row>
        <table:table-row table:style-name="ro2">
          <table:table-cell office:value-type="float" office:value="7.4330554">
            <text:p>7,4330554</text:p>
          </table:table-cell>
          <table:table-cell office:value-type="float" office:value="3.2449384">
            <text:p>3,2449384</text:p>
          </table:table-cell>
          <table:table-cell office:value-type="float" office:value="27030000">
            <text:p>27030000</text:p>
          </table:table-cell>
        </table:table-row>
        <table:table-row table:style-name="ro2">
          <table:table-cell office:value-type="float" office:value="7.4367237">
            <text:p>7,4367237</text:p>
          </table:table-cell>
          <table:table-cell office:value-type="float" office:value="3.2500353">
            <text:p>3,2500353</text:p>
          </table:table-cell>
          <table:table-cell office:value-type="float" office:value="27040000">
            <text:p>27040000</text:p>
          </table:table-cell>
        </table:table-row>
        <table:table-row table:style-name="ro2">
          <table:table-cell office:value-type="float" office:value="7.440382">
            <text:p>7,440382</text:p>
          </table:table-cell>
          <table:table-cell office:value-type="float" office:value="3.2551398">
            <text:p>3,2551398</text:p>
          </table:table-cell>
          <table:table-cell office:value-type="float" office:value="27050000">
            <text:p>27050000</text:p>
          </table:table-cell>
        </table:table-row>
        <table:table-row table:style-name="ro2">
          <table:table-cell office:value-type="float" office:value="7.444029">
            <text:p>7,444029</text:p>
          </table:table-cell>
          <table:table-cell office:value-type="float" office:value="3.2602525">
            <text:p>3,2602525</text:p>
          </table:table-cell>
          <table:table-cell office:value-type="float" office:value="27060000">
            <text:p>27060000</text:p>
          </table:table-cell>
        </table:table-row>
        <table:table-row table:style-name="ro2">
          <table:table-cell office:value-type="float" office:value="7.4476657">
            <text:p>7,4476657</text:p>
          </table:table-cell>
          <table:table-cell office:value-type="float" office:value="3.2653723">
            <text:p>3,2653723</text:p>
          </table:table-cell>
          <table:table-cell office:value-type="float" office:value="27070000">
            <text:p>27070000</text:p>
          </table:table-cell>
        </table:table-row>
        <table:table-row table:style-name="ro2">
          <table:table-cell office:value-type="float" office:value="7.451291">
            <text:p>7,451291</text:p>
          </table:table-cell>
          <table:table-cell office:value-type="float" office:value="3.2704997">
            <text:p>3,2704997</text:p>
          </table:table-cell>
          <table:table-cell office:value-type="float" office:value="27080000">
            <text:p>27080000</text:p>
          </table:table-cell>
        </table:table-row>
        <table:table-row table:style-name="ro2">
          <table:table-cell office:value-type="float" office:value="7.4549065">
            <text:p>7,4549065</text:p>
          </table:table-cell>
          <table:table-cell office:value-type="float" office:value="3.2756348">
            <text:p>3,2756348</text:p>
          </table:table-cell>
          <table:table-cell office:value-type="float" office:value="27090000">
            <text:p>27090000</text:p>
          </table:table-cell>
        </table:table-row>
        <table:table-row table:style-name="ro2">
          <table:table-cell office:value-type="float" office:value="7.4585104">
            <text:p>7,4585104</text:p>
          </table:table-cell>
          <table:table-cell office:value-type="float" office:value="3.2807775">
            <text:p>3,2807775</text:p>
          </table:table-cell>
          <table:table-cell office:value-type="float" office:value="27100000">
            <text:p>27100000</text:p>
          </table:table-cell>
        </table:table-row>
        <table:table-row table:style-name="ro2">
          <table:table-cell office:value-type="float" office:value="7.462105">
            <text:p>7,462105</text:p>
          </table:table-cell>
          <table:table-cell office:value-type="float" office:value="3.285929">
            <text:p>3,285929</text:p>
          </table:table-cell>
          <table:table-cell office:value-type="float" office:value="27110000">
            <text:p>27110000</text:p>
          </table:table-cell>
        </table:table-row>
        <table:table-row table:style-name="ro2">
          <table:table-cell office:value-type="float" office:value="7.4656878">
            <text:p>7,4656878</text:p>
          </table:table-cell>
          <table:table-cell office:value-type="float" office:value="3.2910867">
            <text:p>3,2910867</text:p>
          </table:table-cell>
          <table:table-cell office:value-type="float" office:value="27120000">
            <text:p>27120000</text:p>
          </table:table-cell>
        </table:table-row>
        <table:table-row table:style-name="ro2">
          <table:table-cell office:value-type="float" office:value="7.4692593">
            <text:p>7,4692593</text:p>
          </table:table-cell>
          <table:table-cell office:value-type="float" office:value="3.2962518">
            <text:p>3,2962518</text:p>
          </table:table-cell>
          <table:table-cell office:value-type="float" office:value="27130000">
            <text:p>27130000</text:p>
          </table:table-cell>
        </table:table-row>
        <table:table-row table:style-name="ro2">
          <table:table-cell office:value-type="float" office:value="7.4728203">
            <text:p>7,4728203</text:p>
          </table:table-cell>
          <table:table-cell office:value-type="float" office:value="3.3014245">
            <text:p>3,3014245</text:p>
          </table:table-cell>
          <table:table-cell office:value-type="float" office:value="27140000">
            <text:p>27140000</text:p>
          </table:table-cell>
        </table:table-row>
        <table:table-row table:style-name="ro2">
          <table:table-cell office:value-type="float" office:value="7.476371">
            <text:p>7,476371</text:p>
          </table:table-cell>
          <table:table-cell office:value-type="float" office:value="3.3066044">
            <text:p>3,3066044</text:p>
          </table:table-cell>
          <table:table-cell office:value-type="float" office:value="27150000">
            <text:p>27150000</text:p>
          </table:table-cell>
        </table:table-row>
        <table:table-row table:style-name="ro2">
          <table:table-cell office:value-type="float" office:value="7.47991">
            <text:p>7,47991</text:p>
          </table:table-cell>
          <table:table-cell office:value-type="float" office:value="3.3117921">
            <text:p>3,3117921</text:p>
          </table:table-cell>
          <table:table-cell office:value-type="float" office:value="27160000">
            <text:p>27160000</text:p>
          </table:table-cell>
        </table:table-row>
        <table:table-row table:style-name="ro2">
          <table:table-cell office:value-type="float" office:value="7.4834385">
            <text:p>7,4834385</text:p>
          </table:table-cell>
          <table:table-cell office:value-type="float" office:value="3.316987">
            <text:p>3,316987</text:p>
          </table:table-cell>
          <table:table-cell office:value-type="float" office:value="27170000">
            <text:p>27170000</text:p>
          </table:table-cell>
        </table:table-row>
        <table:table-row table:style-name="ro2">
          <table:table-cell office:value-type="float" office:value="7.486956">
            <text:p>7,486956</text:p>
          </table:table-cell>
          <table:table-cell office:value-type="float" office:value="3.3221893">
            <text:p>3,3221893</text:p>
          </table:table-cell>
          <table:table-cell office:value-type="float" office:value="27180000">
            <text:p>27180000</text:p>
          </table:table-cell>
        </table:table-row>
        <table:table-row table:style-name="ro2">
          <table:table-cell office:value-type="float" office:value="7.490463">
            <text:p>7,490463</text:p>
          </table:table-cell>
          <table:table-cell office:value-type="float" office:value="3.327399">
            <text:p>3,327399</text:p>
          </table:table-cell>
          <table:table-cell office:value-type="float" office:value="27190000">
            <text:p>27190000</text:p>
          </table:table-cell>
        </table:table-row>
        <table:table-row table:style-name="ro2">
          <table:table-cell office:value-type="float" office:value="7.493959">
            <text:p>7,493959</text:p>
          </table:table-cell>
          <table:table-cell office:value-type="float" office:value="3.332616">
            <text:p>3,332616</text:p>
          </table:table-cell>
          <table:table-cell office:value-type="float" office:value="27200000">
            <text:p>27200000</text:p>
          </table:table-cell>
        </table:table-row>
        <table:table-row table:style-name="ro2">
          <table:table-cell office:value-type="float" office:value="7.4974437">
            <text:p>7,4974437</text:p>
          </table:table-cell>
          <table:table-cell office:value-type="float" office:value="3.3378403">
            <text:p>3,3378403</text:p>
          </table:table-cell>
          <table:table-cell office:value-type="float" office:value="27210000">
            <text:p>27210000</text:p>
          </table:table-cell>
        </table:table-row>
        <table:table-row table:style-name="ro2">
          <table:table-cell office:value-type="float" office:value="7.5009174">
            <text:p>7,5009174</text:p>
          </table:table-cell>
          <table:table-cell office:value-type="float" office:value="3.343072">
            <text:p>3,343072</text:p>
          </table:table-cell>
          <table:table-cell office:value-type="float" office:value="27220000">
            <text:p>27220000</text:p>
          </table:table-cell>
        </table:table-row>
        <table:table-row table:style-name="ro2">
          <table:table-cell office:value-type="float" office:value="7.5043807">
            <text:p>7,5043807</text:p>
          </table:table-cell>
          <table:table-cell office:value-type="float" office:value="3.3483107">
            <text:p>3,3483107</text:p>
          </table:table-cell>
          <table:table-cell office:value-type="float" office:value="27230000">
            <text:p>27230000</text:p>
          </table:table-cell>
        </table:table-row>
        <table:table-row table:style-name="ro2">
          <table:table-cell office:value-type="float" office:value="7.5078325">
            <text:p>7,5078325</text:p>
          </table:table-cell>
          <table:table-cell office:value-type="float" office:value="3.3535566">
            <text:p>3,3535566</text:p>
          </table:table-cell>
          <table:table-cell office:value-type="float" office:value="27240000">
            <text:p>27240000</text:p>
          </table:table-cell>
        </table:table-row>
        <table:table-row table:style-name="ro2">
          <table:table-cell office:value-type="float" office:value="7.5112734">
            <text:p>7,5112734</text:p>
          </table:table-cell>
          <table:table-cell office:value-type="float" office:value="3.3588102">
            <text:p>3,3588102</text:p>
          </table:table-cell>
          <table:table-cell office:value-type="float" office:value="27250000">
            <text:p>27250000</text:p>
          </table:table-cell>
        </table:table-row>
        <table:table-row table:style-name="ro2">
          <table:table-cell office:value-type="float" office:value="7.5147038">
            <text:p>7,5147038</text:p>
          </table:table-cell>
          <table:table-cell office:value-type="float" office:value="3.3640704">
            <text:p>3,3640704</text:p>
          </table:table-cell>
          <table:table-cell office:value-type="float" office:value="27260000">
            <text:p>27260000</text:p>
          </table:table-cell>
        </table:table-row>
        <table:table-row table:style-name="ro2">
          <table:table-cell office:value-type="float" office:value="7.5181227">
            <text:p>7,5181227</text:p>
          </table:table-cell>
          <table:table-cell office:value-type="float" office:value="3.369338">
            <text:p>3,369338</text:p>
          </table:table-cell>
          <table:table-cell office:value-type="float" office:value="27270000">
            <text:p>27270000</text:p>
          </table:table-cell>
        </table:table-row>
        <table:table-row table:style-name="ro2">
          <table:table-cell office:value-type="float" office:value="7.5215306">
            <text:p>7,5215306</text:p>
          </table:table-cell>
          <table:table-cell office:value-type="float" office:value="3.374613">
            <text:p>3,374613</text:p>
          </table:table-cell>
          <table:table-cell office:value-type="float" office:value="27280000">
            <text:p>27280000</text:p>
          </table:table-cell>
        </table:table-row>
        <table:table-row table:style-name="ro2">
          <table:table-cell office:value-type="float" office:value="7.5249276">
            <text:p>7,5249276</text:p>
          </table:table-cell>
          <table:table-cell office:value-type="float" office:value="3.3798947">
            <text:p>3,3798947</text:p>
          </table:table-cell>
          <table:table-cell office:value-type="float" office:value="27290000">
            <text:p>27290000</text:p>
          </table:table-cell>
        </table:table-row>
        <table:table-row table:style-name="ro2">
          <table:table-cell office:value-type="float" office:value="7.5283136">
            <text:p>7,5283136</text:p>
          </table:table-cell>
          <table:table-cell office:value-type="float" office:value="3.3851838">
            <text:p>3,3851838</text:p>
          </table:table-cell>
          <table:table-cell office:value-type="float" office:value="27300000">
            <text:p>27300000</text:p>
          </table:table-cell>
        </table:table-row>
        <table:table-row table:style-name="ro2">
          <table:table-cell office:value-type="float" office:value="7.531688">
            <text:p>7,531688</text:p>
          </table:table-cell>
          <table:table-cell office:value-type="float" office:value="3.39048">
            <text:p>3,39048</text:p>
          </table:table-cell>
          <table:table-cell office:value-type="float" office:value="27310000">
            <text:p>27310000</text:p>
          </table:table-cell>
        </table:table-row>
        <table:table-row table:style-name="ro2">
          <table:table-cell office:value-type="float" office:value="7.535052">
            <text:p>7,535052</text:p>
          </table:table-cell>
          <table:table-cell office:value-type="float" office:value="3.3957832">
            <text:p>3,3957832</text:p>
          </table:table-cell>
          <table:table-cell office:value-type="float" office:value="27320000">
            <text:p>27320000</text:p>
          </table:table-cell>
        </table:table-row>
        <table:table-row table:style-name="ro2">
          <table:table-cell office:value-type="float" office:value="7.5384045">
            <text:p>7,5384045</text:p>
          </table:table-cell>
          <table:table-cell office:value-type="float" office:value="3.4010935">
            <text:p>3,4010935</text:p>
          </table:table-cell>
          <table:table-cell office:value-type="float" office:value="27330000">
            <text:p>27330000</text:p>
          </table:table-cell>
        </table:table-row>
        <table:table-row table:style-name="ro2">
          <table:table-cell office:value-type="float" office:value="7.541746">
            <text:p>7,541746</text:p>
          </table:table-cell>
          <table:table-cell office:value-type="float" office:value="3.4064105">
            <text:p>3,4064105</text:p>
          </table:table-cell>
          <table:table-cell office:value-type="float" office:value="27340000">
            <text:p>27340000</text:p>
          </table:table-cell>
        </table:table-row>
        <table:table-row table:style-name="ro2">
          <table:table-cell office:value-type="float" office:value="7.5450764">
            <text:p>7,5450764</text:p>
          </table:table-cell>
          <table:table-cell office:value-type="float" office:value="3.4117346">
            <text:p>3,4117346</text:p>
          </table:table-cell>
          <table:table-cell office:value-type="float" office:value="27350000">
            <text:p>27350000</text:p>
          </table:table-cell>
        </table:table-row>
        <table:table-row table:style-name="ro2">
          <table:table-cell office:value-type="float" office:value="7.548395">
            <text:p>7,548395</text:p>
          </table:table-cell>
          <table:table-cell office:value-type="float" office:value="3.4170656">
            <text:p>3,4170656</text:p>
          </table:table-cell>
          <table:table-cell office:value-type="float" office:value="27360000">
            <text:p>27360000</text:p>
          </table:table-cell>
        </table:table-row>
        <table:table-row table:style-name="ro2">
          <table:table-cell office:value-type="float" office:value="7.5517044">
            <text:p>7,5517044</text:p>
          </table:table-cell>
          <table:table-cell office:value-type="float" office:value="3.4224052">
            <text:p>3,4224052</text:p>
          </table:table-cell>
          <table:table-cell office:value-type="float" office:value="27370000">
            <text:p>27370000</text:p>
          </table:table-cell>
        </table:table-row>
        <table:table-row table:style-name="ro2">
          <table:table-cell office:value-type="float" office:value="7.5550013">
            <text:p>7,5550013</text:p>
          </table:table-cell>
          <table:table-cell office:value-type="float" office:value="3.42775">
            <text:p>3,42775</text:p>
          </table:table-cell>
          <table:table-cell office:value-type="float" office:value="27380000">
            <text:p>27380000</text:p>
          </table:table-cell>
        </table:table-row>
        <table:table-row table:style-name="ro2">
          <table:table-cell office:value-type="float" office:value="7.5582867">
            <text:p>7,5582867</text:p>
          </table:table-cell>
          <table:table-cell office:value-type="float" office:value="3.433102">
            <text:p>3,433102</text:p>
          </table:table-cell>
          <table:table-cell office:value-type="float" office:value="27390000">
            <text:p>27390000</text:p>
          </table:table-cell>
        </table:table-row>
        <table:table-row table:style-name="ro2">
          <table:table-cell office:value-type="float" office:value="7.5615606">
            <text:p>7,5615606</text:p>
          </table:table-cell>
          <table:table-cell office:value-type="float" office:value="3.4384606">
            <text:p>3,4384606</text:p>
          </table:table-cell>
          <table:table-cell office:value-type="float" office:value="27400000">
            <text:p>27400000</text:p>
          </table:table-cell>
        </table:table-row>
        <table:table-row table:style-name="ro2">
          <table:table-cell office:value-type="float" office:value="7.564824">
            <text:p>7,564824</text:p>
          </table:table-cell>
          <table:table-cell office:value-type="float" office:value="3.4438262">
            <text:p>3,4438262</text:p>
          </table:table-cell>
          <table:table-cell office:value-type="float" office:value="27410000">
            <text:p>27410000</text:p>
          </table:table-cell>
        </table:table-row>
        <table:table-row table:style-name="ro2">
          <table:table-cell office:value-type="float" office:value="7.568076">
            <text:p>7,568076</text:p>
          </table:table-cell>
          <table:table-cell office:value-type="float" office:value="3.4491987">
            <text:p>3,4491987</text:p>
          </table:table-cell>
          <table:table-cell office:value-type="float" office:value="27420000">
            <text:p>27420000</text:p>
          </table:table-cell>
        </table:table-row>
        <table:table-row table:style-name="ro2">
          <table:table-cell office:value-type="float" office:value="7.5713167">
            <text:p>7,5713167</text:p>
          </table:table-cell>
          <table:table-cell office:value-type="float" office:value="3.4545777">
            <text:p>3,4545777</text:p>
          </table:table-cell>
          <table:table-cell office:value-type="float" office:value="27430000">
            <text:p>27430000</text:p>
          </table:table-cell>
        </table:table-row>
        <table:table-row table:style-name="ro2">
          <table:table-cell office:value-type="float" office:value="7.5745463">
            <text:p>7,5745463</text:p>
          </table:table-cell>
          <table:table-cell office:value-type="float" office:value="3.4599638">
            <text:p>3,4599638</text:p>
          </table:table-cell>
          <table:table-cell office:value-type="float" office:value="27440000">
            <text:p>27440000</text:p>
          </table:table-cell>
        </table:table-row>
        <table:table-row table:style-name="ro2">
          <table:table-cell office:value-type="float" office:value="7.5777645">
            <text:p>7,5777645</text:p>
          </table:table-cell>
          <table:table-cell office:value-type="float" office:value="3.4653563">
            <text:p>3,4653563</text:p>
          </table:table-cell>
          <table:table-cell office:value-type="float" office:value="27450000">
            <text:p>27450000</text:p>
          </table:table-cell>
        </table:table-row>
        <table:table-row table:style-name="ro2">
          <table:table-cell office:value-type="float" office:value="7.5809712">
            <text:p>7,5809712</text:p>
          </table:table-cell>
          <table:table-cell office:value-type="float" office:value="3.4707558">
            <text:p>3,4707558</text:p>
          </table:table-cell>
          <table:table-cell office:value-type="float" office:value="27460000">
            <text:p>27460000</text:p>
          </table:table-cell>
        </table:table-row>
        <table:table-row table:style-name="ro2">
          <table:table-cell office:value-type="float" office:value="7.5841665">
            <text:p>7,5841665</text:p>
          </table:table-cell>
          <table:table-cell office:value-type="float" office:value="3.476162">
            <text:p>3,476162</text:p>
          </table:table-cell>
          <table:table-cell office:value-type="float" office:value="27470000">
            <text:p>27470000</text:p>
          </table:table-cell>
        </table:table-row>
        <table:table-row table:style-name="ro2">
          <table:table-cell office:value-type="float" office:value="7.587351">
            <text:p>7,587351</text:p>
          </table:table-cell>
          <table:table-cell office:value-type="float" office:value="3.4815748">
            <text:p>3,4815748</text:p>
          </table:table-cell>
          <table:table-cell office:value-type="float" office:value="27480000">
            <text:p>27480000</text:p>
          </table:table-cell>
        </table:table-row>
        <table:table-row table:style-name="ro2">
          <table:table-cell office:value-type="float" office:value="7.5905237">
            <text:p>7,5905237</text:p>
          </table:table-cell>
          <table:table-cell office:value-type="float" office:value="3.4869943">
            <text:p>3,4869943</text:p>
          </table:table-cell>
          <table:table-cell office:value-type="float" office:value="27490000">
            <text:p>27490000</text:p>
          </table:table-cell>
        </table:table-row>
        <table:table-row table:style-name="ro2">
          <table:table-cell office:value-type="float" office:value="7.593685">
            <text:p>7,593685</text:p>
          </table:table-cell>
          <table:table-cell office:value-type="float" office:value="3.4924204">
            <text:p>3,4924204</text:p>
          </table:table-cell>
          <table:table-cell office:value-type="float" office:value="27500000">
            <text:p>27500000</text:p>
          </table:table-cell>
        </table:table-row>
        <table:table-row table:style-name="ro2">
          <table:table-cell office:value-type="float" office:value="7.5968356">
            <text:p>7,5968356</text:p>
          </table:table-cell>
          <table:table-cell office:value-type="float" office:value="3.497853">
            <text:p>3,497853</text:p>
          </table:table-cell>
          <table:table-cell office:value-type="float" office:value="27510000">
            <text:p>27510000</text:p>
          </table:table-cell>
        </table:table-row>
        <table:table-row table:style-name="ro2">
          <table:table-cell office:value-type="float" office:value="7.599974">
            <text:p>7,599974</text:p>
          </table:table-cell>
          <table:table-cell office:value-type="float" office:value="3.5032923">
            <text:p>3,5032923</text:p>
          </table:table-cell>
          <table:table-cell office:value-type="float" office:value="27520000">
            <text:p>27520000</text:p>
          </table:table-cell>
        </table:table-row>
        <table:table-row table:style-name="ro2">
          <table:table-cell office:value-type="float" office:value="7.6031017">
            <text:p>7,6031017</text:p>
          </table:table-cell>
          <table:table-cell office:value-type="float" office:value="3.508738">
            <text:p>3,508738</text:p>
          </table:table-cell>
          <table:table-cell office:value-type="float" office:value="27530000">
            <text:p>27530000</text:p>
          </table:table-cell>
        </table:table-row>
        <table:table-row table:style-name="ro2">
          <table:table-cell office:value-type="float" office:value="7.6062174">
            <text:p>7,6062174</text:p>
          </table:table-cell>
          <table:table-cell office:value-type="float" office:value="3.5141907">
            <text:p>3,5141907</text:p>
          </table:table-cell>
          <table:table-cell office:value-type="float" office:value="27540000">
            <text:p>27540000</text:p>
          </table:table-cell>
        </table:table-row>
        <table:table-row table:style-name="ro2">
          <table:table-cell office:value-type="float" office:value="7.609322">
            <text:p>7,609322</text:p>
          </table:table-cell>
          <table:table-cell office:value-type="float" office:value="3.5196495">
            <text:p>3,5196495</text:p>
          </table:table-cell>
          <table:table-cell office:value-type="float" office:value="27550000">
            <text:p>27550000</text:p>
          </table:table-cell>
        </table:table-row>
        <table:table-row table:style-name="ro2">
          <table:table-cell office:value-type="float" office:value="7.6124153">
            <text:p>7,6124153</text:p>
          </table:table-cell>
          <table:table-cell office:value-type="float" office:value="3.5251148">
            <text:p>3,5251148</text:p>
          </table:table-cell>
          <table:table-cell office:value-type="float" office:value="27560000">
            <text:p>27560000</text:p>
          </table:table-cell>
        </table:table-row>
        <table:table-row table:style-name="ro2">
          <table:table-cell office:value-type="float" office:value="7.6154966">
            <text:p>7,6154966</text:p>
          </table:table-cell>
          <table:table-cell office:value-type="float" office:value="3.5305867">
            <text:p>3,5305867</text:p>
          </table:table-cell>
          <table:table-cell office:value-type="float" office:value="27570000">
            <text:p>27570000</text:p>
          </table:table-cell>
        </table:table-row>
        <table:table-row table:style-name="ro2">
          <table:table-cell office:value-type="float" office:value="7.6185675">
            <text:p>7,6185675</text:p>
          </table:table-cell>
          <table:table-cell office:value-type="float" office:value="3.5360649">
            <text:p>3,5360649</text:p>
          </table:table-cell>
          <table:table-cell office:value-type="float" office:value="27580000">
            <text:p>27580000</text:p>
          </table:table-cell>
        </table:table-row>
        <table:table-row table:style-name="ro2">
          <table:table-cell office:value-type="float" office:value="7.621626">
            <text:p>7,621626</text:p>
          </table:table-cell>
          <table:table-cell office:value-type="float" office:value="3.5415497">
            <text:p>3,5415497</text:p>
          </table:table-cell>
          <table:table-cell office:value-type="float" office:value="27590000">
            <text:p>27590000</text:p>
          </table:table-cell>
        </table:table-row>
        <table:table-row table:style-name="ro2">
          <table:table-cell office:value-type="float" office:value="7.624673">
            <text:p>7,624673</text:p>
          </table:table-cell>
          <table:table-cell office:value-type="float" office:value="3.5470407">
            <text:p>3,5470407</text:p>
          </table:table-cell>
          <table:table-cell office:value-type="float" office:value="27600000">
            <text:p>27600000</text:p>
          </table:table-cell>
        </table:table-row>
        <table:table-row table:style-name="ro2">
          <table:table-cell office:value-type="float" office:value="7.627709">
            <text:p>7,627709</text:p>
          </table:table-cell>
          <table:table-cell office:value-type="float" office:value="3.5525382">
            <text:p>3,5525382</text:p>
          </table:table-cell>
          <table:table-cell office:value-type="float" office:value="27610000">
            <text:p>27610000</text:p>
          </table:table-cell>
        </table:table-row>
        <table:table-row table:style-name="ro2">
          <table:table-cell office:value-type="float" office:value="7.630733">
            <text:p>7,630733</text:p>
          </table:table-cell>
          <table:table-cell office:value-type="float" office:value="3.558042">
            <text:p>3,558042</text:p>
          </table:table-cell>
          <table:table-cell office:value-type="float" office:value="27620000">
            <text:p>27620000</text:p>
          </table:table-cell>
        </table:table-row>
        <table:table-row table:style-name="ro2">
          <table:table-cell office:value-type="float" office:value="7.6337466">
            <text:p>7,6337466</text:p>
          </table:table-cell>
          <table:table-cell office:value-type="float" office:value="3.5635533">
            <text:p>3,5635533</text:p>
          </table:table-cell>
          <table:table-cell office:value-type="float" office:value="27630000">
            <text:p>27630000</text:p>
          </table:table-cell>
        </table:table-row>
        <table:table-row table:style-name="ro2">
          <table:table-cell office:value-type="float" office:value="7.636748">
            <text:p>7,636748</text:p>
          </table:table-cell>
          <table:table-cell office:value-type="float" office:value="3.5690699">
            <text:p>3,5690699</text:p>
          </table:table-cell>
          <table:table-cell office:value-type="float" office:value="27640000">
            <text:p>27640000</text:p>
          </table:table-cell>
        </table:table-row>
        <table:table-row table:style-name="ro2">
          <table:table-cell office:value-type="float" office:value="7.639737">
            <text:p>7,639737</text:p>
          </table:table-cell>
          <table:table-cell office:value-type="float" office:value="3.5745924">
            <text:p>3,5745924</text:p>
          </table:table-cell>
          <table:table-cell office:value-type="float" office:value="27650000">
            <text:p>27650000</text:p>
          </table:table-cell>
        </table:table-row>
        <table:table-row table:style-name="ro2">
          <table:table-cell office:value-type="float" office:value="7.6427155">
            <text:p>7,6427155</text:p>
          </table:table-cell>
          <table:table-cell office:value-type="float" office:value="3.5801213">
            <text:p>3,5801213</text:p>
          </table:table-cell>
          <table:table-cell office:value-type="float" office:value="27660000">
            <text:p>27660000</text:p>
          </table:table-cell>
        </table:table-row>
        <table:table-row table:style-name="ro2">
          <table:table-cell office:value-type="float" office:value="7.645682">
            <text:p>7,645682</text:p>
          </table:table-cell>
          <table:table-cell office:value-type="float" office:value="3.5856564">
            <text:p>3,5856564</text:p>
          </table:table-cell>
          <table:table-cell office:value-type="float" office:value="27670000">
            <text:p>27670000</text:p>
          </table:table-cell>
        </table:table-row>
        <table:table-row table:style-name="ro2">
          <table:table-cell office:value-type="float" office:value="7.648637">
            <text:p>7,648637</text:p>
          </table:table-cell>
          <table:table-cell office:value-type="float" office:value="3.5911977">
            <text:p>3,5911977</text:p>
          </table:table-cell>
          <table:table-cell office:value-type="float" office:value="27680000">
            <text:p>27680000</text:p>
          </table:table-cell>
        </table:table-row>
        <table:table-row table:style-name="ro2">
          <table:table-cell office:value-type="float" office:value="7.65158">
            <text:p>7,65158</text:p>
          </table:table-cell>
          <table:table-cell office:value-type="float" office:value="3.5967453">
            <text:p>3,5967453</text:p>
          </table:table-cell>
          <table:table-cell office:value-type="float" office:value="27690000">
            <text:p>27690000</text:p>
          </table:table-cell>
        </table:table-row>
        <table:table-row table:style-name="ro2">
          <table:table-cell office:value-type="float" office:value="7.6545115">
            <text:p>7,6545115</text:p>
          </table:table-cell>
          <table:table-cell office:value-type="float" office:value="3.602299">
            <text:p>3,602299</text:p>
          </table:table-cell>
          <table:table-cell office:value-type="float" office:value="27700000">
            <text:p>27700000</text:p>
          </table:table-cell>
        </table:table-row>
        <table:table-row table:style-name="ro2">
          <table:table-cell office:value-type="float" office:value="7.6574316">
            <text:p>7,6574316</text:p>
          </table:table-cell>
          <table:table-cell office:value-type="float" office:value="3.6078587">
            <text:p>3,6078587</text:p>
          </table:table-cell>
          <table:table-cell office:value-type="float" office:value="27710000">
            <text:p>27710000</text:p>
          </table:table-cell>
        </table:table-row>
        <table:table-row table:style-name="ro2">
          <table:table-cell office:value-type="float" office:value="7.66034">
            <text:p>7,66034</text:p>
          </table:table-cell>
          <table:table-cell office:value-type="float" office:value="3.6134248">
            <text:p>3,6134248</text:p>
          </table:table-cell>
          <table:table-cell office:value-type="float" office:value="27720000">
            <text:p>27720000</text:p>
          </table:table-cell>
        </table:table-row>
        <table:table-row table:style-name="ro2">
          <table:table-cell office:value-type="float" office:value="7.6632366">
            <text:p>7,6632366</text:p>
          </table:table-cell>
          <table:table-cell office:value-type="float" office:value="3.6189966">
            <text:p>3,6189966</text:p>
          </table:table-cell>
          <table:table-cell office:value-type="float" office:value="27730000">
            <text:p>27730000</text:p>
          </table:table-cell>
        </table:table-row>
        <table:table-row table:style-name="ro2">
          <table:table-cell office:value-type="float" office:value="7.6661215">
            <text:p>7,6661215</text:p>
          </table:table-cell>
          <table:table-cell office:value-type="float" office:value="3.6245747">
            <text:p>3,6245747</text:p>
          </table:table-cell>
          <table:table-cell office:value-type="float" office:value="27740000">
            <text:p>27740000</text:p>
          </table:table-cell>
        </table:table-row>
        <table:table-row table:style-name="ro2">
          <table:table-cell office:value-type="float" office:value="7.668995">
            <text:p>7,668995</text:p>
          </table:table-cell>
          <table:table-cell office:value-type="float" office:value="3.6301587">
            <text:p>3,6301587</text:p>
          </table:table-cell>
          <table:table-cell office:value-type="float" office:value="27750000">
            <text:p>27750000</text:p>
          </table:table-cell>
        </table:table-row>
        <table:table-row table:style-name="ro2">
          <table:table-cell office:value-type="float" office:value="7.671857">
            <text:p>7,671857</text:p>
          </table:table-cell>
          <table:table-cell office:value-type="float" office:value="3.6357489">
            <text:p>3,6357489</text:p>
          </table:table-cell>
          <table:table-cell office:value-type="float" office:value="27760000">
            <text:p>27760000</text:p>
          </table:table-cell>
        </table:table-row>
        <table:table-row table:style-name="ro2">
          <table:table-cell office:value-type="float" office:value="7.6747065">
            <text:p>7,6747065</text:p>
          </table:table-cell>
          <table:table-cell office:value-type="float" office:value="3.6413448">
            <text:p>3,6413448</text:p>
          </table:table-cell>
          <table:table-cell office:value-type="float" office:value="27770000">
            <text:p>27770000</text:p>
          </table:table-cell>
        </table:table-row>
        <table:table-row table:style-name="ro2">
          <table:table-cell office:value-type="float" office:value="7.6775446">
            <text:p>7,6775446</text:p>
          </table:table-cell>
          <table:table-cell office:value-type="float" office:value="3.6469467">
            <text:p>3,6469467</text:p>
          </table:table-cell>
          <table:table-cell office:value-type="float" office:value="27780000">
            <text:p>27780000</text:p>
          </table:table-cell>
        </table:table-row>
        <table:table-row table:style-name="ro2">
          <table:table-cell office:value-type="float" office:value="7.6803713">
            <text:p>7,6803713</text:p>
          </table:table-cell>
          <table:table-cell office:value-type="float" office:value="3.6525545">
            <text:p>3,6525545</text:p>
          </table:table-cell>
          <table:table-cell office:value-type="float" office:value="27790000">
            <text:p>27790000</text:p>
          </table:table-cell>
        </table:table-row>
        <table:table-row table:style-name="ro2">
          <table:table-cell office:value-type="float" office:value="7.6831865">
            <text:p>7,6831865</text:p>
          </table:table-cell>
          <table:table-cell office:value-type="float" office:value="3.6581683">
            <text:p>3,6581683</text:p>
          </table:table-cell>
          <table:table-cell office:value-type="float" office:value="27800000">
            <text:p>27800000</text:p>
          </table:table-cell>
        </table:table-row>
        <table:table-row table:style-name="ro2">
          <table:table-cell office:value-type="float" office:value="7.6859894">
            <text:p>7,6859894</text:p>
          </table:table-cell>
          <table:table-cell office:value-type="float" office:value="3.663788">
            <text:p>3,663788</text:p>
          </table:table-cell>
          <table:table-cell office:value-type="float" office:value="27810000">
            <text:p>27810000</text:p>
          </table:table-cell>
        </table:table-row>
        <table:table-row table:style-name="ro2">
          <table:table-cell office:value-type="float" office:value="7.6887803">
            <text:p>7,6887803</text:p>
          </table:table-cell>
          <table:table-cell office:value-type="float" office:value="3.6694136">
            <text:p>3,6694136</text:p>
          </table:table-cell>
          <table:table-cell office:value-type="float" office:value="27820000">
            <text:p>27820000</text:p>
          </table:table-cell>
        </table:table-row>
        <table:table-row table:style-name="ro2">
          <table:table-cell office:value-type="float" office:value="7.69156">
            <text:p>7,69156</text:p>
          </table:table-cell>
          <table:table-cell office:value-type="float" office:value="3.675045">
            <text:p>3,675045</text:p>
          </table:table-cell>
          <table:table-cell office:value-type="float" office:value="27830000">
            <text:p>27830000</text:p>
          </table:table-cell>
        </table:table-row>
        <table:table-row table:style-name="ro2">
          <table:table-cell office:value-type="float" office:value="7.6943274">
            <text:p>7,6943274</text:p>
          </table:table-cell>
          <table:table-cell office:value-type="float" office:value="3.6806822">
            <text:p>3,6806822</text:p>
          </table:table-cell>
          <table:table-cell office:value-type="float" office:value="27840000">
            <text:p>27840000</text:p>
          </table:table-cell>
        </table:table-row>
        <table:table-row table:style-name="ro2">
          <table:table-cell office:value-type="float" office:value="7.6970835">
            <text:p>7,6970835</text:p>
          </table:table-cell>
          <table:table-cell office:value-type="float" office:value="3.686325">
            <text:p>3,686325</text:p>
          </table:table-cell>
          <table:table-cell office:value-type="float" office:value="27850000">
            <text:p>27850000</text:p>
          </table:table-cell>
        </table:table-row>
        <table:table-row table:style-name="ro2">
          <table:table-cell office:value-type="float" office:value="7.699827">
            <text:p>7,699827</text:p>
          </table:table-cell>
          <table:table-cell office:value-type="float" office:value="3.691974">
            <text:p>3,691974</text:p>
          </table:table-cell>
          <table:table-cell office:value-type="float" office:value="27860000">
            <text:p>27860000</text:p>
          </table:table-cell>
        </table:table-row>
        <table:table-row table:style-name="ro2">
          <table:table-cell office:value-type="float" office:value="7.7025595">
            <text:p>7,7025595</text:p>
          </table:table-cell>
          <table:table-cell office:value-type="float" office:value="3.6976285">
            <text:p>3,6976285</text:p>
          </table:table-cell>
          <table:table-cell office:value-type="float" office:value="27870000">
            <text:p>27870000</text:p>
          </table:table-cell>
        </table:table-row>
        <table:table-row table:style-name="ro2">
          <table:table-cell office:value-type="float" office:value="7.70528">
            <text:p>7,70528</text:p>
          </table:table-cell>
          <table:table-cell office:value-type="float" office:value="3.7032886">
            <text:p>3,7032886</text:p>
          </table:table-cell>
          <table:table-cell office:value-type="float" office:value="27880000">
            <text:p>27880000</text:p>
          </table:table-cell>
        </table:table-row>
        <table:table-row table:style-name="ro2">
          <table:table-cell office:value-type="float" office:value="7.7079887">
            <text:p>7,7079887</text:p>
          </table:table-cell>
          <table:table-cell office:value-type="float" office:value="3.7089558">
            <text:p>3,7089558</text:p>
          </table:table-cell>
          <table:table-cell office:value-type="float" office:value="27890000">
            <text:p>27890000</text:p>
          </table:table-cell>
        </table:table-row>
        <table:table-row table:style-name="ro2">
          <table:table-cell office:value-type="float" office:value="7.7106857">
            <text:p>7,7106857</text:p>
          </table:table-cell>
          <table:table-cell office:value-type="float" office:value="3.7146273">
            <text:p>3,7146273</text:p>
          </table:table-cell>
          <table:table-cell office:value-type="float" office:value="27900000">
            <text:p>27900000</text:p>
          </table:table-cell>
        </table:table-row>
        <table:table-row table:style-name="ro2">
          <table:table-cell office:value-type="float" office:value="7.7133703">
            <text:p>7,7133703</text:p>
          </table:table-cell>
          <table:table-cell office:value-type="float" office:value="3.7203043">
            <text:p>3,7203043</text:p>
          </table:table-cell>
          <table:table-cell office:value-type="float" office:value="27910000">
            <text:p>27910000</text:p>
          </table:table-cell>
        </table:table-row>
        <table:table-row table:style-name="ro2">
          <table:table-cell office:value-type="float" office:value="7.7160435">
            <text:p>7,7160435</text:p>
          </table:table-cell>
          <table:table-cell office:value-type="float" office:value="3.725987">
            <text:p>3,725987</text:p>
          </table:table-cell>
          <table:table-cell office:value-type="float" office:value="27920000">
            <text:p>27920000</text:p>
          </table:table-cell>
        </table:table-row>
        <table:table-row table:style-name="ro2">
          <table:table-cell office:value-type="float" office:value="7.718704">
            <text:p>7,718704</text:p>
          </table:table-cell>
          <table:table-cell office:value-type="float" office:value="3.7316754">
            <text:p>3,7316754</text:p>
          </table:table-cell>
          <table:table-cell office:value-type="float" office:value="27930000">
            <text:p>27930000</text:p>
          </table:table-cell>
        </table:table-row>
        <table:table-row table:style-name="ro2">
          <table:table-cell office:value-type="float" office:value="7.721353">
            <text:p>7,721353</text:p>
          </table:table-cell>
          <table:table-cell office:value-type="float" office:value="3.7373693">
            <text:p>3,7373693</text:p>
          </table:table-cell>
          <table:table-cell office:value-type="float" office:value="27940000">
            <text:p>27940000</text:p>
          </table:table-cell>
        </table:table-row>
        <table:table-row table:style-name="ro2">
          <table:table-cell office:value-type="float" office:value="7.7239904">
            <text:p>7,7239904</text:p>
          </table:table-cell>
          <table:table-cell office:value-type="float" office:value="3.7430687">
            <text:p>3,7430687</text:p>
          </table:table-cell>
          <table:table-cell office:value-type="float" office:value="27950000">
            <text:p>27950000</text:p>
          </table:table-cell>
        </table:table-row>
        <table:table-row table:style-name="ro2">
          <table:table-cell office:value-type="float" office:value="7.7266154">
            <text:p>7,7266154</text:p>
          </table:table-cell>
          <table:table-cell office:value-type="float" office:value="3.7487736">
            <text:p>3,7487736</text:p>
          </table:table-cell>
          <table:table-cell office:value-type="float" office:value="27960000">
            <text:p>27960000</text:p>
          </table:table-cell>
        </table:table-row>
        <table:table-row table:style-name="ro2">
          <table:table-cell office:value-type="float" office:value="7.729229">
            <text:p>7,729229</text:p>
          </table:table-cell>
          <table:table-cell office:value-type="float" office:value="3.754484">
            <text:p>3,754484</text:p>
          </table:table-cell>
          <table:table-cell office:value-type="float" office:value="27970000">
            <text:p>27970000</text:p>
          </table:table-cell>
        </table:table-row>
        <table:table-row table:style-name="ro2">
          <table:table-cell office:value-type="float" office:value="7.73183">
            <text:p>7,73183</text:p>
          </table:table-cell>
          <table:table-cell office:value-type="float" office:value="3.7601998">
            <text:p>3,7601998</text:p>
          </table:table-cell>
          <table:table-cell office:value-type="float" office:value="27980000">
            <text:p>27980000</text:p>
          </table:table-cell>
        </table:table-row>
        <table:table-row table:style-name="ro2">
          <table:table-cell office:value-type="float" office:value="7.7344193">
            <text:p>7,7344193</text:p>
          </table:table-cell>
          <table:table-cell office:value-type="float" office:value="3.765921">
            <text:p>3,765921</text:p>
          </table:table-cell>
          <table:table-cell office:value-type="float" office:value="27990000">
            <text:p>27990000</text:p>
          </table:table-cell>
        </table:table-row>
        <table:table-row table:style-name="ro2">
          <table:table-cell office:value-type="float" office:value="7.7369967">
            <text:p>7,7369967</text:p>
          </table:table-cell>
          <table:table-cell office:value-type="float" office:value="3.771648">
            <text:p>3,771648</text:p>
          </table:table-cell>
          <table:table-cell office:value-type="float" office:value="28000000">
            <text:p>28000000</text:p>
          </table:table-cell>
        </table:table-row>
        <table:table-row table:style-name="ro2">
          <table:table-cell office:value-type="float" office:value="7.739562">
            <text:p>7,739562</text:p>
          </table:table-cell>
          <table:table-cell office:value-type="float" office:value="3.77738">
            <text:p>3,77738</text:p>
          </table:table-cell>
          <table:table-cell office:value-type="float" office:value="28010000">
            <text:p>28010000</text:p>
          </table:table-cell>
        </table:table-row>
        <table:table-row table:style-name="ro2">
          <table:table-cell office:value-type="float" office:value="7.742115">
            <text:p>7,742115</text:p>
          </table:table-cell>
          <table:table-cell office:value-type="float" office:value="3.7831173">
            <text:p>3,7831173</text:p>
          </table:table-cell>
          <table:table-cell office:value-type="float" office:value="28020000">
            <text:p>28020000</text:p>
          </table:table-cell>
        </table:table-row>
        <table:table-row table:style-name="ro2">
          <table:table-cell office:value-type="float" office:value="7.7446566">
            <text:p>7,7446566</text:p>
          </table:table-cell>
          <table:table-cell office:value-type="float" office:value="3.78886">
            <text:p>3,78886</text:p>
          </table:table-cell>
          <table:table-cell office:value-type="float" office:value="28030000">
            <text:p>28030000</text:p>
          </table:table-cell>
        </table:table-row>
        <table:table-row table:style-name="ro2">
          <table:table-cell office:value-type="float" office:value="7.7471857">
            <text:p>7,7471857</text:p>
          </table:table-cell>
          <table:table-cell office:value-type="float" office:value="3.794608">
            <text:p>3,794608</text:p>
          </table:table-cell>
          <table:table-cell office:value-type="float" office:value="28040000">
            <text:p>28040000</text:p>
          </table:table-cell>
        </table:table-row>
        <table:table-row table:style-name="ro2">
          <table:table-cell office:value-type="float" office:value="7.7497034">
            <text:p>7,7497034</text:p>
          </table:table-cell>
          <table:table-cell office:value-type="float" office:value="3.8003616">
            <text:p>3,8003616</text:p>
          </table:table-cell>
          <table:table-cell office:value-type="float" office:value="28050000">
            <text:p>28050000</text:p>
          </table:table-cell>
        </table:table-row>
        <table:table-row table:style-name="ro2">
          <table:table-cell office:value-type="float" office:value="7.7522087">
            <text:p>7,7522087</text:p>
          </table:table-cell>
          <table:table-cell office:value-type="float" office:value="3.8061202">
            <text:p>3,8061202</text:p>
          </table:table-cell>
          <table:table-cell office:value-type="float" office:value="28060000">
            <text:p>28060000</text:p>
          </table:table-cell>
        </table:table-row>
        <table:table-row table:style-name="ro2">
          <table:table-cell office:value-type="float" office:value="7.7547016">
            <text:p>7,7547016</text:p>
          </table:table-cell>
          <table:table-cell office:value-type="float" office:value="3.811884">
            <text:p>3,811884</text:p>
          </table:table-cell>
          <table:table-cell office:value-type="float" office:value="28070000">
            <text:p>28070000</text:p>
          </table:table-cell>
        </table:table-row>
        <table:table-row table:style-name="ro2">
          <table:table-cell office:value-type="float" office:value="7.7571826">
            <text:p>7,7571826</text:p>
          </table:table-cell>
          <table:table-cell office:value-type="float" office:value="3.8176532">
            <text:p>3,8176532</text:p>
          </table:table-cell>
          <table:table-cell office:value-type="float" office:value="28080000">
            <text:p>28080000</text:p>
          </table:table-cell>
        </table:table-row>
        <table:table-row table:style-name="ro2">
          <table:table-cell office:value-type="float" office:value="7.7596517">
            <text:p>7,7596517</text:p>
          </table:table-cell>
          <table:table-cell office:value-type="float" office:value="3.8234272">
            <text:p>3,8234272</text:p>
          </table:table-cell>
          <table:table-cell office:value-type="float" office:value="28090000">
            <text:p>28090000</text:p>
          </table:table-cell>
        </table:table-row>
        <table:table-row table:style-name="ro2">
          <table:table-cell office:value-type="float" office:value="7.7621083">
            <text:p>7,7621083</text:p>
          </table:table-cell>
          <table:table-cell office:value-type="float" office:value="3.8292067">
            <text:p>3,8292067</text:p>
          </table:table-cell>
          <table:table-cell office:value-type="float" office:value="28100000">
            <text:p>28100000</text:p>
          </table:table-cell>
        </table:table-row>
        <table:table-row table:style-name="ro2">
          <table:table-cell office:value-type="float" office:value="7.764553">
            <text:p>7,764553</text:p>
          </table:table-cell>
          <table:table-cell office:value-type="float" office:value="3.8349912">
            <text:p>3,8349912</text:p>
          </table:table-cell>
          <table:table-cell office:value-type="float" office:value="28110000">
            <text:p>28110000</text:p>
          </table:table-cell>
        </table:table-row>
        <table:table-row table:style-name="ro2">
          <table:table-cell office:value-type="float" office:value="7.766986">
            <text:p>7,766986</text:p>
          </table:table-cell>
          <table:table-cell office:value-type="float" office:value="3.8407807">
            <text:p>3,8407807</text:p>
          </table:table-cell>
          <table:table-cell office:value-type="float" office:value="28120000">
            <text:p>28120000</text:p>
          </table:table-cell>
        </table:table-row>
        <table:table-row table:style-name="ro2">
          <table:table-cell office:value-type="float" office:value="7.7694063">
            <text:p>7,7694063</text:p>
          </table:table-cell>
          <table:table-cell office:value-type="float" office:value="3.8465755">
            <text:p>3,8465755</text:p>
          </table:table-cell>
          <table:table-cell office:value-type="float" office:value="28130000">
            <text:p>28130000</text:p>
          </table:table-cell>
        </table:table-row>
        <table:table-row table:style-name="ro2">
          <table:table-cell office:value-type="float" office:value="7.771815">
            <text:p>7,771815</text:p>
          </table:table-cell>
          <table:table-cell office:value-type="float" office:value="3.8523753">
            <text:p>3,8523753</text:p>
          </table:table-cell>
          <table:table-cell office:value-type="float" office:value="28140000">
            <text:p>28140000</text:p>
          </table:table-cell>
        </table:table-row>
        <table:table-row table:style-name="ro2">
          <table:table-cell office:value-type="float" office:value="7.774211">
            <text:p>7,774211</text:p>
          </table:table-cell>
          <table:table-cell office:value-type="float" office:value="3.85818">
            <text:p>3,85818</text:p>
          </table:table-cell>
          <table:table-cell office:value-type="float" office:value="28150000">
            <text:p>28150000</text:p>
          </table:table-cell>
        </table:table-row>
        <table:table-row table:style-name="ro2">
          <table:table-cell office:value-type="float" office:value="7.776596">
            <text:p>7,776596</text:p>
          </table:table-cell>
          <table:table-cell office:value-type="float" office:value="3.8639913">
            <text:p>3,8639913</text:p>
          </table:table-cell>
          <table:table-cell office:value-type="float" office:value="28160000">
            <text:p>28160000</text:p>
          </table:table-cell>
        </table:table-row>
        <table:table-row table:style-name="ro2">
          <table:table-cell office:value-type="float" office:value="7.778968">
            <text:p>7,778968</text:p>
          </table:table-cell>
          <table:table-cell office:value-type="float" office:value="3.869806">
            <text:p>3,869806</text:p>
          </table:table-cell>
          <table:table-cell office:value-type="float" office:value="28170000">
            <text:p>28170000</text:p>
          </table:table-cell>
        </table:table-row>
        <table:table-row table:style-name="ro2">
          <table:table-cell office:value-type="float" office:value="7.7813272">
            <text:p>7,7813272</text:p>
          </table:table-cell>
          <table:table-cell office:value-type="float" office:value="3.8756256">
            <text:p>3,8756256</text:p>
          </table:table-cell>
          <table:table-cell office:value-type="float" office:value="28180000">
            <text:p>28180000</text:p>
          </table:table-cell>
        </table:table-row>
        <table:table-row table:style-name="ro2">
          <table:table-cell office:value-type="float" office:value="7.783675">
            <text:p>7,783675</text:p>
          </table:table-cell>
          <table:table-cell office:value-type="float" office:value="3.8814504">
            <text:p>3,8814504</text:p>
          </table:table-cell>
          <table:table-cell office:value-type="float" office:value="28190000">
            <text:p>28190000</text:p>
          </table:table-cell>
        </table:table-row>
        <table:table-row table:style-name="ro2">
          <table:table-cell office:value-type="float" office:value="7.7860107">
            <text:p>7,7860107</text:p>
          </table:table-cell>
          <table:table-cell office:value-type="float" office:value="3.88728">
            <text:p>3,88728</text:p>
          </table:table-cell>
          <table:table-cell office:value-type="float" office:value="28200000">
            <text:p>28200000</text:p>
          </table:table-cell>
        </table:table-row>
        <table:table-row table:style-name="ro2">
          <table:table-cell office:value-type="float" office:value="7.788334">
            <text:p>7,788334</text:p>
          </table:table-cell>
          <table:table-cell office:value-type="float" office:value="3.8931143">
            <text:p>3,8931143</text:p>
          </table:table-cell>
          <table:table-cell office:value-type="float" office:value="28210000">
            <text:p>28210000</text:p>
          </table:table-cell>
        </table:table-row>
        <table:table-row table:style-name="ro2">
          <table:table-cell office:value-type="float" office:value="7.7906446">
            <text:p>7,7906446</text:p>
          </table:table-cell>
          <table:table-cell office:value-type="float" office:value="3.8989537">
            <text:p>3,8989537</text:p>
          </table:table-cell>
          <table:table-cell office:value-type="float" office:value="28220000">
            <text:p>28220000</text:p>
          </table:table-cell>
        </table:table-row>
        <table:table-row table:style-name="ro2">
          <table:table-cell office:value-type="float" office:value="7.792943">
            <text:p>7,792943</text:p>
          </table:table-cell>
          <table:table-cell office:value-type="float" office:value="3.9047978">
            <text:p>3,9047978</text:p>
          </table:table-cell>
          <table:table-cell office:value-type="float" office:value="28230000">
            <text:p>28230000</text:p>
          </table:table-cell>
        </table:table-row>
        <table:table-row table:style-name="ro2">
          <table:table-cell office:value-type="float" office:value="7.79523">
            <text:p>7,79523</text:p>
          </table:table-cell>
          <table:table-cell office:value-type="float" office:value="3.9106467">
            <text:p>3,9106467</text:p>
          </table:table-cell>
          <table:table-cell office:value-type="float" office:value="28240000">
            <text:p>28240000</text:p>
          </table:table-cell>
        </table:table-row>
        <table:table-row table:style-name="ro2">
          <table:table-cell office:value-type="float" office:value="7.797504">
            <text:p>7,797504</text:p>
          </table:table-cell>
          <table:table-cell office:value-type="float" office:value="3.9165003">
            <text:p>3,9165003</text:p>
          </table:table-cell>
          <table:table-cell office:value-type="float" office:value="28250000">
            <text:p>28250000</text:p>
          </table:table-cell>
        </table:table-row>
        <table:table-row table:style-name="ro2">
          <table:table-cell office:value-type="float" office:value="7.799766">
            <text:p>7,799766</text:p>
          </table:table-cell>
          <table:table-cell office:value-type="float" office:value="3.9223588">
            <text:p>3,9223588</text:p>
          </table:table-cell>
          <table:table-cell office:value-type="float" office:value="28260000">
            <text:p>28260000</text:p>
          </table:table-cell>
        </table:table-row>
        <table:table-row table:style-name="ro2">
          <table:table-cell office:value-type="float" office:value="7.8020153">
            <text:p>7,8020153</text:p>
          </table:table-cell>
          <table:table-cell office:value-type="float" office:value="3.928222">
            <text:p>3,928222</text:p>
          </table:table-cell>
          <table:table-cell office:value-type="float" office:value="28270000">
            <text:p>28270000</text:p>
          </table:table-cell>
        </table:table-row>
        <table:table-row table:style-name="ro2">
          <table:table-cell office:value-type="float" office:value="7.804253">
            <text:p>7,804253</text:p>
          </table:table-cell>
          <table:table-cell office:value-type="float" office:value="3.9340897">
            <text:p>3,9340897</text:p>
          </table:table-cell>
          <table:table-cell office:value-type="float" office:value="28280000">
            <text:p>28280000</text:p>
          </table:table-cell>
        </table:table-row>
        <table:table-row table:style-name="ro2">
          <table:table-cell office:value-type="float" office:value="7.8064785">
            <text:p>7,8064785</text:p>
          </table:table-cell>
          <table:table-cell office:value-type="float" office:value="3.9399624">
            <text:p>3,9399624</text:p>
          </table:table-cell>
          <table:table-cell office:value-type="float" office:value="28290000">
            <text:p>28290000</text:p>
          </table:table-cell>
        </table:table-row>
        <table:table-row table:style-name="ro2">
          <table:table-cell office:value-type="float" office:value="7.808691">
            <text:p>7,808691</text:p>
          </table:table-cell>
          <table:table-cell office:value-type="float" office:value="3.9458394">
            <text:p>3,9458394</text:p>
          </table:table-cell>
          <table:table-cell office:value-type="float" office:value="28300000">
            <text:p>28300000</text:p>
          </table:table-cell>
        </table:table-row>
        <table:table-row table:style-name="ro2">
          <table:table-cell office:value-type="float" office:value="7.8108916">
            <text:p>7,8108916</text:p>
          </table:table-cell>
          <table:table-cell office:value-type="float" office:value="3.9517212">
            <text:p>3,9517212</text:p>
          </table:table-cell>
          <table:table-cell office:value-type="float" office:value="28310000">
            <text:p>28310000</text:p>
          </table:table-cell>
        </table:table-row>
        <table:table-row table:style-name="ro2">
          <table:table-cell office:value-type="float" office:value="7.81308">
            <text:p>7,81308</text:p>
          </table:table-cell>
          <table:table-cell office:value-type="float" office:value="3.9576075">
            <text:p>3,9576075</text:p>
          </table:table-cell>
          <table:table-cell office:value-type="float" office:value="28320000">
            <text:p>28320000</text:p>
          </table:table-cell>
        </table:table-row>
        <table:table-row table:style-name="ro2">
          <table:table-cell office:value-type="float" office:value="7.8152556">
            <text:p>7,8152556</text:p>
          </table:table-cell>
          <table:table-cell office:value-type="float" office:value="3.9634986">
            <text:p>3,9634986</text:p>
          </table:table-cell>
          <table:table-cell office:value-type="float" office:value="28330000">
            <text:p>28330000</text:p>
          </table:table-cell>
        </table:table-row>
        <table:table-row table:style-name="ro2">
          <table:table-cell office:value-type="float" office:value="7.817419">
            <text:p>7,817419</text:p>
          </table:table-cell>
          <table:table-cell office:value-type="float" office:value="3.969394">
            <text:p>3,969394</text:p>
          </table:table-cell>
          <table:table-cell office:value-type="float" office:value="28340000">
            <text:p>28340000</text:p>
          </table:table-cell>
        </table:table-row>
        <table:table-row table:style-name="ro2">
          <table:table-cell office:value-type="float" office:value="7.8195705">
            <text:p>7,8195705</text:p>
          </table:table-cell>
          <table:table-cell office:value-type="float" office:value="3.975294">
            <text:p>3,975294</text:p>
          </table:table-cell>
          <table:table-cell office:value-type="float" office:value="28350000">
            <text:p>28350000</text:p>
          </table:table-cell>
        </table:table-row>
        <table:table-row table:style-name="ro2">
          <table:table-cell office:value-type="float" office:value="7.821709">
            <text:p>7,821709</text:p>
          </table:table-cell>
          <table:table-cell office:value-type="float" office:value="3.9811985">
            <text:p>3,9811985</text:p>
          </table:table-cell>
          <table:table-cell office:value-type="float" office:value="28360000">
            <text:p>28360000</text:p>
          </table:table-cell>
        </table:table-row>
        <table:table-row table:style-name="ro2">
          <table:table-cell office:value-type="float" office:value="7.823836">
            <text:p>7,823836</text:p>
          </table:table-cell>
          <table:table-cell office:value-type="float" office:value="3.9871075">
            <text:p>3,9871075</text:p>
          </table:table-cell>
          <table:table-cell office:value-type="float" office:value="28370000">
            <text:p>28370000</text:p>
          </table:table-cell>
        </table:table-row>
        <table:table-row table:style-name="ro2">
          <table:table-cell office:value-type="float" office:value="7.8259497">
            <text:p>7,8259497</text:p>
          </table:table-cell>
          <table:table-cell office:value-type="float" office:value="3.993021">
            <text:p>3,993021</text:p>
          </table:table-cell>
          <table:table-cell office:value-type="float" office:value="28380000">
            <text:p>28380000</text:p>
          </table:table-cell>
        </table:table-row>
        <table:table-row table:style-name="ro2">
          <table:table-cell office:value-type="float" office:value="7.8280516">
            <text:p>7,8280516</text:p>
          </table:table-cell>
          <table:table-cell office:value-type="float" office:value="3.9989386">
            <text:p>3,9989386</text:p>
          </table:table-cell>
          <table:table-cell office:value-type="float" office:value="28390000">
            <text:p>28390000</text:p>
          </table:table-cell>
        </table:table-row>
        <table:table-row table:style-name="ro2">
          <table:table-cell office:value-type="float" office:value="7.830141">
            <text:p>7,830141</text:p>
          </table:table-cell>
          <table:table-cell office:value-type="float" office:value="4.004861">
            <text:p>4,004861</text:p>
          </table:table-cell>
          <table:table-cell office:value-type="float" office:value="28400000">
            <text:p>28400000</text:p>
          </table:table-cell>
        </table:table-row>
        <table:table-row table:style-name="ro2">
          <table:table-cell office:value-type="float" office:value="7.832218">
            <text:p>7,832218</text:p>
          </table:table-cell>
          <table:table-cell office:value-type="float" office:value="4.0107875">
            <text:p>4,0107875</text:p>
          </table:table-cell>
          <table:table-cell office:value-type="float" office:value="28410000">
            <text:p>28410000</text:p>
          </table:table-cell>
        </table:table-row>
        <table:table-row table:style-name="ro2">
          <table:table-cell office:value-type="float" office:value="7.834283">
            <text:p>7,834283</text:p>
          </table:table-cell>
          <table:table-cell office:value-type="float" office:value="4.01672">
            <text:p>4,01672</text:p>
          </table:table-cell>
          <table:table-cell office:value-type="float" office:value="28420000">
            <text:p>28420000</text:p>
          </table:table-cell>
        </table:table-row>
        <table:table-row table:style-name="ro2">
          <table:table-cell office:value-type="float" office:value="7.836335">
            <text:p>7,836335</text:p>
          </table:table-cell>
          <table:table-cell office:value-type="float" office:value="4.022655">
            <text:p>4,022655</text:p>
          </table:table-cell>
          <table:table-cell office:value-type="float" office:value="28430000">
            <text:p>28430000</text:p>
          </table:table-cell>
        </table:table-row>
        <table:table-row table:style-name="ro2">
          <table:table-cell office:value-type="float" office:value="7.8383746">
            <text:p>7,8383746</text:p>
          </table:table-cell>
          <table:table-cell office:value-type="float" office:value="4.0285945">
            <text:p>4,0285945</text:p>
          </table:table-cell>
          <table:table-cell office:value-type="float" office:value="28440000">
            <text:p>28440000</text:p>
          </table:table-cell>
        </table:table-row>
        <table:table-row table:style-name="ro2">
          <table:table-cell office:value-type="float" office:value="7.8404016">
            <text:p>7,8404016</text:p>
          </table:table-cell>
          <table:table-cell office:value-type="float" office:value="4.0345383">
            <text:p>4,0345383</text:p>
          </table:table-cell>
          <table:table-cell office:value-type="float" office:value="28450000">
            <text:p>28450000</text:p>
          </table:table-cell>
        </table:table-row>
        <table:table-row table:style-name="ro2">
          <table:table-cell office:value-type="float" office:value="7.842417">
            <text:p>7,842417</text:p>
          </table:table-cell>
          <table:table-cell office:value-type="float" office:value="4.040486">
            <text:p>4,040486</text:p>
          </table:table-cell>
          <table:table-cell office:value-type="float" office:value="28460000">
            <text:p>28460000</text:p>
          </table:table-cell>
        </table:table-row>
        <table:table-row table:style-name="ro2">
          <table:table-cell office:value-type="float" office:value="7.844419">
            <text:p>7,844419</text:p>
          </table:table-cell>
          <table:table-cell office:value-type="float" office:value="4.046438">
            <text:p>4,046438</text:p>
          </table:table-cell>
          <table:table-cell office:value-type="float" office:value="28470000">
            <text:p>28470000</text:p>
          </table:table-cell>
        </table:table-row>
        <table:table-row table:style-name="ro2">
          <table:table-cell office:value-type="float" office:value="7.846409">
            <text:p>7,846409</text:p>
          </table:table-cell>
          <table:table-cell office:value-type="float" office:value="4.052395">
            <text:p>4,052395</text:p>
          </table:table-cell>
          <table:table-cell office:value-type="float" office:value="28480000">
            <text:p>28480000</text:p>
          </table:table-cell>
        </table:table-row>
        <table:table-row table:style-name="ro2">
          <table:table-cell office:value-type="float" office:value="7.8483863">
            <text:p>7,8483863</text:p>
          </table:table-cell>
          <table:table-cell office:value-type="float" office:value="4.0583553">
            <text:p>4,0583553</text:p>
          </table:table-cell>
          <table:table-cell office:value-type="float" office:value="28490000">
            <text:p>28490000</text:p>
          </table:table-cell>
        </table:table-row>
        <table:table-row table:style-name="ro2">
          <table:table-cell office:value-type="float" office:value="7.8503513">
            <text:p>7,8503513</text:p>
          </table:table-cell>
          <table:table-cell office:value-type="float" office:value="4.0643196">
            <text:p>4,0643196</text:p>
          </table:table-cell>
          <table:table-cell office:value-type="float" office:value="28500000">
            <text:p>28500000</text:p>
          </table:table-cell>
        </table:table-row>
        <table:table-row table:style-name="ro2">
          <table:table-cell office:value-type="float" office:value="7.8523035">
            <text:p>7,8523035</text:p>
          </table:table-cell>
          <table:table-cell office:value-type="float" office:value="4.0702887">
            <text:p>4,0702887</text:p>
          </table:table-cell>
          <table:table-cell office:value-type="float" office:value="28510000">
            <text:p>28510000</text:p>
          </table:table-cell>
        </table:table-row>
        <table:table-row table:style-name="ro2">
          <table:table-cell office:value-type="float" office:value="7.8542433">
            <text:p>7,8542433</text:p>
          </table:table-cell>
          <table:table-cell office:value-type="float" office:value="4.0762615">
            <text:p>4,0762615</text:p>
          </table:table-cell>
          <table:table-cell office:value-type="float" office:value="28520000">
            <text:p>28520000</text:p>
          </table:table-cell>
        </table:table-row>
        <table:table-row table:style-name="ro2">
          <table:table-cell office:value-type="float" office:value="7.856171">
            <text:p>7,856171</text:p>
          </table:table-cell>
          <table:table-cell office:value-type="float" office:value="4.082238">
            <text:p>4,082238</text:p>
          </table:table-cell>
          <table:table-cell office:value-type="float" office:value="28530000">
            <text:p>28530000</text:p>
          </table:table-cell>
        </table:table-row>
        <table:table-row table:style-name="ro2">
          <table:table-cell office:value-type="float" office:value="7.8580856">
            <text:p>7,8580856</text:p>
          </table:table-cell>
          <table:table-cell office:value-type="float" office:value="4.088219">
            <text:p>4,088219</text:p>
          </table:table-cell>
          <table:table-cell office:value-type="float" office:value="28540000">
            <text:p>28540000</text:p>
          </table:table-cell>
        </table:table-row>
        <table:table-row table:style-name="ro2">
          <table:table-cell office:value-type="float" office:value="7.859988">
            <text:p>7,859988</text:p>
          </table:table-cell>
          <table:table-cell office:value-type="float" office:value="4.094204">
            <text:p>4,094204</text:p>
          </table:table-cell>
          <table:table-cell office:value-type="float" office:value="28550000">
            <text:p>28550000</text:p>
          </table:table-cell>
        </table:table-row>
        <table:table-row table:style-name="ro2">
          <table:table-cell office:value-type="float" office:value="7.8618784">
            <text:p>7,8618784</text:p>
          </table:table-cell>
          <table:table-cell office:value-type="float" office:value="4.1001925">
            <text:p>4,1001925</text:p>
          </table:table-cell>
          <table:table-cell office:value-type="float" office:value="28560000">
            <text:p>28560000</text:p>
          </table:table-cell>
        </table:table-row>
        <table:table-row table:style-name="ro2">
          <table:table-cell office:value-type="float" office:value="7.863755">
            <text:p>7,863755</text:p>
          </table:table-cell>
          <table:table-cell office:value-type="float" office:value="4.1061854">
            <text:p>4,1061854</text:p>
          </table:table-cell>
          <table:table-cell office:value-type="float" office:value="28570000">
            <text:p>28570000</text:p>
          </table:table-cell>
        </table:table-row>
        <table:table-row table:style-name="ro2">
          <table:table-cell office:value-type="float" office:value="7.86562">
            <text:p>7,86562</text:p>
          </table:table-cell>
          <table:table-cell office:value-type="float" office:value="4.112182">
            <text:p>4,112182</text:p>
          </table:table-cell>
          <table:table-cell office:value-type="float" office:value="28580000">
            <text:p>28580000</text:p>
          </table:table-cell>
        </table:table-row>
        <table:table-row table:style-name="ro2">
          <table:table-cell office:value-type="float" office:value="7.8674726">
            <text:p>7,8674726</text:p>
          </table:table-cell>
          <table:table-cell office:value-type="float" office:value="4.1181827">
            <text:p>4,1181827</text:p>
          </table:table-cell>
          <table:table-cell office:value-type="float" office:value="28590000">
            <text:p>28590000</text:p>
          </table:table-cell>
        </table:table-row>
        <table:table-row table:style-name="ro2">
          <table:table-cell office:value-type="float" office:value="7.8693123">
            <text:p>7,8693123</text:p>
          </table:table-cell>
          <table:table-cell office:value-type="float" office:value="4.124187">
            <text:p>4,124187</text:p>
          </table:table-cell>
          <table:table-cell office:value-type="float" office:value="28600000">
            <text:p>28600000</text:p>
          </table:table-cell>
        </table:table-row>
        <table:table-row table:style-name="ro2">
          <table:table-cell office:value-type="float" office:value="7.871139">
            <text:p>7,871139</text:p>
          </table:table-cell>
          <table:table-cell office:value-type="float" office:value="4.1301956">
            <text:p>4,1301956</text:p>
          </table:table-cell>
          <table:table-cell office:value-type="float" office:value="28610000">
            <text:p>28610000</text:p>
          </table:table-cell>
        </table:table-row>
        <table:table-row table:style-name="ro2">
          <table:table-cell office:value-type="float" office:value="7.8729534">
            <text:p>7,8729534</text:p>
          </table:table-cell>
          <table:table-cell office:value-type="float" office:value="4.1362076">
            <text:p>4,1362076</text:p>
          </table:table-cell>
          <table:table-cell office:value-type="float" office:value="28620000">
            <text:p>28620000</text:p>
          </table:table-cell>
        </table:table-row>
        <table:table-row table:style-name="ro2">
          <table:table-cell office:value-type="float" office:value="7.8747554">
            <text:p>7,8747554</text:p>
          </table:table-cell>
          <table:table-cell office:value-type="float" office:value="4.1422234">
            <text:p>4,1422234</text:p>
          </table:table-cell>
          <table:table-cell office:value-type="float" office:value="28630000">
            <text:p>28630000</text:p>
          </table:table-cell>
        </table:table-row>
        <table:table-row table:style-name="ro2">
          <table:table-cell office:value-type="float" office:value="7.876545">
            <text:p>7,876545</text:p>
          </table:table-cell>
          <table:table-cell office:value-type="float" office:value="4.148243">
            <text:p>4,148243</text:p>
          </table:table-cell>
          <table:table-cell office:value-type="float" office:value="28640000">
            <text:p>28640000</text:p>
          </table:table-cell>
        </table:table-row>
        <table:table-row table:style-name="ro2">
          <table:table-cell office:value-type="float" office:value="7.8783216">
            <text:p>7,8783216</text:p>
          </table:table-cell>
          <table:table-cell office:value-type="float" office:value="4.1542664">
            <text:p>4,1542664</text:p>
          </table:table-cell>
          <table:table-cell office:value-type="float" office:value="28650000">
            <text:p>28650000</text:p>
          </table:table-cell>
        </table:table-row>
        <table:table-row table:style-name="ro2">
          <table:table-cell office:value-type="float" office:value="7.8800855">
            <text:p>7,8800855</text:p>
          </table:table-cell>
          <table:table-cell office:value-type="float" office:value="4.1602936">
            <text:p>4,1602936</text:p>
          </table:table-cell>
          <table:table-cell office:value-type="float" office:value="28660000">
            <text:p>28660000</text:p>
          </table:table-cell>
        </table:table-row>
        <table:table-row table:style-name="ro2">
          <table:table-cell office:value-type="float" office:value="7.881837">
            <text:p>7,881837</text:p>
          </table:table-cell>
          <table:table-cell office:value-type="float" office:value="4.166324">
            <text:p>4,166324</text:p>
          </table:table-cell>
          <table:table-cell office:value-type="float" office:value="28670000">
            <text:p>28670000</text:p>
          </table:table-cell>
        </table:table-row>
        <table:table-row table:style-name="ro2">
          <table:table-cell office:value-type="float" office:value="7.8835764">
            <text:p>7,8835764</text:p>
          </table:table-cell>
          <table:table-cell office:value-type="float" office:value="4.17236">
            <text:p>4,17236</text:p>
          </table:table-cell>
          <table:table-cell office:value-type="float" office:value="28680000">
            <text:p>28680000</text:p>
          </table:table-cell>
        </table:table-row>
        <table:table-row table:style-name="ro2">
          <table:table-cell office:value-type="float" office:value="7.8853025">
            <text:p>7,8853025</text:p>
          </table:table-cell>
          <table:table-cell office:value-type="float" office:value="4.178398">
            <text:p>4,178398</text:p>
          </table:table-cell>
          <table:table-cell office:value-type="float" office:value="28690000">
            <text:p>28690000</text:p>
          </table:table-cell>
        </table:table-row>
        <table:table-row table:style-name="ro2">
          <table:table-cell office:value-type="float" office:value="7.8870163">
            <text:p>7,8870163</text:p>
          </table:table-cell>
          <table:table-cell office:value-type="float" office:value="4.1844397">
            <text:p>4,1844397</text:p>
          </table:table-cell>
          <table:table-cell office:value-type="float" office:value="28700000">
            <text:p>28700000</text:p>
          </table:table-cell>
        </table:table-row>
        <table:table-row table:style-name="ro2">
          <table:table-cell office:value-type="float" office:value="7.8887167">
            <text:p>7,8887167</text:p>
          </table:table-cell>
          <table:table-cell office:value-type="float" office:value="4.190485">
            <text:p>4,190485</text:p>
          </table:table-cell>
          <table:table-cell office:value-type="float" office:value="28710000">
            <text:p>28710000</text:p>
          </table:table-cell>
        </table:table-row>
        <table:table-row table:style-name="ro2">
          <table:table-cell office:value-type="float" office:value="7.890405">
            <text:p>7,890405</text:p>
          </table:table-cell>
          <table:table-cell office:value-type="float" office:value="4.1965337">
            <text:p>4,1965337</text:p>
          </table:table-cell>
          <table:table-cell office:value-type="float" office:value="28720000">
            <text:p>28720000</text:p>
          </table:table-cell>
        </table:table-row>
        <table:table-row table:style-name="ro2">
          <table:table-cell office:value-type="float" office:value="7.892081">
            <text:p>7,892081</text:p>
          </table:table-cell>
          <table:table-cell office:value-type="float" office:value="4.202586">
            <text:p>4,202586</text:p>
          </table:table-cell>
          <table:table-cell office:value-type="float" office:value="28730000">
            <text:p>28730000</text:p>
          </table:table-cell>
        </table:table-row>
        <table:table-row table:style-name="ro2">
          <table:table-cell office:value-type="float" office:value="7.8937435">
            <text:p>7,8937435</text:p>
          </table:table-cell>
          <table:table-cell office:value-type="float" office:value="4.208642">
            <text:p>4,208642</text:p>
          </table:table-cell>
          <table:table-cell office:value-type="float" office:value="28740000">
            <text:p>28740000</text:p>
          </table:table-cell>
        </table:table-row>
        <table:table-row table:style-name="ro2">
          <table:table-cell office:value-type="float" office:value="7.895394">
            <text:p>7,895394</text:p>
          </table:table-cell>
          <table:table-cell office:value-type="float" office:value="4.214701">
            <text:p>4,214701</text:p>
          </table:table-cell>
          <table:table-cell office:value-type="float" office:value="28750000">
            <text:p>28750000</text:p>
          </table:table-cell>
        </table:table-row>
        <table:table-row table:style-name="ro2">
          <table:table-cell office:value-type="float" office:value="7.8970313">
            <text:p>7,8970313</text:p>
          </table:table-cell>
          <table:table-cell office:value-type="float" office:value="4.2207637">
            <text:p>4,2207637</text:p>
          </table:table-cell>
          <table:table-cell office:value-type="float" office:value="28760000">
            <text:p>28760000</text:p>
          </table:table-cell>
        </table:table-row>
        <table:table-row table:style-name="ro2">
          <table:table-cell office:value-type="float" office:value="7.8986564">
            <text:p>7,8986564</text:p>
          </table:table-cell>
          <table:table-cell office:value-type="float" office:value="4.22683">
            <text:p>4,22683</text:p>
          </table:table-cell>
          <table:table-cell office:value-type="float" office:value="28770000">
            <text:p>28770000</text:p>
          </table:table-cell>
        </table:table-row>
        <table:table-row table:style-name="ro2">
          <table:table-cell office:value-type="float" office:value="7.9002686">
            <text:p>7,9002686</text:p>
          </table:table-cell>
          <table:table-cell office:value-type="float" office:value="4.2328997">
            <text:p>4,2328997</text:p>
          </table:table-cell>
          <table:table-cell office:value-type="float" office:value="28780000">
            <text:p>28780000</text:p>
          </table:table-cell>
        </table:table-row>
        <table:table-row table:style-name="ro2">
          <table:table-cell office:value-type="float" office:value="7.901868">
            <text:p>7,901868</text:p>
          </table:table-cell>
          <table:table-cell office:value-type="float" office:value="4.238972">
            <text:p>4,238972</text:p>
          </table:table-cell>
          <table:table-cell office:value-type="float" office:value="28790000">
            <text:p>28790000</text:p>
          </table:table-cell>
        </table:table-row>
        <table:table-row table:style-name="ro2">
          <table:table-cell office:value-type="float" office:value="7.9034543">
            <text:p>7,9034543</text:p>
          </table:table-cell>
          <table:table-cell office:value-type="float" office:value="4.2450485">
            <text:p>4,2450485</text:p>
          </table:table-cell>
          <table:table-cell office:value-type="float" office:value="28800000">
            <text:p>28800000</text:p>
          </table:table-cell>
        </table:table-row>
        <table:table-row table:style-name="ro2">
          <table:table-cell office:value-type="float" office:value="7.9050283">
            <text:p>7,9050283</text:p>
          </table:table-cell>
          <table:table-cell office:value-type="float" office:value="4.2511277">
            <text:p>4,2511277</text:p>
          </table:table-cell>
          <table:table-cell office:value-type="float" office:value="28810000">
            <text:p>28810000</text:p>
          </table:table-cell>
        </table:table-row>
        <table:table-row table:style-name="ro2">
          <table:table-cell office:value-type="float" office:value="7.9065895">
            <text:p>7,9065895</text:p>
          </table:table-cell>
          <table:table-cell office:value-type="float" office:value="4.2572107">
            <text:p>4,2572107</text:p>
          </table:table-cell>
          <table:table-cell office:value-type="float" office:value="28820000">
            <text:p>28820000</text:p>
          </table:table-cell>
        </table:table-row>
        <table:table-row table:style-name="ro2">
          <table:table-cell office:value-type="float" office:value="7.9081383">
            <text:p>7,9081383</text:p>
          </table:table-cell>
          <table:table-cell office:value-type="float" office:value="4.2632966">
            <text:p>4,2632966</text:p>
          </table:table-cell>
          <table:table-cell office:value-type="float" office:value="28830000">
            <text:p>28830000</text:p>
          </table:table-cell>
        </table:table-row>
        <table:table-row table:style-name="ro2">
          <table:table-cell office:value-type="float" office:value="7.909674">
            <text:p>7,909674</text:p>
          </table:table-cell>
          <table:table-cell office:value-type="float" office:value="4.269386">
            <text:p>4,269386</text:p>
          </table:table-cell>
          <table:table-cell office:value-type="float" office:value="28840000">
            <text:p>28840000</text:p>
          </table:table-cell>
        </table:table-row>
        <table:table-row table:style-name="ro2">
          <table:table-cell office:value-type="float" office:value="7.911197">
            <text:p>7,911197</text:p>
          </table:table-cell>
          <table:table-cell office:value-type="float" office:value="4.2754784">
            <text:p>4,2754784</text:p>
          </table:table-cell>
          <table:table-cell office:value-type="float" office:value="28850000">
            <text:p>28850000</text:p>
          </table:table-cell>
        </table:table-row>
        <table:table-row table:style-name="ro2">
          <table:table-cell office:value-type="float" office:value="7.9127073">
            <text:p>7,9127073</text:p>
          </table:table-cell>
          <table:table-cell office:value-type="float" office:value="4.2815742">
            <text:p>4,2815742</text:p>
          </table:table-cell>
          <table:table-cell office:value-type="float" office:value="28860000">
            <text:p>28860000</text:p>
          </table:table-cell>
        </table:table-row>
        <table:table-row table:style-name="ro2">
          <table:table-cell office:value-type="float" office:value="7.9142046">
            <text:p>7,9142046</text:p>
          </table:table-cell>
          <table:table-cell office:value-type="float" office:value="4.287673">
            <text:p>4,287673</text:p>
          </table:table-cell>
          <table:table-cell office:value-type="float" office:value="28870000">
            <text:p>28870000</text:p>
          </table:table-cell>
        </table:table-row>
        <table:table-row table:style-name="ro2">
          <table:table-cell office:value-type="float" office:value="7.9156895">
            <text:p>7,9156895</text:p>
          </table:table-cell>
          <table:table-cell office:value-type="float" office:value="4.2937746">
            <text:p>4,2937746</text:p>
          </table:table-cell>
          <table:table-cell office:value-type="float" office:value="28880000">
            <text:p>28880000</text:p>
          </table:table-cell>
        </table:table-row>
        <table:table-row table:style-name="ro2">
          <table:table-cell office:value-type="float" office:value="7.9171615">
            <text:p>7,9171615</text:p>
          </table:table-cell>
          <table:table-cell office:value-type="float" office:value="4.2998796">
            <text:p>4,2998796</text:p>
          </table:table-cell>
          <table:table-cell office:value-type="float" office:value="28890000">
            <text:p>28890000</text:p>
          </table:table-cell>
        </table:table-row>
        <table:table-row table:style-name="ro2">
          <table:table-cell office:value-type="float" office:value="7.9186206">
            <text:p>7,9186206</text:p>
          </table:table-cell>
          <table:table-cell office:value-type="float" office:value="4.305988">
            <text:p>4,305988</text:p>
          </table:table-cell>
          <table:table-cell office:value-type="float" office:value="28900000">
            <text:p>28900000</text:p>
          </table:table-cell>
        </table:table-row>
        <table:table-row table:style-name="ro2">
          <table:table-cell office:value-type="float" office:value="7.920067">
            <text:p>7,920067</text:p>
          </table:table-cell>
          <table:table-cell office:value-type="float" office:value="4.312099">
            <text:p>4,312099</text:p>
          </table:table-cell>
          <table:table-cell office:value-type="float" office:value="28910000">
            <text:p>28910000</text:p>
          </table:table-cell>
        </table:table-row>
        <table:table-row table:style-name="ro2">
          <table:table-cell office:value-type="float" office:value="7.9215007">
            <text:p>7,9215007</text:p>
          </table:table-cell>
          <table:table-cell office:value-type="float" office:value="4.318213">
            <text:p>4,318213</text:p>
          </table:table-cell>
          <table:table-cell office:value-type="float" office:value="28920000">
            <text:p>28920000</text:p>
          </table:table-cell>
        </table:table-row>
        <table:table-row table:style-name="ro2">
          <table:table-cell office:value-type="float" office:value="7.9229217">
            <text:p>7,9229217</text:p>
          </table:table-cell>
          <table:table-cell office:value-type="float" office:value="4.3243303">
            <text:p>4,3243303</text:p>
          </table:table-cell>
          <table:table-cell office:value-type="float" office:value="28930000">
            <text:p>28930000</text:p>
          </table:table-cell>
        </table:table-row>
        <table:table-row table:style-name="ro2">
          <table:table-cell office:value-type="float" office:value="7.9243298">
            <text:p>7,9243298</text:p>
          </table:table-cell>
          <table:table-cell office:value-type="float" office:value="4.3304515">
            <text:p>4,3304515</text:p>
          </table:table-cell>
          <table:table-cell office:value-type="float" office:value="28940000">
            <text:p>28940000</text:p>
          </table:table-cell>
        </table:table-row>
        <table:table-row table:style-name="ro2">
          <table:table-cell office:value-type="float" office:value="7.925725">
            <text:p>7,925725</text:p>
          </table:table-cell>
          <table:table-cell office:value-type="float" office:value="4.3365746">
            <text:p>4,3365746</text:p>
          </table:table-cell>
          <table:table-cell office:value-type="float" office:value="28950000">
            <text:p>28950000</text:p>
          </table:table-cell>
        </table:table-row>
        <table:table-row table:style-name="ro2">
          <table:table-cell office:value-type="float" office:value="7.9271073">
            <text:p>7,9271073</text:p>
          </table:table-cell>
          <table:table-cell office:value-type="float" office:value="4.3427005">
            <text:p>4,3427005</text:p>
          </table:table-cell>
          <table:table-cell office:value-type="float" office:value="28960000">
            <text:p>28960000</text:p>
          </table:table-cell>
        </table:table-row>
        <table:table-row table:style-name="ro2">
          <table:table-cell office:value-type="float" office:value="7.928477">
            <text:p>7,928477</text:p>
          </table:table-cell>
          <table:table-cell office:value-type="float" office:value="4.3488293">
            <text:p>4,3488293</text:p>
          </table:table-cell>
          <table:table-cell office:value-type="float" office:value="28970000">
            <text:p>28970000</text:p>
          </table:table-cell>
        </table:table-row>
        <table:table-row table:style-name="ro2">
          <table:table-cell office:value-type="float" office:value="7.9298334">
            <text:p>7,9298334</text:p>
          </table:table-cell>
          <table:table-cell office:value-type="float" office:value="4.354961">
            <text:p>4,354961</text:p>
          </table:table-cell>
          <table:table-cell office:value-type="float" office:value="28980000">
            <text:p>28980000</text:p>
          </table:table-cell>
        </table:table-row>
        <table:table-row table:style-name="ro2">
          <table:table-cell office:value-type="float" office:value="7.931177">
            <text:p>7,931177</text:p>
          </table:table-cell>
          <table:table-cell office:value-type="float" office:value="4.3610954">
            <text:p>4,3610954</text:p>
          </table:table-cell>
          <table:table-cell office:value-type="float" office:value="28990000">
            <text:p>28990000</text:p>
          </table:table-cell>
        </table:table-row>
        <table:table-row table:style-name="ro2">
          <table:table-cell office:value-type="float" office:value="7.9325085">
            <text:p>7,9325085</text:p>
          </table:table-cell>
          <table:table-cell office:value-type="float" office:value="4.367233">
            <text:p>4,367233</text:p>
          </table:table-cell>
          <table:table-cell office:value-type="float" office:value="29000000">
            <text:p>29000000</text:p>
          </table:table-cell>
        </table:table-row>
        <table:table-row table:style-name="ro2">
          <table:table-cell office:value-type="float" office:value="7.9338264">
            <text:p>7,9338264</text:p>
          </table:table-cell>
          <table:table-cell office:value-type="float" office:value="4.373373">
            <text:p>4,373373</text:p>
          </table:table-cell>
          <table:table-cell office:value-type="float" office:value="29010000">
            <text:p>29010000</text:p>
          </table:table-cell>
        </table:table-row>
        <table:table-row table:style-name="ro2">
          <table:table-cell office:value-type="float" office:value="7.935132">
            <text:p>7,935132</text:p>
          </table:table-cell>
          <table:table-cell office:value-type="float" office:value="4.3795156">
            <text:p>4,3795156</text:p>
          </table:table-cell>
          <table:table-cell office:value-type="float" office:value="29020000">
            <text:p>29020000</text:p>
          </table:table-cell>
        </table:table-row>
        <table:table-row table:style-name="ro2">
          <table:table-cell office:value-type="float" office:value="7.9364243">
            <text:p>7,9364243</text:p>
          </table:table-cell>
          <table:table-cell office:value-type="float" office:value="4.385661">
            <text:p>4,385661</text:p>
          </table:table-cell>
          <table:table-cell office:value-type="float" office:value="29030000">
            <text:p>29030000</text:p>
          </table:table-cell>
        </table:table-row>
        <table:table-row table:style-name="ro2">
          <table:table-cell office:value-type="float" office:value="7.937704">
            <text:p>7,937704</text:p>
          </table:table-cell>
          <table:table-cell office:value-type="float" office:value="4.3918095">
            <text:p>4,3918095</text:p>
          </table:table-cell>
          <table:table-cell office:value-type="float" office:value="29040000">
            <text:p>29040000</text:p>
          </table:table-cell>
        </table:table-row>
        <table:table-row table:style-name="ro2">
          <table:table-cell office:value-type="float" office:value="7.9389706">
            <text:p>7,9389706</text:p>
          </table:table-cell>
          <table:table-cell office:value-type="float" office:value="4.39796">
            <text:p>4,39796</text:p>
          </table:table-cell>
          <table:table-cell office:value-type="float" office:value="29050000">
            <text:p>29050000</text:p>
          </table:table-cell>
        </table:table-row>
        <table:table-row table:style-name="ro2">
          <table:table-cell office:value-type="float" office:value="7.9402246">
            <text:p>7,9402246</text:p>
          </table:table-cell>
          <table:table-cell office:value-type="float" office:value="4.404114">
            <text:p>4,404114</text:p>
          </table:table-cell>
          <table:table-cell office:value-type="float" office:value="29060000">
            <text:p>29060000</text:p>
          </table:table-cell>
        </table:table-row>
        <table:table-row table:style-name="ro2">
          <table:table-cell office:value-type="float" office:value="7.9414654">
            <text:p>7,9414654</text:p>
          </table:table-cell>
          <table:table-cell office:value-type="float" office:value="4.4102697">
            <text:p>4,4102697</text:p>
          </table:table-cell>
          <table:table-cell office:value-type="float" office:value="29070000">
            <text:p>29070000</text:p>
          </table:table-cell>
        </table:table-row>
        <table:table-row table:style-name="ro2">
          <table:table-cell office:value-type="float" office:value="7.942693">
            <text:p>7,942693</text:p>
          </table:table-cell>
          <table:table-cell office:value-type="float" office:value="4.4164286">
            <text:p>4,4164286</text:p>
          </table:table-cell>
          <table:table-cell office:value-type="float" office:value="29080000">
            <text:p>29080000</text:p>
          </table:table-cell>
        </table:table-row>
        <table:table-row table:style-name="ro2">
          <table:table-cell office:value-type="float" office:value="7.9439087">
            <text:p>7,9439087</text:p>
          </table:table-cell>
          <table:table-cell office:value-type="float" office:value="4.42259">
            <text:p>4,42259</text:p>
          </table:table-cell>
          <table:table-cell office:value-type="float" office:value="29090000">
            <text:p>29090000</text:p>
          </table:table-cell>
        </table:table-row>
        <table:table-row table:style-name="ro2">
          <table:table-cell office:value-type="float" office:value="7.945111">
            <text:p>7,945111</text:p>
          </table:table-cell>
          <table:table-cell office:value-type="float" office:value="4.4287534">
            <text:p>4,4287534</text:p>
          </table:table-cell>
          <table:table-cell office:value-type="float" office:value="29100000">
            <text:p>29100000</text:p>
          </table:table-cell>
        </table:table-row>
        <table:table-row table:style-name="ro2">
          <table:table-cell table:style-name="ce1" office:value-type="string">
            <text:p>7,9463</text:p>
          </table:table-cell>
          <table:table-cell office:value-type="float" office:value="4.43492">
            <text:p>4,43492</text:p>
          </table:table-cell>
          <table:table-cell office:value-type="float" office:value="29110000">
            <text:p>29110000</text:p>
          </table:table-cell>
        </table:table-row>
        <table:table-row table:style-name="ro2">
          <table:table-cell office:value-type="float" office:value="7.9474764">
            <text:p>7,9474764</text:p>
          </table:table-cell>
          <table:table-cell office:value-type="float" office:value="4.4410887">
            <text:p>4,4410887</text:p>
          </table:table-cell>
          <table:table-cell office:value-type="float" office:value="29120000">
            <text:p>29120000</text:p>
          </table:table-cell>
        </table:table-row>
        <table:table-row table:style-name="ro2">
          <table:table-cell office:value-type="float" office:value="7.94864">
            <text:p>7,94864</text:p>
          </table:table-cell>
          <table:table-cell office:value-type="float" office:value="4.44726">
            <text:p>4,44726</text:p>
          </table:table-cell>
          <table:table-cell office:value-type="float" office:value="29130000">
            <text:p>29130000</text:p>
          </table:table-cell>
        </table:table-row>
        <table:table-row table:style-name="ro2">
          <table:table-cell office:value-type="float" office:value="7.949791">
            <text:p>7,949791</text:p>
          </table:table-cell>
          <table:table-cell office:value-type="float" office:value="4.4534335">
            <text:p>4,4534335</text:p>
          </table:table-cell>
          <table:table-cell office:value-type="float" office:value="29140000">
            <text:p>29140000</text:p>
          </table:table-cell>
        </table:table-row>
        <table:table-row table:style-name="ro2">
          <table:table-cell office:value-type="float" office:value="7.950928">
            <text:p>7,950928</text:p>
          </table:table-cell>
          <table:table-cell office:value-type="float" office:value="4.4596095">
            <text:p>4,4596095</text:p>
          </table:table-cell>
          <table:table-cell office:value-type="float" office:value="29150000">
            <text:p>29150000</text:p>
          </table:table-cell>
        </table:table-row>
        <table:table-row table:style-name="ro2">
          <table:table-cell office:value-type="float" office:value="7.952053">
            <text:p>7,952053</text:p>
          </table:table-cell>
          <table:table-cell office:value-type="float" office:value="4.465788">
            <text:p>4,465788</text:p>
          </table:table-cell>
          <table:table-cell office:value-type="float" office:value="29160000">
            <text:p>29160000</text:p>
          </table:table-cell>
        </table:table-row>
        <table:table-row table:style-name="ro2">
          <table:table-cell office:value-type="float" office:value="7.953165">
            <text:p>7,953165</text:p>
          </table:table-cell>
          <table:table-cell office:value-type="float" office:value="4.4719687">
            <text:p>4,4719687</text:p>
          </table:table-cell>
          <table:table-cell office:value-type="float" office:value="29170000">
            <text:p>29170000</text:p>
          </table:table-cell>
        </table:table-row>
        <table:table-row table:style-name="ro2">
          <table:table-cell office:value-type="float" office:value="7.9542637">
            <text:p>7,9542637</text:p>
          </table:table-cell>
          <table:table-cell office:value-type="float" office:value="4.478152">
            <text:p>4,478152</text:p>
          </table:table-cell>
          <table:table-cell office:value-type="float" office:value="29180000">
            <text:p>29180000</text:p>
          </table:table-cell>
        </table:table-row>
        <table:table-row table:style-name="ro2">
          <table:table-cell office:value-type="float" office:value="7.95535">
            <text:p>7,95535</text:p>
          </table:table-cell>
          <table:table-cell office:value-type="float" office:value="4.484337">
            <text:p>4,484337</text:p>
          </table:table-cell>
          <table:table-cell office:value-type="float" office:value="29190000">
            <text:p>29190000</text:p>
          </table:table-cell>
        </table:table-row>
        <table:table-row table:style-name="ro2">
          <table:table-cell office:value-type="float" office:value="7.956423">
            <text:p>7,956423</text:p>
          </table:table-cell>
          <table:table-cell office:value-type="float" office:value="4.490526">
            <text:p>4,490526</text:p>
          </table:table-cell>
          <table:table-cell office:value-type="float" office:value="29200000">
            <text:p>29200000</text:p>
          </table:table-cell>
        </table:table-row>
        <table:table-row table:style-name="ro2">
          <table:table-cell office:value-type="float" office:value="7.957483">
            <text:p>7,957483</text:p>
          </table:table-cell>
          <table:table-cell office:value-type="float" office:value="4.496716">
            <text:p>4,496716</text:p>
          </table:table-cell>
          <table:table-cell office:value-type="float" office:value="29210000">
            <text:p>29210000</text:p>
          </table:table-cell>
        </table:table-row>
        <table:table-row table:style-name="ro2">
          <table:table-cell office:value-type="float" office:value="7.95853">
            <text:p>7,95853</text:p>
          </table:table-cell>
          <table:table-cell office:value-type="float" office:value="4.5029078">
            <text:p>4,5029078</text:p>
          </table:table-cell>
          <table:table-cell office:value-type="float" office:value="29220000">
            <text:p>29220000</text:p>
          </table:table-cell>
        </table:table-row>
        <table:table-row table:style-name="ro2">
          <table:table-cell office:value-type="float" office:value="7.959564">
            <text:p>7,959564</text:p>
          </table:table-cell>
          <table:table-cell office:value-type="float" office:value="4.5091023">
            <text:p>4,5091023</text:p>
          </table:table-cell>
          <table:table-cell office:value-type="float" office:value="29230000">
            <text:p>29230000</text:p>
          </table:table-cell>
        </table:table-row>
        <table:table-row table:style-name="ro2">
          <table:table-cell office:value-type="float" office:value="7.960585">
            <text:p>7,960585</text:p>
          </table:table-cell>
          <table:table-cell office:value-type="float" office:value="4.5152984">
            <text:p>4,5152984</text:p>
          </table:table-cell>
          <table:table-cell office:value-type="float" office:value="29240000">
            <text:p>29240000</text:p>
          </table:table-cell>
        </table:table-row>
        <table:table-row table:style-name="ro2">
          <table:table-cell office:value-type="float" office:value="7.961593">
            <text:p>7,961593</text:p>
          </table:table-cell>
          <table:table-cell office:value-type="float" office:value="4.521497">
            <text:p>4,521497</text:p>
          </table:table-cell>
          <table:table-cell office:value-type="float" office:value="29250000">
            <text:p>29250000</text:p>
          </table:table-cell>
        </table:table-row>
        <table:table-row table:style-name="ro2">
          <table:table-cell office:value-type="float" office:value="7.9625883">
            <text:p>7,9625883</text:p>
          </table:table-cell>
          <table:table-cell office:value-type="float" office:value="4.5276976">
            <text:p>4,5276976</text:p>
          </table:table-cell>
          <table:table-cell office:value-type="float" office:value="29260000">
            <text:p>29260000</text:p>
          </table:table-cell>
        </table:table-row>
        <table:table-row table:style-name="ro2">
          <table:table-cell office:value-type="float" office:value="7.9635706">
            <text:p>7,9635706</text:p>
          </table:table-cell>
          <table:table-cell office:value-type="float" office:value="4.5339003">
            <text:p>4,5339003</text:p>
          </table:table-cell>
          <table:table-cell office:value-type="float" office:value="29270000">
            <text:p>29270000</text:p>
          </table:table-cell>
        </table:table-row>
        <table:table-row table:style-name="ro2">
          <table:table-cell office:value-type="float" office:value="7.9645395">
            <text:p>7,9645395</text:p>
          </table:table-cell>
          <table:table-cell office:value-type="float" office:value="4.540105">
            <text:p>4,540105</text:p>
          </table:table-cell>
          <table:table-cell office:value-type="float" office:value="29280000">
            <text:p>29280000</text:p>
          </table:table-cell>
        </table:table-row>
        <table:table-row table:style-name="ro2">
          <table:table-cell office:value-type="float" office:value="7.965496">
            <text:p>7,965496</text:p>
          </table:table-cell>
          <table:table-cell office:value-type="float" office:value="4.546312">
            <text:p>4,546312</text:p>
          </table:table-cell>
          <table:table-cell office:value-type="float" office:value="29290000">
            <text:p>29290000</text:p>
          </table:table-cell>
        </table:table-row>
        <table:table-row table:style-name="ro2">
          <table:table-cell office:value-type="float" office:value="7.9664392">
            <text:p>7,9664392</text:p>
          </table:table-cell>
          <table:table-cell office:value-type="float" office:value="4.5525203">
            <text:p>4,5525203</text:p>
          </table:table-cell>
          <table:table-cell office:value-type="float" office:value="29300000">
            <text:p>29300000</text:p>
          </table:table-cell>
        </table:table-row>
        <table:table-row table:style-name="ro2">
          <table:table-cell office:value-type="float" office:value="7.9673696">
            <text:p>7,9673696</text:p>
          </table:table-cell>
          <table:table-cell office:value-type="float" office:value="4.558731">
            <text:p>4,558731</text:p>
          </table:table-cell>
          <table:table-cell office:value-type="float" office:value="29310000">
            <text:p>29310000</text:p>
          </table:table-cell>
        </table:table-row>
        <table:table-row table:style-name="ro2">
          <table:table-cell office:value-type="float" office:value="7.9682865">
            <text:p>7,9682865</text:p>
          </table:table-cell>
          <table:table-cell office:value-type="float" office:value="4.564944">
            <text:p>4,564944</text:p>
          </table:table-cell>
          <table:table-cell office:value-type="float" office:value="29320000">
            <text:p>29320000</text:p>
          </table:table-cell>
        </table:table-row>
        <table:table-row table:style-name="ro2">
          <table:table-cell office:value-type="float" office:value="7.9691906">
            <text:p>7,9691906</text:p>
          </table:table-cell>
          <table:table-cell office:value-type="float" office:value="4.571158">
            <text:p>4,571158</text:p>
          </table:table-cell>
          <table:table-cell office:value-type="float" office:value="29330000">
            <text:p>29330000</text:p>
          </table:table-cell>
        </table:table-row>
        <table:table-row table:style-name="ro2">
          <table:table-cell office:value-type="float" office:value="7.9700823">
            <text:p>7,9700823</text:p>
          </table:table-cell>
          <table:table-cell office:value-type="float" office:value="4.5773745">
            <text:p>4,5773745</text:p>
          </table:table-cell>
          <table:table-cell office:value-type="float" office:value="29340000">
            <text:p>29340000</text:p>
          </table:table-cell>
        </table:table-row>
        <table:table-row table:style-name="ro2">
          <table:table-cell office:value-type="float" office:value="7.97096">
            <text:p>7,97096</text:p>
          </table:table-cell>
          <table:table-cell office:value-type="float" office:value="4.583593">
            <text:p>4,583593</text:p>
          </table:table-cell>
          <table:table-cell office:value-type="float" office:value="29350000">
            <text:p>29350000</text:p>
          </table:table-cell>
        </table:table-row>
        <table:table-row table:style-name="ro2">
          <table:table-cell office:value-type="float" office:value="7.9718256">
            <text:p>7,9718256</text:p>
          </table:table-cell>
          <table:table-cell office:value-type="float" office:value="4.5898128">
            <text:p>4,5898128</text:p>
          </table:table-cell>
          <table:table-cell office:value-type="float" office:value="29360000">
            <text:p>29360000</text:p>
          </table:table-cell>
        </table:table-row>
        <table:table-row table:style-name="ro2">
          <table:table-cell office:value-type="float" office:value="7.9726777">
            <text:p>7,9726777</text:p>
          </table:table-cell>
          <table:table-cell office:value-type="float" office:value="4.5960345">
            <text:p>4,5960345</text:p>
          </table:table-cell>
          <table:table-cell office:value-type="float" office:value="29370000">
            <text:p>29370000</text:p>
          </table:table-cell>
        </table:table-row>
        <table:table-row table:style-name="ro2">
          <table:table-cell office:value-type="float" office:value="7.9735165">
            <text:p>7,9735165</text:p>
          </table:table-cell>
          <table:table-cell office:value-type="float" office:value="4.602258">
            <text:p>4,602258</text:p>
          </table:table-cell>
          <table:table-cell office:value-type="float" office:value="29380000">
            <text:p>29380000</text:p>
          </table:table-cell>
        </table:table-row>
        <table:table-row table:style-name="ro2">
          <table:table-cell office:value-type="float" office:value="7.974343">
            <text:p>7,974343</text:p>
          </table:table-cell>
          <table:table-cell office:value-type="float" office:value="4.608484">
            <text:p>4,608484</text:p>
          </table:table-cell>
          <table:table-cell office:value-type="float" office:value="29390000">
            <text:p>29390000</text:p>
          </table:table-cell>
        </table:table-row>
        <table:table-row table:style-name="ro2">
          <table:table-cell office:value-type="float" office:value="7.975156">
            <text:p>7,975156</text:p>
          </table:table-cell>
          <table:table-cell office:value-type="float" office:value="4.614711">
            <text:p>4,614711</text:p>
          </table:table-cell>
          <table:table-cell office:value-type="float" office:value="29400000">
            <text:p>29400000</text:p>
          </table:table-cell>
        </table:table-row>
        <table:table-row table:style-name="ro2">
          <table:table-cell office:value-type="float" office:value="7.975956">
            <text:p>7,975956</text:p>
          </table:table-cell>
          <table:table-cell office:value-type="float" office:value="4.6209397">
            <text:p>4,6209397</text:p>
          </table:table-cell>
          <table:table-cell office:value-type="float" office:value="29410000">
            <text:p>29410000</text:p>
          </table:table-cell>
        </table:table-row>
        <table:table-row table:style-name="ro2">
          <table:table-cell office:value-type="float" office:value="7.9767427">
            <text:p>7,9767427</text:p>
          </table:table-cell>
          <table:table-cell office:value-type="float" office:value="4.62717">
            <text:p>4,62717</text:p>
          </table:table-cell>
          <table:table-cell office:value-type="float" office:value="29420000">
            <text:p>29420000</text:p>
          </table:table-cell>
        </table:table-row>
        <table:table-row table:style-name="ro2">
          <table:table-cell office:value-type="float" office:value="7.977517">
            <text:p>7,977517</text:p>
          </table:table-cell>
          <table:table-cell office:value-type="float" office:value="4.633402">
            <text:p>4,633402</text:p>
          </table:table-cell>
          <table:table-cell office:value-type="float" office:value="29430000">
            <text:p>29430000</text:p>
          </table:table-cell>
        </table:table-row>
        <table:table-row table:style-name="ro2">
          <table:table-cell office:value-type="float" office:value="7.9782777">
            <text:p>7,9782777</text:p>
          </table:table-cell>
          <table:table-cell office:value-type="float" office:value="4.639636">
            <text:p>4,639636</text:p>
          </table:table-cell>
          <table:table-cell office:value-type="float" office:value="29440000">
            <text:p>29440000</text:p>
          </table:table-cell>
        </table:table-row>
        <table:table-row table:style-name="ro2">
          <table:table-cell office:value-type="float" office:value="7.9790254">
            <text:p>7,9790254</text:p>
          </table:table-cell>
          <table:table-cell office:value-type="float" office:value="4.645871">
            <text:p>4,645871</text:p>
          </table:table-cell>
          <table:table-cell office:value-type="float" office:value="29450000">
            <text:p>29450000</text:p>
          </table:table-cell>
        </table:table-row>
        <table:table-row table:style-name="ro2">
          <table:table-cell office:value-type="float" office:value="7.97976">
            <text:p>7,97976</text:p>
          </table:table-cell>
          <table:table-cell office:value-type="float" office:value="4.6521077">
            <text:p>4,6521077</text:p>
          </table:table-cell>
          <table:table-cell office:value-type="float" office:value="29460000">
            <text:p>29460000</text:p>
          </table:table-cell>
        </table:table-row>
        <table:table-row table:style-name="ro2">
          <table:table-cell office:value-type="float" office:value="7.980482">
            <text:p>7,980482</text:p>
          </table:table-cell>
          <table:table-cell office:value-type="float" office:value="4.6583476">
            <text:p>4,6583476</text:p>
          </table:table-cell>
          <table:table-cell office:value-type="float" office:value="29470000">
            <text:p>29470000</text:p>
          </table:table-cell>
        </table:table-row>
        <table:table-row table:style-name="ro2">
          <table:table-cell office:value-type="float" office:value="7.9811907">
            <text:p>7,9811907</text:p>
          </table:table-cell>
          <table:table-cell office:value-type="float" office:value="4.6645875">
            <text:p>4,6645875</text:p>
          </table:table-cell>
          <table:table-cell office:value-type="float" office:value="29480000">
            <text:p>29480000</text:p>
          </table:table-cell>
        </table:table-row>
        <table:table-row table:style-name="ro2">
          <table:table-cell office:value-type="float" office:value="7.9818864">
            <text:p>7,9818864</text:p>
          </table:table-cell>
          <table:table-cell office:value-type="float" office:value="4.670829">
            <text:p>4,670829</text:p>
          </table:table-cell>
          <table:table-cell office:value-type="float" office:value="29490000">
            <text:p>29490000</text:p>
          </table:table-cell>
        </table:table-row>
        <table:table-row table:style-name="ro2">
          <table:table-cell office:value-type="float" office:value="7.9825687">
            <text:p>7,9825687</text:p>
          </table:table-cell>
          <table:table-cell office:value-type="float" office:value="4.6770716">
            <text:p>4,6770716</text:p>
          </table:table-cell>
          <table:table-cell office:value-type="float" office:value="29500000">
            <text:p>29500000</text:p>
          </table:table-cell>
        </table:table-row>
        <table:table-row table:style-name="ro2">
          <table:table-cell office:value-type="float" office:value="7.983238">
            <text:p>7,983238</text:p>
          </table:table-cell>
          <table:table-cell office:value-type="float" office:value="4.6833158">
            <text:p>4,6833158</text:p>
          </table:table-cell>
          <table:table-cell office:value-type="float" office:value="29510000">
            <text:p>29510000</text:p>
          </table:table-cell>
        </table:table-row>
        <table:table-row table:style-name="ro2">
          <table:table-cell office:value-type="float" office:value="7.983895">
            <text:p>7,983895</text:p>
          </table:table-cell>
          <table:table-cell office:value-type="float" office:value="4.6895614">
            <text:p>4,6895614</text:p>
          </table:table-cell>
          <table:table-cell office:value-type="float" office:value="29520000">
            <text:p>29520000</text:p>
          </table:table-cell>
        </table:table-row>
        <table:table-row table:style-name="ro2">
          <table:table-cell office:value-type="float" office:value="7.984538">
            <text:p>7,984538</text:p>
          </table:table-cell>
          <table:table-cell office:value-type="float" office:value="4.695808">
            <text:p>4,695808</text:p>
          </table:table-cell>
          <table:table-cell office:value-type="float" office:value="29530000">
            <text:p>29530000</text:p>
          </table:table-cell>
        </table:table-row>
        <table:table-row table:style-name="ro2">
          <table:table-cell office:value-type="float" office:value="7.9851685">
            <text:p>7,9851685</text:p>
          </table:table-cell>
          <table:table-cell office:value-type="float" office:value="4.7020564">
            <text:p>4,7020564</text:p>
          </table:table-cell>
          <table:table-cell office:value-type="float" office:value="29540000">
            <text:p>29540000</text:p>
          </table:table-cell>
        </table:table-row>
        <table:table-row table:style-name="ro2">
          <table:table-cell office:value-type="float" office:value="7.9857855">
            <text:p>7,9857855</text:p>
          </table:table-cell>
          <table:table-cell office:value-type="float" office:value="4.708306">
            <text:p>4,708306</text:p>
          </table:table-cell>
          <table:table-cell office:value-type="float" office:value="29550000">
            <text:p>29550000</text:p>
          </table:table-cell>
        </table:table-row>
        <table:table-row table:style-name="ro2">
          <table:table-cell office:value-type="float" office:value="7.986389">
            <text:p>7,986389</text:p>
          </table:table-cell>
          <table:table-cell office:value-type="float" office:value="4.7145567">
            <text:p>4,7145567</text:p>
          </table:table-cell>
          <table:table-cell office:value-type="float" office:value="29560000">
            <text:p>29560000</text:p>
          </table:table-cell>
        </table:table-row>
        <table:table-row table:style-name="ro2">
          <table:table-cell office:value-type="float" office:value="7.9869804">
            <text:p>7,9869804</text:p>
          </table:table-cell>
          <table:table-cell office:value-type="float" office:value="4.720809">
            <text:p>4,720809</text:p>
          </table:table-cell>
          <table:table-cell office:value-type="float" office:value="29570000">
            <text:p>29570000</text:p>
          </table:table-cell>
        </table:table-row>
        <table:table-row table:style-name="ro2">
          <table:table-cell office:value-type="float" office:value="7.9875584">
            <text:p>7,9875584</text:p>
          </table:table-cell>
          <table:table-cell office:value-type="float" office:value="4.727062">
            <text:p>4,727062</text:p>
          </table:table-cell>
          <table:table-cell office:value-type="float" office:value="29580000">
            <text:p>29580000</text:p>
          </table:table-cell>
        </table:table-row>
        <table:table-row table:style-name="ro2">
          <table:table-cell office:value-type="float" office:value="7.988123">
            <text:p>7,988123</text:p>
          </table:table-cell>
          <table:table-cell office:value-type="float" office:value="4.7333164">
            <text:p>4,7333164</text:p>
          </table:table-cell>
          <table:table-cell office:value-type="float" office:value="29590000">
            <text:p>29590000</text:p>
          </table:table-cell>
        </table:table-row>
        <table:table-row table:style-name="ro2">
          <table:table-cell office:value-type="float" office:value="7.988675">
            <text:p>7,988675</text:p>
          </table:table-cell>
          <table:table-cell office:value-type="float" office:value="4.739572">
            <text:p>4,739572</text:p>
          </table:table-cell>
          <table:table-cell office:value-type="float" office:value="29600000">
            <text:p>29600000</text:p>
          </table:table-cell>
        </table:table-row>
        <table:table-row table:style-name="ro2">
          <table:table-cell office:value-type="float" office:value="7.9892135">
            <text:p>7,9892135</text:p>
          </table:table-cell>
          <table:table-cell office:value-type="float" office:value="4.745829">
            <text:p>4,745829</text:p>
          </table:table-cell>
          <table:table-cell office:value-type="float" office:value="29610000">
            <text:p>29610000</text:p>
          </table:table-cell>
        </table:table-row>
        <table:table-row table:style-name="ro2">
          <table:table-cell office:value-type="float" office:value="7.989739">
            <text:p>7,989739</text:p>
          </table:table-cell>
          <table:table-cell office:value-type="float" office:value="4.752087">
            <text:p>4,752087</text:p>
          </table:table-cell>
          <table:table-cell office:value-type="float" office:value="29620000">
            <text:p>29620000</text:p>
          </table:table-cell>
        </table:table-row>
        <table:table-row table:style-name="ro2">
          <table:table-cell office:value-type="float" office:value="7.9902515">
            <text:p>7,9902515</text:p>
          </table:table-cell>
          <table:table-cell office:value-type="float" office:value="4.758346">
            <text:p>4,758346</text:p>
          </table:table-cell>
          <table:table-cell office:value-type="float" office:value="29630000">
            <text:p>29630000</text:p>
          </table:table-cell>
        </table:table-row>
        <table:table-row table:style-name="ro2">
          <table:table-cell office:value-type="float" office:value="7.990751">
            <text:p>7,990751</text:p>
          </table:table-cell>
          <table:table-cell office:value-type="float" office:value="4.764606">
            <text:p>4,764606</text:p>
          </table:table-cell>
          <table:table-cell office:value-type="float" office:value="29640000">
            <text:p>29640000</text:p>
          </table:table-cell>
        </table:table-row>
        <table:table-row table:style-name="ro2">
          <table:table-cell office:value-type="float" office:value="7.9912367">
            <text:p>7,9912367</text:p>
          </table:table-cell>
          <table:table-cell office:value-type="float" office:value="4.7708673">
            <text:p>4,7708673</text:p>
          </table:table-cell>
          <table:table-cell office:value-type="float" office:value="29650000">
            <text:p>29650000</text:p>
          </table:table-cell>
        </table:table-row>
        <table:table-row table:style-name="ro2">
          <table:table-cell office:value-type="float" office:value="7.9917097">
            <text:p>7,9917097</text:p>
          </table:table-cell>
          <table:table-cell office:value-type="float" office:value="4.777129">
            <text:p>4,777129</text:p>
          </table:table-cell>
          <table:table-cell office:value-type="float" office:value="29660000">
            <text:p>29660000</text:p>
          </table:table-cell>
        </table:table-row>
        <table:table-row table:style-name="ro2">
          <table:table-cell office:value-type="float" office:value="7.99217">
            <text:p>7,99217</text:p>
          </table:table-cell>
          <table:table-cell office:value-type="float" office:value="4.7833924">
            <text:p>4,7833924</text:p>
          </table:table-cell>
          <table:table-cell office:value-type="float" office:value="29670000">
            <text:p>29670000</text:p>
          </table:table-cell>
        </table:table-row>
        <table:table-row table:style-name="ro2">
          <table:table-cell office:value-type="float" office:value="7.9926167">
            <text:p>7,9926167</text:p>
          </table:table-cell>
          <table:table-cell office:value-type="float" office:value="4.789656">
            <text:p>4,789656</text:p>
          </table:table-cell>
          <table:table-cell office:value-type="float" office:value="29680000">
            <text:p>29680000</text:p>
          </table:table-cell>
        </table:table-row>
        <table:table-row table:style-name="ro2">
          <table:table-cell office:value-type="float" office:value="7.9930506">
            <text:p>7,9930506</text:p>
          </table:table-cell>
          <table:table-cell office:value-type="float" office:value="4.7959213">
            <text:p>4,7959213</text:p>
          </table:table-cell>
          <table:table-cell office:value-type="float" office:value="29690000">
            <text:p>29690000</text:p>
          </table:table-cell>
        </table:table-row>
        <table:table-row table:style-name="ro2">
          <table:table-cell office:value-type="float" office:value="7.993471">
            <text:p>7,993471</text:p>
          </table:table-cell>
          <table:table-cell office:value-type="float" office:value="4.802187">
            <text:p>4,802187</text:p>
          </table:table-cell>
          <table:table-cell office:value-type="float" office:value="29700000">
            <text:p>29700000</text:p>
          </table:table-cell>
        </table:table-row>
        <table:table-row table:style-name="ro2">
          <table:table-cell office:value-type="float" office:value="7.993879">
            <text:p>7,993879</text:p>
          </table:table-cell>
          <table:table-cell office:value-type="float" office:value="4.808454">
            <text:p>4,808454</text:p>
          </table:table-cell>
          <table:table-cell office:value-type="float" office:value="29710000">
            <text:p>29710000</text:p>
          </table:table-cell>
        </table:table-row>
        <table:table-row table:style-name="ro2">
          <table:table-cell office:value-type="float" office:value="7.994273">
            <text:p>7,994273</text:p>
          </table:table-cell>
          <table:table-cell office:value-type="float" office:value="4.8147216">
            <text:p>4,8147216</text:p>
          </table:table-cell>
          <table:table-cell office:value-type="float" office:value="29720000">
            <text:p>29720000</text:p>
          </table:table-cell>
        </table:table-row>
        <table:table-row table:style-name="ro2">
          <table:table-cell office:value-type="float" office:value="7.9946547">
            <text:p>7,9946547</text:p>
          </table:table-cell>
          <table:table-cell office:value-type="float" office:value="4.820991">
            <text:p>4,820991</text:p>
          </table:table-cell>
          <table:table-cell office:value-type="float" office:value="29730000">
            <text:p>29730000</text:p>
          </table:table-cell>
        </table:table-row>
        <table:table-row table:style-name="ro2">
          <table:table-cell office:value-type="float" office:value="7.995023">
            <text:p>7,995023</text:p>
          </table:table-cell>
          <table:table-cell office:value-type="float" office:value="4.8272605">
            <text:p>4,8272605</text:p>
          </table:table-cell>
          <table:table-cell office:value-type="float" office:value="29740000">
            <text:p>29740000</text:p>
          </table:table-cell>
        </table:table-row>
        <table:table-row table:style-name="ro2">
          <table:table-cell office:value-type="float" office:value="7.9953775">
            <text:p>7,9953775</text:p>
          </table:table-cell>
          <table:table-cell office:value-type="float" office:value="4.8335304">
            <text:p>4,8335304</text:p>
          </table:table-cell>
          <table:table-cell office:value-type="float" office:value="29750000">
            <text:p>29750000</text:p>
          </table:table-cell>
        </table:table-row>
        <table:table-row table:style-name="ro2">
          <table:table-cell office:value-type="float" office:value="7.99572">
            <text:p>7,99572</text:p>
          </table:table-cell>
          <table:table-cell office:value-type="float" office:value="4.839801">
            <text:p>4,839801</text:p>
          </table:table-cell>
          <table:table-cell office:value-type="float" office:value="29760000">
            <text:p>29760000</text:p>
          </table:table-cell>
        </table:table-row>
        <table:table-row table:style-name="ro2">
          <table:table-cell office:value-type="float" office:value="7.9960485">
            <text:p>7,9960485</text:p>
          </table:table-cell>
          <table:table-cell office:value-type="float" office:value="4.846072">
            <text:p>4,846072</text:p>
          </table:table-cell>
          <table:table-cell office:value-type="float" office:value="29770000">
            <text:p>29770000</text:p>
          </table:table-cell>
        </table:table-row>
        <table:table-row table:style-name="ro2">
          <table:table-cell office:value-type="float" office:value="7.996364">
            <text:p>7,996364</text:p>
          </table:table-cell>
          <table:table-cell office:value-type="float" office:value="4.852344">
            <text:p>4,852344</text:p>
          </table:table-cell>
          <table:table-cell office:value-type="float" office:value="29780000">
            <text:p>29780000</text:p>
          </table:table-cell>
        </table:table-row>
        <table:table-row table:style-name="ro2">
          <table:table-cell office:value-type="float" office:value="7.9966664">
            <text:p>7,9966664</text:p>
          </table:table-cell>
          <table:table-cell office:value-type="float" office:value="4.858617">
            <text:p>4,858617</text:p>
          </table:table-cell>
          <table:table-cell office:value-type="float" office:value="29790000">
            <text:p>29790000</text:p>
          </table:table-cell>
        </table:table-row>
        <table:table-row table:style-name="ro2">
          <table:table-cell office:value-type="float" office:value="7.996956">
            <text:p>7,996956</text:p>
          </table:table-cell>
          <table:table-cell office:value-type="float" office:value="4.86489">
            <text:p>4,86489</text:p>
          </table:table-cell>
          <table:table-cell office:value-type="float" office:value="29800000">
            <text:p>29800000</text:p>
          </table:table-cell>
        </table:table-row>
        <table:table-row table:style-name="ro2">
          <table:table-cell office:value-type="float" office:value="7.9972324">
            <text:p>7,9972324</text:p>
          </table:table-cell>
          <table:table-cell office:value-type="float" office:value="4.871164">
            <text:p>4,871164</text:p>
          </table:table-cell>
          <table:table-cell office:value-type="float" office:value="29810000">
            <text:p>29810000</text:p>
          </table:table-cell>
        </table:table-row>
        <table:table-row table:style-name="ro2">
          <table:table-cell office:value-type="float" office:value="7.9974957">
            <text:p>7,9974957</text:p>
          </table:table-cell>
          <table:table-cell office:value-type="float" office:value="4.8774385">
            <text:p>4,8774385</text:p>
          </table:table-cell>
          <table:table-cell office:value-type="float" office:value="29820000">
            <text:p>29820000</text:p>
          </table:table-cell>
        </table:table-row>
        <table:table-row table:style-name="ro2">
          <table:table-cell office:value-type="float" office:value="7.9977455">
            <text:p>7,9977455</text:p>
          </table:table-cell>
          <table:table-cell office:value-type="float" office:value="4.8837132">
            <text:p>4,8837132</text:p>
          </table:table-cell>
          <table:table-cell office:value-type="float" office:value="29830000">
            <text:p>29830000</text:p>
          </table:table-cell>
        </table:table-row>
        <table:table-row table:style-name="ro2">
          <table:table-cell office:value-type="float" office:value="7.997982">
            <text:p>7,997982</text:p>
          </table:table-cell>
          <table:table-cell office:value-type="float" office:value="4.889989">
            <text:p>4,889989</text:p>
          </table:table-cell>
          <table:table-cell office:value-type="float" office:value="29840000">
            <text:p>29840000</text:p>
          </table:table-cell>
        </table:table-row>
        <table:table-row table:style-name="ro2">
          <table:table-cell office:value-type="float" office:value="7.998206">
            <text:p>7,998206</text:p>
          </table:table-cell>
          <table:table-cell office:value-type="float" office:value="4.8962646">
            <text:p>4,8962646</text:p>
          </table:table-cell>
          <table:table-cell office:value-type="float" office:value="29850000">
            <text:p>29850000</text:p>
          </table:table-cell>
        </table:table-row>
        <table:table-row table:style-name="ro2">
          <table:table-cell office:value-type="float" office:value="7.998417">
            <text:p>7,998417</text:p>
          </table:table-cell>
          <table:table-cell office:value-type="float" office:value="4.902541">
            <text:p>4,902541</text:p>
          </table:table-cell>
          <table:table-cell office:value-type="float" office:value="29860000">
            <text:p>29860000</text:p>
          </table:table-cell>
        </table:table-row>
        <table:table-row table:style-name="ro2">
          <table:table-cell office:value-type="float" office:value="7.9986143">
            <text:p>7,9986143</text:p>
          </table:table-cell>
          <table:table-cell office:value-type="float" office:value="4.9088182">
            <text:p>4,9088182</text:p>
          </table:table-cell>
          <table:table-cell office:value-type="float" office:value="29870000">
            <text:p>29870000</text:p>
          </table:table-cell>
        </table:table-row>
        <table:table-row table:style-name="ro2">
          <table:table-cell office:value-type="float" office:value="7.9987984">
            <text:p>7,9987984</text:p>
          </table:table-cell>
          <table:table-cell office:value-type="float" office:value="4.9150953">
            <text:p>4,9150953</text:p>
          </table:table-cell>
          <table:table-cell office:value-type="float" office:value="29880000">
            <text:p>29880000</text:p>
          </table:table-cell>
        </table:table-row>
        <table:table-row table:style-name="ro2">
          <table:table-cell office:value-type="float" office:value="7.9989696">
            <text:p>7,9989696</text:p>
          </table:table-cell>
          <table:table-cell office:value-type="float" office:value="4.921373">
            <text:p>4,921373</text:p>
          </table:table-cell>
          <table:table-cell office:value-type="float" office:value="29890000">
            <text:p>29890000</text:p>
          </table:table-cell>
        </table:table-row>
        <table:table-row table:style-name="ro2">
          <table:table-cell office:value-type="float" office:value="7.9991274">
            <text:p>7,9991274</text:p>
          </table:table-cell>
          <table:table-cell office:value-type="float" office:value="4.927651">
            <text:p>4,927651</text:p>
          </table:table-cell>
          <table:table-cell office:value-type="float" office:value="29900000">
            <text:p>29900000</text:p>
          </table:table-cell>
        </table:table-row>
        <table:table-row table:style-name="ro2">
          <table:table-cell office:value-type="float" office:value="7.9992723">
            <text:p>7,9992723</text:p>
          </table:table-cell>
          <table:table-cell office:value-type="float" office:value="4.933929">
            <text:p>4,933929</text:p>
          </table:table-cell>
          <table:table-cell office:value-type="float" office:value="29910000">
            <text:p>29910000</text:p>
          </table:table-cell>
        </table:table-row>
        <table:table-row table:style-name="ro2">
          <table:table-cell office:value-type="float" office:value="7.999404">
            <text:p>7,999404</text:p>
          </table:table-cell>
          <table:table-cell office:value-type="float" office:value="4.9402075">
            <text:p>4,9402075</text:p>
          </table:table-cell>
          <table:table-cell office:value-type="float" office:value="29920000">
            <text:p>29920000</text:p>
          </table:table-cell>
        </table:table-row>
        <table:table-row table:style-name="ro2">
          <table:table-cell office:value-type="float" office:value="7.9995227">
            <text:p>7,9995227</text:p>
          </table:table-cell>
          <table:table-cell office:value-type="float" office:value="4.9464865">
            <text:p>4,9464865</text:p>
          </table:table-cell>
          <table:table-cell office:value-type="float" office:value="29930000">
            <text:p>29930000</text:p>
          </table:table-cell>
        </table:table-row>
        <table:table-row table:style-name="ro2">
          <table:table-cell office:value-type="float" office:value="7.999628">
            <text:p>7,999628</text:p>
          </table:table-cell>
          <table:table-cell office:value-type="float" office:value="4.9527655">
            <text:p>4,9527655</text:p>
          </table:table-cell>
          <table:table-cell office:value-type="float" office:value="29940000">
            <text:p>29940000</text:p>
          </table:table-cell>
        </table:table-row>
        <table:table-row table:style-name="ro2">
          <table:table-cell office:value-type="float" office:value="7.9997206">
            <text:p>7,9997206</text:p>
          </table:table-cell>
          <table:table-cell office:value-type="float" office:value="4.959045">
            <text:p>4,959045</text:p>
          </table:table-cell>
          <table:table-cell office:value-type="float" office:value="29950000">
            <text:p>29950000</text:p>
          </table:table-cell>
        </table:table-row>
        <table:table-row table:style-name="ro2">
          <table:table-cell office:value-type="float" office:value="7.9997997">
            <text:p>7,9997997</text:p>
          </table:table-cell>
          <table:table-cell office:value-type="float" office:value="4.9653244">
            <text:p>4,9653244</text:p>
          </table:table-cell>
          <table:table-cell office:value-type="float" office:value="29960000">
            <text:p>29960000</text:p>
          </table:table-cell>
        </table:table-row>
        <table:table-row table:style-name="ro2">
          <table:table-cell office:value-type="float" office:value="7.9998655">
            <text:p>7,9998655</text:p>
          </table:table-cell>
          <table:table-cell office:value-type="float" office:value="4.971604">
            <text:p>4,971604</text:p>
          </table:table-cell>
          <table:table-cell office:value-type="float" office:value="29970000">
            <text:p>29970000</text:p>
          </table:table-cell>
        </table:table-row>
        <table:table-row table:style-name="ro2">
          <table:table-cell office:value-type="float" office:value="7.9999185">
            <text:p>7,9999185</text:p>
          </table:table-cell>
          <table:table-cell office:value-type="float" office:value="4.977884">
            <text:p>4,977884</text:p>
          </table:table-cell>
          <table:table-cell office:value-type="float" office:value="29980000">
            <text:p>29980000</text:p>
          </table:table-cell>
        </table:table-row>
        <table:table-row table:style-name="ro2">
          <table:table-cell office:value-type="float" office:value="7.999958">
            <text:p>7,999958</text:p>
          </table:table-cell>
          <table:table-cell office:value-type="float" office:value="4.9841647">
            <text:p>4,9841647</text:p>
          </table:table-cell>
          <table:table-cell office:value-type="float" office:value="29990000">
            <text:p>29990000</text:p>
          </table:table-cell>
        </table:table-row>
        <table:table-row table:style-name="ro2">
          <table:table-cell table:style-name="ce1" office:value-type="string">
            <text:p>8,0</text:p>
          </table:table-cell>
          <table:table-cell table:style-name="ce1" office:value-type="string">
            <text:p>5,0</text:p>
          </table:table-cell>
          <table:table-cell table:formula="of:=29990000 + 10000" office:value-type="float" office:value="30000000">
            <text:p>30000000</text:p>
          </table:table-cell>
        </table:table-row>
        <table:table-row table:style-name="ro1" table:number-rows-repeated="183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61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50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6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70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59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52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6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306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54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485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315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77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45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2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57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39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220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88">
          <table:table-cell table:number-columns-repeated="3"/>
        </table:table-row>
        <table:table-row table:style-name="ro1">
          <table:table-cell table:style-name="ce1" table:number-columns-repeated="2"/>
          <table:table-cell/>
        </table:table-row>
        <table:table-row table:style-name="ro1" table:number-rows-repeated="183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61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50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6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70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59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52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6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306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54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485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315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77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45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2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57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39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220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88">
          <table:table-cell table:number-columns-repeated="3"/>
        </table:table-row>
        <table:table-row table:style-name="ro1">
          <table:table-cell table:style-name="ce1" table:number-columns-repeated="2"/>
          <table:table-cell/>
        </table:table-row>
        <table:table-row table:style-name="ro1" table:number-rows-repeated="183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61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50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26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70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59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52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 table:number-rows-repeated="16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table table:name="Sheet1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07.11.2011</text:date>, <text:time>22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7T22:06:07</meta:creation-date>
    <dc:date>2011-11-07T22:12:59</dc:date>
    <meta:editing-duration>PT6M52S</meta:editing-duration>
    <meta:editing-cycles>2</meta:editing-cycles>
    <meta:generator>LibreOffice/3.4$Linux LibreOffice_project/340m1$Build-302</meta:generator>
    <meta:document-statistic meta:table-count="4" meta:cell-count="90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547cm" svg:height="14.601cm" xlink:href=".." xlink:type="simple" chart:class="chart:scatter" chart:style-name="ch1">
        <chart:legend chart:legend-position="end" svg:x="17.01cm" svg:y="6.99cm" style:legend-expansion="high" chart:style-name="ch2"/>
        <chart:plot-area chart:style-name="ch3" table:cell-range-address="Sheet1_2.A3:Sheet1_2.B3002 Sheet1_2.B1:Sheet1_2.B2" chart:data-source-has-labels="row" svg:x="0.82cm" svg:y="1.303cm" svg:width="15.45cm" svg:height="12.586cm">
          <chartooo:coordinate-region svg:x="1.266cm" svg:y="1.513cm" svg:width="14.905cm" svg:height="11.7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B3:Sheet1_2.B3002" chart:label-cell-address="Sheet1_2.B1:Sheet1_2.B2" chart:class="chart:scatter">
            <chart:domain table:cell-range-address="Sheet1_2.A3:Sheet1_2.A3002"/>
            <chart:data-point chart:repeated="3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 5,0</text:p>
                <text:list>
                  <text:list-item>
                    <text:p>y</text:p>
                  </text:list-item>
                  <text:list-item>
                    <text:p>5,0</text:p>
                  </text:list-item>
                </text:list>
                <draw:g>
                  <svg:desc>Sheet1_2.B1:Sheet1_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999933">
                <text:p>7.9999933</text:p>
                <draw:g>
                  <svg:desc>Sheet1_2.A3:Sheet1_2.A3002</svg:desc>
                </draw:g>
              </table:table-cell>
              <table:table-cell office:value-type="float" office:value="5.00628">
                <text:p>5.00628</text:p>
                <draw:g>
                  <svg:desc>Sheet1_2.B3:Sheet1_2.B3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99974">
                <text:p>7.999974</text:p>
              </table:table-cell>
              <table:table-cell office:value-type="float" office:value="5.01256">
                <text:p>5.01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99941">
                <text:p>7.999941</text:p>
              </table:table-cell>
              <table:table-cell office:value-type="float" office:value="5.01884">
                <text:p>5.018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99895">
                <text:p>7.999895</text:p>
              </table:table-cell>
              <table:table-cell office:value-type="float" office:value="5.02512">
                <text:p>5.02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99836">
                <text:p>7.999836</text:p>
              </table:table-cell>
              <table:table-cell office:value-type="float" office:value="5.0313993">
                <text:p>5.031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997635">
                <text:p>7.9997635</text:p>
              </table:table-cell>
              <table:table-cell office:value-type="float" office:value="5.037679">
                <text:p>5.037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996777">
                <text:p>7.9996777</text:p>
              </table:table-cell>
              <table:table-cell office:value-type="float" office:value="5.0439587">
                <text:p>5.0439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995794">
                <text:p>7.9995794</text:p>
              </table:table-cell>
              <table:table-cell office:value-type="float" office:value="5.0502377">
                <text:p>5.0502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99468">
                <text:p>7.999468</text:p>
              </table:table-cell>
              <table:table-cell office:value-type="float" office:value="5.0565166">
                <text:p>5.0565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99343">
                <text:p>7.999343</text:p>
              </table:table-cell>
              <table:table-cell office:value-type="float" office:value="5.0627956">
                <text:p>5.0627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9992046">
                <text:p>7.9992046</text:p>
              </table:table-cell>
              <table:table-cell office:value-type="float" office:value="5.0690737">
                <text:p>5.0690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990535">
                <text:p>7.9990535</text:p>
              </table:table-cell>
              <table:table-cell office:value-type="float" office:value="5.075352">
                <text:p>5.075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98889">
                <text:p>7.998889</text:p>
              </table:table-cell>
              <table:table-cell office:value-type="float" office:value="5.0816298">
                <text:p>5.0816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87116">
                <text:p>7.9987116</text:p>
              </table:table-cell>
              <table:table-cell office:value-type="float" office:value="5.0879073">
                <text:p>5.0879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9985213">
                <text:p>7.9985213</text:p>
              </table:table-cell>
              <table:table-cell office:value-type="float" office:value="5.0941844">
                <text:p>5.0941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9983177">
                <text:p>7.9983177</text:p>
              </table:table-cell>
              <table:table-cell office:value-type="float" office:value="5.100461">
                <text:p>5.100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981008">
                <text:p>7.9981008</text:p>
              </table:table-cell>
              <table:table-cell office:value-type="float" office:value="5.1067376">
                <text:p>5.1067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978704">
                <text:p>7.9978704</text:p>
              </table:table-cell>
              <table:table-cell office:value-type="float" office:value="5.1130133">
                <text:p>5.1130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976273">
                <text:p>7.9976273</text:p>
              </table:table-cell>
              <table:table-cell office:value-type="float" office:value="5.1192884">
                <text:p>5.1192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97371">
                <text:p>7.997371</text:p>
              </table:table-cell>
              <table:table-cell office:value-type="float" office:value="5.125563">
                <text:p>5.125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997102">
                <text:p>7.997102</text:p>
              </table:table-cell>
              <table:table-cell office:value-type="float" office:value="5.1318374">
                <text:p>5.13183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9968195">
                <text:p>7.9968195</text:p>
              </table:table-cell>
              <table:table-cell office:value-type="float" office:value="5.138111">
                <text:p>5.138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9965234">
                <text:p>7.9965234</text:p>
              </table:table-cell>
              <table:table-cell office:value-type="float" office:value="5.1443844">
                <text:p>5.1443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96215">
                <text:p>7.996215</text:p>
              </table:table-cell>
              <table:table-cell office:value-type="float" office:value="5.1506567">
                <text:p>5.1506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958925">
                <text:p>7.9958925</text:p>
              </table:table-cell>
              <table:table-cell office:value-type="float" office:value="5.1569285">
                <text:p>5.1569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995558">
                <text:p>7.995558</text:p>
              </table:table-cell>
              <table:table-cell office:value-type="float" office:value="5.1631994">
                <text:p>5.1631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9952097">
                <text:p>7.9952097</text:p>
              </table:table-cell>
              <table:table-cell office:value-type="float" office:value="5.16947">
                <text:p>5.16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9948483">
                <text:p>7.9948483</text:p>
              </table:table-cell>
              <table:table-cell office:value-type="float" office:value="5.1757393">
                <text:p>5.1757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9944735">
                <text:p>7.9944735</text:p>
              </table:table-cell>
              <table:table-cell office:value-type="float" office:value="5.1820083">
                <text:p>5.18200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9940863">
                <text:p>7.9940863</text:p>
              </table:table-cell>
              <table:table-cell office:value-type="float" office:value="5.1882763">
                <text:p>5.18827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9936857">
                <text:p>7.9936857</text:p>
              </table:table-cell>
              <table:table-cell office:value-type="float" office:value="5.1945434">
                <text:p>5.1945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993272">
                <text:p>7.993272</text:p>
              </table:table-cell>
              <table:table-cell office:value-type="float" office:value="5.20081">
                <text:p>5.200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9928446">
                <text:p>7.9928446</text:p>
              </table:table-cell>
              <table:table-cell office:value-type="float" office:value="5.207075">
                <text:p>5.2070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992405">
                <text:p>7.992405</text:p>
              </table:table-cell>
              <table:table-cell office:value-type="float" office:value="5.21334">
                <text:p>5.21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9919515">
                <text:p>7.9919515</text:p>
              </table:table-cell>
              <table:table-cell office:value-type="float" office:value="5.2196035">
                <text:p>5.2196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914856">
                <text:p>7.9914856</text:p>
              </table:table-cell>
              <table:table-cell office:value-type="float" office:value="5.2258663">
                <text:p>5.2258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991006">
                <text:p>7.991006</text:p>
              </table:table-cell>
              <table:table-cell office:value-type="float" office:value="5.2321277">
                <text:p>5.2321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990514">
                <text:p>7.990514</text:p>
              </table:table-cell>
              <table:table-cell office:value-type="float" office:value="5.2383885">
                <text:p>5.2383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990008">
                <text:p>7.990008</text:p>
              </table:table-cell>
              <table:table-cell office:value-type="float" office:value="5.244648">
                <text:p>5.244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9894896">
                <text:p>7.9894896</text:p>
              </table:table-cell>
              <table:table-cell office:value-type="float" office:value="5.2509065">
                <text:p>5.2509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9889574">
                <text:p>7.9889574</text:p>
              </table:table-cell>
              <table:table-cell office:value-type="float" office:value="5.257164">
                <text:p>5.257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9884124">
                <text:p>7.9884124</text:p>
              </table:table-cell>
              <table:table-cell office:value-type="float" office:value="5.26342">
                <text:p>5.263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9878545">
                <text:p>7.9878545</text:p>
              </table:table-cell>
              <table:table-cell office:value-type="float" office:value="5.2696753">
                <text:p>5.26967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9872837">
                <text:p>7.9872837</text:p>
              </table:table-cell>
              <table:table-cell office:value-type="float" office:value="5.2759295">
                <text:p>5.2759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9866996">
                <text:p>7.9866996</text:p>
              </table:table-cell>
              <table:table-cell office:value-type="float" office:value="5.282182">
                <text:p>5.282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986102">
                <text:p>7.986102</text:p>
              </table:table-cell>
              <table:table-cell office:value-type="float" office:value="5.2884336">
                <text:p>5.2884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9854918">
                <text:p>7.9854918</text:p>
              </table:table-cell>
              <table:table-cell office:value-type="float" office:value="5.294684">
                <text:p>5.294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9848685">
                <text:p>7.9848685</text:p>
              </table:table-cell>
              <table:table-cell office:value-type="float" office:value="5.300933">
                <text:p>5.300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984232">
                <text:p>7.984232</text:p>
              </table:table-cell>
              <table:table-cell office:value-type="float" office:value="5.307181">
                <text:p>5.307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9835825">
                <text:p>7.9835825</text:p>
              </table:table-cell>
              <table:table-cell office:value-type="float" office:value="5.313427">
                <text:p>5.3134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829197">
                <text:p>7.9829197</text:p>
              </table:table-cell>
              <table:table-cell office:value-type="float" office:value="5.319672">
                <text:p>5.319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982244">
                <text:p>7.982244</text:p>
              </table:table-cell>
              <table:table-cell office:value-type="float" office:value="5.3259153">
                <text:p>5.3259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981555">
                <text:p>7.981555</text:p>
              </table:table-cell>
              <table:table-cell office:value-type="float" office:value="5.3321576">
                <text:p>5.33215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980853">
                <text:p>7.980853</text:p>
              </table:table-cell>
              <table:table-cell office:value-type="float" office:value="5.3383985">
                <text:p>5.3383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9801383">
                <text:p>7.9801383</text:p>
              </table:table-cell>
              <table:table-cell office:value-type="float" office:value="5.3446374">
                <text:p>5.3446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97941">
                <text:p>7.97941</text:p>
              </table:table-cell>
              <table:table-cell office:value-type="float" office:value="5.350875">
                <text:p>5.350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978669">
                <text:p>7.978669</text:p>
              </table:table-cell>
              <table:table-cell office:value-type="float" office:value="5.357111">
                <text:p>5.357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9779153">
                <text:p>7.9779153</text:p>
              </table:table-cell>
              <table:table-cell office:value-type="float" office:value="5.3633456">
                <text:p>5.3633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977148">
                <text:p>7.977148</text:p>
              </table:table-cell>
              <table:table-cell office:value-type="float" office:value="5.369579">
                <text:p>5.369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976368">
                <text:p>7.976368</text:p>
              </table:table-cell>
              <table:table-cell office:value-type="float" office:value="5.37581">
                <text:p>5.375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975575">
                <text:p>7.975575</text:p>
              </table:table-cell>
              <table:table-cell office:value-type="float" office:value="5.38204">
                <text:p>5.38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9747686">
                <text:p>7.9747686</text:p>
              </table:table-cell>
              <table:table-cell office:value-type="float" office:value="5.388268">
                <text:p>5.3882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9739494">
                <text:p>7.9739494</text:p>
              </table:table-cell>
              <table:table-cell office:value-type="float" office:value="5.394494">
                <text:p>5.394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973117">
                <text:p>7.973117</text:p>
              </table:table-cell>
              <table:table-cell office:value-type="float" office:value="5.4007187">
                <text:p>5.40071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72272">
                <text:p>7.972272</text:p>
              </table:table-cell>
              <table:table-cell office:value-type="float" office:value="5.4069414">
                <text:p>5.40694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971413">
                <text:p>7.971413</text:p>
              </table:table-cell>
              <table:table-cell office:value-type="float" office:value="5.4131627">
                <text:p>5.41316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70542">
                <text:p>7.970542</text:p>
              </table:table-cell>
              <table:table-cell office:value-type="float" office:value="5.419382">
                <text:p>5.4193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9696574">
                <text:p>7.9696574</text:p>
              </table:table-cell>
              <table:table-cell office:value-type="float" office:value="5.425599">
                <text:p>5.4255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96876">
                <text:p>7.96876</text:p>
              </table:table-cell>
              <table:table-cell office:value-type="float" office:value="5.4318147">
                <text:p>5.4318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9678497">
                <text:p>7.9678497</text:p>
              </table:table-cell>
              <table:table-cell office:value-type="float" office:value="5.4380283">
                <text:p>5.43802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966926">
                <text:p>7.966926</text:p>
              </table:table-cell>
              <table:table-cell office:value-type="float" office:value="5.44424">
                <text:p>5.444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659896">
                <text:p>7.9659896</text:p>
              </table:table-cell>
              <table:table-cell office:value-type="float" office:value="5.45045">
                <text:p>5.450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96504">
                <text:p>7.96504</text:p>
              </table:table-cell>
              <table:table-cell office:value-type="float" office:value="5.456658">
                <text:p>5.4566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964078">
                <text:p>7.964078</text:p>
              </table:table-cell>
              <table:table-cell office:value-type="float" office:value="5.4628634">
                <text:p>5.4628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9631023">
                <text:p>7.9631023</text:p>
              </table:table-cell>
              <table:table-cell office:value-type="float" office:value="5.4690676">
                <text:p>5.4690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962114">
                <text:p>7.962114</text:p>
              </table:table-cell>
              <table:table-cell office:value-type="float" office:value="5.4752693">
                <text:p>5.47526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9611125">
                <text:p>7.9611125</text:p>
              </table:table-cell>
              <table:table-cell office:value-type="float" office:value="5.4814687">
                <text:p>5.48146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9600983">
                <text:p>7.9600983</text:p>
              </table:table-cell>
              <table:table-cell office:value-type="float" office:value="5.487666">
                <text:p>5.487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59071">
                <text:p>7.959071</text:p>
              </table:table-cell>
              <table:table-cell office:value-type="float" office:value="5.4938617">
                <text:p>5.49386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580307">
                <text:p>7.9580307</text:p>
              </table:table-cell>
              <table:table-cell office:value-type="float" office:value="5.500055">
                <text:p>5.500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569774">
                <text:p>7.9569774</text:p>
              </table:table-cell>
              <table:table-cell office:value-type="float" office:value="5.506246">
                <text:p>5.5062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955911">
                <text:p>7.955911</text:p>
              </table:table-cell>
              <table:table-cell office:value-type="float" office:value="5.512435">
                <text:p>5.5124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954832">
                <text:p>7.954832</text:p>
              </table:table-cell>
              <table:table-cell office:value-type="float" office:value="5.5186214">
                <text:p>5.51862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9537396">
                <text:p>7.9537396</text:p>
              </table:table-cell>
              <table:table-cell office:value-type="float" office:value="5.524806">
                <text:p>5.524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52635">
                <text:p>7.952635</text:p>
              </table:table-cell>
              <table:table-cell office:value-type="float" office:value="5.5309877">
                <text:p>5.5309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9515166">
                <text:p>7.9515166</text:p>
              </table:table-cell>
              <table:table-cell office:value-type="float" office:value="5.5371675">
                <text:p>5.5371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50386">
                <text:p>7.950386</text:p>
              </table:table-cell>
              <table:table-cell office:value-type="float" office:value="5.5433445">
                <text:p>5.54334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492416">
                <text:p>7.9492416</text:p>
              </table:table-cell>
              <table:table-cell office:value-type="float" office:value="5.5495195">
                <text:p>5.549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948085">
                <text:p>7.948085</text:p>
              </table:table-cell>
              <table:table-cell office:value-type="float" office:value="5.555692">
                <text:p>5.5556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469156">
                <text:p>7.9469156</text:p>
              </table:table-cell>
              <table:table-cell office:value-type="float" office:value="5.5618625">
                <text:p>5.5618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945733">
                <text:p>7.945733</text:p>
              </table:table-cell>
              <table:table-cell office:value-type="float" office:value="5.56803">
                <text:p>5.568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944537">
                <text:p>7.944537</text:p>
              </table:table-cell>
              <table:table-cell office:value-type="float" office:value="5.574195">
                <text:p>5.574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943329">
                <text:p>7.943329</text:p>
              </table:table-cell>
              <table:table-cell office:value-type="float" office:value="5.5803576">
                <text:p>5.5803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9421077">
                <text:p>7.9421077</text:p>
              </table:table-cell>
              <table:table-cell office:value-type="float" office:value="5.586518">
                <text:p>5.5865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940873">
                <text:p>7.940873</text:p>
              </table:table-cell>
              <table:table-cell office:value-type="float" office:value="5.592675">
                <text:p>5.5926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39626">
                <text:p>7.939626</text:p>
              </table:table-cell>
              <table:table-cell office:value-type="float" office:value="5.59883">
                <text:p>5.598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938366">
                <text:p>7.938366</text:p>
              </table:table-cell>
              <table:table-cell office:value-type="float" office:value="5.6049824">
                <text:p>5.6049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9370937">
                <text:p>7.9370937</text:p>
              </table:table-cell>
              <table:table-cell office:value-type="float" office:value="5.611132">
                <text:p>5.611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358077">
                <text:p>7.9358077</text:p>
              </table:table-cell>
              <table:table-cell office:value-type="float" office:value="5.617279">
                <text:p>5.6172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9345093">
                <text:p>7.9345093</text:p>
              </table:table-cell>
              <table:table-cell office:value-type="float" office:value="5.6234236">
                <text:p>5.62342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9331975">
                <text:p>7.9331975</text:p>
              </table:table-cell>
              <table:table-cell office:value-type="float" office:value="5.6295652">
                <text:p>5.62956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9318733">
                <text:p>7.9318733</text:p>
              </table:table-cell>
              <table:table-cell office:value-type="float" office:value="5.635704">
                <text:p>5.6357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9305363">
                <text:p>7.9305363</text:p>
              </table:table-cell>
              <table:table-cell office:value-type="float" office:value="5.64184">
                <text:p>5.64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929186">
                <text:p>7.929186</text:p>
              </table:table-cell>
              <table:table-cell office:value-type="float" office:value="5.647973">
                <text:p>5.6479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927823">
                <text:p>7.927823</text:p>
              </table:table-cell>
              <table:table-cell office:value-type="float" office:value="5.6541033">
                <text:p>5.65410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926448">
                <text:p>7.926448</text:p>
              </table:table-cell>
              <table:table-cell office:value-type="float" office:value="5.6602306">
                <text:p>5.66023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9250593">
                <text:p>7.9250593</text:p>
              </table:table-cell>
              <table:table-cell office:value-type="float" office:value="5.666355">
                <text:p>5.666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9236574">
                <text:p>7.9236574</text:p>
              </table:table-cell>
              <table:table-cell office:value-type="float" office:value="5.6724772">
                <text:p>5.67247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9222436">
                <text:p>7.9222436</text:p>
              </table:table-cell>
              <table:table-cell office:value-type="float" office:value="5.6785955">
                <text:p>5.6785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9208164">
                <text:p>7.9208164</text:p>
              </table:table-cell>
              <table:table-cell office:value-type="float" office:value="5.6847115">
                <text:p>5.6847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919377">
                <text:p>7.919377</text:p>
              </table:table-cell>
              <table:table-cell office:value-type="float" office:value="5.6908245">
                <text:p>5.6908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9179244">
                <text:p>7.9179244</text:p>
              </table:table-cell>
              <table:table-cell office:value-type="float" office:value="5.6969337">
                <text:p>5.69693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916459">
                <text:p>7.916459</text:p>
              </table:table-cell>
              <table:table-cell office:value-type="float" office:value="5.7030406">
                <text:p>5.70304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914981">
                <text:p>7.914981</text:p>
              </table:table-cell>
              <table:table-cell office:value-type="float" office:value="5.709144">
                <text:p>5.7091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9134903">
                <text:p>7.9134903</text:p>
              </table:table-cell>
              <table:table-cell office:value-type="float" office:value="5.715245">
                <text:p>5.7152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9119864">
                <text:p>7.9119864</text:p>
              </table:table-cell>
              <table:table-cell office:value-type="float" office:value="5.721342">
                <text:p>5.7213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91047">
                <text:p>7.91047</text:p>
              </table:table-cell>
              <table:table-cell office:value-type="float" office:value="5.727436">
                <text:p>5.727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9089413">
                <text:p>7.9089413</text:p>
              </table:table-cell>
              <table:table-cell office:value-type="float" office:value="5.733527">
                <text:p>5.7335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907399">
                <text:p>7.907399</text:p>
              </table:table-cell>
              <table:table-cell office:value-type="float" office:value="5.739615">
                <text:p>5.739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9058447">
                <text:p>7.9058447</text:p>
              </table:table-cell>
              <table:table-cell office:value-type="float" office:value="5.7456994">
                <text:p>5.7456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904277">
                <text:p>7.904277</text:p>
              </table:table-cell>
              <table:table-cell office:value-type="float" office:value="5.7517805">
                <text:p>5.75178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902697">
                <text:p>7.902697</text:p>
              </table:table-cell>
              <table:table-cell office:value-type="float" office:value="5.7578588">
                <text:p>5.75785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901104">
                <text:p>7.901104</text:p>
              </table:table-cell>
              <table:table-cell office:value-type="float" office:value="5.763933">
                <text:p>5.7639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99499">
                <text:p>7.899499</text:p>
              </table:table-cell>
              <table:table-cell office:value-type="float" office:value="5.7700047">
                <text:p>5.77000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8978806">
                <text:p>7.8978806</text:p>
              </table:table-cell>
              <table:table-cell office:value-type="float" office:value="5.7760725">
                <text:p>5.7760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9625">
                <text:p>7.89625</text:p>
              </table:table-cell>
              <table:table-cell office:value-type="float" office:value="5.782137">
                <text:p>5.7821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94606">
                <text:p>7.894606</text:p>
              </table:table-cell>
              <table:table-cell office:value-type="float" office:value="5.7881985">
                <text:p>5.78819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8929496">
                <text:p>7.8929496</text:p>
              </table:table-cell>
              <table:table-cell office:value-type="float" office:value="5.7942557">
                <text:p>5.79425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8912807">
                <text:p>7.8912807</text:p>
              </table:table-cell>
              <table:table-cell office:value-type="float" office:value="5.80031">
                <text:p>5.800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889599">
                <text:p>7.889599</text:p>
              </table:table-cell>
              <table:table-cell office:value-type="float" office:value="5.8063607">
                <text:p>5.80636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8879046">
                <text:p>7.8879046</text:p>
              </table:table-cell>
              <table:table-cell office:value-type="float" office:value="5.812408">
                <text:p>5.8124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886198">
                <text:p>7.886198</text:p>
              </table:table-cell>
              <table:table-cell office:value-type="float" office:value="5.8184514">
                <text:p>5.81845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884478">
                <text:p>7.884478</text:p>
              </table:table-cell>
              <table:table-cell office:value-type="float" office:value="5.8244915">
                <text:p>5.82449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827457">
                <text:p>7.8827457</text:p>
              </table:table-cell>
              <table:table-cell office:value-type="float" office:value="5.830528">
                <text:p>5.830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81001">
                <text:p>7.881001</text:p>
              </table:table-cell>
              <table:table-cell office:value-type="float" office:value="5.8365602">
                <text:p>5.8365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879244">
                <text:p>7.879244</text:p>
              </table:table-cell>
              <table:table-cell office:value-type="float" office:value="5.8425894">
                <text:p>5.84258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774734">
                <text:p>7.8774734</text:p>
              </table:table-cell>
              <table:table-cell office:value-type="float" office:value="5.8486147">
                <text:p>5.84861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8756905">
                <text:p>7.8756905</text:p>
              </table:table-cell>
              <table:table-cell office:value-type="float" office:value="5.854636">
                <text:p>5.8546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73895">
                <text:p>7.873895</text:p>
              </table:table-cell>
              <table:table-cell office:value-type="float" office:value="5.8606544">
                <text:p>5.86065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8720875">
                <text:p>7.8720875</text:p>
              </table:table-cell>
              <table:table-cell office:value-type="float" office:value="5.8666687">
                <text:p>5.86666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870267">
                <text:p>7.870267</text:p>
              </table:table-cell>
              <table:table-cell office:value-type="float" office:value="5.8726788">
                <text:p>5.87267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868434">
                <text:p>7.868434</text:p>
              </table:table-cell>
              <table:table-cell office:value-type="float" office:value="5.8786855">
                <text:p>5.87868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866588">
                <text:p>7.866588</text:p>
              </table:table-cell>
              <table:table-cell office:value-type="float" office:value="5.884688">
                <text:p>5.884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86473">
                <text:p>7.86473</text:p>
              </table:table-cell>
              <table:table-cell office:value-type="float" office:value="5.890687">
                <text:p>5.890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862859">
                <text:p>7.862859</text:p>
              </table:table-cell>
              <table:table-cell office:value-type="float" office:value="5.896682">
                <text:p>5.896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8609757">
                <text:p>7.8609757</text:p>
              </table:table-cell>
              <table:table-cell office:value-type="float" office:value="5.902673">
                <text:p>5.9026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85908">
                <text:p>7.85908</text:p>
              </table:table-cell>
              <table:table-cell office:value-type="float" office:value="5.9086595">
                <text:p>5.90865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8571715">
                <text:p>7.8571715</text:p>
              </table:table-cell>
              <table:table-cell office:value-type="float" office:value="5.9146423">
                <text:p>5.9146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8552504">
                <text:p>7.8552504</text:p>
              </table:table-cell>
              <table:table-cell office:value-type="float" office:value="5.9206214">
                <text:p>5.92062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8533173">
                <text:p>7.8533173</text:p>
              </table:table-cell>
              <table:table-cell office:value-type="float" office:value="5.9265966">
                <text:p>5.92659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8513713">
                <text:p>7.8513713</text:p>
              </table:table-cell>
              <table:table-cell office:value-type="float" office:value="5.9325676">
                <text:p>5.93256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49413">
                <text:p>7.849413</text:p>
              </table:table-cell>
              <table:table-cell office:value-type="float" office:value="5.9385343">
                <text:p>5.93853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474417">
                <text:p>7.8474417</text:p>
              </table:table-cell>
              <table:table-cell office:value-type="float" office:value="5.944497">
                <text:p>5.9444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454585">
                <text:p>7.8454585</text:p>
              </table:table-cell>
              <table:table-cell office:value-type="float" office:value="5.9504557">
                <text:p>5.95045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843463">
                <text:p>7.843463</text:p>
              </table:table-cell>
              <table:table-cell office:value-type="float" office:value="5.95641">
                <text:p>5.956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414545">
                <text:p>7.8414545</text:p>
              </table:table-cell>
              <table:table-cell office:value-type="float" office:value="5.9623604">
                <text:p>5.96236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394337">
                <text:p>7.8394337</text:p>
              </table:table-cell>
              <table:table-cell office:value-type="float" office:value="5.968306">
                <text:p>5.968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374004">
                <text:p>7.8374004</text:p>
              </table:table-cell>
              <table:table-cell office:value-type="float" office:value="5.974248">
                <text:p>5.9742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35355">
                <text:p>7.835355</text:p>
              </table:table-cell>
              <table:table-cell office:value-type="float" office:value="5.9801855">
                <text:p>5.98018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833297">
                <text:p>7.833297</text:p>
              </table:table-cell>
              <table:table-cell office:value-type="float" office:value="5.986119">
                <text:p>5.986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8312263">
                <text:p>7.8312263</text:p>
              </table:table-cell>
              <table:table-cell office:value-type="float" office:value="5.9920473">
                <text:p>5.99204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8291435">
                <text:p>7.8291435</text:p>
              </table:table-cell>
              <table:table-cell office:value-type="float" office:value="5.997972">
                <text:p>5.9979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27048">
                <text:p>7.827048</text:p>
              </table:table-cell>
              <table:table-cell office:value-type="float" office:value="6.003892">
                <text:p>6.0038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249407">
                <text:p>7.8249407</text:p>
              </table:table-cell>
              <table:table-cell office:value-type="float" office:value="6.0098076">
                <text:p>6.00980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82282">
                <text:p>7.82282</text:p>
              </table:table-cell>
              <table:table-cell office:value-type="float" office:value="6.0157194">
                <text:p>6.0157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20688">
                <text:p>7.820688</text:p>
              </table:table-cell>
              <table:table-cell office:value-type="float" office:value="6.021626">
                <text:p>6.0216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18543">
                <text:p>7.818543</text:p>
              </table:table-cell>
              <table:table-cell office:value-type="float" office:value="6.027529">
                <text:p>6.0275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816386">
                <text:p>7.816386</text:p>
              </table:table-cell>
              <table:table-cell office:value-type="float" office:value="6.0334263">
                <text:p>6.03342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8142166">
                <text:p>7.8142166</text:p>
              </table:table-cell>
              <table:table-cell office:value-type="float" office:value="6.03932">
                <text:p>6.039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8120346">
                <text:p>7.8120346</text:p>
              </table:table-cell>
              <table:table-cell office:value-type="float" office:value="6.0452085">
                <text:p>6.04520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0984">
                <text:p>7.80984</text:p>
              </table:table-cell>
              <table:table-cell office:value-type="float" office:value="6.051093">
                <text:p>6.0510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8076344">
                <text:p>7.8076344</text:p>
              </table:table-cell>
              <table:table-cell office:value-type="float" office:value="6.0569725">
                <text:p>6.0569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805415">
                <text:p>7.805415</text:p>
              </table:table-cell>
              <table:table-cell office:value-type="float" office:value="6.0628476">
                <text:p>6.06284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8031845">
                <text:p>7.8031845</text:p>
              </table:table-cell>
              <table:table-cell office:value-type="float" office:value="6.068718">
                <text:p>6.0687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800941">
                <text:p>7.800941</text:p>
              </table:table-cell>
              <table:table-cell office:value-type="float" office:value="6.0745835">
                <text:p>6.07458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798685">
                <text:p>7.798685</text:p>
              </table:table-cell>
              <table:table-cell office:value-type="float" office:value="6.0804443">
                <text:p>6.08044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796417">
                <text:p>7.796417</text:p>
              </table:table-cell>
              <table:table-cell office:value-type="float" office:value="6.086301">
                <text:p>6.0863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7941375">
                <text:p>7.7941375</text:p>
              </table:table-cell>
              <table:table-cell office:value-type="float" office:value="6.092152">
                <text:p>6.0921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918453">
                <text:p>7.7918453</text:p>
              </table:table-cell>
              <table:table-cell office:value-type="float" office:value="6.0979986">
                <text:p>6.09799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7895403">
                <text:p>7.7895403</text:p>
              </table:table-cell>
              <table:table-cell office:value-type="float" office:value="6.103841">
                <text:p>6.1038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787224">
                <text:p>7.787224</text:p>
              </table:table-cell>
              <table:table-cell office:value-type="float" office:value="6.1096773">
                <text:p>6.10967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784895">
                <text:p>7.784895</text:p>
              </table:table-cell>
              <table:table-cell office:value-type="float" office:value="6.11551">
                <text:p>6.115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782553">
                <text:p>7.782553</text:p>
              </table:table-cell>
              <table:table-cell office:value-type="float" office:value="6.121337">
                <text:p>6.1213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6.127159">
                <text:p>6.1271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7778344">
                <text:p>7.7778344</text:p>
              </table:table-cell>
              <table:table-cell office:value-type="float" office:value="6.1329765">
                <text:p>6.13297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7754564">
                <text:p>7.7754564</text:p>
              </table:table-cell>
              <table:table-cell office:value-type="float" office:value="6.138789">
                <text:p>6.1387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7730665">
                <text:p>7.7730665</text:p>
              </table:table-cell>
              <table:table-cell office:value-type="float" office:value="6.1445966">
                <text:p>6.14459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770664">
                <text:p>7.770664</text:p>
              </table:table-cell>
              <table:table-cell office:value-type="float" office:value="6.150399">
                <text:p>6.1503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7682505">
                <text:p>7.7682505</text:p>
              </table:table-cell>
              <table:table-cell office:value-type="float" office:value="6.1561966">
                <text:p>6.15619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765824">
                <text:p>7.765824</text:p>
              </table:table-cell>
              <table:table-cell office:value-type="float" office:value="6.1619887">
                <text:p>6.16198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7633853">
                <text:p>7.7633853</text:p>
              </table:table-cell>
              <table:table-cell office:value-type="float" office:value="6.167776">
                <text:p>6.1677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760935">
                <text:p>7.760935</text:p>
              </table:table-cell>
              <table:table-cell office:value-type="float" office:value="6.173558">
                <text:p>6.1735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758472">
                <text:p>7.758472</text:p>
              </table:table-cell>
              <table:table-cell office:value-type="float" office:value="6.179335">
                <text:p>6.1793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55997">
                <text:p>7.755997</text:p>
              </table:table-cell>
              <table:table-cell office:value-type="float" office:value="6.185107">
                <text:p>6.185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535105">
                <text:p>7.7535105</text:p>
              </table:table-cell>
              <table:table-cell office:value-type="float" office:value="6.1908736">
                <text:p>6.19087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751012">
                <text:p>7.751012</text:p>
              </table:table-cell>
              <table:table-cell office:value-type="float" office:value="6.1966352">
                <text:p>6.19663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748501">
                <text:p>7.748501</text:p>
              </table:table-cell>
              <table:table-cell office:value-type="float" office:value="6.202391">
                <text:p>6.2023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7459774">
                <text:p>7.7459774</text:p>
              </table:table-cell>
              <table:table-cell office:value-type="float" office:value="6.2081423">
                <text:p>6.20814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7434425">
                <text:p>7.7434425</text:p>
              </table:table-cell>
              <table:table-cell office:value-type="float" office:value="6.2138877">
                <text:p>6.2138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7408953">
                <text:p>7.7408953</text:p>
              </table:table-cell>
              <table:table-cell office:value-type="float" office:value="6.219628">
                <text:p>6.2196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7383366">
                <text:p>7.7383366</text:p>
              </table:table-cell>
              <table:table-cell office:value-type="float" office:value="6.225363">
                <text:p>6.2253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7357655">
                <text:p>7.7357655</text:p>
              </table:table-cell>
              <table:table-cell office:value-type="float" office:value="6.2310925">
                <text:p>6.23109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733182">
                <text:p>7.733182</text:p>
              </table:table-cell>
              <table:table-cell office:value-type="float" office:value="6.2368164">
                <text:p>6.2368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730587">
                <text:p>7.730587</text:p>
              </table:table-cell>
              <table:table-cell office:value-type="float" office:value="6.2425356">
                <text:p>6.24253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72798">
                <text:p>7.72798</text:p>
              </table:table-cell>
              <table:table-cell office:value-type="float" office:value="6.2482486">
                <text:p>6.24824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725361">
                <text:p>7.725361</text:p>
              </table:table-cell>
              <table:table-cell office:value-type="float" office:value="6.253957">
                <text:p>6.2539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72273">
                <text:p>7.72273</text:p>
              </table:table-cell>
              <table:table-cell office:value-type="float" office:value="6.259659">
                <text:p>6.2596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720087">
                <text:p>7.720087</text:p>
              </table:table-cell>
              <table:table-cell office:value-type="float" office:value="6.2653556">
                <text:p>6.26535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7174325">
                <text:p>7.7174325</text:p>
              </table:table-cell>
              <table:table-cell office:value-type="float" office:value="6.2710466">
                <text:p>6.27104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7147655">
                <text:p>7.7147655</text:p>
              </table:table-cell>
              <table:table-cell office:value-type="float" office:value="6.2767324">
                <text:p>6.27673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7120876">
                <text:p>7.7120876</text:p>
              </table:table-cell>
              <table:table-cell office:value-type="float" office:value="6.2824125">
                <text:p>6.2824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709397">
                <text:p>7.709397</text:p>
              </table:table-cell>
              <table:table-cell office:value-type="float" office:value="6.2880874">
                <text:p>6.28808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7066946">
                <text:p>7.7066946</text:p>
              </table:table-cell>
              <table:table-cell office:value-type="float" office:value="6.293756">
                <text:p>6.2937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7039804">
                <text:p>7.7039804</text:p>
              </table:table-cell>
              <table:table-cell office:value-type="float" office:value="6.2994194">
                <text:p>6.29941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7012544">
                <text:p>7.7012544</text:p>
              </table:table-cell>
              <table:table-cell office:value-type="float" office:value="6.3050766">
                <text:p>6.30507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6985164">
                <text:p>7.6985164</text:p>
              </table:table-cell>
              <table:table-cell office:value-type="float" office:value="6.3107285">
                <text:p>6.31072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6957664">
                <text:p>7.6957664</text:p>
              </table:table-cell>
              <table:table-cell office:value-type="float" office:value="6.316375">
                <text:p>6.316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6930056">
                <text:p>7.6930056</text:p>
              </table:table-cell>
              <table:table-cell office:value-type="float" office:value="6.322015">
                <text:p>6.3220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690232">
                <text:p>7.690232</text:p>
              </table:table-cell>
              <table:table-cell office:value-type="float" office:value="6.327649">
                <text:p>6.3276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874466">
                <text:p>7.6874466</text:p>
              </table:table-cell>
              <table:table-cell office:value-type="float" office:value="6.3332777">
                <text:p>6.33327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8465">
                <text:p>7.68465</text:p>
              </table:table-cell>
              <table:table-cell office:value-type="float" office:value="6.3389006">
                <text:p>6.33890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81841">
                <text:p>7.681841</text:p>
              </table:table-cell>
              <table:table-cell office:value-type="float" office:value="6.3445177">
                <text:p>6.34451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679021">
                <text:p>7.679021</text:p>
              </table:table-cell>
              <table:table-cell office:value-type="float" office:value="6.3501287">
                <text:p>6.35012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6761885">
                <text:p>7.6761885</text:p>
              </table:table-cell>
              <table:table-cell office:value-type="float" office:value="6.355734">
                <text:p>6.3557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733446">
                <text:p>7.6733446</text:p>
              </table:table-cell>
              <table:table-cell office:value-type="float" office:value="6.361333">
                <text:p>6.361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6704893">
                <text:p>7.6704893</text:p>
              </table:table-cell>
              <table:table-cell office:value-type="float" office:value="6.366926">
                <text:p>6.3669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6676216">
                <text:p>7.6676216</text:p>
              </table:table-cell>
              <table:table-cell office:value-type="float" office:value="6.3725133">
                <text:p>6.37251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64743">
                <text:p>7.664743</text:p>
              </table:table-cell>
              <table:table-cell office:value-type="float" office:value="6.3780947">
                <text:p>6.37809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618524">
                <text:p>7.6618524</text:p>
              </table:table-cell>
              <table:table-cell office:value-type="float" office:value="6.38367">
                <text:p>6.383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5895">
                <text:p>7.65895</text:p>
              </table:table-cell>
              <table:table-cell office:value-type="float" office:value="6.389239">
                <text:p>6.3892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6560364">
                <text:p>7.6560364</text:p>
              </table:table-cell>
              <table:table-cell office:value-type="float" office:value="6.394802">
                <text:p>6.3948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6531105">
                <text:p>7.6531105</text:p>
              </table:table-cell>
              <table:table-cell office:value-type="float" office:value="6.4003587">
                <text:p>6.40035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650173">
                <text:p>7.650173</text:p>
              </table:table-cell>
              <table:table-cell office:value-type="float" office:value="6.4059095">
                <text:p>6.40590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6472244">
                <text:p>7.6472244</text:p>
              </table:table-cell>
              <table:table-cell office:value-type="float" office:value="6.411454">
                <text:p>6.4114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644264">
                <text:p>7.644264</text:p>
              </table:table-cell>
              <table:table-cell office:value-type="float" office:value="6.4169927">
                <text:p>6.41699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6412916">
                <text:p>7.6412916</text:p>
              </table:table-cell>
              <table:table-cell office:value-type="float" office:value="6.4225245">
                <text:p>6.42252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6383085">
                <text:p>7.6383085</text:p>
              </table:table-cell>
              <table:table-cell office:value-type="float" office:value="6.428051">
                <text:p>6.4280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635313">
                <text:p>7.635313</text:p>
              </table:table-cell>
              <table:table-cell office:value-type="float" office:value="6.4335704">
                <text:p>6.43357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632306">
                <text:p>7.632306</text:p>
              </table:table-cell>
              <table:table-cell office:value-type="float" office:value="6.439084">
                <text:p>6.4390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629288">
                <text:p>7.629288</text:p>
              </table:table-cell>
              <table:table-cell office:value-type="float" office:value="6.444591">
                <text:p>6.4445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6262584">
                <text:p>7.6262584</text:p>
              </table:table-cell>
              <table:table-cell office:value-type="float" office:value="6.450092">
                <text:p>6.4500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623217">
                <text:p>7.623217</text:p>
              </table:table-cell>
              <table:table-cell office:value-type="float" office:value="6.4555864">
                <text:p>6.45558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6201644">
                <text:p>7.6201644</text:p>
              </table:table-cell>
              <table:table-cell office:value-type="float" office:value="6.461075">
                <text:p>6.461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6171002">
                <text:p>7.6171002</text:p>
              </table:table-cell>
              <table:table-cell office:value-type="float" office:value="6.466556">
                <text:p>6.4665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614024">
                <text:p>7.614024</text:p>
              </table:table-cell>
              <table:table-cell office:value-type="float" office:value="6.4720316">
                <text:p>6.47203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610937">
                <text:p>7.610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6078386">
                <text:p>7.6078386</text:p>
              </table:table-cell>
              <table:table-cell office:value-type="float" office:value="6.4829626">
                <text:p>6.48296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6047287">
                <text:p>7.6047287</text:p>
              </table:table-cell>
              <table:table-cell office:value-type="float" office:value="6.4884186">
                <text:p>6.48841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6016073">
                <text:p>7.6016073</text:p>
              </table:table-cell>
              <table:table-cell office:value-type="float" office:value="6.493868">
                <text:p>6.4938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5984745">
                <text:p>7.5984745</text:p>
              </table:table-cell>
              <table:table-cell office:value-type="float" office:value="6.4993105">
                <text:p>6.49931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59533">
                <text:p>7.59533</text:p>
              </table:table-cell>
              <table:table-cell office:value-type="float" office:value="6.5047464">
                <text:p>6.50474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5921745">
                <text:p>7.5921745</text:p>
              </table:table-cell>
              <table:table-cell office:value-type="float" office:value="6.510176">
                <text:p>6.5101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5890074">
                <text:p>7.5890074</text:p>
              </table:table-cell>
              <table:table-cell office:value-type="float" office:value="6.5155993">
                <text:p>6.51559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585829">
                <text:p>7.585829</text:p>
              </table:table-cell>
              <table:table-cell office:value-type="float" office:value="6.521015">
                <text:p>6.5210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5826397">
                <text:p>7.5826397</text:p>
              </table:table-cell>
              <table:table-cell office:value-type="float" office:value="6.5264254">
                <text:p>6.52642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579438">
                <text:p>7.579438</text:p>
              </table:table-cell>
              <table:table-cell office:value-type="float" office:value="6.531828">
                <text:p>6.5318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576226">
                <text:p>7.576226</text:p>
              </table:table-cell>
              <table:table-cell office:value-type="float" office:value="6.5372243">
                <text:p>6.53722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573003">
                <text:p>7.573003</text:p>
              </table:table-cell>
              <table:table-cell office:value-type="float" office:value="6.542614">
                <text:p>6.5426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569768">
                <text:p>7.569768</text:p>
              </table:table-cell>
              <table:table-cell office:value-type="float" office:value="6.5479965">
                <text:p>6.54799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5665216">
                <text:p>7.5665216</text:p>
              </table:table-cell>
              <table:table-cell office:value-type="float" office:value="6.553373">
                <text:p>6.5533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5632644">
                <text:p>7.5632644</text:p>
              </table:table-cell>
              <table:table-cell office:value-type="float" office:value="6.5587416">
                <text:p>6.55874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5599957">
                <text:p>7.5599957</text:p>
              </table:table-cell>
              <table:table-cell office:value-type="float" office:value="6.564104">
                <text:p>6.564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556716">
                <text:p>7.556716</text:p>
              </table:table-cell>
              <table:table-cell office:value-type="float" office:value="6.56946">
                <text:p>6.569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553425">
                <text:p>7.553425</text:p>
              </table:table-cell>
              <table:table-cell office:value-type="float" office:value="6.574808">
                <text:p>6.5748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5501227">
                <text:p>7.5501227</text:p>
              </table:table-cell>
              <table:table-cell office:value-type="float" office:value="6.58015">
                <text:p>6.580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546809">
                <text:p>7.546809</text:p>
              </table:table-cell>
              <table:table-cell office:value-type="float" office:value="6.585485">
                <text:p>6.5854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5434847">
                <text:p>7.5434847</text:p>
              </table:table-cell>
              <table:table-cell office:value-type="float" office:value="6.5908127">
                <text:p>6.59081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540149">
                <text:p>7.540149</text:p>
              </table:table-cell>
              <table:table-cell office:value-type="float" office:value="6.596133">
                <text:p>6.5961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5368023">
                <text:p>7.5368023</text:p>
              </table:table-cell>
              <table:table-cell office:value-type="float" office:value="6.601447">
                <text:p>6.6014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5334444">
                <text:p>7.5334444</text:p>
              </table:table-cell>
              <table:table-cell office:value-type="float" office:value="6.6067543">
                <text:p>6.60675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530075">
                <text:p>7.530075</text:p>
              </table:table-cell>
              <table:table-cell office:value-type="float" office:value="6.612054">
                <text:p>6.6120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5266953">
                <text:p>7.5266953</text:p>
              </table:table-cell>
              <table:table-cell office:value-type="float" office:value="6.617347">
                <text:p>6.6173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523304">
                <text:p>7.523304</text:p>
              </table:table-cell>
              <table:table-cell office:value-type="float" office:value="6.6226325">
                <text:p>6.62263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519902">
                <text:p>7.519902</text:p>
              </table:table-cell>
              <table:table-cell office:value-type="float" office:value="6.627911">
                <text:p>6.6279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516489">
                <text:p>7.516489</text:p>
              </table:table-cell>
              <table:table-cell office:value-type="float" office:value="6.6331825">
                <text:p>6.63318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130644">
                <text:p>7.5130644</text:p>
              </table:table-cell>
              <table:table-cell office:value-type="float" office:value="6.638447">
                <text:p>6.6384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5096292">
                <text:p>7.5096292</text:p>
              </table:table-cell>
              <table:table-cell office:value-type="float" office:value="6.643704">
                <text:p>6.6437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5061827">
                <text:p>7.5061827</text:p>
              </table:table-cell>
              <table:table-cell office:value-type="float" office:value="6.6489534">
                <text:p>6.64895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5027256">
                <text:p>7.5027256</text:p>
              </table:table-cell>
              <table:table-cell office:value-type="float" office:value="6.6541963">
                <text:p>6.6541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499257">
                <text:p>7.499257</text:p>
              </table:table-cell>
              <table:table-cell office:value-type="float" office:value="6.6594315">
                <text:p>6.65943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495778">
                <text:p>7.495778</text:p>
              </table:table-cell>
              <table:table-cell office:value-type="float" office:value="6.66466">
                <text:p>6.664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4922876">
                <text:p>7.4922876</text:p>
              </table:table-cell>
              <table:table-cell office:value-type="float" office:value="6.669881">
                <text:p>6.6698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4887867">
                <text:p>7.4887867</text:p>
              </table:table-cell>
              <table:table-cell office:value-type="float" office:value="6.675094">
                <text:p>6.6750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485275">
                <text:p>7.485275</text:p>
              </table:table-cell>
              <table:table-cell office:value-type="float" office:value="6.6803007">
                <text:p>6.68030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481752">
                <text:p>7.481752</text:p>
              </table:table-cell>
              <table:table-cell office:value-type="float" office:value="6.685499">
                <text:p>6.6854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478218">
                <text:p>7.478218</text:p>
              </table:table-cell>
              <table:table-cell office:value-type="float" office:value="6.6906905">
                <text:p>6.69069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4746733">
                <text:p>7.4746733</text:p>
              </table:table-cell>
              <table:table-cell office:value-type="float" office:value="6.6958747">
                <text:p>6.69587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471118">
                <text:p>7.471118</text:p>
              </table:table-cell>
              <table:table-cell office:value-type="float" office:value="6.701051">
                <text:p>6.7010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4675517">
                <text:p>7.4675517</text:p>
              </table:table-cell>
              <table:table-cell office:value-type="float" office:value="6.7062206">
                <text:p>6.70622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463975">
                <text:p>7.463975</text:p>
              </table:table-cell>
              <table:table-cell office:value-type="float" office:value="6.711382">
                <text:p>6.7113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4603868">
                <text:p>7.4603868</text:p>
              </table:table-cell>
              <table:table-cell office:value-type="float" office:value="6.7165365">
                <text:p>6.71653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456788">
                <text:p>7.456788</text:p>
              </table:table-cell>
              <table:table-cell office:value-type="float" office:value="6.7216825">
                <text:p>6.72168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4531784">
                <text:p>7.4531784</text:p>
              </table:table-cell>
              <table:table-cell office:value-type="float" office:value="6.726822">
                <text:p>6.7268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4495583">
                <text:p>7.4495583</text:p>
              </table:table-cell>
              <table:table-cell office:value-type="float" office:value="6.7319536">
                <text:p>6.73195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4459276">
                <text:p>7.4459276</text:p>
              </table:table-cell>
              <table:table-cell office:value-type="float" office:value="6.7370777">
                <text:p>6.73707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442286">
                <text:p>7.442286</text:p>
              </table:table-cell>
              <table:table-cell office:value-type="float" office:value="6.7421937">
                <text:p>6.74219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386334">
                <text:p>7.4386334</text:p>
              </table:table-cell>
              <table:table-cell office:value-type="float" office:value="6.7473025">
                <text:p>6.74730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434971">
                <text:p>7.434971</text:p>
              </table:table-cell>
              <table:table-cell office:value-type="float" office:value="6.7524033">
                <text:p>6.75240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431297">
                <text:p>7.431297</text:p>
              </table:table-cell>
              <table:table-cell office:value-type="float" office:value="6.757497">
                <text:p>6.7574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4276123">
                <text:p>7.4276123</text:p>
              </table:table-cell>
              <table:table-cell office:value-type="float" office:value="6.762583">
                <text:p>6.7625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23918">
                <text:p>7.423918</text:p>
              </table:table-cell>
              <table:table-cell office:value-type="float" office:value="6.7676606">
                <text:p>6.76766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420212">
                <text:p>7.420212</text:p>
              </table:table-cell>
              <table:table-cell office:value-type="float" office:value="6.772731">
                <text:p>6.7727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4164953">
                <text:p>7.4164953</text:p>
              </table:table-cell>
              <table:table-cell office:value-type="float" office:value="6.777793">
                <text:p>6.7777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412769">
                <text:p>7.412769</text:p>
              </table:table-cell>
              <table:table-cell office:value-type="float" office:value="6.7828474">
                <text:p>6.78284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409032">
                <text:p>7.409032</text:p>
              </table:table-cell>
              <table:table-cell office:value-type="float" office:value="6.7878942">
                <text:p>6.78789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405284">
                <text:p>7.405284</text:p>
              </table:table-cell>
              <table:table-cell office:value-type="float" office:value="6.7929335">
                <text:p>6.79293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401525">
                <text:p>7.401525</text:p>
              </table:table-cell>
              <table:table-cell office:value-type="float" office:value="6.797965">
                <text:p>6.7979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397756">
                <text:p>7.397756</text:p>
              </table:table-cell>
              <table:table-cell office:value-type="float" office:value="6.802988">
                <text:p>6.8029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3939767">
                <text:p>7.3939767</text:p>
              </table:table-cell>
              <table:table-cell office:value-type="float" office:value="6.8080034">
                <text:p>6.80800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3901863">
                <text:p>7.3901863</text:p>
              </table:table-cell>
              <table:table-cell office:value-type="float" office:value="6.8130107">
                <text:p>6.81301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386386">
                <text:p>7.386386</text:p>
              </table:table-cell>
              <table:table-cell office:value-type="float" office:value="6.8180103">
                <text:p>6.81801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382575">
                <text:p>7.382575</text:p>
              </table:table-cell>
              <table:table-cell office:value-type="float" office:value="6.823002">
                <text:p>6.8230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3787537">
                <text:p>7.3787537</text:p>
              </table:table-cell>
              <table:table-cell office:value-type="float" office:value="6.8279853">
                <text:p>6.82798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374922">
                <text:p>7.374922</text:p>
              </table:table-cell>
              <table:table-cell office:value-type="float" office:value="6.832961">
                <text:p>6.8329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37108">
                <text:p>7.37108</text:p>
              </table:table-cell>
              <table:table-cell office:value-type="float" office:value="6.8379283">
                <text:p>6.83792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367227">
                <text:p>7.367227</text:p>
              </table:table-cell>
              <table:table-cell office:value-type="float" office:value="6.842888">
                <text:p>6.8428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363364">
                <text:p>7.363364</text:p>
              </table:table-cell>
              <table:table-cell office:value-type="float" office:value="6.8478394">
                <text:p>6.84783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359491">
                <text:p>7.359491</text:p>
              </table:table-cell>
              <table:table-cell office:value-type="float" office:value="6.8527822">
                <text:p>6.85278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355607">
                <text:p>7.355607</text:p>
              </table:table-cell>
              <table:table-cell office:value-type="float" office:value="6.8577175">
                <text:p>6.85771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351713">
                <text:p>7.351713</text:p>
              </table:table-cell>
              <table:table-cell office:value-type="float" office:value="6.862644">
                <text:p>6.8626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347809">
                <text:p>7.347809</text:p>
              </table:table-cell>
              <table:table-cell office:value-type="float" office:value="6.8675632">
                <text:p>6.86756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3438945">
                <text:p>7.3438945</text:p>
              </table:table-cell>
              <table:table-cell office:value-type="float" office:value="6.8724737">
                <text:p>6.87247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3399696">
                <text:p>7.3399696</text:p>
              </table:table-cell>
              <table:table-cell office:value-type="float" office:value="6.8773766">
                <text:p>6.87737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336035">
                <text:p>7.336035</text:p>
              </table:table-cell>
              <table:table-cell office:value-type="float" office:value="6.882271">
                <text:p>6.8822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3320894">
                <text:p>7.3320894</text:p>
              </table:table-cell>
              <table:table-cell office:value-type="float" office:value="6.8871565">
                <text:p>6.88715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3281336">
                <text:p>7.3281336</text:p>
              </table:table-cell>
              <table:table-cell office:value-type="float" office:value="6.8920345">
                <text:p>6.89203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324168">
                <text:p>7.324168</text:p>
              </table:table-cell>
              <table:table-cell office:value-type="float" office:value="6.8969035">
                <text:p>6.89690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320192">
                <text:p>7.320192</text:p>
              </table:table-cell>
              <table:table-cell office:value-type="float" office:value="6.901765">
                <text:p>6.9017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316206">
                <text:p>7.316206</text:p>
              </table:table-cell>
              <table:table-cell office:value-type="float" office:value="6.9066176">
                <text:p>6.90661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3122096">
                <text:p>7.3122096</text:p>
              </table:table-cell>
              <table:table-cell office:value-type="float" office:value="6.911462">
                <text:p>6.9114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308203">
                <text:p>7.308203</text:p>
              </table:table-cell>
              <table:table-cell office:value-type="float" office:value="6.916298">
                <text:p>6.9162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304187">
                <text:p>7.304187</text:p>
              </table:table-cell>
              <table:table-cell office:value-type="float" office:value="6.9211254">
                <text:p>6.92112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3001604">
                <text:p>7.3001604</text:p>
              </table:table-cell>
              <table:table-cell office:value-type="float" office:value="6.925945">
                <text:p>6.9259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961235">
                <text:p>7.2961235</text:p>
              </table:table-cell>
              <table:table-cell office:value-type="float" office:value="6.9307556">
                <text:p>6.93075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2920766">
                <text:p>7.2920766</text:p>
              </table:table-cell>
              <table:table-cell office:value-type="float" office:value="6.935558">
                <text:p>6.9355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8802">
                <text:p>7.28802</text:p>
              </table:table-cell>
              <table:table-cell office:value-type="float" office:value="6.940352">
                <text:p>6.9403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2839527">
                <text:p>7.2839527</text:p>
              </table:table-cell>
              <table:table-cell office:value-type="float" office:value="6.945137">
                <text:p>6.9451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279876">
                <text:p>7.279876</text:p>
              </table:table-cell>
              <table:table-cell office:value-type="float" office:value="6.949914">
                <text:p>6.9499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2757893">
                <text:p>7.2757893</text:p>
              </table:table-cell>
              <table:table-cell office:value-type="float" office:value="6.9546824">
                <text:p>6.95468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2716928">
                <text:p>7.2716928</text:p>
              </table:table-cell>
              <table:table-cell office:value-type="float" office:value="6.959442">
                <text:p>6.9594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675858">
                <text:p>7.2675858</text:p>
              </table:table-cell>
              <table:table-cell office:value-type="float" office:value="6.964193">
                <text:p>6.9641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263469">
                <text:p>7.263469</text:p>
              </table:table-cell>
              <table:table-cell office:value-type="float" office:value="6.9689355">
                <text:p>6.96893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593427">
                <text:p>7.2593427</text:p>
              </table:table-cell>
              <table:table-cell office:value-type="float" office:value="6.973669">
                <text:p>6.9736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255206">
                <text:p>7.255206</text:p>
              </table:table-cell>
              <table:table-cell office:value-type="float" office:value="6.9783945">
                <text:p>6.97839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510595">
                <text:p>7.2510595</text:p>
              </table:table-cell>
              <table:table-cell office:value-type="float" office:value="6.9831114">
                <text:p>6.98311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2469034">
                <text:p>7.2469034</text:p>
              </table:table-cell>
              <table:table-cell office:value-type="float" office:value="6.987819">
                <text:p>6.9878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242738">
                <text:p>7.242738</text:p>
              </table:table-cell>
              <table:table-cell office:value-type="float" office:value="6.9925184">
                <text:p>6.99251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2385616">
                <text:p>7.2385616</text:p>
              </table:table-cell>
              <table:table-cell office:value-type="float" office:value="6.9972086">
                <text:p>6.99720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234376">
                <text:p>7.234376</text:p>
              </table:table-cell>
              <table:table-cell office:value-type="float" office:value="7.00189">
                <text:p>7.001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2301803">
                <text:p>7.2301803</text:p>
              </table:table-cell>
              <table:table-cell office:value-type="float" office:value="7.006563">
                <text:p>7.0065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225975">
                <text:p>7.225975</text:p>
              </table:table-cell>
              <table:table-cell office:value-type="float" office:value="7.011227">
                <text:p>7.0112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22176">
                <text:p>7.22176</text:p>
              </table:table-cell>
              <table:table-cell office:value-type="float" office:value="7.0158825">
                <text:p>7.01588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217535">
                <text:p>7.217535</text:p>
              </table:table-cell>
              <table:table-cell office:value-type="float" office:value="7.0205293">
                <text:p>7.02052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2133007">
                <text:p>7.2133007</text:p>
              </table:table-cell>
              <table:table-cell office:value-type="float" office:value="7.0251665">
                <text:p>7.02516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09057">
                <text:p>7.209057</text:p>
              </table:table-cell>
              <table:table-cell office:value-type="float" office:value="7.029795">
                <text:p>7.0297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2048025">
                <text:p>7.2048025</text:p>
              </table:table-cell>
              <table:table-cell office:value-type="float" office:value="7.0344152">
                <text:p>7.03441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200539">
                <text:p>7.200539</text:p>
              </table:table-cell>
              <table:table-cell office:value-type="float" office:value="7.0390263">
                <text:p>7.03902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196266">
                <text:p>7.196266</text:p>
              </table:table-cell>
              <table:table-cell office:value-type="float" office:value="7.043628">
                <text:p>7.0436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91983">
                <text:p>7.191983</text:p>
              </table:table-cell>
              <table:table-cell office:value-type="float" office:value="7.048221">
                <text:p>7.0482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876907">
                <text:p>7.1876907</text:p>
              </table:table-cell>
              <table:table-cell office:value-type="float" office:value="7.052805">
                <text:p>7.0528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833887">
                <text:p>7.1833887</text:p>
              </table:table-cell>
              <table:table-cell office:value-type="float" office:value="7.05738">
                <text:p>7.057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179077">
                <text:p>7.179077</text:p>
              </table:table-cell>
              <table:table-cell office:value-type="float" office:value="7.0619464">
                <text:p>7.06194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174756">
                <text:p>7.174756</text:p>
              </table:table-cell>
              <table:table-cell office:value-type="float" office:value="7.0665035">
                <text:p>7.06650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1704254">
                <text:p>7.1704254</text:p>
              </table:table-cell>
              <table:table-cell office:value-type="float" office:value="7.071051">
                <text:p>7.0710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1660852">
                <text:p>7.1660852</text:p>
              </table:table-cell>
              <table:table-cell office:value-type="float" office:value="7.07559">
                <text:p>7.075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1617355">
                <text:p>7.1617355</text:p>
              </table:table-cell>
              <table:table-cell office:value-type="float" office:value="7.08012">
                <text:p>7.080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573763">
                <text:p>7.1573763</text:p>
              </table:table-cell>
              <table:table-cell office:value-type="float" office:value="7.0846405">
                <text:p>7.08464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153008">
                <text:p>7.153008</text:p>
              </table:table-cell>
              <table:table-cell office:value-type="float" office:value="7.0891523">
                <text:p>7.08915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14863">
                <text:p>7.14863</text:p>
              </table:table-cell>
              <table:table-cell office:value-type="float" office:value="7.0936546">
                <text:p>7.09365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1442423">
                <text:p>7.1442423</text:p>
              </table:table-cell>
              <table:table-cell office:value-type="float" office:value="7.098148">
                <text:p>7.0981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39846">
                <text:p>7.139846</text:p>
              </table:table-cell>
              <table:table-cell office:value-type="float" office:value="7.1026316">
                <text:p>7.10263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1354394">
                <text:p>7.1354394</text:p>
              </table:table-cell>
              <table:table-cell office:value-type="float" office:value="7.1071067">
                <text:p>7.10710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131024">
                <text:p>7.131024</text:p>
              </table:table-cell>
              <table:table-cell office:value-type="float" office:value="7.1115723">
                <text:p>7.11157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265993">
                <text:p>7.1265993</text:p>
              </table:table-cell>
              <table:table-cell office:value-type="float" office:value="7.116029">
                <text:p>7.1160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221647">
                <text:p>7.1221647</text:p>
              </table:table-cell>
              <table:table-cell office:value-type="float" office:value="7.120476">
                <text:p>7.1204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1177216">
                <text:p>7.1177216</text:p>
              </table:table-cell>
              <table:table-cell office:value-type="float" office:value="7.124913">
                <text:p>7.1249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1132684">
                <text:p>7.1132684</text:p>
              </table:table-cell>
              <table:table-cell office:value-type="float" office:value="7.1293416">
                <text:p>7.12934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1088066">
                <text:p>7.1088066</text:p>
              </table:table-cell>
              <table:table-cell office:value-type="float" office:value="7.1337605">
                <text:p>7.13376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104335">
                <text:p>7.104335</text:p>
              </table:table-cell>
              <table:table-cell office:value-type="float" office:value="7.1381707">
                <text:p>7.13817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0998545">
                <text:p>7.0998545</text:p>
              </table:table-cell>
              <table:table-cell office:value-type="float" office:value="7.142571">
                <text:p>7.1425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095365">
                <text:p>7.095365</text:p>
              </table:table-cell>
              <table:table-cell office:value-type="float" office:value="7.146962">
                <text:p>7.1469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090866">
                <text:p>7.090866</text:p>
              </table:table-cell>
              <table:table-cell office:value-type="float" office:value="7.1513433">
                <text:p>7.15134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086358">
                <text:p>7.086358</text:p>
              </table:table-cell>
              <table:table-cell office:value-type="float" office:value="7.155716">
                <text:p>7.1557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081841">
                <text:p>7.081841</text:p>
              </table:table-cell>
              <table:table-cell office:value-type="float" office:value="7.1600785">
                <text:p>7.16007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0773144">
                <text:p>7.0773144</text:p>
              </table:table-cell>
              <table:table-cell office:value-type="float" office:value="7.1644316">
                <text:p>7.16443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072779">
                <text:p>7.072779</text:p>
              </table:table-cell>
              <table:table-cell office:value-type="float" office:value="7.1687756">
                <text:p>7.16877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0682344">
                <text:p>7.0682344</text:p>
              </table:table-cell>
              <table:table-cell office:value-type="float" office:value="7.1731095">
                <text:p>7.17310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0636806">
                <text:p>7.0636806</text:p>
              </table:table-cell>
              <table:table-cell office:value-type="float" office:value="7.1774344">
                <text:p>7.17743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0591183">
                <text:p>7.0591183</text:p>
              </table:table-cell>
              <table:table-cell office:value-type="float" office:value="7.18175">
                <text:p>7.181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054547">
                <text:p>7.054547</text:p>
              </table:table-cell>
              <table:table-cell office:value-type="float" office:value="7.186055">
                <text:p>7.1860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0499663">
                <text:p>7.0499663</text:p>
              </table:table-cell>
              <table:table-cell office:value-type="float" office:value="7.1903515">
                <text:p>7.19035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0453763">
                <text:p>7.0453763</text:p>
              </table:table-cell>
              <table:table-cell office:value-type="float" office:value="7.194638">
                <text:p>7.1946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040778">
                <text:p>7.040778</text:p>
              </table:table-cell>
              <table:table-cell office:value-type="float" office:value="7.1989145">
                <text:p>7.19891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0361705">
                <text:p>7.0361705</text:p>
              </table:table-cell>
              <table:table-cell office:value-type="float" office:value="7.2031817">
                <text:p>7.20318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031554">
                <text:p>7.031554</text:p>
              </table:table-cell>
              <table:table-cell office:value-type="float" office:value="7.2074394">
                <text:p>7.20743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0269284">
                <text:p>7.0269284</text:p>
              </table:table-cell>
              <table:table-cell office:value-type="float" office:value="7.211687">
                <text:p>7.2116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0222945">
                <text:p>7.0222945</text:p>
              </table:table-cell>
              <table:table-cell office:value-type="float" office:value="7.215925">
                <text:p>7.2159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017651">
                <text:p>7.017651</text:p>
              </table:table-cell>
              <table:table-cell office:value-type="float" office:value="7.220154">
                <text:p>7.2201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0129995">
                <text:p>7.0129995</text:p>
              </table:table-cell>
              <table:table-cell office:value-type="float" office:value="7.224373">
                <text:p>7.2243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0083385">
                <text:p>7.0083385</text:p>
              </table:table-cell>
              <table:table-cell office:value-type="float" office:value="7.2285814">
                <text:p>7.22858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003669">
                <text:p>7.003669</text:p>
              </table:table-cell>
              <table:table-cell office:value-type="float" office:value="7.232781">
                <text:p>7.2327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9989905">
                <text:p>6.9989905</text:p>
              </table:table-cell>
              <table:table-cell office:value-type="float" office:value="7.2369704">
                <text:p>7.23697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9943037">
                <text:p>6.9943037</text:p>
              </table:table-cell>
              <table:table-cell office:value-type="float" office:value="7.24115">
                <text:p>7.241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989608">
                <text:p>6.989608</text:p>
              </table:table-cell>
              <table:table-cell office:value-type="float" office:value="7.24532">
                <text:p>7.245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984903">
                <text:p>6.984903</text:p>
              </table:table-cell>
              <table:table-cell office:value-type="float" office:value="7.24948">
                <text:p>7.249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98019">
                <text:p>6.98019</text:p>
              </table:table-cell>
              <table:table-cell office:value-type="float" office:value="7.2536297">
                <text:p>7.25362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9754677">
                <text:p>6.9754677</text:p>
              </table:table-cell>
              <table:table-cell office:value-type="float" office:value="7.25777">
                <text:p>7.257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9707375">
                <text:p>6.9707375</text:p>
              </table:table-cell>
              <table:table-cell office:value-type="float" office:value="7.261901">
                <text:p>7.2619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965998">
                <text:p>6.965998</text:p>
              </table:table-cell>
              <table:table-cell office:value-type="float" office:value="7.266021">
                <text:p>7.2660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9612503">
                <text:p>6.9612503</text:p>
              </table:table-cell>
              <table:table-cell office:value-type="float" office:value="7.2701316">
                <text:p>7.27013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956494">
                <text:p>6.956494</text:p>
              </table:table-cell>
              <table:table-cell office:value-type="float" office:value="7.274232">
                <text:p>7.2742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951729">
                <text:p>6.951729</text:p>
              </table:table-cell>
              <table:table-cell office:value-type="float" office:value="7.278323">
                <text:p>7.2783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46955">
                <text:p>6.946955</text:p>
              </table:table-cell>
              <table:table-cell office:value-type="float" office:value="7.2824035">
                <text:p>7.28240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942173">
                <text:p>6.942173</text:p>
              </table:table-cell>
              <table:table-cell office:value-type="float" office:value="7.286474">
                <text:p>7.2864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9373827">
                <text:p>6.9373827</text:p>
              </table:table-cell>
              <table:table-cell office:value-type="float" office:value="7.2905345">
                <text:p>7.29053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9325833">
                <text:p>6.9325833</text:p>
              </table:table-cell>
              <table:table-cell office:value-type="float" office:value="7.294585">
                <text:p>7.2945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27776">
                <text:p>6.927776</text:p>
              </table:table-cell>
              <table:table-cell office:value-type="float" office:value="7.2986255">
                <text:p>7.29862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92296">
                <text:p>6.92296</text:p>
              </table:table-cell>
              <table:table-cell office:value-type="float" office:value="7.302656">
                <text:p>7.3026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9181356">
                <text:p>6.9181356</text:p>
              </table:table-cell>
              <table:table-cell office:value-type="float" office:value="7.3066764">
                <text:p>7.30667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9133024">
                <text:p>6.9133024</text:p>
              </table:table-cell>
              <table:table-cell office:value-type="float" office:value="7.310687">
                <text:p>7.3106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9084616">
                <text:p>6.9084616</text:p>
              </table:table-cell>
              <table:table-cell office:value-type="float" office:value="7.314687">
                <text:p>7.3146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903612">
                <text:p>6.903612</text:p>
              </table:table-cell>
              <table:table-cell office:value-type="float" office:value="7.318677">
                <text:p>7.3186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898754">
                <text:p>6.898754</text:p>
              </table:table-cell>
              <table:table-cell office:value-type="float" office:value="7.3226566">
                <text:p>7.32265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8938875">
                <text:p>6.8938875</text:p>
              </table:table-cell>
              <table:table-cell office:value-type="float" office:value="7.3266263">
                <text:p>7.32662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8890133">
                <text:p>6.8890133</text:p>
              </table:table-cell>
              <table:table-cell office:value-type="float" office:value="7.3305855">
                <text:p>7.33058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8841305">
                <text:p>6.8841305</text:p>
              </table:table-cell>
              <table:table-cell office:value-type="float" office:value="7.3345346">
                <text:p>7.33453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879239">
                <text:p>6.879239</text:p>
              </table:table-cell>
              <table:table-cell office:value-type="float" office:value="7.338474">
                <text:p>7.3384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87434">
                <text:p>6.87434</text:p>
              </table:table-cell>
              <table:table-cell office:value-type="float" office:value="7.3424025">
                <text:p>7.34240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8694324">
                <text:p>6.8694324</text:p>
              </table:table-cell>
              <table:table-cell office:value-type="float" office:value="7.346321">
                <text:p>7.3463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8645167">
                <text:p>6.8645167</text:p>
              </table:table-cell>
              <table:table-cell office:value-type="float" office:value="7.3502293">
                <text:p>7.35022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8595924">
                <text:p>6.8595924</text:p>
              </table:table-cell>
              <table:table-cell office:value-type="float" office:value="7.3541274">
                <text:p>7.35412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8546605">
                <text:p>6.8546605</text:p>
              </table:table-cell>
              <table:table-cell office:value-type="float" office:value="7.358015">
                <text:p>7.3580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8497205">
                <text:p>6.8497205</text:p>
              </table:table-cell>
              <table:table-cell office:value-type="float" office:value="7.361892">
                <text:p>7.3618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8447723">
                <text:p>6.8447723</text:p>
              </table:table-cell>
              <table:table-cell office:value-type="float" office:value="7.365759">
                <text:p>7.3657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839816">
                <text:p>6.839816</text:p>
              </table:table-cell>
              <table:table-cell office:value-type="float" office:value="7.3696156">
                <text:p>7.36961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8348513">
                <text:p>6.8348513</text:p>
              </table:table-cell>
              <table:table-cell office:value-type="float" office:value="7.3734617">
                <text:p>7.37346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829879">
                <text:p>6.829879</text:p>
              </table:table-cell>
              <table:table-cell office:value-type="float" office:value="7.3772974">
                <text:p>7.37729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8248987">
                <text:p>6.8248987</text:p>
              </table:table-cell>
              <table:table-cell office:value-type="float" office:value="7.3811226">
                <text:p>7.38112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81991">
                <text:p>6.81991</text:p>
              </table:table-cell>
              <table:table-cell office:value-type="float" office:value="7.384938">
                <text:p>7.3849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8149137">
                <text:p>6.8149137</text:p>
              </table:table-cell>
              <table:table-cell office:value-type="float" office:value="7.388742">
                <text:p>7.3887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809909">
                <text:p>6.809909</text:p>
              </table:table-cell>
              <table:table-cell office:value-type="float" office:value="7.392536">
                <text:p>7.3925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804897">
                <text:p>6.804897</text:p>
              </table:table-cell>
              <table:table-cell office:value-type="float" office:value="7.3963194">
                <text:p>7.396319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799876">
                <text:p>6.799876</text:p>
              </table:table-cell>
              <table:table-cell office:value-type="float" office:value="7.4000926">
                <text:p>7.40009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7948484">
                <text:p>6.7948484</text:p>
              </table:table-cell>
              <table:table-cell office:value-type="float" office:value="7.4038553">
                <text:p>7.40385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789812">
                <text:p>6.789812</text:p>
              </table:table-cell>
              <table:table-cell office:value-type="float" office:value="7.407607">
                <text:p>7.4076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7847686">
                <text:p>6.7847686</text:p>
              </table:table-cell>
              <table:table-cell office:value-type="float" office:value="7.4113483">
                <text:p>7.41134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779717">
                <text:p>6.779717</text:p>
              </table:table-cell>
              <table:table-cell office:value-type="float" office:value="7.415079">
                <text:p>7.4150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7746572">
                <text:p>6.7746572</text:p>
              </table:table-cell>
              <table:table-cell office:value-type="float" office:value="7.4187994">
                <text:p>7.41879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7695904">
                <text:p>6.7695904</text:p>
              </table:table-cell>
              <table:table-cell office:value-type="float" office:value="7.422509">
                <text:p>7.4225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7645154">
                <text:p>6.7645154</text:p>
              </table:table-cell>
              <table:table-cell office:value-type="float" office:value="7.426208">
                <text:p>7.4262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7594323">
                <text:p>6.7594323</text:p>
              </table:table-cell>
              <table:table-cell office:value-type="float" office:value="7.4298964">
                <text:p>7.42989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754342">
                <text:p>6.754342</text:p>
              </table:table-cell>
              <table:table-cell office:value-type="float" office:value="7.433574">
                <text:p>7.4335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7492437">
                <text:p>6.7492437</text:p>
              </table:table-cell>
              <table:table-cell office:value-type="float" office:value="7.4372416">
                <text:p>7.43724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744138">
                <text:p>6.744138</text:p>
              </table:table-cell>
              <table:table-cell office:value-type="float" office:value="7.440898">
                <text:p>7.4408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7390246">
                <text:p>6.7390246</text:p>
              </table:table-cell>
              <table:table-cell office:value-type="float" office:value="7.4445434">
                <text:p>7.44454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733904">
                <text:p>6.733904</text:p>
              </table:table-cell>
              <table:table-cell office:value-type="float" office:value="7.4481783">
                <text:p>7.44817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728775">
                <text:p>6.728775</text:p>
              </table:table-cell>
              <table:table-cell office:value-type="float" office:value="7.4518027">
                <text:p>7.45180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7236385">
                <text:p>6.7236385</text:p>
              </table:table-cell>
              <table:table-cell office:value-type="float" office:value="7.455416">
                <text:p>7.4554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7184954">
                <text:p>6.7184954</text:p>
              </table:table-cell>
              <table:table-cell office:value-type="float" office:value="7.4590187">
                <text:p>7.45901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7133436">
                <text:p>6.7133436</text:p>
              </table:table-cell>
              <table:table-cell office:value-type="float" office:value="7.462611">
                <text:p>7.4626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7081847">
                <text:p>6.7081847</text:p>
              </table:table-cell>
              <table:table-cell office:value-type="float" office:value="7.4661922">
                <text:p>7.46619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7030187">
                <text:p>6.7030187</text:p>
              </table:table-cell>
              <table:table-cell office:value-type="float" office:value="7.469763">
                <text:p>7.4697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697845">
                <text:p>6.697845</text:p>
              </table:table-cell>
              <table:table-cell office:value-type="float" office:value="7.473322">
                <text:p>7.4733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6926637">
                <text:p>6.6926637</text:p>
              </table:table-cell>
              <table:table-cell office:value-type="float" office:value="7.476871">
                <text:p>7.47687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687475">
                <text:p>6.687475</text:p>
              </table:table-cell>
              <table:table-cell office:value-type="float" office:value="7.4804087">
                <text:p>7.48040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682279">
                <text:p>6.682279</text:p>
              </table:table-cell>
              <table:table-cell office:value-type="float" office:value="7.483936">
                <text:p>7.4839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6770754">
                <text:p>6.6770754</text:p>
              </table:table-cell>
              <table:table-cell office:value-type="float" office:value="7.487452">
                <text:p>7.4874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671865">
                <text:p>6.671865</text:p>
              </table:table-cell>
              <table:table-cell office:value-type="float" office:value="7.4909573">
                <text:p>7.49095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666647">
                <text:p>6.666647</text:p>
              </table:table-cell>
              <table:table-cell office:value-type="float" office:value="7.4944515">
                <text:p>7.49445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6614213">
                <text:p>6.6614213</text:p>
              </table:table-cell>
              <table:table-cell office:value-type="float" office:value="7.4979353">
                <text:p>7.49793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656189">
                <text:p>6.656189</text:p>
              </table:table-cell>
              <table:table-cell office:value-type="float" office:value="7.5014076">
                <text:p>7.50140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6509485">
                <text:p>6.6509485</text:p>
              </table:table-cell>
              <table:table-cell office:value-type="float" office:value="7.504869">
                <text:p>7.5048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6457014">
                <text:p>6.6457014</text:p>
              </table:table-cell>
              <table:table-cell office:value-type="float" office:value="7.5083194">
                <text:p>7.50831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640447">
                <text:p>6.640447</text:p>
              </table:table-cell>
              <table:table-cell office:value-type="float" office:value="7.511759">
                <text:p>7.5117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6351857">
                <text:p>6.6351857</text:p>
              </table:table-cell>
              <table:table-cell office:value-type="float" office:value="7.5151873">
                <text:p>7.515187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629917">
                <text:p>6.629917</text:p>
              </table:table-cell>
              <table:table-cell office:value-type="float" office:value="7.5186048">
                <text:p>7.51860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624641">
                <text:p>6.624641</text:p>
              </table:table-cell>
              <table:table-cell office:value-type="float" office:value="7.5220113">
                <text:p>7.52201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619358">
                <text:p>6.619358</text:p>
              </table:table-cell>
              <table:table-cell office:value-type="float" office:value="7.525407">
                <text:p>7.5254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614068">
                <text:p>6.614068</text:p>
              </table:table-cell>
              <table:table-cell office:value-type="float" office:value="7.5287914">
                <text:p>7.52879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608771">
                <text:p>6.608771</text:p>
              </table:table-cell>
              <table:table-cell office:value-type="float" office:value="7.5321646">
                <text:p>7.53216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603467">
                <text:p>6.603467</text:p>
              </table:table-cell>
              <table:table-cell office:value-type="float" office:value="7.5355263">
                <text:p>7.53552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5981555">
                <text:p>6.5981555</text:p>
              </table:table-cell>
              <table:table-cell office:value-type="float" office:value="7.5388775">
                <text:p>7.53887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5928373">
                <text:p>6.5928373</text:p>
              </table:table-cell>
              <table:table-cell office:value-type="float" office:value="7.5422173">
                <text:p>7.5422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587512">
                <text:p>6.587512</text:p>
              </table:table-cell>
              <table:table-cell office:value-type="float" office:value="7.545546">
                <text:p>7.5455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58218">
                <text:p>6.58218</text:p>
              </table:table-cell>
              <table:table-cell office:value-type="float" office:value="7.548864">
                <text:p>7.5488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576841">
                <text:p>6.576841</text:p>
              </table:table-cell>
              <table:table-cell office:value-type="float" office:value="7.5521703">
                <text:p>7.55217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571495">
                <text:p>6.571495</text:p>
              </table:table-cell>
              <table:table-cell office:value-type="float" office:value="7.5554657">
                <text:p>7.55546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566142">
                <text:p>6.566142</text:p>
              </table:table-cell>
              <table:table-cell office:value-type="float" office:value="7.558749">
                <text:p>7.5587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5607824">
                <text:p>6.5607824</text:p>
              </table:table-cell>
              <table:table-cell office:value-type="float" office:value="7.562022">
                <text:p>7.5620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555416">
                <text:p>6.555416</text:p>
              </table:table-cell>
              <table:table-cell office:value-type="float" office:value="7.565284">
                <text:p>7.5652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550042">
                <text:p>6.550042</text:p>
              </table:table-cell>
              <table:table-cell office:value-type="float" office:value="7.5685344">
                <text:p>7.56853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544662">
                <text:p>6.544662</text:p>
              </table:table-cell>
              <table:table-cell office:value-type="float" office:value="7.5717735">
                <text:p>7.57177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539275">
                <text:p>6.539275</text:p>
              </table:table-cell>
              <table:table-cell office:value-type="float" office:value="7.5750012">
                <text:p>7.575001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533881">
                <text:p>6.533881</text:p>
              </table:table-cell>
              <table:table-cell office:value-type="float" office:value="7.578218">
                <text:p>7.5782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528481">
                <text:p>6.528481</text:p>
              </table:table-cell>
              <table:table-cell office:value-type="float" office:value="7.5814233">
                <text:p>7.58142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523074">
                <text:p>6.523074</text:p>
              </table:table-cell>
              <table:table-cell office:value-type="float" office:value="7.584617">
                <text:p>7.5846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51766">
                <text:p>6.51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.5122395">
                <text:p>6.5122395</text:p>
              </table:table-cell>
              <table:table-cell office:value-type="float" office:value="7.590971">
                <text:p>7.5909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5068126">
                <text:p>6.5068126</text:p>
              </table:table-cell>
              <table:table-cell office:value-type="float" office:value="7.5941315">
                <text:p>7.59413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501379">
                <text:p>6.501379</text:p>
              </table:table-cell>
              <table:table-cell office:value-type="float" office:value="7.5972795">
                <text:p>7.59727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.495939">
                <text:p>6.495939</text:p>
              </table:table-cell>
              <table:table-cell office:value-type="float" office:value="7.600417">
                <text:p>7.6004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.490492">
                <text:p>6.490492</text:p>
              </table:table-cell>
              <table:table-cell office:value-type="float" office:value="7.6035423">
                <text:p>7.60354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.4850388">
                <text:p>6.4850388</text:p>
              </table:table-cell>
              <table:table-cell office:value-type="float" office:value="7.606657">
                <text:p>7.6066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.4795785">
                <text:p>6.4795785</text:p>
              </table:table-cell>
              <table:table-cell office:value-type="float" office:value="7.6097603">
                <text:p>7.60976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.4741125">
                <text:p>6.4741125</text:p>
              </table:table-cell>
              <table:table-cell office:value-type="float" office:value="7.6128516">
                <text:p>7.61285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.4686394">
                <text:p>6.4686394</text:p>
              </table:table-cell>
              <table:table-cell office:value-type="float" office:value="7.6159315">
                <text:p>7.61593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4631605">
                <text:p>6.4631605</text:p>
              </table:table-cell>
              <table:table-cell office:value-type="float" office:value="7.6190004">
                <text:p>7.61900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4576745">
                <text:p>6.4576745</text:p>
              </table:table-cell>
              <table:table-cell office:value-type="float" office:value="7.622057">
                <text:p>7.6220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452183">
                <text:p>6.452183</text:p>
              </table:table-cell>
              <table:table-cell office:value-type="float" office:value="7.625103">
                <text:p>7.6251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4466844">
                <text:p>6.4466844</text:p>
              </table:table-cell>
              <table:table-cell office:value-type="float" office:value="7.628137">
                <text:p>7.6281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4411793">
                <text:p>6.4411793</text:p>
              </table:table-cell>
              <table:table-cell office:value-type="float" office:value="7.63116">
                <text:p>7.631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4356685">
                <text:p>6.4356685</text:p>
              </table:table-cell>
              <table:table-cell office:value-type="float" office:value="7.6341705">
                <text:p>7.63417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430151">
                <text:p>6.430151</text:p>
              </table:table-cell>
              <table:table-cell office:value-type="float" office:value="7.6371703">
                <text:p>7.63717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4246273">
                <text:p>6.4246273</text:p>
              </table:table-cell>
              <table:table-cell office:value-type="float" office:value="7.6401587">
                <text:p>7.64015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419098">
                <text:p>6.419098</text:p>
              </table:table-cell>
              <table:table-cell office:value-type="float" office:value="7.643135">
                <text:p>7.6431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413562">
                <text:p>6.413562</text:p>
              </table:table-cell>
              <table:table-cell office:value-type="float" office:value="7.6460996">
                <text:p>7.64609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408019">
                <text:p>6.408019</text:p>
              </table:table-cell>
              <table:table-cell office:value-type="float" office:value="7.649053">
                <text:p>7.6490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4024706">
                <text:p>6.4024706</text:p>
              </table:table-cell>
              <table:table-cell office:value-type="float" office:value="7.6519947">
                <text:p>7.65199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3969164">
                <text:p>6.3969164</text:p>
              </table:table-cell>
              <table:table-cell office:value-type="float" office:value="7.6549244">
                <text:p>7.65492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3913555">
                <text:p>6.3913555</text:p>
              </table:table-cell>
              <table:table-cell office:value-type="float" office:value="7.657843">
                <text:p>7.6578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385789">
                <text:p>6.385789</text:p>
              </table:table-cell>
              <table:table-cell office:value-type="float" office:value="7.6607494">
                <text:p>7.66074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380216">
                <text:p>6.380216</text:p>
              </table:table-cell>
              <table:table-cell office:value-type="float" office:value="7.663645">
                <text:p>7.6636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374637">
                <text:p>6.374637</text:p>
              </table:table-cell>
              <table:table-cell office:value-type="float" office:value="7.666528">
                <text:p>7.6665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369052">
                <text:p>6.369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363461">
                <text:p>6.363461</text:p>
              </table:table-cell>
              <table:table-cell office:value-type="float" office:value="7.6722603">
                <text:p>7.67226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3578644">
                <text:p>6.3578644</text:p>
              </table:table-cell>
              <table:table-cell office:value-type="float" office:value="7.6751084">
                <text:p>7.67510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3522615">
                <text:p>6.3522615</text:p>
              </table:table-cell>
              <table:table-cell office:value-type="float" office:value="7.677945">
                <text:p>7.67794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3466525">
                <text:p>6.3466525</text:p>
              </table:table-cell>
              <table:table-cell office:value-type="float" office:value="7.68077">
                <text:p>7.680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3410378">
                <text:p>6.3410378</text:p>
              </table:table-cell>
              <table:table-cell office:value-type="float" office:value="7.683583">
                <text:p>7.6835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3354173">
                <text:p>6.3354173</text:p>
              </table:table-cell>
              <table:table-cell office:value-type="float" office:value="7.686384">
                <text:p>7.6863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329791">
                <text:p>6.329791</text:p>
              </table:table-cell>
              <table:table-cell office:value-type="float" office:value="7.6891737">
                <text:p>7.68917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3241587">
                <text:p>6.3241587</text:p>
              </table:table-cell>
              <table:table-cell office:value-type="float" office:value="7.6919518">
                <text:p>7.69195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3185205">
                <text:p>6.3185205</text:p>
              </table:table-cell>
              <table:table-cell office:value-type="float" office:value="7.694718">
                <text:p>7.6947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3128767">
                <text:p>6.3128767</text:p>
              </table:table-cell>
              <table:table-cell office:value-type="float" office:value="7.6974716">
                <text:p>7.69747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307227">
                <text:p>6.307227</text:p>
              </table:table-cell>
              <table:table-cell office:value-type="float" office:value="7.7002144">
                <text:p>7.70021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301572">
                <text:p>6.301572</text:p>
              </table:table-cell>
              <table:table-cell office:value-type="float" office:value="7.7029448">
                <text:p>7.70294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295911">
                <text:p>6.295911</text:p>
              </table:table-cell>
              <table:table-cell office:value-type="float" office:value="7.7056637">
                <text:p>7.70566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290244">
                <text:p>6.290244</text:p>
              </table:table-cell>
              <table:table-cell office:value-type="float" office:value="7.70837">
                <text:p>7.708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284572">
                <text:p>6.284572</text:p>
              </table:table-cell>
              <table:table-cell office:value-type="float" office:value="7.7110653">
                <text:p>7.71106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2788944">
                <text:p>6.2788944</text:p>
              </table:table-cell>
              <table:table-cell office:value-type="float" office:value="7.713748">
                <text:p>7.7137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2732105">
                <text:p>6.2732105</text:p>
              </table:table-cell>
              <table:table-cell office:value-type="float" office:value="7.716419">
                <text:p>7.7164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2675214">
                <text:p>6.2675214</text:p>
              </table:table-cell>
              <table:table-cell office:value-type="float" office:value="7.719079">
                <text:p>7.7190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2618265">
                <text:p>6.2618265</text:p>
              </table:table-cell>
              <table:table-cell office:value-type="float" office:value="7.7217264">
                <text:p>7.72172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2561264">
                <text:p>6.2561264</text:p>
              </table:table-cell>
              <table:table-cell office:value-type="float" office:value="7.7243614">
                <text:p>7.72436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2504206">
                <text:p>6.2504206</text:p>
              </table:table-cell>
              <table:table-cell office:value-type="float" office:value="7.726985">
                <text:p>7.7269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2447095">
                <text:p>6.2447095</text:p>
              </table:table-cell>
              <table:table-cell office:value-type="float" office:value="7.7295966">
                <text:p>7.72959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2389927">
                <text:p>6.2389927</text:p>
              </table:table-cell>
              <table:table-cell office:value-type="float" office:value="7.7321963">
                <text:p>7.73219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2332706">
                <text:p>6.2332706</text:p>
              </table:table-cell>
              <table:table-cell office:value-type="float" office:value="7.734784">
                <text:p>7.7347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227543">
                <text:p>6.227543</text:p>
              </table:table-cell>
              <table:table-cell office:value-type="float" office:value="7.73736">
                <text:p>7.737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2218103">
                <text:p>6.2218103</text:p>
              </table:table-cell>
              <table:table-cell office:value-type="float" office:value="7.7399235">
                <text:p>7.739923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216072">
                <text:p>6.216072</text:p>
              </table:table-cell>
              <table:table-cell office:value-type="float" office:value="7.742475">
                <text:p>7.7424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2103286">
                <text:p>6.2103286</text:p>
              </table:table-cell>
              <table:table-cell office:value-type="float" office:value="7.7450147">
                <text:p>7.74501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2045794">
                <text:p>6.2045794</text:p>
              </table:table-cell>
              <table:table-cell office:value-type="float" office:value="7.7475424">
                <text:p>7.74754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1988254">
                <text:p>6.1988254</text:p>
              </table:table-cell>
              <table:table-cell office:value-type="float" office:value="7.7500577">
                <text:p>7.75005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1930656">
                <text:p>6.1930656</text:p>
              </table:table-cell>
              <table:table-cell office:value-type="float" office:value="7.7525616">
                <text:p>7.752561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187301">
                <text:p>6.187301</text:p>
              </table:table-cell>
              <table:table-cell office:value-type="float" office:value="7.7550526">
                <text:p>7.75505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1815314">
                <text:p>6.1815314</text:p>
              </table:table-cell>
              <table:table-cell office:value-type="float" office:value="7.757532">
                <text:p>7.7575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1757565">
                <text:p>6.1757565</text:p>
              </table:table-cell>
              <table:table-cell office:value-type="float" office:value="7.7599993">
                <text:p>7.75999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169976">
                <text:p>6.169976</text:p>
              </table:table-cell>
              <table:table-cell office:value-type="float" office:value="7.7624545">
                <text:p>7.76245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164191">
                <text:p>6.164191</text:p>
              </table:table-cell>
              <table:table-cell office:value-type="float" office:value="7.764898">
                <text:p>7.7648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1584005">
                <text:p>6.1584005</text:p>
              </table:table-cell>
              <table:table-cell office:value-type="float" office:value="7.7673287">
                <text:p>7.76732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152605">
                <text:p>6.152605</text:p>
              </table:table-cell>
              <table:table-cell office:value-type="float" office:value="7.7697477">
                <text:p>7.76974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146805">
                <text:p>6.146805</text:p>
              </table:table-cell>
              <table:table-cell office:value-type="float" office:value="7.7721543">
                <text:p>7.77215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140999">
                <text:p>6.140999</text:p>
              </table:table-cell>
              <table:table-cell office:value-type="float" office:value="7.774549">
                <text:p>7.7745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1351886">
                <text:p>6.1351886</text:p>
              </table:table-cell>
              <table:table-cell office:value-type="float" office:value="7.7769313">
                <text:p>7.77693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129373">
                <text:p>6.129373</text:p>
              </table:table-cell>
              <table:table-cell office:value-type="float" office:value="7.7793016">
                <text:p>7.77930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1235523">
                <text:p>6.1235523</text:p>
              </table:table-cell>
              <table:table-cell office:value-type="float" office:value="7.7816596">
                <text:p>7.78165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117727">
                <text:p>6.117727</text:p>
              </table:table-cell>
              <table:table-cell office:value-type="float" office:value="7.784005">
                <text:p>7.7840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1118965">
                <text:p>6.1118965</text:p>
              </table:table-cell>
              <table:table-cell office:value-type="float" office:value="7.7863393">
                <text:p>7.78633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106062">
                <text:p>6.106062</text:p>
              </table:table-cell>
              <table:table-cell office:value-type="float" office:value="7.7886605">
                <text:p>7.788660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1002216">
                <text:p>6.1002216</text:p>
              </table:table-cell>
              <table:table-cell office:value-type="float" office:value="7.79097">
                <text:p>7.790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0943766">
                <text:p>6.0943766</text:p>
              </table:table-cell>
              <table:table-cell office:value-type="float" office:value="7.793267">
                <text:p>7.7932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0885267">
                <text:p>6.0885267</text:p>
              </table:table-cell>
              <table:table-cell office:value-type="float" office:value="7.795552">
                <text:p>7.7955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0826726">
                <text:p>6.0826726</text:p>
              </table:table-cell>
              <table:table-cell office:value-type="float" office:value="7.797824">
                <text:p>7.7978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0768137">
                <text:p>6.0768137</text:p>
              </table:table-cell>
              <table:table-cell office:value-type="float" office:value="7.800084">
                <text:p>7.8000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0709496">
                <text:p>6.0709496</text:p>
              </table:table-cell>
              <table:table-cell office:value-type="float" office:value="7.8023324">
                <text:p>7.80233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065081">
                <text:p>6.065081</text:p>
              </table:table-cell>
              <table:table-cell office:value-type="float" office:value="7.8045683">
                <text:p>7.804568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059208">
                <text:p>6.059208</text:p>
              </table:table-cell>
              <table:table-cell office:value-type="float" office:value="7.8067913">
                <text:p>7.80679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0533304">
                <text:p>6.0533304</text:p>
              </table:table-cell>
              <table:table-cell office:value-type="float" office:value="7.809003">
                <text:p>7.8090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047447">
                <text:p>6.047447</text:p>
              </table:table-cell>
              <table:table-cell office:value-type="float" office:value="7.8112016">
                <text:p>7.81120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04156">
                <text:p>6.04156</text:p>
              </table:table-cell>
              <table:table-cell office:value-type="float" office:value="7.813388">
                <text:p>7.8133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035669">
                <text:p>6.035669</text:p>
              </table:table-cell>
              <table:table-cell office:value-type="float" office:value="7.8155622">
                <text:p>7.81556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0297728">
                <text:p>6.0297728</text:p>
              </table:table-cell>
              <table:table-cell office:value-type="float" office:value="7.8177238">
                <text:p>7.81772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023872">
                <text:p>6.023872</text:p>
              </table:table-cell>
              <table:table-cell office:value-type="float" office:value="7.8198733">
                <text:p>7.81987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0179667">
                <text:p>6.0179667</text:p>
              </table:table-cell>
              <table:table-cell office:value-type="float" office:value="7.8220105">
                <text:p>7.82201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0120573">
                <text:p>6.0120573</text:p>
              </table:table-cell>
              <table:table-cell office:value-type="float" office:value="7.8241353">
                <text:p>7.82413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006143">
                <text:p>6.006143</text:p>
              </table:table-cell>
              <table:table-cell office:value-type="float" office:value="7.8262477">
                <text:p>7.82624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0002246">
                <text:p>6.0002246</text:p>
              </table:table-cell>
              <table:table-cell office:value-type="float" office:value="7.8283477">
                <text:p>7.828347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994302">
                <text:p>5.994302</text:p>
              </table:table-cell>
              <table:table-cell office:value-type="float" office:value="7.8304353">
                <text:p>7.83043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883747">
                <text:p>5.9883747</text:p>
              </table:table-cell>
              <table:table-cell office:value-type="float" office:value="7.8325105">
                <text:p>7.832510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82443">
                <text:p>5.982443</text:p>
              </table:table-cell>
              <table:table-cell office:value-type="float" office:value="7.8345733">
                <text:p>7.83457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76507">
                <text:p>5.976507</text:p>
              </table:table-cell>
              <table:table-cell office:value-type="float" office:value="7.8366237">
                <text:p>7.83662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705667">
                <text:p>5.9705667</text:p>
              </table:table-cell>
              <table:table-cell office:value-type="float" office:value="7.8386617">
                <text:p>7.83866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646225">
                <text:p>5.9646225</text:p>
              </table:table-cell>
              <table:table-cell office:value-type="float" office:value="7.8406873">
                <text:p>7.84068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8674">
                <text:p>5.95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2721">
                <text:p>5.952721</text:p>
              </table:table-cell>
              <table:table-cell office:value-type="float" office:value="7.844701">
                <text:p>7.8447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46764">
                <text:p>5.946764</text:p>
              </table:table-cell>
              <table:table-cell office:value-type="float" office:value="7.8466887">
                <text:p>7.846688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40803">
                <text:p>5.940803</text:p>
              </table:table-cell>
              <table:table-cell office:value-type="float" office:value="7.8486643">
                <text:p>7.84866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34838">
                <text:p>5.934838</text:p>
              </table:table-cell>
              <table:table-cell office:value-type="float" office:value="7.850628">
                <text:p>7.8506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288683">
                <text:p>5.9288683</text:p>
              </table:table-cell>
              <table:table-cell office:value-type="float" office:value="7.852578">
                <text:p>7.8525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.922895">
                <text:p>5.922895</text:p>
              </table:table-cell>
              <table:table-cell office:value-type="float" office:value="7.8545165">
                <text:p>7.85451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.916918">
                <text:p>5.916918</text:p>
              </table:table-cell>
              <table:table-cell office:value-type="float" office:value="7.8564425">
                <text:p>7.85644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.9109364">
                <text:p>5.9109364</text:p>
              </table:table-cell>
              <table:table-cell office:value-type="float" office:value="7.8583555">
                <text:p>7.85835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.9049506">
                <text:p>5.9049506</text:p>
              </table:table-cell>
              <table:table-cell office:value-type="float" office:value="7.860256">
                <text:p>7.8602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.898961">
                <text:p>5.898961</text:p>
              </table:table-cell>
              <table:table-cell office:value-type="float" office:value="7.862144">
                <text:p>7.8621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.8929677">
                <text:p>5.8929677</text:p>
              </table:table-cell>
              <table:table-cell office:value-type="float" office:value="7.8640194">
                <text:p>7.86401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.8869705">
                <text:p>5.8869705</text:p>
              </table:table-cell>
              <table:table-cell office:value-type="float" office:value="7.865883">
                <text:p>7.86588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.880969">
                <text:p>5.880969</text:p>
              </table:table-cell>
              <table:table-cell office:value-type="float" office:value="7.867733">
                <text:p>7.8677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.874964">
                <text:p>5.874964</text:p>
              </table:table-cell>
              <table:table-cell office:value-type="float" office:value="7.8695707">
                <text:p>7.86957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.8689556">
                <text:p>5.8689556</text:p>
              </table:table-cell>
              <table:table-cell office:value-type="float" office:value="7.871396">
                <text:p>7.8713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.8629427">
                <text:p>5.8629427</text:p>
              </table:table-cell>
              <table:table-cell office:value-type="float" office:value="7.873209">
                <text:p>7.8732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.8569264">
                <text:p>5.8569264</text:p>
              </table:table-cell>
              <table:table-cell office:value-type="float" office:value="7.875009">
                <text:p>7.8750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.850906">
                <text:p>5.850906</text:p>
              </table:table-cell>
              <table:table-cell office:value-type="float" office:value="7.8767967">
                <text:p>7.87679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.844882">
                <text:p>5.844882</text:p>
              </table:table-cell>
              <table:table-cell office:value-type="float" office:value="7.8785715">
                <text:p>7.87857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.8388543">
                <text:p>5.8388543</text:p>
              </table:table-cell>
              <table:table-cell office:value-type="float" office:value="7.880334">
                <text:p>7.8803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832823">
                <text:p>5.832823</text:p>
              </table:table-cell>
              <table:table-cell office:value-type="float" office:value="7.882084">
                <text:p>7.8820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826788">
                <text:p>5.826788</text:p>
              </table:table-cell>
              <table:table-cell office:value-type="float" office:value="7.8838205">
                <text:p>7.88382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.8207493">
                <text:p>5.8207493</text:p>
              </table:table-cell>
              <table:table-cell office:value-type="float" office:value="7.885545">
                <text:p>7.8855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.814707">
                <text:p>5.814707</text:p>
              </table:table-cell>
              <table:table-cell office:value-type="float" office:value="7.8872566">
                <text:p>7.88725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8086615">
                <text:p>5.8086615</text:p>
              </table:table-cell>
              <table:table-cell office:value-type="float" office:value="7.888956">
                <text:p>7.8889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.8026123">
                <text:p>5.8026123</text:p>
              </table:table-cell>
              <table:table-cell office:value-type="float" office:value="7.890642">
                <text:p>7.8906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.7965593">
                <text:p>5.7965593</text:p>
              </table:table-cell>
              <table:table-cell office:value-type="float" office:value="7.8923163">
                <text:p>7.89231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.790503">
                <text:p>5.790503</text:p>
              </table:table-cell>
              <table:table-cell office:value-type="float" office:value="7.893977">
                <text:p>7.89397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.7844434">
                <text:p>5.7844434</text:p>
              </table:table-cell>
              <table:table-cell office:value-type="float" office:value="7.895626">
                <text:p>7.8956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.77838">
                <text:p>5.77838</text:p>
              </table:table-cell>
              <table:table-cell office:value-type="float" office:value="7.8972616">
                <text:p>7.89726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.772313">
                <text:p>5.772313</text:p>
              </table:table-cell>
              <table:table-cell office:value-type="float" office:value="7.898885">
                <text:p>7.89888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.766243">
                <text:p>5.766243</text:p>
              </table:table-cell>
              <table:table-cell office:value-type="float" office:value="7.900495">
                <text:p>7.9004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.76017">
                <text:p>5.76017</text:p>
              </table:table-cell>
              <table:table-cell office:value-type="float" office:value="7.9020925">
                <text:p>7.90209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754093">
                <text:p>5.754093</text:p>
              </table:table-cell>
              <table:table-cell office:value-type="float" office:value="7.9036775">
                <text:p>7.90367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7480135">
                <text:p>5.7480135</text:p>
              </table:table-cell>
              <table:table-cell office:value-type="float" office:value="7.9052496">
                <text:p>7.90524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74193">
                <text:p>5.74193</text:p>
              </table:table-cell>
              <table:table-cell office:value-type="float" office:value="7.906809">
                <text:p>7.9068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735843">
                <text:p>5.735843</text:p>
              </table:table-cell>
              <table:table-cell office:value-type="float" office:value="7.908356">
                <text:p>7.9083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.7297535">
                <text:p>5.7297535</text:p>
              </table:table-cell>
              <table:table-cell office:value-type="float" office:value="7.90989">
                <text:p>7.909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7236605">
                <text:p>5.7236605</text:p>
              </table:table-cell>
              <table:table-cell office:value-type="float" office:value="7.9114113">
                <text:p>7.91141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7175646">
                <text:p>5.7175646</text:p>
              </table:table-cell>
              <table:table-cell office:value-type="float" office:value="7.91292">
                <text:p>7.912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7114654">
                <text:p>5.7114654</text:p>
              </table:table-cell>
              <table:table-cell office:value-type="float" office:value="7.9144154">
                <text:p>7.91441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.705363">
                <text:p>5.705363</text:p>
              </table:table-cell>
              <table:table-cell office:value-type="float" office:value="7.9158983">
                <text:p>7.91589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6992574">
                <text:p>5.6992574</text:p>
              </table:table-cell>
              <table:table-cell office:value-type="float" office:value="7.9173684">
                <text:p>7.917368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.6931486">
                <text:p>5.6931486</text:p>
              </table:table-cell>
              <table:table-cell office:value-type="float" office:value="7.918826">
                <text:p>7.9188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.687037">
                <text:p>5.687037</text:p>
              </table:table-cell>
              <table:table-cell office:value-type="float" office:value="7.920271">
                <text:p>7.9202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.6809225">
                <text:p>5.6809225</text:p>
              </table:table-cell>
              <table:table-cell office:value-type="float" office:value="7.9217024">
                <text:p>7.92170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.674805">
                <text:p>5.674805</text:p>
              </table:table-cell>
              <table:table-cell office:value-type="float" office:value="7.9231215">
                <text:p>7.92312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.6686845">
                <text:p>5.6686845</text:p>
              </table:table-cell>
              <table:table-cell office:value-type="float" office:value="7.924527">
                <text:p>7.92452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.662561">
                <text:p>5.662561</text:p>
              </table:table-cell>
              <table:table-cell office:value-type="float" office:value="7.9259205">
                <text:p>7.92592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.6564345">
                <text:p>5.6564345</text:p>
              </table:table-cell>
              <table:table-cell office:value-type="float" office:value="7.9273014">
                <text:p>7.92730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.6503053">
                <text:p>5.6503053</text:p>
              </table:table-cell>
              <table:table-cell office:value-type="float" office:value="7.928669">
                <text:p>7.9286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.644173">
                <text:p>5.644173</text:p>
              </table:table-cell>
              <table:table-cell office:value-type="float" office:value="7.930024">
                <text:p>7.9300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.638038">
                <text:p>5.638038</text:p>
              </table:table-cell>
              <table:table-cell office:value-type="float" office:value="7.931366">
                <text:p>7.9313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.631901">
                <text:p>5.631901</text:p>
              </table:table-cell>
              <table:table-cell office:value-type="float" office:value="7.9326954">
                <text:p>7.93269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.62576">
                <text:p>5.62576</text:p>
              </table:table-cell>
              <table:table-cell office:value-type="float" office:value="7.9340115">
                <text:p>7.93401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.619617">
                <text:p>5.619617</text:p>
              </table:table-cell>
              <table:table-cell office:value-type="float" office:value="7.935315">
                <text:p>7.9353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.613471">
                <text:p>5.613471</text:p>
              </table:table-cell>
              <table:table-cell office:value-type="float" office:value="7.936606">
                <text:p>7.93660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.607322">
                <text:p>5.607322</text:p>
              </table:table-cell>
              <table:table-cell office:value-type="float" office:value="7.9378834">
                <text:p>7.93788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.601171">
                <text:p>5.601171</text:p>
              </table:table-cell>
              <table:table-cell office:value-type="float" office:value="7.9391484">
                <text:p>7.93914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.595017">
                <text:p>5.595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.5888605">
                <text:p>5.5888605</text:p>
              </table:table-cell>
              <table:table-cell office:value-type="float" office:value="7.94164">
                <text:p>7.941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5827017">
                <text:p>5.5827017</text:p>
              </table:table-cell>
              <table:table-cell office:value-type="float" office:value="7.942866">
                <text:p>7.9428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.5765395">
                <text:p>5.5765395</text:p>
              </table:table-cell>
              <table:table-cell office:value-type="float" office:value="7.9440794">
                <text:p>7.94407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.5703754">
                <text:p>5.5703754</text:p>
              </table:table-cell>
              <table:table-cell office:value-type="float" office:value="7.9452796">
                <text:p>7.94527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.564209">
                <text:p>5.564209</text:p>
              </table:table-cell>
              <table:table-cell office:value-type="float" office:value="7.946467">
                <text:p>7.9464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.5580397">
                <text:p>5.5580397</text:p>
              </table:table-cell>
              <table:table-cell office:value-type="float" office:value="7.9476414">
                <text:p>7.94764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.551868">
                <text:p>5.551868</text:p>
              </table:table-cell>
              <table:table-cell office:value-type="float" office:value="7.9488034">
                <text:p>7.94880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.5456944">
                <text:p>5.5456944</text:p>
              </table:table-cell>
              <table:table-cell office:value-type="float" office:value="7.949952">
                <text:p>7.9499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.539518">
                <text:p>5.539518</text:p>
              </table:table-cell>
              <table:table-cell office:value-type="float" office:value="7.951088">
                <text:p>7.9510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.5333385">
                <text:p>5.5333385</text:p>
              </table:table-cell>
              <table:table-cell office:value-type="float" office:value="7.9522114">
                <text:p>7.95221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.527158">
                <text:p>5.527158</text:p>
              </table:table-cell>
              <table:table-cell office:value-type="float" office:value="7.953321">
                <text:p>7.9533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.520974">
                <text:p>5.520974</text:p>
              </table:table-cell>
              <table:table-cell office:value-type="float" office:value="7.954418">
                <text:p>7.95441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.5147886">
                <text:p>5.5147886</text:p>
              </table:table-cell>
              <table:table-cell office:value-type="float" office:value="7.955502">
                <text:p>7.9555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.5086007">
                <text:p>5.5086007</text:p>
              </table:table-cell>
              <table:table-cell office:value-type="float" office:value="7.9565735">
                <text:p>7.956573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.5024104">
                <text:p>5.5024104</text:p>
              </table:table-cell>
              <table:table-cell office:value-type="float" office:value="7.9576316">
                <text:p>7.95763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.496218">
                <text:p>5.496218</text:p>
              </table:table-cell>
              <table:table-cell office:value-type="float" office:value="7.9586763">
                <text:p>7.95867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.490023">
                <text:p>5.490023</text:p>
              </table:table-cell>
              <table:table-cell office:value-type="float" office:value="7.959709">
                <text:p>7.9597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.4838266">
                <text:p>5.4838266</text:p>
              </table:table-cell>
              <table:table-cell office:value-type="float" office:value="7.9607286">
                <text:p>7.96072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.4776278">
                <text:p>5.4776278</text:p>
              </table:table-cell>
              <table:table-cell office:value-type="float" office:value="7.961735">
                <text:p>7.96173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.471427">
                <text:p>5.471427</text:p>
              </table:table-cell>
              <table:table-cell office:value-type="float" office:value="7.9627275">
                <text:p>7.96272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465224">
                <text:p>5.465224</text:p>
              </table:table-cell>
              <table:table-cell office:value-type="float" office:value="7.9637084">
                <text:p>7.96370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.459019">
                <text:p>5.459019</text:p>
              </table:table-cell>
              <table:table-cell office:value-type="float" office:value="7.964676">
                <text:p>7.9646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4528117">
                <text:p>5.4528117</text:p>
              </table:table-cell>
              <table:table-cell office:value-type="float" office:value="7.96563">
                <text:p>7.965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.446603">
                <text:p>5.446603</text:p>
              </table:table-cell>
              <table:table-cell office:value-type="float" office:value="7.9665713">
                <text:p>7.96657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.4403915">
                <text:p>5.4403915</text:p>
              </table:table-cell>
              <table:table-cell office:value-type="float" office:value="7.9674997">
                <text:p>7.96749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.434179">
                <text:p>5.434179</text:p>
              </table:table-cell>
              <table:table-cell office:value-type="float" office:value="7.9684153">
                <text:p>7.96841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.427964">
                <text:p>5.427964</text:p>
              </table:table-cell>
              <table:table-cell office:value-type="float" office:value="7.9693174">
                <text:p>7.96931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421747">
                <text:p>5.421747</text:p>
              </table:table-cell>
              <table:table-cell office:value-type="float" office:value="7.970207">
                <text:p>7.97020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.415529">
                <text:p>5.415529</text:p>
              </table:table-cell>
              <table:table-cell office:value-type="float" office:value="7.971083">
                <text:p>7.9710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4093084">
                <text:p>5.4093084</text:p>
              </table:table-cell>
              <table:table-cell office:value-type="float" office:value="7.9719467">
                <text:p>7.97194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403086">
                <text:p>5.403086</text:p>
              </table:table-cell>
              <table:table-cell office:value-type="float" office:value="7.972797">
                <text:p>7.9727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.396862">
                <text:p>5.396862</text:p>
              </table:table-cell>
              <table:table-cell office:value-type="float" office:value="7.9736342">
                <text:p>7.97363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.3906364">
                <text:p>5.3906364</text:p>
              </table:table-cell>
              <table:table-cell office:value-type="float" office:value="7.9744587">
                <text:p>7.97445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.3844094">
                <text:p>5.3844094</text:p>
              </table:table-cell>
              <table:table-cell office:value-type="float" office:value="7.97527">
                <text:p>7.975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.3781805">
                <text:p>5.3781805</text:p>
              </table:table-cell>
              <table:table-cell office:value-type="float" office:value="7.976068">
                <text:p>7.9760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.371949">
                <text:p>5.371949</text:p>
              </table:table-cell>
              <table:table-cell office:value-type="float" office:value="7.9768534">
                <text:p>7.976853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.365717">
                <text:p>5.365717</text:p>
              </table:table-cell>
              <table:table-cell office:value-type="float" office:value="7.977625">
                <text:p>7.9776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.3594832">
                <text:p>5.3594832</text:p>
              </table:table-cell>
              <table:table-cell office:value-type="float" office:value="7.978384">
                <text:p>7.9783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.3532476">
                <text:p>5.3532476</text:p>
              </table:table-cell>
              <table:table-cell office:value-type="float" office:value="7.97913">
                <text:p>7.979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.3470106">
                <text:p>5.3470106</text:p>
              </table:table-cell>
              <table:table-cell office:value-type="float" office:value="7.979863">
                <text:p>7.9798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.340772">
                <text:p>5.340772</text:p>
              </table:table-cell>
              <table:table-cell office:value-type="float" office:value="7.980583">
                <text:p>7.9805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.334532">
                <text:p>5.334532</text:p>
              </table:table-cell>
              <table:table-cell office:value-type="float" office:value="7.98129">
                <text:p>7.9812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.32829">
                <text:p>5.32829</text:p>
              </table:table-cell>
              <table:table-cell office:value-type="float" office:value="7.981983">
                <text:p>7.9819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.322047">
                <text:p>5.322047</text:p>
              </table:table-cell>
              <table:table-cell office:value-type="float" office:value="7.982664">
                <text:p>7.9826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.3158026">
                <text:p>5.3158026</text:p>
              </table:table-cell>
              <table:table-cell office:value-type="float" office:value="7.9833317">
                <text:p>7.98333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.309557">
                <text:p>5.309557</text:p>
              </table:table-cell>
              <table:table-cell office:value-type="float" office:value="7.9839864">
                <text:p>7.98398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.30331">
                <text:p>5.30331</text:p>
              </table:table-cell>
              <table:table-cell office:value-type="float" office:value="7.9846277">
                <text:p>7.98462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.2970614">
                <text:p>5.2970614</text:p>
              </table:table-cell>
              <table:table-cell office:value-type="float" office:value="7.985256">
                <text:p>7.9852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.2908115">
                <text:p>5.2908115</text:p>
              </table:table-cell>
              <table:table-cell office:value-type="float" office:value="7.9858713">
                <text:p>7.98587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.28456">
                <text:p>5.28456</text:p>
              </table:table-cell>
              <table:table-cell office:value-type="float" office:value="7.986474">
                <text:p>7.98647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2783084">
                <text:p>5.2783084</text:p>
              </table:table-cell>
              <table:table-cell office:value-type="float" office:value="7.987063">
                <text:p>7.9870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.2720547">
                <text:p>5.2720547</text:p>
              </table:table-cell>
              <table:table-cell office:value-type="float" office:value="7.987639">
                <text:p>7.9876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7.988202">
                <text:p>7.9882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.2595444">
                <text:p>5.2595444</text:p>
              </table:table-cell>
              <table:table-cell office:value-type="float" office:value="7.9887514">
                <text:p>7.98875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.2532873">
                <text:p>5.2532873</text:p>
              </table:table-cell>
              <table:table-cell office:value-type="float" office:value="7.9892883">
                <text:p>7.989288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.247029">
                <text:p>5.247029</text:p>
              </table:table-cell>
              <table:table-cell office:value-type="float" office:value="7.989812">
                <text:p>7.9898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.24077">
                <text:p>5.24077</text:p>
              </table:table-cell>
              <table:table-cell office:value-type="float" office:value="7.990323">
                <text:p>7.9903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2345095">
                <text:p>5.2345095</text:p>
              </table:table-cell>
              <table:table-cell office:value-type="float" office:value="7.99082">
                <text:p>7.990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228248">
                <text:p>5.228248</text:p>
              </table:table-cell>
              <table:table-cell office:value-type="float" office:value="7.9913044">
                <text:p>7.99130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.221986">
                <text:p>5.221986</text:p>
              </table:table-cell>
              <table:table-cell office:value-type="float" office:value="7.9917755">
                <text:p>7.99177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.2157226">
                <text:p>5.2157226</text:p>
              </table:table-cell>
              <table:table-cell office:value-type="float" office:value="7.992234">
                <text:p>7.99223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.2094584">
                <text:p>5.2094584</text:p>
              </table:table-cell>
              <table:table-cell office:value-type="float" office:value="7.992679">
                <text:p>7.9926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.203193">
                <text:p>5.203193</text:p>
              </table:table-cell>
              <table:table-cell office:value-type="float" office:value="7.9931107">
                <text:p>7.99311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196927">
                <text:p>5.196927</text:p>
              </table:table-cell>
              <table:table-cell office:value-type="float" office:value="7.9935293">
                <text:p>7.99352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1906605">
                <text:p>5.1906605</text:p>
              </table:table-cell>
              <table:table-cell office:value-type="float" office:value="7.9939356">
                <text:p>7.99393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184393">
                <text:p>5.184393</text:p>
              </table:table-cell>
              <table:table-cell office:value-type="float" office:value="7.9943275">
                <text:p>7.99432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.1781244">
                <text:p>5.1781244</text:p>
              </table:table-cell>
              <table:table-cell office:value-type="float" office:value="7.994707">
                <text:p>7.9947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171855">
                <text:p>5.171855</text:p>
              </table:table-cell>
              <table:table-cell office:value-type="float" office:value="7.995074">
                <text:p>7.9950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.1655846">
                <text:p>5.1655846</text:p>
              </table:table-cell>
              <table:table-cell office:value-type="float" office:value="7.995427">
                <text:p>7.9954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159314">
                <text:p>5.159314</text:p>
              </table:table-cell>
              <table:table-cell office:value-type="float" office:value="7.9957666">
                <text:p>7.99576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1530423">
                <text:p>5.1530423</text:p>
              </table:table-cell>
              <table:table-cell office:value-type="float" office:value="7.9960938">
                <text:p>7.99609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.1467705">
                <text:p>5.1467705</text:p>
              </table:table-cell>
              <table:table-cell office:value-type="float" office:value="7.9964075">
                <text:p>7.99640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.1404977">
                <text:p>5.1404977</text:p>
              </table:table-cell>
              <table:table-cell office:value-type="float" office:value="7.996708">
                <text:p>7.9967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.1342244">
                <text:p>5.1342244</text:p>
              </table:table-cell>
              <table:table-cell office:value-type="float" office:value="7.996996">
                <text:p>7.99699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.12795">
                <text:p>5.12795</text:p>
              </table:table-cell>
              <table:table-cell office:value-type="float" office:value="7.99727">
                <text:p>7.997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.1216755">
                <text:p>5.1216755</text:p>
              </table:table-cell>
              <table:table-cell office:value-type="float" office:value="7.9975314">
                <text:p>7.99753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.1154003">
                <text:p>5.1154003</text:p>
              </table:table-cell>
              <table:table-cell office:value-type="float" office:value="7.99778">
                <text:p>7.9977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.1091247">
                <text:p>5.1091247</text:p>
              </table:table-cell>
              <table:table-cell office:value-type="float" office:value="7.9980145">
                <text:p>7.99801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.102849">
                <text:p>5.102849</text:p>
              </table:table-cell>
              <table:table-cell office:value-type="float" office:value="7.9982367">
                <text:p>7.99823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0965724">
                <text:p>5.0965724</text:p>
              </table:table-cell>
              <table:table-cell office:value-type="float" office:value="7.9984455">
                <text:p>7.99844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.0902953">
                <text:p>5.0902953</text:p>
              </table:table-cell>
              <table:table-cell office:value-type="float" office:value="7.998641">
                <text:p>7.9986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0840178">
                <text:p>5.0840178</text:p>
              </table:table-cell>
              <table:table-cell office:value-type="float" office:value="7.998823">
                <text:p>7.99882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.07774">
                <text:p>5.07774</text:p>
              </table:table-cell>
              <table:table-cell office:value-type="float" office:value="7.9989924">
                <text:p>7.99899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.071462">
                <text:p>5.071462</text:p>
              </table:table-cell>
              <table:table-cell office:value-type="float" office:value="7.9991484">
                <text:p>7.99914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.0651836">
                <text:p>5.0651836</text:p>
              </table:table-cell>
              <table:table-cell office:value-type="float" office:value="7.9992914">
                <text:p>7.99929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.058905">
                <text:p>5.058905</text:p>
              </table:table-cell>
              <table:table-cell office:value-type="float" office:value="7.9994216">
                <text:p>7.99942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.0526266">
                <text:p>5.0526266</text:p>
              </table:table-cell>
              <table:table-cell office:value-type="float" office:value="7.9995384">
                <text:p>7.999538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.046347">
                <text:p>5.046347</text:p>
              </table:table-cell>
              <table:table-cell office:value-type="float" office:value="7.999642">
                <text:p>7.9996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.0400677">
                <text:p>5.0400677</text:p>
              </table:table-cell>
              <table:table-cell office:value-type="float" office:value="7.9997325">
                <text:p>7.99973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.033788">
                <text:p>5.033788</text:p>
              </table:table-cell>
              <table:table-cell office:value-type="float" office:value="7.9998097">
                <text:p>7.99980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.0275087">
                <text:p>5.0275087</text:p>
              </table:table-cell>
              <table:table-cell office:value-type="float" office:value="7.999874">
                <text:p>7.9998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.021229">
                <text:p>5.021229</text:p>
              </table:table-cell>
              <table:table-cell office:value-type="float" office:value="7.9999247">
                <text:p>7.99992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.014949">
                <text:p>5.014949</text:p>
              </table:table-cell>
              <table:table-cell office:value-type="float" office:value="7.999963">
                <text:p>7.9999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008669">
                <text:p>5.008669</text:p>
              </table:table-cell>
              <table:table-cell office:value-type="float" office:value="7.9999876">
                <text:p>7.99998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002389">
                <text:p>5.002389</text:p>
              </table:table-cell>
              <table:table-cell office:value-type="float" office:value="7.999999">
                <text:p>7.9999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996109">
                <text:p>4.996109</text:p>
              </table:table-cell>
              <table:table-cell office:value-type="float" office:value="7.9999976">
                <text:p>7.99999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989829">
                <text:p>4.989829</text:p>
              </table:table-cell>
              <table:table-cell office:value-type="float" office:value="7.999983">
                <text:p>7.99998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983549">
                <text:p>4.983549</text:p>
              </table:table-cell>
              <table:table-cell office:value-type="float" office:value="7.999955">
                <text:p>7.9999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977269">
                <text:p>4.977269</text:p>
              </table:table-cell>
              <table:table-cell office:value-type="float" office:value="7.9999137">
                <text:p>7.99991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9709897">
                <text:p>4.9709897</text:p>
              </table:table-cell>
              <table:table-cell office:value-type="float" office:value="7.99986">
                <text:p>7.999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9647098">
                <text:p>4.9647098</text:p>
              </table:table-cell>
              <table:table-cell office:value-type="float" office:value="7.999792">
                <text:p>7.99979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9584303">
                <text:p>4.9584303</text:p>
              </table:table-cell>
              <table:table-cell office:value-type="float" office:value="7.999712">
                <text:p>7.9997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952151">
                <text:p>4.952151</text:p>
              </table:table-cell>
              <table:table-cell office:value-type="float" office:value="7.9996185">
                <text:p>7.99961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945872">
                <text:p>4.945872</text:p>
              </table:table-cell>
              <table:table-cell office:value-type="float" office:value="7.9995117">
                <text:p>7.99951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9395933">
                <text:p>4.9395933</text:p>
              </table:table-cell>
              <table:table-cell office:value-type="float" office:value="7.9993916">
                <text:p>7.99939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9333143">
                <text:p>4.9333143</text:p>
              </table:table-cell>
              <table:table-cell office:value-type="float" office:value="7.999259">
                <text:p>7.9992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9270363">
                <text:p>4.9270363</text:p>
              </table:table-cell>
              <table:table-cell office:value-type="float" office:value="7.9991126">
                <text:p>7.99911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9207582">
                <text:p>4.9207582</text:p>
              </table:table-cell>
              <table:table-cell office:value-type="float" office:value="7.9989533">
                <text:p>7.99895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9144807">
                <text:p>4.9144807</text:p>
              </table:table-cell>
              <table:table-cell office:value-type="float" office:value="7.9987807">
                <text:p>7.99878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908203">
                <text:p>4.908203</text:p>
              </table:table-cell>
              <table:table-cell office:value-type="float" office:value="7.998595">
                <text:p>7.9985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9019265">
                <text:p>4.9019265</text:p>
              </table:table-cell>
              <table:table-cell office:value-type="float" office:value="7.998397">
                <text:p>7.99839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89565">
                <text:p>4.89565</text:p>
              </table:table-cell>
              <table:table-cell office:value-type="float" office:value="7.9981847">
                <text:p>7.99818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8893743">
                <text:p>4.8893743</text:p>
              </table:table-cell>
              <table:table-cell office:value-type="float" office:value="7.9979596">
                <text:p>7.99795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8830986">
                <text:p>4.8830986</text:p>
              </table:table-cell>
              <table:table-cell office:value-type="float" office:value="7.9977217">
                <text:p>7.99772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8768234">
                <text:p>4.8768234</text:p>
              </table:table-cell>
              <table:table-cell office:value-type="float" office:value="7.99747">
                <text:p>7.997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870549">
                <text:p>4.870549</text:p>
              </table:table-cell>
              <table:table-cell office:value-type="float" office:value="7.9972057">
                <text:p>7.99720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8642755">
                <text:p>4.8642755</text:p>
              </table:table-cell>
              <table:table-cell office:value-type="float" office:value="7.996928">
                <text:p>7.9969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858002">
                <text:p>4.858002</text:p>
              </table:table-cell>
              <table:table-cell office:value-type="float" office:value="7.9966373">
                <text:p>7.99663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8517294">
                <text:p>4.8517294</text:p>
              </table:table-cell>
              <table:table-cell office:value-type="float" office:value="7.996334">
                <text:p>7.9963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8454576">
                <text:p>4.8454576</text:p>
              </table:table-cell>
              <table:table-cell office:value-type="float" office:value="7.9960165">
                <text:p>7.99601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8391857">
                <text:p>4.8391857</text:p>
              </table:table-cell>
              <table:table-cell office:value-type="float" office:value="7.9956865">
                <text:p>7.99568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8329153">
                <text:p>4.8329153</text:p>
              </table:table-cell>
              <table:table-cell office:value-type="float" office:value="7.995343">
                <text:p>7.9953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8266454">
                <text:p>4.8266454</text:p>
              </table:table-cell>
              <table:table-cell office:value-type="float" office:value="7.994987">
                <text:p>7.99498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8203764">
                <text:p>4.8203764</text:p>
              </table:table-cell>
              <table:table-cell office:value-type="float" office:value="7.9946175">
                <text:p>7.99461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8141084">
                <text:p>4.8141084</text:p>
              </table:table-cell>
              <table:table-cell office:value-type="float" office:value="7.994235">
                <text:p>7.9942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807841">
                <text:p>4.807841</text:p>
              </table:table-cell>
              <table:table-cell office:value-type="float" office:value="7.9938393">
                <text:p>7.99383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801574">
                <text:p>4.801574</text:p>
              </table:table-cell>
              <table:table-cell office:value-type="float" office:value="7.9934306">
                <text:p>7.993430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795308">
                <text:p>4.795308</text:p>
              </table:table-cell>
              <table:table-cell office:value-type="float" office:value="7.9930086">
                <text:p>7.99300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789043">
                <text:p>4.789043</text:p>
              </table:table-cell>
              <table:table-cell office:value-type="float" office:value="7.9925737">
                <text:p>7.99257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782779">
                <text:p>4.782779</text:p>
              </table:table-cell>
              <table:table-cell office:value-type="float" office:value="7.9921255">
                <text:p>7.99212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7765164">
                <text:p>4.7765164</text:p>
              </table:table-cell>
              <table:table-cell office:value-type="float" office:value="7.991664">
                <text:p>7.99166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770254">
                <text:p>4.770254</text:p>
              </table:table-cell>
              <table:table-cell office:value-type="float" office:value="7.99119">
                <text:p>7.991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7639933">
                <text:p>4.7639933</text:p>
              </table:table-cell>
              <table:table-cell office:value-type="float" office:value="7.9907026">
                <text:p>7.99070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757733">
                <text:p>4.757733</text:p>
              </table:table-cell>
              <table:table-cell office:value-type="float" office:value="7.990202">
                <text:p>7.9902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751474">
                <text:p>4.751474</text:p>
              </table:table-cell>
              <table:table-cell office:value-type="float" office:value="7.989688">
                <text:p>7.9896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7452164">
                <text:p>4.7452164</text:p>
              </table:table-cell>
              <table:table-cell office:value-type="float" office:value="7.9891615">
                <text:p>7.98916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7389593">
                <text:p>4.7389593</text:p>
              </table:table-cell>
              <table:table-cell office:value-type="float" office:value="7.988621">
                <text:p>7.9886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732704">
                <text:p>4.732704</text:p>
              </table:table-cell>
              <table:table-cell office:value-type="float" office:value="7.9880686">
                <text:p>7.98806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7264495">
                <text:p>4.7264495</text:p>
              </table:table-cell>
              <table:table-cell office:value-type="float" office:value="7.987502">
                <text:p>7.9875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7201962">
                <text:p>4.7201962</text:p>
              </table:table-cell>
              <table:table-cell office:value-type="float" office:value="7.986923">
                <text:p>7.9869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713944">
                <text:p>4.713944</text:p>
              </table:table-cell>
              <table:table-cell office:value-type="float" office:value="7.986331">
                <text:p>7.9863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.7076936">
                <text:p>4.7076936</text:p>
              </table:table-cell>
              <table:table-cell office:value-type="float" office:value="7.9857254">
                <text:p>7.98572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.701444">
                <text:p>4.701444</text:p>
              </table:table-cell>
              <table:table-cell office:value-type="float" office:value="7.9851074">
                <text:p>7.98510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6951957">
                <text:p>4.6951957</text:p>
              </table:table-cell>
              <table:table-cell office:value-type="float" office:value="7.9844756">
                <text:p>7.98447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688949">
                <text:p>4.688949</text:p>
              </table:table-cell>
              <table:table-cell office:value-type="float" office:value="7.983831">
                <text:p>7.9838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6827035">
                <text:p>4.6827035</text:p>
              </table:table-cell>
              <table:table-cell office:value-type="float" office:value="7.9831734">
                <text:p>7.98317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6764593">
                <text:p>4.6764593</text:p>
              </table:table-cell>
              <table:table-cell office:value-type="float" office:value="7.9825025">
                <text:p>7.98250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.6702166">
                <text:p>4.6702166</text:p>
              </table:table-cell>
              <table:table-cell office:value-type="float" office:value="7.9818187">
                <text:p>7.981818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.6639757">
                <text:p>4.6639757</text:p>
              </table:table-cell>
              <table:table-cell office:value-type="float" office:value="7.981122">
                <text:p>7.98112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.657736">
                <text:p>4.657736</text:p>
              </table:table-cell>
              <table:table-cell office:value-type="float" office:value="7.980412">
                <text:p>7.9804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651498">
                <text:p>4.651498</text:p>
              </table:table-cell>
              <table:table-cell office:value-type="float" office:value="7.9796886">
                <text:p>7.979688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.645261">
                <text:p>4.645261</text:p>
              </table:table-cell>
              <table:table-cell office:value-type="float" office:value="7.978953">
                <text:p>7.9789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6390257">
                <text:p>4.6390257</text:p>
              </table:table-cell>
              <table:table-cell office:value-type="float" office:value="7.978204">
                <text:p>7.9782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632792">
                <text:p>4.632792</text:p>
              </table:table-cell>
              <table:table-cell office:value-type="float" office:value="7.977442">
                <text:p>7.9774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62656">
                <text:p>4.62656</text:p>
              </table:table-cell>
              <table:table-cell office:value-type="float" office:value="7.9766665">
                <text:p>7.97666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62033">
                <text:p>4.62033</text:p>
              </table:table-cell>
              <table:table-cell office:value-type="float" office:value="7.9758782">
                <text:p>7.97587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6141014">
                <text:p>4.6141014</text:p>
              </table:table-cell>
              <table:table-cell office:value-type="float" office:value="7.9750767">
                <text:p>7.97507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6078744">
                <text:p>4.6078744</text:p>
              </table:table-cell>
              <table:table-cell office:value-type="float" office:value="7.974262">
                <text:p>7.9742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6016493">
                <text:p>4.6016493</text:p>
              </table:table-cell>
              <table:table-cell office:value-type="float" office:value="7.9734354">
                <text:p>7.973435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5954256">
                <text:p>4.5954256</text:p>
              </table:table-cell>
              <table:table-cell office:value-type="float" office:value="7.9725947">
                <text:p>7.97259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5892034">
                <text:p>4.5892034</text:p>
              </table:table-cell>
              <table:table-cell office:value-type="float" office:value="7.971741">
                <text:p>7.9717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5829835">
                <text:p>4.5829835</text:p>
              </table:table-cell>
              <table:table-cell office:value-type="float" office:value="7.970875">
                <text:p>7.9708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5767655">
                <text:p>4.5767655</text:p>
              </table:table-cell>
              <table:table-cell office:value-type="float" office:value="7.9699955">
                <text:p>7.96999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5705495">
                <text:p>4.5705495</text:p>
              </table:table-cell>
              <table:table-cell office:value-type="float" office:value="7.969103">
                <text:p>7.9691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564335">
                <text:p>4.564335</text:p>
              </table:table-cell>
              <table:table-cell office:value-type="float" office:value="7.9681973">
                <text:p>7.968197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5581226">
                <text:p>4.5581226</text:p>
              </table:table-cell>
              <table:table-cell office:value-type="float" office:value="7.967279">
                <text:p>7.9672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551912">
                <text:p>4.551912</text:p>
              </table:table-cell>
              <table:table-cell office:value-type="float" office:value="7.9663477">
                <text:p>7.96634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5457034">
                <text:p>4.5457034</text:p>
              </table:table-cell>
              <table:table-cell office:value-type="float" office:value="7.9654026">
                <text:p>7.96540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539497">
                <text:p>4.539497</text:p>
              </table:table-cell>
              <table:table-cell office:value-type="float" office:value="7.9644456">
                <text:p>7.96444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5332923">
                <text:p>4.5332923</text:p>
              </table:table-cell>
              <table:table-cell office:value-type="float" office:value="7.963475">
                <text:p>7.9634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52709">
                <text:p>4.52709</text:p>
              </table:table-cell>
              <table:table-cell office:value-type="float" office:value="7.9624915">
                <text:p>7.96249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5208893">
                <text:p>4.5208893</text:p>
              </table:table-cell>
              <table:table-cell office:value-type="float" office:value="7.9614954">
                <text:p>7.96149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5146914">
                <text:p>4.5146914</text:p>
              </table:table-cell>
              <table:table-cell office:value-type="float" office:value="7.9604855">
                <text:p>7.96048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508495">
                <text:p>4.508495</text:p>
              </table:table-cell>
              <table:table-cell office:value-type="float" office:value="7.959463">
                <text:p>7.9594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5023007">
                <text:p>4.5023007</text:p>
              </table:table-cell>
              <table:table-cell office:value-type="float" office:value="7.958428">
                <text:p>7.95842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496109">
                <text:p>4.496109</text:p>
              </table:table-cell>
              <table:table-cell office:value-type="float" office:value="7.9573793">
                <text:p>7.95737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489919">
                <text:p>4.489919</text:p>
              </table:table-cell>
              <table:table-cell office:value-type="float" office:value="7.9563184">
                <text:p>7.95631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4837317">
                <text:p>4.4837317</text:p>
              </table:table-cell>
              <table:table-cell office:value-type="float" office:value="7.955244">
                <text:p>7.95524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4775467">
                <text:p>4.4775467</text:p>
              </table:table-cell>
              <table:table-cell office:value-type="float" office:value="7.954157">
                <text:p>7.95415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4713635">
                <text:p>4.4713635</text:p>
              </table:table-cell>
              <table:table-cell office:value-type="float" office:value="7.953057">
                <text:p>7.9530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4651833">
                <text:p>4.4651833</text:p>
              </table:table-cell>
              <table:table-cell office:value-type="float" office:value="7.9519434">
                <text:p>7.951943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459005">
                <text:p>4.459005</text:p>
              </table:table-cell>
              <table:table-cell office:value-type="float" office:value="7.9508176">
                <text:p>7.950817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452829">
                <text:p>4.452829</text:p>
              </table:table-cell>
              <table:table-cell office:value-type="float" office:value="7.9496784">
                <text:p>7.94967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4466558">
                <text:p>4.4466558</text:p>
              </table:table-cell>
              <table:table-cell office:value-type="float" office:value="7.948527">
                <text:p>7.9485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4404845">
                <text:p>4.4404845</text:p>
              </table:table-cell>
              <table:table-cell office:value-type="float" office:value="7.947362">
                <text:p>7.9473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434316">
                <text:p>4.434316</text:p>
              </table:table-cell>
              <table:table-cell office:value-type="float" office:value="7.946184">
                <text:p>7.9461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4281497">
                <text:p>4.4281497</text:p>
              </table:table-cell>
              <table:table-cell office:value-type="float" office:value="7.9449935">
                <text:p>7.94499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421986">
                <text:p>4.421986</text:p>
              </table:table-cell>
              <table:table-cell office:value-type="float" office:value="7.94379">
                <text:p>7.9437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415825">
                <text:p>4.415825</text:p>
              </table:table-cell>
              <table:table-cell office:value-type="float" office:value="7.9425735">
                <text:p>7.94257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4096665">
                <text:p>4.4096665</text:p>
              </table:table-cell>
              <table:table-cell office:value-type="float" office:value="7.9413443">
                <text:p>7.941344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403511">
                <text:p>4.403511</text:p>
              </table:table-cell>
              <table:table-cell office:value-type="float" office:value="7.940102">
                <text:p>7.94010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3973575">
                <text:p>4.3973575</text:p>
              </table:table-cell>
              <table:table-cell office:value-type="float" office:value="7.938847">
                <text:p>7.9388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3912067">
                <text:p>4.3912067</text:p>
              </table:table-cell>
              <table:table-cell office:value-type="float" office:value="7.937579">
                <text:p>7.9375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385059">
                <text:p>4.385059</text:p>
              </table:table-cell>
              <table:table-cell office:value-type="float" office:value="7.9362984">
                <text:p>7.936298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3789134">
                <text:p>4.3789134</text:p>
              </table:table-cell>
              <table:table-cell office:value-type="float" office:value="7.935004">
                <text:p>7.93500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372771">
                <text:p>4.372771</text:p>
              </table:table-cell>
              <table:table-cell office:value-type="float" office:value="7.9336977">
                <text:p>7.933697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366631">
                <text:p>4.366631</text:p>
              </table:table-cell>
              <table:table-cell office:value-type="float" office:value="7.932379">
                <text:p>7.9323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360494">
                <text:p>4.360494</text:p>
              </table:table-cell>
              <table:table-cell office:value-type="float" office:value="7.9310465">
                <text:p>7.931046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35436">
                <text:p>4.35436</text:p>
              </table:table-cell>
              <table:table-cell office:value-type="float" office:value="7.929701">
                <text:p>7.9297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3482285">
                <text:p>4.3482285</text:p>
              </table:table-cell>
              <table:table-cell office:value-type="float" office:value="7.9283433">
                <text:p>7.928343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3420997">
                <text:p>4.3420997</text:p>
              </table:table-cell>
              <table:table-cell office:value-type="float" office:value="7.9269724">
                <text:p>7.926972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335974">
                <text:p>4.335974</text:p>
              </table:table-cell>
              <table:table-cell office:value-type="float" office:value="7.9255886">
                <text:p>7.92558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329851">
                <text:p>4.329851</text:p>
              </table:table-cell>
              <table:table-cell office:value-type="float" office:value="7.9241924">
                <text:p>7.924192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3237314">
                <text:p>4.3237314</text:p>
              </table:table-cell>
              <table:table-cell office:value-type="float" office:value="7.922783">
                <text:p>7.92278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3176146">
                <text:p>4.3176146</text:p>
              </table:table-cell>
              <table:table-cell office:value-type="float" office:value="7.921361">
                <text:p>7.9213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3115005">
                <text:p>4.3115005</text:p>
              </table:table-cell>
              <table:table-cell office:value-type="float" office:value="7.919926">
                <text:p>7.9199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30539">
                <text:p>4.30539</text:p>
              </table:table-cell>
              <table:table-cell office:value-type="float" office:value="7.9184785">
                <text:p>7.91847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299282">
                <text:p>4.299282</text:p>
              </table:table-cell>
              <table:table-cell office:value-type="float" office:value="7.917018">
                <text:p>7.9170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2931776">
                <text:p>4.2931776</text:p>
              </table:table-cell>
              <table:table-cell office:value-type="float" office:value="7.915545">
                <text:p>7.9155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287076">
                <text:p>4.287076</text:p>
              </table:table-cell>
              <table:table-cell office:value-type="float" office:value="7.9140587">
                <text:p>7.91405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2809772">
                <text:p>4.2809772</text:p>
              </table:table-cell>
              <table:table-cell office:value-type="float" office:value="7.9125605">
                <text:p>7.912560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274882">
                <text:p>4.274882</text:p>
              </table:table-cell>
              <table:table-cell office:value-type="float" office:value="7.911049">
                <text:p>7.9110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2687893">
                <text:p>4.2687893</text:p>
              </table:table-cell>
              <table:table-cell office:value-type="float" office:value="7.909524">
                <text:p>7.9095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2627006">
                <text:p>4.2627006</text:p>
              </table:table-cell>
              <table:table-cell office:value-type="float" office:value="7.907987">
                <text:p>7.90798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2566147">
                <text:p>4.2566147</text:p>
              </table:table-cell>
              <table:table-cell office:value-type="float" office:value="7.9064374">
                <text:p>7.90643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250532">
                <text:p>4.250532</text:p>
              </table:table-cell>
              <table:table-cell office:value-type="float" office:value="7.904875">
                <text:p>7.9048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244453">
                <text:p>4.244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.238377">
                <text:p>4.238377</text:p>
              </table:table-cell>
              <table:table-cell office:value-type="float" office:value="7.9017115">
                <text:p>7.90171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2323046">
                <text:p>4.2323046</text:p>
              </table:table-cell>
              <table:table-cell office:value-type="float" office:value="7.900111">
                <text:p>7.9001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.2262354">
                <text:p>4.2262354</text:p>
              </table:table-cell>
              <table:table-cell office:value-type="float" office:value="7.8984976">
                <text:p>7.898497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2201695">
                <text:p>4.2201695</text:p>
              </table:table-cell>
              <table:table-cell office:value-type="float" office:value="7.8968716">
                <text:p>7.89687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.214107">
                <text:p>4.214107</text:p>
              </table:table-cell>
              <table:table-cell office:value-type="float" office:value="7.8952327">
                <text:p>7.89523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2080483">
                <text:p>4.2080483</text:p>
              </table:table-cell>
              <table:table-cell office:value-type="float" office:value="7.8935814">
                <text:p>7.893581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201993">
                <text:p>4.201993</text:p>
              </table:table-cell>
              <table:table-cell office:value-type="float" office:value="7.891917">
                <text:p>7.8919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195941">
                <text:p>4.195941</text:p>
              </table:table-cell>
              <table:table-cell office:value-type="float" office:value="7.89024">
                <text:p>7.8902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189892">
                <text:p>4.189892</text:p>
              </table:table-cell>
              <table:table-cell office:value-type="float" office:value="7.8885508">
                <text:p>7.88855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1838474">
                <text:p>4.1838474</text:p>
              </table:table-cell>
              <table:table-cell office:value-type="float" office:value="7.8868484">
                <text:p>7.886848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.177806">
                <text:p>4.177806</text:p>
              </table:table-cell>
              <table:table-cell office:value-type="float" office:value="7.8851337">
                <text:p>7.885133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171768">
                <text:p>4.171768</text:p>
              </table:table-cell>
              <table:table-cell office:value-type="float" office:value="7.8834066">
                <text:p>7.88340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1657343">
                <text:p>4.1657343</text:p>
              </table:table-cell>
              <table:table-cell office:value-type="float" office:value="7.881666">
                <text:p>7.8816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1597037">
                <text:p>4.1597037</text:p>
              </table:table-cell>
              <table:table-cell office:value-type="float" office:value="7.8799133">
                <text:p>7.87991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153677">
                <text:p>4.153677</text:p>
              </table:table-cell>
              <table:table-cell office:value-type="float" office:value="7.878148">
                <text:p>7.87814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1476536">
                <text:p>4.1476536</text:p>
              </table:table-cell>
              <table:table-cell office:value-type="float" office:value="7.8763704">
                <text:p>7.87637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1416345">
                <text:p>4.1416345</text:p>
              </table:table-cell>
              <table:table-cell office:value-type="float" office:value="7.8745794">
                <text:p>7.87457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135619">
                <text:p>4.135619</text:p>
              </table:table-cell>
              <table:table-cell office:value-type="float" office:value="7.8727765">
                <text:p>7.872776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129607">
                <text:p>4.129607</text:p>
              </table:table-cell>
              <table:table-cell office:value-type="float" office:value="7.870961">
                <text:p>7.8709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123599">
                <text:p>4.123599</text:p>
              </table:table-cell>
              <table:table-cell office:value-type="float" office:value="7.8691325">
                <text:p>7.86913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117595">
                <text:p>4.117595</text:p>
              </table:table-cell>
              <table:table-cell office:value-type="float" office:value="7.8672915">
                <text:p>7.86729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1115947">
                <text:p>4.1115947</text:p>
              </table:table-cell>
              <table:table-cell office:value-type="float" office:value="7.8654385">
                <text:p>7.86543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1055984">
                <text:p>4.1055984</text:p>
              </table:table-cell>
              <table:table-cell office:value-type="float" office:value="7.863572">
                <text:p>7.8635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099606">
                <text:p>4.099606</text:p>
              </table:table-cell>
              <table:table-cell office:value-type="float" office:value="7.8616934">
                <text:p>7.861693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0936174">
                <text:p>4.0936174</text:p>
              </table:table-cell>
              <table:table-cell office:value-type="float" office:value="7.8598022">
                <text:p>7.85980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087633">
                <text:p>4.087633</text:p>
              </table:table-cell>
              <table:table-cell office:value-type="float" office:value="7.8578987">
                <text:p>7.857898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0816526">
                <text:p>4.0816526</text:p>
              </table:table-cell>
              <table:table-cell office:value-type="float" office:value="7.855983">
                <text:p>7.8559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075676">
                <text:p>4.075676</text:p>
              </table:table-cell>
              <table:table-cell office:value-type="float" office:value="7.8540545">
                <text:p>7.85405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069703">
                <text:p>4.069703</text:p>
              </table:table-cell>
              <table:table-cell office:value-type="float" office:value="7.852113">
                <text:p>7.8521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063735">
                <text:p>4.063735</text:p>
              </table:table-cell>
              <table:table-cell office:value-type="float" office:value="7.850159">
                <text:p>7.85015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0577707">
                <text:p>4.0577707</text:p>
              </table:table-cell>
              <table:table-cell office:value-type="float" office:value="7.848193">
                <text:p>7.84819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0518107">
                <text:p>4.0518107</text:p>
              </table:table-cell>
              <table:table-cell office:value-type="float" office:value="7.8462143">
                <text:p>7.84621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0458546">
                <text:p>4.0458546</text:p>
              </table:table-cell>
              <table:table-cell office:value-type="float" office:value="7.8442235">
                <text:p>7.84422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0399027">
                <text:p>4.0399027</text:p>
              </table:table-cell>
              <table:table-cell office:value-type="float" office:value="7.84222">
                <text:p>7.842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033955">
                <text:p>4.033955</text:p>
              </table:table-cell>
              <table:table-cell office:value-type="float" office:value="7.840204">
                <text:p>7.8402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028012">
                <text:p>4.028012</text:p>
              </table:table-cell>
              <table:table-cell office:value-type="float" office:value="7.8381753">
                <text:p>7.83817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022073">
                <text:p>4.022073</text:p>
              </table:table-cell>
              <table:table-cell office:value-type="float" office:value="7.8361344">
                <text:p>7.83613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016138">
                <text:p>4.016138</text:p>
              </table:table-cell>
              <table:table-cell office:value-type="float" office:value="7.834081">
                <text:p>7.8340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0102077">
                <text:p>4.0102077</text:p>
              </table:table-cell>
              <table:table-cell office:value-type="float" office:value="7.8320155">
                <text:p>7.83201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004281">
                <text:p>4.004281</text:p>
              </table:table-cell>
              <table:table-cell office:value-type="float" office:value="7.829937">
                <text:p>7.82993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9983597">
                <text:p>3.9983597</text:p>
              </table:table-cell>
              <table:table-cell office:value-type="float" office:value="7.8278465">
                <text:p>7.827846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992442">
                <text:p>3.992442</text:p>
              </table:table-cell>
              <table:table-cell office:value-type="float" office:value="7.8257437">
                <text:p>7.82574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9865289">
                <text:p>3.9865289</text:p>
              </table:table-cell>
              <table:table-cell office:value-type="float" office:value="7.8236284">
                <text:p>7.82362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9806204">
                <text:p>3.9806204</text:p>
              </table:table-cell>
              <table:table-cell office:value-type="float" office:value="7.821501">
                <text:p>7.82150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9747162">
                <text:p>3.9747162</text:p>
              </table:table-cell>
              <table:table-cell office:value-type="float" office:value="7.8193603">
                <text:p>7.819360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9688168">
                <text:p>3.9688168</text:p>
              </table:table-cell>
              <table:table-cell office:value-type="float" office:value="7.8172083">
                <text:p>7.81720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9629216">
                <text:p>3.9629216</text:p>
              </table:table-cell>
              <table:table-cell office:value-type="float" office:value="7.8150434">
                <text:p>7.81504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9570308">
                <text:p>3.9570308</text:p>
              </table:table-cell>
              <table:table-cell office:value-type="float" office:value="7.812866">
                <text:p>7.8128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951145">
                <text:p>3.951145</text:p>
              </table:table-cell>
              <table:table-cell office:value-type="float" office:value="7.8106766">
                <text:p>7.810676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9452636">
                <text:p>3.9452636</text:p>
              </table:table-cell>
              <table:table-cell office:value-type="float" office:value="7.808475">
                <text:p>7.8084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9393868">
                <text:p>3.9393868</text:p>
              </table:table-cell>
              <table:table-cell office:value-type="float" office:value="7.806261">
                <text:p>7.80626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9335148">
                <text:p>3.9335148</text:p>
              </table:table-cell>
              <table:table-cell office:value-type="float" office:value="7.804034">
                <text:p>7.8040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9276476">
                <text:p>3.9276476</text:p>
              </table:table-cell>
              <table:table-cell office:value-type="float" office:value="7.801796">
                <text:p>7.80179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9217849">
                <text:p>3.9217849</text:p>
              </table:table-cell>
              <table:table-cell office:value-type="float" office:value="7.799545">
                <text:p>7.7995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9159265">
                <text:p>3.9159265</text:p>
              </table:table-cell>
              <table:table-cell office:value-type="float" office:value="7.7972817">
                <text:p>7.79728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9100733">
                <text:p>3.9100733</text:p>
              </table:table-cell>
              <table:table-cell office:value-type="float" office:value="7.7950063">
                <text:p>7.79500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9042249">
                <text:p>3.9042249</text:p>
              </table:table-cell>
              <table:table-cell office:value-type="float" office:value="7.7927184">
                <text:p>7.79271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8983812">
                <text:p>3.8983812</text:p>
              </table:table-cell>
              <table:table-cell office:value-type="float" office:value="7.7904186">
                <text:p>7.790418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8925424">
                <text:p>3.8925424</text:p>
              </table:table-cell>
              <table:table-cell office:value-type="float" office:value="7.7881064">
                <text:p>7.788106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8867085">
                <text:p>3.8867085</text:p>
              </table:table-cell>
              <table:table-cell office:value-type="float" office:value="7.785782">
                <text:p>7.7857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880879">
                <text:p>3.880879</text:p>
              </table:table-cell>
              <table:table-cell office:value-type="float" office:value="7.7834454">
                <text:p>7.783445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8750548">
                <text:p>3.8750548</text:p>
              </table:table-cell>
              <table:table-cell office:value-type="float" office:value="7.7810965">
                <text:p>7.781096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8692355">
                <text:p>3.8692355</text:p>
              </table:table-cell>
              <table:table-cell office:value-type="float" office:value="7.7787356">
                <text:p>7.77873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8634214">
                <text:p>3.8634214</text:p>
              </table:table-cell>
              <table:table-cell office:value-type="float" office:value="7.7763624">
                <text:p>7.77636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8576121">
                <text:p>3.8576121</text:p>
              </table:table-cell>
              <table:table-cell office:value-type="float" office:value="7.7739773">
                <text:p>7.773977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8518076">
                <text:p>3.8518076</text:p>
              </table:table-cell>
              <table:table-cell office:value-type="float" office:value="7.7715797">
                <text:p>7.771579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8460083">
                <text:p>3.8460083</text:p>
              </table:table-cell>
              <table:table-cell office:value-type="float" office:value="7.7691703">
                <text:p>7.769170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8402138">
                <text:p>3.8402138</text:p>
              </table:table-cell>
              <table:table-cell office:value-type="float" office:value="7.7667484">
                <text:p>7.76674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8344247">
                <text:p>3.8344247</text:p>
              </table:table-cell>
              <table:table-cell office:value-type="float" office:value="7.7643147">
                <text:p>7.764314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828641">
                <text:p>3.828641</text:p>
              </table:table-cell>
              <table:table-cell office:value-type="float" office:value="7.7618685">
                <text:p>7.76186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822862">
                <text:p>3.822862</text:p>
              </table:table-cell>
              <table:table-cell office:value-type="float" office:value="7.7594104">
                <text:p>7.759410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8170881">
                <text:p>3.8170881</text:p>
              </table:table-cell>
              <table:table-cell office:value-type="float" office:value="7.75694">
                <text:p>7.756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8113196">
                <text:p>3.8113196</text:p>
              </table:table-cell>
              <table:table-cell office:value-type="float" office:value="7.754458">
                <text:p>7.7544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8055563">
                <text:p>3.8055563</text:p>
              </table:table-cell>
              <table:table-cell office:value-type="float" office:value="7.7519636">
                <text:p>7.75196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7997978">
                <text:p>3.7997978</text:p>
              </table:table-cell>
              <table:table-cell office:value-type="float" office:value="7.7494574">
                <text:p>7.74945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794045">
                <text:p>3.794045</text:p>
              </table:table-cell>
              <table:table-cell office:value-type="float" office:value="7.7469387">
                <text:p>7.746938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7882974">
                <text:p>3.7882974</text:p>
              </table:table-cell>
              <table:table-cell office:value-type="float" office:value="7.7444086">
                <text:p>7.74440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782555">
                <text:p>3.782555</text:p>
              </table:table-cell>
              <table:table-cell office:value-type="float" office:value="7.741866">
                <text:p>7.74186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7768183">
                <text:p>3.7768183</text:p>
              </table:table-cell>
              <table:table-cell office:value-type="float" office:value="7.739311">
                <text:p>7.7393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7710867">
                <text:p>3.7710867</text:p>
              </table:table-cell>
              <table:table-cell office:value-type="float" office:value="7.736745">
                <text:p>7.73674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76536">
                <text:p>3.76536</text:p>
              </table:table-cell>
              <table:table-cell office:value-type="float" office:value="7.734166">
                <text:p>7.73416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759639">
                <text:p>3.759639</text:p>
              </table:table-cell>
              <table:table-cell office:value-type="float" office:value="7.7315755">
                <text:p>7.73157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753924">
                <text:p>3.753924</text:p>
              </table:table-cell>
              <table:table-cell office:value-type="float" office:value="7.7289734">
                <text:p>7.72897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7482135">
                <text:p>3.7482135</text:p>
              </table:table-cell>
              <table:table-cell office:value-type="float" office:value="7.7263584">
                <text:p>7.726358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7425091">
                <text:p>3.7425091</text:p>
              </table:table-cell>
              <table:table-cell office:value-type="float" office:value="7.723732">
                <text:p>7.7237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7368102">
                <text:p>3.7368102</text:p>
              </table:table-cell>
              <table:table-cell office:value-type="float" office:value="7.721094">
                <text:p>7.7210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731117">
                <text:p>3.731117</text:p>
              </table:table-cell>
              <table:table-cell office:value-type="float" office:value="7.718444">
                <text:p>7.71844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725429">
                <text:p>3.725429</text:p>
              </table:table-cell>
              <table:table-cell office:value-type="float" office:value="7.715781">
                <text:p>7.71578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719747">
                <text:p>3.719747</text:p>
              </table:table-cell>
              <table:table-cell office:value-type="float" office:value="7.7131076">
                <text:p>7.71310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7140703">
                <text:p>3.7140703</text:p>
              </table:table-cell>
              <table:table-cell office:value-type="float" office:value="7.7104216">
                <text:p>7.71042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7083995">
                <text:p>3.7083995</text:p>
              </table:table-cell>
              <table:table-cell office:value-type="float" office:value="7.7077236">
                <text:p>7.70772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7027342">
                <text:p>3.7027342</text:p>
              </table:table-cell>
              <table:table-cell office:value-type="float" office:value="7.705014">
                <text:p>7.7050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6970747">
                <text:p>3.6970747</text:p>
              </table:table-cell>
              <table:table-cell office:value-type="float" office:value="7.7022924">
                <text:p>7.70229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6914208">
                <text:p>3.6914208</text:p>
              </table:table-cell>
              <table:table-cell office:value-type="float" office:value="7.699559">
                <text:p>7.69955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6857724">
                <text:p>3.6857724</text:p>
              </table:table-cell>
              <table:table-cell office:value-type="float" office:value="7.696814">
                <text:p>7.6968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6801302">
                <text:p>3.6801302</text:p>
              </table:table-cell>
              <table:table-cell office:value-type="float" office:value="7.694057">
                <text:p>7.69405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6744928">
                <text:p>3.6744928</text:p>
              </table:table-cell>
              <table:table-cell office:value-type="float" office:value="7.691288">
                <text:p>7.6912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668862">
                <text:p>3.668862</text:p>
              </table:table-cell>
              <table:table-cell office:value-type="float" office:value="7.688507">
                <text:p>7.6885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663237">
                <text:p>3.663237</text:p>
              </table:table-cell>
              <table:table-cell office:value-type="float" office:value="7.6857147">
                <text:p>7.685714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657618">
                <text:p>3.657618</text:p>
              </table:table-cell>
              <table:table-cell office:value-type="float" office:value="7.682911">
                <text:p>7.6829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6520047">
                <text:p>3.6520047</text:p>
              </table:table-cell>
              <table:table-cell office:value-type="float" office:value="7.6800947">
                <text:p>7.680094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6463976">
                <text:p>3.6463976</text:p>
              </table:table-cell>
              <table:table-cell office:value-type="float" office:value="7.677267">
                <text:p>7.6772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6407962">
                <text:p>3.6407962</text:p>
              </table:table-cell>
              <table:table-cell office:value-type="float" office:value="7.674428">
                <text:p>7.6744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6352005">
                <text:p>3.6352005</text:p>
              </table:table-cell>
              <table:table-cell office:value-type="float" office:value="7.6715765">
                <text:p>7.671576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629611">
                <text:p>3.629611</text:p>
              </table:table-cell>
              <table:table-cell office:value-type="float" office:value="7.668714">
                <text:p>7.6687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6240277">
                <text:p>3.6240277</text:p>
              </table:table-cell>
              <table:table-cell office:value-type="float" office:value="7.665839">
                <text:p>7.66583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6184502">
                <text:p>3.6184502</text:p>
              </table:table-cell>
              <table:table-cell office:value-type="float" office:value="7.6629534">
                <text:p>7.662953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6128788">
                <text:p>3.6128788</text:p>
              </table:table-cell>
              <table:table-cell office:value-type="float" office:value="7.660055">
                <text:p>7.6600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6073136">
                <text:p>3.6073136</text:p>
              </table:table-cell>
              <table:table-cell office:value-type="float" office:value="7.657146">
                <text:p>7.6571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6017537">
                <text:p>3.6017537</text:p>
              </table:table-cell>
              <table:table-cell office:value-type="float" office:value="7.6542244">
                <text:p>7.65422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5962007">
                <text:p>3.5962007</text:p>
              </table:table-cell>
              <table:table-cell office:value-type="float" office:value="7.651292">
                <text:p>7.6512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590654">
                <text:p>3.590654</text:p>
              </table:table-cell>
              <table:table-cell office:value-type="float" office:value="7.6483474">
                <text:p>7.64834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585113">
                <text:p>3.585113</text:p>
              </table:table-cell>
              <table:table-cell office:value-type="float" office:value="7.6453915">
                <text:p>7.64539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5795784">
                <text:p>3.5795784</text:p>
              </table:table-cell>
              <table:table-cell office:value-type="float" office:value="7.6424236">
                <text:p>7.64242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5740502">
                <text:p>3.5740502</text:p>
              </table:table-cell>
              <table:table-cell office:value-type="float" office:value="7.6394444">
                <text:p>7.63944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5685282">
                <text:p>3.5685282</text:p>
              </table:table-cell>
              <table:table-cell office:value-type="float" office:value="7.6364536">
                <text:p>7.63645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5630124">
                <text:p>3.5630124</text:p>
              </table:table-cell>
              <table:table-cell office:value-type="float" office:value="7.6334515">
                <text:p>7.63345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5575027">
                <text:p>3.5575027</text:p>
              </table:table-cell>
              <table:table-cell office:value-type="float" office:value="7.630438">
                <text:p>7.63043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5519996">
                <text:p>3.5519996</text:p>
              </table:table-cell>
              <table:table-cell office:value-type="float" office:value="7.6274123">
                <text:p>7.62741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5465028">
                <text:p>3.5465028</text:p>
              </table:table-cell>
              <table:table-cell office:value-type="float" office:value="7.6243753">
                <text:p>7.62437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5410125">
                <text:p>3.5410125</text:p>
              </table:table-cell>
              <table:table-cell office:value-type="float" office:value="7.621327">
                <text:p>7.62132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5355284">
                <text:p>3.5355284</text:p>
              </table:table-cell>
              <table:table-cell office:value-type="float" office:value="7.618267">
                <text:p>7.6182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5300503">
                <text:p>3.5300503</text:p>
              </table:table-cell>
              <table:table-cell office:value-type="float" office:value="7.6151953">
                <text:p>7.61519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524579">
                <text:p>3.524579</text:p>
              </table:table-cell>
              <table:table-cell office:value-type="float" office:value="7.612113">
                <text:p>7.6121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5191143">
                <text:p>3.5191143</text:p>
              </table:table-cell>
              <table:table-cell office:value-type="float" office:value="7.6090183">
                <text:p>7.609018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513656">
                <text:p>3.513656</text:p>
              </table:table-cell>
              <table:table-cell office:value-type="float" office:value="7.6059127">
                <text:p>7.605912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5082042">
                <text:p>3.5082042</text:p>
              </table:table-cell>
              <table:table-cell office:value-type="float" office:value="7.6027956">
                <text:p>7.60279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502759">
                <text:p>3.502759</text:p>
              </table:table-cell>
              <table:table-cell office:value-type="float" office:value="7.5996675">
                <text:p>7.599667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4973202">
                <text:p>3.4973202</text:p>
              </table:table-cell>
              <table:table-cell office:value-type="float" office:value="7.596527">
                <text:p>7.59652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4918883">
                <text:p>3.4918883</text:p>
              </table:table-cell>
              <table:table-cell office:value-type="float" office:value="7.593376">
                <text:p>7.59337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4864628">
                <text:p>3.4864628</text:p>
              </table:table-cell>
              <table:table-cell office:value-type="float" office:value="7.5902133">
                <text:p>7.59021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481044">
                <text:p>3.481044</text:p>
              </table:table-cell>
              <table:table-cell office:value-type="float" office:value="7.5870395">
                <text:p>7.58703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475632">
                <text:p>3.475632</text:p>
              </table:table-cell>
              <table:table-cell office:value-type="float" office:value="7.5838537">
                <text:p>7.583853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4702263">
                <text:p>3.4702263</text:p>
              </table:table-cell>
              <table:table-cell office:value-type="float" office:value="7.5806575">
                <text:p>7.580657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4648275">
                <text:p>3.4648275</text:p>
              </table:table-cell>
              <table:table-cell office:value-type="float" office:value="7.5774493">
                <text:p>7.577449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459435">
                <text:p>3.459435</text:p>
              </table:table-cell>
              <table:table-cell office:value-type="float" office:value="7.57423">
                <text:p>7.574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4540496">
                <text:p>3.4540496</text:p>
              </table:table-cell>
              <table:table-cell office:value-type="float" office:value="7.570999">
                <text:p>7.57099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448671">
                <text:p>3.448671</text:p>
              </table:table-cell>
              <table:table-cell office:value-type="float" office:value="7.5677576">
                <text:p>7.56775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4432995">
                <text:p>3.4432995</text:p>
              </table:table-cell>
              <table:table-cell office:value-type="float" office:value="7.5645046">
                <text:p>7.564504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4379346">
                <text:p>3.4379346</text:p>
              </table:table-cell>
              <table:table-cell office:value-type="float" office:value="7.56124">
                <text:p>7.5612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4325764">
                <text:p>3.4325764</text:p>
              </table:table-cell>
              <table:table-cell office:value-type="float" office:value="7.557965">
                <text:p>7.5579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427225">
                <text:p>3.427225</text:p>
              </table:table-cell>
              <table:table-cell office:value-type="float" office:value="7.554678">
                <text:p>7.55467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421881">
                <text:p>3.421881</text:p>
              </table:table-cell>
              <table:table-cell office:value-type="float" office:value="7.55138">
                <text:p>7.551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4165435">
                <text:p>3.4165435</text:p>
              </table:table-cell>
              <table:table-cell office:value-type="float" office:value="7.548071">
                <text:p>7.54807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4112132">
                <text:p>3.4112132</text:p>
              </table:table-cell>
              <table:table-cell office:value-type="float" office:value="7.5447507">
                <text:p>7.544750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4058897">
                <text:p>3.4058897</text:p>
              </table:table-cell>
              <table:table-cell office:value-type="float" office:value="7.541419">
                <text:p>7.54141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4005733">
                <text:p>3.4005733</text:p>
              </table:table-cell>
              <table:table-cell office:value-type="float" office:value="7.538077">
                <text:p>7.53807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3952637">
                <text:p>3.3952637</text:p>
              </table:table-cell>
              <table:table-cell office:value-type="float" office:value="7.5347233">
                <text:p>7.534723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3899605">
                <text:p>3.3899605</text:p>
              </table:table-cell>
              <table:table-cell office:value-type="float" office:value="7.531358">
                <text:p>7.5313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3846653">
                <text:p>3.3846653</text:p>
              </table:table-cell>
              <table:table-cell office:value-type="float" office:value="7.527982">
                <text:p>7.52798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379377">
                <text:p>3.379377</text:p>
              </table:table-cell>
              <table:table-cell office:value-type="float" office:value="7.5245953">
                <text:p>7.524595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3740957">
                <text:p>3.3740957</text:p>
              </table:table-cell>
              <table:table-cell office:value-type="float" office:value="7.5211973">
                <text:p>7.521197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3688216">
                <text:p>3.3688216</text:p>
              </table:table-cell>
              <table:table-cell office:value-type="float" office:value="7.517788">
                <text:p>7.51778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3635547">
                <text:p>3.3635547</text:p>
              </table:table-cell>
              <table:table-cell office:value-type="float" office:value="7.514368">
                <text:p>7.51436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358295">
                <text:p>3.358295</text:p>
              </table:table-cell>
              <table:table-cell office:value-type="float" office:value="7.5109367">
                <text:p>7.510936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3530424">
                <text:p>3.3530424</text:p>
              </table:table-cell>
              <table:table-cell office:value-type="float" office:value="7.507495">
                <text:p>7.50749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347797">
                <text:p>3.347797</text:p>
              </table:table-cell>
              <table:table-cell office:value-type="float" office:value="7.5040417">
                <text:p>7.50404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3425589">
                <text:p>3.3425589</text:p>
              </table:table-cell>
              <table:table-cell office:value-type="float" office:value="7.500578">
                <text:p>7.50057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337328">
                <text:p>3.337328</text:p>
              </table:table-cell>
              <table:table-cell office:value-type="float" office:value="7.4971027">
                <text:p>7.497102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3321044">
                <text:p>3.3321044</text:p>
              </table:table-cell>
              <table:table-cell office:value-type="float" office:value="7.4936166">
                <text:p>7.493616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326888">
                <text:p>3.326888</text:p>
              </table:table-cell>
              <table:table-cell office:value-type="float" office:value="7.49012">
                <text:p>7.4901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3216786">
                <text:p>3.3216786</text:p>
              </table:table-cell>
              <table:table-cell office:value-type="float" office:value="7.4866114">
                <text:p>7.486611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316477">
                <text:p>3.316477</text:p>
              </table:table-cell>
              <table:table-cell office:value-type="float" office:value="7.483093">
                <text:p>7.48309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3112829">
                <text:p>3.3112829</text:p>
              </table:table-cell>
              <table:table-cell office:value-type="float" office:value="7.479563">
                <text:p>7.47956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306096">
                <text:p>3.306096</text:p>
              </table:table-cell>
              <table:table-cell office:value-type="float" office:value="7.4760227">
                <text:p>7.476022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3009167">
                <text:p>3.3009167</text:p>
              </table:table-cell>
              <table:table-cell office:value-type="float" office:value="7.472471">
                <text:p>7.47247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295745">
                <text:p>3.295745</text:p>
              </table:table-cell>
              <table:table-cell office:value-type="float" office:value="7.4689093">
                <text:p>7.468909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2905803">
                <text:p>3.2905803</text:p>
              </table:table-cell>
              <table:table-cell office:value-type="float" office:value="7.465337">
                <text:p>7.46533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2854233">
                <text:p>3.2854233</text:p>
              </table:table-cell>
              <table:table-cell office:value-type="float" office:value="7.461753">
                <text:p>7.46175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280274">
                <text:p>3.280274</text:p>
              </table:table-cell>
              <table:table-cell office:value-type="float" office:value="7.4581585">
                <text:p>7.458158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2751317">
                <text:p>3.2751317</text:p>
              </table:table-cell>
              <table:table-cell office:value-type="float" office:value="7.4545527">
                <text:p>7.454552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2699976">
                <text:p>3.2699976</text:p>
              </table:table-cell>
              <table:table-cell office:value-type="float" office:value="7.450937">
                <text:p>7.45093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2648706">
                <text:p>3.2648706</text:p>
              </table:table-cell>
              <table:table-cell office:value-type="float" office:value="7.44731">
                <text:p>7.4473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2597516">
                <text:p>3.2597516</text:p>
              </table:table-cell>
              <table:table-cell office:value-type="float" office:value="7.443672">
                <text:p>7.44367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2546394">
                <text:p>3.2546394</text:p>
              </table:table-cell>
              <table:table-cell office:value-type="float" office:value="7.440024">
                <text:p>7.44002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2495356">
                <text:p>3.2495356</text:p>
              </table:table-cell>
              <table:table-cell office:value-type="float" office:value="7.436365">
                <text:p>7.43636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2444394">
                <text:p>3.2444394</text:p>
              </table:table-cell>
              <table:table-cell office:value-type="float" office:value="7.4326954">
                <text:p>7.432695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2393506">
                <text:p>3.2393506</text:p>
              </table:table-cell>
              <table:table-cell office:value-type="float" office:value="7.429015">
                <text:p>7.42901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2342699">
                <text:p>3.2342699</text:p>
              </table:table-cell>
              <table:table-cell office:value-type="float" office:value="7.4253244">
                <text:p>7.425324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2291968">
                <text:p>3.2291968</text:p>
              </table:table-cell>
              <table:table-cell office:value-type="float" office:value="7.4216223">
                <text:p>7.421622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2241313">
                <text:p>3.2241313</text:p>
              </table:table-cell>
              <table:table-cell office:value-type="float" office:value="7.4179106">
                <text:p>7.417910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2190738">
                <text:p>3.2190738</text:p>
              </table:table-cell>
              <table:table-cell office:value-type="float" office:value="7.4141874">
                <text:p>7.414187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214024">
                <text:p>3.214024</text:p>
              </table:table-cell>
              <table:table-cell office:value-type="float" office:value="7.4104543">
                <text:p>7.410454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208982">
                <text:p>3.208982</text:p>
              </table:table-cell>
              <table:table-cell office:value-type="float" office:value="7.4067106">
                <text:p>7.406710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203948">
                <text:p>3.203948</text:p>
              </table:table-cell>
              <table:table-cell office:value-type="float" office:value="7.402956">
                <text:p>7.40295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198922">
                <text:p>3.198922</text:p>
              </table:table-cell>
              <table:table-cell office:value-type="float" office:value="7.399191">
                <text:p>7.39919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1939037">
                <text:p>3.1939037</text:p>
              </table:table-cell>
              <table:table-cell office:value-type="float" office:value="7.3954153">
                <text:p>7.395415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1888926">
                <text:p>3.1888926</text:p>
              </table:table-cell>
              <table:table-cell office:value-type="float" office:value="7.391629">
                <text:p>7.39162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1838903">
                <text:p>3.1838903</text:p>
              </table:table-cell>
              <table:table-cell office:value-type="float" office:value="7.3878326">
                <text:p>7.387832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1788955">
                <text:p>3.1788955</text:p>
              </table:table-cell>
              <table:table-cell office:value-type="float" office:value="7.3840256">
                <text:p>7.38402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1739092">
                <text:p>3.1739092</text:p>
              </table:table-cell>
              <table:table-cell office:value-type="float" office:value="7.3802085">
                <text:p>7.380208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1689305">
                <text:p>3.1689305</text:p>
              </table:table-cell>
              <table:table-cell office:value-type="float" office:value="7.376381">
                <text:p>7.37638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1639602">
                <text:p>3.1639602</text:p>
              </table:table-cell>
              <table:table-cell office:value-type="float" office:value="7.3725424">
                <text:p>7.372542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1589978">
                <text:p>3.1589978</text:p>
              </table:table-cell>
              <table:table-cell office:value-type="float" office:value="7.368694">
                <text:p>7.36869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1540432">
                <text:p>3.1540432</text:p>
              </table:table-cell>
              <table:table-cell office:value-type="float" office:value="7.364835">
                <text:p>7.36483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149097">
                <text:p>3.149097</text:p>
              </table:table-cell>
              <table:table-cell office:value-type="float" office:value="7.3609657">
                <text:p>7.360965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1441588">
                <text:p>3.1441588</text:p>
              </table:table-cell>
              <table:table-cell office:value-type="float" office:value="7.3570857">
                <text:p>7.357085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1392288">
                <text:p>3.1392288</text:p>
              </table:table-cell>
              <table:table-cell office:value-type="float" office:value="7.353196">
                <text:p>7.35319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134307">
                <text:p>3.134307</text:p>
              </table:table-cell>
              <table:table-cell office:value-type="float" office:value="7.3492956">
                <text:p>7.349295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129393">
                <text:p>3.129393</text:p>
              </table:table-cell>
              <table:table-cell office:value-type="float" office:value="7.3453846">
                <text:p>7.34538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1244874">
                <text:p>3.1244874</text:p>
              </table:table-cell>
              <table:table-cell office:value-type="float" office:value="7.341464">
                <text:p>7.34146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1195903">
                <text:p>3.1195903</text:p>
              </table:table-cell>
              <table:table-cell office:value-type="float" office:value="7.337533">
                <text:p>7.33753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1147013">
                <text:p>3.1147013</text:p>
              </table:table-cell>
              <table:table-cell office:value-type="float" office:value="7.3335915">
                <text:p>7.33359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1098204">
                <text:p>3.1098204</text:p>
              </table:table-cell>
              <table:table-cell office:value-type="float" office:value="7.3296394">
                <text:p>7.329639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1049478">
                <text:p>3.1049478</text:p>
              </table:table-cell>
              <table:table-cell office:value-type="float" office:value="7.325678">
                <text:p>7.32567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1000838">
                <text:p>3.1000838</text:p>
              </table:table-cell>
              <table:table-cell office:value-type="float" office:value="7.321706">
                <text:p>7.32170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0952277">
                <text:p>3.0952277</text:p>
              </table:table-cell>
              <table:table-cell office:value-type="float" office:value="7.3177238">
                <text:p>7.317723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0903802">
                <text:p>3.0903802</text:p>
              </table:table-cell>
              <table:table-cell office:value-type="float" office:value="7.313731">
                <text:p>7.31373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.0855403">
                <text:p>3.0855403</text:p>
              </table:table-cell>
              <table:table-cell office:value-type="float" office:value="7.3097286">
                <text:p>7.309728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0807097">
                <text:p>3.0807097</text:p>
              </table:table-cell>
              <table:table-cell office:value-type="float" office:value="7.3057156">
                <text:p>7.305715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0758872">
                <text:p>3.0758872</text:p>
              </table:table-cell>
              <table:table-cell office:value-type="float" office:value="7.301693">
                <text:p>7.30169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0710733">
                <text:p>3.0710733</text:p>
              </table:table-cell>
              <table:table-cell office:value-type="float" office:value="7.29766">
                <text:p>7.2976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066268">
                <text:p>3.066268</text:p>
              </table:table-cell>
              <table:table-cell office:value-type="float" office:value="7.2936172">
                <text:p>7.293617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.0614707">
                <text:p>3.0614707</text:p>
              </table:table-cell>
              <table:table-cell office:value-type="float" office:value="7.289564">
                <text:p>7.28956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0566823">
                <text:p>3.0566823</text:p>
              </table:table-cell>
              <table:table-cell office:value-type="float" office:value="7.2855015">
                <text:p>7.285501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0519023">
                <text:p>3.0519023</text:p>
              </table:table-cell>
              <table:table-cell office:value-type="float" office:value="7.2814283">
                <text:p>7.281428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0471308">
                <text:p>3.0471308</text:p>
              </table:table-cell>
              <table:table-cell office:value-type="float" office:value="7.277345">
                <text:p>7.27734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042368">
                <text:p>3.042368</text:p>
              </table:table-cell>
              <table:table-cell office:value-type="float" office:value="7.2732525">
                <text:p>7.27325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0376136">
                <text:p>3.0376136</text:p>
              </table:table-cell>
              <table:table-cell office:value-type="float" office:value="7.26915">
                <text:p>7.2691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032868">
                <text:p>3.032868</text:p>
              </table:table-cell>
              <table:table-cell office:value-type="float" office:value="7.2650366">
                <text:p>7.265036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0281308">
                <text:p>3.0281308</text:p>
              </table:table-cell>
              <table:table-cell office:value-type="float" office:value="7.260914">
                <text:p>7.26091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0234017">
                <text:p>3.0234017</text:p>
              </table:table-cell>
              <table:table-cell office:value-type="float" office:value="7.2567806">
                <text:p>7.256780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018682">
                <text:p>3.018682</text:p>
              </table:table-cell>
              <table:table-cell office:value-type="float" office:value="7.252638">
                <text:p>7.25263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0139706">
                <text:p>3.0139706</text:p>
              </table:table-cell>
              <table:table-cell office:value-type="float" office:value="7.2484856">
                <text:p>7.248485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0092683">
                <text:p>3.0092683</text:p>
              </table:table-cell>
              <table:table-cell office:value-type="float" office:value="7.2443233">
                <text:p>7.24432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0045745">
                <text:p>3.0045745</text:p>
              </table:table-cell>
              <table:table-cell office:value-type="float" office:value="7.2401514">
                <text:p>7.240151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.9998896">
                <text:p>2.9998896</text:p>
              </table:table-cell>
              <table:table-cell office:value-type="float" office:value="7.235969">
                <text:p>7.23596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.9952135">
                <text:p>2.9952135</text:p>
              </table:table-cell>
              <table:table-cell office:value-type="float" office:value="7.231777">
                <text:p>7.23177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.990546">
                <text:p>2.990546</text:p>
              </table:table-cell>
              <table:table-cell office:value-type="float" office:value="7.2275763">
                <text:p>7.227576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.9858875">
                <text:p>2.9858875</text:p>
              </table:table-cell>
              <table:table-cell office:value-type="float" office:value="7.223365">
                <text:p>7.22336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.9812374">
                <text:p>2.9812374</text:p>
              </table:table-cell>
              <table:table-cell office:value-type="float" office:value="7.219144">
                <text:p>7.21914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.9765966">
                <text:p>2.9765966</text:p>
              </table:table-cell>
              <table:table-cell office:value-type="float" office:value="7.214913">
                <text:p>7.21491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.9719646">
                <text:p>2.9719646</text:p>
              </table:table-cell>
              <table:table-cell office:value-type="float" office:value="7.2106724">
                <text:p>7.210672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.9673414">
                <text:p>2.9673414</text:p>
              </table:table-cell>
              <table:table-cell office:value-type="float" office:value="7.206422">
                <text:p>7.20642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.9627266">
                <text:p>2.9627266</text:p>
              </table:table-cell>
              <table:table-cell office:value-type="float" office:value="7.202162">
                <text:p>7.20216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.9581213">
                <text:p>2.9581213</text:p>
              </table:table-cell>
              <table:table-cell office:value-type="float" office:value="7.197892">
                <text:p>7.19789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.9535248">
                <text:p>2.9535248</text:p>
              </table:table-cell>
              <table:table-cell office:value-type="float" office:value="7.193613">
                <text:p>7.19361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.9489374">
                <text:p>2.9489374</text:p>
              </table:table-cell>
              <table:table-cell office:value-type="float" office:value="7.1893244">
                <text:p>7.189324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.9443588">
                <text:p>2.9443588</text:p>
              </table:table-cell>
              <table:table-cell office:value-type="float" office:value="7.185026">
                <text:p>7.18502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.9397895">
                <text:p>2.9397895</text:p>
              </table:table-cell>
              <table:table-cell office:value-type="float" office:value="7.1807184">
                <text:p>7.180718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.935229">
                <text:p>2.935229</text:p>
              </table:table-cell>
              <table:table-cell office:value-type="float" office:value="7.176401">
                <text:p>7.17640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.9306777">
                <text:p>2.9306777</text:p>
              </table:table-cell>
              <table:table-cell office:value-type="float" office:value="7.172074">
                <text:p>7.17207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.9261355">
                <text:p>2.9261355</text:p>
              </table:table-cell>
              <table:table-cell office:value-type="float" office:value="7.1677375">
                <text:p>7.167737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.9216022">
                <text:p>2.9216022</text:p>
              </table:table-cell>
              <table:table-cell office:value-type="float" office:value="7.1633916">
                <text:p>7.163391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.9170783">
                <text:p>2.9170783</text:p>
              </table:table-cell>
              <table:table-cell office:value-type="float" office:value="7.1590357">
                <text:p>7.159035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.912563">
                <text:p>2.912563</text:p>
              </table:table-cell>
              <table:table-cell office:value-type="float" office:value="7.154671">
                <text:p>7.15467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.9080575">
                <text:p>2.9080575</text:p>
              </table:table-cell>
              <table:table-cell office:value-type="float" office:value="7.1502967">
                <text:p>7.150296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9035602">
                <text:p>2.9035602</text:p>
              </table:table-cell>
              <table:table-cell office:value-type="float" office:value="7.145912">
                <text:p>7.1459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.8990726">
                <text:p>2.8990726</text:p>
              </table:table-cell>
              <table:table-cell office:value-type="float" office:value="7.141519">
                <text:p>7.14151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.8945942">
                <text:p>2.8945942</text:p>
              </table:table-cell>
              <table:table-cell office:value-type="float" office:value="7.1371164">
                <text:p>7.137116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.8901253">
                <text:p>2.8901253</text:p>
              </table:table-cell>
              <table:table-cell office:value-type="float" office:value="7.1327047">
                <text:p>7.132704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.8856657">
                <text:p>2.8856657</text:p>
              </table:table-cell>
              <table:table-cell office:value-type="float" office:value="7.1282835">
                <text:p>7.128283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.881215">
                <text:p>2.881215</text:p>
              </table:table-cell>
              <table:table-cell office:value-type="float" office:value="7.1238527">
                <text:p>7.123852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.8767738">
                <text:p>2.8767738</text:p>
              </table:table-cell>
              <table:table-cell office:value-type="float" office:value="7.1194124">
                <text:p>7.119412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.8723419">
                <text:p>2.8723419</text:p>
              </table:table-cell>
              <table:table-cell office:value-type="float" office:value="7.1149635">
                <text:p>7.11496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.8679192">
                <text:p>2.8679192</text:p>
              </table:table-cell>
              <table:table-cell office:value-type="float" office:value="7.110505">
                <text:p>7.11050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.8635058">
                <text:p>2.8635058</text:p>
              </table:table-cell>
              <table:table-cell office:value-type="float" office:value="7.106037">
                <text:p>7.10603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.859102">
                <text:p>2.859102</text:p>
              </table:table-cell>
              <table:table-cell office:value-type="float" office:value="7.1015606">
                <text:p>7.101560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.8547075">
                <text:p>2.8547075</text:p>
              </table:table-cell>
              <table:table-cell office:value-type="float" office:value="7.0970745">
                <text:p>7.097074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.8503222">
                <text:p>2.8503222</text:p>
              </table:table-cell>
              <table:table-cell office:value-type="float" office:value="7.092579">
                <text:p>7.0925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.8459463">
                <text:p>2.8459463</text:p>
              </table:table-cell>
              <table:table-cell office:value-type="float" office:value="7.0880737">
                <text:p>7.088073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.84158">
                <text:p>2.84158</text:p>
              </table:table-cell>
              <table:table-cell office:value-type="float" office:value="7.08356">
                <text:p>7.0835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.837223">
                <text:p>2.837223</text:p>
              </table:table-cell>
              <table:table-cell office:value-type="float" office:value="7.079037">
                <text:p>7.07903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.8328757">
                <text:p>2.8328757</text:p>
              </table:table-cell>
              <table:table-cell office:value-type="float" office:value="7.0745053">
                <text:p>7.074505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.828538">
                <text:p>2.828538</text:p>
              </table:table-cell>
              <table:table-cell office:value-type="float" office:value="7.0699644">
                <text:p>7.069964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.8242097">
                <text:p>2.8242097</text:p>
              </table:table-cell>
              <table:table-cell office:value-type="float" office:value="7.0654144">
                <text:p>7.065414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.8198907">
                <text:p>2.8198907</text:p>
              </table:table-cell>
              <table:table-cell office:value-type="float" office:value="7.060855">
                <text:p>7.06085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.8155813">
                <text:p>2.8155813</text:p>
              </table:table-cell>
              <table:table-cell office:value-type="float" office:value="7.056287">
                <text:p>7.05628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.811282">
                <text:p>2.811282</text:p>
              </table:table-cell>
              <table:table-cell office:value-type="float" office:value="7.0517097">
                <text:p>7.051709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.8069918">
                <text:p>2.8069918</text:p>
              </table:table-cell>
              <table:table-cell office:value-type="float" office:value="7.047124">
                <text:p>7.04712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.8027112">
                <text:p>2.8027112</text:p>
              </table:table-cell>
              <table:table-cell office:value-type="float" office:value="7.042528">
                <text:p>7.04252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.7984405">
                <text:p>2.7984405</text:p>
              </table:table-cell>
              <table:table-cell office:value-type="float" office:value="7.0379243">
                <text:p>7.037924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.7941792">
                <text:p>2.7941792</text:p>
              </table:table-cell>
              <table:table-cell office:value-type="float" office:value="7.0333114">
                <text:p>7.033311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.7899272">
                <text:p>2.7899272</text:p>
              </table:table-cell>
              <table:table-cell office:value-type="float" office:value="7.028689">
                <text:p>7.02868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.7856853">
                <text:p>2.7856853</text:p>
              </table:table-cell>
              <table:table-cell office:value-type="float" office:value="7.0240583">
                <text:p>7.024058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.7814534">
                <text:p>2.7814534</text:p>
              </table:table-cell>
              <table:table-cell office:value-type="float" office:value="7.0194182">
                <text:p>7.019418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.7772307">
                <text:p>2.7772307</text:p>
              </table:table-cell>
              <table:table-cell office:value-type="float" office:value="7.0147696">
                <text:p>7.014769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7730181">
                <text:p>2.7730181</text:p>
              </table:table-cell>
              <table:table-cell office:value-type="float" office:value="7.010113">
                <text:p>7.01011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.7688153">
                <text:p>2.7688153</text:p>
              </table:table-cell>
              <table:table-cell office:value-type="float" office:value="7.0054464">
                <text:p>7.005446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7646222">
                <text:p>2.7646222</text:p>
              </table:table-cell>
              <table:table-cell office:value-type="float" office:value="7.0007715">
                <text:p>7.000771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760439">
                <text:p>2.760439</text:p>
              </table:table-cell>
              <table:table-cell office:value-type="float" office:value="6.9960876">
                <text:p>6.996087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7562652">
                <text:p>2.7562652</text:p>
              </table:table-cell>
              <table:table-cell office:value-type="float" office:value="6.991395">
                <text:p>6.99139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.7521017">
                <text:p>2.7521017</text:p>
              </table:table-cell>
              <table:table-cell office:value-type="float" office:value="6.986694">
                <text:p>6.98669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.7479477">
                <text:p>2.7479477</text:p>
              </table:table-cell>
              <table:table-cell office:value-type="float" office:value="6.981984">
                <text:p>6.9819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.7438037">
                <text:p>2.7438037</text:p>
              </table:table-cell>
              <table:table-cell office:value-type="float" office:value="6.9772654">
                <text:p>6.977265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7396696">
                <text:p>2.7396696</text:p>
              </table:table-cell>
              <table:table-cell office:value-type="float" office:value="6.972538">
                <text:p>6.97253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.7355452">
                <text:p>2.7355452</text:p>
              </table:table-cell>
              <table:table-cell office:value-type="float" office:value="6.967802">
                <text:p>6.96780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.7314308">
                <text:p>2.7314308</text:p>
              </table:table-cell>
              <table:table-cell office:value-type="float" office:value="6.963057">
                <text:p>6.96305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.7273264">
                <text:p>2.7273264</text:p>
              </table:table-cell>
              <table:table-cell office:value-type="float" office:value="6.958304">
                <text:p>6.95830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.723232">
                <text:p>2.723232</text:p>
              </table:table-cell>
              <table:table-cell office:value-type="float" office:value="6.9535427">
                <text:p>6.953542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.7191477">
                <text:p>2.7191477</text:p>
              </table:table-cell>
              <table:table-cell office:value-type="float" office:value="6.948772">
                <text:p>6.94877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.715073">
                <text:p>2.715073</text:p>
              </table:table-cell>
              <table:table-cell office:value-type="float" office:value="6.943993">
                <text:p>6.94399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.711009">
                <text:p>2.711009</text:p>
              </table:table-cell>
              <table:table-cell office:value-type="float" office:value="6.939206">
                <text:p>6.93920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.7069545">
                <text:p>2.7069545</text:p>
              </table:table-cell>
              <table:table-cell office:value-type="float" office:value="6.93441">
                <text:p>6.9344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.7029102">
                <text:p>2.7029102</text:p>
              </table:table-cell>
              <table:table-cell office:value-type="float" office:value="6.929606">
                <text:p>6.92960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698876">
                <text:p>2.698876</text:p>
              </table:table-cell>
              <table:table-cell office:value-type="float" office:value="6.9247932">
                <text:p>6.924793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6948519">
                <text:p>2.6948519</text:p>
              </table:table-cell>
              <table:table-cell office:value-type="float" office:value="6.919972">
                <text:p>6.91997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6908379">
                <text:p>2.6908379</text:p>
              </table:table-cell>
              <table:table-cell office:value-type="float" office:value="6.915142">
                <text:p>6.91514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.6868339">
                <text:p>2.6868339</text:p>
              </table:table-cell>
              <table:table-cell office:value-type="float" office:value="6.910304">
                <text:p>6.91030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6828396">
                <text:p>2.6828396</text:p>
              </table:table-cell>
              <table:table-cell office:value-type="float" office:value="6.9054575">
                <text:p>6.905457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678856">
                <text:p>2.678856</text:p>
              </table:table-cell>
              <table:table-cell office:value-type="float" office:value="6.9006023">
                <text:p>6.900602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6748824">
                <text:p>2.6748824</text:p>
              </table:table-cell>
              <table:table-cell office:value-type="float" office:value="6.8957396">
                <text:p>6.89573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.6709192">
                <text:p>2.6709192</text:p>
              </table:table-cell>
              <table:table-cell office:value-type="float" office:value="6.890868">
                <text:p>6.89086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.6669662">
                <text:p>2.6669662</text:p>
              </table:table-cell>
              <table:table-cell office:value-type="float" office:value="6.8859887">
                <text:p>6.885988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.6630232">
                <text:p>2.6630232</text:p>
              </table:table-cell>
              <table:table-cell office:value-type="float" office:value="6.8811007">
                <text:p>6.881100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6590905">
                <text:p>2.6590905</text:p>
              </table:table-cell>
              <table:table-cell office:value-type="float" office:value="6.8762045">
                <text:p>6.876204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6551683">
                <text:p>2.6551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.6512563">
                <text:p>2.6512563</text:p>
              </table:table-cell>
              <table:table-cell office:value-type="float" office:value="6.8663874">
                <text:p>6.866387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6473544">
                <text:p>2.6473544</text:p>
              </table:table-cell>
              <table:table-cell office:value-type="float" office:value="6.861467">
                <text:p>6.8614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6434631">
                <text:p>2.6434631</text:p>
              </table:table-cell>
              <table:table-cell office:value-type="float" office:value="6.856538">
                <text:p>6.8565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639582">
                <text:p>2.639582</text:p>
              </table:table-cell>
              <table:table-cell office:value-type="float" office:value="6.8516006">
                <text:p>6.851600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.635711">
                <text:p>2.635711</text:p>
              </table:table-cell>
              <table:table-cell office:value-type="float" office:value="6.846656">
                <text:p>6.84665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.6318502">
                <text:p>2.6318502</text:p>
              </table:table-cell>
              <table:table-cell office:value-type="float" office:value="6.841702">
                <text:p>6.84170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6.8367405">
                <text:p>6.836740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.6241603">
                <text:p>2.6241603</text:p>
              </table:table-cell>
              <table:table-cell office:value-type="float" office:value="6.831771">
                <text:p>6.83177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.620331">
                <text:p>2.620331</text:p>
              </table:table-cell>
              <table:table-cell office:value-type="float" office:value="6.8267937">
                <text:p>6.826793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.6165123">
                <text:p>2.6165123</text:p>
              </table:table-cell>
              <table:table-cell office:value-type="float" office:value="6.8218083">
                <text:p>6.821808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.6127038">
                <text:p>2.6127038</text:p>
              </table:table-cell>
              <table:table-cell office:value-type="float" office:value="6.816815">
                <text:p>6.81681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.608906">
                <text:p>2.608906</text:p>
              </table:table-cell>
              <table:table-cell office:value-type="float" office:value="6.811814">
                <text:p>6.81181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.6051185">
                <text:p>2.6051185</text:p>
              </table:table-cell>
              <table:table-cell office:value-type="float" office:value="6.8068047">
                <text:p>6.806804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.6013415">
                <text:p>2.6013415</text:p>
              </table:table-cell>
              <table:table-cell office:value-type="float" office:value="6.8017874">
                <text:p>6.801787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.5975752">
                <text:p>2.5975752</text:p>
              </table:table-cell>
              <table:table-cell office:value-type="float" office:value="6.796762">
                <text:p>6.79676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.5938191">
                <text:p>2.5938191</text:p>
              </table:table-cell>
              <table:table-cell office:value-type="float" office:value="6.791729">
                <text:p>6.79172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.5900738">
                <text:p>2.5900738</text:p>
              </table:table-cell>
              <table:table-cell office:value-type="float" office:value="6.7866883">
                <text:p>6.786688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.586339">
                <text:p>2.586339</text:p>
              </table:table-cell>
              <table:table-cell office:value-type="float" office:value="6.78164">
                <text:p>6.7816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.5826147">
                <text:p>2.5826147</text:p>
              </table:table-cell>
              <table:table-cell office:value-type="float" office:value="6.776583">
                <text:p>6.77658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.5789006">
                <text:p>2.5789006</text:p>
              </table:table-cell>
              <table:table-cell office:value-type="float" office:value="6.7715187">
                <text:p>6.771518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5751977">
                <text:p>2.5751977</text:p>
              </table:table-cell>
              <table:table-cell office:value-type="float" office:value="6.7664466">
                <text:p>6.766446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.571505">
                <text:p>2.571505</text:p>
              </table:table-cell>
              <table:table-cell office:value-type="float" office:value="6.761367">
                <text:p>6.76136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5678234">
                <text:p>2.5678234</text:p>
              </table:table-cell>
              <table:table-cell office:value-type="float" office:value="6.7562795">
                <text:p>6.756279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5641522">
                <text:p>2.5641522</text:p>
              </table:table-cell>
              <table:table-cell office:value-type="float" office:value="6.751184">
                <text:p>6.75118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5604918">
                <text:p>2.5604918</text:p>
              </table:table-cell>
              <table:table-cell office:value-type="float" office:value="6.7460814">
                <text:p>6.746081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556842">
                <text:p>2.556842</text:p>
              </table:table-cell>
              <table:table-cell office:value-type="float" office:value="6.7409706">
                <text:p>6.740970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553203">
                <text:p>2.553203</text:p>
              </table:table-cell>
              <table:table-cell office:value-type="float" office:value="6.7358527">
                <text:p>6.735852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5495749">
                <text:p>2.5495749</text:p>
              </table:table-cell>
              <table:table-cell office:value-type="float" office:value="6.730727">
                <text:p>6.73072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545957">
                <text:p>2.545957</text:p>
              </table:table-cell>
              <table:table-cell office:value-type="float" office:value="6.7255936">
                <text:p>6.725593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5423503">
                <text:p>2.5423503</text:p>
              </table:table-cell>
              <table:table-cell office:value-type="float" office:value="6.720453">
                <text:p>6.72045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5387542">
                <text:p>2.5387542</text:p>
              </table:table-cell>
              <table:table-cell office:value-type="float" office:value="6.7153044">
                <text:p>6.715304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5351691">
                <text:p>2.5351691</text:p>
              </table:table-cell>
              <table:table-cell office:value-type="float" office:value="6.710149">
                <text:p>6.71014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5315943">
                <text:p>2.5315943</text:p>
              </table:table-cell>
              <table:table-cell office:value-type="float" office:value="6.7049847">
                <text:p>6.704984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5280304">
                <text:p>2.5280304</text:p>
              </table:table-cell>
              <table:table-cell office:value-type="float" office:value="6.699814">
                <text:p>6.69981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5244775">
                <text:p>2.5244775</text:p>
              </table:table-cell>
              <table:table-cell office:value-type="float" office:value="6.6946354">
                <text:p>6.694635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5209355">
                <text:p>2.5209355</text:p>
              </table:table-cell>
              <table:table-cell office:value-type="float" office:value="6.6894493">
                <text:p>6.689449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.5174046">
                <text:p>2.5174046</text:p>
              </table:table-cell>
              <table:table-cell office:value-type="float" office:value="6.6842566">
                <text:p>6.684256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.5138843">
                <text:p>2.5138843</text:p>
              </table:table-cell>
              <table:table-cell office:value-type="float" office:value="6.679056">
                <text:p>6.67905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.5103748">
                <text:p>2.5103748</text:p>
              </table:table-cell>
              <table:table-cell office:value-type="float" office:value="6.673848">
                <text:p>6.67384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.5068765">
                <text:p>2.5068765</text:p>
              </table:table-cell>
              <table:table-cell office:value-type="float" office:value="6.6686325">
                <text:p>6.66863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.503389">
                <text:p>2.503389</text:p>
              </table:table-cell>
              <table:table-cell office:value-type="float" office:value="6.66341">
                <text:p>6.6634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.4999125">
                <text:p>2.4999125</text:p>
              </table:table-cell>
              <table:table-cell office:value-type="float" office:value="6.65818">
                <text:p>6.6581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4964468">
                <text:p>2.4964468</text:p>
              </table:table-cell>
              <table:table-cell office:value-type="float" office:value="6.652943">
                <text:p>6.65294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4929922">
                <text:p>2.4929922</text:p>
              </table:table-cell>
              <table:table-cell office:value-type="float" office:value="6.647699">
                <text:p>6.6476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.4895487">
                <text:p>2.4895487</text:p>
              </table:table-cell>
              <table:table-cell office:value-type="float" office:value="6.6424475">
                <text:p>6.642447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.4861155">
                <text:p>2.4861155</text:p>
              </table:table-cell>
              <table:table-cell office:value-type="float" office:value="6.637188">
                <text:p>6.63718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.4826937">
                <text:p>2.4826937</text:p>
              </table:table-cell>
              <table:table-cell office:value-type="float" office:value="6.631922">
                <text:p>6.63192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4792833">
                <text:p>2.4792833</text:p>
              </table:table-cell>
              <table:table-cell office:value-type="float" office:value="6.626649">
                <text:p>6.62664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4758835">
                <text:p>2.4758835</text:p>
              </table:table-cell>
              <table:table-cell office:value-type="float" office:value="6.6213684">
                <text:p>6.621368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.472495">
                <text:p>2.472495</text:p>
              </table:table-cell>
              <table:table-cell office:value-type="float" office:value="6.616081">
                <text:p>6.6160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.4691176">
                <text:p>2.4691176</text:p>
              </table:table-cell>
              <table:table-cell office:value-type="float" office:value="6.610787">
                <text:p>6.61078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.4657512">
                <text:p>2.4657512</text:p>
              </table:table-cell>
              <table:table-cell office:value-type="float" office:value="6.6054854">
                <text:p>6.605485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4623961">
                <text:p>2.4623961</text:p>
              </table:table-cell>
              <table:table-cell office:value-type="float" office:value="6.600177">
                <text:p>6.60017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.459052">
                <text:p>2.459052</text:p>
              </table:table-cell>
              <table:table-cell office:value-type="float" office:value="6.5948615">
                <text:p>6.594861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.455719">
                <text:p>2.455719</text:p>
              </table:table-cell>
              <table:table-cell office:value-type="float" office:value="6.589539">
                <text:p>6.58953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4523973">
                <text:p>2.4523973</text:p>
              </table:table-cell>
              <table:table-cell office:value-type="float" office:value="6.5842094">
                <text:p>6.584209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.4490867">
                <text:p>2.4490867</text:p>
              </table:table-cell>
              <table:table-cell office:value-type="float" office:value="6.578873">
                <text:p>6.57887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445787">
                <text:p>2.445787</text:p>
              </table:table-cell>
              <table:table-cell office:value-type="float" office:value="6.57353">
                <text:p>6.5735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4424982">
                <text:p>2.4424982</text:p>
              </table:table-cell>
              <table:table-cell office:value-type="float" office:value="6.568179">
                <text:p>6.56817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4392211">
                <text:p>2.4392211</text:p>
              </table:table-cell>
              <table:table-cell office:value-type="float" office:value="6.562822">
                <text:p>6.56282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4359553">
                <text:p>2.4359553</text:p>
              </table:table-cell>
              <table:table-cell office:value-type="float" office:value="6.557458">
                <text:p>6.55745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4327006">
                <text:p>2.4327006</text:p>
              </table:table-cell>
              <table:table-cell office:value-type="float" office:value="6.5520873">
                <text:p>6.552087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4294574">
                <text:p>2.4294574</text:p>
              </table:table-cell>
              <table:table-cell office:value-type="float" office:value="6.5467095">
                <text:p>6.546709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4262254">
                <text:p>2.4262254</text:p>
              </table:table-cell>
              <table:table-cell office:value-type="float" office:value="6.5413256">
                <text:p>6.541325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.4230044">
                <text:p>2.4230044</text:p>
              </table:table-cell>
              <table:table-cell office:value-type="float" office:value="6.5359344">
                <text:p>6.535934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4197948">
                <text:p>2.4197948</text:p>
              </table:table-cell>
              <table:table-cell office:value-type="float" office:value="6.5305367">
                <text:p>6.530536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4165967">
                <text:p>2.4165967</text:p>
              </table:table-cell>
              <table:table-cell office:value-type="float" office:value="6.525132">
                <text:p>6.52513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.4134097">
                <text:p>2.4134097</text:p>
              </table:table-cell>
              <table:table-cell office:value-type="float" office:value="6.5197206">
                <text:p>6.519720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.4102342">
                <text:p>2.4102342</text:p>
              </table:table-cell>
              <table:table-cell office:value-type="float" office:value="6.5143027">
                <text:p>6.514302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.40707">
                <text:p>2.40707</text:p>
              </table:table-cell>
              <table:table-cell office:value-type="float" office:value="6.508878">
                <text:p>6.50887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403917">
                <text:p>2.403917</text:p>
              </table:table-cell>
              <table:table-cell office:value-type="float" office:value="6.503447">
                <text:p>6.50344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4007752">
                <text:p>2.4007752</text:p>
              </table:table-cell>
              <table:table-cell office:value-type="float" office:value="6.4980087">
                <text:p>6.498008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.3976452">
                <text:p>2.3976452</text:p>
              </table:table-cell>
              <table:table-cell office:value-type="float" office:value="6.4925647">
                <text:p>6.49256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.3945265">
                <text:p>2.3945265</text:p>
              </table:table-cell>
              <table:table-cell office:value-type="float" office:value="6.487114">
                <text:p>6.48711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.391419">
                <text:p>2.391419</text:p>
              </table:table-cell>
              <table:table-cell office:value-type="float" office:value="6.481656">
                <text:p>6.48165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.3883233">
                <text:p>2.3883233</text:p>
              </table:table-cell>
              <table:table-cell office:value-type="float" office:value="6.4761925">
                <text:p>6.476192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385239">
                <text:p>2.385239</text:p>
              </table:table-cell>
              <table:table-cell office:value-type="float" office:value="6.470722">
                <text:p>6.47072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.382166">
                <text:p>2.382166</text:p>
              </table:table-cell>
              <table:table-cell office:value-type="float" office:value="6.4652452">
                <text:p>6.465245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.3791044">
                <text:p>2.3791044</text:p>
              </table:table-cell>
              <table:table-cell office:value-type="float" office:value="6.4597626">
                <text:p>6.459762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.3760545">
                <text:p>2.3760545</text:p>
              </table:table-cell>
              <table:table-cell office:value-type="float" office:value="6.4542727">
                <text:p>6.454272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.3730159">
                <text:p>2.3730159</text:p>
              </table:table-cell>
              <table:table-cell office:value-type="float" office:value="6.448777">
                <text:p>6.44877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.369989">
                <text:p>2.369989</text:p>
              </table:table-cell>
              <table:table-cell office:value-type="float" office:value="6.4432745">
                <text:p>6.443274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.3669734">
                <text:p>2.3669734</text:p>
              </table:table-cell>
              <table:table-cell office:value-type="float" office:value="6.437766">
                <text:p>6.43776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3639696">
                <text:p>2.3639696</text:p>
              </table:table-cell>
              <table:table-cell office:value-type="float" office:value="6.432251">
                <text:p>6.43225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.360977">
                <text:p>2.360977</text:p>
              </table:table-cell>
              <table:table-cell office:value-type="float" office:value="6.426729">
                <text:p>6.42672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.357996">
                <text:p>2.357996</text:p>
              </table:table-cell>
              <table:table-cell office:value-type="float" office:value="6.4212017">
                <text:p>6.421201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.3550267">
                <text:p>2.3550267</text:p>
              </table:table-cell>
              <table:table-cell office:value-type="float" office:value="6.4156685">
                <text:p>6.415668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.3520691">
                <text:p>2.3520691</text:p>
              </table:table-cell>
              <table:table-cell office:value-type="float" office:value="6.4101286">
                <text:p>6.410128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.349123">
                <text:p>2.349123</text:p>
              </table:table-cell>
              <table:table-cell office:value-type="float" office:value="6.4045825">
                <text:p>6.40458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3461885">
                <text:p>2.3461885</text:p>
              </table:table-cell>
              <table:table-cell office:value-type="float" office:value="6.39903">
                <text:p>6.3990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.343266">
                <text:p>2.343266</text:p>
              </table:table-cell>
              <table:table-cell office:value-type="float" office:value="6.3934717">
                <text:p>6.393471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.340355">
                <text:p>2.340355</text:p>
              </table:table-cell>
              <table:table-cell office:value-type="float" office:value="6.3879075">
                <text:p>6.38790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.3374553">
                <text:p>2.3374553</text:p>
              </table:table-cell>
              <table:table-cell office:value-type="float" office:value="6.3823366">
                <text:p>6.382336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.3345673">
                <text:p>2.3345673</text:p>
              </table:table-cell>
              <table:table-cell office:value-type="float" office:value="6.3767605">
                <text:p>6.376760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.3316913">
                <text:p>2.3316913</text:p>
              </table:table-cell>
              <table:table-cell office:value-type="float" office:value="6.3711777">
                <text:p>6.371177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.328827">
                <text:p>2.328827</text:p>
              </table:table-cell>
              <table:table-cell office:value-type="float" office:value="6.365589">
                <text:p>6.36558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.325974">
                <text:p>2.325974</text:p>
              </table:table-cell>
              <table:table-cell office:value-type="float" office:value="6.3599944">
                <text:p>6.359994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.3231328">
                <text:p>2.3231328</text:p>
              </table:table-cell>
              <table:table-cell office:value-type="float" office:value="6.3543935">
                <text:p>6.354393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.3203034">
                <text:p>2.3203034</text:p>
              </table:table-cell>
              <table:table-cell office:value-type="float" office:value="6.348787">
                <text:p>6.34878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.3174858">
                <text:p>2.3174858</text:p>
              </table:table-cell>
              <table:table-cell office:value-type="float" office:value="6.3431745">
                <text:p>6.343174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.31468">
                <text:p>2.31468</text:p>
              </table:table-cell>
              <table:table-cell office:value-type="float" office:value="6.337556">
                <text:p>6.33755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.311886">
                <text:p>2.311886</text:p>
              </table:table-cell>
              <table:table-cell office:value-type="float" office:value="6.331932">
                <text:p>6.33193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.3091037">
                <text:p>2.3091037</text:p>
              </table:table-cell>
              <table:table-cell office:value-type="float" office:value="6.326302">
                <text:p>6.32630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306333">
                <text:p>2.306333</text:p>
              </table:table-cell>
              <table:table-cell office:value-type="float" office:value="6.3206663">
                <text:p>6.320666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3035746">
                <text:p>2.3035746</text:p>
              </table:table-cell>
              <table:table-cell office:value-type="float" office:value="6.3150244">
                <text:p>6.315024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.3008275">
                <text:p>2.3008275</text:p>
              </table:table-cell>
              <table:table-cell office:value-type="float" office:value="6.309377">
                <text:p>6.30937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2980926">
                <text:p>2.2980926</text:p>
              </table:table-cell>
              <table:table-cell office:value-type="float" office:value="6.3037243">
                <text:p>6.303724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2953696">
                <text:p>2.2953696</text:p>
              </table:table-cell>
              <table:table-cell office:value-type="float" office:value="6.298065">
                <text:p>6.2980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292658">
                <text:p>2.292658</text:p>
              </table:table-cell>
              <table:table-cell office:value-type="float" office:value="6.292401">
                <text:p>6.29240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2899587">
                <text:p>2.2899587</text:p>
              </table:table-cell>
              <table:table-cell office:value-type="float" office:value="6.286731">
                <text:p>6.28673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2872708">
                <text:p>2.2872708</text:p>
              </table:table-cell>
              <table:table-cell office:value-type="float" office:value="6.2810545">
                <text:p>6.281054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284595">
                <text:p>2.284595</text:p>
              </table:table-cell>
              <table:table-cell office:value-type="float" office:value="6.275373">
                <text:p>6.27537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.2819314">
                <text:p>2.2819314</text:p>
              </table:table-cell>
              <table:table-cell office:value-type="float" office:value="6.2696857">
                <text:p>6.269685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2792795">
                <text:p>2.2792795</text:p>
              </table:table-cell>
              <table:table-cell office:value-type="float" office:value="6.2639933">
                <text:p>6.263993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.2766395">
                <text:p>2.2766395</text:p>
              </table:table-cell>
              <table:table-cell office:value-type="float" office:value="6.258295">
                <text:p>6.25829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2740114">
                <text:p>2.2740114</text:p>
              </table:table-cell>
              <table:table-cell office:value-type="float" office:value="6.2525916">
                <text:p>6.252591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2713952">
                <text:p>2.2713952</text:p>
              </table:table-cell>
              <table:table-cell office:value-type="float" office:value="6.2468824">
                <text:p>6.246882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2687912">
                <text:p>2.2687912</text:p>
              </table:table-cell>
              <table:table-cell office:value-type="float" office:value="6.241168">
                <text:p>6.24116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266199">
                <text:p>2.266199</text:p>
              </table:table-cell>
              <table:table-cell office:value-type="float" office:value="6.235448">
                <text:p>6.2354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2636187">
                <text:p>2.2636187</text:p>
              </table:table-cell>
              <table:table-cell office:value-type="float" office:value="6.2297225">
                <text:p>6.229722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2610507">
                <text:p>2.2610507</text:p>
              </table:table-cell>
              <table:table-cell office:value-type="float" office:value="6.223992">
                <text:p>6.22399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2584944">
                <text:p>2.2584944</text:p>
              </table:table-cell>
              <table:table-cell office:value-type="float" office:value="6.2182555">
                <text:p>6.218255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2559502">
                <text:p>2.2559502</text:p>
              </table:table-cell>
              <table:table-cell office:value-type="float" office:value="6.212514">
                <text:p>6.21251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.2534177">
                <text:p>2.2534177</text:p>
              </table:table-cell>
              <table:table-cell office:value-type="float" office:value="6.2067666">
                <text:p>6.206766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.2508976">
                <text:p>2.2508976</text:p>
              </table:table-cell>
              <table:table-cell office:value-type="float" office:value="6.2010145">
                <text:p>6.201014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.2483895">
                <text:p>2.2483895</text:p>
              </table:table-cell>
              <table:table-cell office:value-type="float" office:value="6.195257">
                <text:p>6.19525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.2458935">
                <text:p>2.2458935</text:p>
              </table:table-cell>
              <table:table-cell office:value-type="float" office:value="6.1894946">
                <text:p>6.189494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.2434096">
                <text:p>2.2434096</text:p>
              </table:table-cell>
              <table:table-cell office:value-type="float" office:value="6.183727">
                <text:p>6.18372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.2409377">
                <text:p>2.2409377</text:p>
              </table:table-cell>
              <table:table-cell office:value-type="float" office:value="6.1779537">
                <text:p>6.177953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.238478">
                <text:p>2.238478</text:p>
              </table:table-cell>
              <table:table-cell office:value-type="float" office:value="6.1721754">
                <text:p>6.172175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.2360303">
                <text:p>2.2360303</text:p>
              </table:table-cell>
              <table:table-cell office:value-type="float" office:value="6.1663923">
                <text:p>6.166392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.2335947">
                <text:p>2.2335947</text:p>
              </table:table-cell>
              <table:table-cell office:value-type="float" office:value="6.160604">
                <text:p>6.16060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.2311711">
                <text:p>2.2311711</text:p>
              </table:table-cell>
              <table:table-cell office:value-type="float" office:value="6.1548104">
                <text:p>6.154810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2287598">
                <text:p>2.2287598</text:p>
              </table:table-cell>
              <table:table-cell office:value-type="float" office:value="6.149012">
                <text:p>6.14901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2263608">
                <text:p>2.2263608</text:p>
              </table:table-cell>
              <table:table-cell office:value-type="float" office:value="6.1432085">
                <text:p>6.143208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2239738">
                <text:p>2.2239738</text:p>
              </table:table-cell>
              <table:table-cell office:value-type="float" office:value="6.1373997">
                <text:p>6.137399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.2215986">
                <text:p>2.2215986</text:p>
              </table:table-cell>
              <table:table-cell office:value-type="float" office:value="6.1315856">
                <text:p>6.13158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.219236">
                <text:p>2.219236</text:p>
              </table:table-cell>
              <table:table-cell office:value-type="float" office:value="6.1257668">
                <text:p>6.125766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.2168853">
                <text:p>2.2168853</text:p>
              </table:table-cell>
              <table:table-cell office:value-type="float" office:value="6.1199436">
                <text:p>6.119943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.2145472">
                <text:p>2.2145472</text:p>
              </table:table-cell>
              <table:table-cell office:value-type="float" office:value="6.1141148">
                <text:p>6.114114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.2122211">
                <text:p>2.2122211</text:p>
              </table:table-cell>
              <table:table-cell office:value-type="float" office:value="6.108282">
                <text:p>6.10828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.209907">
                <text:p>2.209907</text:p>
              </table:table-cell>
              <table:table-cell office:value-type="float" office:value="6.1024437">
                <text:p>6.10244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.2076054">
                <text:p>2.2076054</text:p>
              </table:table-cell>
              <table:table-cell office:value-type="float" office:value="6.0966005">
                <text:p>6.096600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.205316">
                <text:p>2.205316</text:p>
              </table:table-cell>
              <table:table-cell office:value-type="float" office:value="6.090753">
                <text:p>6.09075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.203039">
                <text:p>2.203039</text:p>
              </table:table-cell>
              <table:table-cell office:value-type="float" office:value="6.0849004">
                <text:p>6.084900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.2007742">
                <text:p>2.2007742</text:p>
              </table:table-cell>
              <table:table-cell office:value-type="float" office:value="6.0790434">
                <text:p>6.079043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1985214">
                <text:p>2.1985214</text:p>
              </table:table-cell>
              <table:table-cell office:value-type="float" office:value="6.073181">
                <text:p>6.07318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.196281">
                <text:p>2.196281</text:p>
              </table:table-cell>
              <table:table-cell office:value-type="float" office:value="6.067314">
                <text:p>6.06731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194053">
                <text:p>2.194053</text:p>
              </table:table-cell>
              <table:table-cell office:value-type="float" office:value="6.061443">
                <text:p>6.06144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.1918368">
                <text:p>2.1918368</text:p>
              </table:table-cell>
              <table:table-cell office:value-type="float" office:value="6.0555663">
                <text:p>6.055566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.1896334">
                <text:p>2.1896334</text:p>
              </table:table-cell>
              <table:table-cell office:value-type="float" office:value="6.0496855">
                <text:p>6.049685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.1874423">
                <text:p>2.1874423</text:p>
              </table:table-cell>
              <table:table-cell office:value-type="float" office:value="6.0438004">
                <text:p>6.043800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.1852634">
                <text:p>2.1852634</text:p>
              </table:table-cell>
              <table:table-cell office:value-type="float" office:value="6.0379105">
                <text:p>6.037910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183097">
                <text:p>2.183097</text:p>
              </table:table-cell>
              <table:table-cell office:value-type="float" office:value="6.032016">
                <text:p>6.03201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1809428">
                <text:p>2.1809428</text:p>
              </table:table-cell>
              <table:table-cell office:value-type="float" office:value="6.0261173">
                <text:p>6.02611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1788008">
                <text:p>2.1788008</text:p>
              </table:table-cell>
              <table:table-cell office:value-type="float" office:value="6.0202136">
                <text:p>6.020213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.1766715">
                <text:p>2.1766715</text:p>
              </table:table-cell>
              <table:table-cell office:value-type="float" office:value="6.014306">
                <text:p>6.01430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1745543">
                <text:p>2.1745543</text:p>
              </table:table-cell>
              <table:table-cell office:value-type="float" office:value="6.0083933">
                <text:p>6.008393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.1724498">
                <text:p>2.1724498</text:p>
              </table:table-cell>
              <table:table-cell office:value-type="float" office:value="6.0024767">
                <text:p>6.002476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.1703575">
                <text:p>2.1703575</text:p>
              </table:table-cell>
              <table:table-cell office:value-type="float" office:value="5.9965553">
                <text:p>5.996555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.1682775">
                <text:p>2.1682775</text:p>
              </table:table-cell>
              <table:table-cell office:value-type="float" office:value="5.99063">
                <text:p>5.9906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.1662102">
                <text:p>2.166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.164155">
                <text:p>2.164155</text:p>
              </table:table-cell>
              <table:table-cell office:value-type="float" office:value="5.978766">
                <text:p>5.97876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.162112">
                <text:p>2.162112</text:p>
              </table:table-cell>
              <table:table-cell office:value-type="float" office:value="5.972827">
                <text:p>5.97282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.1600819">
                <text:p>2.1600819</text:p>
              </table:table-cell>
              <table:table-cell office:value-type="float" office:value="5.966884">
                <text:p>5.96688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.1580641">
                <text:p>2.1580641</text:p>
              </table:table-cell>
              <table:table-cell office:value-type="float" office:value="5.9609375">
                <text:p>5.960937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.1560588">
                <text:p>2.1560588</text:p>
              </table:table-cell>
              <table:table-cell office:value-type="float" office:value="5.954986">
                <text:p>5.95498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.1540658">
                <text:p>2.1540658</text:p>
              </table:table-cell>
              <table:table-cell office:value-type="float" office:value="5.949031">
                <text:p>5.94903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.1520855">
                <text:p>2.1520855</text:p>
              </table:table-cell>
              <table:table-cell office:value-type="float" office:value="5.9430714">
                <text:p>5.943071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1501176">
                <text:p>2.1501176</text:p>
              </table:table-cell>
              <table:table-cell office:value-type="float" office:value="5.9371076">
                <text:p>5.937107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.1481621">
                <text:p>2.1481621</text:p>
              </table:table-cell>
              <table:table-cell office:value-type="float" office:value="5.93114">
                <text:p>5.931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.1462193">
                <text:p>2.1462193</text:p>
              </table:table-cell>
              <table:table-cell office:value-type="float" office:value="5.925168">
                <text:p>5.92516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.144289">
                <text:p>2.144289</text:p>
              </table:table-cell>
              <table:table-cell office:value-type="float" office:value="5.9191923">
                <text:p>5.919192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.142371">
                <text:p>2.142371</text:p>
              </table:table-cell>
              <table:table-cell office:value-type="float" office:value="5.9132123">
                <text:p>5.913212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.1404657">
                <text:p>2.1404657</text:p>
              </table:table-cell>
              <table:table-cell office:value-type="float" office:value="5.9072285">
                <text:p>5.907228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.1385727">
                <text:p>2.1385727</text:p>
              </table:table-cell>
              <table:table-cell office:value-type="float" office:value="5.9012403">
                <text:p>5.901240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136692">
                <text:p>2.136692</text:p>
              </table:table-cell>
              <table:table-cell office:value-type="float" office:value="5.895248">
                <text:p>5.89524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.1348245">
                <text:p>2.1348245</text:p>
              </table:table-cell>
              <table:table-cell office:value-type="float" office:value="5.889252">
                <text:p>5.88925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1329694">
                <text:p>2.1329694</text:p>
              </table:table-cell>
              <table:table-cell office:value-type="float" office:value="5.883252">
                <text:p>5.88325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.1311266">
                <text:p>2.1311266</text:p>
              </table:table-cell>
              <table:table-cell office:value-type="float" office:value="5.877249">
                <text:p>5.87724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1292965">
                <text:p>2.1292965</text:p>
              </table:table-cell>
              <table:table-cell office:value-type="float" office:value="5.8712416">
                <text:p>5.871241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.127479">
                <text:p>2.127479</text:p>
              </table:table-cell>
              <table:table-cell office:value-type="float" office:value="5.8652306">
                <text:p>5.865230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1256742">
                <text:p>2.1256742</text:p>
              </table:table-cell>
              <table:table-cell office:value-type="float" office:value="5.8592153">
                <text:p>5.859215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.1238818">
                <text:p>2.1238818</text:p>
              </table:table-cell>
              <table:table-cell office:value-type="float" office:value="5.8531966">
                <text:p>5.853196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.1221023">
                <text:p>2.1221023</text:p>
              </table:table-cell>
              <table:table-cell office:value-type="float" office:value="5.847174">
                <text:p>5.84717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.120335">
                <text:p>2.120335</text:p>
              </table:table-cell>
              <table:table-cell office:value-type="float" office:value="5.841148">
                <text:p>5.84114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.1185806">
                <text:p>2.1185806</text:p>
              </table:table-cell>
              <table:table-cell office:value-type="float" office:value="5.8351183">
                <text:p>5.835118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116839">
                <text:p>2.116839</text:p>
              </table:table-cell>
              <table:table-cell office:value-type="float" office:value="5.8290844">
                <text:p>5.829084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.1151094">
                <text:p>2.1151094</text:p>
              </table:table-cell>
              <table:table-cell office:value-type="float" office:value="5.823047">
                <text:p>5.82304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.1133928">
                <text:p>2.1133928</text:p>
              </table:table-cell>
              <table:table-cell office:value-type="float" office:value="5.817006">
                <text:p>5.81700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.1116889">
                <text:p>2.1116889</text:p>
              </table:table-cell>
              <table:table-cell office:value-type="float" office:value="5.8109617">
                <text:p>5.810961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.1099975">
                <text:p>2.1099975</text:p>
              </table:table-cell>
              <table:table-cell office:value-type="float" office:value="5.8049135">
                <text:p>5.804913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.1083188">
                <text:p>2.1083188</text:p>
              </table:table-cell>
              <table:table-cell office:value-type="float" office:value="5.798862">
                <text:p>5.79886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.106653">
                <text:p>2.106653</text:p>
              </table:table-cell>
              <table:table-cell office:value-type="float" office:value="5.792807">
                <text:p>5.79280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.1049998">
                <text:p>2.1049998</text:p>
              </table:table-cell>
              <table:table-cell office:value-type="float" office:value="5.786749">
                <text:p>5.78674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.1033592">
                <text:p>2.1033592</text:p>
              </table:table-cell>
              <table:table-cell office:value-type="float" office:value="5.780687">
                <text:p>5.78068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.1017313">
                <text:p>2.1017313</text:p>
              </table:table-cell>
              <table:table-cell office:value-type="float" office:value="5.7746215">
                <text:p>5.774621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.1001163">
                <text:p>2.1001163</text:p>
              </table:table-cell>
              <table:table-cell office:value-type="float" office:value="5.768553">
                <text:p>5.76855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.0985136">
                <text:p>2.0985136</text:p>
              </table:table-cell>
              <table:table-cell office:value-type="float" office:value="5.7624807">
                <text:p>5.762480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.0969238">
                <text:p>2.0969238</text:p>
              </table:table-cell>
              <table:table-cell office:value-type="float" office:value="5.7564054">
                <text:p>5.756405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.095347">
                <text:p>2.095347</text:p>
              </table:table-cell>
              <table:table-cell office:value-type="float" office:value="5.7503266">
                <text:p>5.750326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.0937824">
                <text:p>2.0937824</text:p>
              </table:table-cell>
              <table:table-cell office:value-type="float" office:value="5.7442446">
                <text:p>5.744244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.0922308">
                <text:p>2.0922308</text:p>
              </table:table-cell>
              <table:table-cell office:value-type="float" office:value="5.7381587">
                <text:p>5.738158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.090692">
                <text:p>2.090692</text:p>
              </table:table-cell>
              <table:table-cell office:value-type="float" office:value="5.7320704">
                <text:p>5.732070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.089166">
                <text:p>2.089166</text:p>
              </table:table-cell>
              <table:table-cell office:value-type="float" office:value="5.725979">
                <text:p>5.72597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.0876527">
                <text:p>2.0876527</text:p>
              </table:table-cell>
              <table:table-cell office:value-type="float" office:value="5.719884">
                <text:p>5.71988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.086152">
                <text:p>2.086152</text:p>
              </table:table-cell>
              <table:table-cell office:value-type="float" office:value="5.7137856">
                <text:p>5.713785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.0846643">
                <text:p>2.0846643</text:p>
              </table:table-cell>
              <table:table-cell office:value-type="float" office:value="5.7076845">
                <text:p>5.707684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0831892">
                <text:p>2.0831892</text:p>
              </table:table-cell>
              <table:table-cell office:value-type="float" office:value="5.70158">
                <text:p>5.7015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.081727">
                <text:p>2.081727</text:p>
              </table:table-cell>
              <table:table-cell office:value-type="float" office:value="5.6954727">
                <text:p>5.695472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.0802777">
                <text:p>2.0802777</text:p>
              </table:table-cell>
              <table:table-cell office:value-type="float" office:value="5.6893625">
                <text:p>5.689362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.0788407">
                <text:p>2.0788407</text:p>
              </table:table-cell>
              <table:table-cell office:value-type="float" office:value="5.683249">
                <text:p>5.68324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.077417">
                <text:p>2.077417</text:p>
              </table:table-cell>
              <table:table-cell office:value-type="float" office:value="5.6771326">
                <text:p>5.677132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.076006">
                <text:p>2.076006</text:p>
              </table:table-cell>
              <table:table-cell office:value-type="float" office:value="5.6710134">
                <text:p>5.6710134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.0746078">
                <text:p>2.0746078</text:p>
              </table:table-cell>
              <table:table-cell office:value-type="float" office:value="5.6648912">
                <text:p>5.664891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.0732222">
                <text:p>2.0732222</text:p>
              </table:table-cell>
              <table:table-cell office:value-type="float" office:value="5.6587653">
                <text:p>5.658765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.0718496">
                <text:p>2.0718496</text:p>
              </table:table-cell>
              <table:table-cell office:value-type="float" office:value="5.652637">
                <text:p>5.65263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.07049">
                <text:p>2.07049</text:p>
              </table:table-cell>
              <table:table-cell office:value-type="float" office:value="5.6465063">
                <text:p>5.646506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.0691428">
                <text:p>2.0691428</text:p>
              </table:table-cell>
              <table:table-cell office:value-type="float" office:value="5.6403723">
                <text:p>5.640372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.0678086">
                <text:p>2.0678086</text:p>
              </table:table-cell>
              <table:table-cell office:value-type="float" office:value="5.634236">
                <text:p>5.63423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0664878">
                <text:p>2.0664878</text:p>
              </table:table-cell>
              <table:table-cell office:value-type="float" office:value="5.6280966">
                <text:p>5.628096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.0651793">
                <text:p>2.0651793</text:p>
              </table:table-cell>
              <table:table-cell office:value-type="float" office:value="5.621954">
                <text:p>5.62195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.0638838">
                <text:p>2.0638838</text:p>
              </table:table-cell>
              <table:table-cell office:value-type="float" office:value="5.6158094">
                <text:p>5.615809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.062601">
                <text:p>2.062601</text:p>
              </table:table-cell>
              <table:table-cell office:value-type="float" office:value="5.6096616">
                <text:p>5.609661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.0613313">
                <text:p>2.0613313</text:p>
              </table:table-cell>
              <table:table-cell office:value-type="float" office:value="5.6035113">
                <text:p>5.603511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.0600743">
                <text:p>2.0600743</text:p>
              </table:table-cell>
              <table:table-cell office:value-type="float" office:value="5.5973587">
                <text:p>5.597358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.0588303">
                <text:p>2.0588303</text:p>
              </table:table-cell>
              <table:table-cell office:value-type="float" office:value="5.591203">
                <text:p>5.59120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.057599">
                <text:p>2.057599</text:p>
              </table:table-cell>
              <table:table-cell office:value-type="float" office:value="5.585045">
                <text:p>5.5850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.056381">
                <text:p>2.056381</text:p>
              </table:table-cell>
              <table:table-cell office:value-type="float" office:value="5.5788836">
                <text:p>5.578883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.0551755">
                <text:p>2.0551755</text:p>
              </table:table-cell>
              <table:table-cell office:value-type="float" office:value="5.5727205">
                <text:p>5.572720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.053983">
                <text:p>2.053983</text:p>
              </table:table-cell>
              <table:table-cell office:value-type="float" office:value="5.566555">
                <text:p>5.56655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.0528035">
                <text:p>2.0528035</text:p>
              </table:table-cell>
              <table:table-cell office:value-type="float" office:value="5.5603867">
                <text:p>5.560386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.051637">
                <text:p>2.051637</text:p>
              </table:table-cell>
              <table:table-cell office:value-type="float" office:value="5.554216">
                <text:p>5.55421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.0504832">
                <text:p>2.0504832</text:p>
              </table:table-cell>
              <table:table-cell office:value-type="float" office:value="5.548043">
                <text:p>5.54804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.0493424">
                <text:p>2.0493424</text:p>
              </table:table-cell>
              <table:table-cell office:value-type="float" office:value="5.5418673">
                <text:p>5.541867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.0482147">
                <text:p>2.0482147</text:p>
              </table:table-cell>
              <table:table-cell office:value-type="float" office:value="5.5356894">
                <text:p>5.535689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.0470998">
                <text:p>2.0470998</text:p>
              </table:table-cell>
              <table:table-cell office:value-type="float" office:value="5.5295095">
                <text:p>5.529509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.0459976">
                <text:p>2.0459976</text:p>
              </table:table-cell>
              <table:table-cell office:value-type="float" office:value="5.523327">
                <text:p>5.52332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.0449088">
                <text:p>2.0449088</text:p>
              </table:table-cell>
              <table:table-cell office:value-type="float" office:value="5.5171423">
                <text:p>5.517142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.0438328">
                <text:p>2.0438328</text:p>
              </table:table-cell>
              <table:table-cell office:value-type="float" office:value="5.510955">
                <text:p>5.51095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.0427697">
                <text:p>2.0427697</text:p>
              </table:table-cell>
              <table:table-cell office:value-type="float" office:value="5.5047655">
                <text:p>5.504765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.0417194">
                <text:p>2.0417194</text:p>
              </table:table-cell>
              <table:table-cell office:value-type="float" office:value="5.498574">
                <text:p>5.49857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.040682">
                <text:p>2.040682</text:p>
              </table:table-cell>
              <table:table-cell office:value-type="float" office:value="5.4923797">
                <text:p>5.492379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.0396578">
                <text:p>2.0396578</text:p>
              </table:table-cell>
              <table:table-cell office:value-type="float" office:value="5.486184">
                <text:p>5.48618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0386467">
                <text:p>2.0386467</text:p>
              </table:table-cell>
              <table:table-cell office:value-type="float" office:value="5.479986">
                <text:p>5.47998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.0376484">
                <text:p>2.0376484</text:p>
              </table:table-cell>
              <table:table-cell office:value-type="float" office:value="5.473786">
                <text:p>5.47378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036663">
                <text:p>2.036663</text:p>
              </table:table-cell>
              <table:table-cell office:value-type="float" office:value="5.4675837">
                <text:p>5.467583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.0356908">
                <text:p>2.0356908</text:p>
              </table:table-cell>
              <table:table-cell office:value-type="float" office:value="5.4613795">
                <text:p>5.461379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.0347316">
                <text:p>2.0347316</text:p>
              </table:table-cell>
              <table:table-cell office:value-type="float" office:value="5.4551735">
                <text:p>5.455173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033785">
                <text:p>2.033785</text:p>
              </table:table-cell>
              <table:table-cell office:value-type="float" office:value="5.448965">
                <text:p>5.44896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.032852">
                <text:p>2.032852</text:p>
              </table:table-cell>
              <table:table-cell office:value-type="float" office:value="5.4427547">
                <text:p>5.442754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.0319314">
                <text:p>2.0319314</text:p>
              </table:table-cell>
              <table:table-cell office:value-type="float" office:value="5.4365425">
                <text:p>5.436542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.0310242">
                <text:p>2.0310242</text:p>
              </table:table-cell>
              <table:table-cell office:value-type="float" office:value="5.430329">
                <text:p>5.43032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.03013">
                <text:p>2.03013</text:p>
              </table:table-cell>
              <table:table-cell office:value-type="float" office:value="5.424113">
                <text:p>5.42411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0292487">
                <text:p>2.0292487</text:p>
              </table:table-cell>
              <table:table-cell office:value-type="float" office:value="5.4178944">
                <text:p>5.417894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0283804">
                <text:p>2.0283804</text:p>
              </table:table-cell>
              <table:table-cell office:value-type="float" office:value="5.4116745">
                <text:p>5.41167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.027525">
                <text:p>2.027525</text:p>
              </table:table-cell>
              <table:table-cell office:value-type="float" office:value="5.405453">
                <text:p>5.40545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0266829">
                <text:p>2.0266829</text:p>
              </table:table-cell>
              <table:table-cell office:value-type="float" office:value="5.39923">
                <text:p>5.3992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.0258536">
                <text:p>2.0258536</text:p>
              </table:table-cell>
              <table:table-cell office:value-type="float" office:value="5.393005">
                <text:p>5.39300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.0250373">
                <text:p>2.0250373</text:p>
              </table:table-cell>
              <table:table-cell office:value-type="float" office:value="5.3867784">
                <text:p>5.386778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.0242343">
                <text:p>2.0242343</text:p>
              </table:table-cell>
              <table:table-cell office:value-type="float" office:value="5.38055">
                <text:p>5.3805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.0234442">
                <text:p>2.0234442</text:p>
              </table:table-cell>
              <table:table-cell office:value-type="float" office:value="5.37432">
                <text:p>5.3743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.0226672">
                <text:p>2.0226672</text:p>
              </table:table-cell>
              <table:table-cell office:value-type="float" office:value="5.3680882">
                <text:p>5.368088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.021903">
                <text:p>2.021903</text:p>
              </table:table-cell>
              <table:table-cell office:value-type="float" office:value="5.361855">
                <text:p>5.36185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.021152">
                <text:p>2.021152</text:p>
              </table:table-cell>
              <table:table-cell office:value-type="float" office:value="5.35562">
                <text:p>5.3556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.0204144">
                <text:p>2.0204144</text:p>
              </table:table-cell>
              <table:table-cell office:value-type="float" office:value="5.3493834">
                <text:p>5.349383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.0196893">
                <text:p>2.0196893</text:p>
              </table:table-cell>
              <table:table-cell office:value-type="float" office:value="5.3431454">
                <text:p>5.343145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.0189776">
                <text:p>2.0189776</text:p>
              </table:table-cell>
              <table:table-cell office:value-type="float" office:value="5.3369055">
                <text:p>5.336905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.0182788">
                <text:p>2.0182788</text:p>
              </table:table-cell>
              <table:table-cell office:value-type="float" office:value="5.3306646">
                <text:p>5.330664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.0175931">
                <text:p>2.0175931</text:p>
              </table:table-cell>
              <table:table-cell office:value-type="float" office:value="5.324422">
                <text:p>5.32442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.0169206">
                <text:p>2.0169206</text:p>
              </table:table-cell>
              <table:table-cell office:value-type="float" office:value="5.318178">
                <text:p>5.31817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.016261">
                <text:p>2.016261</text:p>
              </table:table-cell>
              <table:table-cell office:value-type="float" office:value="5.311933">
                <text:p>5.31193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.0156147">
                <text:p>2.0156147</text:p>
              </table:table-cell>
              <table:table-cell office:value-type="float" office:value="5.3056865">
                <text:p>5.305686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.0149813">
                <text:p>2.0149813</text:p>
              </table:table-cell>
              <table:table-cell office:value-type="float" office:value="5.2994385">
                <text:p>5.299438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.0143611">
                <text:p>2.0143611</text:p>
              </table:table-cell>
              <table:table-cell office:value-type="float" office:value="5.293189">
                <text:p>5.29318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.013754">
                <text:p>2.013754</text:p>
              </table:table-cell>
              <table:table-cell office:value-type="float" office:value="5.2869387">
                <text:p>5.286938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.0131598">
                <text:p>2.0131598</text:p>
              </table:table-cell>
              <table:table-cell office:value-type="float" office:value="5.280687">
                <text:p>5.28068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.0125787">
                <text:p>2.0125787</text:p>
              </table:table-cell>
              <table:table-cell office:value-type="float" office:value="5.274434">
                <text:p>5.27443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.0120108">
                <text:p>2.0120108</text:p>
              </table:table-cell>
              <table:table-cell office:value-type="float" office:value="5.26818">
                <text:p>5.2681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.011456">
                <text:p>2.011456</text:p>
              </table:table-cell>
              <table:table-cell office:value-type="float" office:value="5.2619243">
                <text:p>5.261924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.010914">
                <text:p>2.010914</text:p>
              </table:table-cell>
              <table:table-cell office:value-type="float" office:value="5.255667">
                <text:p>5.25566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.0103855">
                <text:p>2.0103855</text:p>
              </table:table-cell>
              <table:table-cell office:value-type="float" office:value="5.2494097">
                <text:p>5.249409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.00987">
                <text:p>2.00987</text:p>
              </table:table-cell>
              <table:table-cell office:value-type="float" office:value="5.2431507">
                <text:p>5.243150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.0093675">
                <text:p>2.0093675</text:p>
              </table:table-cell>
              <table:table-cell office:value-type="float" office:value="5.236891">
                <text:p>5.23689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.0088782">
                <text:p>2.0088782</text:p>
              </table:table-cell>
              <table:table-cell office:value-type="float" office:value="5.23063">
                <text:p>5.2306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.0084019">
                <text:p>2.0084019</text:p>
              </table:table-cell>
              <table:table-cell office:value-type="float" office:value="5.224368">
                <text:p>5.22436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.0079389">
                <text:p>2.0079389</text:p>
              </table:table-cell>
              <table:table-cell office:value-type="float" office:value="5.2181053">
                <text:p>5.218105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.007489">
                <text:p>2.007489</text:p>
              </table:table-cell>
              <table:table-cell office:value-type="float" office:value="5.2118416">
                <text:p>5.211841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.007052">
                <text:p>2.007052</text:p>
              </table:table-cell>
              <table:table-cell office:value-type="float" office:value="5.205577">
                <text:p>5.20557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.006628">
                <text:p>2.006628</text:p>
              </table:table-cell>
              <table:table-cell office:value-type="float" office:value="5.1993113">
                <text:p>5.199311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.0062175">
                <text:p>2.0062175</text:p>
              </table:table-cell>
              <table:table-cell office:value-type="float" office:value="5.1930447">
                <text:p>5.193044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.0058198">
                <text:p>2.0058198</text:p>
              </table:table-cell>
              <table:table-cell office:value-type="float" office:value="5.186777">
                <text:p>5.18677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.0054355">
                <text:p>2.0054355</text:p>
              </table:table-cell>
              <table:table-cell office:value-type="float" office:value="5.180509">
                <text:p>5.18050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0050642">
                <text:p>2.0050642</text:p>
              </table:table-cell>
              <table:table-cell office:value-type="float" office:value="5.17424">
                <text:p>5.1742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.004706">
                <text:p>2.004706</text:p>
              </table:table-cell>
              <table:table-cell office:value-type="float" office:value="5.1679697">
                <text:p>5.167969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.004361">
                <text:p>2.004361</text:p>
              </table:table-cell>
              <table:table-cell office:value-type="float" office:value="5.1616993">
                <text:p>5.161699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.004029">
                <text:p>2.004029</text:p>
              </table:table-cell>
              <table:table-cell office:value-type="float" office:value="5.155428">
                <text:p>5.15542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.0037103">
                <text:p>2.0037103</text:p>
              </table:table-cell>
              <table:table-cell office:value-type="float" office:value="5.149156">
                <text:p>5.14915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.0034046">
                <text:p>2.0034046</text:p>
              </table:table-cell>
              <table:table-cell office:value-type="float" office:value="5.142884">
                <text:p>5.14288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.003112">
                <text:p>2.003112</text:p>
              </table:table-cell>
              <table:table-cell office:value-type="float" office:value="5.1366105">
                <text:p>5.136610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.0028327">
                <text:p>2.0028327</text:p>
              </table:table-cell>
              <table:table-cell office:value-type="float" office:value="5.1303368">
                <text:p>5.130336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.0025663">
                <text:p>2.0025663</text:p>
              </table:table-cell>
              <table:table-cell office:value-type="float" office:value="5.1240625">
                <text:p>5.124062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.0023131">
                <text:p>2.0023131</text:p>
              </table:table-cell>
              <table:table-cell office:value-type="float" office:value="5.117788">
                <text:p>5.11778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.0020733">
                <text:p>2.0020733</text:p>
              </table:table-cell>
              <table:table-cell office:value-type="float" office:value="5.1115127">
                <text:p>5.111512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.0018463">
                <text:p>2.0018463</text:p>
              </table:table-cell>
              <table:table-cell office:value-type="float" office:value="5.1052365">
                <text:p>5.105236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.0016327">
                <text:p>2.0016327</text:p>
              </table:table-cell>
              <table:table-cell office:value-type="float" office:value="5.0989604">
                <text:p>5.098960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.0014322">
                <text:p>2.0014322</text:p>
              </table:table-cell>
              <table:table-cell office:value-type="float" office:value="5.092684">
                <text:p>5.09268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.0012445">
                <text:p>2.0012445</text:p>
              </table:table-cell>
              <table:table-cell office:value-type="float" office:value="5.0864058">
                <text:p>5.086405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.0010703">
                <text:p>2.0010703</text:p>
              </table:table-cell>
              <table:table-cell office:value-type="float" office:value="5.080128">
                <text:p>5.08012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.000909">
                <text:p>2.000909</text:p>
              </table:table-cell>
              <table:table-cell office:value-type="float" office:value="5.07385">
                <text:p>5.0738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.000761">
                <text:p>2.000761</text:p>
              </table:table-cell>
              <table:table-cell office:value-type="float" office:value="5.067572">
                <text:p>5.06757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.000626">
                <text:p>2.000626</text:p>
              </table:table-cell>
              <table:table-cell office:value-type="float" office:value="5.0612936">
                <text:p>5.061293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.0005045">
                <text:p>2.0005045</text:p>
              </table:table-cell>
              <table:table-cell office:value-type="float" office:value="5.0550146">
                <text:p>5.055014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.0003958">
                <text:p>2.0003958</text:p>
              </table:table-cell>
              <table:table-cell office:value-type="float" office:value="5.0487356">
                <text:p>5.048735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.0003004">
                <text:p>2.0003004</text:p>
              </table:table-cell>
              <table:table-cell office:value-type="float" office:value="5.0424566">
                <text:p>5.042456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.0002182">
                <text:p>2.0002182</text:p>
              </table:table-cell>
              <table:table-cell office:value-type="float" office:value="5.036177">
                <text:p>5.03617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.000149">
                <text:p>2.000149</text:p>
              </table:table-cell>
              <table:table-cell office:value-type="float" office:value="5.0298977">
                <text:p>5.029897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.000093">
                <text:p>2.000093</text:p>
              </table:table-cell>
              <table:table-cell office:value-type="float" office:value="5.0236177">
                <text:p>5.023617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.00005">
                <text:p>2.00005</text:p>
              </table:table-cell>
              <table:table-cell office:value-type="float" office:value="5.0173383">
                <text:p>5.017338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.0000205">
                <text:p>2.0000205</text:p>
              </table:table-cell>
              <table:table-cell office:value-type="float" office:value="5.0110583">
                <text:p>5.011058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.0000038">
                <text:p>2.0000038</text:p>
              </table:table-cell>
              <table:table-cell office:value-type="float" office:value="5.0047774">
                <text:p>5.004777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.0000005">
                <text:p>2.0000005</text:p>
              </table:table-cell>
              <table:table-cell office:value-type="float" office:value="4.9984975">
                <text:p>4.998497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.00001">
                <text:p>2.00001</text:p>
              </table:table-cell>
              <table:table-cell office:value-type="float" office:value="4.9922175">
                <text:p>4.992217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.000033">
                <text:p>2.000033</text:p>
              </table:table-cell>
              <table:table-cell office:value-type="float" office:value="4.985938">
                <text:p>4.98593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.0000691">
                <text:p>2.0000691</text:p>
              </table:table-cell>
              <table:table-cell office:value-type="float" office:value="4.979658">
                <text:p>4.97965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.0001183">
                <text:p>2.0001183</text:p>
              </table:table-cell>
              <table:table-cell office:value-type="float" office:value="4.973378">
                <text:p>4.97337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.0001805">
                <text:p>2.0001805</text:p>
              </table:table-cell>
              <table:table-cell office:value-type="float" office:value="4.9670987">
                <text:p>4.967098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.0002558">
                <text:p>2.0002558</text:p>
              </table:table-cell>
              <table:table-cell office:value-type="float" office:value="4.9608192">
                <text:p>4.960819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.0003443">
                <text:p>2.0003443</text:p>
              </table:table-cell>
              <table:table-cell office:value-type="float" office:value="4.95454">
                <text:p>4.9545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.000446">
                <text:p>2.000446</text:p>
              </table:table-cell>
              <table:table-cell office:value-type="float" office:value="4.948261">
                <text:p>4.94826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.0005612">
                <text:p>2.0005612</text:p>
              </table:table-cell>
              <table:table-cell office:value-type="float" office:value="4.941982">
                <text:p>4.94198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.000689">
                <text:p>2.000689</text:p>
              </table:table-cell>
              <table:table-cell office:value-type="float" office:value="4.9357033">
                <text:p>4.935703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.0008302">
                <text:p>2.0008302</text:p>
              </table:table-cell>
              <table:table-cell office:value-type="float" office:value="4.929425">
                <text:p>4.92942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.0009847">
                <text:p>2.0009847</text:p>
              </table:table-cell>
              <table:table-cell office:value-type="float" office:value="4.9231462">
                <text:p>4.923146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.001152">
                <text:p>2.001152</text:p>
              </table:table-cell>
              <table:table-cell office:value-type="float" office:value="4.916868">
                <text:p>4.91686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.0013328">
                <text:p>2.0013328</text:p>
              </table:table-cell>
              <table:table-cell office:value-type="float" office:value="4.910591">
                <text:p>4.91059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.0015264">
                <text:p>2.0015264</text:p>
              </table:table-cell>
              <table:table-cell office:value-type="float" office:value="4.904314">
                <text:p>4.90431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.0017333">
                <text:p>2.0017333</text:p>
              </table:table-cell>
              <table:table-cell office:value-type="float" office:value="4.8980374">
                <text:p>4.898037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.0019531">
                <text:p>2.0019531</text:p>
              </table:table-cell>
              <table:table-cell office:value-type="float" office:value="4.8917613">
                <text:p>4.891761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.0021863">
                <text:p>2.0021863</text:p>
              </table:table-cell>
              <table:table-cell office:value-type="float" office:value="4.8854856">
                <text:p>4.885485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.0024326">
                <text:p>2.0024326</text:p>
              </table:table-cell>
              <table:table-cell office:value-type="float" office:value="4.8792105">
                <text:p>4.879210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.002692">
                <text:p>2.002692</text:p>
              </table:table-cell>
              <table:table-cell office:value-type="float" office:value="4.8729362">
                <text:p>4.87293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.0029645">
                <text:p>2.0029645</text:p>
              </table:table-cell>
              <table:table-cell office:value-type="float" office:value="4.866662">
                <text:p>4.86666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.0032504">
                <text:p>2.0032504</text:p>
              </table:table-cell>
              <table:table-cell office:value-type="float" office:value="4.8603888">
                <text:p>4.860388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.003549">
                <text:p>2.003549</text:p>
              </table:table-cell>
              <table:table-cell office:value-type="float" office:value="4.854116">
                <text:p>4.85411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.0038612">
                <text:p>2.0038612</text:p>
              </table:table-cell>
              <table:table-cell office:value-type="float" office:value="4.8478436">
                <text:p>4.847843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.0041862">
                <text:p>2.0041862</text:p>
              </table:table-cell>
              <table:table-cell office:value-type="float" office:value="4.8415713">
                <text:p>4.841571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.0045242">
                <text:p>2.0045242</text:p>
              </table:table-cell>
              <table:table-cell office:value-type="float" office:value="4.8353004">
                <text:p>4.835300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.0048757">
                <text:p>2.0048757</text:p>
              </table:table-cell>
              <table:table-cell office:value-type="float" office:value="4.8290305">
                <text:p>4.829030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.0052402">
                <text:p>2.0052402</text:p>
              </table:table-cell>
              <table:table-cell office:value-type="float" office:value="4.822761">
                <text:p>4.82276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.0056179">
                <text:p>2.0056179</text:p>
              </table:table-cell>
              <table:table-cell office:value-type="float" office:value="4.8164926">
                <text:p>4.816492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.0060086">
                <text:p>2.0060086</text:p>
              </table:table-cell>
              <table:table-cell office:value-type="float" office:value="4.8102245">
                <text:p>4.810224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.0064123">
                <text:p>2.0064123</text:p>
              </table:table-cell>
              <table:table-cell office:value-type="float" office:value="4.803958">
                <text:p>4.80395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.0068293">
                <text:p>2.0068293</text:p>
              </table:table-cell>
              <table:table-cell office:value-type="float" office:value="4.797692">
                <text:p>4.79769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.0072594">
                <text:p>2.0072594</text:p>
              </table:table-cell>
              <table:table-cell office:value-type="float" office:value="4.7914267">
                <text:p>4.791426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.0077024">
                <text:p>2.0077024</text:p>
              </table:table-cell>
              <table:table-cell office:value-type="float" office:value="4.785162">
                <text:p>4.78516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.0081587">
                <text:p>2.0081587</text:p>
              </table:table-cell>
              <table:table-cell office:value-type="float" office:value="4.7788987">
                <text:p>4.778898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.0086281">
                <text:p>2.0086281</text:p>
              </table:table-cell>
              <table:table-cell office:value-type="float" office:value="4.7726364">
                <text:p>4.772636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.0091105">
                <text:p>2.0091105</text:p>
              </table:table-cell>
              <table:table-cell office:value-type="float" office:value="4.766375">
                <text:p>4.76637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.0096064">
                <text:p>2.0096064</text:p>
              </table:table-cell>
              <table:table-cell office:value-type="float" office:value="4.760114">
                <text:p>4.76011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.010115">
                <text:p>2.010115</text:p>
              </table:table-cell>
              <table:table-cell office:value-type="float" office:value="4.7538548">
                <text:p>4.753854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.0106368">
                <text:p>2.0106368</text:p>
              </table:table-cell>
              <table:table-cell office:value-type="float" office:value="4.7475963">
                <text:p>4.747596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.0111718">
                <text:p>2.0111718</text:p>
              </table:table-cell>
              <table:table-cell office:value-type="float" office:value="4.741339">
                <text:p>4.74133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.0117197">
                <text:p>2.0117197</text:p>
              </table:table-cell>
              <table:table-cell office:value-type="float" office:value="4.7350836">
                <text:p>4.735083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.0122807">
                <text:p>2.0122807</text:p>
              </table:table-cell>
              <table:table-cell office:value-type="float" office:value="4.7288284">
                <text:p>4.728828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.012855">
                <text:p>2.012855</text:p>
              </table:table-cell>
              <table:table-cell office:value-type="float" office:value="4.7225747">
                <text:p>4.722574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.0134423">
                <text:p>2.0134423</text:p>
              </table:table-cell>
              <table:table-cell office:value-type="float" office:value="4.7163224">
                <text:p>4.716322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.0140426">
                <text:p>2.0140426</text:p>
              </table:table-cell>
              <table:table-cell office:value-type="float" office:value="4.710071">
                <text:p>4.71007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.014656">
                <text:p>2.014656</text:p>
              </table:table-cell>
              <table:table-cell office:value-type="float" office:value="4.703821">
                <text:p>4.70382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.0152826">
                <text:p>2.0152826</text:p>
              </table:table-cell>
              <table:table-cell office:value-type="float" office:value="4.6975727">
                <text:p>4.697572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.0159223">
                <text:p>2.0159223</text:p>
              </table:table-cell>
              <table:table-cell office:value-type="float" office:value="4.6913257">
                <text:p>4.691325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.0165749">
                <text:p>2.0165749</text:p>
              </table:table-cell>
              <table:table-cell office:value-type="float" office:value="4.6850796">
                <text:p>4.685079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.0172408">
                <text:p>2.0172408</text:p>
              </table:table-cell>
              <table:table-cell office:value-type="float" office:value="4.6788344">
                <text:p>4.678834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0179195">
                <text:p>2.0179195</text:p>
              </table:table-cell>
              <table:table-cell office:value-type="float" office:value="4.672591">
                <text:p>4.67259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.0186114">
                <text:p>2.0186114</text:p>
              </table:table-cell>
              <table:table-cell office:value-type="float" office:value="4.6663494">
                <text:p>4.666349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.0193167">
                <text:p>2.0193167</text:p>
              </table:table-cell>
              <table:table-cell office:value-type="float" office:value="4.660109">
                <text:p>4.66010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0200346">
                <text:p>2.0200346</text:p>
              </table:table-cell>
              <table:table-cell office:value-type="float" office:value="4.6538706">
                <text:p>4.653870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0207658">
                <text:p>2.0207658</text:p>
              </table:table-cell>
              <table:table-cell office:value-type="float" office:value="4.647633">
                <text:p>4.64763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.0215096">
                <text:p>2.0215096</text:p>
              </table:table-cell>
              <table:table-cell office:value-type="float" office:value="4.6413975">
                <text:p>4.641397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.0222669">
                <text:p>2.0222669</text:p>
              </table:table-cell>
              <table:table-cell office:value-type="float" office:value="4.6351633">
                <text:p>4.635163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.0230372">
                <text:p>2.0230372</text:p>
              </table:table-cell>
              <table:table-cell office:value-type="float" office:value="4.628931">
                <text:p>4.62893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0238204">
                <text:p>2.0238204</text:p>
              </table:table-cell>
              <table:table-cell office:value-type="float" office:value="4.6226997">
                <text:p>4.622699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.0246167">
                <text:p>2.0246167</text:p>
              </table:table-cell>
              <table:table-cell office:value-type="float" office:value="4.616471">
                <text:p>4.61647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.0254261">
                <text:p>2.0254261</text:p>
              </table:table-cell>
              <table:table-cell office:value-type="float" office:value="4.610243">
                <text:p>4.61024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.0262487">
                <text:p>2.0262487</text:p>
              </table:table-cell>
              <table:table-cell office:value-type="float" office:value="4.6040173">
                <text:p>4.604017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.027084">
                <text:p>2.027084</text:p>
              </table:table-cell>
              <table:table-cell office:value-type="float" office:value="4.5977926">
                <text:p>4.597792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.0279326">
                <text:p>2.0279326</text:p>
              </table:table-cell>
              <table:table-cell office:value-type="float" office:value="4.59157">
                <text:p>4.5915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028794">
                <text:p>2.028794</text:p>
              </table:table-cell>
              <table:table-cell office:value-type="float" office:value="4.5853496">
                <text:p>4.585349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.0296683">
                <text:p>2.0296683</text:p>
              </table:table-cell>
              <table:table-cell office:value-type="float" office:value="4.5791306">
                <text:p>4.579130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.0305562">
                <text:p>2.0305562</text:p>
              </table:table-cell>
              <table:table-cell office:value-type="float" office:value="4.5729136">
                <text:p>4.572913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.0314565">
                <text:p>2.0314565</text:p>
              </table:table-cell>
              <table:table-cell office:value-type="float" office:value="4.5666986">
                <text:p>4.566698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.03237">
                <text:p>2.03237</text:p>
              </table:table-cell>
              <table:table-cell office:value-type="float" office:value="4.560486">
                <text:p>4.56048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.0332966">
                <text:p>2.0332966</text:p>
              </table:table-cell>
              <table:table-cell office:value-type="float" office:value="4.5542746">
                <text:p>4.554274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.0342362">
                <text:p>2.0342362</text:p>
              </table:table-cell>
              <table:table-cell office:value-type="float" office:value="4.548065">
                <text:p>4.54806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.0351887">
                <text:p>2.0351887</text:p>
              </table:table-cell>
              <table:table-cell office:value-type="float" office:value="4.5418577">
                <text:p>4.541857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.0361543">
                <text:p>2.0361543</text:p>
              </table:table-cell>
              <table:table-cell office:value-type="float" office:value="4.5356526">
                <text:p>4.535652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.0371327">
                <text:p>2.0371327</text:p>
              </table:table-cell>
              <table:table-cell office:value-type="float" office:value="4.5294495">
                <text:p>4.529449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.0381243">
                <text:p>2.0381243</text:p>
              </table:table-cell>
              <table:table-cell office:value-type="float" office:value="4.523248">
                <text:p>4.52324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.039129">
                <text:p>2.039129</text:p>
              </table:table-cell>
              <table:table-cell office:value-type="float" office:value="4.5170484">
                <text:p>4.517048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.0401464">
                <text:p>2.0401464</text:p>
              </table:table-cell>
              <table:table-cell office:value-type="float" office:value="4.5108514">
                <text:p>4.5108514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.0411768">
                <text:p>2.0411768</text:p>
              </table:table-cell>
              <table:table-cell office:value-type="float" office:value="4.5046563">
                <text:p>4.504656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.04222">
                <text:p>2.04222</text:p>
              </table:table-cell>
              <table:table-cell office:value-type="float" office:value="4.4984636">
                <text:p>4.498463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.0432765">
                <text:p>2.0432765</text:p>
              </table:table-cell>
              <table:table-cell office:value-type="float" office:value="4.4922733">
                <text:p>4.492273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.0443459">
                <text:p>2.0443459</text:p>
              </table:table-cell>
              <table:table-cell office:value-type="float" office:value="4.486085">
                <text:p>4.48608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.045428">
                <text:p>2.045428</text:p>
              </table:table-cell>
              <table:table-cell office:value-type="float" office:value="4.4798994">
                <text:p>4.479899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.0465233">
                <text:p>2.0465233</text:p>
              </table:table-cell>
              <table:table-cell office:value-type="float" office:value="4.4737153">
                <text:p>4.473715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.0476313">
                <text:p>2.0476313</text:p>
              </table:table-cell>
              <table:table-cell office:value-type="float" office:value="4.467534">
                <text:p>4.46753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.0487525">
                <text:p>2.0487525</text:p>
              </table:table-cell>
              <table:table-cell office:value-type="float" office:value="4.461355">
                <text:p>4.46135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.0498867">
                <text:p>2.0498867</text:p>
              </table:table-cell>
              <table:table-cell office:value-type="float" office:value="4.4551783">
                <text:p>4.4551783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0510335">
                <text:p>2.0510335</text:p>
              </table:table-cell>
              <table:table-cell office:value-type="float" office:value="4.449004">
                <text:p>4.44900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.0521932">
                <text:p>2.0521932</text:p>
              </table:table-cell>
              <table:table-cell office:value-type="float" office:value="4.442832">
                <text:p>4.44283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.0533662">
                <text:p>2.0533662</text:p>
              </table:table-cell>
              <table:table-cell office:value-type="float" office:value="4.4366617">
                <text:p>4.436661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054552">
                <text:p>2.054552</text:p>
              </table:table-cell>
              <table:table-cell office:value-type="float" office:value="4.430495">
                <text:p>4.43049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.0557506">
                <text:p>2.0557506</text:p>
              </table:table-cell>
              <table:table-cell office:value-type="float" office:value="4.4243307">
                <text:p>4.424330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.056962">
                <text:p>2.056962</text:p>
              </table:table-cell>
              <table:table-cell office:value-type="float" office:value="4.4181685">
                <text:p>4.418168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.0581865">
                <text:p>2.0581865</text:p>
              </table:table-cell>
              <table:table-cell office:value-type="float" office:value="4.4120092">
                <text:p>4.412009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.059424">
                <text:p>2.059424</text:p>
              </table:table-cell>
              <table:table-cell office:value-type="float" office:value="4.4058523">
                <text:p>4.405852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.0606742">
                <text:p>2.0606742</text:p>
              </table:table-cell>
              <table:table-cell office:value-type="float" office:value="4.399698">
                <text:p>4.39969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.061937">
                <text:p>2.061937</text:p>
              </table:table-cell>
              <table:table-cell office:value-type="float" office:value="4.393546">
                <text:p>4.39354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.063213">
                <text:p>2.063213</text:p>
              </table:table-cell>
              <table:table-cell office:value-type="float" office:value="4.3873973">
                <text:p>4.387397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.0645018">
                <text:p>2.0645018</text:p>
              </table:table-cell>
              <table:table-cell office:value-type="float" office:value="4.3812513">
                <text:p>4.381251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.0658035">
                <text:p>2.0658035</text:p>
              </table:table-cell>
              <table:table-cell office:value-type="float" office:value="4.375108">
                <text:p>4.37510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.067118">
                <text:p>2.067118</text:p>
              </table:table-cell>
              <table:table-cell office:value-type="float" office:value="4.3689666">
                <text:p>4.368966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.0684452">
                <text:p>2.0684452</text:p>
              </table:table-cell>
              <table:table-cell office:value-type="float" office:value="4.3628287">
                <text:p>4.362828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.0697856">
                <text:p>2.0697856</text:p>
              </table:table-cell>
              <table:table-cell office:value-type="float" office:value="4.356693">
                <text:p>4.356693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.0711389">
                <text:p>2.0711389</text:p>
              </table:table-cell>
              <table:table-cell office:value-type="float" office:value="4.35056">
                <text:p>4.3505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.0725048">
                <text:p>2.0725048</text:p>
              </table:table-cell>
              <table:table-cell office:value-type="float" office:value="4.3444304">
                <text:p>4.3444304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.0738835">
                <text:p>2.0738835</text:p>
              </table:table-cell>
              <table:table-cell office:value-type="float" office:value="4.338304">
                <text:p>4.33830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.075275">
                <text:p>2.075275</text:p>
              </table:table-cell>
              <table:table-cell office:value-type="float" office:value="4.33218">
                <text:p>4.3321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.0766792">
                <text:p>2.0766792</text:p>
              </table:table-cell>
              <table:table-cell office:value-type="float" office:value="4.3260593">
                <text:p>4.326059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.0780964">
                <text:p>2.0780964</text:p>
              </table:table-cell>
              <table:table-cell office:value-type="float" office:value="4.319941">
                <text:p>4.31994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.0795264">
                <text:p>2.0795264</text:p>
              </table:table-cell>
              <table:table-cell office:value-type="float" office:value="4.313826">
                <text:p>4.31382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.0809693">
                <text:p>2.0809693</text:p>
              </table:table-cell>
              <table:table-cell office:value-type="float" office:value="4.3077145">
                <text:p>4.307714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.0824249">
                <text:p>2.0824249</text:p>
              </table:table-cell>
              <table:table-cell office:value-type="float" office:value="4.301605">
                <text:p>4.30160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.0838933">
                <text:p>2.0838933</text:p>
              </table:table-cell>
              <table:table-cell office:value-type="float" office:value="4.2954993">
                <text:p>4.295499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.0853744">
                <text:p>2.0853744</text:p>
              </table:table-cell>
              <table:table-cell office:value-type="float" office:value="4.289397">
                <text:p>4.28939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.0868683">
                <text:p>2.0868683</text:p>
              </table:table-cell>
              <table:table-cell office:value-type="float" office:value="4.283297">
                <text:p>4.28329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.0883749">
                <text:p>2.0883749</text:p>
              </table:table-cell>
              <table:table-cell office:value-type="float" office:value="4.2772007">
                <text:p>4.277200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.0898943">
                <text:p>2.0898943</text:p>
              </table:table-cell>
              <table:table-cell office:value-type="float" office:value="4.2711062">
                <text:p>4.271106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.0914266">
                <text:p>2.0914266</text:p>
              </table:table-cell>
              <table:table-cell office:value-type="float" office:value="4.265016">
                <text:p>4.26501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.0929716">
                <text:p>2.0929716</text:p>
              </table:table-cell>
              <table:table-cell office:value-type="float" office:value="4.2589293">
                <text:p>4.258929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.0945292">
                <text:p>2.0945292</text:p>
              </table:table-cell>
              <table:table-cell office:value-type="float" office:value="4.252846">
                <text:p>4.25284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.0960996">
                <text:p>2.0960996</text:p>
              </table:table-cell>
              <table:table-cell office:value-type="float" office:value="4.246765">
                <text:p>4.24676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.097683">
                <text:p>2.097683</text:p>
              </table:table-cell>
              <table:table-cell office:value-type="float" office:value="4.2406883">
                <text:p>4.240688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.0992785">
                <text:p>2.0992785</text:p>
              </table:table-cell>
              <table:table-cell office:value-type="float" office:value="4.2346144">
                <text:p>4.234614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.1008873">
                <text:p>2.1008873</text:p>
              </table:table-cell>
              <table:table-cell office:value-type="float" office:value="4.2285438">
                <text:p>4.228543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.1025083">
                <text:p>2.1025083</text:p>
              </table:table-cell>
              <table:table-cell office:value-type="float" office:value="4.222477">
                <text:p>4.22247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.1041422">
                <text:p>2.1041422</text:p>
              </table:table-cell>
              <table:table-cell office:value-type="float" office:value="4.216413">
                <text:p>4.21641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.105789">
                <text:p>2.105789</text:p>
              </table:table-cell>
              <table:table-cell office:value-type="float" office:value="4.210353">
                <text:p>4.21035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.107448">
                <text:p>2.107448</text:p>
              </table:table-cell>
              <table:table-cell office:value-type="float" office:value="4.204296">
                <text:p>4.20429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.1091204">
                <text:p>2.1091204</text:p>
              </table:table-cell>
              <table:table-cell office:value-type="float" office:value="4.1982427">
                <text:p>4.1982427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.110805">
                <text:p>2.110805</text:p>
              </table:table-cell>
              <table:table-cell office:value-type="float" office:value="4.1921926">
                <text:p>4.192192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.1125023">
                <text:p>2.1125023</text:p>
              </table:table-cell>
              <table:table-cell office:value-type="float" office:value="4.1861463">
                <text:p>4.186146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.1142125">
                <text:p>2.1142125</text:p>
              </table:table-cell>
              <table:table-cell office:value-type="float" office:value="4.1801033">
                <text:p>4.180103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.115935">
                <text:p>2.115935</text:p>
              </table:table-cell>
              <table:table-cell office:value-type="float" office:value="4.1740646">
                <text:p>4.174064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.1176703">
                <text:p>2.1176703</text:p>
              </table:table-cell>
              <table:table-cell office:value-type="float" office:value="4.168029">
                <text:p>4.16802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.1194181">
                <text:p>2.1194181</text:p>
              </table:table-cell>
              <table:table-cell office:value-type="float" office:value="4.1619973">
                <text:p>4.161997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.1211789">
                <text:p>2.1211789</text:p>
              </table:table-cell>
              <table:table-cell office:value-type="float" office:value="4.155969">
                <text:p>4.15596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.122952">
                <text:p>2.122952</text:p>
              </table:table-cell>
              <table:table-cell office:value-type="float" office:value="4.149945">
                <text:p>4.14994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.1247375">
                <text:p>2.1247375</text:p>
              </table:table-cell>
              <table:table-cell office:value-type="float" office:value="4.1439238">
                <text:p>4.143923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.126536">
                <text:p>2.126536</text:p>
              </table:table-cell>
              <table:table-cell office:value-type="float" office:value="4.137907">
                <text:p>4.13790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.128347">
                <text:p>2.128347</text:p>
              </table:table-cell>
              <table:table-cell office:value-type="float" office:value="4.131894">
                <text:p>4.13189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.1301703">
                <text:p>2.1301703</text:p>
              </table:table-cell>
              <table:table-cell office:value-type="float" office:value="4.1258845">
                <text:p>4.125884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.1320066">
                <text:p>2.1320066</text:p>
              </table:table-cell>
              <table:table-cell office:value-type="float" office:value="4.119879">
                <text:p>4.11987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.1338553">
                <text:p>2.1338553</text:p>
              </table:table-cell>
              <table:table-cell office:value-type="float" office:value="4.1138763">
                <text:p>4.113876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.1357164">
                <text:p>2.1357164</text:p>
              </table:table-cell>
              <table:table-cell office:value-type="float" office:value="4.1078787">
                <text:p>4.107878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.1375904">
                <text:p>2.1375904</text:p>
              </table:table-cell>
              <table:table-cell office:value-type="float" office:value="4.101885">
                <text:p>4.10188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.1394768">
                <text:p>2.1394768</text:p>
              </table:table-cell>
              <table:table-cell office:value-type="float" office:value="4.095895">
                <text:p>4.09589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.1413755">
                <text:p>2.1413755</text:p>
              </table:table-cell>
              <table:table-cell office:value-type="float" office:value="4.089909">
                <text:p>4.08990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.1432867">
                <text:p>2.1432867</text:p>
              </table:table-cell>
              <table:table-cell office:value-type="float" office:value="4.083927">
                <text:p>4.08392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.1452107">
                <text:p>2.1452107</text:p>
              </table:table-cell>
              <table:table-cell office:value-type="float" office:value="4.077949">
                <text:p>4.07794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.1471472">
                <text:p>2.1471472</text:p>
              </table:table-cell>
              <table:table-cell office:value-type="float" office:value="4.0719748">
                <text:p>4.071974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.149096">
                <text:p>2.149096</text:p>
              </table:table-cell>
              <table:table-cell office:value-type="float" office:value="4.066005">
                <text:p>4.06600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.1510572">
                <text:p>2.1510572</text:p>
              </table:table-cell>
              <table:table-cell office:value-type="float" office:value="4.0600395">
                <text:p>4.060039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.1530313">
                <text:p>2.1530313</text:p>
              </table:table-cell>
              <table:table-cell office:value-type="float" office:value="4.0540776">
                <text:p>4.054077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.1550176">
                <text:p>2.1550176</text:p>
              </table:table-cell>
              <table:table-cell office:value-type="float" office:value="4.04812">
                <text:p>4.0481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.1570165">
                <text:p>2.1570165</text:p>
              </table:table-cell>
              <table:table-cell office:value-type="float" office:value="4.0421667">
                <text:p>4.042166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.159028">
                <text:p>2.159028</text:p>
              </table:table-cell>
              <table:table-cell office:value-type="float" office:value="4.0362167">
                <text:p>4.036216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.1610518">
                <text:p>2.1610518</text:p>
              </table:table-cell>
              <table:table-cell office:value-type="float" office:value="4.030272">
                <text:p>4.03027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.1630878">
                <text:p>2.1630878</text:p>
              </table:table-cell>
              <table:table-cell office:value-type="float" office:value="4.024331">
                <text:p>4.02433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.1651363">
                <text:p>2.1651363</text:p>
              </table:table-cell>
              <table:table-cell office:value-type="float" office:value="4.018395">
                <text:p>4.01839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.1671975">
                <text:p>2.1671975</text:p>
              </table:table-cell>
              <table:table-cell office:value-type="float" office:value="4.0124626">
                <text:p>4.012462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.1692708">
                <text:p>2.1692708</text:p>
              </table:table-cell>
              <table:table-cell office:value-type="float" office:value="4.006535">
                <text:p>4.00653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.1713567">
                <text:p>2.1713567</text:p>
              </table:table-cell>
              <table:table-cell office:value-type="float" office:value="4.000612">
                <text:p>4.00061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.1734548">
                <text:p>2.1734548</text:p>
              </table:table-cell>
              <table:table-cell office:value-type="float" office:value="3.9946926">
                <text:p>3.994692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.1755657">
                <text:p>2.1755657</text:p>
              </table:table-cell>
              <table:table-cell office:value-type="float" office:value="3.988778">
                <text:p>3.98877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.1776886">
                <text:p>2.1776886</text:p>
              </table:table-cell>
              <table:table-cell office:value-type="float" office:value="3.9828677">
                <text:p>3.9828677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.1798239">
                <text:p>2.1798239</text:p>
              </table:table-cell>
              <table:table-cell office:value-type="float" office:value="3.976962">
                <text:p>3.97696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.1819715">
                <text:p>2.1819715</text:p>
              </table:table-cell>
              <table:table-cell office:value-type="float" office:value="3.9710608">
                <text:p>3.971060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.1841316">
                <text:p>2.1841316</text:p>
              </table:table-cell>
              <table:table-cell office:value-type="float" office:value="3.965164">
                <text:p>3.96516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.1863043">
                <text:p>2.1863043</text:p>
              </table:table-cell>
              <table:table-cell office:value-type="float" office:value="3.959271">
                <text:p>3.95927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.188489">
                <text:p>2.188489</text:p>
              </table:table-cell>
              <table:table-cell office:value-type="float" office:value="3.9533834">
                <text:p>3.953383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.1906862">
                <text:p>2.1906862</text:p>
              </table:table-cell>
              <table:table-cell office:value-type="float" office:value="3.9475002">
                <text:p>3.947500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.1928954">
                <text:p>2.1928954</text:p>
              </table:table-cell>
              <table:table-cell office:value-type="float" office:value="3.9416218">
                <text:p>3.941621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.195117">
                <text:p>2.195117</text:p>
              </table:table-cell>
              <table:table-cell office:value-type="float" office:value="3.935748">
                <text:p>3.93574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.1973512">
                <text:p>2.1973512</text:p>
              </table:table-cell>
              <table:table-cell office:value-type="float" office:value="3.9298787">
                <text:p>3.929878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.1995974">
                <text:p>2.1995974</text:p>
              </table:table-cell>
              <table:table-cell office:value-type="float" office:value="3.9240143">
                <text:p>3.924014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.201856">
                <text:p>2.201856</text:p>
              </table:table-cell>
              <table:table-cell office:value-type="float" office:value="3.9181547">
                <text:p>3.918154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.2041266">
                <text:p>2.2041266</text:p>
              </table:table-cell>
              <table:table-cell office:value-type="float" office:value="3.9122996">
                <text:p>3.912299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.2064097">
                <text:p>2.2064097</text:p>
              </table:table-cell>
              <table:table-cell office:value-type="float" office:value="3.9064493">
                <text:p>3.906449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.208705">
                <text:p>2.208705</text:p>
              </table:table-cell>
              <table:table-cell office:value-type="float" office:value="3.9006038">
                <text:p>3.900603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.2110124">
                <text:p>2.2110124</text:p>
              </table:table-cell>
              <table:table-cell office:value-type="float" office:value="3.894763">
                <text:p>3.89476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.2133322">
                <text:p>2.2133322</text:p>
              </table:table-cell>
              <table:table-cell office:value-type="float" office:value="3.8889275">
                <text:p>3.888927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.2156644">
                <text:p>2.2156644</text:p>
              </table:table-cell>
              <table:table-cell office:value-type="float" office:value="3.8830957">
                <text:p>3.883095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.2180085">
                <text:p>2.2180085</text:p>
              </table:table-cell>
              <table:table-cell office:value-type="float" office:value="3.8772697">
                <text:p>3.877269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.2203648">
                <text:p>2.2203648</text:p>
              </table:table-cell>
              <table:table-cell office:value-type="float" office:value="3.8714485">
                <text:p>3.871448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.2227333">
                <text:p>2.2227333</text:p>
              </table:table-cell>
              <table:table-cell office:value-type="float" office:value="3.8656325">
                <text:p>3.865632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.225114">
                <text:p>2.225114</text:p>
              </table:table-cell>
              <table:table-cell office:value-type="float" office:value="3.8598213">
                <text:p>3.859821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.2275066">
                <text:p>2.2275066</text:p>
              </table:table-cell>
              <table:table-cell office:value-type="float" office:value="3.8540149">
                <text:p>3.854014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.2299118">
                <text:p>2.2299118</text:p>
              </table:table-cell>
              <table:table-cell office:value-type="float" office:value="3.848214">
                <text:p>3.84821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.232329">
                <text:p>2.232329</text:p>
              </table:table-cell>
              <table:table-cell office:value-type="float" office:value="3.8424177">
                <text:p>3.842417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.2347581">
                <text:p>2.2347581</text:p>
              </table:table-cell>
              <table:table-cell office:value-type="float" office:value="3.8366265">
                <text:p>3.836626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.2371995">
                <text:p>2.2371995</text:p>
              </table:table-cell>
              <table:table-cell office:value-type="float" office:value="3.8308406">
                <text:p>3.830840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.239653">
                <text:p>2.239653</text:p>
              </table:table-cell>
              <table:table-cell office:value-type="float" office:value="3.82506">
                <text:p>3.8250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.2421186">
                <text:p>2.2421186</text:p>
              </table:table-cell>
              <table:table-cell office:value-type="float" office:value="3.819284">
                <text:p>3.81928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.2445962">
                <text:p>2.2445962</text:p>
              </table:table-cell>
              <table:table-cell office:value-type="float" office:value="3.8135135">
                <text:p>3.813513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.247086">
                <text:p>2.247086</text:p>
              </table:table-cell>
              <table:table-cell office:value-type="float" office:value="3.8077476">
                <text:p>3.807747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.249588">
                <text:p>2.249588</text:p>
              </table:table-cell>
              <table:table-cell office:value-type="float" office:value="3.8019876">
                <text:p>3.801987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.252102">
                <text:p>2.252102</text:p>
              </table:table-cell>
              <table:table-cell office:value-type="float" office:value="3.7962327">
                <text:p>3.796232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.2546277">
                <text:p>2.2546277</text:p>
              </table:table-cell>
              <table:table-cell office:value-type="float" office:value="3.790483">
                <text:p>3.79048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.2571657">
                <text:p>2.2571657</text:p>
              </table:table-cell>
              <table:table-cell office:value-type="float" office:value="3.7847388">
                <text:p>3.784738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.2597156">
                <text:p>2.2597156</text:p>
              </table:table-cell>
              <table:table-cell office:value-type="float" office:value="3.7789998">
                <text:p>3.778999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.2622776">
                <text:p>2.2622776</text:p>
              </table:table-cell>
              <table:table-cell office:value-type="float" office:value="3.7732663">
                <text:p>3.773266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.2648516">
                <text:p>2.2648516</text:p>
              </table:table-cell>
              <table:table-cell office:value-type="float" office:value="3.767538">
                <text:p>3.76753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.2674375">
                <text:p>2.2674375</text:p>
              </table:table-cell>
              <table:table-cell office:value-type="float" office:value="3.7618153">
                <text:p>3.761815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.2700353">
                <text:p>2.2700353</text:p>
              </table:table-cell>
              <table:table-cell office:value-type="float" office:value="3.7560978">
                <text:p>3.756097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.272645">
                <text:p>2.272645</text:p>
              </table:table-cell>
              <table:table-cell office:value-type="float" office:value="3.7503858">
                <text:p>3.750385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.275267">
                <text:p>2.275267</text:p>
              </table:table-cell>
              <table:table-cell office:value-type="float" office:value="3.7446795">
                <text:p>3.744679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.2779007">
                <text:p>2.2779007</text:p>
              </table:table-cell>
              <table:table-cell office:value-type="float" office:value="3.7389784">
                <text:p>3.738978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.2805467">
                <text:p>2.2805467</text:p>
              </table:table-cell>
              <table:table-cell office:value-type="float" office:value="3.7332823">
                <text:p>3.733282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.2832043">
                <text:p>2.2832043</text:p>
              </table:table-cell>
              <table:table-cell office:value-type="float" office:value="3.7275925">
                <text:p>3.727592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.285874">
                <text:p>2.285874</text:p>
              </table:table-cell>
              <table:table-cell office:value-type="float" office:value="3.721908">
                <text:p>3.72190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.2885551">
                <text:p>2.2885551</text:p>
              </table:table-cell>
              <table:table-cell office:value-type="float" office:value="3.7162294">
                <text:p>3.716229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.2912483">
                <text:p>2.2912483</text:p>
              </table:table-cell>
              <table:table-cell office:value-type="float" office:value="3.7105565">
                <text:p>3.710556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.2939537">
                <text:p>2.2939537</text:p>
              </table:table-cell>
              <table:table-cell office:value-type="float" office:value="3.7048888">
                <text:p>3.704888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.2966704">
                <text:p>2.2966704</text:p>
              </table:table-cell>
              <table:table-cell office:value-type="float" office:value="3.699227">
                <text:p>3.69922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.2993994">
                <text:p>2.2993994</text:p>
              </table:table-cell>
              <table:table-cell office:value-type="float" office:value="3.693571">
                <text:p>3.69357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.3021402">
                <text:p>2.3021402</text:p>
              </table:table-cell>
              <table:table-cell office:value-type="float" office:value="3.6879208">
                <text:p>3.687920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.3048925">
                <text:p>2.3048925</text:p>
              </table:table-cell>
              <table:table-cell office:value-type="float" office:value="3.6822762">
                <text:p>3.682276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.3076568">
                <text:p>2.3076568</text:p>
              </table:table-cell>
              <table:table-cell office:value-type="float" office:value="3.6766372">
                <text:p>3.676637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.310433">
                <text:p>2.310433</text:p>
              </table:table-cell>
              <table:table-cell office:value-type="float" office:value="3.6710043">
                <text:p>3.671004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.313221">
                <text:p>2.313221</text:p>
              </table:table-cell>
              <table:table-cell office:value-type="float" office:value="3.6653771">
                <text:p>3.665377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.316021">
                <text:p>2.316021</text:p>
              </table:table-cell>
              <table:table-cell office:value-type="float" office:value="3.659755">
                <text:p>3.65975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.3188324">
                <text:p>2.3188324</text:p>
              </table:table-cell>
              <table:table-cell office:value-type="float" office:value="3.6541395">
                <text:p>3.654139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.3216555">
                <text:p>2.3216555</text:p>
              </table:table-cell>
              <table:table-cell office:value-type="float" office:value="3.64853">
                <text:p>3.6485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.3244905">
                <text:p>2.3244905</text:p>
              </table:table-cell>
              <table:table-cell office:value-type="float" office:value="3.6429265">
                <text:p>3.642926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.3273373">
                <text:p>2.3273373</text:p>
              </table:table-cell>
              <table:table-cell office:value-type="float" office:value="3.6373286">
                <text:p>3.637328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.3301954">
                <text:p>2.3301954</text:p>
              </table:table-cell>
              <table:table-cell office:value-type="float" office:value="3.631737">
                <text:p>3.63173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.3330655">
                <text:p>2.3330655</text:p>
              </table:table-cell>
              <table:table-cell office:value-type="float" office:value="3.626151">
                <text:p>3.62615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.3359473">
                <text:p>2.3359473</text:p>
              </table:table-cell>
              <table:table-cell office:value-type="float" office:value="3.6205716">
                <text:p>3.620571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.3388405">
                <text:p>2.3388405</text:p>
              </table:table-cell>
              <table:table-cell office:value-type="float" office:value="3.6149979">
                <text:p>3.614997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.3417459">
                <text:p>2.3417459</text:p>
              </table:table-cell>
              <table:table-cell office:value-type="float" office:value="3.6094303">
                <text:p>3.609430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.3446624">
                <text:p>2.3446624</text:p>
              </table:table-cell>
              <table:table-cell office:value-type="float" office:value="3.6038687">
                <text:p>3.603868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.347591">
                <text:p>2.347591</text:p>
              </table:table-cell>
              <table:table-cell office:value-type="float" office:value="3.5983133">
                <text:p>3.598313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.3505306">
                <text:p>2.3505306</text:p>
              </table:table-cell>
              <table:table-cell office:value-type="float" office:value="3.592764">
                <text:p>3.59276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.3534827">
                <text:p>2.3534827</text:p>
              </table:table-cell>
              <table:table-cell office:value-type="float" office:value="3.5872202">
                <text:p>3.587220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.3564458">
                <text:p>2.3564458</text:p>
              </table:table-cell>
              <table:table-cell office:value-type="float" office:value="3.5816834">
                <text:p>3.581683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.3594208">
                <text:p>2.3594208</text:p>
              </table:table-cell>
              <table:table-cell office:value-type="float" office:value="3.5761528">
                <text:p>3.576152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.362407">
                <text:p>2.362407</text:p>
              </table:table-cell>
              <table:table-cell office:value-type="float" office:value="3.5706282">
                <text:p>3.570628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.365405">
                <text:p>2.365405</text:p>
              </table:table-cell>
              <table:table-cell office:value-type="float" office:value="3.5651102">
                <text:p>3.565110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.3684144">
                <text:p>2.3684144</text:p>
              </table:table-cell>
              <table:table-cell office:value-type="float" office:value="3.5595982">
                <text:p>3.559598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.3714354">
                <text:p>2.3714354</text:p>
              </table:table-cell>
              <table:table-cell office:value-type="float" office:value="3.5540926">
                <text:p>3.554092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.3744678">
                <text:p>2.3744678</text:p>
              </table:table-cell>
              <table:table-cell office:value-type="float" office:value="3.5485935">
                <text:p>3.548593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.3775117">
                <text:p>2.3775117</text:p>
              </table:table-cell>
              <table:table-cell office:value-type="float" office:value="3.5431004">
                <text:p>3.543100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.3805673">
                <text:p>2.3805673</text:p>
              </table:table-cell>
              <table:table-cell office:value-type="float" office:value="3.537614">
                <text:p>3.53761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.3836343">
                <text:p>2.3836343</text:p>
              </table:table-cell>
              <table:table-cell office:value-type="float" office:value="3.532134">
                <text:p>3.53213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.3867128">
                <text:p>2.3867128</text:p>
              </table:table-cell>
              <table:table-cell office:value-type="float" office:value="3.5266602">
                <text:p>3.526660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.3898025">
                <text:p>2.3898025</text:p>
              </table:table-cell>
              <table:table-cell office:value-type="float" office:value="3.521193">
                <text:p>3.52119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.3929043">
                <text:p>2.3929043</text:p>
              </table:table-cell>
              <table:table-cell office:value-type="float" office:value="3.5157318">
                <text:p>3.515731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.396017">
                <text:p>2.396017</text:p>
              </table:table-cell>
              <table:table-cell office:value-type="float" office:value="3.5102775">
                <text:p>3.510277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.3991413">
                <text:p>2.3991413</text:p>
              </table:table-cell>
              <table:table-cell office:value-type="float" office:value="3.50483">
                <text:p>3.5048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.4022768">
                <text:p>2.4022768</text:p>
              </table:table-cell>
              <table:table-cell office:value-type="float" office:value="3.4993887">
                <text:p>3.499388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.4054236">
                <text:p>2.4054236</text:p>
              </table:table-cell>
              <table:table-cell office:value-type="float" office:value="3.4939542">
                <text:p>3.493954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.4085822">
                <text:p>2.4085822</text:p>
              </table:table-cell>
              <table:table-cell office:value-type="float" office:value="3.4885263">
                <text:p>3.488526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.4117517">
                <text:p>2.4117517</text:p>
              </table:table-cell>
              <table:table-cell office:value-type="float" office:value="3.4831047">
                <text:p>3.483104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.4149327">
                <text:p>2.4149327</text:p>
              </table:table-cell>
              <table:table-cell office:value-type="float" office:value="3.4776902">
                <text:p>3.477690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.4181252">
                <text:p>2.4181252</text:p>
              </table:table-cell>
              <table:table-cell office:value-type="float" office:value="3.472282">
                <text:p>3.47228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.4213288">
                <text:p>2.4213288</text:p>
              </table:table-cell>
              <table:table-cell office:value-type="float" office:value="3.4668808">
                <text:p>3.466880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.4245436">
                <text:p>2.4245436</text:p>
              </table:table-cell>
              <table:table-cell office:value-type="float" office:value="3.461486">
                <text:p>3.46148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.42777">
                <text:p>2.42777</text:p>
              </table:table-cell>
              <table:table-cell office:value-type="float" office:value="3.4560983">
                <text:p>3.456098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.4310074">
                <text:p>2.4310074</text:p>
              </table:table-cell>
              <table:table-cell office:value-type="float" office:value="3.4507172">
                <text:p>3.450717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.4342563">
                <text:p>2.4342563</text:p>
              </table:table-cell>
              <table:table-cell office:value-type="float" office:value="3.4453428">
                <text:p>3.445342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.4375167">
                <text:p>2.4375167</text:p>
              </table:table-cell>
              <table:table-cell office:value-type="float" office:value="3.4399748">
                <text:p>3.439974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.4407878">
                <text:p>2.4407878</text:p>
              </table:table-cell>
              <table:table-cell office:value-type="float" office:value="3.4346142">
                <text:p>3.434614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.4440703">
                <text:p>2.4440703</text:p>
              </table:table-cell>
              <table:table-cell office:value-type="float" office:value="3.4292603">
                <text:p>3.429260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.4473639">
                <text:p>2.4473639</text:p>
              </table:table-cell>
              <table:table-cell office:value-type="float" office:value="3.4239135">
                <text:p>3.423913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.4506688">
                <text:p>2.4506688</text:p>
              </table:table-cell>
              <table:table-cell office:value-type="float" office:value="3.4185734">
                <text:p>3.418573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.4539847">
                <text:p>2.4539847</text:p>
              </table:table-cell>
              <table:table-cell office:value-type="float" office:value="3.4132404">
                <text:p>3.413240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.457312">
                <text:p>2.457312</text:p>
              </table:table-cell>
              <table:table-cell office:value-type="float" office:value="3.4079142">
                <text:p>3.407914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.4606502">
                <text:p>2.4606502</text:p>
              </table:table-cell>
              <table:table-cell office:value-type="float" office:value="3.402595">
                <text:p>3.40259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.4639997">
                <text:p>2.4639997</text:p>
              </table:table-cell>
              <table:table-cell office:value-type="float" office:value="3.3972828">
                <text:p>3.397282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.4673603">
                <text:p>2.4673603</text:p>
              </table:table-cell>
              <table:table-cell office:value-type="float" office:value="3.3919778">
                <text:p>3.391977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.4707317">
                <text:p>2.4707317</text:p>
              </table:table-cell>
              <table:table-cell office:value-type="float" office:value="3.3866796">
                <text:p>3.386679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.4741147">
                <text:p>2.4741147</text:p>
              </table:table-cell>
              <table:table-cell office:value-type="float" office:value="3.3813887">
                <text:p>3.381388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.4775083">
                <text:p>2.4775083</text:p>
              </table:table-cell>
              <table:table-cell office:value-type="float" office:value="3.3761046">
                <text:p>3.37610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.4809136">
                <text:p>2.4809136</text:p>
              </table:table-cell>
              <table:table-cell office:value-type="float" office:value="3.3708272">
                <text:p>3.370827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.4843295">
                <text:p>2.4843295</text:p>
              </table:table-cell>
              <table:table-cell office:value-type="float" office:value="3.3655577">
                <text:p>3.365557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.4877563">
                <text:p>2.4877563</text:p>
              </table:table-cell>
              <table:table-cell office:value-type="float" office:value="3.3602953">
                <text:p>3.360295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.4911942">
                <text:p>2.4911942</text:p>
              </table:table-cell>
              <table:table-cell office:value-type="float" office:value="3.3550398">
                <text:p>3.355039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.4946432">
                <text:p>2.4946432</text:p>
              </table:table-cell>
              <table:table-cell office:value-type="float" office:value="3.3497915">
                <text:p>3.349791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.4981031">
                <text:p>2.4981031</text:p>
              </table:table-cell>
              <table:table-cell office:value-type="float" office:value="3.3445508">
                <text:p>3.344550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.501574">
                <text:p>2.501574</text:p>
              </table:table-cell>
              <table:table-cell office:value-type="float" office:value="3.3393173">
                <text:p>3.339317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.505056">
                <text:p>2.505056</text:p>
              </table:table-cell>
              <table:table-cell office:value-type="float" office:value="3.334091">
                <text:p>3.33409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.5085485">
                <text:p>2.5085485</text:p>
              </table:table-cell>
              <table:table-cell office:value-type="float" office:value="3.3288717">
                <text:p>3.328871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.512052">
                <text:p>2.512052</text:p>
              </table:table-cell>
              <table:table-cell office:value-type="float" office:value="3.3236601">
                <text:p>3.323660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.5155668">
                <text:p>2.5155668</text:p>
              </table:table-cell>
              <table:table-cell office:value-type="float" office:value="3.3184557">
                <text:p>3.318455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.519092">
                <text:p>2.519092</text:p>
              </table:table-cell>
              <table:table-cell office:value-type="float" office:value="3.3132586">
                <text:p>3.313258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.5226283">
                <text:p>2.5226283</text:p>
              </table:table-cell>
              <table:table-cell office:value-type="float" office:value="3.308069">
                <text:p>3.30806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.526176">
                <text:p>2.526176</text:p>
              </table:table-cell>
              <table:table-cell office:value-type="float" office:value="3.3028862">
                <text:p>3.3028862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.5297341">
                <text:p>2.5297341</text:p>
              </table:table-cell>
              <table:table-cell office:value-type="float" office:value="3.2977116">
                <text:p>3.297711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.5333028">
                <text:p>2.5333028</text:p>
              </table:table-cell>
              <table:table-cell office:value-type="float" office:value="3.2925441">
                <text:p>3.292544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.5368826">
                <text:p>2.5368826</text:p>
              </table:table-cell>
              <table:table-cell office:value-type="float" office:value="3.2873843">
                <text:p>3.287384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.540473">
                <text:p>2.540473</text:p>
              </table:table-cell>
              <table:table-cell office:value-type="float" office:value="3.282232">
                <text:p>3.28223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.544074">
                <text:p>2.544074</text:p>
              </table:table-cell>
              <table:table-cell office:value-type="float" office:value="3.2770872">
                <text:p>3.277087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.547686">
                <text:p>2.547686</text:p>
              </table:table-cell>
              <table:table-cell office:value-type="float" office:value="3.27195">
                <text:p>3.2719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.5513089">
                <text:p>2.5513089</text:p>
              </table:table-cell>
              <table:table-cell office:value-type="float" office:value="3.2668204">
                <text:p>3.266820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.5549424">
                <text:p>2.5549424</text:p>
              </table:table-cell>
              <table:table-cell office:value-type="float" office:value="3.2616982">
                <text:p>3.261698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.5585866">
                <text:p>2.5585866</text:p>
              </table:table-cell>
              <table:table-cell office:value-type="float" office:value="3.2565837">
                <text:p>3.256583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.5622416">
                <text:p>2.5622416</text:p>
              </table:table-cell>
              <table:table-cell office:value-type="float" office:value="3.2514768">
                <text:p>3.251476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.565907">
                <text:p>2.565907</text:p>
              </table:table-cell>
              <table:table-cell office:value-type="float" office:value="3.246378">
                <text:p>3.24637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.5695832">
                <text:p>2.5695832</text:p>
              </table:table-cell>
              <table:table-cell office:value-type="float" office:value="3.2412863">
                <text:p>3.241286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.5732706">
                <text:p>2.5732706</text:p>
              </table:table-cell>
              <table:table-cell office:value-type="float" office:value="3.2362018">
                <text:p>3.236201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.576968">
                <text:p>2.576968</text:p>
              </table:table-cell>
              <table:table-cell office:value-type="float" office:value="3.2311258">
                <text:p>3.231125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.580676">
                <text:p>2.580676</text:p>
              </table:table-cell>
              <table:table-cell office:value-type="float" office:value="3.2260575">
                <text:p>3.226057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.5843947">
                <text:p>2.5843947</text:p>
              </table:table-cell>
              <table:table-cell office:value-type="float" office:value="3.220997">
                <text:p>3.220997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.588124">
                <text:p>2.588124</text:p>
              </table:table-cell>
              <table:table-cell office:value-type="float" office:value="3.2159443">
                <text:p>3.215944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.5918639">
                <text:p>2.5918639</text:p>
              </table:table-cell>
              <table:table-cell office:value-type="float" office:value="3.2108996">
                <text:p>3.210899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.5956144">
                <text:p>2.5956144</text:p>
              </table:table-cell>
              <table:table-cell office:value-type="float" office:value="3.2058623">
                <text:p>3.205862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.5993752">
                <text:p>2.5993752</text:p>
              </table:table-cell>
              <table:table-cell office:value-type="float" office:value="3.2008333">
                <text:p>3.200833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.6031468">
                <text:p>2.6031468</text:p>
              </table:table-cell>
              <table:table-cell office:value-type="float" office:value="3.195812">
                <text:p>3.19581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.6069288">
                <text:p>2.6069288</text:p>
              </table:table-cell>
              <table:table-cell office:value-type="float" office:value="3.1907985">
                <text:p>3.1907985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.6107213">
                <text:p>2.6107213</text:p>
              </table:table-cell>
              <table:table-cell office:value-type="float" office:value="3.185793">
                <text:p>3.18579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.6145241">
                <text:p>2.6145241</text:p>
              </table:table-cell>
              <table:table-cell office:value-type="float" office:value="3.1807954">
                <text:p>3.180795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.6183376">
                <text:p>2.6183376</text:p>
              </table:table-cell>
              <table:table-cell office:value-type="float" office:value="3.1758058">
                <text:p>3.175805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.6221619">
                <text:p>2.6221619</text:p>
              </table:table-cell>
              <table:table-cell office:value-type="float" office:value="3.1708238">
                <text:p>3.170823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.625996">
                <text:p>2.625996</text:p>
              </table:table-cell>
              <table:table-cell office:value-type="float" office:value="3.1658502">
                <text:p>3.165850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.6298409">
                <text:p>2.6298409</text:p>
              </table:table-cell>
              <table:table-cell office:value-type="float" office:value="3.1608849">
                <text:p>3.160884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.6336958">
                <text:p>2.6336958</text:p>
              </table:table-cell>
              <table:table-cell office:value-type="float" office:value="3.1559272">
                <text:p>3.1559272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.6375613">
                <text:p>2.6375613</text:p>
              </table:table-cell>
              <table:table-cell office:value-type="float" office:value="3.1509778">
                <text:p>3.150977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.641437">
                <text:p>2.641437</text:p>
              </table:table-cell>
              <table:table-cell office:value-type="float" office:value="3.1460366">
                <text:p>3.146036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.645323">
                <text:p>2.645323</text:p>
              </table:table-cell>
              <table:table-cell office:value-type="float" office:value="3.1411035">
                <text:p>3.141103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.6492195">
                <text:p>2.6492195</text:p>
              </table:table-cell>
              <table:table-cell office:value-type="float" office:value="3.1361785">
                <text:p>3.136178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.6531262">
                <text:p>2.6531262</text:p>
              </table:table-cell>
              <table:table-cell office:value-type="float" office:value="3.1312616">
                <text:p>3.131261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.6570432">
                <text:p>2.6570432</text:p>
              </table:table-cell>
              <table:table-cell office:value-type="float" office:value="3.1263528">
                <text:p>3.126352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.6609704">
                <text:p>2.6609704</text:p>
              </table:table-cell>
              <table:table-cell office:value-type="float" office:value="3.1214526">
                <text:p>3.121452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.664908">
                <text:p>2.664908</text:p>
              </table:table-cell>
              <table:table-cell office:value-type="float" office:value="3.1165605">
                <text:p>3.116560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.6688557">
                <text:p>2.6688557</text:p>
              </table:table-cell>
              <table:table-cell office:value-type="float" office:value="3.1116765">
                <text:p>3.111676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.6728141">
                <text:p>2.672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.6767824">
                <text:p>2.6767824</text:p>
              </table:table-cell>
              <table:table-cell office:value-type="float" office:value="3.1019325">
                <text:p>3.101932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.6807606">
                <text:p>2.6807606</text:p>
              </table:table-cell>
              <table:table-cell office:value-type="float" office:value="3.0970736">
                <text:p>3.097073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.6847491">
                <text:p>2.6847491</text:p>
              </table:table-cell>
              <table:table-cell office:value-type="float" office:value="3.092223">
                <text:p>3.09222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.688748">
                <text:p>2.688748</text:p>
              </table:table-cell>
              <table:table-cell office:value-type="float" office:value="3.0873806">
                <text:p>3.087380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.6927564">
                <text:p>2.6927564</text:p>
              </table:table-cell>
              <table:table-cell office:value-type="float" office:value="3.0825465">
                <text:p>3.082546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.6967754">
                <text:p>2.6967754</text:p>
              </table:table-cell>
              <table:table-cell office:value-type="float" office:value="3.077721">
                <text:p>3.07772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.7008042">
                <text:p>2.7008042</text:p>
              </table:table-cell>
              <table:table-cell office:value-type="float" office:value="3.0729039">
                <text:p>3.072903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.7048435">
                <text:p>2.7048435</text:p>
              </table:table-cell>
              <table:table-cell office:value-type="float" office:value="3.0680952">
                <text:p>3.068095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.7088926">
                <text:p>2.7088926</text:p>
              </table:table-cell>
              <table:table-cell office:value-type="float" office:value="3.063295">
                <text:p>3.06329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.7129517">
                <text:p>2.7129517</text:p>
              </table:table-cell>
              <table:table-cell office:value-type="float" office:value="3.0585032">
                <text:p>3.058503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.717021">
                <text:p>2.717021</text:p>
              </table:table-cell>
              <table:table-cell office:value-type="float" office:value="3.0537198">
                <text:p>3.053719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3.048945">
                <text:p>3.04894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.7251897">
                <text:p>2.7251897</text:p>
              </table:table-cell>
              <table:table-cell office:value-type="float" office:value="3.0441785">
                <text:p>3.044178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.7292888">
                <text:p>2.7292888</text:p>
              </table:table-cell>
              <table:table-cell office:value-type="float" office:value="3.0394206">
                <text:p>3.039420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.733398">
                <text:p>2.733398</text:p>
              </table:table-cell>
              <table:table-cell office:value-type="float" office:value="3.0346718">
                <text:p>3.034671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.7375169">
                <text:p>2.7375169</text:p>
              </table:table-cell>
              <table:table-cell office:value-type="float" office:value="3.0299315">
                <text:p>3.029931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.7416458">
                <text:p>2.7416458</text:p>
              </table:table-cell>
              <table:table-cell office:value-type="float" office:value="3.0251997">
                <text:p>3.025199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.7457848">
                <text:p>2.7457848</text:p>
              </table:table-cell>
              <table:table-cell office:value-type="float" office:value="3.0204763">
                <text:p>3.020476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.7499335">
                <text:p>2.7499335</text:p>
              </table:table-cell>
              <table:table-cell office:value-type="float" office:value="3.015762">
                <text:p>3.01576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.754092">
                <text:p>2.754092</text:p>
              </table:table-cell>
              <table:table-cell office:value-type="float" office:value="3.0110564">
                <text:p>3.011056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.7582603">
                <text:p>2.7582603</text:p>
              </table:table-cell>
              <table:table-cell office:value-type="float" office:value="3.0063593">
                <text:p>3.006359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.7624388">
                <text:p>2.7624388</text:p>
              </table:table-cell>
              <table:table-cell office:value-type="float" office:value="3.0016708">
                <text:p>3.001670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.7666266">
                <text:p>2.7666266</text:p>
              </table:table-cell>
              <table:table-cell office:value-type="float" office:value="2.9969914">
                <text:p>2.996991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.7708244">
                <text:p>2.7708244</text:p>
              </table:table-cell>
              <table:table-cell office:value-type="float" office:value="2.9923205">
                <text:p>2.992320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.775032">
                <text:p>2.775032</text:p>
              </table:table-cell>
              <table:table-cell office:value-type="float" office:value="2.9876587">
                <text:p>2.98765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.77925">
                <text:p>2.77925</text:p>
              </table:table-cell>
              <table:table-cell office:value-type="float" office:value="2.983005">
                <text:p>2.98300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.7834768">
                <text:p>2.7834768</text:p>
              </table:table-cell>
              <table:table-cell office:value-type="float" office:value="2.9783607">
                <text:p>2.978360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.7877135">
                <text:p>2.7877135</text:p>
              </table:table-cell>
              <table:table-cell office:value-type="float" office:value="2.9737253">
                <text:p>2.973725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.7919602">
                <text:p>2.7919602</text:p>
              </table:table-cell>
              <table:table-cell office:value-type="float" office:value="2.9690988">
                <text:p>2.969098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.7962162">
                <text:p>2.7962162</text:p>
              </table:table-cell>
              <table:table-cell office:value-type="float" office:value="2.964481">
                <text:p>2.96448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.8004823">
                <text:p>2.8004823</text:p>
              </table:table-cell>
              <table:table-cell office:value-type="float" office:value="2.9598722">
                <text:p>2.959872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.8047576">
                <text:p>2.8047576</text:p>
              </table:table-cell>
              <table:table-cell office:value-type="float" office:value="2.9552724">
                <text:p>2.955272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.8090425">
                <text:p>2.8090425</text:p>
              </table:table-cell>
              <table:table-cell office:value-type="float" office:value="2.9506817">
                <text:p>2.950681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.8133373">
                <text:p>2.8133373</text:p>
              </table:table-cell>
              <table:table-cell office:value-type="float" office:value="2.9460998">
                <text:p>2.946099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.8176415">
                <text:p>2.8176415</text:p>
              </table:table-cell>
              <table:table-cell office:value-type="float" office:value="2.941527">
                <text:p>2.94152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.8219554">
                <text:p>2.8219554</text:p>
              </table:table-cell>
              <table:table-cell office:value-type="float" office:value="2.936963">
                <text:p>2.936963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.8262787">
                <text:p>2.8262787</text:p>
              </table:table-cell>
              <table:table-cell office:value-type="float" office:value="2.9324083">
                <text:p>2.932408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.8306117">
                <text:p>2.8306117</text:p>
              </table:table-cell>
              <table:table-cell office:value-type="float" office:value="2.9278624">
                <text:p>2.927862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.8349545">
                <text:p>2.8349545</text:p>
              </table:table-cell>
              <table:table-cell office:value-type="float" office:value="2.9233253">
                <text:p>2.923325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.8393064">
                <text:p>2.8393064</text:p>
              </table:table-cell>
              <table:table-cell office:value-type="float" office:value="2.9187977">
                <text:p>2.918797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.8436677">
                <text:p>2.8436677</text:p>
              </table:table-cell>
              <table:table-cell office:value-type="float" office:value="2.9142792">
                <text:p>2.914279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.8480384">
                <text:p>2.8480384</text:p>
              </table:table-cell>
              <table:table-cell office:value-type="float" office:value="2.90977">
                <text:p>2.9097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.8524187">
                <text:p>2.8524187</text:p>
              </table:table-cell>
              <table:table-cell office:value-type="float" office:value="2.9052699">
                <text:p>2.905269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.8568084">
                <text:p>2.8568084</text:p>
              </table:table-cell>
              <table:table-cell office:value-type="float" office:value="2.9007788">
                <text:p>2.900778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.8612075">
                <text:p>2.8612075</text:p>
              </table:table-cell>
              <table:table-cell office:value-type="float" office:value="2.896297">
                <text:p>2.89629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.8656158">
                <text:p>2.8656158</text:p>
              </table:table-cell>
              <table:table-cell office:value-type="float" office:value="2.8918245">
                <text:p>2.891824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.8700335">
                <text:p>2.8700335</text:p>
              </table:table-cell>
              <table:table-cell office:value-type="float" office:value="2.887361">
                <text:p>2.88736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.8744607">
                <text:p>2.8744607</text:p>
              </table:table-cell>
              <table:table-cell office:value-type="float" office:value="2.882907">
                <text:p>2.88290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.878897">
                <text:p>2.878897</text:p>
              </table:table-cell>
              <table:table-cell office:value-type="float" office:value="2.8784623">
                <text:p>2.878462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.8833427">
                <text:p>2.8833427</text:p>
              </table:table-cell>
              <table:table-cell office:value-type="float" office:value="2.8740268">
                <text:p>2.874026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.8877976">
                <text:p>2.8877976</text:p>
              </table:table-cell>
              <table:table-cell office:value-type="float" office:value="2.8696005">
                <text:p>2.869600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.8922625">
                <text:p>2.8922625</text:p>
              </table:table-cell>
              <table:table-cell office:value-type="float" office:value="2.8651834">
                <text:p>2.865183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.8967357">
                <text:p>2.8967357</text:p>
              </table:table-cell>
              <table:table-cell office:value-type="float" office:value="2.860776">
                <text:p>2.86077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.9012184">
                <text:p>2.9012184</text:p>
              </table:table-cell>
              <table:table-cell office:value-type="float" office:value="2.8563778">
                <text:p>2.856377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.9057105">
                <text:p>2.9057105</text:p>
              </table:table-cell>
              <table:table-cell office:value-type="float" office:value="2.851989">
                <text:p>2.85198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.9102113">
                <text:p>2.9102113</text:p>
              </table:table-cell>
              <table:table-cell office:value-type="float" office:value="2.8476098">
                <text:p>2.847609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.9147215">
                <text:p>2.9147215</text:p>
              </table:table-cell>
              <table:table-cell office:value-type="float" office:value="2.8432398">
                <text:p>2.843239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.919241">
                <text:p>2.919241</text:p>
              </table:table-cell>
              <table:table-cell office:value-type="float" office:value="2.8388796">
                <text:p>2.838879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.9237695">
                <text:p>2.9237695</text:p>
              </table:table-cell>
              <table:table-cell office:value-type="float" office:value="2.8345284">
                <text:p>2.834528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.928307">
                <text:p>2.928307</text:p>
              </table:table-cell>
              <table:table-cell office:value-type="float" office:value="2.830187">
                <text:p>2.83018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.9328537">
                <text:p>2.9328537</text:p>
              </table:table-cell>
              <table:table-cell office:value-type="float" office:value="2.8258553">
                <text:p>2.825855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.9374094">
                <text:p>2.9374094</text:p>
              </table:table-cell>
              <table:table-cell office:value-type="float" office:value="2.8215327">
                <text:p>2.821532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.9419742">
                <text:p>2.9419742</text:p>
              </table:table-cell>
              <table:table-cell office:value-type="float" office:value="2.8172197">
                <text:p>2.817219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.9465477">
                <text:p>2.9465477</text:p>
              </table:table-cell>
              <table:table-cell office:value-type="float" office:value="2.8129165">
                <text:p>2.812916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.9511306">
                <text:p>2.9511306</text:p>
              </table:table-cell>
              <table:table-cell office:value-type="float" office:value="2.8086228">
                <text:p>2.808622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.9557228">
                <text:p>2.9557228</text:p>
              </table:table-cell>
              <table:table-cell office:value-type="float" office:value="2.8043382">
                <text:p>2.804338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.9603233">
                <text:p>2.9603233</text:p>
              </table:table-cell>
              <table:table-cell office:value-type="float" office:value="2.8000636">
                <text:p>2.800063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.9649332">
                <text:p>2.9649332</text:p>
              </table:table-cell>
              <table:table-cell office:value-type="float" office:value="2.7957988">
                <text:p>2.795798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.9695516">
                <text:p>2.9695516</text:p>
              </table:table-cell>
              <table:table-cell office:value-type="float" office:value="2.7915437">
                <text:p>2.791543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.9741793">
                <text:p>2.9741793</text:p>
              </table:table-cell>
              <table:table-cell office:value-type="float" office:value="2.7872982">
                <text:p>2.787298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.9788156">
                <text:p>2.9788156</text:p>
              </table:table-cell>
              <table:table-cell office:value-type="float" office:value="2.7830622">
                <text:p>2.783062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.9834604">
                <text:p>2.9834604</text:p>
              </table:table-cell>
              <table:table-cell office:value-type="float" office:value="2.778836">
                <text:p>2.77883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.9881148">
                <text:p>2.9881148</text:p>
              </table:table-cell>
              <table:table-cell office:value-type="float" office:value="2.7746198">
                <text:p>2.774619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.9927773">
                <text:p>2.9927773</text:p>
              </table:table-cell>
              <table:table-cell office:value-type="float" office:value="2.770413">
                <text:p>2.77041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.9974492">
                <text:p>2.9974492</text:p>
              </table:table-cell>
              <table:table-cell office:value-type="float" office:value="2.7662163">
                <text:p>2.766216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.0021296">
                <text:p>3.0021296</text:p>
              </table:table-cell>
              <table:table-cell office:value-type="float" office:value="2.7620292">
                <text:p>2.762029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.0068188">
                <text:p>3.0068188</text:p>
              </table:table-cell>
              <table:table-cell office:value-type="float" office:value="2.7578518">
                <text:p>2.757851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.0115166">
                <text:p>3.0115166</text:p>
              </table:table-cell>
              <table:table-cell office:value-type="float" office:value="2.7536845">
                <text:p>2.753684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.0162237">
                <text:p>3.0162237</text:p>
              </table:table-cell>
              <table:table-cell office:value-type="float" office:value="2.7495263">
                <text:p>2.749526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.0209394">
                <text:p>3.0209394</text:p>
              </table:table-cell>
              <table:table-cell office:value-type="float" office:value="2.7453783">
                <text:p>2.745378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.0256634">
                <text:p>3.0256634</text:p>
              </table:table-cell>
              <table:table-cell office:value-type="float" office:value="2.7412403">
                <text:p>2.741240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.030396">
                <text:p>3.030396</text:p>
              </table:table-cell>
              <table:table-cell office:value-type="float" office:value="2.7371123">
                <text:p>2.737112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.0351372">
                <text:p>3.0351372</text:p>
              </table:table-cell>
              <table:table-cell office:value-type="float" office:value="2.7329943">
                <text:p>2.73299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.039888">
                <text:p>3.039888</text:p>
              </table:table-cell>
              <table:table-cell office:value-type="float" office:value="2.728886">
                <text:p>2.72888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.0446463">
                <text:p>3.0446463</text:p>
              </table:table-cell>
              <table:table-cell office:value-type="float" office:value="2.7247877">
                <text:p>2.724787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.0494132">
                <text:p>3.0494132</text:p>
              </table:table-cell>
              <table:table-cell office:value-type="float" office:value="2.7206993">
                <text:p>2.720699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.0541887">
                <text:p>3.0541887</text:p>
              </table:table-cell>
              <table:table-cell office:value-type="float" office:value="2.7166212">
                <text:p>2.716621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.0589728">
                <text:p>3.0589728</text:p>
              </table:table-cell>
              <table:table-cell office:value-type="float" office:value="2.712553">
                <text:p>2.71255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.0637655">
                <text:p>3.0637655</text:p>
              </table:table-cell>
              <table:table-cell office:value-type="float" office:value="2.708495">
                <text:p>2.70849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.0685666">
                <text:p>3.0685666</text:p>
              </table:table-cell>
              <table:table-cell office:value-type="float" office:value="2.7044468">
                <text:p>2.704446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.0733762">
                <text:p>3.0733762</text:p>
              </table:table-cell>
              <table:table-cell office:value-type="float" office:value="2.7004087">
                <text:p>2.700408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.0781941">
                <text:p>3.0781941</text:p>
              </table:table-cell>
              <table:table-cell office:value-type="float" office:value="2.6963806">
                <text:p>2.6963806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.0830204">
                <text:p>3.0830204</text:p>
              </table:table-cell>
              <table:table-cell office:value-type="float" office:value="2.6923628">
                <text:p>2.692362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.0878553">
                <text:p>3.0878553</text:p>
              </table:table-cell>
              <table:table-cell office:value-type="float" office:value="2.688355">
                <text:p>2.68835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.0926986">
                <text:p>3.0926986</text:p>
              </table:table-cell>
              <table:table-cell office:value-type="float" office:value="2.6843574">
                <text:p>2.684357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.09755">
                <text:p>3.09755</text:p>
              </table:table-cell>
              <table:table-cell office:value-type="float" office:value="2.6803699">
                <text:p>2.680369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.1024098">
                <text:p>3.1024098</text:p>
              </table:table-cell>
              <table:table-cell office:value-type="float" office:value="2.6763926">
                <text:p>2.676392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.107278">
                <text:p>3.107278</text:p>
              </table:table-cell>
              <table:table-cell office:value-type="float" office:value="2.6724253">
                <text:p>2.672425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.1121545">
                <text:p>3.1121545</text:p>
              </table:table-cell>
              <table:table-cell office:value-type="float" office:value="2.6684685">
                <text:p>2.668468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.1170394">
                <text:p>3.1170394</text:p>
              </table:table-cell>
              <table:table-cell office:value-type="float" office:value="2.6645217">
                <text:p>2.664521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.1219323">
                <text:p>3.1219323</text:p>
              </table:table-cell>
              <table:table-cell office:value-type="float" office:value="2.6605852">
                <text:p>2.660585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.1268334">
                <text:p>3.1268334</text:p>
              </table:table-cell>
              <table:table-cell office:value-type="float" office:value="2.656659">
                <text:p>2.65665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.131743">
                <text:p>3.131743</text:p>
              </table:table-cell>
              <table:table-cell office:value-type="float" office:value="2.6527429">
                <text:p>2.652742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.1366606">
                <text:p>3.1366606</text:p>
              </table:table-cell>
              <table:table-cell office:value-type="float" office:value="2.6488373">
                <text:p>2.648837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.1415863">
                <text:p>3.1415863</text:p>
              </table:table-cell>
              <table:table-cell office:value-type="float" office:value="2.6449418">
                <text:p>2.644941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.1465204">
                <text:p>3.1465204</text:p>
              </table:table-cell>
              <table:table-cell office:value-type="float" office:value="2.6410568">
                <text:p>2.641056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.1514626">
                <text:p>3.1514626</text:p>
              </table:table-cell>
              <table:table-cell office:value-type="float" office:value="2.637182">
                <text:p>2.63718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.1564126">
                <text:p>3.1564126</text:p>
              </table:table-cell>
              <table:table-cell office:value-type="float" office:value="2.6333177">
                <text:p>2.633317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.161371">
                <text:p>3.161371</text:p>
              </table:table-cell>
              <table:table-cell office:value-type="float" office:value="2.6294634">
                <text:p>2.629463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.1663384">
                <text:p>3.1663384</text:p>
              </table:table-cell>
              <table:table-cell office:value-type="float" office:value="2.625619">
                <text:p>2.62561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.1713126">
                <text:p>3.1713126</text:p>
              </table:table-cell>
              <table:table-cell office:value-type="float" office:value="2.6217856">
                <text:p>2.621785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.176295">
                <text:p>3.176295</text:p>
              </table:table-cell>
              <table:table-cell office:value-type="float" office:value="2.617963">
                <text:p>2.61796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.1812854">
                <text:p>3.1812854</text:p>
              </table:table-cell>
              <table:table-cell office:value-type="float" office:value="2.6141505">
                <text:p>2.614150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.1862836">
                <text:p>3.1862836</text:p>
              </table:table-cell>
              <table:table-cell office:value-type="float" office:value="2.6103487">
                <text:p>2.61034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.19129">
                <text:p>3.19129</text:p>
              </table:table-cell>
              <table:table-cell office:value-type="float" office:value="2.6065574">
                <text:p>2.606557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.1963043">
                <text:p>3.1963043</text:p>
              </table:table-cell>
              <table:table-cell office:value-type="float" office:value="2.6027765">
                <text:p>2.602776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.2013261">
                <text:p>3.2013261</text:p>
              </table:table-cell>
              <table:table-cell office:value-type="float" office:value="2.599006">
                <text:p>2.59900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.2063563">
                <text:p>3.2063563</text:p>
              </table:table-cell>
              <table:table-cell office:value-type="float" office:value="2.595246">
                <text:p>2.595246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.211394">
                <text:p>3.211394</text:p>
              </table:table-cell>
              <table:table-cell office:value-type="float" office:value="2.5914967">
                <text:p>2.591496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.2164397">
                <text:p>3.2164397</text:p>
              </table:table-cell>
              <table:table-cell office:value-type="float" office:value="2.5877576">
                <text:p>2.587757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.2214932">
                <text:p>3.2214932</text:p>
              </table:table-cell>
              <table:table-cell office:value-type="float" office:value="2.5840294">
                <text:p>2.584029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.2265544">
                <text:p>3.2265544</text:p>
              </table:table-cell>
              <table:table-cell office:value-type="float" office:value="2.5803118">
                <text:p>2.580311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.2316236">
                <text:p>3.2316236</text:p>
              </table:table-cell>
              <table:table-cell office:value-type="float" office:value="2.5766046">
                <text:p>2.576604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.2367005">
                <text:p>3.2367005</text:p>
              </table:table-cell>
              <table:table-cell office:value-type="float" office:value="2.5729082">
                <text:p>2.572908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.2417848">
                <text:p>3.2417848</text:p>
              </table:table-cell>
              <table:table-cell office:value-type="float" office:value="2.5692225">
                <text:p>2.569222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.2468772">
                <text:p>3.2468772</text:p>
              </table:table-cell>
              <table:table-cell office:value-type="float" office:value="2.5655472">
                <text:p>2.565547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.251977">
                <text:p>3.251977</text:p>
              </table:table-cell>
              <table:table-cell office:value-type="float" office:value="2.5618827">
                <text:p>2.561882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.2570846">
                <text:p>3.2570846</text:p>
              </table:table-cell>
              <table:table-cell office:value-type="float" office:value="2.558229">
                <text:p>2.55822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.2621999">
                <text:p>3.2621999</text:p>
              </table:table-cell>
              <table:table-cell office:value-type="float" office:value="2.554586">
                <text:p>2.55458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.2673225">
                <text:p>3.2673225</text:p>
              </table:table-cell>
              <table:table-cell office:value-type="float" office:value="2.5509534">
                <text:p>2.550953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.272453">
                <text:p>3.272453</text:p>
              </table:table-cell>
              <table:table-cell office:value-type="float" office:value="2.5473318">
                <text:p>2.547331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.277591">
                <text:p>3.277591</text:p>
              </table:table-cell>
              <table:table-cell office:value-type="float" office:value="2.5437207">
                <text:p>2.543720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.2827365">
                <text:p>3.2827365</text:p>
              </table:table-cell>
              <table:table-cell office:value-type="float" office:value="2.5401206">
                <text:p>2.540120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.2878897">
                <text:p>3.2878897</text:p>
              </table:table-cell>
              <table:table-cell office:value-type="float" office:value="2.5365312">
                <text:p>2.536531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.2930503">
                <text:p>3.2930503</text:p>
              </table:table-cell>
              <table:table-cell office:value-type="float" office:value="2.5329525">
                <text:p>2.532952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.2982194">
                <text:p>3.2982194</text:p>
              </table:table-cell>
              <table:table-cell office:value-type="float" office:value="2.5293841">
                <text:p>2.5293841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.303395">
                <text:p>3.303395</text:p>
              </table:table-cell>
              <table:table-cell office:value-type="float" office:value="2.5258272">
                <text:p>2.525827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.308578">
                <text:p>3.308578</text:p>
              </table:table-cell>
              <table:table-cell office:value-type="float" office:value="2.522281">
                <text:p>2.52228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.3137681">
                <text:p>3.3137681</text:p>
              </table:table-cell>
              <table:table-cell office:value-type="float" office:value="2.518746">
                <text:p>2.5187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.318966">
                <text:p>3.318966</text:p>
              </table:table-cell>
              <table:table-cell office:value-type="float" office:value="2.5152214">
                <text:p>2.515221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.324171">
                <text:p>3.324171</text:p>
              </table:table-cell>
              <table:table-cell office:value-type="float" office:value="2.5117078">
                <text:p>2.511707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.3293834">
                <text:p>3.3293834</text:p>
              </table:table-cell>
              <table:table-cell office:value-type="float" office:value="2.5082054">
                <text:p>2.508205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.3346033">
                <text:p>3.3346033</text:p>
              </table:table-cell>
              <table:table-cell office:value-type="float" office:value="2.5047138">
                <text:p>2.504713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.3398304">
                <text:p>3.3398304</text:p>
              </table:table-cell>
              <table:table-cell office:value-type="float" office:value="2.501233">
                <text:p>2.50123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.3450646">
                <text:p>3.3450646</text:p>
              </table:table-cell>
              <table:table-cell office:value-type="float" office:value="2.4977632">
                <text:p>2.497763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.3503063">
                <text:p>3.3503063</text:p>
              </table:table-cell>
              <table:table-cell office:value-type="float" office:value="2.4943042">
                <text:p>2.4943042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.355555">
                <text:p>3.355555</text:p>
              </table:table-cell>
              <table:table-cell office:value-type="float" office:value="2.4908566">
                <text:p>2.490856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.360811">
                <text:p>3.360811</text:p>
              </table:table-cell>
              <table:table-cell office:value-type="float" office:value="2.4874196">
                <text:p>2.487419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.3660743">
                <text:p>3.3660743</text:p>
              </table:table-cell>
              <table:table-cell office:value-type="float" office:value="2.483994">
                <text:p>2.48399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.3713446">
                <text:p>3.3713446</text:p>
              </table:table-cell>
              <table:table-cell office:value-type="float" office:value="2.4805791">
                <text:p>2.480579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.3766222">
                <text:p>3.3766222</text:p>
              </table:table-cell>
              <table:table-cell office:value-type="float" office:value="2.4771752">
                <text:p>2.477175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.3819067">
                <text:p>3.3819067</text:p>
              </table:table-cell>
              <table:table-cell office:value-type="float" office:value="2.4737825">
                <text:p>2.473782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.3871987">
                <text:p>3.3871987</text:p>
              </table:table-cell>
              <table:table-cell office:value-type="float" office:value="2.470401">
                <text:p>2.47040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.3924973">
                <text:p>3.3924973</text:p>
              </table:table-cell>
              <table:table-cell office:value-type="float" office:value="2.4670303">
                <text:p>2.467030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.3978033">
                <text:p>3.3978033</text:p>
              </table:table-cell>
              <table:table-cell office:value-type="float" office:value="2.463671">
                <text:p>2.46367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.403116">
                <text:p>3.403116</text:p>
              </table:table-cell>
              <table:table-cell office:value-type="float" office:value="2.4603224">
                <text:p>2.460322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.4084358">
                <text:p>3.4084358</text:p>
              </table:table-cell>
              <table:table-cell office:value-type="float" office:value="2.4569852">
                <text:p>2.456985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.4137626">
                <text:p>3.4137626</text:p>
              </table:table-cell>
              <table:table-cell office:value-type="float" office:value="2.4536593">
                <text:p>2.453659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.4190965">
                <text:p>3.4190965</text:p>
              </table:table-cell>
              <table:table-cell office:value-type="float" office:value="2.4503443">
                <text:p>2.450344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.424437">
                <text:p>3.424437</text:p>
              </table:table-cell>
              <table:table-cell office:value-type="float" office:value="2.4470406">
                <text:p>2.447040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.4297848">
                <text:p>3.4297848</text:p>
              </table:table-cell>
              <table:table-cell office:value-type="float" office:value="2.443748">
                <text:p>2.44374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.4351404">
                <text:p>3.4351404</text:p>
              </table:table-cell>
              <table:table-cell office:value-type="float" office:value="2.440466">
                <text:p>2.44046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.4405017">
                <text:p>3.4405017</text:p>
              </table:table-cell>
              <table:table-cell office:value-type="float" office:value="2.4371958">
                <text:p>2.437195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.44587">
                <text:p>3.44587</text:p>
              </table:table-cell>
              <table:table-cell office:value-type="float" office:value="2.4339368">
                <text:p>2.433936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.4512448">
                <text:p>3.4512448</text:p>
              </table:table-cell>
              <table:table-cell office:value-type="float" office:value="2.4306893">
                <text:p>2.430689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.4566267">
                <text:p>3.4566267</text:p>
              </table:table-cell>
              <table:table-cell office:value-type="float" office:value="2.427453">
                <text:p>2.42745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.4620152">
                <text:p>3.4620152</text:p>
              </table:table-cell>
              <table:table-cell office:value-type="float" office:value="2.4242277">
                <text:p>2.424227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.4674106">
                <text:p>3.4674106</text:p>
              </table:table-cell>
              <table:table-cell office:value-type="float" office:value="2.4210138">
                <text:p>2.421013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.4728124">
                <text:p>3.4728124</text:p>
              </table:table-cell>
              <table:table-cell office:value-type="float" office:value="2.4178114">
                <text:p>2.417811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.4782212">
                <text:p>3.4782212</text:p>
              </table:table-cell>
              <table:table-cell office:value-type="float" office:value="2.4146202">
                <text:p>2.414620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.4836364">
                <text:p>3.4836364</text:p>
              </table:table-cell>
              <table:table-cell office:value-type="float" office:value="2.4114404">
                <text:p>2.411440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.4890585">
                <text:p>3.4890585</text:p>
              </table:table-cell>
              <table:table-cell office:value-type="float" office:value="2.4082718">
                <text:p>2.408271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.494487">
                <text:p>3.494487</text:p>
              </table:table-cell>
              <table:table-cell office:value-type="float" office:value="2.4051144">
                <text:p>2.405114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.4999223">
                <text:p>3.4999223</text:p>
              </table:table-cell>
              <table:table-cell office:value-type="float" office:value="2.4019687">
                <text:p>2.4019687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.505364">
                <text:p>3.505364</text:p>
              </table:table-cell>
              <table:table-cell office:value-type="float" office:value="2.3988342">
                <text:p>2.398834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.5108123">
                <text:p>3.5108123</text:p>
              </table:table-cell>
              <table:table-cell office:value-type="float" office:value="2.3957112">
                <text:p>2.395711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.5162673">
                <text:p>3.5162673</text:p>
              </table:table-cell>
              <table:table-cell office:value-type="float" office:value="2.3925996">
                <text:p>2.392599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.5217285">
                <text:p>3.5217285</text:p>
              </table:table-cell>
              <table:table-cell office:value-type="float" office:value="2.3894992">
                <text:p>2.389499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.5271964">
                <text:p>3.5271964</text:p>
              </table:table-cell>
              <table:table-cell office:value-type="float" office:value="2.3864107">
                <text:p>2.386410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.5326707">
                <text:p>3.5326707</text:p>
              </table:table-cell>
              <table:table-cell office:value-type="float" office:value="2.3833332">
                <text:p>2.383333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3.5381513">
                <text:p>3.5381513</text:p>
              </table:table-cell>
              <table:table-cell office:value-type="float" office:value="2.3802676">
                <text:p>2.380267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.5436387">
                <text:p>3.5436387</text:p>
              </table:table-cell>
              <table:table-cell office:value-type="float" office:value="2.377213">
                <text:p>2.37721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.549132">
                <text:p>3.549132</text:p>
              </table:table-cell>
              <table:table-cell office:value-type="float" office:value="2.37417">
                <text:p>2.3741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3.554632">
                <text:p>3.554632</text:p>
              </table:table-cell>
              <table:table-cell office:value-type="float" office:value="2.3711388">
                <text:p>2.371138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3.5601382">
                <text:p>3.5601382</text:p>
              </table:table-cell>
              <table:table-cell office:value-type="float" office:value="2.3681188">
                <text:p>2.368118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.5656507">
                <text:p>3.5656507</text:p>
              </table:table-cell>
              <table:table-cell office:value-type="float" office:value="2.3651106">
                <text:p>2.365110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.5711694">
                <text:p>3.5711694</text:p>
              </table:table-cell>
              <table:table-cell office:value-type="float" office:value="2.362114">
                <text:p>2.36211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.5766957">
                <text:p>3.5766957</text:p>
              </table:table-cell>
              <table:table-cell office:value-type="float" office:value="2.359128">
                <text:p>2.35912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.582227">
                <text:p>3.582227</text:p>
              </table:table-cell>
              <table:table-cell office:value-type="float" office:value="2.3561544">
                <text:p>2.356154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.5877645">
                <text:p>3.5877645</text:p>
              </table:table-cell>
              <table:table-cell office:value-type="float" office:value="2.3531923">
                <text:p>2.353192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.5933082">
                <text:p>3.5933082</text:p>
              </table:table-cell>
              <table:table-cell office:value-type="float" office:value="2.3502417">
                <text:p>2.350241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.598858">
                <text:p>3.598858</text:p>
              </table:table-cell>
              <table:table-cell office:value-type="float" office:value="2.347303">
                <text:p>2.34730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.604414">
                <text:p>3.604414</text:p>
              </table:table-cell>
              <table:table-cell office:value-type="float" office:value="2.3443758">
                <text:p>2.344375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.6099763">
                <text:p>3.6099763</text:p>
              </table:table-cell>
              <table:table-cell office:value-type="float" office:value="2.3414602">
                <text:p>2.341460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.6155443">
                <text:p>3.6155443</text:p>
              </table:table-cell>
              <table:table-cell office:value-type="float" office:value="2.3385563">
                <text:p>2.338556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3.6211185">
                <text:p>3.6211185</text:p>
              </table:table-cell>
              <table:table-cell office:value-type="float" office:value="2.335664">
                <text:p>2.33566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.626699">
                <text:p>3.626699</text:p>
              </table:table-cell>
              <table:table-cell office:value-type="float" office:value="2.3327835">
                <text:p>2.332783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.6322854">
                <text:p>3.6322854</text:p>
              </table:table-cell>
              <table:table-cell office:value-type="float" office:value="2.3299146">
                <text:p>2.329914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.6378775">
                <text:p>3.6378775</text:p>
              </table:table-cell>
              <table:table-cell office:value-type="float" office:value="2.3270574">
                <text:p>2.327057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.643476">
                <text:p>3.643476</text:p>
              </table:table-cell>
              <table:table-cell office:value-type="float" office:value="2.3242118">
                <text:p>2.324211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3.6490803">
                <text:p>3.6490803</text:p>
              </table:table-cell>
              <table:table-cell office:value-type="float" office:value="2.321378">
                <text:p>2.32137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3.6546903">
                <text:p>3.6546903</text:p>
              </table:table-cell>
              <table:table-cell office:value-type="float" office:value="2.3185558">
                <text:p>2.318555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.6603065">
                <text:p>3.6603065</text:p>
              </table:table-cell>
              <table:table-cell office:value-type="float" office:value="2.3157458">
                <text:p>2.315745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.6659284">
                <text:p>3.6659284</text:p>
              </table:table-cell>
              <table:table-cell office:value-type="float" office:value="2.3129473">
                <text:p>2.312947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.671556">
                <text:p>3.671556</text:p>
              </table:table-cell>
              <table:table-cell office:value-type="float" office:value="2.3101604">
                <text:p>2.310160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.6771896">
                <text:p>3.6771896</text:p>
              </table:table-cell>
              <table:table-cell office:value-type="float" office:value="2.3073854">
                <text:p>2.307385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.682829">
                <text:p>3.682829</text:p>
              </table:table-cell>
              <table:table-cell office:value-type="float" office:value="2.3046224">
                <text:p>2.3046224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3.6884742">
                <text:p>3.6884742</text:p>
              </table:table-cell>
              <table:table-cell office:value-type="float" office:value="2.301871">
                <text:p>2.30187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3.6941252">
                <text:p>3.6941252</text:p>
              </table:table-cell>
              <table:table-cell office:value-type="float" office:value="2.2991316">
                <text:p>2.299131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.6997817">
                <text:p>3.6997817</text:p>
              </table:table-cell>
              <table:table-cell office:value-type="float" office:value="2.296404">
                <text:p>2.29640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3.705444">
                <text:p>3.705444</text:p>
              </table:table-cell>
              <table:table-cell office:value-type="float" office:value="2.2936878">
                <text:p>2.293687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3.711112">
                <text:p>3.711112</text:p>
              </table:table-cell>
              <table:table-cell office:value-type="float" office:value="2.290984">
                <text:p>2.29098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3.7167857">
                <text:p>3.7167857</text:p>
              </table:table-cell>
              <table:table-cell office:value-type="float" office:value="2.288292">
                <text:p>2.28829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3.722465">
                <text:p>3.722465</text:p>
              </table:table-cell>
              <table:table-cell office:value-type="float" office:value="2.2856116">
                <text:p>2.285611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.728151">
                <text:p>3.728151</text:p>
              </table:table-cell>
              <table:table-cell office:value-type="float" office:value="2.2829428">
                <text:p>2.282942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.7338414">
                <text:p>3.7338414</text:p>
              </table:table-cell>
              <table:table-cell office:value-type="float" office:value="2.2802863">
                <text:p>2.280286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3.7395375">
                <text:p>3.7395375</text:p>
              </table:table-cell>
              <table:table-cell office:value-type="float" office:value="2.2776418">
                <text:p>2.27764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3.745239">
                <text:p>3.745239</text:p>
              </table:table-cell>
              <table:table-cell office:value-type="float" office:value="2.2750092">
                <text:p>2.275009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3.750946">
                <text:p>3.750946</text:p>
              </table:table-cell>
              <table:table-cell office:value-type="float" office:value="2.2723885">
                <text:p>2.27238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3.7566586">
                <text:p>3.7566586</text:p>
              </table:table-cell>
              <table:table-cell office:value-type="float" office:value="2.2697797">
                <text:p>2.269779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.7623763">
                <text:p>3.7623763</text:p>
              </table:table-cell>
              <table:table-cell office:value-type="float" office:value="2.267183">
                <text:p>2.26718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3.7680998">
                <text:p>3.7680998</text:p>
              </table:table-cell>
              <table:table-cell office:value-type="float" office:value="2.2645984">
                <text:p>2.264598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3.7738285">
                <text:p>3.7738285</text:p>
              </table:table-cell>
              <table:table-cell office:value-type="float" office:value="2.2620258">
                <text:p>2.262025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3.7795627">
                <text:p>3.7795627</text:p>
              </table:table-cell>
              <table:table-cell office:value-type="float" office:value="2.259465">
                <text:p>2.25946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.7853022">
                <text:p>3.7853022</text:p>
              </table:table-cell>
              <table:table-cell office:value-type="float" office:value="2.256916">
                <text:p>2.25691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3.791047">
                <text:p>3.791047</text:p>
              </table:table-cell>
              <table:table-cell office:value-type="float" office:value="2.2543795">
                <text:p>2.254379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3.796797">
                <text:p>3.796797</text:p>
              </table:table-cell>
              <table:table-cell office:value-type="float" office:value="2.2518547">
                <text:p>2.251854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3.8025522">
                <text:p>3.8025522</text:p>
              </table:table-cell>
              <table:table-cell office:value-type="float" office:value="2.249342">
                <text:p>2.24934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3.808313">
                <text:p>3.808313</text:p>
              </table:table-cell>
              <table:table-cell office:value-type="float" office:value="2.2468414">
                <text:p>2.246841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.8140788">
                <text:p>3.8140788</text:p>
              </table:table-cell>
              <table:table-cell office:value-type="float" office:value="2.2443528">
                <text:p>2.244352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.81985">
                <text:p>3.81985</text:p>
              </table:table-cell>
              <table:table-cell office:value-type="float" office:value="2.2418764">
                <text:p>2.241876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.8256261">
                <text:p>3.8256261</text:p>
              </table:table-cell>
              <table:table-cell office:value-type="float" office:value="2.239412">
                <text:p>2.239412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.8314075">
                <text:p>3.8314075</text:p>
              </table:table-cell>
              <table:table-cell office:value-type="float" office:value="2.2369597">
                <text:p>2.2369597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3.837194">
                <text:p>3.837194</text:p>
              </table:table-cell>
              <table:table-cell office:value-type="float" office:value="2.2345195">
                <text:p>2.234519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3.8429856">
                <text:p>3.8429856</text:p>
              </table:table-cell>
              <table:table-cell office:value-type="float" office:value="2.2320914">
                <text:p>2.232091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3.848782">
                <text:p>3.848782</text:p>
              </table:table-cell>
              <table:table-cell office:value-type="float" office:value="2.2296755">
                <text:p>2.229675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3.8545837">
                <text:p>3.8545837</text:p>
              </table:table-cell>
              <table:table-cell office:value-type="float" office:value="2.2272718">
                <text:p>2.227271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3.8603904">
                <text:p>3.8603904</text:p>
              </table:table-cell>
              <table:table-cell office:value-type="float" office:value="2.2248802">
                <text:p>2.2248802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3.866202">
                <text:p>3.866202</text:p>
              </table:table-cell>
              <table:table-cell office:value-type="float" office:value="2.2225008">
                <text:p>2.222500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3.8720188">
                <text:p>3.8720188</text:p>
              </table:table-cell>
              <table:table-cell office:value-type="float" office:value="2.2201333">
                <text:p>2.220133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3.877842">
                <text:p>3.877842</text:p>
              </table:table-cell>
              <table:table-cell office:value-type="float" office:value="2.2177777">
                <text:p>2.217777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3.8836684">
                <text:p>3.8836684</text:p>
              </table:table-cell>
              <table:table-cell office:value-type="float" office:value="2.2154348">
                <text:p>2.215434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3.8894997">
                <text:p>3.8894997</text:p>
              </table:table-cell>
              <table:table-cell office:value-type="float" office:value="2.213104">
                <text:p>2.21310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3.895336">
                <text:p>3.895336</text:p>
              </table:table-cell>
              <table:table-cell office:value-type="float" office:value="2.2107854">
                <text:p>2.210785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3.9011772">
                <text:p>3.9011772</text:p>
              </table:table-cell>
              <table:table-cell office:value-type="float" office:value="2.2084792">
                <text:p>2.208479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3.907023">
                <text:p>3.907023</text:p>
              </table:table-cell>
              <table:table-cell office:value-type="float" office:value="2.206185">
                <text:p>2.20618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3.9128737">
                <text:p>3.9128737</text:p>
              </table:table-cell>
              <table:table-cell office:value-type="float" office:value="2.2039032">
                <text:p>2.203903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3.9187293">
                <text:p>3.9187293</text:p>
              </table:table-cell>
              <table:table-cell office:value-type="float" office:value="2.201634">
                <text:p>2.20163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3.9245896">
                <text:p>3.9245896</text:p>
              </table:table-cell>
              <table:table-cell office:value-type="float" office:value="2.1993766">
                <text:p>2.199376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.9304543">
                <text:p>3.9304543</text:p>
              </table:table-cell>
              <table:table-cell office:value-type="float" office:value="2.1971314">
                <text:p>2.197131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.9363241">
                <text:p>3.9363241</text:p>
              </table:table-cell>
              <table:table-cell office:value-type="float" office:value="2.1948986">
                <text:p>2.194898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.9421983">
                <text:p>3.9421983</text:p>
              </table:table-cell>
              <table:table-cell office:value-type="float" office:value="2.1926782">
                <text:p>2.192678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.9480772">
                <text:p>3.9480772</text:p>
              </table:table-cell>
              <table:table-cell office:value-type="float" office:value="2.1904702">
                <text:p>2.190470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.953961">
                <text:p>3.953961</text:p>
              </table:table-cell>
              <table:table-cell office:value-type="float" office:value="2.1882744">
                <text:p>2.188274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.9598489">
                <text:p>3.9598489</text:p>
              </table:table-cell>
              <table:table-cell office:value-type="float" office:value="2.1860905">
                <text:p>2.186090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.9657416">
                <text:p>3.9657416</text:p>
              </table:table-cell>
              <table:table-cell office:value-type="float" office:value="2.1839194">
                <text:p>2.183919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.9716387">
                <text:p>3.9716387</text:p>
              </table:table-cell>
              <table:table-cell office:value-type="float" office:value="2.1817605">
                <text:p>2.181760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3.9775405">
                <text:p>3.9775405</text:p>
              </table:table-cell>
              <table:table-cell office:value-type="float" office:value="2.179614">
                <text:p>2.17961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.9834466">
                <text:p>3.9834466</text:p>
              </table:table-cell>
              <table:table-cell office:value-type="float" office:value="2.17748">
                <text:p>2.1774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.9893575">
                <text:p>3.9893575</text:p>
              </table:table-cell>
              <table:table-cell office:value-type="float" office:value="2.1753583">
                <text:p>2.175358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.9952724">
                <text:p>3.9952724</text:p>
              </table:table-cell>
              <table:table-cell office:value-type="float" office:value="2.1732488">
                <text:p>2.173248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.001192">
                <text:p>4.001192</text:p>
              </table:table-cell>
              <table:table-cell office:value-type="float" office:value="2.1711516">
                <text:p>2.1711516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.007116">
                <text:p>4.007116</text:p>
              </table:table-cell>
              <table:table-cell office:value-type="float" office:value="2.1690671">
                <text:p>2.1690671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.013044">
                <text:p>4.013044</text:p>
              </table:table-cell>
              <table:table-cell office:value-type="float" office:value="2.1669948">
                <text:p>2.166994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.0189767">
                <text:p>4.0189767</text:p>
              </table:table-cell>
              <table:table-cell office:value-type="float" office:value="2.164935">
                <text:p>2.16493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4.0249133">
                <text:p>4.0249133</text:p>
              </table:table-cell>
              <table:table-cell office:value-type="float" office:value="2.1628876">
                <text:p>2.162887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4.0308557">
                <text:p>4.0308557</text:p>
              </table:table-cell>
              <table:table-cell office:value-type="float" office:value="2.1608522">
                <text:p>2.160852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4.0368013">
                <text:p>4.0368013</text:p>
              </table:table-cell>
              <table:table-cell office:value-type="float" office:value="2.15883">
                <text:p>2.15883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4.042751">
                <text:p>4.042751</text:p>
              </table:table-cell>
              <table:table-cell office:value-type="float" office:value="2.1568198">
                <text:p>2.156819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4.0487046">
                <text:p>4.0487046</text:p>
              </table:table-cell>
              <table:table-cell office:value-type="float" office:value="2.154822">
                <text:p>2.15482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4.054662">
                <text:p>4.054662</text:p>
              </table:table-cell>
              <table:table-cell office:value-type="float" office:value="2.152837">
                <text:p>2.15283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4.0606246">
                <text:p>4.0606246</text:p>
              </table:table-cell>
              <table:table-cell office:value-type="float" office:value="2.1508644">
                <text:p>2.150864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4.066591">
                <text:p>4.066591</text:p>
              </table:table-cell>
              <table:table-cell office:value-type="float" office:value="2.1489043">
                <text:p>2.148904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.072561">
                <text:p>4.072561</text:p>
              </table:table-cell>
              <table:table-cell office:value-type="float" office:value="2.1469567">
                <text:p>2.146956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4.078535">
                <text:p>4.078535</text:p>
              </table:table-cell>
              <table:table-cell office:value-type="float" office:value="2.1450214">
                <text:p>2.145021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4.0845137">
                <text:p>4.0845137</text:p>
              </table:table-cell>
              <table:table-cell office:value-type="float" office:value="2.1430988">
                <text:p>2.143098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4.090496">
                <text:p>4.090496</text:p>
              </table:table-cell>
              <table:table-cell office:value-type="float" office:value="2.1411886">
                <text:p>2.141188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.0964823">
                <text:p>4.0964823</text:p>
              </table:table-cell>
              <table:table-cell office:value-type="float" office:value="2.139291">
                <text:p>2.13929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4.102473">
                <text:p>4.102473</text:p>
              </table:table-cell>
              <table:table-cell office:value-type="float" office:value="2.1374059">
                <text:p>2.137405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4.108467">
                <text:p>4.108467</text:p>
              </table:table-cell>
              <table:table-cell office:value-type="float" office:value="2.1355333">
                <text:p>2.135533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4.114465">
                <text:p>4.114465</text:p>
              </table:table-cell>
              <table:table-cell office:value-type="float" office:value="2.1336734">
                <text:p>2.133673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4.120467">
                <text:p>4.120467</text:p>
              </table:table-cell>
              <table:table-cell office:value-type="float" office:value="2.131826">
                <text:p>2.13182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4.1264734">
                <text:p>4.1264734</text:p>
              </table:table-cell>
              <table:table-cell office:value-type="float" office:value="2.129991">
                <text:p>2.12999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4.132483">
                <text:p>4.132483</text:p>
              </table:table-cell>
              <table:table-cell office:value-type="float" office:value="2.1281688">
                <text:p>2.128168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4.1384964">
                <text:p>4.1384964</text:p>
              </table:table-cell>
              <table:table-cell office:value-type="float" office:value="2.1263592">
                <text:p>2.126359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4.144514">
                <text:p>4.144514</text:p>
              </table:table-cell>
              <table:table-cell office:value-type="float" office:value="2.124562">
                <text:p>2.12456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4.150535">
                <text:p>4.150535</text:p>
              </table:table-cell>
              <table:table-cell office:value-type="float" office:value="2.1227775">
                <text:p>2.122777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4.15656">
                <text:p>4.15656</text:p>
              </table:table-cell>
              <table:table-cell office:value-type="float" office:value="2.1210058">
                <text:p>2.121005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4.162588">
                <text:p>4.162588</text:p>
              </table:table-cell>
              <table:table-cell office:value-type="float" office:value="2.1192465">
                <text:p>2.119246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4.16862">
                <text:p>4.16862</text:p>
              </table:table-cell>
              <table:table-cell office:value-type="float" office:value="2.1174998">
                <text:p>2.117499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4.174656">
                <text:p>4.174656</text:p>
              </table:table-cell>
              <table:table-cell office:value-type="float" office:value="2.1157658">
                <text:p>2.115765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4.1806955">
                <text:p>4.1806955</text:p>
              </table:table-cell>
              <table:table-cell office:value-type="float" office:value="2.1140442">
                <text:p>2.114044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4.18674">
                <text:p>4.18674</text:p>
              </table:table-cell>
              <table:table-cell office:value-type="float" office:value="2.1123352">
                <text:p>2.112335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4.1927867">
                <text:p>4.1927867</text:p>
              </table:table-cell>
              <table:table-cell office:value-type="float" office:value="2.110639">
                <text:p>2.11063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4.1988363">
                <text:p>4.1988363</text:p>
              </table:table-cell>
              <table:table-cell office:value-type="float" office:value="2.1089556">
                <text:p>2.108955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4.2048903">
                <text:p>4.2048903</text:p>
              </table:table-cell>
              <table:table-cell office:value-type="float" office:value="2.107285">
                <text:p>2.107285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.210947">
                <text:p>4.210947</text:p>
              </table:table-cell>
              <table:table-cell office:value-type="float" office:value="2.1056268">
                <text:p>2.105626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.2170076">
                <text:p>4.2170076</text:p>
              </table:table-cell>
              <table:table-cell office:value-type="float" office:value="2.1039815">
                <text:p>2.103981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.223072">
                <text:p>4.223072</text:p>
              </table:table-cell>
              <table:table-cell office:value-type="float" office:value="2.1023488">
                <text:p>2.102348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4.2291393">
                <text:p>4.2291393</text:p>
              </table:table-cell>
              <table:table-cell office:value-type="float" office:value="2.1007288">
                <text:p>2.100728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4.23521">
                <text:p>4.23521</text:p>
              </table:table-cell>
              <table:table-cell office:value-type="float" office:value="2.0991213">
                <text:p>2.0991213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.2412844">
                <text:p>4.2412844</text:p>
              </table:table-cell>
              <table:table-cell office:value-type="float" office:value="2.097527">
                <text:p>2.09752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.2473617">
                <text:p>4.2473617</text:p>
              </table:table-cell>
              <table:table-cell office:value-type="float" office:value="2.095945">
                <text:p>2.09594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.2534423">
                <text:p>4.2534423</text:p>
              </table:table-cell>
              <table:table-cell office:value-type="float" office:value="2.0943758">
                <text:p>2.094375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.2595263">
                <text:p>4.2595263</text:p>
              </table:table-cell>
              <table:table-cell office:value-type="float" office:value="2.0928195">
                <text:p>2.092819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.2656136">
                <text:p>4.2656136</text:p>
              </table:table-cell>
              <table:table-cell office:value-type="float" office:value="2.0912757">
                <text:p>2.091275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.271704">
                <text:p>4.271704</text:p>
              </table:table-cell>
              <table:table-cell office:value-type="float" office:value="2.0897448">
                <text:p>2.0897448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.2777977">
                <text:p>4.2777977</text:p>
              </table:table-cell>
              <table:table-cell office:value-type="float" office:value="2.0882266">
                <text:p>2.088226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.2838945">
                <text:p>4.2838945</text:p>
              </table:table-cell>
              <table:table-cell office:value-type="float" office:value="2.0867212">
                <text:p>2.086721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.2899947">
                <text:p>4.2899947</text:p>
              </table:table-cell>
              <table:table-cell office:value-type="float" office:value="2.0852287">
                <text:p>2.085228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.2960978">
                <text:p>4.2960978</text:p>
              </table:table-cell>
              <table:table-cell office:value-type="float" office:value="2.0837488">
                <text:p>2.083748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4.302204">
                <text:p>4.302204</text:p>
              </table:table-cell>
              <table:table-cell office:value-type="float" office:value="2.0822816">
                <text:p>2.0822816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4.3083134">
                <text:p>4.3083134</text:p>
              </table:table-cell>
              <table:table-cell office:value-type="float" office:value="2.0808272">
                <text:p>2.080827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4.3144255">
                <text:p>4.3144255</text:p>
              </table:table-cell>
              <table:table-cell office:value-type="float" office:value="2.0793858">
                <text:p>2.079385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4.3205404">
                <text:p>4.3205404</text:p>
              </table:table-cell>
              <table:table-cell office:value-type="float" office:value="2.077957">
                <text:p>2.077957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4.3266587">
                <text:p>4.3266587</text:p>
              </table:table-cell>
              <table:table-cell office:value-type="float" office:value="2.0765412">
                <text:p>2.0765412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4.33278">
                <text:p>4.33278</text:p>
              </table:table-cell>
              <table:table-cell office:value-type="float" office:value="2.075138">
                <text:p>2.07513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4.3389044">
                <text:p>4.3389044</text:p>
              </table:table-cell>
              <table:table-cell office:value-type="float" office:value="2.0737476">
                <text:p>2.073747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.3450313">
                <text:p>4.3450313</text:p>
              </table:table-cell>
              <table:table-cell office:value-type="float" office:value="2.0723703">
                <text:p>2.072370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.351161">
                <text:p>4.351161</text:p>
              </table:table-cell>
              <table:table-cell office:value-type="float" office:value="2.0710056">
                <text:p>2.071005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4.3572936">
                <text:p>4.3572936</text:p>
              </table:table-cell>
              <table:table-cell office:value-type="float" office:value="2.0696537">
                <text:p>2.069653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4.363429">
                <text:p>4.363429</text:p>
              </table:table-cell>
              <table:table-cell office:value-type="float" office:value="2.0683148">
                <text:p>2.068314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4.369568">
                <text:p>4.369568</text:p>
              </table:table-cell>
              <table:table-cell office:value-type="float" office:value="2.0669887">
                <text:p>2.0669887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4.3757086">
                <text:p>4.3757086</text:p>
              </table:table-cell>
              <table:table-cell office:value-type="float" office:value="2.0656755">
                <text:p>2.065675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4.3818526">
                <text:p>4.3818526</text:p>
              </table:table-cell>
              <table:table-cell office:value-type="float" office:value="2.064375">
                <text:p>2.06437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4.387999">
                <text:p>4.387999</text:p>
              </table:table-cell>
              <table:table-cell office:value-type="float" office:value="2.0630875">
                <text:p>2.063087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4.3941483">
                <text:p>4.3941483</text:p>
              </table:table-cell>
              <table:table-cell office:value-type="float" office:value="2.0618129">
                <text:p>2.061812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  <table:table-cell office:value-type="float" office:value="2.0605512">
                <text:p>2.060551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4.4064546">
                <text:p>4.4064546</text:p>
              </table:table-cell>
              <table:table-cell office:value-type="float" office:value="2.0593023">
                <text:p>2.059302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4.412612">
                <text:p>4.412612</text:p>
              </table:table-cell>
              <table:table-cell office:value-type="float" office:value="2.0580661">
                <text:p>2.058066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4.4187717">
                <text:p>4.4187717</text:p>
              </table:table-cell>
              <table:table-cell office:value-type="float" office:value="2.056843">
                <text:p>2.05684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4.424934">
                <text:p>4.424934</text:p>
              </table:table-cell>
              <table:table-cell office:value-type="float" office:value="2.0556328">
                <text:p>2.055632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.4310985">
                <text:p>4.4310985</text:p>
              </table:table-cell>
              <table:table-cell office:value-type="float" office:value="2.0544355">
                <text:p>2.054435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4.4372673">
                <text:p>4.4372673</text:p>
              </table:table-cell>
              <table:table-cell office:value-type="float" office:value="2.0532506">
                <text:p>2.053250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4.4434366">
                <text:p>4.4434366</text:p>
              </table:table-cell>
              <table:table-cell office:value-type="float" office:value="2.0520792">
                <text:p>2.052079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.449609">
                <text:p>4.449609</text:p>
              </table:table-cell>
              <table:table-cell office:value-type="float" office:value="2.0509205">
                <text:p>2.050920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.4557834">
                <text:p>4.4557834</text:p>
              </table:table-cell>
              <table:table-cell office:value-type="float" office:value="2.049775">
                <text:p>2.04977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.4619603">
                <text:p>4.4619603</text:p>
              </table:table-cell>
              <table:table-cell office:value-type="float" office:value="2.0486422">
                <text:p>2.0486422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.4681396">
                <text:p>4.4681396</text:p>
              </table:table-cell>
              <table:table-cell office:value-type="float" office:value="2.0475223">
                <text:p>2.047522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4.4743214">
                <text:p>4.4743214</text:p>
              </table:table-cell>
              <table:table-cell office:value-type="float" office:value="2.0464153">
                <text:p>2.0464153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4.4805055">
                <text:p>4.4805055</text:p>
              </table:table-cell>
              <table:table-cell office:value-type="float" office:value="2.0453215">
                <text:p>2.045321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4.4866915">
                <text:p>4.4866915</text:p>
              </table:table-cell>
              <table:table-cell office:value-type="float" office:value="2.0442405">
                <text:p>2.044240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4.49288">
                <text:p>4.49288</text:p>
              </table:table-cell>
              <table:table-cell office:value-type="float" office:value="2.0431724">
                <text:p>2.043172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4.4990706">
                <text:p>4.4990706</text:p>
              </table:table-cell>
              <table:table-cell office:value-type="float" office:value="2.0421174">
                <text:p>2.042117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4.5052633">
                <text:p>4.5052633</text:p>
              </table:table-cell>
              <table:table-cell office:value-type="float" office:value="2.0410752">
                <text:p>2.041075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4.5114584">
                <text:p>4.5114584</text:p>
              </table:table-cell>
              <table:table-cell office:value-type="float" office:value="2.0400462">
                <text:p>2.0400462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4.517656">
                <text:p>4.517656</text:p>
              </table:table-cell>
              <table:table-cell office:value-type="float" office:value="2.0390298">
                <text:p>2.039029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.523855">
                <text:p>4.523855</text:p>
              </table:table-cell>
              <table:table-cell office:value-type="float" office:value="2.0380268">
                <text:p>2.038026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4.5300565">
                <text:p>4.5300565</text:p>
              </table:table-cell>
              <table:table-cell office:value-type="float" office:value="2.0370364">
                <text:p>2.037036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4.5362597">
                <text:p>4.5362597</text:p>
              </table:table-cell>
              <table:table-cell office:value-type="float" office:value="2.0360594">
                <text:p>2.0360594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.542465">
                <text:p>4.542465</text:p>
              </table:table-cell>
              <table:table-cell office:value-type="float" office:value="2.035095">
                <text:p>2.03509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4.5486727">
                <text:p>4.5486727</text:p>
              </table:table-cell>
              <table:table-cell office:value-type="float" office:value="2.0341437">
                <text:p>2.034143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4.554882">
                <text:p>4.554882</text:p>
              </table:table-cell>
              <table:table-cell office:value-type="float" office:value="2.0332055">
                <text:p>2.033205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4.561094">
                <text:p>4.561094</text:p>
              </table:table-cell>
              <table:table-cell office:value-type="float" office:value="2.0322802">
                <text:p>2.032280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4.567307">
                <text:p>4.567307</text:p>
              </table:table-cell>
              <table:table-cell office:value-type="float" office:value="2.0313678">
                <text:p>2.0313678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.573522">
                <text:p>4.573522</text:p>
              </table:table-cell>
              <table:table-cell office:value-type="float" office:value="2.0304687">
                <text:p>2.0304687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4.5797396">
                <text:p>4.5797396</text:p>
              </table:table-cell>
              <table:table-cell office:value-type="float" office:value="2.0295825">
                <text:p>2.029582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4.5859585">
                <text:p>4.5859585</text:p>
              </table:table-cell>
              <table:table-cell office:value-type="float" office:value="2.0287092">
                <text:p>2.028709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.592179">
                <text:p>4.592179</text:p>
              </table:table-cell>
              <table:table-cell office:value-type="float" office:value="2.0278487">
                <text:p>2.027848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.598403">
                <text:p>4.598403</text:p>
              </table:table-cell>
              <table:table-cell office:value-type="float" office:value="2.0270016">
                <text:p>2.0270016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.604627">
                <text:p>4.604627</text:p>
              </table:table-cell>
              <table:table-cell office:value-type="float" office:value="2.0261674">
                <text:p>2.026167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4.610853">
                <text:p>4.610853</text:p>
              </table:table-cell>
              <table:table-cell office:value-type="float" office:value="2.0253463">
                <text:p>2.025346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4.617081">
                <text:p>4.617081</text:p>
              </table:table-cell>
              <table:table-cell office:value-type="float" office:value="2.024538">
                <text:p>2.02453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.6233106">
                <text:p>4.6233106</text:p>
              </table:table-cell>
              <table:table-cell office:value-type="float" office:value="2.0237432">
                <text:p>2.023743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4.6295414">
                <text:p>4.6295414</text:p>
              </table:table-cell>
              <table:table-cell office:value-type="float" office:value="2.0229611">
                <text:p>2.0229611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.635774">
                <text:p>4.635774</text:p>
              </table:table-cell>
              <table:table-cell office:value-type="float" office:value="2.0221922">
                <text:p>2.022192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.6420083">
                <text:p>4.6420083</text:p>
              </table:table-cell>
              <table:table-cell office:value-type="float" office:value="2.0214362">
                <text:p>2.0214362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.6482444">
                <text:p>4.6482444</text:p>
              </table:table-cell>
              <table:table-cell office:value-type="float" office:value="2.0206933">
                <text:p>2.020693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.654482">
                <text:p>4.654482</text:p>
              </table:table-cell>
              <table:table-cell office:value-type="float" office:value="2.0199635">
                <text:p>2.019963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.660721">
                <text:p>4.660721</text:p>
              </table:table-cell>
              <table:table-cell office:value-type="float" office:value="2.0192468">
                <text:p>2.019246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.666961">
                <text:p>4.666961</text:p>
              </table:table-cell>
              <table:table-cell office:value-type="float" office:value="2.0185432">
                <text:p>2.0185432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.673203">
                <text:p>4.673203</text:p>
              </table:table-cell>
              <table:table-cell office:value-type="float" office:value="2.0178523">
                <text:p>2.0178523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.679446">
                <text:p>4.679446</text:p>
              </table:table-cell>
              <table:table-cell office:value-type="float" office:value="2.017175">
                <text:p>2.01717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.685691">
                <text:p>4.685691</text:p>
              </table:table-cell>
              <table:table-cell office:value-type="float" office:value="2.0165105">
                <text:p>2.016510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4.691937">
                <text:p>4.691937</text:p>
              </table:table-cell>
              <table:table-cell office:value-type="float" office:value="2.0158591">
                <text:p>2.015859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4.6981845">
                <text:p>4.6981845</text:p>
              </table:table-cell>
              <table:table-cell office:value-type="float" office:value="2.0152206">
                <text:p>2.0152206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.704433">
                <text:p>4.704433</text:p>
              </table:table-cell>
              <table:table-cell office:value-type="float" office:value="2.0145955">
                <text:p>2.014595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4.710683">
                <text:p>4.710683</text:p>
              </table:table-cell>
              <table:table-cell office:value-type="float" office:value="2.0139832">
                <text:p>2.013983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.716934">
                <text:p>4.716934</text:p>
              </table:table-cell>
              <table:table-cell office:value-type="float" office:value="2.0133843">
                <text:p>2.013384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.723187">
                <text:p>4.723187</text:p>
              </table:table-cell>
              <table:table-cell office:value-type="float" office:value="2.0127983">
                <text:p>2.012798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.7294407">
                <text:p>4.7294407</text:p>
              </table:table-cell>
              <table:table-cell office:value-type="float" office:value="2.0122254">
                <text:p>2.0122254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.735696">
                <text:p>4.735696</text:p>
              </table:table-cell>
              <table:table-cell office:value-type="float" office:value="2.0116653">
                <text:p>2.0116653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4.741952">
                <text:p>4.741952</text:p>
              </table:table-cell>
              <table:table-cell office:value-type="float" office:value="2.011119">
                <text:p>2.01111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4.748209">
                <text:p>4.748209</text:p>
              </table:table-cell>
              <table:table-cell office:value-type="float" office:value="2.010585">
                <text:p>2.01058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4.7544675">
                <text:p>4.7544675</text:p>
              </table:table-cell>
              <table:table-cell office:value-type="float" office:value="2.0100646">
                <text:p>2.010064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4.7607284">
                <text:p>4.7607284</text:p>
              </table:table-cell>
              <table:table-cell office:value-type="float" office:value="2.009557">
                <text:p>2.009557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.7669888">
                <text:p>4.7669888</text:p>
              </table:table-cell>
              <table:table-cell office:value-type="float" office:value="2.0090628">
                <text:p>2.0090628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.77325">
                <text:p>4.77325</text:p>
              </table:table-cell>
              <table:table-cell office:value-type="float" office:value="2.0085814">
                <text:p>2.008581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4.7795124">
                <text:p>4.7795124</text:p>
              </table:table-cell>
              <table:table-cell office:value-type="float" office:value="2.0081134">
                <text:p>2.008113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4.785776">
                <text:p>4.785776</text:p>
              </table:table-cell>
              <table:table-cell office:value-type="float" office:value="2.0076585">
                <text:p>2.007658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.7920403">
                <text:p>4.7920403</text:p>
              </table:table-cell>
              <table:table-cell office:value-type="float" office:value="2.0072165">
                <text:p>2.007216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4.7983055">
                <text:p>4.7983055</text:p>
              </table:table-cell>
              <table:table-cell office:value-type="float" office:value="2.0067878">
                <text:p>2.006787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4.804572">
                <text:p>4.804572</text:p>
              </table:table-cell>
              <table:table-cell office:value-type="float" office:value="2.0063722">
                <text:p>2.006372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4.8108387">
                <text:p>4.8108387</text:p>
              </table:table-cell>
              <table:table-cell office:value-type="float" office:value="2.0059695">
                <text:p>2.005969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4.8171067">
                <text:p>4.8171067</text:p>
              </table:table-cell>
              <table:table-cell office:value-type="float" office:value="2.0055802">
                <text:p>2.005580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4.823375">
                <text:p>4.823375</text:p>
              </table:table-cell>
              <table:table-cell office:value-type="float" office:value="2.0052037">
                <text:p>2.0052037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4.8296447">
                <text:p>4.8296447</text:p>
              </table:table-cell>
              <table:table-cell office:value-type="float" office:value="2.0048406">
                <text:p>2.004840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4.835915">
                <text:p>4.835915</text:p>
              </table:table-cell>
              <table:table-cell office:value-type="float" office:value="2.0044909">
                <text:p>2.0044909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4.842186">
                <text:p>4.842186</text:p>
              </table:table-cell>
              <table:table-cell office:value-type="float" office:value="2.0041537">
                <text:p>2.0041537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4.8484573">
                <text:p>4.8484573</text:p>
              </table:table-cell>
              <table:table-cell office:value-type="float" office:value="2.00383">
                <text:p>2.0038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.8547297">
                <text:p>4.8547297</text:p>
              </table:table-cell>
              <table:table-cell office:value-type="float" office:value="2.0035193">
                <text:p>2.003519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.8610024">
                <text:p>4.8610024</text:p>
              </table:table-cell>
              <table:table-cell office:value-type="float" office:value="2.0032218">
                <text:p>2.003221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4.867276">
                <text:p>4.867276</text:p>
              </table:table-cell>
              <table:table-cell office:value-type="float" office:value="2.0029373">
                <text:p>2.0029373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.8735504">
                <text:p>4.8735504</text:p>
              </table:table-cell>
              <table:table-cell office:value-type="float" office:value="2.002666">
                <text:p>2.00266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4.879825">
                <text:p>4.879825</text:p>
              </table:table-cell>
              <table:table-cell office:value-type="float" office:value="2.002408">
                <text:p>2.002408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NaN">
                <text:p>NaN</text:p>
              </table:table-cell>
              <table:table-cell office:value-type="float" office:value="2.002163">
                <text:p>2.00216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.892376">
                <text:p>4.892376</text:p>
              </table:table-cell>
              <table:table-cell office:value-type="float" office:value="2.0019312">
                <text:p>2.001931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.898652">
                <text:p>4.898652</text:p>
              </table:table-cell>
              <table:table-cell office:value-type="float" office:value="2.0017123">
                <text:p>2.0017123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.904928">
                <text:p>4.904928</text:p>
              </table:table-cell>
              <table:table-cell office:value-type="float" office:value="2.0015068">
                <text:p>2.001506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.9112053">
                <text:p>4.9112053</text:p>
              </table:table-cell>
              <table:table-cell office:value-type="float" office:value="2.0013142">
                <text:p>2.00131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.917483">
                <text:p>4.917483</text:p>
              </table:table-cell>
              <table:table-cell office:value-type="float" office:value="2.001135">
                <text:p>2.00113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4.9237604">
                <text:p>4.9237604</text:p>
              </table:table-cell>
              <table:table-cell office:value-type="float" office:value="2.000969">
                <text:p>2.000969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4.93004">
                <text:p>4.93004</text:p>
              </table:table-cell>
              <table:table-cell office:value-type="float" office:value="2.0008159">
                <text:p>2.000815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4.9363184">
                <text:p>4.9363184</text:p>
              </table:table-cell>
              <table:table-cell office:value-type="float" office:value="2.000676">
                <text:p>2.00067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4.942597">
                <text:p>4.942597</text:p>
              </table:table-cell>
              <table:table-cell office:value-type="float" office:value="2.0005493">
                <text:p>2.000549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4.948876">
                <text:p>4.948876</text:p>
              </table:table-cell>
              <table:table-cell office:value-type="float" office:value="2.0004356">
                <text:p>2.000435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4.9551554">
                <text:p>4.9551554</text:p>
              </table:table-cell>
              <table:table-cell office:value-type="float" office:value="2.0003352">
                <text:p>2.000335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4.9614344">
                <text:p>4.9614344</text:p>
              </table:table-cell>
              <table:table-cell office:value-type="float" office:value="2.000248">
                <text:p>2.000248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4.967714">
                <text:p>4.967714</text:p>
              </table:table-cell>
              <table:table-cell office:value-type="float" office:value="2.0001738">
                <text:p>2.000173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4.973994">
                <text:p>4.973994</text:p>
              </table:table-cell>
              <table:table-cell office:value-type="float" office:value="2.0001125">
                <text:p>2.000112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.9802732">
                <text:p>4.9802732</text:p>
              </table:table-cell>
              <table:table-cell office:value-type="float" office:value="2.0000648">
                <text:p>2.000064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4.986553">
                <text:p>4.986553</text:p>
              </table:table-cell>
              <table:table-cell office:value-type="float" office:value="2.0000303">
                <text:p>2.000030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.992833">
                <text:p>4.992833</text:p>
              </table:table-cell>
              <table:table-cell office:value-type="float" office:value="2.0000086">
                <text:p>2.000008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.999113">
                <text:p>4.999113</text:p>
              </table:table-cell>
              <table:table-cell office:value-type="float" office:value="2.0000002">
                <text:p>2.000000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5.005393">
                <text:p>5.005393</text:p>
              </table:table-cell>
              <table:table-cell office:value-type="float" office:value="2.0000048">
                <text:p>2.000004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5.011673">
                <text:p>5.011673</text:p>
              </table:table-cell>
              <table:table-cell office:value-type="float" office:value="2.0000226">
                <text:p>2.000022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5.017953">
                <text:p>5.017953</text:p>
              </table:table-cell>
              <table:table-cell office:value-type="float" office:value="2.0000536">
                <text:p>2.000053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5.024233">
                <text:p>5.024233</text:p>
              </table:table-cell>
              <table:table-cell office:value-type="float" office:value="2.0000978">
                <text:p>2.0000978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5.0305123">
                <text:p>5.0305123</text:p>
              </table:table-cell>
              <table:table-cell office:value-type="float" office:value="2.0001552">
                <text:p>2.000155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5.036792">
                <text:p>5.036792</text:p>
              </table:table-cell>
              <table:table-cell office:value-type="float" office:value="2.0002255">
                <text:p>2.000225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5.0430713">
                <text:p>5.0430713</text:p>
              </table:table-cell>
              <table:table-cell office:value-type="float" office:value="2.0003092">
                <text:p>2.000309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5.0493503">
                <text:p>5.0493503</text:p>
              </table:table-cell>
              <table:table-cell office:value-type="float" office:value="2.0004058">
                <text:p>2.000405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5.0556293">
                <text:p>5.0556293</text:p>
              </table:table-cell>
              <table:table-cell office:value-type="float" office:value="2.000516">
                <text:p>2.000516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5.0619082">
                <text:p>5.0619082</text:p>
              </table:table-cell>
              <table:table-cell office:value-type="float" office:value="2.000639">
                <text:p>2.00063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5.0681868">
                <text:p>5.0681868</text:p>
              </table:table-cell>
              <table:table-cell office:value-type="float" office:value="2.0007749">
                <text:p>2.0007749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5.074465">
                <text:p>5.074465</text:p>
              </table:table-cell>
              <table:table-cell office:value-type="float" office:value="2.0009243">
                <text:p>2.000924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5.080743">
                <text:p>5.080743</text:p>
              </table:table-cell>
              <table:table-cell office:value-type="float" office:value="2.0010867">
                <text:p>2.0010867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5.08702">
                <text:p>5.08702</text:p>
              </table:table-cell>
              <table:table-cell office:value-type="float" office:value="2.0012624">
                <text:p>2.001262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5.093299">
                <text:p>5.093299</text:p>
              </table:table-cell>
              <table:table-cell office:value-type="float" office:value="2.001451">
                <text:p>2.00145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5.0995755">
                <text:p>5.0995755</text:p>
              </table:table-cell>
              <table:table-cell office:value-type="float" office:value="2.001653">
                <text:p>2.00165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5.1058517">
                <text:p>5.1058517</text:p>
              </table:table-cell>
              <table:table-cell office:value-type="float" office:value="2.001868">
                <text:p>2.001868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5.1121273">
                <text:p>5.1121273</text:p>
              </table:table-cell>
              <table:table-cell office:value-type="float" office:value="2.0020962">
                <text:p>2.002096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5.118403">
                <text:p>5.118403</text:p>
              </table:table-cell>
              <table:table-cell office:value-type="float" office:value="2.0023375">
                <text:p>2.002337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5.1246777">
                <text:p>5.1246777</text:p>
              </table:table-cell>
              <table:table-cell office:value-type="float" office:value="2.0025918">
                <text:p>2.002591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5.130952">
                <text:p>5.130952</text:p>
              </table:table-cell>
              <table:table-cell office:value-type="float" office:value="2.0028594">
                <text:p>2.002859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5.1372256">
                <text:p>5.1372256</text:p>
              </table:table-cell>
              <table:table-cell office:value-type="float" office:value="2.0031402">
                <text:p>2.0031402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5.1434984">
                <text:p>5.1434984</text:p>
              </table:table-cell>
              <table:table-cell office:value-type="float" office:value="2.003434">
                <text:p>2.003434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5.1497707">
                <text:p>5.1497707</text:p>
              </table:table-cell>
              <table:table-cell office:value-type="float" office:value="2.003741">
                <text:p>2.00374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5.1560426">
                <text:p>5.1560426</text:p>
              </table:table-cell>
              <table:table-cell office:value-type="float" office:value="2.004061">
                <text:p>2.00406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5.162314">
                <text:p>5.162314</text:p>
              </table:table-cell>
              <table:table-cell office:value-type="float" office:value="2.004394">
                <text:p>2.00439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5.1685843">
                <text:p>5.1685843</text:p>
              </table:table-cell>
              <table:table-cell office:value-type="float" office:value="2.0047405">
                <text:p>2.004740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5.174854">
                <text:p>5.174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5.181123">
                <text:p>5.181123</text:p>
              </table:table-cell>
              <table:table-cell office:value-type="float" office:value="2.0054727">
                <text:p>2.0054727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5.187391">
                <text:p>5.187391</text:p>
              </table:table-cell>
              <table:table-cell office:value-type="float" office:value="2.0058584">
                <text:p>2.005858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.193658">
                <text:p>5.193658</text:p>
              </table:table-cell>
              <table:table-cell office:value-type="float" office:value="2.006257">
                <text:p>2.00625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.1999245">
                <text:p>5.1999245</text:p>
              </table:table-cell>
              <table:table-cell office:value-type="float" office:value="2.006669">
                <text:p>2.00666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.20619">
                <text:p>5.20619</text:p>
              </table:table-cell>
              <table:table-cell office:value-type="float" office:value="2.0070941">
                <text:p>2.007094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5.212455">
                <text:p>5.212455</text:p>
              </table:table-cell>
              <table:table-cell office:value-type="float" office:value="2.0075324">
                <text:p>2.007532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5.2187185">
                <text:p>5.2187185</text:p>
              </table:table-cell>
              <table:table-cell office:value-type="float" office:value="2.0079834">
                <text:p>2.007983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5.2249813">
                <text:p>5.2249813</text:p>
              </table:table-cell>
              <table:table-cell office:value-type="float" office:value="2.0084481">
                <text:p>2.008448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5.231243">
                <text:p>5.231243</text:p>
              </table:table-cell>
              <table:table-cell office:value-type="float" office:value="2.0089254">
                <text:p>2.008925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5.2375035">
                <text:p>5.2375035</text:p>
              </table:table-cell>
              <table:table-cell office:value-type="float" office:value="2.009416">
                <text:p>2.009416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5.2437634">
                <text:p>5.2437634</text:p>
              </table:table-cell>
              <table:table-cell office:value-type="float" office:value="2.00992">
                <text:p>2.0099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5.250022">
                <text:p>5.250022</text:p>
              </table:table-cell>
              <table:table-cell office:value-type="float" office:value="2.0104365">
                <text:p>2.010436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5.256281">
                <text:p>5.256281</text:p>
              </table:table-cell>
              <table:table-cell office:value-type="float" office:value="2.0109668">
                <text:p>2.010966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5.2625375">
                <text:p>5.2625375</text:p>
              </table:table-cell>
              <table:table-cell office:value-type="float" office:value="2.0115097">
                <text:p>2.011509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5.2687926">
                <text:p>5.2687926</text:p>
              </table:table-cell>
              <table:table-cell office:value-type="float" office:value="2.012066">
                <text:p>2.01206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5.275047">
                <text:p>5.275047</text:p>
              </table:table-cell>
              <table:table-cell office:value-type="float" office:value="2.012635">
                <text:p>2.01263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5.2812996">
                <text:p>5.2812996</text:p>
              </table:table-cell>
              <table:table-cell office:value-type="float" office:value="2.0132174">
                <text:p>2.013217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5.2875514">
                <text:p>5.2875514</text:p>
              </table:table-cell>
              <table:table-cell office:value-type="float" office:value="2.0138128">
                <text:p>2.0138128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5.293802">
                <text:p>5.293802</text:p>
              </table:table-cell>
              <table:table-cell office:value-type="float" office:value="2.0144212">
                <text:p>2.014421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5.3000507">
                <text:p>5.3000507</text:p>
              </table:table-cell>
              <table:table-cell office:value-type="float" office:value="2.0150428">
                <text:p>2.015042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5.3062987">
                <text:p>5.3062987</text:p>
              </table:table-cell>
              <table:table-cell office:value-type="float" office:value="2.0156775">
                <text:p>2.015677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5.312545">
                <text:p>5.312545</text:p>
              </table:table-cell>
              <table:table-cell office:value-type="float" office:value="2.0163252">
                <text:p>2.016325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5.31879">
                <text:p>5.31879</text:p>
              </table:table-cell>
              <table:table-cell office:value-type="float" office:value="2.016986">
                <text:p>2.016986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5.3250337">
                <text:p>5.3250337</text:p>
              </table:table-cell>
              <table:table-cell office:value-type="float" office:value="2.01766">
                <text:p>2.01766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5.331276">
                <text:p>5.331276</text:p>
              </table:table-cell>
              <table:table-cell office:value-type="float" office:value="2.0183468">
                <text:p>2.018346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5.337517">
                <text:p>5.337517</text:p>
              </table:table-cell>
              <table:table-cell office:value-type="float" office:value="2.0190468">
                <text:p>2.019046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.343756">
                <text:p>5.343756</text:p>
              </table:table-cell>
              <table:table-cell office:value-type="float" office:value="2.01976">
                <text:p>2.0197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.349994">
                <text:p>5.349994</text:p>
              </table:table-cell>
              <table:table-cell office:value-type="float" office:value="2.0204859">
                <text:p>2.0204859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.3562303">
                <text:p>5.3562303</text:p>
              </table:table-cell>
              <table:table-cell office:value-type="float" office:value="2.021225">
                <text:p>2.02122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5.362465">
                <text:p>5.362465</text:p>
              </table:table-cell>
              <table:table-cell office:value-type="float" office:value="2.0219774">
                <text:p>2.021977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5.368698">
                <text:p>5.368698</text:p>
              </table:table-cell>
              <table:table-cell office:value-type="float" office:value="2.0227427">
                <text:p>2.022742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5.37493">
                <text:p>5.37493</text:p>
              </table:table-cell>
              <table:table-cell office:value-type="float" office:value="2.023521">
                <text:p>2.02352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5.38116">
                <text:p>5.38116</text:p>
              </table:table-cell>
              <table:table-cell office:value-type="float" office:value="2.0243123">
                <text:p>2.024312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5.3873878">
                <text:p>5.3873878</text:p>
              </table:table-cell>
              <table:table-cell office:value-type="float" office:value="2.0251167">
                <text:p>2.0251167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5.3936143">
                <text:p>5.3936143</text:p>
              </table:table-cell>
              <table:table-cell office:value-type="float" office:value="2.0259342">
                <text:p>2.025934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5.3998394">
                <text:p>5.3998394</text:p>
              </table:table-cell>
              <table:table-cell office:value-type="float" office:value="2.0267646">
                <text:p>2.026764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5.406062">
                <text:p>5.406062</text:p>
              </table:table-cell>
              <table:table-cell office:value-type="float" office:value="2.0276082">
                <text:p>2.027608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5.4122834">
                <text:p>5.4122834</text:p>
              </table:table-cell>
              <table:table-cell office:value-type="float" office:value="2.0284648">
                <text:p>2.0284648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.418504">
                <text:p>5.418504</text:p>
              </table:table-cell>
              <table:table-cell office:value-type="float" office:value="2.0293345">
                <text:p>2.029334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.4247217">
                <text:p>5.4247217</text:p>
              </table:table-cell>
              <table:table-cell office:value-type="float" office:value="2.0302172">
                <text:p>2.030217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.430938">
                <text:p>5.430938</text:p>
              </table:table-cell>
              <table:table-cell office:value-type="float" office:value="2.0311127">
                <text:p>2.031112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.4371514">
                <text:p>5.4371514</text:p>
              </table:table-cell>
              <table:table-cell office:value-type="float" office:value="2.032021">
                <text:p>2.03202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.4433637">
                <text:p>5.4433637</text:p>
              </table:table-cell>
              <table:table-cell office:value-type="float" office:value="2.0329428">
                <text:p>2.032942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.4495735">
                <text:p>5.4495735</text:p>
              </table:table-cell>
              <table:table-cell office:value-type="float" office:value="2.0338774">
                <text:p>2.033877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.4557815">
                <text:p>5.4557815</text:p>
              </table:table-cell>
              <table:table-cell office:value-type="float" office:value="2.0348248">
                <text:p>2.034824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5.4619875">
                <text:p>5.4619875</text:p>
              </table:table-cell>
              <table:table-cell office:value-type="float" office:value="2.0357854">
                <text:p>2.035785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5.4681916">
                <text:p>5.4681916</text:p>
              </table:table-cell>
              <table:table-cell office:value-type="float" office:value="2.0367591">
                <text:p>2.036759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5.474394">
                <text:p>5.474394</text:p>
              </table:table-cell>
              <table:table-cell office:value-type="float" office:value="2.0377457">
                <text:p>2.037745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5.4805937">
                <text:p>5.4805937</text:p>
              </table:table-cell>
              <table:table-cell office:value-type="float" office:value="2.0387452">
                <text:p>2.038745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5.486791">
                <text:p>5.486791</text:p>
              </table:table-cell>
              <table:table-cell office:value-type="float" office:value="2.0397577">
                <text:p>2.0397577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5.4929867">
                <text:p>5.4929867</text:p>
              </table:table-cell>
              <table:table-cell office:value-type="float" office:value="2.0407832">
                <text:p>2.040783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5.4991803">
                <text:p>5.4991803</text:p>
              </table:table-cell>
              <table:table-cell office:value-type="float" office:value="2.0418217">
                <text:p>2.041821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5.5053716">
                <text:p>5.5053716</text:p>
              </table:table-cell>
              <table:table-cell office:value-type="float" office:value="2.0428731">
                <text:p>2.042873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5.511561">
                <text:p>5.511561</text:p>
              </table:table-cell>
              <table:table-cell office:value-type="float" office:value="2.0439374">
                <text:p>2.043937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5.517748">
                <text:p>5.517748</text:p>
              </table:table-cell>
              <table:table-cell office:value-type="float" office:value="2.0450149">
                <text:p>2.0450149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5.5239325">
                <text:p>5.5239325</text:p>
              </table:table-cell>
              <table:table-cell office:value-type="float" office:value="2.046105">
                <text:p>2.04610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5.5301147">
                <text:p>5.5301147</text:p>
              </table:table-cell>
              <table:table-cell office:value-type="float" office:value="2.0472083">
                <text:p>2.0472083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5.5362945">
                <text:p>5.5362945</text:p>
              </table:table-cell>
              <table:table-cell office:value-type="float" office:value="2.0483246">
                <text:p>2.048324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5.542472">
                <text:p>5.542472</text:p>
              </table:table-cell>
              <table:table-cell office:value-type="float" office:value="2.0494537">
                <text:p>2.0494537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5.5486474">
                <text:p>5.5486474</text:p>
              </table:table-cell>
              <table:table-cell office:value-type="float" office:value="2.0505955">
                <text:p>2.050595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5.55482">
                <text:p>5.55482</text:p>
              </table:table-cell>
              <table:table-cell office:value-type="float" office:value="2.0517507">
                <text:p>2.0517507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5.5609903">
                <text:p>5.5609903</text:p>
              </table:table-cell>
              <table:table-cell office:value-type="float" office:value="2.0529184">
                <text:p>2.0529184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5.5671587">
                <text:p>5.5671587</text:p>
              </table:table-cell>
              <table:table-cell office:value-type="float" office:value="2.0540993">
                <text:p>2.054099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5.5733237">
                <text:p>5.5733237</text:p>
              </table:table-cell>
              <table:table-cell office:value-type="float" office:value="2.055293">
                <text:p>2.05529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.5794883">
                <text:p>5.5794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.5856485">
                <text:p>5.5856485</text:p>
              </table:table-cell>
              <table:table-cell office:value-type="float" office:value="2.0577192">
                <text:p>2.0577192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5.5918064">
                <text:p>5.5918064</text:p>
              </table:table-cell>
              <table:table-cell office:value-type="float" office:value="2.0589519">
                <text:p>2.058951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5.597962">
                <text:p>5.597962</text:p>
              </table:table-cell>
              <table:table-cell office:value-type="float" office:value="2.0601969">
                <text:p>2.060196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5.6041145">
                <text:p>5.6041145</text:p>
              </table:table-cell>
              <table:table-cell office:value-type="float" office:value="2.0614552">
                <text:p>2.061455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5.6102643">
                <text:p>5.6102643</text:p>
              </table:table-cell>
              <table:table-cell office:value-type="float" office:value="2.062726">
                <text:p>2.06272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5.6164117">
                <text:p>5.6164117</text:p>
              </table:table-cell>
              <table:table-cell office:value-type="float" office:value="2.0640101">
                <text:p>2.06401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5.622556">
                <text:p>5.622556</text:p>
              </table:table-cell>
              <table:table-cell office:value-type="float" office:value="2.0653067">
                <text:p>2.0653067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5.6286983">
                <text:p>5.6286983</text:p>
              </table:table-cell>
              <table:table-cell office:value-type="float" office:value="2.0666165">
                <text:p>2.066616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5.634837">
                <text:p>5.634837</text:p>
              </table:table-cell>
              <table:table-cell office:value-type="float" office:value="2.0679388">
                <text:p>2.0679388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5.6409736">
                <text:p>5.6409736</text:p>
              </table:table-cell>
              <table:table-cell office:value-type="float" office:value="2.0692744">
                <text:p>2.0692744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5.647107">
                <text:p>5.647107</text:p>
              </table:table-cell>
              <table:table-cell office:value-type="float" office:value="2.0706224">
                <text:p>2.0706224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5.653238">
                <text:p>5.653238</text:p>
              </table:table-cell>
              <table:table-cell office:value-type="float" office:value="2.0719836">
                <text:p>2.0719836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5.6593657">
                <text:p>5.6593657</text:p>
              </table:table-cell>
              <table:table-cell office:value-type="float" office:value="2.0733573">
                <text:p>2.073357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5.6654906">
                <text:p>5.6654906</text:p>
              </table:table-cell>
              <table:table-cell office:value-type="float" office:value="2.074744">
                <text:p>2.07474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5.6716127">
                <text:p>5.6716127</text:p>
              </table:table-cell>
              <table:table-cell office:value-type="float" office:value="2.0761437">
                <text:p>2.0761437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5.6777315">
                <text:p>5.6777315</text:p>
              </table:table-cell>
              <table:table-cell office:value-type="float" office:value="2.077556">
                <text:p>2.077556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5.6838474">
                <text:p>5.6838474</text:p>
              </table:table-cell>
              <table:table-cell office:value-type="float" office:value="2.078981">
                <text:p>2.07898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5.689961">
                <text:p>5.689961</text:p>
              </table:table-cell>
              <table:table-cell office:value-type="float" office:value="2.0804188">
                <text:p>2.080418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5.6960707">
                <text:p>5.6960707</text:p>
              </table:table-cell>
              <table:table-cell office:value-type="float" office:value="2.0818696">
                <text:p>2.0818696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5.702178">
                <text:p>5.702178</text:p>
              </table:table-cell>
              <table:table-cell office:value-type="float" office:value="2.083333">
                <text:p>2.08333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5.708282">
                <text:p>5.708282</text:p>
              </table:table-cell>
              <table:table-cell office:value-type="float" office:value="2.0848093">
                <text:p>2.084809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5.7143826">
                <text:p>5.7143826</text:p>
              </table:table-cell>
              <table:table-cell office:value-type="float" office:value="2.0862982">
                <text:p>2.086298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5.7204804">
                <text:p>5.7204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.726575">
                <text:p>5.726575</text:p>
              </table:table-cell>
              <table:table-cell office:value-type="float" office:value="2.0893147">
                <text:p>2.089314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.7326665">
                <text:p>5.7326665</text:p>
              </table:table-cell>
              <table:table-cell office:value-type="float" office:value="2.0908422">
                <text:p>2.0908422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.738756">
                <text:p>5.738756</text:p>
              </table:table-cell>
              <table:table-cell office:value-type="float" office:value="2.0923824">
                <text:p>2.0923824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.744841">
                <text:p>5.744841</text:p>
              </table:table-cell>
              <table:table-cell office:value-type="float" office:value="2.0939353">
                <text:p>2.0939353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.7509227">
                <text:p>5.7509227</text:p>
              </table:table-cell>
              <table:table-cell office:value-type="float" office:value="2.095501">
                <text:p>2.09550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.757001">
                <text:p>5.757001</text:p>
              </table:table-cell>
              <table:table-cell office:value-type="float" office:value="2.0970793">
                <text:p>2.0970793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.763076">
                <text:p>5.763076</text:p>
              </table:table-cell>
              <table:table-cell office:value-type="float" office:value="2.09867">
                <text:p>2.09867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.769148">
                <text:p>5.769148</text:p>
              </table:table-cell>
              <table:table-cell office:value-type="float" office:value="2.1002738">
                <text:p>2.1002738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5.775216">
                <text:p>5.775216</text:p>
              </table:table-cell>
              <table:table-cell office:value-type="float" office:value="2.1018903">
                <text:p>2.101890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5.781281">
                <text:p>5.781281</text:p>
              </table:table-cell>
              <table:table-cell office:value-type="float" office:value="2.1035194">
                <text:p>2.1035194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5.7873425">
                <text:p>5.7873425</text:p>
              </table:table-cell>
              <table:table-cell office:value-type="float" office:value="2.1051612">
                <text:p>2.1051612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5.793401">
                <text:p>5.793401</text:p>
              </table:table-cell>
              <table:table-cell office:value-type="float" office:value="2.1068158">
                <text:p>2.106815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5.799455">
                <text:p>5.799455</text:p>
              </table:table-cell>
              <table:table-cell office:value-type="float" office:value="2.1084828">
                <text:p>2.1084828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5.805506">
                <text:p>5.805506</text:p>
              </table:table-cell>
              <table:table-cell office:value-type="float" office:value="2.1101627">
                <text:p>2.110162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.811554">
                <text:p>5.811554</text:p>
              </table:table-cell>
              <table:table-cell office:value-type="float" office:value="2.1118553">
                <text:p>2.111855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.817598">
                <text:p>5.817598</text:p>
              </table:table-cell>
              <table:table-cell office:value-type="float" office:value="2.1135604">
                <text:p>2.113560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.8236384">
                <text:p>5.8236384</text:p>
              </table:table-cell>
              <table:table-cell office:value-type="float" office:value="2.1152782">
                <text:p>2.1152782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5.829675">
                <text:p>5.829675</text:p>
              </table:table-cell>
              <table:table-cell office:value-type="float" office:value="2.1170087">
                <text:p>2.1170087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5.8357086">
                <text:p>5.8357086</text:p>
              </table:table-cell>
              <table:table-cell office:value-type="float" office:value="2.1187518">
                <text:p>2.1187518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5.8417377">
                <text:p>5.8417377</text:p>
              </table:table-cell>
              <table:table-cell office:value-type="float" office:value="2.1205075">
                <text:p>2.120507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5.847764">
                <text:p>5.847764</text:p>
              </table:table-cell>
              <table:table-cell office:value-type="float" office:value="2.1222758">
                <text:p>2.122275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5.853786">
                <text:p>5.853786</text:p>
              </table:table-cell>
              <table:table-cell office:value-type="float" office:value="2.1240568">
                <text:p>2.124056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5.859804">
                <text:p>5.859804</text:p>
              </table:table-cell>
              <table:table-cell office:value-type="float" office:value="2.1258502">
                <text:p>2.125850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5.865819">
                <text:p>5.865819</text:p>
              </table:table-cell>
              <table:table-cell office:value-type="float" office:value="2.1276565">
                <text:p>2.127656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5.8718295">
                <text:p>5.8718295</text:p>
              </table:table-cell>
              <table:table-cell office:value-type="float" office:value="2.129475">
                <text:p>2.12947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5.8778367">
                <text:p>5.8778367</text:p>
              </table:table-cell>
              <table:table-cell office:value-type="float" office:value="2.1313064">
                <text:p>2.1313064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5.88384">
                <text:p>5.88384</text:p>
              </table:table-cell>
              <table:table-cell office:value-type="float" office:value="2.1331503">
                <text:p>2.133150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5.889839">
                <text:p>5.889839</text:p>
              </table:table-cell>
              <table:table-cell office:value-type="float" office:value="2.1350067">
                <text:p>2.1350067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5.8958344">
                <text:p>5.8958344</text:p>
              </table:table-cell>
              <table:table-cell office:value-type="float" office:value="2.1368759">
                <text:p>2.136875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5.9018273">
                <text:p>5.9018273</text:p>
              </table:table-cell>
              <table:table-cell office:value-type="float" office:value="2.1387577">
                <text:p>2.138757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5.907815">
                <text:p>5.907815</text:p>
              </table:table-cell>
              <table:table-cell office:value-type="float" office:value="2.1406517">
                <text:p>2.1406517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5.9137983">
                <text:p>5.9137983</text:p>
              </table:table-cell>
              <table:table-cell office:value-type="float" office:value="2.1425583">
                <text:p>2.1425583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5.919778">
                <text:p>5.919778</text:p>
              </table:table-cell>
              <table:table-cell office:value-type="float" office:value="2.1444776">
                <text:p>2.144477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5.9257536">
                <text:p>5.9257536</text:p>
              </table:table-cell>
              <table:table-cell office:value-type="float" office:value="2.146409">
                <text:p>2.14640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5.931725">
                <text:p>5.931725</text:p>
              </table:table-cell>
              <table:table-cell office:value-type="float" office:value="2.1483533">
                <text:p>2.148353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5.937692">
                <text:p>5.937692</text:p>
              </table:table-cell>
              <table:table-cell office:value-type="float" office:value="2.15031">
                <text:p>2.1503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5.9436555">
                <text:p>5.9436555</text:p>
              </table:table-cell>
              <table:table-cell office:value-type="float" office:value="2.152279">
                <text:p>2.15227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5.9496145">
                <text:p>5.9496145</text:p>
              </table:table-cell>
              <table:table-cell office:value-type="float" office:value="2.1542606">
                <text:p>2.154260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5.9555693">
                <text:p>5.9555693</text:p>
              </table:table-cell>
              <table:table-cell office:value-type="float" office:value="2.1562548">
                <text:p>2.1562548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5.96152">
                <text:p>5.96152</text:p>
              </table:table-cell>
              <table:table-cell office:value-type="float" office:value="2.1582613">
                <text:p>2.1582613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5.967467">
                <text:p>5.967467</text:p>
              </table:table-cell>
              <table:table-cell office:value-type="float" office:value="2.1602802">
                <text:p>2.160280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5.973409">
                <text:p>5.973409</text:p>
              </table:table-cell>
              <table:table-cell office:value-type="float" office:value="2.1623118">
                <text:p>2.162311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5.979347">
                <text:p>5.979347</text:p>
              </table:table-cell>
              <table:table-cell office:value-type="float" office:value="2.1643555">
                <text:p>2.164355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5.985281">
                <text:p>5.985281</text:p>
              </table:table-cell>
              <table:table-cell office:value-type="float" office:value="2.1664119">
                <text:p>2.166411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5.99121">
                <text:p>5.99121</text:p>
              </table:table-cell>
              <table:table-cell office:value-type="float" office:value="2.1684806">
                <text:p>2.1684806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5.997135">
                <text:p>5.997135</text:p>
              </table:table-cell>
              <table:table-cell office:value-type="float" office:value="2.1705618">
                <text:p>2.1705618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.003056">
                <text:p>6.003056</text:p>
              </table:table-cell>
              <table:table-cell office:value-type="float" office:value="2.172655">
                <text:p>2.17265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.008972">
                <text:p>6.008972</text:p>
              </table:table-cell>
              <table:table-cell office:value-type="float" office:value="2.174761">
                <text:p>2.174761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.0148845">
                <text:p>6.0148845</text:p>
              </table:table-cell>
              <table:table-cell office:value-type="float" office:value="2.1768794">
                <text:p>2.176879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.020792">
                <text:p>6.020792</text:p>
              </table:table-cell>
              <table:table-cell office:value-type="float" office:value="2.1790102">
                <text:p>2.179010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.026695">
                <text:p>6.026695</text:p>
              </table:table-cell>
              <table:table-cell office:value-type="float" office:value="2.181153">
                <text:p>2.181153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.0325933">
                <text:p>6.0325933</text:p>
              </table:table-cell>
              <table:table-cell office:value-type="float" office:value="2.1833084">
                <text:p>2.1833084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.0384874">
                <text:p>6.0384874</text:p>
              </table:table-cell>
              <table:table-cell office:value-type="float" office:value="2.1854763">
                <text:p>2.185476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6.0443764">
                <text:p>6.0443764</text:p>
              </table:table-cell>
              <table:table-cell office:value-type="float" office:value="2.1876564">
                <text:p>2.1876564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6.0502615">
                <text:p>6.0502615</text:p>
              </table:table-cell>
              <table:table-cell office:value-type="float" office:value="2.1898484">
                <text:p>2.189848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6.056143">
                <text:p>6.056143</text:p>
              </table:table-cell>
              <table:table-cell office:value-type="float" office:value="2.1920538">
                <text:p>2.192053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6.0620184">
                <text:p>6.0620184</text:p>
              </table:table-cell>
              <table:table-cell office:value-type="float" office:value="2.1942708">
                <text:p>2.194270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6.067889">
                <text:p>6.067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6.0737557">
                <text:p>6.0737557</text:p>
              </table:table-cell>
              <table:table-cell office:value-type="float" office:value="2.1987417">
                <text:p>2.1987417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6.0796175">
                <text:p>6.0796175</text:p>
              </table:table-cell>
              <table:table-cell office:value-type="float" office:value="2.2009954">
                <text:p>2.200995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6.085474">
                <text:p>6.085474</text:p>
              </table:table-cell>
              <table:table-cell office:value-type="float" office:value="2.2032616">
                <text:p>2.2032616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6.091326">
                <text:p>6.091326</text:p>
              </table:table-cell>
              <table:table-cell office:value-type="float" office:value="2.20554">
                <text:p>2.20554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6.0971737">
                <text:p>6.0971737</text:p>
              </table:table-cell>
              <table:table-cell office:value-type="float" office:value="2.2078307">
                <text:p>2.2078307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6.103016">
                <text:p>6.103016</text:p>
              </table:table-cell>
              <table:table-cell office:value-type="float" office:value="2.2101333">
                <text:p>2.2101333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6.1088533">
                <text:p>6.1088533</text:p>
              </table:table-cell>
              <table:table-cell office:value-type="float" office:value="2.2124486">
                <text:p>2.2124486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6.1146865">
                <text:p>6.1146865</text:p>
              </table:table-cell>
              <table:table-cell office:value-type="float" office:value="2.2147758">
                <text:p>2.2147758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6.1205144">
                <text:p>6.1205144</text:p>
              </table:table-cell>
              <table:table-cell office:value-type="float" office:value="2.2171152">
                <text:p>2.217115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6.126337">
                <text:p>6.126337</text:p>
              </table:table-cell>
              <table:table-cell office:value-type="float" office:value="2.219467">
                <text:p>2.219467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6.1321554">
                <text:p>6.1321554</text:p>
              </table:table-cell>
              <table:table-cell office:value-type="float" office:value="2.2218308">
                <text:p>2.2218308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6.1379685">
                <text:p>6.1379685</text:p>
              </table:table-cell>
              <table:table-cell office:value-type="float" office:value="2.224207">
                <text:p>2.224207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6.143777">
                <text:p>6.143777</text:p>
              </table:table-cell>
              <table:table-cell office:value-type="float" office:value="2.226595">
                <text:p>2.22659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6.1495795">
                <text:p>6.1495795</text:p>
              </table:table-cell>
              <table:table-cell office:value-type="float" office:value="2.2289953">
                <text:p>2.228995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6.155378">
                <text:p>6.155378</text:p>
              </table:table-cell>
              <table:table-cell office:value-type="float" office:value="2.2314079">
                <text:p>2.231407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6.161171">
                <text:p>6.161171</text:p>
              </table:table-cell>
              <table:table-cell office:value-type="float" office:value="2.2338324">
                <text:p>2.2338324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6.166959">
                <text:p>6.166959</text:p>
              </table:table-cell>
              <table:table-cell office:value-type="float" office:value="2.2362695">
                <text:p>2.236269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6.1727414">
                <text:p>6.1727414</text:p>
              </table:table-cell>
              <table:table-cell office:value-type="float" office:value="2.2387183">
                <text:p>2.2387183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6.1785192">
                <text:p>6.1785192</text:p>
              </table:table-cell>
              <table:table-cell office:value-type="float" office:value="2.241179">
                <text:p>2.241179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.184292">
                <text:p>6.184292</text:p>
              </table:table-cell>
              <table:table-cell office:value-type="float" office:value="2.2436523">
                <text:p>2.243652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.1900587">
                <text:p>6.1900587</text:p>
              </table:table-cell>
              <table:table-cell office:value-type="float" office:value="2.2461374">
                <text:p>2.2461374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6.195821">
                <text:p>6.195821</text:p>
              </table:table-cell>
              <table:table-cell office:value-type="float" office:value="2.2486346">
                <text:p>2.248634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6.201578">
                <text:p>6.201578</text:p>
              </table:table-cell>
              <table:table-cell office:value-type="float" office:value="2.251144">
                <text:p>2.251144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6.2073307">
                <text:p>6.2073307</text:p>
              </table:table-cell>
              <table:table-cell office:value-type="float" office:value="2.2536657">
                <text:p>2.2536657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.213077">
                <text:p>6.213077</text:p>
              </table:table-cell>
              <table:table-cell office:value-type="float" office:value="2.2561991">
                <text:p>2.256199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6.218818">
                <text:p>6.218818</text:p>
              </table:table-cell>
              <table:table-cell office:value-type="float" office:value="2.2587442">
                <text:p>2.258744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6.2245536">
                <text:p>6.2245536</text:p>
              </table:table-cell>
              <table:table-cell office:value-type="float" office:value="2.2613018">
                <text:p>2.261301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6.2302837">
                <text:p>6.2302837</text:p>
              </table:table-cell>
              <table:table-cell office:value-type="float" office:value="2.2638712">
                <text:p>2.263871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6.2360086">
                <text:p>6.2360086</text:p>
              </table:table-cell>
              <table:table-cell office:value-type="float" office:value="2.2664523">
                <text:p>2.266452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6.2417283">
                <text:p>6.2417283</text:p>
              </table:table-cell>
              <table:table-cell office:value-type="float" office:value="2.2690458">
                <text:p>2.2690458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6.2474422">
                <text:p>6.2474422</text:p>
              </table:table-cell>
              <table:table-cell office:value-type="float" office:value="2.271651">
                <text:p>2.27165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6.253151">
                <text:p>6.253151</text:p>
              </table:table-cell>
              <table:table-cell office:value-type="float" office:value="2.2742684">
                <text:p>2.274268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6.258854">
                <text:p>6.258854</text:p>
              </table:table-cell>
              <table:table-cell office:value-type="float" office:value="2.2768977">
                <text:p>2.2768977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6.2645516">
                <text:p>6.2645516</text:p>
              </table:table-cell>
              <table:table-cell office:value-type="float" office:value="2.2795386">
                <text:p>2.2795386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6.2702436">
                <text:p>6.2702436</text:p>
              </table:table-cell>
              <table:table-cell office:value-type="float" office:value="2.2821918">
                <text:p>2.282191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6.27593">
                <text:p>6.27593</text:p>
              </table:table-cell>
              <table:table-cell office:value-type="float" office:value="2.2848568">
                <text:p>2.284856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.2816105">
                <text:p>6.2816105</text:p>
              </table:table-cell>
              <table:table-cell office:value-type="float" office:value="2.2875338">
                <text:p>2.2875338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6.287286">
                <text:p>6.287286</text:p>
              </table:table-cell>
              <table:table-cell office:value-type="float" office:value="2.2902224">
                <text:p>2.290222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6.2929554">
                <text:p>6.2929554</text:p>
              </table:table-cell>
              <table:table-cell office:value-type="float" office:value="2.292923">
                <text:p>2.29292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6.2986193">
                <text:p>6.2986193</text:p>
              </table:table-cell>
              <table:table-cell office:value-type="float" office:value="2.2956357">
                <text:p>2.2956357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6.304278">
                <text:p>6.304278</text:p>
              </table:table-cell>
              <table:table-cell office:value-type="float" office:value="2.2983599">
                <text:p>2.298359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6.3099303">
                <text:p>6.3099303</text:p>
              </table:table-cell>
              <table:table-cell office:value-type="float" office:value="2.301096">
                <text:p>2.301096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6.315577">
                <text:p>6.315577</text:p>
              </table:table-cell>
              <table:table-cell office:value-type="float" office:value="2.303844">
                <text:p>2.30384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.321218">
                <text:p>6.321218</text:p>
              </table:table-cell>
              <table:table-cell office:value-type="float" office:value="2.306604">
                <text:p>2.30660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6.3268533">
                <text:p>6.3268533</text:p>
              </table:table-cell>
              <table:table-cell office:value-type="float" office:value="2.3093755">
                <text:p>2.309375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6.332483">
                <text:p>6.332483</text:p>
              </table:table-cell>
              <table:table-cell office:value-type="float" office:value="2.3121588">
                <text:p>2.312158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.338106">
                <text:p>6.338106</text:p>
              </table:table-cell>
              <table:table-cell office:value-type="float" office:value="2.314954">
                <text:p>2.31495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.3437243">
                <text:p>6.3437243</text:p>
              </table:table-cell>
              <table:table-cell office:value-type="float" office:value="2.3177612">
                <text:p>2.317761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.3493357">
                <text:p>6.3493357</text:p>
              </table:table-cell>
              <table:table-cell office:value-type="float" office:value="2.3205798">
                <text:p>2.3205798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.3549433">
                <text:p>6.3549433</text:p>
              </table:table-cell>
              <table:table-cell office:value-type="float" office:value="2.323411">
                <text:p>2.32341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.3605433">
                <text:p>6.3605433</text:p>
              </table:table-cell>
              <table:table-cell office:value-type="float" office:value="2.326253">
                <text:p>2.32625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.366137">
                <text:p>6.366137</text:p>
              </table:table-cell>
              <table:table-cell office:value-type="float" office:value="2.329107">
                <text:p>2.329107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.371725">
                <text:p>6.371725</text:p>
              </table:table-cell>
              <table:table-cell office:value-type="float" office:value="2.3319726">
                <text:p>2.3319726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.377307">
                <text:p>6.377307</text:p>
              </table:table-cell>
              <table:table-cell office:value-type="float" office:value="2.3348498">
                <text:p>2.3348498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6.382883">
                <text:p>6.382883</text:p>
              </table:table-cell>
              <table:table-cell office:value-type="float" office:value="2.337739">
                <text:p>2.337739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6.388453">
                <text:p>6.388453</text:p>
              </table:table-cell>
              <table:table-cell office:value-type="float" office:value="2.3406396">
                <text:p>2.340639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.3940167">
                <text:p>6.3940167</text:p>
              </table:table-cell>
              <table:table-cell office:value-type="float" office:value="2.3435519">
                <text:p>2.343551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.3995743">
                <text:p>6.3995743</text:p>
              </table:table-cell>
              <table:table-cell office:value-type="float" office:value="2.3464758">
                <text:p>2.3464758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.405126">
                <text:p>6.405126</text:p>
              </table:table-cell>
              <table:table-cell office:value-type="float" office:value="2.3494112">
                <text:p>2.349411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.410671">
                <text:p>6.410671</text:p>
              </table:table-cell>
              <table:table-cell office:value-type="float" office:value="2.3523583">
                <text:p>2.352358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.416211">
                <text:p>6.416211</text:p>
              </table:table-cell>
              <table:table-cell office:value-type="float" office:value="2.355317">
                <text:p>2.355317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.421744">
                <text:p>6.421744</text:p>
              </table:table-cell>
              <table:table-cell office:value-type="float" office:value="2.3582876">
                <text:p>2.358287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.427271">
                <text:p>6.427271</text:p>
              </table:table-cell>
              <table:table-cell office:value-type="float" office:value="2.3612695">
                <text:p>2.361269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.432791">
                <text:p>6.432791</text:p>
              </table:table-cell>
              <table:table-cell office:value-type="float" office:value="2.364263">
                <text:p>2.36426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6.4383054">
                <text:p>6.4383054</text:p>
              </table:table-cell>
              <table:table-cell office:value-type="float" office:value="2.367268">
                <text:p>2.36726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.4438133">
                <text:p>6.4438133</text:p>
              </table:table-cell>
              <table:table-cell office:value-type="float" office:value="2.3702846">
                <text:p>2.370284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.449315">
                <text:p>6.449315</text:p>
              </table:table-cell>
              <table:table-cell office:value-type="float" office:value="2.373313">
                <text:p>2.37331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6.4548106">
                <text:p>6.4548106</text:p>
              </table:table-cell>
              <table:table-cell office:value-type="float" office:value="2.3763523">
                <text:p>2.3763523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6.4602995">
                <text:p>6.4602995</text:p>
              </table:table-cell>
              <table:table-cell office:value-type="float" office:value="2.3794036">
                <text:p>2.379403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6.465782">
                <text:p>6.465782</text:p>
              </table:table-cell>
              <table:table-cell office:value-type="float" office:value="2.3824663">
                <text:p>2.382466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6.471258">
                <text:p>6.471258</text:p>
              </table:table-cell>
              <table:table-cell office:value-type="float" office:value="2.3855402">
                <text:p>2.385540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6.4767275">
                <text:p>6.4767275</text:p>
              </table:table-cell>
              <table:table-cell office:value-type="float" office:value="2.3886259">
                <text:p>2.3886259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6.482191">
                <text:p>6.482191</text:p>
              </table:table-cell>
              <table:table-cell office:value-type="float" office:value="2.3917227">
                <text:p>2.3917227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6.4876475">
                <text:p>6.4876475</text:p>
              </table:table-cell>
              <table:table-cell office:value-type="float" office:value="2.3948312">
                <text:p>2.394831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.493098">
                <text:p>6.493098</text:p>
              </table:table-cell>
              <table:table-cell office:value-type="float" office:value="2.397951">
                <text:p>2.39795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6.498543">
                <text:p>6.498543</text:p>
              </table:table-cell>
              <table:table-cell office:value-type="float" office:value="2.401083">
                <text:p>2.401083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6.5039797">
                <text:p>6.5039797</text:p>
              </table:table-cell>
              <table:table-cell office:value-type="float" office:value="2.4042256">
                <text:p>2.404225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6.50941">
                <text:p>6.50941</text:p>
              </table:table-cell>
              <table:table-cell office:value-type="float" office:value="2.4073794">
                <text:p>2.4073794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6.514834">
                <text:p>6.514834</text:p>
              </table:table-cell>
              <table:table-cell office:value-type="float" office:value="2.4105449">
                <text:p>2.4105449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6.5202513">
                <text:p>6.5202513</text:p>
              </table:table-cell>
              <table:table-cell office:value-type="float" office:value="2.4137216">
                <text:p>2.413721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6.5256615">
                <text:p>6.5256615</text:p>
              </table:table-cell>
              <table:table-cell office:value-type="float" office:value="2.4169095">
                <text:p>2.4169095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6.531066">
                <text:p>6.531066</text:p>
              </table:table-cell>
              <table:table-cell office:value-type="float" office:value="2.4201088">
                <text:p>2.4201088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6.536463">
                <text:p>6.536463</text:p>
              </table:table-cell>
              <table:table-cell office:value-type="float" office:value="2.4233196">
                <text:p>2.4233196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6.5418534">
                <text:p>6.5418534</text:p>
              </table:table-cell>
              <table:table-cell office:value-type="float" office:value="2.4265416">
                <text:p>2.4265416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6.547237">
                <text:p>6.547237</text:p>
              </table:table-cell>
              <table:table-cell office:value-type="float" office:value="2.4297748">
                <text:p>2.429774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6.5526137">
                <text:p>6.5526137</text:p>
              </table:table-cell>
              <table:table-cell office:value-type="float" office:value="2.4330192">
                <text:p>2.433019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6.557984">
                <text:p>6.557984</text:p>
              </table:table-cell>
              <table:table-cell office:value-type="float" office:value="2.436275">
                <text:p>2.43627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6.563347">
                <text:p>6.563347</text:p>
              </table:table-cell>
              <table:table-cell office:value-type="float" office:value="2.439542">
                <text:p>2.43954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6.5687037">
                <text:p>6.5687037</text:p>
              </table:table-cell>
              <table:table-cell office:value-type="float" office:value="2.44282">
                <text:p>2.44282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6.574053">
                <text:p>6.574053</text:p>
              </table:table-cell>
              <table:table-cell office:value-type="float" office:value="2.4461095">
                <text:p>2.446109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6.579396">
                <text:p>6.579396</text:p>
              </table:table-cell>
              <table:table-cell office:value-type="float" office:value="2.44941">
                <text:p>2.4494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6.5847316">
                <text:p>6.5847316</text:p>
              </table:table-cell>
              <table:table-cell office:value-type="float" office:value="2.4527218">
                <text:p>2.452721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6.59006">
                <text:p>6.59006</text:p>
              </table:table-cell>
              <table:table-cell office:value-type="float" office:value="2.4560447">
                <text:p>2.4560447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6.595382">
                <text:p>6.595382</text:p>
              </table:table-cell>
              <table:table-cell office:value-type="float" office:value="2.459379">
                <text:p>2.45937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6.600697">
                <text:p>6.600697</text:p>
              </table:table-cell>
              <table:table-cell office:value-type="float" office:value="2.462724">
                <text:p>2.462724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6.6060047">
                <text:p>6.6060047</text:p>
              </table:table-cell>
              <table:table-cell office:value-type="float" office:value="2.4660802">
                <text:p>2.4660802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6.6113057">
                <text:p>6.6113057</text:p>
              </table:table-cell>
              <table:table-cell office:value-type="float" office:value="2.4694476">
                <text:p>2.469447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6.616599">
                <text:p>6.616599</text:p>
              </table:table-cell>
              <table:table-cell office:value-type="float" office:value="2.4728262">
                <text:p>2.4728262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6.621886">
                <text:p>6.621886</text:p>
              </table:table-cell>
              <table:table-cell office:value-type="float" office:value="2.4762158">
                <text:p>2.4762158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6.6271653">
                <text:p>6.6271653</text:p>
              </table:table-cell>
              <table:table-cell office:value-type="float" office:value="2.4796166">
                <text:p>2.479616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6.6324377">
                <text:p>6.6324377</text:p>
              </table:table-cell>
              <table:table-cell office:value-type="float" office:value="2.4830284">
                <text:p>2.4830284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6.637703">
                <text:p>6.637703</text:p>
              </table:table-cell>
              <table:table-cell office:value-type="float" office:value="2.486451">
                <text:p>2.48645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6.6429625">
                <text:p>6.6429625</text:p>
              </table:table-cell>
              <table:table-cell office:value-type="float" office:value="2.4898853">
                <text:p>2.489885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6.6482134">
                <text:p>6.6482134</text:p>
              </table:table-cell>
              <table:table-cell office:value-type="float" office:value="2.49333">
                <text:p>2.4933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6.6534567">
                <text:p>6.6534567</text:p>
              </table:table-cell>
              <table:table-cell office:value-type="float" office:value="2.4967859">
                <text:p>2.4967859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6.6586933">
                <text:p>6.6586933</text:p>
              </table:table-cell>
              <table:table-cell office:value-type="float" office:value="2.5002525">
                <text:p>2.500252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6.6639223">
                <text:p>6.6639223</text:p>
              </table:table-cell>
              <table:table-cell office:value-type="float" office:value="2.5037303">
                <text:p>2.503730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6.669144">
                <text:p>6.669144</text:p>
              </table:table-cell>
              <table:table-cell office:value-type="float" office:value="2.5072188">
                <text:p>2.5072188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6.6743584">
                <text:p>6.6743584</text:p>
              </table:table-cell>
              <table:table-cell office:value-type="float" office:value="2.5107183">
                <text:p>2.5107183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6.679566">
                <text:p>6.679566</text:p>
              </table:table-cell>
              <table:table-cell office:value-type="float" office:value="2.5142288">
                <text:p>2.514228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6.684766">
                <text:p>6.684766</text:p>
              </table:table-cell>
              <table:table-cell office:value-type="float" office:value="2.51775">
                <text:p>2.5177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6.689958">
                <text:p>6.689958</text:p>
              </table:table-cell>
              <table:table-cell office:value-type="float" office:value="2.5212822">
                <text:p>2.521282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.6951427">
                <text:p>6.6951427</text:p>
              </table:table-cell>
              <table:table-cell office:value-type="float" office:value="2.5248253">
                <text:p>2.5248253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.7003207">
                <text:p>6.7003207</text:p>
              </table:table-cell>
              <table:table-cell office:value-type="float" office:value="2.528379">
                <text:p>2.528379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.705491">
                <text:p>6.705491</text:p>
              </table:table-cell>
              <table:table-cell office:value-type="float" office:value="2.5319438">
                <text:p>2.531943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.7106533">
                <text:p>6.7106533</text:p>
              </table:table-cell>
              <table:table-cell office:value-type="float" office:value="2.5355196">
                <text:p>2.5355196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.715809">
                <text:p>6.715809</text:p>
              </table:table-cell>
              <table:table-cell office:value-type="float" office:value="2.539106">
                <text:p>2.53910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.7209563">
                <text:p>6.7209563</text:p>
              </table:table-cell>
              <table:table-cell office:value-type="float" office:value="2.5427027">
                <text:p>2.542702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.726096">
                <text:p>6.726096</text:p>
              </table:table-cell>
              <table:table-cell office:value-type="float" office:value="2.5463107">
                <text:p>2.546310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.731229">
                <text:p>6.731229</text:p>
              </table:table-cell>
              <table:table-cell office:value-type="float" office:value="2.5499294">
                <text:p>2.549929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6.736354">
                <text:p>6.736354</text:p>
              </table:table-cell>
              <table:table-cell office:value-type="float" office:value="2.5535588">
                <text:p>2.553558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6.7414713">
                <text:p>6.7414713</text:p>
              </table:table-cell>
              <table:table-cell office:value-type="float" office:value="2.557199">
                <text:p>2.55719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6.746581">
                <text:p>6.746581</text:p>
              </table:table-cell>
              <table:table-cell office:value-type="float" office:value="2.5608497">
                <text:p>2.5608497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6.751683">
                <text:p>6.751683</text:p>
              </table:table-cell>
              <table:table-cell office:value-type="float" office:value="2.564511">
                <text:p>2.56451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6.756778">
                <text:p>6.756778</text:p>
              </table:table-cell>
              <table:table-cell office:value-type="float" office:value="2.5681832">
                <text:p>2.568183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6.761864">
                <text:p>6.761864</text:p>
              </table:table-cell>
              <table:table-cell office:value-type="float" office:value="2.571866">
                <text:p>2.57186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6.766943">
                <text:p>6.766943</text:p>
              </table:table-cell>
              <table:table-cell office:value-type="float" office:value="2.5755596">
                <text:p>2.5755596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6.7720146">
                <text:p>6.7720146</text:p>
              </table:table-cell>
              <table:table-cell office:value-type="float" office:value="2.5792637">
                <text:p>2.579263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6.777079">
                <text:p>6.777079</text:p>
              </table:table-cell>
              <table:table-cell office:value-type="float" office:value="2.5829792">
                <text:p>2.5829792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6.782135">
                <text:p>6.782135</text:p>
              </table:table-cell>
              <table:table-cell office:value-type="float" office:value="2.5867045">
                <text:p>2.5867045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6.787183">
                <text:p>6.787183</text:p>
              </table:table-cell>
              <table:table-cell office:value-type="float" office:value="2.5904403">
                <text:p>2.5904403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.792223">
                <text:p>6.792223</text:p>
              </table:table-cell>
              <table:table-cell office:value-type="float" office:value="2.5941868">
                <text:p>2.594186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.797255">
                <text:p>6.797255</text:p>
              </table:table-cell>
              <table:table-cell office:value-type="float" office:value="2.5979435">
                <text:p>2.597943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.8022795">
                <text:p>6.8022795</text:p>
              </table:table-cell>
              <table:table-cell office:value-type="float" office:value="2.6017113">
                <text:p>2.6017113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6.807296">
                <text:p>6.807296</text:p>
              </table:table-cell>
              <table:table-cell office:value-type="float" office:value="2.6054893">
                <text:p>2.605489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6.8123045">
                <text:p>6.8123045</text:p>
              </table:table-cell>
              <table:table-cell office:value-type="float" office:value="2.6092777">
                <text:p>2.6092777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6.8173046">
                <text:p>6.8173046</text:p>
              </table:table-cell>
              <table:table-cell office:value-type="float" office:value="2.6130767">
                <text:p>2.6130767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6.8222976">
                <text:p>6.8222976</text:p>
              </table:table-cell>
              <table:table-cell office:value-type="float" office:value="2.6168861">
                <text:p>2.616886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6.827282">
                <text:p>6.827282</text:p>
              </table:table-cell>
              <table:table-cell office:value-type="float" office:value="2.6207058">
                <text:p>2.620705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6.8322587">
                <text:p>6.8322587</text:p>
              </table:table-cell>
              <table:table-cell office:value-type="float" office:value="2.624536">
                <text:p>2.624536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6.837227">
                <text:p>6.837227</text:p>
              </table:table-cell>
              <table:table-cell office:value-type="float" office:value="2.628377">
                <text:p>2.628377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6.842188">
                <text:p>6.842188</text:p>
              </table:table-cell>
              <table:table-cell office:value-type="float" office:value="2.632228">
                <text:p>2.63222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6.8471403">
                <text:p>6.8471403</text:p>
              </table:table-cell>
              <table:table-cell office:value-type="float" office:value="2.6360893">
                <text:p>2.6360893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6.852084">
                <text:p>6.852084</text:p>
              </table:table-cell>
              <table:table-cell office:value-type="float" office:value="2.6399612">
                <text:p>2.639961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6.857021">
                <text:p>6.857021</text:p>
              </table:table-cell>
              <table:table-cell office:value-type="float" office:value="2.6438434">
                <text:p>2.6438434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6.861949">
                <text:p>6.861949</text:p>
              </table:table-cell>
              <table:table-cell office:value-type="float" office:value="2.647736">
                <text:p>2.647736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6.866869">
                <text:p>6.866869</text:p>
              </table:table-cell>
              <table:table-cell office:value-type="float" office:value="2.6516387">
                <text:p>2.6516387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6.8717804">
                <text:p>6.8717804</text:p>
              </table:table-cell>
              <table:table-cell office:value-type="float" office:value="2.6555517">
                <text:p>2.655551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6.876684">
                <text:p>6.876684</text:p>
              </table:table-cell>
              <table:table-cell office:value-type="float" office:value="2.659475">
                <text:p>2.65947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6.8815794">
                <text:p>6.8815794</text:p>
              </table:table-cell>
              <table:table-cell office:value-type="float" office:value="2.6634088">
                <text:p>2.6634088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6.8864665">
                <text:p>6.8864665</text:p>
              </table:table-cell>
              <table:table-cell office:value-type="float" office:value="2.6673527">
                <text:p>2.6673527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6.8913455">
                <text:p>6.8913455</text:p>
              </table:table-cell>
              <table:table-cell office:value-type="float" office:value="2.6713066">
                <text:p>2.6713066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6.896216">
                <text:p>6.896216</text:p>
              </table:table-cell>
              <table:table-cell office:value-type="float" office:value="2.675271">
                <text:p>2.67527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6.901078">
                <text:p>6.901078</text:p>
              </table:table-cell>
              <table:table-cell office:value-type="float" office:value="2.6792455">
                <text:p>2.6792455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6.9059334">
                <text:p>6.9059334</text:p>
              </table:table-cell>
              <table:table-cell office:value-type="float" office:value="2.683231">
                <text:p>2.683231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6.910779">
                <text:p>6.910779</text:p>
              </table:table-cell>
              <table:table-cell office:value-type="float" office:value="2.6872258">
                <text:p>2.687225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6.915616">
                <text:p>6.915616</text:p>
              </table:table-cell>
              <table:table-cell office:value-type="float" office:value="2.6912308">
                <text:p>2.691230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6.9204445">
                <text:p>6.9204445</text:p>
              </table:table-cell>
              <table:table-cell office:value-type="float" office:value="2.6952457">
                <text:p>2.695245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6.9252653">
                <text:p>6.9252653</text:p>
              </table:table-cell>
              <table:table-cell office:value-type="float" office:value="2.6992707">
                <text:p>2.699270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6.930077">
                <text:p>6.930077</text:p>
              </table:table-cell>
              <table:table-cell office:value-type="float" office:value="2.7033062">
                <text:p>2.703306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6.9348803">
                <text:p>6.9348803</text:p>
              </table:table-cell>
              <table:table-cell office:value-type="float" office:value="2.7073514">
                <text:p>2.7073514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6.9396753">
                <text:p>6.9396753</text:p>
              </table:table-cell>
              <table:table-cell office:value-type="float" office:value="2.7114067">
                <text:p>2.7114067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6.944462">
                <text:p>6.944462</text:p>
              </table:table-cell>
              <table:table-cell office:value-type="float" office:value="2.7154722">
                <text:p>2.7154722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6.9492397">
                <text:p>6.9492397</text:p>
              </table:table-cell>
              <table:table-cell office:value-type="float" office:value="2.7195475">
                <text:p>2.7195475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.954009">
                <text:p>6.954009</text:p>
              </table:table-cell>
              <table:table-cell office:value-type="float" office:value="2.7236328">
                <text:p>2.723632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.9587703">
                <text:p>6.9587703</text:p>
              </table:table-cell>
              <table:table-cell office:value-type="float" office:value="2.7277281">
                <text:p>2.727728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.9635224">
                <text:p>6.9635224</text:p>
              </table:table-cell>
              <table:table-cell office:value-type="float" office:value="2.7318335">
                <text:p>2.731833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.968266">
                <text:p>6.968266</text:p>
              </table:table-cell>
              <table:table-cell office:value-type="float" office:value="2.7359486">
                <text:p>2.7359486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.9730015">
                <text:p>6.9730015</text:p>
              </table:table-cell>
              <table:table-cell office:value-type="float" office:value="2.740074">
                <text:p>2.740074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.977728">
                <text:p>6.977728</text:p>
              </table:table-cell>
              <table:table-cell office:value-type="float" office:value="2.7442088">
                <text:p>2.7442088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.9824452">
                <text:p>6.9824452</text:p>
              </table:table-cell>
              <table:table-cell office:value-type="float" office:value="2.748354">
                <text:p>2.74835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.9871545">
                <text:p>6.9871545</text:p>
              </table:table-cell>
              <table:table-cell office:value-type="float" office:value="2.7525086">
                <text:p>2.7525086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.9918547">
                <text:p>6.9918547</text:p>
              </table:table-cell>
              <table:table-cell office:value-type="float" office:value="2.7566733">
                <text:p>2.756673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.9965467">
                <text:p>6.9965467</text:p>
              </table:table-cell>
              <table:table-cell office:value-type="float" office:value="2.760848">
                <text:p>2.760848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7.0012293">
                <text:p>7.0012293</text:p>
              </table:table-cell>
              <table:table-cell office:value-type="float" office:value="2.7650323">
                <text:p>2.7650323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7.0059032">
                <text:p>7.0059032</text:p>
              </table:table-cell>
              <table:table-cell office:value-type="float" office:value="2.7692263">
                <text:p>2.7692263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7.0105686">
                <text:p>7.0105686</text:p>
              </table:table-cell>
              <table:table-cell office:value-type="float" office:value="2.77343">
                <text:p>2.7734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7.0152254">
                <text:p>7.0152254</text:p>
              </table:table-cell>
              <table:table-cell office:value-type="float" office:value="2.7776437">
                <text:p>2.7776437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7.0198727">
                <text:p>7.0198727</text:p>
              </table:table-cell>
              <table:table-cell office:value-type="float" office:value="2.781867">
                <text:p>2.781867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7.024512">
                <text:p>7.024512</text:p>
              </table:table-cell>
              <table:table-cell office:value-type="float" office:value="2.7861001">
                <text:p>2.7861001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7.029143">
                <text:p>7.029143</text:p>
              </table:table-cell>
              <table:table-cell office:value-type="float" office:value="2.790344">
                <text:p>2.790344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7.033764">
                <text:p>7.033764</text:p>
              </table:table-cell>
              <table:table-cell office:value-type="float" office:value="2.7945964">
                <text:p>2.7945964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7.038376">
                <text:p>7.038376</text:p>
              </table:table-cell>
              <table:table-cell office:value-type="float" office:value="2.7988586">
                <text:p>2.7988586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7.0429792">
                <text:p>7.0429792</text:p>
              </table:table-cell>
              <table:table-cell office:value-type="float" office:value="2.8031301">
                <text:p>2.803130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7.047573">
                <text:p>7.047573</text:p>
              </table:table-cell>
              <table:table-cell office:value-type="float" office:value="2.8074117">
                <text:p>2.8074117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7.0521584">
                <text:p>7.0521584</text:p>
              </table:table-cell>
              <table:table-cell office:value-type="float" office:value="2.8117027">
                <text:p>2.811702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7.056735">
                <text:p>7.056735</text:p>
              </table:table-cell>
              <table:table-cell office:value-type="float" office:value="2.8160033">
                <text:p>2.816003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7.061302">
                <text:p>7.061302</text:p>
              </table:table-cell>
              <table:table-cell office:value-type="float" office:value="2.8203135">
                <text:p>2.8203135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7.0658607">
                <text:p>7.0658607</text:p>
              </table:table-cell>
              <table:table-cell office:value-type="float" office:value="2.8246334">
                <text:p>2.8246334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7.07041">
                <text:p>7.07041</text:p>
              </table:table-cell>
              <table:table-cell office:value-type="float" office:value="2.8289626">
                <text:p>2.8289626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7.07495">
                <text:p>7.07495</text:p>
              </table:table-cell>
              <table:table-cell office:value-type="float" office:value="2.8333013">
                <text:p>2.833301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7.079481">
                <text:p>7.079481</text:p>
              </table:table-cell>
              <table:table-cell office:value-type="float" office:value="2.8376496">
                <text:p>2.8376496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7.0840025">
                <text:p>7.0840025</text:p>
              </table:table-cell>
              <table:table-cell office:value-type="float" office:value="2.8420072">
                <text:p>2.8420072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7.0885158">
                <text:p>7.0885158</text:p>
              </table:table-cell>
              <table:table-cell office:value-type="float" office:value="2.8463745">
                <text:p>2.8463745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7.0930195">
                <text:p>7.0930195</text:p>
              </table:table-cell>
              <table:table-cell office:value-type="float" office:value="2.8507512">
                <text:p>2.850751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7.0975137">
                <text:p>7.0975137</text:p>
              </table:table-cell>
              <table:table-cell office:value-type="float" office:value="2.8551373">
                <text:p>2.855137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7.101999">
                <text:p>7.101999</text:p>
              </table:table-cell>
              <table:table-cell office:value-type="float" office:value="2.8595326">
                <text:p>2.8595326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7.106475">
                <text:p>7.106475</text:p>
              </table:table-cell>
              <table:table-cell office:value-type="float" office:value="2.8639376">
                <text:p>2.863937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7.110942">
                <text:p>7.110942</text:p>
              </table:table-cell>
              <table:table-cell office:value-type="float" office:value="2.8683517">
                <text:p>2.8683517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7.1153994">
                <text:p>7.1153994</text:p>
              </table:table-cell>
              <table:table-cell office:value-type="float" office:value="2.8727753">
                <text:p>2.872775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7.119848">
                <text:p>7.119848</text:p>
              </table:table-cell>
              <table:table-cell office:value-type="float" office:value="2.877208">
                <text:p>2.877208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7.1242867">
                <text:p>7.1242867</text:p>
              </table:table-cell>
              <table:table-cell office:value-type="float" office:value="2.8816504">
                <text:p>2.881650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7.1287165">
                <text:p>7.1287165</text:p>
              </table:table-cell>
              <table:table-cell office:value-type="float" office:value="2.8861017">
                <text:p>2.886101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7.1331367">
                <text:p>7.1331367</text:p>
              </table:table-cell>
              <table:table-cell office:value-type="float" office:value="2.8905625">
                <text:p>2.890562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.137548">
                <text:p>7.137548</text:p>
              </table:table-cell>
              <table:table-cell office:value-type="float" office:value="2.8950324">
                <text:p>2.895032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.1419497">
                <text:p>7.1419497</text:p>
              </table:table-cell>
              <table:table-cell office:value-type="float" office:value="2.8995116">
                <text:p>2.8995116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.1463428">
                <text:p>7.1463428</text:p>
              </table:table-cell>
              <table:table-cell office:value-type="float" office:value="2.9040008">
                <text:p>2.904000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7.150726">
                <text:p>7.150726</text:p>
              </table:table-cell>
              <table:table-cell office:value-type="float" office:value="2.9084985">
                <text:p>2.9084985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7.155099">
                <text:p>7.155099</text:p>
              </table:table-cell>
              <table:table-cell office:value-type="float" office:value="2.913005">
                <text:p>2.91300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7.1594634">
                <text:p>7.1594634</text:p>
              </table:table-cell>
              <table:table-cell office:value-type="float" office:value="2.917521">
                <text:p>2.917521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7.163818">
                <text:p>7.163818</text:p>
              </table:table-cell>
              <table:table-cell office:value-type="float" office:value="2.922046">
                <text:p>2.9220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7.168163">
                <text:p>7.168163</text:p>
              </table:table-cell>
              <table:table-cell office:value-type="float" office:value="2.9265802">
                <text:p>2.926580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7.1724987">
                <text:p>7.1724987</text:p>
              </table:table-cell>
              <table:table-cell office:value-type="float" office:value="2.9311233">
                <text:p>2.931123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7.1768246">
                <text:p>7.1768246</text:p>
              </table:table-cell>
              <table:table-cell office:value-type="float" office:value="2.9356756">
                <text:p>2.935675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7.181141">
                <text:p>7.181141</text:p>
              </table:table-cell>
              <table:table-cell office:value-type="float" office:value="2.940237">
                <text:p>2.940237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7.1854477">
                <text:p>7.1854477</text:p>
              </table:table-cell>
              <table:table-cell office:value-type="float" office:value="2.9448073">
                <text:p>2.9448073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7.189745">
                <text:p>7.189745</text:p>
              </table:table-cell>
              <table:table-cell office:value-type="float" office:value="2.9493866">
                <text:p>2.9493866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7.194033">
                <text:p>7.194033</text:p>
              </table:table-cell>
              <table:table-cell office:value-type="float" office:value="2.9539747">
                <text:p>2.953974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7.1983113">
                <text:p>7.1983113</text:p>
              </table:table-cell>
              <table:table-cell office:value-type="float" office:value="2.9585721">
                <text:p>2.9585721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7.2025795">
                <text:p>7.2025795</text:p>
              </table:table-cell>
              <table:table-cell office:value-type="float" office:value="2.9631784">
                <text:p>2.963178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7.2068386">
                <text:p>7.2068386</text:p>
              </table:table-cell>
              <table:table-cell office:value-type="float" office:value="2.9677935">
                <text:p>2.9677935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7.211088">
                <text:p>7.211088</text:p>
              </table:table-cell>
              <table:table-cell office:value-type="float" office:value="2.9724176">
                <text:p>2.9724176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7.2153273">
                <text:p>7.2153273</text:p>
              </table:table-cell>
              <table:table-cell office:value-type="float" office:value="2.9770505">
                <text:p>2.9770505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7.2195573">
                <text:p>7.2195573</text:p>
              </table:table-cell>
              <table:table-cell office:value-type="float" office:value="2.9816923">
                <text:p>2.981692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7.2237773">
                <text:p>7.2237773</text:p>
              </table:table-cell>
              <table:table-cell office:value-type="float" office:value="2.986343">
                <text:p>2.986343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7.227988">
                <text:p>7.227988</text:p>
              </table:table-cell>
              <table:table-cell office:value-type="float" office:value="2.9910026">
                <text:p>2.9910026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7.232188">
                <text:p>7.232188</text:p>
              </table:table-cell>
              <table:table-cell office:value-type="float" office:value="2.9956708">
                <text:p>2.9956708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7.236379">
                <text:p>7.236379</text:p>
              </table:table-cell>
              <table:table-cell office:value-type="float" office:value="3.0003476">
                <text:p>3.000347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7.24056">
                <text:p>7.24056</text:p>
              </table:table-cell>
              <table:table-cell office:value-type="float" office:value="3.0050335">
                <text:p>3.005033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7.244731">
                <text:p>7.244731</text:p>
              </table:table-cell>
              <table:table-cell office:value-type="float" office:value="3.0097282">
                <text:p>3.0097282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7.248893">
                <text:p>7.248893</text:p>
              </table:table-cell>
              <table:table-cell office:value-type="float" office:value="3.0144315">
                <text:p>3.0144315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7.253044">
                <text:p>7.253044</text:p>
              </table:table-cell>
              <table:table-cell office:value-type="float" office:value="3.0191433">
                <text:p>3.019143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7.2571864">
                <text:p>7.2571864</text:p>
              </table:table-cell>
              <table:table-cell office:value-type="float" office:value="3.0238652">
                <text:p>3.023865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7.261318">
                <text:p>7.261318</text:p>
              </table:table-cell>
              <table:table-cell office:value-type="float" office:value="3.0285945">
                <text:p>3.028594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7.26544">
                <text:p>7.26544</text:p>
              </table:table-cell>
              <table:table-cell office:value-type="float" office:value="3.0333323">
                <text:p>3.0333323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.269552">
                <text:p>7.269552</text:p>
              </table:table-cell>
              <table:table-cell office:value-type="float" office:value="3.038079">
                <text:p>3.03807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7.273654">
                <text:p>7.273654</text:p>
              </table:table-cell>
              <table:table-cell office:value-type="float" office:value="3.0428343">
                <text:p>3.0428343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7.277746">
                <text:p>7.277746</text:p>
              </table:table-cell>
              <table:table-cell office:value-type="float" office:value="3.0475981">
                <text:p>3.047598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7.281828">
                <text:p>7.281828</text:p>
              </table:table-cell>
              <table:table-cell office:value-type="float" office:value="3.0523705">
                <text:p>3.052370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NaN">
                <text:p>NaN</text:p>
              </table:table-cell>
              <table:table-cell office:value-type="float" office:value="3.0571513">
                <text:p>3.0571513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7.289962">
                <text:p>7.289962</text:p>
              </table:table-cell>
              <table:table-cell office:value-type="float" office:value="3.0619407">
                <text:p>3.061940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7.294014">
                <text:p>7.294014</text:p>
              </table:table-cell>
              <table:table-cell office:value-type="float" office:value="3.0667386">
                <text:p>3.0667386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7.2980556">
                <text:p>7.2980556</text:p>
              </table:table-cell>
              <table:table-cell office:value-type="float" office:value="3.071545">
                <text:p>3.07154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7.302088">
                <text:p>7.302088</text:p>
              </table:table-cell>
              <table:table-cell office:value-type="float" office:value="3.0763595">
                <text:p>3.076359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7.3061094">
                <text:p>7.3061094</text:p>
              </table:table-cell>
              <table:table-cell office:value-type="float" office:value="3.0811827">
                <text:p>3.0811827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7.310121">
                <text:p>7.310121</text:p>
              </table:table-cell>
              <table:table-cell office:value-type="float" office:value="3.0860143">
                <text:p>3.0860143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7.314122">
                <text:p>7.314122</text:p>
              </table:table-cell>
              <table:table-cell office:value-type="float" office:value="3.0908544">
                <text:p>3.090854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.318114">
                <text:p>7.318114</text:p>
              </table:table-cell>
              <table:table-cell office:value-type="float" office:value="3.0957026">
                <text:p>3.0957026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7.322095">
                <text:p>7.322095</text:p>
              </table:table-cell>
              <table:table-cell office:value-type="float" office:value="3.1005592">
                <text:p>3.1005592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.326066">
                <text:p>7.326066</text:p>
              </table:table-cell>
              <table:table-cell office:value-type="float" office:value="3.1054244">
                <text:p>3.105424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7.3300266">
                <text:p>7.3300266</text:p>
              </table:table-cell>
              <table:table-cell office:value-type="float" office:value="3.1102977">
                <text:p>3.110297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7.3339777">
                <text:p>7.3339777</text:p>
              </table:table-cell>
              <table:table-cell office:value-type="float" office:value="3.1151793">
                <text:p>3.115179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7.3379183">
                <text:p>7.3379183</text:p>
              </table:table-cell>
              <table:table-cell office:value-type="float" office:value="3.1200693">
                <text:p>3.120069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7.3418484">
                <text:p>7.3418484</text:p>
              </table:table-cell>
              <table:table-cell office:value-type="float" office:value="3.1249676">
                <text:p>3.1249676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7.345768">
                <text:p>7.345768</text:p>
              </table:table-cell>
              <table:table-cell office:value-type="float" office:value="3.1298738">
                <text:p>3.129873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7.3496776">
                <text:p>7.3496776</text:p>
              </table:table-cell>
              <table:table-cell office:value-type="float" office:value="3.1347883">
                <text:p>3.1347883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7.353577">
                <text:p>7.353577</text:p>
              </table:table-cell>
              <table:table-cell office:value-type="float" office:value="3.139711">
                <text:p>3.13971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7.3574657">
                <text:p>7.3574657</text:p>
              </table:table-cell>
              <table:table-cell office:value-type="float" office:value="3.1446419">
                <text:p>3.1446419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7.361345">
                <text:p>7.361345</text:p>
              </table:table-cell>
              <table:table-cell office:value-type="float" office:value="3.149581">
                <text:p>3.149581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7.365214">
                <text:p>7.365214</text:p>
              </table:table-cell>
              <table:table-cell office:value-type="float" office:value="3.154529">
                <text:p>3.154529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7.369072">
                <text:p>7.369072</text:p>
              </table:table-cell>
              <table:table-cell office:value-type="float" office:value="3.1594844">
                <text:p>3.159484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7.372919">
                <text:p>7.372919</text:p>
              </table:table-cell>
              <table:table-cell office:value-type="float" office:value="3.1644473">
                <text:p>3.164447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.3767567">
                <text:p>7.3767567</text:p>
              </table:table-cell>
              <table:table-cell office:value-type="float" office:value="3.1694186">
                <text:p>3.1694186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.3805833">
                <text:p>7.3805833</text:p>
              </table:table-cell>
              <table:table-cell office:value-type="float" office:value="3.174398">
                <text:p>3.17439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NaN">
                <text:p>NaN</text:p>
              </table:table-cell>
              <table:table-cell office:value-type="float" office:value="3.1793854">
                <text:p>3.179385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7.3882055">
                <text:p>7.3882055</text:p>
              </table:table-cell>
              <table:table-cell office:value-type="float" office:value="3.1843805">
                <text:p>3.184380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7.392001">
                <text:p>7.392001</text:p>
              </table:table-cell>
              <table:table-cell office:value-type="float" office:value="3.189384">
                <text:p>3.189384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7.3957863">
                <text:p>7.3957863</text:p>
              </table:table-cell>
              <table:table-cell office:value-type="float" office:value="3.194395">
                <text:p>3.194395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7.3995605">
                <text:p>7.3995605</text:p>
              </table:table-cell>
              <table:table-cell office:value-type="float" office:value="3.1994143">
                <text:p>3.1994143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7.403324">
                <text:p>7.403324</text:p>
              </table:table-cell>
              <table:table-cell office:value-type="float" office:value="3.204441">
                <text:p>3.20444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7.407078">
                <text:p>7.407078</text:p>
              </table:table-cell>
              <table:table-cell office:value-type="float" office:value="3.209476">
                <text:p>3.209476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7.4108205">
                <text:p>7.4108205</text:p>
              </table:table-cell>
              <table:table-cell office:value-type="float" office:value="3.2145185">
                <text:p>3.2145185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7.4145527">
                <text:p>7.4145527</text:p>
              </table:table-cell>
              <table:table-cell office:value-type="float" office:value="3.2195692">
                <text:p>3.219569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7.418275">
                <text:p>7.418275</text:p>
              </table:table-cell>
              <table:table-cell office:value-type="float" office:value="3.2246275">
                <text:p>3.2246275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7.4219856">
                <text:p>7.4219856</text:p>
              </table:table-cell>
              <table:table-cell office:value-type="float" office:value="3.2296937">
                <text:p>3.2296937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7.4256864">
                <text:p>7.4256864</text:p>
              </table:table-cell>
              <table:table-cell office:value-type="float" office:value="3.2347674">
                <text:p>3.234767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7.429376">
                <text:p>7.429376</text:p>
              </table:table-cell>
              <table:table-cell office:value-type="float" office:value="3.239849">
                <text:p>3.239849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7.4330554">
                <text:p>7.4330554</text:p>
              </table:table-cell>
              <table:table-cell office:value-type="float" office:value="3.2449384">
                <text:p>3.244938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7.4367237">
                <text:p>7.4367237</text:p>
              </table:table-cell>
              <table:table-cell office:value-type="float" office:value="3.2500353">
                <text:p>3.250035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7.440382">
                <text:p>7.440382</text:p>
              </table:table-cell>
              <table:table-cell office:value-type="float" office:value="3.2551398">
                <text:p>3.2551398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.444029">
                <text:p>7.444029</text:p>
              </table:table-cell>
              <table:table-cell office:value-type="float" office:value="3.2602525">
                <text:p>3.2602525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.4476657">
                <text:p>7.4476657</text:p>
              </table:table-cell>
              <table:table-cell office:value-type="float" office:value="3.2653723">
                <text:p>3.265372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.451291">
                <text:p>7.451291</text:p>
              </table:table-cell>
              <table:table-cell office:value-type="float" office:value="3.2704997">
                <text:p>3.2704997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.4549065">
                <text:p>7.4549065</text:p>
              </table:table-cell>
              <table:table-cell office:value-type="float" office:value="3.2756348">
                <text:p>3.2756348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.4585104">
                <text:p>7.4585104</text:p>
              </table:table-cell>
              <table:table-cell office:value-type="float" office:value="3.2807775">
                <text:p>3.280777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7.462105">
                <text:p>7.462105</text:p>
              </table:table-cell>
              <table:table-cell office:value-type="float" office:value="3.285929">
                <text:p>3.285929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7.4656878">
                <text:p>7.4656878</text:p>
              </table:table-cell>
              <table:table-cell office:value-type="float" office:value="3.2910867">
                <text:p>3.2910867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7.4692593">
                <text:p>7.4692593</text:p>
              </table:table-cell>
              <table:table-cell office:value-type="float" office:value="3.2962518">
                <text:p>3.2962518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7.4728203">
                <text:p>7.4728203</text:p>
              </table:table-cell>
              <table:table-cell office:value-type="float" office:value="3.3014245">
                <text:p>3.3014245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7.476371">
                <text:p>7.476371</text:p>
              </table:table-cell>
              <table:table-cell office:value-type="float" office:value="3.3066044">
                <text:p>3.3066044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7.47991">
                <text:p>7.47991</text:p>
              </table:table-cell>
              <table:table-cell office:value-type="float" office:value="3.3117921">
                <text:p>3.311792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7.4834385">
                <text:p>7.4834385</text:p>
              </table:table-cell>
              <table:table-cell office:value-type="float" office:value="3.316987">
                <text:p>3.31698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7.486956">
                <text:p>7.486956</text:p>
              </table:table-cell>
              <table:table-cell office:value-type="float" office:value="3.3221893">
                <text:p>3.3221893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7.490463">
                <text:p>7.490463</text:p>
              </table:table-cell>
              <table:table-cell office:value-type="float" office:value="3.327399">
                <text:p>3.327399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7.493959">
                <text:p>7.493959</text:p>
              </table:table-cell>
              <table:table-cell office:value-type="float" office:value="3.332616">
                <text:p>3.33261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7.4974437">
                <text:p>7.4974437</text:p>
              </table:table-cell>
              <table:table-cell office:value-type="float" office:value="3.3378403">
                <text:p>3.337840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7.5009174">
                <text:p>7.5009174</text:p>
              </table:table-cell>
              <table:table-cell office:value-type="float" office:value="3.343072">
                <text:p>3.34307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7.5043807">
                <text:p>7.5043807</text:p>
              </table:table-cell>
              <table:table-cell office:value-type="float" office:value="3.3483107">
                <text:p>3.3483107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7.5078325">
                <text:p>7.5078325</text:p>
              </table:table-cell>
              <table:table-cell office:value-type="float" office:value="3.3535566">
                <text:p>3.3535566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7.5112734">
                <text:p>7.5112734</text:p>
              </table:table-cell>
              <table:table-cell office:value-type="float" office:value="3.3588102">
                <text:p>3.3588102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7.5147038">
                <text:p>7.5147038</text:p>
              </table:table-cell>
              <table:table-cell office:value-type="float" office:value="3.3640704">
                <text:p>3.3640704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7.5181227">
                <text:p>7.5181227</text:p>
              </table:table-cell>
              <table:table-cell office:value-type="float" office:value="3.369338">
                <text:p>3.369338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7.5215306">
                <text:p>7.5215306</text:p>
              </table:table-cell>
              <table:table-cell office:value-type="float" office:value="3.374613">
                <text:p>3.374613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7.5249276">
                <text:p>7.5249276</text:p>
              </table:table-cell>
              <table:table-cell office:value-type="float" office:value="3.3798947">
                <text:p>3.379894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7.5283136">
                <text:p>7.5283136</text:p>
              </table:table-cell>
              <table:table-cell office:value-type="float" office:value="3.3851838">
                <text:p>3.3851838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7.531688">
                <text:p>7.531688</text:p>
              </table:table-cell>
              <table:table-cell office:value-type="float" office:value="3.39048">
                <text:p>3.39048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7.535052">
                <text:p>7.535052</text:p>
              </table:table-cell>
              <table:table-cell office:value-type="float" office:value="3.3957832">
                <text:p>3.3957832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7.5384045">
                <text:p>7.5384045</text:p>
              </table:table-cell>
              <table:table-cell office:value-type="float" office:value="3.4010935">
                <text:p>3.4010935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7.541746">
                <text:p>7.541746</text:p>
              </table:table-cell>
              <table:table-cell office:value-type="float" office:value="3.4064105">
                <text:p>3.4064105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7.5450764">
                <text:p>7.5450764</text:p>
              </table:table-cell>
              <table:table-cell office:value-type="float" office:value="3.4117346">
                <text:p>3.411734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7.548395">
                <text:p>7.548395</text:p>
              </table:table-cell>
              <table:table-cell office:value-type="float" office:value="3.4170656">
                <text:p>3.4170656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7.5517044">
                <text:p>7.5517044</text:p>
              </table:table-cell>
              <table:table-cell office:value-type="float" office:value="3.4224052">
                <text:p>3.422405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.5550013">
                <text:p>7.5550013</text:p>
              </table:table-cell>
              <table:table-cell office:value-type="float" office:value="3.42775">
                <text:p>3.42775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7.5582867">
                <text:p>7.5582867</text:p>
              </table:table-cell>
              <table:table-cell office:value-type="float" office:value="3.433102">
                <text:p>3.433102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7.5615606">
                <text:p>7.5615606</text:p>
              </table:table-cell>
              <table:table-cell office:value-type="float" office:value="3.4384606">
                <text:p>3.4384606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7.564824">
                <text:p>7.564824</text:p>
              </table:table-cell>
              <table:table-cell office:value-type="float" office:value="3.4438262">
                <text:p>3.443826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7.568076">
                <text:p>7.568076</text:p>
              </table:table-cell>
              <table:table-cell office:value-type="float" office:value="3.4491987">
                <text:p>3.4491987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7.5713167">
                <text:p>7.5713167</text:p>
              </table:table-cell>
              <table:table-cell office:value-type="float" office:value="3.4545777">
                <text:p>3.4545777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7.5745463">
                <text:p>7.5745463</text:p>
              </table:table-cell>
              <table:table-cell office:value-type="float" office:value="3.4599638">
                <text:p>3.4599638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7.5777645">
                <text:p>7.5777645</text:p>
              </table:table-cell>
              <table:table-cell office:value-type="float" office:value="3.4653563">
                <text:p>3.4653563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7.5809712">
                <text:p>7.5809712</text:p>
              </table:table-cell>
              <table:table-cell office:value-type="float" office:value="3.4707558">
                <text:p>3.4707558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7.5841665">
                <text:p>7.5841665</text:p>
              </table:table-cell>
              <table:table-cell office:value-type="float" office:value="3.476162">
                <text:p>3.47616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7.587351">
                <text:p>7.587351</text:p>
              </table:table-cell>
              <table:table-cell office:value-type="float" office:value="3.4815748">
                <text:p>3.4815748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7.5905237">
                <text:p>7.5905237</text:p>
              </table:table-cell>
              <table:table-cell office:value-type="float" office:value="3.4869943">
                <text:p>3.4869943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7.593685">
                <text:p>7.593685</text:p>
              </table:table-cell>
              <table:table-cell office:value-type="float" office:value="3.4924204">
                <text:p>3.4924204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7.5968356">
                <text:p>7.5968356</text:p>
              </table:table-cell>
              <table:table-cell office:value-type="float" office:value="3.497853">
                <text:p>3.497853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7.599974">
                <text:p>7.599974</text:p>
              </table:table-cell>
              <table:table-cell office:value-type="float" office:value="3.5032923">
                <text:p>3.5032923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7.6031017">
                <text:p>7.6031017</text:p>
              </table:table-cell>
              <table:table-cell office:value-type="float" office:value="3.508738">
                <text:p>3.508738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7.6062174">
                <text:p>7.6062174</text:p>
              </table:table-cell>
              <table:table-cell office:value-type="float" office:value="3.5141907">
                <text:p>3.514190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7.609322">
                <text:p>7.609322</text:p>
              </table:table-cell>
              <table:table-cell office:value-type="float" office:value="3.5196495">
                <text:p>3.519649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7.6124153">
                <text:p>7.6124153</text:p>
              </table:table-cell>
              <table:table-cell office:value-type="float" office:value="3.5251148">
                <text:p>3.5251148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7.6154966">
                <text:p>7.6154966</text:p>
              </table:table-cell>
              <table:table-cell office:value-type="float" office:value="3.5305867">
                <text:p>3.530586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7.6185675">
                <text:p>7.6185675</text:p>
              </table:table-cell>
              <table:table-cell office:value-type="float" office:value="3.5360649">
                <text:p>3.5360649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7.621626">
                <text:p>7.621626</text:p>
              </table:table-cell>
              <table:table-cell office:value-type="float" office:value="3.5415497">
                <text:p>3.541549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7.624673">
                <text:p>7.624673</text:p>
              </table:table-cell>
              <table:table-cell office:value-type="float" office:value="3.5470407">
                <text:p>3.547040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7.627709">
                <text:p>7.627709</text:p>
              </table:table-cell>
              <table:table-cell office:value-type="float" office:value="3.5525382">
                <text:p>3.552538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7.630733">
                <text:p>7.630733</text:p>
              </table:table-cell>
              <table:table-cell office:value-type="float" office:value="3.558042">
                <text:p>3.55804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.6337466">
                <text:p>7.6337466</text:p>
              </table:table-cell>
              <table:table-cell office:value-type="float" office:value="3.5635533">
                <text:p>3.563553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7.636748">
                <text:p>7.636748</text:p>
              </table:table-cell>
              <table:table-cell office:value-type="float" office:value="3.5690699">
                <text:p>3.5690699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7.639737">
                <text:p>7.639737</text:p>
              </table:table-cell>
              <table:table-cell office:value-type="float" office:value="3.5745924">
                <text:p>3.5745924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7.6427155">
                <text:p>7.6427155</text:p>
              </table:table-cell>
              <table:table-cell office:value-type="float" office:value="3.5801213">
                <text:p>3.580121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7.645682">
                <text:p>7.645682</text:p>
              </table:table-cell>
              <table:table-cell office:value-type="float" office:value="3.5856564">
                <text:p>3.585656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7.648637">
                <text:p>7.648637</text:p>
              </table:table-cell>
              <table:table-cell office:value-type="float" office:value="3.5911977">
                <text:p>3.5911977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7.65158">
                <text:p>7.65158</text:p>
              </table:table-cell>
              <table:table-cell office:value-type="float" office:value="3.5967453">
                <text:p>3.596745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.6545115">
                <text:p>7.6545115</text:p>
              </table:table-cell>
              <table:table-cell office:value-type="float" office:value="3.602299">
                <text:p>3.602299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.6574316">
                <text:p>7.6574316</text:p>
              </table:table-cell>
              <table:table-cell office:value-type="float" office:value="3.6078587">
                <text:p>3.607858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.66034">
                <text:p>7.66034</text:p>
              </table:table-cell>
              <table:table-cell office:value-type="float" office:value="3.6134248">
                <text:p>3.613424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.6632366">
                <text:p>7.6632366</text:p>
              </table:table-cell>
              <table:table-cell office:value-type="float" office:value="3.6189966">
                <text:p>3.6189966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.6661215">
                <text:p>7.6661215</text:p>
              </table:table-cell>
              <table:table-cell office:value-type="float" office:value="3.6245747">
                <text:p>3.6245747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7.668995">
                <text:p>7.668995</text:p>
              </table:table-cell>
              <table:table-cell office:value-type="float" office:value="3.6301587">
                <text:p>3.6301587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7.671857">
                <text:p>7.671857</text:p>
              </table:table-cell>
              <table:table-cell office:value-type="float" office:value="3.6357489">
                <text:p>3.6357489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7.6747065">
                <text:p>7.6747065</text:p>
              </table:table-cell>
              <table:table-cell office:value-type="float" office:value="3.6413448">
                <text:p>3.6413448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7.6775446">
                <text:p>7.6775446</text:p>
              </table:table-cell>
              <table:table-cell office:value-type="float" office:value="3.6469467">
                <text:p>3.6469467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7.6803713">
                <text:p>7.6803713</text:p>
              </table:table-cell>
              <table:table-cell office:value-type="float" office:value="3.6525545">
                <text:p>3.652554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7.6831865">
                <text:p>7.6831865</text:p>
              </table:table-cell>
              <table:table-cell office:value-type="float" office:value="3.6581683">
                <text:p>3.6581683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7.6859894">
                <text:p>7.6859894</text:p>
              </table:table-cell>
              <table:table-cell office:value-type="float" office:value="3.663788">
                <text:p>3.663788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7.6887803">
                <text:p>7.6887803</text:p>
              </table:table-cell>
              <table:table-cell office:value-type="float" office:value="3.6694136">
                <text:p>3.6694136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7.69156">
                <text:p>7.69156</text:p>
              </table:table-cell>
              <table:table-cell office:value-type="float" office:value="3.675045">
                <text:p>3.675045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7.6943274">
                <text:p>7.6943274</text:p>
              </table:table-cell>
              <table:table-cell office:value-type="float" office:value="3.6806822">
                <text:p>3.680682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7.6970835">
                <text:p>7.6970835</text:p>
              </table:table-cell>
              <table:table-cell office:value-type="float" office:value="3.686325">
                <text:p>3.68632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7.699827">
                <text:p>7.699827</text:p>
              </table:table-cell>
              <table:table-cell office:value-type="float" office:value="3.691974">
                <text:p>3.69197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7.7025595">
                <text:p>7.7025595</text:p>
              </table:table-cell>
              <table:table-cell office:value-type="float" office:value="3.6976285">
                <text:p>3.6976285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7.70528">
                <text:p>7.70528</text:p>
              </table:table-cell>
              <table:table-cell office:value-type="float" office:value="3.7032886">
                <text:p>3.7032886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7.7079887">
                <text:p>7.7079887</text:p>
              </table:table-cell>
              <table:table-cell office:value-type="float" office:value="3.7089558">
                <text:p>3.7089558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7.7106857">
                <text:p>7.7106857</text:p>
              </table:table-cell>
              <table:table-cell office:value-type="float" office:value="3.7146273">
                <text:p>3.7146273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7.7133703">
                <text:p>7.7133703</text:p>
              </table:table-cell>
              <table:table-cell office:value-type="float" office:value="3.7203043">
                <text:p>3.7203043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7.7160435">
                <text:p>7.7160435</text:p>
              </table:table-cell>
              <table:table-cell office:value-type="float" office:value="3.725987">
                <text:p>3.72598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7.718704">
                <text:p>7.718704</text:p>
              </table:table-cell>
              <table:table-cell office:value-type="float" office:value="3.7316754">
                <text:p>3.7316754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.721353">
                <text:p>7.721353</text:p>
              </table:table-cell>
              <table:table-cell office:value-type="float" office:value="3.7373693">
                <text:p>3.7373693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7.7239904">
                <text:p>7.7239904</text:p>
              </table:table-cell>
              <table:table-cell office:value-type="float" office:value="3.7430687">
                <text:p>3.7430687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7.7266154">
                <text:p>7.7266154</text:p>
              </table:table-cell>
              <table:table-cell office:value-type="float" office:value="3.7487736">
                <text:p>3.7487736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7.729229">
                <text:p>7.729229</text:p>
              </table:table-cell>
              <table:table-cell office:value-type="float" office:value="3.754484">
                <text:p>3.754484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7.73183">
                <text:p>7.73183</text:p>
              </table:table-cell>
              <table:table-cell office:value-type="float" office:value="3.7601998">
                <text:p>3.7601998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7.7344193">
                <text:p>7.7344193</text:p>
              </table:table-cell>
              <table:table-cell office:value-type="float" office:value="3.765921">
                <text:p>3.765921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7.7369967">
                <text:p>7.7369967</text:p>
              </table:table-cell>
              <table:table-cell office:value-type="float" office:value="3.771648">
                <text:p>3.771648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7.739562">
                <text:p>7.739562</text:p>
              </table:table-cell>
              <table:table-cell office:value-type="float" office:value="3.77738">
                <text:p>3.7773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7.742115">
                <text:p>7.742115</text:p>
              </table:table-cell>
              <table:table-cell office:value-type="float" office:value="3.7831173">
                <text:p>3.7831173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7.7446566">
                <text:p>7.7446566</text:p>
              </table:table-cell>
              <table:table-cell office:value-type="float" office:value="3.78886">
                <text:p>3.78886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7.7471857">
                <text:p>7.7471857</text:p>
              </table:table-cell>
              <table:table-cell office:value-type="float" office:value="3.794608">
                <text:p>3.794608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7.7497034">
                <text:p>7.7497034</text:p>
              </table:table-cell>
              <table:table-cell office:value-type="float" office:value="3.8003616">
                <text:p>3.8003616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7.7522087">
                <text:p>7.7522087</text:p>
              </table:table-cell>
              <table:table-cell office:value-type="float" office:value="3.8061202">
                <text:p>3.806120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7.7547016">
                <text:p>7.7547016</text:p>
              </table:table-cell>
              <table:table-cell office:value-type="float" office:value="3.811884">
                <text:p>3.81188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7.7571826">
                <text:p>7.7571826</text:p>
              </table:table-cell>
              <table:table-cell office:value-type="float" office:value="3.8176532">
                <text:p>3.8176532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7.7596517">
                <text:p>7.7596517</text:p>
              </table:table-cell>
              <table:table-cell office:value-type="float" office:value="3.8234272">
                <text:p>3.8234272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7.7621083">
                <text:p>7.7621083</text:p>
              </table:table-cell>
              <table:table-cell office:value-type="float" office:value="3.8292067">
                <text:p>3.8292067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7.764553">
                <text:p>7.764553</text:p>
              </table:table-cell>
              <table:table-cell office:value-type="float" office:value="3.8349912">
                <text:p>3.8349912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7.766986">
                <text:p>7.766986</text:p>
              </table:table-cell>
              <table:table-cell office:value-type="float" office:value="3.8407807">
                <text:p>3.840780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7.7694063">
                <text:p>7.7694063</text:p>
              </table:table-cell>
              <table:table-cell office:value-type="float" office:value="3.8465755">
                <text:p>3.846575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7.771815">
                <text:p>7.771815</text:p>
              </table:table-cell>
              <table:table-cell office:value-type="float" office:value="3.8523753">
                <text:p>3.8523753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7.774211">
                <text:p>7.774211</text:p>
              </table:table-cell>
              <table:table-cell office:value-type="float" office:value="3.85818">
                <text:p>3.85818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7.776596">
                <text:p>7.776596</text:p>
              </table:table-cell>
              <table:table-cell office:value-type="float" office:value="3.8639913">
                <text:p>3.863991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7.778968">
                <text:p>7.778968</text:p>
              </table:table-cell>
              <table:table-cell office:value-type="float" office:value="3.869806">
                <text:p>3.869806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.7813272">
                <text:p>7.7813272</text:p>
              </table:table-cell>
              <table:table-cell office:value-type="float" office:value="3.8756256">
                <text:p>3.8756256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7.783675">
                <text:p>7.783675</text:p>
              </table:table-cell>
              <table:table-cell office:value-type="float" office:value="3.8814504">
                <text:p>3.8814504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.7860107">
                <text:p>7.7860107</text:p>
              </table:table-cell>
              <table:table-cell office:value-type="float" office:value="3.88728">
                <text:p>3.8872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.788334">
                <text:p>7.788334</text:p>
              </table:table-cell>
              <table:table-cell office:value-type="float" office:value="3.8931143">
                <text:p>3.893114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.7906446">
                <text:p>7.7906446</text:p>
              </table:table-cell>
              <table:table-cell office:value-type="float" office:value="3.8989537">
                <text:p>3.8989537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7.792943">
                <text:p>7.792943</text:p>
              </table:table-cell>
              <table:table-cell office:value-type="float" office:value="3.9047978">
                <text:p>3.9047978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7.79523">
                <text:p>7.79523</text:p>
              </table:table-cell>
              <table:table-cell office:value-type="float" office:value="3.9106467">
                <text:p>3.910646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7.797504">
                <text:p>7.797504</text:p>
              </table:table-cell>
              <table:table-cell office:value-type="float" office:value="3.9165003">
                <text:p>3.9165003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7.799766">
                <text:p>7.799766</text:p>
              </table:table-cell>
              <table:table-cell office:value-type="float" office:value="3.9223588">
                <text:p>3.9223588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7.8020153">
                <text:p>7.8020153</text:p>
              </table:table-cell>
              <table:table-cell office:value-type="float" office:value="3.928222">
                <text:p>3.928222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7.804253">
                <text:p>7.804253</text:p>
              </table:table-cell>
              <table:table-cell office:value-type="float" office:value="3.9340897">
                <text:p>3.9340897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7.8064785">
                <text:p>7.8064785</text:p>
              </table:table-cell>
              <table:table-cell office:value-type="float" office:value="3.9399624">
                <text:p>3.939962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7.808691">
                <text:p>7.808691</text:p>
              </table:table-cell>
              <table:table-cell office:value-type="float" office:value="3.9458394">
                <text:p>3.9458394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7.8108916">
                <text:p>7.8108916</text:p>
              </table:table-cell>
              <table:table-cell office:value-type="float" office:value="3.9517212">
                <text:p>3.9517212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7.81308">
                <text:p>7.81308</text:p>
              </table:table-cell>
              <table:table-cell office:value-type="float" office:value="3.9576075">
                <text:p>3.9576075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7.8152556">
                <text:p>7.8152556</text:p>
              </table:table-cell>
              <table:table-cell office:value-type="float" office:value="3.9634986">
                <text:p>3.9634986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7.817419">
                <text:p>7.817419</text:p>
              </table:table-cell>
              <table:table-cell office:value-type="float" office:value="3.969394">
                <text:p>3.96939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7.8195705">
                <text:p>7.8195705</text:p>
              </table:table-cell>
              <table:table-cell office:value-type="float" office:value="3.975294">
                <text:p>3.975294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7.821709">
                <text:p>7.821709</text:p>
              </table:table-cell>
              <table:table-cell office:value-type="float" office:value="3.9811985">
                <text:p>3.9811985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7.823836">
                <text:p>7.823836</text:p>
              </table:table-cell>
              <table:table-cell office:value-type="float" office:value="3.9871075">
                <text:p>3.987107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7.8259497">
                <text:p>7.8259497</text:p>
              </table:table-cell>
              <table:table-cell office:value-type="float" office:value="3.993021">
                <text:p>3.99302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7.8280516">
                <text:p>7.8280516</text:p>
              </table:table-cell>
              <table:table-cell office:value-type="float" office:value="3.9989386">
                <text:p>3.9989386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7.830141">
                <text:p>7.830141</text:p>
              </table:table-cell>
              <table:table-cell office:value-type="float" office:value="4.004861">
                <text:p>4.00486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7.832218">
                <text:p>7.832218</text:p>
              </table:table-cell>
              <table:table-cell office:value-type="float" office:value="4.0107875">
                <text:p>4.010787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7.834283">
                <text:p>7.834283</text:p>
              </table:table-cell>
              <table:table-cell office:value-type="float" office:value="4.01672">
                <text:p>4.0167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7.836335">
                <text:p>7.836335</text:p>
              </table:table-cell>
              <table:table-cell office:value-type="float" office:value="4.022655">
                <text:p>4.02265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7.8383746">
                <text:p>7.8383746</text:p>
              </table:table-cell>
              <table:table-cell office:value-type="float" office:value="4.0285945">
                <text:p>4.028594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7.8404016">
                <text:p>7.8404016</text:p>
              </table:table-cell>
              <table:table-cell office:value-type="float" office:value="4.0345383">
                <text:p>4.0345383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7.842417">
                <text:p>7.842417</text:p>
              </table:table-cell>
              <table:table-cell office:value-type="float" office:value="4.040486">
                <text:p>4.040486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7.844419">
                <text:p>7.844419</text:p>
              </table:table-cell>
              <table:table-cell office:value-type="float" office:value="4.046438">
                <text:p>4.04643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7.846409">
                <text:p>7.846409</text:p>
              </table:table-cell>
              <table:table-cell office:value-type="float" office:value="4.052395">
                <text:p>4.052395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7.8483863">
                <text:p>7.8483863</text:p>
              </table:table-cell>
              <table:table-cell office:value-type="float" office:value="4.0583553">
                <text:p>4.058355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7.8503513">
                <text:p>7.8503513</text:p>
              </table:table-cell>
              <table:table-cell office:value-type="float" office:value="4.0643196">
                <text:p>4.064319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7.8523035">
                <text:p>7.8523035</text:p>
              </table:table-cell>
              <table:table-cell office:value-type="float" office:value="4.0702887">
                <text:p>4.0702887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7.8542433">
                <text:p>7.8542433</text:p>
              </table:table-cell>
              <table:table-cell office:value-type="float" office:value="4.0762615">
                <text:p>4.0762615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7.856171">
                <text:p>7.856171</text:p>
              </table:table-cell>
              <table:table-cell office:value-type="float" office:value="4.082238">
                <text:p>4.082238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7.8580856">
                <text:p>7.8580856</text:p>
              </table:table-cell>
              <table:table-cell office:value-type="float" office:value="4.088219">
                <text:p>4.08821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7.859988">
                <text:p>7.859988</text:p>
              </table:table-cell>
              <table:table-cell office:value-type="float" office:value="4.094204">
                <text:p>4.094204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7.8618784">
                <text:p>7.8618784</text:p>
              </table:table-cell>
              <table:table-cell office:value-type="float" office:value="4.1001925">
                <text:p>4.100192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7.863755">
                <text:p>7.863755</text:p>
              </table:table-cell>
              <table:table-cell office:value-type="float" office:value="4.1061854">
                <text:p>4.1061854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7.86562">
                <text:p>7.86562</text:p>
              </table:table-cell>
              <table:table-cell office:value-type="float" office:value="4.112182">
                <text:p>4.112182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7.8674726">
                <text:p>7.8674726</text:p>
              </table:table-cell>
              <table:table-cell office:value-type="float" office:value="4.1181827">
                <text:p>4.118182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7.8693123">
                <text:p>7.8693123</text:p>
              </table:table-cell>
              <table:table-cell office:value-type="float" office:value="4.124187">
                <text:p>4.124187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.871139">
                <text:p>7.871139</text:p>
              </table:table-cell>
              <table:table-cell office:value-type="float" office:value="4.1301956">
                <text:p>4.1301956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.8729534">
                <text:p>7.8729534</text:p>
              </table:table-cell>
              <table:table-cell office:value-type="float" office:value="4.1362076">
                <text:p>4.136207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7.8747554">
                <text:p>7.8747554</text:p>
              </table:table-cell>
              <table:table-cell office:value-type="float" office:value="4.1422234">
                <text:p>4.1422234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7.876545">
                <text:p>7.876545</text:p>
              </table:table-cell>
              <table:table-cell office:value-type="float" office:value="4.148243">
                <text:p>4.14824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7.8783216">
                <text:p>7.8783216</text:p>
              </table:table-cell>
              <table:table-cell office:value-type="float" office:value="4.1542664">
                <text:p>4.1542664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7.8800855">
                <text:p>7.8800855</text:p>
              </table:table-cell>
              <table:table-cell office:value-type="float" office:value="4.1602936">
                <text:p>4.1602936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7.881837">
                <text:p>7.881837</text:p>
              </table:table-cell>
              <table:table-cell office:value-type="float" office:value="4.166324">
                <text:p>4.16632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7.8835764">
                <text:p>7.8835764</text:p>
              </table:table-cell>
              <table:table-cell office:value-type="float" office:value="4.17236">
                <text:p>4.17236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.8853025">
                <text:p>7.8853025</text:p>
              </table:table-cell>
              <table:table-cell office:value-type="float" office:value="4.178398">
                <text:p>4.17839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.8870163">
                <text:p>7.8870163</text:p>
              </table:table-cell>
              <table:table-cell office:value-type="float" office:value="4.1844397">
                <text:p>4.184439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.8887167">
                <text:p>7.8887167</text:p>
              </table:table-cell>
              <table:table-cell office:value-type="float" office:value="4.190485">
                <text:p>4.190485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.890405">
                <text:p>7.890405</text:p>
              </table:table-cell>
              <table:table-cell office:value-type="float" office:value="4.1965337">
                <text:p>4.1965337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7.892081">
                <text:p>7.892081</text:p>
              </table:table-cell>
              <table:table-cell office:value-type="float" office:value="4.202586">
                <text:p>4.20258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7.8937435">
                <text:p>7.8937435</text:p>
              </table:table-cell>
              <table:table-cell office:value-type="float" office:value="4.208642">
                <text:p>4.208642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7.895394">
                <text:p>7.895394</text:p>
              </table:table-cell>
              <table:table-cell office:value-type="float" office:value="4.214701">
                <text:p>4.21470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7.8970313">
                <text:p>7.8970313</text:p>
              </table:table-cell>
              <table:table-cell office:value-type="float" office:value="4.2207637">
                <text:p>4.2207637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7.8986564">
                <text:p>7.8986564</text:p>
              </table:table-cell>
              <table:table-cell office:value-type="float" office:value="4.22683">
                <text:p>4.22683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7.9002686">
                <text:p>7.9002686</text:p>
              </table:table-cell>
              <table:table-cell office:value-type="float" office:value="4.2328997">
                <text:p>4.2328997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7.901868">
                <text:p>7.901868</text:p>
              </table:table-cell>
              <table:table-cell office:value-type="float" office:value="4.238972">
                <text:p>4.238972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7.9034543">
                <text:p>7.9034543</text:p>
              </table:table-cell>
              <table:table-cell office:value-type="float" office:value="4.2450485">
                <text:p>4.245048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7.9050283">
                <text:p>7.9050283</text:p>
              </table:table-cell>
              <table:table-cell office:value-type="float" office:value="4.2511277">
                <text:p>4.2511277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7.9065895">
                <text:p>7.9065895</text:p>
              </table:table-cell>
              <table:table-cell office:value-type="float" office:value="4.2572107">
                <text:p>4.2572107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7.9081383">
                <text:p>7.9081383</text:p>
              </table:table-cell>
              <table:table-cell office:value-type="float" office:value="4.2632966">
                <text:p>4.2632966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7.909674">
                <text:p>7.909674</text:p>
              </table:table-cell>
              <table:table-cell office:value-type="float" office:value="4.269386">
                <text:p>4.269386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7.911197">
                <text:p>7.911197</text:p>
              </table:table-cell>
              <table:table-cell office:value-type="float" office:value="4.2754784">
                <text:p>4.2754784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7.9127073">
                <text:p>7.9127073</text:p>
              </table:table-cell>
              <table:table-cell office:value-type="float" office:value="4.2815742">
                <text:p>4.2815742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7.9142046">
                <text:p>7.9142046</text:p>
              </table:table-cell>
              <table:table-cell office:value-type="float" office:value="4.287673">
                <text:p>4.287673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7.9156895">
                <text:p>7.9156895</text:p>
              </table:table-cell>
              <table:table-cell office:value-type="float" office:value="4.2937746">
                <text:p>4.293774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7.9171615">
                <text:p>7.9171615</text:p>
              </table:table-cell>
              <table:table-cell office:value-type="float" office:value="4.2998796">
                <text:p>4.2998796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7.9186206">
                <text:p>7.9186206</text:p>
              </table:table-cell>
              <table:table-cell office:value-type="float" office:value="4.305988">
                <text:p>4.305988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7.920067">
                <text:p>7.920067</text:p>
              </table:table-cell>
              <table:table-cell office:value-type="float" office:value="4.312099">
                <text:p>4.312099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7.9215007">
                <text:p>7.9215007</text:p>
              </table:table-cell>
              <table:table-cell office:value-type="float" office:value="4.318213">
                <text:p>4.318213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7.9229217">
                <text:p>7.9229217</text:p>
              </table:table-cell>
              <table:table-cell office:value-type="float" office:value="4.3243303">
                <text:p>4.324330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7.9243298">
                <text:p>7.9243298</text:p>
              </table:table-cell>
              <table:table-cell office:value-type="float" office:value="4.3304515">
                <text:p>4.330451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7.925725">
                <text:p>7.925725</text:p>
              </table:table-cell>
              <table:table-cell office:value-type="float" office:value="4.3365746">
                <text:p>4.3365746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7.9271073">
                <text:p>7.9271073</text:p>
              </table:table-cell>
              <table:table-cell office:value-type="float" office:value="4.3427005">
                <text:p>4.3427005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7.928477">
                <text:p>7.928477</text:p>
              </table:table-cell>
              <table:table-cell office:value-type="float" office:value="4.3488293">
                <text:p>4.3488293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7.9298334">
                <text:p>7.9298334</text:p>
              </table:table-cell>
              <table:table-cell office:value-type="float" office:value="4.354961">
                <text:p>4.354961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.931177">
                <text:p>7.931177</text:p>
              </table:table-cell>
              <table:table-cell office:value-type="float" office:value="4.3610954">
                <text:p>4.3610954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.9325085">
                <text:p>7.9325085</text:p>
              </table:table-cell>
              <table:table-cell office:value-type="float" office:value="4.367233">
                <text:p>4.367233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7.9338264">
                <text:p>7.9338264</text:p>
              </table:table-cell>
              <table:table-cell office:value-type="float" office:value="4.373373">
                <text:p>4.373373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7.935132">
                <text:p>7.935132</text:p>
              </table:table-cell>
              <table:table-cell office:value-type="float" office:value="4.3795156">
                <text:p>4.3795156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7.9364243">
                <text:p>7.9364243</text:p>
              </table:table-cell>
              <table:table-cell office:value-type="float" office:value="4.385661">
                <text:p>4.38566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7.937704">
                <text:p>7.937704</text:p>
              </table:table-cell>
              <table:table-cell office:value-type="float" office:value="4.3918095">
                <text:p>4.3918095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7.9389706">
                <text:p>7.9389706</text:p>
              </table:table-cell>
              <table:table-cell office:value-type="float" office:value="4.39796">
                <text:p>4.39796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7.9402246">
                <text:p>7.9402246</text:p>
              </table:table-cell>
              <table:table-cell office:value-type="float" office:value="4.404114">
                <text:p>4.404114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7.9414654">
                <text:p>7.9414654</text:p>
              </table:table-cell>
              <table:table-cell office:value-type="float" office:value="4.4102697">
                <text:p>4.410269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7.942693">
                <text:p>7.942693</text:p>
              </table:table-cell>
              <table:table-cell office:value-type="float" office:value="4.4164286">
                <text:p>4.4164286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7.9439087">
                <text:p>7.9439087</text:p>
              </table:table-cell>
              <table:table-cell office:value-type="float" office:value="4.42259">
                <text:p>4.42259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7.945111">
                <text:p>7.945111</text:p>
              </table:table-cell>
              <table:table-cell office:value-type="float" office:value="4.4287534">
                <text:p>4.4287534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NaN">
                <text:p>NaN</text:p>
              </table:table-cell>
              <table:table-cell office:value-type="float" office:value="4.43492">
                <text:p>4.43492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7.9474764">
                <text:p>7.9474764</text:p>
              </table:table-cell>
              <table:table-cell office:value-type="float" office:value="4.4410887">
                <text:p>4.4410887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7.94864">
                <text:p>7.94864</text:p>
              </table:table-cell>
              <table:table-cell office:value-type="float" office:value="4.44726">
                <text:p>4.4472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7.949791">
                <text:p>7.949791</text:p>
              </table:table-cell>
              <table:table-cell office:value-type="float" office:value="4.4534335">
                <text:p>4.453433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7.950928">
                <text:p>7.950928</text:p>
              </table:table-cell>
              <table:table-cell office:value-type="float" office:value="4.4596095">
                <text:p>4.4596095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7.952053">
                <text:p>7.952053</text:p>
              </table:table-cell>
              <table:table-cell office:value-type="float" office:value="4.465788">
                <text:p>4.465788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7.953165">
                <text:p>7.953165</text:p>
              </table:table-cell>
              <table:table-cell office:value-type="float" office:value="4.4719687">
                <text:p>4.4719687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.9542637">
                <text:p>7.9542637</text:p>
              </table:table-cell>
              <table:table-cell office:value-type="float" office:value="4.478152">
                <text:p>4.478152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.95535">
                <text:p>7.95535</text:p>
              </table:table-cell>
              <table:table-cell office:value-type="float" office:value="4.484337">
                <text:p>4.48433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.956423">
                <text:p>7.956423</text:p>
              </table:table-cell>
              <table:table-cell office:value-type="float" office:value="4.490526">
                <text:p>4.490526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.957483">
                <text:p>7.957483</text:p>
              </table:table-cell>
              <table:table-cell office:value-type="float" office:value="4.496716">
                <text:p>4.496716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7.95853">
                <text:p>7.95853</text:p>
              </table:table-cell>
              <table:table-cell office:value-type="float" office:value="4.5029078">
                <text:p>4.502907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7.959564">
                <text:p>7.959564</text:p>
              </table:table-cell>
              <table:table-cell office:value-type="float" office:value="4.5091023">
                <text:p>4.5091023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7.960585">
                <text:p>7.960585</text:p>
              </table:table-cell>
              <table:table-cell office:value-type="float" office:value="4.5152984">
                <text:p>4.5152984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7.961593">
                <text:p>7.961593</text:p>
              </table:table-cell>
              <table:table-cell office:value-type="float" office:value="4.521497">
                <text:p>4.521497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7.9625883">
                <text:p>7.9625883</text:p>
              </table:table-cell>
              <table:table-cell office:value-type="float" office:value="4.5276976">
                <text:p>4.5276976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7.9635706">
                <text:p>7.9635706</text:p>
              </table:table-cell>
              <table:table-cell office:value-type="float" office:value="4.5339003">
                <text:p>4.5339003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7.9645395">
                <text:p>7.9645395</text:p>
              </table:table-cell>
              <table:table-cell office:value-type="float" office:value="4.540105">
                <text:p>4.54010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7.965496">
                <text:p>7.965496</text:p>
              </table:table-cell>
              <table:table-cell office:value-type="float" office:value="4.546312">
                <text:p>4.54631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7.9664392">
                <text:p>7.9664392</text:p>
              </table:table-cell>
              <table:table-cell office:value-type="float" office:value="4.5525203">
                <text:p>4.5525203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7.9673696">
                <text:p>7.9673696</text:p>
              </table:table-cell>
              <table:table-cell office:value-type="float" office:value="4.558731">
                <text:p>4.558731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7.9682865">
                <text:p>7.9682865</text:p>
              </table:table-cell>
              <table:table-cell office:value-type="float" office:value="4.564944">
                <text:p>4.564944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7.9691906">
                <text:p>7.9691906</text:p>
              </table:table-cell>
              <table:table-cell office:value-type="float" office:value="4.571158">
                <text:p>4.571158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7.9700823">
                <text:p>7.9700823</text:p>
              </table:table-cell>
              <table:table-cell office:value-type="float" office:value="4.5773745">
                <text:p>4.577374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7.97096">
                <text:p>7.97096</text:p>
              </table:table-cell>
              <table:table-cell office:value-type="float" office:value="4.583593">
                <text:p>4.583593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7.9718256">
                <text:p>7.9718256</text:p>
              </table:table-cell>
              <table:table-cell office:value-type="float" office:value="4.5898128">
                <text:p>4.5898128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7.9726777">
                <text:p>7.9726777</text:p>
              </table:table-cell>
              <table:table-cell office:value-type="float" office:value="4.5960345">
                <text:p>4.5960345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7.9735165">
                <text:p>7.9735165</text:p>
              </table:table-cell>
              <table:table-cell office:value-type="float" office:value="4.602258">
                <text:p>4.602258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7.974343">
                <text:p>7.974343</text:p>
              </table:table-cell>
              <table:table-cell office:value-type="float" office:value="4.608484">
                <text:p>4.608484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7.975156">
                <text:p>7.975156</text:p>
              </table:table-cell>
              <table:table-cell office:value-type="float" office:value="4.614711">
                <text:p>4.614711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7.975956">
                <text:p>7.975956</text:p>
              </table:table-cell>
              <table:table-cell office:value-type="float" office:value="4.6209397">
                <text:p>4.6209397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.9767427">
                <text:p>7.9767427</text:p>
              </table:table-cell>
              <table:table-cell office:value-type="float" office:value="4.62717">
                <text:p>4.6271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7.977517">
                <text:p>7.977517</text:p>
              </table:table-cell>
              <table:table-cell office:value-type="float" office:value="4.633402">
                <text:p>4.633402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7.9782777">
                <text:p>7.9782777</text:p>
              </table:table-cell>
              <table:table-cell office:value-type="float" office:value="4.639636">
                <text:p>4.639636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7.9790254">
                <text:p>7.9790254</text:p>
              </table:table-cell>
              <table:table-cell office:value-type="float" office:value="4.645871">
                <text:p>4.64587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.97976">
                <text:p>7.97976</text:p>
              </table:table-cell>
              <table:table-cell office:value-type="float" office:value="4.6521077">
                <text:p>4.652107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.980482">
                <text:p>7.980482</text:p>
              </table:table-cell>
              <table:table-cell office:value-type="float" office:value="4.6583476">
                <text:p>4.6583476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7.9811907">
                <text:p>7.9811907</text:p>
              </table:table-cell>
              <table:table-cell office:value-type="float" office:value="4.6645875">
                <text:p>4.6645875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7.9818864">
                <text:p>7.9818864</text:p>
              </table:table-cell>
              <table:table-cell office:value-type="float" office:value="4.670829">
                <text:p>4.670829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7.9825687">
                <text:p>7.9825687</text:p>
              </table:table-cell>
              <table:table-cell office:value-type="float" office:value="4.6770716">
                <text:p>4.6770716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7.983238">
                <text:p>7.983238</text:p>
              </table:table-cell>
              <table:table-cell office:value-type="float" office:value="4.6833158">
                <text:p>4.6833158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7.983895">
                <text:p>7.983895</text:p>
              </table:table-cell>
              <table:table-cell office:value-type="float" office:value="4.6895614">
                <text:p>4.6895614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7.984538">
                <text:p>7.984538</text:p>
              </table:table-cell>
              <table:table-cell office:value-type="float" office:value="4.695808">
                <text:p>4.695808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7.9851685">
                <text:p>7.9851685</text:p>
              </table:table-cell>
              <table:table-cell office:value-type="float" office:value="4.7020564">
                <text:p>4.7020564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7.9857855">
                <text:p>7.9857855</text:p>
              </table:table-cell>
              <table:table-cell office:value-type="float" office:value="4.708306">
                <text:p>4.708306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7.986389">
                <text:p>7.986389</text:p>
              </table:table-cell>
              <table:table-cell office:value-type="float" office:value="4.7145567">
                <text:p>4.714556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7.9869804">
                <text:p>7.9869804</text:p>
              </table:table-cell>
              <table:table-cell office:value-type="float" office:value="4.720809">
                <text:p>4.72080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7.9875584">
                <text:p>7.9875584</text:p>
              </table:table-cell>
              <table:table-cell office:value-type="float" office:value="4.727062">
                <text:p>4.72706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7.988123">
                <text:p>7.988123</text:p>
              </table:table-cell>
              <table:table-cell office:value-type="float" office:value="4.7333164">
                <text:p>4.733316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7.988675">
                <text:p>7.988675</text:p>
              </table:table-cell>
              <table:table-cell office:value-type="float" office:value="4.739572">
                <text:p>4.739572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7.9892135">
                <text:p>7.9892135</text:p>
              </table:table-cell>
              <table:table-cell office:value-type="float" office:value="4.745829">
                <text:p>4.74582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7.989739">
                <text:p>7.989739</text:p>
              </table:table-cell>
              <table:table-cell office:value-type="float" office:value="4.752087">
                <text:p>4.752087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7.9902515">
                <text:p>7.9902515</text:p>
              </table:table-cell>
              <table:table-cell office:value-type="float" office:value="4.758346">
                <text:p>4.758346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7.990751">
                <text:p>7.990751</text:p>
              </table:table-cell>
              <table:table-cell office:value-type="float" office:value="4.764606">
                <text:p>4.764606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7.9912367">
                <text:p>7.9912367</text:p>
              </table:table-cell>
              <table:table-cell office:value-type="float" office:value="4.7708673">
                <text:p>4.7708673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7.9917097">
                <text:p>7.9917097</text:p>
              </table:table-cell>
              <table:table-cell office:value-type="float" office:value="4.777129">
                <text:p>4.777129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7.99217">
                <text:p>7.99217</text:p>
              </table:table-cell>
              <table:table-cell office:value-type="float" office:value="4.7833924">
                <text:p>4.783392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7.9926167">
                <text:p>7.9926167</text:p>
              </table:table-cell>
              <table:table-cell office:value-type="float" office:value="4.789656">
                <text:p>4.789656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7.9930506">
                <text:p>7.9930506</text:p>
              </table:table-cell>
              <table:table-cell office:value-type="float" office:value="4.7959213">
                <text:p>4.7959213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7.993471">
                <text:p>7.993471</text:p>
              </table:table-cell>
              <table:table-cell office:value-type="float" office:value="4.802187">
                <text:p>4.802187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7.993879">
                <text:p>7.993879</text:p>
              </table:table-cell>
              <table:table-cell office:value-type="float" office:value="4.808454">
                <text:p>4.808454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7.994273">
                <text:p>7.994273</text:p>
              </table:table-cell>
              <table:table-cell office:value-type="float" office:value="4.8147216">
                <text:p>4.814721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7.9946547">
                <text:p>7.9946547</text:p>
              </table:table-cell>
              <table:table-cell office:value-type="float" office:value="4.820991">
                <text:p>4.820991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7.995023">
                <text:p>7.995023</text:p>
              </table:table-cell>
              <table:table-cell office:value-type="float" office:value="4.8272605">
                <text:p>4.8272605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7.9953775">
                <text:p>7.9953775</text:p>
              </table:table-cell>
              <table:table-cell office:value-type="float" office:value="4.8335304">
                <text:p>4.8335304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7.99572">
                <text:p>7.99572</text:p>
              </table:table-cell>
              <table:table-cell office:value-type="float" office:value="4.839801">
                <text:p>4.839801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7.9960485">
                <text:p>7.9960485</text:p>
              </table:table-cell>
              <table:table-cell office:value-type="float" office:value="4.846072">
                <text:p>4.846072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7.996364">
                <text:p>7.996364</text:p>
              </table:table-cell>
              <table:table-cell office:value-type="float" office:value="4.852344">
                <text:p>4.8523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7.9966664">
                <text:p>7.9966664</text:p>
              </table:table-cell>
              <table:table-cell office:value-type="float" office:value="4.858617">
                <text:p>4.858617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7.996956">
                <text:p>7.996956</text:p>
              </table:table-cell>
              <table:table-cell office:value-type="float" office:value="4.86489">
                <text:p>4.86489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7.9972324">
                <text:p>7.9972324</text:p>
              </table:table-cell>
              <table:table-cell office:value-type="float" office:value="4.871164">
                <text:p>4.871164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7.9974957">
                <text:p>7.9974957</text:p>
              </table:table-cell>
              <table:table-cell office:value-type="float" office:value="4.8774385">
                <text:p>4.8774385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7.9977455">
                <text:p>7.9977455</text:p>
              </table:table-cell>
              <table:table-cell office:value-type="float" office:value="4.8837132">
                <text:p>4.8837132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7.997982">
                <text:p>7.997982</text:p>
              </table:table-cell>
              <table:table-cell office:value-type="float" office:value="4.889989">
                <text:p>4.889989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7.998206">
                <text:p>7.998206</text:p>
              </table:table-cell>
              <table:table-cell office:value-type="float" office:value="4.8962646">
                <text:p>4.8962646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7.998417">
                <text:p>7.998417</text:p>
              </table:table-cell>
              <table:table-cell office:value-type="float" office:value="4.902541">
                <text:p>4.90254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7.9986143">
                <text:p>7.9986143</text:p>
              </table:table-cell>
              <table:table-cell office:value-type="float" office:value="4.9088182">
                <text:p>4.908818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.9987984">
                <text:p>7.9987984</text:p>
              </table:table-cell>
              <table:table-cell office:value-type="float" office:value="4.9150953">
                <text:p>4.9150953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.9989696">
                <text:p>7.9989696</text:p>
              </table:table-cell>
              <table:table-cell office:value-type="float" office:value="4.921373">
                <text:p>4.92137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.9991274">
                <text:p>7.9991274</text:p>
              </table:table-cell>
              <table:table-cell office:value-type="float" office:value="4.927651">
                <text:p>4.92765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.9992723">
                <text:p>7.9992723</text:p>
              </table:table-cell>
              <table:table-cell office:value-type="float" office:value="4.933929">
                <text:p>4.933929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.999404">
                <text:p>7.999404</text:p>
              </table:table-cell>
              <table:table-cell office:value-type="float" office:value="4.9402075">
                <text:p>4.9402075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7.9995227">
                <text:p>7.9995227</text:p>
              </table:table-cell>
              <table:table-cell office:value-type="float" office:value="4.9464865">
                <text:p>4.9464865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7.999628">
                <text:p>7.999628</text:p>
              </table:table-cell>
              <table:table-cell office:value-type="float" office:value="4.9527655">
                <text:p>4.9527655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7.9997206">
                <text:p>7.9997206</text:p>
              </table:table-cell>
              <table:table-cell office:value-type="float" office:value="4.959045">
                <text:p>4.959045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7.9997997">
                <text:p>7.9997997</text:p>
              </table:table-cell>
              <table:table-cell office:value-type="float" office:value="4.9653244">
                <text:p>4.9653244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7.9998655">
                <text:p>7.9998655</text:p>
              </table:table-cell>
              <table:table-cell office:value-type="float" office:value="4.971604">
                <text:p>4.971604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7.9999185">
                <text:p>7.9999185</text:p>
              </table:table-cell>
              <table:table-cell office:value-type="float" office:value="4.977884">
                <text:p>4.977884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7.999958">
                <text:p>7.999958</text:p>
              </table:table-cell>
              <table:table-cell office:value-type="float" office:value="4.9841647">
                <text:p>4.984164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